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24.85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38.21mm"/>
    </style:style>
    <style:style style:name="co8" style:family="table-column">
      <style:table-column-properties fo:break-before="auto" style:column-width="21.59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39.85mm"/>
    </style:style>
    <style:style style:name="co12" style:family="table-column">
      <style:table-column-properties fo:break-before="auto" style:column-width="23.23mm"/>
    </style:style>
    <style:style style:name="co13" style:family="table-column">
      <style:table-column-properties fo:break-before="auto" style:column-width="29.95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8.95mm"/>
    </style:style>
    <style:style style:name="co16" style:family="table-column">
      <style:table-column-properties fo:break-before="auto" style:column-width="30.59mm"/>
    </style:style>
    <style:style style:name="co17" style:family="table-column">
      <style:table-column-properties fo:break-before="auto" style:column-width="33.57mm"/>
    </style:style>
    <style:style style:name="co18" style:family="table-column">
      <style:table-column-properties fo:break-before="auto" style:column-width="43.92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28.13mm"/>
    </style:style>
    <style:style style:name="co22" style:family="table-column">
      <style:table-column-properties fo:break-before="auto" style:column-width="31.13mm"/>
    </style:style>
    <style:style style:name="co23" style:family="table-column">
      <style:table-column-properties fo:break-before="auto" style:column-width="41.47mm"/>
    </style:style>
    <style:style style:name="co24" style:family="table-column">
      <style:table-column-properties fo:break-before="auto" style:column-width="25.14mm"/>
    </style:style>
    <style:style style:name="co25" style:family="table-column">
      <style:table-column-properties fo:break-before="auto" style:column-width="17.52mm"/>
    </style:style>
    <style:style style:name="co26" style:family="table-column">
      <style:table-column-properties fo:break-before="auto" style:column-width="15.59mm"/>
    </style:style>
    <style:style style:name="co27" style:family="table-column">
      <style:table-column-properties fo:break-before="auto" style:column-width="19.42mm"/>
    </style:style>
    <style:style style:name="co28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05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9999"/>
    </style:style>
    <style:style style:name="ta3" style:family="table" style:master-page-name="Default">
      <style:table-properties table:display="true" style:writing-mode="lr-tb" tableooo:tab-color="#ffcc00"/>
    </style:style>
    <style:style style:name="ta4" style:family="table" style:master-page-name="Default">
      <style:table-properties table:display="true" style:writing-mode="lr-tb" tableooo:tab-color="#00cc00"/>
    </style:style>
    <style:style style:name="ta5" style:family="table" style:master-page-name="Default">
      <style:table-properties table:display="true" style:writing-mode="lr-tb" tableooo:tab-color="#0066cc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808080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7b59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bf819e" fo:border="0.06pt solid #000000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#e16173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f7d1d5" style:text-align-source="fix" style:repeat-content="false" fo:border="0.06pt solid #000000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e0c2cd" style:text-align-source="fix" style:repeat-content="false" fo:border="0.06pt solid #000000"/>
      <style:paragraph-properties fo:text-align="end" fo:margin-left="0mm"/>
    </style:style>
    <style:style style:name="ce19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">
      <style:table-cell-properties fo:background-color="#dee7e5" style:text-align-source="fix" style:repeat-content="false" fo:border="0.06pt solid #000000"/>
      <style:paragraph-properties fo:text-align="end" fo:margin-left="0mm"/>
    </style:style>
    <style:style style:name="ce21" style:family="table-cell" style:parent-style-name="Default">
      <style:table-cell-properties fo:background-color="#dee7e5" style:text-align-source="fix" style:repeat-content="false" fo:border="0.06pt solid #000000"/>
      <style:paragraph-properties fo:text-align="end" fo:margin-left="0mm"/>
    </style:style>
    <style:style style:name="ce22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ffdbb6" fo:border="0.06pt solid #000000"/>
    </style:style>
    <style:style style:name="ce24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mm"/>
    </style:style>
    <style:style style:name="ce25" style:family="table-cell" style:parent-style-name="Default">
      <style:table-cell-properties fo:background-color="#ff9999" fo:border="0.06pt solid #000000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ccffff" fo:border="0.06pt solid #000000"/>
    </style:style>
    <style:style style:name="ce27" style:family="table-cell" style:parent-style-name="Default">
      <style:table-cell-properties fo:background-color="#6699cc" fo:border="0.06pt solid #000000"/>
    </style:style>
    <style:style style:name="ce28" style:family="table-cell" style:parent-style-name="Default">
      <style:table-cell-properties fo:background-color="#99cccc" fo:border="0.06pt solid #000000"/>
    </style:style>
    <style:style style:name="ce29" style:family="table-cell" style:parent-style-name="Default">
      <style:table-cell-properties fo:background-color="#99ccff" fo:border="0.06pt solid #000000"/>
    </style:style>
    <style:style style:name="ce30" style:family="table-cell" style:parent-style-name="Default" style:data-style-name="N2">
      <style:table-cell-properties fo:background-color="#99cccc" fo:border="0.06pt solid #000000"/>
    </style:style>
    <style:style style:name="ce31" style:family="table-cell" style:parent-style-name="Default" style:data-style-name="N2">
      <style:table-cell-properties fo:background-color="#ccffff" fo:border="0.06pt solid #000000"/>
    </style:style>
    <style:style style:name="ce32" style:family="table-cell" style:parent-style-name="Default" style:data-style-name="N2">
      <style:table-cell-properties fo:background-color="#99ccff" fo:border="0.06pt solid #000000"/>
    </style:style>
    <style:style style:name="ce33" style:family="table-cell" style:parent-style-name="Default" style:data-style-name="N2">
      <style:table-cell-properties fo:background-color="#6699cc" fo:border="0.06pt solid #000000"/>
    </style:style>
    <style:style style:name="ce34" style:family="table-cell" style:parent-style-name="Default" style:data-style-name="N11">
      <style:table-cell-properties fo:background-color="#99cccc" fo:border="0.06pt solid #000000"/>
    </style:style>
    <style:style style:name="ce35" style:family="table-cell" style:parent-style-name="Default" style:data-style-name="N11">
      <style:table-cell-properties fo:background-color="#ccffff" fo:border="0.06pt solid #000000"/>
    </style:style>
    <style:style style:name="ce36" style:family="table-cell" style:parent-style-name="Default" style:data-style-name="N11">
      <style:table-cell-properties fo:background-color="#99ccff" fo:border="0.06pt solid #000000"/>
    </style:style>
    <style:style style:name="ce37" style:family="table-cell" style:parent-style-name="Default" style:data-style-name="N11">
      <style:table-cell-properties fo:background-color="#6699cc" fo:border="0.06pt solid #000000"/>
    </style:style>
    <style:style style:name="ce38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41" style:family="table-cell" style:parent-style-name="Default">
      <style:table-cell-properties fo:background-color="#ffcc00" fo:border="0.06pt solid #000000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00cc33" fo:border="0.06pt solid #000000"/>
      <style:text-properties fo:color="#ffffff" fo:font-size="14pt" style:font-size-asian="14pt" style:font-size-complex="14pt"/>
    </style:style>
    <style:style style:name="ce43" style:family="table-cell" style:parent-style-name="Default">
      <style:table-cell-properties fo:background-color="#0066cc" fo:border="0.06pt solid #000000"/>
      <style:text-properties fo:color="#ffffff" fo:font-size="14pt" style:font-size-asian="14pt" style:font-size-complex="14pt"/>
    </style:style>
    <style:style style:name="ce44" style:family="table-cell" style:parent-style-name="Default">
      <style:table-cell-properties fo:background-color="transparent" fo:border="none"/>
      <style:text-properties fo:color="#ffffff" fo:font-size="14pt" style:font-size-asian="14pt" style:font-size-complex="14pt"/>
    </style:style>
    <style:style style:name="ce45" style:family="table-cell" style:parent-style-name="Default">
      <style:table-cell-properties fo:background-color="#9999ff"/>
    </style:style>
    <style:style style:name="ce46" style:family="table-cell" style:parent-style-name="Default" style:data-style-name="N41"/>
    <style:style style:name="ce47" style:family="table-cell" style:parent-style-name="Default">
      <style:table-cell-properties fo:background-color="#eeeeee"/>
    </style:style>
    <style:style style:name="ce48" style:family="table-cell" style:parent-style-name="Default">
      <style:table-cell-properties fo:background-color="#ff99ff"/>
    </style:style>
    <style:style style:name="ce49" style:family="table-cell" style:parent-style-name="Default" style:data-style-name="N1"/>
    <style:style style:name="ce50" style:family="table-cell" style:parent-style-name="Default">
      <style:table-cell-properties fo:background-color="#ff33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50.txt</text:p>
          </table:table-cell>
          <table:table-cell table:number-columns-repeated="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45" calcext:value-type="float">
            <text:p>45</text:p>
          </table:table-cell>
          <table:table-cell office:value-type="float" office:value="552" calcext:value-type="float">
            <text:p>552</text:p>
          </table:table-cell>
          <table:table-cell office:value-type="float" office:value="21" calcext:value-type="float">
            <text:p>21</text:p>
          </table:table-cell>
          <table:table-cell office:value-type="float" office:value="211" calcext:value-type="float">
            <text:p>211</text:p>
          </table:table-cell>
          <table:table-cell office:value-type="float" office:value="274" calcext:value-type="float">
            <text:p>274</text:p>
          </table:table-cell>
          <table:table-cell office:value-type="float" office:value="442" calcext:value-type="float">
            <text:p>442</text:p>
          </table:table-cell>
          <table:table-cell office:value-type="float" office:value="170" calcext:value-type="float">
            <text:p>170</text:p>
          </table:table-cell>
          <table:table-cell office:value-type="float" office:value="527" calcext:value-type="float">
            <text:p>527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422" calcext:value-type="float">
            <text:p>422</text:p>
          </table:table-cell>
          <table:table-cell office:value-type="float" office:value="295" calcext:value-type="float">
            <text:p>295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  <table:table-cell office:value-type="float" office:value="252" calcext:value-type="float">
            <text:p>252</text:p>
          </table:table-cell>
          <table:table-cell office:value-type="float" office:value="337" calcext:value-type="float">
            <text:p>337</text:p>
          </table:table-cell>
          <table:table-cell office:value-type="float" office:value="192" calcext:value-type="float">
            <text:p>192</text:p>
          </table:table-cell>
          <table:table-cell office:value-type="float" office:value="589" calcext:value-type="float">
            <text:p>589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office:value-type="float" office:value="567" calcext:value-type="float">
            <text:p>567</text:p>
          </table:table-cell>
          <table:table-cell office:value-type="float" office:value="462" calcext:value-type="float">
            <text:p>462</text:p>
          </table:table-cell>
          <table:table-cell office:value-type="float" office:value="609" calcext:value-type="float">
            <text:p>609</text:p>
          </table:table-cell>
          <table:table-cell office:value-type="float" office:value="319" calcext:value-type="float">
            <text:p>319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400" calcext:value-type="float">
            <text:p>400</text:p>
          </table:table-cell>
          <table:table-cell office:value-type="float" office:value="504" calcext:value-type="float">
            <text:p>504</text:p>
          </table:table-cell>
          <table:table-cell office:value-type="float" office:value="483" calcext:value-type="float">
            <text:p>483</text:p>
          </table:table-cell>
          <table:table-cell office:value-type="float" office:value="358" calcext:value-type="float">
            <text:p>358</text:p>
          </table:table-cell>
          <table:table-cell office:value-type="float" office:value="64" calcext:value-type="float">
            <text:p>64</text:p>
          </table:table-cell>
          <table:table-cell office:value-type="float" office:value="378" calcext:value-type="float">
            <text:p>378</text:p>
          </table:table-cell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35 2 55</text:p>
          </table:table-cell>
          <table:table-cell table:style-name="ce6" office:value-type="string" calcext:value-type="string">
            <text:p>33 26 5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46 10 66</text:p>
          </table:table-cell>
          <table:table-cell table:style-name="ce4" office:value-type="string" calcext:value-type="string">
            <text:p>44 13 64</text:p>
          </table:table-cell>
          <table:table-cell table:style-name="ce4" office:value-type="string" calcext:value-type="string">
            <text:p>34 21 54</text:p>
          </table:table-cell>
          <table:table-cell table:style-name="ce4" office:value-type="string" calcext:value-type="string">
            <text:p>37 8 57</text:p>
          </table:table-cell>
          <table:table-cell table:style-name="ce4" office:value-type="string" calcext:value-type="string">
            <text:p>40 25 60</text:p>
          </table:table-cell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41 20 61</text:p>
          </table:table-cell>
          <table:table-cell table:style-name="ce4" office:value-type="string" calcext:value-type="string">
            <text:p>49 14 69</text:p>
          </table:table-cell>
          <table:table-cell table:style-name="ce4" office:value-type="string" calcext:value-type="string">
            <text:p>47 6 6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string" calcext:value-type="string">
            <text:p>42 16 62</text:p>
          </table:table-cell>
          <table:table-cell table:style-name="ce4" office:value-type="string" calcext:value-type="string">
            <text:p>45 9 65</text:p>
          </table:table-cell>
          <table:table-cell table:style-name="ce4" office:value-type="string" calcext:value-type="string">
            <text:p>36 28 56</text:p>
          </table:table-cell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30 7 50</text:p>
          </table:table-cell>
          <table:table-cell table:style-name="ce6" office:value-type="string" calcext:value-type="string">
            <text:p>39 4 59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string" calcext:value-type="string">
            <text:p>38 15 5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32 19 5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string" calcext:value-type="string">
            <text:p>43 17 63</text:p>
          </table:table-cell>
          <table:table-cell table:style-name="ce4" office:value-type="string" calcext:value-type="string">
            <text:p>48 3 68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table:formula="of:=[Sheet1.C17]/[Sheet1.B20]" office:value-type="percentage" office:value="0.105263157894737" calcext:value-type="percentage">
            <text:p>10,53%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formula="of:=([Sheet1.C17]/[Sheet1.$C$20])" office:value-type="percentage" office:value="0.0666666666666667" calcext:value-type="percentage">
            <text:p>6,67%</text:p>
          </table:table-cell>
          <table:table-cell table:style-name="ce7" office:value-type="string" calcext:value-type="string" table:number-columns-spanned="4" table:number-rows-spanned="1">
            <text:p>pacotes associados não estão entre os 5 mais próximos</text:p>
          </table:table-cell>
          <table:covered-table-cell table:number-columns-repeated="3" table:style-name="ce8"/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3" table:formula="of:=([Sheet1.C18]/[Sheet1.$C$20])" office:value-type="percentage" office:value="0.366666666666667" calcext:value-type="percentage">
            <text:p>36,67%</text:p>
          </table:table-cell>
          <table:table-cell table:style-name="ce7" office:value-type="string" calcext:value-type="string" table:number-columns-spanned="4" table:number-rows-spanned="1">
            <text:p>não há pacotes associados</text:p>
          </table:table-cell>
          <table:covered-table-cell table:number-columns-repeated="3" table:style-name="ce8"/>
          <table:table-cell table:formula="of:=[Sheet1.C18]+[Sheet1.C19]" office:value-type="float" office:value="28" calcext:value-type="float">
            <text:p>28</text:p>
          </table:table-cell>
          <table:table-cell table:style-name="ce3" table:formula="of:=[Sheet1.I18]/30" office:value-type="percentage" office:value="0.933333333333333" calcext:value-type="percentage">
            <text:p>93,33%</text:p>
          </table:table-cell>
          <table:table-cell table:number-columns-repeated="2"/>
        </table:table-row>
        <table:table-row table:style-name="ro1">
          <table:table-cell/>
          <table:table-cell table:style-name="ce3" table:formula="of:=[Sheet1.C19]/[Sheet1.B20]" office:value-type="percentage" office:value="0.894736842105263" calcext:value-type="percentage">
            <text:p>89,47%</text:p>
          </table:table-cell>
          <table:table-cell table:style-name="ce4" office:value-type="float" office:value="17" calcext:value-type="float">
            <text:p>17</text:p>
          </table:table-cell>
          <table:table-cell table:style-name="ce3" table:formula="of:=([Sheet1.C19]/[Sheet1.$C$20])" office:value-type="percentage" office:value="0.566666666666667" calcext:value-type="percentage">
            <text:p>56,67%</text:p>
          </table:table-cell>
          <table:table-cell table:style-name="ce7" office:value-type="string" calcext:value-type="string" table:number-columns-spanned="4" table:number-rows-spanned="1">
            <text:p>pacotes associados estão entre os 5 mais próximos</text:p>
          </table:table-cell>
          <table:covered-table-cell table:number-columns-repeated="3" table:style-name="ce8"/>
          <table:table-cell table:number-columns-repeated="4"/>
        </table:table-row>
        <table:table-row table:style-name="ro1">
          <table:table-cell/>
          <table:table-cell table:formula="of:=SUM([Sheet1.C17]+[Sheet1.C19])" office:value-type="float" office:value="19" calcext:value-type="float">
            <text:p>19</text:p>
          </table:table-cell>
          <table:table-cell table:formula="of:=SUM([Sheet1.C17:.C19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55.tx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190" calcext:value-type="float">
            <text:p>190</text:p>
          </table:table-cell>
          <table:table-cell office:value-type="float" office:value="609" calcext:value-type="float">
            <text:p>609</text:p>
          </table:table-cell>
          <table:table-cell office:value-type="float" office:value="567" calcext:value-type="float">
            <text:p>567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714" calcext:value-type="float">
            <text:p>7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9" calcext:value-type="float">
            <text:p>149</text:p>
          </table:table-cell>
          <table:table-cell office:value-type="float" office:value="630" calcext:value-type="float">
            <text:p>630</text:p>
          </table:table-cell>
          <table:table-cell office:value-type="float" office:value="87" calcext:value-type="float">
            <text:p>87</text:p>
          </table:table-cell>
          <table:table-cell office:value-type="float" office:value="484" calcext:value-type="float">
            <text:p>484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326" calcext:value-type="float">
            <text:p>326</text:p>
          </table:table-cell>
          <table:table-cell office:value-type="float" office:value="399" calcext:value-type="float">
            <text:p>399</text:p>
          </table:table-cell>
          <table:table-cell office:value-type="float" office:value="525" calcext:value-type="float">
            <text:p>525</text:p>
          </table:table-cell>
          <table:table-cell office:value-type="float" office:value="741" calcext:value-type="float">
            <text:p>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684" calcext:value-type="float">
            <text:p>684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232" calcext:value-type="float">
            <text:p>232</text:p>
          </table:table-cell>
          <table:table-cell office:value-type="float" office:value="336" calcext:value-type="float">
            <text:p>336</text:p>
          </table:table-cell>
          <table:table-cell office:value-type="float" office:value="693" calcext:value-type="float">
            <text:p>693</text:p>
          </table:table-cell>
          <table:table-cell office:value-type="float" office:value="213" calcext:value-type="float">
            <text:p>213</text:p>
          </table:table-cell>
          <table:table-cell office:value-type="float" office:value="652" calcext:value-type="float">
            <text:p>65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295" calcext:value-type="float">
            <text:p>295</text:p>
          </table:table-cell>
          <table:table-cell office:value-type="float" office:value="588" calcext:value-type="float">
            <text:p>588</text:p>
          </table:table-cell>
          <table:table-cell office:value-type="float" office:value="441" calcext:value-type="float">
            <text:p>441</text:p>
          </table:table-cell>
          <table:table-cell office:value-type="float" office:value="357" calcext:value-type="float">
            <text:p>357</text:p>
          </table:table-cell>
          <table:table-cell office:value-type="float" office:value="378" calcext:value-type="float">
            <text:p>378</text:p>
          </table:table-cell>
          <table:table-cell office:value-type="float" office:value="253" calcext:value-type="float">
            <text:p>253</text:p>
          </table:table-cell>
          <table:table-cell office:value-type="float" office:value="421" calcext:value-type="float">
            <text:p>421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462" calcext:value-type="float">
            <text:p>462</text:p>
          </table:table-cell>
          <table:table-cell office:value-type="float" office:value="547" calcext:value-type="float">
            <text:p>547</text:p>
          </table:table-cell>
          <table:table-cell office:value-type="float" office:value="64" calcext:value-type="float">
            <text:p>64</text:p>
          </table:table-cell>
          <table:table-cell office:value-type="float" office:value="274" calcext:value-type="float">
            <text:p>274</text:p>
          </table:table-cell>
          <table:table-cell office:value-type="float" office:value="741" calcext:value-type="float">
            <text:p>74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54 9 7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76" calcext:value-type="float">
            <text:p>7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51 7 71</text:p>
          </table:table-cell>
          <table:table-cell table:style-name="ce5" office:value-type="float" office:value="30" calcext:value-type="float">
            <text:p>30</text:p>
          </table:table-cell>
          <table:table-cell table:style-name="ce4" office:value-type="string" calcext:value-type="string">
            <text:p>50 4 70</text:p>
          </table:table-cell>
          <table:table-cell table:style-name="ce4" office:value-type="string" calcext:value-type="string">
            <text:p>41 23 6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77" calcext:value-type="float">
            <text:p>77</text:p>
          </table:table-cell>
          <table:table-cell table:style-name="ce6" office:value-type="string" calcext:value-type="string">
            <text:p>43 15 6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40 32 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49 8 69</text:p>
          </table:table-cell>
          <table:table-cell table:style-name="ce4" office:value-type="string" calcext:value-type="string">
            <text:p>47 11 6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3" calcext:value-type="float">
            <text:p>33</text:p>
          </table:table-cell>
          <table:table-cell table:style-name="ce4" office:value-type="string" calcext:value-type="string">
            <text:p>53 10 73</text:p>
          </table:table-cell>
          <table:table-cell table:style-name="ce4" office:value-type="string" calcext:value-type="string">
            <text:p>39 31 59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/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37 14 5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string" calcext:value-type="string">
            <text:p>48 12 68</text:p>
          </table:table-cell>
          <table:table-cell table:style-name="ce4" office:value-type="string" calcext:value-type="string">
            <text:p>38 20 58</text:p>
          </table:table-cell>
          <table:table-cell table:style-name="ce2" office:value-type="float" office:value="81" calcext:value-type="float">
            <text:p>81</text:p>
          </table:table-cell>
          <table:table-cell/>
          <table:table-cell table:style-name="ce9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string" calcext:value-type="string">
            <text:p>46 26 66</text:p>
          </table:table-cell>
          <table:table-cell table:style-name="ce4" office:value-type="string" calcext:value-type="string">
            <text:p>45 3 65</text:p>
          </table:table-cell>
          <table:table-cell table:style-name="ce4" office:value-type="string" calcext:value-type="string">
            <text:p>42 13 62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3" table:formula="of:=[Sheet1.C37]/[Sheet1.$C$40]" office:value-type="percentage" office:value="0.0571428571428571" calcext:value-type="percentage">
            <text:p>5,71%</text:p>
          </table:table-cell>
          <table:table-cell table:style-name="ce3" table:formula="of:=[Sheet1.C37]/[Sheet1.D40]" office:value-type="percentage" office:value="0.125" calcext:value-type="percentage">
            <text:p>12,50%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3" table:formula="of:=[Sheet1.C38]/[Sheet1.$C$40]" office:value-type="percentage" office:value="0.542857142857143" calcext:value-type="percentage">
            <text:p>54,29%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3" table:formula="of:=[Sheet1.C39]/[Sheet1.$C$40]" office:value-type="percentage" office:value="0.4" calcext:value-type="percentage">
            <text:p>40,00%</text:p>
          </table:table-cell>
          <table:table-cell table:style-name="ce3" table:formula="of:=[Sheet1.C39]/[Sheet1.D40]" office:value-type="percentage" office:value="0.875" calcext:value-type="percentage">
            <text:p>87,50%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Sheet1.C37:.C39])" office:value-type="float" office:value="35" calcext:value-type="float">
            <text:p>35</text:p>
          </table:table-cell>
          <table:table-cell table:formula="of:=[Sheet1.C37]+[Sheet1.C39]" office:value-type="float" office:value="16" calcext:value-type="float">
            <text:p>16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75139" calcext:value-type="float">
            <text:p>37,75139</text:p>
          </table:table-cell>
          <table:table-cell office:value-type="float" office:value="-122.39435" calcext:value-type="float">
            <text:p>-122,3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61562" calcext:value-type="float">
            <text:p>37,61562</text:p>
          </table:table-cell>
          <table:table-cell office:value-type="float" office:value="-122.38956" calcext:value-type="float">
            <text:p>-122,38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6" calcext:value-type="float">
            <text:p>996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76423" calcext:value-type="float">
            <text:p>37,76423</text:p>
          </table:table-cell>
          <table:table-cell office:value-type="float" office:value="-122.46149" calcext:value-type="float">
            <text:p>-122,46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.76909" calcext:value-type="float">
            <text:p>37,76909</text:p>
          </table:table-cell>
          <table:table-cell office:value-type="float" office:value="-122.42012" calcext:value-type="float">
            <text:p>-122,42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78168" calcext:value-type="float">
            <text:p>37,78168</text:p>
          </table:table-cell>
          <table:table-cell office:value-type="float" office:value="-122.41884" calcext:value-type="float">
            <text:p>-122,41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.78749" calcext:value-type="float">
            <text:p>37,78749</text:p>
          </table:table-cell>
          <table:table-cell office:value-type="float" office:value="-122.41401" calcext:value-type="float">
            <text:p>-122,41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9" calcext:value-type="float">
            <text:p>88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78366" calcext:value-type="float">
            <text:p>37,78366</text:p>
          </table:table-cell>
          <table:table-cell office:value-type="float" office:value="-122.43844" calcext:value-type="float">
            <text:p>-122,43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.79094" calcext:value-type="float">
            <text:p>37,79094</text:p>
          </table:table-cell>
          <table:table-cell office:value-type="float" office:value="-122.43257" calcext:value-type="float">
            <text:p>-122,43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.80059" calcext:value-type="float">
            <text:p>37,80059</text:p>
          </table:table-cell>
          <table:table-cell office:value-type="float" office:value="-122.43453" calcext:value-type="float">
            <text:p>-122,43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9" calcext:value-type="float">
            <text:p>76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.80834" calcext:value-type="float">
            <text:p>37,80834</text:p>
          </table:table-cell>
          <table:table-cell office:value-type="float" office:value="-122.4099" calcext:value-type="float">
            <text:p>-122,4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79154" calcext:value-type="float">
            <text:p>37,79154</text:p>
          </table:table-cell>
          <table:table-cell office:value-type="float" office:value="-122.4349" calcext:value-type="float">
            <text:p>-122,43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7" calcext:value-type="float">
            <text:p>58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.76734" calcext:value-type="float">
            <text:p>37,76734</text:p>
          </table:table-cell>
          <table:table-cell office:value-type="float" office:value="-122.3904" calcext:value-type="float">
            <text:p>-122,39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80137" calcext:value-type="float">
            <text:p>37,80137</text:p>
          </table:table-cell>
          <table:table-cell office:value-type="float" office:value="-122.43218" calcext:value-type="float">
            <text:p>-122,43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78015" calcext:value-type="float">
            <text:p>37,78015</text:p>
          </table:table-cell>
          <table:table-cell office:value-type="float" office:value="-122.39005" calcext:value-type="float">
            <text:p>-122,39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8" calcext:value-type="float">
            <text:p>888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.78814" calcext:value-type="float">
            <text:p>37,78814</text:p>
          </table:table-cell>
          <table:table-cell office:value-type="float" office:value="-122.40872" calcext:value-type="float">
            <text:p>-122,408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4" calcext:value-type="float">
            <text:p>99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.80387" calcext:value-type="float">
            <text:p>37,80387</text:p>
          </table:table-cell>
          <table:table-cell office:value-type="float" office:value="-122.41326" calcext:value-type="float">
            <text:p>-122,41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77194" calcext:value-type="float">
            <text:p>37,77194</text:p>
          </table:table-cell>
          <table:table-cell office:value-type="float" office:value="-122.41403" calcext:value-type="float">
            <text:p>-122,41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.78936" calcext:value-type="float">
            <text:p>37,78936</text:p>
          </table:table-cell>
          <table:table-cell office:value-type="float" office:value="-122.40688" calcext:value-type="float">
            <text:p>-122,40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0" calcext:value-type="float">
            <text:p>86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.77799" calcext:value-type="float">
            <text:p>37,77799</text:p>
          </table:table-cell>
          <table:table-cell office:value-type="float" office:value="-122.40736" calcext:value-type="float">
            <text:p>-122,40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.79511" calcext:value-type="float">
            <text:p>37,79511</text:p>
          </table:table-cell>
          <table:table-cell office:value-type="float" office:value="-122.2784" calcext:value-type="float">
            <text:p>-122,2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.7906" calcext:value-type="float">
            <text:p>37,7906</text:p>
          </table:table-cell>
          <table:table-cell office:value-type="float" office:value="-122.40708" calcext:value-type="float">
            <text:p>-122,407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1" calcext:value-type="float">
            <text:p>571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.77264" calcext:value-type="float">
            <text:p>37,77264</text:p>
          </table:table-cell>
          <table:table-cell office:value-type="float" office:value="-122.40984" calcext:value-type="float">
            <text:p>-122,40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.77717" calcext:value-type="float">
            <text:p>37,77717</text:p>
          </table:table-cell>
          <table:table-cell office:value-type="float" office:value="-122.40376" calcext:value-type="float">
            <text:p>-122,40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.61802" calcext:value-type="float">
            <text:p>37,61802</text:p>
          </table:table-cell>
          <table:table-cell office:value-type="float" office:value="-122.38587" calcext:value-type="float">
            <text:p>-122,38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.79167" calcext:value-type="float">
            <text:p>37,79167</text:p>
          </table:table-cell>
          <table:table-cell office:value-type="float" office:value="-122.39834" calcext:value-type="float">
            <text:p>-122,39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33" calcext:value-type="float">
            <text:p>93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.7859" calcext:value-type="float">
            <text:p>37,7859</text:p>
          </table:table-cell>
          <table:table-cell office:value-type="float" office:value="-122.39239" calcext:value-type="float">
            <text:p>-122,392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.5306" calcext:value-type="float">
            <text:p>37,5306</text:p>
          </table:table-cell>
          <table:table-cell office:value-type="float" office:value="-122.26198" calcext:value-type="float">
            <text:p>-122,26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6" calcext:value-type="float">
            <text:p>76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.78231" calcext:value-type="float">
            <text:p>37,78231</text:p>
          </table:table-cell>
          <table:table-cell office:value-type="float" office:value="-122.41814" calcext:value-type="float">
            <text:p>-122,41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.79474" calcext:value-type="float">
            <text:p>37,79474</text:p>
          </table:table-cell>
          <table:table-cell office:value-type="float" office:value="-122.40187" calcext:value-type="float">
            <text:p>-122,40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2" calcext:value-type="float">
            <text:p>72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.79067" calcext:value-type="float">
            <text:p>37,79067</text:p>
          </table:table-cell>
          <table:table-cell office:value-type="float" office:value="-122.43246" calcext:value-type="float">
            <text:p>-122,43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78139" calcext:value-type="float">
            <text:p>37,78139</text:p>
          </table:table-cell>
          <table:table-cell office:value-type="float" office:value="-122.47828" calcext:value-type="float">
            <text:p>-122,47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79026" calcext:value-type="float">
            <text:p>37,79026</text:p>
          </table:table-cell>
          <table:table-cell office:value-type="float" office:value="-122.4162" calcext:value-type="float">
            <text:p>-122,4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1" calcext:value-type="float">
            <text:p>811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.78825" calcext:value-type="float">
            <text:p>37,78825</text:p>
          </table:table-cell>
          <table:table-cell office:value-type="float" office:value="-122.4104" calcext:value-type="float">
            <text:p>-122,4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9" calcext:value-type="float">
            <text:p>94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.81742" calcext:value-type="float">
            <text:p>37,81742</text:p>
          </table:table-cell>
          <table:table-cell office:value-type="float" office:value="-122.37209" calcext:value-type="float">
            <text:p>-122,37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9" calcext:value-type="float">
            <text:p>59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.78589" calcext:value-type="float">
            <text:p>37,78589</text:p>
          </table:table-cell>
          <table:table-cell office:value-type="float" office:value="-122.39683" calcext:value-type="float">
            <text:p>-122,39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4" calcext:value-type="float">
            <text:p>87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.77358" calcext:value-type="float">
            <text:p>37,77358</text:p>
          </table:table-cell>
          <table:table-cell office:value-type="float" office:value="-122.44019" calcext:value-type="float">
            <text:p>-122,44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1" calcext:value-type="float">
            <text:p>581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75501" calcext:value-type="float">
            <text:p>37,75501</text:p>
          </table:table-cell>
          <table:table-cell office:value-type="float" office:value="-122.41555" calcext:value-type="float">
            <text:p>-122,41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74288" calcext:value-type="float">
            <text:p>37,74288</text:p>
          </table:table-cell>
          <table:table-cell office:value-type="float" office:value="-122.47822" calcext:value-type="float">
            <text:p>-122,478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.80571" calcext:value-type="float">
            <text:p>37,80571</text:p>
          </table:table-cell>
          <table:table-cell office:value-type="float" office:value="-122.41296" calcext:value-type="float">
            <text:p>-122,41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.78564" calcext:value-type="float">
            <text:p>37,78564</text:p>
          </table:table-cell>
          <table:table-cell office:value-type="float" office:value="-122.39786" calcext:value-type="float">
            <text:p>-122,39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.78862" calcext:value-type="float">
            <text:p>37,78862</text:p>
          </table:table-cell>
          <table:table-cell office:value-type="float" office:value="-122.40624" calcext:value-type="float">
            <text:p>-122,40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76037" calcext:value-type="float">
            <text:p>37,76037</text:p>
          </table:table-cell>
          <table:table-cell office:value-type="float" office:value="-122.38802" calcext:value-type="float">
            <text:p>-122,38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.79539" calcext:value-type="float">
            <text:p>37,79539</text:p>
          </table:table-cell>
          <table:table-cell office:value-type="float" office:value="-122.39744" calcext:value-type="float">
            <text:p>-122,39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.78412" calcext:value-type="float">
            <text:p>37,78412</text:p>
          </table:table-cell>
          <table:table-cell office:value-type="float" office:value="-122.40753" calcext:value-type="float">
            <text:p>-122,40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.75012" calcext:value-type="float">
            <text:p>37,75012</text:p>
          </table:table-cell>
          <table:table-cell office:value-type="float" office:value="-122.39531" calcext:value-type="float">
            <text:p>-122,39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.75272" calcext:value-type="float">
            <text:p>37,75272</text:p>
          </table:table-cell>
          <table:table-cell office:value-type="float" office:value="-122.41422" calcext:value-type="float">
            <text:p>-122,41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.77847" calcext:value-type="float">
            <text:p>37,77847</text:p>
          </table:table-cell>
          <table:table-cell office:value-type="float" office:value="-122.41532" calcext:value-type="float">
            <text:p>-122,4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.77472" calcext:value-type="float">
            <text:p>37,77472</text:p>
          </table:table-cell>
          <table:table-cell office:value-type="float" office:value="-122.41172" calcext:value-type="float">
            <text:p>-122,41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.79883" calcext:value-type="float">
            <text:p>37,79883</text:p>
          </table:table-cell>
          <table:table-cell office:value-type="float" office:value="-122.42226" calcext:value-type="float">
            <text:p>-122,42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.77964" calcext:value-type="float">
            <text:p>37,77964</text:p>
          </table:table-cell>
          <table:table-cell office:value-type="float" office:value="-122.39151" calcext:value-type="float">
            <text:p>-122,39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80405" calcext:value-type="float">
            <text:p>37,80405</text:p>
          </table:table-cell>
          <table:table-cell office:value-type="float" office:value="-122.41121" calcext:value-type="float">
            <text:p>-122,41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78931" calcext:value-type="float">
            <text:p>37,78931</text:p>
          </table:table-cell>
          <table:table-cell office:value-type="float" office:value="-122.41566" calcext:value-type="float">
            <text:p>-122,41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.77794" calcext:value-type="float">
            <text:p>37,77794</text:p>
          </table:table-cell>
          <table:table-cell office:value-type="float" office:value="-122.43766" calcext:value-type="float">
            <text:p>-122,437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.78647" calcext:value-type="float">
            <text:p>37,78647</text:p>
          </table:table-cell>
          <table:table-cell office:value-type="float" office:value="-122.45273" calcext:value-type="float">
            <text:p>-122,45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.78331" calcext:value-type="float">
            <text:p>37,78331</text:p>
          </table:table-cell>
          <table:table-cell office:value-type="float" office:value="-122.40593" calcext:value-type="float">
            <text:p>-122,405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.78059" calcext:value-type="float">
            <text:p>37,78059</text:p>
          </table:table-cell>
          <table:table-cell office:value-type="float" office:value="-122.42956" calcext:value-type="float">
            <text:p>-122,42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.61502" calcext:value-type="float">
            <text:p>37,61502</text:p>
          </table:table-cell>
          <table:table-cell office:value-type="float" office:value="-122.39011" calcext:value-type="float">
            <text:p>-122,390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041" calcext:value-type="float">
            <text:p>1041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.77445" calcext:value-type="float">
            <text:p>37,77445</text:p>
          </table:table-cell>
          <table:table-cell office:value-type="float" office:value="-122.45386" calcext:value-type="float">
            <text:p>-122,4538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6" calcext:value-type="float">
            <text:p>706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.77157" calcext:value-type="float">
            <text:p>37,77157</text:p>
          </table:table-cell>
          <table:table-cell office:value-type="float" office:value="-122.43462" calcext:value-type="float">
            <text:p>-122,434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28" calcext:value-type="float">
            <text:p>72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.78564" calcext:value-type="float">
            <text:p>37,78564</text:p>
          </table:table-cell>
          <table:table-cell office:value-type="float" office:value="-122.41378" calcext:value-type="float">
            <text:p>-122,413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00" calcext:value-type="float">
            <text:p>90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.78996" calcext:value-type="float">
            <text:p>37,78996</text:p>
          </table:table-cell>
          <table:table-cell office:value-type="float" office:value="-122.4058" calcext:value-type="float">
            <text:p>-122,40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93" calcext:value-type="float">
            <text:p>893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.78539" calcext:value-type="float">
            <text:p>37,78539</text:p>
          </table:table-cell>
          <table:table-cell office:value-type="float" office:value="-122.43089" calcext:value-type="float">
            <text:p>-122,4308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4" calcext:value-type="float">
            <text:p>70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.79096" calcext:value-type="float">
            <text:p>37,79096</text:p>
          </table:table-cell>
          <table:table-cell office:value-type="float" office:value="-122.43258" calcext:value-type="float">
            <text:p>-122,432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21" calcext:value-type="float">
            <text:p>72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79616" calcext:value-type="float">
            <text:p>37,79616</text:p>
          </table:table-cell>
          <table:table-cell office:value-type="float" office:value="-122.42775" calcext:value-type="float">
            <text:p>-122,427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77" calcext:value-type="float">
            <text:p>777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80007" calcext:value-type="float">
            <text:p>37,80007</text:p>
          </table:table-cell>
          <table:table-cell office:value-type="float" office:value="-122.40994" calcext:value-type="float">
            <text:p>-122,4099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57" calcext:value-type="float">
            <text:p>75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.78667" calcext:value-type="float">
            <text:p>37,78667</text:p>
          </table:table-cell>
          <table:table-cell office:value-type="float" office:value="-122.41313" calcext:value-type="float">
            <text:p>-122,4131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00" calcext:value-type="float">
            <text:p>60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.78854" calcext:value-type="float">
            <text:p>37,78854</text:p>
          </table:table-cell>
          <table:table-cell office:value-type="float" office:value="-122.40578" calcext:value-type="float">
            <text:p>-122,405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24" calcext:value-type="float">
            <text:p>92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7.80045" calcext:value-type="float">
            <text:p>37,80045</text:p>
          </table:table-cell>
          <table:table-cell office:value-type="float" office:value="-122.43078" calcext:value-type="float">
            <text:p>-122,430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04" calcext:value-type="float">
            <text:p>80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78937" calcext:value-type="float">
            <text:p>37,78937</text:p>
          </table:table-cell>
          <table:table-cell office:value-type="float" office:value="-122.40649" calcext:value-type="float">
            <text:p>-122,4064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95" calcext:value-type="float">
            <text:p>89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.78714" calcext:value-type="float">
            <text:p>37,78714</text:p>
          </table:table-cell>
          <table:table-cell office:value-type="float" office:value="-122.41042" calcext:value-type="float">
            <text:p>-122,410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96" calcext:value-type="float">
            <text:p>996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.80641" calcext:value-type="float">
            <text:p>37,80641</text:p>
          </table:table-cell>
          <table:table-cell office:value-type="float" office:value="-122.4157" calcext:value-type="float">
            <text:p>-122,415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48" calcext:value-type="float">
            <text:p>548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.78267" calcext:value-type="float">
            <text:p>37,78267</text:p>
          </table:table-cell>
          <table:table-cell office:value-type="float" office:value="-122.40497" calcext:value-type="float">
            <text:p>-122,4049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50" calcext:value-type="float">
            <text:p>55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.78974" calcext:value-type="float">
            <text:p>37,78974</text:p>
          </table:table-cell>
          <table:table-cell office:value-type="float" office:value="-122.40176" calcext:value-type="float">
            <text:p>-122,401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74" calcext:value-type="float">
            <text:p>87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.78618" calcext:value-type="float">
            <text:p>37,78618</text:p>
          </table:table-cell>
          <table:table-cell office:value-type="float" office:value="-122.39762" calcext:value-type="float">
            <text:p>-122,397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7" calcext:value-type="float">
            <text:p>707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.78925" calcext:value-type="float">
            <text:p>37,78925</text:p>
          </table:table-cell>
          <table:table-cell office:value-type="float" office:value="-122.39517" calcext:value-type="float">
            <text:p>-122,395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85" calcext:value-type="float">
            <text:p>78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63809" calcext:value-type="float">
            <text:p>37,63809</text:p>
          </table:table-cell>
          <table:table-cell office:value-type="float" office:value="-122.4046" calcext:value-type="float">
            <text:p>-122,404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30" calcext:value-type="float">
            <text:p>63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.79249" calcext:value-type="float">
            <text:p>37,79249</text:p>
          </table:table-cell>
          <table:table-cell office:value-type="float" office:value="-122.39419" calcext:value-type="float">
            <text:p>-122,394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93" calcext:value-type="float">
            <text:p>993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.78304" calcext:value-type="float">
            <text:p>37,78304</text:p>
          </table:table-cell>
          <table:table-cell office:value-type="float" office:value="-122.3999" calcext:value-type="float">
            <text:p>-122,399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14" calcext:value-type="float">
            <text:p>614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.77719" calcext:value-type="float">
            <text:p>37,77719</text:p>
          </table:table-cell>
          <table:table-cell office:value-type="float" office:value="-122.40371" calcext:value-type="float">
            <text:p>-122,403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61" calcext:value-type="float">
            <text:p>661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.79228" calcext:value-type="float">
            <text:p>37,79228</text:p>
          </table:table-cell>
          <table:table-cell office:value-type="float" office:value="-122.39742" calcext:value-type="float">
            <text:p>-122,397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34" calcext:value-type="float">
            <text:p>93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.61748" calcext:value-type="float">
            <text:p>37,61748</text:p>
          </table:table-cell>
          <table:table-cell office:value-type="float" office:value="-122.39853" calcext:value-type="float">
            <text:p>-122,398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10" calcext:value-type="float">
            <text:p>81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7.61842" calcext:value-type="float">
            <text:p>37,61842</text:p>
          </table:table-cell>
          <table:table-cell office:value-type="float" office:value="-122.39892" calcext:value-type="float">
            <text:p>-122,398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36" calcext:value-type="float">
            <text:p>836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.60606" calcext:value-type="float">
            <text:p>37,60606</text:p>
          </table:table-cell>
          <table:table-cell office:value-type="float" office:value="-122.38602" calcext:value-type="float">
            <text:p>-122,3860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64" calcext:value-type="float">
            <text:p>76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.79489" calcext:value-type="float">
            <text:p>37,79489</text:p>
          </table:table-cell>
          <table:table-cell office:value-type="float" office:value="-122.39696" calcext:value-type="float">
            <text:p>-122,3969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44" calcext:value-type="float">
            <text:p>74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.79082" calcext:value-type="float">
            <text:p>37,79082</text:p>
          </table:table-cell>
          <table:table-cell office:value-type="float" office:value="-122.43251" calcext:value-type="float">
            <text:p>-122,432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9" calcext:value-type="float">
            <text:p>58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.78629" calcext:value-type="float">
            <text:p>37,78629</text:p>
          </table:table-cell>
          <table:table-cell office:value-type="float" office:value="-122.46791" calcext:value-type="float">
            <text:p>-122,4679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2" calcext:value-type="float">
            <text:p>702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.79006" calcext:value-type="float">
            <text:p>37,79006</text:p>
          </table:table-cell>
          <table:table-cell office:value-type="float" office:value="-122.41692" calcext:value-type="float">
            <text:p>-122,416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11" calcext:value-type="float">
            <text:p>811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7.78757" calcext:value-type="float">
            <text:p>37,78757</text:p>
          </table:table-cell>
          <table:table-cell office:value-type="float" office:value="-122.40753" calcext:value-type="float">
            <text:p>-122,407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64" calcext:value-type="float">
            <text:p>96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.79343" calcext:value-type="float">
            <text:p>37,79343</text:p>
          </table:table-cell>
          <table:table-cell office:value-type="float" office:value="-122.39716" calcext:value-type="float">
            <text:p>-122,397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20" calcext:value-type="float">
            <text:p>62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.78793" calcext:value-type="float">
            <text:p>37,78793</text:p>
          </table:table-cell>
          <table:table-cell office:value-type="float" office:value="-122.40177" calcext:value-type="float">
            <text:p>-122,4017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04" calcext:value-type="float">
            <text:p>90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.76849" calcext:value-type="float">
            <text:p>37,76849</text:p>
          </table:table-cell>
          <table:table-cell office:value-type="float" office:value="-122.45167" calcext:value-type="float">
            <text:p>-122,4516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6" calcext:value-type="float">
            <text:p>586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.75211" calcext:value-type="float">
            <text:p>37,75211</text:p>
          </table:table-cell>
          <table:table-cell office:value-type="float" office:value="-122.42041" calcext:value-type="float">
            <text:p>-122,420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.74741" calcext:value-type="float">
            <text:p>37,74741</text:p>
          </table:table-cell>
          <table:table-cell office:value-type="float" office:value="-122.48793" calcext:value-type="float">
            <text:p>-122,487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.80646" calcext:value-type="float">
            <text:p>37,80646</text:p>
          </table:table-cell>
          <table:table-cell office:value-type="float" office:value="-122.41429" calcext:value-type="float">
            <text:p>-122,414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7.79311" calcext:value-type="float">
            <text:p>37,79311</text:p>
          </table:table-cell>
          <table:table-cell office:value-type="float" office:value="-122.39749" calcext:value-type="float">
            <text:p>-122,397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.78877" calcext:value-type="float">
            <text:p>37,78877</text:p>
          </table:table-cell>
          <table:table-cell office:value-type="float" office:value="-122.40533" calcext:value-type="float">
            <text:p>-122,405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.78537" calcext:value-type="float">
            <text:p>37,78537</text:p>
          </table:table-cell>
          <table:table-cell office:value-type="float" office:value="-122.39753" calcext:value-type="float">
            <text:p>-122,397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.79196" calcext:value-type="float">
            <text:p>37,79196</text:p>
          </table:table-cell>
          <table:table-cell office:value-type="float" office:value="-122.39855" calcext:value-type="float">
            <text:p>-122,398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.78653" calcext:value-type="float">
            <text:p>37,78653</text:p>
          </table:table-cell>
          <table:table-cell office:value-type="float" office:value="-122.4121" calcext:value-type="float">
            <text:p>-122,41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.79203" calcext:value-type="float">
            <text:p>37,79203</text:p>
          </table:table-cell>
          <table:table-cell office:value-type="float" office:value="-122.40315" calcext:value-type="float">
            <text:p>-122,403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.75201" calcext:value-type="float">
            <text:p>37,75201</text:p>
          </table:table-cell>
          <table:table-cell office:value-type="float" office:value="-122.41855" calcext:value-type="float">
            <text:p>-122,418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78528" calcext:value-type="float">
            <text:p>37,78528</text:p>
          </table:table-cell>
          <table:table-cell office:value-type="float" office:value="-122.40639" calcext:value-type="float">
            <text:p>-122,406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7.76867" calcext:value-type="float">
            <text:p>37,76867</text:p>
          </table:table-cell>
          <table:table-cell office:value-type="float" office:value="-122.41301" calcext:value-type="float">
            <text:p>-122,413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7.79889" calcext:value-type="float">
            <text:p>37,79889</text:p>
          </table:table-cell>
          <table:table-cell office:value-type="float" office:value="-122.42251" calcext:value-type="float">
            <text:p>-122,4225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7.78895" calcext:value-type="float">
            <text:p>37,78895</text:p>
          </table:table-cell>
          <table:table-cell office:value-type="float" office:value="-122.40313" calcext:value-type="float">
            <text:p>-122,403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.79985" calcext:value-type="float">
            <text:p>37,79985</text:p>
          </table:table-cell>
          <table:table-cell office:value-type="float" office:value="-122.40902" calcext:value-type="float">
            <text:p>-122,409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.79679" calcext:value-type="float">
            <text:p>37,79679</text:p>
          </table:table-cell>
          <table:table-cell office:value-type="float" office:value="-122.40517" calcext:value-type="float">
            <text:p>-122,4051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.7902" calcext:value-type="float">
            <text:p>37,7902</text:p>
          </table:table-cell>
          <table:table-cell office:value-type="float" office:value="-122.43148" calcext:value-type="float">
            <text:p>-122,431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.7867" calcext:value-type="float">
            <text:p>37,7867</text:p>
          </table:table-cell>
          <table:table-cell office:value-type="float" office:value="-122.45071" calcext:value-type="float">
            <text:p>-122,450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.78931" calcext:value-type="float">
            <text:p>37,78931</text:p>
          </table:table-cell>
          <table:table-cell office:value-type="float" office:value="-122.40728" calcext:value-type="float">
            <text:p>-122,407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.78705" calcext:value-type="float">
            <text:p>37,78705</text:p>
          </table:table-cell>
          <table:table-cell office:value-type="float" office:value="-122.41973" calcext:value-type="float">
            <text:p>-122,419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.75139" calcext:value-type="float">
            <text:p>37,75139</text:p>
          </table:table-cell>
          <table:table-cell office:value-type="float" office:value="-122.39435" calcext:value-type="float">
            <text:p>-122,3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</table:table>
      <table:table table:name="Sheet3" table:style-name="ta1">
        <table:table-column table:style-name="co1" table:default-cell-style-name="ce11"/>
        <table:table-column table:style-name="co1" table:default-cell-style-name="ce14"/>
        <table:table-column table:style-name="co1" table:default-cell-style-name="ce18"/>
        <table:table-column table:style-name="co1" table:default-cell-style-name="ce21"/>
        <table:table-column table:style-name="co1" table:default-cell-style-name="ce18"/>
        <table:table-column table:style-name="co1" table:default-cell-style-name="ce21"/>
        <table:table-column table:style-name="co1" table:default-cell-style-name="ce23"/>
        <table:table-column table:style-name="co1" table:default-cell-style-name="Default"/>
        <table:table-row table:style-name="ro1">
          <table:table-cell table:style-name="ce10"/>
          <table:table-cell table:style-name="ce13" office:value-type="string" calcext:value-type="string">
            <text:p>Full solution</text:p>
          </table:table-cell>
          <table:table-cell table:style-name="ce17" office:value-type="string" calcext:value-type="string">
            <text:p>p=0</text:p>
          </table:table-cell>
          <table:table-cell table:style-name="ce19" office:value-type="string" calcext:value-type="string">
            <text:p>gap</text:p>
          </table:table-cell>
          <table:table-cell table:style-name="ce17" office:value-type="string" calcext:value-type="string">
            <text:p>p=5</text:p>
          </table:table-cell>
          <table:table-cell table:style-name="ce19" office:value-type="string" calcext:value-type="string">
            <text:p>gap</text:p>
          </table:table-cell>
          <table:table-cell table:style-name="ce22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50.txt</text:p>
          </table:table-cell>
          <table:table-cell office:value-type="float" office:value="482.994" calcext:value-type="float">
            <text:p>482,994</text:p>
          </table:table-cell>
          <table:table-cell office:value-type="float" office:value="392.85" calcext:value-type="float">
            <text:p>392,85</text:p>
          </table:table-cell>
          <table:table-cell table:style-name="ce20" table:formula="of:=([Sheet3.B2]-[Sheet3.C2])/[Sheet3.B2]" office:value-type="percentage" office:value="0.186635858830544" calcext:value-type="percentage">
            <text:p>18,66%</text:p>
          </table:table-cell>
          <table:table-cell office:value-type="float" office:value="479.44" calcext:value-type="float">
            <text:p>479,44</text:p>
          </table:table-cell>
          <table:table-cell table:style-name="ce20" table:formula="of:=([Sheet3.B2]-[Sheet3.E2])/[Sheet3.B2]" office:value-type="percentage" office:value="0.00735826946090434" calcext:value-type="percentage">
            <text:p>0,74%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5.txt</text:p>
          </table:table-cell>
          <table:table-cell office:value-type="float" office:value="575.99" calcext:value-type="float">
            <text:p>575,99</text:p>
          </table:table-cell>
          <table:table-cell office:value-type="float" office:value="491" calcext:value-type="float">
            <text:p>491</text:p>
          </table:table-cell>
          <table:table-cell table:style-name="ce20" table:formula="of:=([Sheet3.B3]-[Sheet3.C3])/[Sheet3.B3]" office:value-type="percentage" office:value="0.147554645045921" calcext:value-type="percentage">
            <text:p>14,76%</text:p>
          </table:table-cell>
          <table:table-cell office:value-type="float" office:value="574.44" calcext:value-type="float">
            <text:p>574,44</text:p>
          </table:table-cell>
          <table:table-cell table:style-name="ce20" table:formula="of:=([Sheet3.B3]-[Sheet3.E3])/[Sheet3.B3]" office:value-type="percentage" office:value="0.00269101894130099" calcext:value-type="percentage">
            <text:p>0,27%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0.txt</text:p>
          </table:table-cell>
          <table:table-cell office:value-type="string" calcext:value-type="string">
            <text:p>x</text:p>
          </table:table-cell>
          <table:table-cell office:value-type="float" office:value="574.248" calcext:value-type="float">
            <text:p>574,248</text:p>
          </table:table-cell>
          <table:table-cell office:value-type="string" calcext:value-type="string">
            <text:p>-</text:p>
          </table:table-cell>
          <table:table-cell office:value-type="float" office:value="666.06" calcext:value-type="float">
            <text:p>666,0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90.txt</text:p>
          </table:table-cell>
          <table:table-cell office:value-type="string" calcext:value-type="string">
            <text:p>x</text:p>
          </table:table-cell>
          <table:table-cell office:value-type="float" office:value="767.077" calcext:value-type="float">
            <text:p>767,077</text:p>
          </table:table-cell>
          <table:table-cell office:value-type="string" calcext:value-type="string">
            <text:p>-</text:p>
          </table:table-cell>
          <table:table-cell office:value-type="float" office:value="988.115" calcext:value-type="float">
            <text:p>988,11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20.txt</text:p>
          </table:table-cell>
          <table:table-cell office:value-type="string" calcext:value-type="string">
            <text:p>x</text:p>
          </table:table-cell>
          <table:table-cell office:value-type="float" office:value="1037.328" calcext:value-type="float">
            <text:p>1037,328</text:p>
          </table:table-cell>
          <table:table-cell office:value-type="string" calcext:value-type="string">
            <text:p>-</text:p>
          </table:table-cell>
          <table:table-cell office:value-type="float" office:value="1280.51" calcext:value-type="float">
            <text:p>1280,51</text:p>
          </table:table-cell>
          <table:table-cell office:value-type="string" calcext:value-type="string">
            <text:p>-</text:p>
          </table:table-cell>
          <table:table-cell table:style-name="ce24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50.txt</text:p>
          </table:table-cell>
          <table:table-cell office:value-type="string" calcext:value-type="string">
            <text:p>x</text:p>
          </table:table-cell>
          <table:table-cell office:value-type="float" office:value="1422.264" calcext:value-type="float">
            <text:p>1422,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80.txt</text:p>
          </table:table-cell>
          <table:table-cell office:value-type="string" calcext:value-type="string">
            <text:p>x</text:p>
          </table:table-cell>
          <table:table-cell office:value-type="float" office:value="1427.174" calcext:value-type="float">
            <text:p>1427,1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10.txt</text:p>
          </table:table-cell>
          <table:table-cell office:value-type="string" calcext:value-type="string">
            <text:p>x</text:p>
          </table:table-cell>
          <table:table-cell office:value-type="float" office:value="1982.306" calcext:value-type="float">
            <text:p>1982,3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40.txt</text:p>
          </table:table-cell>
          <table:table-cell office:value-type="string" calcext:value-type="string">
            <text:p>x</text:p>
          </table:table-cell>
          <table:table-cell office:value-type="float" office:value="2063.754" calcext:value-type="float">
            <text:p>2063,7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70.txt</text:p>
          </table:table-cell>
          <table:table-cell office:value-type="string" calcext:value-type="string">
            <text:p>x</text:p>
          </table:table-cell>
          <table:table-cell office:value-type="float" office:value="2799.937" calcext:value-type="float">
            <text:p>2799,9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300.txt</text:p>
          </table:table-cell>
          <table:table-cell office:value-type="string" calcext:value-type="string">
            <text:p>x</text:p>
          </table:table-cell>
          <table:table-cell office:value-type="float" office:value="2774.447" calcext:value-type="float">
            <text:p>2774,4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number-rows-repeated="6">
          <table:table-cell table:style-name="ce12"/>
          <table:table-cell table:style-name="ce15" table:number-columns-repeated="5"/>
          <table:table-cell table:style-name="ce12"/>
          <table:table-cell table:style-name="ce9"/>
        </table:table-row>
        <table:table-row table:style-name="ro1">
          <table:table-cell table:style-name="Default"/>
          <table:table-cell table:style-name="ce16" table:number-columns-repeated="5"/>
          <table:table-cell table:style-name="Default"/>
          <table:table-cell/>
        </table:table-row>
      </table:table>
      <table:table table:name="1AResults for P1_(time)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ce40"/>
        <table:table-column table:style-name="co13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row table:style-name="ro3">
          <table:table-cell table:style-name="ce25" office:value-type="string" calcext:value-type="string">
            <text:p>Class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Total profit</text:p>
          </table:table-cell>
          <table:table-cell table:style-name="ce25" office:value-type="string" calcext:value-type="string">
            <text:p>t pass (h)</text:p>
          </table:table-cell>
          <table:table-cell table:style-name="ce25" office:value-type="string" calcext:value-type="string">
            <text:p>t parcel (h)</text:p>
          </table:table-cell>
          <table:table-cell table:style-name="ce25" office:value-type="string" calcext:value-type="string">
            <text:p>t pass+parc (h)</text:p>
          </table:table-cell>
          <table:table-cell table:style-name="ce25" office:value-type="string" calcext:value-type="string">
            <text:p>t idle (h)</text:p>
          </table:table-cell>
          <table:table-cell table:style-name="ce25" office:value-type="string" calcext:value-type="string">
            <text:p>Total time(h)</text:p>
          </table:table-cell>
          <table:table-cell table:style-name="ce25" office:value-type="string" calcext:value-type="string">
            <text:p>t pass (%)</text:p>
          </table:table-cell>
          <table:table-cell table:style-name="ce25" office:value-type="string" calcext:value-type="string">
            <text:p>t parcel (%)</text:p>
          </table:table-cell>
          <table:table-cell table:style-name="ce25" office:value-type="string" calcext:value-type="string">
            <text:p>t pass+parc (%)</text:p>
          </table:table-cell>
          <table:table-cell table:style-name="ce25" office:value-type="string" calcext:value-type="string">
            <text:p>t idle (%)</text:p>
          </table:table-cell>
          <table:table-cell table:style-name="ce38"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style-name="ce30" office:value-type="float" office:value="270.813055335502" calcext:value-type="float">
            <text:p>270,81</text:p>
          </table:table-cell>
          <table:table-cell table:style-name="ce30" office:value-type="float" office:value="4.00387749073786" calcext:value-type="float">
            <text:p>4,00</text:p>
          </table:table-cell>
          <table:table-cell table:style-name="ce30" office:value-type="float" office:value="0.578872455764802" calcext:value-type="float">
            <text:p>0,58</text:p>
          </table:table-cell>
          <table:table-cell table:style-name="ce30" office:value-type="float" office:value="1.31067066116299" calcext:value-type="float">
            <text:p>1,31</text:p>
          </table:table-cell>
          <table:table-cell table:style-name="ce30" office:value-type="float" office:value="2.80686285696568" calcext:value-type="float">
            <text:p>2,81</text:p>
          </table:table-cell>
          <table:table-cell table:style-name="ce30" table:formula="of:=SUM(['1AResults for P1_(time)'.D2:.G2])" office:value-type="float" office:value="8.70028346463133" calcext:value-type="float">
            <text:p>8,70</text:p>
          </table:table-cell>
          <table:table-cell table:style-name="ce34" table:formula="of:=['1AResults for P1_(time)'.D2]/['1AResults for P1_(time)'.H2]" office:value-type="percentage" office:value="0.460200809205188" calcext:value-type="percentage">
            <text:p>46,02%</text:p>
          </table:table-cell>
          <table:table-cell table:style-name="ce34" table:formula="of:=['1AResults for P1_(time)'.E2]/['1AResults for P1_(time)'.H2]" office:value-type="percentage" office:value="0.0665348960316124" calcext:value-type="percentage">
            <text:p>6,65%</text:p>
          </table:table-cell>
          <table:table-cell table:style-name="ce34" table:formula="of:=['1AResults for P1_(time)'.F2]/['1AResults for P1_(time)'.H2]" office:value-type="percentage" office:value="0.150646891735329" calcext:value-type="percentage">
            <text:p>15,06%</text:p>
          </table:table-cell>
          <table:table-cell table:style-name="ce34" table:formula="of:=['1AResults for P1_(time)'.G2]/['1AResults for P1_(time)'.H2]" office:value-type="percentage" office:value="0.32261740302787" calcext:value-type="percentage">
            <text:p>32,26%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style-name="ce31" office:value-type="float" office:value="131.042891305825" calcext:value-type="float">
            <text:p>131,04</text:p>
          </table:table-cell>
          <table:table-cell table:style-name="ce31" office:value-type="float" office:value="1.02195817795075" calcext:value-type="float">
            <text:p>1,02</text:p>
          </table:table-cell>
          <table:table-cell table:style-name="ce31" office:value-type="float" office:value="2.03167454596092" calcext:value-type="float">
            <text:p>2,03</text:p>
          </table:table-cell>
          <table:table-cell table:style-name="ce31" office:value-type="float" office:value="1.95339683144441" calcext:value-type="float">
            <text:p>1,95</text:p>
          </table:table-cell>
          <table:table-cell table:style-name="ce31" office:value-type="float" office:value="2.29949829024941" calcext:value-type="float">
            <text:p>2,30</text:p>
          </table:table-cell>
          <table:table-cell table:style-name="ce31" table:formula="of:=SUM(['1AResults for P1_(time)'.D3:.G3])" office:value-type="float" office:value="7.30652784560549" calcext:value-type="float">
            <text:p>7,31</text:p>
          </table:table-cell>
          <table:table-cell table:style-name="ce35" table:formula="of:=['1AResults for P1_(time)'.D3]/['1AResults for P1_(time)'.H3]" office:value-type="percentage" office:value="0.13986919636054" calcext:value-type="percentage">
            <text:p>13,99%</text:p>
          </table:table-cell>
          <table:table-cell table:style-name="ce35" table:formula="of:=['1AResults for P1_(time)'.E3]/['1AResults for P1_(time)'.H3]" office:value-type="percentage" office:value="0.27806293069599" calcext:value-type="percentage">
            <text:p>27,81%</text:p>
          </table:table-cell>
          <table:table-cell table:style-name="ce35" table:formula="of:=['1AResults for P1_(time)'.F3]/['1AResults for P1_(time)'.H3]" office:value-type="percentage" office:value="0.267349536294354" calcext:value-type="percentage">
            <text:p>26,73%</text:p>
          </table:table-cell>
          <table:table-cell table:style-name="ce35" table:formula="of:=['1AResults for P1_(time)'.G3]/['1AResults for P1_(time)'.H3]" office:value-type="percentage" office:value="0.314718336649116" calcext:value-type="percentage">
            <text:p>31,47%</text:p>
          </table:table-cell>
          <table:table-cell table:style-name="ce39" office:value-type="float" office:value="10" calcext:value-type="float">
            <text:p>10</text:p>
          </table:table-cell>
          <table:table-cell office:value-type="string" calcext:value-type="string">
            <text:p>sarp_car2_1,txt</text:p>
          </table:table-cell>
          <table:table-cell office:value-type="float" office:value="269.278712553392" calcext:value-type="float">
            <text:p>269,2787125534</text:p>
          </table:table-cell>
          <table:table-cell office:value-type="float" office:value="4.00387749073786" calcext:value-type="float">
            <text:p>4,0038774907</text:p>
          </table:table-cell>
          <table:table-cell office:value-type="float" office:value="0.578872455764802" calcext:value-type="float">
            <text:p>0,5788724558</text:p>
          </table:table-cell>
          <table:table-cell office:value-type="float" office:value="1.31067066116299" calcext:value-type="float">
            <text:p>1,3106706612</text:p>
          </table:table-cell>
          <table:table-cell office:value-type="float" office:value="2.88636248298175" calcext:value-type="float">
            <text:p>2,886362483</text:p>
          </table:table-cell>
          <table:table-cell office:value-type="float" office:value="51.5415022379073" calcext:value-type="float">
            <text:p>51,5415022379</text:p>
          </table:table-cell>
          <table:table-cell office:value-type="float" office:value="4.73890506292735" calcext:value-type="float">
            <text:p>4,7389050629</text:p>
          </table:table-cell>
          <table:table-cell office:value-type="float" office:value="18.8626104271123" calcext:value-type="float">
            <text:p>18,8626104271</text:p>
          </table:table-cell>
          <table:table-cell office:value-type="float" office:value="55.7067959215478" calcext:value-type="float">
            <text:p>55,7067959215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style-name="ce30" office:value-type="float" office:value="94.522828146344" calcext:value-type="float">
            <text:p>94,52</text:p>
          </table:table-cell>
          <table:table-cell table:style-name="ce30" office:value-type="float" office:value="1.45340958476808" calcext:value-type="float">
            <text:p>1,45</text:p>
          </table:table-cell>
          <table:table-cell table:style-name="ce30" office:value-type="float" office:value="1.26440340653993" calcext:value-type="float">
            <text:p>1,26</text:p>
          </table:table-cell>
          <table:table-cell table:style-name="ce30" office:value-type="float" office:value="0.859491637214682" calcext:value-type="float">
            <text:p>0,86</text:p>
          </table:table-cell>
          <table:table-cell table:style-name="ce30" office:value-type="float" office:value="1.71688588920272" calcext:value-type="float">
            <text:p>1,72</text:p>
          </table:table-cell>
          <table:table-cell table:style-name="ce30" table:formula="of:=SUM(['1AResults for P1_(time)'.D4:.G4])" office:value-type="float" office:value="5.29419051772541" calcext:value-type="float">
            <text:p>5,29</text:p>
          </table:table-cell>
          <table:table-cell table:style-name="ce34" table:formula="of:=['1AResults for P1_(time)'.D4]/['1AResults for P1_(time)'.H4]" office:value-type="percentage" office:value="0.274529142822106" calcext:value-type="percentage">
            <text:p>27,45%</text:p>
          </table:table-cell>
          <table:table-cell table:style-name="ce34" table:formula="of:=['1AResults for P1_(time)'.E4]/['1AResults for P1_(time)'.H4]" office:value-type="percentage" office:value="0.23882846722395" calcext:value-type="percentage">
            <text:p>23,88%</text:p>
          </table:table-cell>
          <table:table-cell table:style-name="ce34" table:formula="of:=['1AResults for P1_(time)'.F4]/['1AResults for P1_(time)'.H4]" office:value-type="percentage" office:value="0.162346185755316" calcext:value-type="percentage">
            <text:p>16,23%</text:p>
          </table:table-cell>
          <table:table-cell table:style-name="ce34" table:formula="of:=['1AResults for P1_(time)'.G4]/['1AResults for P1_(time)'.H4]" office:value-type="percentage" office:value="0.324296204198628" calcext:value-type="percentage">
            <text:p>32,43%</text:p>
          </table:table-cell>
          <table:table-cell table:style-name="ce39" office:value-type="float" office:value="10" calcext:value-type="float">
            <text:p>10</text:p>
          </table:table-cell>
          <table:table-cell office:value-type="string" calcext:value-type="string">
            <text:p>sarp_car2_2,txt</text:p>
          </table:table-cell>
          <table:table-cell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style-name="ce31" office:value-type="float" office:value="107.209508034611" calcext:value-type="float">
            <text:p>107,21</text:p>
          </table:table-cell>
          <table:table-cell table:style-name="ce31" office:value-type="float" office:value="1.76791447888244" calcext:value-type="float">
            <text:p>1,77</text:p>
          </table:table-cell>
          <table:table-cell table:style-name="ce31" office:value-type="float" office:value="2.07182089626612" calcext:value-type="float">
            <text:p>2,07</text:p>
          </table:table-cell>
          <table:table-cell table:style-name="ce31" office:value-type="float" office:value="1.3485620541203" calcext:value-type="float">
            <text:p>1,35</text:p>
          </table:table-cell>
          <table:table-cell table:style-name="ce31" office:value-type="float" office:value="2.39893875777432" calcext:value-type="float">
            <text:p>2,40</text:p>
          </table:table-cell>
          <table:table-cell table:style-name="ce31" table:formula="of:=SUM(['1AResults for P1_(time)'.D5:.G5])" office:value-type="float" office:value="7.58723618704318" calcext:value-type="float">
            <text:p>7,59</text:p>
          </table:table-cell>
          <table:table-cell table:style-name="ce35" table:formula="of:=['1AResults for P1_(time)'.D5]/['1AResults for P1_(time)'.H5]" office:value-type="percentage" office:value="0.23301165738079" calcext:value-type="percentage">
            <text:p>23,30%</text:p>
          </table:table-cell>
          <table:table-cell table:style-name="ce35" table:formula="of:=['1AResults for P1_(time)'.E5]/['1AResults for P1_(time)'.H5]" office:value-type="percentage" office:value="0.27306661413865" calcext:value-type="percentage">
            <text:p>27,31%</text:p>
          </table:table-cell>
          <table:table-cell table:style-name="ce35" table:formula="of:=['1AResults for P1_(time)'.F5]/['1AResults for P1_(time)'.H5]" office:value-type="percentage" office:value="0.177740882302209" calcext:value-type="percentage">
            <text:p>17,77%</text:p>
          </table:table-cell>
          <table:table-cell table:style-name="ce35" table:formula="of:=['1AResults for P1_(time)'.G5]/['1AResults for P1_(time)'.H5]" office:value-type="percentage" office:value="0.316180846178351" calcext:value-type="percentage">
            <text:p>31,62%</text:p>
          </table:table-cell>
          <table:table-cell table:style-name="ce39" office:value-type="float" office:value="10" calcext:value-type="float">
            <text:p>10</text:p>
          </table:table-cell>
          <table:table-cell office:value-type="string" calcext:value-type="string">
            <text:p>sarp_car2_3,txt</text:p>
          </table:table-cell>
          <table:table-cell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style-name="ce30" office:value-type="float" office:value="70.4581093464537" calcext:value-type="float">
            <text:p>70,46</text:p>
          </table:table-cell>
          <table:table-cell table:style-name="ce30" office:value-type="float" office:value="1.04210663710685" calcext:value-type="float">
            <text:p>1,04</text:p>
          </table:table-cell>
          <table:table-cell table:style-name="ce30" office:value-type="float" office:value="1.53084908263241" calcext:value-type="float">
            <text:p>1,53</text:p>
          </table:table-cell>
          <table:table-cell table:style-name="ce30" office:value-type="float" office:value="0.988305095185234" calcext:value-type="float">
            <text:p>0,99</text:p>
          </table:table-cell>
          <table:table-cell table:style-name="ce30" office:value-type="float" office:value="2.15045582245758" calcext:value-type="float">
            <text:p>2,15</text:p>
          </table:table-cell>
          <table:table-cell table:style-name="ce30" table:formula="of:=SUM(['1AResults for P1_(time)'.D6:.G6])" office:value-type="float" office:value="5.71171663738207" calcext:value-type="float">
            <text:p>5,71</text:p>
          </table:table-cell>
          <table:table-cell table:style-name="ce34" table:formula="of:=['1AResults for P1_(time)'.D6]/['1AResults for P1_(time)'.H6]" office:value-type="percentage" office:value="0.18245068921775" calcext:value-type="percentage">
            <text:p>18,25%</text:p>
          </table:table-cell>
          <table:table-cell table:style-name="ce34" table:formula="of:=['1AResults for P1_(time)'.E6]/['1AResults for P1_(time)'.H6]" office:value-type="percentage" office:value="0.268019087749084" calcext:value-type="percentage">
            <text:p>26,80%</text:p>
          </table:table-cell>
          <table:table-cell table:style-name="ce34" table:formula="of:=['1AResults for P1_(time)'.F6]/['1AResults for P1_(time)'.H6]" office:value-type="percentage" office:value="0.173031184480856" calcext:value-type="percentage">
            <text:p>17,30%</text:p>
          </table:table-cell>
          <table:table-cell table:style-name="ce34" table:formula="of:=['1AResults for P1_(time)'.G6]/['1AResults for P1_(time)'.H6]" office:value-type="percentage" office:value="0.376499038552309" calcext:value-type="percentage">
            <text:p>37,65%</text:p>
          </table:table-cell>
          <table:table-cell table:style-name="ce39" office:value-type="float" office:value="10" calcext:value-type="float">
            <text:p>10</text:p>
          </table:table-cell>
          <table:table-cell office:value-type="string" calcext:value-type="string">
            <text:p>sarp_car2_4,txt</text:p>
          </table:table-cell>
          <table:table-cell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style-name="ce31" office:value-type="float" office:value="111.110559755611" calcext:value-type="float">
            <text:p>111,11</text:p>
          </table:table-cell>
          <table:table-cell table:style-name="ce31" office:value-type="float" office:value="1.94716534691995" calcext:value-type="float">
            <text:p>1,95</text:p>
          </table:table-cell>
          <table:table-cell table:style-name="ce31" office:value-type="float" office:value="1.2496352983902" calcext:value-type="float">
            <text:p>1,25</text:p>
          </table:table-cell>
          <table:table-cell table:style-name="ce31" office:value-type="float" office:value="0.935626959985373" calcext:value-type="float">
            <text:p>0,94</text:p>
          </table:table-cell>
          <table:table-cell table:style-name="ce31" office:value-type="float" office:value="2.73369114225177" calcext:value-type="float">
            <text:p>2,73</text:p>
          </table:table-cell>
          <table:table-cell table:style-name="ce31" table:formula="of:=SUM(['1AResults for P1_(time)'.D7:.G7])" office:value-type="float" office:value="6.86611874754729" calcext:value-type="float">
            <text:p>6,87</text:p>
          </table:table-cell>
          <table:table-cell table:style-name="ce35" table:formula="of:=['1AResults for P1_(time)'.D7]/['1AResults for P1_(time)'.H7]" office:value-type="percentage" office:value="0.283590397794316" calcext:value-type="percentage">
            <text:p>28,36%</text:p>
          </table:table-cell>
          <table:table-cell table:style-name="ce35" table:formula="of:=['1AResults for P1_(time)'.E7]/['1AResults for P1_(time)'.H7]" office:value-type="percentage" office:value="0.182000245602597" calcext:value-type="percentage">
            <text:p>18,20%</text:p>
          </table:table-cell>
          <table:table-cell table:style-name="ce35" table:formula="of:=['1AResults for P1_(time)'.F7]/['1AResults for P1_(time)'.H7]" office:value-type="percentage" office:value="0.136267226709354" calcext:value-type="percentage">
            <text:p>13,63%</text:p>
          </table:table-cell>
          <table:table-cell table:style-name="ce35" table:formula="of:=['1AResults for P1_(time)'.G7]/['1AResults for P1_(time)'.H7]" office:value-type="percentage" office:value="0.398142129893733" calcext:value-type="percentage">
            <text:p>39,81%</text:p>
          </table:table-cell>
          <table:table-cell table:style-name="ce39" office:value-type="float" office:value="10" calcext:value-type="float">
            <text:p>10</text:p>
          </table:table-cell>
          <table:table-cell office:value-type="string" calcext:value-type="string">
            <text:p>sarp_car2_5,txt</text:p>
          </table:table-cell>
          <table:table-cell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style-name="ce30" table:number-columns-repeated="5"/>
          <table:table-cell table:style-name="ce30" table:formula="of:=SUM(['1AResults for P1_(time)'.D8:.G8])" office:value-type="float" office:value="0" calcext:value-type="float">
            <text:p>0,00</text:p>
          </table:table-cell>
          <table:table-cell table:style-name="ce34" table:formula="of:=['1AResults for P1_(time)'.D8]/['1AResults for P1_(time)'.H8]" office:value-type="string" office:string-value="" calcext:value-type="error">
            <text:p>#DIV/0!</text:p>
          </table:table-cell>
          <table:table-cell table:style-name="ce34" table:formula="of:=['1AResults for P1_(time)'.E8]/['1AResults for P1_(time)'.H8]" office:value-type="string" office:string-value="" calcext:value-type="error">
            <text:p>#DIV/0!</text:p>
          </table:table-cell>
          <table:table-cell table:style-name="ce34" table:formula="of:=['1AResults for P1_(time)'.F8]/['1AResults for P1_(time)'.H8]" office:value-type="string" office:string-value="" calcext:value-type="error">
            <text:p>#DIV/0!</text:p>
          </table:table-cell>
          <table:table-cell table:style-name="ce34" table:formula="of:=['1AResults for P1_(time)'.G8]/['1AResults for P1_(time)'.H8]" office:value-type="string" office:string-value="" calcext:value-type="error">
            <text:p>#DIV/0!</text:p>
          </table:table-cell>
          <table:table-cell table:style-name="ce39"/>
          <table:table-cell office:value-type="string" calcext:value-type="string">
            <text:p>sarp_car2_6,txt</text:p>
          </table:table-cell>
          <table:table-cell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style-name="ce31" office:value-type="float" office:value="163.969370691481" calcext:value-type="float">
            <text:p>163,97</text:p>
          </table:table-cell>
          <table:table-cell table:style-name="ce31" office:value-type="float" office:value="2.21741991773394" calcext:value-type="float">
            <text:p>2,22</text:p>
          </table:table-cell>
          <table:table-cell table:style-name="ce31" office:value-type="float" office:value="1.87680513771268" calcext:value-type="float">
            <text:p>1,88</text:p>
          </table:table-cell>
          <table:table-cell table:style-name="ce31" office:value-type="float" office:value="1.28957901162203" calcext:value-type="float">
            <text:p>1,29</text:p>
          </table:table-cell>
          <table:table-cell table:style-name="ce31" office:value-type="float" office:value="2.30521626518265" calcext:value-type="float">
            <text:p>2,31</text:p>
          </table:table-cell>
          <table:table-cell table:style-name="ce31" table:formula="of:=SUM(['1AResults for P1_(time)'.D9:.G9])" office:value-type="float" office:value="7.6890203322513" calcext:value-type="float">
            <text:p>7,69</text:p>
          </table:table-cell>
          <table:table-cell table:style-name="ce35" table:formula="of:=['1AResults for P1_(time)'.D9]/['1AResults for P1_(time)'.H9]" office:value-type="percentage" office:value="0.288387833809342" calcext:value-type="percentage">
            <text:p>28,84%</text:p>
          </table:table-cell>
          <table:table-cell table:style-name="ce35" table:formula="of:=['1AResults for P1_(time)'.E9]/['1AResults for P1_(time)'.H9]" office:value-type="percentage" office:value="0.244088980990269" calcext:value-type="percentage">
            <text:p>24,41%</text:p>
          </table:table-cell>
          <table:table-cell table:style-name="ce35" table:formula="of:=['1AResults for P1_(time)'.F9]/['1AResults for P1_(time)'.H9]" office:value-type="percentage" office:value="0.167716946489651" calcext:value-type="percentage">
            <text:p>16,77%</text:p>
          </table:table-cell>
          <table:table-cell table:style-name="ce35" table:formula="of:=['1AResults for P1_(time)'.G9]/['1AResults for P1_(time)'.H9]" office:value-type="percentage" office:value="0.299806238710738" calcext:value-type="percentage">
            <text:p>29,98%</text:p>
          </table:table-cell>
          <table:table-cell table:style-name="ce39" office:value-type="float" office:value="10" calcext:value-type="float">
            <text:p>10</text:p>
          </table:table-cell>
          <table:table-cell office:value-type="string" calcext:value-type="string">
            <text:p>sarp_car2_7,txt</text:p>
          </table:table-cell>
          <table:table-cell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style-name="ce30" office:value-type="float" office:value="333.979739156471" calcext:value-type="float">
            <text:p>333,98</text:p>
          </table:table-cell>
          <table:table-cell table:style-name="ce30" office:value-type="float" office:value="2.50405394734459" calcext:value-type="float">
            <text:p>2,50</text:p>
          </table:table-cell>
          <table:table-cell table:style-name="ce30" office:value-type="float" office:value="2.77746788554829" calcext:value-type="float">
            <text:p>2,78</text:p>
          </table:table-cell>
          <table:table-cell table:style-name="ce30" office:value-type="float" office:value="2.91914618709688" calcext:value-type="float">
            <text:p>2,92</text:p>
          </table:table-cell>
          <table:table-cell table:style-name="ce30" office:value-type="float" office:value="3.13680236490354" calcext:value-type="float">
            <text:p>3,14</text:p>
          </table:table-cell>
          <table:table-cell table:style-name="ce30" table:formula="of:=SUM(['1AResults for P1_(time)'.D10:.G10])" office:value-type="float" office:value="11.3374703848933" calcext:value-type="float">
            <text:p>11,34</text:p>
          </table:table-cell>
          <table:table-cell table:style-name="ce34" table:formula="of:=['1AResults for P1_(time)'.D10]/['1AResults for P1_(time)'.H10]" office:value-type="percentage" office:value="0.220865313190245" calcext:value-type="percentage">
            <text:p>22,09%</text:p>
          </table:table-cell>
          <table:table-cell table:style-name="ce34" table:formula="of:=['1AResults for P1_(time)'.E10]/['1AResults for P1_(time)'.H10]" office:value-type="percentage" office:value="0.244981269300527" calcext:value-type="percentage">
            <text:p>24,50%</text:p>
          </table:table-cell>
          <table:table-cell table:style-name="ce34" table:formula="of:=['1AResults for P1_(time)'.F10]/['1AResults for P1_(time)'.H10]" office:value-type="percentage" office:value="0.257477734273645" calcext:value-type="percentage">
            <text:p>25,75%</text:p>
          </table:table-cell>
          <table:table-cell table:style-name="ce34" table:formula="of:=['1AResults for P1_(time)'.G10]/['1AResults for P1_(time)'.H10]" office:value-type="percentage" office:value="0.276675683235583" calcext:value-type="percentage">
            <text:p>27,67%</text:p>
          </table:table-cell>
          <table:table-cell table:style-name="ce39" office:value-type="float" office:value="10" calcext:value-type="float">
            <text:p>10</text:p>
          </table:table-cell>
          <table:table-cell office:value-type="string" calcext:value-type="string">
            <text:p>sarp_car2_8,txt</text:p>
          </table:table-cell>
          <table:table-cell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style-name="ce31" office:value-type="float" office:value="157.115392584018" calcext:value-type="float">
            <text:p>157,12</text:p>
          </table:table-cell>
          <table:table-cell table:style-name="ce31" office:value-type="float" office:value="1.51393168573281" calcext:value-type="float">
            <text:p>1,51</text:p>
          </table:table-cell>
          <table:table-cell table:style-name="ce31" office:value-type="float" office:value="3.12593264105797" calcext:value-type="float">
            <text:p>3,13</text:p>
          </table:table-cell>
          <table:table-cell table:style-name="ce31" office:value-type="float" office:value="1.6053376779801" calcext:value-type="float">
            <text:p>1,61</text:p>
          </table:table-cell>
          <table:table-cell table:style-name="ce31" office:value-type="float" office:value="3.41627164855746" calcext:value-type="float">
            <text:p>3,42</text:p>
          </table:table-cell>
          <table:table-cell table:style-name="ce31" table:formula="of:=SUM(['1AResults for P1_(time)'.D11:.G11])" office:value-type="float" office:value="9.66147365332834" calcext:value-type="float">
            <text:p>9,66</text:p>
          </table:table-cell>
          <table:table-cell table:style-name="ce35" table:formula="of:=['1AResults for P1_(time)'.D11]/['1AResults for P1_(time)'.H11]" office:value-type="percentage" office:value="0.156697802018149" calcext:value-type="percentage">
            <text:p>15,67%</text:p>
          </table:table-cell>
          <table:table-cell table:style-name="ce35" table:formula="of:=['1AResults for P1_(time)'.E11]/['1AResults for P1_(time)'.H11]" office:value-type="percentage" office:value="0.323546153850049" calcext:value-type="percentage">
            <text:p>32,35%</text:p>
          </table:table-cell>
          <table:table-cell table:style-name="ce35" table:formula="of:=['1AResults for P1_(time)'.F11]/['1AResults for P1_(time)'.H11]" office:value-type="percentage" office:value="0.166158676779817" calcext:value-type="percentage">
            <text:p>16,62%</text:p>
          </table:table-cell>
          <table:table-cell table:style-name="ce35" table:formula="of:=['1AResults for P1_(time)'.G11]/['1AResults for P1_(time)'.H11]" office:value-type="percentage" office:value="0.353597367351984" calcext:value-type="percentage">
            <text:p>35,36%</text:p>
          </table:table-cell>
          <table:table-cell table:style-name="ce39" office:value-type="float" office:value="10" calcext:value-type="float">
            <text:p>10</text:p>
          </table:table-cell>
          <table:table-cell office:value-type="string" calcext:value-type="string">
            <text:p>sarp_car2_9,txt</text:p>
          </table:table-cell>
          <table:table-cell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.txt</text:p>
          </table:table-cell>
          <table:table-cell table:style-name="ce30" office:value-type="float" office:value="216.409910003413" calcext:value-type="float">
            <text:p>216,41</text:p>
          </table:table-cell>
          <table:table-cell table:style-name="ce30" office:value-type="float" office:value="3.17668773144007" calcext:value-type="float">
            <text:p>3,18</text:p>
          </table:table-cell>
          <table:table-cell table:style-name="ce30" office:value-type="float" office:value="2.85005124418538" calcext:value-type="float">
            <text:p>2,85</text:p>
          </table:table-cell>
          <table:table-cell table:style-name="ce30" office:value-type="float" office:value="1.93015139915362" calcext:value-type="float">
            <text:p>1,93</text:p>
          </table:table-cell>
          <table:table-cell table:style-name="ce30" office:value-type="float" office:value="2.9629971382441" calcext:value-type="float">
            <text:p>2,96</text:p>
          </table:table-cell>
          <table:table-cell table:style-name="ce30" table:formula="of:=SUM(['1AResults for P1_(time)'.D12:.G12])" office:value-type="float" office:value="10.9198875130232" calcext:value-type="float">
            <text:p>10,92</text:p>
          </table:table-cell>
          <table:table-cell table:style-name="ce34" table:formula="of:=['1AResults for P1_(time)'.D12]/['1AResults for P1_(time)'.H12]" office:value-type="percentage" office:value="0.290908466561722" calcext:value-type="percentage">
            <text:p>29,09%</text:p>
          </table:table-cell>
          <table:table-cell table:style-name="ce34" table:formula="of:=['1AResults for P1_(time)'.E12]/['1AResults for P1_(time)'.H12]" office:value-type="percentage" office:value="0.260996392205174" calcext:value-type="percentage">
            <text:p>26,10%</text:p>
          </table:table-cell>
          <table:table-cell table:style-name="ce34" table:formula="of:=['1AResults for P1_(time)'.F12]/['1AResults for P1_(time)'.H12]" office:value-type="percentage" office:value="0.176755611891762" calcext:value-type="percentage">
            <text:p>17,68%</text:p>
          </table:table-cell>
          <table:table-cell table:style-name="ce34" table:formula="of:=['1AResults for P1_(time)'.G12]/['1AResults for P1_(time)'.H12]" office:value-type="percentage" office:value="0.271339529341342" calcext:value-type="percentage">
            <text:p>27,13%</text:p>
          </table:table-cell>
          <table:table-cell table:style-name="ce39" office:value-type="float" office:value="5" calcext:value-type="float">
            <text:p>5</text:p>
          </table:table-cell>
          <table:table-cell office:value-type="string" calcext:value-type="string">
            <text:p>sarp_car2_10,txt</text:p>
          </table:table-cell>
          <table:table-cell table:number-columns-repeated="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0.txt</text:p>
          </table:table-cell>
          <table:table-cell table:style-name="ce31" office:value-type="float" office:value="482.994464800026" calcext:value-type="float">
            <text:p>482,99</text:p>
          </table:table-cell>
          <table:table-cell table:style-name="ce31" office:value-type="float" office:value="6.22585836712375" calcext:value-type="float">
            <text:p>6,23</text:p>
          </table:table-cell>
          <table:table-cell table:style-name="ce31" office:value-type="float" office:value="5.02437991726165" calcext:value-type="float">
            <text:p>5,02</text:p>
          </table:table-cell>
          <table:table-cell table:style-name="ce31" office:value-type="float" office:value="4.19552891537078" calcext:value-type="float">
            <text:p>4,20</text:p>
          </table:table-cell>
          <table:table-cell table:style-name="ce31" office:value-type="float" office:value="6.1618736625678" calcext:value-type="float">
            <text:p>6,16</text:p>
          </table:table-cell>
          <table:table-cell table:style-name="ce31" table:formula="of:=SUM(['1AResults for P1_(time)'.D13:.G13])" office:value-type="float" office:value="21.607640862324" calcext:value-type="float">
            <text:p>21,61</text:p>
          </table:table-cell>
          <table:table-cell table:style-name="ce35" table:formula="of:=['1AResults for P1_(time)'.D13]/['1AResults for P1_(time)'.H13]" office:value-type="percentage" office:value="0.28813225871314" calcext:value-type="percentage">
            <text:p>28,81%</text:p>
          </table:table-cell>
          <table:table-cell table:style-name="ce35" table:formula="of:=['1AResults for P1_(time)'.E13]/['1AResults for P1_(time)'.H13]" office:value-type="percentage" office:value="0.232527926082962" calcext:value-type="percentage">
            <text:p>23,25%</text:p>
          </table:table-cell>
          <table:table-cell table:style-name="ce35" table:formula="of:=['1AResults for P1_(time)'.F13]/['1AResults for P1_(time)'.H13]" office:value-type="percentage" office:value="0.194168763823092" calcext:value-type="percentage">
            <text:p>19,42%</text:p>
          </table:table-cell>
          <table:table-cell table:style-name="ce35" table:formula="of:=['1AResults for P1_(time)'.G13]/['1AResults for P1_(time)'.H13]" office:value-type="percentage" office:value="0.285171051380806" calcext:value-type="percentage">
            <text:p>28,52%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5.txt</text:p>
          </table:table-cell>
          <table:table-cell table:style-name="ce30" office:value-type="float" office:value="575.990926056934" calcext:value-type="float">
            <text:p>575,99</text:p>
          </table:table-cell>
          <table:table-cell table:style-name="ce30" office:value-type="float" office:value="7.74865795148671" calcext:value-type="float">
            <text:p>7,75</text:p>
          </table:table-cell>
          <table:table-cell table:style-name="ce30" office:value-type="float" office:value="5.11326076154811" calcext:value-type="float">
            <text:p>5,11</text:p>
          </table:table-cell>
          <table:table-cell table:style-name="ce30" office:value-type="float" office:value="4.63434975716609" calcext:value-type="float">
            <text:p>4,63</text:p>
          </table:table-cell>
          <table:table-cell table:style-name="ce30" office:value-type="float" office:value="5.21661678231745" calcext:value-type="float">
            <text:p>5,22</text:p>
          </table:table-cell>
          <table:table-cell table:style-name="ce30" table:formula="of:=SUM(['1AResults for P1_(time)'.D14:.G14])" office:value-type="float" office:value="22.7128852525184" calcext:value-type="float">
            <text:p>22,71</text:p>
          </table:table-cell>
          <table:table-cell table:style-name="ce34" table:formula="of:=['1AResults for P1_(time)'.D14]/['1AResults for P1_(time)'.H14]" office:value-type="percentage" office:value="0.341156918873949" calcext:value-type="percentage">
            <text:p>34,12%</text:p>
          </table:table-cell>
          <table:table-cell table:style-name="ce34" table:formula="of:=['1AResults for P1_(time)'.E14]/['1AResults for P1_(time)'.H14]" office:value-type="percentage" office:value="0.22512598926555" calcext:value-type="percentage">
            <text:p>22,51%</text:p>
          </table:table-cell>
          <table:table-cell table:style-name="ce34" table:formula="of:=['1AResults for P1_(time)'.F14]/['1AResults for P1_(time)'.H14]" office:value-type="percentage" office:value="0.204040556963244" calcext:value-type="percentage">
            <text:p>20,40%</text:p>
          </table:table-cell>
          <table:table-cell table:style-name="ce34" table:formula="of:=['1AResults for P1_(time)'.G14]/['1AResults for P1_(time)'.H14]" office:value-type="percentage" office:value="0.229676534897258" calcext:value-type="percentage">
            <text:p>22,97%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60.txt</text:p>
          </table:table-cell>
          <table:table-cell table:style-name="ce31" office:value-type="float" office:value="666.762537253804" calcext:value-type="float">
            <text:p>666,76</text:p>
          </table:table-cell>
          <table:table-cell table:style-name="ce31" office:value-type="float" office:value="10.5246817742093" calcext:value-type="float">
            <text:p>10,52</text:p>
          </table:table-cell>
          <table:table-cell table:style-name="ce31" office:value-type="float" office:value="4.26068671567263" calcext:value-type="float">
            <text:p>4,26</text:p>
          </table:table-cell>
          <table:table-cell table:style-name="ce31" office:value-type="float" office:value="3.75618675473885" calcext:value-type="float">
            <text:p>3,76</text:p>
          </table:table-cell>
          <table:table-cell table:style-name="ce31" office:value-type="float" office:value="6.76557955562057" calcext:value-type="float">
            <text:p>6,77</text:p>
          </table:table-cell>
          <table:table-cell table:style-name="ce31" table:formula="of:=SUM(['1AResults for P1_(time)'.D15:.G15])" office:value-type="float" office:value="25.3071348002413" calcext:value-type="float">
            <text:p>25,31</text:p>
          </table:table-cell>
          <table:table-cell table:style-name="ce35" table:formula="of:=['1AResults for P1_(time)'.D15]/['1AResults for P1_(time)'.H15]" office:value-type="percentage" office:value="0.415878046143293" calcext:value-type="percentage">
            <text:p>41,59%</text:p>
          </table:table-cell>
          <table:table-cell table:style-name="ce35" table:formula="of:=['1AResults for P1_(time)'.E15]/['1AResults for P1_(time)'.H15]" office:value-type="percentage" office:value="0.168359110950482" calcext:value-type="percentage">
            <text:p>16,84%</text:p>
          </table:table-cell>
          <table:table-cell table:style-name="ce35" table:formula="of:=['1AResults for P1_(time)'.F15]/['1AResults for P1_(time)'.H15]" office:value-type="percentage" office:value="0.148424022884765" calcext:value-type="percentage">
            <text:p>14,84%</text:p>
          </table:table-cell>
          <table:table-cell table:style-name="ce35" table:formula="of:=['1AResults for P1_(time)'.G15]/['1AResults for P1_(time)'.H15]" office:value-type="percentage" office:value="0.267338820021461" calcext:value-type="percentage">
            <text:p>26,73%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90.txt</text:p>
          </table:table-cell>
          <table:table-cell table:style-name="ce30" table:number-columns-repeated="5"/>
          <table:table-cell table:style-name="ce30" table:formula="of:=SUM(['1AResults for P1_(time)'.D16:.G16])" office:value-type="float" office:value="0" calcext:value-type="float">
            <text:p>0,00</text:p>
          </table:table-cell>
          <table:table-cell table:style-name="ce34" table:formula="of:=['1AResults for P1_(time)'.D16]/['1AResults for P1_(time)'.H16]" office:value-type="string" office:string-value="" calcext:value-type="error">
            <text:p>#DIV/0!</text:p>
          </table:table-cell>
          <table:table-cell table:style-name="ce34" table:formula="of:=['1AResults for P1_(time)'.E16]/['1AResults for P1_(time)'.H16]" office:value-type="string" office:string-value="" calcext:value-type="error">
            <text:p>#DIV/0!</text:p>
          </table:table-cell>
          <table:table-cell table:style-name="ce34" table:formula="of:=['1AResults for P1_(time)'.F16]/['1AResults for P1_(time)'.H16]" office:value-type="string" office:string-value="" calcext:value-type="error">
            <text:p>#DIV/0!</text:p>
          </table:table-cell>
          <table:table-cell table:style-name="ce34" table:formula="of:=['1AResults for P1_(time)'.G16]/['1AResults for P1_(time)'.H16]" office:value-type="string" office:string-value="" calcext:value-type="error">
            <text:p>#DIV/0!</text:p>
          </table:table-cell>
          <table:table-cell table:style-name="ce39"/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20.txt</text:p>
          </table:table-cell>
          <table:table-cell table:style-name="ce31" table:number-columns-repeated="5"/>
          <table:table-cell table:style-name="ce31" table:formula="of:=SUM(['1AResults for P1_(time)'.D17:.G17])" office:value-type="float" office:value="0" calcext:value-type="float">
            <text:p>0,00</text:p>
          </table:table-cell>
          <table:table-cell table:style-name="ce35" table:formula="of:=['1AResults for P1_(time)'.D17]/['1AResults for P1_(time)'.H17]" office:value-type="string" office:string-value="" calcext:value-type="error">
            <text:p>#DIV/0!</text:p>
          </table:table-cell>
          <table:table-cell table:style-name="ce35" table:formula="of:=['1AResults for P1_(time)'.E17]/['1AResults for P1_(time)'.H17]" office:value-type="string" office:string-value="" calcext:value-type="error">
            <text:p>#DIV/0!</text:p>
          </table:table-cell>
          <table:table-cell table:style-name="ce35" table:formula="of:=['1AResults for P1_(time)'.F17]/['1AResults for P1_(time)'.H17]" office:value-type="string" office:string-value="" calcext:value-type="error">
            <text:p>#DIV/0!</text:p>
          </table:table-cell>
          <table:table-cell table:style-name="ce35" table:formula="of:=['1AResults for P1_(time)'.G17]/['1AResults for P1_(time)'.H17]" office:value-type="string" office:string-value="" calcext:value-type="error">
            <text:p>#DIV/0!</text:p>
          </table:table-cell>
          <table:table-cell table:style-name="ce39"/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50.txt</text:p>
          </table:table-cell>
          <table:table-cell table:style-name="ce30" table:number-columns-repeated="5"/>
          <table:table-cell table:style-name="ce30" table:formula="of:=SUM(['1AResults for P1_(time)'.D18:.G18])" office:value-type="float" office:value="0" calcext:value-type="float">
            <text:p>0,00</text:p>
          </table:table-cell>
          <table:table-cell table:style-name="ce34" table:formula="of:=['1AResults for P1_(time)'.D18]/['1AResults for P1_(time)'.H18]" office:value-type="string" office:string-value="" calcext:value-type="error">
            <text:p>#DIV/0!</text:p>
          </table:table-cell>
          <table:table-cell table:style-name="ce34" table:formula="of:=['1AResults for P1_(time)'.E18]/['1AResults for P1_(time)'.H18]" office:value-type="string" office:string-value="" calcext:value-type="error">
            <text:p>#DIV/0!</text:p>
          </table:table-cell>
          <table:table-cell table:style-name="ce34" table:formula="of:=['1AResults for P1_(time)'.F18]/['1AResults for P1_(time)'.H18]" office:value-type="string" office:string-value="" calcext:value-type="error">
            <text:p>#DIV/0!</text:p>
          </table:table-cell>
          <table:table-cell table:style-name="ce34" table:formula="of:=['1AResults for P1_(time)'.G18]/['1AResults for P1_(time)'.H18]" office:value-type="string" office:string-value="" calcext:value-type="error">
            <text:p>#DIV/0!</text:p>
          </table:table-cell>
          <table:table-cell table:style-name="ce39"/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80.txt</text:p>
          </table:table-cell>
          <table:table-cell table:style-name="ce31" table:number-columns-repeated="5"/>
          <table:table-cell table:style-name="ce31" table:formula="of:=SUM(['1AResults for P1_(time)'.D19:.G19])" office:value-type="float" office:value="0" calcext:value-type="float">
            <text:p>0,00</text:p>
          </table:table-cell>
          <table:table-cell table:style-name="ce35" table:formula="of:=['1AResults for P1_(time)'.D19]/['1AResults for P1_(time)'.H19]" office:value-type="string" office:string-value="" calcext:value-type="error">
            <text:p>#DIV/0!</text:p>
          </table:table-cell>
          <table:table-cell table:style-name="ce35" table:formula="of:=['1AResults for P1_(time)'.E19]/['1AResults for P1_(time)'.H19]" office:value-type="string" office:string-value="" calcext:value-type="error">
            <text:p>#DIV/0!</text:p>
          </table:table-cell>
          <table:table-cell table:style-name="ce35" table:formula="of:=['1AResults for P1_(time)'.F19]/['1AResults for P1_(time)'.H19]" office:value-type="string" office:string-value="" calcext:value-type="error">
            <text:p>#DIV/0!</text:p>
          </table:table-cell>
          <table:table-cell table:style-name="ce35" table:formula="of:=['1AResults for P1_(time)'.G19]/['1AResults for P1_(time)'.H19]" office:value-type="string" office:string-value="" calcext:value-type="error">
            <text:p>#DIV/0!</text:p>
          </table:table-cell>
          <table:table-cell table:style-name="ce39"/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10.txt</text:p>
          </table:table-cell>
          <table:table-cell table:style-name="ce30" table:number-columns-repeated="5"/>
          <table:table-cell table:style-name="ce30" table:formula="of:=SUM(['1AResults for P1_(time)'.D20:.G20])" office:value-type="float" office:value="0" calcext:value-type="float">
            <text:p>0,00</text:p>
          </table:table-cell>
          <table:table-cell table:style-name="ce34" table:formula="of:=['1AResults for P1_(time)'.D20]/['1AResults for P1_(time)'.H20]" office:value-type="string" office:string-value="" calcext:value-type="error">
            <text:p>#DIV/0!</text:p>
          </table:table-cell>
          <table:table-cell table:style-name="ce34" table:formula="of:=['1AResults for P1_(time)'.E20]/['1AResults for P1_(time)'.H20]" office:value-type="string" office:string-value="" calcext:value-type="error">
            <text:p>#DIV/0!</text:p>
          </table:table-cell>
          <table:table-cell table:style-name="ce34" table:formula="of:=['1AResults for P1_(time)'.F20]/['1AResults for P1_(time)'.H20]" office:value-type="string" office:string-value="" calcext:value-type="error">
            <text:p>#DIV/0!</text:p>
          </table:table-cell>
          <table:table-cell table:style-name="ce34" table:formula="of:=['1AResults for P1_(time)'.G20]/['1AResults for P1_(time)'.H20]" office:value-type="string" office:string-value="" calcext:value-type="error">
            <text:p>#DIV/0!</text:p>
          </table:table-cell>
          <table:table-cell table:style-name="ce39"/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40.txt</text:p>
          </table:table-cell>
          <table:table-cell table:style-name="ce31" table:number-columns-repeated="5"/>
          <table:table-cell table:style-name="ce31" table:formula="of:=SUM(['1AResults for P1_(time)'.D21:.G21])" office:value-type="float" office:value="0" calcext:value-type="float">
            <text:p>0,00</text:p>
          </table:table-cell>
          <table:table-cell table:style-name="ce35" table:formula="of:=['1AResults for P1_(time)'.D21]/['1AResults for P1_(time)'.H21]" office:value-type="string" office:string-value="" calcext:value-type="error">
            <text:p>#DIV/0!</text:p>
          </table:table-cell>
          <table:table-cell table:style-name="ce35" table:formula="of:=['1AResults for P1_(time)'.E21]/['1AResults for P1_(time)'.H21]" office:value-type="string" office:string-value="" calcext:value-type="error">
            <text:p>#DIV/0!</text:p>
          </table:table-cell>
          <table:table-cell table:style-name="ce35" table:formula="of:=['1AResults for P1_(time)'.F21]/['1AResults for P1_(time)'.H21]" office:value-type="string" office:string-value="" calcext:value-type="error">
            <text:p>#DIV/0!</text:p>
          </table:table-cell>
          <table:table-cell table:style-name="ce35" table:formula="of:=['1AResults for P1_(time)'.G21]/['1AResults for P1_(time)'.H21]" office:value-type="string" office:string-value="" calcext:value-type="error">
            <text:p>#DIV/0!</text:p>
          </table:table-cell>
          <table:table-cell table:style-name="ce39"/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70.txt</text:p>
          </table:table-cell>
          <table:table-cell table:style-name="ce30" table:number-columns-repeated="5"/>
          <table:table-cell table:style-name="ce30" table:formula="of:=SUM(['1AResults for P1_(time)'.D22:.G22])" office:value-type="float" office:value="0" calcext:value-type="float">
            <text:p>0,00</text:p>
          </table:table-cell>
          <table:table-cell table:style-name="ce34" table:formula="of:=['1AResults for P1_(time)'.D22]/['1AResults for P1_(time)'.H22]" office:value-type="string" office:string-value="" calcext:value-type="error">
            <text:p>#DIV/0!</text:p>
          </table:table-cell>
          <table:table-cell table:style-name="ce34" table:formula="of:=['1AResults for P1_(time)'.E22]/['1AResults for P1_(time)'.H22]" office:value-type="string" office:string-value="" calcext:value-type="error">
            <text:p>#DIV/0!</text:p>
          </table:table-cell>
          <table:table-cell table:style-name="ce34" table:formula="of:=['1AResults for P1_(time)'.F22]/['1AResults for P1_(time)'.H22]" office:value-type="string" office:string-value="" calcext:value-type="error">
            <text:p>#DIV/0!</text:p>
          </table:table-cell>
          <table:table-cell table:style-name="ce34" table:formula="of:=['1AResults for P1_(time)'.G22]/['1AResults for P1_(time)'.H22]" office:value-type="string" office:string-value="" calcext:value-type="error">
            <text:p>#DIV/0!</text:p>
          </table:table-cell>
          <table:table-cell table:style-name="ce39"/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300.txt</text:p>
          </table:table-cell>
          <table:table-cell table:style-name="ce31" table:number-columns-repeated="5"/>
          <table:table-cell table:style-name="ce31" table:formula="of:=SUM(['1AResults for P1_(time)'.D23:.G23])" office:value-type="float" office:value="0" calcext:value-type="float">
            <text:p>0,00</text:p>
          </table:table-cell>
          <table:table-cell table:style-name="ce35" table:formula="of:=['1AResults for P1_(time)'.D23]/['1AResults for P1_(time)'.H23]" office:value-type="string" office:string-value="" calcext:value-type="error">
            <text:p>#DIV/0!</text:p>
          </table:table-cell>
          <table:table-cell table:style-name="ce35" table:formula="of:=['1AResults for P1_(time)'.E23]/['1AResults for P1_(time)'.H23]" office:value-type="string" office:string-value="" calcext:value-type="error">
            <text:p>#DIV/0!</text:p>
          </table:table-cell>
          <table:table-cell table:style-name="ce35" table:formula="of:=['1AResults for P1_(time)'.F23]/['1AResults for P1_(time)'.H23]" office:value-type="string" office:string-value="" calcext:value-type="error">
            <text:p>#DIV/0!</text:p>
          </table:table-cell>
          <table:table-cell table:style-name="ce35" table:formula="of:=['1AResults for P1_(time)'.G23]/['1AResults for P1_(time)'.H23]" office:value-type="string" office:string-value="" calcext:value-type="error">
            <text:p>#DIV/0!</text:p>
          </table:table-cell>
          <table:table-cell table:style-name="ce39"/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2-0.tsp</text:p>
          </table:table-cell>
          <table:table-cell table:style-name="ce32" office:value-type="float" office:value="16.314" calcext:value-type="float">
            <text:p>16,31</text:p>
          </table:table-cell>
          <table:table-cell table:style-name="ce32" office:value-type="float" office:value="0.486888888888889" calcext:value-type="float">
            <text:p>0,49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office:value-type="float" office:value="0.203555555555556" calcext:value-type="float">
            <text:p>0,20</text:p>
          </table:table-cell>
          <table:table-cell table:style-name="ce32" table:formula="of:=SUM(['1AResults for P1_(time)'.D24:.G24])" office:value-type="float" office:value="0.690444444444445" calcext:value-type="float">
            <text:p>0,69</text:p>
          </table:table-cell>
          <table:table-cell table:style-name="ce36" table:formula="of:=['1AResults for P1_(time)'.D24]/['1AResults for P1_(time)'.H24]" office:value-type="percentage" office:value="0.705181847441261" calcext:value-type="percentage">
            <text:p>70,52%</text:p>
          </table:table-cell>
          <table:table-cell table:style-name="ce36" table:formula="of:=['1AResults for P1_(time)'.E24]/['1AResults for P1_(time)'.H24]" office:value-type="percentage" office:value="0" calcext:value-type="percentage">
            <text:p>0,00%</text:p>
          </table:table-cell>
          <table:table-cell table:style-name="ce36" table:formula="of:=['1AResults for P1_(time)'.F24]/['1AResults for P1_(time)'.H24]" office:value-type="percentage" office:value="0" calcext:value-type="percentage">
            <text:p>0,00%</text:p>
          </table:table-cell>
          <table:table-cell table:style-name="ce36" table:formula="of:=['1AResults for P1_(time)'.G24]/['1AResults for P1_(time)'.H24]" office:value-type="percentage" office:value="0.294818152558739" calcext:value-type="percentage">
            <text:p>29,48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style-name="ce33" office:value-type="float" office:value="14.788" calcext:value-type="float">
            <text:p>14,79</text:p>
          </table:table-cell>
          <table:table-cell table:style-name="ce33" office:value-type="float" office:value="0.432777777777778" calcext:value-type="float">
            <text:p>0,43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210777777777778" calcext:value-type="float">
            <text:p>0,21</text:p>
          </table:table-cell>
          <table:table-cell table:style-name="ce33" table:formula="of:=SUM(['1AResults for P1_(time)'.D25:.G25])" office:value-type="float" office:value="0.643555555555556" calcext:value-type="float">
            <text:p>0,64</text:p>
          </table:table-cell>
          <table:table-cell table:style-name="ce37" table:formula="of:=['1AResults for P1_(time)'.D25]/['1AResults for P1_(time)'.H25]" office:value-type="percentage" office:value="0.672479281767956" calcext:value-type="percentage">
            <text:p>67,25%</text:p>
          </table:table-cell>
          <table:table-cell table:style-name="ce37" table:formula="of:=['1AResults for P1_(time)'.E25]/['1AResults for P1_(time)'.H25]" office:value-type="percentage" office:value="0" calcext:value-type="percentage">
            <text:p>0,00%</text:p>
          </table:table-cell>
          <table:table-cell table:style-name="ce37" table:formula="of:=['1AResults for P1_(time)'.F25]/['1AResults for P1_(time)'.H25]" office:value-type="percentage" office:value="0" calcext:value-type="percentage">
            <text:p>0,00%</text:p>
          </table:table-cell>
          <table:table-cell table:style-name="ce37" table:formula="of:=['1AResults for P1_(time)'.G25]/['1AResults for P1_(time)'.H25]" office:value-type="percentage" office:value="0.327520718232044" calcext:value-type="percentage">
            <text:p>32,75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2-2.tsp</text:p>
          </table:table-cell>
          <table:table-cell table:style-name="ce32" office:value-type="float" office:value="15.226" calcext:value-type="float">
            <text:p>15,23</text:p>
          </table:table-cell>
          <table:table-cell table:style-name="ce32" office:value-type="float" office:value="0.438444444444444" calcext:value-type="float">
            <text:p>0,44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office:value-type="float" office:value="0.179111111111111" calcext:value-type="float">
            <text:p>0,18</text:p>
          </table:table-cell>
          <table:table-cell table:style-name="ce32" table:formula="of:=SUM(['1AResults for P1_(time)'.D26:.G26])" office:value-type="float" office:value="0.617555555555555" calcext:value-type="float">
            <text:p>0,62</text:p>
          </table:table-cell>
          <table:table-cell table:style-name="ce36" table:formula="of:=['1AResults for P1_(time)'.D26]/['1AResults for P1_(time)'.H26]" office:value-type="percentage" office:value="0.70996761424973" calcext:value-type="percentage">
            <text:p>71,00%</text:p>
          </table:table-cell>
          <table:table-cell table:style-name="ce36" table:formula="of:=['1AResults for P1_(time)'.E26]/['1AResults for P1_(time)'.H26]" office:value-type="percentage" office:value="0" calcext:value-type="percentage">
            <text:p>0,00%</text:p>
          </table:table-cell>
          <table:table-cell table:style-name="ce36" table:formula="of:=['1AResults for P1_(time)'.F26]/['1AResults for P1_(time)'.H26]" office:value-type="percentage" office:value="0" calcext:value-type="percentage">
            <text:p>0,00%</text:p>
          </table:table-cell>
          <table:table-cell table:style-name="ce36" table:formula="of:=['1AResults for P1_(time)'.G26]/['1AResults for P1_(time)'.H26]" office:value-type="percentage" office:value="0.29003238575027" calcext:value-type="percentage">
            <text:p>29,00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style-name="ce33" office:value-type="float" office:value="15.498" calcext:value-type="float">
            <text:p>15,50</text:p>
          </table:table-cell>
          <table:table-cell table:style-name="ce33" office:value-type="float" office:value="0.424666666666667" calcext:value-type="float">
            <text:p>0,42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107555555555556" calcext:value-type="float">
            <text:p>0,11</text:p>
          </table:table-cell>
          <table:table-cell table:style-name="ce33" table:formula="of:=SUM(['1AResults for P1_(time)'.D27:.G27])" office:value-type="float" office:value="0.532222222222223" calcext:value-type="float">
            <text:p>0,53</text:p>
          </table:table-cell>
          <table:table-cell table:style-name="ce37" table:formula="of:=['1AResults for P1_(time)'.D27]/['1AResults for P1_(time)'.H27]" office:value-type="percentage" office:value="0.797912317327766" calcext:value-type="percentage">
            <text:p>79,79%</text:p>
          </table:table-cell>
          <table:table-cell table:style-name="ce37" table:formula="of:=['1AResults for P1_(time)'.E27]/['1AResults for P1_(time)'.H27]" office:value-type="percentage" office:value="0" calcext:value-type="percentage">
            <text:p>0,00%</text:p>
          </table:table-cell>
          <table:table-cell table:style-name="ce37" table:formula="of:=['1AResults for P1_(time)'.F27]/['1AResults for P1_(time)'.H27]" office:value-type="percentage" office:value="0" calcext:value-type="percentage">
            <text:p>0,00%</text:p>
          </table:table-cell>
          <table:table-cell table:style-name="ce37" table:formula="of:=['1AResults for P1_(time)'.G27]/['1AResults for P1_(time)'.H27]" office:value-type="percentage" office:value="0.202087682672234" calcext:value-type="percentage">
            <text:p>20,21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2-4.tsp</text:p>
          </table:table-cell>
          <table:table-cell table:style-name="ce32" office:value-type="float" office:value="14.773" calcext:value-type="float">
            <text:p>14,77</text:p>
          </table:table-cell>
          <table:table-cell table:style-name="ce32" office:value-type="float" office:value="0.423333333333333" calcext:value-type="float">
            <text:p>0,42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office:value-type="float" office:value="0.184111111111111" calcext:value-type="float">
            <text:p>0,18</text:p>
          </table:table-cell>
          <table:table-cell table:style-name="ce32" table:formula="of:=SUM(['1AResults for P1_(time)'.D28:.G28])" office:value-type="float" office:value="0.607444444444444" calcext:value-type="float">
            <text:p>0,61</text:p>
          </table:table-cell>
          <table:table-cell table:style-name="ce36" table:formula="of:=['1AResults for P1_(time)'.D28]/['1AResults for P1_(time)'.H28]" office:value-type="percentage" office:value="0.696908725077739" calcext:value-type="percentage">
            <text:p>69,69%</text:p>
          </table:table-cell>
          <table:table-cell table:style-name="ce36" table:formula="of:=['1AResults for P1_(time)'.E28]/['1AResults for P1_(time)'.H28]" office:value-type="percentage" office:value="0" calcext:value-type="percentage">
            <text:p>0,00%</text:p>
          </table:table-cell>
          <table:table-cell table:style-name="ce36" table:formula="of:=['1AResults for P1_(time)'.F28]/['1AResults for P1_(time)'.H28]" office:value-type="percentage" office:value="0" calcext:value-type="percentage">
            <text:p>0,00%</text:p>
          </table:table-cell>
          <table:table-cell table:style-name="ce36" table:formula="of:=['1AResults for P1_(time)'.G28]/['1AResults for P1_(time)'.H28]" office:value-type="percentage" office:value="0.303091274922261" calcext:value-type="percentage">
            <text:p>30,31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style-name="ce33" office:value-type="float" office:value="16.885" calcext:value-type="float">
            <text:p>16,89</text:p>
          </table:table-cell>
          <table:table-cell table:style-name="ce33" office:value-type="float" office:value="0.499555555555556" calcext:value-type="float">
            <text:p>0,50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178111111111111" calcext:value-type="float">
            <text:p>0,18</text:p>
          </table:table-cell>
          <table:table-cell table:style-name="ce33" table:formula="of:=SUM(['1AResults for P1_(time)'.D29:.G29])" office:value-type="float" office:value="0.677666666666667" calcext:value-type="float">
            <text:p>0,68</text:p>
          </table:table-cell>
          <table:table-cell table:style-name="ce37" table:formula="of:=['1AResults for P1_(time)'.D29]/['1AResults for P1_(time)'.H29]" office:value-type="percentage" office:value="0.737170027873422" calcext:value-type="percentage">
            <text:p>73,72%</text:p>
          </table:table-cell>
          <table:table-cell table:style-name="ce37" table:formula="of:=['1AResults for P1_(time)'.E29]/['1AResults for P1_(time)'.H29]" office:value-type="percentage" office:value="0" calcext:value-type="percentage">
            <text:p>0,00%</text:p>
          </table:table-cell>
          <table:table-cell table:style-name="ce37" table:formula="of:=['1AResults for P1_(time)'.F29]/['1AResults for P1_(time)'.H29]" office:value-type="percentage" office:value="0" calcext:value-type="percentage">
            <text:p>0,00%</text:p>
          </table:table-cell>
          <table:table-cell table:style-name="ce37" table:formula="of:=['1AResults for P1_(time)'.G29]/['1AResults for P1_(time)'.H29]" office:value-type="percentage" office:value="0.262829972126578" calcext:value-type="percentage">
            <text:p>26,28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2-6.tsp</text:p>
          </table:table-cell>
          <table:table-cell table:style-name="ce32" office:value-type="float" office:value="14.44" calcext:value-type="float">
            <text:p>14,44</text:p>
          </table:table-cell>
          <table:table-cell table:style-name="ce32" office:value-type="float" office:value="0.405111111111111" calcext:value-type="float">
            <text:p>0,41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office:value-type="float" office:value="0.166444444444444" calcext:value-type="float">
            <text:p>0,17</text:p>
          </table:table-cell>
          <table:table-cell table:style-name="ce32" table:formula="of:=SUM(['1AResults for P1_(time)'.D30:.G30])" office:value-type="float" office:value="0.571555555555555" calcext:value-type="float">
            <text:p>0,57</text:p>
          </table:table-cell>
          <table:table-cell table:style-name="ce36" table:formula="of:=['1AResults for P1_(time)'.D30]/['1AResults for P1_(time)'.H30]" office:value-type="percentage" office:value="0.708786936236392" calcext:value-type="percentage">
            <text:p>70,88%</text:p>
          </table:table-cell>
          <table:table-cell table:style-name="ce36" table:formula="of:=['1AResults for P1_(time)'.E30]/['1AResults for P1_(time)'.H30]" office:value-type="percentage" office:value="0" calcext:value-type="percentage">
            <text:p>0,00%</text:p>
          </table:table-cell>
          <table:table-cell table:style-name="ce36" table:formula="of:=['1AResults for P1_(time)'.F30]/['1AResults for P1_(time)'.H30]" office:value-type="percentage" office:value="0" calcext:value-type="percentage">
            <text:p>0,00%</text:p>
          </table:table-cell>
          <table:table-cell table:style-name="ce36" table:formula="of:=['1AResults for P1_(time)'.G30]/['1AResults for P1_(time)'.H30]" office:value-type="percentage" office:value="0.291213063763608" calcext:value-type="percentage">
            <text:p>29,12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style-name="ce33" office:value-type="float" office:value="14.969" calcext:value-type="float">
            <text:p>14,97</text:p>
          </table:table-cell>
          <table:table-cell table:style-name="ce33" office:value-type="float" office:value="0.449222222222222" calcext:value-type="float">
            <text:p>0,45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24" calcext:value-type="float">
            <text:p>0,24</text:p>
          </table:table-cell>
          <table:table-cell table:style-name="ce33" table:formula="of:=SUM(['1AResults for P1_(time)'.D31:.G31])" office:value-type="float" office:value="0.689222222222222" calcext:value-type="float">
            <text:p>0,69</text:p>
          </table:table-cell>
          <table:table-cell table:style-name="ce37" table:formula="of:=['1AResults for P1_(time)'.D31]/['1AResults for P1_(time)'.H31]" office:value-type="percentage" office:value="0.651781396098662" calcext:value-type="percentage">
            <text:p>65,18%</text:p>
          </table:table-cell>
          <table:table-cell table:style-name="ce37" table:formula="of:=['1AResults for P1_(time)'.E31]/['1AResults for P1_(time)'.H31]" office:value-type="percentage" office:value="0" calcext:value-type="percentage">
            <text:p>0,00%</text:p>
          </table:table-cell>
          <table:table-cell table:style-name="ce37" table:formula="of:=['1AResults for P1_(time)'.F31]/['1AResults for P1_(time)'.H31]" office:value-type="percentage" office:value="0" calcext:value-type="percentage">
            <text:p>0,00%</text:p>
          </table:table-cell>
          <table:table-cell table:style-name="ce37" table:formula="of:=['1AResults for P1_(time)'.G31]/['1AResults for P1_(time)'.H31]" office:value-type="percentage" office:value="0.348218603901338" calcext:value-type="percentage">
            <text:p>34,82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2-8.tsp</text:p>
          </table:table-cell>
          <table:table-cell table:style-name="ce32" office:value-type="float" office:value="14.661" calcext:value-type="float">
            <text:p>14,66</text:p>
          </table:table-cell>
          <table:table-cell table:style-name="ce32" office:value-type="float" office:value="0.39" calcext:value-type="float">
            <text:p>0,39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office:value-type="float" office:value="0.0965555555555556" calcext:value-type="float">
            <text:p>0,10</text:p>
          </table:table-cell>
          <table:table-cell table:style-name="ce32" table:formula="of:=SUM(['1AResults for P1_(time)'.D32:.G32])" office:value-type="float" office:value="0.486555555555556" calcext:value-type="float">
            <text:p>0,49</text:p>
          </table:table-cell>
          <table:table-cell table:style-name="ce36" table:formula="of:=['1AResults for P1_(time)'.D32]/['1AResults for P1_(time)'.H32]" office:value-type="percentage" office:value="0.80155286595113" calcext:value-type="percentage">
            <text:p>80,16%</text:p>
          </table:table-cell>
          <table:table-cell table:style-name="ce36" table:formula="of:=['1AResults for P1_(time)'.E32]/['1AResults for P1_(time)'.H32]" office:value-type="percentage" office:value="0" calcext:value-type="percentage">
            <text:p>0,00%</text:p>
          </table:table-cell>
          <table:table-cell table:style-name="ce36" table:formula="of:=['1AResults for P1_(time)'.F32]/['1AResults for P1_(time)'.H32]" office:value-type="percentage" office:value="0" calcext:value-type="percentage">
            <text:p>0,00%</text:p>
          </table:table-cell>
          <table:table-cell table:style-name="ce36" table:formula="of:=['1AResults for P1_(time)'.G32]/['1AResults for P1_(time)'.H32]" office:value-type="percentage" office:value="0.19844713404887" calcext:value-type="percentage">
            <text:p>19,84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style-name="ce33" office:value-type="float" office:value="15.037" calcext:value-type="float">
            <text:p>15,04</text:p>
          </table:table-cell>
          <table:table-cell table:style-name="ce33" office:value-type="float" office:value="0.426555555555556" calcext:value-type="float">
            <text:p>0,43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164444444444444" calcext:value-type="float">
            <text:p>0,16</text:p>
          </table:table-cell>
          <table:table-cell table:style-name="ce33" table:formula="of:=SUM(['1AResults for P1_(time)'.D33:.G33])" office:value-type="float" office:value="0.591" calcext:value-type="float">
            <text:p>0,59</text:p>
          </table:table-cell>
          <table:table-cell table:style-name="ce37" table:formula="of:=['1AResults for P1_(time)'.D33]/['1AResults for P1_(time)'.H33]" office:value-type="percentage" office:value="0.721752209061855" calcext:value-type="percentage">
            <text:p>72,18%</text:p>
          </table:table-cell>
          <table:table-cell table:style-name="ce37" table:formula="of:=['1AResults for P1_(time)'.E33]/['1AResults for P1_(time)'.H33]" office:value-type="percentage" office:value="0" calcext:value-type="percentage">
            <text:p>0,00%</text:p>
          </table:table-cell>
          <table:table-cell table:style-name="ce37" table:formula="of:=['1AResults for P1_(time)'.F33]/['1AResults for P1_(time)'.H33]" office:value-type="percentage" office:value="0" calcext:value-type="percentage">
            <text:p>0,00%</text:p>
          </table:table-cell>
          <table:table-cell table:style-name="ce37" table:formula="of:=['1AResults for P1_(time)'.G33]/['1AResults for P1_(time)'.H33]" office:value-type="percentage" office:value="0.278247790938146" calcext:value-type="percentage">
            <text:p>27,82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3-0.tsp</text:p>
          </table:table-cell>
          <table:table-cell table:style-name="ce32" office:value-type="float" office:value="20.598" calcext:value-type="float">
            <text:p>20,60</text:p>
          </table:table-cell>
          <table:table-cell table:style-name="ce32" office:value-type="float" office:value="0.247444444444444" calcext:value-type="float">
            <text:p>0,25</text:p>
          </table:table-cell>
          <table:table-cell table:style-name="ce32" office:value-type="float" office:value="0.232" calcext:value-type="float">
            <text:p>0,23</text:p>
          </table:table-cell>
          <table:table-cell table:style-name="ce32" office:value-type="float" office:value="0.224222222222222" calcext:value-type="float">
            <text:p>0,22</text:p>
          </table:table-cell>
          <table:table-cell table:style-name="ce32" office:value-type="float" office:value="0.192333333333333" calcext:value-type="float">
            <text:p>0,19</text:p>
          </table:table-cell>
          <table:table-cell table:style-name="ce32" table:formula="of:=SUM(['1AResults for P1_(time)'.D34:.G34])" office:value-type="float" office:value="0.895999999999999" calcext:value-type="float">
            <text:p>0,90</text:p>
          </table:table-cell>
          <table:table-cell table:style-name="ce36" table:formula="of:=['1AResults for P1_(time)'.D34]/['1AResults for P1_(time)'.H34]" office:value-type="percentage" office:value="0.276165674603174" calcext:value-type="percentage">
            <text:p>27,62%</text:p>
          </table:table-cell>
          <table:table-cell table:style-name="ce36" table:formula="of:=['1AResults for P1_(time)'.E34]/['1AResults for P1_(time)'.H34]" office:value-type="percentage" office:value="0.258928571428572" calcext:value-type="percentage">
            <text:p>25,89%</text:p>
          </table:table-cell>
          <table:table-cell table:style-name="ce36" table:formula="of:=['1AResults for P1_(time)'.F34]/['1AResults for P1_(time)'.H34]" office:value-type="percentage" office:value="0.250248015873016" calcext:value-type="percentage">
            <text:p>25,02%</text:p>
          </table:table-cell>
          <table:table-cell table:style-name="ce36" table:formula="of:=['1AResults for P1_(time)'.G34]/['1AResults for P1_(time)'.H34]" office:value-type="percentage" office:value="0.214657738095238" calcext:value-type="percentage">
            <text:p>21,47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style-name="ce33" office:value-type="float" office:value="20.379" calcext:value-type="float">
            <text:p>20,38</text:p>
          </table:table-cell>
          <table:table-cell table:style-name="ce33" office:value-type="float" office:value="0.249888888888889" calcext:value-type="float">
            <text:p>0,25</text:p>
          </table:table-cell>
          <table:table-cell table:style-name="ce33" office:value-type="float" office:value="0.270555555555556" calcext:value-type="float">
            <text:p>0,27</text:p>
          </table:table-cell>
          <table:table-cell table:style-name="ce33" office:value-type="float" office:value="0.23" calcext:value-type="float">
            <text:p>0,23</text:p>
          </table:table-cell>
          <table:table-cell table:style-name="ce33" office:value-type="float" office:value="0.141666666666667" calcext:value-type="float">
            <text:p>0,14</text:p>
          </table:table-cell>
          <table:table-cell table:style-name="ce33" table:formula="of:=SUM(['1AResults for P1_(time)'.D35:.G35])" office:value-type="float" office:value="0.892111111111112" calcext:value-type="float">
            <text:p>0,89</text:p>
          </table:table-cell>
          <table:table-cell table:style-name="ce37" table:formula="of:=['1AResults for P1_(time)'.D35]/['1AResults for P1_(time)'.H35]" office:value-type="percentage" office:value="0.280109602690248" calcext:value-type="percentage">
            <text:p>28,01%</text:p>
          </table:table-cell>
          <table:table-cell table:style-name="ce37" table:formula="of:=['1AResults for P1_(time)'.E35]/['1AResults for P1_(time)'.H35]" office:value-type="percentage" office:value="0.303275625856271" calcext:value-type="percentage">
            <text:p>30,33%</text:p>
          </table:table-cell>
          <table:table-cell table:style-name="ce37" table:formula="of:=['1AResults for P1_(time)'.F35]/['1AResults for P1_(time)'.H35]" office:value-type="percentage" office:value="0.257815419105741" calcext:value-type="percentage">
            <text:p>25,78%</text:p>
          </table:table-cell>
          <table:table-cell table:style-name="ce37" table:formula="of:=['1AResults for P1_(time)'.G35]/['1AResults for P1_(time)'.H35]" office:value-type="percentage" office:value="0.15879935234774" calcext:value-type="percentage">
            <text:p>15,88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3-2.tsp</text:p>
          </table:table-cell>
          <table:table-cell table:style-name="ce32" office:value-type="float" office:value="18.24" calcext:value-type="float">
            <text:p>18,24</text:p>
          </table:table-cell>
          <table:table-cell table:style-name="ce32" office:value-type="float" office:value="0.231333333333333" calcext:value-type="float">
            <text:p>0,23</text:p>
          </table:table-cell>
          <table:table-cell table:style-name="ce32" office:value-type="float" office:value="0.344333333333333" calcext:value-type="float">
            <text:p>0,34</text:p>
          </table:table-cell>
          <table:table-cell table:style-name="ce32" office:value-type="float" office:value="0.219333333333333" calcext:value-type="float">
            <text:p>0,22</text:p>
          </table:table-cell>
          <table:table-cell table:style-name="ce32" office:value-type="float" office:value="0.211444444444444" calcext:value-type="float">
            <text:p>0,21</text:p>
          </table:table-cell>
          <table:table-cell table:style-name="ce32" table:formula="of:=SUM(['1AResults for P1_(time)'.D36:.G36])" office:value-type="float" office:value="1.00644444444444" calcext:value-type="float">
            <text:p>1,01</text:p>
          </table:table-cell>
          <table:table-cell table:style-name="ce36" table:formula="of:=['1AResults for P1_(time)'.D36]/['1AResults for P1_(time)'.H36]" office:value-type="percentage" office:value="0.229852064473394" calcext:value-type="percentage">
            <text:p>22,99%</text:p>
          </table:table-cell>
          <table:table-cell table:style-name="ce36" table:formula="of:=['1AResults for P1_(time)'.E36]/['1AResults for P1_(time)'.H36]" office:value-type="percentage" office:value="0.342128505188784" calcext:value-type="percentage">
            <text:p>34,21%</text:p>
          </table:table-cell>
          <table:table-cell table:style-name="ce36" table:formula="of:=['1AResults for P1_(time)'.F36]/['1AResults for P1_(time)'.H36]" office:value-type="percentage" office:value="0.217928902627512" calcext:value-type="percentage">
            <text:p>21,79%</text:p>
          </table:table-cell>
          <table:table-cell table:style-name="ce36" table:formula="of:=['1AResults for P1_(time)'.G36]/['1AResults for P1_(time)'.H36]" office:value-type="percentage" office:value="0.210090527710311" calcext:value-type="percentage">
            <text:p>21,01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style-name="ce33" office:value-type="float" office:value="19.315" calcext:value-type="float">
            <text:p>19,32</text:p>
          </table:table-cell>
          <table:table-cell table:style-name="ce33" office:value-type="float" office:value="0.213222222222222" calcext:value-type="float">
            <text:p>0,21</text:p>
          </table:table-cell>
          <table:table-cell table:style-name="ce33" office:value-type="float" office:value="0.255666666666667" calcext:value-type="float">
            <text:p>0,26</text:p>
          </table:table-cell>
          <table:table-cell table:style-name="ce33" office:value-type="float" office:value="0.217333333333333" calcext:value-type="float">
            <text:p>0,22</text:p>
          </table:table-cell>
          <table:table-cell table:style-name="ce33" office:value-type="float" office:value="0.213888888888889" calcext:value-type="float">
            <text:p>0,21</text:p>
          </table:table-cell>
          <table:table-cell table:style-name="ce33" table:formula="of:=SUM(['1AResults for P1_(time)'.D37:.G37])" office:value-type="float" office:value="0.900111111111111" calcext:value-type="float">
            <text:p>0,90</text:p>
          </table:table-cell>
          <table:table-cell table:style-name="ce37" table:formula="of:=['1AResults for P1_(time)'.D37]/['1AResults for P1_(time)'.H37]" office:value-type="percentage" office:value="0.236884335267251" calcext:value-type="percentage">
            <text:p>23,69%</text:p>
          </table:table-cell>
          <table:table-cell table:style-name="ce37" table:formula="of:=['1AResults for P1_(time)'.E37]/['1AResults for P1_(time)'.H37]" office:value-type="percentage" office:value="0.284039007529935" calcext:value-type="percentage">
            <text:p>28,40%</text:p>
          </table:table-cell>
          <table:table-cell table:style-name="ce37" table:formula="of:=['1AResults for P1_(time)'.F37]/['1AResults for P1_(time)'.H37]" office:value-type="percentage" office:value="0.241451672633008" calcext:value-type="percentage">
            <text:p>24,15%</text:p>
          </table:table-cell>
          <table:table-cell table:style-name="ce37" table:formula="of:=['1AResults for P1_(time)'.G37]/['1AResults for P1_(time)'.H37]" office:value-type="percentage" office:value="0.237624984569806" calcext:value-type="percentage">
            <text:p>23,76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3-4.tsp</text:p>
          </table:table-cell>
          <table:table-cell table:style-name="ce32" office:value-type="float" office:value="19.942" calcext:value-type="float">
            <text:p>19,94</text:p>
          </table:table-cell>
          <table:table-cell table:style-name="ce32" office:value-type="float" office:value="0.262222222222222" calcext:value-type="float">
            <text:p>0,26</text:p>
          </table:table-cell>
          <table:table-cell table:style-name="ce32" office:value-type="float" office:value="0.286111111111111" calcext:value-type="float">
            <text:p>0,29</text:p>
          </table:table-cell>
          <table:table-cell table:style-name="ce32" office:value-type="float" office:value="0.199" calcext:value-type="float">
            <text:p>0,20</text:p>
          </table:table-cell>
          <table:table-cell table:style-name="ce32" office:value-type="float" office:value="0.141333333333333" calcext:value-type="float">
            <text:p>0,14</text:p>
          </table:table-cell>
          <table:table-cell table:style-name="ce32" table:formula="of:=SUM(['1AResults for P1_(time)'.D38:.G38])" office:value-type="float" office:value="0.888666666666666" calcext:value-type="float">
            <text:p>0,89</text:p>
          </table:table-cell>
          <table:table-cell table:style-name="ce36" table:formula="of:=['1AResults for P1_(time)'.D38]/['1AResults for P1_(time)'.H38]" office:value-type="percentage" office:value="0.295073768442111" calcext:value-type="percentage">
            <text:p>29,51%</text:p>
          </table:table-cell>
          <table:table-cell table:style-name="ce36" table:formula="of:=['1AResults for P1_(time)'.E38]/['1AResults for P1_(time)'.H38]" office:value-type="percentage" office:value="0.321955488872218" calcext:value-type="percentage">
            <text:p>32,20%</text:p>
          </table:table-cell>
          <table:table-cell table:style-name="ce36" table:formula="of:=['1AResults for P1_(time)'.F38]/['1AResults for P1_(time)'.H38]" office:value-type="percentage" office:value="0.223930982745687" calcext:value-type="percentage">
            <text:p>22,39%</text:p>
          </table:table-cell>
          <table:table-cell table:style-name="ce36" table:formula="of:=['1AResults for P1_(time)'.G38]/['1AResults for P1_(time)'.H38]" office:value-type="percentage" office:value="0.159039759939985" calcext:value-type="percentage">
            <text:p>15,90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style-name="ce33" office:value-type="float" office:value="16.79" calcext:value-type="float">
            <text:p>16,79</text:p>
          </table:table-cell>
          <table:table-cell table:style-name="ce33" office:value-type="float" office:value="0.231111111111111" calcext:value-type="float">
            <text:p>0,23</text:p>
          </table:table-cell>
          <table:table-cell table:style-name="ce33" office:value-type="float" office:value="0.613" calcext:value-type="float">
            <text:p>0,61</text:p>
          </table:table-cell>
          <table:table-cell table:style-name="ce33" office:value-type="float" office:value="0.232777777777778" calcext:value-type="float">
            <text:p>0,23</text:p>
          </table:table-cell>
          <table:table-cell table:style-name="ce33" office:value-type="float" office:value="0.274222222222222" calcext:value-type="float">
            <text:p>0,27</text:p>
          </table:table-cell>
          <table:table-cell table:style-name="ce33" table:formula="of:=SUM(['1AResults for P1_(time)'.D39:.G39])" office:value-type="float" office:value="1.35111111111111" calcext:value-type="float">
            <text:p>1,35</text:p>
          </table:table-cell>
          <table:table-cell table:style-name="ce37" table:formula="of:=['1AResults for P1_(time)'.D39]/['1AResults for P1_(time)'.H39]" office:value-type="percentage" office:value="0.171052631578947" calcext:value-type="percentage">
            <text:p>17,11%</text:p>
          </table:table-cell>
          <table:table-cell table:style-name="ce37" table:formula="of:=['1AResults for P1_(time)'.E39]/['1AResults for P1_(time)'.H39]" office:value-type="percentage" office:value="0.453700657894737" calcext:value-type="percentage">
            <text:p>45,37%</text:p>
          </table:table-cell>
          <table:table-cell table:style-name="ce37" table:formula="of:=['1AResults for P1_(time)'.F39]/['1AResults for P1_(time)'.H39]" office:value-type="percentage" office:value="0.172286184210526" calcext:value-type="percentage">
            <text:p>17,23%</text:p>
          </table:table-cell>
          <table:table-cell table:style-name="ce37" table:formula="of:=['1AResults for P1_(time)'.G39]/['1AResults for P1_(time)'.H39]" office:value-type="percentage" office:value="0.202960526315789" calcext:value-type="percentage">
            <text:p>20,30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3-6.tsp</text:p>
          </table:table-cell>
          <table:table-cell table:style-name="ce32" office:value-type="float" office:value="20.068" calcext:value-type="float">
            <text:p>20,07</text:p>
          </table:table-cell>
          <table:table-cell table:style-name="ce32" office:value-type="float" office:value="0.229888888888889" calcext:value-type="float">
            <text:p>0,23</text:p>
          </table:table-cell>
          <table:table-cell table:style-name="ce32" office:value-type="float" office:value="0.356555555555556" calcext:value-type="float">
            <text:p>0,36</text:p>
          </table:table-cell>
          <table:table-cell table:style-name="ce32" office:value-type="float" office:value="0.250111111111111" calcext:value-type="float">
            <text:p>0,25</text:p>
          </table:table-cell>
          <table:table-cell table:style-name="ce32" office:value-type="float" office:value="0.110333333333333" calcext:value-type="float">
            <text:p>0,11</text:p>
          </table:table-cell>
          <table:table-cell table:style-name="ce32" table:formula="of:=SUM(['1AResults for P1_(time)'.D40:.G40])" office:value-type="float" office:value="0.946888888888889" calcext:value-type="float">
            <text:p>0,95</text:p>
          </table:table-cell>
          <table:table-cell table:style-name="ce36" table:formula="of:=['1AResults for P1_(time)'.D40]/['1AResults for P1_(time)'.H40]" office:value-type="percentage" office:value="0.242783384182117" calcext:value-type="percentage">
            <text:p>24,28%</text:p>
          </table:table-cell>
          <table:table-cell table:style-name="ce36" table:formula="of:=['1AResults for P1_(time)'.E40]/['1AResults for P1_(time)'.H40]" office:value-type="percentage" office:value="0.376554799342878" calcext:value-type="percentage">
            <text:p>37,66%</text:p>
          </table:table-cell>
          <table:table-cell table:style-name="ce36" table:formula="of:=['1AResults for P1_(time)'.F40]/['1AResults for P1_(time)'.H40]" office:value-type="percentage" office:value="0.264139873269185" calcext:value-type="percentage">
            <text:p>26,41%</text:p>
          </table:table-cell>
          <table:table-cell table:style-name="ce36" table:formula="of:=['1AResults for P1_(time)'.G40]/['1AResults for P1_(time)'.H40]" office:value-type="percentage" office:value="0.11652194320582" calcext:value-type="percentage">
            <text:p>11,65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style-name="ce33" office:value-type="float" office:value="19.823" calcext:value-type="float">
            <text:p>19,82</text:p>
          </table:table-cell>
          <table:table-cell table:style-name="ce33" office:value-type="float" office:value="0.249666666666667" calcext:value-type="float">
            <text:p>0,25</text:p>
          </table:table-cell>
          <table:table-cell table:style-name="ce33" office:value-type="float" office:value="0.326111111111111" calcext:value-type="float">
            <text:p>0,33</text:p>
          </table:table-cell>
          <table:table-cell table:style-name="ce33" office:value-type="float" office:value="0.222666666666667" calcext:value-type="float">
            <text:p>0,22</text:p>
          </table:table-cell>
          <table:table-cell table:style-name="ce33" office:value-type="float" office:value="0.240555555555556" calcext:value-type="float">
            <text:p>0,24</text:p>
          </table:table-cell>
          <table:table-cell table:style-name="ce33" table:formula="of:=SUM(['1AResults for P1_(time)'.D41:.G41])" office:value-type="float" office:value="1.039" calcext:value-type="float">
            <text:p>1,04</text:p>
          </table:table-cell>
          <table:table-cell table:style-name="ce37" table:formula="of:=['1AResults for P1_(time)'.D41]/['1AResults for P1_(time)'.H41]" office:value-type="percentage" office:value="0.240295155598332" calcext:value-type="percentage">
            <text:p>24,03%</text:p>
          </table:table-cell>
          <table:table-cell table:style-name="ce37" table:formula="of:=['1AResults for P1_(time)'.E41]/['1AResults for P1_(time)'.H41]" office:value-type="percentage" office:value="0.313870174312907" calcext:value-type="percentage">
            <text:p>31,39%</text:p>
          </table:table-cell>
          <table:table-cell table:style-name="ce37" table:formula="of:=['1AResults for P1_(time)'.F41]/['1AResults for P1_(time)'.H41]" office:value-type="percentage" office:value="0.214308630093038" calcext:value-type="percentage">
            <text:p>21,43%</text:p>
          </table:table-cell>
          <table:table-cell table:style-name="ce37" table:formula="of:=['1AResults for P1_(time)'.G41]/['1AResults for P1_(time)'.H41]" office:value-type="percentage" office:value="0.231526039995723" calcext:value-type="percentage">
            <text:p>23,15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3-8.tsp</text:p>
          </table:table-cell>
          <table:table-cell table:style-name="ce32" office:value-type="float" office:value="17.061" calcext:value-type="float">
            <text:p>17,06</text:p>
          </table:table-cell>
          <table:table-cell table:style-name="ce32" office:value-type="float" office:value="0.201222222222222" calcext:value-type="float">
            <text:p>0,20</text:p>
          </table:table-cell>
          <table:table-cell table:style-name="ce32" office:value-type="float" office:value="0.333222222222222" calcext:value-type="float">
            <text:p>0,33</text:p>
          </table:table-cell>
          <table:table-cell table:style-name="ce32" office:value-type="float" office:value="0.209111111111111" calcext:value-type="float">
            <text:p>0,21</text:p>
          </table:table-cell>
          <table:table-cell table:style-name="ce32" office:value-type="float" office:value="0.208777777777778" calcext:value-type="float">
            <text:p>0,21</text:p>
          </table:table-cell>
          <table:table-cell table:style-name="ce32" table:formula="of:=SUM(['1AResults for P1_(time)'.D42:.G42])" office:value-type="float" office:value="0.952333333333333" calcext:value-type="float">
            <text:p>0,95</text:p>
          </table:table-cell>
          <table:table-cell table:style-name="ce36" table:formula="of:=['1AResults for P1_(time)'.D42]/['1AResults for P1_(time)'.H42]" office:value-type="percentage" office:value="0.211293898028235" calcext:value-type="percentage">
            <text:p>21,13%</text:p>
          </table:table-cell>
          <table:table-cell table:style-name="ce36" table:formula="of:=['1AResults for P1_(time)'.E42]/['1AResults for P1_(time)'.H42]" office:value-type="percentage" office:value="0.349900828374752" calcext:value-type="percentage">
            <text:p>34,99%</text:p>
          </table:table-cell>
          <table:table-cell table:style-name="ce36" table:formula="of:=['1AResults for P1_(time)'.F42]/['1AResults for P1_(time)'.H42]" office:value-type="percentage" office:value="0.219577645548944" calcext:value-type="percentage">
            <text:p>21,96%</text:p>
          </table:table-cell>
          <table:table-cell table:style-name="ce36" table:formula="of:=['1AResults for P1_(time)'.G42]/['1AResults for P1_(time)'.H42]" office:value-type="percentage" office:value="0.219227628048069" calcext:value-type="percentage">
            <text:p>21,92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style-name="ce33" office:value-type="float" office:value="19.359" calcext:value-type="float">
            <text:p>19,36</text:p>
          </table:table-cell>
          <table:table-cell table:style-name="ce33" office:value-type="float" office:value="0.224777777777778" calcext:value-type="float">
            <text:p>0,22</text:p>
          </table:table-cell>
          <table:table-cell table:style-name="ce33" office:value-type="float" office:value="0.373777777777778" calcext:value-type="float">
            <text:p>0,37</text:p>
          </table:table-cell>
          <table:table-cell table:style-name="ce33" office:value-type="float" office:value="0.217444444444444" calcext:value-type="float">
            <text:p>0,22</text:p>
          </table:table-cell>
          <table:table-cell table:style-name="ce33" office:value-type="float" office:value="0.212555555555556" calcext:value-type="float">
            <text:p>0,21</text:p>
          </table:table-cell>
          <table:table-cell table:style-name="ce33" table:formula="of:=SUM(['1AResults for P1_(time)'.D43:.G43])" office:value-type="float" office:value="1.02855555555556" calcext:value-type="float">
            <text:p>1,03</text:p>
          </table:table-cell>
          <table:table-cell table:style-name="ce37" table:formula="of:=['1AResults for P1_(time)'.D43]/['1AResults for P1_(time)'.H43]" office:value-type="percentage" office:value="0.218537323106838" calcext:value-type="percentage">
            <text:p>21,85%</text:p>
          </table:table-cell>
          <table:table-cell table:style-name="ce37" table:formula="of:=['1AResults for P1_(time)'.E43]/['1AResults for P1_(time)'.H43]" office:value-type="percentage" office:value="0.363400669763422" calcext:value-type="percentage">
            <text:p>36,34%</text:p>
          </table:table-cell>
          <table:table-cell table:style-name="ce37" table:formula="of:=['1AResults for P1_(time)'.F43]/['1AResults for P1_(time)'.H43]" office:value-type="percentage" office:value="0.211407583450361" calcext:value-type="percentage">
            <text:p>21,14%</text:p>
          </table:table-cell>
          <table:table-cell table:style-name="ce37" table:formula="of:=['1AResults for P1_(time)'.G43]/['1AResults for P1_(time)'.H43]" office:value-type="percentage" office:value="0.206654423679378" calcext:value-type="percentage">
            <text:p>20,67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4-0.tsp</text:p>
          </table:table-cell>
          <table:table-cell table:style-name="ce32" office:value-type="float" office:value="28.085" calcext:value-type="float">
            <text:p>28,09</text:p>
          </table:table-cell>
          <table:table-cell table:style-name="ce32" office:value-type="float" office:value="0.424" calcext:value-type="float">
            <text:p>0,42</text:p>
          </table:table-cell>
          <table:table-cell table:style-name="ce32" office:value-type="float" office:value="0.401333333333333" calcext:value-type="float">
            <text:p>0,40</text:p>
          </table:table-cell>
          <table:table-cell table:style-name="ce32" office:value-type="float" office:value="0.288" calcext:value-type="float">
            <text:p>0,29</text:p>
          </table:table-cell>
          <table:table-cell table:style-name="ce32" office:value-type="float" office:value="0.204555555555556" calcext:value-type="float">
            <text:p>0,20</text:p>
          </table:table-cell>
          <table:table-cell table:style-name="ce32" table:formula="of:=SUM(['1AResults for P1_(time)'.D44:.G44])" office:value-type="float" office:value="1.31788888888889" calcext:value-type="float">
            <text:p>1,32</text:p>
          </table:table-cell>
          <table:table-cell table:style-name="ce36" table:formula="of:=['1AResults for P1_(time)'.D44]/['1AResults for P1_(time)'.H44]" office:value-type="percentage" office:value="0.321726667228733" calcext:value-type="percentage">
            <text:p>32,17%</text:p>
          </table:table-cell>
          <table:table-cell table:style-name="ce36" table:formula="of:=['1AResults for P1_(time)'.E44]/['1AResults for P1_(time)'.H44]" office:value-type="percentage" office:value="0.304527442880027" calcext:value-type="percentage">
            <text:p>30,45%</text:p>
          </table:table-cell>
          <table:table-cell table:style-name="ce36" table:formula="of:=['1AResults for P1_(time)'.F44]/['1AResults for P1_(time)'.H44]" office:value-type="percentage" office:value="0.218531321136498" calcext:value-type="percentage">
            <text:p>21,85%</text:p>
          </table:table-cell>
          <table:table-cell table:style-name="ce36" table:formula="of:=['1AResults for P1_(time)'.G44]/['1AResults for P1_(time)'.H44]" office:value-type="percentage" office:value="0.155214568754743" calcext:value-type="percentage">
            <text:p>15,52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style-name="ce33" office:value-type="float" office:value="27.402" calcext:value-type="float">
            <text:p>27,40</text:p>
          </table:table-cell>
          <table:table-cell table:style-name="ce33" office:value-type="float" office:value="0.471111111111111" calcext:value-type="float">
            <text:p>0,47</text:p>
          </table:table-cell>
          <table:table-cell table:style-name="ce33" office:value-type="float" office:value="0.219222222222222" calcext:value-type="float">
            <text:p>0,22</text:p>
          </table:table-cell>
          <table:table-cell table:style-name="ce33" office:value-type="float" office:value="0.218444444444444" calcext:value-type="float">
            <text:p>0,22</text:p>
          </table:table-cell>
          <table:table-cell table:style-name="ce33" office:value-type="float" office:value="0.272111111111111" calcext:value-type="float">
            <text:p>0,27</text:p>
          </table:table-cell>
          <table:table-cell table:style-name="ce33" table:formula="of:=SUM(['1AResults for P1_(time)'.D45:.G45])" office:value-type="float" office:value="1.18088888888889" calcext:value-type="float">
            <text:p>1,18</text:p>
          </table:table-cell>
          <table:table-cell table:style-name="ce37" table:formula="of:=['1AResults for P1_(time)'.D45]/['1AResults for P1_(time)'.H45]" office:value-type="percentage" office:value="0.398946179902145" calcext:value-type="percentage">
            <text:p>39,89%</text:p>
          </table:table-cell>
          <table:table-cell table:style-name="ce37" table:formula="of:=['1AResults for P1_(time)'.E45]/['1AResults for P1_(time)'.H45]" office:value-type="percentage" office:value="0.185641701166729" calcext:value-type="percentage">
            <text:p>18,56%</text:p>
          </table:table-cell>
          <table:table-cell table:style-name="ce37" table:formula="of:=['1AResults for P1_(time)'.F45]/['1AResults for P1_(time)'.H45]" office:value-type="percentage" office:value="0.18498306360557" calcext:value-type="percentage">
            <text:p>18,50%</text:p>
          </table:table-cell>
          <table:table-cell table:style-name="ce37" table:formula="of:=['1AResults for P1_(time)'.G45]/['1AResults for P1_(time)'.H45]" office:value-type="percentage" office:value="0.230429055325555" calcext:value-type="percentage">
            <text:p>23,04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4-2.tsp</text:p>
          </table:table-cell>
          <table:table-cell table:style-name="ce32" office:value-type="float" office:value="24.311" calcext:value-type="float">
            <text:p>24,31</text:p>
          </table:table-cell>
          <table:table-cell table:style-name="ce32" office:value-type="float" office:value="0.432" calcext:value-type="float">
            <text:p>0,43</text:p>
          </table:table-cell>
          <table:table-cell table:style-name="ce32" office:value-type="float" office:value="0.480888888888889" calcext:value-type="float">
            <text:p>0,48</text:p>
          </table:table-cell>
          <table:table-cell table:style-name="ce32" office:value-type="float" office:value="0.200666666666667" calcext:value-type="float">
            <text:p>0,20</text:p>
          </table:table-cell>
          <table:table-cell table:style-name="ce32" office:value-type="float" office:value="0.287222222222222" calcext:value-type="float">
            <text:p>0,29</text:p>
          </table:table-cell>
          <table:table-cell table:style-name="ce32" table:formula="of:=SUM(['1AResults for P1_(time)'.D46:.G46])" office:value-type="float" office:value="1.40077777777778" calcext:value-type="float">
            <text:p>1,40</text:p>
          </table:table-cell>
          <table:table-cell table:style-name="ce36" table:formula="of:=['1AResults for P1_(time)'.D46]/['1AResults for P1_(time)'.H46]" office:value-type="percentage" office:value="0.308400095185214" calcext:value-type="percentage">
            <text:p>30,84%</text:p>
          </table:table-cell>
          <table:table-cell table:style-name="ce36" table:formula="of:=['1AResults for P1_(time)'.E46]/['1AResults for P1_(time)'.H46]" office:value-type="percentage" office:value="0.343301340525105" calcext:value-type="percentage">
            <text:p>34,33%</text:p>
          </table:table-cell>
          <table:table-cell table:style-name="ce36" table:formula="of:=['1AResults for P1_(time)'.F46]/['1AResults for P1_(time)'.H46]" office:value-type="percentage" office:value="0.143253747917824" calcext:value-type="percentage">
            <text:p>14,33%</text:p>
          </table:table-cell>
          <table:table-cell table:style-name="ce36" table:formula="of:=['1AResults for P1_(time)'.G46]/['1AResults for P1_(time)'.H46]" office:value-type="percentage" office:value="0.205044816371857" calcext:value-type="percentage">
            <text:p>20,50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style-name="ce33" office:value-type="float" office:value="26.53" calcext:value-type="float">
            <text:p>26,53</text:p>
          </table:table-cell>
          <table:table-cell table:style-name="ce33" office:value-type="float" office:value="0.466777777777778" calcext:value-type="float">
            <text:p>0,47</text:p>
          </table:table-cell>
          <table:table-cell table:style-name="ce33" office:value-type="float" office:value="0.349666666666667" calcext:value-type="float">
            <text:p>0,35</text:p>
          </table:table-cell>
          <table:table-cell table:style-name="ce33" office:value-type="float" office:value="0.209666666666667" calcext:value-type="float">
            <text:p>0,21</text:p>
          </table:table-cell>
          <table:table-cell table:style-name="ce33" office:value-type="float" office:value="0.191666666666667" calcext:value-type="float">
            <text:p>0,19</text:p>
          </table:table-cell>
          <table:table-cell table:style-name="ce33" table:formula="of:=SUM(['1AResults for P1_(time)'.D47:.G47])" office:value-type="float" office:value="1.21777777777778" calcext:value-type="float">
            <text:p>1,22</text:p>
          </table:table-cell>
          <table:table-cell table:style-name="ce37" table:formula="of:=['1AResults for P1_(time)'.D47]/['1AResults for P1_(time)'.H47]" office:value-type="percentage" office:value="0.383302919708029" calcext:value-type="percentage">
            <text:p>38,33%</text:p>
          </table:table-cell>
          <table:table-cell table:style-name="ce37" table:formula="of:=['1AResults for P1_(time)'.E47]/['1AResults for P1_(time)'.H47]" office:value-type="percentage" office:value="0.28713503649635" calcext:value-type="percentage">
            <text:p>28,71%</text:p>
          </table:table-cell>
          <table:table-cell table:style-name="ce37" table:formula="of:=['1AResults for P1_(time)'.F47]/['1AResults for P1_(time)'.H47]" office:value-type="percentage" office:value="0.172171532846715" calcext:value-type="percentage">
            <text:p>17,22%</text:p>
          </table:table-cell>
          <table:table-cell table:style-name="ce37" table:formula="of:=['1AResults for P1_(time)'.G47]/['1AResults for P1_(time)'.H47]" office:value-type="percentage" office:value="0.157390510948905" calcext:value-type="percentage">
            <text:p>15,74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4-4.tsp</text:p>
          </table:table-cell>
          <table:table-cell table:style-name="ce32" office:value-type="float" office:value="28.712" calcext:value-type="float">
            <text:p>28,71</text:p>
          </table:table-cell>
          <table:table-cell table:style-name="ce32" office:value-type="float" office:value="0.485" calcext:value-type="float">
            <text:p>0,49</text:p>
          </table:table-cell>
          <table:table-cell table:style-name="ce32" office:value-type="float" office:value="0.298111111111111" calcext:value-type="float">
            <text:p>0,30</text:p>
          </table:table-cell>
          <table:table-cell table:style-name="ce32" office:value-type="float" office:value="0.251222222222222" calcext:value-type="float">
            <text:p>0,25</text:p>
          </table:table-cell>
          <table:table-cell table:style-name="ce32" office:value-type="float" office:value="0.307222222222222" calcext:value-type="float">
            <text:p>0,31</text:p>
          </table:table-cell>
          <table:table-cell table:style-name="ce32" table:formula="of:=SUM(['1AResults for P1_(time)'.D48:.G48])" office:value-type="float" office:value="1.34155555555556" calcext:value-type="float">
            <text:p>1,34</text:p>
          </table:table-cell>
          <table:table-cell table:style-name="ce36" table:formula="of:=['1AResults for P1_(time)'.D48]/['1AResults for P1_(time)'.H48]" office:value-type="percentage" office:value="0.361520622825907" calcext:value-type="percentage">
            <text:p>36,15%</text:p>
          </table:table-cell>
          <table:table-cell table:style-name="ce36" table:formula="of:=['1AResults for P1_(time)'.E48]/['1AResults for P1_(time)'.H48]" office:value-type="percentage" office:value="0.222213019711777" calcext:value-type="percentage">
            <text:p>22,22%</text:p>
          </table:table-cell>
          <table:table-cell table:style-name="ce36" table:formula="of:=['1AResults for P1_(time)'.F48]/['1AResults for P1_(time)'.H48]" office:value-type="percentage" office:value="0.187261885042239" calcext:value-type="percentage">
            <text:p>18,73%</text:p>
          </table:table-cell>
          <table:table-cell table:style-name="ce36" table:formula="of:=['1AResults for P1_(time)'.G48]/['1AResults for P1_(time)'.H48]" office:value-type="percentage" office:value="0.229004472420076" calcext:value-type="percentage">
            <text:p>22,90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style-name="ce33" office:value-type="float" office:value="27.29" calcext:value-type="float">
            <text:p>27,29</text:p>
          </table:table-cell>
          <table:table-cell table:style-name="ce33" office:value-type="float" office:value="0.476555555555556" calcext:value-type="float">
            <text:p>0,48</text:p>
          </table:table-cell>
          <table:table-cell table:style-name="ce33" office:value-type="float" office:value="0.313333333333333" calcext:value-type="float">
            <text:p>0,31</text:p>
          </table:table-cell>
          <table:table-cell table:style-name="ce33" office:value-type="float" office:value="0.242888888888889" calcext:value-type="float">
            <text:p>0,24</text:p>
          </table:table-cell>
          <table:table-cell table:style-name="ce33" office:value-type="float" office:value="0.336333333333333" calcext:value-type="float">
            <text:p>0,34</text:p>
          </table:table-cell>
          <table:table-cell table:style-name="ce33" table:formula="of:=SUM(['1AResults for P1_(time)'.D49:.G49])" office:value-type="float" office:value="1.36911111111111" calcext:value-type="float">
            <text:p>1,37</text:p>
          </table:table-cell>
          <table:table-cell table:style-name="ce37" table:formula="of:=['1AResults for P1_(time)'.D49]/['1AResults for P1_(time)'.H49]" office:value-type="percentage" office:value="0.348076610939783" calcext:value-type="percentage">
            <text:p>34,81%</text:p>
          </table:table-cell>
          <table:table-cell table:style-name="ce37" table:formula="of:=['1AResults for P1_(time)'.E49]/['1AResults for P1_(time)'.H49]" office:value-type="percentage" office:value="0.228858951468917" calcext:value-type="percentage">
            <text:p>22,89%</text:p>
          </table:table-cell>
          <table:table-cell table:style-name="ce37" table:formula="of:=['1AResults for P1_(time)'.F49]/['1AResults for P1_(time)'.H49]" office:value-type="percentage" office:value="0.177406265216686" calcext:value-type="percentage">
            <text:p>17,74%</text:p>
          </table:table-cell>
          <table:table-cell table:style-name="ce37" table:formula="of:=['1AResults for P1_(time)'.G49]/['1AResults for P1_(time)'.H49]" office:value-type="percentage" office:value="0.245658172374614" calcext:value-type="percentage">
            <text:p>24,57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4-6.tsp</text:p>
          </table:table-cell>
          <table:table-cell table:style-name="ce32" office:value-type="float" office:value="27.824" calcext:value-type="float">
            <text:p>27,82</text:p>
          </table:table-cell>
          <table:table-cell table:style-name="ce32" office:value-type="float" office:value="0.476111111111111" calcext:value-type="float">
            <text:p>0,48</text:p>
          </table:table-cell>
          <table:table-cell table:style-name="ce32" office:value-type="float" office:value="0.303777777777778" calcext:value-type="float">
            <text:p>0,30</text:p>
          </table:table-cell>
          <table:table-cell table:style-name="ce32" office:value-type="float" office:value="0.194555555555556" calcext:value-type="float">
            <text:p>0,19</text:p>
          </table:table-cell>
          <table:table-cell table:style-name="ce32" office:value-type="float" office:value="0.304444444444444" calcext:value-type="float">
            <text:p>0,30</text:p>
          </table:table-cell>
          <table:table-cell table:style-name="ce32" table:formula="of:=SUM(['1AResults for P1_(time)'.D50:.G50])" office:value-type="float" office:value="1.27888888888889" calcext:value-type="float">
            <text:p>1,28</text:p>
          </table:table-cell>
          <table:table-cell table:style-name="ce36" table:formula="of:=['1AResults for P1_(time)'.D50]/['1AResults for P1_(time)'.H50]" office:value-type="percentage" office:value="0.372284969591659" calcext:value-type="percentage">
            <text:p>37,23%</text:p>
          </table:table-cell>
          <table:table-cell table:style-name="ce36" table:formula="of:=['1AResults for P1_(time)'.E50]/['1AResults for P1_(time)'.H50]" office:value-type="percentage" office:value="0.2375325803649" calcext:value-type="percentage">
            <text:p>23,75%</text:p>
          </table:table-cell>
          <table:table-cell table:style-name="ce36" table:formula="of:=['1AResults for P1_(time)'.F50]/['1AResults for P1_(time)'.H50]" office:value-type="percentage" office:value="0.152128583840139" calcext:value-type="percentage">
            <text:p>15,21%</text:p>
          </table:table-cell>
          <table:table-cell table:style-name="ce36" table:formula="of:=['1AResults for P1_(time)'.G50]/['1AResults for P1_(time)'.H50]" office:value-type="percentage" office:value="0.238053866203301" calcext:value-type="percentage">
            <text:p>23,81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style-name="ce33" office:value-type="float" office:value="25.501" calcext:value-type="float">
            <text:p>25,50</text:p>
          </table:table-cell>
          <table:table-cell table:style-name="ce33" office:value-type="float" office:value="0.393555555555556" calcext:value-type="float">
            <text:p>0,39</text:p>
          </table:table-cell>
          <table:table-cell table:style-name="ce33" office:value-type="float" office:value="0.361" calcext:value-type="float">
            <text:p>0,36</text:p>
          </table:table-cell>
          <table:table-cell table:style-name="ce33" office:value-type="float" office:value="0.247222222222222" calcext:value-type="float">
            <text:p>0,25</text:p>
          </table:table-cell>
          <table:table-cell table:style-name="ce33" office:value-type="float" office:value="0.263444444444444" calcext:value-type="float">
            <text:p>0,26</text:p>
          </table:table-cell>
          <table:table-cell table:style-name="ce33" table:formula="of:=SUM(['1AResults for P1_(time)'.D51:.G51])" office:value-type="float" office:value="1.26522222222222" calcext:value-type="float">
            <text:p>1,27</text:p>
          </table:table-cell>
          <table:table-cell table:style-name="ce37" table:formula="of:=['1AResults for P1_(time)'.D51]/['1AResults for P1_(time)'.H51]" office:value-type="percentage" office:value="0.311056467901994" calcext:value-type="percentage">
            <text:p>31,11%</text:p>
          </table:table-cell>
          <table:table-cell table:style-name="ce37" table:formula="of:=['1AResults for P1_(time)'.E51]/['1AResults for P1_(time)'.H51]" office:value-type="percentage" office:value="0.285325371037148" calcext:value-type="percentage">
            <text:p>28,53%</text:p>
          </table:table-cell>
          <table:table-cell table:style-name="ce37" table:formula="of:=['1AResults for P1_(time)'.F51]/['1AResults for P1_(time)'.H51]" office:value-type="percentage" office:value="0.195398261175024" calcext:value-type="percentage">
            <text:p>19,54%</text:p>
          </table:table-cell>
          <table:table-cell table:style-name="ce37" table:formula="of:=['1AResults for P1_(time)'.G51]/['1AResults for P1_(time)'.H51]" office:value-type="percentage" office:value="0.208219899885834" calcext:value-type="percentage">
            <text:p>20,82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4-8.tsp</text:p>
          </table:table-cell>
          <table:table-cell table:style-name="ce32" office:value-type="float" office:value="26.763" calcext:value-type="float">
            <text:p>26,76</text:p>
          </table:table-cell>
          <table:table-cell table:style-name="ce32" office:value-type="float" office:value="0.431333333333333" calcext:value-type="float">
            <text:p>0,43</text:p>
          </table:table-cell>
          <table:table-cell table:style-name="ce32" office:value-type="float" office:value="0.384888888888889" calcext:value-type="float">
            <text:p>0,38</text:p>
          </table:table-cell>
          <table:table-cell table:style-name="ce32" office:value-type="float" office:value="0.252111111111111" calcext:value-type="float">
            <text:p>0,25</text:p>
          </table:table-cell>
          <table:table-cell table:style-name="ce32" office:value-type="float" office:value="0.207555555555556" calcext:value-type="float">
            <text:p>0,21</text:p>
          </table:table-cell>
          <table:table-cell table:style-name="ce32" table:formula="of:=SUM(['1AResults for P1_(time)'.D52:.G52])" office:value-type="float" office:value="1.27588888888889" calcext:value-type="float">
            <text:p>1,28</text:p>
          </table:table-cell>
          <table:table-cell table:style-name="ce36" table:formula="of:=['1AResults for P1_(time)'.D52]/['1AResults for P1_(time)'.H52]" office:value-type="percentage" office:value="0.338064965601323" calcext:value-type="percentage">
            <text:p>33,81%</text:p>
          </table:table-cell>
          <table:table-cell table:style-name="ce36" table:formula="of:=['1AResults for P1_(time)'.E52]/['1AResults for P1_(time)'.H52]" office:value-type="percentage" office:value="0.301663328398502" calcext:value-type="percentage">
            <text:p>30,17%</text:p>
          </table:table-cell>
          <table:table-cell table:style-name="ce36" table:formula="of:=['1AResults for P1_(time)'.F52]/['1AResults for P1_(time)'.H52]" office:value-type="percentage" office:value="0.197596446921536" calcext:value-type="percentage">
            <text:p>19,76%</text:p>
          </table:table-cell>
          <table:table-cell table:style-name="ce36" table:formula="of:=['1AResults for P1_(time)'.G52]/['1AResults for P1_(time)'.H52]" office:value-type="percentage" office:value="0.162675259078638" calcext:value-type="percentage">
            <text:p>16,27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style-name="ce33" office:value-type="float" office:value="26.387" calcext:value-type="float">
            <text:p>26,39</text:p>
          </table:table-cell>
          <table:table-cell table:style-name="ce33" office:value-type="float" office:value="0.436555555555556" calcext:value-type="float">
            <text:p>0,44</text:p>
          </table:table-cell>
          <table:table-cell table:style-name="ce33" office:value-type="float" office:value="0.302777777777778" calcext:value-type="float">
            <text:p>0,30</text:p>
          </table:table-cell>
          <table:table-cell table:style-name="ce33" office:value-type="float" office:value="0.197111111111111" calcext:value-type="float">
            <text:p>0,20</text:p>
          </table:table-cell>
          <table:table-cell table:style-name="ce33" office:value-type="float" office:value="0.288555555555556" calcext:value-type="float">
            <text:p>0,29</text:p>
          </table:table-cell>
          <table:table-cell table:style-name="ce33" table:formula="of:=SUM(['1AResults for P1_(time)'.D53:.G53])" office:value-type="float" office:value="1.225" calcext:value-type="float">
            <text:p>1,23</text:p>
          </table:table-cell>
          <table:table-cell table:style-name="ce37" table:formula="of:=['1AResults for P1_(time)'.D53]/['1AResults for P1_(time)'.H53]" office:value-type="percentage" office:value="0.356371882086168" calcext:value-type="percentage">
            <text:p>35,64%</text:p>
          </table:table-cell>
          <table:table-cell table:style-name="ce37" table:formula="of:=['1AResults for P1_(time)'.E53]/['1AResults for P1_(time)'.H53]" office:value-type="percentage" office:value="0.247165532879819" calcext:value-type="percentage">
            <text:p>24,72%</text:p>
          </table:table-cell>
          <table:table-cell table:style-name="ce37" table:formula="of:=['1AResults for P1_(time)'.F53]/['1AResults for P1_(time)'.H53]" office:value-type="percentage" office:value="0.160907029478458" calcext:value-type="percentage">
            <text:p>16,09%</text:p>
          </table:table-cell>
          <table:table-cell table:style-name="ce37" table:formula="of:=['1AResults for P1_(time)'.G53]/['1AResults for P1_(time)'.H53]" office:value-type="percentage" office:value="0.235555555555556" calcext:value-type="percentage">
            <text:p>23,56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5-0.tsp</text:p>
          </table:table-cell>
          <table:table-cell table:style-name="ce32" office:value-type="float" office:value="34.606" calcext:value-type="float">
            <text:p>34,61</text:p>
          </table:table-cell>
          <table:table-cell table:style-name="ce32" office:value-type="float" office:value="0.727666666666667" calcext:value-type="float">
            <text:p>0,73</text:p>
          </table:table-cell>
          <table:table-cell table:style-name="ce32" office:value-type="float" office:value="0.254" calcext:value-type="float">
            <text:p>0,25</text:p>
          </table:table-cell>
          <table:table-cell table:style-name="ce32" office:value-type="float" office:value="0.197666666666667" calcext:value-type="float">
            <text:p>0,20</text:p>
          </table:table-cell>
          <table:table-cell table:style-name="ce32" office:value-type="float" office:value="0.484" calcext:value-type="float">
            <text:p>0,48</text:p>
          </table:table-cell>
          <table:table-cell table:style-name="ce32" table:formula="of:=SUM(['1AResults for P1_(time)'.D54:.G54])" office:value-type="float" office:value="1.66333333333333" calcext:value-type="float">
            <text:p>1,66</text:p>
          </table:table-cell>
          <table:table-cell table:style-name="ce36" table:formula="of:=['1AResults for P1_(time)'.D54]/['1AResults for P1_(time)'.H54]" office:value-type="percentage" office:value="0.4374749498998" calcext:value-type="percentage">
            <text:p>43,75%</text:p>
          </table:table-cell>
          <table:table-cell table:style-name="ce36" table:formula="of:=['1AResults for P1_(time)'.E54]/['1AResults for P1_(time)'.H54]" office:value-type="percentage" office:value="0.152705410821643" calcext:value-type="percentage">
            <text:p>15,27%</text:p>
          </table:table-cell>
          <table:table-cell table:style-name="ce36" table:formula="of:=['1AResults for P1_(time)'.F54]/['1AResults for P1_(time)'.H54]" office:value-type="percentage" office:value="0.118837675350702" calcext:value-type="percentage">
            <text:p>11,88%</text:p>
          </table:table-cell>
          <table:table-cell table:style-name="ce36" table:formula="of:=['1AResults for P1_(time)'.G54]/['1AResults for P1_(time)'.H54]" office:value-type="percentage" office:value="0.290981963927856" calcext:value-type="percentage">
            <text:p>29,10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style-name="ce33" office:value-type="float" office:value="34.442" calcext:value-type="float">
            <text:p>34,44</text:p>
          </table:table-cell>
          <table:table-cell table:style-name="ce33" office:value-type="float" office:value="0.638" calcext:value-type="float">
            <text:p>0,64</text:p>
          </table:table-cell>
          <table:table-cell table:style-name="ce33" office:value-type="float" office:value="0.337222222222222" calcext:value-type="float">
            <text:p>0,34</text:p>
          </table:table-cell>
          <table:table-cell table:style-name="ce33" office:value-type="float" office:value="0.217666666666667" calcext:value-type="float">
            <text:p>0,22</text:p>
          </table:table-cell>
          <table:table-cell table:style-name="ce33" office:value-type="float" office:value="0.265555555555556" calcext:value-type="float">
            <text:p>0,27</text:p>
          </table:table-cell>
          <table:table-cell table:style-name="ce33" table:formula="of:=SUM(['1AResults for P1_(time)'.D55:.G55])" office:value-type="float" office:value="1.45844444444445" calcext:value-type="float">
            <text:p>1,46</text:p>
          </table:table-cell>
          <table:table-cell table:style-name="ce37" table:formula="of:=['1AResults for P1_(time)'.D55]/['1AResults for P1_(time)'.H55]" office:value-type="percentage" office:value="0.437452384580222" calcext:value-type="percentage">
            <text:p>43,75%</text:p>
          </table:table-cell>
          <table:table-cell table:style-name="ce37" table:formula="of:=['1AResults for P1_(time)'.E55]/['1AResults for P1_(time)'.H55]" office:value-type="percentage" office:value="0.231220478439738" calcext:value-type="percentage">
            <text:p>23,12%</text:p>
          </table:table-cell>
          <table:table-cell table:style-name="ce37" table:formula="of:=['1AResults for P1_(time)'.F55]/['1AResults for P1_(time)'.H55]" office:value-type="percentage" office:value="0.149245771750724" calcext:value-type="percentage">
            <text:p>14,92%</text:p>
          </table:table-cell>
          <table:table-cell table:style-name="ce37" table:formula="of:=['1AResults for P1_(time)'.G55]/['1AResults for P1_(time)'.H55]" office:value-type="percentage" office:value="0.182081365229316" calcext:value-type="percentage">
            <text:p>18,21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5-2.tsp</text:p>
          </table:table-cell>
          <table:table-cell table:style-name="ce32" office:value-type="float" office:value="32.935" calcext:value-type="float">
            <text:p>32,94</text:p>
          </table:table-cell>
          <table:table-cell table:style-name="ce32" office:value-type="float" office:value="0.622" calcext:value-type="float">
            <text:p>0,62</text:p>
          </table:table-cell>
          <table:table-cell table:style-name="ce32" office:value-type="float" office:value="0.288333333333333" calcext:value-type="float">
            <text:p>0,29</text:p>
          </table:table-cell>
          <table:table-cell table:style-name="ce32" office:value-type="float" office:value="0.177444444444444" calcext:value-type="float">
            <text:p>0,18</text:p>
          </table:table-cell>
          <table:table-cell table:style-name="ce32" office:value-type="float" office:value="0.323444444444444" calcext:value-type="float">
            <text:p>0,32</text:p>
          </table:table-cell>
          <table:table-cell table:style-name="ce32" table:formula="of:=SUM(['1AResults for P1_(time)'.D56:.G56])" office:value-type="float" office:value="1.41122222222222" calcext:value-type="float">
            <text:p>1,41</text:p>
          </table:table-cell>
          <table:table-cell table:style-name="ce36" table:formula="of:=['1AResults for P1_(time)'.D56]/['1AResults for P1_(time)'.H56]" office:value-type="percentage" office:value="0.44075269663806" calcext:value-type="percentage">
            <text:p>44,08%</text:p>
          </table:table-cell>
          <table:table-cell table:style-name="ce36" table:formula="of:=['1AResults for P1_(time)'.E56]/['1AResults for P1_(time)'.H56]" office:value-type="percentage" office:value="0.204314620895992" calcext:value-type="percentage">
            <text:p>20,43%</text:p>
          </table:table-cell>
          <table:table-cell table:style-name="ce36" table:formula="of:=['1AResults for P1_(time)'.F56]/['1AResults for P1_(time)'.H56]" office:value-type="percentage" office:value="0.125738130855838" calcext:value-type="percentage">
            <text:p>12,57%</text:p>
          </table:table-cell>
          <table:table-cell table:style-name="ce36" table:formula="of:=['1AResults for P1_(time)'.G56]/['1AResults for P1_(time)'.H56]" office:value-type="percentage" office:value="0.229194551610109" calcext:value-type="percentage">
            <text:p>22,92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style-name="ce33" office:value-type="float" office:value="36.765" calcext:value-type="float">
            <text:p>36,77</text:p>
          </table:table-cell>
          <table:table-cell table:style-name="ce33" office:value-type="float" office:value="0.676444444444444" calcext:value-type="float">
            <text:p>0,68</text:p>
          </table:table-cell>
          <table:table-cell table:style-name="ce33" office:value-type="float" office:value="0.216222222222222" calcext:value-type="float">
            <text:p>0,22</text:p>
          </table:table-cell>
          <table:table-cell table:style-name="ce33" office:value-type="float" office:value="0.223222222222222" calcext:value-type="float">
            <text:p>0,22</text:p>
          </table:table-cell>
          <table:table-cell table:style-name="ce33" office:value-type="float" office:value="0.302222222222222" calcext:value-type="float">
            <text:p>0,30</text:p>
          </table:table-cell>
          <table:table-cell table:style-name="ce33" table:formula="of:=SUM(['1AResults for P1_(time)'.D57:.G57])" office:value-type="float" office:value="1.41811111111111" calcext:value-type="float">
            <text:p>1,42</text:p>
          </table:table-cell>
          <table:table-cell table:style-name="ce37" table:formula="of:=['1AResults for P1_(time)'.D57]/['1AResults for P1_(time)'.H57]" office:value-type="percentage" office:value="0.477003839222753" calcext:value-type="percentage">
            <text:p>47,70%</text:p>
          </table:table-cell>
          <table:table-cell table:style-name="ce37" table:formula="of:=['1AResults for P1_(time)'.E57]/['1AResults for P1_(time)'.H57]" office:value-type="percentage" office:value="0.152471989344198" calcext:value-type="percentage">
            <text:p>15,25%</text:p>
          </table:table-cell>
          <table:table-cell table:style-name="ce37" table:formula="of:=['1AResults for P1_(time)'.F57]/['1AResults for P1_(time)'.H57]" office:value-type="percentage" office:value="0.157408132884118" calcext:value-type="percentage">
            <text:p>15,74%</text:p>
          </table:table-cell>
          <table:table-cell table:style-name="ce37" table:formula="of:=['1AResults for P1_(time)'.G57]/['1AResults for P1_(time)'.H57]" office:value-type="percentage" office:value="0.21311603854893" calcext:value-type="percentage">
            <text:p>21,31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5-4.tsp</text:p>
          </table:table-cell>
          <table:table-cell table:style-name="ce32" office:value-type="float" office:value="35.342" calcext:value-type="float">
            <text:p>35,34</text:p>
          </table:table-cell>
          <table:table-cell table:style-name="ce32" office:value-type="float" office:value="0.653111111111111" calcext:value-type="float">
            <text:p>0,65</text:p>
          </table:table-cell>
          <table:table-cell table:style-name="ce32" office:value-type="float" office:value="0.335555555555556" calcext:value-type="float">
            <text:p>0,34</text:p>
          </table:table-cell>
          <table:table-cell table:style-name="ce32" office:value-type="float" office:value="0.233555555555556" calcext:value-type="float">
            <text:p>0,23</text:p>
          </table:table-cell>
          <table:table-cell table:style-name="ce32" office:value-type="float" office:value="0.296" calcext:value-type="float">
            <text:p>0,30</text:p>
          </table:table-cell>
          <table:table-cell table:style-name="ce32" table:formula="of:=SUM(['1AResults for P1_(time)'.D58:.G58])" office:value-type="float" office:value="1.51822222222222" calcext:value-type="float">
            <text:p>1,52</text:p>
          </table:table-cell>
          <table:table-cell table:style-name="ce36" table:formula="of:=['1AResults for P1_(time)'.D58]/['1AResults for P1_(time)'.H58]" office:value-type="percentage" office:value="0.43018149882904" calcext:value-type="percentage">
            <text:p>43,02%</text:p>
          </table:table-cell>
          <table:table-cell table:style-name="ce36" table:formula="of:=['1AResults for P1_(time)'.E58]/['1AResults for P1_(time)'.H58]" office:value-type="percentage" office:value="0.221018735362998" calcext:value-type="percentage">
            <text:p>22,10%</text:p>
          </table:table-cell>
          <table:table-cell table:style-name="ce36" table:formula="of:=['1AResults for P1_(time)'.F58]/['1AResults for P1_(time)'.H58]" office:value-type="percentage" office:value="0.153834894613583" calcext:value-type="percentage">
            <text:p>15,38%</text:p>
          </table:table-cell>
          <table:table-cell table:style-name="ce36" table:formula="of:=['1AResults for P1_(time)'.G58]/['1AResults for P1_(time)'.H58]" office:value-type="percentage" office:value="0.194964871194379" calcext:value-type="percentage">
            <text:p>19,50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style-name="ce33" office:value-type="float" office:value="34.536" calcext:value-type="float">
            <text:p>34,54</text:p>
          </table:table-cell>
          <table:table-cell table:style-name="ce33" office:value-type="float" office:value="0.67" calcext:value-type="float">
            <text:p>0,67</text:p>
          </table:table-cell>
          <table:table-cell table:style-name="ce33" office:value-type="float" office:value="0.246666666666667" calcext:value-type="float">
            <text:p>0,25</text:p>
          </table:table-cell>
          <table:table-cell table:style-name="ce33" office:value-type="float" office:value="0.206444444444444" calcext:value-type="float">
            <text:p>0,21</text:p>
          </table:table-cell>
          <table:table-cell table:style-name="ce33" office:value-type="float" office:value="0.366666666666667" calcext:value-type="float">
            <text:p>0,37</text:p>
          </table:table-cell>
          <table:table-cell table:style-name="ce33" table:formula="of:=SUM(['1AResults for P1_(time)'.D59:.G59])" office:value-type="float" office:value="1.48977777777778" calcext:value-type="float">
            <text:p>1,49</text:p>
          </table:table-cell>
          <table:table-cell table:style-name="ce37" table:formula="of:=['1AResults for P1_(time)'.D59]/['1AResults for P1_(time)'.H59]" office:value-type="percentage" office:value="0.449731503579952" calcext:value-type="percentage">
            <text:p>44,97%</text:p>
          </table:table-cell>
          <table:table-cell table:style-name="ce37" table:formula="of:=['1AResults for P1_(time)'.E59]/['1AResults for P1_(time)'.H59]" office:value-type="percentage" office:value="0.165572792362769" calcext:value-type="percentage">
            <text:p>16,56%</text:p>
          </table:table-cell>
          <table:table-cell table:style-name="ce37" table:formula="of:=['1AResults for P1_(time)'.F59]/['1AResults for P1_(time)'.H59]" office:value-type="percentage" office:value="0.138573985680191" calcext:value-type="percentage">
            <text:p>13,86%</text:p>
          </table:table-cell>
          <table:table-cell table:style-name="ce37" table:formula="of:=['1AResults for P1_(time)'.G59]/['1AResults for P1_(time)'.H59]" office:value-type="percentage" office:value="0.246121718377088" calcext:value-type="percentage">
            <text:p>24,61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5-6.tsp</text:p>
          </table:table-cell>
          <table:table-cell table:style-name="ce32" office:value-type="float" office:value="35.053" calcext:value-type="float">
            <text:p>35,05</text:p>
          </table:table-cell>
          <table:table-cell table:style-name="ce32" office:value-type="float" office:value="0.710444444444444" calcext:value-type="float">
            <text:p>0,71</text:p>
          </table:table-cell>
          <table:table-cell table:style-name="ce32" office:value-type="float" office:value="0.291111111111111" calcext:value-type="float">
            <text:p>0,29</text:p>
          </table:table-cell>
          <table:table-cell table:style-name="ce32" office:value-type="float" office:value="0.183666666666667" calcext:value-type="float">
            <text:p>0,18</text:p>
          </table:table-cell>
          <table:table-cell table:style-name="ce32" office:value-type="float" office:value="0.382222222222222" calcext:value-type="float">
            <text:p>0,38</text:p>
          </table:table-cell>
          <table:table-cell table:style-name="ce32" table:formula="of:=SUM(['1AResults for P1_(time)'.D60:.G60])" office:value-type="float" office:value="1.56744444444444" calcext:value-type="float">
            <text:p>1,57</text:p>
          </table:table-cell>
          <table:table-cell table:style-name="ce36" table:formula="of:=['1AResults for P1_(time)'.D60]/['1AResults for P1_(time)'.H60]" office:value-type="percentage" office:value="0.453250159495286" calcext:value-type="percentage">
            <text:p>45,33%</text:p>
          </table:table-cell>
          <table:table-cell table:style-name="ce36" table:formula="of:=['1AResults for P1_(time)'.E60]/['1AResults for P1_(time)'.H60]" office:value-type="percentage" office:value="0.18572339973063" calcext:value-type="percentage">
            <text:p>18,57%</text:p>
          </table:table-cell>
          <table:table-cell table:style-name="ce36" table:formula="of:=['1AResults for P1_(time)'.F60]/['1AResults for P1_(time)'.H60]" office:value-type="percentage" office:value="0.117175870135394" calcext:value-type="percentage">
            <text:p>11,72%</text:p>
          </table:table-cell>
          <table:table-cell table:style-name="ce36" table:formula="of:=['1AResults for P1_(time)'.G60]/['1AResults for P1_(time)'.H60]" office:value-type="percentage" office:value="0.24385057063869" calcext:value-type="percentage">
            <text:p>24,39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style-name="ce33" office:value-type="float" office:value="33.852" calcext:value-type="float">
            <text:p>33,85</text:p>
          </table:table-cell>
          <table:table-cell table:style-name="ce33" office:value-type="float" office:value="0.645111111111111" calcext:value-type="float">
            <text:p>0,65</text:p>
          </table:table-cell>
          <table:table-cell table:style-name="ce33" office:value-type="float" office:value="0.311222222222222" calcext:value-type="float">
            <text:p>0,31</text:p>
          </table:table-cell>
          <table:table-cell table:style-name="ce33" office:value-type="float" office:value="0.183777777777778" calcext:value-type="float">
            <text:p>0,18</text:p>
          </table:table-cell>
          <table:table-cell table:style-name="ce33" office:value-type="float" office:value="0.363222222222222" calcext:value-type="float">
            <text:p>0,36</text:p>
          </table:table-cell>
          <table:table-cell table:style-name="ce33" table:formula="of:=SUM(['1AResults for P1_(time)'.D61:.G61])" office:value-type="float" office:value="1.50333333333333" calcext:value-type="float">
            <text:p>1,50</text:p>
          </table:table-cell>
          <table:table-cell table:style-name="ce37" table:formula="of:=['1AResults for P1_(time)'.D61]/['1AResults for P1_(time)'.H61]" office:value-type="percentage" office:value="0.429120473022912" calcext:value-type="percentage">
            <text:p>42,91%</text:p>
          </table:table-cell>
          <table:table-cell table:style-name="ce37" table:formula="of:=['1AResults for P1_(time)'.E61]/['1AResults for P1_(time)'.H61]" office:value-type="percentage" office:value="0.207021433850702" calcext:value-type="percentage">
            <text:p>20,70%</text:p>
          </table:table-cell>
          <table:table-cell table:style-name="ce37" table:formula="of:=['1AResults for P1_(time)'.F61]/['1AResults for P1_(time)'.H61]" office:value-type="percentage" office:value="0.122246858832225" calcext:value-type="percentage">
            <text:p>12,22%</text:p>
          </table:table-cell>
          <table:table-cell table:style-name="ce37" table:formula="of:=['1AResults for P1_(time)'.G61]/['1AResults for P1_(time)'.H61]" office:value-type="percentage" office:value="0.241611234294161" calcext:value-type="percentage">
            <text:p>24,16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5-8.tsp</text:p>
          </table:table-cell>
          <table:table-cell table:style-name="ce32" office:value-type="float" office:value="34.387" calcext:value-type="float">
            <text:p>34,39</text:p>
          </table:table-cell>
          <table:table-cell table:style-name="ce32" office:value-type="float" office:value="0.625444444444444" calcext:value-type="float">
            <text:p>0,63</text:p>
          </table:table-cell>
          <table:table-cell table:style-name="ce32" office:value-type="float" office:value="0.346222222222222" calcext:value-type="float">
            <text:p>0,35</text:p>
          </table:table-cell>
          <table:table-cell table:style-name="ce32" office:value-type="float" office:value="0.231444444444444" calcext:value-type="float">
            <text:p>0,23</text:p>
          </table:table-cell>
          <table:table-cell table:style-name="ce32" office:value-type="float" office:value="0.271222222222222" calcext:value-type="float">
            <text:p>0,27</text:p>
          </table:table-cell>
          <table:table-cell table:style-name="ce32" table:formula="of:=SUM(['1AResults for P1_(time)'.D62:.G62])" office:value-type="float" office:value="1.47433333333333" calcext:value-type="float">
            <text:p>1,47</text:p>
          </table:table-cell>
          <table:table-cell table:style-name="ce36" table:formula="of:=['1AResults for P1_(time)'.D62]/['1AResults for P1_(time)'.H62]" office:value-type="percentage" office:value="0.424221870525285" calcext:value-type="percentage">
            <text:p>42,42%</text:p>
          </table:table-cell>
          <table:table-cell table:style-name="ce36" table:formula="of:=['1AResults for P1_(time)'.E62]/['1AResults for P1_(time)'.H62]" office:value-type="percentage" office:value="0.23483306956063" calcext:value-type="percentage">
            <text:p>23,48%</text:p>
          </table:table-cell>
          <table:table-cell table:style-name="ce36" table:formula="of:=['1AResults for P1_(time)'.F62]/['1AResults for P1_(time)'.H62]" office:value-type="percentage" office:value="0.156982440274323" calcext:value-type="percentage">
            <text:p>15,70%</text:p>
          </table:table-cell>
          <table:table-cell table:style-name="ce36" table:formula="of:=['1AResults for P1_(time)'.G62]/['1AResults for P1_(time)'.H62]" office:value-type="percentage" office:value="0.183962619639762" calcext:value-type="percentage">
            <text:p>18,40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style-name="ce33" office:value-type="float" office:value="31.419" calcext:value-type="float">
            <text:p>31,42</text:p>
          </table:table-cell>
          <table:table-cell table:style-name="ce33" office:value-type="float" office:value="0.643333333333333" calcext:value-type="float">
            <text:p>0,64</text:p>
          </table:table-cell>
          <table:table-cell table:style-name="ce33" office:value-type="float" office:value="0.340666666666667" calcext:value-type="float">
            <text:p>0,34</text:p>
          </table:table-cell>
          <table:table-cell table:style-name="ce33" office:value-type="float" office:value="0.185666666666667" calcext:value-type="float">
            <text:p>0,19</text:p>
          </table:table-cell>
          <table:table-cell table:style-name="ce33" office:value-type="float" office:value="0.418222222222222" calcext:value-type="float">
            <text:p>0,42</text:p>
          </table:table-cell>
          <table:table-cell table:style-name="ce33" table:formula="of:=SUM(['1AResults for P1_(time)'.D63:.G63])" office:value-type="float" office:value="1.58788888888889" calcext:value-type="float">
            <text:p>1,59</text:p>
          </table:table-cell>
          <table:table-cell table:style-name="ce37" table:formula="of:=['1AResults for P1_(time)'.D63]/['1AResults for P1_(time)'.H63]" office:value-type="percentage" office:value="0.405150094465048" calcext:value-type="percentage">
            <text:p>40,52%</text:p>
          </table:table-cell>
          <table:table-cell table:style-name="ce37" table:formula="of:=['1AResults for P1_(time)'.E63]/['1AResults for P1_(time)'.H63]" office:value-type="percentage" office:value="0.214540619970611" calcext:value-type="percentage">
            <text:p>21,45%</text:p>
          </table:table-cell>
          <table:table-cell table:style-name="ce37" table:formula="of:=['1AResults for P1_(time)'.F63]/['1AResults for P1_(time)'.H63]" office:value-type="percentage" office:value="0.11692673710727" calcext:value-type="percentage">
            <text:p>11,69%</text:p>
          </table:table-cell>
          <table:table-cell table:style-name="ce37" table:formula="of:=['1AResults for P1_(time)'.G63]/['1AResults for P1_(time)'.H63]" office:value-type="percentage" office:value="0.263382548457071" calcext:value-type="percentage">
            <text:p>26,34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6-0.tsp</text:p>
          </table:table-cell>
          <table:table-cell table:style-name="ce32" office:value-type="float" office:value="37.95" calcext:value-type="float">
            <text:p>37,95</text:p>
          </table:table-cell>
          <table:table-cell table:style-name="ce32" office:value-type="float" office:value="0.461" calcext:value-type="float">
            <text:p>0,46</text:p>
          </table:table-cell>
          <table:table-cell table:style-name="ce32" office:value-type="float" office:value="0.689666666666667" calcext:value-type="float">
            <text:p>0,69</text:p>
          </table:table-cell>
          <table:table-cell table:style-name="ce32" office:value-type="float" office:value="0.468" calcext:value-type="float">
            <text:p>0,47</text:p>
          </table:table-cell>
          <table:table-cell table:style-name="ce32" office:value-type="float" office:value="0.410888888888889" calcext:value-type="float">
            <text:p>0,41</text:p>
          </table:table-cell>
          <table:table-cell table:style-name="ce32" table:formula="of:=SUM(['1AResults for P1_(time)'.D64:.G64])" office:value-type="float" office:value="2.02955555555556" calcext:value-type="float">
            <text:p>2,03</text:p>
          </table:table-cell>
          <table:table-cell table:style-name="ce36" table:formula="of:=['1AResults for P1_(time)'.D64]/['1AResults for P1_(time)'.H64]" office:value-type="percentage" office:value="0.227143326398774" calcext:value-type="percentage">
            <text:p>22,71%</text:p>
          </table:table-cell>
          <table:table-cell table:style-name="ce36" table:formula="of:=['1AResults for P1_(time)'.E64]/['1AResults for P1_(time)'.H64]" office:value-type="percentage" office:value="0.339811671958831" calcext:value-type="percentage">
            <text:p>33,98%</text:p>
          </table:table-cell>
          <table:table-cell table:style-name="ce36" table:formula="of:=['1AResults for P1_(time)'.F64]/['1AResults for P1_(time)'.H64]" office:value-type="percentage" office:value="0.230592357385306" calcext:value-type="percentage">
            <text:p>23,06%</text:p>
          </table:table-cell>
          <table:table-cell table:style-name="ce36" table:formula="of:=['1AResults for P1_(time)'.G64]/['1AResults for P1_(time)'.H64]" office:value-type="percentage" office:value="0.20245264425709" calcext:value-type="percentage">
            <text:p>20,25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style-name="ce33" office:value-type="float" office:value="38.526" calcext:value-type="float">
            <text:p>38,53</text:p>
          </table:table-cell>
          <table:table-cell table:style-name="ce33" office:value-type="float" office:value="0.460333333333333" calcext:value-type="float">
            <text:p>0,46</text:p>
          </table:table-cell>
          <table:table-cell table:style-name="ce33" office:value-type="float" office:value="0.672444444444444" calcext:value-type="float">
            <text:p>0,67</text:p>
          </table:table-cell>
          <table:table-cell table:style-name="ce33" office:value-type="float" office:value="0.397111111111111" calcext:value-type="float">
            <text:p>0,40</text:p>
          </table:table-cell>
          <table:table-cell table:style-name="ce33" office:value-type="float" office:value="0.310777777777778" calcext:value-type="float">
            <text:p>0,31</text:p>
          </table:table-cell>
          <table:table-cell table:style-name="ce33" table:formula="of:=SUM(['1AResults for P1_(time)'.D65:.G65])" office:value-type="float" office:value="1.84066666666667" calcext:value-type="float">
            <text:p>1,84</text:p>
          </table:table-cell>
          <table:table-cell table:style-name="ce37" table:formula="of:=['1AResults for P1_(time)'.D65]/['1AResults for P1_(time)'.H65]" office:value-type="percentage" office:value="0.250090546903296" calcext:value-type="percentage">
            <text:p>25,01%</text:p>
          </table:table-cell>
          <table:table-cell table:style-name="ce37" table:formula="of:=['1AResults for P1_(time)'.E65]/['1AResults for P1_(time)'.H65]" office:value-type="percentage" office:value="0.365326572497887" calcext:value-type="percentage">
            <text:p>36,53%</text:p>
          </table:table-cell>
          <table:table-cell table:style-name="ce37" table:formula="of:=['1AResults for P1_(time)'.F65]/['1AResults for P1_(time)'.H65]" office:value-type="percentage" office:value="0.215743088253048" calcext:value-type="percentage">
            <text:p>21,57%</text:p>
          </table:table-cell>
          <table:table-cell table:style-name="ce37" table:formula="of:=['1AResults for P1_(time)'.G65]/['1AResults for P1_(time)'.H65]" office:value-type="percentage" office:value="0.168839792345769" calcext:value-type="percentage">
            <text:p>16,88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6-2.tsp</text:p>
          </table:table-cell>
          <table:table-cell table:style-name="ce32" office:value-type="float" office:value="41.119" calcext:value-type="float">
            <text:p>41,12</text:p>
          </table:table-cell>
          <table:table-cell table:style-name="ce32" office:value-type="float" office:value="0.487777777777778" calcext:value-type="float">
            <text:p>0,49</text:p>
          </table:table-cell>
          <table:table-cell table:style-name="ce32" office:value-type="float" office:value="0.678111111111111" calcext:value-type="float">
            <text:p>0,68</text:p>
          </table:table-cell>
          <table:table-cell table:style-name="ce32" office:value-type="float" office:value="0.465333333333333" calcext:value-type="float">
            <text:p>0,47</text:p>
          </table:table-cell>
          <table:table-cell table:style-name="ce32" office:value-type="float" office:value="0.369777777777778" calcext:value-type="float">
            <text:p>0,37</text:p>
          </table:table-cell>
          <table:table-cell table:style-name="ce32" table:formula="of:=SUM(['1AResults for P1_(time)'.D66:.G66])" office:value-type="float" office:value="2.001" calcext:value-type="float">
            <text:p>2,00</text:p>
          </table:table-cell>
          <table:table-cell table:style-name="ce36" table:formula="of:=['1AResults for P1_(time)'.D66]/['1AResults for P1_(time)'.H66]" office:value-type="percentage" office:value="0.243767005386196" calcext:value-type="percentage">
            <text:p>24,38%</text:p>
          </table:table-cell>
          <table:table-cell table:style-name="ce36" table:formula="of:=['1AResults for P1_(time)'.E66]/['1AResults for P1_(time)'.H66]" office:value-type="percentage" office:value="0.338886112499306" calcext:value-type="percentage">
            <text:p>33,89%</text:p>
          </table:table-cell>
          <table:table-cell table:style-name="ce36" table:formula="of:=['1AResults for P1_(time)'.F66]/['1AResults for P1_(time)'.H66]" office:value-type="percentage" office:value="0.232550391470931" calcext:value-type="percentage">
            <text:p>23,26%</text:p>
          </table:table-cell>
          <table:table-cell table:style-name="ce36" table:formula="of:=['1AResults for P1_(time)'.G66]/['1AResults for P1_(time)'.H66]" office:value-type="percentage" office:value="0.184796490643567" calcext:value-type="percentage">
            <text:p>18,48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style-name="ce33" office:value-type="float" office:value="39.286" calcext:value-type="float">
            <text:p>39,29</text:p>
          </table:table-cell>
          <table:table-cell table:style-name="ce33" office:value-type="float" office:value="0.448666666666667" calcext:value-type="float">
            <text:p>0,45</text:p>
          </table:table-cell>
          <table:table-cell table:style-name="ce33" office:value-type="float" office:value="0.529555555555556" calcext:value-type="float">
            <text:p>0,53</text:p>
          </table:table-cell>
          <table:table-cell table:style-name="ce33" office:value-type="float" office:value="0.463666666666667" calcext:value-type="float">
            <text:p>0,46</text:p>
          </table:table-cell>
          <table:table-cell table:style-name="ce33" office:value-type="float" office:value="0.373222222222222" calcext:value-type="float">
            <text:p>0,37</text:p>
          </table:table-cell>
          <table:table-cell table:style-name="ce33" table:formula="of:=SUM(['1AResults for P1_(time)'.D67:.G67])" office:value-type="float" office:value="1.81511111111111" calcext:value-type="float">
            <text:p>1,82</text:p>
          </table:table-cell>
          <table:table-cell table:style-name="ce37" table:formula="of:=['1AResults for P1_(time)'.D67]/['1AResults for P1_(time)'.H67]" office:value-type="percentage" office:value="0.247184133202742" calcext:value-type="percentage">
            <text:p>24,72%</text:p>
          </table:table-cell>
          <table:table-cell table:style-name="ce37" table:formula="of:=['1AResults for P1_(time)'.E67]/['1AResults for P1_(time)'.H67]" office:value-type="percentage" office:value="0.291748285994123" calcext:value-type="percentage">
            <text:p>29,17%</text:p>
          </table:table-cell>
          <table:table-cell table:style-name="ce37" table:formula="of:=['1AResults for P1_(time)'.F67]/['1AResults for P1_(time)'.H67]" office:value-type="percentage" office:value="0.255448090107738" calcext:value-type="percentage">
            <text:p>25,54%</text:p>
          </table:table-cell>
          <table:table-cell table:style-name="ce37" table:formula="of:=['1AResults for P1_(time)'.G67]/['1AResults for P1_(time)'.H67]" office:value-type="percentage" office:value="0.205619490695396" calcext:value-type="percentage">
            <text:p>20,56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6-4.tsp</text:p>
          </table:table-cell>
          <table:table-cell table:style-name="ce32" office:value-type="float" office:value="41.268" calcext:value-type="float">
            <text:p>41,27</text:p>
          </table:table-cell>
          <table:table-cell table:style-name="ce32" office:value-type="float" office:value="0.434333333333333" calcext:value-type="float">
            <text:p>0,43</text:p>
          </table:table-cell>
          <table:table-cell table:style-name="ce32" office:value-type="float" office:value="0.675111111111111" calcext:value-type="float">
            <text:p>0,68</text:p>
          </table:table-cell>
          <table:table-cell table:style-name="ce32" office:value-type="float" office:value="0.482111111111111" calcext:value-type="float">
            <text:p>0,48</text:p>
          </table:table-cell>
          <table:table-cell table:style-name="ce32" office:value-type="float" office:value="0.224444444444444" calcext:value-type="float">
            <text:p>0,22</text:p>
          </table:table-cell>
          <table:table-cell table:style-name="ce32" table:formula="of:=SUM(['1AResults for P1_(time)'.D68:.G68])" office:value-type="float" office:value="1.816" calcext:value-type="float">
            <text:p>1,82</text:p>
          </table:table-cell>
          <table:table-cell table:style-name="ce36" table:formula="of:=['1AResults for P1_(time)'.D68]/['1AResults for P1_(time)'.H68]" office:value-type="percentage" office:value="0.23917033773862" calcext:value-type="percentage">
            <text:p>23,92%</text:p>
          </table:table-cell>
          <table:table-cell table:style-name="ce36" table:formula="of:=['1AResults for P1_(time)'.E68]/['1AResults for P1_(time)'.H68]" office:value-type="percentage" office:value="0.371757219774841" calcext:value-type="percentage">
            <text:p>37,18%</text:p>
          </table:table-cell>
          <table:table-cell table:style-name="ce36" table:formula="of:=['1AResults for P1_(time)'.F68]/['1AResults for P1_(time)'.H68]" office:value-type="percentage" office:value="0.265479686735193" calcext:value-type="percentage">
            <text:p>26,55%</text:p>
          </table:table-cell>
          <table:table-cell table:style-name="ce36" table:formula="of:=['1AResults for P1_(time)'.G68]/['1AResults for P1_(time)'.H68]" office:value-type="percentage" office:value="0.123592755751346" calcext:value-type="percentage">
            <text:p>12,36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style-name="ce33" office:value-type="float" office:value="39.662" calcext:value-type="float">
            <text:p>39,66</text:p>
          </table:table-cell>
          <table:table-cell table:style-name="ce33" office:value-type="float" office:value="0.505111111111111" calcext:value-type="float">
            <text:p>0,51</text:p>
          </table:table-cell>
          <table:table-cell table:style-name="ce33" office:value-type="float" office:value="0.804444444444444" calcext:value-type="float">
            <text:p>0,80</text:p>
          </table:table-cell>
          <table:table-cell table:style-name="ce33" office:value-type="float" office:value="0.381222222222222" calcext:value-type="float">
            <text:p>0,38</text:p>
          </table:table-cell>
          <table:table-cell table:style-name="ce33" office:value-type="float" office:value="0.408555555555556" calcext:value-type="float">
            <text:p>0,41</text:p>
          </table:table-cell>
          <table:table-cell table:style-name="ce33" table:formula="of:=SUM(['1AResults for P1_(time)'.D69:.G69])" office:value-type="float" office:value="2.09933333333333" calcext:value-type="float">
            <text:p>2,10</text:p>
          </table:table-cell>
          <table:table-cell table:style-name="ce37" table:formula="of:=['1AResults for P1_(time)'.D69]/['1AResults for P1_(time)'.H69]" office:value-type="percentage" office:value="0.240605483222187" calcext:value-type="percentage">
            <text:p>24,06%</text:p>
          </table:table-cell>
          <table:table-cell table:style-name="ce37" table:formula="of:=['1AResults for P1_(time)'.E69]/['1AResults for P1_(time)'.H69]" office:value-type="percentage" office:value="0.3831904308246" calcext:value-type="percentage">
            <text:p>38,32%</text:p>
          </table:table-cell>
          <table:table-cell table:style-name="ce37" table:formula="of:=['1AResults for P1_(time)'.F69]/['1AResults for P1_(time)'.H69]" office:value-type="percentage" office:value="0.181592039800995" calcext:value-type="percentage">
            <text:p>18,16%</text:p>
          </table:table-cell>
          <table:table-cell table:style-name="ce37" table:formula="of:=['1AResults for P1_(time)'.G69]/['1AResults for P1_(time)'.H69]" office:value-type="percentage" office:value="0.194612046152218" calcext:value-type="percentage">
            <text:p>19,46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6-6.tsp</text:p>
          </table:table-cell>
          <table:table-cell table:style-name="ce32" office:value-type="float" office:value="38.275" calcext:value-type="float">
            <text:p>38,28</text:p>
          </table:table-cell>
          <table:table-cell table:style-name="ce32" office:value-type="float" office:value="0.429666666666667" calcext:value-type="float">
            <text:p>0,43</text:p>
          </table:table-cell>
          <table:table-cell table:style-name="ce32" office:value-type="float" office:value="0.622444444444444" calcext:value-type="float">
            <text:p>0,62</text:p>
          </table:table-cell>
          <table:table-cell table:style-name="ce32" office:value-type="float" office:value="0.446666666666667" calcext:value-type="float">
            <text:p>0,45</text:p>
          </table:table-cell>
          <table:table-cell table:style-name="ce32" office:value-type="float" office:value="0.407555555555556" calcext:value-type="float">
            <text:p>0,41</text:p>
          </table:table-cell>
          <table:table-cell table:style-name="ce32" table:formula="of:=SUM(['1AResults for P1_(time)'.D70:.G70])" office:value-type="float" office:value="1.90633333333333" calcext:value-type="float">
            <text:p>1,91</text:p>
          </table:table-cell>
          <table:table-cell table:style-name="ce36" table:formula="of:=['1AResults for P1_(time)'.D70]/['1AResults for P1_(time)'.H70]" office:value-type="percentage" office:value="0.225389054030425" calcext:value-type="percentage">
            <text:p>22,54%</text:p>
          </table:table-cell>
          <table:table-cell table:style-name="ce36" table:formula="of:=['1AResults for P1_(time)'.E70]/['1AResults for P1_(time)'.H70]" office:value-type="percentage" office:value="0.326513959316896" calcext:value-type="percentage">
            <text:p>32,65%</text:p>
          </table:table-cell>
          <table:table-cell table:style-name="ce36" table:formula="of:=['1AResults for P1_(time)'.F70]/['1AResults for P1_(time)'.H70]" office:value-type="percentage" office:value="0.234306696974996" calcext:value-type="percentage">
            <text:p>23,43%</text:p>
          </table:table-cell>
          <table:table-cell table:style-name="ce36" table:formula="of:=['1AResults for P1_(time)'.G70]/['1AResults for P1_(time)'.H70]" office:value-type="percentage" office:value="0.213790289677683" calcext:value-type="percentage">
            <text:p>21,38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style-name="ce33" office:value-type="float" office:value="42.474" calcext:value-type="float">
            <text:p>42,47</text:p>
          </table:table-cell>
          <table:table-cell table:style-name="ce33" office:value-type="float" office:value="0.486" calcext:value-type="float">
            <text:p>0,49</text:p>
          </table:table-cell>
          <table:table-cell table:style-name="ce33" office:value-type="float" office:value="0.798888888888889" calcext:value-type="float">
            <text:p>0,80</text:p>
          </table:table-cell>
          <table:table-cell table:style-name="ce33" office:value-type="float" office:value="0.477666666666667" calcext:value-type="float">
            <text:p>0,48</text:p>
          </table:table-cell>
          <table:table-cell table:style-name="ce33" office:value-type="float" office:value="0.480777777777778" calcext:value-type="float">
            <text:p>0,48</text:p>
          </table:table-cell>
          <table:table-cell table:style-name="ce33" table:formula="of:=SUM(['1AResults for P1_(time)'.D71:.G71])" office:value-type="float" office:value="2.24333333333333" calcext:value-type="float">
            <text:p>2,24</text:p>
          </table:table-cell>
          <table:table-cell table:style-name="ce37" table:formula="of:=['1AResults for P1_(time)'.D71]/['1AResults for P1_(time)'.H71]" office:value-type="percentage" office:value="0.216641901931649" calcext:value-type="percentage">
            <text:p>21,66%</text:p>
          </table:table-cell>
          <table:table-cell table:style-name="ce37" table:formula="of:=['1AResults for P1_(time)'.E71]/['1AResults for P1_(time)'.H71]" office:value-type="percentage" office:value="0.356116889549282" calcext:value-type="percentage">
            <text:p>35,61%</text:p>
          </table:table-cell>
          <table:table-cell table:style-name="ce37" table:formula="of:=['1AResults for P1_(time)'.F71]/['1AResults for P1_(time)'.H71]" office:value-type="percentage" office:value="0.212927191679049" calcext:value-type="percentage">
            <text:p>21,29%</text:p>
          </table:table-cell>
          <table:table-cell table:style-name="ce37" table:formula="of:=['1AResults for P1_(time)'.G71]/['1AResults for P1_(time)'.H71]" office:value-type="percentage" office:value="0.21431401684002" calcext:value-type="percentage">
            <text:p>21,43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6-8.tsp</text:p>
          </table:table-cell>
          <table:table-cell table:style-name="ce32" office:value-type="float" office:value="38.12" calcext:value-type="float">
            <text:p>38,12</text:p>
          </table:table-cell>
          <table:table-cell table:style-name="ce32" office:value-type="float" office:value="0.429333333333333" calcext:value-type="float">
            <text:p>0,43</text:p>
          </table:table-cell>
          <table:table-cell table:style-name="ce32" office:value-type="float" office:value="0.695555555555555" calcext:value-type="float">
            <text:p>0,70</text:p>
          </table:table-cell>
          <table:table-cell table:style-name="ce32" office:value-type="float" office:value="0.432444444444444" calcext:value-type="float">
            <text:p>0,43</text:p>
          </table:table-cell>
          <table:table-cell table:style-name="ce32" office:value-type="float" office:value="0.480888888888889" calcext:value-type="float">
            <text:p>0,48</text:p>
          </table:table-cell>
          <table:table-cell table:style-name="ce32" table:formula="of:=SUM(['1AResults for P1_(time)'.D72:.G72])" office:value-type="float" office:value="2.03822222222222" calcext:value-type="float">
            <text:p>2,04</text:p>
          </table:table-cell>
          <table:table-cell table:style-name="ce36" table:formula="of:=['1AResults for P1_(time)'.D72]/['1AResults for P1_(time)'.H72]" office:value-type="percentage" office:value="0.210641081552551" calcext:value-type="percentage">
            <text:p>21,06%</text:p>
          </table:table-cell>
          <table:table-cell table:style-name="ce36" table:formula="of:=['1AResults for P1_(time)'.E72]/['1AResults for P1_(time)'.H72]" office:value-type="percentage" office:value="0.341255996511121" calcext:value-type="percentage">
            <text:p>34,13%</text:p>
          </table:table-cell>
          <table:table-cell table:style-name="ce36" table:formula="of:=['1AResults for P1_(time)'.F72]/['1AResults for P1_(time)'.H72]" office:value-type="percentage" office:value="0.212167466201483" calcext:value-type="percentage">
            <text:p>21,22%</text:p>
          </table:table-cell>
          <table:table-cell table:style-name="ce36" table:formula="of:=['1AResults for P1_(time)'.G72]/['1AResults for P1_(time)'.H72]" office:value-type="percentage" office:value="0.235935455734845" calcext:value-type="percentage">
            <text:p>23,59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style-name="ce33" office:value-type="float" office:value="40.837" calcext:value-type="float">
            <text:p>40,84</text:p>
          </table:table-cell>
          <table:table-cell table:style-name="ce33" office:value-type="float" office:value="0.437777777777778" calcext:value-type="float">
            <text:p>0,44</text:p>
          </table:table-cell>
          <table:table-cell table:style-name="ce33" office:value-type="float" office:value="0.675111111111111" calcext:value-type="float">
            <text:p>0,68</text:p>
          </table:table-cell>
          <table:table-cell table:style-name="ce33" office:value-type="float" office:value="0.442" calcext:value-type="float">
            <text:p>0,44</text:p>
          </table:table-cell>
          <table:table-cell table:style-name="ce33" office:value-type="float" office:value="0.342555555555556" calcext:value-type="float">
            <text:p>0,34</text:p>
          </table:table-cell>
          <table:table-cell table:style-name="ce33" table:formula="of:=SUM(['1AResults for P1_(time)'.D73:.G73])" office:value-type="float" office:value="1.89744444444445" calcext:value-type="float">
            <text:p>1,90</text:p>
          </table:table-cell>
          <table:table-cell table:style-name="ce37" table:formula="of:=['1AResults for P1_(time)'.D73]/['1AResults for P1_(time)'.H73]" office:value-type="percentage" office:value="0.230719681442876" calcext:value-type="percentage">
            <text:p>23,07%</text:p>
          </table:table-cell>
          <table:table-cell table:style-name="ce37" table:formula="of:=['1AResults for P1_(time)'.E73]/['1AResults for P1_(time)'.H73]" office:value-type="percentage" office:value="0.355800199098202" calcext:value-type="percentage">
            <text:p>35,58%</text:p>
          </table:table-cell>
          <table:table-cell table:style-name="ce37" table:formula="of:=['1AResults for P1_(time)'.F73]/['1AResults for P1_(time)'.H73]" office:value-type="percentage" office:value="0.23294489664461" calcext:value-type="percentage">
            <text:p>23,29%</text:p>
          </table:table-cell>
          <table:table-cell table:style-name="ce37" table:formula="of:=['1AResults for P1_(time)'.G73]/['1AResults for P1_(time)'.H73]" office:value-type="percentage" office:value="0.180535222814312" calcext:value-type="percentage">
            <text:p>18,05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7-0.tsp</text:p>
          </table:table-cell>
          <table:table-cell table:style-name="ce32" office:value-type="float" office:value="50.568" calcext:value-type="float">
            <text:p>50,57</text:p>
          </table:table-cell>
          <table:table-cell table:style-name="ce32" office:value-type="float" office:value="0.670222222222222" calcext:value-type="float">
            <text:p>0,67</text:p>
          </table:table-cell>
          <table:table-cell table:style-name="ce32" office:value-type="float" office:value="0.525222222222222" calcext:value-type="float">
            <text:p>0,53</text:p>
          </table:table-cell>
          <table:table-cell table:style-name="ce32" office:value-type="float" office:value="0.492" calcext:value-type="float">
            <text:p>0,49</text:p>
          </table:table-cell>
          <table:table-cell table:style-name="ce32" office:value-type="float" office:value="0.344333333333333" calcext:value-type="float">
            <text:p>0,34</text:p>
          </table:table-cell>
          <table:table-cell table:style-name="ce32" table:formula="of:=SUM(['1AResults for P1_(time)'.D74:.G74])" office:value-type="float" office:value="2.03177777777778" calcext:value-type="float">
            <text:p>2,03</text:p>
          </table:table-cell>
          <table:table-cell table:style-name="ce36" table:formula="of:=['1AResults for P1_(time)'.D74]/['1AResults for P1_(time)'.H74]" office:value-type="percentage" office:value="0.32986984578366" calcext:value-type="percentage">
            <text:p>32,99%</text:p>
          </table:table-cell>
          <table:table-cell table:style-name="ce36" table:formula="of:=['1AResults for P1_(time)'.E74]/['1AResults for P1_(time)'.H74]" office:value-type="percentage" office:value="0.258503773378541" calcext:value-type="percentage">
            <text:p>25,85%</text:p>
          </table:table-cell>
          <table:table-cell table:style-name="ce36" table:formula="of:=['1AResults for P1_(time)'.F74]/['1AResults for P1_(time)'.H74]" office:value-type="percentage" office:value="0.242152466367713" calcext:value-type="percentage">
            <text:p>24,22%</text:p>
          </table:table-cell>
          <table:table-cell table:style-name="ce36" table:formula="of:=['1AResults for P1_(time)'.G74]/['1AResults for P1_(time)'.H74]" office:value-type="percentage" office:value="0.169473914470086" calcext:value-type="percentage">
            <text:p>16,95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style-name="ce33" office:value-type="float" office:value="47.85" calcext:value-type="float">
            <text:p>47,85</text:p>
          </table:table-cell>
          <table:table-cell table:style-name="ce33" office:value-type="float" office:value="0.642666666666667" calcext:value-type="float">
            <text:p>0,64</text:p>
          </table:table-cell>
          <table:table-cell table:style-name="ce33" office:value-type="float" office:value="0.591666666666667" calcext:value-type="float">
            <text:p>0,59</text:p>
          </table:table-cell>
          <table:table-cell table:style-name="ce33" office:value-type="float" office:value="0.448888888888889" calcext:value-type="float">
            <text:p>0,45</text:p>
          </table:table-cell>
          <table:table-cell table:style-name="ce33" office:value-type="float" office:value="0.312555555555556" calcext:value-type="float">
            <text:p>0,31</text:p>
          </table:table-cell>
          <table:table-cell table:style-name="ce33" table:formula="of:=SUM(['1AResults for P1_(time)'.D75:.G75])" office:value-type="float" office:value="1.99577777777778" calcext:value-type="float">
            <text:p>2,00</text:p>
          </table:table-cell>
          <table:table-cell table:style-name="ce37" table:formula="of:=['1AResults for P1_(time)'.D75]/['1AResults for P1_(time)'.H75]" office:value-type="percentage" office:value="0.322013138848681" calcext:value-type="percentage">
            <text:p>32,20%</text:p>
          </table:table-cell>
          <table:table-cell table:style-name="ce37" table:formula="of:=['1AResults for P1_(time)'.E75]/['1AResults for P1_(time)'.H75]" office:value-type="percentage" office:value="0.296459191626768" calcext:value-type="percentage">
            <text:p>29,65%</text:p>
          </table:table-cell>
          <table:table-cell table:style-name="ce37" table:formula="of:=['1AResults for P1_(time)'.F75]/['1AResults for P1_(time)'.H75]" office:value-type="percentage" office:value="0.224919274022937" calcext:value-type="percentage">
            <text:p>22,49%</text:p>
          </table:table-cell>
          <table:table-cell table:style-name="ce37" table:formula="of:=['1AResults for P1_(time)'.G75]/['1AResults for P1_(time)'.H75]" office:value-type="percentage" office:value="0.156608395501615" calcext:value-type="percentage">
            <text:p>15,66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7-2.tsp</text:p>
          </table:table-cell>
          <table:table-cell table:style-name="ce32" office:value-type="float" office:value="46.744" calcext:value-type="float">
            <text:p>46,74</text:p>
          </table:table-cell>
          <table:table-cell table:style-name="ce32" office:value-type="float" office:value="0.686111111111111" calcext:value-type="float">
            <text:p>0,69</text:p>
          </table:table-cell>
          <table:table-cell table:style-name="ce32" office:value-type="float" office:value="0.637333333333333" calcext:value-type="float">
            <text:p>0,64</text:p>
          </table:table-cell>
          <table:table-cell table:style-name="ce32" office:value-type="float" office:value="0.455111111111111" calcext:value-type="float">
            <text:p>0,46</text:p>
          </table:table-cell>
          <table:table-cell table:style-name="ce32" office:value-type="float" office:value="0.456555555555556" calcext:value-type="float">
            <text:p>0,46</text:p>
          </table:table-cell>
          <table:table-cell table:style-name="ce32" table:formula="of:=SUM(['1AResults for P1_(time)'.D76:.G76])" office:value-type="float" office:value="2.23511111111111" calcext:value-type="float">
            <text:p>2,24</text:p>
          </table:table-cell>
          <table:table-cell table:style-name="ce36" table:formula="of:=['1AResults for P1_(time)'.D76]/['1AResults for P1_(time)'.H76]" office:value-type="percentage" office:value="0.306969576456552" calcext:value-type="percentage">
            <text:p>30,70%</text:p>
          </table:table-cell>
          <table:table-cell table:style-name="ce36" table:formula="of:=['1AResults for P1_(time)'.E76]/['1AResults for P1_(time)'.H76]" office:value-type="percentage" office:value="0.285146152316564" calcext:value-type="percentage">
            <text:p>28,51%</text:p>
          </table:table-cell>
          <table:table-cell table:style-name="ce36" table:formula="of:=['1AResults for P1_(time)'.F76]/['1AResults for P1_(time)'.H76]" office:value-type="percentage" office:value="0.203619009743488" calcext:value-type="percentage">
            <text:p>20,36%</text:p>
          </table:table-cell>
          <table:table-cell table:style-name="ce36" table:formula="of:=['1AResults for P1_(time)'.G76]/['1AResults for P1_(time)'.H76]" office:value-type="percentage" office:value="0.204265261483396" calcext:value-type="percentage">
            <text:p>20,43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style-name="ce33" office:value-type="float" office:value="45.596" calcext:value-type="float">
            <text:p>45,60</text:p>
          </table:table-cell>
          <table:table-cell table:style-name="ce33" office:value-type="float" office:value="0.659333333333333" calcext:value-type="float">
            <text:p>0,66</text:p>
          </table:table-cell>
          <table:table-cell table:style-name="ce33" office:value-type="float" office:value="0.908666666666667" calcext:value-type="float">
            <text:p>0,91</text:p>
          </table:table-cell>
          <table:table-cell table:style-name="ce33" office:value-type="float" office:value="0.519444444444444" calcext:value-type="float">
            <text:p>0,52</text:p>
          </table:table-cell>
          <table:table-cell table:style-name="ce33" office:value-type="float" office:value="0.391666666666667" calcext:value-type="float">
            <text:p>0,39</text:p>
          </table:table-cell>
          <table:table-cell table:style-name="ce33" table:formula="of:=SUM(['1AResults for P1_(time)'.D77:.G77])" office:value-type="float" office:value="2.47911111111111" calcext:value-type="float">
            <text:p>2,48</text:p>
          </table:table-cell>
          <table:table-cell table:style-name="ce37" table:formula="of:=['1AResults for P1_(time)'.D77]/['1AResults for P1_(time)'.H77]" office:value-type="percentage" office:value="0.265955539619935" calcext:value-type="percentage">
            <text:p>26,60%</text:p>
          </table:table-cell>
          <table:table-cell table:style-name="ce37" table:formula="of:=['1AResults for P1_(time)'.E77]/['1AResults for P1_(time)'.H77]" office:value-type="percentage" office:value="0.366529221943349" calcext:value-type="percentage">
            <text:p>36,65%</text:p>
          </table:table-cell>
          <table:table-cell table:style-name="ce37" table:formula="of:=['1AResults for P1_(time)'.F77]/['1AResults for P1_(time)'.H77]" office:value-type="percentage" office:value="0.209528504840444" calcext:value-type="percentage">
            <text:p>20,95%</text:p>
          </table:table-cell>
          <table:table-cell table:style-name="ce37" table:formula="of:=['1AResults for P1_(time)'.G77]/['1AResults for P1_(time)'.H77]" office:value-type="percentage" office:value="0.157986733596271" calcext:value-type="percentage">
            <text:p>15,80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7-4.tsp</text:p>
          </table:table-cell>
          <table:table-cell table:style-name="ce32" office:value-type="float" office:value="47.281" calcext:value-type="float">
            <text:p>47,28</text:p>
          </table:table-cell>
          <table:table-cell table:style-name="ce32" office:value-type="float" office:value="0.619111111111111" calcext:value-type="float">
            <text:p>0,62</text:p>
          </table:table-cell>
          <table:table-cell table:style-name="ce32" office:value-type="float" office:value="0.589555555555555" calcext:value-type="float">
            <text:p>0,59</text:p>
          </table:table-cell>
          <table:table-cell table:style-name="ce32" office:value-type="float" office:value="0.467444444444444" calcext:value-type="float">
            <text:p>0,47</text:p>
          </table:table-cell>
          <table:table-cell table:style-name="ce32" office:value-type="float" office:value="0.383555555555556" calcext:value-type="float">
            <text:p>0,38</text:p>
          </table:table-cell>
          <table:table-cell table:style-name="ce32" table:formula="of:=SUM(['1AResults for P1_(time)'.D78:.G78])" office:value-type="float" office:value="2.05966666666667" calcext:value-type="float">
            <text:p>2,06</text:p>
          </table:table-cell>
          <table:table-cell table:style-name="ce36" table:formula="of:=['1AResults for P1_(time)'.D78]/['1AResults for P1_(time)'.H78]" office:value-type="percentage" office:value="0.300588013162863" calcext:value-type="percentage">
            <text:p>30,06%</text:p>
          </table:table-cell>
          <table:table-cell table:style-name="ce36" table:formula="of:=['1AResults for P1_(time)'.E78]/['1AResults for P1_(time)'.H78]" office:value-type="percentage" office:value="0.286238334142526" calcext:value-type="percentage">
            <text:p>28,62%</text:p>
          </table:table-cell>
          <table:table-cell table:style-name="ce36" table:formula="of:=['1AResults for P1_(time)'.F78]/['1AResults for P1_(time)'.H78]" office:value-type="percentage" office:value="0.226951502400604" calcext:value-type="percentage">
            <text:p>22,70%</text:p>
          </table:table-cell>
          <table:table-cell table:style-name="ce36" table:formula="of:=['1AResults for P1_(time)'.G78]/['1AResults for P1_(time)'.H78]" office:value-type="percentage" office:value="0.186222150294007" calcext:value-type="percentage">
            <text:p>18,62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style-name="ce33" office:value-type="float" office:value="47.857" calcext:value-type="float">
            <text:p>47,86</text:p>
          </table:table-cell>
          <table:table-cell table:style-name="ce33" office:value-type="float" office:value="0.670888888888889" calcext:value-type="float">
            <text:p>0,67</text:p>
          </table:table-cell>
          <table:table-cell table:style-name="ce33" office:value-type="float" office:value="0.619444444444444" calcext:value-type="float">
            <text:p>0,62</text:p>
          </table:table-cell>
          <table:table-cell table:style-name="ce33" office:value-type="float" office:value="0.486777777777778" calcext:value-type="float">
            <text:p>0,49</text:p>
          </table:table-cell>
          <table:table-cell table:style-name="ce33" office:value-type="float" office:value="0.512555555555556" calcext:value-type="float">
            <text:p>0,51</text:p>
          </table:table-cell>
          <table:table-cell table:style-name="ce33" table:formula="of:=SUM(['1AResults for P1_(time)'.D79:.G79])" office:value-type="float" office:value="2.28966666666667" calcext:value-type="float">
            <text:p>2,29</text:p>
          </table:table-cell>
          <table:table-cell table:style-name="ce37" table:formula="of:=['1AResults for P1_(time)'.D79]/['1AResults for P1_(time)'.H79]" office:value-type="percentage" office:value="0.293007230552725" calcext:value-type="percentage">
            <text:p>29,30%</text:p>
          </table:table-cell>
          <table:table-cell table:style-name="ce37" table:formula="of:=['1AResults for P1_(time)'.E79]/['1AResults for P1_(time)'.H79]" office:value-type="percentage" office:value="0.270539137186393" calcext:value-type="percentage">
            <text:p>27,05%</text:p>
          </table:table-cell>
          <table:table-cell table:style-name="ce37" table:formula="of:=['1AResults for P1_(time)'.F79]/['1AResults for P1_(time)'.H79]" office:value-type="percentage" office:value="0.212597660988984" calcext:value-type="percentage">
            <text:p>21,26%</text:p>
          </table:table-cell>
          <table:table-cell table:style-name="ce37" table:formula="of:=['1AResults for P1_(time)'.G79]/['1AResults for P1_(time)'.H79]" office:value-type="percentage" office:value="0.223855971271898" calcext:value-type="percentage">
            <text:p>22,39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7-6.tsp</text:p>
          </table:table-cell>
          <table:table-cell table:style-name="ce32" office:value-type="float" office:value="45.73" calcext:value-type="float">
            <text:p>45,73</text:p>
          </table:table-cell>
          <table:table-cell table:style-name="ce32" office:value-type="float" office:value="0.63" calcext:value-type="float">
            <text:p>0,63</text:p>
          </table:table-cell>
          <table:table-cell table:style-name="ce32" office:value-type="float" office:value="0.645" calcext:value-type="float">
            <text:p>0,65</text:p>
          </table:table-cell>
          <table:table-cell table:style-name="ce32" office:value-type="float" office:value="0.422666666666667" calcext:value-type="float">
            <text:p>0,42</text:p>
          </table:table-cell>
          <table:table-cell table:style-name="ce32" office:value-type="float" office:value="0.459" calcext:value-type="float">
            <text:p>0,46</text:p>
          </table:table-cell>
          <table:table-cell table:style-name="ce32" table:formula="of:=SUM(['1AResults for P1_(time)'.D80:.G80])" office:value-type="float" office:value="2.15666666666667" calcext:value-type="float">
            <text:p>2,16</text:p>
          </table:table-cell>
          <table:table-cell table:style-name="ce36" table:formula="of:=['1AResults for P1_(time)'.D80]/['1AResults for P1_(time)'.H80]" office:value-type="percentage" office:value="0.292117465224111" calcext:value-type="percentage">
            <text:p>29,21%</text:p>
          </table:table-cell>
          <table:table-cell table:style-name="ce36" table:formula="of:=['1AResults for P1_(time)'.E80]/['1AResults for P1_(time)'.H80]" office:value-type="percentage" office:value="0.299072642967542" calcext:value-type="percentage">
            <text:p>29,91%</text:p>
          </table:table-cell>
          <table:table-cell table:style-name="ce36" table:formula="of:=['1AResults for P1_(time)'.F80]/['1AResults for P1_(time)'.H80]" office:value-type="percentage" office:value="0.195981452859351" calcext:value-type="percentage">
            <text:p>19,60%</text:p>
          </table:table-cell>
          <table:table-cell table:style-name="ce36" table:formula="of:=['1AResults for P1_(time)'.G80]/['1AResults for P1_(time)'.H80]" office:value-type="percentage" office:value="0.212828438948995" calcext:value-type="percentage">
            <text:p>21,28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style-name="ce33" office:value-type="float" office:value="48.277" calcext:value-type="float">
            <text:p>48,28</text:p>
          </table:table-cell>
          <table:table-cell table:style-name="ce33" office:value-type="float" office:value="0.736777777777778" calcext:value-type="float">
            <text:p>0,74</text:p>
          </table:table-cell>
          <table:table-cell table:style-name="ce33" office:value-type="float" office:value="0.687333333333333" calcext:value-type="float">
            <text:p>0,69</text:p>
          </table:table-cell>
          <table:table-cell table:style-name="ce33" office:value-type="float" office:value="0.417111111111111" calcext:value-type="float">
            <text:p>0,42</text:p>
          </table:table-cell>
          <table:table-cell table:style-name="ce33" office:value-type="float" office:value="0.674888888888889" calcext:value-type="float">
            <text:p>0,67</text:p>
          </table:table-cell>
          <table:table-cell table:style-name="ce33" table:formula="of:=SUM(['1AResults for P1_(time)'.D81:.G81])" office:value-type="float" office:value="2.51611111111111" calcext:value-type="float">
            <text:p>2,52</text:p>
          </table:table-cell>
          <table:table-cell table:style-name="ce37" table:formula="of:=['1AResults for P1_(time)'.D81]/['1AResults for P1_(time)'.H81]" office:value-type="percentage" office:value="0.292824022963127" calcext:value-type="percentage">
            <text:p>29,28%</text:p>
          </table:table-cell>
          <table:table-cell table:style-name="ce37" table:formula="of:=['1AResults for P1_(time)'.E81]/['1AResults for P1_(time)'.H81]" office:value-type="percentage" office:value="0.273172885846765" calcext:value-type="percentage">
            <text:p>27,32%</text:p>
          </table:table-cell>
          <table:table-cell table:style-name="ce37" table:formula="of:=['1AResults for P1_(time)'.F81]/['1AResults for P1_(time)'.H81]" office:value-type="percentage" office:value="0.16577610951645" calcext:value-type="percentage">
            <text:p>16,58%</text:p>
          </table:table-cell>
          <table:table-cell table:style-name="ce37" table:formula="of:=['1AResults for P1_(time)'.G81]/['1AResults for P1_(time)'.H81]" office:value-type="percentage" office:value="0.268226981673659" calcext:value-type="percentage">
            <text:p>26,82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7-8.tsp</text:p>
          </table:table-cell>
          <table:table-cell table:style-name="ce32" office:value-type="float" office:value="49.017" calcext:value-type="float">
            <text:p>49,02</text:p>
          </table:table-cell>
          <table:table-cell table:style-name="ce32" office:value-type="float" office:value="0.666111111111111" calcext:value-type="float">
            <text:p>0,67</text:p>
          </table:table-cell>
          <table:table-cell table:style-name="ce32" office:value-type="float" office:value="0.705888888888889" calcext:value-type="float">
            <text:p>0,71</text:p>
          </table:table-cell>
          <table:table-cell table:style-name="ce32" office:value-type="float" office:value="0.518222222222222" calcext:value-type="float">
            <text:p>0,52</text:p>
          </table:table-cell>
          <table:table-cell table:style-name="ce32" office:value-type="float" office:value="0.489222222222222" calcext:value-type="float">
            <text:p>0,49</text:p>
          </table:table-cell>
          <table:table-cell table:style-name="ce32" table:formula="of:=SUM(['1AResults for P1_(time)'.D82:.G82])" office:value-type="float" office:value="2.37944444444444" calcext:value-type="float">
            <text:p>2,38</text:p>
          </table:table-cell>
          <table:table-cell table:style-name="ce36" table:formula="of:=['1AResults for P1_(time)'.D82]/['1AResults for P1_(time)'.H82]" office:value-type="percentage" office:value="0.279943964510857" calcext:value-type="percentage">
            <text:p>27,99%</text:p>
          </table:table-cell>
          <table:table-cell table:style-name="ce36" table:formula="of:=['1AResults for P1_(time)'.E82]/['1AResults for P1_(time)'.H82]" office:value-type="percentage" office:value="0.296661218771889" calcext:value-type="percentage">
            <text:p>29,67%</text:p>
          </table:table-cell>
          <table:table-cell table:style-name="ce36" table:formula="of:=['1AResults for P1_(time)'.F82]/['1AResults for P1_(time)'.H82]" office:value-type="percentage" office:value="0.217791267802942" calcext:value-type="percentage">
            <text:p>21,78%</text:p>
          </table:table-cell>
          <table:table-cell table:style-name="ce36" table:formula="of:=['1AResults for P1_(time)'.G82]/['1AResults for P1_(time)'.H82]" office:value-type="percentage" office:value="0.205603548914312" calcext:value-type="percentage">
            <text:p>20,56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style-name="ce33" office:value-type="float" office:value="45.585" calcext:value-type="float">
            <text:p>45,59</text:p>
          </table:table-cell>
          <table:table-cell table:style-name="ce33" office:value-type="float" office:value="0.661" calcext:value-type="float">
            <text:p>0,66</text:p>
          </table:table-cell>
          <table:table-cell table:style-name="ce33" office:value-type="float" office:value="0.662444444444445" calcext:value-type="float">
            <text:p>0,66</text:p>
          </table:table-cell>
          <table:table-cell table:style-name="ce33" office:value-type="float" office:value="0.412111111111111" calcext:value-type="float">
            <text:p>0,41</text:p>
          </table:table-cell>
          <table:table-cell table:style-name="ce33" office:value-type="float" office:value="0.553666666666667" calcext:value-type="float">
            <text:p>0,55</text:p>
          </table:table-cell>
          <table:table-cell table:style-name="ce33" table:formula="of:=SUM(['1AResults for P1_(time)'.D83:.G83])" office:value-type="float" office:value="2.28922222222222" calcext:value-type="float">
            <text:p>2,29</text:p>
          </table:table-cell>
          <table:table-cell table:style-name="ce37" table:formula="of:=['1AResults for P1_(time)'.D83]/['1AResults for P1_(time)'.H83]" office:value-type="percentage" office:value="0.288744357617822" calcext:value-type="percentage">
            <text:p>28,87%</text:p>
          </table:table-cell>
          <table:table-cell table:style-name="ce37" table:formula="of:=['1AResults for P1_(time)'.E83]/['1AResults for P1_(time)'.H83]" office:value-type="percentage" office:value="0.289375333689269" calcext:value-type="percentage">
            <text:p>28,94%</text:p>
          </table:table-cell>
          <table:table-cell table:style-name="ce37" table:formula="of:=['1AResults for P1_(time)'.F83]/['1AResults for P1_(time)'.H83]" office:value-type="percentage" office:value="0.180022326845605" calcext:value-type="percentage">
            <text:p>18,00%</text:p>
          </table:table-cell>
          <table:table-cell table:style-name="ce37" table:formula="of:=['1AResults for P1_(time)'.G83]/['1AResults for P1_(time)'.H83]" office:value-type="percentage" office:value="0.241857981847304" calcext:value-type="percentage">
            <text:p>24,19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8-0.tsp</text:p>
          </table:table-cell>
          <table:table-cell table:style-name="ce32" office:value-type="float" office:value="53.807" calcext:value-type="float">
            <text:p>53,81</text:p>
          </table:table-cell>
          <table:table-cell table:style-name="ce32" office:value-type="float" office:value="0.913888888888889" calcext:value-type="float">
            <text:p>0,91</text:p>
          </table:table-cell>
          <table:table-cell table:style-name="ce32" office:value-type="float" office:value="0.546111111111111" calcext:value-type="float">
            <text:p>0,55</text:p>
          </table:table-cell>
          <table:table-cell table:style-name="ce32" office:value-type="float" office:value="0.431666666666667" calcext:value-type="float">
            <text:p>0,43</text:p>
          </table:table-cell>
          <table:table-cell table:style-name="ce32" office:value-type="float" office:value="0.698" calcext:value-type="float">
            <text:p>0,70</text:p>
          </table:table-cell>
          <table:table-cell table:style-name="ce32" table:formula="of:=SUM(['1AResults for P1_(time)'.D84:.G84])" office:value-type="float" office:value="2.58966666666667" calcext:value-type="float">
            <text:p>2,59</text:p>
          </table:table-cell>
          <table:table-cell table:style-name="ce36" table:formula="of:=['1AResults for P1_(time)'.D84]/['1AResults for P1_(time)'.H84]" office:value-type="percentage" office:value="0.352898270905736" calcext:value-type="percentage">
            <text:p>35,29%</text:p>
          </table:table-cell>
          <table:table-cell table:style-name="ce36" table:formula="of:=['1AResults for P1_(time)'.E84]/['1AResults for P1_(time)'.H84]" office:value-type="percentage" office:value="0.210880851246407" calcext:value-type="percentage">
            <text:p>21,09%</text:p>
          </table:table-cell>
          <table:table-cell table:style-name="ce36" table:formula="of:=['1AResults for P1_(time)'.F84]/['1AResults for P1_(time)'.H84]" office:value-type="percentage" office:value="0.166688119449093" calcext:value-type="percentage">
            <text:p>16,67%</text:p>
          </table:table-cell>
          <table:table-cell table:style-name="ce36" table:formula="of:=['1AResults for P1_(time)'.G84]/['1AResults for P1_(time)'.H84]" office:value-type="percentage" office:value="0.269532758398764" calcext:value-type="percentage">
            <text:p>26,95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style-name="ce33" office:value-type="float" office:value="56.459" calcext:value-type="float">
            <text:p>56,46</text:p>
          </table:table-cell>
          <table:table-cell table:style-name="ce33" office:value-type="float" office:value="0.960666666666667" calcext:value-type="float">
            <text:p>0,96</text:p>
          </table:table-cell>
          <table:table-cell table:style-name="ce33" office:value-type="float" office:value="0.635444444444444" calcext:value-type="float">
            <text:p>0,64</text:p>
          </table:table-cell>
          <table:table-cell table:style-name="ce33" office:value-type="float" office:value="0.481" calcext:value-type="float">
            <text:p>0,48</text:p>
          </table:table-cell>
          <table:table-cell table:style-name="ce33" office:value-type="float" office:value="0.676333333333333" calcext:value-type="float">
            <text:p>0,68</text:p>
          </table:table-cell>
          <table:table-cell table:style-name="ce33" table:formula="of:=SUM(['1AResults for P1_(time)'.D85:.G85])" office:value-type="float" office:value="2.75344444444444" calcext:value-type="float">
            <text:p>2,75</text:p>
          </table:table-cell>
          <table:table-cell table:style-name="ce37" table:formula="of:=['1AResults for P1_(time)'.D85]/['1AResults for P1_(time)'.H85]" office:value-type="percentage" office:value="0.348896331867157" calcext:value-type="percentage">
            <text:p>34,89%</text:p>
          </table:table-cell>
          <table:table-cell table:style-name="ce37" table:formula="of:=['1AResults for P1_(time)'.E85]/['1AResults for P1_(time)'.H85]" office:value-type="percentage" office:value="0.230781647229732" calcext:value-type="percentage">
            <text:p>23,08%</text:p>
          </table:table-cell>
          <table:table-cell table:style-name="ce37" table:formula="of:=['1AResults for P1_(time)'.F85]/['1AResults for P1_(time)'.H85]" office:value-type="percentage" office:value="0.174690286913361" calcext:value-type="percentage">
            <text:p>17,47%</text:p>
          </table:table-cell>
          <table:table-cell table:style-name="ce37" table:formula="of:=['1AResults for P1_(time)'.G85]/['1AResults for P1_(time)'.H85]" office:value-type="percentage" office:value="0.24563173398975" calcext:value-type="percentage">
            <text:p>24,56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8-2.tsp</text:p>
          </table:table-cell>
          <table:table-cell table:style-name="ce32" office:value-type="float" office:value="52.784" calcext:value-type="float">
            <text:p>52,78</text:p>
          </table:table-cell>
          <table:table-cell table:style-name="ce32" office:value-type="float" office:value="0.828666666666667" calcext:value-type="float">
            <text:p>0,83</text:p>
          </table:table-cell>
          <table:table-cell table:style-name="ce32" office:value-type="float" office:value="0.523555555555556" calcext:value-type="float">
            <text:p>0,52</text:p>
          </table:table-cell>
          <table:table-cell table:style-name="ce32" office:value-type="float" office:value="0.430222222222222" calcext:value-type="float">
            <text:p>0,43</text:p>
          </table:table-cell>
          <table:table-cell table:style-name="ce32" office:value-type="float" office:value="0.428666666666667" calcext:value-type="float">
            <text:p>0,43</text:p>
          </table:table-cell>
          <table:table-cell table:style-name="ce32" table:formula="of:=SUM(['1AResults for P1_(time)'.D86:.G86])" office:value-type="float" office:value="2.21111111111111" calcext:value-type="float">
            <text:p>2,21</text:p>
          </table:table-cell>
          <table:table-cell table:style-name="ce36" table:formula="of:=['1AResults for P1_(time)'.D86]/['1AResults for P1_(time)'.H86]" office:value-type="percentage" office:value="0.374773869346734" calcext:value-type="percentage">
            <text:p>37,48%</text:p>
          </table:table-cell>
          <table:table-cell table:style-name="ce36" table:formula="of:=['1AResults for P1_(time)'.E86]/['1AResults for P1_(time)'.H86]" office:value-type="percentage" office:value="0.23678391959799" calcext:value-type="percentage">
            <text:p>23,68%</text:p>
          </table:table-cell>
          <table:table-cell table:style-name="ce36" table:formula="of:=['1AResults for P1_(time)'.F86]/['1AResults for P1_(time)'.H86]" office:value-type="percentage" office:value="0.194572864321608" calcext:value-type="percentage">
            <text:p>19,46%</text:p>
          </table:table-cell>
          <table:table-cell table:style-name="ce36" table:formula="of:=['1AResults for P1_(time)'.G86]/['1AResults for P1_(time)'.H86]" office:value-type="percentage" office:value="0.193869346733668" calcext:value-type="percentage">
            <text:p>19,39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style-name="ce33" office:value-type="float" office:value="54.623" calcext:value-type="float">
            <text:p>54,62</text:p>
          </table:table-cell>
          <table:table-cell table:style-name="ce33" office:value-type="float" office:value="0.862555555555556" calcext:value-type="float">
            <text:p>0,86</text:p>
          </table:table-cell>
          <table:table-cell table:style-name="ce33" office:value-type="float" office:value="0.569777777777778" calcext:value-type="float">
            <text:p>0,57</text:p>
          </table:table-cell>
          <table:table-cell table:style-name="ce33" office:value-type="float" office:value="0.473888888888889" calcext:value-type="float">
            <text:p>0,47</text:p>
          </table:table-cell>
          <table:table-cell table:style-name="ce33" office:value-type="float" office:value="0.565222222222222" calcext:value-type="float">
            <text:p>0,57</text:p>
          </table:table-cell>
          <table:table-cell table:style-name="ce33" table:formula="of:=SUM(['1AResults for P1_(time)'.D87:.G87])" office:value-type="float" office:value="2.47144444444445" calcext:value-type="float">
            <text:p>2,47</text:p>
          </table:table-cell>
          <table:table-cell table:style-name="ce37" table:formula="of:=['1AResults for P1_(time)'.D87]/['1AResults for P1_(time)'.H87]" office:value-type="percentage" office:value="0.349008676887111" calcext:value-type="percentage">
            <text:p>34,90%</text:p>
          </table:table-cell>
          <table:table-cell table:style-name="ce37" table:formula="of:=['1AResults for P1_(time)'.E87]/['1AResults for P1_(time)'.H87]" office:value-type="percentage" office:value="0.230544440947714" calcext:value-type="percentage">
            <text:p>23,05%</text:p>
          </table:table-cell>
          <table:table-cell table:style-name="ce37" table:formula="of:=['1AResults for P1_(time)'.F87]/['1AResults for P1_(time)'.H87]" office:value-type="percentage" office:value="0.1917457177539" calcext:value-type="percentage">
            <text:p>19,17%</text:p>
          </table:table-cell>
          <table:table-cell table:style-name="ce37" table:formula="of:=['1AResults for P1_(time)'.G87]/['1AResults for P1_(time)'.H87]" office:value-type="percentage" office:value="0.228701164411275" calcext:value-type="percentage">
            <text:p>22,87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8-4.tsp</text:p>
          </table:table-cell>
          <table:table-cell table:style-name="ce32" office:value-type="float" office:value="52.58" calcext:value-type="float">
            <text:p>52,58</text:p>
          </table:table-cell>
          <table:table-cell table:style-name="ce32" office:value-type="float" office:value="0.796555555555555" calcext:value-type="float">
            <text:p>0,80</text:p>
          </table:table-cell>
          <table:table-cell table:style-name="ce32" office:value-type="float" office:value="0.655888888888889" calcext:value-type="float">
            <text:p>0,66</text:p>
          </table:table-cell>
          <table:table-cell table:style-name="ce32" office:value-type="float" office:value="0.448888888888889" calcext:value-type="float">
            <text:p>0,45</text:p>
          </table:table-cell>
          <table:table-cell table:style-name="ce32" office:value-type="float" office:value="0.473777777777778" calcext:value-type="float">
            <text:p>0,47</text:p>
          </table:table-cell>
          <table:table-cell table:style-name="ce32" table:formula="of:=SUM(['1AResults for P1_(time)'.D88:.G88])" office:value-type="float" office:value="2.37511111111111" calcext:value-type="float">
            <text:p>2,38</text:p>
          </table:table-cell>
          <table:table-cell table:style-name="ce36" table:formula="of:=['1AResults for P1_(time)'.D88]/['1AResults for P1_(time)'.H88]" office:value-type="percentage" office:value="0.335376122754491" calcext:value-type="percentage">
            <text:p>33,54%</text:p>
          </table:table-cell>
          <table:table-cell table:style-name="ce36" table:formula="of:=['1AResults for P1_(time)'.E88]/['1AResults for P1_(time)'.H88]" office:value-type="percentage" office:value="0.276150823353293" calcext:value-type="percentage">
            <text:p>27,62%</text:p>
          </table:table-cell>
          <table:table-cell table:style-name="ce36" table:formula="of:=['1AResults for P1_(time)'.F88]/['1AResults for P1_(time)'.H88]" office:value-type="percentage" office:value="0.188997005988024" calcext:value-type="percentage">
            <text:p>18,90%</text:p>
          </table:table-cell>
          <table:table-cell table:style-name="ce36" table:formula="of:=['1AResults for P1_(time)'.G88]/['1AResults for P1_(time)'.H88]" office:value-type="percentage" office:value="0.199476047904192" calcext:value-type="percentage">
            <text:p>19,95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style-name="ce33" office:value-type="float" office:value="57.318" calcext:value-type="float">
            <text:p>57,32</text:p>
          </table:table-cell>
          <table:table-cell table:style-name="ce33" office:value-type="float" office:value="0.979333333333333" calcext:value-type="float">
            <text:p>0,98</text:p>
          </table:table-cell>
          <table:table-cell table:style-name="ce33" office:value-type="float" office:value="0.681777777777778" calcext:value-type="float">
            <text:p>0,68</text:p>
          </table:table-cell>
          <table:table-cell table:style-name="ce33" office:value-type="float" office:value="0.502555555555556" calcext:value-type="float">
            <text:p>0,50</text:p>
          </table:table-cell>
          <table:table-cell table:style-name="ce33" office:value-type="float" office:value="0.473222222222222" calcext:value-type="float">
            <text:p>0,47</text:p>
          </table:table-cell>
          <table:table-cell table:style-name="ce33" table:formula="of:=SUM(['1AResults for P1_(time)'.D89:.G89])" office:value-type="float" office:value="2.63688888888889" calcext:value-type="float">
            <text:p>2,64</text:p>
          </table:table-cell>
          <table:table-cell table:style-name="ce37" table:formula="of:=['1AResults for P1_(time)'.D89]/['1AResults for P1_(time)'.H89]" office:value-type="percentage" office:value="0.371397269509523" calcext:value-type="percentage">
            <text:p>37,14%</text:p>
          </table:table-cell>
          <table:table-cell table:style-name="ce37" table:formula="of:=['1AResults for P1_(time)'.E89]/['1AResults for P1_(time)'.H89]" office:value-type="percentage" office:value="0.258553851339963" calcext:value-type="percentage">
            <text:p>25,86%</text:p>
          </table:table-cell>
          <table:table-cell table:style-name="ce37" table:formula="of:=['1AResults for P1_(time)'.F89]/['1AResults for P1_(time)'.H89]" office:value-type="percentage" office:value="0.190586549806169" calcext:value-type="percentage">
            <text:p>19,06%</text:p>
          </table:table-cell>
          <table:table-cell table:style-name="ce37" table:formula="of:=['1AResults for P1_(time)'.G89]/['1AResults for P1_(time)'.H89]" office:value-type="percentage" office:value="0.179462329344345" calcext:value-type="percentage">
            <text:p>17,95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8-6.tsp</text:p>
          </table:table-cell>
          <table:table-cell table:style-name="ce32" office:value-type="float" office:value="50.131" calcext:value-type="float">
            <text:p>50,13</text:p>
          </table:table-cell>
          <table:table-cell table:style-name="ce32" office:value-type="float" office:value="0.845444444444444" calcext:value-type="float">
            <text:p>0,85</text:p>
          </table:table-cell>
          <table:table-cell table:style-name="ce32" office:value-type="float" office:value="0.723222222222222" calcext:value-type="float">
            <text:p>0,72</text:p>
          </table:table-cell>
          <table:table-cell table:style-name="ce32" office:value-type="float" office:value="0.448111111111111" calcext:value-type="float">
            <text:p>0,45</text:p>
          </table:table-cell>
          <table:table-cell table:style-name="ce32" office:value-type="float" office:value="0.655333333333333" calcext:value-type="float">
            <text:p>0,66</text:p>
          </table:table-cell>
          <table:table-cell table:style-name="ce32" table:formula="of:=SUM(['1AResults for P1_(time)'.D90:.G90])" office:value-type="float" office:value="2.67211111111111" calcext:value-type="float">
            <text:p>2,67</text:p>
          </table:table-cell>
          <table:table-cell table:style-name="ce36" table:formula="of:=['1AResults for P1_(time)'.D90]/['1AResults for P1_(time)'.H90]" office:value-type="percentage" office:value="0.316395692128571" calcext:value-type="percentage">
            <text:p>31,64%</text:p>
          </table:table-cell>
          <table:table-cell table:style-name="ce36" table:formula="of:=['1AResults for P1_(time)'.E90]/['1AResults for P1_(time)'.H90]" office:value-type="percentage" office:value="0.270655744521602" calcext:value-type="percentage">
            <text:p>27,07%</text:p>
          </table:table-cell>
          <table:table-cell table:style-name="ce36" table:formula="of:=['1AResults for P1_(time)'.F90]/['1AResults for P1_(time)'.H90]" office:value-type="percentage" office:value="0.167699280635369" calcext:value-type="percentage">
            <text:p>16,77%</text:p>
          </table:table-cell>
          <table:table-cell table:style-name="ce36" table:formula="of:=['1AResults for P1_(time)'.G90]/['1AResults for P1_(time)'.H90]" office:value-type="percentage" office:value="0.245249282714458" calcext:value-type="percentage">
            <text:p>24,52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style-name="ce33" office:value-type="float" office:value="56.751" calcext:value-type="float">
            <text:p>56,75</text:p>
          </table:table-cell>
          <table:table-cell table:style-name="ce33" office:value-type="float" office:value="0.883777777777778" calcext:value-type="float">
            <text:p>0,88</text:p>
          </table:table-cell>
          <table:table-cell table:style-name="ce33" office:value-type="float" office:value="0.901444444444444" calcext:value-type="float">
            <text:p>0,90</text:p>
          </table:table-cell>
          <table:table-cell table:style-name="ce33" office:value-type="float" office:value="0.458333333333333" calcext:value-type="float">
            <text:p>0,46</text:p>
          </table:table-cell>
          <table:table-cell table:style-name="ce33" office:value-type="float" office:value="0.677666666666667" calcext:value-type="float">
            <text:p>0,68</text:p>
          </table:table-cell>
          <table:table-cell table:style-name="ce33" table:formula="of:=SUM(['1AResults for P1_(time)'.D91:.G91])" office:value-type="float" office:value="2.92122222222222" calcext:value-type="float">
            <text:p>2,92</text:p>
          </table:table-cell>
          <table:table-cell table:style-name="ce37" table:formula="of:=['1AResults for P1_(time)'.D91]/['1AResults for P1_(time)'.H91]" office:value-type="percentage" office:value="0.302536989844434" calcext:value-type="percentage">
            <text:p>30,25%</text:p>
          </table:table-cell>
          <table:table-cell table:style-name="ce37" table:formula="of:=['1AResults for P1_(time)'.E91]/['1AResults for P1_(time)'.H91]" office:value-type="percentage" office:value="0.308584686774942" calcext:value-type="percentage">
            <text:p>30,86%</text:p>
          </table:table-cell>
          <table:table-cell table:style-name="ce37" table:formula="of:=['1AResults for P1_(time)'.F91]/['1AResults for P1_(time)'.H91]" office:value-type="percentage" office:value="0.156897797725457" calcext:value-type="percentage">
            <text:p>15,69%</text:p>
          </table:table-cell>
          <table:table-cell table:style-name="ce37" table:formula="of:=['1AResults for P1_(time)'.G91]/['1AResults for P1_(time)'.H91]" office:value-type="percentage" office:value="0.231980525655167" calcext:value-type="percentage">
            <text:p>23,20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8-8.tsp</text:p>
          </table:table-cell>
          <table:table-cell table:style-name="ce32" office:value-type="float" office:value="55.044" calcext:value-type="float">
            <text:p>55,04</text:p>
          </table:table-cell>
          <table:table-cell table:style-name="ce32" office:value-type="float" office:value="0.897111111111111" calcext:value-type="float">
            <text:p>0,90</text:p>
          </table:table-cell>
          <table:table-cell table:style-name="ce32" office:value-type="float" office:value="0.728555555555556" calcext:value-type="float">
            <text:p>0,73</text:p>
          </table:table-cell>
          <table:table-cell table:style-name="ce32" office:value-type="float" office:value="0.420111111111111" calcext:value-type="float">
            <text:p>0,42</text:p>
          </table:table-cell>
          <table:table-cell table:style-name="ce32" office:value-type="float" office:value="0.445555555555555" calcext:value-type="float">
            <text:p>0,45</text:p>
          </table:table-cell>
          <table:table-cell table:style-name="ce32" table:formula="of:=SUM(['1AResults for P1_(time)'.D92:.G92])" office:value-type="float" office:value="2.49133333333333" calcext:value-type="float">
            <text:p>2,49</text:p>
          </table:table-cell>
          <table:table-cell table:style-name="ce36" table:formula="of:=['1AResults for P1_(time)'.D92]/['1AResults for P1_(time)'.H92]" office:value-type="percentage" office:value="0.36009276603336" calcext:value-type="percentage">
            <text:p>36,01%</text:p>
          </table:table-cell>
          <table:table-cell table:style-name="ce36" table:formula="of:=['1AResults for P1_(time)'.E92]/['1AResults for P1_(time)'.H92]" office:value-type="percentage" office:value="0.292436000356793" calcext:value-type="percentage">
            <text:p>29,24%</text:p>
          </table:table-cell>
          <table:table-cell table:style-name="ce36" table:formula="of:=['1AResults for P1_(time)'.F92]/['1AResults for P1_(time)'.H92]" office:value-type="percentage" office:value="0.168629025064669" calcext:value-type="percentage">
            <text:p>16,86%</text:p>
          </table:table-cell>
          <table:table-cell table:style-name="ce36" table:formula="of:=['1AResults for P1_(time)'.G92]/['1AResults for P1_(time)'.H92]" office:value-type="percentage" office:value="0.178842208545179" calcext:value-type="percentage">
            <text:p>17,88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style-name="ce33" office:value-type="float" office:value="53.867" calcext:value-type="float">
            <text:p>53,87</text:p>
          </table:table-cell>
          <table:table-cell table:style-name="ce33" office:value-type="float" office:value="0.890333333333333" calcext:value-type="float">
            <text:p>0,89</text:p>
          </table:table-cell>
          <table:table-cell table:style-name="ce33" office:value-type="float" office:value="0.542666666666667" calcext:value-type="float">
            <text:p>0,54</text:p>
          </table:table-cell>
          <table:table-cell table:style-name="ce33" office:value-type="float" office:value="0.468111111111111" calcext:value-type="float">
            <text:p>0,47</text:p>
          </table:table-cell>
          <table:table-cell table:style-name="ce33" office:value-type="float" office:value="0.526111111111111" calcext:value-type="float">
            <text:p>0,53</text:p>
          </table:table-cell>
          <table:table-cell table:style-name="ce33" table:formula="of:=SUM(['1AResults for P1_(time)'.D93:.G93])" office:value-type="float" office:value="2.42722222222222" calcext:value-type="float">
            <text:p>2,43</text:p>
          </table:table-cell>
          <table:table-cell table:style-name="ce37" table:formula="of:=['1AResults for P1_(time)'.D93]/['1AResults for P1_(time)'.H93]" office:value-type="percentage" office:value="0.366811627374685" calcext:value-type="percentage">
            <text:p>36,68%</text:p>
          </table:table-cell>
          <table:table-cell table:style-name="ce37" table:formula="of:=['1AResults for P1_(time)'.E93]/['1AResults for P1_(time)'.H93]" office:value-type="percentage" office:value="0.223575188830396" calcext:value-type="percentage">
            <text:p>22,36%</text:p>
          </table:table-cell>
          <table:table-cell table:style-name="ce37" table:formula="of:=['1AResults for P1_(time)'.F93]/['1AResults for P1_(time)'.H93]" office:value-type="percentage" office:value="0.192858777752346" calcext:value-type="percentage">
            <text:p>19,29%</text:p>
          </table:table-cell>
          <table:table-cell table:style-name="ce37" table:formula="of:=['1AResults for P1_(time)'.G93]/['1AResults for P1_(time)'.H93]" office:value-type="percentage" office:value="0.216754406042573" calcext:value-type="percentage">
            <text:p>21,68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9-0.tsp</text:p>
          </table:table-cell>
          <table:table-cell table:style-name="ce32" office:value-type="float" office:value="57.301" calcext:value-type="float">
            <text:p>57,30</text:p>
          </table:table-cell>
          <table:table-cell table:style-name="ce32" office:value-type="float" office:value="0.671555555555555" calcext:value-type="float">
            <text:p>0,67</text:p>
          </table:table-cell>
          <table:table-cell table:style-name="ce32" office:value-type="float" office:value="0.864222222222222" calcext:value-type="float">
            <text:p>0,86</text:p>
          </table:table-cell>
          <table:table-cell table:style-name="ce32" office:value-type="float" office:value="0.654111111111111" calcext:value-type="float">
            <text:p>0,65</text:p>
          </table:table-cell>
          <table:table-cell table:style-name="ce32" office:value-type="float" office:value="0.643111111111111" calcext:value-type="float">
            <text:p>0,64</text:p>
          </table:table-cell>
          <table:table-cell table:style-name="ce32" table:formula="of:=SUM(['1AResults for P1_(time)'.D94:.G94])" office:value-type="float" office:value="2.833" calcext:value-type="float">
            <text:p>2,83</text:p>
          </table:table-cell>
          <table:table-cell table:style-name="ce36" table:formula="of:=['1AResults for P1_(time)'.D94]/['1AResults for P1_(time)'.H94]" office:value-type="percentage" office:value="0.237047495783818" calcext:value-type="percentage">
            <text:p>23,70%</text:p>
          </table:table-cell>
          <table:table-cell table:style-name="ce36" table:formula="of:=['1AResults for P1_(time)'.E94]/['1AResults for P1_(time)'.H94]" office:value-type="percentage" office:value="0.305055496725105" calcext:value-type="percentage">
            <text:p>30,51%</text:p>
          </table:table-cell>
          <table:table-cell table:style-name="ce36" table:formula="of:=['1AResults for P1_(time)'.F94]/['1AResults for P1_(time)'.H94]" office:value-type="percentage" office:value="0.2308899086167" calcext:value-type="percentage">
            <text:p>23,09%</text:p>
          </table:table-cell>
          <table:table-cell table:style-name="ce36" table:formula="of:=['1AResults for P1_(time)'.G94]/['1AResults for P1_(time)'.H94]" office:value-type="percentage" office:value="0.227007098874377" calcext:value-type="percentage">
            <text:p>22,70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style-name="ce33" office:value-type="float" office:value="56.469" calcext:value-type="float">
            <text:p>56,47</text:p>
          </table:table-cell>
          <table:table-cell table:style-name="ce33" office:value-type="float" office:value="0.585444444444444" calcext:value-type="float">
            <text:p>0,59</text:p>
          </table:table-cell>
          <table:table-cell table:style-name="ce33" office:value-type="float" office:value="0.819222222222222" calcext:value-type="float">
            <text:p>0,82</text:p>
          </table:table-cell>
          <table:table-cell table:style-name="ce33" office:value-type="float" office:value="0.586333333333333" calcext:value-type="float">
            <text:p>0,59</text:p>
          </table:table-cell>
          <table:table-cell table:style-name="ce33" office:value-type="float" office:value="0.411777777777778" calcext:value-type="float">
            <text:p>0,41</text:p>
          </table:table-cell>
          <table:table-cell table:style-name="ce33" table:formula="of:=SUM(['1AResults for P1_(time)'.D95:.G95])" office:value-type="float" office:value="2.40277777777778" calcext:value-type="float">
            <text:p>2,40</text:p>
          </table:table-cell>
          <table:table-cell table:style-name="ce37" table:formula="of:=['1AResults for P1_(time)'.D95]/['1AResults for P1_(time)'.H95]" office:value-type="percentage" office:value="0.243653179190751" calcext:value-type="percentage">
            <text:p>24,37%</text:p>
          </table:table-cell>
          <table:table-cell table:style-name="ce37" table:formula="of:=['1AResults for P1_(time)'.E95]/['1AResults for P1_(time)'.H95]" office:value-type="percentage" office:value="0.340947976878613" calcext:value-type="percentage">
            <text:p>34,09%</text:p>
          </table:table-cell>
          <table:table-cell table:style-name="ce37" table:formula="of:=['1AResults for P1_(time)'.F95]/['1AResults for P1_(time)'.H95]" office:value-type="percentage" office:value="0.244023121387283" calcext:value-type="percentage">
            <text:p>24,40%</text:p>
          </table:table-cell>
          <table:table-cell table:style-name="ce37" table:formula="of:=['1AResults for P1_(time)'.G95]/['1AResults for P1_(time)'.H95]" office:value-type="percentage" office:value="0.171375722543353" calcext:value-type="percentage">
            <text:p>17,14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9-2.tsp</text:p>
          </table:table-cell>
          <table:table-cell table:style-name="ce32" office:value-type="float" office:value="59.736" calcext:value-type="float">
            <text:p>59,74</text:p>
          </table:table-cell>
          <table:table-cell table:style-name="ce32" office:value-type="float" office:value="0.700444444444444" calcext:value-type="float">
            <text:p>0,70</text:p>
          </table:table-cell>
          <table:table-cell table:style-name="ce32" office:value-type="float" office:value="0.841888888888889" calcext:value-type="float">
            <text:p>0,84</text:p>
          </table:table-cell>
          <table:table-cell table:style-name="ce32" office:value-type="float" office:value="0.675666666666667" calcext:value-type="float">
            <text:p>0,68</text:p>
          </table:table-cell>
          <table:table-cell table:style-name="ce32" office:value-type="float" office:value="0.511111111111111" calcext:value-type="float">
            <text:p>0,51</text:p>
          </table:table-cell>
          <table:table-cell table:style-name="ce32" table:formula="of:=SUM(['1AResults for P1_(time)'.D96:.G96])" office:value-type="float" office:value="2.72911111111111" calcext:value-type="float">
            <text:p>2,73</text:p>
          </table:table-cell>
          <table:table-cell table:style-name="ce36" table:formula="of:=['1AResults for P1_(time)'.D96]/['1AResults for P1_(time)'.H96]" office:value-type="percentage" office:value="0.256656624053416" calcext:value-type="percentage">
            <text:p>25,67%</text:p>
          </table:table-cell>
          <table:table-cell table:style-name="ce36" table:formula="of:=['1AResults for P1_(time)'.E96]/['1AResults for P1_(time)'.H96]" office:value-type="percentage" office:value="0.308484651087045" calcext:value-type="percentage">
            <text:p>30,85%</text:p>
          </table:table-cell>
          <table:table-cell table:style-name="ce36" table:formula="of:=['1AResults for P1_(time)'.F96]/['1AResults for P1_(time)'.H96]" office:value-type="percentage" office:value="0.247577558830714" calcext:value-type="percentage">
            <text:p>24,76%</text:p>
          </table:table-cell>
          <table:table-cell table:style-name="ce36" table:formula="of:=['1AResults for P1_(time)'.G96]/['1AResults for P1_(time)'.H96]" office:value-type="percentage" office:value="0.187281166028825" calcext:value-type="percentage">
            <text:p>18,73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style-name="ce33" office:value-type="float" office:value="57.702" calcext:value-type="float">
            <text:p>57,70</text:p>
          </table:table-cell>
          <table:table-cell table:style-name="ce33" office:value-type="float" office:value="0.69" calcext:value-type="float">
            <text:p>0,69</text:p>
          </table:table-cell>
          <table:table-cell table:style-name="ce33" office:value-type="float" office:value="1.13388888888889" calcext:value-type="float">
            <text:p>1,13</text:p>
          </table:table-cell>
          <table:table-cell table:style-name="ce33" office:value-type="float" office:value="0.696666666666667" calcext:value-type="float">
            <text:p>0,70</text:p>
          </table:table-cell>
          <table:table-cell table:style-name="ce33" office:value-type="float" office:value="0.583222222222222" calcext:value-type="float">
            <text:p>0,58</text:p>
          </table:table-cell>
          <table:table-cell table:style-name="ce33" table:formula="of:=SUM(['1AResults for P1_(time)'.D97:.G97])" office:value-type="float" office:value="3.10377777777778" calcext:value-type="float">
            <text:p>3,10</text:p>
          </table:table-cell>
          <table:table-cell table:style-name="ce37" table:formula="of:=['1AResults for P1_(time)'.D97]/['1AResults for P1_(time)'.H97]" office:value-type="percentage" office:value="0.222309730078041" calcext:value-type="percentage">
            <text:p>22,23%</text:p>
          </table:table-cell>
          <table:table-cell table:style-name="ce37" table:formula="of:=['1AResults for P1_(time)'.E97]/['1AResults for P1_(time)'.H97]" office:value-type="percentage" office:value="0.365325409894752" calcext:value-type="percentage">
            <text:p>36,53%</text:p>
          </table:table-cell>
          <table:table-cell table:style-name="ce37" table:formula="of:=['1AResults for P1_(time)'.F97]/['1AResults for P1_(time)'.H97]" office:value-type="percentage" office:value="0.224457650175413" calcext:value-type="percentage">
            <text:p>22,45%</text:p>
          </table:table-cell>
          <table:table-cell table:style-name="ce37" table:formula="of:=['1AResults for P1_(time)'.G97]/['1AResults for P1_(time)'.H97]" office:value-type="percentage" office:value="0.187907209851793" calcext:value-type="percentage">
            <text:p>18,79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9-4.tsp</text:p>
          </table:table-cell>
          <table:table-cell table:style-name="ce32" office:value-type="float" office:value="57.118" calcext:value-type="float">
            <text:p>57,12</text:p>
          </table:table-cell>
          <table:table-cell table:style-name="ce32" office:value-type="float" office:value="0.602" calcext:value-type="float">
            <text:p>0,60</text:p>
          </table:table-cell>
          <table:table-cell table:style-name="ce32" office:value-type="float" office:value="0.852333333333333" calcext:value-type="float">
            <text:p>0,85</text:p>
          </table:table-cell>
          <table:table-cell table:style-name="ce32" office:value-type="float" office:value="0.667111111111111" calcext:value-type="float">
            <text:p>0,67</text:p>
          </table:table-cell>
          <table:table-cell table:style-name="ce32" office:value-type="float" office:value="0.585" calcext:value-type="float">
            <text:p>0,59</text:p>
          </table:table-cell>
          <table:table-cell table:style-name="ce32" table:formula="of:=SUM(['1AResults for P1_(time)'.D98:.G98])" office:value-type="float" office:value="2.70644444444444" calcext:value-type="float">
            <text:p>2,71</text:p>
          </table:table-cell>
          <table:table-cell table:style-name="ce36" table:formula="of:=['1AResults for P1_(time)'.D98]/['1AResults for P1_(time)'.H98]" office:value-type="percentage" office:value="0.222432055176944" calcext:value-type="percentage">
            <text:p>22,24%</text:p>
          </table:table-cell>
          <table:table-cell table:style-name="ce36" table:formula="of:=['1AResults for P1_(time)'.E98]/['1AResults for P1_(time)'.H98]" office:value-type="percentage" office:value="0.314927333935463" calcext:value-type="percentage">
            <text:p>31,49%</text:p>
          </table:table-cell>
          <table:table-cell table:style-name="ce36" table:formula="of:=['1AResults for P1_(time)'.F98]/['1AResults for P1_(time)'.H98]" office:value-type="percentage" office:value="0.246489859594384" calcext:value-type="percentage">
            <text:p>24,65%</text:p>
          </table:table-cell>
          <table:table-cell table:style-name="ce36" table:formula="of:=['1AResults for P1_(time)'.G98]/['1AResults for P1_(time)'.H98]" office:value-type="percentage" office:value="0.21615075129321" calcext:value-type="percentage">
            <text:p>21,62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style-name="ce33" office:value-type="float" office:value="59.829" calcext:value-type="float">
            <text:p>59,83</text:p>
          </table:table-cell>
          <table:table-cell table:style-name="ce33" office:value-type="float" office:value="0.675444444444444" calcext:value-type="float">
            <text:p>0,68</text:p>
          </table:table-cell>
          <table:table-cell table:style-name="ce33" office:value-type="float" office:value="0.839777777777778" calcext:value-type="float">
            <text:p>0,84</text:p>
          </table:table-cell>
          <table:table-cell table:style-name="ce33" office:value-type="float" office:value="0.654333333333333" calcext:value-type="float">
            <text:p>0,65</text:p>
          </table:table-cell>
          <table:table-cell table:style-name="ce33" office:value-type="float" office:value="0.418333333333333" calcext:value-type="float">
            <text:p>0,42</text:p>
          </table:table-cell>
          <table:table-cell table:style-name="ce33" table:formula="of:=SUM(['1AResults for P1_(time)'.D99:.G99])" office:value-type="float" office:value="2.58788888888889" calcext:value-type="float">
            <text:p>2,59</text:p>
          </table:table-cell>
          <table:table-cell table:style-name="ce37" table:formula="of:=['1AResults for P1_(time)'.D99]/['1AResults for P1_(time)'.H99]" office:value-type="percentage" office:value="0.261002103816925" calcext:value-type="percentage">
            <text:p>26,10%</text:p>
          </table:table-cell>
          <table:table-cell table:style-name="ce37" table:formula="of:=['1AResults for P1_(time)'.E99]/['1AResults for P1_(time)'.H99]" office:value-type="percentage" office:value="0.32450302692027" calcext:value-type="percentage">
            <text:p>32,45%</text:p>
          </table:table-cell>
          <table:table-cell table:style-name="ce37" table:formula="of:=['1AResults for P1_(time)'.F99]/['1AResults for P1_(time)'.H99]" office:value-type="percentage" office:value="0.252844446352668" calcext:value-type="percentage">
            <text:p>25,28%</text:p>
          </table:table-cell>
          <table:table-cell table:style-name="ce37" table:formula="of:=['1AResults for P1_(time)'.G99]/['1AResults for P1_(time)'.H99]" office:value-type="percentage" office:value="0.161650422910137" calcext:value-type="percentage">
            <text:p>16,17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9-6.tsp</text:p>
          </table:table-cell>
          <table:table-cell table:style-name="ce32" office:value-type="float" office:value="58.896" calcext:value-type="float">
            <text:p>58,90</text:p>
          </table:table-cell>
          <table:table-cell table:style-name="ce32" office:value-type="float" office:value="0.681333333333333" calcext:value-type="float">
            <text:p>0,68</text:p>
          </table:table-cell>
          <table:table-cell table:style-name="ce32" office:value-type="float" office:value="0.833333333333333" calcext:value-type="float">
            <text:p>0,83</text:p>
          </table:table-cell>
          <table:table-cell table:style-name="ce32" office:value-type="float" office:value="0.632111111111111" calcext:value-type="float">
            <text:p>0,63</text:p>
          </table:table-cell>
          <table:table-cell table:style-name="ce32" office:value-type="float" office:value="0.574333333333333" calcext:value-type="float">
            <text:p>0,57</text:p>
          </table:table-cell>
          <table:table-cell table:style-name="ce32" table:formula="of:=SUM(['1AResults for P1_(time)'.D100:.G100])" office:value-type="float" office:value="2.72111111111111" calcext:value-type="float">
            <text:p>2,72</text:p>
          </table:table-cell>
          <table:table-cell table:style-name="ce36" table:formula="of:=['1AResults for P1_(time)'.D100]/['1AResults for P1_(time)'.H100]" office:value-type="percentage" office:value="0.250387913434055" calcext:value-type="percentage">
            <text:p>25,04%</text:p>
          </table:table-cell>
          <table:table-cell table:style-name="ce36" table:formula="of:=['1AResults for P1_(time)'.E100]/['1AResults for P1_(time)'.H100]" office:value-type="percentage" office:value="0.306247447937934" calcext:value-type="percentage">
            <text:p>30,62%</text:p>
          </table:table-cell>
          <table:table-cell table:style-name="ce36" table:formula="of:=['1AResults for P1_(time)'.F100]/['1AResults for P1_(time)'.H100]" office:value-type="percentage" office:value="0.232298897509187" calcext:value-type="percentage">
            <text:p>23,23%</text:p>
          </table:table-cell>
          <table:table-cell table:style-name="ce36" table:formula="of:=['1AResults for P1_(time)'.G100]/['1AResults for P1_(time)'.H100]" office:value-type="percentage" office:value="0.211065741118824" calcext:value-type="percentage">
            <text:p>21,11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style-name="ce33" office:value-type="float" office:value="59.179" calcext:value-type="float">
            <text:p>59,18</text:p>
          </table:table-cell>
          <table:table-cell table:style-name="ce33" office:value-type="float" office:value="0.707777777777778" calcext:value-type="float">
            <text:p>0,71</text:p>
          </table:table-cell>
          <table:table-cell table:style-name="ce33" office:value-type="float" office:value="1.00177777777778" calcext:value-type="float">
            <text:p>1,00</text:p>
          </table:table-cell>
          <table:table-cell table:style-name="ce33" office:value-type="float" office:value="0.653333333333333" calcext:value-type="float">
            <text:p>0,65</text:p>
          </table:table-cell>
          <table:table-cell table:style-name="ce33" office:value-type="float" office:value="0.443" calcext:value-type="float">
            <text:p>0,44</text:p>
          </table:table-cell>
          <table:table-cell table:style-name="ce33" table:formula="of:=SUM(['1AResults for P1_(time)'.D101:.G101])" office:value-type="float" office:value="2.80588888888889" calcext:value-type="float">
            <text:p>2,81</text:p>
          </table:table-cell>
          <table:table-cell table:style-name="ce37" table:formula="of:=['1AResults for P1_(time)'.D101]/['1AResults for P1_(time)'.H101]" office:value-type="percentage" office:value="0.252247257751554" calcext:value-type="percentage">
            <text:p>25,22%</text:p>
          </table:table-cell>
          <table:table-cell table:style-name="ce37" table:formula="of:=['1AResults for P1_(time)'.E101]/['1AResults for P1_(time)'.H101]" office:value-type="percentage" office:value="0.357026887894508" calcext:value-type="percentage">
            <text:p>35,70%</text:p>
          </table:table-cell>
          <table:table-cell table:style-name="ce37" table:formula="of:=['1AResults for P1_(time)'.F101]/['1AResults for P1_(time)'.H101]" office:value-type="percentage" office:value="0.232843622539896" calcext:value-type="percentage">
            <text:p>23,28%</text:p>
          </table:table-cell>
          <table:table-cell table:style-name="ce37" table:formula="of:=['1AResults for P1_(time)'.G101]/['1AResults for P1_(time)'.H101]" office:value-type="percentage" office:value="0.157882231814042" calcext:value-type="percentage">
            <text:p>15,79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9-8.tsp</text:p>
          </table:table-cell>
          <table:table-cell table:style-name="ce32" office:value-type="float" office:value="59.586" calcext:value-type="float">
            <text:p>59,59</text:p>
          </table:table-cell>
          <table:table-cell table:style-name="ce32" office:value-type="float" office:value="0.585" calcext:value-type="float">
            <text:p>0,59</text:p>
          </table:table-cell>
          <table:table-cell table:style-name="ce32" office:value-type="float" office:value="0.967888888888889" calcext:value-type="float">
            <text:p>0,97</text:p>
          </table:table-cell>
          <table:table-cell table:style-name="ce32" office:value-type="float" office:value="0.654222222222222" calcext:value-type="float">
            <text:p>0,65</text:p>
          </table:table-cell>
          <table:table-cell table:style-name="ce32" office:value-type="float" office:value="0.274666666666667" calcext:value-type="float">
            <text:p>0,27</text:p>
          </table:table-cell>
          <table:table-cell table:style-name="ce32" table:formula="of:=SUM(['1AResults for P1_(time)'.D102:.G102])" office:value-type="float" office:value="2.48177777777778" calcext:value-type="float">
            <text:p>2,48</text:p>
          </table:table-cell>
          <table:table-cell table:style-name="ce36" table:formula="of:=['1AResults for P1_(time)'.D102]/['1AResults for P1_(time)'.H102]" office:value-type="percentage" office:value="0.235718123209169" calcext:value-type="percentage">
            <text:p>23,57%</text:p>
          </table:table-cell>
          <table:table-cell table:style-name="ce36" table:formula="of:=['1AResults for P1_(time)'.E102]/['1AResults for P1_(time)'.H102]" office:value-type="percentage" office:value="0.389998209169054" calcext:value-type="percentage">
            <text:p>39,00%</text:p>
          </table:table-cell>
          <table:table-cell table:style-name="ce36" table:formula="of:=['1AResults for P1_(time)'.F102]/['1AResults for P1_(time)'.H102]" office:value-type="percentage" office:value="0.263610315186246" calcext:value-type="percentage">
            <text:p>26,36%</text:p>
          </table:table-cell>
          <table:table-cell table:style-name="ce36" table:formula="of:=['1AResults for P1_(time)'.G102]/['1AResults for P1_(time)'.H102]" office:value-type="percentage" office:value="0.11067335243553" calcext:value-type="percentage">
            <text:p>11,07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style-name="ce33" office:value-type="float" office:value="61.58" calcext:value-type="float">
            <text:p>61,58</text:p>
          </table:table-cell>
          <table:table-cell table:style-name="ce33" office:value-type="float" office:value="0.730555555555556" calcext:value-type="float">
            <text:p>0,73</text:p>
          </table:table-cell>
          <table:table-cell table:style-name="ce33" office:value-type="float" office:value="0.981777777777778" calcext:value-type="float">
            <text:p>0,98</text:p>
          </table:table-cell>
          <table:table-cell table:style-name="ce33" office:value-type="float" office:value="0.651111111111111" calcext:value-type="float">
            <text:p>0,65</text:p>
          </table:table-cell>
          <table:table-cell table:style-name="ce33" office:value-type="float" office:value="0.423888888888889" calcext:value-type="float">
            <text:p>0,42</text:p>
          </table:table-cell>
          <table:table-cell table:style-name="ce33" table:formula="of:=SUM(['1AResults for P1_(time)'.D103:.G103])" office:value-type="float" office:value="2.78733333333333" calcext:value-type="float">
            <text:p>2,79</text:p>
          </table:table-cell>
          <table:table-cell table:style-name="ce37" table:formula="of:=['1AResults for P1_(time)'.D103]/['1AResults for P1_(time)'.H103]" office:value-type="percentage" office:value="0.262098381567408" calcext:value-type="percentage">
            <text:p>26,21%</text:p>
          </table:table-cell>
          <table:table-cell table:style-name="ce37" table:formula="of:=['1AResults for P1_(time)'.E103]/['1AResults for P1_(time)'.H103]" office:value-type="percentage" office:value="0.352228334529219" calcext:value-type="percentage">
            <text:p>35,22%</text:p>
          </table:table-cell>
          <table:table-cell table:style-name="ce37" table:formula="of:=['1AResults for P1_(time)'.F103]/['1AResults for P1_(time)'.H103]" office:value-type="percentage" office:value="0.233596428286694" calcext:value-type="percentage">
            <text:p>23,36%</text:p>
          </table:table-cell>
          <table:table-cell table:style-name="ce37" table:formula="of:=['1AResults for P1_(time)'.G103]/['1AResults for P1_(time)'.H103]" office:value-type="percentage" office:value="0.152076855616679" calcext:value-type="percentage">
            <text:p>15,21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0-0.tsp</text:p>
          </table:table-cell>
          <table:table-cell table:style-name="ce32" office:value-type="float" office:value="70.032" calcext:value-type="float">
            <text:p>70,03</text:p>
          </table:table-cell>
          <table:table-cell table:style-name="ce32" office:value-type="float" office:value="0.967222222222222" calcext:value-type="float">
            <text:p>0,97</text:p>
          </table:table-cell>
          <table:table-cell table:style-name="ce32" office:value-type="float" office:value="1.086" calcext:value-type="float">
            <text:p>1,09</text:p>
          </table:table-cell>
          <table:table-cell table:style-name="ce32" office:value-type="float" office:value="0.647666666666667" calcext:value-type="float">
            <text:p>0,65</text:p>
          </table:table-cell>
          <table:table-cell table:style-name="ce32" office:value-type="float" office:value="0.542444444444444" calcext:value-type="float">
            <text:p>0,54</text:p>
          </table:table-cell>
          <table:table-cell table:style-name="ce32" table:formula="of:=SUM(['1AResults for P1_(time)'.D104:.G104])" office:value-type="float" office:value="3.24333333333333" calcext:value-type="float">
            <text:p>3,24</text:p>
          </table:table-cell>
          <table:table-cell table:style-name="ce36" table:formula="of:=['1AResults for P1_(time)'.D104]/['1AResults for P1_(time)'.H104]" office:value-type="percentage" office:value="0.298218568002741" calcext:value-type="percentage">
            <text:p>29,82%</text:p>
          </table:table-cell>
          <table:table-cell table:style-name="ce36" table:formula="of:=['1AResults for P1_(time)'.E104]/['1AResults for P1_(time)'.H104]" office:value-type="percentage" office:value="0.334840698869476" calcext:value-type="percentage">
            <text:p>33,48%</text:p>
          </table:table-cell>
          <table:table-cell table:style-name="ce36" table:formula="of:=['1AResults for P1_(time)'.F104]/['1AResults for P1_(time)'.H104]" office:value-type="percentage" office:value="0.199691675231244" calcext:value-type="percentage">
            <text:p>19,97%</text:p>
          </table:table-cell>
          <table:table-cell table:style-name="ce36" table:formula="of:=['1AResults for P1_(time)'.G104]/['1AResults for P1_(time)'.H104]" office:value-type="percentage" office:value="0.16724905789654" calcext:value-type="percentage">
            <text:p>16,72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style-name="ce33" office:value-type="float" office:value="67.613" calcext:value-type="float">
            <text:p>67,61</text:p>
          </table:table-cell>
          <table:table-cell table:style-name="ce33" office:value-type="float" office:value="0.908555555555555" calcext:value-type="float">
            <text:p>0,91</text:p>
          </table:table-cell>
          <table:table-cell table:style-name="ce33" office:value-type="float" office:value="0.802444444444445" calcext:value-type="float">
            <text:p>0,80</text:p>
          </table:table-cell>
          <table:table-cell table:style-name="ce33" office:value-type="float" office:value="0.625333333333333" calcext:value-type="float">
            <text:p>0,63</text:p>
          </table:table-cell>
          <table:table-cell table:style-name="ce33" office:value-type="float" office:value="0.572888888888889" calcext:value-type="float">
            <text:p>0,57</text:p>
          </table:table-cell>
          <table:table-cell table:style-name="ce33" table:formula="of:=SUM(['1AResults for P1_(time)'.D105:.G105])" office:value-type="float" office:value="2.90922222222222" calcext:value-type="float">
            <text:p>2,91</text:p>
          </table:table-cell>
          <table:table-cell table:style-name="ce37" table:formula="of:=['1AResults for P1_(time)'.D105]/['1AResults for P1_(time)'.H105]" office:value-type="percentage" office:value="0.312301875262575" calcext:value-type="percentage">
            <text:p>31,23%</text:p>
          </table:table-cell>
          <table:table-cell table:style-name="ce37" table:formula="of:=['1AResults for P1_(time)'.E105]/['1AResults for P1_(time)'.H105]" office:value-type="percentage" office:value="0.275827827216133" calcext:value-type="percentage">
            <text:p>27,58%</text:p>
          </table:table-cell>
          <table:table-cell table:style-name="ce37" table:formula="of:=['1AResults for P1_(time)'.F105]/['1AResults for P1_(time)'.H105]" office:value-type="percentage" office:value="0.214948630790971" calcext:value-type="percentage">
            <text:p>21,49%</text:p>
          </table:table-cell>
          <table:table-cell table:style-name="ce37" table:formula="of:=['1AResults for P1_(time)'.G105]/['1AResults for P1_(time)'.H105]" office:value-type="percentage" office:value="0.196921666730321" calcext:value-type="percentage">
            <text:p>19,69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0-2.tsp</text:p>
          </table:table-cell>
          <table:table-cell table:style-name="ce32" office:value-type="float" office:value="66.611" calcext:value-type="float">
            <text:p>66,61</text:p>
          </table:table-cell>
          <table:table-cell table:style-name="ce32" office:value-type="float" office:value="0.904222222222222" calcext:value-type="float">
            <text:p>0,90</text:p>
          </table:table-cell>
          <table:table-cell table:style-name="ce32" office:value-type="float" office:value="0.837111111111111" calcext:value-type="float">
            <text:p>0,84</text:p>
          </table:table-cell>
          <table:table-cell table:style-name="ce32" office:value-type="float" office:value="0.601222222222222" calcext:value-type="float">
            <text:p>0,60</text:p>
          </table:table-cell>
          <table:table-cell table:style-name="ce32" office:value-type="float" office:value="0.566666666666667" calcext:value-type="float">
            <text:p>0,57</text:p>
          </table:table-cell>
          <table:table-cell table:style-name="ce32" table:formula="of:=SUM(['1AResults for P1_(time)'.D106:.G106])" office:value-type="float" office:value="2.90922222222222" calcext:value-type="float">
            <text:p>2,91</text:p>
          </table:table-cell>
          <table:table-cell table:style-name="ce36" table:formula="of:=['1AResults for P1_(time)'.D106]/['1AResults for P1_(time)'.H106]" office:value-type="percentage" office:value="0.310812359164343" calcext:value-type="percentage">
            <text:p>31,08%</text:p>
          </table:table-cell>
          <table:table-cell table:style-name="ce36" table:formula="of:=['1AResults for P1_(time)'.E106]/['1AResults for P1_(time)'.H106]" office:value-type="percentage" office:value="0.287743956001986" calcext:value-type="percentage">
            <text:p>28,77%</text:p>
          </table:table-cell>
          <table:table-cell table:style-name="ce36" table:formula="of:=['1AResults for P1_(time)'.F106]/['1AResults for P1_(time)'.H106]" office:value-type="percentage" office:value="0.206660810449528" calcext:value-type="percentage">
            <text:p>20,67%</text:p>
          </table:table-cell>
          <table:table-cell table:style-name="ce36" table:formula="of:=['1AResults for P1_(time)'.G106]/['1AResults for P1_(time)'.H106]" office:value-type="percentage" office:value="0.194782874384143" calcext:value-type="percentage">
            <text:p>19,48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style-name="ce33" office:value-type="float" office:value="63.88" calcext:value-type="float">
            <text:p>63,88</text:p>
          </table:table-cell>
          <table:table-cell table:style-name="ce33" office:value-type="float" office:value="0.901111111111111" calcext:value-type="float">
            <text:p>0,90</text:p>
          </table:table-cell>
          <table:table-cell table:style-name="ce33" office:value-type="float" office:value="0.824222222222222" calcext:value-type="float">
            <text:p>0,82</text:p>
          </table:table-cell>
          <table:table-cell table:style-name="ce33" office:value-type="float" office:value="0.583444444444444" calcext:value-type="float">
            <text:p>0,58</text:p>
          </table:table-cell>
          <table:table-cell table:style-name="ce33" office:value-type="float" office:value="0.592555555555556" calcext:value-type="float">
            <text:p>0,59</text:p>
          </table:table-cell>
          <table:table-cell table:style-name="ce33" table:formula="of:=SUM(['1AResults for P1_(time)'.D107:.G107])" office:value-type="float" office:value="2.90133333333333" calcext:value-type="float">
            <text:p>2,90</text:p>
          </table:table-cell>
          <table:table-cell table:style-name="ce37" table:formula="of:=['1AResults for P1_(time)'.D107]/['1AResults for P1_(time)'.H107]" office:value-type="percentage" office:value="0.310585171568627" calcext:value-type="percentage">
            <text:p>31,06%</text:p>
          </table:table-cell>
          <table:table-cell table:style-name="ce37" table:formula="of:=['1AResults for P1_(time)'.E107]/['1AResults for P1_(time)'.H107]" office:value-type="percentage" office:value="0.284083946078431" calcext:value-type="percentage">
            <text:p>28,41%</text:p>
          </table:table-cell>
          <table:table-cell table:style-name="ce37" table:formula="of:=['1AResults for P1_(time)'.F107]/['1AResults for P1_(time)'.H107]" office:value-type="percentage" office:value="0.201095281862745" calcext:value-type="percentage">
            <text:p>20,11%</text:p>
          </table:table-cell>
          <table:table-cell table:style-name="ce37" table:formula="of:=['1AResults for P1_(time)'.G107]/['1AResults for P1_(time)'.H107]" office:value-type="percentage" office:value="0.204235600490196" calcext:value-type="percentage">
            <text:p>20,42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0-4.tsp</text:p>
          </table:table-cell>
          <table:table-cell table:style-name="ce32" office:value-type="float" office:value="73.052" calcext:value-type="float">
            <text:p>73,05</text:p>
          </table:table-cell>
          <table:table-cell table:style-name="ce32" office:value-type="float" office:value="0.958222222222222" calcext:value-type="float">
            <text:p>0,96</text:p>
          </table:table-cell>
          <table:table-cell table:style-name="ce32" office:value-type="float" office:value="1.05244444444444" calcext:value-type="float">
            <text:p>1,05</text:p>
          </table:table-cell>
          <table:table-cell table:style-name="ce32" office:value-type="float" office:value="0.711777777777778" calcext:value-type="float">
            <text:p>0,71</text:p>
          </table:table-cell>
          <table:table-cell table:style-name="ce32" office:value-type="float" office:value="0.382444444444444" calcext:value-type="float">
            <text:p>0,38</text:p>
          </table:table-cell>
          <table:table-cell table:style-name="ce32" table:formula="of:=SUM(['1AResults for P1_(time)'.D108:.G108])" office:value-type="float" office:value="3.10488888888888" calcext:value-type="float">
            <text:p>3,10</text:p>
          </table:table-cell>
          <table:table-cell table:style-name="ce36" table:formula="of:=['1AResults for P1_(time)'.D108]/['1AResults for P1_(time)'.H108]" office:value-type="percentage" office:value="0.308617234468938" calcext:value-type="percentage">
            <text:p>30,86%</text:p>
          </table:table-cell>
          <table:table-cell table:style-name="ce36" table:formula="of:=['1AResults for P1_(time)'.E108]/['1AResults for P1_(time)'.H108]" office:value-type="percentage" office:value="0.338963641568851" calcext:value-type="percentage">
            <text:p>33,90%</text:p>
          </table:table-cell>
          <table:table-cell table:style-name="ce36" table:formula="of:=['1AResults for P1_(time)'.F108]/['1AResults for P1_(time)'.H108]" office:value-type="percentage" office:value="0.229244202691097" calcext:value-type="percentage">
            <text:p>22,92%</text:p>
          </table:table-cell>
          <table:table-cell table:style-name="ce36" table:formula="of:=['1AResults for P1_(time)'.G108]/['1AResults for P1_(time)'.H108]" office:value-type="percentage" office:value="0.123174921271114" calcext:value-type="percentage">
            <text:p>12,32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style-name="ce33" office:value-type="float" office:value="64.898" calcext:value-type="float">
            <text:p>64,90</text:p>
          </table:table-cell>
          <table:table-cell table:style-name="ce33" office:value-type="float" office:value="0.898222222222222" calcext:value-type="float">
            <text:p>0,90</text:p>
          </table:table-cell>
          <table:table-cell table:style-name="ce33" office:value-type="float" office:value="0.822666666666667" calcext:value-type="float">
            <text:p>0,82</text:p>
          </table:table-cell>
          <table:table-cell table:style-name="ce33" office:value-type="float" office:value="0.670111111111111" calcext:value-type="float">
            <text:p>0,67</text:p>
          </table:table-cell>
          <table:table-cell table:style-name="ce33" office:value-type="float" office:value="0.784777777777778" calcext:value-type="float">
            <text:p>0,78</text:p>
          </table:table-cell>
          <table:table-cell table:style-name="ce33" table:formula="of:=SUM(['1AResults for P1_(time)'.D109:.G109])" office:value-type="float" office:value="3.17577777777778" calcext:value-type="float">
            <text:p>3,18</text:p>
          </table:table-cell>
          <table:table-cell table:style-name="ce37" table:formula="of:=['1AResults for P1_(time)'.D109]/['1AResults for P1_(time)'.H109]" office:value-type="percentage" office:value="0.282835350920159" calcext:value-type="percentage">
            <text:p>28,28%</text:p>
          </table:table-cell>
          <table:table-cell table:style-name="ce37" table:formula="of:=['1AResults for P1_(time)'.E109]/['1AResults for P1_(time)'.H109]" office:value-type="percentage" office:value="0.259044153663145" calcext:value-type="percentage">
            <text:p>25,90%</text:p>
          </table:table-cell>
          <table:table-cell table:style-name="ce37" table:formula="of:=['1AResults for P1_(time)'.F109]/['1AResults for P1_(time)'.H109]" office:value-type="percentage" office:value="0.211006927436848" calcext:value-type="percentage">
            <text:p>21,10%</text:p>
          </table:table-cell>
          <table:table-cell table:style-name="ce37" table:formula="of:=['1AResults for P1_(time)'.G109]/['1AResults for P1_(time)'.H109]" office:value-type="percentage" office:value="0.247113567979847" calcext:value-type="percentage">
            <text:p>24,71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0-6.tsp</text:p>
          </table:table-cell>
          <table:table-cell table:style-name="ce32" office:value-type="float" office:value="66.472" calcext:value-type="float">
            <text:p>66,47</text:p>
          </table:table-cell>
          <table:table-cell table:style-name="ce32" office:value-type="float" office:value="0.871444444444444" calcext:value-type="float">
            <text:p>0,87</text:p>
          </table:table-cell>
          <table:table-cell table:style-name="ce32" office:value-type="float" office:value="1.09122222222222" calcext:value-type="float">
            <text:p>1,09</text:p>
          </table:table-cell>
          <table:table-cell table:style-name="ce32" office:value-type="float" office:value="0.673555555555555" calcext:value-type="float">
            <text:p>0,67</text:p>
          </table:table-cell>
          <table:table-cell table:style-name="ce32" office:value-type="float" office:value="0.283777777777778" calcext:value-type="float">
            <text:p>0,28</text:p>
          </table:table-cell>
          <table:table-cell table:style-name="ce32" table:formula="of:=SUM(['1AResults for P1_(time)'.D110:.G110])" office:value-type="float" office:value="2.92" calcext:value-type="float">
            <text:p>2,92</text:p>
          </table:table-cell>
          <table:table-cell table:style-name="ce36" table:formula="of:=['1AResults for P1_(time)'.D110]/['1AResults for P1_(time)'.H110]" office:value-type="percentage" office:value="0.298439878234399" calcext:value-type="percentage">
            <text:p>29,84%</text:p>
          </table:table-cell>
          <table:table-cell table:style-name="ce36" table:formula="of:=['1AResults for P1_(time)'.E110]/['1AResults for P1_(time)'.H110]" office:value-type="percentage" office:value="0.373706240487062" calcext:value-type="percentage">
            <text:p>37,37%</text:p>
          </table:table-cell>
          <table:table-cell table:style-name="ce36" table:formula="of:=['1AResults for P1_(time)'.F110]/['1AResults for P1_(time)'.H110]" office:value-type="percentage" office:value="0.230669710806697" calcext:value-type="percentage">
            <text:p>23,07%</text:p>
          </table:table-cell>
          <table:table-cell table:style-name="ce36" table:formula="of:=['1AResults for P1_(time)'.G110]/['1AResults for P1_(time)'.H110]" office:value-type="percentage" office:value="0.0971841704718419" calcext:value-type="percentage">
            <text:p>9,72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style-name="ce33" office:value-type="float" office:value="65.562" calcext:value-type="float">
            <text:p>65,56</text:p>
          </table:table-cell>
          <table:table-cell table:style-name="ce33" office:value-type="float" office:value="0.807333333333333" calcext:value-type="float">
            <text:p>0,81</text:p>
          </table:table-cell>
          <table:table-cell table:style-name="ce33" office:value-type="float" office:value="1.06988888888889" calcext:value-type="float">
            <text:p>1,07</text:p>
          </table:table-cell>
          <table:table-cell table:style-name="ce33" office:value-type="float" office:value="0.635888888888889" calcext:value-type="float">
            <text:p>0,64</text:p>
          </table:table-cell>
          <table:table-cell table:style-name="ce33" office:value-type="float" office:value="0.447777777777778" calcext:value-type="float">
            <text:p>0,45</text:p>
          </table:table-cell>
          <table:table-cell table:style-name="ce33" table:formula="of:=SUM(['1AResults for P1_(time)'.D111:.G111])" office:value-type="float" office:value="2.96088888888889" calcext:value-type="float">
            <text:p>2,96</text:p>
          </table:table-cell>
          <table:table-cell table:style-name="ce37" table:formula="of:=['1AResults for P1_(time)'.D111]/['1AResults for P1_(time)'.H111]" office:value-type="percentage" office:value="0.272665866106274" calcext:value-type="percentage">
            <text:p>27,27%</text:p>
          </table:table-cell>
          <table:table-cell table:style-name="ce37" table:formula="of:=['1AResults for P1_(time)'.E111]/['1AResults for P1_(time)'.H111]" office:value-type="percentage" office:value="0.361340438306815" calcext:value-type="percentage">
            <text:p>36,13%</text:p>
          </table:table-cell>
          <table:table-cell table:style-name="ce37" table:formula="of:=['1AResults for P1_(time)'.F111]/['1AResults for P1_(time)'.H111]" office:value-type="percentage" office:value="0.214762833983789" calcext:value-type="percentage">
            <text:p>21,48%</text:p>
          </table:table-cell>
          <table:table-cell table:style-name="ce37" table:formula="of:=['1AResults for P1_(time)'.G111]/['1AResults for P1_(time)'.H111]" office:value-type="percentage" office:value="0.151230861603122" calcext:value-type="percentage">
            <text:p>15,12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0-8.tsp</text:p>
          </table:table-cell>
          <table:table-cell table:style-name="ce32" office:value-type="float" office:value="65.239" calcext:value-type="float">
            <text:p>65,24</text:p>
          </table:table-cell>
          <table:table-cell table:style-name="ce32" office:value-type="float" office:value="0.914666666666667" calcext:value-type="float">
            <text:p>0,91</text:p>
          </table:table-cell>
          <table:table-cell table:style-name="ce32" office:value-type="float" office:value="0.998111111111111" calcext:value-type="float">
            <text:p>1,00</text:p>
          </table:table-cell>
          <table:table-cell table:style-name="ce32" office:value-type="float" office:value="0.699777777777778" calcext:value-type="float">
            <text:p>0,70</text:p>
          </table:table-cell>
          <table:table-cell table:style-name="ce32" office:value-type="float" office:value="0.683777777777778" calcext:value-type="float">
            <text:p>0,68</text:p>
          </table:table-cell>
          <table:table-cell table:style-name="ce32" table:formula="of:=SUM(['1AResults for P1_(time)'.D112:.G112])" office:value-type="float" office:value="3.29633333333333" calcext:value-type="float">
            <text:p>3,30</text:p>
          </table:table-cell>
          <table:table-cell table:style-name="ce36" table:formula="of:=['1AResults for P1_(time)'.D112]/['1AResults for P1_(time)'.H112]" office:value-type="percentage" office:value="0.277480028314289" calcext:value-type="percentage">
            <text:p>27,75%</text:p>
          </table:table-cell>
          <table:table-cell table:style-name="ce36" table:formula="of:=['1AResults for P1_(time)'.E112]/['1AResults for P1_(time)'.H112]" office:value-type="percentage" office:value="0.302794350625274" calcext:value-type="percentage">
            <text:p>30,28%</text:p>
          </table:table-cell>
          <table:table-cell table:style-name="ce36" table:formula="of:=['1AResults for P1_(time)'.F112]/['1AResults for P1_(time)'.H112]" office:value-type="percentage" office:value="0.212289749553376" calcext:value-type="percentage">
            <text:p>21,23%</text:p>
          </table:table-cell>
          <table:table-cell table:style-name="ce36" table:formula="of:=['1AResults for P1_(time)'.G112]/['1AResults for P1_(time)'.H112]" office:value-type="percentage" office:value="0.207435871507062" calcext:value-type="percentage">
            <text:p>20,74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style-name="ce33" office:value-type="float" office:value="67.125" calcext:value-type="float">
            <text:p>67,13</text:p>
          </table:table-cell>
          <table:table-cell table:style-name="ce33" office:value-type="float" office:value="0.891333333333333" calcext:value-type="float">
            <text:p>0,89</text:p>
          </table:table-cell>
          <table:table-cell table:style-name="ce33" office:value-type="float" office:value="0.968888888888889" calcext:value-type="float">
            <text:p>0,97</text:p>
          </table:table-cell>
          <table:table-cell table:style-name="ce33" office:value-type="float" office:value="0.614111111111111" calcext:value-type="float">
            <text:p>0,61</text:p>
          </table:table-cell>
          <table:table-cell table:style-name="ce33" office:value-type="float" office:value="0.370444444444444" calcext:value-type="float">
            <text:p>0,37</text:p>
          </table:table-cell>
          <table:table-cell table:style-name="ce33" table:formula="of:=SUM(['1AResults for P1_(time)'.D113:.G113])" office:value-type="float" office:value="2.84477777777778" calcext:value-type="float">
            <text:p>2,84</text:p>
          </table:table-cell>
          <table:table-cell table:style-name="ce37" table:formula="of:=['1AResults for P1_(time)'.D113]/['1AResults for P1_(time)'.H113]" office:value-type="percentage" office:value="0.313322657501074" calcext:value-type="percentage">
            <text:p>31,33%</text:p>
          </table:table-cell>
          <table:table-cell table:style-name="ce37" table:formula="of:=['1AResults for P1_(time)'.E113]/['1AResults for P1_(time)'.H113]" office:value-type="percentage" office:value="0.340585087685037" calcext:value-type="percentage">
            <text:p>34,06%</text:p>
          </table:table-cell>
          <table:table-cell table:style-name="ce37" table:formula="of:=['1AResults for P1_(time)'.F113]/['1AResults for P1_(time)'.H113]" office:value-type="percentage" office:value="0.215873139866422" calcext:value-type="percentage">
            <text:p>21,59%</text:p>
          </table:table-cell>
          <table:table-cell table:style-name="ce37" table:formula="of:=['1AResults for P1_(time)'.G113]/['1AResults for P1_(time)'.H113]" office:value-type="percentage" office:value="0.130219114947467" calcext:value-type="percentage">
            <text:p>13,02%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1-0.tsp</text:p>
          </table:table-cell>
          <table:table-cell table:style-name="ce32" office:value-type="float" office:value="81.555" calcext:value-type="float">
            <text:p>81,56</text:p>
          </table:table-cell>
          <table:table-cell table:style-name="ce32" office:value-type="float" office:value="1.02219343696028" calcext:value-type="float">
            <text:p>1,02</text:p>
          </table:table-cell>
          <table:table-cell table:style-name="ce32" office:value-type="float" office:value="0.6960103626943" calcext:value-type="float">
            <text:p>0,70</text:p>
          </table:table-cell>
          <table:table-cell table:style-name="ce32" office:value-type="float" office:value="0.615388601036269" calcext:value-type="float">
            <text:p>0,62</text:p>
          </table:table-cell>
          <table:table-cell table:style-name="ce32" office:value-type="float" office:value="0.249740932642487" calcext:value-type="float">
            <text:p>0,25</text:p>
          </table:table-cell>
          <table:table-cell table:style-name="ce32" table:formula="of:=SUM(['1AResults for P1_(time)'.D114:.G114])" office:value-type="float" office:value="2.58333333333334" calcext:value-type="float">
            <text:p>2,58</text:p>
          </table:table-cell>
          <table:table-cell table:style-name="ce36" table:formula="of:=['1AResults for P1_(time)'.D114]/['1AResults for P1_(time)'.H114]" office:value-type="percentage" office:value="0.39568778204914" calcext:value-type="percentage">
            <text:p>39,57%</text:p>
          </table:table-cell>
          <table:table-cell table:style-name="ce36" table:formula="of:=['1AResults for P1_(time)'.E114]/['1AResults for P1_(time)'.H114]" office:value-type="percentage" office:value="0.269423366204245" calcext:value-type="percentage">
            <text:p>26,94%</text:p>
          </table:table-cell>
          <table:table-cell table:style-name="ce36" table:formula="of:=['1AResults for P1_(time)'.F114]/['1AResults for P1_(time)'.H114]" office:value-type="percentage" office:value="0.23821494233662" calcext:value-type="percentage">
            <text:p>23,82%</text:p>
          </table:table-cell>
          <table:table-cell table:style-name="ce36" table:formula="of:=['1AResults for P1_(time)'.G114]/['1AResults for P1_(time)'.H114]" office:value-type="percentage" office:value="0.0966739094099948" calcext:value-type="percentage">
            <text:p>9,67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style-name="ce33" office:value-type="float" office:value="74.724" calcext:value-type="float">
            <text:p>74,72</text:p>
          </table:table-cell>
          <table:table-cell table:style-name="ce33" office:value-type="float" office:value="0.966908462867012" calcext:value-type="float">
            <text:p>0,97</text:p>
          </table:table-cell>
          <table:table-cell table:style-name="ce33" office:value-type="float" office:value="0.646476683937824" calcext:value-type="float">
            <text:p>0,65</text:p>
          </table:table-cell>
          <table:table-cell table:style-name="ce33" office:value-type="float" office:value="0.575336787564767" calcext:value-type="float">
            <text:p>0,58</text:p>
          </table:table-cell>
          <table:table-cell table:style-name="ce33" office:value-type="float" office:value="0.23" calcext:value-type="float">
            <text:p>0,23</text:p>
          </table:table-cell>
          <table:table-cell table:style-name="ce33" table:formula="of:=SUM(['1AResults for P1_(time)'.D115:.G115])" office:value-type="float" office:value="2.4187219343696" calcext:value-type="float">
            <text:p>2,42</text:p>
          </table:table-cell>
          <table:table-cell table:style-name="ce37" table:formula="of:=['1AResults for P1_(time)'.D115]/['1AResults for P1_(time)'.H115]" office:value-type="percentage" office:value="0.399760075404873" calcext:value-type="percentage">
            <text:p>39,98%</text:p>
          </table:table-cell>
          <table:table-cell table:style-name="ce37" table:formula="of:=['1AResults for P1_(time)'.E115]/['1AResults for P1_(time)'.H115]" office:value-type="percentage" office:value="0.267280283339522" calcext:value-type="percentage">
            <text:p>26,73%</text:p>
          </table:table-cell>
          <table:table-cell table:style-name="ce37" table:formula="of:=['1AResults for P1_(time)'.F115]/['1AResults for P1_(time)'.H115]" office:value-type="percentage" office:value="0.237868098597584" calcext:value-type="percentage">
            <text:p>23,79%</text:p>
          </table:table-cell>
          <table:table-cell table:style-name="ce37" table:formula="of:=['1AResults for P1_(time)'.G115]/['1AResults for P1_(time)'.H115]" office:value-type="percentage" office:value="0.0950915426580218" calcext:value-type="percentage">
            <text:p>9,51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1-2.tsp</text:p>
          </table:table-cell>
          <table:table-cell table:style-name="ce32" office:value-type="float" office:value="76.328" calcext:value-type="float">
            <text:p>76,33</text:p>
          </table:table-cell>
          <table:table-cell table:style-name="ce32" office:value-type="float" office:value="0.97986183074266" calcext:value-type="float">
            <text:p>0,98</text:p>
          </table:table-cell>
          <table:table-cell table:style-name="ce32" office:value-type="float" office:value="0.658031088082902" calcext:value-type="float">
            <text:p>0,66</text:p>
          </table:table-cell>
          <table:table-cell table:style-name="ce32" office:value-type="float" office:value="0.604663212435233" calcext:value-type="float">
            <text:p>0,60</text:p>
          </table:table-cell>
          <table:table-cell table:style-name="ce32" office:value-type="float" office:value="0.300829015544041" calcext:value-type="float">
            <text:p>0,30</text:p>
          </table:table-cell>
          <table:table-cell table:style-name="ce32" table:formula="of:=SUM(['1AResults for P1_(time)'.D116:.G116])" office:value-type="float" office:value="2.54338514680484" calcext:value-type="float">
            <text:p>2,54</text:p>
          </table:table-cell>
          <table:table-cell table:style-name="ce36" table:formula="of:=['1AResults for P1_(time)'.D116]/['1AResults for P1_(time)'.H116]" office:value-type="percentage" office:value="0.385258926267469" calcext:value-type="percentage">
            <text:p>38,53%</text:p>
          </table:table-cell>
          <table:table-cell table:style-name="ce36" table:formula="of:=['1AResults for P1_(time)'.E116]/['1AResults for P1_(time)'.H116]" office:value-type="percentage" office:value="0.258722548926403" calcext:value-type="percentage">
            <text:p>25,87%</text:p>
          </table:table-cell>
          <table:table-cell table:style-name="ce36" table:formula="of:=['1AResults for P1_(time)'.F116]/['1AResults for P1_(time)'.H116]" office:value-type="percentage" office:value="0.237739539052844" calcext:value-type="percentage">
            <text:p>23,77%</text:p>
          </table:table-cell>
          <table:table-cell table:style-name="ce36" table:formula="of:=['1AResults for P1_(time)'.G116]/['1AResults for P1_(time)'.H116]" office:value-type="percentage" office:value="0.118278985753283" calcext:value-type="percentage">
            <text:p>11,83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style-name="ce33" office:value-type="float" office:value="80.444" calcext:value-type="float">
            <text:p>80,44</text:p>
          </table:table-cell>
          <table:table-cell table:style-name="ce33" office:value-type="float" office:value="0.968566493955095" calcext:value-type="float">
            <text:p>0,97</text:p>
          </table:table-cell>
          <table:table-cell table:style-name="ce33" office:value-type="float" office:value="0.748963730569948" calcext:value-type="float">
            <text:p>0,75</text:p>
          </table:table-cell>
          <table:table-cell table:style-name="ce33" office:value-type="float" office:value="0.604818652849741" calcext:value-type="float">
            <text:p>0,60</text:p>
          </table:table-cell>
          <table:table-cell table:style-name="ce33" office:value-type="float" office:value="0.221243523316062" calcext:value-type="float">
            <text:p>0,22</text:p>
          </table:table-cell>
          <table:table-cell table:style-name="ce33" table:formula="of:=SUM(['1AResults for P1_(time)'.D117:.G117])" office:value-type="float" office:value="2.54359240069085" calcext:value-type="float">
            <text:p>2,54</text:p>
          </table:table-cell>
          <table:table-cell table:style-name="ce37" table:formula="of:=['1AResults for P1_(time)'.D117]/['1AResults for P1_(time)'.H117]" office:value-type="percentage" office:value="0.380786832706384" calcext:value-type="percentage">
            <text:p>38,08%</text:p>
          </table:table-cell>
          <table:table-cell table:style-name="ce37" table:formula="of:=['1AResults for P1_(time)'.E117]/['1AResults for P1_(time)'.H117]" office:value-type="percentage" office:value="0.294451159064057" calcext:value-type="percentage">
            <text:p>29,45%</text:p>
          </table:table-cell>
          <table:table-cell table:style-name="ce37" table:formula="of:=['1AResults for P1_(time)'.F117]/['1AResults for P1_(time)'.H117]" office:value-type="percentage" office:value="0.237781278433396" calcext:value-type="percentage">
            <text:p>23,78%</text:p>
          </table:table-cell>
          <table:table-cell table:style-name="ce37" table:formula="of:=['1AResults for P1_(time)'.G117]/['1AResults for P1_(time)'.H117]" office:value-type="percentage" office:value="0.0869807297961622" calcext:value-type="percentage">
            <text:p>8,70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1-4.tsp</text:p>
          </table:table-cell>
          <table:table-cell table:style-name="ce32" office:value-type="float" office:value="79.549" calcext:value-type="float">
            <text:p>79,55</text:p>
          </table:table-cell>
          <table:table-cell table:style-name="ce32" office:value-type="float" office:value="0.976442141623489" calcext:value-type="float">
            <text:p>0,98</text:p>
          </table:table-cell>
          <table:table-cell table:style-name="ce32" office:value-type="float" office:value="0.755492227979275" calcext:value-type="float">
            <text:p>0,76</text:p>
          </table:table-cell>
          <table:table-cell table:style-name="ce32" office:value-type="float" office:value="0.563316062176166" calcext:value-type="float">
            <text:p>0,56</text:p>
          </table:table-cell>
          <table:table-cell table:style-name="ce32" office:value-type="float" office:value="0.148497409326425" calcext:value-type="float">
            <text:p>0,15</text:p>
          </table:table-cell>
          <table:table-cell table:style-name="ce32" table:formula="of:=SUM(['1AResults for P1_(time)'.D118:.G118])" office:value-type="float" office:value="2.44374784110536" calcext:value-type="float">
            <text:p>2,44</text:p>
          </table:table-cell>
          <table:table-cell table:style-name="ce36" table:formula="of:=['1AResults for P1_(time)'.D118]/['1AResults for P1_(time)'.H118]" office:value-type="percentage" office:value="0.399567469768822" calcext:value-type="percentage">
            <text:p>39,96%</text:p>
          </table:table-cell>
          <table:table-cell table:style-name="ce36" table:formula="of:=['1AResults for P1_(time)'.E118]/['1AResults for P1_(time)'.H118]" office:value-type="percentage" office:value="0.309153102980359" calcext:value-type="percentage">
            <text:p>30,92%</text:p>
          </table:table-cell>
          <table:table-cell table:style-name="ce36" table:formula="of:=['1AResults for P1_(time)'.F118]/['1AResults for P1_(time)'.H118]" office:value-type="percentage" office:value="0.23051317026284" calcext:value-type="percentage">
            <text:p>23,05%</text:p>
          </table:table-cell>
          <table:table-cell table:style-name="ce36" table:formula="of:=['1AResults for P1_(time)'.G118]/['1AResults for P1_(time)'.H118]" office:value-type="percentage" office:value="0.0607662569879782" calcext:value-type="percentage">
            <text:p>6,08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style-name="ce33" office:value-type="float" office:value="79.216" calcext:value-type="float">
            <text:p>79,22</text:p>
          </table:table-cell>
          <table:table-cell table:style-name="ce33" office:value-type="float" office:value="0.986804835924007" calcext:value-type="float">
            <text:p>0,99</text:p>
          </table:table-cell>
          <table:table-cell table:style-name="ce33" office:value-type="float" office:value="0.663212435233161" calcext:value-type="float">
            <text:p>0,66</text:p>
          </table:table-cell>
          <table:table-cell table:style-name="ce33" office:value-type="float" office:value="0.606424870466321" calcext:value-type="float">
            <text:p>0,61</text:p>
          </table:table-cell>
          <table:table-cell table:style-name="ce33" office:value-type="float" office:value="0.256891191709845" calcext:value-type="float">
            <text:p>0,26</text:p>
          </table:table-cell>
          <table:table-cell table:style-name="ce33" table:formula="of:=SUM(['1AResults for P1_(time)'.D119:.G119])" office:value-type="float" office:value="2.51333333333333" calcext:value-type="float">
            <text:p>2,51</text:p>
          </table:table-cell>
          <table:table-cell table:style-name="ce37" table:formula="of:=['1AResults for P1_(time)'.D119]/['1AResults for P1_(time)'.H119]" office:value-type="percentage" office:value="0.392627918802655" calcext:value-type="percentage">
            <text:p>39,26%</text:p>
          </table:table-cell>
          <table:table-cell table:style-name="ce37" table:formula="of:=['1AResults for P1_(time)'.E119]/['1AResults for P1_(time)'.H119]" office:value-type="percentage" office:value="0.263877626750594" calcext:value-type="percentage">
            <text:p>26,39%</text:p>
          </table:table-cell>
          <table:table-cell table:style-name="ce37" table:formula="of:=['1AResults for P1_(time)'.F119]/['1AResults for P1_(time)'.H119]" office:value-type="percentage" office:value="0.241283104960075" calcext:value-type="percentage">
            <text:p>24,13%</text:p>
          </table:table-cell>
          <table:table-cell table:style-name="ce37" table:formula="of:=['1AResults for P1_(time)'.G119]/['1AResults for P1_(time)'.H119]" office:value-type="percentage" office:value="0.102211349486676" calcext:value-type="percentage">
            <text:p>10,22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1-6.tsp</text:p>
          </table:table-cell>
          <table:table-cell table:style-name="ce32" office:value-type="float" office:value="75.539" calcext:value-type="float">
            <text:p>75,54</text:p>
          </table:table-cell>
          <table:table-cell table:style-name="ce32" office:value-type="float" office:value="0.947115716753022" calcext:value-type="float">
            <text:p>0,95</text:p>
          </table:table-cell>
          <table:table-cell table:style-name="ce32" office:value-type="float" office:value="0.650569948186528" calcext:value-type="float">
            <text:p>0,65</text:p>
          </table:table-cell>
          <table:table-cell table:style-name="ce32" office:value-type="float" office:value="0.586632124352332" calcext:value-type="float">
            <text:p>0,59</text:p>
          </table:table-cell>
          <table:table-cell table:style-name="ce32" office:value-type="float" office:value="0.298186528497409" calcext:value-type="float">
            <text:p>0,30</text:p>
          </table:table-cell>
          <table:table-cell table:style-name="ce32" table:formula="of:=SUM(['1AResults for P1_(time)'.D120:.G120])" office:value-type="float" office:value="2.48250431778929" calcext:value-type="float">
            <text:p>2,48</text:p>
          </table:table-cell>
          <table:table-cell table:style-name="ce36" table:formula="of:=['1AResults for P1_(time)'.D120]/['1AResults for P1_(time)'.H120]" office:value-type="percentage" office:value="0.381516241468794" calcext:value-type="percentage">
            <text:p>38,15%</text:p>
          </table:table-cell>
          <table:table-cell table:style-name="ce36" table:formula="of:=['1AResults for P1_(time)'.E120]/['1AResults for P1_(time)'.H120]" office:value-type="percentage" office:value="0.262061960385983" calcext:value-type="percentage">
            <text:p>26,21%</text:p>
          </table:table-cell>
          <table:table-cell table:style-name="ce36" table:formula="of:=['1AResults for P1_(time)'.F120]/['1AResults for P1_(time)'.H120]" office:value-type="percentage" office:value="0.236306587726195" calcext:value-type="percentage">
            <text:p>23,63%</text:p>
          </table:table-cell>
          <table:table-cell table:style-name="ce36" table:formula="of:=['1AResults for P1_(time)'.G120]/['1AResults for P1_(time)'.H120]" office:value-type="percentage" office:value="0.120115210419029" calcext:value-type="percentage">
            <text:p>12,01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style-name="ce33" office:value-type="float" office:value="76.007" calcext:value-type="float">
            <text:p>76,01</text:p>
          </table:table-cell>
          <table:table-cell table:style-name="ce33" office:value-type="float" office:value="0.948721934369603" calcext:value-type="float">
            <text:p>0,95</text:p>
          </table:table-cell>
          <table:table-cell table:style-name="ce33" office:value-type="float" office:value="0.649274611398964" calcext:value-type="float">
            <text:p>0,65</text:p>
          </table:table-cell>
          <table:table-cell table:style-name="ce33" office:value-type="float" office:value="0.573367875647668" calcext:value-type="float">
            <text:p>0,57</text:p>
          </table:table-cell>
          <table:table-cell table:style-name="ce33" office:value-type="float" office:value="0.225958549222798" calcext:value-type="float">
            <text:p>0,23</text:p>
          </table:table-cell>
          <table:table-cell table:style-name="ce33" table:formula="of:=SUM(['1AResults for P1_(time)'.D121:.G121])" office:value-type="float" office:value="2.39732297063903" calcext:value-type="float">
            <text:p>2,40</text:p>
          </table:table-cell>
          <table:table-cell table:style-name="ce37" table:formula="of:=['1AResults for P1_(time)'.D121]/['1AResults for P1_(time)'.H121]" office:value-type="percentage" office:value="0.395742228305897" calcext:value-type="percentage">
            <text:p>39,57%</text:p>
          </table:table-cell>
          <table:table-cell table:style-name="ce37" table:formula="of:=['1AResults for P1_(time)'.E121]/['1AResults for P1_(time)'.H121]" office:value-type="percentage" office:value="0.270833183242679" calcext:value-type="percentage">
            <text:p>27,08%</text:p>
          </table:table-cell>
          <table:table-cell table:style-name="ce37" table:formula="of:=['1AResults for P1_(time)'.F121]/['1AResults for P1_(time)'.H121]" office:value-type="percentage" office:value="0.239170058715464" calcext:value-type="percentage">
            <text:p>23,92%</text:p>
          </table:table-cell>
          <table:table-cell table:style-name="ce37" table:formula="of:=['1AResults for P1_(time)'.G121]/['1AResults for P1_(time)'.H121]" office:value-type="percentage" office:value="0.0942545297359606" calcext:value-type="percentage">
            <text:p>9,43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1-8.tsp</text:p>
          </table:table-cell>
          <table:table-cell table:style-name="ce32" office:value-type="float" office:value="79.709" calcext:value-type="float">
            <text:p>79,71</text:p>
          </table:table-cell>
          <table:table-cell table:style-name="ce32" office:value-type="float" office:value="0.968981001727116" calcext:value-type="float">
            <text:p>0,97</text:p>
          </table:table-cell>
          <table:table-cell table:style-name="ce32" office:value-type="float" office:value="0.65580310880829" calcext:value-type="float">
            <text:p>0,66</text:p>
          </table:table-cell>
          <table:table-cell table:style-name="ce32" office:value-type="float" office:value="0.591295336787565" calcext:value-type="float">
            <text:p>0,59</text:p>
          </table:table-cell>
          <table:table-cell table:style-name="ce32" office:value-type="float" office:value="0.17160621761658" calcext:value-type="float">
            <text:p>0,17</text:p>
          </table:table-cell>
          <table:table-cell table:style-name="ce32" table:formula="of:=SUM(['1AResults for P1_(time)'.D122:.G122])" office:value-type="float" office:value="2.38768566493955" calcext:value-type="float">
            <text:p>2,39</text:p>
          </table:table-cell>
          <table:table-cell table:style-name="ce36" table:formula="of:=['1AResults for P1_(time)'.D122]/['1AResults for P1_(time)'.H122]" office:value-type="percentage" office:value="0.40582435785225" calcext:value-type="percentage">
            <text:p>40,58%</text:p>
          </table:table-cell>
          <table:table-cell table:style-name="ce36" table:formula="of:=['1AResults for P1_(time)'.E122]/['1AResults for P1_(time)'.H122]" office:value-type="percentage" office:value="0.274660571296303" calcext:value-type="percentage">
            <text:p>27,47%</text:p>
          </table:table-cell>
          <table:table-cell table:style-name="ce36" table:formula="of:=['1AResults for P1_(time)'.F122]/['1AResults for P1_(time)'.H122]" office:value-type="percentage" office:value="0.247643710170926" calcext:value-type="percentage">
            <text:p>24,76%</text:p>
          </table:table-cell>
          <table:table-cell table:style-name="ce36" table:formula="of:=['1AResults for P1_(time)'.G122]/['1AResults for P1_(time)'.H122]" office:value-type="percentage" office:value="0.071871360680521" calcext:value-type="percentage">
            <text:p>7,19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style-name="ce33" office:value-type="float" office:value="78.586" calcext:value-type="float">
            <text:p>78,59</text:p>
          </table:table-cell>
          <table:table-cell table:style-name="ce33" office:value-type="float" office:value="0.960690846286701" calcext:value-type="float">
            <text:p>0,96</text:p>
          </table:table-cell>
          <table:table-cell table:style-name="ce33" office:value-type="float" office:value="0.725440414507772" calcext:value-type="float">
            <text:p>0,73</text:p>
          </table:table-cell>
          <table:table-cell table:style-name="ce33" office:value-type="float" office:value="0.592331606217616" calcext:value-type="float">
            <text:p>0,59</text:p>
          </table:table-cell>
          <table:table-cell table:style-name="ce33" office:value-type="float" office:value="0.147720207253886" calcext:value-type="float">
            <text:p>0,15</text:p>
          </table:table-cell>
          <table:table-cell table:style-name="ce33" table:formula="of:=SUM(['1AResults for P1_(time)'.D123:.G123])" office:value-type="float" office:value="2.42618307426598" calcext:value-type="float">
            <text:p>2,43</text:p>
          </table:table-cell>
          <table:table-cell table:style-name="ce37" table:formula="of:=['1AResults for P1_(time)'.D123]/['1AResults for P1_(time)'.H123]" office:value-type="percentage" office:value="0.395967994532874" calcext:value-type="percentage">
            <text:p>39,60%</text:p>
          </table:table-cell>
          <table:table-cell table:style-name="ce37" table:formula="of:=['1AResults for P1_(time)'.E123]/['1AResults for P1_(time)'.H123]" office:value-type="percentage" office:value="0.299004812209915" calcext:value-type="percentage">
            <text:p>29,90%</text:p>
          </table:table-cell>
          <table:table-cell table:style-name="ce37" table:formula="of:=['1AResults for P1_(time)'.F123]/['1AResults for P1_(time)'.H123]" office:value-type="percentage" office:value="0.244141347988268" calcext:value-type="percentage">
            <text:p>24,41%</text:p>
          </table:table-cell>
          <table:table-cell table:style-name="ce37" table:formula="of:=['1AResults for P1_(time)'.G123]/['1AResults for P1_(time)'.H123]" office:value-type="percentage" office:value="0.0608858452689427" calcext:value-type="percentage">
            <text:p>6,09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2-0.tsp</text:p>
          </table:table-cell>
          <table:table-cell table:style-name="ce32" office:value-type="float" office:value="83.024" calcext:value-type="float">
            <text:p>83,02</text:p>
          </table:table-cell>
          <table:table-cell table:style-name="ce32" office:value-type="float" office:value="1.15440414507772" calcext:value-type="float">
            <text:p>1,15</text:p>
          </table:table-cell>
          <table:table-cell table:style-name="ce32" office:value-type="float" office:value="0.642435233160622" calcext:value-type="float">
            <text:p>0,64</text:p>
          </table:table-cell>
          <table:table-cell table:style-name="ce32" office:value-type="float" office:value="0.583834196891192" calcext:value-type="float">
            <text:p>0,58</text:p>
          </table:table-cell>
          <table:table-cell table:style-name="ce32" office:value-type="float" office:value="0.309689119170984" calcext:value-type="float">
            <text:p>0,31</text:p>
          </table:table-cell>
          <table:table-cell table:style-name="ce32" table:formula="of:=SUM(['1AResults for P1_(time)'.D124:.G124])" office:value-type="float" office:value="2.69036269430052" calcext:value-type="float">
            <text:p>2,69</text:p>
          </table:table-cell>
          <table:table-cell table:style-name="ce36" table:formula="of:=['1AResults for P1_(time)'.D124]/['1AResults for P1_(time)'.H124]" office:value-type="percentage" office:value="0.429088668053309" calcext:value-type="percentage">
            <text:p>42,91%</text:p>
          </table:table-cell>
          <table:table-cell table:style-name="ce36" table:formula="of:=['1AResults for P1_(time)'.E124]/['1AResults for P1_(time)'.H124]" office:value-type="percentage" office:value="0.238791310376705" calcext:value-type="percentage">
            <text:p>23,88%</text:p>
          </table:table-cell>
          <table:table-cell table:style-name="ce36" table:formula="of:=['1AResults for P1_(time)'.F124]/['1AResults for P1_(time)'.H124]" office:value-type="percentage" office:value="0.217009475387104" calcext:value-type="percentage">
            <text:p>21,70%</text:p>
          </table:table-cell>
          <table:table-cell table:style-name="ce36" table:formula="of:=['1AResults for P1_(time)'.G124]/['1AResults for P1_(time)'.H124]" office:value-type="percentage" office:value="0.115110546182883" calcext:value-type="percentage">
            <text:p>11,51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style-name="ce33" office:value-type="float" office:value="82.213" calcext:value-type="float">
            <text:p>82,21</text:p>
          </table:table-cell>
          <table:table-cell table:style-name="ce33" office:value-type="float" office:value="1.1380829015544" calcext:value-type="float">
            <text:p>1,14</text:p>
          </table:table-cell>
          <table:table-cell table:style-name="ce33" office:value-type="float" office:value="0.755181347150259" calcext:value-type="float">
            <text:p>0,76</text:p>
          </table:table-cell>
          <table:table-cell table:style-name="ce33" office:value-type="float" office:value="0.576373056994819" calcext:value-type="float">
            <text:p>0,58</text:p>
          </table:table-cell>
          <table:table-cell table:style-name="ce33" office:value-type="float" office:value="0.212072538860104" calcext:value-type="float">
            <text:p>0,21</text:p>
          </table:table-cell>
          <table:table-cell table:style-name="ce33" table:formula="of:=SUM(['1AResults for P1_(time)'.D125:.G125])" office:value-type="float" office:value="2.68170984455958" calcext:value-type="float">
            <text:p>2,68</text:p>
          </table:table-cell>
          <table:table-cell table:style-name="ce37" table:formula="of:=['1AResults for P1_(time)'.D125]/['1AResults for P1_(time)'.H125]" office:value-type="percentage" office:value="0.424387039434278" calcext:value-type="percentage">
            <text:p>42,44%</text:p>
          </table:table-cell>
          <table:table-cell table:style-name="ce37" table:formula="of:=['1AResults for P1_(time)'.E125]/['1AResults for P1_(time)'.H125]" office:value-type="percentage" office:value="0.281604420658076" calcext:value-type="percentage">
            <text:p>28,16%</text:p>
          </table:table-cell>
          <table:table-cell table:style-name="ce37" table:formula="of:=['1AResults for P1_(time)'.F125]/['1AResults for P1_(time)'.H125]" office:value-type="percentage" office:value="0.214927449427131" calcext:value-type="percentage">
            <text:p>21,49%</text:p>
          </table:table-cell>
          <table:table-cell table:style-name="ce37" table:formula="of:=['1AResults for P1_(time)'.G125]/['1AResults for P1_(time)'.H125]" office:value-type="percentage" office:value="0.079081090480515" calcext:value-type="percentage">
            <text:p>7,91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2-2.tsp</text:p>
          </table:table-cell>
          <table:table-cell table:style-name="ce32" office:value-type="float" office:value="83.108" calcext:value-type="float">
            <text:p>83,11</text:p>
          </table:table-cell>
          <table:table-cell table:style-name="ce32" office:value-type="float" office:value="1.14735751295337" calcext:value-type="float">
            <text:p>1,15</text:p>
          </table:table-cell>
          <table:table-cell table:style-name="ce32" office:value-type="float" office:value="0.623523316062176" calcext:value-type="float">
            <text:p>0,62</text:p>
          </table:table-cell>
          <table:table-cell table:style-name="ce32" office:value-type="float" office:value="0.558031088082901" calcext:value-type="float">
            <text:p>0,56</text:p>
          </table:table-cell>
          <table:table-cell table:style-name="ce32" office:value-type="float" office:value="0.227046632124352" calcext:value-type="float">
            <text:p>0,23</text:p>
          </table:table-cell>
          <table:table-cell table:style-name="ce32" table:formula="of:=SUM(['1AResults for P1_(time)'.D126:.G126])" office:value-type="float" office:value="2.5559585492228" calcext:value-type="float">
            <text:p>2,56</text:p>
          </table:table-cell>
          <table:table-cell table:style-name="ce36" table:formula="of:=['1AResults for P1_(time)'.D126]/['1AResults for P1_(time)'.H126]" office:value-type="percentage" office:value="0.448895195621326" calcext:value-type="percentage">
            <text:p>44,89%</text:p>
          </table:table-cell>
          <table:table-cell table:style-name="ce36" table:formula="of:=['1AResults for P1_(time)'.E126]/['1AResults for P1_(time)'.H126]" office:value-type="percentage" office:value="0.243948915467261" calcext:value-type="percentage">
            <text:p>24,39%</text:p>
          </table:table-cell>
          <table:table-cell table:style-name="ce36" table:formula="of:=['1AResults for P1_(time)'.F126]/['1AResults for P1_(time)'.H126]" office:value-type="percentage" office:value="0.218325562538009" calcext:value-type="percentage">
            <text:p>21,83%</text:p>
          </table:table-cell>
          <table:table-cell table:style-name="ce36" table:formula="of:=['1AResults for P1_(time)'.G126]/['1AResults for P1_(time)'.H126]" office:value-type="percentage" office:value="0.0888303263734034" calcext:value-type="percentage">
            <text:p>8,88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style-name="ce33" office:value-type="float" office:value="80.089" calcext:value-type="float">
            <text:p>80,09</text:p>
          </table:table-cell>
          <table:table-cell table:style-name="ce33" office:value-type="float" office:value="1.09528497409326" calcext:value-type="float">
            <text:p>1,10</text:p>
          </table:table-cell>
          <table:table-cell table:style-name="ce33" office:value-type="float" office:value="0.69020725388601" calcext:value-type="float">
            <text:p>0,69</text:p>
          </table:table-cell>
          <table:table-cell table:style-name="ce33" office:value-type="float" office:value="0.592227979274611" calcext:value-type="float">
            <text:p>0,59</text:p>
          </table:table-cell>
          <table:table-cell table:style-name="ce33" office:value-type="float" office:value="0.262227979274611" calcext:value-type="float">
            <text:p>0,26</text:p>
          </table:table-cell>
          <table:table-cell table:style-name="ce33" table:formula="of:=SUM(['1AResults for P1_(time)'.D127:.G127])" office:value-type="float" office:value="2.63994818652849" calcext:value-type="float">
            <text:p>2,64</text:p>
          </table:table-cell>
          <table:table-cell table:style-name="ce37" table:formula="of:=['1AResults for P1_(time)'.D127]/['1AResults for P1_(time)'.H127]" office:value-type="percentage" office:value="0.414888814743576" calcext:value-type="percentage">
            <text:p>41,49%</text:p>
          </table:table-cell>
          <table:table-cell table:style-name="ce37" table:formula="of:=['1AResults for P1_(time)'.E127]/['1AResults for P1_(time)'.H127]" office:value-type="percentage" office:value="0.261447272870013" calcext:value-type="percentage">
            <text:p>26,14%</text:p>
          </table:table-cell>
          <table:table-cell table:style-name="ce37" table:formula="of:=['1AResults for P1_(time)'.F127]/['1AResults for P1_(time)'.H127]" office:value-type="percentage" office:value="0.224333182861966" calcext:value-type="percentage">
            <text:p>22,43%</text:p>
          </table:table-cell>
          <table:table-cell table:style-name="ce37" table:formula="of:=['1AResults for P1_(time)'.G127]/['1AResults for P1_(time)'.H127]" office:value-type="percentage" office:value="0.0993307295244451" calcext:value-type="percentage">
            <text:p>9,93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2-4.tsp</text:p>
          </table:table-cell>
          <table:table-cell table:style-name="ce32" office:value-type="float" office:value="80.842" calcext:value-type="float">
            <text:p>80,84</text:p>
          </table:table-cell>
          <table:table-cell table:style-name="ce32" office:value-type="float" office:value="1.11326424870466" calcext:value-type="float">
            <text:p>1,11</text:p>
          </table:table-cell>
          <table:table-cell table:style-name="ce32" office:value-type="float" office:value="0.730414507772021" calcext:value-type="float">
            <text:p>0,73</text:p>
          </table:table-cell>
          <table:table-cell table:style-name="ce32" office:value-type="float" office:value="0.573056994818653" calcext:value-type="float">
            <text:p>0,57</text:p>
          </table:table-cell>
          <table:table-cell table:style-name="ce32" office:value-type="float" office:value="0.368134715025907" calcext:value-type="float">
            <text:p>0,37</text:p>
          </table:table-cell>
          <table:table-cell table:style-name="ce32" table:formula="of:=SUM(['1AResults for P1_(time)'.D128:.G128])" office:value-type="float" office:value="2.78487046632124" calcext:value-type="float">
            <text:p>2,78</text:p>
          </table:table-cell>
          <table:table-cell table:style-name="ce36" table:formula="of:=['1AResults for P1_(time)'.D128]/['1AResults for P1_(time)'.H128]" office:value-type="percentage" office:value="0.399754409466398" calcext:value-type="percentage">
            <text:p>39,98%</text:p>
          </table:table-cell>
          <table:table-cell table:style-name="ce36" table:formula="of:=['1AResults for P1_(time)'.E128]/['1AResults for P1_(time)'.H128]" office:value-type="percentage" office:value="0.262279526680063" calcext:value-type="percentage">
            <text:p>26,23%</text:p>
          </table:table-cell>
          <table:table-cell table:style-name="ce36" table:formula="of:=['1AResults for P1_(time)'.F128]/['1AResults for P1_(time)'.H128]" office:value-type="percentage" office:value="0.205775098608321" calcext:value-type="percentage">
            <text:p>20,58%</text:p>
          </table:table-cell>
          <table:table-cell table:style-name="ce36" table:formula="of:=['1AResults for P1_(time)'.G128]/['1AResults for P1_(time)'.H128]" office:value-type="percentage" office:value="0.132190965245219" calcext:value-type="percentage">
            <text:p>13,22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style-name="ce33" office:value-type="float" office:value="88.847" calcext:value-type="float">
            <text:p>88,85</text:p>
          </table:table-cell>
          <table:table-cell table:style-name="ce33" office:value-type="float" office:value="1.16761658031088" calcext:value-type="float">
            <text:p>1,17</text:p>
          </table:table-cell>
          <table:table-cell table:style-name="ce33" office:value-type="float" office:value="0.786735751295337" calcext:value-type="float">
            <text:p>0,79</text:p>
          </table:table-cell>
          <table:table-cell table:style-name="ce33" office:value-type="float" office:value="0.587772020725389" calcext:value-type="float">
            <text:p>0,59</text:p>
          </table:table-cell>
          <table:table-cell table:style-name="ce33" office:value-type="float" office:value="0.271813471502591" calcext:value-type="float">
            <text:p>0,27</text:p>
          </table:table-cell>
          <table:table-cell table:style-name="ce33" table:formula="of:=SUM(['1AResults for P1_(time)'.D129:.G129])" office:value-type="float" office:value="2.8139378238342" calcext:value-type="float">
            <text:p>2,81</text:p>
          </table:table-cell>
          <table:table-cell table:style-name="ce37" table:formula="of:=['1AResults for P1_(time)'.D129]/['1AResults for P1_(time)'.H129]" office:value-type="percentage" office:value="0.414940433445653" calcext:value-type="percentage">
            <text:p>41,49%</text:p>
          </table:table-cell>
          <table:table-cell table:style-name="ce37" table:formula="of:=['1AResults for P1_(time)'.E129]/['1AResults for P1_(time)'.H129]" office:value-type="percentage" office:value="0.27958533576387" calcext:value-type="percentage">
            <text:p>27,96%</text:p>
          </table:table-cell>
          <table:table-cell table:style-name="ce37" table:formula="of:=['1AResults for P1_(time)'.F129]/['1AResults for P1_(time)'.H129]" office:value-type="percentage" office:value="0.208878823031174" calcext:value-type="percentage">
            <text:p>20,89%</text:p>
          </table:table-cell>
          <table:table-cell table:style-name="ce37" table:formula="of:=['1AResults for P1_(time)'.G129]/['1AResults for P1_(time)'.H129]" office:value-type="percentage" office:value="0.0965954077593034" calcext:value-type="percentage">
            <text:p>9,66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2-6.tsp</text:p>
          </table:table-cell>
          <table:table-cell table:style-name="ce32" office:value-type="float" office:value="86.52" calcext:value-type="float">
            <text:p>86,52</text:p>
          </table:table-cell>
          <table:table-cell table:style-name="ce32" office:value-type="float" office:value="1.18331606217617" calcext:value-type="float">
            <text:p>1,18</text:p>
          </table:table-cell>
          <table:table-cell table:style-name="ce32" office:value-type="float" office:value="0.716839378238342" calcext:value-type="float">
            <text:p>0,72</text:p>
          </table:table-cell>
          <table:table-cell table:style-name="ce32" office:value-type="float" office:value="0.581450777202072" calcext:value-type="float">
            <text:p>0,58</text:p>
          </table:table-cell>
          <table:table-cell table:style-name="ce32" office:value-type="float" office:value="0.308549222797928" calcext:value-type="float">
            <text:p>0,31</text:p>
          </table:table-cell>
          <table:table-cell table:style-name="ce32" table:formula="of:=SUM(['1AResults for P1_(time)'.D130:.G130])" office:value-type="float" office:value="2.79015544041451" calcext:value-type="float">
            <text:p>2,79</text:p>
          </table:table-cell>
          <table:table-cell table:style-name="ce36" table:formula="of:=['1AResults for P1_(time)'.D130]/['1AResults for P1_(time)'.H130]" office:value-type="percentage" office:value="0.42410399257196" calcext:value-type="percentage">
            <text:p>42,41%</text:p>
          </table:table-cell>
          <table:table-cell table:style-name="ce36" table:formula="of:=['1AResults for P1_(time)'.E130]/['1AResults for P1_(time)'.H130]" office:value-type="percentage" office:value="0.256917363045496" calcext:value-type="percentage">
            <text:p>25,69%</text:p>
          </table:table-cell>
          <table:table-cell table:style-name="ce36" table:formula="of:=['1AResults for P1_(time)'.F130]/['1AResults for P1_(time)'.H130]" office:value-type="percentage" office:value="0.208393686165273" calcext:value-type="percentage">
            <text:p>20,84%</text:p>
          </table:table-cell>
          <table:table-cell table:style-name="ce36" table:formula="of:=['1AResults for P1_(time)'.G130]/['1AResults for P1_(time)'.H130]" office:value-type="percentage" office:value="0.11058495821727" calcext:value-type="percentage">
            <text:p>11,06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style-name="ce33" office:value-type="float" office:value="88.84" calcext:value-type="float">
            <text:p>88,84</text:p>
          </table:table-cell>
          <table:table-cell table:style-name="ce33" office:value-type="float" office:value="1.18735751295337" calcext:value-type="float">
            <text:p>1,19</text:p>
          </table:table-cell>
          <table:table-cell table:style-name="ce33" office:value-type="float" office:value="0.649689119170984" calcext:value-type="float">
            <text:p>0,65</text:p>
          </table:table-cell>
          <table:table-cell table:style-name="ce33" office:value-type="float" office:value="0.574922279792746" calcext:value-type="float">
            <text:p>0,57</text:p>
          </table:table-cell>
          <table:table-cell table:style-name="ce33" office:value-type="float" office:value="0.174248704663212" calcext:value-type="float">
            <text:p>0,17</text:p>
          </table:table-cell>
          <table:table-cell table:style-name="ce33" table:formula="of:=SUM(['1AResults for P1_(time)'.D131:.G131])" office:value-type="float" office:value="2.58621761658031" calcext:value-type="float">
            <text:p>2,59</text:p>
          </table:table-cell>
          <table:table-cell table:style-name="ce37" table:formula="of:=['1AResults for P1_(time)'.D131]/['1AResults for P1_(time)'.H131]" office:value-type="percentage" office:value="0.459109668630044" calcext:value-type="percentage">
            <text:p>45,91%</text:p>
          </table:table-cell>
          <table:table-cell table:style-name="ce37" table:formula="of:=['1AResults for P1_(time)'.E131]/['1AResults for P1_(time)'.H131]" office:value-type="percentage" office:value="0.251212084785831" calcext:value-type="percentage">
            <text:p>25,12%</text:p>
          </table:table-cell>
          <table:table-cell table:style-name="ce37" table:formula="of:=['1AResults for P1_(time)'.F131]/['1AResults for P1_(time)'.H131]" office:value-type="percentage" office:value="0.222302360059302" calcext:value-type="percentage">
            <text:p>22,23%</text:p>
          </table:table-cell>
          <table:table-cell table:style-name="ce37" table:formula="of:=['1AResults for P1_(time)'.G131]/['1AResults for P1_(time)'.H131]" office:value-type="percentage" office:value="0.0673758865248225" calcext:value-type="percentage">
            <text:p>6,74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2-8.tsp</text:p>
          </table:table-cell>
          <table:table-cell table:style-name="ce32" office:value-type="float" office:value="84.095" calcext:value-type="float">
            <text:p>84,10</text:p>
          </table:table-cell>
          <table:table-cell table:style-name="ce32" office:value-type="float" office:value="1.14917098445596" calcext:value-type="float">
            <text:p>1,15</text:p>
          </table:table-cell>
          <table:table-cell table:style-name="ce32" office:value-type="float" office:value="0.74300518134715" calcext:value-type="float">
            <text:p>0,74</text:p>
          </table:table-cell>
          <table:table-cell table:style-name="ce32" office:value-type="float" office:value="0.554093264248705" calcext:value-type="float">
            <text:p>0,55</text:p>
          </table:table-cell>
          <table:table-cell table:style-name="ce32" office:value-type="float" office:value="0.213782383419689" calcext:value-type="float">
            <text:p>0,21</text:p>
          </table:table-cell>
          <table:table-cell table:style-name="ce32" table:formula="of:=SUM(['1AResults for P1_(time)'.D132:.G132])" office:value-type="float" office:value="2.6600518134715" calcext:value-type="float">
            <text:p>2,66</text:p>
          </table:table-cell>
          <table:table-cell table:style-name="ce36" table:formula="of:=['1AResults for P1_(time)'.D132]/['1AResults for P1_(time)'.H132]" office:value-type="percentage" office:value="0.432010752059838" calcext:value-type="percentage">
            <text:p>43,20%</text:p>
          </table:table-cell>
          <table:table-cell table:style-name="ce36" table:formula="of:=['1AResults for P1_(time)'.E132]/['1AResults for P1_(time)'.H132]" office:value-type="percentage" office:value="0.279319815345059" calcext:value-type="percentage">
            <text:p>27,93%</text:p>
          </table:table-cell>
          <table:table-cell table:style-name="ce36" table:formula="of:=['1AResults for P1_(time)'.F132]/['1AResults for P1_(time)'.H132]" office:value-type="percentage" office:value="0.208301680983268" calcext:value-type="percentage">
            <text:p>20,83%</text:p>
          </table:table-cell>
          <table:table-cell table:style-name="ce36" table:formula="of:=['1AResults for P1_(time)'.G132]/['1AResults for P1_(time)'.H132]" office:value-type="percentage" office:value="0.080367751611835" calcext:value-type="percentage">
            <text:p>8,04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style-name="ce33" office:value-type="float" office:value="84.783" calcext:value-type="float">
            <text:p>84,78</text:p>
          </table:table-cell>
          <table:table-cell table:style-name="ce33" office:value-type="float" office:value="1.15056994818653" calcext:value-type="float">
            <text:p>1,15</text:p>
          </table:table-cell>
          <table:table-cell table:style-name="ce33" office:value-type="float" office:value="0.753367875647668" calcext:value-type="float">
            <text:p>0,75</text:p>
          </table:table-cell>
          <table:table-cell table:style-name="ce33" office:value-type="float" office:value="0.602694300518135" calcext:value-type="float">
            <text:p>0,60</text:p>
          </table:table-cell>
          <table:table-cell table:style-name="ce33" office:value-type="float" office:value="0.189481865284974" calcext:value-type="float">
            <text:p>0,19</text:p>
          </table:table-cell>
          <table:table-cell table:style-name="ce33" table:formula="of:=SUM(['1AResults for P1_(time)'.D133:.G133])" office:value-type="float" office:value="2.69611398963731" calcext:value-type="float">
            <text:p>2,70</text:p>
          </table:table-cell>
          <table:table-cell table:style-name="ce37" table:formula="of:=['1AResults for P1_(time)'.D133]/['1AResults for P1_(time)'.H133]" office:value-type="percentage" office:value="0.426751225136927" calcext:value-type="percentage">
            <text:p>42,68%</text:p>
          </table:table-cell>
          <table:table-cell table:style-name="ce37" table:formula="of:=['1AResults for P1_(time)'.E133]/['1AResults for P1_(time)'.H133]" office:value-type="percentage" office:value="0.279427308542327" calcext:value-type="percentage">
            <text:p>27,94%</text:p>
          </table:table-cell>
          <table:table-cell table:style-name="ce37" table:formula="of:=['1AResults for P1_(time)'.F133]/['1AResults for P1_(time)'.H133]" office:value-type="percentage" office:value="0.223541846833862" calcext:value-type="percentage">
            <text:p>22,35%</text:p>
          </table:table-cell>
          <table:table-cell table:style-name="ce37" table:formula="of:=['1AResults for P1_(time)'.G133]/['1AResults for P1_(time)'.H133]" office:value-type="percentage" office:value="0.0702796194868838" calcext:value-type="percentage">
            <text:p>7,03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3-0.tsp</text:p>
          </table:table-cell>
          <table:table-cell table:style-name="ce32" office:value-type="float" office:value="88.247" calcext:value-type="float">
            <text:p>88,25</text:p>
          </table:table-cell>
          <table:table-cell table:style-name="ce32" office:value-type="float" office:value="0.948203799654577" calcext:value-type="float">
            <text:p>0,95</text:p>
          </table:table-cell>
          <table:table-cell table:style-name="ce32" office:value-type="float" office:value="0.931951640759931" calcext:value-type="float">
            <text:p>0,93</text:p>
          </table:table-cell>
          <table:table-cell table:style-name="ce32" office:value-type="float" office:value="0.745682210708117" calcext:value-type="float">
            <text:p>0,75</text:p>
          </table:table-cell>
          <table:table-cell table:style-name="ce32" office:value-type="float" office:value="0.268860103626943" calcext:value-type="float">
            <text:p>0,27</text:p>
          </table:table-cell>
          <table:table-cell table:style-name="ce32" table:formula="of:=SUM(['1AResults for P1_(time)'.D134:.G134])" office:value-type="float" office:value="2.89469775474957" calcext:value-type="float">
            <text:p>2,89</text:p>
          </table:table-cell>
          <table:table-cell table:style-name="ce36" table:formula="of:=['1AResults for P1_(time)'.D134]/['1AResults for P1_(time)'.H134]" office:value-type="percentage" office:value="0.327565735696855" calcext:value-type="percentage">
            <text:p>32,76%</text:p>
          </table:table-cell>
          <table:table-cell table:style-name="ce36" table:formula="of:=['1AResults for P1_(time)'.E134]/['1AResults for P1_(time)'.H134]" office:value-type="percentage" office:value="0.321951277721759" calcext:value-type="percentage">
            <text:p>32,20%</text:p>
          </table:table-cell>
          <table:table-cell table:style-name="ce36" table:formula="of:=['1AResults for P1_(time)'.F134]/['1AResults for P1_(time)'.H134]" office:value-type="percentage" office:value="0.257602787539602" calcext:value-type="percentage">
            <text:p>25,76%</text:p>
          </table:table-cell>
          <table:table-cell table:style-name="ce36" table:formula="of:=['1AResults for P1_(time)'.G134]/['1AResults for P1_(time)'.H134]" office:value-type="percentage" office:value="0.0928801990417833" calcext:value-type="percentage">
            <text:p>9,29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style-name="ce33" office:value-type="float" office:value="91.668" calcext:value-type="float">
            <text:p>91,67</text:p>
          </table:table-cell>
          <table:table-cell table:style-name="ce33" office:value-type="float" office:value="0.943333333333333" calcext:value-type="float">
            <text:p>0,94</text:p>
          </table:table-cell>
          <table:table-cell table:style-name="ce33" office:value-type="float" office:value="0.922677029360967" calcext:value-type="float">
            <text:p>0,92</text:p>
          </table:table-cell>
          <table:table-cell table:style-name="ce33" office:value-type="float" office:value="0.801226252158895" calcext:value-type="float">
            <text:p>0,80</text:p>
          </table:table-cell>
          <table:table-cell table:style-name="ce33" office:value-type="float" office:value="0.28699481865285" calcext:value-type="float">
            <text:p>0,29</text:p>
          </table:table-cell>
          <table:table-cell table:style-name="ce33" table:formula="of:=SUM(['1AResults for P1_(time)'.D135:.G135])" office:value-type="float" office:value="2.95423143350604" calcext:value-type="float">
            <text:p>2,95</text:p>
          </table:table-cell>
          <table:table-cell table:style-name="ce37" table:formula="of:=['1AResults for P1_(time)'.D135]/['1AResults for P1_(time)'.H135]" office:value-type="percentage" office:value="0.319315989476761" calcext:value-type="percentage">
            <text:p>31,93%</text:p>
          </table:table-cell>
          <table:table-cell table:style-name="ce37" table:formula="of:=['1AResults for P1_(time)'.E135]/['1AResults for P1_(time)'.H135]" office:value-type="percentage" office:value="0.312323881905875" calcext:value-type="percentage">
            <text:p>31,23%</text:p>
          </table:table-cell>
          <table:table-cell table:style-name="ce37" table:formula="of:=['1AResults for P1_(time)'.F135]/['1AResults for P1_(time)'.H135]" office:value-type="percentage" office:value="0.271213095586086" calcext:value-type="percentage">
            <text:p>27,12%</text:p>
          </table:table-cell>
          <table:table-cell table:style-name="ce37" table:formula="of:=['1AResults for P1_(time)'.G135]/['1AResults for P1_(time)'.H135]" office:value-type="percentage" office:value="0.0971470330312775" calcext:value-type="percentage">
            <text:p>9,71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3-2.tsp</text:p>
          </table:table-cell>
          <table:table-cell table:style-name="ce32" office:value-type="float" office:value="90.732" calcext:value-type="float">
            <text:p>90,73</text:p>
          </table:table-cell>
          <table:table-cell table:style-name="ce32" office:value-type="float" office:value="0.952815198618307" calcext:value-type="float">
            <text:p>0,95</text:p>
          </table:table-cell>
          <table:table-cell table:style-name="ce32" office:value-type="float" office:value="0.909360967184802" calcext:value-type="float">
            <text:p>0,91</text:p>
          </table:table-cell>
          <table:table-cell table:style-name="ce32" office:value-type="float" office:value="0.787495682210708" calcext:value-type="float">
            <text:p>0,79</text:p>
          </table:table-cell>
          <table:table-cell table:style-name="ce32" office:value-type="float" office:value="0.253575129533679" calcext:value-type="float">
            <text:p>0,25</text:p>
          </table:table-cell>
          <table:table-cell table:style-name="ce32" table:formula="of:=SUM(['1AResults for P1_(time)'.D136:.G136])" office:value-type="float" office:value="2.9032469775475" calcext:value-type="float">
            <text:p>2,90</text:p>
          </table:table-cell>
          <table:table-cell table:style-name="ce36" table:formula="of:=['1AResults for P1_(time)'.D136]/['1AResults for P1_(time)'.H136]" office:value-type="percentage" office:value="0.328189508500993" calcext:value-type="percentage">
            <text:p>32,82%</text:p>
          </table:table-cell>
          <table:table-cell table:style-name="ce36" table:formula="of:=['1AResults for P1_(time)'.E136]/['1AResults for P1_(time)'.H136]" office:value-type="percentage" office:value="0.31322204904282" calcext:value-type="percentage">
            <text:p>31,32%</text:p>
          </table:table-cell>
          <table:table-cell table:style-name="ce36" table:formula="of:=['1AResults for P1_(time)'.F136]/['1AResults for P1_(time)'.H136]" office:value-type="percentage" office:value="0.271246534759485" calcext:value-type="percentage">
            <text:p>27,12%</text:p>
          </table:table-cell>
          <table:table-cell table:style-name="ce36" table:formula="of:=['1AResults for P1_(time)'.G136]/['1AResults for P1_(time)'.H136]" office:value-type="percentage" office:value="0.0873419076967008" calcext:value-type="percentage">
            <text:p>8,73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style-name="ce33" office:value-type="float" office:value="86.384" calcext:value-type="float">
            <text:p>86,38</text:p>
          </table:table-cell>
          <table:table-cell table:style-name="ce33" office:value-type="float" office:value="0.954421416234888" calcext:value-type="float">
            <text:p>0,95</text:p>
          </table:table-cell>
          <table:table-cell table:style-name="ce33" office:value-type="float" office:value="0.991796200345423" calcext:value-type="float">
            <text:p>0,99</text:p>
          </table:table-cell>
          <table:table-cell table:style-name="ce33" office:value-type="float" office:value="0.785993091537133" calcext:value-type="float">
            <text:p>0,79</text:p>
          </table:table-cell>
          <table:table-cell table:style-name="ce33" office:value-type="float" office:value="0.270310880829016" calcext:value-type="float">
            <text:p>0,27</text:p>
          </table:table-cell>
          <table:table-cell table:style-name="ce33" table:formula="of:=SUM(['1AResults for P1_(time)'.D137:.G137])" office:value-type="float" office:value="3.00252158894646" calcext:value-type="float">
            <text:p>3,00</text:p>
          </table:table-cell>
          <table:table-cell table:style-name="ce37" table:formula="of:=['1AResults for P1_(time)'.D137]/['1AResults for P1_(time)'.H137]" office:value-type="percentage" office:value="0.317873290153354" calcext:value-type="percentage">
            <text:p>31,79%</text:p>
          </table:table-cell>
          <table:table-cell table:style-name="ce37" table:formula="of:=['1AResults for P1_(time)'.E137]/['1AResults for P1_(time)'.H137]" office:value-type="percentage" office:value="0.330321088779724" calcext:value-type="percentage">
            <text:p>33,03%</text:p>
          </table:table-cell>
          <table:table-cell table:style-name="ce37" table:formula="of:=['1AResults for P1_(time)'.F137]/['1AResults for P1_(time)'.H137]" office:value-type="percentage" office:value="0.261777665289969" calcext:value-type="percentage">
            <text:p>26,18%</text:p>
          </table:table-cell>
          <table:table-cell table:style-name="ce37" table:formula="of:=['1AResults for P1_(time)'.G137]/['1AResults for P1_(time)'.H137]" office:value-type="percentage" office:value="0.0900279557769521" calcext:value-type="percentage">
            <text:p>9,00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3-4.tsp</text:p>
          </table:table-cell>
          <table:table-cell table:style-name="ce32" office:value-type="float" office:value="90.769" calcext:value-type="float">
            <text:p>90,77</text:p>
          </table:table-cell>
          <table:table-cell table:style-name="ce32" office:value-type="float" office:value="0.992918825561313" calcext:value-type="float">
            <text:p>0,99</text:p>
          </table:table-cell>
          <table:table-cell table:style-name="ce32" office:value-type="float" office:value="0.884283246977548" calcext:value-type="float">
            <text:p>0,88</text:p>
          </table:table-cell>
          <table:table-cell table:style-name="ce32" office:value-type="float" office:value="0.756563039723662" calcext:value-type="float">
            <text:p>0,76</text:p>
          </table:table-cell>
          <table:table-cell table:style-name="ce32" office:value-type="float" office:value="0.262072538860104" calcext:value-type="float">
            <text:p>0,26</text:p>
          </table:table-cell>
          <table:table-cell table:style-name="ce32" table:formula="of:=SUM(['1AResults for P1_(time)'.D138:.G138])" office:value-type="float" office:value="2.89583765112263" calcext:value-type="float">
            <text:p>2,90</text:p>
          </table:table-cell>
          <table:table-cell table:style-name="ce36" table:formula="of:=['1AResults for P1_(time)'.D138]/['1AResults for P1_(time)'.H138]" office:value-type="percentage" office:value="0.342877932116253" calcext:value-type="percentage">
            <text:p>34,29%</text:p>
          </table:table-cell>
          <table:table-cell table:style-name="ce36" table:formula="of:=['1AResults for P1_(time)'.E138]/['1AResults for P1_(time)'.H138]" office:value-type="percentage" office:value="0.305363543648498" calcext:value-type="percentage">
            <text:p>30,54%</text:p>
          </table:table-cell>
          <table:table-cell table:style-name="ce36" table:formula="of:=['1AResults for P1_(time)'.F138]/['1AResults for P1_(time)'.H138]" office:value-type="percentage" office:value="0.26125878963911" calcext:value-type="percentage">
            <text:p>26,13%</text:p>
          </table:table-cell>
          <table:table-cell table:style-name="ce36" table:formula="of:=['1AResults for P1_(time)'.G138]/['1AResults for P1_(time)'.H138]" office:value-type="percentage" office:value="0.0904997345961389" calcext:value-type="percentage">
            <text:p>9,05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style-name="ce33" office:value-type="float" office:value="88.174" calcext:value-type="float">
            <text:p>88,17</text:p>
          </table:table-cell>
          <table:table-cell table:style-name="ce33" office:value-type="float" office:value="0.951882556131261" calcext:value-type="float">
            <text:p>0,95</text:p>
          </table:table-cell>
          <table:table-cell table:style-name="ce33" office:value-type="float" office:value="0.944749568221071" calcext:value-type="float">
            <text:p>0,94</text:p>
          </table:table-cell>
          <table:table-cell table:style-name="ce33" office:value-type="float" office:value="0.792625215889465" calcext:value-type="float">
            <text:p>0,79</text:p>
          </table:table-cell>
          <table:table-cell table:style-name="ce33" office:value-type="float" office:value="0.361865284974093" calcext:value-type="float">
            <text:p>0,36</text:p>
          </table:table-cell>
          <table:table-cell table:style-name="ce33" table:formula="of:=SUM(['1AResults for P1_(time)'.D139:.G139])" office:value-type="float" office:value="3.05112262521589" calcext:value-type="float">
            <text:p>3,05</text:p>
          </table:table-cell>
          <table:table-cell table:style-name="ce37" table:formula="of:=['1AResults for P1_(time)'.D139]/['1AResults for P1_(time)'.H139]" office:value-type="percentage" office:value="0.311977810483414" calcext:value-type="percentage">
            <text:p>31,20%</text:p>
          </table:table-cell>
          <table:table-cell table:style-name="ce37" table:formula="of:=['1AResults for P1_(time)'.E139]/['1AResults for P1_(time)'.H139]" office:value-type="percentage" office:value="0.309639986414582" calcext:value-type="percentage">
            <text:p>30,96%</text:p>
          </table:table-cell>
          <table:table-cell table:style-name="ce37" table:formula="of:=['1AResults for P1_(time)'.F139]/['1AResults for P1_(time)'.H139]" office:value-type="percentage" office:value="0.259781501188724" calcext:value-type="percentage">
            <text:p>25,98%</text:p>
          </table:table-cell>
          <table:table-cell table:style-name="ce37" table:formula="of:=['1AResults for P1_(time)'.G139]/['1AResults for P1_(time)'.H139]" office:value-type="percentage" office:value="0.11860070191328" calcext:value-type="percentage">
            <text:p>11,86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3-6.tsp</text:p>
          </table:table-cell>
          <table:table-cell table:style-name="ce32" office:value-type="float" office:value="83.464" calcext:value-type="float">
            <text:p>83,46</text:p>
          </table:table-cell>
          <table:table-cell table:style-name="ce32" office:value-type="float" office:value="0.982245250431779" calcext:value-type="float">
            <text:p>0,98</text:p>
          </table:table-cell>
          <table:table-cell table:style-name="ce32" office:value-type="float" office:value="0.999516407599309" calcext:value-type="float">
            <text:p>1,00</text:p>
          </table:table-cell>
          <table:table-cell table:style-name="ce32" office:value-type="float" office:value="0.73454231433506" calcext:value-type="float">
            <text:p>0,73</text:p>
          </table:table-cell>
          <table:table-cell table:style-name="ce32" office:value-type="float" office:value="0.333575129533679" calcext:value-type="float">
            <text:p>0,33</text:p>
          </table:table-cell>
          <table:table-cell table:style-name="ce32" table:formula="of:=SUM(['1AResults for P1_(time)'.D140:.G140])" office:value-type="float" office:value="3.04987910189983" calcext:value-type="float">
            <text:p>3,05</text:p>
          </table:table-cell>
          <table:table-cell table:style-name="ce36" table:formula="of:=['1AResults for P1_(time)'.D140]/['1AResults for P1_(time)'.H140]" office:value-type="percentage" office:value="0.322060389154416" calcext:value-type="percentage">
            <text:p>32,21%</text:p>
          </table:table-cell>
          <table:table-cell table:style-name="ce36" table:formula="of:=['1AResults for P1_(time)'.E140]/['1AResults for P1_(time)'.H140]" office:value-type="percentage" office:value="0.327723288105647" calcext:value-type="percentage">
            <text:p>32,77%</text:p>
          </table:table-cell>
          <table:table-cell table:style-name="ce36" table:formula="of:=['1AResults for P1_(time)'.F140]/['1AResults for P1_(time)'.H140]" office:value-type="percentage" office:value="0.240843092395859" calcext:value-type="percentage">
            <text:p>24,08%</text:p>
          </table:table-cell>
          <table:table-cell table:style-name="ce36" table:formula="of:=['1AResults for P1_(time)'.G140]/['1AResults for P1_(time)'.H140]" office:value-type="percentage" office:value="0.109373230344078" calcext:value-type="percentage">
            <text:p>10,94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style-name="ce33" office:value-type="float" office:value="90.216" calcext:value-type="float">
            <text:p>90,22</text:p>
          </table:table-cell>
          <table:table-cell table:style-name="ce33" office:value-type="float" office:value="0.984006908462867" calcext:value-type="float">
            <text:p>0,98</text:p>
          </table:table-cell>
          <table:table-cell table:style-name="ce33" office:value-type="float" office:value="0.854490500863558" calcext:value-type="float">
            <text:p>0,85</text:p>
          </table:table-cell>
          <table:table-cell table:style-name="ce33" office:value-type="float" office:value="0.786511226252159" calcext:value-type="float">
            <text:p>0,79</text:p>
          </table:table-cell>
          <table:table-cell table:style-name="ce33" office:value-type="float" office:value="0.239585492227979" calcext:value-type="float">
            <text:p>0,24</text:p>
          </table:table-cell>
          <table:table-cell table:style-name="ce33" table:formula="of:=SUM(['1AResults for P1_(time)'.D141:.G141])" office:value-type="float" office:value="2.86459412780656" calcext:value-type="float">
            <text:p>2,86</text:p>
          </table:table-cell>
          <table:table-cell table:style-name="ce37" table:formula="of:=['1AResults for P1_(time)'.D141]/['1AResults for P1_(time)'.H141]" office:value-type="percentage" office:value="0.343506571807549" calcext:value-type="percentage">
            <text:p>34,35%</text:p>
          </table:table-cell>
          <table:table-cell table:style-name="ce37" table:formula="of:=['1AResults for P1_(time)'.E141]/['1AResults for P1_(time)'.H141]" office:value-type="percentage" office:value="0.298293741709876" calcext:value-type="percentage">
            <text:p>29,83%</text:p>
          </table:table-cell>
          <table:table-cell table:style-name="ce37" table:formula="of:=['1AResults for P1_(time)'.F141]/['1AResults for P1_(time)'.H141]" office:value-type="percentage" office:value="0.274562884360304" calcext:value-type="percentage">
            <text:p>27,46%</text:p>
          </table:table-cell>
          <table:table-cell table:style-name="ce37" table:formula="of:=['1AResults for P1_(time)'.G141]/['1AResults for P1_(time)'.H141]" office:value-type="percentage" office:value="0.0836368021222717" calcext:value-type="percentage">
            <text:p>8,36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3-8.tsp</text:p>
          </table:table-cell>
          <table:table-cell table:style-name="ce32" office:value-type="float" office:value="90.742" calcext:value-type="float">
            <text:p>90,74</text:p>
          </table:table-cell>
          <table:table-cell table:style-name="ce32" office:value-type="float" office:value="0.960898100172711" calcext:value-type="float">
            <text:p>0,96</text:p>
          </table:table-cell>
          <table:table-cell table:style-name="ce32" office:value-type="float" office:value="0.972677029360967" calcext:value-type="float">
            <text:p>0,97</text:p>
          </table:table-cell>
          <table:table-cell table:style-name="ce32" office:value-type="float" office:value="0.782210708117444" calcext:value-type="float">
            <text:p>0,78</text:p>
          </table:table-cell>
          <table:table-cell table:style-name="ce32" office:value-type="float" office:value="0.273264248704663" calcext:value-type="float">
            <text:p>0,27</text:p>
          </table:table-cell>
          <table:table-cell table:style-name="ce32" table:formula="of:=SUM(['1AResults for P1_(time)'.D142:.G142])" office:value-type="float" office:value="2.98905008635579" calcext:value-type="float">
            <text:p>2,99</text:p>
          </table:table-cell>
          <table:table-cell table:style-name="ce36" table:formula="of:=['1AResults for P1_(time)'.D142]/['1AResults for P1_(time)'.H142]" office:value-type="percentage" office:value="0.321472732945812" calcext:value-type="percentage">
            <text:p>32,15%</text:p>
          </table:table-cell>
          <table:table-cell table:style-name="ce36" table:formula="of:=['1AResults for P1_(time)'.E142]/['1AResults for P1_(time)'.H142]" office:value-type="percentage" office:value="0.32541342609178" calcext:value-type="percentage">
            <text:p>32,54%</text:p>
          </table:table-cell>
          <table:table-cell table:style-name="ce36" table:formula="of:=['1AResults for P1_(time)'.F142]/['1AResults for P1_(time)'.H142]" office:value-type="percentage" office:value="0.26169207123294" calcext:value-type="percentage">
            <text:p>26,17%</text:p>
          </table:table-cell>
          <table:table-cell table:style-name="ce36" table:formula="of:=['1AResults for P1_(time)'.G142]/['1AResults for P1_(time)'.H142]" office:value-type="percentage" office:value="0.0914217697294673" calcext:value-type="percentage">
            <text:p>9,14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style-name="ce33" office:value-type="float" office:value="88.579" calcext:value-type="float">
            <text:p>88,58</text:p>
          </table:table-cell>
          <table:table-cell table:style-name="ce33" office:value-type="float" office:value="0.970639032815199" calcext:value-type="float">
            <text:p>0,97</text:p>
          </table:table-cell>
          <table:table-cell table:style-name="ce33" office:value-type="float" office:value="0.8213298791019" calcext:value-type="float">
            <text:p>0,82</text:p>
          </table:table-cell>
          <table:table-cell table:style-name="ce33" office:value-type="float" office:value="0.74594127806563" calcext:value-type="float">
            <text:p>0,75</text:p>
          </table:table-cell>
          <table:table-cell table:style-name="ce33" office:value-type="float" office:value="0.273056994818653" calcext:value-type="float">
            <text:p>0,27</text:p>
          </table:table-cell>
          <table:table-cell table:style-name="ce33" table:formula="of:=SUM(['1AResults for P1_(time)'.D143:.G143])" office:value-type="float" office:value="2.81096718480138" calcext:value-type="float">
            <text:p>2,81</text:p>
          </table:table-cell>
          <table:table-cell table:style-name="ce37" table:formula="of:=['1AResults for P1_(time)'.D143]/['1AResults for P1_(time)'.H143]" office:value-type="percentage" office:value="0.345304291726829" calcext:value-type="percentage">
            <text:p>34,53%</text:p>
          </table:table-cell>
          <table:table-cell table:style-name="ce37" table:formula="of:=['1AResults for P1_(time)'.E143]/['1AResults for P1_(time)'.H143]" office:value-type="percentage" office:value="0.292187644004792" calcext:value-type="percentage">
            <text:p>29,22%</text:p>
          </table:table-cell>
          <table:table-cell table:style-name="ce37" table:formula="of:=['1AResults for P1_(time)'.F143]/['1AResults for P1_(time)'.H143]" office:value-type="percentage" office:value="0.265368191453411" calcext:value-type="percentage">
            <text:p>26,54%</text:p>
          </table:table-cell>
          <table:table-cell table:style-name="ce37" table:formula="of:=['1AResults for P1_(time)'.G143]/['1AResults for P1_(time)'.H143]" office:value-type="percentage" office:value="0.0971398728149673" calcext:value-type="percentage">
            <text:p>9,71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4-0.tsp</text:p>
          </table:table-cell>
          <table:table-cell table:style-name="ce32" office:value-type="float" office:value="96.015" calcext:value-type="float">
            <text:p>96,02</text:p>
          </table:table-cell>
          <table:table-cell table:style-name="ce32" office:value-type="float" office:value="1.16373056994819" calcext:value-type="float">
            <text:p>1,16</text:p>
          </table:table-cell>
          <table:table-cell table:style-name="ce32" office:value-type="float" office:value="0.887443868739206" calcext:value-type="float">
            <text:p>0,89</text:p>
          </table:table-cell>
          <table:table-cell table:style-name="ce32" office:value-type="float" office:value="0.757599309153713" calcext:value-type="float">
            <text:p>0,76</text:p>
          </table:table-cell>
          <table:table-cell table:style-name="ce32" office:value-type="float" office:value="0.253316062176166" calcext:value-type="float">
            <text:p>0,25</text:p>
          </table:table-cell>
          <table:table-cell table:style-name="ce32" table:formula="of:=SUM(['1AResults for P1_(time)'.D144:.G144])" office:value-type="float" office:value="3.06208981001728" calcext:value-type="float">
            <text:p>3,06</text:p>
          </table:table-cell>
          <table:table-cell table:style-name="ce36" table:formula="of:=['1AResults for P1_(time)'.D144]/['1AResults for P1_(time)'.H144]" office:value-type="percentage" office:value="0.380044558504188" calcext:value-type="percentage">
            <text:p>38,00%</text:p>
          </table:table-cell>
          <table:table-cell table:style-name="ce36" table:formula="of:=['1AResults for P1_(time)'.E144]/['1AResults for P1_(time)'.H144]" office:value-type="percentage" office:value="0.289816407682112" calcext:value-type="percentage">
            <text:p>28,98%</text:p>
          </table:table-cell>
          <table:table-cell table:style-name="ce36" table:formula="of:=['1AResults for P1_(time)'.F144]/['1AResults for P1_(time)'.H144]" office:value-type="percentage" office:value="0.247412504582757" calcext:value-type="percentage">
            <text:p>24,74%</text:p>
          </table:table-cell>
          <table:table-cell table:style-name="ce36" table:formula="of:=['1AResults for P1_(time)'.G144]/['1AResults for P1_(time)'.H144]" office:value-type="percentage" office:value="0.0827265292309427" calcext:value-type="percentage">
            <text:p>8,27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style-name="ce33" office:value-type="float" office:value="96.896" calcext:value-type="float">
            <text:p>96,90</text:p>
          </table:table-cell>
          <table:table-cell table:style-name="ce33" office:value-type="float" office:value="1.16435233160622" calcext:value-type="float">
            <text:p>1,16</text:p>
          </table:table-cell>
          <table:table-cell table:style-name="ce33" office:value-type="float" office:value="0.825267702936097" calcext:value-type="float">
            <text:p>0,83</text:p>
          </table:table-cell>
          <table:table-cell table:style-name="ce33" office:value-type="float" office:value="0.773039723661485" calcext:value-type="float">
            <text:p>0,77</text:p>
          </table:table-cell>
          <table:table-cell table:style-name="ce33" office:value-type="float" office:value="0.299067357512953" calcext:value-type="float">
            <text:p>0,30</text:p>
          </table:table-cell>
          <table:table-cell table:style-name="ce33" table:formula="of:=SUM(['1AResults for P1_(time)'.D145:.G145])" office:value-type="float" office:value="3.06172711571676" calcext:value-type="float">
            <text:p>3,06</text:p>
          </table:table-cell>
          <table:table-cell table:style-name="ce37" table:formula="of:=['1AResults for P1_(time)'.D145]/['1AResults for P1_(time)'.H145]" office:value-type="percentage" office:value="0.380292654309149" calcext:value-type="percentage">
            <text:p>38,03%</text:p>
          </table:table-cell>
          <table:table-cell table:style-name="ce37" table:formula="of:=['1AResults for P1_(time)'.E145]/['1AResults for P1_(time)'.H145]" office:value-type="percentage" office:value="0.269543193023229" calcext:value-type="percentage">
            <text:p>26,95%</text:p>
          </table:table-cell>
          <table:table-cell table:style-name="ce37" table:formula="of:=['1AResults for P1_(time)'.F145]/['1AResults for P1_(time)'.H145]" office:value-type="percentage" office:value="0.252484853954894" calcext:value-type="percentage">
            <text:p>25,25%</text:p>
          </table:table-cell>
          <table:table-cell table:style-name="ce37" table:formula="of:=['1AResults for P1_(time)'.G145]/['1AResults for P1_(time)'.H145]" office:value-type="percentage" office:value="0.097679298712727" calcext:value-type="percentage">
            <text:p>9,77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4-2.tsp</text:p>
          </table:table-cell>
          <table:table-cell table:style-name="ce32" office:value-type="float" office:value="99.217" calcext:value-type="float">
            <text:p>99,22</text:p>
          </table:table-cell>
          <table:table-cell table:style-name="ce32" office:value-type="float" office:value="1.20559585492228" calcext:value-type="float">
            <text:p>1,21</text:p>
          </table:table-cell>
          <table:table-cell table:style-name="ce32" office:value-type="float" office:value="0.978791018998273" calcext:value-type="float">
            <text:p>0,98</text:p>
          </table:table-cell>
          <table:table-cell table:style-name="ce32" office:value-type="float" office:value="0.777806563039724" calcext:value-type="float">
            <text:p>0,78</text:p>
          </table:table-cell>
          <table:table-cell table:style-name="ce32" office:value-type="float" office:value="0.362694300518135" calcext:value-type="float">
            <text:p>0,36</text:p>
          </table:table-cell>
          <table:table-cell table:style-name="ce32" table:formula="of:=SUM(['1AResults for P1_(time)'.D146:.G146])" office:value-type="float" office:value="3.32488773747841" calcext:value-type="float">
            <text:p>3,32</text:p>
          </table:table-cell>
          <table:table-cell table:style-name="ce36" table:formula="of:=['1AResults for P1_(time)'.D146]/['1AResults for P1_(time)'.H146]" office:value-type="percentage" office:value="0.362597461963212" calcext:value-type="percentage">
            <text:p>36,26%</text:p>
          </table:table-cell>
          <table:table-cell table:style-name="ce36" table:formula="of:=['1AResults for P1_(time)'.E146]/['1AResults for P1_(time)'.H146]" office:value-type="percentage" office:value="0.294383178104108" calcext:value-type="percentage">
            <text:p>29,44%</text:p>
          </table:table-cell>
          <table:table-cell table:style-name="ce36" table:formula="of:=['1AResults for P1_(time)'.F146]/['1AResults for P1_(time)'.H146]" office:value-type="percentage" office:value="0.233934684251809" calcext:value-type="percentage">
            <text:p>23,39%</text:p>
          </table:table-cell>
          <table:table-cell table:style-name="ce36" table:formula="of:=['1AResults for P1_(time)'.G146]/['1AResults for P1_(time)'.H146]" office:value-type="percentage" office:value="0.10908467568087" calcext:value-type="percentage">
            <text:p>10,91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style-name="ce33" office:value-type="float" office:value="95.186" calcext:value-type="float">
            <text:p>95,19</text:p>
          </table:table-cell>
          <table:table-cell table:style-name="ce33" office:value-type="float" office:value="1.16658031088083" calcext:value-type="float">
            <text:p>1,17</text:p>
          </table:table-cell>
          <table:table-cell table:style-name="ce33" office:value-type="float" office:value="0.950293609671848" calcext:value-type="float">
            <text:p>0,95</text:p>
          </table:table-cell>
          <table:table-cell table:style-name="ce33" office:value-type="float" office:value="0.79293609671848" calcext:value-type="float">
            <text:p>0,79</text:p>
          </table:table-cell>
          <table:table-cell table:style-name="ce33" office:value-type="float" office:value="0.301658031088083" calcext:value-type="float">
            <text:p>0,30</text:p>
          </table:table-cell>
          <table:table-cell table:style-name="ce33" table:formula="of:=SUM(['1AResults for P1_(time)'.D147:.G147])" office:value-type="float" office:value="3.21146804835924" calcext:value-type="float">
            <text:p>3,21</text:p>
          </table:table-cell>
          <table:table-cell table:style-name="ce37" table:formula="of:=['1AResults for P1_(time)'.D147]/['1AResults for P1_(time)'.H147]" office:value-type="percentage" office:value="0.363254528245063" calcext:value-type="percentage">
            <text:p>36,33%</text:p>
          </table:table-cell>
          <table:table-cell table:style-name="ce37" table:formula="of:=['1AResults for P1_(time)'.E147]/['1AResults for P1_(time)'.H147]" office:value-type="percentage" office:value="0.295906294368197" calcext:value-type="percentage">
            <text:p>29,59%</text:p>
          </table:table-cell>
          <table:table-cell table:style-name="ce37" table:formula="of:=['1AResults for P1_(time)'.F147]/['1AResults for P1_(time)'.H147]" office:value-type="percentage" office:value="0.246907671126791" calcext:value-type="percentage">
            <text:p>24,69%</text:p>
          </table:table-cell>
          <table:table-cell table:style-name="ce37" table:formula="of:=['1AResults for P1_(time)'.G147]/['1AResults for P1_(time)'.H147]" office:value-type="percentage" office:value="0.0939315062599492" calcext:value-type="percentage">
            <text:p>9,39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4-4.tsp</text:p>
          </table:table-cell>
          <table:table-cell table:style-name="ce32" office:value-type="float" office:value="99.323" calcext:value-type="float">
            <text:p>99,32</text:p>
          </table:table-cell>
          <table:table-cell table:style-name="ce32" office:value-type="float" office:value="1.19010362694301" calcext:value-type="float">
            <text:p>1,19</text:p>
          </table:table-cell>
          <table:table-cell table:style-name="ce32" office:value-type="float" office:value="0.863557858376511" calcext:value-type="float">
            <text:p>0,86</text:p>
          </table:table-cell>
          <table:table-cell table:style-name="ce32" office:value-type="float" office:value="0.757754749568221" calcext:value-type="float">
            <text:p>0,76</text:p>
          </table:table-cell>
          <table:table-cell table:style-name="ce32" office:value-type="float" office:value="0.252020725388601" calcext:value-type="float">
            <text:p>0,25</text:p>
          </table:table-cell>
          <table:table-cell table:style-name="ce32" table:formula="of:=SUM(['1AResults for P1_(time)'.D148:.G148])" office:value-type="float" office:value="3.06343696027634" calcext:value-type="float">
            <text:p>3,06</text:p>
          </table:table-cell>
          <table:table-cell table:style-name="ce36" table:formula="of:=['1AResults for P1_(time)'.D148]/['1AResults for P1_(time)'.H148]" office:value-type="percentage" office:value="0.388486409994758" calcext:value-type="percentage">
            <text:p>38,85%</text:p>
          </table:table-cell>
          <table:table-cell table:style-name="ce36" table:formula="of:=['1AResults for P1_(time)'.E148]/['1AResults for P1_(time)'.H148]" office:value-type="percentage" office:value="0.281891832466046" calcext:value-type="percentage">
            <text:p>28,19%</text:p>
          </table:table-cell>
          <table:table-cell table:style-name="ce36" table:formula="of:=['1AResults for P1_(time)'.F148]/['1AResults for P1_(time)'.H148]" office:value-type="percentage" office:value="0.247354445152306" calcext:value-type="percentage">
            <text:p>24,74%</text:p>
          </table:table-cell>
          <table:table-cell table:style-name="ce36" table:formula="of:=['1AResults for P1_(time)'.G148]/['1AResults for P1_(time)'.H148]" office:value-type="percentage" office:value="0.0822673123868908" calcext:value-type="percentage">
            <text:p>8,23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style-name="ce33" office:value-type="float" office:value="95.551" calcext:value-type="float">
            <text:p>95,55</text:p>
          </table:table-cell>
          <table:table-cell table:style-name="ce33" office:value-type="float" office:value="1.19212435233161" calcext:value-type="float">
            <text:p>1,19</text:p>
          </table:table-cell>
          <table:table-cell table:style-name="ce33" office:value-type="float" office:value="0.925008635578584" calcext:value-type="float">
            <text:p>0,93</text:p>
          </table:table-cell>
          <table:table-cell table:style-name="ce33" office:value-type="float" office:value="0.725578583765112" calcext:value-type="float">
            <text:p>0,73</text:p>
          </table:table-cell>
          <table:table-cell table:style-name="ce33" office:value-type="float" office:value="0.223937823834197" calcext:value-type="float">
            <text:p>0,22</text:p>
          </table:table-cell>
          <table:table-cell table:style-name="ce33" table:formula="of:=SUM(['1AResults for P1_(time)'.D149:.G149])" office:value-type="float" office:value="3.0666493955095" calcext:value-type="float">
            <text:p>3,07</text:p>
          </table:table-cell>
          <table:table-cell table:style-name="ce37" table:formula="of:=['1AResults for P1_(time)'.D149]/['1AResults for P1_(time)'.H149]" office:value-type="percentage" office:value="0.38873839118265" calcext:value-type="percentage">
            <text:p>38,87%</text:p>
          </table:table-cell>
          <table:table-cell table:style-name="ce37" table:formula="of:=['1AResults for P1_(time)'.E149]/['1AResults for P1_(time)'.H149]" office:value-type="percentage" office:value="0.30163494950974" calcext:value-type="percentage">
            <text:p>30,16%</text:p>
          </table:table-cell>
          <table:table-cell table:style-name="ce37" table:formula="of:=['1AResults for P1_(time)'.F149]/['1AResults for P1_(time)'.H149]" office:value-type="percentage" office:value="0.236603044621787" calcext:value-type="percentage">
            <text:p>23,66%</text:p>
          </table:table-cell>
          <table:table-cell table:style-name="ce37" table:formula="of:=['1AResults for P1_(time)'.G149]/['1AResults for P1_(time)'.H149]" office:value-type="percentage" office:value="0.0730236146858227" calcext:value-type="percentage">
            <text:p>7,30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4-6.tsp</text:p>
          </table:table-cell>
          <table:table-cell table:style-name="ce32" office:value-type="float" office:value="102.198" calcext:value-type="float">
            <text:p>102,20</text:p>
          </table:table-cell>
          <table:table-cell table:style-name="ce32" office:value-type="float" office:value="1.17751295336788" calcext:value-type="float">
            <text:p>1,18</text:p>
          </table:table-cell>
          <table:table-cell table:style-name="ce32" office:value-type="float" office:value="0.907702936096718" calcext:value-type="float">
            <text:p>0,91</text:p>
          </table:table-cell>
          <table:table-cell table:style-name="ce32" office:value-type="float" office:value="0.800915371329879" calcext:value-type="float">
            <text:p>0,80</text:p>
          </table:table-cell>
          <table:table-cell table:style-name="ce32" office:value-type="float" office:value="0.283056994818653" calcext:value-type="float">
            <text:p>0,28</text:p>
          </table:table-cell>
          <table:table-cell table:style-name="ce32" table:formula="of:=SUM(['1AResults for P1_(time)'.D150:.G150])" office:value-type="float" office:value="3.16918825561313" calcext:value-type="float">
            <text:p>3,17</text:p>
          </table:table-cell>
          <table:table-cell table:style-name="ce36" table:formula="of:=['1AResults for P1_(time)'.D150]/['1AResults for P1_(time)'.H150]" office:value-type="percentage" office:value="0.371550333522258" calcext:value-type="percentage">
            <text:p>37,16%</text:p>
          </table:table-cell>
          <table:table-cell table:style-name="ce36" table:formula="of:=['1AResults for P1_(time)'.E150]/['1AResults for P1_(time)'.H150]" office:value-type="percentage" office:value="0.286414962723983" calcext:value-type="percentage">
            <text:p>28,64%</text:p>
          </table:table-cell>
          <table:table-cell table:style-name="ce36" table:formula="of:=['1AResults for P1_(time)'.F150]/['1AResults for P1_(time)'.H150]" office:value-type="percentage" office:value="0.252719405327636" calcext:value-type="percentage">
            <text:p>25,27%</text:p>
          </table:table-cell>
          <table:table-cell table:style-name="ce36" table:formula="of:=['1AResults for P1_(time)'.G150]/['1AResults for P1_(time)'.H150]" office:value-type="percentage" office:value="0.0893152984261237" calcext:value-type="percentage">
            <text:p>8,93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style-name="ce33" office:value-type="float" office:value="95.713" calcext:value-type="float">
            <text:p>95,71</text:p>
          </table:table-cell>
          <table:table-cell table:style-name="ce33" office:value-type="float" office:value="1.14673575129534" calcext:value-type="float">
            <text:p>1,15</text:p>
          </table:table-cell>
          <table:table-cell table:style-name="ce33" office:value-type="float" office:value="0.896252158894646" calcext:value-type="float">
            <text:p>0,90</text:p>
          </table:table-cell>
          <table:table-cell table:style-name="ce33" office:value-type="float" office:value="0.747236614853195" calcext:value-type="float">
            <text:p>0,75</text:p>
          </table:table-cell>
          <table:table-cell table:style-name="ce33" office:value-type="float" office:value="0.312487046632124" calcext:value-type="float">
            <text:p>0,31</text:p>
          </table:table-cell>
          <table:table-cell table:style-name="ce33" table:formula="of:=SUM(['1AResults for P1_(time)'.D151:.G151])" office:value-type="float" office:value="3.1027115716753" calcext:value-type="float">
            <text:p>3,10</text:p>
          </table:table-cell>
          <table:table-cell table:style-name="ce37" table:formula="of:=['1AResults for P1_(time)'.D151]/['1AResults for P1_(time)'.H151]" office:value-type="percentage" office:value="0.369591476618035" calcext:value-type="percentage">
            <text:p>36,96%</text:p>
          </table:table-cell>
          <table:table-cell table:style-name="ce37" table:formula="of:=['1AResults for P1_(time)'.E151]/['1AResults for P1_(time)'.H151]" office:value-type="percentage" office:value="0.288860932829382" calcext:value-type="percentage">
            <text:p>28,89%</text:p>
          </table:table-cell>
          <table:table-cell table:style-name="ce37" table:formula="of:=['1AResults for P1_(time)'.F151]/['1AResults for P1_(time)'.H151]" office:value-type="percentage" office:value="0.240833412191687" calcext:value-type="percentage">
            <text:p>24,08%</text:p>
          </table:table-cell>
          <table:table-cell table:style-name="ce37" table:formula="of:=['1AResults for P1_(time)'.G151]/['1AResults for P1_(time)'.H151]" office:value-type="percentage" office:value="0.100714178360896" calcext:value-type="percentage">
            <text:p>10,07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4-8.tsp</text:p>
          </table:table-cell>
          <table:table-cell table:style-name="ce32" office:value-type="float" office:value="99.274" calcext:value-type="float">
            <text:p>99,27</text:p>
          </table:table-cell>
          <table:table-cell table:style-name="ce32" office:value-type="float" office:value="1.18134715025907" calcext:value-type="float">
            <text:p>1,18</text:p>
          </table:table-cell>
          <table:table-cell table:style-name="ce32" office:value-type="float" office:value="0.969412780656304" calcext:value-type="float">
            <text:p>0,97</text:p>
          </table:table-cell>
          <table:table-cell table:style-name="ce32" office:value-type="float" office:value="0.770708117443869" calcext:value-type="float">
            <text:p>0,77</text:p>
          </table:table-cell>
          <table:table-cell table:style-name="ce32" office:value-type="float" office:value="0.349067357512953" calcext:value-type="float">
            <text:p>0,35</text:p>
          </table:table-cell>
          <table:table-cell table:style-name="ce32" table:formula="of:=SUM(['1AResults for P1_(time)'.D152:.G152])" office:value-type="float" office:value="3.2705354058722" calcext:value-type="float">
            <text:p>3,27</text:p>
          </table:table-cell>
          <table:table-cell table:style-name="ce36" table:formula="of:=['1AResults for P1_(time)'.D152]/['1AResults for P1_(time)'.H152]" office:value-type="percentage" office:value="0.361209099934518" calcext:value-type="percentage">
            <text:p>36,12%</text:p>
          </table:table-cell>
          <table:table-cell table:style-name="ce36" table:formula="of:=['1AResults for P1_(time)'.E152]/['1AResults for P1_(time)'.H152]" office:value-type="percentage" office:value="0.296407976172873" calcext:value-type="percentage">
            <text:p>29,64%</text:p>
          </table:table-cell>
          <table:table-cell table:style-name="ce36" table:formula="of:=['1AResults for P1_(time)'.F152]/['1AResults for P1_(time)'.H152]" office:value-type="percentage" office:value="0.235651971863712" calcext:value-type="percentage">
            <text:p>23,57%</text:p>
          </table:table-cell>
          <table:table-cell table:style-name="ce36" table:formula="of:=['1AResults for P1_(time)'.G152]/['1AResults for P1_(time)'.H152]" office:value-type="percentage" office:value="0.106730952028897" calcext:value-type="percentage">
            <text:p>10,67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style-name="ce33" office:value-type="float" office:value="97.59" calcext:value-type="float">
            <text:p>97,59</text:p>
          </table:table-cell>
          <table:table-cell table:style-name="ce33" office:value-type="float" office:value="1.18015544041451" calcext:value-type="float">
            <text:p>1,18</text:p>
          </table:table-cell>
          <table:table-cell table:style-name="ce33" office:value-type="float" office:value="0.880967184801382" calcext:value-type="float">
            <text:p>0,88</text:p>
          </table:table-cell>
          <table:table-cell table:style-name="ce33" office:value-type="float" office:value="0.77692573402418" calcext:value-type="float">
            <text:p>0,78</text:p>
          </table:table-cell>
          <table:table-cell table:style-name="ce33" office:value-type="float" office:value="0.257046632124352" calcext:value-type="float">
            <text:p>0,26</text:p>
          </table:table-cell>
          <table:table-cell table:style-name="ce33" table:formula="of:=SUM(['1AResults for P1_(time)'.D153:.G153])" office:value-type="float" office:value="3.09509499136442" calcext:value-type="float">
            <text:p>3,10</text:p>
          </table:table-cell>
          <table:table-cell table:style-name="ce37" table:formula="of:=['1AResults for P1_(time)'.D153]/['1AResults for P1_(time)'.H153]" office:value-type="percentage" office:value="0.381298617233798" calcext:value-type="percentage">
            <text:p>38,13%</text:p>
          </table:table-cell>
          <table:table-cell table:style-name="ce37" table:formula="of:=['1AResults for P1_(time)'.E153]/['1AResults for P1_(time)'.H153]" office:value-type="percentage" office:value="0.28463332700914" calcext:value-type="percentage">
            <text:p>28,46%</text:p>
          </table:table-cell>
          <table:table-cell table:style-name="ce37" table:formula="of:=['1AResults for P1_(time)'.F153]/['1AResults for P1_(time)'.H153]" office:value-type="percentage" office:value="0.25101838108099" calcext:value-type="percentage">
            <text:p>25,10%</text:p>
          </table:table-cell>
          <table:table-cell table:style-name="ce37" table:formula="of:=['1AResults for P1_(time)'.G153]/['1AResults for P1_(time)'.H153]" office:value-type="percentage" office:value="0.083049674676071" calcext:value-type="percentage">
            <text:p>8,30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5-0.tsp</text:p>
          </table:table-cell>
          <table:table-cell table:style-name="ce32" office:value-type="float" office:value="105.414" calcext:value-type="float">
            <text:p>105,41</text:p>
          </table:table-cell>
          <table:table-cell table:style-name="ce32" office:value-type="float" office:value="1.36433506044905" calcext:value-type="float">
            <text:p>1,36</text:p>
          </table:table-cell>
          <table:table-cell table:style-name="ce32" office:value-type="float" office:value="0.889101899827289" calcext:value-type="float">
            <text:p>0,89</text:p>
          </table:table-cell>
          <table:table-cell table:style-name="ce32" office:value-type="float" office:value="0.778998272884283" calcext:value-type="float">
            <text:p>0,78</text:p>
          </table:table-cell>
          <table:table-cell table:style-name="ce32" office:value-type="float" office:value="0.330777202072539" calcext:value-type="float">
            <text:p>0,33</text:p>
          </table:table-cell>
          <table:table-cell table:style-name="ce32" table:formula="of:=SUM(['1AResults for P1_(time)'.D154:.G154])" office:value-type="float" office:value="3.36321243523316" calcext:value-type="float">
            <text:p>3,36</text:p>
          </table:table-cell>
          <table:table-cell table:style-name="ce36" table:formula="of:=['1AResults for P1_(time)'.D154]/['1AResults for P1_(time)'.H154]" office:value-type="percentage" office:value="0.405664253068351" calcext:value-type="percentage">
            <text:p>40,57%</text:p>
          </table:table-cell>
          <table:table-cell table:style-name="ce36" table:formula="of:=['1AResults for P1_(time)'.E154]/['1AResults for P1_(time)'.H154]" office:value-type="percentage" office:value="0.264360909977918" calcext:value-type="percentage">
            <text:p>26,44%</text:p>
          </table:table-cell>
          <table:table-cell table:style-name="ce36" table:formula="of:=['1AResults for P1_(time)'.F154]/['1AResults for P1_(time)'.H154]" office:value-type="percentage" office:value="0.231623273250141" calcext:value-type="percentage">
            <text:p>23,16%</text:p>
          </table:table-cell>
          <table:table-cell table:style-name="ce36" table:formula="of:=['1AResults for P1_(time)'.G154]/['1AResults for P1_(time)'.H154]" office:value-type="percentage" office:value="0.0983515637035896" calcext:value-type="percentage">
            <text:p>9,84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style-name="ce33" office:value-type="float" office:value="106.822" calcext:value-type="float">
            <text:p>106,82</text:p>
          </table:table-cell>
          <table:table-cell table:style-name="ce33" office:value-type="float" office:value="1.31246977547496" calcext:value-type="float">
            <text:p>1,31</text:p>
          </table:table-cell>
          <table:table-cell table:style-name="ce33" office:value-type="float" office:value="0.922625215889465" calcext:value-type="float">
            <text:p>0,92</text:p>
          </table:table-cell>
          <table:table-cell table:style-name="ce33" office:value-type="float" office:value="0.801278065630397" calcext:value-type="float">
            <text:p>0,80</text:p>
          </table:table-cell>
          <table:table-cell table:style-name="ce33" office:value-type="float" office:value="0.230155440414508" calcext:value-type="float">
            <text:p>0,23</text:p>
          </table:table-cell>
          <table:table-cell table:style-name="ce33" table:formula="of:=SUM(['1AResults for P1_(time)'.D155:.G155])" office:value-type="float" office:value="3.26652849740933" calcext:value-type="float">
            <text:p>3,27</text:p>
          </table:table-cell>
          <table:table-cell table:style-name="ce37" table:formula="of:=['1AResults for P1_(time)'.D155]/['1AResults for P1_(time)'.H155]" office:value-type="percentage" office:value="0.40179345642197" calcext:value-type="percentage">
            <text:p>40,18%</text:p>
          </table:table-cell>
          <table:table-cell table:style-name="ce37" table:formula="of:=['1AResults for P1_(time)'.E155]/['1AResults for P1_(time)'.H155]" office:value-type="percentage" office:value="0.282448237209991" calcext:value-type="percentage">
            <text:p>28,24%</text:p>
          </table:table-cell>
          <table:table-cell table:style-name="ce37" table:formula="of:=['1AResults for P1_(time)'.F155]/['1AResults for P1_(time)'.H155]" office:value-type="percentage" office:value="0.245299579129919" calcext:value-type="percentage">
            <text:p>24,53%</text:p>
          </table:table-cell>
          <table:table-cell table:style-name="ce37" table:formula="of:=['1AResults for P1_(time)'.G155]/['1AResults for P1_(time)'.H155]" office:value-type="percentage" office:value="0.0704587272381194" calcext:value-type="percentage">
            <text:p>7,05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5-2.tsp</text:p>
          </table:table-cell>
          <table:table-cell table:style-name="ce32" office:value-type="float" office:value="106.204" calcext:value-type="float">
            <text:p>106,20</text:p>
          </table:table-cell>
          <table:table-cell table:style-name="ce32" office:value-type="float" office:value="1.38552677029361" calcext:value-type="float">
            <text:p>1,39</text:p>
          </table:table-cell>
          <table:table-cell table:style-name="ce32" office:value-type="float" office:value="0.885112262521589" calcext:value-type="float">
            <text:p>0,89</text:p>
          </table:table-cell>
          <table:table-cell table:style-name="ce32" office:value-type="float" office:value="0.759620034542314" calcext:value-type="float">
            <text:p>0,76</text:p>
          </table:table-cell>
          <table:table-cell table:style-name="ce32" office:value-type="float" office:value="0.301554404145078" calcext:value-type="float">
            <text:p>0,30</text:p>
          </table:table-cell>
          <table:table-cell table:style-name="ce32" table:formula="of:=SUM(['1AResults for P1_(time)'.D156:.G156])" office:value-type="float" office:value="3.33181347150259" calcext:value-type="float">
            <text:p>3,33</text:p>
          </table:table-cell>
          <table:table-cell table:style-name="ce36" table:formula="of:=['1AResults for P1_(time)'.D156]/['1AResults for P1_(time)'.H156]" office:value-type="percentage" office:value="0.415847640374886" calcext:value-type="percentage">
            <text:p>41,58%</text:p>
          </table:table-cell>
          <table:table-cell table:style-name="ce36" table:formula="of:=['1AResults for P1_(time)'.E156]/['1AResults for P1_(time)'.H156]" office:value-type="percentage" office:value="0.265654806336568" calcext:value-type="percentage">
            <text:p>26,57%</text:p>
          </table:table-cell>
          <table:table-cell table:style-name="ce36" table:formula="of:=['1AResults for P1_(time)'.F156]/['1AResults for P1_(time)'.H156]" office:value-type="percentage" office:value="0.22798996433607" calcext:value-type="percentage">
            <text:p>22,80%</text:p>
          </table:table-cell>
          <table:table-cell table:style-name="ce36" table:formula="of:=['1AResults for P1_(time)'.G156]/['1AResults for P1_(time)'.H156]" office:value-type="percentage" office:value="0.0905075889524758" calcext:value-type="percentage">
            <text:p>9,05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style-name="ce33" office:value-type="float" office:value="107.602" calcext:value-type="float">
            <text:p>107,60</text:p>
          </table:table-cell>
          <table:table-cell table:style-name="ce33" office:value-type="float" office:value="1.36749568221071" calcext:value-type="float">
            <text:p>1,37</text:p>
          </table:table-cell>
          <table:table-cell table:style-name="ce33" office:value-type="float" office:value="0.969879101899828" calcext:value-type="float">
            <text:p>0,97</text:p>
          </table:table-cell>
          <table:table-cell table:style-name="ce33" office:value-type="float" office:value="0.770759930915371" calcext:value-type="float">
            <text:p>0,77</text:p>
          </table:table-cell>
          <table:table-cell table:style-name="ce33" office:value-type="float" office:value="0.36699481865285" calcext:value-type="float">
            <text:p>0,37</text:p>
          </table:table-cell>
          <table:table-cell table:style-name="ce33" table:formula="of:=SUM(['1AResults for P1_(time)'.D157:.G157])" office:value-type="float" office:value="3.47512953367876" calcext:value-type="float">
            <text:p>3,48</text:p>
          </table:table-cell>
          <table:table-cell table:style-name="ce37" table:formula="of:=['1AResults for P1_(time)'.D157]/['1AResults for P1_(time)'.H157]" office:value-type="percentage" office:value="0.393509268923016" calcext:value-type="percentage">
            <text:p>39,35%</text:p>
          </table:table-cell>
          <table:table-cell table:style-name="ce37" table:formula="of:=['1AResults for P1_(time)'.E157]/['1AResults for P1_(time)'.H157]" office:value-type="percentage" office:value="0.279091496446499" calcext:value-type="percentage">
            <text:p>27,91%</text:p>
          </table:table-cell>
          <table:table-cell table:style-name="ce37" table:formula="of:=['1AResults for P1_(time)'.F157]/['1AResults for P1_(time)'.H157]" office:value-type="percentage" office:value="0.221793151433825" calcext:value-type="percentage">
            <text:p>22,18%</text:p>
          </table:table-cell>
          <table:table-cell table:style-name="ce37" table:formula="of:=['1AResults for P1_(time)'.G157]/['1AResults for P1_(time)'.H157]" office:value-type="percentage" office:value="0.10560608319666" calcext:value-type="percentage">
            <text:p>10,56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5-4.tsp</text:p>
          </table:table-cell>
          <table:table-cell table:style-name="ce32" office:value-type="float" office:value="102.635" calcext:value-type="float">
            <text:p>102,64</text:p>
          </table:table-cell>
          <table:table-cell table:style-name="ce32" office:value-type="float" office:value="1.29407599309154" calcext:value-type="float">
            <text:p>1,29</text:p>
          </table:table-cell>
          <table:table-cell table:style-name="ce32" office:value-type="float" office:value="0.939827288428325" calcext:value-type="float">
            <text:p>0,94</text:p>
          </table:table-cell>
          <table:table-cell table:style-name="ce32" office:value-type="float" office:value="0.755474956822107" calcext:value-type="float">
            <text:p>0,76</text:p>
          </table:table-cell>
          <table:table-cell table:style-name="ce32" office:value-type="float" office:value="0.310155440414508" calcext:value-type="float">
            <text:p>0,31</text:p>
          </table:table-cell>
          <table:table-cell table:style-name="ce32" table:formula="of:=SUM(['1AResults for P1_(time)'.D158:.G158])" office:value-type="float" office:value="3.29953367875648" calcext:value-type="float">
            <text:p>3,30</text:p>
          </table:table-cell>
          <table:table-cell table:style-name="ce36" table:formula="of:=['1AResults for P1_(time)'.D158]/['1AResults for P1_(time)'.H158]" office:value-type="percentage" office:value="0.392199661856232" calcext:value-type="percentage">
            <text:p>39,22%</text:p>
          </table:table-cell>
          <table:table-cell table:style-name="ce36" table:formula="of:=['1AResults for P1_(time)'.E158]/['1AResults for P1_(time)'.H158]" office:value-type="percentage" office:value="0.284836398088388" calcext:value-type="percentage">
            <text:p>28,48%</text:p>
          </table:table-cell>
          <table:table-cell table:style-name="ce36" table:formula="of:=['1AResults for P1_(time)'.F158]/['1AResults for P1_(time)'.H158]" office:value-type="percentage" office:value="0.228964159901174" calcext:value-type="percentage">
            <text:p>22,90%</text:p>
          </table:table-cell>
          <table:table-cell table:style-name="ce36" table:formula="of:=['1AResults for P1_(time)'.G158]/['1AResults for P1_(time)'.H158]" office:value-type="percentage" office:value="0.0939997801542061" calcext:value-type="percentage">
            <text:p>9,40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style-name="ce33" office:value-type="float" office:value="108.172" calcext:value-type="float">
            <text:p>108,17</text:p>
          </table:table-cell>
          <table:table-cell table:style-name="ce33" office:value-type="float" office:value="1.38708117443869" calcext:value-type="float">
            <text:p>1,39</text:p>
          </table:table-cell>
          <table:table-cell table:style-name="ce33" office:value-type="float" office:value="0.892469775474957" calcext:value-type="float">
            <text:p>0,89</text:p>
          </table:table-cell>
          <table:table-cell table:style-name="ce33" office:value-type="float" office:value="0.775785837651123" calcext:value-type="float">
            <text:p>0,78</text:p>
          </table:table-cell>
          <table:table-cell table:style-name="ce33" office:value-type="float" office:value="0.311088082901554" calcext:value-type="float">
            <text:p>0,31</text:p>
          </table:table-cell>
          <table:table-cell table:style-name="ce33" table:formula="of:=SUM(['1AResults for P1_(time)'.D159:.G159])" office:value-type="float" office:value="3.36642487046632" calcext:value-type="float">
            <text:p>3,37</text:p>
          </table:table-cell>
          <table:table-cell table:style-name="ce37" table:formula="of:=['1AResults for P1_(time)'.D159]/['1AResults for P1_(time)'.H159]" office:value-type="percentage" office:value="0.412033901783333" calcext:value-type="percentage">
            <text:p>41,20%</text:p>
          </table:table-cell>
          <table:table-cell table:style-name="ce37" table:formula="of:=['1AResults for P1_(time)'.E159]/['1AResults for P1_(time)'.H159]" office:value-type="percentage" office:value="0.265109072626157" calcext:value-type="percentage">
            <text:p>26,51%</text:p>
          </table:table-cell>
          <table:table-cell table:style-name="ce37" table:formula="of:=['1AResults for P1_(time)'.F159]/['1AResults for P1_(time)'.H159]" office:value-type="percentage" office:value="0.230447987851177" calcext:value-type="percentage">
            <text:p>23,04%</text:p>
          </table:table-cell>
          <table:table-cell table:style-name="ce37" table:formula="of:=['1AResults for P1_(time)'.G159]/['1AResults for P1_(time)'.H159]" office:value-type="percentage" office:value="0.0924090377393337" calcext:value-type="percentage">
            <text:p>9,24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5-6.tsp</text:p>
          </table:table-cell>
          <table:table-cell table:style-name="ce32" office:value-type="float" office:value="107.224" calcext:value-type="float">
            <text:p>107,22</text:p>
          </table:table-cell>
          <table:table-cell table:style-name="ce32" office:value-type="float" office:value="1.33314335060449" calcext:value-type="float">
            <text:p>1,33</text:p>
          </table:table-cell>
          <table:table-cell table:style-name="ce32" office:value-type="float" office:value="0.916822107081175" calcext:value-type="float">
            <text:p>0,92</text:p>
          </table:table-cell>
          <table:table-cell table:style-name="ce32" office:value-type="float" office:value="0.796148531951641" calcext:value-type="float">
            <text:p>0,80</text:p>
          </table:table-cell>
          <table:table-cell table:style-name="ce32" office:value-type="float" office:value="0.291709844559585" calcext:value-type="float">
            <text:p>0,29</text:p>
          </table:table-cell>
          <table:table-cell table:style-name="ce32" table:formula="of:=SUM(['1AResults for P1_(time)'.D160:.G160])" office:value-type="float" office:value="3.33782383419689" calcext:value-type="float">
            <text:p>3,34</text:p>
          </table:table-cell>
          <table:table-cell table:style-name="ce36" table:formula="of:=['1AResults for P1_(time)'.D160]/['1AResults for P1_(time)'.H160]" office:value-type="percentage" office:value="0.399404946703922" calcext:value-type="percentage">
            <text:p>39,94%</text:p>
          </table:table-cell>
          <table:table-cell table:style-name="ce36" table:formula="of:=['1AResults for P1_(time)'.E160]/['1AResults for P1_(time)'.H160]" office:value-type="percentage" office:value="0.274676601469523" calcext:value-type="percentage">
            <text:p>27,47%</text:p>
          </table:table-cell>
          <table:table-cell table:style-name="ce36" table:formula="of:=['1AResults for P1_(time)'.F160]/['1AResults for P1_(time)'.H160]" office:value-type="percentage" office:value="0.23852323295043" calcext:value-type="percentage">
            <text:p>23,85%</text:p>
          </table:table-cell>
          <table:table-cell table:style-name="ce36" table:formula="of:=['1AResults for P1_(time)'.G160]/['1AResults for P1_(time)'.H160]" office:value-type="percentage" office:value="0.0873952188761253" calcext:value-type="percentage">
            <text:p>8,74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style-name="ce33" office:value-type="float" office:value="105.298" calcext:value-type="float">
            <text:p>105,30</text:p>
          </table:table-cell>
          <table:table-cell table:style-name="ce33" office:value-type="float" office:value="1.31003454231433" calcext:value-type="float">
            <text:p>1,31</text:p>
          </table:table-cell>
          <table:table-cell table:style-name="ce33" office:value-type="float" office:value="0.899205526770294" calcext:value-type="float">
            <text:p>0,90</text:p>
          </table:table-cell>
          <table:table-cell table:style-name="ce33" office:value-type="float" office:value="0.807547495682211" calcext:value-type="float">
            <text:p>0,81</text:p>
          </table:table-cell>
          <table:table-cell table:style-name="ce33" office:value-type="float" office:value="0.275129533678756" calcext:value-type="float">
            <text:p>0,28</text:p>
          </table:table-cell>
          <table:table-cell table:style-name="ce33" table:formula="of:=SUM(['1AResults for P1_(time)'.D161:.G161])" office:value-type="float" office:value="3.29191709844559" calcext:value-type="float">
            <text:p>3,29</text:p>
          </table:table-cell>
          <table:table-cell table:style-name="ce37" table:formula="of:=['1AResults for P1_(time)'.D161]/['1AResults for P1_(time)'.H161]" office:value-type="percentage" office:value="0.397954900788029" calcext:value-type="percentage">
            <text:p>39,80%</text:p>
          </table:table-cell>
          <table:table-cell table:style-name="ce37" table:formula="of:=['1AResults for P1_(time)'.E161]/['1AResults for P1_(time)'.H161]" office:value-type="percentage" office:value="0.273155580738922" calcext:value-type="percentage">
            <text:p>27,32%</text:p>
          </table:table-cell>
          <table:table-cell table:style-name="ce37" table:formula="of:=['1AResults for P1_(time)'.F161]/['1AResults for P1_(time)'.H161]" office:value-type="percentage" office:value="0.245312221277846" calcext:value-type="percentage">
            <text:p>24,53%</text:p>
          </table:table-cell>
          <table:table-cell table:style-name="ce37" table:formula="of:=['1AResults for P1_(time)'.G161]/['1AResults for P1_(time)'.H161]" office:value-type="percentage" office:value="0.0835772971952026" calcext:value-type="percentage">
            <text:p>8,36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5-8.tsp</text:p>
          </table:table-cell>
          <table:table-cell table:style-name="ce32" office:value-type="float" office:value="108.072" calcext:value-type="float">
            <text:p>108,07</text:p>
          </table:table-cell>
          <table:table-cell table:style-name="ce32" office:value-type="float" office:value="1.39604490500864" calcext:value-type="float">
            <text:p>1,40</text:p>
          </table:table-cell>
          <table:table-cell table:style-name="ce32" office:value-type="float" office:value="0.93873920552677" calcext:value-type="float">
            <text:p>0,94</text:p>
          </table:table-cell>
          <table:table-cell table:style-name="ce32" office:value-type="float" office:value="0.763298791018998" calcext:value-type="float">
            <text:p>0,76</text:p>
          </table:table-cell>
          <table:table-cell table:style-name="ce32" office:value-type="float" office:value="0.285854922279793" calcext:value-type="float">
            <text:p>0,29</text:p>
          </table:table-cell>
          <table:table-cell table:style-name="ce32" table:formula="of:=SUM(['1AResults for P1_(time)'.D162:.G162])" office:value-type="float" office:value="3.3839378238342" calcext:value-type="float">
            <text:p>3,38</text:p>
          </table:table-cell>
          <table:table-cell table:style-name="ce36" table:formula="of:=['1AResults for P1_(time)'.D162]/['1AResults for P1_(time)'.H162]" office:value-type="percentage" office:value="0.412550400653295" calcext:value-type="percentage">
            <text:p>41,26%</text:p>
          </table:table-cell>
          <table:table-cell table:style-name="ce36" table:formula="of:=['1AResults for P1_(time)'.E162]/['1AResults for P1_(time)'.H162]" office:value-type="percentage" office:value="0.277410299596794" calcext:value-type="percentage">
            <text:p>27,74%</text:p>
          </table:table-cell>
          <table:table-cell table:style-name="ce36" table:formula="of:=['1AResults for P1_(time)'.F162]/['1AResults for P1_(time)'.H162]" office:value-type="percentage" office:value="0.225565252896442" calcext:value-type="percentage">
            <text:p>22,56%</text:p>
          </table:table-cell>
          <table:table-cell table:style-name="ce36" table:formula="of:=['1AResults for P1_(time)'.G162]/['1AResults for P1_(time)'.H162]" office:value-type="percentage" office:value="0.0844740468534681" calcext:value-type="percentage">
            <text:p>8,45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style-name="ce33" office:value-type="float" office:value="103.566" calcext:value-type="float">
            <text:p>103,57</text:p>
          </table:table-cell>
          <table:table-cell table:style-name="ce33" office:value-type="float" office:value="1.3553713298791" calcext:value-type="float">
            <text:p>1,36</text:p>
          </table:table-cell>
          <table:table-cell table:style-name="ce33" office:value-type="float" office:value="0.881951640759931" calcext:value-type="float">
            <text:p>0,88</text:p>
          </table:table-cell>
          <table:table-cell table:style-name="ce33" office:value-type="float" office:value="0.802003454231433" calcext:value-type="float">
            <text:p>0,80</text:p>
          </table:table-cell>
          <table:table-cell table:style-name="ce33" office:value-type="float" office:value="0.446787564766839" calcext:value-type="float">
            <text:p>0,45</text:p>
          </table:table-cell>
          <table:table-cell table:style-name="ce33" table:formula="of:=SUM(['1AResults for P1_(time)'.D163:.G163])" office:value-type="float" office:value="3.4861139896373" calcext:value-type="float">
            <text:p>3,49</text:p>
          </table:table-cell>
          <table:table-cell table:style-name="ce37" table:formula="of:=['1AResults for P1_(time)'.D163]/['1AResults for P1_(time)'.H163]" office:value-type="percentage" office:value="0.388791454871535" calcext:value-type="percentage">
            <text:p>38,88%</text:p>
          </table:table-cell>
          <table:table-cell table:style-name="ce37" table:formula="of:=['1AResults for P1_(time)'.E163]/['1AResults for P1_(time)'.H163]" office:value-type="percentage" office:value="0.252989903193524" calcext:value-type="percentage">
            <text:p>25,30%</text:p>
          </table:table-cell>
          <table:table-cell table:style-name="ce37" table:formula="of:=['1AResults for P1_(time)'.F163]/['1AResults for P1_(time)'.H163]" office:value-type="percentage" office:value="0.230056577787026" calcext:value-type="percentage">
            <text:p>23,01%</text:p>
          </table:table-cell>
          <table:table-cell table:style-name="ce37" table:formula="of:=['1AResults for P1_(time)'.G163]/['1AResults for P1_(time)'.H163]" office:value-type="percentage" office:value="0.128162064147915" calcext:value-type="percentage">
            <text:p>12,82%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"/>
        </table:table-row>
        <table:table-row table:style-name="ro1" table:number-rows-repeated="104841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1AResults for P1_(dist)" table:style-name="ta2"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ce40"/>
        <table:table-row table:style-name="ro3">
          <table:table-cell table:style-name="ce25" office:value-type="string" calcext:value-type="string">
            <text:p>Class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Total profit</text:p>
          </table:table-cell>
          <table:table-cell table:style-name="ce25" office:value-type="string" calcext:value-type="string">
            <text:p>d pass (km)</text:p>
          </table:table-cell>
          <table:table-cell table:style-name="ce25" office:value-type="string" calcext:value-type="string">
            <text:p>d parcel (km)</text:p>
          </table:table-cell>
          <table:table-cell table:style-name="ce25" office:value-type="string" calcext:value-type="string">
            <text:p>d pass+parc (km)</text:p>
          </table:table-cell>
          <table:table-cell table:style-name="ce25" office:value-type="string" calcext:value-type="string">
            <text:p>d idle (km)</text:p>
          </table:table-cell>
          <table:table-cell table:style-name="ce25" office:value-type="string" calcext:value-type="string">
            <text:p>Total dist (km)</text:p>
          </table:table-cell>
          <table:table-cell table:style-name="ce25" office:value-type="string" calcext:value-type="string">
            <text:p>d pass (%)</text:p>
          </table:table-cell>
          <table:table-cell table:style-name="ce25" office:value-type="string" calcext:value-type="string">
            <text:p>d parcel (%)</text:p>
          </table:table-cell>
          <table:table-cell table:style-name="ce25" office:value-type="string" calcext:value-type="string">
            <text:p>d pass+parc (%)</text:p>
          </table:table-cell>
          <table:table-cell table:style-name="ce25" office:value-type="string" calcext:value-type="string">
            <text:p>d idle (%)</text:p>
          </table:table-cell>
          <table:table-cell table:style-name="ce38" office:value-type="string" calcext:value-type="string">
            <text:p>K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style-name="ce30" table:formula="of:=['1AResults for P1_(time)'.C2]" office:value-type="float" office:value="270.813055335502" calcext:value-type="float">
            <text:p>270,81</text:p>
          </table:table-cell>
          <table:table-cell table:style-name="ce30" office:value-type="float" office:value="51.5415022379073" calcext:value-type="float">
            <text:p>51,54</text:p>
          </table:table-cell>
          <table:table-cell table:style-name="ce30" office:value-type="float" office:value="4.73890506292735" calcext:value-type="float">
            <text:p>4,74</text:p>
          </table:table-cell>
          <table:table-cell table:style-name="ce30" office:value-type="float" office:value="18.8626104271123" calcext:value-type="float">
            <text:p>18,86</text:p>
          </table:table-cell>
          <table:table-cell table:style-name="ce30" office:value-type="float" office:value="54.1724531394377" calcext:value-type="float">
            <text:p>54,17</text:p>
          </table:table-cell>
          <table:table-cell table:style-name="ce30" table:formula="of:=SUM(['1AResults for P1_(dist)'.D2:.G2])" office:value-type="float" office:value="129.315470867385" calcext:value-type="float">
            <text:p>129,32</text:p>
          </table:table-cell>
          <table:table-cell table:style-name="ce34" table:formula="of:=['1AResults for P1_(dist)'.D2]/['1AResults for P1_(dist)'.H2]" office:value-type="percentage" office:value="0.398571817371829" calcext:value-type="percentage">
            <text:p>39,86%</text:p>
          </table:table-cell>
          <table:table-cell table:style-name="ce34" table:formula="of:=['1AResults for P1_(dist)'.E2]/['1AResults for P1_(dist)'.H2]" office:value-type="percentage" office:value="0.0366460797856676" calcext:value-type="percentage">
            <text:p>3,66%</text:p>
          </table:table-cell>
          <table:table-cell table:style-name="ce34" table:formula="of:=['1AResults for P1_(dist)'.F2]/['1AResults for P1_(dist)'.H2]" office:value-type="percentage" office:value="0.145865071677744" calcext:value-type="percentage">
            <text:p>14,59%</text:p>
          </table:table-cell>
          <table:table-cell table:style-name="ce34" table:formula="of:=['1AResults for P1_(dist)'.G2]/['1AResults for P1_(dist)'.H2]" office:value-type="percentage" office:value="0.418917031164759" calcext:value-type="percentage">
            <text:p>41,89%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style-name="ce31" table:formula="of:=['1AResults for P1_(time)'.C3]" office:value-type="float" office:value="131.042891305825" calcext:value-type="float">
            <text:p>131,04</text:p>
          </table:table-cell>
          <table:table-cell table:style-name="ce31" office:value-type="float" office:value="3.6404595011161" calcext:value-type="float">
            <text:p>3,64</text:p>
          </table:table-cell>
          <table:table-cell table:style-name="ce31" office:value-type="float" office:value="23.1279854037124" calcext:value-type="float">
            <text:p>23,13</text:p>
          </table:table-cell>
          <table:table-cell table:style-name="ce31" office:value-type="float" office:value="21.6172255135437" calcext:value-type="float">
            <text:p>21,62</text:p>
          </table:table-cell>
          <table:table-cell table:style-name="ce31" office:value-type="float" office:value="44.3803170018136" calcext:value-type="float">
            <text:p>44,38</text:p>
          </table:table-cell>
          <table:table-cell table:style-name="ce31" table:formula="of:=SUM(['1AResults for P1_(dist)'.D3:.G3])" office:value-type="float" office:value="92.7659874201858" calcext:value-type="float">
            <text:p>92,77</text:p>
          </table:table-cell>
          <table:table-cell table:style-name="ce35" table:formula="of:=['1AResults for P1_(dist)'.D3]/['1AResults for P1_(dist)'.H3]" office:value-type="percentage" office:value="0.0392434727679505" calcext:value-type="percentage">
            <text:p>3,92%</text:p>
          </table:table-cell>
          <table:table-cell table:style-name="ce35" table:formula="of:=['1AResults for P1_(dist)'.E3]/['1AResults for P1_(dist)'.H3]" office:value-type="percentage" office:value="0.249315358429309" calcext:value-type="percentage">
            <text:p>24,93%</text:p>
          </table:table-cell>
          <table:table-cell table:style-name="ce35" table:formula="of:=['1AResults for P1_(dist)'.F3]/['1AResults for P1_(dist)'.H3]" office:value-type="percentage" office:value="0.233029649278975" calcext:value-type="percentage">
            <text:p>23,30%</text:p>
          </table:table-cell>
          <table:table-cell table:style-name="ce35" table:formula="of:=['1AResults for P1_(dist)'.G3]/['1AResults for P1_(dist)'.H3]" office:value-type="percentage" office:value="0.478411519523765" calcext:value-type="percentage">
            <text:p>47,84%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style-name="ce30" table:formula="of:=['1AResults for P1_(time)'.C4]" office:value-type="float" office:value="94.522828146344" calcext:value-type="float">
            <text:p>94,52</text:p>
          </table:table-cell>
          <table:table-cell table:style-name="ce30" office:value-type="float" office:value="8.75080498602401" calcext:value-type="float">
            <text:p>8,75</text:p>
          </table:table-cell>
          <table:table-cell table:style-name="ce30" office:value-type="float" office:value="11.536319079554" calcext:value-type="float">
            <text:p>11,54</text:p>
          </table:table-cell>
          <table:table-cell table:style-name="ce30" office:value-type="float" office:value="3.7215219315767" calcext:value-type="float">
            <text:p>3,72</text:p>
          </table:table-cell>
          <table:table-cell table:style-name="ce30" office:value-type="float" office:value="33.1358976616124" calcext:value-type="float">
            <text:p>33,14</text:p>
          </table:table-cell>
          <table:table-cell table:style-name="ce30" table:formula="of:=SUM(['1AResults for P1_(dist)'.D4:.G4])" office:value-type="float" office:value="57.1445436587671" calcext:value-type="float">
            <text:p>57,14</text:p>
          </table:table-cell>
          <table:table-cell table:style-name="ce34" table:formula="of:=['1AResults for P1_(dist)'.D4]/['1AResults for P1_(dist)'.H4]" office:value-type="percentage" office:value="0.153134567637438" calcext:value-type="percentage">
            <text:p>15,31%</text:p>
          </table:table-cell>
          <table:table-cell table:style-name="ce34" table:formula="of:=['1AResults for P1_(dist)'.E4]/['1AResults for P1_(dist)'.H4]" office:value-type="percentage" office:value="0.201879625611186" calcext:value-type="percentage">
            <text:p>20,19%</text:p>
          </table:table-cell>
          <table:table-cell table:style-name="ce34" table:formula="of:=['1AResults for P1_(dist)'.F4]/['1AResults for P1_(dist)'.H4]" office:value-type="percentage" office:value="0.0651247117099997" calcext:value-type="percentage">
            <text:p>6,51%</text:p>
          </table:table-cell>
          <table:table-cell table:style-name="ce34" table:formula="of:=['1AResults for P1_(dist)'.G4]/['1AResults for P1_(dist)'.H4]" office:value-type="percentage" office:value="0.579861095041376" calcext:value-type="percentage">
            <text:p>57,99%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style-name="ce31" table:formula="of:=['1AResults for P1_(time)'.C5]" office:value-type="float" office:value="107.209508034611" calcext:value-type="float">
            <text:p>107,21</text:p>
          </table:table-cell>
          <table:table-cell table:style-name="ce31" office:value-type="float" office:value="14.820749442431" calcext:value-type="float">
            <text:p>14,82</text:p>
          </table:table-cell>
          <table:table-cell table:style-name="ce31" office:value-type="float" office:value="27.1194766312695" calcext:value-type="float">
            <text:p>27,12</text:p>
          </table:table-cell>
          <table:table-cell table:style-name="ce31" office:value-type="float" office:value="13.1605809778551" calcext:value-type="float">
            <text:p>13,16</text:p>
          </table:table-cell>
          <table:table-cell table:style-name="ce31" office:value-type="float" office:value="46.2995180250443" calcext:value-type="float">
            <text:p>46,30</text:p>
          </table:table-cell>
          <table:table-cell table:style-name="ce31" table:formula="of:=SUM(['1AResults for P1_(dist)'.D5:.G5])" office:value-type="float" office:value="101.4003250766" calcext:value-type="float">
            <text:p>101,40</text:p>
          </table:table-cell>
          <table:table-cell table:style-name="ce35" table:formula="of:=['1AResults for P1_(dist)'.D5]/['1AResults for P1_(dist)'.H5]" office:value-type="percentage" office:value="0.146160768530427" calcext:value-type="percentage">
            <text:p>14,62%</text:p>
          </table:table-cell>
          <table:table-cell table:style-name="ce35" table:formula="of:=['1AResults for P1_(dist)'.E5]/['1AResults for P1_(dist)'.H5]" office:value-type="percentage" office:value="0.267449602462151" calcext:value-type="percentage">
            <text:p>26,74%</text:p>
          </table:table-cell>
          <table:table-cell table:style-name="ce35" table:formula="of:=['1AResults for P1_(dist)'.F5]/['1AResults for P1_(dist)'.H5]" office:value-type="percentage" office:value="0.129788350953642" calcext:value-type="percentage">
            <text:p>12,98%</text:p>
          </table:table-cell>
          <table:table-cell table:style-name="ce35" table:formula="of:=['1AResults for P1_(dist)'.G5]/['1AResults for P1_(dist)'.H5]" office:value-type="percentage" office:value="0.45660127805378" calcext:value-type="percentage">
            <text:p>45,66%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style-name="ce30" table:formula="of:=['1AResults for P1_(time)'.C6]" office:value-type="float" office:value="70.4581093464537" calcext:value-type="float">
            <text:p>70,46</text:p>
          </table:table-cell>
          <table:table-cell table:style-name="ce30" office:value-type="float" office:value="4.02932476282888" calcext:value-type="float">
            <text:p>4,03</text:p>
          </table:table-cell>
          <table:table-cell table:style-name="ce30" office:value-type="float" office:value="13.4620539614722" calcext:value-type="float">
            <text:p>13,46</text:p>
          </table:table-cell>
          <table:table-cell table:style-name="ce30" office:value-type="float" office:value="2.99095500374168" calcext:value-type="float">
            <text:p>2,99</text:p>
          </table:table-cell>
          <table:table-cell table:style-name="ce30" office:value-type="float" office:value="41.5037973734314" calcext:value-type="float">
            <text:p>41,50</text:p>
          </table:table-cell>
          <table:table-cell table:style-name="ce30" table:formula="of:=SUM(['1AResults for P1_(dist)'.D6:.G6])" office:value-type="float" office:value="61.9861311014742" calcext:value-type="float">
            <text:p>61,99</text:p>
          </table:table-cell>
          <table:table-cell table:style-name="ce34" table:formula="of:=['1AResults for P1_(dist)'.D6]/['1AResults for P1_(dist)'.H6]" office:value-type="percentage" office:value="0.0650036498685922" calcext:value-type="percentage">
            <text:p>6,50%</text:p>
          </table:table-cell>
          <table:table-cell table:style-name="ce34" table:formula="of:=['1AResults for P1_(dist)'.E6]/['1AResults for P1_(dist)'.H6]" office:value-type="percentage" office:value="0.217178483674585" calcext:value-type="percentage">
            <text:p>21,72%</text:p>
          </table:table-cell>
          <table:table-cell table:style-name="ce34" table:formula="of:=['1AResults for P1_(dist)'.F6]/['1AResults for P1_(dist)'.H6]" office:value-type="percentage" office:value="0.0482520033206355" calcext:value-type="percentage">
            <text:p>4,83%</text:p>
          </table:table-cell>
          <table:table-cell table:style-name="ce34" table:formula="of:=['1AResults for P1_(dist)'.G6]/['1AResults for P1_(dist)'.H6]" office:value-type="percentage" office:value="0.669565863136187" calcext:value-type="percentage">
            <text:p>66,96%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style-name="ce31" table:formula="of:=['1AResults for P1_(time)'.C7]" office:value-type="float" office:value="111.110559755611" calcext:value-type="float">
            <text:p>111,11</text:p>
          </table:table-cell>
          <table:table-cell table:style-name="ce31" office:value-type="float" office:value="21.4969578622217" calcext:value-type="float">
            <text:p>21,50</text:p>
          </table:table-cell>
          <table:table-cell table:style-name="ce31" office:value-type="float" office:value="8.03462792559752" calcext:value-type="float">
            <text:p>8,03</text:p>
          </table:table-cell>
          <table:table-cell table:style-name="ce31" office:value-type="float" office:value="1.97426699438436" calcext:value-type="float">
            <text:p>1,97</text:p>
          </table:table-cell>
          <table:table-cell table:style-name="ce31" office:value-type="float" office:value="52.7602390454592" calcext:value-type="float">
            <text:p>52,76</text:p>
          </table:table-cell>
          <table:table-cell table:style-name="ce31" table:formula="of:=SUM(['1AResults for P1_(dist)'.D7:.G7])" office:value-type="float" office:value="84.2660918276628" calcext:value-type="float">
            <text:p>84,27</text:p>
          </table:table-cell>
          <table:table-cell table:style-name="ce35" table:formula="of:=['1AResults for P1_(dist)'.D7]/['1AResults for P1_(dist)'.H7]" office:value-type="percentage" office:value="0.255108044006435" calcext:value-type="percentage">
            <text:p>25,51%</text:p>
          </table:table-cell>
          <table:table-cell table:style-name="ce35" table:formula="of:=['1AResults for P1_(dist)'.E7]/['1AResults for P1_(dist)'.H7]" office:value-type="percentage" office:value="0.0953482919562661" calcext:value-type="percentage">
            <text:p>9,53%</text:p>
          </table:table-cell>
          <table:table-cell table:style-name="ce35" table:formula="of:=['1AResults for P1_(dist)'.F7]/['1AResults for P1_(dist)'.H7]" office:value-type="percentage" office:value="0.023428961181943" calcext:value-type="percentage">
            <text:p>2,34%</text:p>
          </table:table-cell>
          <table:table-cell table:style-name="ce35" table:formula="of:=['1AResults for P1_(dist)'.G7]/['1AResults for P1_(dist)'.H7]" office:value-type="percentage" office:value="0.626114702855356" calcext:value-type="percentage">
            <text:p>62,61%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style-name="ce30" table:formula="of:=['1AResults for P1_(time)'.C8]" office:value-type="float" office:value="0" calcext:value-type="float">
            <text:p>0,00</text:p>
          </table:table-cell>
          <table:table-cell table:style-name="ce30" table:number-columns-repeated="4"/>
          <table:table-cell table:style-name="ce30" table:formula="of:=SUM(['1AResults for P1_(dist)'.D8:.G8])" office:value-type="float" office:value="0" calcext:value-type="float">
            <text:p>0,00</text:p>
          </table:table-cell>
          <table:table-cell table:style-name="ce34" table:formula="of:=['1AResults for P1_(dist)'.D8]/['1AResults for P1_(dist)'.H8]" office:value-type="string" office:string-value="" calcext:value-type="error">
            <text:p>#DIV/0!</text:p>
          </table:table-cell>
          <table:table-cell table:style-name="ce34" table:formula="of:=['1AResults for P1_(dist)'.E8]/['1AResults for P1_(dist)'.H8]" office:value-type="string" office:string-value="" calcext:value-type="error">
            <text:p>#DIV/0!</text:p>
          </table:table-cell>
          <table:table-cell table:style-name="ce34" table:formula="of:=['1AResults for P1_(dist)'.F8]/['1AResults for P1_(dist)'.H8]" office:value-type="string" office:string-value="" calcext:value-type="error">
            <text:p>#DIV/0!</text:p>
          </table:table-cell>
          <table:table-cell table:style-name="ce34" table:formula="of:=['1AResults for P1_(dist)'.G8]/['1AResults for P1_(dist)'.H8]" office:value-type="string" office:string-value="" calcext:value-type="error">
            <text:p>#DIV/0!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style-name="ce31" table:formula="of:=['1AResults for P1_(time)'.C9]" office:value-type="float" office:value="163.969370691481" calcext:value-type="float">
            <text:p>163,97</text:p>
          </table:table-cell>
          <table:table-cell table:style-name="ce31" office:value-type="float" office:value="26.7128710789317" calcext:value-type="float">
            <text:p>26,71</text:p>
          </table:table-cell>
          <table:table-cell table:style-name="ce31" office:value-type="float" office:value="20.1390058245214" calcext:value-type="float">
            <text:p>20,14</text:p>
          </table:table-cell>
          <table:table-cell table:style-name="ce31" office:value-type="float" office:value="8.8055415909718" calcext:value-type="float">
            <text:p>8,81</text:p>
          </table:table-cell>
          <table:table-cell table:style-name="ce31" office:value-type="float" office:value="44.4906739180252" calcext:value-type="float">
            <text:p>44,49</text:p>
          </table:table-cell>
          <table:table-cell table:style-name="ce31" table:formula="of:=SUM(['1AResults for P1_(dist)'.D9:.G9])" office:value-type="float" office:value="100.14809241245" calcext:value-type="float">
            <text:p>100,15</text:p>
          </table:table-cell>
          <table:table-cell table:style-name="ce35" table:formula="of:=['1AResults for P1_(dist)'.D9]/['1AResults for P1_(dist)'.H9]" office:value-type="percentage" office:value="0.266733698420509" calcext:value-type="percentage">
            <text:p>26,67%</text:p>
          </table:table-cell>
          <table:table-cell table:style-name="ce35" table:formula="of:=['1AResults for P1_(dist)'.E9]/['1AResults for P1_(dist)'.H9]" office:value-type="percentage" office:value="0.201092255872242" calcext:value-type="percentage">
            <text:p>20,11%</text:p>
          </table:table-cell>
          <table:table-cell table:style-name="ce35" table:formula="of:=['1AResults for P1_(dist)'.F9]/['1AResults for P1_(dist)'.H9]" office:value-type="percentage" office:value="0.0879252053519606" calcext:value-type="percentage">
            <text:p>8,79%</text:p>
          </table:table-cell>
          <table:table-cell table:style-name="ce35" table:formula="of:=['1AResults for P1_(dist)'.G9]/['1AResults for P1_(dist)'.H9]" office:value-type="percentage" office:value="0.444248840355288" calcext:value-type="percentage">
            <text:p>44,42%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style-name="ce30" table:formula="of:=['1AResults for P1_(time)'.C10]" office:value-type="float" office:value="333.979739156471" calcext:value-type="float">
            <text:p>333,98</text:p>
          </table:table-cell>
          <table:table-cell table:style-name="ce30" office:value-type="float" office:value="32.2449078504172" calcext:value-type="float">
            <text:p>32,24</text:p>
          </table:table-cell>
          <table:table-cell table:style-name="ce30" office:value-type="float" office:value="37.5217968577487" calcext:value-type="float">
            <text:p>37,52</text:p>
          </table:table-cell>
          <table:table-cell table:style-name="ce30" office:value-type="float" office:value="40.2561880776365" calcext:value-type="float">
            <text:p>40,26</text:p>
          </table:table-cell>
          <table:table-cell table:style-name="ce30" office:value-type="float" office:value="60.5402856426383" calcext:value-type="float">
            <text:p>60,54</text:p>
          </table:table-cell>
          <table:table-cell table:style-name="ce30" table:formula="of:=SUM(['1AResults for P1_(dist)'.D10:.G10])" office:value-type="float" office:value="170.563178428441" calcext:value-type="float">
            <text:p>170,56</text:p>
          </table:table-cell>
          <table:table-cell table:style-name="ce34" table:formula="of:=['1AResults for P1_(dist)'.D10]/['1AResults for P1_(dist)'.H10]" office:value-type="percentage" office:value="0.189049642176699" calcext:value-type="percentage">
            <text:p>18,90%</text:p>
          </table:table-cell>
          <table:table-cell table:style-name="ce34" table:formula="of:=['1AResults for P1_(dist)'.E10]/['1AResults for P1_(dist)'.H10]" office:value-type="percentage" office:value="0.21998767379614" calcext:value-type="percentage">
            <text:p>22,00%</text:p>
          </table:table-cell>
          <table:table-cell table:style-name="ce34" table:formula="of:=['1AResults for P1_(dist)'.F10]/['1AResults for P1_(dist)'.H10]" office:value-type="percentage" office:value="0.236019218500468" calcext:value-type="percentage">
            <text:p>23,60%</text:p>
          </table:table-cell>
          <table:table-cell table:style-name="ce34" table:formula="of:=['1AResults for P1_(dist)'.G10]/['1AResults for P1_(dist)'.H10]" office:value-type="percentage" office:value="0.354943465526692" calcext:value-type="percentage">
            <text:p>35,49%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style-name="ce31" table:formula="of:=['1AResults for P1_(time)'.C11]" office:value-type="float" office:value="157.115392584018" calcext:value-type="float">
            <text:p>157,12</text:p>
          </table:table-cell>
          <table:table-cell table:style-name="ce31" office:value-type="float" office:value="13.1355482013099" calcext:value-type="float">
            <text:p>13,14</text:p>
          </table:table-cell>
          <table:table-cell table:style-name="ce31" office:value-type="float" office:value="44.2471666390855" calcext:value-type="float">
            <text:p>44,25</text:p>
          </table:table-cell>
          <table:table-cell table:style-name="ce31" office:value-type="float" office:value="14.8996838516826" calcext:value-type="float">
            <text:p>14,90</text:p>
          </table:table-cell>
          <table:table-cell table:style-name="ce31" office:value-type="float" office:value="65.934042817159" calcext:value-type="float">
            <text:p>65,93</text:p>
          </table:table-cell>
          <table:table-cell table:style-name="ce31" table:formula="of:=SUM(['1AResults for P1_(dist)'.D11:.G11])" office:value-type="float" office:value="138.216441509237" calcext:value-type="float">
            <text:p>138,22</text:p>
          </table:table-cell>
          <table:table-cell table:style-name="ce35" table:formula="of:=['1AResults for P1_(dist)'.D11]/['1AResults for P1_(dist)'.H11]" office:value-type="percentage" office:value="0.0950360757220917" calcext:value-type="percentage">
            <text:p>9,50%</text:p>
          </table:table-cell>
          <table:table-cell table:style-name="ce35" table:formula="of:=['1AResults for P1_(dist)'.E11]/['1AResults for P1_(dist)'.H11]" office:value-type="percentage" office:value="0.320129545775699" calcext:value-type="percentage">
            <text:p>32,01%</text:p>
          </table:table-cell>
          <table:table-cell table:style-name="ce35" table:formula="of:=['1AResults for P1_(dist)'.F11]/['1AResults for P1_(dist)'.H11]" office:value-type="percentage" office:value="0.107799648789879" calcext:value-type="percentage">
            <text:p>10,78%</text:p>
          </table:table-cell>
          <table:table-cell table:style-name="ce35" table:formula="of:=['1AResults for P1_(dist)'.G11]/['1AResults for P1_(dist)'.H11]" office:value-type="percentage" office:value="0.47703472971233" calcext:value-type="percentage">
            <text:p>47,70%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.txt</text:p>
          </table:table-cell>
          <table:table-cell table:style-name="ce30" table:formula="of:=['1AResults for P1_(time)'.C12]" office:value-type="float" office:value="216.409910003413" calcext:value-type="float">
            <text:p>216,41</text:p>
          </table:table-cell>
          <table:table-cell table:style-name="ce30" office:value-type="float" office:value="25.92673988346" calcext:value-type="float">
            <text:p>25,93</text:p>
          </table:table-cell>
          <table:table-cell table:style-name="ce30" office:value-type="float" office:value="26.0559890127778" calcext:value-type="float">
            <text:p>26,06</text:p>
          </table:table-cell>
          <table:table-cell table:style-name="ce30" office:value-type="float" office:value="8.30192200366479" calcext:value-type="float">
            <text:p>8,30</text:p>
          </table:table-cell>
          <table:table-cell table:style-name="ce30" office:value-type="float" office:value="57.1858447681112" calcext:value-type="float">
            <text:p>57,19</text:p>
          </table:table-cell>
          <table:table-cell table:style-name="ce30" table:formula="of:=SUM(['1AResults for P1_(dist)'.D12:.G12])" office:value-type="float" office:value="117.470495668014" calcext:value-type="float">
            <text:p>117,47</text:p>
          </table:table-cell>
          <table:table-cell table:style-name="ce34" table:formula="of:=['1AResults for P1_(dist)'.D12]/['1AResults for P1_(dist)'.H12]" office:value-type="percentage" office:value="0.220708525455891" calcext:value-type="percentage">
            <text:p>22,07%</text:p>
          </table:table-cell>
          <table:table-cell table:style-name="ce34" table:formula="of:=['1AResults for P1_(dist)'.E12]/['1AResults for P1_(dist)'.H12]" office:value-type="percentage" office:value="0.221808794324111" calcext:value-type="percentage">
            <text:p>22,18%</text:p>
          </table:table-cell>
          <table:table-cell table:style-name="ce34" table:formula="of:=['1AResults for P1_(dist)'.F12]/['1AResults for P1_(dist)'.H12]" office:value-type="percentage" office:value="0.0706724012396019" calcext:value-type="percentage">
            <text:p>7,07%</text:p>
          </table:table-cell>
          <table:table-cell table:style-name="ce34" table:formula="of:=['1AResults for P1_(dist)'.G12]/['1AResults for P1_(dist)'.H12]" office:value-type="percentage" office:value="0.486810278980396" calcext:value-type="percentage">
            <text:p>48,68%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0.txt</text:p>
          </table:table-cell>
          <table:table-cell table:style-name="ce31" table:formula="of:=['1AResults for P1_(time)'.C13]" office:value-type="float" office:value="482.994464800026" calcext:value-type="float">
            <text:p>482,99</text:p>
          </table:table-cell>
          <table:table-cell table:style-name="ce31" office:value-type="float" office:value="84.775733152155" calcext:value-type="float">
            <text:p>84,78</text:p>
          </table:table-cell>
          <table:table-cell table:style-name="ce31" office:value-type="float" office:value="35.8538657364833" calcext:value-type="float">
            <text:p>35,85</text:p>
          </table:table-cell>
          <table:table-cell table:style-name="ce31" office:value-type="float" office:value="19.8570413999894" calcext:value-type="float">
            <text:p>19,86</text:p>
          </table:table-cell>
          <table:table-cell table:style-name="ce31" office:value-type="float" office:value="118.924161687559" calcext:value-type="float">
            <text:p>118,92</text:p>
          </table:table-cell>
          <table:table-cell table:style-name="ce31" table:formula="of:=SUM(['1AResults for P1_(dist)'.D13:.G13])" office:value-type="float" office:value="259.410801976187" calcext:value-type="float">
            <text:p>259,41</text:p>
          </table:table-cell>
          <table:table-cell table:style-name="ce35" table:formula="of:=['1AResults for P1_(dist)'.D13]/['1AResults for P1_(dist)'.H13]" office:value-type="percentage" office:value="0.326801091189476" calcext:value-type="percentage">
            <text:p>32,68%</text:p>
          </table:table-cell>
          <table:table-cell table:style-name="ce35" table:formula="of:=['1AResults for P1_(dist)'.E13]/['1AResults for P1_(dist)'.H13]" office:value-type="percentage" office:value="0.138212693778938" calcext:value-type="percentage">
            <text:p>13,82%</text:p>
          </table:table-cell>
          <table:table-cell table:style-name="ce35" table:formula="of:=['1AResults for P1_(dist)'.F13]/['1AResults for P1_(dist)'.H13]" office:value-type="percentage" office:value="0.076546702175541" calcext:value-type="percentage">
            <text:p>7,65%</text:p>
          </table:table-cell>
          <table:table-cell table:style-name="ce35" table:formula="of:=['1AResults for P1_(dist)'.G13]/['1AResults for P1_(dist)'.H13]" office:value-type="percentage" office:value="0.458439512856045" calcext:value-type="percentage">
            <text:p>45,84%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5.txt</text:p>
          </table:table-cell>
          <table:table-cell table:style-name="ce30" table:formula="of:=['1AResults for P1_(time)'.C14]" office:value-type="float" office:value="575.990926056934" calcext:value-type="float">
            <text:p>575,99</text:p>
          </table:table-cell>
          <table:table-cell table:style-name="ce30" office:value-type="float" office:value="88.4324317970268" calcext:value-type="float">
            <text:p>88,43</text:p>
          </table:table-cell>
          <table:table-cell table:style-name="ce30" office:value-type="float" office:value="47.219266031212" calcext:value-type="float">
            <text:p>47,22</text:p>
          </table:table-cell>
          <table:table-cell table:style-name="ce30" office:value-type="float" office:value="37.9762836466389" calcext:value-type="float">
            <text:p>37,98</text:p>
          </table:table-cell>
          <table:table-cell table:style-name="ce30" office:value-type="float" office:value="100.680703898727" calcext:value-type="float">
            <text:p>100,68</text:p>
          </table:table-cell>
          <table:table-cell table:style-name="ce30" table:formula="of:=SUM(['1AResults for P1_(dist)'.D14:.G14])" office:value-type="float" office:value="274.308685373605" calcext:value-type="float">
            <text:p>274,31</text:p>
          </table:table-cell>
          <table:table-cell table:style-name="ce34" table:formula="of:=['1AResults for P1_(dist)'.D14]/['1AResults for P1_(dist)'.H14]" office:value-type="percentage" office:value="0.322382908425167" calcext:value-type="percentage">
            <text:p>32,24%</text:p>
          </table:table-cell>
          <table:table-cell table:style-name="ce34" table:formula="of:=['1AResults for P1_(dist)'.E14]/['1AResults for P1_(dist)'.H14]" office:value-type="percentage" office:value="0.172139157631484" calcext:value-type="percentage">
            <text:p>17,21%</text:p>
          </table:table-cell>
          <table:table-cell table:style-name="ce34" table:formula="of:=['1AResults for P1_(dist)'.F14]/['1AResults for P1_(dist)'.H14]" office:value-type="percentage" office:value="0.138443606314965" calcext:value-type="percentage">
            <text:p>13,84%</text:p>
          </table:table-cell>
          <table:table-cell table:style-name="ce34" table:formula="of:=['1AResults for P1_(dist)'.G14]/['1AResults for P1_(dist)'.H14]" office:value-type="percentage" office:value="0.367034327628384" calcext:value-type="percentage">
            <text:p>36,70%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60.txt</text:p>
          </table:table-cell>
          <table:table-cell table:style-name="ce31" table:formula="of:=['1AResults for P1_(time)'.C15]" office:value-type="float" office:value="666.762537253804" calcext:value-type="float">
            <text:p>666,76</text:p>
          </table:table-cell>
          <table:table-cell table:style-name="ce31" office:value-type="float" office:value="129.143024908907" calcext:value-type="float">
            <text:p>129,14</text:p>
          </table:table-cell>
          <table:table-cell table:style-name="ce31" office:value-type="float" office:value="27.5479202791485" calcext:value-type="float">
            <text:p>27,55</text:p>
          </table:table-cell>
          <table:table-cell table:style-name="ce31" office:value-type="float" office:value="17.8110710331264" calcext:value-type="float">
            <text:p>17,81</text:p>
          </table:table-cell>
          <table:table-cell table:style-name="ce31" office:value-type="float" office:value="130.575685423477" calcext:value-type="float">
            <text:p>130,58</text:p>
          </table:table-cell>
          <table:table-cell table:style-name="ce31" table:formula="of:=SUM(['1AResults for P1_(dist)'.D15:.G15])" office:value-type="float" office:value="305.077701644659" calcext:value-type="float">
            <text:p>305,08</text:p>
          </table:table-cell>
          <table:table-cell table:style-name="ce35" table:formula="of:=['1AResults for P1_(dist)'.D15]/['1AResults for P1_(dist)'.H15]" office:value-type="percentage" office:value="0.423311911072829" calcext:value-type="percentage">
            <text:p>42,33%</text:p>
          </table:table-cell>
          <table:table-cell table:style-name="ce35" table:formula="of:=['1AResults for P1_(dist)'.E15]/['1AResults for P1_(dist)'.H15]" office:value-type="percentage" office:value="0.0902980458114081" calcext:value-type="percentage">
            <text:p>9,03%</text:p>
          </table:table-cell>
          <table:table-cell table:style-name="ce35" table:formula="of:=['1AResults for P1_(dist)'.F15]/['1AResults for P1_(dist)'.H15]" office:value-type="percentage" office:value="0.0583820808177975" calcext:value-type="percentage">
            <text:p>5,84%</text:p>
          </table:table-cell>
          <table:table-cell table:style-name="ce35" table:formula="of:=['1AResults for P1_(dist)'.G15]/['1AResults for P1_(dist)'.H15]" office:value-type="percentage" office:value="0.428007962297965" calcext:value-type="percentage">
            <text:p>42,80%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90.txt</text:p>
          </table:table-cell>
          <table:table-cell table:style-name="ce30" table:formula="of:=['1AResults for P1_(time)'.C16]" office:value-type="float" office:value="0" calcext:value-type="float">
            <text:p>0,00</text:p>
          </table:table-cell>
          <table:table-cell table:style-name="ce30" table:number-columns-repeated="4"/>
          <table:table-cell table:style-name="ce30" table:formula="of:=SUM(['1AResults for P1_(dist)'.D16:.G16])" office:value-type="float" office:value="0" calcext:value-type="float">
            <text:p>0,00</text:p>
          </table:table-cell>
          <table:table-cell table:style-name="ce34" table:formula="of:=['1AResults for P1_(dist)'.D16]/['1AResults for P1_(dist)'.H16]" office:value-type="string" office:string-value="" calcext:value-type="error">
            <text:p>#DIV/0!</text:p>
          </table:table-cell>
          <table:table-cell table:style-name="ce34" table:formula="of:=['1AResults for P1_(dist)'.E16]/['1AResults for P1_(dist)'.H16]" office:value-type="string" office:string-value="" calcext:value-type="error">
            <text:p>#DIV/0!</text:p>
          </table:table-cell>
          <table:table-cell table:style-name="ce34" table:formula="of:=['1AResults for P1_(dist)'.F16]/['1AResults for P1_(dist)'.H16]" office:value-type="string" office:string-value="" calcext:value-type="error">
            <text:p>#DIV/0!</text:p>
          </table:table-cell>
          <table:table-cell table:style-name="ce34" table:formula="of:=['1AResults for P1_(dist)'.G16]/['1AResults for P1_(dist)'.H16]" office:value-type="string" office:string-value="" calcext:value-type="error">
            <text:p>#DIV/0!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20.txt</text:p>
          </table:table-cell>
          <table:table-cell table:style-name="ce31" table:formula="of:=['1AResults for P1_(time)'.C17]" office:value-type="float" office:value="0" calcext:value-type="float">
            <text:p>0,00</text:p>
          </table:table-cell>
          <table:table-cell table:style-name="ce31" table:number-columns-repeated="4"/>
          <table:table-cell table:style-name="ce31" table:formula="of:=SUM(['1AResults for P1_(dist)'.D17:.G17])" office:value-type="float" office:value="0" calcext:value-type="float">
            <text:p>0,00</text:p>
          </table:table-cell>
          <table:table-cell table:style-name="ce35" table:formula="of:=['1AResults for P1_(dist)'.D17]/['1AResults for P1_(dist)'.H17]" office:value-type="string" office:string-value="" calcext:value-type="error">
            <text:p>#DIV/0!</text:p>
          </table:table-cell>
          <table:table-cell table:style-name="ce35" table:formula="of:=['1AResults for P1_(dist)'.E17]/['1AResults for P1_(dist)'.H17]" office:value-type="string" office:string-value="" calcext:value-type="error">
            <text:p>#DIV/0!</text:p>
          </table:table-cell>
          <table:table-cell table:style-name="ce35" table:formula="of:=['1AResults for P1_(dist)'.F17]/['1AResults for P1_(dist)'.H17]" office:value-type="string" office:string-value="" calcext:value-type="error">
            <text:p>#DIV/0!</text:p>
          </table:table-cell>
          <table:table-cell table:style-name="ce35" table:formula="of:=['1AResults for P1_(dist)'.G17]/['1AResults for P1_(dist)'.H17]" office:value-type="string" office:string-value="" calcext:value-type="error">
            <text:p>#DIV/0!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50.txt</text:p>
          </table:table-cell>
          <table:table-cell table:style-name="ce30" table:formula="of:=['1AResults for P1_(time)'.C18]" office:value-type="float" office:value="0" calcext:value-type="float">
            <text:p>0,00</text:p>
          </table:table-cell>
          <table:table-cell table:style-name="ce30" table:number-columns-repeated="4"/>
          <table:table-cell table:style-name="ce30" table:formula="of:=SUM(['1AResults for P1_(dist)'.D18:.G18])" office:value-type="float" office:value="0" calcext:value-type="float">
            <text:p>0,00</text:p>
          </table:table-cell>
          <table:table-cell table:style-name="ce34" table:formula="of:=['1AResults for P1_(dist)'.D18]/['1AResults for P1_(dist)'.H18]" office:value-type="string" office:string-value="" calcext:value-type="error">
            <text:p>#DIV/0!</text:p>
          </table:table-cell>
          <table:table-cell table:style-name="ce34" table:formula="of:=['1AResults for P1_(dist)'.E18]/['1AResults for P1_(dist)'.H18]" office:value-type="string" office:string-value="" calcext:value-type="error">
            <text:p>#DIV/0!</text:p>
          </table:table-cell>
          <table:table-cell table:style-name="ce34" table:formula="of:=['1AResults for P1_(dist)'.F18]/['1AResults for P1_(dist)'.H18]" office:value-type="string" office:string-value="" calcext:value-type="error">
            <text:p>#DIV/0!</text:p>
          </table:table-cell>
          <table:table-cell table:style-name="ce34" table:formula="of:=['1AResults for P1_(dist)'.G18]/['1AResults for P1_(dist)'.H18]" office:value-type="string" office:string-value="" calcext:value-type="error">
            <text:p>#DIV/0!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80.txt</text:p>
          </table:table-cell>
          <table:table-cell table:style-name="ce31" table:formula="of:=['1AResults for P1_(time)'.C19]" office:value-type="float" office:value="0" calcext:value-type="float">
            <text:p>0,00</text:p>
          </table:table-cell>
          <table:table-cell table:style-name="ce31" table:number-columns-repeated="4"/>
          <table:table-cell table:style-name="ce31" table:formula="of:=SUM(['1AResults for P1_(dist)'.D19:.G19])" office:value-type="float" office:value="0" calcext:value-type="float">
            <text:p>0,00</text:p>
          </table:table-cell>
          <table:table-cell table:style-name="ce35" table:formula="of:=['1AResults for P1_(dist)'.D19]/['1AResults for P1_(dist)'.H19]" office:value-type="string" office:string-value="" calcext:value-type="error">
            <text:p>#DIV/0!</text:p>
          </table:table-cell>
          <table:table-cell table:style-name="ce35" table:formula="of:=['1AResults for P1_(dist)'.E19]/['1AResults for P1_(dist)'.H19]" office:value-type="string" office:string-value="" calcext:value-type="error">
            <text:p>#DIV/0!</text:p>
          </table:table-cell>
          <table:table-cell table:style-name="ce35" table:formula="of:=['1AResults for P1_(dist)'.F19]/['1AResults for P1_(dist)'.H19]" office:value-type="string" office:string-value="" calcext:value-type="error">
            <text:p>#DIV/0!</text:p>
          </table:table-cell>
          <table:table-cell table:style-name="ce35" table:formula="of:=['1AResults for P1_(dist)'.G19]/['1AResults for P1_(dist)'.H19]" office:value-type="string" office:string-value="" calcext:value-type="error">
            <text:p>#DIV/0!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10.txt</text:p>
          </table:table-cell>
          <table:table-cell table:style-name="ce30" table:formula="of:=['1AResults for P1_(time)'.C20]" office:value-type="float" office:value="0" calcext:value-type="float">
            <text:p>0,00</text:p>
          </table:table-cell>
          <table:table-cell table:style-name="ce30" table:number-columns-repeated="4"/>
          <table:table-cell table:style-name="ce30" table:formula="of:=SUM(['1AResults for P1_(dist)'.D20:.G20])" office:value-type="float" office:value="0" calcext:value-type="float">
            <text:p>0,00</text:p>
          </table:table-cell>
          <table:table-cell table:style-name="ce34" table:formula="of:=['1AResults for P1_(dist)'.D20]/['1AResults for P1_(dist)'.H20]" office:value-type="string" office:string-value="" calcext:value-type="error">
            <text:p>#DIV/0!</text:p>
          </table:table-cell>
          <table:table-cell table:style-name="ce34" table:formula="of:=['1AResults for P1_(dist)'.E20]/['1AResults for P1_(dist)'.H20]" office:value-type="string" office:string-value="" calcext:value-type="error">
            <text:p>#DIV/0!</text:p>
          </table:table-cell>
          <table:table-cell table:style-name="ce34" table:formula="of:=['1AResults for P1_(dist)'.F20]/['1AResults for P1_(dist)'.H20]" office:value-type="string" office:string-value="" calcext:value-type="error">
            <text:p>#DIV/0!</text:p>
          </table:table-cell>
          <table:table-cell table:style-name="ce34" table:formula="of:=['1AResults for P1_(dist)'.G20]/['1AResults for P1_(dist)'.H20]" office:value-type="string" office:string-value="" calcext:value-type="error">
            <text:p>#DIV/0!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40.txt</text:p>
          </table:table-cell>
          <table:table-cell table:style-name="ce31" table:formula="of:=['1AResults for P1_(time)'.C21]" office:value-type="float" office:value="0" calcext:value-type="float">
            <text:p>0,00</text:p>
          </table:table-cell>
          <table:table-cell table:style-name="ce31" table:number-columns-repeated="4"/>
          <table:table-cell table:style-name="ce31" table:formula="of:=SUM(['1AResults for P1_(dist)'.D21:.G21])" office:value-type="float" office:value="0" calcext:value-type="float">
            <text:p>0,00</text:p>
          </table:table-cell>
          <table:table-cell table:style-name="ce35" table:formula="of:=['1AResults for P1_(dist)'.D21]/['1AResults for P1_(dist)'.H21]" office:value-type="string" office:string-value="" calcext:value-type="error">
            <text:p>#DIV/0!</text:p>
          </table:table-cell>
          <table:table-cell table:style-name="ce35" table:formula="of:=['1AResults for P1_(dist)'.E21]/['1AResults for P1_(dist)'.H21]" office:value-type="string" office:string-value="" calcext:value-type="error">
            <text:p>#DIV/0!</text:p>
          </table:table-cell>
          <table:table-cell table:style-name="ce35" table:formula="of:=['1AResults for P1_(dist)'.F21]/['1AResults for P1_(dist)'.H21]" office:value-type="string" office:string-value="" calcext:value-type="error">
            <text:p>#DIV/0!</text:p>
          </table:table-cell>
          <table:table-cell table:style-name="ce35" table:formula="of:=['1AResults for P1_(dist)'.G21]/['1AResults for P1_(dist)'.H21]" office:value-type="string" office:string-value="" calcext:value-type="error">
            <text:p>#DIV/0!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70.txt</text:p>
          </table:table-cell>
          <table:table-cell table:style-name="ce30" table:formula="of:=['1AResults for P1_(time)'.C22]" office:value-type="float" office:value="0" calcext:value-type="float">
            <text:p>0,00</text:p>
          </table:table-cell>
          <table:table-cell table:style-name="ce30" table:number-columns-repeated="4"/>
          <table:table-cell table:style-name="ce30" table:formula="of:=SUM(['1AResults for P1_(dist)'.D22:.G22])" office:value-type="float" office:value="0" calcext:value-type="float">
            <text:p>0,00</text:p>
          </table:table-cell>
          <table:table-cell table:style-name="ce34" table:formula="of:=['1AResults for P1_(dist)'.D22]/['1AResults for P1_(dist)'.H22]" office:value-type="string" office:string-value="" calcext:value-type="error">
            <text:p>#DIV/0!</text:p>
          </table:table-cell>
          <table:table-cell table:style-name="ce34" table:formula="of:=['1AResults for P1_(dist)'.E22]/['1AResults for P1_(dist)'.H22]" office:value-type="string" office:string-value="" calcext:value-type="error">
            <text:p>#DIV/0!</text:p>
          </table:table-cell>
          <table:table-cell table:style-name="ce34" table:formula="of:=['1AResults for P1_(dist)'.F22]/['1AResults for P1_(dist)'.H22]" office:value-type="string" office:string-value="" calcext:value-type="error">
            <text:p>#DIV/0!</text:p>
          </table:table-cell>
          <table:table-cell table:style-name="ce34" table:formula="of:=['1AResults for P1_(dist)'.G22]/['1AResults for P1_(dist)'.H22]" office:value-type="string" office:string-value="" calcext:value-type="error">
            <text:p>#DIV/0!</text:p>
          </table:table-cell>
          <table:table-cell table:style-name="ce3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300.txt</text:p>
          </table:table-cell>
          <table:table-cell table:style-name="ce31" table:formula="of:=['1AResults for P1_(time)'.C23]" office:value-type="float" office:value="0" calcext:value-type="float">
            <text:p>0,00</text:p>
          </table:table-cell>
          <table:table-cell table:style-name="ce31" table:number-columns-repeated="4"/>
          <table:table-cell table:style-name="ce31" table:formula="of:=SUM(['1AResults for P1_(dist)'.D23:.G23])" office:value-type="float" office:value="0" calcext:value-type="float">
            <text:p>0,00</text:p>
          </table:table-cell>
          <table:table-cell table:style-name="ce35" table:formula="of:=['1AResults for P1_(dist)'.D23]/['1AResults for P1_(dist)'.H23]" office:value-type="string" office:string-value="" calcext:value-type="error">
            <text:p>#DIV/0!</text:p>
          </table:table-cell>
          <table:table-cell table:style-name="ce35" table:formula="of:=['1AResults for P1_(dist)'.E23]/['1AResults for P1_(dist)'.H23]" office:value-type="string" office:string-value="" calcext:value-type="error">
            <text:p>#DIV/0!</text:p>
          </table:table-cell>
          <table:table-cell table:style-name="ce35" table:formula="of:=['1AResults for P1_(dist)'.F23]/['1AResults for P1_(dist)'.H23]" office:value-type="string" office:string-value="" calcext:value-type="error">
            <text:p>#DIV/0!</text:p>
          </table:table-cell>
          <table:table-cell table:style-name="ce35" table:formula="of:=['1AResults for P1_(dist)'.G23]/['1AResults for P1_(dist)'.H23]" office:value-type="string" office:string-value="" calcext:value-type="error">
            <text:p>#DIV/0!</text:p>
          </table:table-cell>
          <table:table-cell table:style-name="ce39"/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2-0.tsp</text:p>
          </table:table-cell>
          <table:table-cell table:style-name="ce32" table:formula="of:=['1AResults for P1_(time)'.C24]" office:value-type="float" office:value="16.314" calcext:value-type="float">
            <text:p>16,31</text:p>
          </table:table-cell>
          <table:table-cell table:style-name="ce32" office:value-type="float" office:value="1.382" calcext:value-type="float">
            <text:p>1,38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office:value-type="float" office:value="1.832" calcext:value-type="float">
            <text:p>1,83</text:p>
          </table:table-cell>
          <table:table-cell table:style-name="ce32" table:formula="of:=SUM(['1AResults for P1_(dist)'.D24:.G24])" office:value-type="float" office:value="3.214" calcext:value-type="float">
            <text:p>3,21</text:p>
          </table:table-cell>
          <table:table-cell table:style-name="ce36" table:formula="of:=['1AResults for P1_(dist)'.D24]/['1AResults for P1_(dist)'.H24]" office:value-type="percentage" office:value="0.429993777224642" calcext:value-type="percentage">
            <text:p>43,00%</text:p>
          </table:table-cell>
          <table:table-cell table:style-name="ce36" table:formula="of:=['1AResults for P1_(dist)'.E24]/['1AResults for P1_(dist)'.H24]" office:value-type="percentage" office:value="0" calcext:value-type="percentage">
            <text:p>0,00%</text:p>
          </table:table-cell>
          <table:table-cell table:style-name="ce36" table:formula="of:=['1AResults for P1_(dist)'.F24]/['1AResults for P1_(dist)'.H24]" office:value-type="percentage" office:value="0" calcext:value-type="percentage">
            <text:p>0,00%</text:p>
          </table:table-cell>
          <table:table-cell table:style-name="ce36" table:formula="of:=['1AResults for P1_(dist)'.G24]/['1AResults for P1_(dist)'.H24]" office:value-type="percentage" office:value="0.570006222775358" calcext:value-type="percentage">
            <text:p>57,00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style-name="ce33" table:formula="of:=['1AResults for P1_(time)'.C25]" office:value-type="float" office:value="14.788" calcext:value-type="float">
            <text:p>14,79</text:p>
          </table:table-cell>
          <table:table-cell table:style-name="ce33" office:value-type="float" office:value="0.895" calcext:value-type="float">
            <text:p>0,90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1.897" calcext:value-type="float">
            <text:p>1,90</text:p>
          </table:table-cell>
          <table:table-cell table:style-name="ce33" table:formula="of:=SUM(['1AResults for P1_(dist)'.D25:.G25])" office:value-type="float" office:value="2.792" calcext:value-type="float">
            <text:p>2,79</text:p>
          </table:table-cell>
          <table:table-cell table:style-name="ce37" table:formula="of:=['1AResults for P1_(dist)'.D25]/['1AResults for P1_(dist)'.H25]" office:value-type="percentage" office:value="0.320558739255014" calcext:value-type="percentage">
            <text:p>32,06%</text:p>
          </table:table-cell>
          <table:table-cell table:style-name="ce37" table:formula="of:=['1AResults for P1_(dist)'.E25]/['1AResults for P1_(dist)'.H25]" office:value-type="percentage" office:value="0" calcext:value-type="percentage">
            <text:p>0,00%</text:p>
          </table:table-cell>
          <table:table-cell table:style-name="ce37" table:formula="of:=['1AResults for P1_(dist)'.F25]/['1AResults for P1_(dist)'.H25]" office:value-type="percentage" office:value="0" calcext:value-type="percentage">
            <text:p>0,00%</text:p>
          </table:table-cell>
          <table:table-cell table:style-name="ce37" table:formula="of:=['1AResults for P1_(dist)'.G25]/['1AResults for P1_(dist)'.H25]" office:value-type="percentage" office:value="0.679441260744986" calcext:value-type="percentage">
            <text:p>67,94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2-2.tsp</text:p>
          </table:table-cell>
          <table:table-cell table:style-name="ce32" table:formula="of:=['1AResults for P1_(time)'.C26]" office:value-type="float" office:value="15.226" calcext:value-type="float">
            <text:p>15,23</text:p>
          </table:table-cell>
          <table:table-cell table:style-name="ce32" office:value-type="float" office:value="0.946" calcext:value-type="float">
            <text:p>0,95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office:value-type="float" office:value="1.612" calcext:value-type="float">
            <text:p>1,61</text:p>
          </table:table-cell>
          <table:table-cell table:style-name="ce32" table:formula="of:=SUM(['1AResults for P1_(dist)'.D26:.G26])" office:value-type="float" office:value="2.558" calcext:value-type="float">
            <text:p>2,56</text:p>
          </table:table-cell>
          <table:table-cell table:style-name="ce36" table:formula="of:=['1AResults for P1_(dist)'.D26]/['1AResults for P1_(dist)'.H26]" office:value-type="percentage" office:value="0.369820172009382" calcext:value-type="percentage">
            <text:p>36,98%</text:p>
          </table:table-cell>
          <table:table-cell table:style-name="ce36" table:formula="of:=['1AResults for P1_(dist)'.E26]/['1AResults for P1_(dist)'.H26]" office:value-type="percentage" office:value="0" calcext:value-type="percentage">
            <text:p>0,00%</text:p>
          </table:table-cell>
          <table:table-cell table:style-name="ce36" table:formula="of:=['1AResults for P1_(dist)'.F26]/['1AResults for P1_(dist)'.H26]" office:value-type="percentage" office:value="0" calcext:value-type="percentage">
            <text:p>0,00%</text:p>
          </table:table-cell>
          <table:table-cell table:style-name="ce36" table:formula="of:=['1AResults for P1_(dist)'.G26]/['1AResults for P1_(dist)'.H26]" office:value-type="percentage" office:value="0.630179827990618" calcext:value-type="percentage">
            <text:p>63,02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style-name="ce33" table:formula="of:=['1AResults for P1_(time)'.C27]" office:value-type="float" office:value="15.498" calcext:value-type="float">
            <text:p>15,50</text:p>
          </table:table-cell>
          <table:table-cell table:style-name="ce33" office:value-type="float" office:value="0.822" calcext:value-type="float">
            <text:p>0,82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968" calcext:value-type="float">
            <text:p>0,97</text:p>
          </table:table-cell>
          <table:table-cell table:style-name="ce33" table:formula="of:=SUM(['1AResults for P1_(dist)'.D27:.G27])" office:value-type="float" office:value="1.79" calcext:value-type="float">
            <text:p>1,79</text:p>
          </table:table-cell>
          <table:table-cell table:style-name="ce37" table:formula="of:=['1AResults for P1_(dist)'.D27]/['1AResults for P1_(dist)'.H27]" office:value-type="percentage" office:value="0.459217877094972" calcext:value-type="percentage">
            <text:p>45,92%</text:p>
          </table:table-cell>
          <table:table-cell table:style-name="ce37" table:formula="of:=['1AResults for P1_(dist)'.E27]/['1AResults for P1_(dist)'.H27]" office:value-type="percentage" office:value="0" calcext:value-type="percentage">
            <text:p>0,00%</text:p>
          </table:table-cell>
          <table:table-cell table:style-name="ce37" table:formula="of:=['1AResults for P1_(dist)'.F27]/['1AResults for P1_(dist)'.H27]" office:value-type="percentage" office:value="0" calcext:value-type="percentage">
            <text:p>0,00%</text:p>
          </table:table-cell>
          <table:table-cell table:style-name="ce37" table:formula="of:=['1AResults for P1_(dist)'.G27]/['1AResults for P1_(dist)'.H27]" office:value-type="percentage" office:value="0.540782122905028" calcext:value-type="percentage">
            <text:p>54,08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2-4.tsp</text:p>
          </table:table-cell>
          <table:table-cell table:style-name="ce32" table:formula="of:=['1AResults for P1_(time)'.C28]" office:value-type="float" office:value="14.773" calcext:value-type="float">
            <text:p>14,77</text:p>
          </table:table-cell>
          <table:table-cell table:style-name="ce32" office:value-type="float" office:value="0.81" calcext:value-type="float">
            <text:p>0,81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office:value-type="float" office:value="1.657" calcext:value-type="float">
            <text:p>1,66</text:p>
          </table:table-cell>
          <table:table-cell table:style-name="ce32" table:formula="of:=SUM(['1AResults for P1_(dist)'.D28:.G28])" office:value-type="float" office:value="2.467" calcext:value-type="float">
            <text:p>2,47</text:p>
          </table:table-cell>
          <table:table-cell table:style-name="ce36" table:formula="of:=['1AResults for P1_(dist)'.D28]/['1AResults for P1_(dist)'.H28]" office:value-type="percentage" office:value="0.328334008917714" calcext:value-type="percentage">
            <text:p>32,83%</text:p>
          </table:table-cell>
          <table:table-cell table:style-name="ce36" table:formula="of:=['1AResults for P1_(dist)'.E28]/['1AResults for P1_(dist)'.H28]" office:value-type="percentage" office:value="0" calcext:value-type="percentage">
            <text:p>0,00%</text:p>
          </table:table-cell>
          <table:table-cell table:style-name="ce36" table:formula="of:=['1AResults for P1_(dist)'.F28]/['1AResults for P1_(dist)'.H28]" office:value-type="percentage" office:value="0" calcext:value-type="percentage">
            <text:p>0,00%</text:p>
          </table:table-cell>
          <table:table-cell table:style-name="ce36" table:formula="of:=['1AResults for P1_(dist)'.G28]/['1AResults for P1_(dist)'.H28]" office:value-type="percentage" office:value="0.671665991082286" calcext:value-type="percentage">
            <text:p>67,17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style-name="ce33" table:formula="of:=['1AResults for P1_(time)'.C29]" office:value-type="float" office:value="16.885" calcext:value-type="float">
            <text:p>16,89</text:p>
          </table:table-cell>
          <table:table-cell table:style-name="ce33" office:value-type="float" office:value="1.496" calcext:value-type="float">
            <text:p>1,50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1.603" calcext:value-type="float">
            <text:p>1,60</text:p>
          </table:table-cell>
          <table:table-cell table:style-name="ce33" table:formula="of:=SUM(['1AResults for P1_(dist)'.D29:.G29])" office:value-type="float" office:value="3.099" calcext:value-type="float">
            <text:p>3,10</text:p>
          </table:table-cell>
          <table:table-cell table:style-name="ce37" table:formula="of:=['1AResults for P1_(dist)'.D29]/['1AResults for P1_(dist)'.H29]" office:value-type="percentage" office:value="0.482736366569861" calcext:value-type="percentage">
            <text:p>48,27%</text:p>
          </table:table-cell>
          <table:table-cell table:style-name="ce37" table:formula="of:=['1AResults for P1_(dist)'.E29]/['1AResults for P1_(dist)'.H29]" office:value-type="percentage" office:value="0" calcext:value-type="percentage">
            <text:p>0,00%</text:p>
          </table:table-cell>
          <table:table-cell table:style-name="ce37" table:formula="of:=['1AResults for P1_(dist)'.F29]/['1AResults for P1_(dist)'.H29]" office:value-type="percentage" office:value="0" calcext:value-type="percentage">
            <text:p>0,00%</text:p>
          </table:table-cell>
          <table:table-cell table:style-name="ce37" table:formula="of:=['1AResults for P1_(dist)'.G29]/['1AResults for P1_(dist)'.H29]" office:value-type="percentage" office:value="0.517263633430139" calcext:value-type="percentage">
            <text:p>51,73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2-6.tsp</text:p>
          </table:table-cell>
          <table:table-cell table:style-name="ce32" table:formula="of:=['1AResults for P1_(time)'.C30]" office:value-type="float" office:value="14.44" calcext:value-type="float">
            <text:p>14,44</text:p>
          </table:table-cell>
          <table:table-cell table:style-name="ce32" office:value-type="float" office:value="0.646" calcext:value-type="float">
            <text:p>0,65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office:value-type="float" office:value="1.498" calcext:value-type="float">
            <text:p>1,50</text:p>
          </table:table-cell>
          <table:table-cell table:style-name="ce32" table:formula="of:=SUM(['1AResults for P1_(dist)'.D30:.G30])" office:value-type="float" office:value="2.144" calcext:value-type="float">
            <text:p>2,14</text:p>
          </table:table-cell>
          <table:table-cell table:style-name="ce36" table:formula="of:=['1AResults for P1_(dist)'.D30]/['1AResults for P1_(dist)'.H30]" office:value-type="percentage" office:value="0.301305970149254" calcext:value-type="percentage">
            <text:p>30,13%</text:p>
          </table:table-cell>
          <table:table-cell table:style-name="ce36" table:formula="of:=['1AResults for P1_(dist)'.E30]/['1AResults for P1_(dist)'.H30]" office:value-type="percentage" office:value="0" calcext:value-type="percentage">
            <text:p>0,00%</text:p>
          </table:table-cell>
          <table:table-cell table:style-name="ce36" table:formula="of:=['1AResults for P1_(dist)'.F30]/['1AResults for P1_(dist)'.H30]" office:value-type="percentage" office:value="0" calcext:value-type="percentage">
            <text:p>0,00%</text:p>
          </table:table-cell>
          <table:table-cell table:style-name="ce36" table:formula="of:=['1AResults for P1_(dist)'.G30]/['1AResults for P1_(dist)'.H30]" office:value-type="percentage" office:value="0.698694029850746" calcext:value-type="percentage">
            <text:p>69,87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style-name="ce33" table:formula="of:=['1AResults for P1_(time)'.C31]" office:value-type="float" office:value="14.969" calcext:value-type="float">
            <text:p>14,97</text:p>
          </table:table-cell>
          <table:table-cell table:style-name="ce33" office:value-type="float" office:value="1.043" calcext:value-type="float">
            <text:p>1,04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2.16" calcext:value-type="float">
            <text:p>2,16</text:p>
          </table:table-cell>
          <table:table-cell table:style-name="ce33" table:formula="of:=SUM(['1AResults for P1_(dist)'.D31:.G31])" office:value-type="float" office:value="3.203" calcext:value-type="float">
            <text:p>3,20</text:p>
          </table:table-cell>
          <table:table-cell table:style-name="ce37" table:formula="of:=['1AResults for P1_(dist)'.D31]/['1AResults for P1_(dist)'.H31]" office:value-type="percentage" office:value="0.325632219793943" calcext:value-type="percentage">
            <text:p>32,56%</text:p>
          </table:table-cell>
          <table:table-cell table:style-name="ce37" table:formula="of:=['1AResults for P1_(dist)'.E31]/['1AResults for P1_(dist)'.H31]" office:value-type="percentage" office:value="0" calcext:value-type="percentage">
            <text:p>0,00%</text:p>
          </table:table-cell>
          <table:table-cell table:style-name="ce37" table:formula="of:=['1AResults for P1_(dist)'.F31]/['1AResults for P1_(dist)'.H31]" office:value-type="percentage" office:value="0" calcext:value-type="percentage">
            <text:p>0,00%</text:p>
          </table:table-cell>
          <table:table-cell table:style-name="ce37" table:formula="of:=['1AResults for P1_(dist)'.G31]/['1AResults for P1_(dist)'.H31]" office:value-type="percentage" office:value="0.674367780206057" calcext:value-type="percentage">
            <text:p>67,44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2-8.tsp</text:p>
          </table:table-cell>
          <table:table-cell table:style-name="ce32" table:formula="of:=['1AResults for P1_(time)'.C32]" office:value-type="float" office:value="14.661" calcext:value-type="float">
            <text:p>14,66</text:p>
          </table:table-cell>
          <table:table-cell table:style-name="ce32" office:value-type="float" office:value="0.51" calcext:value-type="float">
            <text:p>0,51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office:value-type="float" office:value="0.869" calcext:value-type="float">
            <text:p>0,87</text:p>
          </table:table-cell>
          <table:table-cell table:style-name="ce32" table:formula="of:=SUM(['1AResults for P1_(dist)'.D32:.G32])" office:value-type="float" office:value="1.379" calcext:value-type="float">
            <text:p>1,38</text:p>
          </table:table-cell>
          <table:table-cell table:style-name="ce36" table:formula="of:=['1AResults for P1_(dist)'.D32]/['1AResults for P1_(dist)'.H32]" office:value-type="percentage" office:value="0.369833212472806" calcext:value-type="percentage">
            <text:p>36,98%</text:p>
          </table:table-cell>
          <table:table-cell table:style-name="ce36" table:formula="of:=['1AResults for P1_(dist)'.E32]/['1AResults for P1_(dist)'.H32]" office:value-type="percentage" office:value="0" calcext:value-type="percentage">
            <text:p>0,00%</text:p>
          </table:table-cell>
          <table:table-cell table:style-name="ce36" table:formula="of:=['1AResults for P1_(dist)'.F32]/['1AResults for P1_(dist)'.H32]" office:value-type="percentage" office:value="0" calcext:value-type="percentage">
            <text:p>0,00%</text:p>
          </table:table-cell>
          <table:table-cell table:style-name="ce36" table:formula="of:=['1AResults for P1_(dist)'.G32]/['1AResults for P1_(dist)'.H32]" office:value-type="percentage" office:value="0.630166787527194" calcext:value-type="percentage">
            <text:p>63,02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style-name="ce33" table:formula="of:=['1AResults for P1_(time)'.C33]" office:value-type="float" office:value="15.037" calcext:value-type="float">
            <text:p>15,04</text:p>
          </table:table-cell>
          <table:table-cell table:style-name="ce33" office:value-type="float" office:value="0.839" calcext:value-type="float">
            <text:p>0,84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1.48" calcext:value-type="float">
            <text:p>1,48</text:p>
          </table:table-cell>
          <table:table-cell table:style-name="ce33" table:formula="of:=SUM(['1AResults for P1_(dist)'.D33:.G33])" office:value-type="float" office:value="2.319" calcext:value-type="float">
            <text:p>2,32</text:p>
          </table:table-cell>
          <table:table-cell table:style-name="ce37" table:formula="of:=['1AResults for P1_(dist)'.D33]/['1AResults for P1_(dist)'.H33]" office:value-type="percentage" office:value="0.361793876670979" calcext:value-type="percentage">
            <text:p>36,18%</text:p>
          </table:table-cell>
          <table:table-cell table:style-name="ce37" table:formula="of:=['1AResults for P1_(dist)'.E33]/['1AResults for P1_(dist)'.H33]" office:value-type="percentage" office:value="0" calcext:value-type="percentage">
            <text:p>0,00%</text:p>
          </table:table-cell>
          <table:table-cell table:style-name="ce37" table:formula="of:=['1AResults for P1_(dist)'.F33]/['1AResults for P1_(dist)'.H33]" office:value-type="percentage" office:value="0" calcext:value-type="percentage">
            <text:p>0,00%</text:p>
          </table:table-cell>
          <table:table-cell table:style-name="ce37" table:formula="of:=['1AResults for P1_(dist)'.G33]/['1AResults for P1_(dist)'.H33]" office:value-type="percentage" office:value="0.638206123329021" calcext:value-type="percentage">
            <text:p>63,82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3-0.tsp</text:p>
          </table:table-cell>
          <table:table-cell table:style-name="ce32" table:formula="of:=['1AResults for P1_(time)'.C34]" office:value-type="float" office:value="20.598" calcext:value-type="float">
            <text:p>20,60</text:p>
          </table:table-cell>
          <table:table-cell table:style-name="ce32" office:value-type="float" office:value="0.727" calcext:value-type="float">
            <text:p>0,73</text:p>
          </table:table-cell>
          <table:table-cell table:style-name="ce32" office:value-type="float" office:value="0.588" calcext:value-type="float">
            <text:p>0,59</text:p>
          </table:table-cell>
          <table:table-cell table:style-name="ce32" office:value-type="float" office:value="0.518" calcext:value-type="float">
            <text:p>0,52</text:p>
          </table:table-cell>
          <table:table-cell table:style-name="ce32" office:value-type="float" office:value="1.731" calcext:value-type="float">
            <text:p>1,73</text:p>
          </table:table-cell>
          <table:table-cell table:style-name="ce32" table:formula="of:=SUM(['1AResults for P1_(dist)'.D34:.G34])" office:value-type="float" office:value="3.564" calcext:value-type="float">
            <text:p>3,56</text:p>
          </table:table-cell>
          <table:table-cell table:style-name="ce36" table:formula="of:=['1AResults for P1_(dist)'.D34]/['1AResults for P1_(dist)'.H34]" office:value-type="percentage" office:value="0.203984287317621" calcext:value-type="percentage">
            <text:p>20,40%</text:p>
          </table:table-cell>
          <table:table-cell table:style-name="ce36" table:formula="of:=['1AResults for P1_(dist)'.E34]/['1AResults for P1_(dist)'.H34]" office:value-type="percentage" office:value="0.164983164983165" calcext:value-type="percentage">
            <text:p>16,50%</text:p>
          </table:table-cell>
          <table:table-cell table:style-name="ce36" table:formula="of:=['1AResults for P1_(dist)'.F34]/['1AResults for P1_(dist)'.H34]" office:value-type="percentage" office:value="0.145342312008979" calcext:value-type="percentage">
            <text:p>14,53%</text:p>
          </table:table-cell>
          <table:table-cell table:style-name="ce36" table:formula="of:=['1AResults for P1_(dist)'.G34]/['1AResults for P1_(dist)'.H34]" office:value-type="percentage" office:value="0.485690235690236" calcext:value-type="percentage">
            <text:p>48,57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style-name="ce33" table:formula="of:=['1AResults for P1_(time)'.C35]" office:value-type="float" office:value="20.379" calcext:value-type="float">
            <text:p>20,38</text:p>
          </table:table-cell>
          <table:table-cell table:style-name="ce33" office:value-type="float" office:value="0.749" calcext:value-type="float">
            <text:p>0,75</text:p>
          </table:table-cell>
          <table:table-cell table:style-name="ce33" office:value-type="float" office:value="0.935" calcext:value-type="float">
            <text:p>0,94</text:p>
          </table:table-cell>
          <table:table-cell table:style-name="ce33" office:value-type="float" office:value="0.57" calcext:value-type="float">
            <text:p>0,57</text:p>
          </table:table-cell>
          <table:table-cell table:style-name="ce33" office:value-type="float" office:value="1.275" calcext:value-type="float">
            <text:p>1,28</text:p>
          </table:table-cell>
          <table:table-cell table:style-name="ce33" table:formula="of:=SUM(['1AResults for P1_(dist)'.D35:.G35])" office:value-type="float" office:value="3.529" calcext:value-type="float">
            <text:p>3,53</text:p>
          </table:table-cell>
          <table:table-cell table:style-name="ce37" table:formula="of:=['1AResults for P1_(dist)'.D35]/['1AResults for P1_(dist)'.H35]" office:value-type="percentage" office:value="0.212241428166619" calcext:value-type="percentage">
            <text:p>21,22%</text:p>
          </table:table-cell>
          <table:table-cell table:style-name="ce37" table:formula="of:=['1AResults for P1_(dist)'.E35]/['1AResults for P1_(dist)'.H35]" office:value-type="percentage" office:value="0.264947577217342" calcext:value-type="percentage">
            <text:p>26,49%</text:p>
          </table:table-cell>
          <table:table-cell table:style-name="ce37" table:formula="of:=['1AResults for P1_(dist)'.F35]/['1AResults for P1_(dist)'.H35]" office:value-type="percentage" office:value="0.161518843865118" calcext:value-type="percentage">
            <text:p>16,15%</text:p>
          </table:table-cell>
          <table:table-cell table:style-name="ce37" table:formula="of:=['1AResults for P1_(dist)'.G35]/['1AResults for P1_(dist)'.H35]" office:value-type="percentage" office:value="0.361292150750921" calcext:value-type="percentage">
            <text:p>36,13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3-2.tsp</text:p>
          </table:table-cell>
          <table:table-cell table:style-name="ce32" table:formula="of:=['1AResults for P1_(time)'.C36]" office:value-type="float" office:value="18.24" calcext:value-type="float">
            <text:p>18,24</text:p>
          </table:table-cell>
          <table:table-cell table:style-name="ce32" office:value-type="float" office:value="0.582" calcext:value-type="float">
            <text:p>0,58</text:p>
          </table:table-cell>
          <table:table-cell table:style-name="ce32" office:value-type="float" office:value="1.599" calcext:value-type="float">
            <text:p>1,60</text:p>
          </table:table-cell>
          <table:table-cell table:style-name="ce32" office:value-type="float" office:value="0.474" calcext:value-type="float">
            <text:p>0,47</text:p>
          </table:table-cell>
          <table:table-cell table:style-name="ce32" office:value-type="float" office:value="1.903" calcext:value-type="float">
            <text:p>1,90</text:p>
          </table:table-cell>
          <table:table-cell table:style-name="ce32" table:formula="of:=SUM(['1AResults for P1_(dist)'.D36:.G36])" office:value-type="float" office:value="4.558" calcext:value-type="float">
            <text:p>4,56</text:p>
          </table:table-cell>
          <table:table-cell table:style-name="ce36" table:formula="of:=['1AResults for P1_(dist)'.D36]/['1AResults for P1_(dist)'.H36]" office:value-type="percentage" office:value="0.127687582272927" calcext:value-type="percentage">
            <text:p>12,77%</text:p>
          </table:table-cell>
          <table:table-cell table:style-name="ce36" table:formula="of:=['1AResults for P1_(dist)'.E36]/['1AResults for P1_(dist)'.H36]" office:value-type="percentage" office:value="0.350811759543659" calcext:value-type="percentage">
            <text:p>35,08%</text:p>
          </table:table-cell>
          <table:table-cell table:style-name="ce36" table:formula="of:=['1AResults for P1_(dist)'.F36]/['1AResults for P1_(dist)'.H36]" office:value-type="percentage" office:value="0.10399297937692" calcext:value-type="percentage">
            <text:p>10,40%</text:p>
          </table:table-cell>
          <table:table-cell table:style-name="ce36" table:formula="of:=['1AResults for P1_(dist)'.G36]/['1AResults for P1_(dist)'.H36]" office:value-type="percentage" office:value="0.417507678806494" calcext:value-type="percentage">
            <text:p>41,75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style-name="ce33" table:formula="of:=['1AResults for P1_(time)'.C37]" office:value-type="float" office:value="19.315" calcext:value-type="float">
            <text:p>19,32</text:p>
          </table:table-cell>
          <table:table-cell table:style-name="ce33" office:value-type="float" office:value="0.419" calcext:value-type="float">
            <text:p>0,42</text:p>
          </table:table-cell>
          <table:table-cell table:style-name="ce33" office:value-type="float" office:value="0.801" calcext:value-type="float">
            <text:p>0,80</text:p>
          </table:table-cell>
          <table:table-cell table:style-name="ce33" office:value-type="float" office:value="0.456" calcext:value-type="float">
            <text:p>0,46</text:p>
          </table:table-cell>
          <table:table-cell table:style-name="ce33" office:value-type="float" office:value="1.925" calcext:value-type="float">
            <text:p>1,93</text:p>
          </table:table-cell>
          <table:table-cell table:style-name="ce33" table:formula="of:=SUM(['1AResults for P1_(dist)'.D37:.G37])" office:value-type="float" office:value="3.601" calcext:value-type="float">
            <text:p>3,60</text:p>
          </table:table-cell>
          <table:table-cell table:style-name="ce37" table:formula="of:=['1AResults for P1_(dist)'.D37]/['1AResults for P1_(dist)'.H37]" office:value-type="percentage" office:value="0.116356567620105" calcext:value-type="percentage">
            <text:p>11,64%</text:p>
          </table:table-cell>
          <table:table-cell table:style-name="ce37" table:formula="of:=['1AResults for P1_(dist)'.E37]/['1AResults for P1_(dist)'.H37]" office:value-type="percentage" office:value="0.222438211607887" calcext:value-type="percentage">
            <text:p>22,24%</text:p>
          </table:table-cell>
          <table:table-cell table:style-name="ce37" table:formula="of:=['1AResults for P1_(dist)'.F37]/['1AResults for P1_(dist)'.H37]" office:value-type="percentage" office:value="0.12663149125243" calcext:value-type="percentage">
            <text:p>12,66%</text:p>
          </table:table-cell>
          <table:table-cell table:style-name="ce37" table:formula="of:=['1AResults for P1_(dist)'.G37]/['1AResults for P1_(dist)'.H37]" office:value-type="percentage" office:value="0.534573729519578" calcext:value-type="percentage">
            <text:p>53,46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3-4.tsp</text:p>
          </table:table-cell>
          <table:table-cell table:style-name="ce32" table:formula="of:=['1AResults for P1_(time)'.C38]" office:value-type="float" office:value="19.942" calcext:value-type="float">
            <text:p>19,94</text:p>
          </table:table-cell>
          <table:table-cell table:style-name="ce32" office:value-type="float" office:value="0.86" calcext:value-type="float">
            <text:p>0,86</text:p>
          </table:table-cell>
          <table:table-cell table:style-name="ce32" office:value-type="float" office:value="1.075" calcext:value-type="float">
            <text:p>1,08</text:p>
          </table:table-cell>
          <table:table-cell table:style-name="ce32" office:value-type="float" office:value="0.291" calcext:value-type="float">
            <text:p>0,29</text:p>
          </table:table-cell>
          <table:table-cell table:style-name="ce32" office:value-type="float" office:value="1.272" calcext:value-type="float">
            <text:p>1,27</text:p>
          </table:table-cell>
          <table:table-cell table:style-name="ce32" table:formula="of:=SUM(['1AResults for P1_(dist)'.D38:.G38])" office:value-type="float" office:value="3.498" calcext:value-type="float">
            <text:p>3,50</text:p>
          </table:table-cell>
          <table:table-cell table:style-name="ce36" table:formula="of:=['1AResults for P1_(dist)'.D38]/['1AResults for P1_(dist)'.H38]" office:value-type="percentage" office:value="0.245854774156661" calcext:value-type="percentage">
            <text:p>24,59%</text:p>
          </table:table-cell>
          <table:table-cell table:style-name="ce36" table:formula="of:=['1AResults for P1_(dist)'.E38]/['1AResults for P1_(dist)'.H38]" office:value-type="percentage" office:value="0.307318467695826" calcext:value-type="percentage">
            <text:p>30,73%</text:p>
          </table:table-cell>
          <table:table-cell table:style-name="ce36" table:formula="of:=['1AResults for P1_(dist)'.F38]/['1AResults for P1_(dist)'.H38]" office:value-type="percentage" office:value="0.0831903945111492" calcext:value-type="percentage">
            <text:p>8,32%</text:p>
          </table:table-cell>
          <table:table-cell table:style-name="ce36" table:formula="of:=['1AResults for P1_(dist)'.G38]/['1AResults for P1_(dist)'.H38]" office:value-type="percentage" office:value="0.363636363636364" calcext:value-type="percentage">
            <text:p>36,36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style-name="ce33" table:formula="of:=['1AResults for P1_(time)'.C39]" office:value-type="float" office:value="16.79" calcext:value-type="float">
            <text:p>16,79</text:p>
          </table:table-cell>
          <table:table-cell table:style-name="ce33" office:value-type="float" office:value="0.58" calcext:value-type="float">
            <text:p>0,58</text:p>
          </table:table-cell>
          <table:table-cell table:style-name="ce33" office:value-type="float" office:value="4.017" calcext:value-type="float">
            <text:p>4,02</text:p>
          </table:table-cell>
          <table:table-cell table:style-name="ce33" office:value-type="float" office:value="0.595" calcext:value-type="float">
            <text:p>0,60</text:p>
          </table:table-cell>
          <table:table-cell table:style-name="ce33" office:value-type="float" office:value="2.468" calcext:value-type="float">
            <text:p>2,47</text:p>
          </table:table-cell>
          <table:table-cell table:style-name="ce33" table:formula="of:=SUM(['1AResults for P1_(dist)'.D39:.G39])" office:value-type="float" office:value="7.66" calcext:value-type="float">
            <text:p>7,66</text:p>
          </table:table-cell>
          <table:table-cell table:style-name="ce37" table:formula="of:=['1AResults for P1_(dist)'.D39]/['1AResults for P1_(dist)'.H39]" office:value-type="percentage" office:value="0.0757180156657963" calcext:value-type="percentage">
            <text:p>7,57%</text:p>
          </table:table-cell>
          <table:table-cell table:style-name="ce37" table:formula="of:=['1AResults for P1_(dist)'.E39]/['1AResults for P1_(dist)'.H39]" office:value-type="percentage" office:value="0.524412532637076" calcext:value-type="percentage">
            <text:p>52,44%</text:p>
          </table:table-cell>
          <table:table-cell table:style-name="ce37" table:formula="of:=['1AResults for P1_(dist)'.F39]/['1AResults for P1_(dist)'.H39]" office:value-type="percentage" office:value="0.0776762402088773" calcext:value-type="percentage">
            <text:p>7,77%</text:p>
          </table:table-cell>
          <table:table-cell table:style-name="ce37" table:formula="of:=['1AResults for P1_(dist)'.G39]/['1AResults for P1_(dist)'.H39]" office:value-type="percentage" office:value="0.322193211488251" calcext:value-type="percentage">
            <text:p>32,22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3-6.tsp</text:p>
          </table:table-cell>
          <table:table-cell table:style-name="ce32" table:formula="of:=['1AResults for P1_(time)'.C40]" office:value-type="float" office:value="20.068" calcext:value-type="float">
            <text:p>20,07</text:p>
          </table:table-cell>
          <table:table-cell table:style-name="ce32" office:value-type="float" office:value="0.569" calcext:value-type="float">
            <text:p>0,57</text:p>
          </table:table-cell>
          <table:table-cell table:style-name="ce32" office:value-type="float" office:value="1.709" calcext:value-type="float">
            <text:p>1,71</text:p>
          </table:table-cell>
          <table:table-cell table:style-name="ce32" office:value-type="float" office:value="0.751" calcext:value-type="float">
            <text:p>0,75</text:p>
          </table:table-cell>
          <table:table-cell table:style-name="ce32" office:value-type="float" office:value="0.993" calcext:value-type="float">
            <text:p>0,99</text:p>
          </table:table-cell>
          <table:table-cell table:style-name="ce32" table:formula="of:=SUM(['1AResults for P1_(dist)'.D40:.G40])" office:value-type="float" office:value="4.022" calcext:value-type="float">
            <text:p>4,02</text:p>
          </table:table-cell>
          <table:table-cell table:style-name="ce36" table:formula="of:=['1AResults for P1_(dist)'.D40]/['1AResults for P1_(dist)'.H40]" office:value-type="percentage" office:value="0.141471904525112" calcext:value-type="percentage">
            <text:p>14,15%</text:p>
          </table:table-cell>
          <table:table-cell table:style-name="ce36" table:formula="of:=['1AResults for P1_(dist)'.E40]/['1AResults for P1_(dist)'.H40]" office:value-type="percentage" office:value="0.424912978617603" calcext:value-type="percentage">
            <text:p>42,49%</text:p>
          </table:table-cell>
          <table:table-cell table:style-name="ce36" table:formula="of:=['1AResults for P1_(dist)'.F40]/['1AResults for P1_(dist)'.H40]" office:value-type="percentage" office:value="0.186723023371457" calcext:value-type="percentage">
            <text:p>18,67%</text:p>
          </table:table-cell>
          <table:table-cell table:style-name="ce36" table:formula="of:=['1AResults for P1_(dist)'.G40]/['1AResults for P1_(dist)'.H40]" office:value-type="percentage" office:value="0.246892093485828" calcext:value-type="percentage">
            <text:p>24,69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style-name="ce33" table:formula="of:=['1AResults for P1_(time)'.C41]" office:value-type="float" office:value="19.823" calcext:value-type="float">
            <text:p>19,82</text:p>
          </table:table-cell>
          <table:table-cell table:style-name="ce33" office:value-type="float" office:value="0.747" calcext:value-type="float">
            <text:p>0,75</text:p>
          </table:table-cell>
          <table:table-cell table:style-name="ce33" office:value-type="float" office:value="1.435" calcext:value-type="float">
            <text:p>1,44</text:p>
          </table:table-cell>
          <table:table-cell table:style-name="ce33" office:value-type="float" office:value="0.504" calcext:value-type="float">
            <text:p>0,50</text:p>
          </table:table-cell>
          <table:table-cell table:style-name="ce33" office:value-type="float" office:value="2.165" calcext:value-type="float">
            <text:p>2,17</text:p>
          </table:table-cell>
          <table:table-cell table:style-name="ce33" table:formula="of:=SUM(['1AResults for P1_(dist)'.D41:.G41])" office:value-type="float" office:value="4.851" calcext:value-type="float">
            <text:p>4,85</text:p>
          </table:table-cell>
          <table:table-cell table:style-name="ce37" table:formula="of:=['1AResults for P1_(dist)'.D41]/['1AResults for P1_(dist)'.H41]" office:value-type="percentage" office:value="0.153988868274583" calcext:value-type="percentage">
            <text:p>15,40%</text:p>
          </table:table-cell>
          <table:table-cell table:style-name="ce37" table:formula="of:=['1AResults for P1_(dist)'.E41]/['1AResults for P1_(dist)'.H41]" office:value-type="percentage" office:value="0.295815295815296" calcext:value-type="percentage">
            <text:p>29,58%</text:p>
          </table:table-cell>
          <table:table-cell table:style-name="ce37" table:formula="of:=['1AResults for P1_(dist)'.F41]/['1AResults for P1_(dist)'.H41]" office:value-type="percentage" office:value="0.103896103896104" calcext:value-type="percentage">
            <text:p>10,39%</text:p>
          </table:table-cell>
          <table:table-cell table:style-name="ce37" table:formula="of:=['1AResults for P1_(dist)'.G41]/['1AResults for P1_(dist)'.H41]" office:value-type="percentage" office:value="0.446299732014018" calcext:value-type="percentage">
            <text:p>44,63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3-8.tsp</text:p>
          </table:table-cell>
          <table:table-cell table:style-name="ce32" table:formula="of:=['1AResults for P1_(time)'.C42]" office:value-type="float" office:value="17.061" calcext:value-type="float">
            <text:p>17,06</text:p>
          </table:table-cell>
          <table:table-cell table:style-name="ce32" office:value-type="float" office:value="0.311" calcext:value-type="float">
            <text:p>0,31</text:p>
          </table:table-cell>
          <table:table-cell table:style-name="ce32" office:value-type="float" office:value="1.499" calcext:value-type="float">
            <text:p>1,50</text:p>
          </table:table-cell>
          <table:table-cell table:style-name="ce32" office:value-type="float" office:value="0.382" calcext:value-type="float">
            <text:p>0,38</text:p>
          </table:table-cell>
          <table:table-cell table:style-name="ce32" office:value-type="float" office:value="1.879" calcext:value-type="float">
            <text:p>1,88</text:p>
          </table:table-cell>
          <table:table-cell table:style-name="ce32" table:formula="of:=SUM(['1AResults for P1_(dist)'.D42:.G42])" office:value-type="float" office:value="4.071" calcext:value-type="float">
            <text:p>4,07</text:p>
          </table:table-cell>
          <table:table-cell table:style-name="ce36" table:formula="of:=['1AResults for P1_(dist)'.D42]/['1AResults for P1_(dist)'.H42]" office:value-type="percentage" office:value="0.0763940063866372" calcext:value-type="percentage">
            <text:p>7,64%</text:p>
          </table:table-cell>
          <table:table-cell table:style-name="ce36" table:formula="of:=['1AResults for P1_(dist)'.E42]/['1AResults for P1_(dist)'.H42]" office:value-type="percentage" office:value="0.368214197985753" calcext:value-type="percentage">
            <text:p>36,82%</text:p>
          </table:table-cell>
          <table:table-cell table:style-name="ce36" table:formula="of:=['1AResults for P1_(dist)'.F42]/['1AResults for P1_(dist)'.H42]" office:value-type="percentage" office:value="0.093834438712847" calcext:value-type="percentage">
            <text:p>9,38%</text:p>
          </table:table-cell>
          <table:table-cell table:style-name="ce36" table:formula="of:=['1AResults for P1_(dist)'.G42]/['1AResults for P1_(dist)'.H42]" office:value-type="percentage" office:value="0.461557356914763" calcext:value-type="percentage">
            <text:p>46,16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style-name="ce33" table:formula="of:=['1AResults for P1_(time)'.C43]" office:value-type="float" office:value="19.359" calcext:value-type="float">
            <text:p>19,36</text:p>
          </table:table-cell>
          <table:table-cell table:style-name="ce33" office:value-type="float" office:value="0.523" calcext:value-type="float">
            <text:p>0,52</text:p>
          </table:table-cell>
          <table:table-cell table:style-name="ce33" office:value-type="float" office:value="1.864" calcext:value-type="float">
            <text:p>1,86</text:p>
          </table:table-cell>
          <table:table-cell table:style-name="ce33" office:value-type="float" office:value="0.457" calcext:value-type="float">
            <text:p>0,46</text:p>
          </table:table-cell>
          <table:table-cell table:style-name="ce33" office:value-type="float" office:value="1.913" calcext:value-type="float">
            <text:p>1,91</text:p>
          </table:table-cell>
          <table:table-cell table:style-name="ce33" table:formula="of:=SUM(['1AResults for P1_(dist)'.D43:.G43])" office:value-type="float" office:value="4.757" calcext:value-type="float">
            <text:p>4,76</text:p>
          </table:table-cell>
          <table:table-cell table:style-name="ce37" table:formula="of:=['1AResults for P1_(dist)'.D43]/['1AResults for P1_(dist)'.H43]" office:value-type="percentage" office:value="0.109943241538785" calcext:value-type="percentage">
            <text:p>10,99%</text:p>
          </table:table-cell>
          <table:table-cell table:style-name="ce37" table:formula="of:=['1AResults for P1_(dist)'.E43]/['1AResults for P1_(dist)'.H43]" office:value-type="percentage" office:value="0.391843598906874" calcext:value-type="percentage">
            <text:p>39,18%</text:p>
          </table:table-cell>
          <table:table-cell table:style-name="ce37" table:formula="of:=['1AResults for P1_(dist)'.F43]/['1AResults for P1_(dist)'.H43]" office:value-type="percentage" office:value="0.0960689510195502" calcext:value-type="percentage">
            <text:p>9,61%</text:p>
          </table:table-cell>
          <table:table-cell table:style-name="ce37" table:formula="of:=['1AResults for P1_(dist)'.G43]/['1AResults for P1_(dist)'.H43]" office:value-type="percentage" office:value="0.402144208534791" calcext:value-type="percentage">
            <text:p>40,21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4-0.tsp</text:p>
          </table:table-cell>
          <table:table-cell table:style-name="ce32" table:formula="of:=['1AResults for P1_(time)'.C44]" office:value-type="float" office:value="28.085" calcext:value-type="float">
            <text:p>28,09</text:p>
          </table:table-cell>
          <table:table-cell table:style-name="ce32" office:value-type="float" office:value="0.816" calcext:value-type="float">
            <text:p>0,82</text:p>
          </table:table-cell>
          <table:table-cell table:style-name="ce32" office:value-type="float" office:value="2.112" calcext:value-type="float">
            <text:p>2,11</text:p>
          </table:table-cell>
          <table:table-cell table:style-name="ce32" office:value-type="float" office:value="1.092" calcext:value-type="float">
            <text:p>1,09</text:p>
          </table:table-cell>
          <table:table-cell table:style-name="ce32" office:value-type="float" office:value="1.841" calcext:value-type="float">
            <text:p>1,84</text:p>
          </table:table-cell>
          <table:table-cell table:style-name="ce32" table:formula="of:=SUM(['1AResults for P1_(dist)'.D44:.G44])" office:value-type="float" office:value="5.861" calcext:value-type="float">
            <text:p>5,86</text:p>
          </table:table-cell>
          <table:table-cell table:style-name="ce36" table:formula="of:=['1AResults for P1_(dist)'.D44]/['1AResults for P1_(dist)'.H44]" office:value-type="percentage" office:value="0.139225388159017" calcext:value-type="percentage">
            <text:p>13,92%</text:p>
          </table:table-cell>
          <table:table-cell table:style-name="ce36" table:formula="of:=['1AResults for P1_(dist)'.E44]/['1AResults for P1_(dist)'.H44]" office:value-type="percentage" office:value="0.360348063470398" calcext:value-type="percentage">
            <text:p>36,03%</text:p>
          </table:table-cell>
          <table:table-cell table:style-name="ce36" table:formula="of:=['1AResults for P1_(dist)'.F44]/['1AResults for P1_(dist)'.H44]" office:value-type="percentage" office:value="0.186316328271626" calcext:value-type="percentage">
            <text:p>18,63%</text:p>
          </table:table-cell>
          <table:table-cell table:style-name="ce36" table:formula="of:=['1AResults for P1_(dist)'.G44]/['1AResults for P1_(dist)'.H44]" office:value-type="percentage" office:value="0.314110220098959" calcext:value-type="percentage">
            <text:p>31,41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style-name="ce33" table:formula="of:=['1AResults for P1_(time)'.C45]" office:value-type="float" office:value="27.402" calcext:value-type="float">
            <text:p>27,40</text:p>
          </table:table-cell>
          <table:table-cell table:style-name="ce33" office:value-type="float" office:value="1.24" calcext:value-type="float">
            <text:p>1,24</text:p>
          </table:table-cell>
          <table:table-cell table:style-name="ce33" office:value-type="float" office:value="0.473" calcext:value-type="float">
            <text:p>0,47</text:p>
          </table:table-cell>
          <table:table-cell table:style-name="ce33" office:value-type="float" office:value="0.466" calcext:value-type="float">
            <text:p>0,47</text:p>
          </table:table-cell>
          <table:table-cell table:style-name="ce33" office:value-type="float" office:value="2.449" calcext:value-type="float">
            <text:p>2,45</text:p>
          </table:table-cell>
          <table:table-cell table:style-name="ce33" table:formula="of:=SUM(['1AResults for P1_(dist)'.D45:.G45])" office:value-type="float" office:value="4.628" calcext:value-type="float">
            <text:p>4,63</text:p>
          </table:table-cell>
          <table:table-cell table:style-name="ce37" table:formula="of:=['1AResults for P1_(dist)'.D45]/['1AResults for P1_(dist)'.H45]" office:value-type="percentage" office:value="0.267934312878133" calcext:value-type="percentage">
            <text:p>26,79%</text:p>
          </table:table-cell>
          <table:table-cell table:style-name="ce37" table:formula="of:=['1AResults for P1_(dist)'.E45]/['1AResults for P1_(dist)'.H45]" office:value-type="percentage" office:value="0.102203975799481" calcext:value-type="percentage">
            <text:p>10,22%</text:p>
          </table:table-cell>
          <table:table-cell table:style-name="ce37" table:formula="of:=['1AResults for P1_(dist)'.F45]/['1AResults for P1_(dist)'.H45]" office:value-type="percentage" office:value="0.100691443388073" calcext:value-type="percentage">
            <text:p>10,07%</text:p>
          </table:table-cell>
          <table:table-cell table:style-name="ce37" table:formula="of:=['1AResults for P1_(dist)'.G45]/['1AResults for P1_(dist)'.H45]" office:value-type="percentage" office:value="0.529170267934313" calcext:value-type="percentage">
            <text:p>52,92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4-2.tsp</text:p>
          </table:table-cell>
          <table:table-cell table:style-name="ce32" table:formula="of:=['1AResults for P1_(time)'.C46]" office:value-type="float" office:value="24.311" calcext:value-type="float">
            <text:p>24,31</text:p>
          </table:table-cell>
          <table:table-cell table:style-name="ce32" office:value-type="float" office:value="0.888" calcext:value-type="float">
            <text:p>0,89</text:p>
          </table:table-cell>
          <table:table-cell table:style-name="ce32" office:value-type="float" office:value="2.828" calcext:value-type="float">
            <text:p>2,83</text:p>
          </table:table-cell>
          <table:table-cell table:style-name="ce32" office:value-type="float" office:value="0.306" calcext:value-type="float">
            <text:p>0,31</text:p>
          </table:table-cell>
          <table:table-cell table:style-name="ce32" office:value-type="float" office:value="2.585" calcext:value-type="float">
            <text:p>2,59</text:p>
          </table:table-cell>
          <table:table-cell table:style-name="ce32" table:formula="of:=SUM(['1AResults for P1_(dist)'.D46:.G46])" office:value-type="float" office:value="6.607" calcext:value-type="float">
            <text:p>6,61</text:p>
          </table:table-cell>
          <table:table-cell table:style-name="ce36" table:formula="of:=['1AResults for P1_(dist)'.D46]/['1AResults for P1_(dist)'.H46]" office:value-type="percentage" office:value="0.134402906008779" calcext:value-type="percentage">
            <text:p>13,44%</text:p>
          </table:table-cell>
          <table:table-cell table:style-name="ce36" table:formula="of:=['1AResults for P1_(dist)'.E46]/['1AResults for P1_(dist)'.H46]" office:value-type="percentage" office:value="0.428030876343272" calcext:value-type="percentage">
            <text:p>42,80%</text:p>
          </table:table-cell>
          <table:table-cell table:style-name="ce36" table:formula="of:=['1AResults for P1_(dist)'.F46]/['1AResults for P1_(dist)'.H46]" office:value-type="percentage" office:value="0.0463145149084304" calcext:value-type="percentage">
            <text:p>4,63%</text:p>
          </table:table-cell>
          <table:table-cell table:style-name="ce36" table:formula="of:=['1AResults for P1_(dist)'.G46]/['1AResults for P1_(dist)'.H46]" office:value-type="percentage" office:value="0.391251702739519" calcext:value-type="percentage">
            <text:p>39,13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style-name="ce33" table:formula="of:=['1AResults for P1_(time)'.C47]" office:value-type="float" office:value="26.53" calcext:value-type="float">
            <text:p>26,53</text:p>
          </table:table-cell>
          <table:table-cell table:style-name="ce33" office:value-type="float" office:value="1.201" calcext:value-type="float">
            <text:p>1,20</text:p>
          </table:table-cell>
          <table:table-cell table:style-name="ce33" office:value-type="float" office:value="1.647" calcext:value-type="float">
            <text:p>1,65</text:p>
          </table:table-cell>
          <table:table-cell table:style-name="ce33" office:value-type="float" office:value="0.387" calcext:value-type="float">
            <text:p>0,39</text:p>
          </table:table-cell>
          <table:table-cell table:style-name="ce33" office:value-type="float" office:value="1.725" calcext:value-type="float">
            <text:p>1,73</text:p>
          </table:table-cell>
          <table:table-cell table:style-name="ce33" table:formula="of:=SUM(['1AResults for P1_(dist)'.D47:.G47])" office:value-type="float" office:value="4.96" calcext:value-type="float">
            <text:p>4,96</text:p>
          </table:table-cell>
          <table:table-cell table:style-name="ce37" table:formula="of:=['1AResults for P1_(dist)'.D47]/['1AResults for P1_(dist)'.H47]" office:value-type="percentage" office:value="0.242137096774194" calcext:value-type="percentage">
            <text:p>24,21%</text:p>
          </table:table-cell>
          <table:table-cell table:style-name="ce37" table:formula="of:=['1AResults for P1_(dist)'.E47]/['1AResults for P1_(dist)'.H47]" office:value-type="percentage" office:value="0.332056451612903" calcext:value-type="percentage">
            <text:p>33,21%</text:p>
          </table:table-cell>
          <table:table-cell table:style-name="ce37" table:formula="of:=['1AResults for P1_(dist)'.F47]/['1AResults for P1_(dist)'.H47]" office:value-type="percentage" office:value="0.0780241935483871" calcext:value-type="percentage">
            <text:p>7,80%</text:p>
          </table:table-cell>
          <table:table-cell table:style-name="ce37" table:formula="of:=['1AResults for P1_(dist)'.G47]/['1AResults for P1_(dist)'.H47]" office:value-type="percentage" office:value="0.347782258064516" calcext:value-type="percentage">
            <text:p>34,78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4-4.tsp</text:p>
          </table:table-cell>
          <table:table-cell table:style-name="ce32" table:formula="of:=['1AResults for P1_(time)'.C48]" office:value-type="float" office:value="28.712" calcext:value-type="float">
            <text:p>28,71</text:p>
          </table:table-cell>
          <table:table-cell table:style-name="ce32" office:value-type="float" office:value="1.365" calcext:value-type="float">
            <text:p>1,37</text:p>
          </table:table-cell>
          <table:table-cell table:style-name="ce32" office:value-type="float" office:value="1.183" calcext:value-type="float">
            <text:p>1,18</text:p>
          </table:table-cell>
          <table:table-cell table:style-name="ce32" office:value-type="float" office:value="0.761" calcext:value-type="float">
            <text:p>0,76</text:p>
          </table:table-cell>
          <table:table-cell table:style-name="ce32" office:value-type="float" office:value="2.765" calcext:value-type="float">
            <text:p>2,77</text:p>
          </table:table-cell>
          <table:table-cell table:style-name="ce32" table:formula="of:=SUM(['1AResults for P1_(dist)'.D48:.G48])" office:value-type="float" office:value="6.074" calcext:value-type="float">
            <text:p>6,07</text:p>
          </table:table-cell>
          <table:table-cell table:style-name="ce36" table:formula="of:=['1AResults for P1_(dist)'.D48]/['1AResults for P1_(dist)'.H48]" office:value-type="percentage" office:value="0.224728350345736" calcext:value-type="percentage">
            <text:p>22,47%</text:p>
          </table:table-cell>
          <table:table-cell table:style-name="ce36" table:formula="of:=['1AResults for P1_(dist)'.E48]/['1AResults for P1_(dist)'.H48]" office:value-type="percentage" office:value="0.194764570299638" calcext:value-type="percentage">
            <text:p>19,48%</text:p>
          </table:table-cell>
          <table:table-cell table:style-name="ce36" table:formula="of:=['1AResults for P1_(dist)'.F48]/['1AResults for P1_(dist)'.H48]" office:value-type="percentage" office:value="0.125288113269674" calcext:value-type="percentage">
            <text:p>12,53%</text:p>
          </table:table-cell>
          <table:table-cell table:style-name="ce36" table:formula="of:=['1AResults for P1_(dist)'.G48]/['1AResults for P1_(dist)'.H48]" office:value-type="percentage" office:value="0.455218966084952" calcext:value-type="percentage">
            <text:p>45,52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style-name="ce33" table:formula="of:=['1AResults for P1_(time)'.C49]" office:value-type="float" office:value="27.29" calcext:value-type="float">
            <text:p>27,29</text:p>
          </table:table-cell>
          <table:table-cell table:style-name="ce33" office:value-type="float" office:value="1.289" calcext:value-type="float">
            <text:p>1,29</text:p>
          </table:table-cell>
          <table:table-cell table:style-name="ce33" office:value-type="float" office:value="1.32" calcext:value-type="float">
            <text:p>1,32</text:p>
          </table:table-cell>
          <table:table-cell table:style-name="ce33" office:value-type="float" office:value="0.686" calcext:value-type="float">
            <text:p>0,69</text:p>
          </table:table-cell>
          <table:table-cell table:style-name="ce33" office:value-type="float" office:value="3.027" calcext:value-type="float">
            <text:p>3,03</text:p>
          </table:table-cell>
          <table:table-cell table:style-name="ce33" table:formula="of:=SUM(['1AResults for P1_(dist)'.D49:.G49])" office:value-type="float" office:value="6.322" calcext:value-type="float">
            <text:p>6,32</text:p>
          </table:table-cell>
          <table:table-cell table:style-name="ce37" table:formula="of:=['1AResults for P1_(dist)'.D49]/['1AResults for P1_(dist)'.H49]" office:value-type="percentage" office:value="0.203891173679215" calcext:value-type="percentage">
            <text:p>20,39%</text:p>
          </table:table-cell>
          <table:table-cell table:style-name="ce37" table:formula="of:=['1AResults for P1_(dist)'.E49]/['1AResults for P1_(dist)'.H49]" office:value-type="percentage" office:value="0.208794685226194" calcext:value-type="percentage">
            <text:p>20,88%</text:p>
          </table:table-cell>
          <table:table-cell table:style-name="ce37" table:formula="of:=['1AResults for P1_(dist)'.F49]/['1AResults for P1_(dist)'.H49]" office:value-type="percentage" office:value="0.108509965200886" calcext:value-type="percentage">
            <text:p>10,85%</text:p>
          </table:table-cell>
          <table:table-cell table:style-name="ce37" table:formula="of:=['1AResults for P1_(dist)'.G49]/['1AResults for P1_(dist)'.H49]" office:value-type="percentage" office:value="0.478804175893705" calcext:value-type="percentage">
            <text:p>47,88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4-6.tsp</text:p>
          </table:table-cell>
          <table:table-cell table:style-name="ce32" table:formula="of:=['1AResults for P1_(time)'.C50]" office:value-type="float" office:value="27.824" calcext:value-type="float">
            <text:p>27,82</text:p>
          </table:table-cell>
          <table:table-cell table:style-name="ce32" office:value-type="float" office:value="1.285" calcext:value-type="float">
            <text:p>1,29</text:p>
          </table:table-cell>
          <table:table-cell table:style-name="ce32" office:value-type="float" office:value="1.234" calcext:value-type="float">
            <text:p>1,23</text:p>
          </table:table-cell>
          <table:table-cell table:style-name="ce32" office:value-type="float" office:value="0.251" calcext:value-type="float">
            <text:p>0,25</text:p>
          </table:table-cell>
          <table:table-cell table:style-name="ce32" office:value-type="float" office:value="2.74" calcext:value-type="float">
            <text:p>2,74</text:p>
          </table:table-cell>
          <table:table-cell table:style-name="ce32" table:formula="of:=SUM(['1AResults for P1_(dist)'.D50:.G50])" office:value-type="float" office:value="5.51" calcext:value-type="float">
            <text:p>5,51</text:p>
          </table:table-cell>
          <table:table-cell table:style-name="ce36" table:formula="of:=['1AResults for P1_(dist)'.D50]/['1AResults for P1_(dist)'.H50]" office:value-type="percentage" office:value="0.233212341197822" calcext:value-type="percentage">
            <text:p>23,32%</text:p>
          </table:table-cell>
          <table:table-cell table:style-name="ce36" table:formula="of:=['1AResults for P1_(dist)'.E50]/['1AResults for P1_(dist)'.H50]" office:value-type="percentage" office:value="0.223956442831216" calcext:value-type="percentage">
            <text:p>22,40%</text:p>
          </table:table-cell>
          <table:table-cell table:style-name="ce36" table:formula="of:=['1AResults for P1_(dist)'.F50]/['1AResults for P1_(dist)'.H50]" office:value-type="percentage" office:value="0.0455535390199637" calcext:value-type="percentage">
            <text:p>4,56%</text:p>
          </table:table-cell>
          <table:table-cell table:style-name="ce36" table:formula="of:=['1AResults for P1_(dist)'.G50]/['1AResults for P1_(dist)'.H50]" office:value-type="percentage" office:value="0.497277676950998" calcext:value-type="percentage">
            <text:p>49,73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style-name="ce33" table:formula="of:=['1AResults for P1_(time)'.C51]" office:value-type="float" office:value="25.501" calcext:value-type="float">
            <text:p>25,50</text:p>
          </table:table-cell>
          <table:table-cell table:style-name="ce33" office:value-type="float" office:value="0.542" calcext:value-type="float">
            <text:p>0,54</text:p>
          </table:table-cell>
          <table:table-cell table:style-name="ce33" office:value-type="float" office:value="1.749" calcext:value-type="float">
            <text:p>1,75</text:p>
          </table:table-cell>
          <table:table-cell table:style-name="ce33" office:value-type="float" office:value="0.725" calcext:value-type="float">
            <text:p>0,73</text:p>
          </table:table-cell>
          <table:table-cell table:style-name="ce33" office:value-type="float" office:value="2.371" calcext:value-type="float">
            <text:p>2,37</text:p>
          </table:table-cell>
          <table:table-cell table:style-name="ce33" table:formula="of:=SUM(['1AResults for P1_(dist)'.D51:.G51])" office:value-type="float" office:value="5.387" calcext:value-type="float">
            <text:p>5,39</text:p>
          </table:table-cell>
          <table:table-cell table:style-name="ce37" table:formula="of:=['1AResults for P1_(dist)'.D51]/['1AResults for P1_(dist)'.H51]" office:value-type="percentage" office:value="0.100612585854836" calcext:value-type="percentage">
            <text:p>10,06%</text:p>
          </table:table-cell>
          <table:table-cell table:style-name="ce37" table:formula="of:=['1AResults for P1_(dist)'.E51]/['1AResults for P1_(dist)'.H51]" office:value-type="percentage" office:value="0.324670503062929" calcext:value-type="percentage">
            <text:p>32,47%</text:p>
          </table:table-cell>
          <table:table-cell table:style-name="ce37" table:formula="of:=['1AResults for P1_(dist)'.F51]/['1AResults for P1_(dist)'.H51]" office:value-type="percentage" office:value="0.134583255986634" calcext:value-type="percentage">
            <text:p>13,46%</text:p>
          </table:table-cell>
          <table:table-cell table:style-name="ce37" table:formula="of:=['1AResults for P1_(dist)'.G51]/['1AResults for P1_(dist)'.H51]" office:value-type="percentage" office:value="0.440133655095601" calcext:value-type="percentage">
            <text:p>44,01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4-8.tsp</text:p>
          </table:table-cell>
          <table:table-cell table:style-name="ce32" table:formula="of:=['1AResults for P1_(time)'.C52]" office:value-type="float" office:value="26.763" calcext:value-type="float">
            <text:p>26,76</text:p>
          </table:table-cell>
          <table:table-cell table:style-name="ce32" office:value-type="float" office:value="0.882" calcext:value-type="float">
            <text:p>0,88</text:p>
          </table:table-cell>
          <table:table-cell table:style-name="ce32" office:value-type="float" office:value="1.964" calcext:value-type="float">
            <text:p>1,96</text:p>
          </table:table-cell>
          <table:table-cell table:style-name="ce32" office:value-type="float" office:value="0.769" calcext:value-type="float">
            <text:p>0,77</text:p>
          </table:table-cell>
          <table:table-cell table:style-name="ce32" office:value-type="float" office:value="1.868" calcext:value-type="float">
            <text:p>1,87</text:p>
          </table:table-cell>
          <table:table-cell table:style-name="ce32" table:formula="of:=SUM(['1AResults for P1_(dist)'.D52:.G52])" office:value-type="float" office:value="5.483" calcext:value-type="float">
            <text:p>5,48</text:p>
          </table:table-cell>
          <table:table-cell table:style-name="ce36" table:formula="of:=['1AResults for P1_(dist)'.D52]/['1AResults for P1_(dist)'.H52]" office:value-type="percentage" office:value="0.160860842604414" calcext:value-type="percentage">
            <text:p>16,09%</text:p>
          </table:table-cell>
          <table:table-cell table:style-name="ce36" table:formula="of:=['1AResults for P1_(dist)'.E52]/['1AResults for P1_(dist)'.H52]" office:value-type="percentage" office:value="0.358198066751778" calcext:value-type="percentage">
            <text:p>35,82%</text:p>
          </table:table-cell>
          <table:table-cell table:style-name="ce36" table:formula="of:=['1AResults for P1_(dist)'.F52]/['1AResults for P1_(dist)'.H52]" office:value-type="percentage" office:value="0.140251687032646" calcext:value-type="percentage">
            <text:p>14,03%</text:p>
          </table:table-cell>
          <table:table-cell table:style-name="ce36" table:formula="of:=['1AResults for P1_(dist)'.G52]/['1AResults for P1_(dist)'.H52]" office:value-type="percentage" office:value="0.340689403611162" calcext:value-type="percentage">
            <text:p>34,07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style-name="ce33" table:formula="of:=['1AResults for P1_(time)'.C53]" office:value-type="float" office:value="26.387" calcext:value-type="float">
            <text:p>26,39</text:p>
          </table:table-cell>
          <table:table-cell table:style-name="ce33" office:value-type="float" office:value="0.929" calcext:value-type="float">
            <text:p>0,93</text:p>
          </table:table-cell>
          <table:table-cell table:style-name="ce33" office:value-type="float" office:value="1.225" calcext:value-type="float">
            <text:p>1,23</text:p>
          </table:table-cell>
          <table:table-cell table:style-name="ce33" office:value-type="float" office:value="0.274" calcext:value-type="float">
            <text:p>0,27</text:p>
          </table:table-cell>
          <table:table-cell table:style-name="ce33" office:value-type="float" office:value="2.597" calcext:value-type="float">
            <text:p>2,60</text:p>
          </table:table-cell>
          <table:table-cell table:style-name="ce33" table:formula="of:=SUM(['1AResults for P1_(dist)'.D53:.G53])" office:value-type="float" office:value="5.025" calcext:value-type="float">
            <text:p>5,03</text:p>
          </table:table-cell>
          <table:table-cell table:style-name="ce37" table:formula="of:=['1AResults for P1_(dist)'.D53]/['1AResults for P1_(dist)'.H53]" office:value-type="percentage" office:value="0.184875621890547" calcext:value-type="percentage">
            <text:p>18,49%</text:p>
          </table:table-cell>
          <table:table-cell table:style-name="ce37" table:formula="of:=['1AResults for P1_(dist)'.E53]/['1AResults for P1_(dist)'.H53]" office:value-type="percentage" office:value="0.243781094527363" calcext:value-type="percentage">
            <text:p>24,38%</text:p>
          </table:table-cell>
          <table:table-cell table:style-name="ce37" table:formula="of:=['1AResults for P1_(dist)'.F53]/['1AResults for P1_(dist)'.H53]" office:value-type="percentage" office:value="0.0545273631840796" calcext:value-type="percentage">
            <text:p>5,45%</text:p>
          </table:table-cell>
          <table:table-cell table:style-name="ce37" table:formula="of:=['1AResults for P1_(dist)'.G53]/['1AResults for P1_(dist)'.H53]" office:value-type="percentage" office:value="0.51681592039801" calcext:value-type="percentage">
            <text:p>51,68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5-0.tsp</text:p>
          </table:table-cell>
          <table:table-cell table:style-name="ce32" table:formula="of:=['1AResults for P1_(time)'.C54]" office:value-type="float" office:value="34.606" calcext:value-type="float">
            <text:p>34,61</text:p>
          </table:table-cell>
          <table:table-cell table:style-name="ce32" office:value-type="float" office:value="2.049" calcext:value-type="float">
            <text:p>2,05</text:p>
          </table:table-cell>
          <table:table-cell table:style-name="ce32" office:value-type="float" office:value="0.786" calcext:value-type="float">
            <text:p>0,79</text:p>
          </table:table-cell>
          <table:table-cell table:style-name="ce32" office:value-type="float" office:value="0.279" calcext:value-type="float">
            <text:p>0,28</text:p>
          </table:table-cell>
          <table:table-cell table:style-name="ce32" office:value-type="float" office:value="4.356" calcext:value-type="float">
            <text:p>4,36</text:p>
          </table:table-cell>
          <table:table-cell table:style-name="ce32" table:formula="of:=SUM(['1AResults for P1_(dist)'.D54:.G54])" office:value-type="float" office:value="7.47" calcext:value-type="float">
            <text:p>7,47</text:p>
          </table:table-cell>
          <table:table-cell table:style-name="ce36" table:formula="of:=['1AResults for P1_(dist)'.D54]/['1AResults for P1_(dist)'.H54]" office:value-type="percentage" office:value="0.27429718875502" calcext:value-type="percentage">
            <text:p>27,43%</text:p>
          </table:table-cell>
          <table:table-cell table:style-name="ce36" table:formula="of:=['1AResults for P1_(dist)'.E54]/['1AResults for P1_(dist)'.H54]" office:value-type="percentage" office:value="0.105220883534137" calcext:value-type="percentage">
            <text:p>10,52%</text:p>
          </table:table-cell>
          <table:table-cell table:style-name="ce36" table:formula="of:=['1AResults for P1_(dist)'.F54]/['1AResults for P1_(dist)'.H54]" office:value-type="percentage" office:value="0.0373493975903615" calcext:value-type="percentage">
            <text:p>3,73%</text:p>
          </table:table-cell>
          <table:table-cell table:style-name="ce36" table:formula="of:=['1AResults for P1_(dist)'.G54]/['1AResults for P1_(dist)'.H54]" office:value-type="percentage" office:value="0.583132530120482" calcext:value-type="percentage">
            <text:p>58,31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style-name="ce33" table:formula="of:=['1AResults for P1_(time)'.C55]" office:value-type="float" office:value="34.442" calcext:value-type="float">
            <text:p>34,44</text:p>
          </table:table-cell>
          <table:table-cell table:style-name="ce33" office:value-type="float" office:value="1.242" calcext:value-type="float">
            <text:p>1,24</text:p>
          </table:table-cell>
          <table:table-cell table:style-name="ce33" office:value-type="float" office:value="1.535" calcext:value-type="float">
            <text:p>1,54</text:p>
          </table:table-cell>
          <table:table-cell table:style-name="ce33" office:value-type="float" office:value="0.459" calcext:value-type="float">
            <text:p>0,46</text:p>
          </table:table-cell>
          <table:table-cell table:style-name="ce33" office:value-type="float" office:value="2.39" calcext:value-type="float">
            <text:p>2,39</text:p>
          </table:table-cell>
          <table:table-cell table:style-name="ce33" table:formula="of:=SUM(['1AResults for P1_(dist)'.D55:.G55])" office:value-type="float" office:value="5.626" calcext:value-type="float">
            <text:p>5,63</text:p>
          </table:table-cell>
          <table:table-cell table:style-name="ce37" table:formula="of:=['1AResults for P1_(dist)'.D55]/['1AResults for P1_(dist)'.H55]" office:value-type="percentage" office:value="0.220760753643797" calcext:value-type="percentage">
            <text:p>22,08%</text:p>
          </table:table-cell>
          <table:table-cell table:style-name="ce37" table:formula="of:=['1AResults for P1_(dist)'.E55]/['1AResults for P1_(dist)'.H55]" office:value-type="percentage" office:value="0.272840383931745" calcext:value-type="percentage">
            <text:p>27,28%</text:p>
          </table:table-cell>
          <table:table-cell table:style-name="ce37" table:formula="of:=['1AResults for P1_(dist)'.F55]/['1AResults for P1_(dist)'.H55]" office:value-type="percentage" office:value="0.0815854959118379" calcext:value-type="percentage">
            <text:p>8,16%</text:p>
          </table:table-cell>
          <table:table-cell table:style-name="ce37" table:formula="of:=['1AResults for P1_(dist)'.G55]/['1AResults for P1_(dist)'.H55]" office:value-type="percentage" office:value="0.42481336651262" calcext:value-type="percentage">
            <text:p>42,48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5-2.tsp</text:p>
          </table:table-cell>
          <table:table-cell table:style-name="ce32" table:formula="of:=['1AResults for P1_(time)'.C56]" office:value-type="float" office:value="32.935" calcext:value-type="float">
            <text:p>32,94</text:p>
          </table:table-cell>
          <table:table-cell table:style-name="ce32" office:value-type="float" office:value="1.098" calcext:value-type="float">
            <text:p>1,10</text:p>
          </table:table-cell>
          <table:table-cell table:style-name="ce32" office:value-type="float" office:value="1.095" calcext:value-type="float">
            <text:p>1,10</text:p>
          </table:table-cell>
          <table:table-cell table:style-name="ce32" office:value-type="float" office:value="0.097" calcext:value-type="float">
            <text:p>0,10</text:p>
          </table:table-cell>
          <table:table-cell table:style-name="ce32" office:value-type="float" office:value="2.911" calcext:value-type="float">
            <text:p>2,91</text:p>
          </table:table-cell>
          <table:table-cell table:style-name="ce32" table:formula="of:=SUM(['1AResults for P1_(dist)'.D56:.G56])" office:value-type="float" office:value="5.201" calcext:value-type="float">
            <text:p>5,20</text:p>
          </table:table-cell>
          <table:table-cell table:style-name="ce36" table:formula="of:=['1AResults for P1_(dist)'.D56]/['1AResults for P1_(dist)'.H56]" office:value-type="percentage" office:value="0.211113247452413" calcext:value-type="percentage">
            <text:p>21,11%</text:p>
          </table:table-cell>
          <table:table-cell table:style-name="ce36" table:formula="of:=['1AResults for P1_(dist)'.E56]/['1AResults for P1_(dist)'.H56]" office:value-type="percentage" office:value="0.210536435300904" calcext:value-type="percentage">
            <text:p>21,05%</text:p>
          </table:table-cell>
          <table:table-cell table:style-name="ce36" table:formula="of:=['1AResults for P1_(dist)'.F56]/['1AResults for P1_(dist)'.H56]" office:value-type="percentage" office:value="0.0186502595654682" calcext:value-type="percentage">
            <text:p>1,87%</text:p>
          </table:table-cell>
          <table:table-cell table:style-name="ce36" table:formula="of:=['1AResults for P1_(dist)'.G56]/['1AResults for P1_(dist)'.H56]" office:value-type="percentage" office:value="0.559700057681215" calcext:value-type="percentage">
            <text:p>55,97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style-name="ce33" table:formula="of:=['1AResults for P1_(time)'.C57]" office:value-type="float" office:value="36.765" calcext:value-type="float">
            <text:p>36,77</text:p>
          </table:table-cell>
          <table:table-cell table:style-name="ce33" office:value-type="float" office:value="1.588" calcext:value-type="float">
            <text:p>1,59</text:p>
          </table:table-cell>
          <table:table-cell table:style-name="ce33" office:value-type="float" office:value="0.446" calcext:value-type="float">
            <text:p>0,45</text:p>
          </table:table-cell>
          <table:table-cell table:style-name="ce33" office:value-type="float" office:value="0.509" calcext:value-type="float">
            <text:p>0,51</text:p>
          </table:table-cell>
          <table:table-cell table:style-name="ce33" office:value-type="float" office:value="2.72" calcext:value-type="float">
            <text:p>2,72</text:p>
          </table:table-cell>
          <table:table-cell table:style-name="ce33" table:formula="of:=SUM(['1AResults for P1_(dist)'.D57:.G57])" office:value-type="float" office:value="5.263" calcext:value-type="float">
            <text:p>5,26</text:p>
          </table:table-cell>
          <table:table-cell table:style-name="ce37" table:formula="of:=['1AResults for P1_(dist)'.D57]/['1AResults for P1_(dist)'.H57]" office:value-type="percentage" office:value="0.301729051871556" calcext:value-type="percentage">
            <text:p>30,17%</text:p>
          </table:table-cell>
          <table:table-cell table:style-name="ce37" table:formula="of:=['1AResults for P1_(dist)'.E57]/['1AResults for P1_(dist)'.H57]" office:value-type="percentage" office:value="0.0847425422762683" calcext:value-type="percentage">
            <text:p>8,47%</text:p>
          </table:table-cell>
          <table:table-cell table:style-name="ce37" table:formula="of:=['1AResults for P1_(dist)'.F57]/['1AResults for P1_(dist)'.H57]" office:value-type="percentage" office:value="0.0967129013870416" calcext:value-type="percentage">
            <text:p>9,67%</text:p>
          </table:table-cell>
          <table:table-cell table:style-name="ce37" table:formula="of:=['1AResults for P1_(dist)'.G57]/['1AResults for P1_(dist)'.H57]" office:value-type="percentage" office:value="0.516815504465134" calcext:value-type="percentage">
            <text:p>51,68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5-4.tsp</text:p>
          </table:table-cell>
          <table:table-cell table:style-name="ce32" table:formula="of:=['1AResults for P1_(time)'.C58]" office:value-type="float" office:value="35.342" calcext:value-type="float">
            <text:p>35,34</text:p>
          </table:table-cell>
          <table:table-cell table:style-name="ce32" office:value-type="float" office:value="1.378" calcext:value-type="float">
            <text:p>1,38</text:p>
          </table:table-cell>
          <table:table-cell table:style-name="ce32" office:value-type="float" office:value="1.52" calcext:value-type="float">
            <text:p>1,52</text:p>
          </table:table-cell>
          <table:table-cell table:style-name="ce32" office:value-type="float" office:value="0.602" calcext:value-type="float">
            <text:p>0,60</text:p>
          </table:table-cell>
          <table:table-cell table:style-name="ce32" office:value-type="float" office:value="2.664" calcext:value-type="float">
            <text:p>2,66</text:p>
          </table:table-cell>
          <table:table-cell table:style-name="ce32" table:formula="of:=SUM(['1AResults for P1_(dist)'.D58:.G58])" office:value-type="float" office:value="6.164" calcext:value-type="float">
            <text:p>6,16</text:p>
          </table:table-cell>
          <table:table-cell table:style-name="ce36" table:formula="of:=['1AResults for P1_(dist)'.D58]/['1AResults for P1_(dist)'.H58]" office:value-type="percentage" office:value="0.22355613238157" calcext:value-type="percentage">
            <text:p>22,36%</text:p>
          </table:table-cell>
          <table:table-cell table:style-name="ce36" table:formula="of:=['1AResults for P1_(dist)'.E58]/['1AResults for P1_(dist)'.H58]" office:value-type="percentage" office:value="0.246593121349773" calcext:value-type="percentage">
            <text:p>24,66%</text:p>
          </table:table-cell>
          <table:table-cell table:style-name="ce36" table:formula="of:=['1AResults for P1_(dist)'.F58]/['1AResults for P1_(dist)'.H58]" office:value-type="percentage" office:value="0.0976638546398443" calcext:value-type="percentage">
            <text:p>9,77%</text:p>
          </table:table-cell>
          <table:table-cell table:style-name="ce36" table:formula="of:=['1AResults for P1_(dist)'.G58]/['1AResults for P1_(dist)'.H58]" office:value-type="percentage" office:value="0.432186891628813" calcext:value-type="percentage">
            <text:p>43,22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style-name="ce33" table:formula="of:=['1AResults for P1_(time)'.C59]" office:value-type="float" office:value="34.536" calcext:value-type="float">
            <text:p>34,54</text:p>
          </table:table-cell>
          <table:table-cell table:style-name="ce33" office:value-type="float" office:value="1.53" calcext:value-type="float">
            <text:p>1,53</text:p>
          </table:table-cell>
          <table:table-cell table:style-name="ce33" office:value-type="float" office:value="0.72" calcext:value-type="float">
            <text:p>0,72</text:p>
          </table:table-cell>
          <table:table-cell table:style-name="ce33" office:value-type="float" office:value="0.358" calcext:value-type="float">
            <text:p>0,36</text:p>
          </table:table-cell>
          <table:table-cell table:style-name="ce33" office:value-type="float" office:value="3.3" calcext:value-type="float">
            <text:p>3,30</text:p>
          </table:table-cell>
          <table:table-cell table:style-name="ce33" table:formula="of:=SUM(['1AResults for P1_(dist)'.D59:.G59])" office:value-type="float" office:value="5.908" calcext:value-type="float">
            <text:p>5,91</text:p>
          </table:table-cell>
          <table:table-cell table:style-name="ce37" table:formula="of:=['1AResults for P1_(dist)'.D59]/['1AResults for P1_(dist)'.H59]" office:value-type="percentage" office:value="0.258970886932972" calcext:value-type="percentage">
            <text:p>25,90%</text:p>
          </table:table-cell>
          <table:table-cell table:style-name="ce37" table:formula="of:=['1AResults for P1_(dist)'.E59]/['1AResults for P1_(dist)'.H59]" office:value-type="percentage" office:value="0.12186865267434" calcext:value-type="percentage">
            <text:p>12,19%</text:p>
          </table:table-cell>
          <table:table-cell table:style-name="ce37" table:formula="of:=['1AResults for P1_(dist)'.F59]/['1AResults for P1_(dist)'.H59]" office:value-type="percentage" office:value="0.0605958023019634" calcext:value-type="percentage">
            <text:p>6,06%</text:p>
          </table:table-cell>
          <table:table-cell table:style-name="ce37" table:formula="of:=['1AResults for P1_(dist)'.G59]/['1AResults for P1_(dist)'.H59]" office:value-type="percentage" office:value="0.558564658090724" calcext:value-type="percentage">
            <text:p>55,86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5-6.tsp</text:p>
          </table:table-cell>
          <table:table-cell table:style-name="ce32" table:formula="of:=['1AResults for P1_(time)'.C60]" office:value-type="float" office:value="35.053" calcext:value-type="float">
            <text:p>35,05</text:p>
          </table:table-cell>
          <table:table-cell table:style-name="ce32" office:value-type="float" office:value="1.894" calcext:value-type="float">
            <text:p>1,89</text:p>
          </table:table-cell>
          <table:table-cell table:style-name="ce32" office:value-type="float" office:value="1.12" calcext:value-type="float">
            <text:p>1,12</text:p>
          </table:table-cell>
          <table:table-cell table:style-name="ce32" office:value-type="float" office:value="0.153" calcext:value-type="float">
            <text:p>0,15</text:p>
          </table:table-cell>
          <table:table-cell table:style-name="ce32" office:value-type="float" office:value="3.44" calcext:value-type="float">
            <text:p>3,44</text:p>
          </table:table-cell>
          <table:table-cell table:style-name="ce32" table:formula="of:=SUM(['1AResults for P1_(dist)'.D60:.G60])" office:value-type="float" office:value="6.607" calcext:value-type="float">
            <text:p>6,61</text:p>
          </table:table-cell>
          <table:table-cell table:style-name="ce36" table:formula="of:=['1AResults for P1_(dist)'.D60]/['1AResults for P1_(dist)'.H60]" office:value-type="percentage" office:value="0.286665657635841" calcext:value-type="percentage">
            <text:p>28,67%</text:p>
          </table:table-cell>
          <table:table-cell table:style-name="ce36" table:formula="of:=['1AResults for P1_(dist)'.E60]/['1AResults for P1_(dist)'.H60]" office:value-type="percentage" office:value="0.169517178749811" calcext:value-type="percentage">
            <text:p>16,95%</text:p>
          </table:table-cell>
          <table:table-cell table:style-name="ce36" table:formula="of:=['1AResults for P1_(dist)'.F60]/['1AResults for P1_(dist)'.H60]" office:value-type="percentage" office:value="0.0231572574542152" calcext:value-type="percentage">
            <text:p>2,32%</text:p>
          </table:table-cell>
          <table:table-cell table:style-name="ce36" table:formula="of:=['1AResults for P1_(dist)'.G60]/['1AResults for P1_(dist)'.H60]" office:value-type="percentage" office:value="0.520659906160133" calcext:value-type="percentage">
            <text:p>52,07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style-name="ce33" table:formula="of:=['1AResults for P1_(time)'.C61]" office:value-type="float" office:value="33.852" calcext:value-type="float">
            <text:p>33,85</text:p>
          </table:table-cell>
          <table:table-cell table:style-name="ce33" office:value-type="float" office:value="1.306" calcext:value-type="float">
            <text:p>1,31</text:p>
          </table:table-cell>
          <table:table-cell table:style-name="ce33" office:value-type="float" office:value="1.301" calcext:value-type="float">
            <text:p>1,30</text:p>
          </table:table-cell>
          <table:table-cell table:style-name="ce33" office:value-type="float" office:value="0.154" calcext:value-type="float">
            <text:p>0,15</text:p>
          </table:table-cell>
          <table:table-cell table:style-name="ce33" office:value-type="float" office:value="3.269" calcext:value-type="float">
            <text:p>3,27</text:p>
          </table:table-cell>
          <table:table-cell table:style-name="ce33" table:formula="of:=SUM(['1AResults for P1_(dist)'.D61:.G61])" office:value-type="float" office:value="6.03" calcext:value-type="float">
            <text:p>6,03</text:p>
          </table:table-cell>
          <table:table-cell table:style-name="ce37" table:formula="of:=['1AResults for P1_(dist)'.D61]/['1AResults for P1_(dist)'.H61]" office:value-type="percentage" office:value="0.216583747927031" calcext:value-type="percentage">
            <text:p>21,66%</text:p>
          </table:table-cell>
          <table:table-cell table:style-name="ce37" table:formula="of:=['1AResults for P1_(dist)'.E61]/['1AResults for P1_(dist)'.H61]" office:value-type="percentage" office:value="0.21575456053068" calcext:value-type="percentage">
            <text:p>21,58%</text:p>
          </table:table-cell>
          <table:table-cell table:style-name="ce37" table:formula="of:=['1AResults for P1_(dist)'.F61]/['1AResults for P1_(dist)'.H61]" office:value-type="percentage" office:value="0.0255389718076285" calcext:value-type="percentage">
            <text:p>2,55%</text:p>
          </table:table-cell>
          <table:table-cell table:style-name="ce37" table:formula="of:=['1AResults for P1_(dist)'.G61]/['1AResults for P1_(dist)'.H61]" office:value-type="percentage" office:value="0.54212271973466" calcext:value-type="percentage">
            <text:p>54,21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5-8.tsp</text:p>
          </table:table-cell>
          <table:table-cell table:style-name="ce32" table:formula="of:=['1AResults for P1_(time)'.C62]" office:value-type="float" office:value="34.387" calcext:value-type="float">
            <text:p>34,39</text:p>
          </table:table-cell>
          <table:table-cell table:style-name="ce32" office:value-type="float" office:value="1.129" calcext:value-type="float">
            <text:p>1,13</text:p>
          </table:table-cell>
          <table:table-cell table:style-name="ce32" office:value-type="float" office:value="1.616" calcext:value-type="float">
            <text:p>1,62</text:p>
          </table:table-cell>
          <table:table-cell table:style-name="ce32" office:value-type="float" office:value="0.583" calcext:value-type="float">
            <text:p>0,58</text:p>
          </table:table-cell>
          <table:table-cell table:style-name="ce32" office:value-type="float" office:value="2.441" calcext:value-type="float">
            <text:p>2,44</text:p>
          </table:table-cell>
          <table:table-cell table:style-name="ce32" table:formula="of:=SUM(['1AResults for P1_(dist)'.D62:.G62])" office:value-type="float" office:value="5.769" calcext:value-type="float">
            <text:p>5,77</text:p>
          </table:table-cell>
          <table:table-cell table:style-name="ce36" table:formula="of:=['1AResults for P1_(dist)'.D62]/['1AResults for P1_(dist)'.H62]" office:value-type="percentage" office:value="0.195701161379789" calcext:value-type="percentage">
            <text:p>19,57%</text:p>
          </table:table-cell>
          <table:table-cell table:style-name="ce36" table:formula="of:=['1AResults for P1_(dist)'.E62]/['1AResults for P1_(dist)'.H62]" office:value-type="percentage" office:value="0.280117871381522" calcext:value-type="percentage">
            <text:p>28,01%</text:p>
          </table:table-cell>
          <table:table-cell table:style-name="ce36" table:formula="of:=['1AResults for P1_(dist)'.F62]/['1AResults for P1_(dist)'.H62]" office:value-type="percentage" office:value="0.101057375628358" calcext:value-type="percentage">
            <text:p>10,11%</text:p>
          </table:table-cell>
          <table:table-cell table:style-name="ce36" table:formula="of:=['1AResults for P1_(dist)'.G62]/['1AResults for P1_(dist)'.H62]" office:value-type="percentage" office:value="0.423123591610331" calcext:value-type="percentage">
            <text:p>42,31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style-name="ce33" table:formula="of:=['1AResults for P1_(time)'.C63]" office:value-type="float" office:value="31.419" calcext:value-type="float">
            <text:p>31,42</text:p>
          </table:table-cell>
          <table:table-cell table:style-name="ce33" office:value-type="float" office:value="1.29" calcext:value-type="float">
            <text:p>1,29</text:p>
          </table:table-cell>
          <table:table-cell table:style-name="ce33" office:value-type="float" office:value="1.566" calcext:value-type="float">
            <text:p>1,57</text:p>
          </table:table-cell>
          <table:table-cell table:style-name="ce33" office:value-type="float" office:value="0.171" calcext:value-type="float">
            <text:p>0,17</text:p>
          </table:table-cell>
          <table:table-cell table:style-name="ce33" office:value-type="float" office:value="3.764" calcext:value-type="float">
            <text:p>3,76</text:p>
          </table:table-cell>
          <table:table-cell table:style-name="ce33" table:formula="of:=SUM(['1AResults for P1_(dist)'.D63:.G63])" office:value-type="float" office:value="6.791" calcext:value-type="float">
            <text:p>6,79</text:p>
          </table:table-cell>
          <table:table-cell table:style-name="ce37" table:formula="of:=['1AResults for P1_(dist)'.D63]/['1AResults for P1_(dist)'.H63]" office:value-type="percentage" office:value="0.189957296421735" calcext:value-type="percentage">
            <text:p>19,00%</text:p>
          </table:table-cell>
          <table:table-cell table:style-name="ce37" table:formula="of:=['1AResults for P1_(dist)'.E63]/['1AResults for P1_(dist)'.H63]" office:value-type="percentage" office:value="0.230599322632896" calcext:value-type="percentage">
            <text:p>23,06%</text:p>
          </table:table-cell>
          <table:table-cell table:style-name="ce37" table:formula="of:=['1AResults for P1_(dist)'.F63]/['1AResults for P1_(dist)'.H63]" office:value-type="percentage" office:value="0.0251803858047416" calcext:value-type="percentage">
            <text:p>2,52%</text:p>
          </table:table-cell>
          <table:table-cell table:style-name="ce37" table:formula="of:=['1AResults for P1_(dist)'.G63]/['1AResults for P1_(dist)'.H63]" office:value-type="percentage" office:value="0.554262995140627" calcext:value-type="percentage">
            <text:p>55,43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6-0.tsp</text:p>
          </table:table-cell>
          <table:table-cell table:style-name="ce32" table:formula="of:=['1AResults for P1_(time)'.C64]" office:value-type="float" office:value="37.95" calcext:value-type="float">
            <text:p>37,95</text:p>
          </table:table-cell>
          <table:table-cell table:style-name="ce32" office:value-type="float" office:value="1.149" calcext:value-type="float">
            <text:p>1,15</text:p>
          </table:table-cell>
          <table:table-cell table:style-name="ce32" office:value-type="float" office:value="3.207" calcext:value-type="float">
            <text:p>3,21</text:p>
          </table:table-cell>
          <table:table-cell table:style-name="ce32" office:value-type="float" office:value="1.212" calcext:value-type="float">
            <text:p>1,21</text:p>
          </table:table-cell>
          <table:table-cell table:style-name="ce32" office:value-type="float" office:value="3.698" calcext:value-type="float">
            <text:p>3,70</text:p>
          </table:table-cell>
          <table:table-cell table:style-name="ce32" table:formula="of:=SUM(['1AResults for P1_(dist)'.D64:.G64])" office:value-type="float" office:value="9.266" calcext:value-type="float">
            <text:p>9,27</text:p>
          </table:table-cell>
          <table:table-cell table:style-name="ce36" table:formula="of:=['1AResults for P1_(dist)'.D64]/['1AResults for P1_(dist)'.H64]" office:value-type="percentage" office:value="0.124001726742931" calcext:value-type="percentage">
            <text:p>12,40%</text:p>
          </table:table-cell>
          <table:table-cell table:style-name="ce36" table:formula="of:=['1AResults for P1_(dist)'.E64]/['1AResults for P1_(dist)'.H64]" office:value-type="percentage" office:value="0.346104036261602" calcext:value-type="percentage">
            <text:p>34,61%</text:p>
          </table:table-cell>
          <table:table-cell table:style-name="ce36" table:formula="of:=['1AResults for P1_(dist)'.F64]/['1AResults for P1_(dist)'.H64]" office:value-type="percentage" office:value="0.130800777034319" calcext:value-type="percentage">
            <text:p>13,08%</text:p>
          </table:table-cell>
          <table:table-cell table:style-name="ce36" table:formula="of:=['1AResults for P1_(dist)'.G64]/['1AResults for P1_(dist)'.H64]" office:value-type="percentage" office:value="0.399093459961148" calcext:value-type="percentage">
            <text:p>39,91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style-name="ce33" table:formula="of:=['1AResults for P1_(time)'.C65]" office:value-type="float" office:value="38.526" calcext:value-type="float">
            <text:p>38,53</text:p>
          </table:table-cell>
          <table:table-cell table:style-name="ce33" office:value-type="float" office:value="1.143" calcext:value-type="float">
            <text:p>1,14</text:p>
          </table:table-cell>
          <table:table-cell table:style-name="ce33" office:value-type="float" office:value="3.052" calcext:value-type="float">
            <text:p>3,05</text:p>
          </table:table-cell>
          <table:table-cell table:style-name="ce33" office:value-type="float" office:value="0.574" calcext:value-type="float">
            <text:p>0,57</text:p>
          </table:table-cell>
          <table:table-cell table:style-name="ce33" office:value-type="float" office:value="2.797" calcext:value-type="float">
            <text:p>2,80</text:p>
          </table:table-cell>
          <table:table-cell table:style-name="ce33" table:formula="of:=SUM(['1AResults for P1_(dist)'.D65:.G65])" office:value-type="float" office:value="7.566" calcext:value-type="float">
            <text:p>7,57</text:p>
          </table:table-cell>
          <table:table-cell table:style-name="ce37" table:formula="of:=['1AResults for P1_(dist)'.D65]/['1AResults for P1_(dist)'.H65]" office:value-type="percentage" office:value="0.15107057890563" calcext:value-type="percentage">
            <text:p>15,11%</text:p>
          </table:table-cell>
          <table:table-cell table:style-name="ce37" table:formula="of:=['1AResults for P1_(dist)'.E65]/['1AResults for P1_(dist)'.H65]" office:value-type="percentage" office:value="0.403383558022733" calcext:value-type="percentage">
            <text:p>40,34%</text:p>
          </table:table-cell>
          <table:table-cell table:style-name="ce37" table:formula="of:=['1AResults for P1_(dist)'.F65]/['1AResults for P1_(dist)'.H65]" office:value-type="percentage" office:value="0.0758657150409728" calcext:value-type="percentage">
            <text:p>7,59%</text:p>
          </table:table-cell>
          <table:table-cell table:style-name="ce37" table:formula="of:=['1AResults for P1_(dist)'.G65]/['1AResults for P1_(dist)'.H65]" office:value-type="percentage" office:value="0.369680148030664" calcext:value-type="percentage">
            <text:p>36,97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6-2.tsp</text:p>
          </table:table-cell>
          <table:table-cell table:style-name="ce32" table:formula="of:=['1AResults for P1_(time)'.C66]" office:value-type="float" office:value="41.119" calcext:value-type="float">
            <text:p>41,12</text:p>
          </table:table-cell>
          <table:table-cell table:style-name="ce32" office:value-type="float" office:value="1.39" calcext:value-type="float">
            <text:p>1,39</text:p>
          </table:table-cell>
          <table:table-cell table:style-name="ce32" office:value-type="float" office:value="3.103" calcext:value-type="float">
            <text:p>3,10</text:p>
          </table:table-cell>
          <table:table-cell table:style-name="ce32" office:value-type="float" office:value="1.188" calcext:value-type="float">
            <text:p>1,19</text:p>
          </table:table-cell>
          <table:table-cell table:style-name="ce32" office:value-type="float" office:value="3.328" calcext:value-type="float">
            <text:p>3,33</text:p>
          </table:table-cell>
          <table:table-cell table:style-name="ce32" table:formula="of:=SUM(['1AResults for P1_(dist)'.D66:.G66])" office:value-type="float" office:value="9.009" calcext:value-type="float">
            <text:p>9,01</text:p>
          </table:table-cell>
          <table:table-cell table:style-name="ce36" table:formula="of:=['1AResults for P1_(dist)'.D66]/['1AResults for P1_(dist)'.H66]" office:value-type="percentage" office:value="0.154290154290154" calcext:value-type="percentage">
            <text:p>15,43%</text:p>
          </table:table-cell>
          <table:table-cell table:style-name="ce36" table:formula="of:=['1AResults for P1_(dist)'.E66]/['1AResults for P1_(dist)'.H66]" office:value-type="percentage" office:value="0.344433344433344" calcext:value-type="percentage">
            <text:p>34,44%</text:p>
          </table:table-cell>
          <table:table-cell table:style-name="ce36" table:formula="of:=['1AResults for P1_(dist)'.F66]/['1AResults for P1_(dist)'.H66]" office:value-type="percentage" office:value="0.131868131868132" calcext:value-type="percentage">
            <text:p>13,19%</text:p>
          </table:table-cell>
          <table:table-cell table:style-name="ce36" table:formula="of:=['1AResults for P1_(dist)'.G66]/['1AResults for P1_(dist)'.H66]" office:value-type="percentage" office:value="0.369408369408369" calcext:value-type="percentage">
            <text:p>36,94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style-name="ce33" table:formula="of:=['1AResults for P1_(time)'.C67]" office:value-type="float" office:value="39.286" calcext:value-type="float">
            <text:p>39,29</text:p>
          </table:table-cell>
          <table:table-cell table:style-name="ce33" office:value-type="float" office:value="1.038" calcext:value-type="float">
            <text:p>1,04</text:p>
          </table:table-cell>
          <table:table-cell table:style-name="ce33" office:value-type="float" office:value="1.766" calcext:value-type="float">
            <text:p>1,77</text:p>
          </table:table-cell>
          <table:table-cell table:style-name="ce33" office:value-type="float" office:value="1.173" calcext:value-type="float">
            <text:p>1,17</text:p>
          </table:table-cell>
          <table:table-cell table:style-name="ce33" office:value-type="float" office:value="3.359" calcext:value-type="float">
            <text:p>3,36</text:p>
          </table:table-cell>
          <table:table-cell table:style-name="ce33" table:formula="of:=SUM(['1AResults for P1_(dist)'.D67:.G67])" office:value-type="float" office:value="7.336" calcext:value-type="float">
            <text:p>7,34</text:p>
          </table:table-cell>
          <table:table-cell table:style-name="ce37" table:formula="of:=['1AResults for P1_(dist)'.D67]/['1AResults for P1_(dist)'.H67]" office:value-type="percentage" office:value="0.141494002181025" calcext:value-type="percentage">
            <text:p>14,15%</text:p>
          </table:table-cell>
          <table:table-cell table:style-name="ce37" table:formula="of:=['1AResults for P1_(dist)'.E67]/['1AResults for P1_(dist)'.H67]" office:value-type="percentage" office:value="0.240730643402399" calcext:value-type="percentage">
            <text:p>24,07%</text:p>
          </table:table-cell>
          <table:table-cell table:style-name="ce37" table:formula="of:=['1AResults for P1_(dist)'.F67]/['1AResults for P1_(dist)'.H67]" office:value-type="percentage" office:value="0.159896401308615" calcext:value-type="percentage">
            <text:p>15,99%</text:p>
          </table:table-cell>
          <table:table-cell table:style-name="ce37" table:formula="of:=['1AResults for P1_(dist)'.G67]/['1AResults for P1_(dist)'.H67]" office:value-type="percentage" office:value="0.457878953107961" calcext:value-type="percentage">
            <text:p>45,79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6-4.tsp</text:p>
          </table:table-cell>
          <table:table-cell table:style-name="ce32" table:formula="of:=['1AResults for P1_(time)'.C68]" office:value-type="float" office:value="41.268" calcext:value-type="float">
            <text:p>41,27</text:p>
          </table:table-cell>
          <table:table-cell table:style-name="ce32" office:value-type="float" office:value="0.909" calcext:value-type="float">
            <text:p>0,91</text:p>
          </table:table-cell>
          <table:table-cell table:style-name="ce32" office:value-type="float" office:value="3.076" calcext:value-type="float">
            <text:p>3,08</text:p>
          </table:table-cell>
          <table:table-cell table:style-name="ce32" office:value-type="float" office:value="1.339" calcext:value-type="float">
            <text:p>1,34</text:p>
          </table:table-cell>
          <table:table-cell table:style-name="ce32" office:value-type="float" office:value="2.02" calcext:value-type="float">
            <text:p>2,02</text:p>
          </table:table-cell>
          <table:table-cell table:style-name="ce32" table:formula="of:=SUM(['1AResults for P1_(dist)'.D68:.G68])" office:value-type="float" office:value="7.344" calcext:value-type="float">
            <text:p>7,34</text:p>
          </table:table-cell>
          <table:table-cell table:style-name="ce36" table:formula="of:=['1AResults for P1_(dist)'.D68]/['1AResults for P1_(dist)'.H68]" office:value-type="percentage" office:value="0.123774509803922" calcext:value-type="percentage">
            <text:p>12,38%</text:p>
          </table:table-cell>
          <table:table-cell table:style-name="ce36" table:formula="of:=['1AResults for P1_(dist)'.E68]/['1AResults for P1_(dist)'.H68]" office:value-type="percentage" office:value="0.418845315904139" calcext:value-type="percentage">
            <text:p>41,88%</text:p>
          </table:table-cell>
          <table:table-cell table:style-name="ce36" table:formula="of:=['1AResults for P1_(dist)'.F68]/['1AResults for P1_(dist)'.H68]" office:value-type="percentage" office:value="0.182325708061002" calcext:value-type="percentage">
            <text:p>18,23%</text:p>
          </table:table-cell>
          <table:table-cell table:style-name="ce36" table:formula="of:=['1AResults for P1_(dist)'.G68]/['1AResults for P1_(dist)'.H68]" office:value-type="percentage" office:value="0.275054466230937" calcext:value-type="percentage">
            <text:p>27,51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style-name="ce33" table:formula="of:=['1AResults for P1_(time)'.C69]" office:value-type="float" office:value="39.662" calcext:value-type="float">
            <text:p>39,66</text:p>
          </table:table-cell>
          <table:table-cell table:style-name="ce33" office:value-type="float" office:value="1.546" calcext:value-type="float">
            <text:p>1,55</text:p>
          </table:table-cell>
          <table:table-cell table:style-name="ce33" office:value-type="float" office:value="4.24" calcext:value-type="float">
            <text:p>4,24</text:p>
          </table:table-cell>
          <table:table-cell table:style-name="ce33" office:value-type="float" office:value="0.431" calcext:value-type="float">
            <text:p>0,43</text:p>
          </table:table-cell>
          <table:table-cell table:style-name="ce33" office:value-type="float" office:value="3.677" calcext:value-type="float">
            <text:p>3,68</text:p>
          </table:table-cell>
          <table:table-cell table:style-name="ce33" table:formula="of:=SUM(['1AResults for P1_(dist)'.D69:.G69])" office:value-type="float" office:value="9.894" calcext:value-type="float">
            <text:p>9,89</text:p>
          </table:table-cell>
          <table:table-cell table:style-name="ce37" table:formula="of:=['1AResults for P1_(dist)'.D69]/['1AResults for P1_(dist)'.H69]" office:value-type="percentage" office:value="0.156256316959774" calcext:value-type="percentage">
            <text:p>15,63%</text:p>
          </table:table-cell>
          <table:table-cell table:style-name="ce37" table:formula="of:=['1AResults for P1_(dist)'.E69]/['1AResults for P1_(dist)'.H69]" office:value-type="percentage" office:value="0.428542551041035" calcext:value-type="percentage">
            <text:p>42,85%</text:p>
          </table:table-cell>
          <table:table-cell table:style-name="ce37" table:formula="of:=['1AResults for P1_(dist)'.F69]/['1AResults for P1_(dist)'.H69]" office:value-type="percentage" office:value="0.0435617545987467" calcext:value-type="percentage">
            <text:p>4,36%</text:p>
          </table:table-cell>
          <table:table-cell table:style-name="ce37" table:formula="of:=['1AResults for P1_(dist)'.G69]/['1AResults for P1_(dist)'.H69]" office:value-type="percentage" office:value="0.371639377400445" calcext:value-type="percentage">
            <text:p>37,16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6-6.tsp</text:p>
          </table:table-cell>
          <table:table-cell table:style-name="ce32" table:formula="of:=['1AResults for P1_(time)'.C70]" office:value-type="float" office:value="38.275" calcext:value-type="float">
            <text:p>38,28</text:p>
          </table:table-cell>
          <table:table-cell table:style-name="ce32" office:value-type="float" office:value="0.867" calcext:value-type="float">
            <text:p>0,87</text:p>
          </table:table-cell>
          <table:table-cell table:style-name="ce32" office:value-type="float" office:value="2.602" calcext:value-type="float">
            <text:p>2,60</text:p>
          </table:table-cell>
          <table:table-cell table:style-name="ce32" office:value-type="float" office:value="1.02" calcext:value-type="float">
            <text:p>1,02</text:p>
          </table:table-cell>
          <table:table-cell table:style-name="ce32" office:value-type="float" office:value="3.668" calcext:value-type="float">
            <text:p>3,67</text:p>
          </table:table-cell>
          <table:table-cell table:style-name="ce32" table:formula="of:=SUM(['1AResults for P1_(dist)'.D70:.G70])" office:value-type="float" office:value="8.157" calcext:value-type="float">
            <text:p>8,16</text:p>
          </table:table-cell>
          <table:table-cell table:style-name="ce36" table:formula="of:=['1AResults for P1_(dist)'.D70]/['1AResults for P1_(dist)'.H70]" office:value-type="percentage" office:value="0.106289076866495" calcext:value-type="percentage">
            <text:p>10,63%</text:p>
          </table:table-cell>
          <table:table-cell table:style-name="ce36" table:formula="of:=['1AResults for P1_(dist)'.E70]/['1AResults for P1_(dist)'.H70]" office:value-type="percentage" office:value="0.31898982469045" calcext:value-type="percentage">
            <text:p>31,90%</text:p>
          </table:table-cell>
          <table:table-cell table:style-name="ce36" table:formula="of:=['1AResults for P1_(dist)'.F70]/['1AResults for P1_(dist)'.H70]" office:value-type="percentage" office:value="0.125045972784112" calcext:value-type="percentage">
            <text:p>12,50%</text:p>
          </table:table-cell>
          <table:table-cell table:style-name="ce36" table:formula="of:=['1AResults for P1_(dist)'.G70]/['1AResults for P1_(dist)'.H70]" office:value-type="percentage" office:value="0.449675125658943" calcext:value-type="percentage">
            <text:p>44,97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style-name="ce33" table:formula="of:=['1AResults for P1_(time)'.C71]" office:value-type="float" office:value="42.474" calcext:value-type="float">
            <text:p>42,47</text:p>
          </table:table-cell>
          <table:table-cell table:style-name="ce33" office:value-type="float" office:value="1.374" calcext:value-type="float">
            <text:p>1,37</text:p>
          </table:table-cell>
          <table:table-cell table:style-name="ce33" office:value-type="float" office:value="4.19" calcext:value-type="float">
            <text:p>4,19</text:p>
          </table:table-cell>
          <table:table-cell table:style-name="ce33" office:value-type="float" office:value="1.299" calcext:value-type="float">
            <text:p>1,30</text:p>
          </table:table-cell>
          <table:table-cell table:style-name="ce33" office:value-type="float" office:value="4.327" calcext:value-type="float">
            <text:p>4,33</text:p>
          </table:table-cell>
          <table:table-cell table:style-name="ce33" table:formula="of:=SUM(['1AResults for P1_(dist)'.D71:.G71])" office:value-type="float" office:value="11.19" calcext:value-type="float">
            <text:p>11,19</text:p>
          </table:table-cell>
          <table:table-cell table:style-name="ce37" table:formula="of:=['1AResults for P1_(dist)'.D71]/['1AResults for P1_(dist)'.H71]" office:value-type="percentage" office:value="0.122788203753351" calcext:value-type="percentage">
            <text:p>12,28%</text:p>
          </table:table-cell>
          <table:table-cell table:style-name="ce37" table:formula="of:=['1AResults for P1_(dist)'.E71]/['1AResults for P1_(dist)'.H71]" office:value-type="percentage" office:value="0.374441465594281" calcext:value-type="percentage">
            <text:p>37,44%</text:p>
          </table:table-cell>
          <table:table-cell table:style-name="ce37" table:formula="of:=['1AResults for P1_(dist)'.F71]/['1AResults for P1_(dist)'.H71]" office:value-type="percentage" office:value="0.116085790884718" calcext:value-type="percentage">
            <text:p>11,61%</text:p>
          </table:table-cell>
          <table:table-cell table:style-name="ce37" table:formula="of:=['1AResults for P1_(dist)'.G71]/['1AResults for P1_(dist)'.H71]" office:value-type="percentage" office:value="0.38668453976765" calcext:value-type="percentage">
            <text:p>38,67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6-8.tsp</text:p>
          </table:table-cell>
          <table:table-cell table:style-name="ce32" table:formula="of:=['1AResults for P1_(time)'.C72]" office:value-type="float" office:value="38.12" calcext:value-type="float">
            <text:p>38,12</text:p>
          </table:table-cell>
          <table:table-cell table:style-name="ce32" office:value-type="float" office:value="0.864" calcext:value-type="float">
            <text:p>0,86</text:p>
          </table:table-cell>
          <table:table-cell table:style-name="ce32" office:value-type="float" office:value="3.26" calcext:value-type="float">
            <text:p>3,26</text:p>
          </table:table-cell>
          <table:table-cell table:style-name="ce32" office:value-type="float" office:value="0.892" calcext:value-type="float">
            <text:p>0,89</text:p>
          </table:table-cell>
          <table:table-cell table:style-name="ce32" office:value-type="float" office:value="4.328" calcext:value-type="float">
            <text:p>4,33</text:p>
          </table:table-cell>
          <table:table-cell table:style-name="ce32" table:formula="of:=SUM(['1AResults for P1_(dist)'.D72:.G72])" office:value-type="float" office:value="9.344" calcext:value-type="float">
            <text:p>9,34</text:p>
          </table:table-cell>
          <table:table-cell table:style-name="ce36" table:formula="of:=['1AResults for P1_(dist)'.D72]/['1AResults for P1_(dist)'.H72]" office:value-type="percentage" office:value="0.0924657534246575" calcext:value-type="percentage">
            <text:p>9,25%</text:p>
          </table:table-cell>
          <table:table-cell table:style-name="ce36" table:formula="of:=['1AResults for P1_(dist)'.E72]/['1AResults for P1_(dist)'.H72]" office:value-type="percentage" office:value="0.34888698630137" calcext:value-type="percentage">
            <text:p>34,89%</text:p>
          </table:table-cell>
          <table:table-cell table:style-name="ce36" table:formula="of:=['1AResults for P1_(dist)'.F72]/['1AResults for P1_(dist)'.H72]" office:value-type="percentage" office:value="0.0954623287671233" calcext:value-type="percentage">
            <text:p>9,55%</text:p>
          </table:table-cell>
          <table:table-cell table:style-name="ce36" table:formula="of:=['1AResults for P1_(dist)'.G72]/['1AResults for P1_(dist)'.H72]" office:value-type="percentage" office:value="0.463184931506849" calcext:value-type="percentage">
            <text:p>46,32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style-name="ce33" table:formula="of:=['1AResults for P1_(time)'.C73]" office:value-type="float" office:value="40.837" calcext:value-type="float">
            <text:p>40,84</text:p>
          </table:table-cell>
          <table:table-cell table:style-name="ce33" office:value-type="float" office:value="0.94" calcext:value-type="float">
            <text:p>0,94</text:p>
          </table:table-cell>
          <table:table-cell table:style-name="ce33" office:value-type="float" office:value="3.076" calcext:value-type="float">
            <text:p>3,08</text:p>
          </table:table-cell>
          <table:table-cell table:style-name="ce33" office:value-type="float" office:value="0.978" calcext:value-type="float">
            <text:p>0,98</text:p>
          </table:table-cell>
          <table:table-cell table:style-name="ce33" office:value-type="float" office:value="3.083" calcext:value-type="float">
            <text:p>3,08</text:p>
          </table:table-cell>
          <table:table-cell table:style-name="ce33" table:formula="of:=SUM(['1AResults for P1_(dist)'.D73:.G73])" office:value-type="float" office:value="8.077" calcext:value-type="float">
            <text:p>8,08</text:p>
          </table:table-cell>
          <table:table-cell table:style-name="ce37" table:formula="of:=['1AResults for P1_(dist)'.D73]/['1AResults for P1_(dist)'.H73]" office:value-type="percentage" office:value="0.116379844001486" calcext:value-type="percentage">
            <text:p>11,64%</text:p>
          </table:table-cell>
          <table:table-cell table:style-name="ce37" table:formula="of:=['1AResults for P1_(dist)'.E73]/['1AResults for P1_(dist)'.H73]" office:value-type="percentage" office:value="0.38083446824316" calcext:value-type="percentage">
            <text:p>38,08%</text:p>
          </table:table-cell>
          <table:table-cell table:style-name="ce37" table:formula="of:=['1AResults for P1_(dist)'.F73]/['1AResults for P1_(dist)'.H73]" office:value-type="percentage" office:value="0.121084561099418" calcext:value-type="percentage">
            <text:p>12,11%</text:p>
          </table:table-cell>
          <table:table-cell table:style-name="ce37" table:formula="of:=['1AResults for P1_(dist)'.G73]/['1AResults for P1_(dist)'.H73]" office:value-type="percentage" office:value="0.381701126655937" calcext:value-type="percentage">
            <text:p>38,17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7-0.tsp</text:p>
          </table:table-cell>
          <table:table-cell table:style-name="ce32" table:formula="of:=['1AResults for P1_(time)'.C74]" office:value-type="float" office:value="50.568" calcext:value-type="float">
            <text:p>50,57</text:p>
          </table:table-cell>
          <table:table-cell table:style-name="ce32" office:value-type="float" office:value="1.532" calcext:value-type="float">
            <text:p>1,53</text:p>
          </table:table-cell>
          <table:table-cell table:style-name="ce32" office:value-type="float" office:value="1.727" calcext:value-type="float">
            <text:p>1,73</text:p>
          </table:table-cell>
          <table:table-cell table:style-name="ce32" office:value-type="float" office:value="1.428" calcext:value-type="float">
            <text:p>1,43</text:p>
          </table:table-cell>
          <table:table-cell table:style-name="ce32" office:value-type="float" office:value="3.099" calcext:value-type="float">
            <text:p>3,10</text:p>
          </table:table-cell>
          <table:table-cell table:style-name="ce32" table:formula="of:=SUM(['1AResults for P1_(dist)'.D74:.G74])" office:value-type="float" office:value="7.786" calcext:value-type="float">
            <text:p>7,79</text:p>
          </table:table-cell>
          <table:table-cell table:style-name="ce36" table:formula="of:=['1AResults for P1_(dist)'.D74]/['1AResults for P1_(dist)'.H74]" office:value-type="percentage" office:value="0.196763421525816" calcext:value-type="percentage">
            <text:p>19,68%</text:p>
          </table:table-cell>
          <table:table-cell table:style-name="ce36" table:formula="of:=['1AResults for P1_(dist)'.E74]/['1AResults for P1_(dist)'.H74]" office:value-type="percentage" office:value="0.221808374004624" calcext:value-type="percentage">
            <text:p>22,18%</text:p>
          </table:table-cell>
          <table:table-cell table:style-name="ce36" table:formula="of:=['1AResults for P1_(dist)'.F74]/['1AResults for P1_(dist)'.H74]" office:value-type="percentage" office:value="0.183406113537118" calcext:value-type="percentage">
            <text:p>18,34%</text:p>
          </table:table-cell>
          <table:table-cell table:style-name="ce36" table:formula="of:=['1AResults for P1_(dist)'.G74]/['1AResults for P1_(dist)'.H74]" office:value-type="percentage" office:value="0.398022090932443" calcext:value-type="percentage">
            <text:p>39,80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style-name="ce33" table:formula="of:=['1AResults for P1_(time)'.C75]" office:value-type="float" office:value="47.85" calcext:value-type="float">
            <text:p>47,85</text:p>
          </table:table-cell>
          <table:table-cell table:style-name="ce33" office:value-type="float" office:value="1.284" calcext:value-type="float">
            <text:p>1,28</text:p>
          </table:table-cell>
          <table:table-cell table:style-name="ce33" office:value-type="float" office:value="2.325" calcext:value-type="float">
            <text:p>2,33</text:p>
          </table:table-cell>
          <table:table-cell table:style-name="ce33" office:value-type="float" office:value="1.04" calcext:value-type="float">
            <text:p>1,04</text:p>
          </table:table-cell>
          <table:table-cell table:style-name="ce33" office:value-type="float" office:value="2.813" calcext:value-type="float">
            <text:p>2,81</text:p>
          </table:table-cell>
          <table:table-cell table:style-name="ce33" table:formula="of:=SUM(['1AResults for P1_(dist)'.D75:.G75])" office:value-type="float" office:value="7.462" calcext:value-type="float">
            <text:p>7,46</text:p>
          </table:table-cell>
          <table:table-cell table:style-name="ce37" table:formula="of:=['1AResults for P1_(dist)'.D75]/['1AResults for P1_(dist)'.H75]" office:value-type="percentage" office:value="0.172071830608416" calcext:value-type="percentage">
            <text:p>17,21%</text:p>
          </table:table-cell>
          <table:table-cell table:style-name="ce37" table:formula="of:=['1AResults for P1_(dist)'.E75]/['1AResults for P1_(dist)'.H75]" office:value-type="percentage" office:value="0.311578665237202" calcext:value-type="percentage">
            <text:p>31,16%</text:p>
          </table:table-cell>
          <table:table-cell table:style-name="ce37" table:formula="of:=['1AResults for P1_(dist)'.F75]/['1AResults for P1_(dist)'.H75]" office:value-type="percentage" office:value="0.139372822299652" calcext:value-type="percentage">
            <text:p>13,94%</text:p>
          </table:table-cell>
          <table:table-cell table:style-name="ce37" table:formula="of:=['1AResults for P1_(dist)'.G75]/['1AResults for P1_(dist)'.H75]" office:value-type="percentage" office:value="0.376976681854731" calcext:value-type="percentage">
            <text:p>37,70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7-2.tsp</text:p>
          </table:table-cell>
          <table:table-cell table:style-name="ce32" table:formula="of:=['1AResults for P1_(time)'.C76]" office:value-type="float" office:value="46.744" calcext:value-type="float">
            <text:p>46,74</text:p>
          </table:table-cell>
          <table:table-cell table:style-name="ce32" office:value-type="float" office:value="1.675" calcext:value-type="float">
            <text:p>1,68</text:p>
          </table:table-cell>
          <table:table-cell table:style-name="ce32" office:value-type="float" office:value="2.736" calcext:value-type="float">
            <text:p>2,74</text:p>
          </table:table-cell>
          <table:table-cell table:style-name="ce32" office:value-type="float" office:value="1.096" calcext:value-type="float">
            <text:p>1,10</text:p>
          </table:table-cell>
          <table:table-cell table:style-name="ce32" office:value-type="float" office:value="4.109" calcext:value-type="float">
            <text:p>4,11</text:p>
          </table:table-cell>
          <table:table-cell table:style-name="ce32" table:formula="of:=SUM(['1AResults for P1_(dist)'.D76:.G76])" office:value-type="float" office:value="9.616" calcext:value-type="float">
            <text:p>9,62</text:p>
          </table:table-cell>
          <table:table-cell table:style-name="ce36" table:formula="of:=['1AResults for P1_(dist)'.D76]/['1AResults for P1_(dist)'.H76]" office:value-type="percentage" office:value="0.174188851913478" calcext:value-type="percentage">
            <text:p>17,42%</text:p>
          </table:table-cell>
          <table:table-cell table:style-name="ce36" table:formula="of:=['1AResults for P1_(dist)'.E76]/['1AResults for P1_(dist)'.H76]" office:value-type="percentage" office:value="0.284525790349418" calcext:value-type="percentage">
            <text:p>28,45%</text:p>
          </table:table-cell>
          <table:table-cell table:style-name="ce36" table:formula="of:=['1AResults for P1_(dist)'.F76]/['1AResults for P1_(dist)'.H76]" office:value-type="percentage" office:value="0.113976705490849" calcext:value-type="percentage">
            <text:p>11,40%</text:p>
          </table:table-cell>
          <table:table-cell table:style-name="ce36" table:formula="of:=['1AResults for P1_(dist)'.G76]/['1AResults for P1_(dist)'.H76]" office:value-type="percentage" office:value="0.427308652246256" calcext:value-type="percentage">
            <text:p>42,73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style-name="ce33" table:formula="of:=['1AResults for P1_(time)'.C77]" office:value-type="float" office:value="45.596" calcext:value-type="float">
            <text:p>45,60</text:p>
          </table:table-cell>
          <table:table-cell table:style-name="ce33" office:value-type="float" office:value="1.434" calcext:value-type="float">
            <text:p>1,43</text:p>
          </table:table-cell>
          <table:table-cell table:style-name="ce33" office:value-type="float" office:value="5.178" calcext:value-type="float">
            <text:p>5,18</text:p>
          </table:table-cell>
          <table:table-cell table:style-name="ce33" office:value-type="float" office:value="1.675" calcext:value-type="float">
            <text:p>1,68</text:p>
          </table:table-cell>
          <table:table-cell table:style-name="ce33" office:value-type="float" office:value="3.525" calcext:value-type="float">
            <text:p>3,53</text:p>
          </table:table-cell>
          <table:table-cell table:style-name="ce33" table:formula="of:=SUM(['1AResults for P1_(dist)'.D77:.G77])" office:value-type="float" office:value="11.812" calcext:value-type="float">
            <text:p>11,81</text:p>
          </table:table-cell>
          <table:table-cell table:style-name="ce37" table:formula="of:=['1AResults for P1_(dist)'.D77]/['1AResults for P1_(dist)'.H77]" office:value-type="percentage" office:value="0.121401964104301" calcext:value-type="percentage">
            <text:p>12,14%</text:p>
          </table:table-cell>
          <table:table-cell table:style-name="ce37" table:formula="of:=['1AResults for P1_(dist)'.E77]/['1AResults for P1_(dist)'.H77]" office:value-type="percentage" office:value="0.438367761598375" calcext:value-type="percentage">
            <text:p>43,84%</text:p>
          </table:table-cell>
          <table:table-cell table:style-name="ce37" table:formula="of:=['1AResults for P1_(dist)'.F77]/['1AResults for P1_(dist)'.H77]" office:value-type="percentage" office:value="0.141804944124619" calcext:value-type="percentage">
            <text:p>14,18%</text:p>
          </table:table-cell>
          <table:table-cell table:style-name="ce37" table:formula="of:=['1AResults for P1_(dist)'.G77]/['1AResults for P1_(dist)'.H77]" office:value-type="percentage" office:value="0.298425330172706" calcext:value-type="percentage">
            <text:p>29,84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7-4.tsp</text:p>
          </table:table-cell>
          <table:table-cell table:style-name="ce32" table:formula="of:=['1AResults for P1_(time)'.C78]" office:value-type="float" office:value="47.281" calcext:value-type="float">
            <text:p>47,28</text:p>
          </table:table-cell>
          <table:table-cell table:style-name="ce32" office:value-type="float" office:value="1.072" calcext:value-type="float">
            <text:p>1,07</text:p>
          </table:table-cell>
          <table:table-cell table:style-name="ce32" office:value-type="float" office:value="2.306" calcext:value-type="float">
            <text:p>2,31</text:p>
          </table:table-cell>
          <table:table-cell table:style-name="ce32" office:value-type="float" office:value="1.207" calcext:value-type="float">
            <text:p>1,21</text:p>
          </table:table-cell>
          <table:table-cell table:style-name="ce32" office:value-type="float" office:value="3.452" calcext:value-type="float">
            <text:p>3,45</text:p>
          </table:table-cell>
          <table:table-cell table:style-name="ce32" table:formula="of:=SUM(['1AResults for P1_(dist)'.D78:.G78])" office:value-type="float" office:value="8.037" calcext:value-type="float">
            <text:p>8,04</text:p>
          </table:table-cell>
          <table:table-cell table:style-name="ce36" table:formula="of:=['1AResults for P1_(dist)'.D78]/['1AResults for P1_(dist)'.H78]" office:value-type="percentage" office:value="0.133383103147941" calcext:value-type="percentage">
            <text:p>13,34%</text:p>
          </table:table-cell>
          <table:table-cell table:style-name="ce36" table:formula="of:=['1AResults for P1_(dist)'.E78]/['1AResults for P1_(dist)'.H78]" office:value-type="percentage" office:value="0.286922981211895" calcext:value-type="percentage">
            <text:p>28,69%</text:p>
          </table:table-cell>
          <table:table-cell table:style-name="ce36" table:formula="of:=['1AResults for P1_(dist)'.F78]/['1AResults for P1_(dist)'.H78]" office:value-type="percentage" office:value="0.150180415577952" calcext:value-type="percentage">
            <text:p>15,02%</text:p>
          </table:table-cell>
          <table:table-cell table:style-name="ce36" table:formula="of:=['1AResults for P1_(dist)'.G78]/['1AResults for P1_(dist)'.H78]" office:value-type="percentage" office:value="0.429513500062212" calcext:value-type="percentage">
            <text:p>42,95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style-name="ce33" table:formula="of:=['1AResults for P1_(time)'.C79]" office:value-type="float" office:value="47.857" calcext:value-type="float">
            <text:p>47,86</text:p>
          </table:table-cell>
          <table:table-cell table:style-name="ce33" office:value-type="float" office:value="1.538" calcext:value-type="float">
            <text:p>1,54</text:p>
          </table:table-cell>
          <table:table-cell table:style-name="ce33" office:value-type="float" office:value="2.575" calcext:value-type="float">
            <text:p>2,58</text:p>
          </table:table-cell>
          <table:table-cell table:style-name="ce33" office:value-type="float" office:value="1.381" calcext:value-type="float">
            <text:p>1,38</text:p>
          </table:table-cell>
          <table:table-cell table:style-name="ce33" office:value-type="float" office:value="4.613" calcext:value-type="float">
            <text:p>4,61</text:p>
          </table:table-cell>
          <table:table-cell table:style-name="ce33" table:formula="of:=SUM(['1AResults for P1_(dist)'.D79:.G79])" office:value-type="float" office:value="10.107" calcext:value-type="float">
            <text:p>10,11</text:p>
          </table:table-cell>
          <table:table-cell table:style-name="ce37" table:formula="of:=['1AResults for P1_(dist)'.D79]/['1AResults for P1_(dist)'.H79]" office:value-type="percentage" office:value="0.152171762145048" calcext:value-type="percentage">
            <text:p>15,22%</text:p>
          </table:table-cell>
          <table:table-cell table:style-name="ce37" table:formula="of:=['1AResults for P1_(dist)'.E79]/['1AResults for P1_(dist)'.H79]" office:value-type="percentage" office:value="0.254773919065994" calcext:value-type="percentage">
            <text:p>25,48%</text:p>
          </table:table-cell>
          <table:table-cell table:style-name="ce37" table:formula="of:=['1AResults for P1_(dist)'.F79]/['1AResults for P1_(dist)'.H79]" office:value-type="percentage" office:value="0.136637973681607" calcext:value-type="percentage">
            <text:p>13,66%</text:p>
          </table:table-cell>
          <table:table-cell table:style-name="ce37" table:formula="of:=['1AResults for P1_(dist)'.G79]/['1AResults for P1_(dist)'.H79]" office:value-type="percentage" office:value="0.456416345107351" calcext:value-type="percentage">
            <text:p>45,64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7-6.tsp</text:p>
          </table:table-cell>
          <table:table-cell table:style-name="ce32" table:formula="of:=['1AResults for P1_(time)'.C80]" office:value-type="float" office:value="45.73" calcext:value-type="float">
            <text:p>45,73</text:p>
          </table:table-cell>
          <table:table-cell table:style-name="ce32" office:value-type="float" office:value="1.17" calcext:value-type="float">
            <text:p>1,17</text:p>
          </table:table-cell>
          <table:table-cell table:style-name="ce32" office:value-type="float" office:value="2.805" calcext:value-type="float">
            <text:p>2,81</text:p>
          </table:table-cell>
          <table:table-cell table:style-name="ce32" office:value-type="float" office:value="0.804" calcext:value-type="float">
            <text:p>0,80</text:p>
          </table:table-cell>
          <table:table-cell table:style-name="ce32" office:value-type="float" office:value="4.131" calcext:value-type="float">
            <text:p>4,13</text:p>
          </table:table-cell>
          <table:table-cell table:style-name="ce32" table:formula="of:=SUM(['1AResults for P1_(dist)'.D80:.G80])" office:value-type="float" office:value="8.91" calcext:value-type="float">
            <text:p>8,91</text:p>
          </table:table-cell>
          <table:table-cell table:style-name="ce36" table:formula="of:=['1AResults for P1_(dist)'.D80]/['1AResults for P1_(dist)'.H80]" office:value-type="percentage" office:value="0.131313131313131" calcext:value-type="percentage">
            <text:p>13,13%</text:p>
          </table:table-cell>
          <table:table-cell table:style-name="ce36" table:formula="of:=['1AResults for P1_(dist)'.E80]/['1AResults for P1_(dist)'.H80]" office:value-type="percentage" office:value="0.314814814814815" calcext:value-type="percentage">
            <text:p>31,48%</text:p>
          </table:table-cell>
          <table:table-cell table:style-name="ce36" table:formula="of:=['1AResults for P1_(dist)'.F80]/['1AResults for P1_(dist)'.H80]" office:value-type="percentage" office:value="0.0902356902356902" calcext:value-type="percentage">
            <text:p>9,02%</text:p>
          </table:table-cell>
          <table:table-cell table:style-name="ce36" table:formula="of:=['1AResults for P1_(dist)'.G80]/['1AResults for P1_(dist)'.H80]" office:value-type="percentage" office:value="0.463636363636364" calcext:value-type="percentage">
            <text:p>46,36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style-name="ce33" table:formula="of:=['1AResults for P1_(time)'.C81]" office:value-type="float" office:value="48.277" calcext:value-type="float">
            <text:p>48,28</text:p>
          </table:table-cell>
          <table:table-cell table:style-name="ce33" office:value-type="float" office:value="2.131" calcext:value-type="float">
            <text:p>2,13</text:p>
          </table:table-cell>
          <table:table-cell table:style-name="ce33" office:value-type="float" office:value="3.186" calcext:value-type="float">
            <text:p>3,19</text:p>
          </table:table-cell>
          <table:table-cell table:style-name="ce33" office:value-type="float" office:value="0.754" calcext:value-type="float">
            <text:p>0,75</text:p>
          </table:table-cell>
          <table:table-cell table:style-name="ce33" office:value-type="float" office:value="6.074" calcext:value-type="float">
            <text:p>6,07</text:p>
          </table:table-cell>
          <table:table-cell table:style-name="ce33" table:formula="of:=SUM(['1AResults for P1_(dist)'.D81:.G81])" office:value-type="float" office:value="12.145" calcext:value-type="float">
            <text:p>12,15</text:p>
          </table:table-cell>
          <table:table-cell table:style-name="ce37" table:formula="of:=['1AResults for P1_(dist)'.D81]/['1AResults for P1_(dist)'.H81]" office:value-type="percentage" office:value="0.175463153561136" calcext:value-type="percentage">
            <text:p>17,55%</text:p>
          </table:table-cell>
          <table:table-cell table:style-name="ce37" table:formula="of:=['1AResults for P1_(dist)'.E81]/['1AResults for P1_(dist)'.H81]" office:value-type="percentage" office:value="0.262330177027583" calcext:value-type="percentage">
            <text:p>26,23%</text:p>
          </table:table-cell>
          <table:table-cell table:style-name="ce37" table:formula="of:=['1AResults for P1_(dist)'.F81]/['1AResults for P1_(dist)'.H81]" office:value-type="percentage" office:value="0.0620831617949774" calcext:value-type="percentage">
            <text:p>6,21%</text:p>
          </table:table-cell>
          <table:table-cell table:style-name="ce37" table:formula="of:=['1AResults for P1_(dist)'.G81]/['1AResults for P1_(dist)'.H81]" office:value-type="percentage" office:value="0.500123507616303" calcext:value-type="percentage">
            <text:p>50,01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7-8.tsp</text:p>
          </table:table-cell>
          <table:table-cell table:style-name="ce32" table:formula="of:=['1AResults for P1_(time)'.C82]" office:value-type="float" office:value="49.017" calcext:value-type="float">
            <text:p>49,02</text:p>
          </table:table-cell>
          <table:table-cell table:style-name="ce32" office:value-type="float" office:value="1.495" calcext:value-type="float">
            <text:p>1,50</text:p>
          </table:table-cell>
          <table:table-cell table:style-name="ce32" office:value-type="float" office:value="3.353" calcext:value-type="float">
            <text:p>3,35</text:p>
          </table:table-cell>
          <table:table-cell table:style-name="ce32" office:value-type="float" office:value="1.664" calcext:value-type="float">
            <text:p>1,66</text:p>
          </table:table-cell>
          <table:table-cell table:style-name="ce32" office:value-type="float" office:value="4.403" calcext:value-type="float">
            <text:p>4,40</text:p>
          </table:table-cell>
          <table:table-cell table:style-name="ce32" table:formula="of:=SUM(['1AResults for P1_(dist)'.D82:.G82])" office:value-type="float" office:value="10.915" calcext:value-type="float">
            <text:p>10,92</text:p>
          </table:table-cell>
          <table:table-cell table:style-name="ce36" table:formula="of:=['1AResults for P1_(dist)'.D82]/['1AResults for P1_(dist)'.H82]" office:value-type="percentage" office:value="0.136967475950527" calcext:value-type="percentage">
            <text:p>13,70%</text:p>
          </table:table-cell>
          <table:table-cell table:style-name="ce36" table:formula="of:=['1AResults for P1_(dist)'.E82]/['1AResults for P1_(dist)'.H82]" office:value-type="percentage" office:value="0.307191937700412" calcext:value-type="percentage">
            <text:p>30,72%</text:p>
          </table:table-cell>
          <table:table-cell table:style-name="ce36" table:formula="of:=['1AResults for P1_(dist)'.F82]/['1AResults for P1_(dist)'.H82]" office:value-type="percentage" office:value="0.152450755840586" calcext:value-type="percentage">
            <text:p>15,25%</text:p>
          </table:table-cell>
          <table:table-cell table:style-name="ce36" table:formula="of:=['1AResults for P1_(dist)'.G82]/['1AResults for P1_(dist)'.H82]" office:value-type="percentage" office:value="0.403389830508475" calcext:value-type="percentage">
            <text:p>40,34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style-name="ce33" table:formula="of:=['1AResults for P1_(time)'.C83]" office:value-type="float" office:value="45.585" calcext:value-type="float">
            <text:p>45,59</text:p>
          </table:table-cell>
          <table:table-cell table:style-name="ce33" office:value-type="float" office:value="1.449" calcext:value-type="float">
            <text:p>1,45</text:p>
          </table:table-cell>
          <table:table-cell table:style-name="ce33" office:value-type="float" office:value="2.962" calcext:value-type="float">
            <text:p>2,96</text:p>
          </table:table-cell>
          <table:table-cell table:style-name="ce33" office:value-type="float" office:value="0.709" calcext:value-type="float">
            <text:p>0,71</text:p>
          </table:table-cell>
          <table:table-cell table:style-name="ce33" office:value-type="float" office:value="4.983" calcext:value-type="float">
            <text:p>4,98</text:p>
          </table:table-cell>
          <table:table-cell table:style-name="ce33" table:formula="of:=SUM(['1AResults for P1_(dist)'.D83:.G83])" office:value-type="float" office:value="10.103" calcext:value-type="float">
            <text:p>10,10</text:p>
          </table:table-cell>
          <table:table-cell table:style-name="ce37" table:formula="of:=['1AResults for P1_(dist)'.D83]/['1AResults for P1_(dist)'.H83]" office:value-type="percentage" office:value="0.143422745719093" calcext:value-type="percentage">
            <text:p>14,34%</text:p>
          </table:table-cell>
          <table:table-cell table:style-name="ce37" table:formula="of:=['1AResults for P1_(dist)'.E83]/['1AResults for P1_(dist)'.H83]" office:value-type="percentage" office:value="0.293180243492032" calcext:value-type="percentage">
            <text:p>29,32%</text:p>
          </table:table-cell>
          <table:table-cell table:style-name="ce37" table:formula="of:=['1AResults for P1_(dist)'.F83]/['1AResults for P1_(dist)'.H83]" office:value-type="percentage" office:value="0.070177175096506" calcext:value-type="percentage">
            <text:p>7,02%</text:p>
          </table:table-cell>
          <table:table-cell table:style-name="ce37" table:formula="of:=['1AResults for P1_(dist)'.G83]/['1AResults for P1_(dist)'.H83]" office:value-type="percentage" office:value="0.493219835692369" calcext:value-type="percentage">
            <text:p>49,32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8-0.tsp</text:p>
          </table:table-cell>
          <table:table-cell table:style-name="ce32" table:formula="of:=['1AResults for P1_(time)'.C84]" office:value-type="float" office:value="53.807" calcext:value-type="float">
            <text:p>53,81</text:p>
          </table:table-cell>
          <table:table-cell table:style-name="ce32" office:value-type="float" office:value="2.225" calcext:value-type="float">
            <text:p>2,23</text:p>
          </table:table-cell>
          <table:table-cell table:style-name="ce32" office:value-type="float" office:value="1.915" calcext:value-type="float">
            <text:p>1,92</text:p>
          </table:table-cell>
          <table:table-cell table:style-name="ce32" office:value-type="float" office:value="0.885" calcext:value-type="float">
            <text:p>0,89</text:p>
          </table:table-cell>
          <table:table-cell table:style-name="ce32" office:value-type="float" office:value="6.282" calcext:value-type="float">
            <text:p>6,28</text:p>
          </table:table-cell>
          <table:table-cell table:style-name="ce32" table:formula="of:=SUM(['1AResults for P1_(dist)'.D84:.G84])" office:value-type="float" office:value="11.307" calcext:value-type="float">
            <text:p>11,31</text:p>
          </table:table-cell>
          <table:table-cell table:style-name="ce36" table:formula="of:=['1AResults for P1_(dist)'.D84]/['1AResults for P1_(dist)'.H84]" office:value-type="percentage" office:value="0.196780755284337" calcext:value-type="percentage">
            <text:p>19,68%</text:p>
          </table:table-cell>
          <table:table-cell table:style-name="ce36" table:formula="of:=['1AResults for P1_(dist)'.E84]/['1AResults for P1_(dist)'.H84]" office:value-type="percentage" office:value="0.169364110727868" calcext:value-type="percentage">
            <text:p>16,94%</text:p>
          </table:table-cell>
          <table:table-cell table:style-name="ce36" table:formula="of:=['1AResults for P1_(dist)'.F84]/['1AResults for P1_(dist)'.H84]" office:value-type="percentage" office:value="0.0782700981692757" calcext:value-type="percentage">
            <text:p>7,83%</text:p>
          </table:table-cell>
          <table:table-cell table:style-name="ce36" table:formula="of:=['1AResults for P1_(dist)'.G84]/['1AResults for P1_(dist)'.H84]" office:value-type="percentage" office:value="0.55558503581852" calcext:value-type="percentage">
            <text:p>55,56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style-name="ce33" table:formula="of:=['1AResults for P1_(time)'.C85]" office:value-type="float" office:value="56.459" calcext:value-type="float">
            <text:p>56,46</text:p>
          </table:table-cell>
          <table:table-cell table:style-name="ce33" office:value-type="float" office:value="2.646" calcext:value-type="float">
            <text:p>2,65</text:p>
          </table:table-cell>
          <table:table-cell table:style-name="ce33" office:value-type="float" office:value="2.719" calcext:value-type="float">
            <text:p>2,72</text:p>
          </table:table-cell>
          <table:table-cell table:style-name="ce33" office:value-type="float" office:value="1.329" calcext:value-type="float">
            <text:p>1,33</text:p>
          </table:table-cell>
          <table:table-cell table:style-name="ce33" office:value-type="float" office:value="6.087" calcext:value-type="float">
            <text:p>6,09</text:p>
          </table:table-cell>
          <table:table-cell table:style-name="ce33" table:formula="of:=SUM(['1AResults for P1_(dist)'.D85:.G85])" office:value-type="float" office:value="12.781" calcext:value-type="float">
            <text:p>12,78</text:p>
          </table:table-cell>
          <table:table-cell table:style-name="ce37" table:formula="of:=['1AResults for P1_(dist)'.D85]/['1AResults for P1_(dist)'.H85]" office:value-type="percentage" office:value="0.207026054299351" calcext:value-type="percentage">
            <text:p>20,70%</text:p>
          </table:table-cell>
          <table:table-cell table:style-name="ce37" table:formula="of:=['1AResults for P1_(dist)'.E85]/['1AResults for P1_(dist)'.H85]" office:value-type="percentage" office:value="0.212737657460293" calcext:value-type="percentage">
            <text:p>21,27%</text:p>
          </table:table-cell>
          <table:table-cell table:style-name="ce37" table:formula="of:=['1AResults for P1_(dist)'.F85]/['1AResults for P1_(dist)'.H85]" office:value-type="percentage" office:value="0.103982473984821" calcext:value-type="percentage">
            <text:p>10,40%</text:p>
          </table:table-cell>
          <table:table-cell table:style-name="ce37" table:formula="of:=['1AResults for P1_(dist)'.G85]/['1AResults for P1_(dist)'.H85]" office:value-type="percentage" office:value="0.476253814255536" calcext:value-type="percentage">
            <text:p>47,63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8-2.tsp</text:p>
          </table:table-cell>
          <table:table-cell table:style-name="ce32" table:formula="of:=['1AResults for P1_(time)'.C86]" office:value-type="float" office:value="52.784" calcext:value-type="float">
            <text:p>52,78</text:p>
          </table:table-cell>
          <table:table-cell table:style-name="ce32" office:value-type="float" office:value="1.458" calcext:value-type="float">
            <text:p>1,46</text:p>
          </table:table-cell>
          <table:table-cell table:style-name="ce32" office:value-type="float" office:value="1.712" calcext:value-type="float">
            <text:p>1,71</text:p>
          </table:table-cell>
          <table:table-cell table:style-name="ce32" office:value-type="float" office:value="0.872" calcext:value-type="float">
            <text:p>0,87</text:p>
          </table:table-cell>
          <table:table-cell table:style-name="ce32" office:value-type="float" office:value="3.858" calcext:value-type="float">
            <text:p>3,86</text:p>
          </table:table-cell>
          <table:table-cell table:style-name="ce32" table:formula="of:=SUM(['1AResults for P1_(dist)'.D86:.G86])" office:value-type="float" office:value="7.9" calcext:value-type="float">
            <text:p>7,90</text:p>
          </table:table-cell>
          <table:table-cell table:style-name="ce36" table:formula="of:=['1AResults for P1_(dist)'.D86]/['1AResults for P1_(dist)'.H86]" office:value-type="percentage" office:value="0.184556962025316" calcext:value-type="percentage">
            <text:p>18,46%</text:p>
          </table:table-cell>
          <table:table-cell table:style-name="ce36" table:formula="of:=['1AResults for P1_(dist)'.E86]/['1AResults for P1_(dist)'.H86]" office:value-type="percentage" office:value="0.216708860759494" calcext:value-type="percentage">
            <text:p>21,67%</text:p>
          </table:table-cell>
          <table:table-cell table:style-name="ce36" table:formula="of:=['1AResults for P1_(dist)'.F86]/['1AResults for P1_(dist)'.H86]" office:value-type="percentage" office:value="0.110379746835443" calcext:value-type="percentage">
            <text:p>11,04%</text:p>
          </table:table-cell>
          <table:table-cell table:style-name="ce36" table:formula="of:=['1AResults for P1_(dist)'.G86]/['1AResults for P1_(dist)'.H86]" office:value-type="percentage" office:value="0.488354430379747" calcext:value-type="percentage">
            <text:p>48,84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style-name="ce33" table:formula="of:=['1AResults for P1_(time)'.C87]" office:value-type="float" office:value="54.623" calcext:value-type="float">
            <text:p>54,62</text:p>
          </table:table-cell>
          <table:table-cell table:style-name="ce33" office:value-type="float" office:value="1.763" calcext:value-type="float">
            <text:p>1,76</text:p>
          </table:table-cell>
          <table:table-cell table:style-name="ce33" office:value-type="float" office:value="2.128" calcext:value-type="float">
            <text:p>2,13</text:p>
          </table:table-cell>
          <table:table-cell table:style-name="ce33" office:value-type="float" office:value="1.265" calcext:value-type="float">
            <text:p>1,27</text:p>
          </table:table-cell>
          <table:table-cell table:style-name="ce33" office:value-type="float" office:value="5.087" calcext:value-type="float">
            <text:p>5,09</text:p>
          </table:table-cell>
          <table:table-cell table:style-name="ce33" table:formula="of:=SUM(['1AResults for P1_(dist)'.D87:.G87])" office:value-type="float" office:value="10.243" calcext:value-type="float">
            <text:p>10,24</text:p>
          </table:table-cell>
          <table:table-cell table:style-name="ce37" table:formula="of:=['1AResults for P1_(dist)'.D87]/['1AResults for P1_(dist)'.H87]" office:value-type="percentage" office:value="0.172117543688373" calcext:value-type="percentage">
            <text:p>17,21%</text:p>
          </table:table-cell>
          <table:table-cell table:style-name="ce37" table:formula="of:=['1AResults for P1_(dist)'.E87]/['1AResults for P1_(dist)'.H87]" office:value-type="percentage" office:value="0.207751635263106" calcext:value-type="percentage">
            <text:p>20,78%</text:p>
          </table:table-cell>
          <table:table-cell table:style-name="ce37" table:formula="of:=['1AResults for P1_(dist)'.F87]/['1AResults for P1_(dist)'.H87]" office:value-type="percentage" office:value="0.123498974909694" calcext:value-type="percentage">
            <text:p>12,35%</text:p>
          </table:table-cell>
          <table:table-cell table:style-name="ce37" table:formula="of:=['1AResults for P1_(dist)'.G87]/['1AResults for P1_(dist)'.H87]" office:value-type="percentage" office:value="0.496631846138827" calcext:value-type="percentage">
            <text:p>49,66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8-4.tsp</text:p>
          </table:table-cell>
          <table:table-cell table:style-name="ce32" table:formula="of:=['1AResults for P1_(time)'.C88]" office:value-type="float" office:value="52.58" calcext:value-type="float">
            <text:p>52,58</text:p>
          </table:table-cell>
          <table:table-cell table:style-name="ce32" office:value-type="float" office:value="1.169" calcext:value-type="float">
            <text:p>1,17</text:p>
          </table:table-cell>
          <table:table-cell table:style-name="ce32" office:value-type="float" office:value="2.903" calcext:value-type="float">
            <text:p>2,90</text:p>
          </table:table-cell>
          <table:table-cell table:style-name="ce32" office:value-type="float" office:value="1.04" calcext:value-type="float">
            <text:p>1,04</text:p>
          </table:table-cell>
          <table:table-cell table:style-name="ce32" office:value-type="float" office:value="4.264" calcext:value-type="float">
            <text:p>4,26</text:p>
          </table:table-cell>
          <table:table-cell table:style-name="ce32" table:formula="of:=SUM(['1AResults for P1_(dist)'.D88:.G88])" office:value-type="float" office:value="9.376" calcext:value-type="float">
            <text:p>9,38</text:p>
          </table:table-cell>
          <table:table-cell table:style-name="ce36" table:formula="of:=['1AResults for P1_(dist)'.D88]/['1AResults for P1_(dist)'.H88]" office:value-type="percentage" office:value="0.124680034129693" calcext:value-type="percentage">
            <text:p>12,47%</text:p>
          </table:table-cell>
          <table:table-cell table:style-name="ce36" table:formula="of:=['1AResults for P1_(dist)'.E88]/['1AResults for P1_(dist)'.H88]" office:value-type="percentage" office:value="0.309620307167235" calcext:value-type="percentage">
            <text:p>30,96%</text:p>
          </table:table-cell>
          <table:table-cell table:style-name="ce36" table:formula="of:=['1AResults for P1_(dist)'.F88]/['1AResults for P1_(dist)'.H88]" office:value-type="percentage" office:value="0.110921501706485" calcext:value-type="percentage">
            <text:p>11,09%</text:p>
          </table:table-cell>
          <table:table-cell table:style-name="ce36" table:formula="of:=['1AResults for P1_(dist)'.G88]/['1AResults for P1_(dist)'.H88]" office:value-type="percentage" office:value="0.454778156996587" calcext:value-type="percentage">
            <text:p>45,48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style-name="ce33" table:formula="of:=['1AResults for P1_(time)'.C89]" office:value-type="float" office:value="57.318" calcext:value-type="float">
            <text:p>57,32</text:p>
          </table:table-cell>
          <table:table-cell table:style-name="ce33" office:value-type="float" office:value="2.814" calcext:value-type="float">
            <text:p>2,81</text:p>
          </table:table-cell>
          <table:table-cell table:style-name="ce33" office:value-type="float" office:value="3.136" calcext:value-type="float">
            <text:p>3,14</text:p>
          </table:table-cell>
          <table:table-cell table:style-name="ce33" office:value-type="float" office:value="1.523" calcext:value-type="float">
            <text:p>1,52</text:p>
          </table:table-cell>
          <table:table-cell table:style-name="ce33" office:value-type="float" office:value="4.259" calcext:value-type="float">
            <text:p>4,26</text:p>
          </table:table-cell>
          <table:table-cell table:style-name="ce33" table:formula="of:=SUM(['1AResults for P1_(dist)'.D89:.G89])" office:value-type="float" office:value="11.732" calcext:value-type="float">
            <text:p>11,73</text:p>
          </table:table-cell>
          <table:table-cell table:style-name="ce37" table:formula="of:=['1AResults for P1_(dist)'.D89]/['1AResults for P1_(dist)'.H89]" office:value-type="percentage" office:value="0.239856801909308" calcext:value-type="percentage">
            <text:p>23,99%</text:p>
          </table:table-cell>
          <table:table-cell table:style-name="ce37" table:formula="of:=['1AResults for P1_(dist)'.E89]/['1AResults for P1_(dist)'.H89]" office:value-type="percentage" office:value="0.267303102625298" calcext:value-type="percentage">
            <text:p>26,73%</text:p>
          </table:table-cell>
          <table:table-cell table:style-name="ce37" table:formula="of:=['1AResults for P1_(dist)'.F89]/['1AResults for P1_(dist)'.H89]" office:value-type="percentage" office:value="0.12981588816911" calcext:value-type="percentage">
            <text:p>12,98%</text:p>
          </table:table-cell>
          <table:table-cell table:style-name="ce37" table:formula="of:=['1AResults for P1_(dist)'.G89]/['1AResults for P1_(dist)'.H89]" office:value-type="percentage" office:value="0.363024207296284" calcext:value-type="percentage">
            <text:p>36,30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8-6.tsp</text:p>
          </table:table-cell>
          <table:table-cell table:style-name="ce32" table:formula="of:=['1AResults for P1_(time)'.C90]" office:value-type="float" office:value="50.131" calcext:value-type="float">
            <text:p>50,13</text:p>
          </table:table-cell>
          <table:table-cell table:style-name="ce32" office:value-type="float" office:value="1.609" calcext:value-type="float">
            <text:p>1,61</text:p>
          </table:table-cell>
          <table:table-cell table:style-name="ce32" office:value-type="float" office:value="3.509" calcext:value-type="float">
            <text:p>3,51</text:p>
          </table:table-cell>
          <table:table-cell table:style-name="ce32" office:value-type="float" office:value="1.033" calcext:value-type="float">
            <text:p>1,03</text:p>
          </table:table-cell>
          <table:table-cell table:style-name="ce32" office:value-type="float" office:value="5.898" calcext:value-type="float">
            <text:p>5,90</text:p>
          </table:table-cell>
          <table:table-cell table:style-name="ce32" table:formula="of:=SUM(['1AResults for P1_(dist)'.D90:.G90])" office:value-type="float" office:value="12.049" calcext:value-type="float">
            <text:p>12,05</text:p>
          </table:table-cell>
          <table:table-cell table:style-name="ce36" table:formula="of:=['1AResults for P1_(dist)'.D90]/['1AResults for P1_(dist)'.H90]" office:value-type="percentage" office:value="0.133538052950452" calcext:value-type="percentage">
            <text:p>13,35%</text:p>
          </table:table-cell>
          <table:table-cell table:style-name="ce36" table:formula="of:=['1AResults for P1_(dist)'.E90]/['1AResults for P1_(dist)'.H90]" office:value-type="percentage" office:value="0.29122748775832" calcext:value-type="percentage">
            <text:p>29,12%</text:p>
          </table:table-cell>
          <table:table-cell table:style-name="ce36" table:formula="of:=['1AResults for P1_(dist)'.F90]/['1AResults for P1_(dist)'.H90]" office:value-type="percentage" office:value="0.0857332558718566" calcext:value-type="percentage">
            <text:p>8,57%</text:p>
          </table:table-cell>
          <table:table-cell table:style-name="ce36" table:formula="of:=['1AResults for P1_(dist)'.G90]/['1AResults for P1_(dist)'.H90]" office:value-type="percentage" office:value="0.489501203419371" calcext:value-type="percentage">
            <text:p>48,95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style-name="ce33" table:formula="of:=['1AResults for P1_(time)'.C91]" office:value-type="float" office:value="56.751" calcext:value-type="float">
            <text:p>56,75</text:p>
          </table:table-cell>
          <table:table-cell table:style-name="ce33" office:value-type="float" office:value="1.954" calcext:value-type="float">
            <text:p>1,95</text:p>
          </table:table-cell>
          <table:table-cell table:style-name="ce33" office:value-type="float" office:value="5.113" calcext:value-type="float">
            <text:p>5,11</text:p>
          </table:table-cell>
          <table:table-cell table:style-name="ce33" office:value-type="float" office:value="1.125" calcext:value-type="float">
            <text:p>1,13</text:p>
          </table:table-cell>
          <table:table-cell table:style-name="ce33" office:value-type="float" office:value="6.099" calcext:value-type="float">
            <text:p>6,10</text:p>
          </table:table-cell>
          <table:table-cell table:style-name="ce33" table:formula="of:=SUM(['1AResults for P1_(dist)'.D91:.G91])" office:value-type="float" office:value="14.291" calcext:value-type="float">
            <text:p>14,29</text:p>
          </table:table-cell>
          <table:table-cell table:style-name="ce37" table:formula="of:=['1AResults for P1_(dist)'.D91]/['1AResults for P1_(dist)'.H91]" office:value-type="percentage" office:value="0.136729410118256" calcext:value-type="percentage">
            <text:p>13,67%</text:p>
          </table:table-cell>
          <table:table-cell table:style-name="ce37" table:formula="of:=['1AResults for P1_(dist)'.E91]/['1AResults for P1_(dist)'.H91]" office:value-type="percentage" office:value="0.357777622279756" calcext:value-type="percentage">
            <text:p>35,78%</text:p>
          </table:table-cell>
          <table:table-cell table:style-name="ce37" table:formula="of:=['1AResults for P1_(dist)'.F91]/['1AResults for P1_(dist)'.H91]" office:value-type="percentage" office:value="0.0787208732768876" calcext:value-type="percentage">
            <text:p>7,87%</text:p>
          </table:table-cell>
          <table:table-cell table:style-name="ce37" table:formula="of:=['1AResults for P1_(dist)'.G91]/['1AResults for P1_(dist)'.H91]" office:value-type="percentage" office:value="0.4267720943251" calcext:value-type="percentage">
            <text:p>42,68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8-8.tsp</text:p>
          </table:table-cell>
          <table:table-cell table:style-name="ce32" table:formula="of:=['1AResults for P1_(time)'.C92]" office:value-type="float" office:value="55.044" calcext:value-type="float">
            <text:p>55,04</text:p>
          </table:table-cell>
          <table:table-cell table:style-name="ce32" office:value-type="float" office:value="2.074" calcext:value-type="float">
            <text:p>2,07</text:p>
          </table:table-cell>
          <table:table-cell table:style-name="ce32" office:value-type="float" office:value="3.557" calcext:value-type="float">
            <text:p>3,56</text:p>
          </table:table-cell>
          <table:table-cell table:style-name="ce32" office:value-type="float" office:value="0.781" calcext:value-type="float">
            <text:p>0,78</text:p>
          </table:table-cell>
          <table:table-cell table:style-name="ce32" office:value-type="float" office:value="4.01" calcext:value-type="float">
            <text:p>4,01</text:p>
          </table:table-cell>
          <table:table-cell table:style-name="ce32" table:formula="of:=SUM(['1AResults for P1_(dist)'.D92:.G92])" office:value-type="float" office:value="10.422" calcext:value-type="float">
            <text:p>10,42</text:p>
          </table:table-cell>
          <table:table-cell table:style-name="ce36" table:formula="of:=['1AResults for P1_(dist)'.D92]/['1AResults for P1_(dist)'.H92]" office:value-type="percentage" office:value="0.199002110919209" calcext:value-type="percentage">
            <text:p>19,90%</text:p>
          </table:table-cell>
          <table:table-cell table:style-name="ce36" table:formula="of:=['1AResults for P1_(dist)'.E92]/['1AResults for P1_(dist)'.H92]" office:value-type="percentage" office:value="0.341297255805028" calcext:value-type="percentage">
            <text:p>34,13%</text:p>
          </table:table-cell>
          <table:table-cell table:style-name="ce36" table:formula="of:=['1AResults for P1_(dist)'.F92]/['1AResults for P1_(dist)'.H92]" office:value-type="percentage" office:value="0.0749376319324506" calcext:value-type="percentage">
            <text:p>7,49%</text:p>
          </table:table-cell>
          <table:table-cell table:style-name="ce36" table:formula="of:=['1AResults for P1_(dist)'.G92]/['1AResults for P1_(dist)'.H92]" office:value-type="percentage" office:value="0.384763001343312" calcext:value-type="percentage">
            <text:p>38,48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style-name="ce33" table:formula="of:=['1AResults for P1_(time)'.C93]" office:value-type="float" office:value="53.867" calcext:value-type="float">
            <text:p>53,87</text:p>
          </table:table-cell>
          <table:table-cell table:style-name="ce33" office:value-type="float" office:value="2.013" calcext:value-type="float">
            <text:p>2,01</text:p>
          </table:table-cell>
          <table:table-cell table:style-name="ce33" office:value-type="float" office:value="1.884" calcext:value-type="float">
            <text:p>1,88</text:p>
          </table:table-cell>
          <table:table-cell table:style-name="ce33" office:value-type="float" office:value="1.213" calcext:value-type="float">
            <text:p>1,21</text:p>
          </table:table-cell>
          <table:table-cell table:style-name="ce33" office:value-type="float" office:value="4.735" calcext:value-type="float">
            <text:p>4,74</text:p>
          </table:table-cell>
          <table:table-cell table:style-name="ce33" table:formula="of:=SUM(['1AResults for P1_(dist)'.D93:.G93])" office:value-type="float" office:value="9.845" calcext:value-type="float">
            <text:p>9,85</text:p>
          </table:table-cell>
          <table:table-cell table:style-name="ce37" table:formula="of:=['1AResults for P1_(dist)'.D93]/['1AResults for P1_(dist)'.H93]" office:value-type="percentage" office:value="0.204469273743017" calcext:value-type="percentage">
            <text:p>20,45%</text:p>
          </table:table-cell>
          <table:table-cell table:style-name="ce37" table:formula="of:=['1AResults for P1_(dist)'.E93]/['1AResults for P1_(dist)'.H93]" office:value-type="percentage" office:value="0.191366175723718" calcext:value-type="percentage">
            <text:p>19,14%</text:p>
          </table:table-cell>
          <table:table-cell table:style-name="ce37" table:formula="of:=['1AResults for P1_(dist)'.F93]/['1AResults for P1_(dist)'.H93]" office:value-type="percentage" office:value="0.123209751142712" calcext:value-type="percentage">
            <text:p>12,32%</text:p>
          </table:table-cell>
          <table:table-cell table:style-name="ce37" table:formula="of:=['1AResults for P1_(dist)'.G93]/['1AResults for P1_(dist)'.H93]" office:value-type="percentage" office:value="0.480954799390554" calcext:value-type="percentage">
            <text:p>48,10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9-0.tsp</text:p>
          </table:table-cell>
          <table:table-cell table:style-name="ce32" table:formula="of:=['1AResults for P1_(time)'.C94]" office:value-type="float" office:value="57.301" calcext:value-type="float">
            <text:p>57,30</text:p>
          </table:table-cell>
          <table:table-cell table:style-name="ce32" office:value-type="float" office:value="1.544" calcext:value-type="float">
            <text:p>1,54</text:p>
          </table:table-cell>
          <table:table-cell table:style-name="ce32" office:value-type="float" office:value="3.278" calcext:value-type="float">
            <text:p>3,28</text:p>
          </table:table-cell>
          <table:table-cell table:style-name="ce32" office:value-type="float" office:value="1.387" calcext:value-type="float">
            <text:p>1,39</text:p>
          </table:table-cell>
          <table:table-cell table:style-name="ce32" office:value-type="float" office:value="5.788" calcext:value-type="float">
            <text:p>5,79</text:p>
          </table:table-cell>
          <table:table-cell table:style-name="ce32" table:formula="of:=SUM(['1AResults for P1_(dist)'.D94:.G94])" office:value-type="float" office:value="11.997" calcext:value-type="float">
            <text:p>12,00</text:p>
          </table:table-cell>
          <table:table-cell table:style-name="ce36" table:formula="of:=['1AResults for P1_(dist)'.D94]/['1AResults for P1_(dist)'.H94]" office:value-type="percentage" office:value="0.128698841377011" calcext:value-type="percentage">
            <text:p>12,87%</text:p>
          </table:table-cell>
          <table:table-cell table:style-name="ce36" table:formula="of:=['1AResults for P1_(dist)'.E94]/['1AResults for P1_(dist)'.H94]" office:value-type="percentage" office:value="0.273234975410519" calcext:value-type="percentage">
            <text:p>27,32%</text:p>
          </table:table-cell>
          <table:table-cell table:style-name="ce36" table:formula="of:=['1AResults for P1_(dist)'.F94]/['1AResults for P1_(dist)'.H94]" office:value-type="percentage" office:value="0.115612236392431" calcext:value-type="percentage">
            <text:p>11,56%</text:p>
          </table:table-cell>
          <table:table-cell table:style-name="ce36" table:formula="of:=['1AResults for P1_(dist)'.G94]/['1AResults for P1_(dist)'.H94]" office:value-type="percentage" office:value="0.482453946820038" calcext:value-type="percentage">
            <text:p>48,25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style-name="ce33" table:formula="of:=['1AResults for P1_(time)'.C95]" office:value-type="float" office:value="56.469" calcext:value-type="float">
            <text:p>56,47</text:p>
          </table:table-cell>
          <table:table-cell table:style-name="ce33" office:value-type="float" office:value="0.769" calcext:value-type="float">
            <text:p>0,77</text:p>
          </table:table-cell>
          <table:table-cell table:style-name="ce33" office:value-type="float" office:value="2.873" calcext:value-type="float">
            <text:p>2,87</text:p>
          </table:table-cell>
          <table:table-cell table:style-name="ce33" office:value-type="float" office:value="0.777" calcext:value-type="float">
            <text:p>0,78</text:p>
          </table:table-cell>
          <table:table-cell table:style-name="ce33" office:value-type="float" office:value="3.706" calcext:value-type="float">
            <text:p>3,71</text:p>
          </table:table-cell>
          <table:table-cell table:style-name="ce33" table:formula="of:=SUM(['1AResults for P1_(dist)'.D95:.G95])" office:value-type="float" office:value="8.125" calcext:value-type="float">
            <text:p>8,13</text:p>
          </table:table-cell>
          <table:table-cell table:style-name="ce37" table:formula="of:=['1AResults for P1_(dist)'.D95]/['1AResults for P1_(dist)'.H95]" office:value-type="percentage" office:value="0.0946461538461539" calcext:value-type="percentage">
            <text:p>9,46%</text:p>
          </table:table-cell>
          <table:table-cell table:style-name="ce37" table:formula="of:=['1AResults for P1_(dist)'.E95]/['1AResults for P1_(dist)'.H95]" office:value-type="percentage" office:value="0.3536" calcext:value-type="percentage">
            <text:p>35,36%</text:p>
          </table:table-cell>
          <table:table-cell table:style-name="ce37" table:formula="of:=['1AResults for P1_(dist)'.F95]/['1AResults for P1_(dist)'.H95]" office:value-type="percentage" office:value="0.0956307692307692" calcext:value-type="percentage">
            <text:p>9,56%</text:p>
          </table:table-cell>
          <table:table-cell table:style-name="ce37" table:formula="of:=['1AResults for P1_(dist)'.G95]/['1AResults for P1_(dist)'.H95]" office:value-type="percentage" office:value="0.456123076923077" calcext:value-type="percentage">
            <text:p>45,61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9-2.tsp</text:p>
          </table:table-cell>
          <table:table-cell table:style-name="ce32" table:formula="of:=['1AResults for P1_(time)'.C96]" office:value-type="float" office:value="59.736" calcext:value-type="float">
            <text:p>59,74</text:p>
          </table:table-cell>
          <table:table-cell table:style-name="ce32" office:value-type="float" office:value="1.804" calcext:value-type="float">
            <text:p>1,80</text:p>
          </table:table-cell>
          <table:table-cell table:style-name="ce32" office:value-type="float" office:value="3.077" calcext:value-type="float">
            <text:p>3,08</text:p>
          </table:table-cell>
          <table:table-cell table:style-name="ce32" office:value-type="float" office:value="1.581" calcext:value-type="float">
            <text:p>1,58</text:p>
          </table:table-cell>
          <table:table-cell table:style-name="ce32" office:value-type="float" office:value="4.6" calcext:value-type="float">
            <text:p>4,60</text:p>
          </table:table-cell>
          <table:table-cell table:style-name="ce32" table:formula="of:=SUM(['1AResults for P1_(dist)'.D96:.G96])" office:value-type="float" office:value="11.062" calcext:value-type="float">
            <text:p>11,06</text:p>
          </table:table-cell>
          <table:table-cell table:style-name="ce36" table:formula="of:=['1AResults for P1_(dist)'.D96]/['1AResults for P1_(dist)'.H96]" office:value-type="percentage" office:value="0.163080817212077" calcext:value-type="percentage">
            <text:p>16,31%</text:p>
          </table:table-cell>
          <table:table-cell table:style-name="ce36" table:formula="of:=['1AResults for P1_(dist)'.E96]/['1AResults for P1_(dist)'.H96]" office:value-type="percentage" office:value="0.278159464834569" calcext:value-type="percentage">
            <text:p>27,82%</text:p>
          </table:table-cell>
          <table:table-cell table:style-name="ce36" table:formula="of:=['1AResults for P1_(dist)'.F96]/['1AResults for P1_(dist)'.H96]" office:value-type="percentage" office:value="0.142921713975773" calcext:value-type="percentage">
            <text:p>14,29%</text:p>
          </table:table-cell>
          <table:table-cell table:style-name="ce36" table:formula="of:=['1AResults for P1_(dist)'.G96]/['1AResults for P1_(dist)'.H96]" office:value-type="percentage" office:value="0.415838003977581" calcext:value-type="percentage">
            <text:p>41,58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style-name="ce33" table:formula="of:=['1AResults for P1_(time)'.C97]" office:value-type="float" office:value="57.702" calcext:value-type="float">
            <text:p>57,70</text:p>
          </table:table-cell>
          <table:table-cell table:style-name="ce33" office:value-type="float" office:value="1.71" calcext:value-type="float">
            <text:p>1,71</text:p>
          </table:table-cell>
          <table:table-cell table:style-name="ce33" office:value-type="float" office:value="5.705" calcext:value-type="float">
            <text:p>5,71</text:p>
          </table:table-cell>
          <table:table-cell table:style-name="ce33" office:value-type="float" office:value="1.77" calcext:value-type="float">
            <text:p>1,77</text:p>
          </table:table-cell>
          <table:table-cell table:style-name="ce33" office:value-type="float" office:value="5.249" calcext:value-type="float">
            <text:p>5,25</text:p>
          </table:table-cell>
          <table:table-cell table:style-name="ce33" table:formula="of:=SUM(['1AResults for P1_(dist)'.D97:.G97])" office:value-type="float" office:value="14.434" calcext:value-type="float">
            <text:p>14,43</text:p>
          </table:table-cell>
          <table:table-cell table:style-name="ce37" table:formula="of:=['1AResults for P1_(dist)'.D97]/['1AResults for P1_(dist)'.H97]" office:value-type="percentage" office:value="0.118470278509076" calcext:value-type="percentage">
            <text:p>11,85%</text:p>
          </table:table-cell>
          <table:table-cell table:style-name="ce37" table:formula="of:=['1AResults for P1_(dist)'.E97]/['1AResults for P1_(dist)'.H97]" office:value-type="percentage" office:value="0.395247332686712" calcext:value-type="percentage">
            <text:p>39,52%</text:p>
          </table:table-cell>
          <table:table-cell table:style-name="ce37" table:formula="of:=['1AResults for P1_(dist)'.F97]/['1AResults for P1_(dist)'.H97]" office:value-type="percentage" office:value="0.122627130386587" calcext:value-type="percentage">
            <text:p>12,26%</text:p>
          </table:table-cell>
          <table:table-cell table:style-name="ce37" table:formula="of:=['1AResults for P1_(dist)'.G97]/['1AResults for P1_(dist)'.H97]" office:value-type="percentage" office:value="0.363655258417625" calcext:value-type="percentage">
            <text:p>36,37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9-4.tsp</text:p>
          </table:table-cell>
          <table:table-cell table:style-name="ce32" table:formula="of:=['1AResults for P1_(time)'.C98]" office:value-type="float" office:value="57.118" calcext:value-type="float">
            <text:p>57,12</text:p>
          </table:table-cell>
          <table:table-cell table:style-name="ce32" office:value-type="float" office:value="0.918" calcext:value-type="float">
            <text:p>0,92</text:p>
          </table:table-cell>
          <table:table-cell table:style-name="ce32" office:value-type="float" office:value="3.171" calcext:value-type="float">
            <text:p>3,17</text:p>
          </table:table-cell>
          <table:table-cell table:style-name="ce32" office:value-type="float" office:value="1.504" calcext:value-type="float">
            <text:p>1,50</text:p>
          </table:table-cell>
          <table:table-cell table:style-name="ce32" office:value-type="float" office:value="5.265" calcext:value-type="float">
            <text:p>5,27</text:p>
          </table:table-cell>
          <table:table-cell table:style-name="ce32" table:formula="of:=SUM(['1AResults for P1_(dist)'.D98:.G98])" office:value-type="float" office:value="10.858" calcext:value-type="float">
            <text:p>10,86</text:p>
          </table:table-cell>
          <table:table-cell table:style-name="ce36" table:formula="of:=['1AResults for P1_(dist)'.D98]/['1AResults for P1_(dist)'.H98]" office:value-type="percentage" office:value="0.0845459568981396" calcext:value-type="percentage">
            <text:p>8,45%</text:p>
          </table:table-cell>
          <table:table-cell table:style-name="ce36" table:formula="of:=['1AResults for P1_(dist)'.E98]/['1AResults for P1_(dist)'.H98]" office:value-type="percentage" office:value="0.29204273346841" calcext:value-type="percentage">
            <text:p>29,20%</text:p>
          </table:table-cell>
          <table:table-cell table:style-name="ce36" table:formula="of:=['1AResults for P1_(dist)'.F98]/['1AResults for P1_(dist)'.H98]" office:value-type="percentage" office:value="0.138515380364708" calcext:value-type="percentage">
            <text:p>13,85%</text:p>
          </table:table-cell>
          <table:table-cell table:style-name="ce36" table:formula="of:=['1AResults for P1_(dist)'.G98]/['1AResults for P1_(dist)'.H98]" office:value-type="percentage" office:value="0.484895929268742" calcext:value-type="percentage">
            <text:p>48,49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style-name="ce33" table:formula="of:=['1AResults for P1_(time)'.C99]" office:value-type="float" office:value="59.829" calcext:value-type="float">
            <text:p>59,83</text:p>
          </table:table-cell>
          <table:table-cell table:style-name="ce33" office:value-type="float" office:value="1.579" calcext:value-type="float">
            <text:p>1,58</text:p>
          </table:table-cell>
          <table:table-cell table:style-name="ce33" office:value-type="float" office:value="3.058" calcext:value-type="float">
            <text:p>3,06</text:p>
          </table:table-cell>
          <table:table-cell table:style-name="ce33" office:value-type="float" office:value="1.389" calcext:value-type="float">
            <text:p>1,39</text:p>
          </table:table-cell>
          <table:table-cell table:style-name="ce33" office:value-type="float" office:value="3.765" calcext:value-type="float">
            <text:p>3,77</text:p>
          </table:table-cell>
          <table:table-cell table:style-name="ce33" table:formula="of:=SUM(['1AResults for P1_(dist)'.D99:.G99])" office:value-type="float" office:value="9.791" calcext:value-type="float">
            <text:p>9,79</text:p>
          </table:table-cell>
          <table:table-cell table:style-name="ce37" table:formula="of:=['1AResults for P1_(dist)'.D99]/['1AResults for P1_(dist)'.H99]" office:value-type="percentage" office:value="0.161270554590951" calcext:value-type="percentage">
            <text:p>16,13%</text:p>
          </table:table-cell>
          <table:table-cell table:style-name="ce37" table:formula="of:=['1AResults for P1_(dist)'.E99]/['1AResults for P1_(dist)'.H99]" office:value-type="percentage" office:value="0.312327647839853" calcext:value-type="percentage">
            <text:p>31,23%</text:p>
          </table:table-cell>
          <table:table-cell table:style-name="ce37" table:formula="of:=['1AResults for P1_(dist)'.F99]/['1AResults for P1_(dist)'.H99]" office:value-type="percentage" office:value="0.141864978041058" calcext:value-type="percentage">
            <text:p>14,19%</text:p>
          </table:table-cell>
          <table:table-cell table:style-name="ce37" table:formula="of:=['1AResults for P1_(dist)'.G99]/['1AResults for P1_(dist)'.H99]" office:value-type="percentage" office:value="0.384536819528138" calcext:value-type="percentage">
            <text:p>38,45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9-6.tsp</text:p>
          </table:table-cell>
          <table:table-cell table:style-name="ce32" table:formula="of:=['1AResults for P1_(time)'.C100]" office:value-type="float" office:value="58.896" calcext:value-type="float">
            <text:p>58,90</text:p>
          </table:table-cell>
          <table:table-cell table:style-name="ce32" office:value-type="float" office:value="1.632" calcext:value-type="float">
            <text:p>1,63</text:p>
          </table:table-cell>
          <table:table-cell table:style-name="ce32" office:value-type="float" office:value="3" calcext:value-type="float">
            <text:p>3,00</text:p>
          </table:table-cell>
          <table:table-cell table:style-name="ce32" office:value-type="float" office:value="1.189" calcext:value-type="float">
            <text:p>1,19</text:p>
          </table:table-cell>
          <table:table-cell table:style-name="ce32" office:value-type="float" office:value="5.169" calcext:value-type="float">
            <text:p>5,17</text:p>
          </table:table-cell>
          <table:table-cell table:style-name="ce32" table:formula="of:=SUM(['1AResults for P1_(dist)'.D100:.G100])" office:value-type="float" office:value="10.99" calcext:value-type="float">
            <text:p>10,99</text:p>
          </table:table-cell>
          <table:table-cell table:style-name="ce36" table:formula="of:=['1AResults for P1_(dist)'.D100]/['1AResults for P1_(dist)'.H100]" office:value-type="percentage" office:value="0.148498635122839" calcext:value-type="percentage">
            <text:p>14,85%</text:p>
          </table:table-cell>
          <table:table-cell table:style-name="ce36" table:formula="of:=['1AResults for P1_(dist)'.E100]/['1AResults for P1_(dist)'.H100]" office:value-type="percentage" office:value="0.272975432211101" calcext:value-type="percentage">
            <text:p>27,30%</text:p>
          </table:table-cell>
          <table:table-cell table:style-name="ce36" table:formula="of:=['1AResults for P1_(dist)'.F100]/['1AResults for P1_(dist)'.H100]" office:value-type="percentage" office:value="0.108189262966333" calcext:value-type="percentage">
            <text:p>10,82%</text:p>
          </table:table-cell>
          <table:table-cell table:style-name="ce36" table:formula="of:=['1AResults for P1_(dist)'.G100]/['1AResults for P1_(dist)'.H100]" office:value-type="percentage" office:value="0.470336669699727" calcext:value-type="percentage">
            <text:p>47,03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style-name="ce33" table:formula="of:=['1AResults for P1_(time)'.C101]" office:value-type="float" office:value="59.179" calcext:value-type="float">
            <text:p>59,18</text:p>
          </table:table-cell>
          <table:table-cell table:style-name="ce33" office:value-type="float" office:value="1.87" calcext:value-type="float">
            <text:p>1,87</text:p>
          </table:table-cell>
          <table:table-cell table:style-name="ce33" office:value-type="float" office:value="4.516" calcext:value-type="float">
            <text:p>4,52</text:p>
          </table:table-cell>
          <table:table-cell table:style-name="ce33" office:value-type="float" office:value="1.38" calcext:value-type="float">
            <text:p>1,38</text:p>
          </table:table-cell>
          <table:table-cell table:style-name="ce33" office:value-type="float" office:value="3.987" calcext:value-type="float">
            <text:p>3,99</text:p>
          </table:table-cell>
          <table:table-cell table:style-name="ce33" table:formula="of:=SUM(['1AResults for P1_(dist)'.D101:.G101])" office:value-type="float" office:value="11.753" calcext:value-type="float">
            <text:p>11,75</text:p>
          </table:table-cell>
          <table:table-cell table:style-name="ce37" table:formula="of:=['1AResults for P1_(dist)'.D101]/['1AResults for P1_(dist)'.H101]" office:value-type="percentage" office:value="0.159108312771207" calcext:value-type="percentage">
            <text:p>15,91%</text:p>
          </table:table-cell>
          <table:table-cell table:style-name="ce37" table:formula="of:=['1AResults for P1_(dist)'.E101]/['1AResults for P1_(dist)'.H101]" office:value-type="percentage" office:value="0.384242321109504" calcext:value-type="percentage">
            <text:p>38,42%</text:p>
          </table:table-cell>
          <table:table-cell table:style-name="ce37" table:formula="of:=['1AResults for P1_(dist)'.F101]/['1AResults for P1_(dist)'.H101]" office:value-type="percentage" office:value="0.117416829745597" calcext:value-type="percentage">
            <text:p>11,74%</text:p>
          </table:table-cell>
          <table:table-cell table:style-name="ce37" table:formula="of:=['1AResults for P1_(dist)'.G101]/['1AResults for P1_(dist)'.H101]" office:value-type="percentage" office:value="0.339232536373692" calcext:value-type="percentage">
            <text:p>33,92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09-8.tsp</text:p>
          </table:table-cell>
          <table:table-cell table:style-name="ce32" table:formula="of:=['1AResults for P1_(time)'.C102]" office:value-type="float" office:value="59.586" calcext:value-type="float">
            <text:p>59,59</text:p>
          </table:table-cell>
          <table:table-cell table:style-name="ce32" office:value-type="float" office:value="0.765" calcext:value-type="float">
            <text:p>0,77</text:p>
          </table:table-cell>
          <table:table-cell table:style-name="ce32" office:value-type="float" office:value="4.211" calcext:value-type="float">
            <text:p>4,21</text:p>
          </table:table-cell>
          <table:table-cell table:style-name="ce32" office:value-type="float" office:value="1.388" calcext:value-type="float">
            <text:p>1,39</text:p>
          </table:table-cell>
          <table:table-cell table:style-name="ce32" office:value-type="float" office:value="2.472" calcext:value-type="float">
            <text:p>2,47</text:p>
          </table:table-cell>
          <table:table-cell table:style-name="ce32" table:formula="of:=SUM(['1AResults for P1_(dist)'.D102:.G102])" office:value-type="float" office:value="8.836" calcext:value-type="float">
            <text:p>8,84</text:p>
          </table:table-cell>
          <table:table-cell table:style-name="ce36" table:formula="of:=['1AResults for P1_(dist)'.D102]/['1AResults for P1_(dist)'.H102]" office:value-type="percentage" office:value="0.0865776369397918" calcext:value-type="percentage">
            <text:p>8,66%</text:p>
          </table:table-cell>
          <table:table-cell table:style-name="ce36" table:formula="of:=['1AResults for P1_(dist)'.E102]/['1AResults for P1_(dist)'.H102]" office:value-type="percentage" office:value="0.476573110004527" calcext:value-type="percentage">
            <text:p>47,66%</text:p>
          </table:table-cell>
          <table:table-cell table:style-name="ce36" table:formula="of:=['1AResults for P1_(dist)'.F102]/['1AResults for P1_(dist)'.H102]" office:value-type="percentage" office:value="0.157084653689452" calcext:value-type="percentage">
            <text:p>15,71%</text:p>
          </table:table-cell>
          <table:table-cell table:style-name="ce36" table:formula="of:=['1AResults for P1_(dist)'.G102]/['1AResults for P1_(dist)'.H102]" office:value-type="percentage" office:value="0.279764599366229" calcext:value-type="percentage">
            <text:p>27,98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style-name="ce33" table:formula="of:=['1AResults for P1_(time)'.C103]" office:value-type="float" office:value="61.58" calcext:value-type="float">
            <text:p>61,58</text:p>
          </table:table-cell>
          <table:table-cell table:style-name="ce33" office:value-type="float" office:value="2.075" calcext:value-type="float">
            <text:p>2,08</text:p>
          </table:table-cell>
          <table:table-cell table:style-name="ce33" office:value-type="float" office:value="4.336" calcext:value-type="float">
            <text:p>4,34</text:p>
          </table:table-cell>
          <table:table-cell table:style-name="ce33" office:value-type="float" office:value="1.36" calcext:value-type="float">
            <text:p>1,36</text:p>
          </table:table-cell>
          <table:table-cell table:style-name="ce33" office:value-type="float" office:value="3.815" calcext:value-type="float">
            <text:p>3,82</text:p>
          </table:table-cell>
          <table:table-cell table:style-name="ce33" table:formula="of:=SUM(['1AResults for P1_(dist)'.D103:.G103])" office:value-type="float" office:value="11.586" calcext:value-type="float">
            <text:p>11,59</text:p>
          </table:table-cell>
          <table:table-cell table:style-name="ce37" table:formula="of:=['1AResults for P1_(dist)'.D103]/['1AResults for P1_(dist)'.H103]" office:value-type="percentage" office:value="0.179095460037977" calcext:value-type="percentage">
            <text:p>17,91%</text:p>
          </table:table-cell>
          <table:table-cell table:style-name="ce37" table:formula="of:=['1AResults for P1_(dist)'.E103]/['1AResults for P1_(dist)'.H103]" office:value-type="percentage" office:value="0.374244778180563" calcext:value-type="percentage">
            <text:p>37,42%</text:p>
          </table:table-cell>
          <table:table-cell table:style-name="ce37" table:formula="of:=['1AResults for P1_(dist)'.F103]/['1AResults for P1_(dist)'.H103]" office:value-type="percentage" office:value="0.117383048506819" calcext:value-type="percentage">
            <text:p>11,74%</text:p>
          </table:table-cell>
          <table:table-cell table:style-name="ce37" table:formula="of:=['1AResults for P1_(dist)'.G103]/['1AResults for P1_(dist)'.H103]" office:value-type="percentage" office:value="0.329276713274642" calcext:value-type="percentage">
            <text:p>32,93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0-0.tsp</text:p>
          </table:table-cell>
          <table:table-cell table:style-name="ce32" table:formula="of:=['1AResults for P1_(time)'.C104]" office:value-type="float" office:value="70.032" calcext:value-type="float">
            <text:p>70,03</text:p>
          </table:table-cell>
          <table:table-cell table:style-name="ce32" office:value-type="float" office:value="2.705" calcext:value-type="float">
            <text:p>2,71</text:p>
          </table:table-cell>
          <table:table-cell table:style-name="ce32" office:value-type="float" office:value="5.274" calcext:value-type="float">
            <text:p>5,27</text:p>
          </table:table-cell>
          <table:table-cell table:style-name="ce32" office:value-type="float" office:value="1.329" calcext:value-type="float">
            <text:p>1,33</text:p>
          </table:table-cell>
          <table:table-cell table:style-name="ce32" office:value-type="float" office:value="4.882" calcext:value-type="float">
            <text:p>4,88</text:p>
          </table:table-cell>
          <table:table-cell table:style-name="ce32" table:formula="of:=SUM(['1AResults for P1_(dist)'.D104:.G104])" office:value-type="float" office:value="14.19" calcext:value-type="float">
            <text:p>14,19</text:p>
          </table:table-cell>
          <table:table-cell table:style-name="ce36" table:formula="of:=['1AResults for P1_(dist)'.D104]/['1AResults for P1_(dist)'.H104]" office:value-type="percentage" office:value="0.190627202255109" calcext:value-type="percentage">
            <text:p>19,06%</text:p>
          </table:table-cell>
          <table:table-cell table:style-name="ce36" table:formula="of:=['1AResults for P1_(dist)'.E104]/['1AResults for P1_(dist)'.H104]" office:value-type="percentage" office:value="0.371670190274841" calcext:value-type="percentage">
            <text:p>37,17%</text:p>
          </table:table-cell>
          <table:table-cell table:style-name="ce36" table:formula="of:=['1AResults for P1_(dist)'.F104]/['1AResults for P1_(dist)'.H104]" office:value-type="percentage" office:value="0.0936575052854123" calcext:value-type="percentage">
            <text:p>9,37%</text:p>
          </table:table-cell>
          <table:table-cell table:style-name="ce36" table:formula="of:=['1AResults for P1_(dist)'.G104]/['1AResults for P1_(dist)'.H104]" office:value-type="percentage" office:value="0.344045102184637" calcext:value-type="percentage">
            <text:p>34,40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style-name="ce33" table:formula="of:=['1AResults for P1_(time)'.C105]" office:value-type="float" office:value="67.613" calcext:value-type="float">
            <text:p>67,61</text:p>
          </table:table-cell>
          <table:table-cell table:style-name="ce33" office:value-type="float" office:value="2.177" calcext:value-type="float">
            <text:p>2,18</text:p>
          </table:table-cell>
          <table:table-cell table:style-name="ce33" office:value-type="float" office:value="2.722" calcext:value-type="float">
            <text:p>2,72</text:p>
          </table:table-cell>
          <table:table-cell table:style-name="ce33" office:value-type="float" office:value="1.128" calcext:value-type="float">
            <text:p>1,13</text:p>
          </table:table-cell>
          <table:table-cell table:style-name="ce33" office:value-type="float" office:value="5.156" calcext:value-type="float">
            <text:p>5,16</text:p>
          </table:table-cell>
          <table:table-cell table:style-name="ce33" table:formula="of:=SUM(['1AResults for P1_(dist)'.D105:.G105])" office:value-type="float" office:value="11.183" calcext:value-type="float">
            <text:p>11,18</text:p>
          </table:table-cell>
          <table:table-cell table:style-name="ce37" table:formula="of:=['1AResults for P1_(dist)'.D105]/['1AResults for P1_(dist)'.H105]" office:value-type="percentage" office:value="0.194670481981579" calcext:value-type="percentage">
            <text:p>19,47%</text:p>
          </table:table-cell>
          <table:table-cell table:style-name="ce37" table:formula="of:=['1AResults for P1_(dist)'.E105]/['1AResults for P1_(dist)'.H105]" office:value-type="percentage" office:value="0.243405168559421" calcext:value-type="percentage">
            <text:p>24,34%</text:p>
          </table:table-cell>
          <table:table-cell table:style-name="ce37" table:formula="of:=['1AResults for P1_(dist)'.F105]/['1AResults for P1_(dist)'.H105]" office:value-type="percentage" office:value="0.100867387999642" calcext:value-type="percentage">
            <text:p>10,09%</text:p>
          </table:table-cell>
          <table:table-cell table:style-name="ce37" table:formula="of:=['1AResults for P1_(dist)'.G105]/['1AResults for P1_(dist)'.H105]" office:value-type="percentage" office:value="0.461056961459358" calcext:value-type="percentage">
            <text:p>46,11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0-2.tsp</text:p>
          </table:table-cell>
          <table:table-cell table:style-name="ce32" table:formula="of:=['1AResults for P1_(time)'.C106]" office:value-type="float" office:value="66.611" calcext:value-type="float">
            <text:p>66,61</text:p>
          </table:table-cell>
          <table:table-cell table:style-name="ce32" office:value-type="float" office:value="2.138" calcext:value-type="float">
            <text:p>2,14</text:p>
          </table:table-cell>
          <table:table-cell table:style-name="ce32" office:value-type="float" office:value="3.034" calcext:value-type="float">
            <text:p>3,03</text:p>
          </table:table-cell>
          <table:table-cell table:style-name="ce32" office:value-type="float" office:value="0.911" calcext:value-type="float">
            <text:p>0,91</text:p>
          </table:table-cell>
          <table:table-cell table:style-name="ce32" office:value-type="float" office:value="5.1" calcext:value-type="float">
            <text:p>5,10</text:p>
          </table:table-cell>
          <table:table-cell table:style-name="ce32" table:formula="of:=SUM(['1AResults for P1_(dist)'.D106:.G106])" office:value-type="float" office:value="11.183" calcext:value-type="float">
            <text:p>11,18</text:p>
          </table:table-cell>
          <table:table-cell table:style-name="ce36" table:formula="of:=['1AResults for P1_(dist)'.D106]/['1AResults for P1_(dist)'.H106]" office:value-type="percentage" office:value="0.191183045694358" calcext:value-type="percentage">
            <text:p>19,12%</text:p>
          </table:table-cell>
          <table:table-cell table:style-name="ce36" table:formula="of:=['1AResults for P1_(dist)'.E106]/['1AResults for P1_(dist)'.H106]" office:value-type="percentage" office:value="0.271304658857194" calcext:value-type="percentage">
            <text:p>27,13%</text:p>
          </table:table-cell>
          <table:table-cell table:style-name="ce36" table:formula="of:=['1AResults for P1_(dist)'.F106]/['1AResults for P1_(dist)'.H106]" office:value-type="percentage" office:value="0.0814629348117679" calcext:value-type="percentage">
            <text:p>8,15%</text:p>
          </table:table-cell>
          <table:table-cell table:style-name="ce36" table:formula="of:=['1AResults for P1_(dist)'.G106]/['1AResults for P1_(dist)'.H106]" office:value-type="percentage" office:value="0.456049360636681" calcext:value-type="percentage">
            <text:p>45,60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style-name="ce33" table:formula="of:=['1AResults for P1_(time)'.C107]" office:value-type="float" office:value="63.88" calcext:value-type="float">
            <text:p>63,88</text:p>
          </table:table-cell>
          <table:table-cell table:style-name="ce33" office:value-type="float" office:value="2.11" calcext:value-type="float">
            <text:p>2,11</text:p>
          </table:table-cell>
          <table:table-cell table:style-name="ce33" office:value-type="float" office:value="2.918" calcext:value-type="float">
            <text:p>2,92</text:p>
          </table:table-cell>
          <table:table-cell table:style-name="ce33" office:value-type="float" office:value="0.751" calcext:value-type="float">
            <text:p>0,75</text:p>
          </table:table-cell>
          <table:table-cell table:style-name="ce33" office:value-type="float" office:value="5.333" calcext:value-type="float">
            <text:p>5,33</text:p>
          </table:table-cell>
          <table:table-cell table:style-name="ce33" table:formula="of:=SUM(['1AResults for P1_(dist)'.D107:.G107])" office:value-type="float" office:value="11.112" calcext:value-type="float">
            <text:p>11,11</text:p>
          </table:table-cell>
          <table:table-cell table:style-name="ce37" table:formula="of:=['1AResults for P1_(dist)'.D107]/['1AResults for P1_(dist)'.H107]" office:value-type="percentage" office:value="0.189884809215263" calcext:value-type="percentage">
            <text:p>18,99%</text:p>
          </table:table-cell>
          <table:table-cell table:style-name="ce37" table:formula="of:=['1AResults for P1_(dist)'.E107]/['1AResults for P1_(dist)'.H107]" office:value-type="percentage" office:value="0.262598992080634" calcext:value-type="percentage">
            <text:p>26,26%</text:p>
          </table:table-cell>
          <table:table-cell table:style-name="ce37" table:formula="of:=['1AResults for P1_(dist)'.F107]/['1AResults for P1_(dist)'.H107]" office:value-type="percentage" office:value="0.0675845932325414" calcext:value-type="percentage">
            <text:p>6,76%</text:p>
          </table:table-cell>
          <table:table-cell table:style-name="ce37" table:formula="of:=['1AResults for P1_(dist)'.G107]/['1AResults for P1_(dist)'.H107]" office:value-type="percentage" office:value="0.479931605471562" calcext:value-type="percentage">
            <text:p>47,99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0-4.tsp</text:p>
          </table:table-cell>
          <table:table-cell table:style-name="ce32" table:formula="of:=['1AResults for P1_(time)'.C108]" office:value-type="float" office:value="73.052" calcext:value-type="float">
            <text:p>73,05</text:p>
          </table:table-cell>
          <table:table-cell table:style-name="ce32" office:value-type="float" office:value="2.624" calcext:value-type="float">
            <text:p>2,62</text:p>
          </table:table-cell>
          <table:table-cell table:style-name="ce32" office:value-type="float" office:value="4.972" calcext:value-type="float">
            <text:p>4,97</text:p>
          </table:table-cell>
          <table:table-cell table:style-name="ce32" office:value-type="float" office:value="1.906" calcext:value-type="float">
            <text:p>1,91</text:p>
          </table:table-cell>
          <table:table-cell table:style-name="ce32" office:value-type="float" office:value="3.442" calcext:value-type="float">
            <text:p>3,44</text:p>
          </table:table-cell>
          <table:table-cell table:style-name="ce32" table:formula="of:=SUM(['1AResults for P1_(dist)'.D108:.G108])" office:value-type="float" office:value="12.944" calcext:value-type="float">
            <text:p>12,94</text:p>
          </table:table-cell>
          <table:table-cell table:style-name="ce36" table:formula="of:=['1AResults for P1_(dist)'.D108]/['1AResults for P1_(dist)'.H108]" office:value-type="percentage" office:value="0.202719406674907" calcext:value-type="percentage">
            <text:p>20,27%</text:p>
          </table:table-cell>
          <table:table-cell table:style-name="ce36" table:formula="of:=['1AResults for P1_(dist)'.E108]/['1AResults for P1_(dist)'.H108]" office:value-type="percentage" office:value="0.384116192830655" calcext:value-type="percentage">
            <text:p>38,41%</text:p>
          </table:table-cell>
          <table:table-cell table:style-name="ce36" table:formula="of:=['1AResults for P1_(dist)'.F108]/['1AResults for P1_(dist)'.H108]" office:value-type="percentage" office:value="0.147249690976514" calcext:value-type="percentage">
            <text:p>14,72%</text:p>
          </table:table-cell>
          <table:table-cell table:style-name="ce36" table:formula="of:=['1AResults for P1_(dist)'.G108]/['1AResults for P1_(dist)'.H108]" office:value-type="percentage" office:value="0.265914709517923" calcext:value-type="percentage">
            <text:p>26,59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style-name="ce33" table:formula="of:=['1AResults for P1_(time)'.C109]" office:value-type="float" office:value="64.898" calcext:value-type="float">
            <text:p>64,90</text:p>
          </table:table-cell>
          <table:table-cell table:style-name="ce33" office:value-type="float" office:value="2.084" calcext:value-type="float">
            <text:p>2,08</text:p>
          </table:table-cell>
          <table:table-cell table:style-name="ce33" office:value-type="float" office:value="2.904" calcext:value-type="float">
            <text:p>2,90</text:p>
          </table:table-cell>
          <table:table-cell table:style-name="ce33" office:value-type="float" office:value="1.531" calcext:value-type="float">
            <text:p>1,53</text:p>
          </table:table-cell>
          <table:table-cell table:style-name="ce33" office:value-type="float" office:value="7.063" calcext:value-type="float">
            <text:p>7,06</text:p>
          </table:table-cell>
          <table:table-cell table:style-name="ce33" table:formula="of:=SUM(['1AResults for P1_(dist)'.D109:.G109])" office:value-type="float" office:value="13.582" calcext:value-type="float">
            <text:p>13,58</text:p>
          </table:table-cell>
          <table:table-cell table:style-name="ce37" table:formula="of:=['1AResults for P1_(dist)'.D109]/['1AResults for P1_(dist)'.H109]" office:value-type="percentage" office:value="0.153438374318952" calcext:value-type="percentage">
            <text:p>15,34%</text:p>
          </table:table-cell>
          <table:table-cell table:style-name="ce37" table:formula="of:=['1AResults for P1_(dist)'.E109]/['1AResults for P1_(dist)'.H109]" office:value-type="percentage" office:value="0.213812398763069" calcext:value-type="percentage">
            <text:p>21,38%</text:p>
          </table:table-cell>
          <table:table-cell table:style-name="ce37" table:formula="of:=['1AResults for P1_(dist)'.F109]/['1AResults for P1_(dist)'.H109]" office:value-type="percentage" office:value="0.112722721248712" calcext:value-type="percentage">
            <text:p>11,27%</text:p>
          </table:table-cell>
          <table:table-cell table:style-name="ce37" table:formula="of:=['1AResults for P1_(dist)'.G109]/['1AResults for P1_(dist)'.H109]" office:value-type="percentage" office:value="0.520026505669268" calcext:value-type="percentage">
            <text:p>52,00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0-6.tsp</text:p>
          </table:table-cell>
          <table:table-cell table:style-name="ce32" table:formula="of:=['1AResults for P1_(time)'.C110]" office:value-type="float" office:value="66.472" calcext:value-type="float">
            <text:p>66,47</text:p>
          </table:table-cell>
          <table:table-cell table:style-name="ce32" office:value-type="float" office:value="1.843" calcext:value-type="float">
            <text:p>1,84</text:p>
          </table:table-cell>
          <table:table-cell table:style-name="ce32" office:value-type="float" office:value="5.321" calcext:value-type="float">
            <text:p>5,32</text:p>
          </table:table-cell>
          <table:table-cell table:style-name="ce32" office:value-type="float" office:value="1.562" calcext:value-type="float">
            <text:p>1,56</text:p>
          </table:table-cell>
          <table:table-cell table:style-name="ce32" office:value-type="float" office:value="2.554" calcext:value-type="float">
            <text:p>2,55</text:p>
          </table:table-cell>
          <table:table-cell table:style-name="ce32" table:formula="of:=SUM(['1AResults for P1_(dist)'.D110:.G110])" office:value-type="float" office:value="11.28" calcext:value-type="float">
            <text:p>11,28</text:p>
          </table:table-cell>
          <table:table-cell table:style-name="ce36" table:formula="of:=['1AResults for P1_(dist)'.D110]/['1AResults for P1_(dist)'.H110]" office:value-type="percentage" office:value="0.163386524822695" calcext:value-type="percentage">
            <text:p>16,34%</text:p>
          </table:table-cell>
          <table:table-cell table:style-name="ce36" table:formula="of:=['1AResults for P1_(dist)'.E110]/['1AResults for P1_(dist)'.H110]" office:value-type="percentage" office:value="0.471719858156028" calcext:value-type="percentage">
            <text:p>47,17%</text:p>
          </table:table-cell>
          <table:table-cell table:style-name="ce36" table:formula="of:=['1AResults for P1_(dist)'.F110]/['1AResults for P1_(dist)'.H110]" office:value-type="percentage" office:value="0.138475177304965" calcext:value-type="percentage">
            <text:p>13,85%</text:p>
          </table:table-cell>
          <table:table-cell table:style-name="ce36" table:formula="of:=['1AResults for P1_(dist)'.G110]/['1AResults for P1_(dist)'.H110]" office:value-type="percentage" office:value="0.226418439716312" calcext:value-type="percentage">
            <text:p>22,64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style-name="ce33" table:formula="of:=['1AResults for P1_(time)'.C111]" office:value-type="float" office:value="65.562" calcext:value-type="float">
            <text:p>65,56</text:p>
          </table:table-cell>
          <table:table-cell table:style-name="ce33" office:value-type="float" office:value="1.266" calcext:value-type="float">
            <text:p>1,27</text:p>
          </table:table-cell>
          <table:table-cell table:style-name="ce33" office:value-type="float" office:value="5.129" calcext:value-type="float">
            <text:p>5,13</text:p>
          </table:table-cell>
          <table:table-cell table:style-name="ce33" office:value-type="float" office:value="1.223" calcext:value-type="float">
            <text:p>1,22</text:p>
          </table:table-cell>
          <table:table-cell table:style-name="ce33" office:value-type="float" office:value="4.03" calcext:value-type="float">
            <text:p>4,03</text:p>
          </table:table-cell>
          <table:table-cell table:style-name="ce33" table:formula="of:=SUM(['1AResults for P1_(dist)'.D111:.G111])" office:value-type="float" office:value="11.648" calcext:value-type="float">
            <text:p>11,65</text:p>
          </table:table-cell>
          <table:table-cell table:style-name="ce37" table:formula="of:=['1AResults for P1_(dist)'.D111]/['1AResults for P1_(dist)'.H111]" office:value-type="percentage" office:value="0.108688186813187" calcext:value-type="percentage">
            <text:p>10,87%</text:p>
          </table:table-cell>
          <table:table-cell table:style-name="ce37" table:formula="of:=['1AResults for P1_(dist)'.E111]/['1AResults for P1_(dist)'.H111]" office:value-type="percentage" office:value="0.440333104395604" calcext:value-type="percentage">
            <text:p>44,03%</text:p>
          </table:table-cell>
          <table:table-cell table:style-name="ce37" table:formula="of:=['1AResults for P1_(dist)'.F111]/['1AResults for P1_(dist)'.H111]" office:value-type="percentage" office:value="0.104996565934066" calcext:value-type="percentage">
            <text:p>10,50%</text:p>
          </table:table-cell>
          <table:table-cell table:style-name="ce37" table:formula="of:=['1AResults for P1_(dist)'.G111]/['1AResults for P1_(dist)'.H111]" office:value-type="percentage" office:value="0.345982142857143" calcext:value-type="percentage">
            <text:p>34,60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0-8.tsp</text:p>
          </table:table-cell>
          <table:table-cell table:style-name="ce32" table:formula="of:=['1AResults for P1_(time)'.C112]" office:value-type="float" office:value="65.239" calcext:value-type="float">
            <text:p>65,24</text:p>
          </table:table-cell>
          <table:table-cell table:style-name="ce32" office:value-type="float" office:value="2.232" calcext:value-type="float">
            <text:p>2,23</text:p>
          </table:table-cell>
          <table:table-cell table:style-name="ce32" office:value-type="float" office:value="4.483" calcext:value-type="float">
            <text:p>4,48</text:p>
          </table:table-cell>
          <table:table-cell table:style-name="ce32" office:value-type="float" office:value="1.798" calcext:value-type="float">
            <text:p>1,80</text:p>
          </table:table-cell>
          <table:table-cell table:style-name="ce32" office:value-type="float" office:value="6.154" calcext:value-type="float">
            <text:p>6,15</text:p>
          </table:table-cell>
          <table:table-cell table:style-name="ce32" table:formula="of:=SUM(['1AResults for P1_(dist)'.D112:.G112])" office:value-type="float" office:value="14.667" calcext:value-type="float">
            <text:p>14,67</text:p>
          </table:table-cell>
          <table:table-cell table:style-name="ce36" table:formula="of:=['1AResults for P1_(dist)'.D112]/['1AResults for P1_(dist)'.H112]" office:value-type="percentage" office:value="0.152178359582737" calcext:value-type="percentage">
            <text:p>15,22%</text:p>
          </table:table-cell>
          <table:table-cell table:style-name="ce36" table:formula="of:=['1AResults for P1_(dist)'.E112]/['1AResults for P1_(dist)'.H112]" office:value-type="percentage" office:value="0.305652144269448" calcext:value-type="percentage">
            <text:p>30,57%</text:p>
          </table:table-cell>
          <table:table-cell table:style-name="ce36" table:formula="of:=['1AResults for P1_(dist)'.F112]/['1AResults for P1_(dist)'.H112]" office:value-type="percentage" office:value="0.122588122997205" calcext:value-type="percentage">
            <text:p>12,26%</text:p>
          </table:table-cell>
          <table:table-cell table:style-name="ce36" table:formula="of:=['1AResults for P1_(dist)'.G112]/['1AResults for P1_(dist)'.H112]" office:value-type="percentage" office:value="0.41958137315061" calcext:value-type="percentage">
            <text:p>41,96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style-name="ce33" table:formula="of:=['1AResults for P1_(time)'.C113]" office:value-type="float" office:value="67.125" calcext:value-type="float">
            <text:p>67,13</text:p>
          </table:table-cell>
          <table:table-cell table:style-name="ce33" office:value-type="float" office:value="2.022" calcext:value-type="float">
            <text:p>2,02</text:p>
          </table:table-cell>
          <table:table-cell table:style-name="ce33" office:value-type="float" office:value="4.22" calcext:value-type="float">
            <text:p>4,22</text:p>
          </table:table-cell>
          <table:table-cell table:style-name="ce33" office:value-type="float" office:value="1.027" calcext:value-type="float">
            <text:p>1,03</text:p>
          </table:table-cell>
          <table:table-cell table:style-name="ce33" office:value-type="float" office:value="3.334" calcext:value-type="float">
            <text:p>3,33</text:p>
          </table:table-cell>
          <table:table-cell table:style-name="ce33" table:formula="of:=SUM(['1AResults for P1_(dist)'.D113:.G113])" office:value-type="float" office:value="10.603" calcext:value-type="float">
            <text:p>10,60</text:p>
          </table:table-cell>
          <table:table-cell table:style-name="ce37" table:formula="of:=['1AResults for P1_(dist)'.D113]/['1AResults for P1_(dist)'.H113]" office:value-type="percentage" office:value="0.190700745072149" calcext:value-type="percentage">
            <text:p>19,07%</text:p>
          </table:table-cell>
          <table:table-cell table:style-name="ce37" table:formula="of:=['1AResults for P1_(dist)'.E113]/['1AResults for P1_(dist)'.H113]" office:value-type="percentage" office:value="0.398000565877582" calcext:value-type="percentage">
            <text:p>39,80%</text:p>
          </table:table-cell>
          <table:table-cell table:style-name="ce37" table:formula="of:=['1AResults for P1_(dist)'.F113]/['1AResults for P1_(dist)'.H113]" office:value-type="percentage" office:value="0.0968593794209186" calcext:value-type="percentage">
            <text:p>9,69%</text:p>
          </table:table-cell>
          <table:table-cell table:style-name="ce37" table:formula="of:=['1AResults for P1_(dist)'.G113]/['1AResults for P1_(dist)'.H113]" office:value-type="percentage" office:value="0.31443930962935" calcext:value-type="percentage">
            <text:p>31,44%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1-0.tsp</text:p>
          </table:table-cell>
          <table:table-cell table:style-name="ce32" table:formula="of:=['1AResults for P1_(time)'.C114]" office:value-type="float" office:value="81.555" calcext:value-type="float">
            <text:p>81,56</text:p>
          </table:table-cell>
          <table:table-cell table:style-name="ce32" office:value-type="float" office:value="3.645" calcext:value-type="float">
            <text:p>3,65</text:p>
          </table:table-cell>
          <table:table-cell table:style-name="ce32" office:value-type="float" office:value="3.783" calcext:value-type="float">
            <text:p>3,78</text:p>
          </table:table-cell>
          <table:table-cell table:style-name="ce32" office:value-type="float" office:value="2.227" calcext:value-type="float">
            <text:p>2,23</text:p>
          </table:table-cell>
          <table:table-cell table:style-name="ce32" office:value-type="float" office:value="4.82" calcext:value-type="float">
            <text:p>4,82</text:p>
          </table:table-cell>
          <table:table-cell table:style-name="ce32" table:formula="of:=SUM(['1AResults for P1_(dist)'.D114:.G114])" office:value-type="float" office:value="14.475" calcext:value-type="float">
            <text:p>14,48</text:p>
          </table:table-cell>
          <table:table-cell table:style-name="ce36" table:formula="of:=['1AResults for P1_(dist)'.D114]/['1AResults for P1_(dist)'.H114]" office:value-type="percentage" office:value="0.251813471502591" calcext:value-type="percentage">
            <text:p>25,18%</text:p>
          </table:table-cell>
          <table:table-cell table:style-name="ce36" table:formula="of:=['1AResults for P1_(dist)'.E114]/['1AResults for P1_(dist)'.H114]" office:value-type="percentage" office:value="0.261347150259067" calcext:value-type="percentage">
            <text:p>26,13%</text:p>
          </table:table-cell>
          <table:table-cell table:style-name="ce36" table:formula="of:=['1AResults for P1_(dist)'.F114]/['1AResults for P1_(dist)'.H114]" office:value-type="percentage" office:value="0.153851468048359" calcext:value-type="percentage">
            <text:p>15,39%</text:p>
          </table:table-cell>
          <table:table-cell table:style-name="ce36" table:formula="of:=['1AResults for P1_(dist)'.G114]/['1AResults for P1_(dist)'.H114]" office:value-type="percentage" office:value="0.332987910189983" calcext:value-type="percentage">
            <text:p>33,30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style-name="ce33" table:formula="of:=['1AResults for P1_(time)'.C115]" office:value-type="float" office:value="74.724" calcext:value-type="float">
            <text:p>74,72</text:p>
          </table:table-cell>
          <table:table-cell table:style-name="ce33" office:value-type="float" office:value="2.578" calcext:value-type="float">
            <text:p>2,58</text:p>
          </table:table-cell>
          <table:table-cell table:style-name="ce33" office:value-type="float" office:value="2.827" calcext:value-type="float">
            <text:p>2,83</text:p>
          </table:table-cell>
          <table:table-cell table:style-name="ce33" office:value-type="float" office:value="1.454" calcext:value-type="float">
            <text:p>1,45</text:p>
          </table:table-cell>
          <table:table-cell table:style-name="ce33" office:value-type="float" office:value="4.439" calcext:value-type="float">
            <text:p>4,44</text:p>
          </table:table-cell>
          <table:table-cell table:style-name="ce33" table:formula="of:=SUM(['1AResults for P1_(dist)'.D115:.G115])" office:value-type="float" office:value="11.298" calcext:value-type="float">
            <text:p>11,30</text:p>
          </table:table-cell>
          <table:table-cell table:style-name="ce37" table:formula="of:=['1AResults for P1_(dist)'.D115]/['1AResults for P1_(dist)'.H115]" office:value-type="percentage" office:value="0.228181979111347" calcext:value-type="percentage">
            <text:p>22,82%</text:p>
          </table:table-cell>
          <table:table-cell table:style-name="ce37" table:formula="of:=['1AResults for P1_(dist)'.E115]/['1AResults for P1_(dist)'.H115]" office:value-type="percentage" office:value="0.250221278102319" calcext:value-type="percentage">
            <text:p>25,02%</text:p>
          </table:table-cell>
          <table:table-cell table:style-name="ce37" table:formula="of:=['1AResults for P1_(dist)'.F115]/['1AResults for P1_(dist)'.H115]" office:value-type="percentage" office:value="0.128695344308727" calcext:value-type="percentage">
            <text:p>12,87%</text:p>
          </table:table-cell>
          <table:table-cell table:style-name="ce37" table:formula="of:=['1AResults for P1_(dist)'.G115]/['1AResults for P1_(dist)'.H115]" office:value-type="percentage" office:value="0.392901398477607" calcext:value-type="percentage">
            <text:p>39,29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1-2.tsp</text:p>
          </table:table-cell>
          <table:table-cell table:style-name="ce32" table:formula="of:=['1AResults for P1_(time)'.C116]" office:value-type="float" office:value="76.328" calcext:value-type="float">
            <text:p>76,33</text:p>
          </table:table-cell>
          <table:table-cell table:style-name="ce32" office:value-type="float" office:value="2.828" calcext:value-type="float">
            <text:p>2,83</text:p>
          </table:table-cell>
          <table:table-cell table:style-name="ce32" office:value-type="float" office:value="3.05" calcext:value-type="float">
            <text:p>3,05</text:p>
          </table:table-cell>
          <table:table-cell table:style-name="ce32" office:value-type="float" office:value="2.02" calcext:value-type="float">
            <text:p>2,02</text:p>
          </table:table-cell>
          <table:table-cell table:style-name="ce32" office:value-type="float" office:value="5.806" calcext:value-type="float">
            <text:p>5,81</text:p>
          </table:table-cell>
          <table:table-cell table:style-name="ce32" table:formula="of:=SUM(['1AResults for P1_(dist)'.D116:.G116])" office:value-type="float" office:value="13.704" calcext:value-type="float">
            <text:p>13,70</text:p>
          </table:table-cell>
          <table:table-cell table:style-name="ce36" table:formula="of:=['1AResults for P1_(dist)'.D116]/['1AResults for P1_(dist)'.H116]" office:value-type="percentage" office:value="0.20636310566258" calcext:value-type="percentage">
            <text:p>20,64%</text:p>
          </table:table-cell>
          <table:table-cell table:style-name="ce36" table:formula="of:=['1AResults for P1_(dist)'.E116]/['1AResults for P1_(dist)'.H116]" office:value-type="percentage" office:value="0.222562755399883" calcext:value-type="percentage">
            <text:p>22,26%</text:p>
          </table:table-cell>
          <table:table-cell table:style-name="ce36" table:formula="of:=['1AResults for P1_(dist)'.F116]/['1AResults for P1_(dist)'.H116]" office:value-type="percentage" office:value="0.147402218330414" calcext:value-type="percentage">
            <text:p>14,74%</text:p>
          </table:table-cell>
          <table:table-cell table:style-name="ce36" table:formula="of:=['1AResults for P1_(dist)'.G116]/['1AResults for P1_(dist)'.H116]" office:value-type="percentage" office:value="0.423671920607122" calcext:value-type="percentage">
            <text:p>42,37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style-name="ce33" table:formula="of:=['1AResults for P1_(time)'.C117]" office:value-type="float" office:value="80.444" calcext:value-type="float">
            <text:p>80,44</text:p>
          </table:table-cell>
          <table:table-cell table:style-name="ce33" office:value-type="float" office:value="2.61" calcext:value-type="float">
            <text:p>2,61</text:p>
          </table:table-cell>
          <table:table-cell table:style-name="ce33" office:value-type="float" office:value="4.805" calcext:value-type="float">
            <text:p>4,81</text:p>
          </table:table-cell>
          <table:table-cell table:style-name="ce33" office:value-type="float" office:value="2.023" calcext:value-type="float">
            <text:p>2,02</text:p>
          </table:table-cell>
          <table:table-cell table:style-name="ce33" office:value-type="float" office:value="4.27" calcext:value-type="float">
            <text:p>4,27</text:p>
          </table:table-cell>
          <table:table-cell table:style-name="ce33" table:formula="of:=SUM(['1AResults for P1_(dist)'.D117:.G117])" office:value-type="float" office:value="13.708" calcext:value-type="float">
            <text:p>13,71</text:p>
          </table:table-cell>
          <table:table-cell table:style-name="ce37" table:formula="of:=['1AResults for P1_(dist)'.D117]/['1AResults for P1_(dist)'.H117]" office:value-type="percentage" office:value="0.190399766559673" calcext:value-type="percentage">
            <text:p>19,04%</text:p>
          </table:table-cell>
          <table:table-cell table:style-name="ce37" table:formula="of:=['1AResults for P1_(dist)'.E117]/['1AResults for P1_(dist)'.H117]" office:value-type="percentage" office:value="0.350525240735337" calcext:value-type="percentage">
            <text:p>35,05%</text:p>
          </table:table-cell>
          <table:table-cell table:style-name="ce37" table:formula="of:=['1AResults for P1_(dist)'.F117]/['1AResults for P1_(dist)'.H117]" office:value-type="percentage" office:value="0.147578056609279" calcext:value-type="percentage">
            <text:p>14,76%</text:p>
          </table:table-cell>
          <table:table-cell table:style-name="ce37" table:formula="of:=['1AResults for P1_(dist)'.G117]/['1AResults for P1_(dist)'.H117]" office:value-type="percentage" office:value="0.311496936095711" calcext:value-type="percentage">
            <text:p>31,15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1-4.tsp</text:p>
          </table:table-cell>
          <table:table-cell table:style-name="ce32" table:formula="of:=['1AResults for P1_(time)'.C118]" office:value-type="float" office:value="79.549" calcext:value-type="float">
            <text:p>79,55</text:p>
          </table:table-cell>
          <table:table-cell table:style-name="ce32" office:value-type="float" office:value="2.762" calcext:value-type="float">
            <text:p>2,76</text:p>
          </table:table-cell>
          <table:table-cell table:style-name="ce32" office:value-type="float" office:value="4.931" calcext:value-type="float">
            <text:p>4,93</text:p>
          </table:table-cell>
          <table:table-cell table:style-name="ce32" office:value-type="float" office:value="1.222" calcext:value-type="float">
            <text:p>1,22</text:p>
          </table:table-cell>
          <table:table-cell table:style-name="ce32" office:value-type="float" office:value="2.866" calcext:value-type="float">
            <text:p>2,87</text:p>
          </table:table-cell>
          <table:table-cell table:style-name="ce32" table:formula="of:=SUM(['1AResults for P1_(dist)'.D118:.G118])" office:value-type="float" office:value="11.781" calcext:value-type="float">
            <text:p>11,78</text:p>
          </table:table-cell>
          <table:table-cell table:style-name="ce36" table:formula="of:=['1AResults for P1_(dist)'.D118]/['1AResults for P1_(dist)'.H118]" office:value-type="percentage" office:value="0.234445293268823" calcext:value-type="percentage">
            <text:p>23,44%</text:p>
          </table:table-cell>
          <table:table-cell table:style-name="ce36" table:formula="of:=['1AResults for P1_(dist)'.E118]/['1AResults for P1_(dist)'.H118]" office:value-type="percentage" office:value="0.418555300908242" calcext:value-type="percentage">
            <text:p>41,86%</text:p>
          </table:table-cell>
          <table:table-cell table:style-name="ce36" table:formula="of:=['1AResults for P1_(dist)'.F118]/['1AResults for P1_(dist)'.H118]" office:value-type="percentage" office:value="0.103726339020457" calcext:value-type="percentage">
            <text:p>10,37%</text:p>
          </table:table-cell>
          <table:table-cell table:style-name="ce36" table:formula="of:=['1AResults for P1_(dist)'.G118]/['1AResults for P1_(dist)'.H118]" office:value-type="percentage" office:value="0.243273066802479" calcext:value-type="percentage">
            <text:p>24,33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style-name="ce33" table:formula="of:=['1AResults for P1_(time)'.C119]" office:value-type="float" office:value="79.216" calcext:value-type="float">
            <text:p>79,22</text:p>
          </table:table-cell>
          <table:table-cell table:style-name="ce33" office:value-type="float" office:value="2.962" calcext:value-type="float">
            <text:p>2,96</text:p>
          </table:table-cell>
          <table:table-cell table:style-name="ce33" office:value-type="float" office:value="3.15" calcext:value-type="float">
            <text:p>3,15</text:p>
          </table:table-cell>
          <table:table-cell table:style-name="ce33" office:value-type="float" office:value="2.054" calcext:value-type="float">
            <text:p>2,05</text:p>
          </table:table-cell>
          <table:table-cell table:style-name="ce33" office:value-type="float" office:value="4.958" calcext:value-type="float">
            <text:p>4,96</text:p>
          </table:table-cell>
          <table:table-cell table:style-name="ce33" table:formula="of:=SUM(['1AResults for P1_(dist)'.D119:.G119])" office:value-type="float" office:value="13.124" calcext:value-type="float">
            <text:p>13,12</text:p>
          </table:table-cell>
          <table:table-cell table:style-name="ce37" table:formula="of:=['1AResults for P1_(dist)'.D119]/['1AResults for P1_(dist)'.H119]" office:value-type="percentage" office:value="0.225693386162755" calcext:value-type="percentage">
            <text:p>22,57%</text:p>
          </table:table-cell>
          <table:table-cell table:style-name="ce37" table:formula="of:=['1AResults for P1_(dist)'.E119]/['1AResults for P1_(dist)'.H119]" office:value-type="percentage" office:value="0.240018287107589" calcext:value-type="percentage">
            <text:p>24,00%</text:p>
          </table:table-cell>
          <table:table-cell table:style-name="ce37" table:formula="of:=['1AResults for P1_(dist)'.F119]/['1AResults for P1_(dist)'.H119]" office:value-type="percentage" office:value="0.156507162450472" calcext:value-type="percentage">
            <text:p>15,65%</text:p>
          </table:table-cell>
          <table:table-cell table:style-name="ce37" table:formula="of:=['1AResults for P1_(dist)'.G119]/['1AResults for P1_(dist)'.H119]" office:value-type="percentage" office:value="0.377781164279183" calcext:value-type="percentage">
            <text:p>37,78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1-6.tsp</text:p>
          </table:table-cell>
          <table:table-cell table:style-name="ce32" table:formula="of:=['1AResults for P1_(time)'.C120]" office:value-type="float" office:value="75.539" calcext:value-type="float">
            <text:p>75,54</text:p>
          </table:table-cell>
          <table:table-cell table:style-name="ce32" office:value-type="float" office:value="2.196" calcext:value-type="float">
            <text:p>2,20</text:p>
          </table:table-cell>
          <table:table-cell table:style-name="ce32" office:value-type="float" office:value="2.906" calcext:value-type="float">
            <text:p>2,91</text:p>
          </table:table-cell>
          <table:table-cell table:style-name="ce32" office:value-type="float" office:value="1.672" calcext:value-type="float">
            <text:p>1,67</text:p>
          </table:table-cell>
          <table:table-cell table:style-name="ce32" office:value-type="float" office:value="5.755" calcext:value-type="float">
            <text:p>5,76</text:p>
          </table:table-cell>
          <table:table-cell table:style-name="ce32" table:formula="of:=SUM(['1AResults for P1_(dist)'.D120:.G120])" office:value-type="float" office:value="12.529" calcext:value-type="float">
            <text:p>12,53</text:p>
          </table:table-cell>
          <table:table-cell table:style-name="ce36" table:formula="of:=['1AResults for P1_(dist)'.D120]/['1AResults for P1_(dist)'.H120]" office:value-type="percentage" office:value="0.175273365791364" calcext:value-type="percentage">
            <text:p>17,53%</text:p>
          </table:table-cell>
          <table:table-cell table:style-name="ce36" table:formula="of:=['1AResults for P1_(dist)'.E120]/['1AResults for P1_(dist)'.H120]" office:value-type="percentage" office:value="0.231941894804055" calcext:value-type="percentage">
            <text:p>23,19%</text:p>
          </table:table-cell>
          <table:table-cell table:style-name="ce36" table:formula="of:=['1AResults for P1_(dist)'.F120]/['1AResults for P1_(dist)'.H120]" office:value-type="percentage" office:value="0.133450395083407" calcext:value-type="percentage">
            <text:p>13,35%</text:p>
          </table:table-cell>
          <table:table-cell table:style-name="ce36" table:formula="of:=['1AResults for P1_(dist)'.G120]/['1AResults for P1_(dist)'.H120]" office:value-type="percentage" office:value="0.459334344321175" calcext:value-type="percentage">
            <text:p>45,93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style-name="ce33" table:formula="of:=['1AResults for P1_(time)'.C121]" office:value-type="float" office:value="76.007" calcext:value-type="float">
            <text:p>76,01</text:p>
          </table:table-cell>
          <table:table-cell table:style-name="ce33" office:value-type="float" office:value="2.227" calcext:value-type="float">
            <text:p>2,23</text:p>
          </table:table-cell>
          <table:table-cell table:style-name="ce33" office:value-type="float" office:value="2.881" calcext:value-type="float">
            <text:p>2,88</text:p>
          </table:table-cell>
          <table:table-cell table:style-name="ce33" office:value-type="float" office:value="1.416" calcext:value-type="float">
            <text:p>1,42</text:p>
          </table:table-cell>
          <table:table-cell table:style-name="ce33" office:value-type="float" office:value="4.361" calcext:value-type="float">
            <text:p>4,36</text:p>
          </table:table-cell>
          <table:table-cell table:style-name="ce33" table:formula="of:=SUM(['1AResults for P1_(dist)'.D121:.G121])" office:value-type="float" office:value="10.885" calcext:value-type="float">
            <text:p>10,89</text:p>
          </table:table-cell>
          <table:table-cell table:style-name="ce37" table:formula="of:=['1AResults for P1_(dist)'.D121]/['1AResults for P1_(dist)'.H121]" office:value-type="percentage" office:value="0.204593477262287" calcext:value-type="percentage">
            <text:p>20,46%</text:p>
          </table:table-cell>
          <table:table-cell table:style-name="ce37" table:formula="of:=['1AResults for P1_(dist)'.E121]/['1AResults for P1_(dist)'.H121]" office:value-type="percentage" office:value="0.264676159853009" calcext:value-type="percentage">
            <text:p>26,47%</text:p>
          </table:table-cell>
          <table:table-cell table:style-name="ce37" table:formula="of:=['1AResults for P1_(dist)'.F121]/['1AResults for P1_(dist)'.H121]" office:value-type="percentage" office:value="0.130087276067983" calcext:value-type="percentage">
            <text:p>13,01%</text:p>
          </table:table-cell>
          <table:table-cell table:style-name="ce37" table:formula="of:=['1AResults for P1_(dist)'.G121]/['1AResults for P1_(dist)'.H121]" office:value-type="percentage" office:value="0.40064308681672" calcext:value-type="percentage">
            <text:p>40,06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1-8.tsp</text:p>
          </table:table-cell>
          <table:table-cell table:style-name="ce32" table:formula="of:=['1AResults for P1_(time)'.C122]" office:value-type="float" office:value="79.709" calcext:value-type="float">
            <text:p>79,71</text:p>
          </table:table-cell>
          <table:table-cell table:style-name="ce32" office:value-type="float" office:value="2.618" calcext:value-type="float">
            <text:p>2,62</text:p>
          </table:table-cell>
          <table:table-cell table:style-name="ce32" office:value-type="float" office:value="3.007" calcext:value-type="float">
            <text:p>3,01</text:p>
          </table:table-cell>
          <table:table-cell table:style-name="ce32" office:value-type="float" office:value="1.762" calcext:value-type="float">
            <text:p>1,76</text:p>
          </table:table-cell>
          <table:table-cell table:style-name="ce32" office:value-type="float" office:value="3.312" calcext:value-type="float">
            <text:p>3,31</text:p>
          </table:table-cell>
          <table:table-cell table:style-name="ce32" table:formula="of:=SUM(['1AResults for P1_(dist)'.D122:.G122])" office:value-type="float" office:value="10.699" calcext:value-type="float">
            <text:p>10,70</text:p>
          </table:table-cell>
          <table:table-cell table:style-name="ce36" table:formula="of:=['1AResults for P1_(dist)'.D122]/['1AResults for P1_(dist)'.H122]" office:value-type="percentage" office:value="0.244695765959435" calcext:value-type="percentage">
            <text:p>24,47%</text:p>
          </table:table-cell>
          <table:table-cell table:style-name="ce36" table:formula="of:=['1AResults for P1_(dist)'.E122]/['1AResults for P1_(dist)'.H122]" office:value-type="percentage" office:value="0.281054304140574" calcext:value-type="percentage">
            <text:p>28,11%</text:p>
          </table:table-cell>
          <table:table-cell table:style-name="ce36" table:formula="of:=['1AResults for P1_(dist)'.F122]/['1AResults for P1_(dist)'.H122]" office:value-type="percentage" office:value="0.164688288625105" calcext:value-type="percentage">
            <text:p>16,47%</text:p>
          </table:table-cell>
          <table:table-cell table:style-name="ce36" table:formula="of:=['1AResults for P1_(dist)'.G122]/['1AResults for P1_(dist)'.H122]" office:value-type="percentage" office:value="0.309561641274885" calcext:value-type="percentage">
            <text:p>30,96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style-name="ce33" table:formula="of:=['1AResults for P1_(time)'.C123]" office:value-type="float" office:value="78.586" calcext:value-type="float">
            <text:p>78,59</text:p>
          </table:table-cell>
          <table:table-cell table:style-name="ce33" office:value-type="float" office:value="2.458" calcext:value-type="float">
            <text:p>2,46</text:p>
          </table:table-cell>
          <table:table-cell table:style-name="ce33" office:value-type="float" office:value="4.351" calcext:value-type="float">
            <text:p>4,35</text:p>
          </table:table-cell>
          <table:table-cell table:style-name="ce33" office:value-type="float" office:value="1.782" calcext:value-type="float">
            <text:p>1,78</text:p>
          </table:table-cell>
          <table:table-cell table:style-name="ce33" office:value-type="float" office:value="2.851" calcext:value-type="float">
            <text:p>2,85</text:p>
          </table:table-cell>
          <table:table-cell table:style-name="ce33" table:formula="of:=SUM(['1AResults for P1_(dist)'.D123:.G123])" office:value-type="float" office:value="11.442" calcext:value-type="float">
            <text:p>11,44</text:p>
          </table:table-cell>
          <table:table-cell table:style-name="ce37" table:formula="of:=['1AResults for P1_(dist)'.D123]/['1AResults for P1_(dist)'.H123]" office:value-type="percentage" office:value="0.214822583464429" calcext:value-type="percentage">
            <text:p>21,48%</text:p>
          </table:table-cell>
          <table:table-cell table:style-name="ce37" table:formula="of:=['1AResults for P1_(dist)'.E123]/['1AResults for P1_(dist)'.H123]" office:value-type="percentage" office:value="0.380265687816815" calcext:value-type="percentage">
            <text:p>38,03%</text:p>
          </table:table-cell>
          <table:table-cell table:style-name="ce37" table:formula="of:=['1AResults for P1_(dist)'.F123]/['1AResults for P1_(dist)'.H123]" office:value-type="percentage" office:value="0.155742003146303" calcext:value-type="percentage">
            <text:p>15,57%</text:p>
          </table:table-cell>
          <table:table-cell table:style-name="ce37" table:formula="of:=['1AResults for P1_(dist)'.G123]/['1AResults for P1_(dist)'.H123]" office:value-type="percentage" office:value="0.249169725572452" calcext:value-type="percentage">
            <text:p>24,92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2-0.tsp</text:p>
          </table:table-cell>
          <table:table-cell table:style-name="ce32" table:formula="of:=['1AResults for P1_(time)'.C124]" office:value-type="float" office:value="83.024" calcext:value-type="float">
            <text:p>83,02</text:p>
          </table:table-cell>
          <table:table-cell table:style-name="ce32" office:value-type="float" office:value="2.98" calcext:value-type="float">
            <text:p>2,98</text:p>
          </table:table-cell>
          <table:table-cell table:style-name="ce32" office:value-type="float" office:value="2.749" calcext:value-type="float">
            <text:p>2,75</text:p>
          </table:table-cell>
          <table:table-cell table:style-name="ce32" office:value-type="float" office:value="1.618" calcext:value-type="float">
            <text:p>1,62</text:p>
          </table:table-cell>
          <table:table-cell table:style-name="ce32" office:value-type="float" office:value="5.977" calcext:value-type="float">
            <text:p>5,98</text:p>
          </table:table-cell>
          <table:table-cell table:style-name="ce32" table:formula="of:=SUM(['1AResults for P1_(dist)'.D124:.G124])" office:value-type="float" office:value="13.324" calcext:value-type="float">
            <text:p>13,32</text:p>
          </table:table-cell>
          <table:table-cell table:style-name="ce36" table:formula="of:=['1AResults for P1_(dist)'.D124]/['1AResults for P1_(dist)'.H124]" office:value-type="percentage" office:value="0.223656559591714" calcext:value-type="percentage">
            <text:p>22,37%</text:p>
          </table:table-cell>
          <table:table-cell table:style-name="ce36" table:formula="of:=['1AResults for P1_(dist)'.E124]/['1AResults for P1_(dist)'.H124]" office:value-type="percentage" office:value="0.206319423596518" calcext:value-type="percentage">
            <text:p>20,63%</text:p>
          </table:table-cell>
          <table:table-cell table:style-name="ce36" table:formula="of:=['1AResults for P1_(dist)'.F124]/['1AResults for P1_(dist)'.H124]" office:value-type="percentage" office:value="0.121435004503152" calcext:value-type="percentage">
            <text:p>12,14%</text:p>
          </table:table-cell>
          <table:table-cell table:style-name="ce36" table:formula="of:=['1AResults for P1_(dist)'.G124]/['1AResults for P1_(dist)'.H124]" office:value-type="percentage" office:value="0.448589012308616" calcext:value-type="percentage">
            <text:p>44,86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style-name="ce33" table:formula="of:=['1AResults for P1_(time)'.C125]" office:value-type="float" office:value="82.213" calcext:value-type="float">
            <text:p>82,21</text:p>
          </table:table-cell>
          <table:table-cell table:style-name="ce33" office:value-type="float" office:value="2.665" calcext:value-type="float">
            <text:p>2,67</text:p>
          </table:table-cell>
          <table:table-cell table:style-name="ce33" office:value-type="float" office:value="4.925" calcext:value-type="float">
            <text:p>4,93</text:p>
          </table:table-cell>
          <table:table-cell table:style-name="ce33" office:value-type="float" office:value="1.474" calcext:value-type="float">
            <text:p>1,47</text:p>
          </table:table-cell>
          <table:table-cell table:style-name="ce33" office:value-type="float" office:value="4.093" calcext:value-type="float">
            <text:p>4,09</text:p>
          </table:table-cell>
          <table:table-cell table:style-name="ce33" table:formula="of:=SUM(['1AResults for P1_(dist)'.D125:.G125])" office:value-type="float" office:value="13.157" calcext:value-type="float">
            <text:p>13,16</text:p>
          </table:table-cell>
          <table:table-cell table:style-name="ce37" table:formula="of:=['1AResults for P1_(dist)'.D125]/['1AResults for P1_(dist)'.H125]" office:value-type="percentage" office:value="0.202553773656609" calcext:value-type="percentage">
            <text:p>20,26%</text:p>
          </table:table-cell>
          <table:table-cell table:style-name="ce37" table:formula="of:=['1AResults for P1_(dist)'.E125]/['1AResults for P1_(dist)'.H125]" office:value-type="percentage" office:value="0.374325454130881" calcext:value-type="percentage">
            <text:p>37,43%</text:p>
          </table:table-cell>
          <table:table-cell table:style-name="ce37" table:formula="of:=['1AResults for P1_(dist)'.F125]/['1AResults for P1_(dist)'.H125]" office:value-type="percentage" office:value="0.112031618150034" calcext:value-type="percentage">
            <text:p>11,20%</text:p>
          </table:table-cell>
          <table:table-cell table:style-name="ce37" table:formula="of:=['1AResults for P1_(dist)'.G125]/['1AResults for P1_(dist)'.H125]" office:value-type="percentage" office:value="0.311089154062476" calcext:value-type="percentage">
            <text:p>31,11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2-2.tsp</text:p>
          </table:table-cell>
          <table:table-cell table:style-name="ce32" table:formula="of:=['1AResults for P1_(time)'.C126]" office:value-type="float" office:value="83.108" calcext:value-type="float">
            <text:p>83,11</text:p>
          </table:table-cell>
          <table:table-cell table:style-name="ce32" office:value-type="float" office:value="2.844" calcext:value-type="float">
            <text:p>2,84</text:p>
          </table:table-cell>
          <table:table-cell table:style-name="ce32" office:value-type="float" office:value="2.384" calcext:value-type="float">
            <text:p>2,38</text:p>
          </table:table-cell>
          <table:table-cell table:style-name="ce32" office:value-type="float" office:value="1.12" calcext:value-type="float">
            <text:p>1,12</text:p>
          </table:table-cell>
          <table:table-cell table:style-name="ce32" office:value-type="float" office:value="4.382" calcext:value-type="float">
            <text:p>4,38</text:p>
          </table:table-cell>
          <table:table-cell table:style-name="ce32" table:formula="of:=SUM(['1AResults for P1_(dist)'.D126:.G126])" office:value-type="float" office:value="10.73" calcext:value-type="float">
            <text:p>10,73</text:p>
          </table:table-cell>
          <table:table-cell table:style-name="ce36" table:formula="of:=['1AResults for P1_(dist)'.D126]/['1AResults for P1_(dist)'.H126]" office:value-type="percentage" office:value="0.265051258154706" calcext:value-type="percentage">
            <text:p>26,51%</text:p>
          </table:table-cell>
          <table:table-cell table:style-name="ce36" table:formula="of:=['1AResults for P1_(dist)'.E126]/['1AResults for P1_(dist)'.H126]" office:value-type="percentage" office:value="0.222180801491146" calcext:value-type="percentage">
            <text:p>22,22%</text:p>
          </table:table-cell>
          <table:table-cell table:style-name="ce36" table:formula="of:=['1AResults for P1_(dist)'.F126]/['1AResults for P1_(dist)'.H126]" office:value-type="percentage" office:value="0.104380242311277" calcext:value-type="percentage">
            <text:p>10,44%</text:p>
          </table:table-cell>
          <table:table-cell table:style-name="ce36" table:formula="of:=['1AResults for P1_(dist)'.G126]/['1AResults for P1_(dist)'.H126]" office:value-type="percentage" office:value="0.40838769804287" calcext:value-type="percentage">
            <text:p>40,84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style-name="ce33" table:formula="of:=['1AResults for P1_(time)'.C127]" office:value-type="float" office:value="80.089" calcext:value-type="float">
            <text:p>80,09</text:p>
          </table:table-cell>
          <table:table-cell table:style-name="ce33" office:value-type="float" office:value="1.839" calcext:value-type="float">
            <text:p>1,84</text:p>
          </table:table-cell>
          <table:table-cell table:style-name="ce33" office:value-type="float" office:value="3.671" calcext:value-type="float">
            <text:p>3,67</text:p>
          </table:table-cell>
          <table:table-cell table:style-name="ce33" office:value-type="float" office:value="1.78" calcext:value-type="float">
            <text:p>1,78</text:p>
          </table:table-cell>
          <table:table-cell table:style-name="ce33" office:value-type="float" office:value="5.061" calcext:value-type="float">
            <text:p>5,06</text:p>
          </table:table-cell>
          <table:table-cell table:style-name="ce33" table:formula="of:=SUM(['1AResults for P1_(dist)'.D127:.G127])" office:value-type="float" office:value="12.351" calcext:value-type="float">
            <text:p>12,35</text:p>
          </table:table-cell>
          <table:table-cell table:style-name="ce37" table:formula="of:=['1AResults for P1_(dist)'.D127]/['1AResults for P1_(dist)'.H127]" office:value-type="percentage" office:value="0.148894826329852" calcext:value-type="percentage">
            <text:p>14,89%</text:p>
          </table:table-cell>
          <table:table-cell table:style-name="ce37" table:formula="of:=['1AResults for P1_(dist)'.E127]/['1AResults for P1_(dist)'.H127]" office:value-type="percentage" office:value="0.297222896931423" calcext:value-type="percentage">
            <text:p>29,72%</text:p>
          </table:table-cell>
          <table:table-cell table:style-name="ce37" table:formula="of:=['1AResults for P1_(dist)'.F127]/['1AResults for P1_(dist)'.H127]" office:value-type="percentage" office:value="0.144117885191482" calcext:value-type="percentage">
            <text:p>14,41%</text:p>
          </table:table-cell>
          <table:table-cell table:style-name="ce37" table:formula="of:=['1AResults for P1_(dist)'.G127]/['1AResults for P1_(dist)'.H127]" office:value-type="percentage" office:value="0.409764391547243" calcext:value-type="percentage">
            <text:p>40,98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2-4.tsp</text:p>
          </table:table-cell>
          <table:table-cell table:style-name="ce32" table:formula="of:=['1AResults for P1_(time)'.C128]" office:value-type="float" office:value="80.842" calcext:value-type="float">
            <text:p>80,84</text:p>
          </table:table-cell>
          <table:table-cell table:style-name="ce32" office:value-type="float" office:value="2.186" calcext:value-type="float">
            <text:p>2,19</text:p>
          </table:table-cell>
          <table:table-cell table:style-name="ce32" office:value-type="float" office:value="4.447" calcext:value-type="float">
            <text:p>4,45</text:p>
          </table:table-cell>
          <table:table-cell table:style-name="ce32" office:value-type="float" office:value="1.41" calcext:value-type="float">
            <text:p>1,41</text:p>
          </table:table-cell>
          <table:table-cell table:style-name="ce32" office:value-type="float" office:value="7.105" calcext:value-type="float">
            <text:p>7,11</text:p>
          </table:table-cell>
          <table:table-cell table:style-name="ce32" table:formula="of:=SUM(['1AResults for P1_(dist)'.D128:.G128])" office:value-type="float" office:value="15.148" calcext:value-type="float">
            <text:p>15,15</text:p>
          </table:table-cell>
          <table:table-cell table:style-name="ce36" table:formula="of:=['1AResults for P1_(dist)'.D128]/['1AResults for P1_(dist)'.H128]" office:value-type="percentage" office:value="0.144309479799313" calcext:value-type="percentage">
            <text:p>14,43%</text:p>
          </table:table-cell>
          <table:table-cell table:style-name="ce36" table:formula="of:=['1AResults for P1_(dist)'.E128]/['1AResults for P1_(dist)'.H128]" office:value-type="percentage" office:value="0.293570108265118" calcext:value-type="percentage">
            <text:p>29,36%</text:p>
          </table:table-cell>
          <table:table-cell table:style-name="ce36" table:formula="of:=['1AResults for P1_(dist)'.F128]/['1AResults for P1_(dist)'.H128]" office:value-type="percentage" office:value="0.0930815949300238" calcext:value-type="percentage">
            <text:p>9,31%</text:p>
          </table:table-cell>
          <table:table-cell table:style-name="ce36" table:formula="of:=['1AResults for P1_(dist)'.G128]/['1AResults for P1_(dist)'.H128]" office:value-type="percentage" office:value="0.469038817005545" calcext:value-type="percentage">
            <text:p>46,90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style-name="ce33" table:formula="of:=['1AResults for P1_(time)'.C129]" office:value-type="float" office:value="88.847" calcext:value-type="float">
            <text:p>88,85</text:p>
          </table:table-cell>
          <table:table-cell table:style-name="ce33" office:value-type="float" office:value="3.235" calcext:value-type="float">
            <text:p>3,24</text:p>
          </table:table-cell>
          <table:table-cell table:style-name="ce33" office:value-type="float" office:value="5.534" calcext:value-type="float">
            <text:p>5,53</text:p>
          </table:table-cell>
          <table:table-cell table:style-name="ce33" office:value-type="float" office:value="1.694" calcext:value-type="float">
            <text:p>1,69</text:p>
          </table:table-cell>
          <table:table-cell table:style-name="ce33" office:value-type="float" office:value="5.246" calcext:value-type="float">
            <text:p>5,25</text:p>
          </table:table-cell>
          <table:table-cell table:style-name="ce33" table:formula="of:=SUM(['1AResults for P1_(dist)'.D129:.G129])" office:value-type="float" office:value="15.709" calcext:value-type="float">
            <text:p>15,71</text:p>
          </table:table-cell>
          <table:table-cell table:style-name="ce37" table:formula="of:=['1AResults for P1_(dist)'.D129]/['1AResults for P1_(dist)'.H129]" office:value-type="percentage" office:value="0.20593290470431" calcext:value-type="percentage">
            <text:p>20,59%</text:p>
          </table:table-cell>
          <table:table-cell table:style-name="ce37" table:formula="of:=['1AResults for P1_(dist)'.E129]/['1AResults for P1_(dist)'.H129]" office:value-type="percentage" office:value="0.352282131262334" calcext:value-type="percentage">
            <text:p>35,23%</text:p>
          </table:table-cell>
          <table:table-cell table:style-name="ce37" table:formula="of:=['1AResults for P1_(dist)'.F129]/['1AResults for P1_(dist)'.H129]" office:value-type="percentage" office:value="0.107836272200649" calcext:value-type="percentage">
            <text:p>10,78%</text:p>
          </table:table-cell>
          <table:table-cell table:style-name="ce37" table:formula="of:=['1AResults for P1_(dist)'.G129]/['1AResults for P1_(dist)'.H129]" office:value-type="percentage" office:value="0.333948691832707" calcext:value-type="percentage">
            <text:p>33,39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2-6.tsp</text:p>
          </table:table-cell>
          <table:table-cell table:style-name="ce32" table:formula="of:=['1AResults for P1_(time)'.C130]" office:value-type="float" office:value="86.52" calcext:value-type="float">
            <text:p>86,52</text:p>
          </table:table-cell>
          <table:table-cell table:style-name="ce32" office:value-type="float" office:value="3.538" calcext:value-type="float">
            <text:p>3,54</text:p>
          </table:table-cell>
          <table:table-cell table:style-name="ce32" office:value-type="float" office:value="4.185" calcext:value-type="float">
            <text:p>4,19</text:p>
          </table:table-cell>
          <table:table-cell table:style-name="ce32" office:value-type="float" office:value="1.572" calcext:value-type="float">
            <text:p>1,57</text:p>
          </table:table-cell>
          <table:table-cell table:style-name="ce32" office:value-type="float" office:value="5.955" calcext:value-type="float">
            <text:p>5,96</text:p>
          </table:table-cell>
          <table:table-cell table:style-name="ce32" table:formula="of:=SUM(['1AResults for P1_(dist)'.D130:.G130])" office:value-type="float" office:value="15.25" calcext:value-type="float">
            <text:p>15,25</text:p>
          </table:table-cell>
          <table:table-cell table:style-name="ce36" table:formula="of:=['1AResults for P1_(dist)'.D130]/['1AResults for P1_(dist)'.H130]" office:value-type="percentage" office:value="0.232" calcext:value-type="percentage">
            <text:p>23,20%</text:p>
          </table:table-cell>
          <table:table-cell table:style-name="ce36" table:formula="of:=['1AResults for P1_(dist)'.E130]/['1AResults for P1_(dist)'.H130]" office:value-type="percentage" office:value="0.274426229508197" calcext:value-type="percentage">
            <text:p>27,44%</text:p>
          </table:table-cell>
          <table:table-cell table:style-name="ce36" table:formula="of:=['1AResults for P1_(dist)'.F130]/['1AResults for P1_(dist)'.H130]" office:value-type="percentage" office:value="0.103081967213115" calcext:value-type="percentage">
            <text:p>10,31%</text:p>
          </table:table-cell>
          <table:table-cell table:style-name="ce36" table:formula="of:=['1AResults for P1_(dist)'.G130]/['1AResults for P1_(dist)'.H130]" office:value-type="percentage" office:value="0.390491803278688" calcext:value-type="percentage">
            <text:p>39,05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style-name="ce33" table:formula="of:=['1AResults for P1_(time)'.C131]" office:value-type="float" office:value="88.84" calcext:value-type="float">
            <text:p>88,84</text:p>
          </table:table-cell>
          <table:table-cell table:style-name="ce33" office:value-type="float" office:value="3.616" calcext:value-type="float">
            <text:p>3,62</text:p>
          </table:table-cell>
          <table:table-cell table:style-name="ce33" office:value-type="float" office:value="2.889" calcext:value-type="float">
            <text:p>2,89</text:p>
          </table:table-cell>
          <table:table-cell table:style-name="ce33" office:value-type="float" office:value="1.446" calcext:value-type="float">
            <text:p>1,45</text:p>
          </table:table-cell>
          <table:table-cell table:style-name="ce33" office:value-type="float" office:value="3.363" calcext:value-type="float">
            <text:p>3,36</text:p>
          </table:table-cell>
          <table:table-cell table:style-name="ce33" table:formula="of:=SUM(['1AResults for P1_(dist)'.D131:.G131])" office:value-type="float" office:value="11.314" calcext:value-type="float">
            <text:p>11,31</text:p>
          </table:table-cell>
          <table:table-cell table:style-name="ce37" table:formula="of:=['1AResults for P1_(dist)'.D131]/['1AResults for P1_(dist)'.H131]" office:value-type="percentage" office:value="0.319604030404808" calcext:value-type="percentage">
            <text:p>31,96%</text:p>
          </table:table-cell>
          <table:table-cell table:style-name="ce37" table:formula="of:=['1AResults for P1_(dist)'.E131]/['1AResults for P1_(dist)'.H131]" office:value-type="percentage" office:value="0.255347357256496" calcext:value-type="percentage">
            <text:p>25,53%</text:p>
          </table:table-cell>
          <table:table-cell table:style-name="ce37" table:formula="of:=['1AResults for P1_(dist)'.F131]/['1AResults for P1_(dist)'.H131]" office:value-type="percentage" office:value="0.127806257733781" calcext:value-type="percentage">
            <text:p>12,78%</text:p>
          </table:table-cell>
          <table:table-cell table:style-name="ce37" table:formula="of:=['1AResults for P1_(dist)'.G131]/['1AResults for P1_(dist)'.H131]" office:value-type="percentage" office:value="0.297242354604914" calcext:value-type="percentage">
            <text:p>29,72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2-8.tsp</text:p>
          </table:table-cell>
          <table:table-cell table:style-name="ce32" table:formula="of:=['1AResults for P1_(time)'.C132]" office:value-type="float" office:value="84.095" calcext:value-type="float">
            <text:p>84,10</text:p>
          </table:table-cell>
          <table:table-cell table:style-name="ce32" office:value-type="float" office:value="2.879" calcext:value-type="float">
            <text:p>2,88</text:p>
          </table:table-cell>
          <table:table-cell table:style-name="ce32" office:value-type="float" office:value="4.69" calcext:value-type="float">
            <text:p>4,69</text:p>
          </table:table-cell>
          <table:table-cell table:style-name="ce32" office:value-type="float" office:value="1.044" calcext:value-type="float">
            <text:p>1,04</text:p>
          </table:table-cell>
          <table:table-cell table:style-name="ce32" office:value-type="float" office:value="4.126" calcext:value-type="float">
            <text:p>4,13</text:p>
          </table:table-cell>
          <table:table-cell table:style-name="ce32" table:formula="of:=SUM(['1AResults for P1_(dist)'.D132:.G132])" office:value-type="float" office:value="12.739" calcext:value-type="float">
            <text:p>12,74</text:p>
          </table:table-cell>
          <table:table-cell table:style-name="ce36" table:formula="of:=['1AResults for P1_(dist)'.D132]/['1AResults for P1_(dist)'.H132]" office:value-type="percentage" office:value="0.225998901012638" calcext:value-type="percentage">
            <text:p>22,60%</text:p>
          </table:table-cell>
          <table:table-cell table:style-name="ce36" table:formula="of:=['1AResults for P1_(dist)'.E132]/['1AResults for P1_(dist)'.H132]" office:value-type="percentage" office:value="0.368160766151189" calcext:value-type="percentage">
            <text:p>36,82%</text:p>
          </table:table-cell>
          <table:table-cell table:style-name="ce36" table:formula="of:=['1AResults for P1_(dist)'.F132]/['1AResults for P1_(dist)'.H132]" office:value-type="percentage" office:value="0.0819530575398383" calcext:value-type="percentage">
            <text:p>8,20%</text:p>
          </table:table-cell>
          <table:table-cell table:style-name="ce36" table:formula="of:=['1AResults for P1_(dist)'.G132]/['1AResults for P1_(dist)'.H132]" office:value-type="percentage" office:value="0.323887275296334" calcext:value-type="percentage">
            <text:p>32,39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style-name="ce33" table:formula="of:=['1AResults for P1_(time)'.C133]" office:value-type="float" office:value="84.783" calcext:value-type="float">
            <text:p>84,78</text:p>
          </table:table-cell>
          <table:table-cell table:style-name="ce33" office:value-type="float" office:value="2.906" calcext:value-type="float">
            <text:p>2,91</text:p>
          </table:table-cell>
          <table:table-cell table:style-name="ce33" office:value-type="float" office:value="4.89" calcext:value-type="float">
            <text:p>4,89</text:p>
          </table:table-cell>
          <table:table-cell table:style-name="ce33" office:value-type="float" office:value="1.982" calcext:value-type="float">
            <text:p>1,98</text:p>
          </table:table-cell>
          <table:table-cell table:style-name="ce33" office:value-type="float" office:value="3.657" calcext:value-type="float">
            <text:p>3,66</text:p>
          </table:table-cell>
          <table:table-cell table:style-name="ce33" table:formula="of:=SUM(['1AResults for P1_(dist)'.D133:.G133])" office:value-type="float" office:value="13.435" calcext:value-type="float">
            <text:p>13,44</text:p>
          </table:table-cell>
          <table:table-cell table:style-name="ce37" table:formula="of:=['1AResults for P1_(dist)'.D133]/['1AResults for P1_(dist)'.H133]" office:value-type="percentage" office:value="0.216300707108299" calcext:value-type="percentage">
            <text:p>21,63%</text:p>
          </table:table-cell>
          <table:table-cell table:style-name="ce37" table:formula="of:=['1AResults for P1_(dist)'.E133]/['1AResults for P1_(dist)'.H133]" office:value-type="percentage" office:value="0.363974692966133" calcext:value-type="percentage">
            <text:p>36,40%</text:p>
          </table:table-cell>
          <table:table-cell table:style-name="ce37" table:formula="of:=['1AResults for P1_(dist)'.F133]/['1AResults for P1_(dist)'.H133]" office:value-type="percentage" office:value="0.147525120952735" calcext:value-type="percentage">
            <text:p>14,75%</text:p>
          </table:table-cell>
          <table:table-cell table:style-name="ce37" table:formula="of:=['1AResults for P1_(dist)'.G133]/['1AResults for P1_(dist)'.H133]" office:value-type="percentage" office:value="0.272199478972832" calcext:value-type="percentage">
            <text:p>27,22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3-0.tsp</text:p>
          </table:table-cell>
          <table:table-cell table:style-name="ce32" table:formula="of:=['1AResults for P1_(time)'.C134]" office:value-type="float" office:value="88.247" calcext:value-type="float">
            <text:p>88,25</text:p>
          </table:table-cell>
          <table:table-cell table:style-name="ce32" office:value-type="float" office:value="2.217" calcext:value-type="float">
            <text:p>2,22</text:p>
          </table:table-cell>
          <table:table-cell table:style-name="ce32" office:value-type="float" office:value="5.12" calcext:value-type="float">
            <text:p>5,12</text:p>
          </table:table-cell>
          <table:table-cell table:style-name="ce32" office:value-type="float" office:value="1.525" calcext:value-type="float">
            <text:p>1,53</text:p>
          </table:table-cell>
          <table:table-cell table:style-name="ce32" office:value-type="float" office:value="5.189" calcext:value-type="float">
            <text:p>5,19</text:p>
          </table:table-cell>
          <table:table-cell table:style-name="ce32" table:formula="of:=SUM(['1AResults for P1_(dist)'.D134:.G134])" office:value-type="float" office:value="14.051" calcext:value-type="float">
            <text:p>14,05</text:p>
          </table:table-cell>
          <table:table-cell table:style-name="ce36" table:formula="of:=['1AResults for P1_(dist)'.D134]/['1AResults for P1_(dist)'.H134]" office:value-type="percentage" office:value="0.157782364244538" calcext:value-type="percentage">
            <text:p>15,78%</text:p>
          </table:table-cell>
          <table:table-cell table:style-name="ce36" table:formula="of:=['1AResults for P1_(dist)'.E134]/['1AResults for P1_(dist)'.H134]" office:value-type="percentage" office:value="0.364386876378905" calcext:value-type="percentage">
            <text:p>36,44%</text:p>
          </table:table-cell>
          <table:table-cell table:style-name="ce36" table:formula="of:=['1AResults for P1_(dist)'.F134]/['1AResults for P1_(dist)'.H134]" office:value-type="percentage" office:value="0.108533200483951" calcext:value-type="percentage">
            <text:p>10,85%</text:p>
          </table:table-cell>
          <table:table-cell table:style-name="ce36" table:formula="of:=['1AResults for P1_(dist)'.G134]/['1AResults for P1_(dist)'.H134]" office:value-type="percentage" office:value="0.369297558892606" calcext:value-type="percentage">
            <text:p>36,93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style-name="ce33" table:formula="of:=['1AResults for P1_(time)'.C135]" office:value-type="float" office:value="91.668" calcext:value-type="float">
            <text:p>91,67</text:p>
          </table:table-cell>
          <table:table-cell table:style-name="ce33" office:value-type="float" office:value="2.123" calcext:value-type="float">
            <text:p>2,12</text:p>
          </table:table-cell>
          <table:table-cell table:style-name="ce33" office:value-type="float" office:value="4.941" calcext:value-type="float">
            <text:p>4,94</text:p>
          </table:table-cell>
          <table:table-cell table:style-name="ce33" office:value-type="float" office:value="2.597" calcext:value-type="float">
            <text:p>2,60</text:p>
          </table:table-cell>
          <table:table-cell table:style-name="ce33" office:value-type="float" office:value="5.539" calcext:value-type="float">
            <text:p>5,54</text:p>
          </table:table-cell>
          <table:table-cell table:style-name="ce33" table:formula="of:=SUM(['1AResults for P1_(dist)'.D135:.G135])" office:value-type="float" office:value="15.2" calcext:value-type="float">
            <text:p>15,20</text:p>
          </table:table-cell>
          <table:table-cell table:style-name="ce37" table:formula="of:=['1AResults for P1_(dist)'.D135]/['1AResults for P1_(dist)'.H135]" office:value-type="percentage" office:value="0.139671052631579" calcext:value-type="percentage">
            <text:p>13,97%</text:p>
          </table:table-cell>
          <table:table-cell table:style-name="ce37" table:formula="of:=['1AResults for P1_(dist)'.E135]/['1AResults for P1_(dist)'.H135]" office:value-type="percentage" office:value="0.325065789473684" calcext:value-type="percentage">
            <text:p>32,51%</text:p>
          </table:table-cell>
          <table:table-cell table:style-name="ce37" table:formula="of:=['1AResults for P1_(dist)'.F135]/['1AResults for P1_(dist)'.H135]" office:value-type="percentage" office:value="0.170855263157895" calcext:value-type="percentage">
            <text:p>17,09%</text:p>
          </table:table-cell>
          <table:table-cell table:style-name="ce37" table:formula="of:=['1AResults for P1_(dist)'.G135]/['1AResults for P1_(dist)'.H135]" office:value-type="percentage" office:value="0.364407894736842" calcext:value-type="percentage">
            <text:p>36,44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3-2.tsp</text:p>
          </table:table-cell>
          <table:table-cell table:style-name="ce32" table:formula="of:=['1AResults for P1_(time)'.C136]" office:value-type="float" office:value="90.732" calcext:value-type="float">
            <text:p>90,73</text:p>
          </table:table-cell>
          <table:table-cell table:style-name="ce32" office:value-type="float" office:value="2.306" calcext:value-type="float">
            <text:p>2,31</text:p>
          </table:table-cell>
          <table:table-cell table:style-name="ce32" office:value-type="float" office:value="4.684" calcext:value-type="float">
            <text:p>4,68</text:p>
          </table:table-cell>
          <table:table-cell table:style-name="ce32" office:value-type="float" office:value="2.332" calcext:value-type="float">
            <text:p>2,33</text:p>
          </table:table-cell>
          <table:table-cell table:style-name="ce32" office:value-type="float" office:value="4.894" calcext:value-type="float">
            <text:p>4,89</text:p>
          </table:table-cell>
          <table:table-cell table:style-name="ce32" table:formula="of:=SUM(['1AResults for P1_(dist)'.D136:.G136])" office:value-type="float" office:value="14.216" calcext:value-type="float">
            <text:p>14,22</text:p>
          </table:table-cell>
          <table:table-cell table:style-name="ce36" table:formula="of:=['1AResults for P1_(dist)'.D136]/['1AResults for P1_(dist)'.H136]" office:value-type="percentage" office:value="0.16221159257175" calcext:value-type="percentage">
            <text:p>16,22%</text:p>
          </table:table-cell>
          <table:table-cell table:style-name="ce36" table:formula="of:=['1AResults for P1_(dist)'.E136]/['1AResults for P1_(dist)'.H136]" office:value-type="percentage" office:value="0.329487900956668" calcext:value-type="percentage">
            <text:p>32,95%</text:p>
          </table:table-cell>
          <table:table-cell table:style-name="ce36" table:formula="of:=['1AResults for P1_(dist)'.F136]/['1AResults for P1_(dist)'.H136]" office:value-type="percentage" office:value="0.164040517726505" calcext:value-type="percentage">
            <text:p>16,40%</text:p>
          </table:table-cell>
          <table:table-cell table:style-name="ce36" table:formula="of:=['1AResults for P1_(dist)'.G136]/['1AResults for P1_(dist)'.H136]" office:value-type="percentage" office:value="0.344259988745076" calcext:value-type="percentage">
            <text:p>34,43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style-name="ce33" table:formula="of:=['1AResults for P1_(time)'.C137]" office:value-type="float" office:value="86.384" calcext:value-type="float">
            <text:p>86,38</text:p>
          </table:table-cell>
          <table:table-cell table:style-name="ce33" office:value-type="float" office:value="2.337" calcext:value-type="float">
            <text:p>2,34</text:p>
          </table:table-cell>
          <table:table-cell table:style-name="ce33" office:value-type="float" office:value="6.275" calcext:value-type="float">
            <text:p>6,28</text:p>
          </table:table-cell>
          <table:table-cell table:style-name="ce33" office:value-type="float" office:value="2.303" calcext:value-type="float">
            <text:p>2,30</text:p>
          </table:table-cell>
          <table:table-cell table:style-name="ce33" office:value-type="float" office:value="5.217" calcext:value-type="float">
            <text:p>5,22</text:p>
          </table:table-cell>
          <table:table-cell table:style-name="ce33" table:formula="of:=SUM(['1AResults for P1_(dist)'.D137:.G137])" office:value-type="float" office:value="16.132" calcext:value-type="float">
            <text:p>16,13</text:p>
          </table:table-cell>
          <table:table-cell table:style-name="ce37" table:formula="of:=['1AResults for P1_(dist)'.D137]/['1AResults for P1_(dist)'.H137]" office:value-type="percentage" office:value="0.144867344408629" calcext:value-type="percentage">
            <text:p>14,49%</text:p>
          </table:table-cell>
          <table:table-cell table:style-name="ce37" table:formula="of:=['1AResults for P1_(dist)'.E137]/['1AResults for P1_(dist)'.H137]" office:value-type="percentage" office:value="0.388978427969254" calcext:value-type="percentage">
            <text:p>38,90%</text:p>
          </table:table-cell>
          <table:table-cell table:style-name="ce37" table:formula="of:=['1AResults for P1_(dist)'.F137]/['1AResults for P1_(dist)'.H137]" office:value-type="percentage" office:value="0.142759732209274" calcext:value-type="percentage">
            <text:p>14,28%</text:p>
          </table:table-cell>
          <table:table-cell table:style-name="ce37" table:formula="of:=['1AResults for P1_(dist)'.G137]/['1AResults for P1_(dist)'.H137]" office:value-type="percentage" office:value="0.323394495412844" calcext:value-type="percentage">
            <text:p>32,34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3-4.tsp</text:p>
          </table:table-cell>
          <table:table-cell table:style-name="ce32" table:formula="of:=['1AResults for P1_(time)'.C138]" office:value-type="float" office:value="90.769" calcext:value-type="float">
            <text:p>90,77</text:p>
          </table:table-cell>
          <table:table-cell table:style-name="ce32" office:value-type="float" office:value="3.08" calcext:value-type="float">
            <text:p>3,08</text:p>
          </table:table-cell>
          <table:table-cell table:style-name="ce32" office:value-type="float" office:value="4.2" calcext:value-type="float">
            <text:p>4,20</text:p>
          </table:table-cell>
          <table:table-cell table:style-name="ce32" office:value-type="float" office:value="1.735" calcext:value-type="float">
            <text:p>1,74</text:p>
          </table:table-cell>
          <table:table-cell table:style-name="ce32" office:value-type="float" office:value="5.058" calcext:value-type="float">
            <text:p>5,06</text:p>
          </table:table-cell>
          <table:table-cell table:style-name="ce32" table:formula="of:=SUM(['1AResults for P1_(dist)'.D138:.G138])" office:value-type="float" office:value="14.073" calcext:value-type="float">
            <text:p>14,07</text:p>
          </table:table-cell>
          <table:table-cell table:style-name="ce36" table:formula="of:=['1AResults for P1_(dist)'.D138]/['1AResults for P1_(dist)'.H138]" office:value-type="percentage" office:value="0.218858807645847" calcext:value-type="percentage">
            <text:p>21,89%</text:p>
          </table:table-cell>
          <table:table-cell table:style-name="ce36" table:formula="of:=['1AResults for P1_(dist)'.E138]/['1AResults for P1_(dist)'.H138]" office:value-type="percentage" office:value="0.298443828607973" calcext:value-type="percentage">
            <text:p>29,84%</text:p>
          </table:table-cell>
          <table:table-cell table:style-name="ce36" table:formula="of:=['1AResults for P1_(dist)'.F138]/['1AResults for P1_(dist)'.H138]" office:value-type="percentage" office:value="0.123285724436865" calcext:value-type="percentage">
            <text:p>12,33%</text:p>
          </table:table-cell>
          <table:table-cell table:style-name="ce36" table:formula="of:=['1AResults for P1_(dist)'.G138]/['1AResults for P1_(dist)'.H138]" office:value-type="percentage" office:value="0.359411639309316" calcext:value-type="percentage">
            <text:p>35,94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style-name="ce33" table:formula="of:=['1AResults for P1_(time)'.C139]" office:value-type="float" office:value="88.174" calcext:value-type="float">
            <text:p>88,17</text:p>
          </table:table-cell>
          <table:table-cell table:style-name="ce33" office:value-type="float" office:value="2.288" calcext:value-type="float">
            <text:p>2,29</text:p>
          </table:table-cell>
          <table:table-cell table:style-name="ce33" office:value-type="float" office:value="5.367" calcext:value-type="float">
            <text:p>5,37</text:p>
          </table:table-cell>
          <table:table-cell table:style-name="ce33" office:value-type="float" office:value="2.431" calcext:value-type="float">
            <text:p>2,43</text:p>
          </table:table-cell>
          <table:table-cell table:style-name="ce33" office:value-type="float" office:value="6.984" calcext:value-type="float">
            <text:p>6,98</text:p>
          </table:table-cell>
          <table:table-cell table:style-name="ce33" table:formula="of:=SUM(['1AResults for P1_(dist)'.D139:.G139])" office:value-type="float" office:value="17.07" calcext:value-type="float">
            <text:p>17,07</text:p>
          </table:table-cell>
          <table:table-cell table:style-name="ce37" table:formula="of:=['1AResults for P1_(dist)'.D139]/['1AResults for P1_(dist)'.H139]" office:value-type="percentage" office:value="0.134036321031049" calcext:value-type="percentage">
            <text:p>13,40%</text:p>
          </table:table-cell>
          <table:table-cell table:style-name="ce37" table:formula="of:=['1AResults for P1_(dist)'.E139]/['1AResults for P1_(dist)'.H139]" office:value-type="percentage" office:value="0.314411247803163" calcext:value-type="percentage">
            <text:p>31,44%</text:p>
          </table:table-cell>
          <table:table-cell table:style-name="ce37" table:formula="of:=['1AResults for P1_(dist)'.F139]/['1AResults for P1_(dist)'.H139]" office:value-type="percentage" office:value="0.142413591095489" calcext:value-type="percentage">
            <text:p>14,24%</text:p>
          </table:table-cell>
          <table:table-cell table:style-name="ce37" table:formula="of:=['1AResults for P1_(dist)'.G139]/['1AResults for P1_(dist)'.H139]" office:value-type="percentage" office:value="0.409138840070299" calcext:value-type="percentage">
            <text:p>40,91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3-6.tsp</text:p>
          </table:table-cell>
          <table:table-cell table:style-name="ce32" table:formula="of:=['1AResults for P1_(time)'.C140]" office:value-type="float" office:value="83.464" calcext:value-type="float">
            <text:p>83,46</text:p>
          </table:table-cell>
          <table:table-cell table:style-name="ce32" office:value-type="float" office:value="2.874" calcext:value-type="float">
            <text:p>2,87</text:p>
          </table:table-cell>
          <table:table-cell table:style-name="ce32" office:value-type="float" office:value="6.424" calcext:value-type="float">
            <text:p>6,42</text:p>
          </table:table-cell>
          <table:table-cell table:style-name="ce32" office:value-type="float" office:value="1.31" calcext:value-type="float">
            <text:p>1,31</text:p>
          </table:table-cell>
          <table:table-cell table:style-name="ce32" office:value-type="float" office:value="6.438" calcext:value-type="float">
            <text:p>6,44</text:p>
          </table:table-cell>
          <table:table-cell table:style-name="ce32" table:formula="of:=SUM(['1AResults for P1_(dist)'.D140:.G140])" office:value-type="float" office:value="17.046" calcext:value-type="float">
            <text:p>17,05</text:p>
          </table:table-cell>
          <table:table-cell table:style-name="ce36" table:formula="of:=['1AResults for P1_(dist)'.D140]/['1AResults for P1_(dist)'.H140]" office:value-type="percentage" office:value="0.168602604716649" calcext:value-type="percentage">
            <text:p>16,86%</text:p>
          </table:table-cell>
          <table:table-cell table:style-name="ce36" table:formula="of:=['1AResults for P1_(dist)'.E140]/['1AResults for P1_(dist)'.H140]" office:value-type="percentage" office:value="0.376862607063241" calcext:value-type="percentage">
            <text:p>37,69%</text:p>
          </table:table-cell>
          <table:table-cell table:style-name="ce36" table:formula="of:=['1AResults for P1_(dist)'.F140]/['1AResults for P1_(dist)'.H140]" office:value-type="percentage" office:value="0.076850874105362" calcext:value-type="percentage">
            <text:p>7,69%</text:p>
          </table:table-cell>
          <table:table-cell table:style-name="ce36" table:formula="of:=['1AResults for P1_(dist)'.G140]/['1AResults for P1_(dist)'.H140]" office:value-type="percentage" office:value="0.377683914114748" calcext:value-type="percentage">
            <text:p>37,77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style-name="ce33" table:formula="of:=['1AResults for P1_(time)'.C141]" office:value-type="float" office:value="90.216" calcext:value-type="float">
            <text:p>90,22</text:p>
          </table:table-cell>
          <table:table-cell table:style-name="ce33" office:value-type="float" office:value="2.908" calcext:value-type="float">
            <text:p>2,91</text:p>
          </table:table-cell>
          <table:table-cell table:style-name="ce33" office:value-type="float" office:value="3.625" calcext:value-type="float">
            <text:p>3,63</text:p>
          </table:table-cell>
          <table:table-cell table:style-name="ce33" office:value-type="float" office:value="2.313" calcext:value-type="float">
            <text:p>2,31</text:p>
          </table:table-cell>
          <table:table-cell table:style-name="ce33" office:value-type="float" office:value="4.624" calcext:value-type="float">
            <text:p>4,62</text:p>
          </table:table-cell>
          <table:table-cell table:style-name="ce33" table:formula="of:=SUM(['1AResults for P1_(dist)'.D141:.G141])" office:value-type="float" office:value="13.47" calcext:value-type="float">
            <text:p>13,47</text:p>
          </table:table-cell>
          <table:table-cell table:style-name="ce37" table:formula="of:=['1AResults for P1_(dist)'.D141]/['1AResults for P1_(dist)'.H141]" office:value-type="percentage" office:value="0.215887156644395" calcext:value-type="percentage">
            <text:p>21,59%</text:p>
          </table:table-cell>
          <table:table-cell table:style-name="ce37" table:formula="of:=['1AResults for P1_(dist)'.E141]/['1AResults for P1_(dist)'.H141]" office:value-type="percentage" office:value="0.269116555308092" calcext:value-type="percentage">
            <text:p>26,91%</text:p>
          </table:table-cell>
          <table:table-cell table:style-name="ce37" table:formula="of:=['1AResults for P1_(dist)'.F141]/['1AResults for P1_(dist)'.H141]" office:value-type="percentage" office:value="0.171714922048998" calcext:value-type="percentage">
            <text:p>17,17%</text:p>
          </table:table-cell>
          <table:table-cell table:style-name="ce37" table:formula="of:=['1AResults for P1_(dist)'.G141]/['1AResults for P1_(dist)'.H141]" office:value-type="percentage" office:value="0.343281365998515" calcext:value-type="percentage">
            <text:p>34,33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3-8.tsp</text:p>
          </table:table-cell>
          <table:table-cell table:style-name="ce32" table:formula="of:=['1AResults for P1_(time)'.C142]" office:value-type="float" office:value="90.742" calcext:value-type="float">
            <text:p>90,74</text:p>
          </table:table-cell>
          <table:table-cell table:style-name="ce32" office:value-type="float" office:value="2.462" calcext:value-type="float">
            <text:p>2,46</text:p>
          </table:table-cell>
          <table:table-cell table:style-name="ce32" office:value-type="float" office:value="5.906" calcext:value-type="float">
            <text:p>5,91</text:p>
          </table:table-cell>
          <table:table-cell table:style-name="ce32" office:value-type="float" office:value="2.23" calcext:value-type="float">
            <text:p>2,23</text:p>
          </table:table-cell>
          <table:table-cell table:style-name="ce32" office:value-type="float" office:value="5.274" calcext:value-type="float">
            <text:p>5,27</text:p>
          </table:table-cell>
          <table:table-cell table:style-name="ce32" table:formula="of:=SUM(['1AResults for P1_(dist)'.D142:.G142])" office:value-type="float" office:value="15.872" calcext:value-type="float">
            <text:p>15,87</text:p>
          </table:table-cell>
          <table:table-cell table:style-name="ce36" table:formula="of:=['1AResults for P1_(dist)'.D142]/['1AResults for P1_(dist)'.H142]" office:value-type="percentage" office:value="0.155115927419355" calcext:value-type="percentage">
            <text:p>15,51%</text:p>
          </table:table-cell>
          <table:table-cell table:style-name="ce36" table:formula="of:=['1AResults for P1_(dist)'.E142]/['1AResults for P1_(dist)'.H142]" office:value-type="percentage" office:value="0.372101814516129" calcext:value-type="percentage">
            <text:p>37,21%</text:p>
          </table:table-cell>
          <table:table-cell table:style-name="ce36" table:formula="of:=['1AResults for P1_(dist)'.F142]/['1AResults for P1_(dist)'.H142]" office:value-type="percentage" office:value="0.140498991935484" calcext:value-type="percentage">
            <text:p>14,05%</text:p>
          </table:table-cell>
          <table:table-cell table:style-name="ce36" table:formula="of:=['1AResults for P1_(dist)'.G142]/['1AResults for P1_(dist)'.H142]" office:value-type="percentage" office:value="0.332283266129032" calcext:value-type="percentage">
            <text:p>33,23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style-name="ce33" table:formula="of:=['1AResults for P1_(time)'.C143]" office:value-type="float" office:value="88.579" calcext:value-type="float">
            <text:p>88,58</text:p>
          </table:table-cell>
          <table:table-cell table:style-name="ce33" office:value-type="float" office:value="2.65" calcext:value-type="float">
            <text:p>2,65</text:p>
          </table:table-cell>
          <table:table-cell table:style-name="ce33" office:value-type="float" office:value="2.985" calcext:value-type="float">
            <text:p>2,99</text:p>
          </table:table-cell>
          <table:table-cell table:style-name="ce33" office:value-type="float" office:value="1.53" calcext:value-type="float">
            <text:p>1,53</text:p>
          </table:table-cell>
          <table:table-cell table:style-name="ce33" office:value-type="float" office:value="5.27" calcext:value-type="float">
            <text:p>5,27</text:p>
          </table:table-cell>
          <table:table-cell table:style-name="ce33" table:formula="of:=SUM(['1AResults for P1_(dist)'.D143:.G143])" office:value-type="float" office:value="12.435" calcext:value-type="float">
            <text:p>12,44</text:p>
          </table:table-cell>
          <table:table-cell table:style-name="ce37" table:formula="of:=['1AResults for P1_(dist)'.D143]/['1AResults for P1_(dist)'.H143]" office:value-type="percentage" office:value="0.213108162444712" calcext:value-type="percentage">
            <text:p>21,31%</text:p>
          </table:table-cell>
          <table:table-cell table:style-name="ce37" table:formula="of:=['1AResults for P1_(dist)'.E143]/['1AResults for P1_(dist)'.H143]" office:value-type="percentage" office:value="0.240048250904704" calcext:value-type="percentage">
            <text:p>24,00%</text:p>
          </table:table-cell>
          <table:table-cell table:style-name="ce37" table:formula="of:=['1AResults for P1_(dist)'.F143]/['1AResults for P1_(dist)'.H143]" office:value-type="percentage" office:value="0.123039806996381" calcext:value-type="percentage">
            <text:p>12,30%</text:p>
          </table:table-cell>
          <table:table-cell table:style-name="ce37" table:formula="of:=['1AResults for P1_(dist)'.G143]/['1AResults for P1_(dist)'.H143]" office:value-type="percentage" office:value="0.423803779654202" calcext:value-type="percentage">
            <text:p>42,38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4-0.tsp</text:p>
          </table:table-cell>
          <table:table-cell table:style-name="ce32" table:formula="of:=['1AResults for P1_(time)'.C144]" office:value-type="float" office:value="96.015" calcext:value-type="float">
            <text:p>96,02</text:p>
          </table:table-cell>
          <table:table-cell table:style-name="ce32" office:value-type="float" office:value="3.16" calcext:value-type="float">
            <text:p>3,16</text:p>
          </table:table-cell>
          <table:table-cell table:style-name="ce32" office:value-type="float" office:value="4.261" calcext:value-type="float">
            <text:p>4,26</text:p>
          </table:table-cell>
          <table:table-cell table:style-name="ce32" office:value-type="float" office:value="1.755" calcext:value-type="float">
            <text:p>1,76</text:p>
          </table:table-cell>
          <table:table-cell table:style-name="ce32" office:value-type="float" office:value="4.889" calcext:value-type="float">
            <text:p>4,89</text:p>
          </table:table-cell>
          <table:table-cell table:style-name="ce32" table:formula="of:=SUM(['1AResults for P1_(dist)'.D144:.G144])" office:value-type="float" office:value="14.065" calcext:value-type="float">
            <text:p>14,07</text:p>
          </table:table-cell>
          <table:table-cell table:style-name="ce36" table:formula="of:=['1AResults for P1_(dist)'.D144]/['1AResults for P1_(dist)'.H144]" office:value-type="percentage" office:value="0.224671169569854" calcext:value-type="percentage">
            <text:p>22,47%</text:p>
          </table:table-cell>
          <table:table-cell table:style-name="ce36" table:formula="of:=['1AResults for P1_(dist)'.E144]/['1AResults for P1_(dist)'.H144]" office:value-type="percentage" office:value="0.302950586562389" calcext:value-type="percentage">
            <text:p>30,30%</text:p>
          </table:table-cell>
          <table:table-cell table:style-name="ce36" table:formula="of:=['1AResults for P1_(dist)'.F144]/['1AResults for P1_(dist)'.H144]" office:value-type="percentage" office:value="0.124777817276929" calcext:value-type="percentage">
            <text:p>12,48%</text:p>
          </table:table-cell>
          <table:table-cell table:style-name="ce36" table:formula="of:=['1AResults for P1_(dist)'.G144]/['1AResults for P1_(dist)'.H144]" office:value-type="percentage" office:value="0.347600426590828" calcext:value-type="percentage">
            <text:p>34,76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style-name="ce33" table:formula="of:=['1AResults for P1_(time)'.C145]" office:value-type="float" office:value="96.896" calcext:value-type="float">
            <text:p>96,90</text:p>
          </table:table-cell>
          <table:table-cell table:style-name="ce33" office:value-type="float" office:value="3.172" calcext:value-type="float">
            <text:p>3,17</text:p>
          </table:table-cell>
          <table:table-cell table:style-name="ce33" office:value-type="float" office:value="3.061" calcext:value-type="float">
            <text:p>3,06</text:p>
          </table:table-cell>
          <table:table-cell table:style-name="ce33" office:value-type="float" office:value="2.053" calcext:value-type="float">
            <text:p>2,05</text:p>
          </table:table-cell>
          <table:table-cell table:style-name="ce33" office:value-type="float" office:value="5.772" calcext:value-type="float">
            <text:p>5,77</text:p>
          </table:table-cell>
          <table:table-cell table:style-name="ce33" table:formula="of:=SUM(['1AResults for P1_(dist)'.D145:.G145])" office:value-type="float" office:value="14.058" calcext:value-type="float">
            <text:p>14,06</text:p>
          </table:table-cell>
          <table:table-cell table:style-name="ce37" table:formula="of:=['1AResults for P1_(dist)'.D145]/['1AResults for P1_(dist)'.H145]" office:value-type="percentage" office:value="0.225636648171859" calcext:value-type="percentage">
            <text:p>22,56%</text:p>
          </table:table-cell>
          <table:table-cell table:style-name="ce37" table:formula="of:=['1AResults for P1_(dist)'.E145]/['1AResults for P1_(dist)'.H145]" office:value-type="percentage" office:value="0.217740788163323" calcext:value-type="percentage">
            <text:p>21,77%</text:p>
          </table:table-cell>
          <table:table-cell table:style-name="ce37" table:formula="of:=['1AResults for P1_(dist)'.F145]/['1AResults for P1_(dist)'.H145]" office:value-type="percentage" office:value="0.146037843220942" calcext:value-type="percentage">
            <text:p>14,60%</text:p>
          </table:table-cell>
          <table:table-cell table:style-name="ce37" table:formula="of:=['1AResults for P1_(dist)'.G145]/['1AResults for P1_(dist)'.H145]" office:value-type="percentage" office:value="0.410584720443875" calcext:value-type="percentage">
            <text:p>41,06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4-2.tsp</text:p>
          </table:table-cell>
          <table:table-cell table:style-name="ce32" table:formula="of:=['1AResults for P1_(time)'.C146]" office:value-type="float" office:value="99.217" calcext:value-type="float">
            <text:p>99,22</text:p>
          </table:table-cell>
          <table:table-cell table:style-name="ce32" office:value-type="float" office:value="3.968" calcext:value-type="float">
            <text:p>3,97</text:p>
          </table:table-cell>
          <table:table-cell table:style-name="ce32" office:value-type="float" office:value="6.024" calcext:value-type="float">
            <text:p>6,02</text:p>
          </table:table-cell>
          <table:table-cell table:style-name="ce32" office:value-type="float" office:value="2.145" calcext:value-type="float">
            <text:p>2,15</text:p>
          </table:table-cell>
          <table:table-cell table:style-name="ce32" office:value-type="float" office:value="7" calcext:value-type="float">
            <text:p>7,00</text:p>
          </table:table-cell>
          <table:table-cell table:style-name="ce32" table:formula="of:=SUM(['1AResults for P1_(dist)'.D146:.G146])" office:value-type="float" office:value="19.137" calcext:value-type="float">
            <text:p>19,14</text:p>
          </table:table-cell>
          <table:table-cell table:style-name="ce36" table:formula="of:=['1AResults for P1_(dist)'.D146]/['1AResults for P1_(dist)'.H146]" office:value-type="percentage" office:value="0.20734702408946" calcext:value-type="percentage">
            <text:p>20,73%</text:p>
          </table:table-cell>
          <table:table-cell table:style-name="ce36" table:formula="of:=['1AResults for P1_(dist)'.E146]/['1AResults for P1_(dist)'.H146]" office:value-type="percentage" office:value="0.314782881329362" calcext:value-type="percentage">
            <text:p>31,48%</text:p>
          </table:table-cell>
          <table:table-cell table:style-name="ce36" table:formula="of:=['1AResults for P1_(dist)'.F146]/['1AResults for P1_(dist)'.H146]" office:value-type="percentage" office:value="0.112086533939489" calcext:value-type="percentage">
            <text:p>11,21%</text:p>
          </table:table-cell>
          <table:table-cell table:style-name="ce36" table:formula="of:=['1AResults for P1_(dist)'.G146]/['1AResults for P1_(dist)'.H146]" office:value-type="percentage" office:value="0.365783560641689" calcext:value-type="percentage">
            <text:p>36,58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style-name="ce33" table:formula="of:=['1AResults for P1_(time)'.C147]" office:value-type="float" office:value="95.186" calcext:value-type="float">
            <text:p>95,19</text:p>
          </table:table-cell>
          <table:table-cell table:style-name="ce33" office:value-type="float" office:value="3.215" calcext:value-type="float">
            <text:p>3,22</text:p>
          </table:table-cell>
          <table:table-cell table:style-name="ce33" office:value-type="float" office:value="5.474" calcext:value-type="float">
            <text:p>5,47</text:p>
          </table:table-cell>
          <table:table-cell table:style-name="ce33" office:value-type="float" office:value="2.437" calcext:value-type="float">
            <text:p>2,44</text:p>
          </table:table-cell>
          <table:table-cell table:style-name="ce33" office:value-type="float" office:value="5.822" calcext:value-type="float">
            <text:p>5,82</text:p>
          </table:table-cell>
          <table:table-cell table:style-name="ce33" table:formula="of:=SUM(['1AResults for P1_(dist)'.D147:.G147])" office:value-type="float" office:value="16.948" calcext:value-type="float">
            <text:p>16,95</text:p>
          </table:table-cell>
          <table:table-cell table:style-name="ce37" table:formula="of:=['1AResults for P1_(dist)'.D147]/['1AResults for P1_(dist)'.H147]" office:value-type="percentage" office:value="0.189697899457163" calcext:value-type="percentage">
            <text:p>18,97%</text:p>
          </table:table-cell>
          <table:table-cell table:style-name="ce37" table:formula="of:=['1AResults for P1_(dist)'.E147]/['1AResults for P1_(dist)'.H147]" office:value-type="percentage" office:value="0.322987963181496" calcext:value-type="percentage">
            <text:p>32,30%</text:p>
          </table:table-cell>
          <table:table-cell table:style-name="ce37" table:formula="of:=['1AResults for P1_(dist)'.F147]/['1AResults for P1_(dist)'.H147]" office:value-type="percentage" office:value="0.143792777908898" calcext:value-type="percentage">
            <text:p>14,38%</text:p>
          </table:table-cell>
          <table:table-cell table:style-name="ce37" table:formula="of:=['1AResults for P1_(dist)'.G147]/['1AResults for P1_(dist)'.H147]" office:value-type="percentage" office:value="0.343521359452443" calcext:value-type="percentage">
            <text:p>34,35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4-4.tsp</text:p>
          </table:table-cell>
          <table:table-cell table:style-name="ce32" table:formula="of:=['1AResults for P1_(time)'.C148]" office:value-type="float" office:value="99.323" calcext:value-type="float">
            <text:p>99,32</text:p>
          </table:table-cell>
          <table:table-cell table:style-name="ce32" office:value-type="float" office:value="3.669" calcext:value-type="float">
            <text:p>3,67</text:p>
          </table:table-cell>
          <table:table-cell table:style-name="ce32" office:value-type="float" office:value="3.8" calcext:value-type="float">
            <text:p>3,80</text:p>
          </table:table-cell>
          <table:table-cell table:style-name="ce32" office:value-type="float" office:value="1.758" calcext:value-type="float">
            <text:p>1,76</text:p>
          </table:table-cell>
          <table:table-cell table:style-name="ce32" office:value-type="float" office:value="4.864" calcext:value-type="float">
            <text:p>4,86</text:p>
          </table:table-cell>
          <table:table-cell table:style-name="ce32" table:formula="of:=SUM(['1AResults for P1_(dist)'.D148:.G148])" office:value-type="float" office:value="14.091" calcext:value-type="float">
            <text:p>14,09</text:p>
          </table:table-cell>
          <table:table-cell table:style-name="ce36" table:formula="of:=['1AResults for P1_(dist)'.D148]/['1AResults for P1_(dist)'.H148]" office:value-type="percentage" office:value="0.260378965296998" calcext:value-type="percentage">
            <text:p>26,04%</text:p>
          </table:table-cell>
          <table:table-cell table:style-name="ce36" table:formula="of:=['1AResults for P1_(dist)'.E148]/['1AResults for P1_(dist)'.H148]" office:value-type="percentage" office:value="0.269675679511745" calcext:value-type="percentage">
            <text:p>26,97%</text:p>
          </table:table-cell>
          <table:table-cell table:style-name="ce36" table:formula="of:=['1AResults for P1_(dist)'.F148]/['1AResults for P1_(dist)'.H148]" office:value-type="percentage" office:value="0.124760485416223" calcext:value-type="percentage">
            <text:p>12,48%</text:p>
          </table:table-cell>
          <table:table-cell table:style-name="ce36" table:formula="of:=['1AResults for P1_(dist)'.G148]/['1AResults for P1_(dist)'.H148]" office:value-type="percentage" office:value="0.345184869775034" calcext:value-type="percentage">
            <text:p>34,52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style-name="ce33" table:formula="of:=['1AResults for P1_(time)'.C149]" office:value-type="float" office:value="95.551" calcext:value-type="float">
            <text:p>95,55</text:p>
          </table:table-cell>
          <table:table-cell table:style-name="ce33" office:value-type="float" office:value="3.708" calcext:value-type="float">
            <text:p>3,71</text:p>
          </table:table-cell>
          <table:table-cell table:style-name="ce33" office:value-type="float" office:value="4.986" calcext:value-type="float">
            <text:p>4,99</text:p>
          </table:table-cell>
          <table:table-cell table:style-name="ce33" office:value-type="float" office:value="1.137" calcext:value-type="float">
            <text:p>1,14</text:p>
          </table:table-cell>
          <table:table-cell table:style-name="ce33" office:value-type="float" office:value="4.322" calcext:value-type="float">
            <text:p>4,32</text:p>
          </table:table-cell>
          <table:table-cell table:style-name="ce33" table:formula="of:=SUM(['1AResults for P1_(dist)'.D149:.G149])" office:value-type="float" office:value="14.153" calcext:value-type="float">
            <text:p>14,15</text:p>
          </table:table-cell>
          <table:table-cell table:style-name="ce37" table:formula="of:=['1AResults for P1_(dist)'.D149]/['1AResults for P1_(dist)'.H149]" office:value-type="percentage" office:value="0.261993923549777" calcext:value-type="percentage">
            <text:p>26,20%</text:p>
          </table:table-cell>
          <table:table-cell table:style-name="ce37" table:formula="of:=['1AResults for P1_(dist)'.E149]/['1AResults for P1_(dist)'.H149]" office:value-type="percentage" office:value="0.35229280011305" calcext:value-type="percentage">
            <text:p>35,23%</text:p>
          </table:table-cell>
          <table:table-cell table:style-name="ce37" table:formula="of:=['1AResults for P1_(dist)'.F149]/['1AResults for P1_(dist)'.H149]" office:value-type="percentage" office:value="0.0803363244541793" calcext:value-type="percentage">
            <text:p>8,03%</text:p>
          </table:table-cell>
          <table:table-cell table:style-name="ce37" table:formula="of:=['1AResults for P1_(dist)'.G149]/['1AResults for P1_(dist)'.H149]" office:value-type="percentage" office:value="0.305376951882993" calcext:value-type="percentage">
            <text:p>30,54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4-6.tsp</text:p>
          </table:table-cell>
          <table:table-cell table:style-name="ce32" table:formula="of:=['1AResults for P1_(time)'.C150]" office:value-type="float" office:value="102.198" calcext:value-type="float">
            <text:p>102,20</text:p>
          </table:table-cell>
          <table:table-cell table:style-name="ce32" office:value-type="float" office:value="3.426" calcext:value-type="float">
            <text:p>3,43</text:p>
          </table:table-cell>
          <table:table-cell table:style-name="ce32" office:value-type="float" office:value="4.652" calcext:value-type="float">
            <text:p>4,65</text:p>
          </table:table-cell>
          <table:table-cell table:style-name="ce32" office:value-type="float" office:value="2.591" calcext:value-type="float">
            <text:p>2,59</text:p>
          </table:table-cell>
          <table:table-cell table:style-name="ce32" office:value-type="float" office:value="5.463" calcext:value-type="float">
            <text:p>5,46</text:p>
          </table:table-cell>
          <table:table-cell table:style-name="ce32" table:formula="of:=SUM(['1AResults for P1_(dist)'.D150:.G150])" office:value-type="float" office:value="16.132" calcext:value-type="float">
            <text:p>16,13</text:p>
          </table:table-cell>
          <table:table-cell table:style-name="ce36" table:formula="of:=['1AResults for P1_(dist)'.D150]/['1AResults for P1_(dist)'.H150]" office:value-type="percentage" office:value="0.212372923382098" calcext:value-type="percentage">
            <text:p>21,24%</text:p>
          </table:table-cell>
          <table:table-cell table:style-name="ce36" table:formula="of:=['1AResults for P1_(dist)'.E150]/['1AResults for P1_(dist)'.H150]" office:value-type="percentage" office:value="0.288370939747087" calcext:value-type="percentage">
            <text:p>28,84%</text:p>
          </table:table-cell>
          <table:table-cell table:style-name="ce36" table:formula="of:=['1AResults for P1_(dist)'.F150]/['1AResults for P1_(dist)'.H150]" office:value-type="percentage" office:value="0.160612447309695" calcext:value-type="percentage">
            <text:p>16,06%</text:p>
          </table:table-cell>
          <table:table-cell table:style-name="ce36" table:formula="of:=['1AResults for P1_(dist)'.G150]/['1AResults for P1_(dist)'.H150]" office:value-type="percentage" office:value="0.338643689561121" calcext:value-type="percentage">
            <text:p>33,86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style-name="ce33" table:formula="of:=['1AResults for P1_(time)'.C151]" office:value-type="float" office:value="95.713" calcext:value-type="float">
            <text:p>95,71</text:p>
          </table:table-cell>
          <table:table-cell table:style-name="ce33" office:value-type="float" office:value="2.832" calcext:value-type="float">
            <text:p>2,83</text:p>
          </table:table-cell>
          <table:table-cell table:style-name="ce33" office:value-type="float" office:value="4.431" calcext:value-type="float">
            <text:p>4,43</text:p>
          </table:table-cell>
          <table:table-cell table:style-name="ce33" office:value-type="float" office:value="1.555" calcext:value-type="float">
            <text:p>1,56</text:p>
          </table:table-cell>
          <table:table-cell table:style-name="ce33" office:value-type="float" office:value="6.031" calcext:value-type="float">
            <text:p>6,03</text:p>
          </table:table-cell>
          <table:table-cell table:style-name="ce33" table:formula="of:=SUM(['1AResults for P1_(dist)'.D151:.G151])" office:value-type="float" office:value="14.849" calcext:value-type="float">
            <text:p>14,85</text:p>
          </table:table-cell>
          <table:table-cell table:style-name="ce37" table:formula="of:=['1AResults for P1_(dist)'.D151]/['1AResults for P1_(dist)'.H151]" office:value-type="percentage" office:value="0.190719913798909" calcext:value-type="percentage">
            <text:p>19,07%</text:p>
          </table:table-cell>
          <table:table-cell table:style-name="ce37" table:formula="of:=['1AResults for P1_(dist)'.E151]/['1AResults for P1_(dist)'.H151]" office:value-type="percentage" office:value="0.298403932924776" calcext:value-type="percentage">
            <text:p>29,84%</text:p>
          </table:table-cell>
          <table:table-cell table:style-name="ce37" table:formula="of:=['1AResults for P1_(dist)'.F151]/['1AResults for P1_(dist)'.H151]" office:value-type="percentage" office:value="0.104720856623342" calcext:value-type="percentage">
            <text:p>10,47%</text:p>
          </table:table-cell>
          <table:table-cell table:style-name="ce37" table:formula="of:=['1AResults for P1_(dist)'.G151]/['1AResults for P1_(dist)'.H151]" office:value-type="percentage" office:value="0.406155296652973" calcext:value-type="percentage">
            <text:p>40,62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4-8.tsp</text:p>
          </table:table-cell>
          <table:table-cell table:style-name="ce32" table:formula="of:=['1AResults for P1_(time)'.C152]" office:value-type="float" office:value="99.274" calcext:value-type="float">
            <text:p>99,27</text:p>
          </table:table-cell>
          <table:table-cell table:style-name="ce32" office:value-type="float" office:value="3.5" calcext:value-type="float">
            <text:p>3,50</text:p>
          </table:table-cell>
          <table:table-cell table:style-name="ce32" office:value-type="float" office:value="5.843" calcext:value-type="float">
            <text:p>5,84</text:p>
          </table:table-cell>
          <table:table-cell table:style-name="ce32" office:value-type="float" office:value="2.008" calcext:value-type="float">
            <text:p>2,01</text:p>
          </table:table-cell>
          <table:table-cell table:style-name="ce32" office:value-type="float" office:value="6.737" calcext:value-type="float">
            <text:p>6,74</text:p>
          </table:table-cell>
          <table:table-cell table:style-name="ce32" table:formula="of:=SUM(['1AResults for P1_(dist)'.D152:.G152])" office:value-type="float" office:value="18.088" calcext:value-type="float">
            <text:p>18,09</text:p>
          </table:table-cell>
          <table:table-cell table:style-name="ce36" table:formula="of:=['1AResults for P1_(dist)'.D152]/['1AResults for P1_(dist)'.H152]" office:value-type="percentage" office:value="0.193498452012384" calcext:value-type="percentage">
            <text:p>19,35%</text:p>
          </table:table-cell>
          <table:table-cell table:style-name="ce36" table:formula="of:=['1AResults for P1_(dist)'.E152]/['1AResults for P1_(dist)'.H152]" office:value-type="percentage" office:value="0.323031844316674" calcext:value-type="percentage">
            <text:p>32,30%</text:p>
          </table:table-cell>
          <table:table-cell table:style-name="ce36" table:formula="of:=['1AResults for P1_(dist)'.F152]/['1AResults for P1_(dist)'.H152]" office:value-type="percentage" office:value="0.111012826183105" calcext:value-type="percentage">
            <text:p>11,10%</text:p>
          </table:table-cell>
          <table:table-cell table:style-name="ce36" table:formula="of:=['1AResults for P1_(dist)'.G152]/['1AResults for P1_(dist)'.H152]" office:value-type="percentage" office:value="0.372456877487837" calcext:value-type="percentage">
            <text:p>37,25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style-name="ce33" table:formula="of:=['1AResults for P1_(time)'.C153]" office:value-type="float" office:value="97.59" calcext:value-type="float">
            <text:p>97,59</text:p>
          </table:table-cell>
          <table:table-cell table:style-name="ce33" office:value-type="float" office:value="3.477" calcext:value-type="float">
            <text:p>3,48</text:p>
          </table:table-cell>
          <table:table-cell table:style-name="ce33" office:value-type="float" office:value="4.136" calcext:value-type="float">
            <text:p>4,14</text:p>
          </table:table-cell>
          <table:table-cell table:style-name="ce33" office:value-type="float" office:value="2.128" calcext:value-type="float">
            <text:p>2,13</text:p>
          </table:table-cell>
          <table:table-cell table:style-name="ce33" office:value-type="float" office:value="4.961" calcext:value-type="float">
            <text:p>4,96</text:p>
          </table:table-cell>
          <table:table-cell table:style-name="ce33" table:formula="of:=SUM(['1AResults for P1_(dist)'.D153:.G153])" office:value-type="float" office:value="14.702" calcext:value-type="float">
            <text:p>14,70</text:p>
          </table:table-cell>
          <table:table-cell table:style-name="ce37" table:formula="of:=['1AResults for P1_(dist)'.D153]/['1AResults for P1_(dist)'.H153]" office:value-type="percentage" office:value="0.236498435586995" calcext:value-type="percentage">
            <text:p>23,65%</text:p>
          </table:table-cell>
          <table:table-cell table:style-name="ce37" table:formula="of:=['1AResults for P1_(dist)'.E153]/['1AResults for P1_(dist)'.H153]" office:value-type="percentage" office:value="0.281322269079037" calcext:value-type="percentage">
            <text:p>28,13%</text:p>
          </table:table-cell>
          <table:table-cell table:style-name="ce37" table:formula="of:=['1AResults for P1_(dist)'.F153]/['1AResults for P1_(dist)'.H153]" office:value-type="percentage" office:value="0.144742211943953" calcext:value-type="percentage">
            <text:p>14,47%</text:p>
          </table:table-cell>
          <table:table-cell table:style-name="ce37" table:formula="of:=['1AResults for P1_(dist)'.G153]/['1AResults for P1_(dist)'.H153]" office:value-type="percentage" office:value="0.337437083390015" calcext:value-type="percentage">
            <text:p>33,74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5-0.tsp</text:p>
          </table:table-cell>
          <table:table-cell table:style-name="ce32" table:formula="of:=['1AResults for P1_(time)'.C154]" office:value-type="float" office:value="105.414" calcext:value-type="float">
            <text:p>105,41</text:p>
          </table:table-cell>
          <table:table-cell table:style-name="ce32" office:value-type="float" office:value="3.815" calcext:value-type="float">
            <text:p>3,82</text:p>
          </table:table-cell>
          <table:table-cell table:style-name="ce32" office:value-type="float" office:value="4.293" calcext:value-type="float">
            <text:p>4,29</text:p>
          </table:table-cell>
          <table:table-cell table:style-name="ce32" office:value-type="float" office:value="2.168" calcext:value-type="float">
            <text:p>2,17</text:p>
          </table:table-cell>
          <table:table-cell table:style-name="ce32" office:value-type="float" office:value="6.384" calcext:value-type="float">
            <text:p>6,38</text:p>
          </table:table-cell>
          <table:table-cell table:style-name="ce32" table:formula="of:=SUM(['1AResults for P1_(dist)'.D154:.G154])" office:value-type="float" office:value="16.66" calcext:value-type="float">
            <text:p>16,66</text:p>
          </table:table-cell>
          <table:table-cell table:style-name="ce36" table:formula="of:=['1AResults for P1_(dist)'.D154]/['1AResults for P1_(dist)'.H154]" office:value-type="percentage" office:value="0.228991596638655" calcext:value-type="percentage">
            <text:p>22,90%</text:p>
          </table:table-cell>
          <table:table-cell table:style-name="ce36" table:formula="of:=['1AResults for P1_(dist)'.E154]/['1AResults for P1_(dist)'.H154]" office:value-type="percentage" office:value="0.257683073229292" calcext:value-type="percentage">
            <text:p>25,77%</text:p>
          </table:table-cell>
          <table:table-cell table:style-name="ce36" table:formula="of:=['1AResults for P1_(dist)'.F154]/['1AResults for P1_(dist)'.H154]" office:value-type="percentage" office:value="0.130132052821128" calcext:value-type="percentage">
            <text:p>13,01%</text:p>
          </table:table-cell>
          <table:table-cell table:style-name="ce36" table:formula="of:=['1AResults for P1_(dist)'.G154]/['1AResults for P1_(dist)'.H154]" office:value-type="percentage" office:value="0.383193277310924" calcext:value-type="percentage">
            <text:p>38,32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style-name="ce33" table:formula="of:=['1AResults for P1_(time)'.C155]" office:value-type="float" office:value="106.822" calcext:value-type="float">
            <text:p>106,82</text:p>
          </table:table-cell>
          <table:table-cell table:style-name="ce33" office:value-type="float" office:value="2.814" calcext:value-type="float">
            <text:p>2,81</text:p>
          </table:table-cell>
          <table:table-cell table:style-name="ce33" office:value-type="float" office:value="4.94" calcext:value-type="float">
            <text:p>4,94</text:p>
          </table:table-cell>
          <table:table-cell table:style-name="ce33" office:value-type="float" office:value="2.598" calcext:value-type="float">
            <text:p>2,60</text:p>
          </table:table-cell>
          <table:table-cell table:style-name="ce33" office:value-type="float" office:value="4.442" calcext:value-type="float">
            <text:p>4,44</text:p>
          </table:table-cell>
          <table:table-cell table:style-name="ce33" table:formula="of:=SUM(['1AResults for P1_(dist)'.D155:.G155])" office:value-type="float" office:value="14.794" calcext:value-type="float">
            <text:p>14,79</text:p>
          </table:table-cell>
          <table:table-cell table:style-name="ce37" table:formula="of:=['1AResults for P1_(dist)'.D155]/['1AResults for P1_(dist)'.H155]" office:value-type="percentage" office:value="0.190212248208733" calcext:value-type="percentage">
            <text:p>19,02%</text:p>
          </table:table-cell>
          <table:table-cell table:style-name="ce37" table:formula="of:=['1AResults for P1_(dist)'.E155]/['1AResults for P1_(dist)'.H155]" office:value-type="percentage" office:value="0.333919156414763" calcext:value-type="percentage">
            <text:p>33,39%</text:p>
          </table:table-cell>
          <table:table-cell table:style-name="ce37" table:formula="of:=['1AResults for P1_(dist)'.F155]/['1AResults for P1_(dist)'.H155]" office:value-type="percentage" office:value="0.175611734486954" calcext:value-type="percentage">
            <text:p>17,56%</text:p>
          </table:table-cell>
          <table:table-cell table:style-name="ce37" table:formula="of:=['1AResults for P1_(dist)'.G155]/['1AResults for P1_(dist)'.H155]" office:value-type="percentage" office:value="0.30025686088955" calcext:value-type="percentage">
            <text:p>30,03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5-2.tsp</text:p>
          </table:table-cell>
          <table:table-cell table:style-name="ce32" table:formula="of:=['1AResults for P1_(time)'.C156]" office:value-type="float" office:value="106.204" calcext:value-type="float">
            <text:p>106,20</text:p>
          </table:table-cell>
          <table:table-cell table:style-name="ce32" office:value-type="float" office:value="4.224" calcext:value-type="float">
            <text:p>4,22</text:p>
          </table:table-cell>
          <table:table-cell table:style-name="ce32" office:value-type="float" office:value="4.216" calcext:value-type="float">
            <text:p>4,22</text:p>
          </table:table-cell>
          <table:table-cell table:style-name="ce32" office:value-type="float" office:value="1.794" calcext:value-type="float">
            <text:p>1,79</text:p>
          </table:table-cell>
          <table:table-cell table:style-name="ce32" office:value-type="float" office:value="5.82" calcext:value-type="float">
            <text:p>5,82</text:p>
          </table:table-cell>
          <table:table-cell table:style-name="ce32" table:formula="of:=SUM(['1AResults for P1_(dist)'.D156:.G156])" office:value-type="float" office:value="16.054" calcext:value-type="float">
            <text:p>16,05</text:p>
          </table:table-cell>
          <table:table-cell table:style-name="ce36" table:formula="of:=['1AResults for P1_(dist)'.D156]/['1AResults for P1_(dist)'.H156]" office:value-type="percentage" office:value="0.263111997010091" calcext:value-type="percentage">
            <text:p>26,31%</text:p>
          </table:table-cell>
          <table:table-cell table:style-name="ce36" table:formula="of:=['1AResults for P1_(dist)'.E156]/['1AResults for P1_(dist)'.H156]" office:value-type="percentage" office:value="0.262613678833935" calcext:value-type="percentage">
            <text:p>26,26%</text:p>
          </table:table-cell>
          <table:table-cell table:style-name="ce36" table:formula="of:=['1AResults for P1_(dist)'.F156]/['1AResults for P1_(dist)'.H156]" office:value-type="percentage" office:value="0.111747851002865" calcext:value-type="percentage">
            <text:p>11,17%</text:p>
          </table:table-cell>
          <table:table-cell table:style-name="ce36" table:formula="of:=['1AResults for P1_(dist)'.G156]/['1AResults for P1_(dist)'.H156]" office:value-type="percentage" office:value="0.362526473153108" calcext:value-type="percentage">
            <text:p>36,25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style-name="ce33" table:formula="of:=['1AResults for P1_(time)'.C157]" office:value-type="float" office:value="107.602" calcext:value-type="float">
            <text:p>107,60</text:p>
          </table:table-cell>
          <table:table-cell table:style-name="ce33" office:value-type="float" office:value="3.876" calcext:value-type="float">
            <text:p>3,88</text:p>
          </table:table-cell>
          <table:table-cell table:style-name="ce33" office:value-type="float" office:value="5.852" calcext:value-type="float">
            <text:p>5,85</text:p>
          </table:table-cell>
          <table:table-cell table:style-name="ce33" office:value-type="float" office:value="2.009" calcext:value-type="float">
            <text:p>2,01</text:p>
          </table:table-cell>
          <table:table-cell table:style-name="ce33" office:value-type="float" office:value="7.083" calcext:value-type="float">
            <text:p>7,08</text:p>
          </table:table-cell>
          <table:table-cell table:style-name="ce33" table:formula="of:=SUM(['1AResults for P1_(dist)'.D157:.G157])" office:value-type="float" office:value="18.82" calcext:value-type="float">
            <text:p>18,82</text:p>
          </table:table-cell>
          <table:table-cell table:style-name="ce37" table:formula="of:=['1AResults for P1_(dist)'.D157]/['1AResults for P1_(dist)'.H157]" office:value-type="percentage" office:value="0.205951115834219" calcext:value-type="percentage">
            <text:p>20,60%</text:p>
          </table:table-cell>
          <table:table-cell table:style-name="ce37" table:formula="of:=['1AResults for P1_(dist)'.E157]/['1AResults for P1_(dist)'.H157]" office:value-type="percentage" office:value="0.310945802337938" calcext:value-type="percentage">
            <text:p>31,09%</text:p>
          </table:table-cell>
          <table:table-cell table:style-name="ce37" table:formula="of:=['1AResults for P1_(dist)'.F157]/['1AResults for P1_(dist)'.H157]" office:value-type="percentage" office:value="0.106748140276302" calcext:value-type="percentage">
            <text:p>10,67%</text:p>
          </table:table-cell>
          <table:table-cell table:style-name="ce37" table:formula="of:=['1AResults for P1_(dist)'.G157]/['1AResults for P1_(dist)'.H157]" office:value-type="percentage" office:value="0.376354941551541" calcext:value-type="percentage">
            <text:p>37,64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5-4.tsp</text:p>
          </table:table-cell>
          <table:table-cell table:style-name="ce32" table:formula="of:=['1AResults for P1_(time)'.C158]" office:value-type="float" office:value="102.635" calcext:value-type="float">
            <text:p>102,64</text:p>
          </table:table-cell>
          <table:table-cell table:style-name="ce32" office:value-type="float" office:value="2.459" calcext:value-type="float">
            <text:p>2,46</text:p>
          </table:table-cell>
          <table:table-cell table:style-name="ce32" office:value-type="float" office:value="5.272" calcext:value-type="float">
            <text:p>5,27</text:p>
          </table:table-cell>
          <table:table-cell table:style-name="ce32" office:value-type="float" office:value="1.714" calcext:value-type="float">
            <text:p>1,71</text:p>
          </table:table-cell>
          <table:table-cell table:style-name="ce32" office:value-type="float" office:value="5.986" calcext:value-type="float">
            <text:p>5,99</text:p>
          </table:table-cell>
          <table:table-cell table:style-name="ce32" table:formula="of:=SUM(['1AResults for P1_(dist)'.D158:.G158])" office:value-type="float" office:value="15.431" calcext:value-type="float">
            <text:p>15,43</text:p>
          </table:table-cell>
          <table:table-cell table:style-name="ce36" table:formula="of:=['1AResults for P1_(dist)'.D158]/['1AResults for P1_(dist)'.H158]" office:value-type="percentage" office:value="0.159354546043678" calcext:value-type="percentage">
            <text:p>15,94%</text:p>
          </table:table-cell>
          <table:table-cell table:style-name="ce36" table:formula="of:=['1AResults for P1_(dist)'.E158]/['1AResults for P1_(dist)'.H158]" office:value-type="percentage" office:value="0.341649925474694" calcext:value-type="percentage">
            <text:p>34,16%</text:p>
          </table:table-cell>
          <table:table-cell table:style-name="ce36" table:formula="of:=['1AResults for P1_(dist)'.F158]/['1AResults for P1_(dist)'.H158]" office:value-type="percentage" office:value="0.111075108547729" calcext:value-type="percentage">
            <text:p>11,11%</text:p>
          </table:table-cell>
          <table:table-cell table:style-name="ce36" table:formula="of:=['1AResults for P1_(dist)'.G158]/['1AResults for P1_(dist)'.H158]" office:value-type="percentage" office:value="0.387920419933899" calcext:value-type="percentage">
            <text:p>38,79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style-name="ce33" table:formula="of:=['1AResults for P1_(time)'.C159]" office:value-type="float" office:value="108.172" calcext:value-type="float">
            <text:p>108,17</text:p>
          </table:table-cell>
          <table:table-cell table:style-name="ce33" office:value-type="float" office:value="4.254" calcext:value-type="float">
            <text:p>4,25</text:p>
          </table:table-cell>
          <table:table-cell table:style-name="ce33" office:value-type="float" office:value="4.358" calcext:value-type="float">
            <text:p>4,36</text:p>
          </table:table-cell>
          <table:table-cell table:style-name="ce33" office:value-type="float" office:value="2.106" calcext:value-type="float">
            <text:p>2,11</text:p>
          </table:table-cell>
          <table:table-cell table:style-name="ce33" office:value-type="float" office:value="6.004" calcext:value-type="float">
            <text:p>6,00</text:p>
          </table:table-cell>
          <table:table-cell table:style-name="ce33" table:formula="of:=SUM(['1AResults for P1_(dist)'.D159:.G159])" office:value-type="float" office:value="16.722" calcext:value-type="float">
            <text:p>16,72</text:p>
          </table:table-cell>
          <table:table-cell table:style-name="ce37" table:formula="of:=['1AResults for P1_(dist)'.D159]/['1AResults for P1_(dist)'.H159]" office:value-type="percentage" office:value="0.254395407247937" calcext:value-type="percentage">
            <text:p>25,44%</text:p>
          </table:table-cell>
          <table:table-cell table:style-name="ce37" table:formula="of:=['1AResults for P1_(dist)'.E159]/['1AResults for P1_(dist)'.H159]" office:value-type="percentage" office:value="0.26061475900012" calcext:value-type="percentage">
            <text:p>26,06%</text:p>
          </table:table-cell>
          <table:table-cell table:style-name="ce37" table:formula="of:=['1AResults for P1_(dist)'.F159]/['1AResults for P1_(dist)'.H159]" office:value-type="percentage" office:value="0.125941872981701" calcext:value-type="percentage">
            <text:p>12,59%</text:p>
          </table:table-cell>
          <table:table-cell table:style-name="ce37" table:formula="of:=['1AResults for P1_(dist)'.G159]/['1AResults for P1_(dist)'.H159]" office:value-type="percentage" office:value="0.359047960770243" calcext:value-type="percentage">
            <text:p>35,90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5-6.tsp</text:p>
          </table:table-cell>
          <table:table-cell table:style-name="ce32" table:formula="of:=['1AResults for P1_(time)'.C160]" office:value-type="float" office:value="107.224" calcext:value-type="float">
            <text:p>107,22</text:p>
          </table:table-cell>
          <table:table-cell table:style-name="ce32" office:value-type="float" office:value="3.213" calcext:value-type="float">
            <text:p>3,21</text:p>
          </table:table-cell>
          <table:table-cell table:style-name="ce32" office:value-type="float" office:value="4.828" calcext:value-type="float">
            <text:p>4,83</text:p>
          </table:table-cell>
          <table:table-cell table:style-name="ce32" office:value-type="float" office:value="2.499" calcext:value-type="float">
            <text:p>2,50</text:p>
          </table:table-cell>
          <table:table-cell table:style-name="ce32" office:value-type="float" office:value="5.63" calcext:value-type="float">
            <text:p>5,63</text:p>
          </table:table-cell>
          <table:table-cell table:style-name="ce32" table:formula="of:=SUM(['1AResults for P1_(dist)'.D160:.G160])" office:value-type="float" office:value="16.17" calcext:value-type="float">
            <text:p>16,17</text:p>
          </table:table-cell>
          <table:table-cell table:style-name="ce36" table:formula="of:=['1AResults for P1_(dist)'.D160]/['1AResults for P1_(dist)'.H160]" office:value-type="percentage" office:value="0.198701298701299" calcext:value-type="percentage">
            <text:p>19,87%</text:p>
          </table:table-cell>
          <table:table-cell table:style-name="ce36" table:formula="of:=['1AResults for P1_(dist)'.E160]/['1AResults for P1_(dist)'.H160]" office:value-type="percentage" office:value="0.298577612863327" calcext:value-type="percentage">
            <text:p>29,86%</text:p>
          </table:table-cell>
          <table:table-cell table:style-name="ce36" table:formula="of:=['1AResults for P1_(dist)'.F160]/['1AResults for P1_(dist)'.H160]" office:value-type="percentage" office:value="0.154545454545455" calcext:value-type="percentage">
            <text:p>15,45%</text:p>
          </table:table-cell>
          <table:table-cell table:style-name="ce36" table:formula="of:=['1AResults for P1_(dist)'.G160]/['1AResults for P1_(dist)'.H160]" office:value-type="percentage" office:value="0.34817563388992" calcext:value-type="percentage">
            <text:p>34,82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style-name="ce33" table:formula="of:=['1AResults for P1_(time)'.C161]" office:value-type="float" office:value="105.298" calcext:value-type="float">
            <text:p>105,30</text:p>
          </table:table-cell>
          <table:table-cell table:style-name="ce33" office:value-type="float" office:value="2.767" calcext:value-type="float">
            <text:p>2,77</text:p>
          </table:table-cell>
          <table:table-cell table:style-name="ce33" office:value-type="float" office:value="4.488" calcext:value-type="float">
            <text:p>4,49</text:p>
          </table:table-cell>
          <table:table-cell table:style-name="ce33" office:value-type="float" office:value="2.719" calcext:value-type="float">
            <text:p>2,72</text:p>
          </table:table-cell>
          <table:table-cell table:style-name="ce33" office:value-type="float" office:value="5.31" calcext:value-type="float">
            <text:p>5,31</text:p>
          </table:table-cell>
          <table:table-cell table:style-name="ce33" table:formula="of:=SUM(['1AResults for P1_(dist)'.D161:.G161])" office:value-type="float" office:value="15.284" calcext:value-type="float">
            <text:p>15,28</text:p>
          </table:table-cell>
          <table:table-cell table:style-name="ce37" table:formula="of:=['1AResults for P1_(dist)'.D161]/['1AResults for P1_(dist)'.H161]" office:value-type="percentage" office:value="0.18103899502748" calcext:value-type="percentage">
            <text:p>18,10%</text:p>
          </table:table-cell>
          <table:table-cell table:style-name="ce37" table:formula="of:=['1AResults for P1_(dist)'.E161]/['1AResults for P1_(dist)'.H161]" office:value-type="percentage" office:value="0.293640408270086" calcext:value-type="percentage">
            <text:p>29,36%</text:p>
          </table:table-cell>
          <table:table-cell table:style-name="ce37" table:formula="of:=['1AResults for P1_(dist)'.F161]/['1AResults for P1_(dist)'.H161]" office:value-type="percentage" office:value="0.177898455901596" calcext:value-type="percentage">
            <text:p>17,79%</text:p>
          </table:table-cell>
          <table:table-cell table:style-name="ce37" table:formula="of:=['1AResults for P1_(dist)'.G161]/['1AResults for P1_(dist)'.H161]" office:value-type="percentage" office:value="0.347422140800837" calcext:value-type="percentage">
            <text:p>34,74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9" office:value-type="string" calcext:value-type="string">
            <text:p>grubhub-15-8.tsp</text:p>
          </table:table-cell>
          <table:table-cell table:style-name="ce32" table:formula="of:=['1AResults for P1_(time)'.C162]" office:value-type="float" office:value="108.072" calcext:value-type="float">
            <text:p>108,07</text:p>
          </table:table-cell>
          <table:table-cell table:style-name="ce32" office:value-type="float" office:value="4.427" calcext:value-type="float">
            <text:p>4,43</text:p>
          </table:table-cell>
          <table:table-cell table:style-name="ce32" office:value-type="float" office:value="5.251" calcext:value-type="float">
            <text:p>5,25</text:p>
          </table:table-cell>
          <table:table-cell table:style-name="ce32" office:value-type="float" office:value="1.865" calcext:value-type="float">
            <text:p>1,87</text:p>
          </table:table-cell>
          <table:table-cell table:style-name="ce32" office:value-type="float" office:value="5.517" calcext:value-type="float">
            <text:p>5,52</text:p>
          </table:table-cell>
          <table:table-cell table:style-name="ce32" table:formula="of:=SUM(['1AResults for P1_(dist)'.D162:.G162])" office:value-type="float" office:value="17.06" calcext:value-type="float">
            <text:p>17,06</text:p>
          </table:table-cell>
          <table:table-cell table:style-name="ce36" table:formula="of:=['1AResults for P1_(dist)'.D162]/['1AResults for P1_(dist)'.H162]" office:value-type="percentage" office:value="0.259495896834701" calcext:value-type="percentage">
            <text:p>25,95%</text:p>
          </table:table-cell>
          <table:table-cell table:style-name="ce36" table:formula="of:=['1AResults for P1_(dist)'.E162]/['1AResults for P1_(dist)'.H162]" office:value-type="percentage" office:value="0.307796014067995" calcext:value-type="percentage">
            <text:p>30,78%</text:p>
          </table:table-cell>
          <table:table-cell table:style-name="ce36" table:formula="of:=['1AResults for P1_(dist)'.F162]/['1AResults for P1_(dist)'.H162]" office:value-type="percentage" office:value="0.109320046893318" calcext:value-type="percentage">
            <text:p>10,93%</text:p>
          </table:table-cell>
          <table:table-cell table:style-name="ce36" table:formula="of:=['1AResults for P1_(dist)'.G162]/['1AResults for P1_(dist)'.H162]" office:value-type="percentage" office:value="0.323388042203986" calcext:value-type="percentage">
            <text:p>32,34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style-name="ce33" table:formula="of:=['1AResults for P1_(time)'.C163]" office:value-type="float" office:value="103.566" calcext:value-type="float">
            <text:p>103,57</text:p>
          </table:table-cell>
          <table:table-cell table:style-name="ce33" office:value-type="float" office:value="3.642" calcext:value-type="float">
            <text:p>3,64</text:p>
          </table:table-cell>
          <table:table-cell table:style-name="ce33" office:value-type="float" office:value="4.155" calcext:value-type="float">
            <text:p>4,16</text:p>
          </table:table-cell>
          <table:table-cell table:style-name="ce33" office:value-type="float" office:value="2.612" calcext:value-type="float">
            <text:p>2,61</text:p>
          </table:table-cell>
          <table:table-cell table:style-name="ce33" office:value-type="float" office:value="8.623" calcext:value-type="float">
            <text:p>8,62</text:p>
          </table:table-cell>
          <table:table-cell table:style-name="ce33" table:formula="of:=SUM(['1AResults for P1_(dist)'.D163:.G163])" office:value-type="float" office:value="19.032" calcext:value-type="float">
            <text:p>19,03</text:p>
          </table:table-cell>
          <table:table-cell table:style-name="ce37" table:formula="of:=['1AResults for P1_(dist)'.D163]/['1AResults for P1_(dist)'.H163]" office:value-type="percentage" office:value="0.191361916771753" calcext:value-type="percentage">
            <text:p>19,14%</text:p>
          </table:table-cell>
          <table:table-cell table:style-name="ce37" table:formula="of:=['1AResults for P1_(dist)'.E163]/['1AResults for P1_(dist)'.H163]" office:value-type="percentage" office:value="0.218316519546028" calcext:value-type="percentage">
            <text:p>21,83%</text:p>
          </table:table-cell>
          <table:table-cell table:style-name="ce37" table:formula="of:=['1AResults for P1_(dist)'.F163]/['1AResults for P1_(dist)'.H163]" office:value-type="percentage" office:value="0.137242538881883" calcext:value-type="percentage">
            <text:p>13,72%</text:p>
          </table:table-cell>
          <table:table-cell table:style-name="ce37" table:formula="of:=['1AResults for P1_(dist)'.G163]/['1AResults for P1_(dist)'.H163]" office:value-type="percentage" office:value="0.453079024800336" calcext:value-type="percentage">
            <text:p>45,31%</text:p>
          </table:table-cell>
          <table:table-cell table:style-name="ce39" office:value-type="float" office:value="2" calcext:value-type="float">
            <text:p>2</text:p>
          </table:table-cell>
        </table:table-row>
        <table:table-row table:style-name="ro1" table:number-rows-repeated="104841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2AResults for P1_(time)" table:style-name="ta3">
        <table:table-column table:style-name="co2" table:default-cell-style-name="ce27"/>
        <table:table-column table:style-name="co3" table:default-cell-style-name="ce29"/>
        <table:table-column table:style-name="co15" table:default-cell-style-name="ce32"/>
        <table:table-column table:style-name="co24" table:default-cell-style-name="ce32"/>
        <table:table-column table:style-name="co6" table:default-cell-style-name="ce32"/>
        <table:table-column table:style-name="co7" table:default-cell-style-name="ce32"/>
        <table:table-column table:style-name="co24" table:default-cell-style-name="ce32"/>
        <table:table-column table:style-name="co9" table:default-cell-style-name="ce32"/>
        <table:table-column table:style-name="co10" table:default-cell-style-name="ce36"/>
        <table:table-column table:style-name="co3" table:default-cell-style-name="ce36"/>
        <table:table-column table:style-name="co11" table:default-cell-style-name="ce36"/>
        <table:table-column table:style-name="co24" table:default-cell-style-name="ce36"/>
        <table:table-row table:style-name="ro3">
          <table:table-cell table:style-name="ce41" office:value-type="string" calcext:value-type="string">
            <text:p>Class</text:p>
          </table:table-cell>
          <table:table-cell table:style-name="ce41" office:value-type="string" calcext:value-type="string">
            <text:p>Instance</text:p>
          </table:table-cell>
          <table:table-cell table:style-name="ce41" office:value-type="string" calcext:value-type="string">
            <text:p>Total profit</text:p>
          </table:table-cell>
          <table:table-cell table:style-name="ce41" office:value-type="string" calcext:value-type="string">
            <text:p>t pass (h)</text:p>
          </table:table-cell>
          <table:table-cell table:style-name="ce41" office:value-type="string" calcext:value-type="string">
            <text:p>t parcel (h)</text:p>
          </table:table-cell>
          <table:table-cell table:style-name="ce41" office:value-type="string" calcext:value-type="string">
            <text:p>t pass+parc (h)</text:p>
          </table:table-cell>
          <table:table-cell table:style-name="ce41" office:value-type="string" calcext:value-type="string">
            <text:p>t idle (h)</text:p>
          </table:table-cell>
          <table:table-cell table:style-name="ce41" office:value-type="string" calcext:value-type="string">
            <text:p>Total time(h)</text:p>
          </table:table-cell>
          <table:table-cell table:style-name="ce41" office:value-type="string" calcext:value-type="string">
            <text:p>t pass (%)</text:p>
          </table:table-cell>
          <table:table-cell table:style-name="ce41" office:value-type="string" calcext:value-type="string">
            <text:p>t parcel (%)</text:p>
          </table:table-cell>
          <table:table-cell table:style-name="ce41" office:value-type="string" calcext:value-type="string">
            <text:p>t pass+parc (%)</text:p>
          </table:table-cell>
          <table:table-cell table:style-name="ce41" office:value-type="string" calcext:value-type="string">
            <text:p>t idle (%)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style-name="ce28" table:number-columns-repeated="5"/>
          <table:table-cell table:style-name="ce28" table:formula="of:=SUM(['2AResults for P1_(time)'.D2:.G2])" office:value-type="float" office:value="0" calcext:value-type="float">
            <text:p>0</text:p>
          </table:table-cell>
          <table:table-cell table:style-name="ce34" table:formula="of:=['2AResults for P1_(time)'.D2]/['2AResults for P1_(time)'.H2]" office:value-type="string" office:string-value="" calcext:value-type="error">
            <text:p>#DIV/0!</text:p>
          </table:table-cell>
          <table:table-cell table:style-name="ce34" table:formula="of:=['2AResults for P1_(time)'.E2]/['2AResults for P1_(time)'.H2]" office:value-type="string" office:string-value="" calcext:value-type="error">
            <text:p>#DIV/0!</text:p>
          </table:table-cell>
          <table:table-cell table:style-name="ce34" table:formula="of:=['2AResults for P1_(time)'.F2]/['2AResults for P1_(time)'.H2]" office:value-type="string" office:string-value="" calcext:value-type="error">
            <text:p>#DIV/0!</text:p>
          </table:table-cell>
          <table:table-cell table:style-name="ce34" table:formula="of:=['2AResults for P1_(time)'.G2]/['2AResults for P1_(time)'.H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style-name="ce26" table:number-columns-repeated="5"/>
          <table:table-cell table:style-name="ce26" table:formula="of:=SUM(['2AResults for P1_(time)'.D3:.G3])" office:value-type="float" office:value="0" calcext:value-type="float">
            <text:p>0</text:p>
          </table:table-cell>
          <table:table-cell table:style-name="ce35" table:formula="of:=['2AResults for P1_(time)'.D3]/['2AResults for P1_(time)'.H3]" office:value-type="string" office:string-value="" calcext:value-type="error">
            <text:p>#DIV/0!</text:p>
          </table:table-cell>
          <table:table-cell table:style-name="ce35" table:formula="of:=['2AResults for P1_(time)'.E3]/['2AResults for P1_(time)'.H3]" office:value-type="string" office:string-value="" calcext:value-type="error">
            <text:p>#DIV/0!</text:p>
          </table:table-cell>
          <table:table-cell table:style-name="ce35" table:formula="of:=['2AResults for P1_(time)'.F3]/['2AResults for P1_(time)'.H3]" office:value-type="string" office:string-value="" calcext:value-type="error">
            <text:p>#DIV/0!</text:p>
          </table:table-cell>
          <table:table-cell table:style-name="ce35" table:formula="of:=['2AResults for P1_(time)'.G3]/['2AResults for P1_(time)'.H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style-name="ce28" table:number-columns-repeated="5"/>
          <table:table-cell table:style-name="ce28" table:formula="of:=SUM(['2AResults for P1_(time)'.D4:.G4])" office:value-type="float" office:value="0" calcext:value-type="float">
            <text:p>0</text:p>
          </table:table-cell>
          <table:table-cell table:style-name="ce34" table:formula="of:=['2AResults for P1_(time)'.D4]/['2AResults for P1_(time)'.H4]" office:value-type="string" office:string-value="" calcext:value-type="error">
            <text:p>#DIV/0!</text:p>
          </table:table-cell>
          <table:table-cell table:style-name="ce34" table:formula="of:=['2AResults for P1_(time)'.E4]/['2AResults for P1_(time)'.H4]" office:value-type="string" office:string-value="" calcext:value-type="error">
            <text:p>#DIV/0!</text:p>
          </table:table-cell>
          <table:table-cell table:style-name="ce34" table:formula="of:=['2AResults for P1_(time)'.F4]/['2AResults for P1_(time)'.H4]" office:value-type="string" office:string-value="" calcext:value-type="error">
            <text:p>#DIV/0!</text:p>
          </table:table-cell>
          <table:table-cell table:style-name="ce34" table:formula="of:=['2AResults for P1_(time)'.G4]/['2AResults for P1_(time)'.H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style-name="ce26" table:number-columns-repeated="5"/>
          <table:table-cell table:style-name="ce26" table:formula="of:=SUM(['2AResults for P1_(time)'.D5:.G5])" office:value-type="float" office:value="0" calcext:value-type="float">
            <text:p>0</text:p>
          </table:table-cell>
          <table:table-cell table:style-name="ce35" table:formula="of:=['2AResults for P1_(time)'.D5]/['2AResults for P1_(time)'.H5]" office:value-type="string" office:string-value="" calcext:value-type="error">
            <text:p>#DIV/0!</text:p>
          </table:table-cell>
          <table:table-cell table:style-name="ce35" table:formula="of:=['2AResults for P1_(time)'.E5]/['2AResults for P1_(time)'.H5]" office:value-type="string" office:string-value="" calcext:value-type="error">
            <text:p>#DIV/0!</text:p>
          </table:table-cell>
          <table:table-cell table:style-name="ce35" table:formula="of:=['2AResults for P1_(time)'.F5]/['2AResults for P1_(time)'.H5]" office:value-type="string" office:string-value="" calcext:value-type="error">
            <text:p>#DIV/0!</text:p>
          </table:table-cell>
          <table:table-cell table:style-name="ce35" table:formula="of:=['2AResults for P1_(time)'.G5]/['2AResults for P1_(time)'.H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style-name="ce28" table:number-columns-repeated="5"/>
          <table:table-cell table:style-name="ce28" table:formula="of:=SUM(['2AResults for P1_(time)'.D6:.G6])" office:value-type="float" office:value="0" calcext:value-type="float">
            <text:p>0</text:p>
          </table:table-cell>
          <table:table-cell table:style-name="ce34" table:formula="of:=['2AResults for P1_(time)'.D6]/['2AResults for P1_(time)'.H6]" office:value-type="string" office:string-value="" calcext:value-type="error">
            <text:p>#DIV/0!</text:p>
          </table:table-cell>
          <table:table-cell table:style-name="ce34" table:formula="of:=['2AResults for P1_(time)'.E6]/['2AResults for P1_(time)'.H6]" office:value-type="string" office:string-value="" calcext:value-type="error">
            <text:p>#DIV/0!</text:p>
          </table:table-cell>
          <table:table-cell table:style-name="ce34" table:formula="of:=['2AResults for P1_(time)'.F6]/['2AResults for P1_(time)'.H6]" office:value-type="string" office:string-value="" calcext:value-type="error">
            <text:p>#DIV/0!</text:p>
          </table:table-cell>
          <table:table-cell table:style-name="ce34" table:formula="of:=['2AResults for P1_(time)'.G6]/['2AResults for P1_(time)'.H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style-name="ce26" table:number-columns-repeated="5"/>
          <table:table-cell table:style-name="ce26" table:formula="of:=SUM(['2AResults for P1_(time)'.D7:.G7])" office:value-type="float" office:value="0" calcext:value-type="float">
            <text:p>0</text:p>
          </table:table-cell>
          <table:table-cell table:style-name="ce35" table:formula="of:=['2AResults for P1_(time)'.D7]/['2AResults for P1_(time)'.H7]" office:value-type="string" office:string-value="" calcext:value-type="error">
            <text:p>#DIV/0!</text:p>
          </table:table-cell>
          <table:table-cell table:style-name="ce35" table:formula="of:=['2AResults for P1_(time)'.E7]/['2AResults for P1_(time)'.H7]" office:value-type="string" office:string-value="" calcext:value-type="error">
            <text:p>#DIV/0!</text:p>
          </table:table-cell>
          <table:table-cell table:style-name="ce35" table:formula="of:=['2AResults for P1_(time)'.F7]/['2AResults for P1_(time)'.H7]" office:value-type="string" office:string-value="" calcext:value-type="error">
            <text:p>#DIV/0!</text:p>
          </table:table-cell>
          <table:table-cell table:style-name="ce35" table:formula="of:=['2AResults for P1_(time)'.G7]/['2AResults for P1_(time)'.H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style-name="ce28" table:number-columns-repeated="5"/>
          <table:table-cell table:style-name="ce28" table:formula="of:=SUM(['2AResults for P1_(time)'.D8:.G8])" office:value-type="float" office:value="0" calcext:value-type="float">
            <text:p>0</text:p>
          </table:table-cell>
          <table:table-cell table:style-name="ce34" table:formula="of:=['2AResults for P1_(time)'.D8]/['2AResults for P1_(time)'.H8]" office:value-type="string" office:string-value="" calcext:value-type="error">
            <text:p>#DIV/0!</text:p>
          </table:table-cell>
          <table:table-cell table:style-name="ce34" table:formula="of:=['2AResults for P1_(time)'.E8]/['2AResults for P1_(time)'.H8]" office:value-type="string" office:string-value="" calcext:value-type="error">
            <text:p>#DIV/0!</text:p>
          </table:table-cell>
          <table:table-cell table:style-name="ce34" table:formula="of:=['2AResults for P1_(time)'.F8]/['2AResults for P1_(time)'.H8]" office:value-type="string" office:string-value="" calcext:value-type="error">
            <text:p>#DIV/0!</text:p>
          </table:table-cell>
          <table:table-cell table:style-name="ce34" table:formula="of:=['2AResults for P1_(time)'.G8]/['2AResults for P1_(time)'.H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style-name="ce26" table:number-columns-repeated="5"/>
          <table:table-cell table:style-name="ce26" table:formula="of:=SUM(['2AResults for P1_(time)'.D9:.G9])" office:value-type="float" office:value="0" calcext:value-type="float">
            <text:p>0</text:p>
          </table:table-cell>
          <table:table-cell table:style-name="ce35" table:formula="of:=['2AResults for P1_(time)'.D9]/['2AResults for P1_(time)'.H9]" office:value-type="string" office:string-value="" calcext:value-type="error">
            <text:p>#DIV/0!</text:p>
          </table:table-cell>
          <table:table-cell table:style-name="ce35" table:formula="of:=['2AResults for P1_(time)'.E9]/['2AResults for P1_(time)'.H9]" office:value-type="string" office:string-value="" calcext:value-type="error">
            <text:p>#DIV/0!</text:p>
          </table:table-cell>
          <table:table-cell table:style-name="ce35" table:formula="of:=['2AResults for P1_(time)'.F9]/['2AResults for P1_(time)'.H9]" office:value-type="string" office:string-value="" calcext:value-type="error">
            <text:p>#DIV/0!</text:p>
          </table:table-cell>
          <table:table-cell table:style-name="ce35" table:formula="of:=['2AResults for P1_(time)'.G9]/['2AResults for P1_(time)'.H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style-name="ce28" table:number-columns-repeated="5"/>
          <table:table-cell table:style-name="ce28" table:formula="of:=SUM(['2AResults for P1_(time)'.D10:.G10])" office:value-type="float" office:value="0" calcext:value-type="float">
            <text:p>0</text:p>
          </table:table-cell>
          <table:table-cell table:style-name="ce34" table:formula="of:=['2AResults for P1_(time)'.D10]/['2AResults for P1_(time)'.H10]" office:value-type="string" office:string-value="" calcext:value-type="error">
            <text:p>#DIV/0!</text:p>
          </table:table-cell>
          <table:table-cell table:style-name="ce34" table:formula="of:=['2AResults for P1_(time)'.E10]/['2AResults for P1_(time)'.H10]" office:value-type="string" office:string-value="" calcext:value-type="error">
            <text:p>#DIV/0!</text:p>
          </table:table-cell>
          <table:table-cell table:style-name="ce34" table:formula="of:=['2AResults for P1_(time)'.F10]/['2AResults for P1_(time)'.H10]" office:value-type="string" office:string-value="" calcext:value-type="error">
            <text:p>#DIV/0!</text:p>
          </table:table-cell>
          <table:table-cell table:style-name="ce34" table:formula="of:=['2AResults for P1_(time)'.G10]/['2AResults for P1_(time)'.H1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style-name="ce26" table:number-columns-repeated="5"/>
          <table:table-cell table:style-name="ce26" table:formula="of:=SUM(['2AResults for P1_(time)'.D11:.G11])" office:value-type="float" office:value="0" calcext:value-type="float">
            <text:p>0</text:p>
          </table:table-cell>
          <table:table-cell table:style-name="ce35" table:formula="of:=['2AResults for P1_(time)'.D11]/['2AResults for P1_(time)'.H11]" office:value-type="string" office:string-value="" calcext:value-type="error">
            <text:p>#DIV/0!</text:p>
          </table:table-cell>
          <table:table-cell table:style-name="ce35" table:formula="of:=['2AResults for P1_(time)'.E11]/['2AResults for P1_(time)'.H11]" office:value-type="string" office:string-value="" calcext:value-type="error">
            <text:p>#DIV/0!</text:p>
          </table:table-cell>
          <table:table-cell table:style-name="ce35" table:formula="of:=['2AResults for P1_(time)'.F11]/['2AResults for P1_(time)'.H11]" office:value-type="string" office:string-value="" calcext:value-type="error">
            <text:p>#DIV/0!</text:p>
          </table:table-cell>
          <table:table-cell table:style-name="ce35" table:formula="of:=['2AResults for P1_(time)'.G11]/['2AResults for P1_(time)'.H1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.txt</text:p>
          </table:table-cell>
          <table:table-cell table:style-name="ce30" office:value-type="float" office:value="169.270969821364" calcext:value-type="float">
            <text:p>169,27</text:p>
          </table:table-cell>
          <table:table-cell table:style-name="ce30" office:value-type="float" office:value="5.10683913059368" calcext:value-type="float">
            <text:p>5,11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30" office:value-type="float" office:value="3.80388683108861" calcext:value-type="float">
            <text:p>3,80</text:p>
          </table:table-cell>
          <table:table-cell table:style-name="ce30" table:formula="of:=SUM(['2AResults for P1_(time)'.D12:.G12])" office:value-type="float" office:value="8.91072596168229" calcext:value-type="float">
            <text:p>8,91</text:p>
          </table:table-cell>
          <table:table-cell table:style-name="ce34" table:formula="of:=['2AResults for P1_(time)'.D12]/['2AResults for P1_(time)'.H12]" office:value-type="percentage" office:value="0.573111456075969" calcext:value-type="percentage">
            <text:p>57,31%</text:p>
          </table:table-cell>
          <table:table-cell table:style-name="ce34" table:formula="of:=['2AResults for P1_(time)'.E12]/['2AResults for P1_(time)'.H12]" office:value-type="percentage" office:value="0" calcext:value-type="percentage">
            <text:p>0,00%</text:p>
          </table:table-cell>
          <table:table-cell table:style-name="ce34" table:formula="of:=['2AResults for P1_(time)'.F12]/['2AResults for P1_(time)'.H12]" office:value-type="percentage" office:value="0" calcext:value-type="percentage">
            <text:p>0,00%</text:p>
          </table:table-cell>
          <table:table-cell table:style-name="ce34" table:formula="of:=['2AResults for P1_(time)'.G12]/['2AResults for P1_(time)'.H12]" office:value-type="percentage" office:value="0.42688854392403" calcext:value-type="percentage">
            <text:p>42,69%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0.txt</text:p>
          </table:table-cell>
          <table:table-cell table:style-name="ce26" table:number-columns-repeated="5"/>
          <table:table-cell table:style-name="ce26" table:formula="of:=SUM(['2AResults for P1_(time)'.D13:.G13])" office:value-type="float" office:value="0" calcext:value-type="float">
            <text:p>0</text:p>
          </table:table-cell>
          <table:table-cell table:style-name="ce35" table:formula="of:=['2AResults for P1_(time)'.D13]/['2AResults for P1_(time)'.H13]" office:value-type="string" office:string-value="" calcext:value-type="error">
            <text:p>#DIV/0!</text:p>
          </table:table-cell>
          <table:table-cell table:style-name="ce35" table:formula="of:=['2AResults for P1_(time)'.E13]/['2AResults for P1_(time)'.H13]" office:value-type="string" office:string-value="" calcext:value-type="error">
            <text:p>#DIV/0!</text:p>
          </table:table-cell>
          <table:table-cell table:style-name="ce35" table:formula="of:=['2AResults for P1_(time)'.F13]/['2AResults for P1_(time)'.H13]" office:value-type="string" office:string-value="" calcext:value-type="error">
            <text:p>#DIV/0!</text:p>
          </table:table-cell>
          <table:table-cell table:style-name="ce35" table:formula="of:=['2AResults for P1_(time)'.G13]/['2AResults for P1_(time)'.H1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5.txt</text:p>
          </table:table-cell>
          <table:table-cell table:style-name="ce28" table:number-columns-repeated="5"/>
          <table:table-cell table:style-name="ce28" table:formula="of:=SUM(['2AResults for P1_(time)'.D14:.G14])" office:value-type="float" office:value="0" calcext:value-type="float">
            <text:p>0</text:p>
          </table:table-cell>
          <table:table-cell table:style-name="ce34" table:formula="of:=['2AResults for P1_(time)'.D14]/['2AResults for P1_(time)'.H14]" office:value-type="string" office:string-value="" calcext:value-type="error">
            <text:p>#DIV/0!</text:p>
          </table:table-cell>
          <table:table-cell table:style-name="ce34" table:formula="of:=['2AResults for P1_(time)'.E14]/['2AResults for P1_(time)'.H14]" office:value-type="string" office:string-value="" calcext:value-type="error">
            <text:p>#DIV/0!</text:p>
          </table:table-cell>
          <table:table-cell table:style-name="ce34" table:formula="of:=['2AResults for P1_(time)'.F14]/['2AResults for P1_(time)'.H14]" office:value-type="string" office:string-value="" calcext:value-type="error">
            <text:p>#DIV/0!</text:p>
          </table:table-cell>
          <table:table-cell table:style-name="ce34" table:formula="of:=['2AResults for P1_(time)'.G14]/['2AResults for P1_(time)'.H1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60.txt</text:p>
          </table:table-cell>
          <table:table-cell table:style-name="ce26" table:number-columns-repeated="5"/>
          <table:table-cell table:style-name="ce26" table:formula="of:=SUM(['2AResults for P1_(time)'.D15:.G15])" office:value-type="float" office:value="0" calcext:value-type="float">
            <text:p>0</text:p>
          </table:table-cell>
          <table:table-cell table:style-name="ce35" table:formula="of:=['2AResults for P1_(time)'.D15]/['2AResults for P1_(time)'.H15]" office:value-type="string" office:string-value="" calcext:value-type="error">
            <text:p>#DIV/0!</text:p>
          </table:table-cell>
          <table:table-cell table:style-name="ce35" table:formula="of:=['2AResults for P1_(time)'.E15]/['2AResults for P1_(time)'.H15]" office:value-type="string" office:string-value="" calcext:value-type="error">
            <text:p>#DIV/0!</text:p>
          </table:table-cell>
          <table:table-cell table:style-name="ce35" table:formula="of:=['2AResults for P1_(time)'.F15]/['2AResults for P1_(time)'.H15]" office:value-type="string" office:string-value="" calcext:value-type="error">
            <text:p>#DIV/0!</text:p>
          </table:table-cell>
          <table:table-cell table:style-name="ce35" table:formula="of:=['2AResults for P1_(time)'.G15]/['2AResults for P1_(time)'.H1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90.txt</text:p>
          </table:table-cell>
          <table:table-cell table:style-name="ce28" table:number-columns-repeated="5"/>
          <table:table-cell table:style-name="ce28" table:formula="of:=SUM(['2AResults for P1_(time)'.D16:.G16])" office:value-type="float" office:value="0" calcext:value-type="float">
            <text:p>0</text:p>
          </table:table-cell>
          <table:table-cell table:style-name="ce34" table:formula="of:=['2AResults for P1_(time)'.D16]/['2AResults for P1_(time)'.H16]" office:value-type="string" office:string-value="" calcext:value-type="error">
            <text:p>#DIV/0!</text:p>
          </table:table-cell>
          <table:table-cell table:style-name="ce34" table:formula="of:=['2AResults for P1_(time)'.E16]/['2AResults for P1_(time)'.H16]" office:value-type="string" office:string-value="" calcext:value-type="error">
            <text:p>#DIV/0!</text:p>
          </table:table-cell>
          <table:table-cell table:style-name="ce34" table:formula="of:=['2AResults for P1_(time)'.F16]/['2AResults for P1_(time)'.H16]" office:value-type="string" office:string-value="" calcext:value-type="error">
            <text:p>#DIV/0!</text:p>
          </table:table-cell>
          <table:table-cell table:style-name="ce34" table:formula="of:=['2AResults for P1_(time)'.G16]/['2AResults for P1_(time)'.H1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20.txt</text:p>
          </table:table-cell>
          <table:table-cell table:style-name="ce26" table:number-columns-repeated="5"/>
          <table:table-cell table:style-name="ce26" table:formula="of:=SUM(['2AResults for P1_(time)'.D17:.G17])" office:value-type="float" office:value="0" calcext:value-type="float">
            <text:p>0</text:p>
          </table:table-cell>
          <table:table-cell table:style-name="ce35" table:formula="of:=['2AResults for P1_(time)'.D17]/['2AResults for P1_(time)'.H17]" office:value-type="string" office:string-value="" calcext:value-type="error">
            <text:p>#DIV/0!</text:p>
          </table:table-cell>
          <table:table-cell table:style-name="ce35" table:formula="of:=['2AResults for P1_(time)'.E17]/['2AResults for P1_(time)'.H17]" office:value-type="string" office:string-value="" calcext:value-type="error">
            <text:p>#DIV/0!</text:p>
          </table:table-cell>
          <table:table-cell table:style-name="ce35" table:formula="of:=['2AResults for P1_(time)'.F17]/['2AResults for P1_(time)'.H17]" office:value-type="string" office:string-value="" calcext:value-type="error">
            <text:p>#DIV/0!</text:p>
          </table:table-cell>
          <table:table-cell table:style-name="ce35" table:formula="of:=['2AResults for P1_(time)'.G17]/['2AResults for P1_(time)'.H1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50.txt</text:p>
          </table:table-cell>
          <table:table-cell table:style-name="ce28" table:number-columns-repeated="5"/>
          <table:table-cell table:style-name="ce28" table:formula="of:=SUM(['2AResults for P1_(time)'.D18:.G18])" office:value-type="float" office:value="0" calcext:value-type="float">
            <text:p>0</text:p>
          </table:table-cell>
          <table:table-cell table:style-name="ce34" table:formula="of:=['2AResults for P1_(time)'.D18]/['2AResults for P1_(time)'.H18]" office:value-type="string" office:string-value="" calcext:value-type="error">
            <text:p>#DIV/0!</text:p>
          </table:table-cell>
          <table:table-cell table:style-name="ce34" table:formula="of:=['2AResults for P1_(time)'.E18]/['2AResults for P1_(time)'.H18]" office:value-type="string" office:string-value="" calcext:value-type="error">
            <text:p>#DIV/0!</text:p>
          </table:table-cell>
          <table:table-cell table:style-name="ce34" table:formula="of:=['2AResults for P1_(time)'.F18]/['2AResults for P1_(time)'.H18]" office:value-type="string" office:string-value="" calcext:value-type="error">
            <text:p>#DIV/0!</text:p>
          </table:table-cell>
          <table:table-cell table:style-name="ce34" table:formula="of:=['2AResults for P1_(time)'.G18]/['2AResults for P1_(time)'.H1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80.txt</text:p>
          </table:table-cell>
          <table:table-cell table:style-name="ce26" table:number-columns-repeated="5"/>
          <table:table-cell table:style-name="ce26" table:formula="of:=SUM(['2AResults for P1_(time)'.D19:.G19])" office:value-type="float" office:value="0" calcext:value-type="float">
            <text:p>0</text:p>
          </table:table-cell>
          <table:table-cell table:style-name="ce35" table:formula="of:=['2AResults for P1_(time)'.D19]/['2AResults for P1_(time)'.H19]" office:value-type="string" office:string-value="" calcext:value-type="error">
            <text:p>#DIV/0!</text:p>
          </table:table-cell>
          <table:table-cell table:style-name="ce35" table:formula="of:=['2AResults for P1_(time)'.E19]/['2AResults for P1_(time)'.H19]" office:value-type="string" office:string-value="" calcext:value-type="error">
            <text:p>#DIV/0!</text:p>
          </table:table-cell>
          <table:table-cell table:style-name="ce35" table:formula="of:=['2AResults for P1_(time)'.F19]/['2AResults for P1_(time)'.H19]" office:value-type="string" office:string-value="" calcext:value-type="error">
            <text:p>#DIV/0!</text:p>
          </table:table-cell>
          <table:table-cell table:style-name="ce35" table:formula="of:=['2AResults for P1_(time)'.G19]/['2AResults for P1_(time)'.H1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10.txt</text:p>
          </table:table-cell>
          <table:table-cell table:style-name="ce28" table:number-columns-repeated="5"/>
          <table:table-cell table:style-name="ce28" table:formula="of:=SUM(['2AResults for P1_(time)'.D20:.G20])" office:value-type="float" office:value="0" calcext:value-type="float">
            <text:p>0</text:p>
          </table:table-cell>
          <table:table-cell table:style-name="ce34" table:formula="of:=['2AResults for P1_(time)'.D20]/['2AResults for P1_(time)'.H20]" office:value-type="string" office:string-value="" calcext:value-type="error">
            <text:p>#DIV/0!</text:p>
          </table:table-cell>
          <table:table-cell table:style-name="ce34" table:formula="of:=['2AResults for P1_(time)'.E20]/['2AResults for P1_(time)'.H20]" office:value-type="string" office:string-value="" calcext:value-type="error">
            <text:p>#DIV/0!</text:p>
          </table:table-cell>
          <table:table-cell table:style-name="ce34" table:formula="of:=['2AResults for P1_(time)'.F20]/['2AResults for P1_(time)'.H20]" office:value-type="string" office:string-value="" calcext:value-type="error">
            <text:p>#DIV/0!</text:p>
          </table:table-cell>
          <table:table-cell table:style-name="ce34" table:formula="of:=['2AResults for P1_(time)'.G20]/['2AResults for P1_(time)'.H2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40.txt</text:p>
          </table:table-cell>
          <table:table-cell table:style-name="ce26" table:number-columns-repeated="5"/>
          <table:table-cell table:style-name="ce26" table:formula="of:=SUM(['2AResults for P1_(time)'.D21:.G21])" office:value-type="float" office:value="0" calcext:value-type="float">
            <text:p>0</text:p>
          </table:table-cell>
          <table:table-cell table:style-name="ce35" table:formula="of:=['2AResults for P1_(time)'.D21]/['2AResults for P1_(time)'.H21]" office:value-type="string" office:string-value="" calcext:value-type="error">
            <text:p>#DIV/0!</text:p>
          </table:table-cell>
          <table:table-cell table:style-name="ce35" table:formula="of:=['2AResults for P1_(time)'.E21]/['2AResults for P1_(time)'.H21]" office:value-type="string" office:string-value="" calcext:value-type="error">
            <text:p>#DIV/0!</text:p>
          </table:table-cell>
          <table:table-cell table:style-name="ce35" table:formula="of:=['2AResults for P1_(time)'.F21]/['2AResults for P1_(time)'.H21]" office:value-type="string" office:string-value="" calcext:value-type="error">
            <text:p>#DIV/0!</text:p>
          </table:table-cell>
          <table:table-cell table:style-name="ce35" table:formula="of:=['2AResults for P1_(time)'.G21]/['2AResults for P1_(time)'.H2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70.txt</text:p>
          </table:table-cell>
          <table:table-cell table:style-name="ce28" table:number-columns-repeated="5"/>
          <table:table-cell table:style-name="ce28" table:formula="of:=SUM(['2AResults for P1_(time)'.D22:.G22])" office:value-type="float" office:value="0" calcext:value-type="float">
            <text:p>0</text:p>
          </table:table-cell>
          <table:table-cell table:style-name="ce34" table:formula="of:=['2AResults for P1_(time)'.D22]/['2AResults for P1_(time)'.H22]" office:value-type="string" office:string-value="" calcext:value-type="error">
            <text:p>#DIV/0!</text:p>
          </table:table-cell>
          <table:table-cell table:style-name="ce34" table:formula="of:=['2AResults for P1_(time)'.E22]/['2AResults for P1_(time)'.H22]" office:value-type="string" office:string-value="" calcext:value-type="error">
            <text:p>#DIV/0!</text:p>
          </table:table-cell>
          <table:table-cell table:style-name="ce34" table:formula="of:=['2AResults for P1_(time)'.F22]/['2AResults for P1_(time)'.H22]" office:value-type="string" office:string-value="" calcext:value-type="error">
            <text:p>#DIV/0!</text:p>
          </table:table-cell>
          <table:table-cell table:style-name="ce34" table:formula="of:=['2AResults for P1_(time)'.G22]/['2AResults for P1_(time)'.H2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300.txt</text:p>
          </table:table-cell>
          <table:table-cell table:style-name="ce26" table:number-columns-repeated="5"/>
          <table:table-cell table:style-name="ce26" table:formula="of:=SUM(['2AResults for P1_(time)'.D23:.G23])" office:value-type="float" office:value="0" calcext:value-type="float">
            <text:p>0</text:p>
          </table:table-cell>
          <table:table-cell table:style-name="ce35" table:formula="of:=['2AResults for P1_(time)'.D23]/['2AResults for P1_(time)'.H23]" office:value-type="string" office:string-value="" calcext:value-type="error">
            <text:p>#DIV/0!</text:p>
          </table:table-cell>
          <table:table-cell table:style-name="ce35" table:formula="of:=['2AResults for P1_(time)'.E23]/['2AResults for P1_(time)'.H23]" office:value-type="string" office:string-value="" calcext:value-type="error">
            <text:p>#DIV/0!</text:p>
          </table:table-cell>
          <table:table-cell table:style-name="ce35" table:formula="of:=['2AResults for P1_(time)'.F23]/['2AResults for P1_(time)'.H23]" office:value-type="string" office:string-value="" calcext:value-type="error">
            <text:p>#DIV/0!</text:p>
          </table:table-cell>
          <table:table-cell table:style-name="ce35" table:formula="of:=['2AResults for P1_(time)'.G23]/['2AResults for P1_(time)'.H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0.tsp</text:p>
          </table:table-cell>
          <table:table-cell office:value-type="float" office:value="16.314" calcext:value-type="float">
            <text:p>16,31</text:p>
          </table:table-cell>
          <table:table-cell office:value-type="float" office:value="0.486888888888889" calcext:value-type="float">
            <text:p>0,4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03555555555556" calcext:value-type="float">
            <text:p>0,20</text:p>
          </table:table-cell>
          <table:table-cell table:formula="of:=SUM(['2AResults for P1_(time)'.D24:.G24])" office:value-type="float" office:value="0.690444444444445" calcext:value-type="float">
            <text:p>0,69</text:p>
          </table:table-cell>
          <table:table-cell table:formula="of:=['2AResults for P1_(time)'.D24]/['2AResults for P1_(time)'.H24]" office:value-type="percentage" office:value="0.705181847441261" calcext:value-type="percentage">
            <text:p>70,52%</text:p>
          </table:table-cell>
          <table:table-cell table:formula="of:=['2AResults for P1_(time)'.E24]/['2AResults for P1_(time)'.H24]" office:value-type="percentage" office:value="0" calcext:value-type="percentage">
            <text:p>0,00%</text:p>
          </table:table-cell>
          <table:table-cell table:formula="of:=['2AResults for P1_(time)'.F24]/['2AResults for P1_(time)'.H24]" office:value-type="percentage" office:value="0" calcext:value-type="percentage">
            <text:p>0,00%</text:p>
          </table:table-cell>
          <table:table-cell table:formula="of:=['2AResults for P1_(time)'.G24]/['2AResults for P1_(time)'.H24]" office:value-type="percentage" office:value="0.294818152558739" calcext:value-type="percentage">
            <text:p>29,4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style-name="ce33" office:value-type="float" office:value="14.788" calcext:value-type="float">
            <text:p>14,79</text:p>
          </table:table-cell>
          <table:table-cell table:style-name="ce33" office:value-type="float" office:value="0.432777777777778" calcext:value-type="float">
            <text:p>0,43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210777777777778" calcext:value-type="float">
            <text:p>0,21</text:p>
          </table:table-cell>
          <table:table-cell table:style-name="ce33" table:formula="of:=SUM(['2AResults for P1_(time)'.D25:.G25])" office:value-type="float" office:value="0.643555555555556" calcext:value-type="float">
            <text:p>0,64</text:p>
          </table:table-cell>
          <table:table-cell table:style-name="ce37" table:formula="of:=['2AResults for P1_(time)'.D25]/['2AResults for P1_(time)'.H25]" office:value-type="percentage" office:value="0.672479281767956" calcext:value-type="percentage">
            <text:p>67,25%</text:p>
          </table:table-cell>
          <table:table-cell table:style-name="ce37" table:formula="of:=['2AResults for P1_(time)'.E25]/['2AResults for P1_(time)'.H25]" office:value-type="percentage" office:value="0" calcext:value-type="percentage">
            <text:p>0,00%</text:p>
          </table:table-cell>
          <table:table-cell table:style-name="ce37" table:formula="of:=['2AResults for P1_(time)'.F25]/['2AResults for P1_(time)'.H25]" office:value-type="percentage" office:value="0" calcext:value-type="percentage">
            <text:p>0,00%</text:p>
          </table:table-cell>
          <table:table-cell table:style-name="ce37" table:formula="of:=['2AResults for P1_(time)'.G25]/['2AResults for P1_(time)'.H25]" office:value-type="percentage" office:value="0.327520718232044" calcext:value-type="percentage">
            <text:p>32,75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2.tsp</text:p>
          </table:table-cell>
          <table:table-cell office:value-type="float" office:value="15.226" calcext:value-type="float">
            <text:p>15,23</text:p>
          </table:table-cell>
          <table:table-cell office:value-type="float" office:value="0.438444444444444" calcext:value-type="float">
            <text:p>0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79111111111111" calcext:value-type="float">
            <text:p>0,18</text:p>
          </table:table-cell>
          <table:table-cell table:formula="of:=SUM(['2AResults for P1_(time)'.D26:.G26])" office:value-type="float" office:value="0.617555555555555" calcext:value-type="float">
            <text:p>0,62</text:p>
          </table:table-cell>
          <table:table-cell table:formula="of:=['2AResults for P1_(time)'.D26]/['2AResults for P1_(time)'.H26]" office:value-type="percentage" office:value="0.70996761424973" calcext:value-type="percentage">
            <text:p>71,00%</text:p>
          </table:table-cell>
          <table:table-cell table:formula="of:=['2AResults for P1_(time)'.E26]/['2AResults for P1_(time)'.H26]" office:value-type="percentage" office:value="0" calcext:value-type="percentage">
            <text:p>0,00%</text:p>
          </table:table-cell>
          <table:table-cell table:formula="of:=['2AResults for P1_(time)'.F26]/['2AResults for P1_(time)'.H26]" office:value-type="percentage" office:value="0" calcext:value-type="percentage">
            <text:p>0,00%</text:p>
          </table:table-cell>
          <table:table-cell table:formula="of:=['2AResults for P1_(time)'.G26]/['2AResults for P1_(time)'.H26]" office:value-type="percentage" office:value="0.29003238575027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style-name="ce33" office:value-type="float" office:value="15.498" calcext:value-type="float">
            <text:p>15,50</text:p>
          </table:table-cell>
          <table:table-cell table:style-name="ce33" office:value-type="float" office:value="0.424666666666667" calcext:value-type="float">
            <text:p>0,42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107555555555556" calcext:value-type="float">
            <text:p>0,11</text:p>
          </table:table-cell>
          <table:table-cell table:style-name="ce33" table:formula="of:=SUM(['2AResults for P1_(time)'.D27:.G27])" office:value-type="float" office:value="0.532222222222223" calcext:value-type="float">
            <text:p>0,53</text:p>
          </table:table-cell>
          <table:table-cell table:style-name="ce37" table:formula="of:=['2AResults for P1_(time)'.D27]/['2AResults for P1_(time)'.H27]" office:value-type="percentage" office:value="0.797912317327766" calcext:value-type="percentage">
            <text:p>79,79%</text:p>
          </table:table-cell>
          <table:table-cell table:style-name="ce37" table:formula="of:=['2AResults for P1_(time)'.E27]/['2AResults for P1_(time)'.H27]" office:value-type="percentage" office:value="0" calcext:value-type="percentage">
            <text:p>0,00%</text:p>
          </table:table-cell>
          <table:table-cell table:style-name="ce37" table:formula="of:=['2AResults for P1_(time)'.F27]/['2AResults for P1_(time)'.H27]" office:value-type="percentage" office:value="0" calcext:value-type="percentage">
            <text:p>0,00%</text:p>
          </table:table-cell>
          <table:table-cell table:style-name="ce37" table:formula="of:=['2AResults for P1_(time)'.G27]/['2AResults for P1_(time)'.H27]" office:value-type="percentage" office:value="0.202087682672234" calcext:value-type="percentage">
            <text:p>20,21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4.tsp</text:p>
          </table:table-cell>
          <table:table-cell office:value-type="float" office:value="14.773" calcext:value-type="float">
            <text:p>14,77</text:p>
          </table:table-cell>
          <table:table-cell office:value-type="float" office:value="0.423333333333333" calcext:value-type="float">
            <text:p>0,4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4111111111111" calcext:value-type="float">
            <text:p>0,18</text:p>
          </table:table-cell>
          <table:table-cell table:formula="of:=SUM(['2AResults for P1_(time)'.D28:.G28])" office:value-type="float" office:value="0.607444444444444" calcext:value-type="float">
            <text:p>0,61</text:p>
          </table:table-cell>
          <table:table-cell table:formula="of:=['2AResults for P1_(time)'.D28]/['2AResults for P1_(time)'.H28]" office:value-type="percentage" office:value="0.696908725077739" calcext:value-type="percentage">
            <text:p>69,69%</text:p>
          </table:table-cell>
          <table:table-cell table:formula="of:=['2AResults for P1_(time)'.E28]/['2AResults for P1_(time)'.H28]" office:value-type="percentage" office:value="0" calcext:value-type="percentage">
            <text:p>0,00%</text:p>
          </table:table-cell>
          <table:table-cell table:formula="of:=['2AResults for P1_(time)'.F28]/['2AResults for P1_(time)'.H28]" office:value-type="percentage" office:value="0" calcext:value-type="percentage">
            <text:p>0,00%</text:p>
          </table:table-cell>
          <table:table-cell table:formula="of:=['2AResults for P1_(time)'.G28]/['2AResults for P1_(time)'.H28]" office:value-type="percentage" office:value="0.303091274922261" calcext:value-type="percentage">
            <text:p>30,31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style-name="ce33" office:value-type="float" office:value="16.885" calcext:value-type="float">
            <text:p>16,89</text:p>
          </table:table-cell>
          <table:table-cell table:style-name="ce33" office:value-type="float" office:value="0.499555555555556" calcext:value-type="float">
            <text:p>0,50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178111111111111" calcext:value-type="float">
            <text:p>0,18</text:p>
          </table:table-cell>
          <table:table-cell table:style-name="ce33" table:formula="of:=SUM(['2AResults for P1_(time)'.D29:.G29])" office:value-type="float" office:value="0.677666666666667" calcext:value-type="float">
            <text:p>0,68</text:p>
          </table:table-cell>
          <table:table-cell table:style-name="ce37" table:formula="of:=['2AResults for P1_(time)'.D29]/['2AResults for P1_(time)'.H29]" office:value-type="percentage" office:value="0.737170027873422" calcext:value-type="percentage">
            <text:p>73,72%</text:p>
          </table:table-cell>
          <table:table-cell table:style-name="ce37" table:formula="of:=['2AResults for P1_(time)'.E29]/['2AResults for P1_(time)'.H29]" office:value-type="percentage" office:value="0" calcext:value-type="percentage">
            <text:p>0,00%</text:p>
          </table:table-cell>
          <table:table-cell table:style-name="ce37" table:formula="of:=['2AResults for P1_(time)'.F29]/['2AResults for P1_(time)'.H29]" office:value-type="percentage" office:value="0" calcext:value-type="percentage">
            <text:p>0,00%</text:p>
          </table:table-cell>
          <table:table-cell table:style-name="ce37" table:formula="of:=['2AResults for P1_(time)'.G29]/['2AResults for P1_(time)'.H29]" office:value-type="percentage" office:value="0.262829972126578" calcext:value-type="percentage">
            <text:p>26,2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6.tsp</text:p>
          </table:table-cell>
          <table:table-cell office:value-type="float" office:value="14.44" calcext:value-type="float">
            <text:p>14,44</text:p>
          </table:table-cell>
          <table:table-cell office:value-type="float" office:value="0.405111111111111" calcext:value-type="float">
            <text:p>0,4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66444444444444" calcext:value-type="float">
            <text:p>0,17</text:p>
          </table:table-cell>
          <table:table-cell table:formula="of:=SUM(['2AResults for P1_(time)'.D30:.G30])" office:value-type="float" office:value="0.571555555555555" calcext:value-type="float">
            <text:p>0,57</text:p>
          </table:table-cell>
          <table:table-cell table:formula="of:=['2AResults for P1_(time)'.D30]/['2AResults for P1_(time)'.H30]" office:value-type="percentage" office:value="0.708786936236392" calcext:value-type="percentage">
            <text:p>70,88%</text:p>
          </table:table-cell>
          <table:table-cell table:formula="of:=['2AResults for P1_(time)'.E30]/['2AResults for P1_(time)'.H30]" office:value-type="percentage" office:value="0" calcext:value-type="percentage">
            <text:p>0,00%</text:p>
          </table:table-cell>
          <table:table-cell table:formula="of:=['2AResults for P1_(time)'.F30]/['2AResults for P1_(time)'.H30]" office:value-type="percentage" office:value="0" calcext:value-type="percentage">
            <text:p>0,00%</text:p>
          </table:table-cell>
          <table:table-cell table:formula="of:=['2AResults for P1_(time)'.G30]/['2AResults for P1_(time)'.H30]" office:value-type="percentage" office:value="0.291213063763608" calcext:value-type="percentage">
            <text:p>29,1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style-name="ce33" office:value-type="float" office:value="14.969" calcext:value-type="float">
            <text:p>14,97</text:p>
          </table:table-cell>
          <table:table-cell table:style-name="ce33" office:value-type="float" office:value="0.449222222222222" calcext:value-type="float">
            <text:p>0,45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24" calcext:value-type="float">
            <text:p>0,24</text:p>
          </table:table-cell>
          <table:table-cell table:style-name="ce33" table:formula="of:=SUM(['2AResults for P1_(time)'.D31:.G31])" office:value-type="float" office:value="0.689222222222222" calcext:value-type="float">
            <text:p>0,69</text:p>
          </table:table-cell>
          <table:table-cell table:style-name="ce37" table:formula="of:=['2AResults for P1_(time)'.D31]/['2AResults for P1_(time)'.H31]" office:value-type="percentage" office:value="0.651781396098662" calcext:value-type="percentage">
            <text:p>65,18%</text:p>
          </table:table-cell>
          <table:table-cell table:style-name="ce37" table:formula="of:=['2AResults for P1_(time)'.E31]/['2AResults for P1_(time)'.H31]" office:value-type="percentage" office:value="0" calcext:value-type="percentage">
            <text:p>0,00%</text:p>
          </table:table-cell>
          <table:table-cell table:style-name="ce37" table:formula="of:=['2AResults for P1_(time)'.F31]/['2AResults for P1_(time)'.H31]" office:value-type="percentage" office:value="0" calcext:value-type="percentage">
            <text:p>0,00%</text:p>
          </table:table-cell>
          <table:table-cell table:style-name="ce37" table:formula="of:=['2AResults for P1_(time)'.G31]/['2AResults for P1_(time)'.H31]" office:value-type="percentage" office:value="0.348218603901338" calcext:value-type="percentage">
            <text:p>34,8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8.tsp</text:p>
          </table:table-cell>
          <table:table-cell office:value-type="float" office:value="14.661" calcext:value-type="float">
            <text:p>14,66</text:p>
          </table:table-cell>
          <table:table-cell office:value-type="float" office:value="0.39" calcext:value-type="float">
            <text:p>0,3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65555555555556" calcext:value-type="float">
            <text:p>0,10</text:p>
          </table:table-cell>
          <table:table-cell table:formula="of:=SUM(['2AResults for P1_(time)'.D32:.G32])" office:value-type="float" office:value="0.486555555555556" calcext:value-type="float">
            <text:p>0,49</text:p>
          </table:table-cell>
          <table:table-cell table:formula="of:=['2AResults for P1_(time)'.D32]/['2AResults for P1_(time)'.H32]" office:value-type="percentage" office:value="0.80155286595113" calcext:value-type="percentage">
            <text:p>80,16%</text:p>
          </table:table-cell>
          <table:table-cell table:formula="of:=['2AResults for P1_(time)'.E32]/['2AResults for P1_(time)'.H32]" office:value-type="percentage" office:value="0" calcext:value-type="percentage">
            <text:p>0,00%</text:p>
          </table:table-cell>
          <table:table-cell table:formula="of:=['2AResults for P1_(time)'.F32]/['2AResults for P1_(time)'.H32]" office:value-type="percentage" office:value="0" calcext:value-type="percentage">
            <text:p>0,00%</text:p>
          </table:table-cell>
          <table:table-cell table:formula="of:=['2AResults for P1_(time)'.G32]/['2AResults for P1_(time)'.H32]" office:value-type="percentage" office:value="0.19844713404887" calcext:value-type="percentage">
            <text:p>19,84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style-name="ce33" office:value-type="float" office:value="15.037" calcext:value-type="float">
            <text:p>15,04</text:p>
          </table:table-cell>
          <table:table-cell table:style-name="ce33" office:value-type="float" office:value="0.426555555555556" calcext:value-type="float">
            <text:p>0,43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164444444444444" calcext:value-type="float">
            <text:p>0,16</text:p>
          </table:table-cell>
          <table:table-cell table:style-name="ce33" table:formula="of:=SUM(['2AResults for P1_(time)'.D33:.G33])" office:value-type="float" office:value="0.591" calcext:value-type="float">
            <text:p>0,59</text:p>
          </table:table-cell>
          <table:table-cell table:style-name="ce37" table:formula="of:=['2AResults for P1_(time)'.D33]/['2AResults for P1_(time)'.H33]" office:value-type="percentage" office:value="0.721752209061855" calcext:value-type="percentage">
            <text:p>72,18%</text:p>
          </table:table-cell>
          <table:table-cell table:style-name="ce37" table:formula="of:=['2AResults for P1_(time)'.E33]/['2AResults for P1_(time)'.H33]" office:value-type="percentage" office:value="0" calcext:value-type="percentage">
            <text:p>0,00%</text:p>
          </table:table-cell>
          <table:table-cell table:style-name="ce37" table:formula="of:=['2AResults for P1_(time)'.F33]/['2AResults for P1_(time)'.H33]" office:value-type="percentage" office:value="0" calcext:value-type="percentage">
            <text:p>0,00%</text:p>
          </table:table-cell>
          <table:table-cell table:style-name="ce37" table:formula="of:=['2AResults for P1_(time)'.G33]/['2AResults for P1_(time)'.H33]" office:value-type="percentage" office:value="0.278247790938146" calcext:value-type="percentage">
            <text:p>27,8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0.tsp</text:p>
          </table:table-cell>
          <table:table-cell office:value-type="float" office:value="16.116" calcext:value-type="float">
            <text:p>16,12</text:p>
          </table:table-cell>
          <table:table-cell office:value-type="float" office:value="0.471666666666667" calcext:value-type="float">
            <text:p>0,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79888888888889" calcext:value-type="float">
            <text:p>0,18</text:p>
          </table:table-cell>
          <table:table-cell table:formula="of:=SUM(['2AResults for P1_(time)'.D34:.G34])" office:value-type="float" office:value="0.651555555555556" calcext:value-type="float">
            <text:p>0,65</text:p>
          </table:table-cell>
          <table:table-cell table:formula="of:=['2AResults for P1_(time)'.D34]/['2AResults for P1_(time)'.H34]" office:value-type="percentage" office:value="0.723908594815825" calcext:value-type="percentage">
            <text:p>72,39%</text:p>
          </table:table-cell>
          <table:table-cell table:formula="of:=['2AResults for P1_(time)'.E34]/['2AResults for P1_(time)'.H34]" office:value-type="percentage" office:value="0" calcext:value-type="percentage">
            <text:p>0,00%</text:p>
          </table:table-cell>
          <table:table-cell table:formula="of:=['2AResults for P1_(time)'.F34]/['2AResults for P1_(time)'.H34]" office:value-type="percentage" office:value="0" calcext:value-type="percentage">
            <text:p>0,00%</text:p>
          </table:table-cell>
          <table:table-cell table:formula="of:=['2AResults for P1_(time)'.G34]/['2AResults for P1_(time)'.H34]" office:value-type="percentage" office:value="0.276091405184175" calcext:value-type="percentage">
            <text:p>27,61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style-name="ce33" office:value-type="float" office:value="16.355" calcext:value-type="float">
            <text:p>16,36</text:p>
          </table:table-cell>
          <table:table-cell table:style-name="ce33" office:value-type="float" office:value="0.479888888888889" calcext:value-type="float">
            <text:p>0,48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178" calcext:value-type="float">
            <text:p>0,18</text:p>
          </table:table-cell>
          <table:table-cell table:style-name="ce33" table:formula="of:=SUM(['2AResults for P1_(time)'.D35:.G35])" office:value-type="float" office:value="0.657888888888889" calcext:value-type="float">
            <text:p>0,66</text:p>
          </table:table-cell>
          <table:table-cell table:style-name="ce37" table:formula="of:=['2AResults for P1_(time)'.D35]/['2AResults for P1_(time)'.H35]" office:value-type="percentage" office:value="0.729437595000845" calcext:value-type="percentage">
            <text:p>72,94%</text:p>
          </table:table-cell>
          <table:table-cell table:style-name="ce37" table:formula="of:=['2AResults for P1_(time)'.E35]/['2AResults for P1_(time)'.H35]" office:value-type="percentage" office:value="0" calcext:value-type="percentage">
            <text:p>0,00%</text:p>
          </table:table-cell>
          <table:table-cell table:style-name="ce37" table:formula="of:=['2AResults for P1_(time)'.F35]/['2AResults for P1_(time)'.H35]" office:value-type="percentage" office:value="0" calcext:value-type="percentage">
            <text:p>0,00%</text:p>
          </table:table-cell>
          <table:table-cell table:style-name="ce37" table:formula="of:=['2AResults for P1_(time)'.G35]/['2AResults for P1_(time)'.H35]" office:value-type="percentage" office:value="0.270562404999155" calcext:value-type="percentage">
            <text:p>27,0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2.tsp</text:p>
          </table:table-cell>
          <table:table-cell office:value-type="float" office:value="16.085" calcext:value-type="float">
            <text:p>16,09</text:p>
          </table:table-cell>
          <table:table-cell office:value-type="float" office:value="0.450666666666667" calcext:value-type="float">
            <text:p>0,4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0333333333333" calcext:value-type="float">
            <text:p>0,12</text:p>
          </table:table-cell>
          <table:table-cell table:formula="of:=SUM(['2AResults for P1_(time)'.D36:.G36])" office:value-type="float" office:value="0.571" calcext:value-type="float">
            <text:p>0,57</text:p>
          </table:table-cell>
          <table:table-cell table:formula="of:=['2AResults for P1_(time)'.D36]/['2AResults for P1_(time)'.H36]" office:value-type="percentage" office:value="0.789258610624636" calcext:value-type="percentage">
            <text:p>78,93%</text:p>
          </table:table-cell>
          <table:table-cell table:formula="of:=['2AResults for P1_(time)'.E36]/['2AResults for P1_(time)'.H36]" office:value-type="percentage" office:value="0" calcext:value-type="percentage">
            <text:p>0,00%</text:p>
          </table:table-cell>
          <table:table-cell table:formula="of:=['2AResults for P1_(time)'.F36]/['2AResults for P1_(time)'.H36]" office:value-type="percentage" office:value="0" calcext:value-type="percentage">
            <text:p>0,00%</text:p>
          </table:table-cell>
          <table:table-cell table:formula="of:=['2AResults for P1_(time)'.G36]/['2AResults for P1_(time)'.H36]" office:value-type="percentage" office:value="0.210741389375364" calcext:value-type="percentage">
            <text:p>21,0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style-name="ce33" office:value-type="float" office:value="15.37" calcext:value-type="float">
            <text:p>15,37</text:p>
          </table:table-cell>
          <table:table-cell table:style-name="ce33" office:value-type="float" office:value="0.430555555555556" calcext:value-type="float">
            <text:p>0,43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139444444444444" calcext:value-type="float">
            <text:p>0,14</text:p>
          </table:table-cell>
          <table:table-cell table:style-name="ce33" table:formula="of:=SUM(['2AResults for P1_(time)'.D37:.G37])" office:value-type="float" office:value="0.57" calcext:value-type="float">
            <text:p>0,57</text:p>
          </table:table-cell>
          <table:table-cell table:style-name="ce37" table:formula="of:=['2AResults for P1_(time)'.D37]/['2AResults for P1_(time)'.H37]" office:value-type="percentage" office:value="0.755360623781677" calcext:value-type="percentage">
            <text:p>75,54%</text:p>
          </table:table-cell>
          <table:table-cell table:style-name="ce37" table:formula="of:=['2AResults for P1_(time)'.E37]/['2AResults for P1_(time)'.H37]" office:value-type="percentage" office:value="0" calcext:value-type="percentage">
            <text:p>0,00%</text:p>
          </table:table-cell>
          <table:table-cell table:style-name="ce37" table:formula="of:=['2AResults for P1_(time)'.F37]/['2AResults for P1_(time)'.H37]" office:value-type="percentage" office:value="0" calcext:value-type="percentage">
            <text:p>0,00%</text:p>
          </table:table-cell>
          <table:table-cell table:style-name="ce37" table:formula="of:=['2AResults for P1_(time)'.G37]/['2AResults for P1_(time)'.H37]" office:value-type="percentage" office:value="0.244639376218323" calcext:value-type="percentage">
            <text:p>24,4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4.tsp</text:p>
          </table:table-cell>
          <table:table-cell office:value-type="float" office:value="16.614" calcext:value-type="float">
            <text:p>16,61</text:p>
          </table:table-cell>
          <table:table-cell office:value-type="float" office:value="0.461222222222222" calcext:value-type="float">
            <text:p>0,4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32222222222222" calcext:value-type="float">
            <text:p>0,09</text:p>
          </table:table-cell>
          <table:table-cell table:formula="of:=SUM(['2AResults for P1_(time)'.D38:.G38])" office:value-type="float" office:value="0.554444444444444" calcext:value-type="float">
            <text:p>0,55</text:p>
          </table:table-cell>
          <table:table-cell table:formula="of:=['2AResults for P1_(time)'.D38]/['2AResults for P1_(time)'.H38]" office:value-type="percentage" office:value="0.83186372745491" calcext:value-type="percentage">
            <text:p>83,19%</text:p>
          </table:table-cell>
          <table:table-cell table:formula="of:=['2AResults for P1_(time)'.E38]/['2AResults for P1_(time)'.H38]" office:value-type="percentage" office:value="0" calcext:value-type="percentage">
            <text:p>0,00%</text:p>
          </table:table-cell>
          <table:table-cell table:formula="of:=['2AResults for P1_(time)'.F38]/['2AResults for P1_(time)'.H38]" office:value-type="percentage" office:value="0" calcext:value-type="percentage">
            <text:p>0,00%</text:p>
          </table:table-cell>
          <table:table-cell table:formula="of:=['2AResults for P1_(time)'.G38]/['2AResults for P1_(time)'.H38]" office:value-type="percentage" office:value="0.16813627254509" calcext:value-type="percentage">
            <text:p>16,81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style-name="ce33" office:value-type="float" office:value="16.437" calcext:value-type="float">
            <text:p>16,44</text:p>
          </table:table-cell>
          <table:table-cell table:style-name="ce33" office:value-type="float" office:value="0.463888888888889" calcext:value-type="float">
            <text:p>0,46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120888888888889" calcext:value-type="float">
            <text:p>0,12</text:p>
          </table:table-cell>
          <table:table-cell table:style-name="ce33" table:formula="of:=SUM(['2AResults for P1_(time)'.D39:.G39])" office:value-type="float" office:value="0.584777777777778" calcext:value-type="float">
            <text:p>0,58</text:p>
          </table:table-cell>
          <table:table-cell table:style-name="ce37" table:formula="of:=['2AResults for P1_(time)'.D39]/['2AResults for P1_(time)'.H39]" office:value-type="percentage" office:value="0.793273798213946" calcext:value-type="percentage">
            <text:p>79,33%</text:p>
          </table:table-cell>
          <table:table-cell table:style-name="ce37" table:formula="of:=['2AResults for P1_(time)'.E39]/['2AResults for P1_(time)'.H39]" office:value-type="percentage" office:value="0" calcext:value-type="percentage">
            <text:p>0,00%</text:p>
          </table:table-cell>
          <table:table-cell table:style-name="ce37" table:formula="of:=['2AResults for P1_(time)'.F39]/['2AResults for P1_(time)'.H39]" office:value-type="percentage" office:value="0" calcext:value-type="percentage">
            <text:p>0,00%</text:p>
          </table:table-cell>
          <table:table-cell table:style-name="ce37" table:formula="of:=['2AResults for P1_(time)'.G39]/['2AResults for P1_(time)'.H39]" office:value-type="percentage" office:value="0.206726201786054" calcext:value-type="percentage">
            <text:p>20,6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6.tsp</text:p>
          </table:table-cell>
          <table:table-cell office:value-type="float" office:value="16.289" calcext:value-type="float">
            <text:p>16,29</text:p>
          </table:table-cell>
          <table:table-cell office:value-type="float" office:value="0.48" calcext:value-type="float">
            <text:p>0,4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5666666666667" calcext:value-type="float">
            <text:p>0,19</text:p>
          </table:table-cell>
          <table:table-cell table:formula="of:=SUM(['2AResults for P1_(time)'.D40:.G40])" office:value-type="float" office:value="0.665666666666667" calcext:value-type="float">
            <text:p>0,67</text:p>
          </table:table-cell>
          <table:table-cell table:formula="of:=['2AResults for P1_(time)'.D40]/['2AResults for P1_(time)'.H40]" office:value-type="percentage" office:value="0.72108162243365" calcext:value-type="percentage">
            <text:p>72,11%</text:p>
          </table:table-cell>
          <table:table-cell table:formula="of:=['2AResults for P1_(time)'.E40]/['2AResults for P1_(time)'.H40]" office:value-type="percentage" office:value="0" calcext:value-type="percentage">
            <text:p>0,00%</text:p>
          </table:table-cell>
          <table:table-cell table:formula="of:=['2AResults for P1_(time)'.F40]/['2AResults for P1_(time)'.H40]" office:value-type="percentage" office:value="0" calcext:value-type="percentage">
            <text:p>0,00%</text:p>
          </table:table-cell>
          <table:table-cell table:formula="of:=['2AResults for P1_(time)'.G40]/['2AResults for P1_(time)'.H40]" office:value-type="percentage" office:value="0.27891837756635" calcext:value-type="percentage">
            <text:p>27,89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style-name="ce33" office:value-type="float" office:value="15.659" calcext:value-type="float">
            <text:p>15,66</text:p>
          </table:table-cell>
          <table:table-cell table:style-name="ce33" office:value-type="float" office:value="0.472333333333333" calcext:value-type="float">
            <text:p>0,47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232666666666667" calcext:value-type="float">
            <text:p>0,23</text:p>
          </table:table-cell>
          <table:table-cell table:style-name="ce33" table:formula="of:=SUM(['2AResults for P1_(time)'.D41:.G41])" office:value-type="float" office:value="0.705" calcext:value-type="float">
            <text:p>0,71</text:p>
          </table:table-cell>
          <table:table-cell table:style-name="ce37" table:formula="of:=['2AResults for P1_(time)'.D41]/['2AResults for P1_(time)'.H41]" office:value-type="percentage" office:value="0.669976359338061" calcext:value-type="percentage">
            <text:p>67,00%</text:p>
          </table:table-cell>
          <table:table-cell table:style-name="ce37" table:formula="of:=['2AResults for P1_(time)'.E41]/['2AResults for P1_(time)'.H41]" office:value-type="percentage" office:value="0" calcext:value-type="percentage">
            <text:p>0,00%</text:p>
          </table:table-cell>
          <table:table-cell table:style-name="ce37" table:formula="of:=['2AResults for P1_(time)'.F41]/['2AResults for P1_(time)'.H41]" office:value-type="percentage" office:value="0" calcext:value-type="percentage">
            <text:p>0,00%</text:p>
          </table:table-cell>
          <table:table-cell table:style-name="ce37" table:formula="of:=['2AResults for P1_(time)'.G41]/['2AResults for P1_(time)'.H41]" office:value-type="percentage" office:value="0.330023640661939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8.tsp</text:p>
          </table:table-cell>
          <table:table-cell office:value-type="float" office:value="14.685" calcext:value-type="float">
            <text:p>14,69</text:p>
          </table:table-cell>
          <table:table-cell office:value-type="float" office:value="0.410333333333333" calcext:value-type="float">
            <text:p>0,4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54888888888889" calcext:value-type="float">
            <text:p>0,15</text:p>
          </table:table-cell>
          <table:table-cell table:formula="of:=SUM(['2AResults for P1_(time)'.D42:.G42])" office:value-type="float" office:value="0.565222222222222" calcext:value-type="float">
            <text:p>0,57</text:p>
          </table:table-cell>
          <table:table-cell table:formula="of:=['2AResults for P1_(time)'.D42]/['2AResults for P1_(time)'.H42]" office:value-type="percentage" office:value="0.725968154118341" calcext:value-type="percentage">
            <text:p>72,60%</text:p>
          </table:table-cell>
          <table:table-cell table:formula="of:=['2AResults for P1_(time)'.E42]/['2AResults for P1_(time)'.H42]" office:value-type="percentage" office:value="0" calcext:value-type="percentage">
            <text:p>0,00%</text:p>
          </table:table-cell>
          <table:table-cell table:formula="of:=['2AResults for P1_(time)'.F42]/['2AResults for P1_(time)'.H42]" office:value-type="percentage" office:value="0" calcext:value-type="percentage">
            <text:p>0,00%</text:p>
          </table:table-cell>
          <table:table-cell table:formula="of:=['2AResults for P1_(time)'.G42]/['2AResults for P1_(time)'.H42]" office:value-type="percentage" office:value="0.274031845881659" calcext:value-type="percentage">
            <text:p>27,4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style-name="ce33" office:value-type="float" office:value="14.535" calcext:value-type="float">
            <text:p>14,54</text:p>
          </table:table-cell>
          <table:table-cell table:style-name="ce33" office:value-type="float" office:value="0.442222222222222" calcext:value-type="float">
            <text:p>0,44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267222222222222" calcext:value-type="float">
            <text:p>0,27</text:p>
          </table:table-cell>
          <table:table-cell table:style-name="ce33" table:formula="of:=SUM(['2AResults for P1_(time)'.D43:.G43])" office:value-type="float" office:value="0.709444444444444" calcext:value-type="float">
            <text:p>0,71</text:p>
          </table:table-cell>
          <table:table-cell table:style-name="ce37" table:formula="of:=['2AResults for P1_(time)'.D43]/['2AResults for P1_(time)'.H43]" office:value-type="percentage" office:value="0.623335943617854" calcext:value-type="percentage">
            <text:p>62,33%</text:p>
          </table:table-cell>
          <table:table-cell table:style-name="ce37" table:formula="of:=['2AResults for P1_(time)'.E43]/['2AResults for P1_(time)'.H43]" office:value-type="percentage" office:value="0" calcext:value-type="percentage">
            <text:p>0,00%</text:p>
          </table:table-cell>
          <table:table-cell table:style-name="ce37" table:formula="of:=['2AResults for P1_(time)'.F43]/['2AResults for P1_(time)'.H43]" office:value-type="percentage" office:value="0" calcext:value-type="percentage">
            <text:p>0,00%</text:p>
          </table:table-cell>
          <table:table-cell table:style-name="ce37" table:formula="of:=['2AResults for P1_(time)'.G43]/['2AResults for P1_(time)'.H43]" office:value-type="percentage" office:value="0.376664056382146" calcext:value-type="percentage">
            <text:p>37,6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0.tsp</text:p>
          </table:table-cell>
          <table:table-cell office:value-type="float" office:value="24.245" calcext:value-type="float">
            <text:p>24,25</text:p>
          </table:table-cell>
          <table:table-cell office:value-type="float" office:value="0.712" calcext:value-type="float">
            <text:p>0,7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75444444444444" calcext:value-type="float">
            <text:p>0,28</text:p>
          </table:table-cell>
          <table:table-cell table:formula="of:=SUM(['2AResults for P1_(time)'.D44:.G44])" office:value-type="float" office:value="0.987444444444444" calcext:value-type="float">
            <text:p>0,99</text:p>
          </table:table-cell>
          <table:table-cell table:formula="of:=['2AResults for P1_(time)'.D44]/['2AResults for P1_(time)'.H44]" office:value-type="percentage" office:value="0.72105322381006" calcext:value-type="percentage">
            <text:p>72,11%</text:p>
          </table:table-cell>
          <table:table-cell table:formula="of:=['2AResults for P1_(time)'.E44]/['2AResults for P1_(time)'.H44]" office:value-type="percentage" office:value="0" calcext:value-type="percentage">
            <text:p>0,00%</text:p>
          </table:table-cell>
          <table:table-cell table:formula="of:=['2AResults for P1_(time)'.F44]/['2AResults for P1_(time)'.H44]" office:value-type="percentage" office:value="0" calcext:value-type="percentage">
            <text:p>0,00%</text:p>
          </table:table-cell>
          <table:table-cell table:formula="of:=['2AResults for P1_(time)'.G44]/['2AResults for P1_(time)'.H44]" office:value-type="percentage" office:value="0.27894677618994" calcext:value-type="percentage">
            <text:p>27,89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style-name="ce33" office:value-type="float" office:value="24.078" calcext:value-type="float">
            <text:p>24,08</text:p>
          </table:table-cell>
          <table:table-cell table:style-name="ce33" office:value-type="float" office:value="0.689555555555555" calcext:value-type="float">
            <text:p>0,69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226666666666667" calcext:value-type="float">
            <text:p>0,23</text:p>
          </table:table-cell>
          <table:table-cell table:style-name="ce33" table:formula="of:=SUM(['2AResults for P1_(time)'.D45:.G45])" office:value-type="float" office:value="0.916222222222222" calcext:value-type="float">
            <text:p>0,92</text:p>
          </table:table-cell>
          <table:table-cell table:style-name="ce37" table:formula="of:=['2AResults for P1_(time)'.D45]/['2AResults for P1_(time)'.H45]" office:value-type="percentage" office:value="0.752607324763521" calcext:value-type="percentage">
            <text:p>75,26%</text:p>
          </table:table-cell>
          <table:table-cell table:style-name="ce37" table:formula="of:=['2AResults for P1_(time)'.E45]/['2AResults for P1_(time)'.H45]" office:value-type="percentage" office:value="0" calcext:value-type="percentage">
            <text:p>0,00%</text:p>
          </table:table-cell>
          <table:table-cell table:style-name="ce37" table:formula="of:=['2AResults for P1_(time)'.F45]/['2AResults for P1_(time)'.H45]" office:value-type="percentage" office:value="0" calcext:value-type="percentage">
            <text:p>0,00%</text:p>
          </table:table-cell>
          <table:table-cell table:style-name="ce37" table:formula="of:=['2AResults for P1_(time)'.G45]/['2AResults for P1_(time)'.H45]" office:value-type="percentage" office:value="0.247392675236479" calcext:value-type="percentage">
            <text:p>24,74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2.tsp</text:p>
          </table:table-cell>
          <table:table-cell office:value-type="float" office:value="22.954" calcext:value-type="float">
            <text:p>22,95</text:p>
          </table:table-cell>
          <table:table-cell office:value-type="float" office:value="0.632666666666667" calcext:value-type="float">
            <text:p>0,6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0888888888889" calcext:value-type="float">
            <text:p>0,18</text:p>
          </table:table-cell>
          <table:table-cell table:formula="of:=SUM(['2AResults for P1_(time)'.D46:.G46])" office:value-type="float" office:value="0.813555555555556" calcext:value-type="float">
            <text:p>0,81</text:p>
          </table:table-cell>
          <table:table-cell table:formula="of:=['2AResults for P1_(time)'.D46]/['2AResults for P1_(time)'.H46]" office:value-type="percentage" office:value="0.777656378038787" calcext:value-type="percentage">
            <text:p>77,77%</text:p>
          </table:table-cell>
          <table:table-cell table:formula="of:=['2AResults for P1_(time)'.E46]/['2AResults for P1_(time)'.H46]" office:value-type="percentage" office:value="0" calcext:value-type="percentage">
            <text:p>0,00%</text:p>
          </table:table-cell>
          <table:table-cell table:formula="of:=['2AResults for P1_(time)'.F46]/['2AResults for P1_(time)'.H46]" office:value-type="percentage" office:value="0" calcext:value-type="percentage">
            <text:p>0,00%</text:p>
          </table:table-cell>
          <table:table-cell table:formula="of:=['2AResults for P1_(time)'.G46]/['2AResults for P1_(time)'.H46]" office:value-type="percentage" office:value="0.222343621961213" calcext:value-type="percentage">
            <text:p>22,2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style-name="ce33" office:value-type="float" office:value="23.299" calcext:value-type="float">
            <text:p>23,30</text:p>
          </table:table-cell>
          <table:table-cell table:style-name="ce33" office:value-type="float" office:value="0.676444444444444" calcext:value-type="float">
            <text:p>0,68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273888888888889" calcext:value-type="float">
            <text:p>0,27</text:p>
          </table:table-cell>
          <table:table-cell table:style-name="ce33" table:formula="of:=SUM(['2AResults for P1_(time)'.D47:.G47])" office:value-type="float" office:value="0.950333333333333" calcext:value-type="float">
            <text:p>0,95</text:p>
          </table:table-cell>
          <table:table-cell table:style-name="ce37" table:formula="of:=['2AResults for P1_(time)'.D47]/['2AResults for P1_(time)'.H47]" office:value-type="percentage" office:value="0.711797030281772" calcext:value-type="percentage">
            <text:p>71,18%</text:p>
          </table:table-cell>
          <table:table-cell table:style-name="ce37" table:formula="of:=['2AResults for P1_(time)'.E47]/['2AResults for P1_(time)'.H47]" office:value-type="percentage" office:value="0" calcext:value-type="percentage">
            <text:p>0,00%</text:p>
          </table:table-cell>
          <table:table-cell table:style-name="ce37" table:formula="of:=['2AResults for P1_(time)'.F47]/['2AResults for P1_(time)'.H47]" office:value-type="percentage" office:value="0" calcext:value-type="percentage">
            <text:p>0,00%</text:p>
          </table:table-cell>
          <table:table-cell table:style-name="ce37" table:formula="of:=['2AResults for P1_(time)'.G47]/['2AResults for P1_(time)'.H47]" office:value-type="percentage" office:value="0.288202969718228" calcext:value-type="percentage">
            <text:p>28,8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4.tsp</text:p>
          </table:table-cell>
          <table:table-cell office:value-type="float" office:value="24.92" calcext:value-type="float">
            <text:p>24,92</text:p>
          </table:table-cell>
          <table:table-cell office:value-type="float" office:value="0.736222222222222" calcext:value-type="float">
            <text:p>0,7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73111111111111" calcext:value-type="float">
            <text:p>0,27</text:p>
          </table:table-cell>
          <table:table-cell table:formula="of:=SUM(['2AResults for P1_(time)'.D48:.G48])" office:value-type="float" office:value="1.00933333333333" calcext:value-type="float">
            <text:p>1,01</text:p>
          </table:table-cell>
          <table:table-cell table:formula="of:=['2AResults for P1_(time)'.D48]/['2AResults for P1_(time)'.H48]" office:value-type="percentage" office:value="0.729414354909734" calcext:value-type="percentage">
            <text:p>72,94%</text:p>
          </table:table-cell>
          <table:table-cell table:formula="of:=['2AResults for P1_(time)'.E48]/['2AResults for P1_(time)'.H48]" office:value-type="percentage" office:value="0" calcext:value-type="percentage">
            <text:p>0,00%</text:p>
          </table:table-cell>
          <table:table-cell table:formula="of:=['2AResults for P1_(time)'.F48]/['2AResults for P1_(time)'.H48]" office:value-type="percentage" office:value="0" calcext:value-type="percentage">
            <text:p>0,00%</text:p>
          </table:table-cell>
          <table:table-cell table:formula="of:=['2AResults for P1_(time)'.G48]/['2AResults for P1_(time)'.H48]" office:value-type="percentage" office:value="0.270585645090269" calcext:value-type="percentage">
            <text:p>27,0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style-name="ce33" office:value-type="float" office:value="23.343" calcext:value-type="float">
            <text:p>23,34</text:p>
          </table:table-cell>
          <table:table-cell table:style-name="ce33" office:value-type="float" office:value="0.719444444444444" calcext:value-type="float">
            <text:p>0,72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398" calcext:value-type="float">
            <text:p>0,40</text:p>
          </table:table-cell>
          <table:table-cell table:style-name="ce33" table:formula="of:=SUM(['2AResults for P1_(time)'.D49:.G49])" office:value-type="float" office:value="1.11744444444444" calcext:value-type="float">
            <text:p>1,12</text:p>
          </table:table-cell>
          <table:table-cell table:style-name="ce37" table:formula="of:=['2AResults for P1_(time)'.D49]/['2AResults for P1_(time)'.H49]" office:value-type="percentage" office:value="0.643830168042162" calcext:value-type="percentage">
            <text:p>64,38%</text:p>
          </table:table-cell>
          <table:table-cell table:style-name="ce37" table:formula="of:=['2AResults for P1_(time)'.E49]/['2AResults for P1_(time)'.H49]" office:value-type="percentage" office:value="0" calcext:value-type="percentage">
            <text:p>0,00%</text:p>
          </table:table-cell>
          <table:table-cell table:style-name="ce37" table:formula="of:=['2AResults for P1_(time)'.F49]/['2AResults for P1_(time)'.H49]" office:value-type="percentage" office:value="0" calcext:value-type="percentage">
            <text:p>0,00%</text:p>
          </table:table-cell>
          <table:table-cell table:style-name="ce37" table:formula="of:=['2AResults for P1_(time)'.G49]/['2AResults for P1_(time)'.H49]" office:value-type="percentage" office:value="0.356169831957842" calcext:value-type="percentage">
            <text:p>35,6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6.tsp</text:p>
          </table:table-cell>
          <table:table-cell office:value-type="float" office:value="22.334" calcext:value-type="float">
            <text:p>22,33</text:p>
          </table:table-cell>
          <table:table-cell office:value-type="float" office:value="0.670666666666667" calcext:value-type="float">
            <text:p>0,6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63777777777778" calcext:value-type="float">
            <text:p>0,36</text:p>
          </table:table-cell>
          <table:table-cell table:formula="of:=SUM(['2AResults for P1_(time)'.D50:.G50])" office:value-type="float" office:value="1.03444444444445" calcext:value-type="float">
            <text:p>1,03</text:p>
          </table:table-cell>
          <table:table-cell table:formula="of:=['2AResults for P1_(time)'.D50]/['2AResults for P1_(time)'.H50]" office:value-type="percentage" office:value="0.64833512352309" calcext:value-type="percentage">
            <text:p>64,83%</text:p>
          </table:table-cell>
          <table:table-cell table:formula="of:=['2AResults for P1_(time)'.E50]/['2AResults for P1_(time)'.H50]" office:value-type="percentage" office:value="0" calcext:value-type="percentage">
            <text:p>0,00%</text:p>
          </table:table-cell>
          <table:table-cell table:formula="of:=['2AResults for P1_(time)'.F50]/['2AResults for P1_(time)'.H50]" office:value-type="percentage" office:value="0" calcext:value-type="percentage">
            <text:p>0,00%</text:p>
          </table:table-cell>
          <table:table-cell table:formula="of:=['2AResults for P1_(time)'.G50]/['2AResults for P1_(time)'.H50]" office:value-type="percentage" office:value="0.351664876476905" calcext:value-type="percentage">
            <text:p>35,1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style-name="ce33" office:value-type="float" office:value="22.618" calcext:value-type="float">
            <text:p>22,62</text:p>
          </table:table-cell>
          <table:table-cell table:style-name="ce33" office:value-type="float" office:value="0.640777777777778" calcext:value-type="float">
            <text:p>0,64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242555555555556" calcext:value-type="float">
            <text:p>0,24</text:p>
          </table:table-cell>
          <table:table-cell table:style-name="ce33" table:formula="of:=SUM(['2AResults for P1_(time)'.D51:.G51])" office:value-type="float" office:value="0.883333333333334" calcext:value-type="float">
            <text:p>0,88</text:p>
          </table:table-cell>
          <table:table-cell table:style-name="ce37" table:formula="of:=['2AResults for P1_(time)'.D51]/['2AResults for P1_(time)'.H51]" office:value-type="percentage" office:value="0.725408805031446" calcext:value-type="percentage">
            <text:p>72,54%</text:p>
          </table:table-cell>
          <table:table-cell table:style-name="ce37" table:formula="of:=['2AResults for P1_(time)'.E51]/['2AResults for P1_(time)'.H51]" office:value-type="percentage" office:value="0" calcext:value-type="percentage">
            <text:p>0,00%</text:p>
          </table:table-cell>
          <table:table-cell table:style-name="ce37" table:formula="of:=['2AResults for P1_(time)'.F51]/['2AResults for P1_(time)'.H51]" office:value-type="percentage" office:value="0" calcext:value-type="percentage">
            <text:p>0,00%</text:p>
          </table:table-cell>
          <table:table-cell table:style-name="ce37" table:formula="of:=['2AResults for P1_(time)'.G51]/['2AResults for P1_(time)'.H51]" office:value-type="percentage" office:value="0.274591194968554" calcext:value-type="percentage">
            <text:p>27,4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8.tsp</text:p>
          </table:table-cell>
          <table:table-cell office:value-type="float" office:value="22.567" calcext:value-type="float">
            <text:p>22,57</text:p>
          </table:table-cell>
          <table:table-cell office:value-type="float" office:value="0.683444444444445" calcext:value-type="float">
            <text:p>0,6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76222222222222" calcext:value-type="float">
            <text:p>0,38</text:p>
          </table:table-cell>
          <table:table-cell table:formula="of:=SUM(['2AResults for P1_(time)'.D52:.G52])" office:value-type="float" office:value="1.05966666666667" calcext:value-type="float">
            <text:p>1,06</text:p>
          </table:table-cell>
          <table:table-cell table:formula="of:=['2AResults for P1_(time)'.D52]/['2AResults for P1_(time)'.H52]" office:value-type="percentage" office:value="0.644961728006709" calcext:value-type="percentage">
            <text:p>64,50%</text:p>
          </table:table-cell>
          <table:table-cell table:formula="of:=['2AResults for P1_(time)'.E52]/['2AResults for P1_(time)'.H52]" office:value-type="percentage" office:value="0" calcext:value-type="percentage">
            <text:p>0,00%</text:p>
          </table:table-cell>
          <table:table-cell table:formula="of:=['2AResults for P1_(time)'.F52]/['2AResults for P1_(time)'.H52]" office:value-type="percentage" office:value="0" calcext:value-type="percentage">
            <text:p>0,00%</text:p>
          </table:table-cell>
          <table:table-cell table:formula="of:=['2AResults for P1_(time)'.G52]/['2AResults for P1_(time)'.H52]" office:value-type="percentage" office:value="0.355038271993288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style-name="ce33" office:value-type="float" office:value="22.382" calcext:value-type="float">
            <text:p>22,38</text:p>
          </table:table-cell>
          <table:table-cell table:style-name="ce33" office:value-type="float" office:value="0.633666666666667" calcext:value-type="float">
            <text:p>0,63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247444444444444" calcext:value-type="float">
            <text:p>0,25</text:p>
          </table:table-cell>
          <table:table-cell table:style-name="ce33" table:formula="of:=SUM(['2AResults for P1_(time)'.D53:.G53])" office:value-type="float" office:value="0.881111111111111" calcext:value-type="float">
            <text:p>0,88</text:p>
          </table:table-cell>
          <table:table-cell table:style-name="ce37" table:formula="of:=['2AResults for P1_(time)'.D53]/['2AResults for P1_(time)'.H53]" office:value-type="percentage" office:value="0.719167717528374" calcext:value-type="percentage">
            <text:p>71,92%</text:p>
          </table:table-cell>
          <table:table-cell table:style-name="ce37" table:formula="of:=['2AResults for P1_(time)'.E53]/['2AResults for P1_(time)'.H53]" office:value-type="percentage" office:value="0" calcext:value-type="percentage">
            <text:p>0,00%</text:p>
          </table:table-cell>
          <table:table-cell table:style-name="ce37" table:formula="of:=['2AResults for P1_(time)'.F53]/['2AResults for P1_(time)'.H53]" office:value-type="percentage" office:value="0" calcext:value-type="percentage">
            <text:p>0,00%</text:p>
          </table:table-cell>
          <table:table-cell table:style-name="ce37" table:formula="of:=['2AResults for P1_(time)'.G53]/['2AResults for P1_(time)'.H53]" office:value-type="percentage" office:value="0.280832282471626" calcext:value-type="percentage">
            <text:p>28,0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0.tsp</text:p>
          </table:table-cell>
          <table:table-cell office:value-type="float" office:value="30.543" calcext:value-type="float">
            <text:p>30,54</text:p>
          </table:table-cell>
          <table:table-cell office:value-type="float" office:value="0.925333333333333" calcext:value-type="float">
            <text:p>0,9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93444444444444" calcext:value-type="float">
            <text:p>0,49</text:p>
          </table:table-cell>
          <table:table-cell table:formula="of:=SUM(['2AResults for P1_(time)'.D54:.G54])" office:value-type="float" office:value="1.41877777777778" calcext:value-type="float">
            <text:p>1,42</text:p>
          </table:table-cell>
          <table:table-cell table:formula="of:=['2AResults for P1_(time)'.D54]/['2AResults for P1_(time)'.H54]" office:value-type="percentage" office:value="0.652204557913696" calcext:value-type="percentage">
            <text:p>65,22%</text:p>
          </table:table-cell>
          <table:table-cell table:formula="of:=['2AResults for P1_(time)'.E54]/['2AResults for P1_(time)'.H54]" office:value-type="percentage" office:value="0" calcext:value-type="percentage">
            <text:p>0,00%</text:p>
          </table:table-cell>
          <table:table-cell table:formula="of:=['2AResults for P1_(time)'.F54]/['2AResults for P1_(time)'.H54]" office:value-type="percentage" office:value="0" calcext:value-type="percentage">
            <text:p>0,00%</text:p>
          </table:table-cell>
          <table:table-cell table:formula="of:=['2AResults for P1_(time)'.G54]/['2AResults for P1_(time)'.H54]" office:value-type="percentage" office:value="0.347795442086302" calcext:value-type="percentage">
            <text:p>34,7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style-name="ce33" office:value-type="float" office:value="30.328" calcext:value-type="float">
            <text:p>30,33</text:p>
          </table:table-cell>
          <table:table-cell table:style-name="ce33" office:value-type="float" office:value="0.855666666666667" calcext:value-type="float">
            <text:p>0,86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308333333333333" calcext:value-type="float">
            <text:p>0,31</text:p>
          </table:table-cell>
          <table:table-cell table:style-name="ce33" table:formula="of:=SUM(['2AResults for P1_(time)'.D55:.G55])" office:value-type="float" office:value="1.164" calcext:value-type="float">
            <text:p>1,16</text:p>
          </table:table-cell>
          <table:table-cell table:style-name="ce37" table:formula="of:=['2AResults for P1_(time)'.D55]/['2AResults for P1_(time)'.H55]" office:value-type="percentage" office:value="0.735108820160367" calcext:value-type="percentage">
            <text:p>73,51%</text:p>
          </table:table-cell>
          <table:table-cell table:style-name="ce37" table:formula="of:=['2AResults for P1_(time)'.E55]/['2AResults for P1_(time)'.H55]" office:value-type="percentage" office:value="0" calcext:value-type="percentage">
            <text:p>0,00%</text:p>
          </table:table-cell>
          <table:table-cell table:style-name="ce37" table:formula="of:=['2AResults for P1_(time)'.F55]/['2AResults for P1_(time)'.H55]" office:value-type="percentage" office:value="0" calcext:value-type="percentage">
            <text:p>0,00%</text:p>
          </table:table-cell>
          <table:table-cell table:style-name="ce37" table:formula="of:=['2AResults for P1_(time)'.G55]/['2AResults for P1_(time)'.H55]" office:value-type="percentage" office:value="0.264891179839633" calcext:value-type="percentage">
            <text:p>26,49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2.tsp</text:p>
          </table:table-cell>
          <table:table-cell office:value-type="float" office:value="28.365" calcext:value-type="float">
            <text:p>28,37</text:p>
          </table:table-cell>
          <table:table-cell office:value-type="float" office:value="0.799444444444444" calcext:value-type="float">
            <text:p>0,8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57777777777778" calcext:value-type="float">
            <text:p>0,36</text:p>
          </table:table-cell>
          <table:table-cell table:formula="of:=SUM(['2AResults for P1_(time)'.D56:.G56])" office:value-type="float" office:value="1.15722222222222" calcext:value-type="float">
            <text:p>1,16</text:p>
          </table:table-cell>
          <table:table-cell table:formula="of:=['2AResults for P1_(time)'.D56]/['2AResults for P1_(time)'.H56]" office:value-type="percentage" office:value="0.690830532885263" calcext:value-type="percentage">
            <text:p>69,08%</text:p>
          </table:table-cell>
          <table:table-cell table:formula="of:=['2AResults for P1_(time)'.E56]/['2AResults for P1_(time)'.H56]" office:value-type="percentage" office:value="0" calcext:value-type="percentage">
            <text:p>0,00%</text:p>
          </table:table-cell>
          <table:table-cell table:formula="of:=['2AResults for P1_(time)'.F56]/['2AResults for P1_(time)'.H56]" office:value-type="percentage" office:value="0" calcext:value-type="percentage">
            <text:p>0,00%</text:p>
          </table:table-cell>
          <table:table-cell table:formula="of:=['2AResults for P1_(time)'.G56]/['2AResults for P1_(time)'.H56]" office:value-type="percentage" office:value="0.309169467114739" calcext:value-type="percentage">
            <text:p>30,9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style-name="ce33" office:value-type="float" office:value="31.627" calcext:value-type="float">
            <text:p>31,63</text:p>
          </table:table-cell>
          <table:table-cell table:style-name="ce33" office:value-type="float" office:value="0.899666666666667" calcext:value-type="float">
            <text:p>0,90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296" calcext:value-type="float">
            <text:p>0,30</text:p>
          </table:table-cell>
          <table:table-cell table:style-name="ce33" table:formula="of:=SUM(['2AResults for P1_(time)'.D57:.G57])" office:value-type="float" office:value="1.19566666666667" calcext:value-type="float">
            <text:p>1,20</text:p>
          </table:table-cell>
          <table:table-cell table:style-name="ce37" table:formula="of:=['2AResults for P1_(time)'.D57]/['2AResults for P1_(time)'.H57]" office:value-type="percentage" office:value="0.752439364371339" calcext:value-type="percentage">
            <text:p>75,24%</text:p>
          </table:table-cell>
          <table:table-cell table:style-name="ce37" table:formula="of:=['2AResults for P1_(time)'.E57]/['2AResults for P1_(time)'.H57]" office:value-type="percentage" office:value="0" calcext:value-type="percentage">
            <text:p>0,00%</text:p>
          </table:table-cell>
          <table:table-cell table:style-name="ce37" table:formula="of:=['2AResults for P1_(time)'.F57]/['2AResults for P1_(time)'.H57]" office:value-type="percentage" office:value="0" calcext:value-type="percentage">
            <text:p>0,00%</text:p>
          </table:table-cell>
          <table:table-cell table:style-name="ce37" table:formula="of:=['2AResults for P1_(time)'.G57]/['2AResults for P1_(time)'.H57]" office:value-type="percentage" office:value="0.247560635628658" calcext:value-type="percentage">
            <text:p>24,7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4.tsp</text:p>
          </table:table-cell>
          <table:table-cell office:value-type="float" office:value="30.938" calcext:value-type="float">
            <text:p>30,94</text:p>
          </table:table-cell>
          <table:table-cell office:value-type="float" office:value="0.886666666666667" calcext:value-type="float">
            <text:p>0,8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33555555555556" calcext:value-type="float">
            <text:p>0,33</text:p>
          </table:table-cell>
          <table:table-cell table:formula="of:=SUM(['2AResults for P1_(time)'.D58:.G58])" office:value-type="float" office:value="1.22022222222222" calcext:value-type="float">
            <text:p>1,22</text:p>
          </table:table-cell>
          <table:table-cell table:formula="of:=['2AResults for P1_(time)'.D58]/['2AResults for P1_(time)'.H58]" office:value-type="percentage" office:value="0.726643598615919" calcext:value-type="percentage">
            <text:p>72,66%</text:p>
          </table:table-cell>
          <table:table-cell table:formula="of:=['2AResults for P1_(time)'.E58]/['2AResults for P1_(time)'.H58]" office:value-type="percentage" office:value="0" calcext:value-type="percentage">
            <text:p>0,00%</text:p>
          </table:table-cell>
          <table:table-cell table:formula="of:=['2AResults for P1_(time)'.F58]/['2AResults for P1_(time)'.H58]" office:value-type="percentage" office:value="0" calcext:value-type="percentage">
            <text:p>0,00%</text:p>
          </table:table-cell>
          <table:table-cell table:formula="of:=['2AResults for P1_(time)'.G58]/['2AResults for P1_(time)'.H58]" office:value-type="percentage" office:value="0.273356401384084" calcext:value-type="percentage">
            <text:p>27,34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style-name="ce33" office:value-type="float" office:value="30.169" calcext:value-type="float">
            <text:p>30,17</text:p>
          </table:table-cell>
          <table:table-cell table:style-name="ce33" office:value-type="float" office:value="0.876444444444444" calcext:value-type="float">
            <text:p>0,88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388333333333333" calcext:value-type="float">
            <text:p>0,39</text:p>
          </table:table-cell>
          <table:table-cell table:style-name="ce33" table:formula="of:=SUM(['2AResults for P1_(time)'.D59:.G59])" office:value-type="float" office:value="1.26477777777778" calcext:value-type="float">
            <text:p>1,26</text:p>
          </table:table-cell>
          <table:table-cell table:style-name="ce37" table:formula="of:=['2AResults for P1_(time)'.D59]/['2AResults for P1_(time)'.H59]" office:value-type="percentage" office:value="0.692963190723007" calcext:value-type="percentage">
            <text:p>69,30%</text:p>
          </table:table-cell>
          <table:table-cell table:style-name="ce37" table:formula="of:=['2AResults for P1_(time)'.E59]/['2AResults for P1_(time)'.H59]" office:value-type="percentage" office:value="0" calcext:value-type="percentage">
            <text:p>0,00%</text:p>
          </table:table-cell>
          <table:table-cell table:style-name="ce37" table:formula="of:=['2AResults for P1_(time)'.F59]/['2AResults for P1_(time)'.H59]" office:value-type="percentage" office:value="0" calcext:value-type="percentage">
            <text:p>0,00%</text:p>
          </table:table-cell>
          <table:table-cell table:style-name="ce37" table:formula="of:=['2AResults for P1_(time)'.G59]/['2AResults for P1_(time)'.H59]" office:value-type="percentage" office:value="0.307036809276991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6.tsp</text:p>
          </table:table-cell>
          <table:table-cell office:value-type="float" office:value="31.067" calcext:value-type="float">
            <text:p>31,07</text:p>
          </table:table-cell>
          <table:table-cell office:value-type="float" office:value="0.894111111111111" calcext:value-type="float">
            <text:p>0,8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41555555555556" calcext:value-type="float">
            <text:p>0,34</text:p>
          </table:table-cell>
          <table:table-cell table:formula="of:=SUM(['2AResults for P1_(time)'.D60:.G60])" office:value-type="float" office:value="1.23566666666667" calcext:value-type="float">
            <text:p>1,24</text:p>
          </table:table-cell>
          <table:table-cell table:formula="of:=['2AResults for P1_(time)'.D60]/['2AResults for P1_(time)'.H60]" office:value-type="percentage" office:value="0.723586008452475" calcext:value-type="percentage">
            <text:p>72,36%</text:p>
          </table:table-cell>
          <table:table-cell table:formula="of:=['2AResults for P1_(time)'.E60]/['2AResults for P1_(time)'.H60]" office:value-type="percentage" office:value="0" calcext:value-type="percentage">
            <text:p>0,00%</text:p>
          </table:table-cell>
          <table:table-cell table:formula="of:=['2AResults for P1_(time)'.F60]/['2AResults for P1_(time)'.H60]" office:value-type="percentage" office:value="0" calcext:value-type="percentage">
            <text:p>0,00%</text:p>
          </table:table-cell>
          <table:table-cell table:formula="of:=['2AResults for P1_(time)'.G60]/['2AResults for P1_(time)'.H60]" office:value-type="percentage" office:value="0.276413991547522" calcext:value-type="percentage">
            <text:p>27,64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style-name="ce33" office:value-type="float" office:value="29.291" calcext:value-type="float">
            <text:p>29,29</text:p>
          </table:table-cell>
          <table:table-cell table:style-name="ce33" office:value-type="float" office:value="0.828888888888889" calcext:value-type="float">
            <text:p>0,83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343222222222222" calcext:value-type="float">
            <text:p>0,34</text:p>
          </table:table-cell>
          <table:table-cell table:style-name="ce33" table:formula="of:=SUM(['2AResults for P1_(time)'.D61:.G61])" office:value-type="float" office:value="1.17211111111111" calcext:value-type="float">
            <text:p>1,17</text:p>
          </table:table-cell>
          <table:table-cell table:style-name="ce37" table:formula="of:=['2AResults for P1_(time)'.D61]/['2AResults for P1_(time)'.H61]" office:value-type="percentage" office:value="0.70717603564319" calcext:value-type="percentage">
            <text:p>70,72%</text:p>
          </table:table-cell>
          <table:table-cell table:style-name="ce37" table:formula="of:=['2AResults for P1_(time)'.E61]/['2AResults for P1_(time)'.H61]" office:value-type="percentage" office:value="0" calcext:value-type="percentage">
            <text:p>0,00%</text:p>
          </table:table-cell>
          <table:table-cell table:style-name="ce37" table:formula="of:=['2AResults for P1_(time)'.F61]/['2AResults for P1_(time)'.H61]" office:value-type="percentage" office:value="0" calcext:value-type="percentage">
            <text:p>0,00%</text:p>
          </table:table-cell>
          <table:table-cell table:style-name="ce37" table:formula="of:=['2AResults for P1_(time)'.G61]/['2AResults for P1_(time)'.H61]" office:value-type="percentage" office:value="0.292823964356811" calcext:value-type="percentage">
            <text:p>29,2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8.tsp</text:p>
          </table:table-cell>
          <table:table-cell office:value-type="float" office:value="29.9" calcext:value-type="float">
            <text:p>29,90</text:p>
          </table:table-cell>
          <table:table-cell office:value-type="float" office:value="0.856888888888889" calcext:value-type="float">
            <text:p>0,8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59555555555556" calcext:value-type="float">
            <text:p>0,36</text:p>
          </table:table-cell>
          <table:table-cell table:formula="of:=SUM(['2AResults for P1_(time)'.D62:.G62])" office:value-type="float" office:value="1.21644444444445" calcext:value-type="float">
            <text:p>1,22</text:p>
          </table:table-cell>
          <table:table-cell table:formula="of:=['2AResults for P1_(time)'.D62]/['2AResults for P1_(time)'.H62]" office:value-type="percentage" office:value="0.704420898794297" calcext:value-type="percentage">
            <text:p>70,44%</text:p>
          </table:table-cell>
          <table:table-cell table:formula="of:=['2AResults for P1_(time)'.E62]/['2AResults for P1_(time)'.H62]" office:value-type="percentage" office:value="0" calcext:value-type="percentage">
            <text:p>0,00%</text:p>
          </table:table-cell>
          <table:table-cell table:formula="of:=['2AResults for P1_(time)'.F62]/['2AResults for P1_(time)'.H62]" office:value-type="percentage" office:value="0" calcext:value-type="percentage">
            <text:p>0,00%</text:p>
          </table:table-cell>
          <table:table-cell table:formula="of:=['2AResults for P1_(time)'.G62]/['2AResults for P1_(time)'.H62]" office:value-type="percentage" office:value="0.295579101205699" calcext:value-type="percentage">
            <text:p>29,5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style-name="ce33" office:value-type="float" office:value="27.668" calcext:value-type="float">
            <text:p>27,67</text:p>
          </table:table-cell>
          <table:table-cell table:style-name="ce33" office:value-type="float" office:value="0.829" calcext:value-type="float">
            <text:p>0,83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523888888888889" calcext:value-type="float">
            <text:p>0,52</text:p>
          </table:table-cell>
          <table:table-cell table:style-name="ce33" table:formula="of:=SUM(['2AResults for P1_(time)'.D63:.G63])" office:value-type="float" office:value="1.35288888888889" calcext:value-type="float">
            <text:p>1,35</text:p>
          </table:table-cell>
          <table:table-cell table:style-name="ce37" table:formula="of:=['2AResults for P1_(time)'.D63]/['2AResults for P1_(time)'.H63]" office:value-type="percentage" office:value="0.612762812089356" calcext:value-type="percentage">
            <text:p>61,28%</text:p>
          </table:table-cell>
          <table:table-cell table:style-name="ce37" table:formula="of:=['2AResults for P1_(time)'.E63]/['2AResults for P1_(time)'.H63]" office:value-type="percentage" office:value="0" calcext:value-type="percentage">
            <text:p>0,00%</text:p>
          </table:table-cell>
          <table:table-cell table:style-name="ce37" table:formula="of:=['2AResults for P1_(time)'.F63]/['2AResults for P1_(time)'.H63]" office:value-type="percentage" office:value="0" calcext:value-type="percentage">
            <text:p>0,00%</text:p>
          </table:table-cell>
          <table:table-cell table:style-name="ce37" table:formula="of:=['2AResults for P1_(time)'.G63]/['2AResults for P1_(time)'.H63]" office:value-type="percentage" office:value="0.387237187910644" calcext:value-type="percentage">
            <text:p>38,7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0.tsp</text:p>
          </table:table-cell>
          <table:table-cell office:value-type="float" office:value="32.533" calcext:value-type="float">
            <text:p>32,53</text:p>
          </table:table-cell>
          <table:table-cell office:value-type="float" office:value="0.929" calcext:value-type="float">
            <text:p>0,9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83333333333333" calcext:value-type="float">
            <text:p>0,28</text:p>
          </table:table-cell>
          <table:table-cell table:formula="of:=SUM(['2AResults for P1_(time)'.D64:.G64])" office:value-type="float" office:value="1.21233333333333" calcext:value-type="float">
            <text:p>1,21</text:p>
          </table:table-cell>
          <table:table-cell table:formula="of:=['2AResults for P1_(time)'.D64]/['2AResults for P1_(time)'.H64]" office:value-type="percentage" office:value="0.766290899092661" calcext:value-type="percentage">
            <text:p>76,63%</text:p>
          </table:table-cell>
          <table:table-cell table:formula="of:=['2AResults for P1_(time)'.E64]/['2AResults for P1_(time)'.H64]" office:value-type="percentage" office:value="0" calcext:value-type="percentage">
            <text:p>0,00%</text:p>
          </table:table-cell>
          <table:table-cell table:formula="of:=['2AResults for P1_(time)'.F64]/['2AResults for P1_(time)'.H64]" office:value-type="percentage" office:value="0" calcext:value-type="percentage">
            <text:p>0,00%</text:p>
          </table:table-cell>
          <table:table-cell table:formula="of:=['2AResults for P1_(time)'.G64]/['2AResults for P1_(time)'.H64]" office:value-type="percentage" office:value="0.233709100907342" calcext:value-type="percentage">
            <text:p>23,3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style-name="ce33" office:value-type="float" office:value="30.059" calcext:value-type="float">
            <text:p>30,06</text:p>
          </table:table-cell>
          <table:table-cell table:style-name="ce33" office:value-type="float" office:value="0.857444444444444" calcext:value-type="float">
            <text:p>0,86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343555555555556" calcext:value-type="float">
            <text:p>0,34</text:p>
          </table:table-cell>
          <table:table-cell table:style-name="ce33" table:formula="of:=SUM(['2AResults for P1_(time)'.D65:.G65])" office:value-type="float" office:value="1.201" calcext:value-type="float">
            <text:p>1,20</text:p>
          </table:table-cell>
          <table:table-cell table:style-name="ce37" table:formula="of:=['2AResults for P1_(time)'.D65]/['2AResults for P1_(time)'.H65]" office:value-type="percentage" office:value="0.713942085299287" calcext:value-type="percentage">
            <text:p>71,39%</text:p>
          </table:table-cell>
          <table:table-cell table:style-name="ce37" table:formula="of:=['2AResults for P1_(time)'.E65]/['2AResults for P1_(time)'.H65]" office:value-type="percentage" office:value="0" calcext:value-type="percentage">
            <text:p>0,00%</text:p>
          </table:table-cell>
          <table:table-cell table:style-name="ce37" table:formula="of:=['2AResults for P1_(time)'.F65]/['2AResults for P1_(time)'.H65]" office:value-type="percentage" office:value="0" calcext:value-type="percentage">
            <text:p>0,00%</text:p>
          </table:table-cell>
          <table:table-cell table:style-name="ce37" table:formula="of:=['2AResults for P1_(time)'.G65]/['2AResults for P1_(time)'.H65]" office:value-type="percentage" office:value="0.286057914700713" calcext:value-type="percentage">
            <text:p>28,61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2.tsp</text:p>
          </table:table-cell>
          <table:table-cell office:value-type="float" office:value="32.276" calcext:value-type="float">
            <text:p>32,28</text:p>
          </table:table-cell>
          <table:table-cell office:value-type="float" office:value="0.953111111111111" calcext:value-type="float">
            <text:p>0,9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84222222222222" calcext:value-type="float">
            <text:p>0,38</text:p>
          </table:table-cell>
          <table:table-cell table:formula="of:=SUM(['2AResults for P1_(time)'.D66:.G66])" office:value-type="float" office:value="1.33733333333333" calcext:value-type="float">
            <text:p>1,34</text:p>
          </table:table-cell>
          <table:table-cell table:formula="of:=['2AResults for P1_(time)'.D66]/['2AResults for P1_(time)'.H66]" office:value-type="percentage" office:value="0.712695247590563" calcext:value-type="percentage">
            <text:p>71,27%</text:p>
          </table:table-cell>
          <table:table-cell table:formula="of:=['2AResults for P1_(time)'.E66]/['2AResults for P1_(time)'.H66]" office:value-type="percentage" office:value="0" calcext:value-type="percentage">
            <text:p>0,00%</text:p>
          </table:table-cell>
          <table:table-cell table:formula="of:=['2AResults for P1_(time)'.F66]/['2AResults for P1_(time)'.H66]" office:value-type="percentage" office:value="0" calcext:value-type="percentage">
            <text:p>0,00%</text:p>
          </table:table-cell>
          <table:table-cell table:formula="of:=['2AResults for P1_(time)'.G66]/['2AResults for P1_(time)'.H66]" office:value-type="percentage" office:value="0.287304752409439" calcext:value-type="percentage">
            <text:p>28,7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style-name="ce33" office:value-type="float" office:value="31.61" calcext:value-type="float">
            <text:p>31,61</text:p>
          </table:table-cell>
          <table:table-cell table:style-name="ce33" office:value-type="float" office:value="0.912333333333333" calcext:value-type="float">
            <text:p>0,91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335888888888889" calcext:value-type="float">
            <text:p>0,34</text:p>
          </table:table-cell>
          <table:table-cell table:style-name="ce33" table:formula="of:=SUM(['2AResults for P1_(time)'.D67:.G67])" office:value-type="float" office:value="1.24822222222222" calcext:value-type="float">
            <text:p>1,25</text:p>
          </table:table-cell>
          <table:table-cell table:style-name="ce37" table:formula="of:=['2AResults for P1_(time)'.D67]/['2AResults for P1_(time)'.H67]" office:value-type="percentage" office:value="0.730906177674917" calcext:value-type="percentage">
            <text:p>73,09%</text:p>
          </table:table-cell>
          <table:table-cell table:style-name="ce37" table:formula="of:=['2AResults for P1_(time)'.E67]/['2AResults for P1_(time)'.H67]" office:value-type="percentage" office:value="0" calcext:value-type="percentage">
            <text:p>0,00%</text:p>
          </table:table-cell>
          <table:table-cell table:style-name="ce37" table:formula="of:=['2AResults for P1_(time)'.F67]/['2AResults for P1_(time)'.H67]" office:value-type="percentage" office:value="0" calcext:value-type="percentage">
            <text:p>0,00%</text:p>
          </table:table-cell>
          <table:table-cell table:style-name="ce37" table:formula="of:=['2AResults for P1_(time)'.G67]/['2AResults for P1_(time)'.H67]" office:value-type="percentage" office:value="0.269093822325085" calcext:value-type="percentage">
            <text:p>26,91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4.tsp</text:p>
          </table:table-cell>
          <table:table-cell office:value-type="float" office:value="32.599" calcext:value-type="float">
            <text:p>32,60</text:p>
          </table:table-cell>
          <table:table-cell office:value-type="float" office:value="0.916444444444444" calcext:value-type="float">
            <text:p>0,9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38333333333333" calcext:value-type="float">
            <text:p>0,24</text:p>
          </table:table-cell>
          <table:table-cell table:formula="of:=SUM(['2AResults for P1_(time)'.D68:.G68])" office:value-type="float" office:value="1.15477777777778" calcext:value-type="float">
            <text:p>1,15</text:p>
          </table:table-cell>
          <table:table-cell table:formula="of:=['2AResults for P1_(time)'.D68]/['2AResults for P1_(time)'.H68]" office:value-type="percentage" office:value="0.793611084383718" calcext:value-type="percentage">
            <text:p>79,36%</text:p>
          </table:table-cell>
          <table:table-cell table:formula="of:=['2AResults for P1_(time)'.E68]/['2AResults for P1_(time)'.H68]" office:value-type="percentage" office:value="0" calcext:value-type="percentage">
            <text:p>0,00%</text:p>
          </table:table-cell>
          <table:table-cell table:formula="of:=['2AResults for P1_(time)'.F68]/['2AResults for P1_(time)'.H68]" office:value-type="percentage" office:value="0" calcext:value-type="percentage">
            <text:p>0,00%</text:p>
          </table:table-cell>
          <table:table-cell table:formula="of:=['2AResults for P1_(time)'.G68]/['2AResults for P1_(time)'.H68]" office:value-type="percentage" office:value="0.206388915616279" calcext:value-type="percentage">
            <text:p>20,64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style-name="ce33" office:value-type="float" office:value="30.82" calcext:value-type="float">
            <text:p>30,82</text:p>
          </table:table-cell>
          <table:table-cell table:style-name="ce33" office:value-type="float" office:value="0.886333333333333" calcext:value-type="float">
            <text:p>0,89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345666666666667" calcext:value-type="float">
            <text:p>0,35</text:p>
          </table:table-cell>
          <table:table-cell table:style-name="ce33" table:formula="of:=SUM(['2AResults for P1_(time)'.D69:.G69])" office:value-type="float" office:value="1.232" calcext:value-type="float">
            <text:p>1,23</text:p>
          </table:table-cell>
          <table:table-cell table:style-name="ce37" table:formula="of:=['2AResults for P1_(time)'.D69]/['2AResults for P1_(time)'.H69]" office:value-type="percentage" office:value="0.719426406926407" calcext:value-type="percentage">
            <text:p>71,94%</text:p>
          </table:table-cell>
          <table:table-cell table:style-name="ce37" table:formula="of:=['2AResults for P1_(time)'.E69]/['2AResults for P1_(time)'.H69]" office:value-type="percentage" office:value="0" calcext:value-type="percentage">
            <text:p>0,00%</text:p>
          </table:table-cell>
          <table:table-cell table:style-name="ce37" table:formula="of:=['2AResults for P1_(time)'.F69]/['2AResults for P1_(time)'.H69]" office:value-type="percentage" office:value="0" calcext:value-type="percentage">
            <text:p>0,00%</text:p>
          </table:table-cell>
          <table:table-cell table:style-name="ce37" table:formula="of:=['2AResults for P1_(time)'.G69]/['2AResults for P1_(time)'.H69]" office:value-type="percentage" office:value="0.280573593073593" calcext:value-type="percentage">
            <text:p>28,0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6.tsp</text:p>
          </table:table-cell>
          <table:table-cell office:value-type="float" office:value="30.317" calcext:value-type="float">
            <text:p>30,32</text:p>
          </table:table-cell>
          <table:table-cell office:value-type="float" office:value="0.876333333333333" calcext:value-type="float">
            <text:p>0,8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71555555555556" calcext:value-type="float">
            <text:p>0,37</text:p>
          </table:table-cell>
          <table:table-cell table:formula="of:=SUM(['2AResults for P1_(time)'.D70:.G70])" office:value-type="float" office:value="1.24788888888889" calcext:value-type="float">
            <text:p>1,25</text:p>
          </table:table-cell>
          <table:table-cell table:formula="of:=['2AResults for P1_(time)'.D70]/['2AResults for P1_(time)'.H70]" office:value-type="percentage" office:value="0.702252693437805" calcext:value-type="percentage">
            <text:p>70,23%</text:p>
          </table:table-cell>
          <table:table-cell table:formula="of:=['2AResults for P1_(time)'.E70]/['2AResults for P1_(time)'.H70]" office:value-type="percentage" office:value="0" calcext:value-type="percentage">
            <text:p>0,00%</text:p>
          </table:table-cell>
          <table:table-cell table:formula="of:=['2AResults for P1_(time)'.F70]/['2AResults for P1_(time)'.H70]" office:value-type="percentage" office:value="0" calcext:value-type="percentage">
            <text:p>0,00%</text:p>
          </table:table-cell>
          <table:table-cell table:formula="of:=['2AResults for P1_(time)'.G70]/['2AResults for P1_(time)'.H70]" office:value-type="percentage" office:value="0.297747306562194" calcext:value-type="percentage">
            <text:p>29,7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style-name="ce33" office:value-type="float" office:value="33.34" calcext:value-type="float">
            <text:p>33,34</text:p>
          </table:table-cell>
          <table:table-cell table:style-name="ce33" office:value-type="float" office:value="0.963666666666667" calcext:value-type="float">
            <text:p>0,96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297666666666667" calcext:value-type="float">
            <text:p>0,30</text:p>
          </table:table-cell>
          <table:table-cell table:style-name="ce33" table:formula="of:=SUM(['2AResults for P1_(time)'.D71:.G71])" office:value-type="float" office:value="1.26133333333333" calcext:value-type="float">
            <text:p>1,26</text:p>
          </table:table-cell>
          <table:table-cell table:style-name="ce37" table:formula="of:=['2AResults for P1_(time)'.D71]/['2AResults for P1_(time)'.H71]" office:value-type="percentage" office:value="0.764006342494717" calcext:value-type="percentage">
            <text:p>76,40%</text:p>
          </table:table-cell>
          <table:table-cell table:style-name="ce37" table:formula="of:=['2AResults for P1_(time)'.E71]/['2AResults for P1_(time)'.H71]" office:value-type="percentage" office:value="0" calcext:value-type="percentage">
            <text:p>0,00%</text:p>
          </table:table-cell>
          <table:table-cell table:style-name="ce37" table:formula="of:=['2AResults for P1_(time)'.F71]/['2AResults for P1_(time)'.H71]" office:value-type="percentage" office:value="0" calcext:value-type="percentage">
            <text:p>0,00%</text:p>
          </table:table-cell>
          <table:table-cell table:style-name="ce37" table:formula="of:=['2AResults for P1_(time)'.G71]/['2AResults for P1_(time)'.H71]" office:value-type="percentage" office:value="0.23599365750528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8.tsp</text:p>
          </table:table-cell>
          <table:table-cell office:value-type="float" office:value="28.49" calcext:value-type="float">
            <text:p>28,49</text:p>
          </table:table-cell>
          <table:table-cell office:value-type="float" office:value="0.861777777777778" calcext:value-type="float">
            <text:p>0,8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30888888888889" calcext:value-type="float">
            <text:p>0,53</text:p>
          </table:table-cell>
          <table:table-cell table:formula="of:=SUM(['2AResults for P1_(time)'.D72:.G72])" office:value-type="float" office:value="1.39266666666667" calcext:value-type="float">
            <text:p>1,39</text:p>
          </table:table-cell>
          <table:table-cell table:formula="of:=['2AResults for P1_(time)'.D72]/['2AResults for P1_(time)'.H72]" office:value-type="percentage" office:value="0.61879687250678" calcext:value-type="percentage">
            <text:p>61,88%</text:p>
          </table:table-cell>
          <table:table-cell table:formula="of:=['2AResults for P1_(time)'.E72]/['2AResults for P1_(time)'.H72]" office:value-type="percentage" office:value="0" calcext:value-type="percentage">
            <text:p>0,00%</text:p>
          </table:table-cell>
          <table:table-cell table:formula="of:=['2AResults for P1_(time)'.F72]/['2AResults for P1_(time)'.H72]" office:value-type="percentage" office:value="0" calcext:value-type="percentage">
            <text:p>0,00%</text:p>
          </table:table-cell>
          <table:table-cell table:formula="of:=['2AResults for P1_(time)'.G72]/['2AResults for P1_(time)'.H72]" office:value-type="percentage" office:value="0.381203127493218" calcext:value-type="percentage">
            <text:p>38,1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style-name="ce33" office:value-type="float" office:value="30.662" calcext:value-type="float">
            <text:p>30,66</text:p>
          </table:table-cell>
          <table:table-cell table:style-name="ce33" office:value-type="float" office:value="0.879777777777778" calcext:value-type="float">
            <text:p>0,88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343555555555556" calcext:value-type="float">
            <text:p>0,34</text:p>
          </table:table-cell>
          <table:table-cell table:style-name="ce33" table:formula="of:=SUM(['2AResults for P1_(time)'.D73:.G73])" office:value-type="float" office:value="1.22333333333333" calcext:value-type="float">
            <text:p>1,22</text:p>
          </table:table-cell>
          <table:table-cell table:style-name="ce37" table:formula="of:=['2AResults for P1_(time)'.D73]/['2AResults for P1_(time)'.H73]" office:value-type="percentage" office:value="0.719164396003635" calcext:value-type="percentage">
            <text:p>71,92%</text:p>
          </table:table-cell>
          <table:table-cell table:style-name="ce37" table:formula="of:=['2AResults for P1_(time)'.E73]/['2AResults for P1_(time)'.H73]" office:value-type="percentage" office:value="0" calcext:value-type="percentage">
            <text:p>0,00%</text:p>
          </table:table-cell>
          <table:table-cell table:style-name="ce37" table:formula="of:=['2AResults for P1_(time)'.F73]/['2AResults for P1_(time)'.H73]" office:value-type="percentage" office:value="0" calcext:value-type="percentage">
            <text:p>0,00%</text:p>
          </table:table-cell>
          <table:table-cell table:style-name="ce37" table:formula="of:=['2AResults for P1_(time)'.G73]/['2AResults for P1_(time)'.H73]" office:value-type="percentage" office:value="0.280835603996368" calcext:value-type="percentage">
            <text:p>28,0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0.tsp</text:p>
          </table:table-cell>
          <table:table-cell office:value-type="float" office:value="40.761" calcext:value-type="float">
            <text:p>40,76</text:p>
          </table:table-cell>
          <table:table-cell office:value-type="float" office:value="1.16222222222222" calcext:value-type="float">
            <text:p>1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46555555555556" calcext:value-type="float">
            <text:p>0,35</text:p>
          </table:table-cell>
          <table:table-cell table:formula="of:=SUM(['2AResults for P1_(time)'.D74:.G74])" office:value-type="float" office:value="1.50877777777778" calcext:value-type="float">
            <text:p>1,51</text:p>
          </table:table-cell>
          <table:table-cell table:formula="of:=['2AResults for P1_(time)'.D74]/['2AResults for P1_(time)'.H74]" office:value-type="percentage" office:value="0.770307091832975" calcext:value-type="percentage">
            <text:p>77,03%</text:p>
          </table:table-cell>
          <table:table-cell table:formula="of:=['2AResults for P1_(time)'.E74]/['2AResults for P1_(time)'.H74]" office:value-type="percentage" office:value="0" calcext:value-type="percentage">
            <text:p>0,00%</text:p>
          </table:table-cell>
          <table:table-cell table:formula="of:=['2AResults for P1_(time)'.F74]/['2AResults for P1_(time)'.H74]" office:value-type="percentage" office:value="0" calcext:value-type="percentage">
            <text:p>0,00%</text:p>
          </table:table-cell>
          <table:table-cell table:formula="of:=['2AResults for P1_(time)'.G74]/['2AResults for P1_(time)'.H74]" office:value-type="percentage" office:value="0.229692908167023" calcext:value-type="percentage">
            <text:p>22,9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style-name="ce33" office:value-type="float" office:value="39.492" calcext:value-type="float">
            <text:p>39,49</text:p>
          </table:table-cell>
          <table:table-cell table:style-name="ce33" office:value-type="float" office:value="1.09155555555556" calcext:value-type="float">
            <text:p>1,09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275555555555556" calcext:value-type="float">
            <text:p>0,28</text:p>
          </table:table-cell>
          <table:table-cell table:style-name="ce33" table:formula="of:=SUM(['2AResults for P1_(time)'.D75:.G75])" office:value-type="float" office:value="1.36711111111112" calcext:value-type="float">
            <text:p>1,37</text:p>
          </table:table-cell>
          <table:table-cell table:style-name="ce37" table:formula="of:=['2AResults for P1_(time)'.D75]/['2AResults for P1_(time)'.H75]" office:value-type="percentage" office:value="0.798439531859556" calcext:value-type="percentage">
            <text:p>79,84%</text:p>
          </table:table-cell>
          <table:table-cell table:style-name="ce37" table:formula="of:=['2AResults for P1_(time)'.E75]/['2AResults for P1_(time)'.H75]" office:value-type="percentage" office:value="0" calcext:value-type="percentage">
            <text:p>0,00%</text:p>
          </table:table-cell>
          <table:table-cell table:style-name="ce37" table:formula="of:=['2AResults for P1_(time)'.F75]/['2AResults for P1_(time)'.H75]" office:value-type="percentage" office:value="0" calcext:value-type="percentage">
            <text:p>0,00%</text:p>
          </table:table-cell>
          <table:table-cell table:style-name="ce37" table:formula="of:=['2AResults for P1_(time)'.G75]/['2AResults for P1_(time)'.H75]" office:value-type="percentage" office:value="0.201560468140441" calcext:value-type="percentage">
            <text:p>20,1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2.tsp</text:p>
          </table:table-cell>
          <table:table-cell office:value-type="float" office:value="38.506" calcext:value-type="float">
            <text:p>38,51</text:p>
          </table:table-cell>
          <table:table-cell office:value-type="float" office:value="1.14122222222222" calcext:value-type="float">
            <text:p>1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34111111111111" calcext:value-type="float">
            <text:p>0,53</text:p>
          </table:table-cell>
          <table:table-cell table:formula="of:=SUM(['2AResults for P1_(time)'.D76:.G76])" office:value-type="float" office:value="1.67533333333333" calcext:value-type="float">
            <text:p>1,68</text:p>
          </table:table-cell>
          <table:table-cell table:formula="of:=['2AResults for P1_(time)'.D76]/['2AResults for P1_(time)'.H76]" office:value-type="percentage" office:value="0.68119113940841" calcext:value-type="percentage">
            <text:p>68,12%</text:p>
          </table:table-cell>
          <table:table-cell table:formula="of:=['2AResults for P1_(time)'.E76]/['2AResults for P1_(time)'.H76]" office:value-type="percentage" office:value="0" calcext:value-type="percentage">
            <text:p>0,00%</text:p>
          </table:table-cell>
          <table:table-cell table:formula="of:=['2AResults for P1_(time)'.F76]/['2AResults for P1_(time)'.H76]" office:value-type="percentage" office:value="0" calcext:value-type="percentage">
            <text:p>0,00%</text:p>
          </table:table-cell>
          <table:table-cell table:formula="of:=['2AResults for P1_(time)'.G76]/['2AResults for P1_(time)'.H76]" office:value-type="percentage" office:value="0.318808860591591" calcext:value-type="percentage">
            <text:p>31,8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style-name="ce33" office:value-type="float" office:value="38.104" calcext:value-type="float">
            <text:p>38,10</text:p>
          </table:table-cell>
          <table:table-cell table:style-name="ce33" office:value-type="float" office:value="1.17877777777778" calcext:value-type="float">
            <text:p>1,18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691444444444445" calcext:value-type="float">
            <text:p>0,69</text:p>
          </table:table-cell>
          <table:table-cell table:style-name="ce33" table:formula="of:=SUM(['2AResults for P1_(time)'.D77:.G77])" office:value-type="float" office:value="1.87022222222223" calcext:value-type="float">
            <text:p>1,87</text:p>
          </table:table-cell>
          <table:table-cell table:style-name="ce37" table:formula="of:=['2AResults for P1_(time)'.D77]/['2AResults for P1_(time)'.H77]" office:value-type="percentage" office:value="0.630287547528516" calcext:value-type="percentage">
            <text:p>63,03%</text:p>
          </table:table-cell>
          <table:table-cell table:style-name="ce37" table:formula="of:=['2AResults for P1_(time)'.E77]/['2AResults for P1_(time)'.H77]" office:value-type="percentage" office:value="0" calcext:value-type="percentage">
            <text:p>0,00%</text:p>
          </table:table-cell>
          <table:table-cell table:style-name="ce37" table:formula="of:=['2AResults for P1_(time)'.F77]/['2AResults for P1_(time)'.H77]" office:value-type="percentage" office:value="0" calcext:value-type="percentage">
            <text:p>0,00%</text:p>
          </table:table-cell>
          <table:table-cell table:style-name="ce37" table:formula="of:=['2AResults for P1_(time)'.G77]/['2AResults for P1_(time)'.H77]" office:value-type="percentage" office:value="0.369712452471482" calcext:value-type="percentage">
            <text:p>36,9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4.tsp</text:p>
          </table:table-cell>
          <table:table-cell office:value-type="float" office:value="38.24" calcext:value-type="float">
            <text:p>38,24</text:p>
          </table:table-cell>
          <table:table-cell office:value-type="float" office:value="1.08655555555556" calcext:value-type="float">
            <text:p>1,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99666666666667" calcext:value-type="float">
            <text:p>0,40</text:p>
          </table:table-cell>
          <table:table-cell table:formula="of:=SUM(['2AResults for P1_(time)'.D78:.G78])" office:value-type="float" office:value="1.48622222222223" calcext:value-type="float">
            <text:p>1,49</text:p>
          </table:table-cell>
          <table:table-cell table:formula="of:=['2AResults for P1_(time)'.D78]/['2AResults for P1_(time)'.H78]" office:value-type="percentage" office:value="0.731085526315789" calcext:value-type="percentage">
            <text:p>73,11%</text:p>
          </table:table-cell>
          <table:table-cell table:formula="of:=['2AResults for P1_(time)'.E78]/['2AResults for P1_(time)'.H78]" office:value-type="percentage" office:value="0" calcext:value-type="percentage">
            <text:p>0,00%</text:p>
          </table:table-cell>
          <table:table-cell table:formula="of:=['2AResults for P1_(time)'.F78]/['2AResults for P1_(time)'.H78]" office:value-type="percentage" office:value="0" calcext:value-type="percentage">
            <text:p>0,00%</text:p>
          </table:table-cell>
          <table:table-cell table:formula="of:=['2AResults for P1_(time)'.G78]/['2AResults for P1_(time)'.H78]" office:value-type="percentage" office:value="0.268914473684209" calcext:value-type="percentage">
            <text:p>26,89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style-name="ce33" office:value-type="float" office:value="38.5" calcext:value-type="float">
            <text:p>38,50</text:p>
          </table:table-cell>
          <table:table-cell table:style-name="ce33" office:value-type="float" office:value="1.15766666666667" calcext:value-type="float">
            <text:p>1,16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584111111111111" calcext:value-type="float">
            <text:p>0,58</text:p>
          </table:table-cell>
          <table:table-cell table:style-name="ce33" table:formula="of:=SUM(['2AResults for P1_(time)'.D79:.G79])" office:value-type="float" office:value="1.74177777777778" calcext:value-type="float">
            <text:p>1,74</text:p>
          </table:table-cell>
          <table:table-cell table:style-name="ce37" table:formula="of:=['2AResults for P1_(time)'.D79]/['2AResults for P1_(time)'.H79]" office:value-type="percentage" office:value="0.664646593518756" calcext:value-type="percentage">
            <text:p>66,46%</text:p>
          </table:table-cell>
          <table:table-cell table:style-name="ce37" table:formula="of:=['2AResults for P1_(time)'.E79]/['2AResults for P1_(time)'.H79]" office:value-type="percentage" office:value="0" calcext:value-type="percentage">
            <text:p>0,00%</text:p>
          </table:table-cell>
          <table:table-cell table:style-name="ce37" table:formula="of:=['2AResults for P1_(time)'.F79]/['2AResults for P1_(time)'.H79]" office:value-type="percentage" office:value="0" calcext:value-type="percentage">
            <text:p>0,00%</text:p>
          </table:table-cell>
          <table:table-cell table:style-name="ce37" table:formula="of:=['2AResults for P1_(time)'.G79]/['2AResults for P1_(time)'.H79]" office:value-type="percentage" office:value="0.335353406481245" calcext:value-type="percentage">
            <text:p>33,54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6.tsp</text:p>
          </table:table-cell>
          <table:table-cell office:value-type="float" office:value="36.99" calcext:value-type="float">
            <text:p>36,99</text:p>
          </table:table-cell>
          <table:table-cell office:value-type="float" office:value="1.05266666666667" calcext:value-type="float">
            <text:p>1,0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36888888888889" calcext:value-type="float">
            <text:p>0,44</text:p>
          </table:table-cell>
          <table:table-cell table:formula="of:=SUM(['2AResults for P1_(time)'.D80:.G80])" office:value-type="float" office:value="1.48955555555556" calcext:value-type="float">
            <text:p>1,49</text:p>
          </table:table-cell>
          <table:table-cell table:formula="of:=['2AResults for P1_(time)'.D80]/['2AResults for P1_(time)'.H80]" office:value-type="percentage" office:value="0.706698493211995" calcext:value-type="percentage">
            <text:p>70,67%</text:p>
          </table:table-cell>
          <table:table-cell table:formula="of:=['2AResults for P1_(time)'.E80]/['2AResults for P1_(time)'.H80]" office:value-type="percentage" office:value="0" calcext:value-type="percentage">
            <text:p>0,00%</text:p>
          </table:table-cell>
          <table:table-cell table:formula="of:=['2AResults for P1_(time)'.F80]/['2AResults for P1_(time)'.H80]" office:value-type="percentage" office:value="0" calcext:value-type="percentage">
            <text:p>0,00%</text:p>
          </table:table-cell>
          <table:table-cell table:formula="of:=['2AResults for P1_(time)'.G80]/['2AResults for P1_(time)'.H80]" office:value-type="percentage" office:value="0.293301506788005" calcext:value-type="percentage">
            <text:p>29,3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style-name="ce33" office:value-type="float" office:value="38.604" calcext:value-type="float">
            <text:p>38,60</text:p>
          </table:table-cell>
          <table:table-cell table:style-name="ce33" office:value-type="float" office:value="1.15388888888889" calcext:value-type="float">
            <text:p>1,15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561222222222222" calcext:value-type="float">
            <text:p>0,56</text:p>
          </table:table-cell>
          <table:table-cell table:style-name="ce33" table:formula="of:=SUM(['2AResults for P1_(time)'.D81:.G81])" office:value-type="float" office:value="1.71511111111111" calcext:value-type="float">
            <text:p>1,72</text:p>
          </table:table-cell>
          <table:table-cell table:style-name="ce37" table:formula="of:=['2AResults for P1_(time)'.D81]/['2AResults for P1_(time)'.H81]" office:value-type="percentage" office:value="0.672777921741385" calcext:value-type="percentage">
            <text:p>67,28%</text:p>
          </table:table-cell>
          <table:table-cell table:style-name="ce37" table:formula="of:=['2AResults for P1_(time)'.E81]/['2AResults for P1_(time)'.H81]" office:value-type="percentage" office:value="0" calcext:value-type="percentage">
            <text:p>0,00%</text:p>
          </table:table-cell>
          <table:table-cell table:style-name="ce37" table:formula="of:=['2AResults for P1_(time)'.F81]/['2AResults for P1_(time)'.H81]" office:value-type="percentage" office:value="0" calcext:value-type="percentage">
            <text:p>0,00%</text:p>
          </table:table-cell>
          <table:table-cell table:style-name="ce37" table:formula="of:=['2AResults for P1_(time)'.G81]/['2AResults for P1_(time)'.H81]" office:value-type="percentage" office:value="0.327222078258616" calcext:value-type="percentage">
            <text:p>32,7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8.tsp</text:p>
          </table:table-cell>
          <table:table-cell office:value-type="float" office:value="40.052" calcext:value-type="float">
            <text:p>40,05</text:p>
          </table:table-cell>
          <table:table-cell office:value-type="float" office:value="1.18433333333333" calcext:value-type="float">
            <text:p>1,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91666666666667" calcext:value-type="float">
            <text:p>0,49</text:p>
          </table:table-cell>
          <table:table-cell table:formula="of:=SUM(['2AResults for P1_(time)'.D82:.G82])" office:value-type="float" office:value="1.676" calcext:value-type="float">
            <text:p>1,68</text:p>
          </table:table-cell>
          <table:table-cell table:formula="of:=['2AResults for P1_(time)'.D82]/['2AResults for P1_(time)'.H82]" office:value-type="percentage" office:value="0.706642800318216" calcext:value-type="percentage">
            <text:p>70,66%</text:p>
          </table:table-cell>
          <table:table-cell table:formula="of:=['2AResults for P1_(time)'.E82]/['2AResults for P1_(time)'.H82]" office:value-type="percentage" office:value="0" calcext:value-type="percentage">
            <text:p>0,00%</text:p>
          </table:table-cell>
          <table:table-cell table:formula="of:=['2AResults for P1_(time)'.F82]/['2AResults for P1_(time)'.H82]" office:value-type="percentage" office:value="0" calcext:value-type="percentage">
            <text:p>0,00%</text:p>
          </table:table-cell>
          <table:table-cell table:formula="of:=['2AResults for P1_(time)'.G82]/['2AResults for P1_(time)'.H82]" office:value-type="percentage" office:value="0.293357199681782" calcext:value-type="percentage">
            <text:p>29,34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style-name="ce33" office:value-type="float" office:value="37.183" calcext:value-type="float">
            <text:p>37,18</text:p>
          </table:table-cell>
          <table:table-cell table:style-name="ce33" office:value-type="float" office:value="1.07311111111111" calcext:value-type="float">
            <text:p>1,07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476777777777778" calcext:value-type="float">
            <text:p>0,48</text:p>
          </table:table-cell>
          <table:table-cell table:style-name="ce33" table:formula="of:=SUM(['2AResults for P1_(time)'.D83:.G83])" office:value-type="float" office:value="1.54988888888889" calcext:value-type="float">
            <text:p>1,55</text:p>
          </table:table-cell>
          <table:table-cell table:style-name="ce37" table:formula="of:=['2AResults for P1_(time)'.D83]/['2AResults for P1_(time)'.H83]" office:value-type="percentage" office:value="0.692379382034553" calcext:value-type="percentage">
            <text:p>69,24%</text:p>
          </table:table-cell>
          <table:table-cell table:style-name="ce37" table:formula="of:=['2AResults for P1_(time)'.E83]/['2AResults for P1_(time)'.H83]" office:value-type="percentage" office:value="0" calcext:value-type="percentage">
            <text:p>0,00%</text:p>
          </table:table-cell>
          <table:table-cell table:style-name="ce37" table:formula="of:=['2AResults for P1_(time)'.F83]/['2AResults for P1_(time)'.H83]" office:value-type="percentage" office:value="0" calcext:value-type="percentage">
            <text:p>0,00%</text:p>
          </table:table-cell>
          <table:table-cell table:style-name="ce37" table:formula="of:=['2AResults for P1_(time)'.G83]/['2AResults for P1_(time)'.H83]" office:value-type="percentage" office:value="0.307620617965445" calcext:value-type="percentage">
            <text:p>30,7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0.tsp</text:p>
          </table:table-cell>
          <table:table-cell office:value-type="float" office:value="45.56" calcext:value-type="float">
            <text:p>45,56</text:p>
          </table:table-cell>
          <table:table-cell office:value-type="float" office:value="1.34555555555556" calcext:value-type="float">
            <text:p>1,3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41111111111111" calcext:value-type="float">
            <text:p>0,64</text:p>
          </table:table-cell>
          <table:table-cell table:formula="of:=SUM(['2AResults for P1_(time)'.D84:.G84])" office:value-type="float" office:value="1.98666666666667" calcext:value-type="float">
            <text:p>1,99</text:p>
          </table:table-cell>
          <table:table-cell table:formula="of:=['2AResults for P1_(time)'.D84]/['2AResults for P1_(time)'.H84]" office:value-type="percentage" office:value="0.677293064876959" calcext:value-type="percentage">
            <text:p>67,73%</text:p>
          </table:table-cell>
          <table:table-cell table:formula="of:=['2AResults for P1_(time)'.E84]/['2AResults for P1_(time)'.H84]" office:value-type="percentage" office:value="0" calcext:value-type="percentage">
            <text:p>0,00%</text:p>
          </table:table-cell>
          <table:table-cell table:formula="of:=['2AResults for P1_(time)'.F84]/['2AResults for P1_(time)'.H84]" office:value-type="percentage" office:value="0" calcext:value-type="percentage">
            <text:p>0,00%</text:p>
          </table:table-cell>
          <table:table-cell table:formula="of:=['2AResults for P1_(time)'.G84]/['2AResults for P1_(time)'.H84]" office:value-type="percentage" office:value="0.322706935123042" calcext:value-type="percentage">
            <text:p>32,2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style-name="ce33" office:value-type="float" office:value="47.109" calcext:value-type="float">
            <text:p>47,11</text:p>
          </table:table-cell>
          <table:table-cell table:style-name="ce33" office:value-type="float" office:value="1.44166666666667" calcext:value-type="float">
            <text:p>1,44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757333333333333" calcext:value-type="float">
            <text:p>0,76</text:p>
          </table:table-cell>
          <table:table-cell table:style-name="ce33" table:formula="of:=SUM(['2AResults for P1_(time)'.D85:.G85])" office:value-type="float" office:value="2.199" calcext:value-type="float">
            <text:p>2,20</text:p>
          </table:table-cell>
          <table:table-cell table:style-name="ce37" table:formula="of:=['2AResults for P1_(time)'.D85]/['2AResults for P1_(time)'.H85]" office:value-type="percentage" office:value="0.655601030771564" calcext:value-type="percentage">
            <text:p>65,56%</text:p>
          </table:table-cell>
          <table:table-cell table:style-name="ce37" table:formula="of:=['2AResults for P1_(time)'.E85]/['2AResults for P1_(time)'.H85]" office:value-type="percentage" office:value="0" calcext:value-type="percentage">
            <text:p>0,00%</text:p>
          </table:table-cell>
          <table:table-cell table:style-name="ce37" table:formula="of:=['2AResults for P1_(time)'.F85]/['2AResults for P1_(time)'.H85]" office:value-type="percentage" office:value="0" calcext:value-type="percentage">
            <text:p>0,00%</text:p>
          </table:table-cell>
          <table:table-cell table:style-name="ce37" table:formula="of:=['2AResults for P1_(time)'.G85]/['2AResults for P1_(time)'.H85]" office:value-type="percentage" office:value="0.344398969228437" calcext:value-type="percentage">
            <text:p>34,44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2.tsp</text:p>
          </table:table-cell>
          <table:table-cell office:value-type="float" office:value="44.403" calcext:value-type="float">
            <text:p>44,40</text:p>
          </table:table-cell>
          <table:table-cell office:value-type="float" office:value="1.25888888888889" calcext:value-type="float">
            <text:p>1,2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09666666666667" calcext:value-type="float">
            <text:p>0,51</text:p>
          </table:table-cell>
          <table:table-cell table:formula="of:=SUM(['2AResults for P1_(time)'.D86:.G86])" office:value-type="float" office:value="1.76855555555556" calcext:value-type="float">
            <text:p>1,77</text:p>
          </table:table-cell>
          <table:table-cell table:formula="of:=['2AResults for P1_(time)'.D86]/['2AResults for P1_(time)'.H86]" office:value-type="percentage" office:value="0.711817553559087" calcext:value-type="percentage">
            <text:p>71,18%</text:p>
          </table:table-cell>
          <table:table-cell table:formula="of:=['2AResults for P1_(time)'.E86]/['2AResults for P1_(time)'.H86]" office:value-type="percentage" office:value="0" calcext:value-type="percentage">
            <text:p>0,00%</text:p>
          </table:table-cell>
          <table:table-cell table:formula="of:=['2AResults for P1_(time)'.F86]/['2AResults for P1_(time)'.H86]" office:value-type="percentage" office:value="0" calcext:value-type="percentage">
            <text:p>0,00%</text:p>
          </table:table-cell>
          <table:table-cell table:formula="of:=['2AResults for P1_(time)'.G86]/['2AResults for P1_(time)'.H86]" office:value-type="percentage" office:value="0.288182446440912" calcext:value-type="percentage">
            <text:p>28,8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style-name="ce33" office:value-type="float" office:value="45.627" calcext:value-type="float">
            <text:p>45,63</text:p>
          </table:table-cell>
          <table:table-cell table:style-name="ce33" office:value-type="float" office:value="1.33644444444444" calcext:value-type="float">
            <text:p>1,34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606333333333333" calcext:value-type="float">
            <text:p>0,61</text:p>
          </table:table-cell>
          <table:table-cell table:style-name="ce33" table:formula="of:=SUM(['2AResults for P1_(time)'.D87:.G87])" office:value-type="float" office:value="1.94277777777777" calcext:value-type="float">
            <text:p>1,94</text:p>
          </table:table-cell>
          <table:table-cell table:style-name="ce37" table:formula="of:=['2AResults for P1_(time)'.D87]/['2AResults for P1_(time)'.H87]" office:value-type="percentage" office:value="0.687903917643695" calcext:value-type="percentage">
            <text:p>68,79%</text:p>
          </table:table-cell>
          <table:table-cell table:style-name="ce37" table:formula="of:=['2AResults for P1_(time)'.E87]/['2AResults for P1_(time)'.H87]" office:value-type="percentage" office:value="0" calcext:value-type="percentage">
            <text:p>0,00%</text:p>
          </table:table-cell>
          <table:table-cell table:style-name="ce37" table:formula="of:=['2AResults for P1_(time)'.F87]/['2AResults for P1_(time)'.H87]" office:value-type="percentage" office:value="0" calcext:value-type="percentage">
            <text:p>0,00%</text:p>
          </table:table-cell>
          <table:table-cell table:style-name="ce37" table:formula="of:=['2AResults for P1_(time)'.G87]/['2AResults for P1_(time)'.H87]" office:value-type="percentage" office:value="0.312096082356306" calcext:value-type="percentage">
            <text:p>31,21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4.tsp</text:p>
          </table:table-cell>
          <table:table-cell office:value-type="float" office:value="44.196" calcext:value-type="float">
            <text:p>44,20</text:p>
          </table:table-cell>
          <table:table-cell office:value-type="float" office:value="1.24544444444444" calcext:value-type="float">
            <text:p>1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92333333333333" calcext:value-type="float">
            <text:p>0,49</text:p>
          </table:table-cell>
          <table:table-cell table:formula="of:=SUM(['2AResults for P1_(time)'.D88:.G88])" office:value-type="float" office:value="1.73777777777777" calcext:value-type="float">
            <text:p>1,74</text:p>
          </table:table-cell>
          <table:table-cell table:formula="of:=['2AResults for P1_(time)'.D88]/['2AResults for P1_(time)'.H88]" office:value-type="percentage" office:value="0.716687979539642" calcext:value-type="percentage">
            <text:p>71,67%</text:p>
          </table:table-cell>
          <table:table-cell table:formula="of:=['2AResults for P1_(time)'.E88]/['2AResults for P1_(time)'.H88]" office:value-type="percentage" office:value="0" calcext:value-type="percentage">
            <text:p>0,00%</text:p>
          </table:table-cell>
          <table:table-cell table:formula="of:=['2AResults for P1_(time)'.F88]/['2AResults for P1_(time)'.H88]" office:value-type="percentage" office:value="0" calcext:value-type="percentage">
            <text:p>0,00%</text:p>
          </table:table-cell>
          <table:table-cell table:formula="of:=['2AResults for P1_(time)'.G88]/['2AResults for P1_(time)'.H88]" office:value-type="percentage" office:value="0.283312020460359" calcext:value-type="percentage">
            <text:p>28,3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style-name="ce33" office:value-type="float" office:value="50.128" calcext:value-type="float">
            <text:p>50,13</text:p>
          </table:table-cell>
          <table:table-cell table:style-name="ce33" office:value-type="float" office:value="1.48188888888889" calcext:value-type="float">
            <text:p>1,48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542555555555556" calcext:value-type="float">
            <text:p>0,54</text:p>
          </table:table-cell>
          <table:table-cell table:style-name="ce33" table:formula="of:=SUM(['2AResults for P1_(time)'.D89:.G89])" office:value-type="float" office:value="2.02444444444445" calcext:value-type="float">
            <text:p>2,02</text:p>
          </table:table-cell>
          <table:table-cell table:style-name="ce37" table:formula="of:=['2AResults for P1_(time)'.D89]/['2AResults for P1_(time)'.H89]" office:value-type="percentage" office:value="0.731997804610317" calcext:value-type="percentage">
            <text:p>73,20%</text:p>
          </table:table-cell>
          <table:table-cell table:style-name="ce37" table:formula="of:=['2AResults for P1_(time)'.E89]/['2AResults for P1_(time)'.H89]" office:value-type="percentage" office:value="0" calcext:value-type="percentage">
            <text:p>0,00%</text:p>
          </table:table-cell>
          <table:table-cell table:style-name="ce37" table:formula="of:=['2AResults for P1_(time)'.F89]/['2AResults for P1_(time)'.H89]" office:value-type="percentage" office:value="0" calcext:value-type="percentage">
            <text:p>0,00%</text:p>
          </table:table-cell>
          <table:table-cell table:style-name="ce37" table:formula="of:=['2AResults for P1_(time)'.G89]/['2AResults for P1_(time)'.H89]" office:value-type="percentage" office:value="0.268002195389681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6.tsp</text:p>
          </table:table-cell>
          <table:table-cell office:value-type="float" office:value="44.085" calcext:value-type="float">
            <text:p>44,09</text:p>
          </table:table-cell>
          <table:table-cell office:value-type="float" office:value="1.29355555555556" calcext:value-type="float">
            <text:p>1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49" calcext:value-type="float">
            <text:p>0,65</text:p>
          </table:table-cell>
          <table:table-cell table:formula="of:=SUM(['2AResults for P1_(time)'.D90:.G90])" office:value-type="float" office:value="1.94255555555556" calcext:value-type="float">
            <text:p>1,94</text:p>
          </table:table-cell>
          <table:table-cell table:formula="of:=['2AResults for P1_(time)'.D90]/['2AResults for P1_(time)'.H90]" office:value-type="percentage" office:value="0.66590402104902" calcext:value-type="percentage">
            <text:p>66,59%</text:p>
          </table:table-cell>
          <table:table-cell table:formula="of:=['2AResults for P1_(time)'.E90]/['2AResults for P1_(time)'.H90]" office:value-type="percentage" office:value="0" calcext:value-type="percentage">
            <text:p>0,00%</text:p>
          </table:table-cell>
          <table:table-cell table:formula="of:=['2AResults for P1_(time)'.F90]/['2AResults for P1_(time)'.H90]" office:value-type="percentage" office:value="0" calcext:value-type="percentage">
            <text:p>0,00%</text:p>
          </table:table-cell>
          <table:table-cell table:formula="of:=['2AResults for P1_(time)'.G90]/['2AResults for P1_(time)'.H90]" office:value-type="percentage" office:value="0.33409597895098" calcext:value-type="percentage">
            <text:p>33,41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style-name="ce33" office:value-type="float" office:value="46.977" calcext:value-type="float">
            <text:p>46,98</text:p>
          </table:table-cell>
          <table:table-cell table:style-name="ce33" office:value-type="float" office:value="1.34211111111111" calcext:value-type="float">
            <text:p>1,34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473333333333333" calcext:value-type="float">
            <text:p>0,47</text:p>
          </table:table-cell>
          <table:table-cell table:style-name="ce33" table:formula="of:=SUM(['2AResults for P1_(time)'.D91:.G91])" office:value-type="float" office:value="1.81544444444444" calcext:value-type="float">
            <text:p>1,82</text:p>
          </table:table-cell>
          <table:table-cell table:style-name="ce37" table:formula="of:=['2AResults for P1_(time)'.D91]/['2AResults for P1_(time)'.H91]" office:value-type="percentage" office:value="0.739274129383684" calcext:value-type="percentage">
            <text:p>73,93%</text:p>
          </table:table-cell>
          <table:table-cell table:style-name="ce37" table:formula="of:=['2AResults for P1_(time)'.E91]/['2AResults for P1_(time)'.H91]" office:value-type="percentage" office:value="0" calcext:value-type="percentage">
            <text:p>0,00%</text:p>
          </table:table-cell>
          <table:table-cell table:style-name="ce37" table:formula="of:=['2AResults for P1_(time)'.F91]/['2AResults for P1_(time)'.H91]" office:value-type="percentage" office:value="0" calcext:value-type="percentage">
            <text:p>0,00%</text:p>
          </table:table-cell>
          <table:table-cell table:style-name="ce37" table:formula="of:=['2AResults for P1_(time)'.G91]/['2AResults for P1_(time)'.H91]" office:value-type="percentage" office:value="0.260725870616317" calcext:value-type="percentage">
            <text:p>26,0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8.tsp</text:p>
          </table:table-cell>
          <table:table-cell office:value-type="float" office:value="44.665" calcext:value-type="float">
            <text:p>44,67</text:p>
          </table:table-cell>
          <table:table-cell office:value-type="float" office:value="1.31722222222222" calcext:value-type="float">
            <text:p>1,3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55555555555556" calcext:value-type="float">
            <text:p>0,66</text:p>
          </table:table-cell>
          <table:table-cell table:formula="of:=SUM(['2AResults for P1_(time)'.D92:.G92])" office:value-type="float" office:value="1.97277777777778" calcext:value-type="float">
            <text:p>1,97</text:p>
          </table:table-cell>
          <table:table-cell table:formula="of:=['2AResults for P1_(time)'.D92]/['2AResults for P1_(time)'.H92]" office:value-type="percentage" office:value="0.667699239650801" calcext:value-type="percentage">
            <text:p>66,77%</text:p>
          </table:table-cell>
          <table:table-cell table:formula="of:=['2AResults for P1_(time)'.E92]/['2AResults for P1_(time)'.H92]" office:value-type="percentage" office:value="0" calcext:value-type="percentage">
            <text:p>0,00%</text:p>
          </table:table-cell>
          <table:table-cell table:formula="of:=['2AResults for P1_(time)'.F92]/['2AResults for P1_(time)'.H92]" office:value-type="percentage" office:value="0" calcext:value-type="percentage">
            <text:p>0,00%</text:p>
          </table:table-cell>
          <table:table-cell table:formula="of:=['2AResults for P1_(time)'.G92]/['2AResults for P1_(time)'.H92]" office:value-type="percentage" office:value="0.332300760349197" calcext:value-type="percentage">
            <text:p>33,2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style-name="ce33" office:value-type="float" office:value="46.733" calcext:value-type="float">
            <text:p>46,73</text:p>
          </table:table-cell>
          <table:table-cell table:style-name="ce33" office:value-type="float" office:value="1.35844444444444" calcext:value-type="float">
            <text:p>1,36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549444444444444" calcext:value-type="float">
            <text:p>0,55</text:p>
          </table:table-cell>
          <table:table-cell table:style-name="ce33" table:formula="of:=SUM(['2AResults for P1_(time)'.D93:.G93])" office:value-type="float" office:value="1.90788888888888" calcext:value-type="float">
            <text:p>1,91</text:p>
          </table:table-cell>
          <table:table-cell table:style-name="ce37" table:formula="of:=['2AResults for P1_(time)'.D93]/['2AResults for P1_(time)'.H93]" office:value-type="percentage" office:value="0.712014442956148" calcext:value-type="percentage">
            <text:p>71,20%</text:p>
          </table:table-cell>
          <table:table-cell table:style-name="ce37" table:formula="of:=['2AResults for P1_(time)'.E93]/['2AResults for P1_(time)'.H93]" office:value-type="percentage" office:value="0" calcext:value-type="percentage">
            <text:p>0,00%</text:p>
          </table:table-cell>
          <table:table-cell table:style-name="ce37" table:formula="of:=['2AResults for P1_(time)'.F93]/['2AResults for P1_(time)'.H93]" office:value-type="percentage" office:value="0" calcext:value-type="percentage">
            <text:p>0,00%</text:p>
          </table:table-cell>
          <table:table-cell table:style-name="ce37" table:formula="of:=['2AResults for P1_(time)'.G93]/['2AResults for P1_(time)'.H93]" office:value-type="percentage" office:value="0.287985557043854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0.tsp</text:p>
          </table:table-cell>
          <table:table-cell office:value-type="float" office:value="44.813" calcext:value-type="float">
            <text:p>44,81</text:p>
          </table:table-cell>
          <table:table-cell office:value-type="float" office:value="1.32566666666667" calcext:value-type="float">
            <text:p>1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64444444444444" calcext:value-type="float">
            <text:p>0,66</text:p>
          </table:table-cell>
          <table:table-cell table:formula="of:=SUM(['2AResults for P1_(time)'.D94:.G94])" office:value-type="float" office:value="1.99011111111111" calcext:value-type="float">
            <text:p>1,99</text:p>
          </table:table-cell>
          <table:table-cell table:formula="of:=['2AResults for P1_(time)'.D94]/['2AResults for P1_(time)'.H94]" office:value-type="percentage" office:value="0.666126961085369" calcext:value-type="percentage">
            <text:p>66,61%</text:p>
          </table:table-cell>
          <table:table-cell table:formula="of:=['2AResults for P1_(time)'.E94]/['2AResults for P1_(time)'.H94]" office:value-type="percentage" office:value="0" calcext:value-type="percentage">
            <text:p>0,00%</text:p>
          </table:table-cell>
          <table:table-cell table:formula="of:=['2AResults for P1_(time)'.F94]/['2AResults for P1_(time)'.H94]" office:value-type="percentage" office:value="0" calcext:value-type="percentage">
            <text:p>0,00%</text:p>
          </table:table-cell>
          <table:table-cell table:formula="of:=['2AResults for P1_(time)'.G94]/['2AResults for P1_(time)'.H94]" office:value-type="percentage" office:value="0.333873038914633" calcext:value-type="percentage">
            <text:p>33,39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style-name="ce33" office:value-type="float" office:value="43.63" calcext:value-type="float">
            <text:p>43,63</text:p>
          </table:table-cell>
          <table:table-cell table:style-name="ce33" office:value-type="float" office:value="1.17177777777778" calcext:value-type="float">
            <text:p>1,17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334222222222222" calcext:value-type="float">
            <text:p>0,33</text:p>
          </table:table-cell>
          <table:table-cell table:style-name="ce33" table:formula="of:=SUM(['2AResults for P1_(time)'.D95:.G95])" office:value-type="float" office:value="1.506" calcext:value-type="float">
            <text:p>1,51</text:p>
          </table:table-cell>
          <table:table-cell table:style-name="ce37" table:formula="of:=['2AResults for P1_(time)'.D95]/['2AResults for P1_(time)'.H95]" office:value-type="percentage" office:value="0.778072893610744" calcext:value-type="percentage">
            <text:p>77,81%</text:p>
          </table:table-cell>
          <table:table-cell table:style-name="ce37" table:formula="of:=['2AResults for P1_(time)'.E95]/['2AResults for P1_(time)'.H95]" office:value-type="percentage" office:value="0" calcext:value-type="percentage">
            <text:p>0,00%</text:p>
          </table:table-cell>
          <table:table-cell table:style-name="ce37" table:formula="of:=['2AResults for P1_(time)'.F95]/['2AResults for P1_(time)'.H95]" office:value-type="percentage" office:value="0" calcext:value-type="percentage">
            <text:p>0,00%</text:p>
          </table:table-cell>
          <table:table-cell table:style-name="ce37" table:formula="of:=['2AResults for P1_(time)'.G95]/['2AResults for P1_(time)'.H95]" office:value-type="percentage" office:value="0.221927106389258" calcext:value-type="percentage">
            <text:p>22,19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2.tsp</text:p>
          </table:table-cell>
          <table:table-cell office:value-type="float" office:value="47.194" calcext:value-type="float">
            <text:p>47,19</text:p>
          </table:table-cell>
          <table:table-cell office:value-type="float" office:value="1.37611111111111" calcext:value-type="float">
            <text:p>1,3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51222222222222" calcext:value-type="float">
            <text:p>0,55</text:p>
          </table:table-cell>
          <table:table-cell table:formula="of:=SUM(['2AResults for P1_(time)'.D96:.G96])" office:value-type="float" office:value="1.92733333333333" calcext:value-type="float">
            <text:p>1,93</text:p>
          </table:table-cell>
          <table:table-cell table:formula="of:=['2AResults for P1_(time)'.D96]/['2AResults for P1_(time)'.H96]" office:value-type="percentage" office:value="0.713997463392137" calcext:value-type="percentage">
            <text:p>71,40%</text:p>
          </table:table-cell>
          <table:table-cell table:formula="of:=['2AResults for P1_(time)'.E96]/['2AResults for P1_(time)'.H96]" office:value-type="percentage" office:value="0" calcext:value-type="percentage">
            <text:p>0,00%</text:p>
          </table:table-cell>
          <table:table-cell table:formula="of:=['2AResults for P1_(time)'.F96]/['2AResults for P1_(time)'.H96]" office:value-type="percentage" office:value="0" calcext:value-type="percentage">
            <text:p>0,00%</text:p>
          </table:table-cell>
          <table:table-cell table:formula="of:=['2AResults for P1_(time)'.G96]/['2AResults for P1_(time)'.H96]" office:value-type="percentage" office:value="0.286002536607864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style-name="ce33" office:value-type="float" office:value="47.653" calcext:value-type="float">
            <text:p>47,65</text:p>
          </table:table-cell>
          <table:table-cell table:style-name="ce33" office:value-type="float" office:value="1.38666666666667" calcext:value-type="float">
            <text:p>1,39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531888888888889" calcext:value-type="float">
            <text:p>0,53</text:p>
          </table:table-cell>
          <table:table-cell table:style-name="ce33" table:formula="of:=SUM(['2AResults for P1_(time)'.D97:.G97])" office:value-type="float" office:value="1.91855555555556" calcext:value-type="float">
            <text:p>1,92</text:p>
          </table:table-cell>
          <table:table-cell table:style-name="ce37" table:formula="of:=['2AResults for P1_(time)'.D97]/['2AResults for P1_(time)'.H97]" office:value-type="percentage" office:value="0.722765969768923" calcext:value-type="percentage">
            <text:p>72,28%</text:p>
          </table:table-cell>
          <table:table-cell table:style-name="ce37" table:formula="of:=['2AResults for P1_(time)'.E97]/['2AResults for P1_(time)'.H97]" office:value-type="percentage" office:value="0" calcext:value-type="percentage">
            <text:p>0,00%</text:p>
          </table:table-cell>
          <table:table-cell table:style-name="ce37" table:formula="of:=['2AResults for P1_(time)'.F97]/['2AResults for P1_(time)'.H97]" office:value-type="percentage" office:value="0" calcext:value-type="percentage">
            <text:p>0,00%</text:p>
          </table:table-cell>
          <table:table-cell table:style-name="ce37" table:formula="of:=['2AResults for P1_(time)'.G97]/['2AResults for P1_(time)'.H97]" office:value-type="percentage" office:value="0.277234030231076" calcext:value-type="percentage">
            <text:p>27,7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4.tsp</text:p>
          </table:table-cell>
          <table:table-cell office:value-type="float" office:value="43.163" calcext:value-type="float">
            <text:p>43,16</text:p>
          </table:table-cell>
          <table:table-cell office:value-type="float" office:value="1.26911111111111" calcext:value-type="float">
            <text:p>1,2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78111111111111" calcext:value-type="float">
            <text:p>0,68</text:p>
          </table:table-cell>
          <table:table-cell table:formula="of:=SUM(['2AResults for P1_(time)'.D98:.G98])" office:value-type="float" office:value="1.94722222222222" calcext:value-type="float">
            <text:p>1,95</text:p>
          </table:table-cell>
          <table:table-cell table:formula="of:=['2AResults for P1_(time)'.D98]/['2AResults for P1_(time)'.H98]" office:value-type="percentage" office:value="0.651754636233952" calcext:value-type="percentage">
            <text:p>65,18%</text:p>
          </table:table-cell>
          <table:table-cell table:formula="of:=['2AResults for P1_(time)'.E98]/['2AResults for P1_(time)'.H98]" office:value-type="percentage" office:value="0" calcext:value-type="percentage">
            <text:p>0,00%</text:p>
          </table:table-cell>
          <table:table-cell table:formula="of:=['2AResults for P1_(time)'.F98]/['2AResults for P1_(time)'.H98]" office:value-type="percentage" office:value="0" calcext:value-type="percentage">
            <text:p>0,00%</text:p>
          </table:table-cell>
          <table:table-cell table:formula="of:=['2AResults for P1_(time)'.G98]/['2AResults for P1_(time)'.H98]" office:value-type="percentage" office:value="0.348245363766049" calcext:value-type="percentage">
            <text:p>34,8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style-name="ce33" office:value-type="float" office:value="46.144" calcext:value-type="float">
            <text:p>46,14</text:p>
          </table:table-cell>
          <table:table-cell table:style-name="ce33" office:value-type="float" office:value="1.32977777777778" calcext:value-type="float">
            <text:p>1,33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528888888888889" calcext:value-type="float">
            <text:p>0,53</text:p>
          </table:table-cell>
          <table:table-cell table:style-name="ce33" table:formula="of:=SUM(['2AResults for P1_(time)'.D99:.G99])" office:value-type="float" office:value="1.85866666666667" calcext:value-type="float">
            <text:p>1,86</text:p>
          </table:table-cell>
          <table:table-cell table:style-name="ce37" table:formula="of:=['2AResults for P1_(time)'.D99]/['2AResults for P1_(time)'.H99]" office:value-type="percentage" office:value="0.715447154471545" calcext:value-type="percentage">
            <text:p>71,54%</text:p>
          </table:table-cell>
          <table:table-cell table:style-name="ce37" table:formula="of:=['2AResults for P1_(time)'.E99]/['2AResults for P1_(time)'.H99]" office:value-type="percentage" office:value="0" calcext:value-type="percentage">
            <text:p>0,00%</text:p>
          </table:table-cell>
          <table:table-cell table:style-name="ce37" table:formula="of:=['2AResults for P1_(time)'.F99]/['2AResults for P1_(time)'.H99]" office:value-type="percentage" office:value="0" calcext:value-type="percentage">
            <text:p>0,00%</text:p>
          </table:table-cell>
          <table:table-cell table:style-name="ce37" table:formula="of:=['2AResults for P1_(time)'.G99]/['2AResults for P1_(time)'.H99]" office:value-type="percentage" office:value="0.284552845528455" calcext:value-type="percentage">
            <text:p>28,4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6.tsp</text:p>
          </table:table-cell>
          <table:table-cell office:value-type="float" office:value="45.004" calcext:value-type="float">
            <text:p>45,00</text:p>
          </table:table-cell>
          <table:table-cell office:value-type="float" office:value="1.31344444444444" calcext:value-type="float">
            <text:p>1,3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06555555555555" calcext:value-type="float">
            <text:p>0,61</text:p>
          </table:table-cell>
          <table:table-cell table:formula="of:=SUM(['2AResults for P1_(time)'.D100:.G100])" office:value-type="float" office:value="1.92" calcext:value-type="float">
            <text:p>1,92</text:p>
          </table:table-cell>
          <table:table-cell table:formula="of:=['2AResults for P1_(time)'.D100]/['2AResults for P1_(time)'.H100]" office:value-type="percentage" office:value="0.684085648148146" calcext:value-type="percentage">
            <text:p>68,41%</text:p>
          </table:table-cell>
          <table:table-cell table:formula="of:=['2AResults for P1_(time)'.E100]/['2AResults for P1_(time)'.H100]" office:value-type="percentage" office:value="0" calcext:value-type="percentage">
            <text:p>0,00%</text:p>
          </table:table-cell>
          <table:table-cell table:formula="of:=['2AResults for P1_(time)'.F100]/['2AResults for P1_(time)'.H100]" office:value-type="percentage" office:value="0" calcext:value-type="percentage">
            <text:p>0,00%</text:p>
          </table:table-cell>
          <table:table-cell table:formula="of:=['2AResults for P1_(time)'.G100]/['2AResults for P1_(time)'.H100]" office:value-type="percentage" office:value="0.315914351851852" calcext:value-type="percentage">
            <text:p>31,59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style-name="ce33" office:value-type="float" office:value="46.629" calcext:value-type="float">
            <text:p>46,63</text:p>
          </table:table-cell>
          <table:table-cell table:style-name="ce33" office:value-type="float" office:value="1.36111111111111" calcext:value-type="float">
            <text:p>1,36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569" calcext:value-type="float">
            <text:p>0,57</text:p>
          </table:table-cell>
          <table:table-cell table:style-name="ce33" table:formula="of:=SUM(['2AResults for P1_(time)'.D101:.G101])" office:value-type="float" office:value="1.93011111111111" calcext:value-type="float">
            <text:p>1,93</text:p>
          </table:table-cell>
          <table:table-cell table:style-name="ce37" table:formula="of:=['2AResults for P1_(time)'.D101]/['2AResults for P1_(time)'.H101]" office:value-type="percentage" office:value="0.705198319037476" calcext:value-type="percentage">
            <text:p>70,52%</text:p>
          </table:table-cell>
          <table:table-cell table:style-name="ce37" table:formula="of:=['2AResults for P1_(time)'.E101]/['2AResults for P1_(time)'.H101]" office:value-type="percentage" office:value="0" calcext:value-type="percentage">
            <text:p>0,00%</text:p>
          </table:table-cell>
          <table:table-cell table:style-name="ce37" table:formula="of:=['2AResults for P1_(time)'.F101]/['2AResults for P1_(time)'.H101]" office:value-type="percentage" office:value="0" calcext:value-type="percentage">
            <text:p>0,00%</text:p>
          </table:table-cell>
          <table:table-cell table:style-name="ce37" table:formula="of:=['2AResults for P1_(time)'.G101]/['2AResults for P1_(time)'.H101]" office:value-type="percentage" office:value="0.294801680962524" calcext:value-type="percentage">
            <text:p>29,4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8.tsp</text:p>
          </table:table-cell>
          <table:table-cell office:value-type="float" office:value="44.651" calcext:value-type="float">
            <text:p>44,65</text:p>
          </table:table-cell>
          <table:table-cell office:value-type="float" office:value="1.23922222222222" calcext:value-type="float">
            <text:p>1,2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23111111111111" calcext:value-type="float">
            <text:p>0,42</text:p>
          </table:table-cell>
          <table:table-cell table:formula="of:=SUM(['2AResults for P1_(time)'.D102:.G102])" office:value-type="float" office:value="1.66233333333333" calcext:value-type="float">
            <text:p>1,66</text:p>
          </table:table-cell>
          <table:table-cell table:formula="of:=['2AResults for P1_(time)'.D102]/['2AResults for P1_(time)'.H102]" office:value-type="percentage" office:value="0.745471559387742" calcext:value-type="percentage">
            <text:p>74,55%</text:p>
          </table:table-cell>
          <table:table-cell table:formula="of:=['2AResults for P1_(time)'.E102]/['2AResults for P1_(time)'.H102]" office:value-type="percentage" office:value="0" calcext:value-type="percentage">
            <text:p>0,00%</text:p>
          </table:table-cell>
          <table:table-cell table:formula="of:=['2AResults for P1_(time)'.F102]/['2AResults for P1_(time)'.H102]" office:value-type="percentage" office:value="0" calcext:value-type="percentage">
            <text:p>0,00%</text:p>
          </table:table-cell>
          <table:table-cell table:formula="of:=['2AResults for P1_(time)'.G102]/['2AResults for P1_(time)'.H102]" office:value-type="percentage" office:value="0.254528440612259" calcext:value-type="percentage">
            <text:p>25,45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style-name="ce33" office:value-type="float" office:value="48.275" calcext:value-type="float">
            <text:p>48,28</text:p>
          </table:table-cell>
          <table:table-cell table:style-name="ce33" office:value-type="float" office:value="1.38166666666667" calcext:value-type="float">
            <text:p>1,38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447777777777778" calcext:value-type="float">
            <text:p>0,45</text:p>
          </table:table-cell>
          <table:table-cell table:style-name="ce33" table:formula="of:=SUM(['2AResults for P1_(time)'.D103:.G103])" office:value-type="float" office:value="1.82944444444445" calcext:value-type="float">
            <text:p>1,83</text:p>
          </table:table-cell>
          <table:table-cell table:style-name="ce37" table:formula="of:=['2AResults for P1_(time)'.D103]/['2AResults for P1_(time)'.H103]" office:value-type="percentage" office:value="0.755238384451867" calcext:value-type="percentage">
            <text:p>75,52%</text:p>
          </table:table-cell>
          <table:table-cell table:style-name="ce37" table:formula="of:=['2AResults for P1_(time)'.E103]/['2AResults for P1_(time)'.H103]" office:value-type="percentage" office:value="0" calcext:value-type="percentage">
            <text:p>0,00%</text:p>
          </table:table-cell>
          <table:table-cell table:style-name="ce37" table:formula="of:=['2AResults for P1_(time)'.F103]/['2AResults for P1_(time)'.H103]" office:value-type="percentage" office:value="0" calcext:value-type="percentage">
            <text:p>0,00%</text:p>
          </table:table-cell>
          <table:table-cell table:style-name="ce37" table:formula="of:=['2AResults for P1_(time)'.G103]/['2AResults for P1_(time)'.H103]" office:value-type="percentage" office:value="0.244761615548132" calcext:value-type="percentage">
            <text:p>24,4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0.tsp</text:p>
          </table:table-cell>
          <table:table-cell office:value-type="float" office:value="55.215" calcext:value-type="float">
            <text:p>55,22</text:p>
          </table:table-cell>
          <table:table-cell office:value-type="float" office:value="1.61488888888889" calcext:value-type="float">
            <text:p>1,6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54111111111111" calcext:value-type="float">
            <text:p>0,65</text:p>
          </table:table-cell>
          <table:table-cell table:formula="of:=SUM(['2AResults for P1_(time)'.D104:.G104])" office:value-type="float" office:value="2.269" calcext:value-type="float">
            <text:p>2,27</text:p>
          </table:table-cell>
          <table:table-cell table:formula="of:=['2AResults for P1_(time)'.D104]/['2AResults for P1_(time)'.H104]" office:value-type="percentage" office:value="0.711718329170952" calcext:value-type="percentage">
            <text:p>71,17%</text:p>
          </table:table-cell>
          <table:table-cell table:formula="of:=['2AResults for P1_(time)'.E104]/['2AResults for P1_(time)'.H104]" office:value-type="percentage" office:value="0" calcext:value-type="percentage">
            <text:p>0,00%</text:p>
          </table:table-cell>
          <table:table-cell table:formula="of:=['2AResults for P1_(time)'.F104]/['2AResults for P1_(time)'.H104]" office:value-type="percentage" office:value="0" calcext:value-type="percentage">
            <text:p>0,00%</text:p>
          </table:table-cell>
          <table:table-cell table:formula="of:=['2AResults for P1_(time)'.G104]/['2AResults for P1_(time)'.H104]" office:value-type="percentage" office:value="0.288281670829048" calcext:value-type="percentage">
            <text:p>28,8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style-name="ce33" office:value-type="float" office:value="54.098" calcext:value-type="float">
            <text:p>54,10</text:p>
          </table:table-cell>
          <table:table-cell table:style-name="ce33" office:value-type="float" office:value="1.53388888888889" calcext:value-type="float">
            <text:p>1,53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535222222222222" calcext:value-type="float">
            <text:p>0,54</text:p>
          </table:table-cell>
          <table:table-cell table:style-name="ce33" table:formula="of:=SUM(['2AResults for P1_(time)'.D105:.G105])" office:value-type="float" office:value="2.06911111111111" calcext:value-type="float">
            <text:p>2,07</text:p>
          </table:table-cell>
          <table:table-cell table:style-name="ce37" table:formula="of:=['2AResults for P1_(time)'.D105]/['2AResults for P1_(time)'.H105]" office:value-type="percentage" office:value="0.741327462141554" calcext:value-type="percentage">
            <text:p>74,13%</text:p>
          </table:table-cell>
          <table:table-cell table:style-name="ce37" table:formula="of:=['2AResults for P1_(time)'.E105]/['2AResults for P1_(time)'.H105]" office:value-type="percentage" office:value="0" calcext:value-type="percentage">
            <text:p>0,00%</text:p>
          </table:table-cell>
          <table:table-cell table:style-name="ce37" table:formula="of:=['2AResults for P1_(time)'.F105]/['2AResults for P1_(time)'.H105]" office:value-type="percentage" office:value="0" calcext:value-type="percentage">
            <text:p>0,00%</text:p>
          </table:table-cell>
          <table:table-cell table:style-name="ce37" table:formula="of:=['2AResults for P1_(time)'.G105]/['2AResults for P1_(time)'.H105]" office:value-type="percentage" office:value="0.258672537858447" calcext:value-type="percentage">
            <text:p>25,8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2.tsp</text:p>
          </table:table-cell>
          <table:table-cell office:value-type="float" office:value="52.632" calcext:value-type="float">
            <text:p>52,63</text:p>
          </table:table-cell>
          <table:table-cell office:value-type="float" office:value="1.50544444444444" calcext:value-type="float">
            <text:p>1,5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12777777777778" calcext:value-type="float">
            <text:p>0,61</text:p>
          </table:table-cell>
          <table:table-cell table:formula="of:=SUM(['2AResults for P1_(time)'.D106:.G106])" office:value-type="float" office:value="2.11822222222222" calcext:value-type="float">
            <text:p>2,12</text:p>
          </table:table-cell>
          <table:table-cell table:formula="of:=['2AResults for P1_(time)'.D106]/['2AResults for P1_(time)'.H106]" office:value-type="percentage" office:value="0.710711288292068" calcext:value-type="percentage">
            <text:p>71,07%</text:p>
          </table:table-cell>
          <table:table-cell table:formula="of:=['2AResults for P1_(time)'.E106]/['2AResults for P1_(time)'.H106]" office:value-type="percentage" office:value="0" calcext:value-type="percentage">
            <text:p>0,00%</text:p>
          </table:table-cell>
          <table:table-cell table:formula="of:=['2AResults for P1_(time)'.F106]/['2AResults for P1_(time)'.H106]" office:value-type="percentage" office:value="0" calcext:value-type="percentage">
            <text:p>0,00%</text:p>
          </table:table-cell>
          <table:table-cell table:formula="of:=['2AResults for P1_(time)'.G106]/['2AResults for P1_(time)'.H106]" office:value-type="percentage" office:value="0.289288711707932" calcext:value-type="percentage">
            <text:p>28,9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style-name="ce33" office:value-type="float" office:value="50.668" calcext:value-type="float">
            <text:p>50,67</text:p>
          </table:table-cell>
          <table:table-cell table:style-name="ce33" office:value-type="float" office:value="1.48455555555556" calcext:value-type="float">
            <text:p>1,48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768333333333333" calcext:value-type="float">
            <text:p>0,77</text:p>
          </table:table-cell>
          <table:table-cell table:style-name="ce33" table:formula="of:=SUM(['2AResults for P1_(time)'.D107:.G107])" office:value-type="float" office:value="2.25288888888889" calcext:value-type="float">
            <text:p>2,25</text:p>
          </table:table-cell>
          <table:table-cell table:style-name="ce37" table:formula="of:=['2AResults for P1_(time)'.D107]/['2AResults for P1_(time)'.H107]" office:value-type="percentage" office:value="0.658956401657133" calcext:value-type="percentage">
            <text:p>65,90%</text:p>
          </table:table-cell>
          <table:table-cell table:style-name="ce37" table:formula="of:=['2AResults for P1_(time)'.E107]/['2AResults for P1_(time)'.H107]" office:value-type="percentage" office:value="0" calcext:value-type="percentage">
            <text:p>0,00%</text:p>
          </table:table-cell>
          <table:table-cell table:style-name="ce37" table:formula="of:=['2AResults for P1_(time)'.F107]/['2AResults for P1_(time)'.H107]" office:value-type="percentage" office:value="0" calcext:value-type="percentage">
            <text:p>0,00%</text:p>
          </table:table-cell>
          <table:table-cell table:style-name="ce37" table:formula="of:=['2AResults for P1_(time)'.G107]/['2AResults for P1_(time)'.H107]" office:value-type="percentage" office:value="0.341043598342868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4.tsp</text:p>
          </table:table-cell>
          <table:table-cell office:value-type="float" office:value="57.538" calcext:value-type="float">
            <text:p>57,54</text:p>
          </table:table-cell>
          <table:table-cell office:value-type="float" office:value="1.67" calcext:value-type="float">
            <text:p>1,6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61333333333333" calcext:value-type="float">
            <text:p>0,56</text:p>
          </table:table-cell>
          <table:table-cell table:formula="of:=SUM(['2AResults for P1_(time)'.D108:.G108])" office:value-type="float" office:value="2.23133333333333" calcext:value-type="float">
            <text:p>2,23</text:p>
          </table:table-cell>
          <table:table-cell table:formula="of:=['2AResults for P1_(time)'.D108]/['2AResults for P1_(time)'.H108]" office:value-type="percentage" office:value="0.748431431132358" calcext:value-type="percentage">
            <text:p>74,84%</text:p>
          </table:table-cell>
          <table:table-cell table:formula="of:=['2AResults for P1_(time)'.E108]/['2AResults for P1_(time)'.H108]" office:value-type="percentage" office:value="0" calcext:value-type="percentage">
            <text:p>0,00%</text:p>
          </table:table-cell>
          <table:table-cell table:formula="of:=['2AResults for P1_(time)'.F108]/['2AResults for P1_(time)'.H108]" office:value-type="percentage" office:value="0" calcext:value-type="percentage">
            <text:p>0,00%</text:p>
          </table:table-cell>
          <table:table-cell table:formula="of:=['2AResults for P1_(time)'.G108]/['2AResults for P1_(time)'.H108]" office:value-type="percentage" office:value="0.251568568867643" calcext:value-type="percentage">
            <text:p>25,1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style-name="ce33" office:value-type="float" office:value="53.483" calcext:value-type="float">
            <text:p>53,48</text:p>
          </table:table-cell>
          <table:table-cell table:style-name="ce33" office:value-type="float" office:value="1.56833333333333" calcext:value-type="float">
            <text:p>1,57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706888888888889" calcext:value-type="float">
            <text:p>0,71</text:p>
          </table:table-cell>
          <table:table-cell table:style-name="ce33" table:formula="of:=SUM(['2AResults for P1_(time)'.D109:.G109])" office:value-type="float" office:value="2.27522222222222" calcext:value-type="float">
            <text:p>2,28</text:p>
          </table:table-cell>
          <table:table-cell table:style-name="ce37" table:formula="of:=['2AResults for P1_(time)'.D109]/['2AResults for P1_(time)'.H109]" office:value-type="percentage" office:value="0.689309957513307" calcext:value-type="percentage">
            <text:p>68,93%</text:p>
          </table:table-cell>
          <table:table-cell table:style-name="ce37" table:formula="of:=['2AResults for P1_(time)'.E109]/['2AResults for P1_(time)'.H109]" office:value-type="percentage" office:value="0" calcext:value-type="percentage">
            <text:p>0,00%</text:p>
          </table:table-cell>
          <table:table-cell table:style-name="ce37" table:formula="of:=['2AResults for P1_(time)'.F109]/['2AResults for P1_(time)'.H109]" office:value-type="percentage" office:value="0" calcext:value-type="percentage">
            <text:p>0,00%</text:p>
          </table:table-cell>
          <table:table-cell table:style-name="ce37" table:formula="of:=['2AResults for P1_(time)'.G109]/['2AResults for P1_(time)'.H109]" office:value-type="percentage" office:value="0.310690042486693" calcext:value-type="percentage">
            <text:p>31,0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6.tsp</text:p>
          </table:table-cell>
          <table:table-cell office:value-type="float" office:value="55.201" calcext:value-type="float">
            <text:p>55,20</text:p>
          </table:table-cell>
          <table:table-cell office:value-type="float" office:value="1.545" calcext:value-type="float">
            <text:p>1,5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46" calcext:value-type="float">
            <text:p>0,45</text:p>
          </table:table-cell>
          <table:table-cell table:formula="of:=SUM(['2AResults for P1_(time)'.D110:.G110])" office:value-type="float" office:value="1.991" calcext:value-type="float">
            <text:p>1,99</text:p>
          </table:table-cell>
          <table:table-cell table:formula="of:=['2AResults for P1_(time)'.D110]/['2AResults for P1_(time)'.H110]" office:value-type="percentage" office:value="0.775991963837268" calcext:value-type="percentage">
            <text:p>77,60%</text:p>
          </table:table-cell>
          <table:table-cell table:formula="of:=['2AResults for P1_(time)'.E110]/['2AResults for P1_(time)'.H110]" office:value-type="percentage" office:value="0" calcext:value-type="percentage">
            <text:p>0,00%</text:p>
          </table:table-cell>
          <table:table-cell table:formula="of:=['2AResults for P1_(time)'.F110]/['2AResults for P1_(time)'.H110]" office:value-type="percentage" office:value="0" calcext:value-type="percentage">
            <text:p>0,00%</text:p>
          </table:table-cell>
          <table:table-cell table:formula="of:=['2AResults for P1_(time)'.G110]/['2AResults for P1_(time)'.H110]" office:value-type="percentage" office:value="0.224008036162732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style-name="ce33" office:value-type="float" office:value="50.464" calcext:value-type="float">
            <text:p>50,46</text:p>
          </table:table-cell>
          <table:table-cell table:style-name="ce33" office:value-type="float" office:value="1.44322222222222" calcext:value-type="float">
            <text:p>1,44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667" calcext:value-type="float">
            <text:p>0,67</text:p>
          </table:table-cell>
          <table:table-cell table:style-name="ce33" table:formula="of:=SUM(['2AResults for P1_(time)'.D111:.G111])" office:value-type="float" office:value="2.11022222222222" calcext:value-type="float">
            <text:p>2,11</text:p>
          </table:table-cell>
          <table:table-cell table:style-name="ce37" table:formula="of:=['2AResults for P1_(time)'.D111]/['2AResults for P1_(time)'.H111]" office:value-type="percentage" office:value="0.683919545071609" calcext:value-type="percentage">
            <text:p>68,39%</text:p>
          </table:table-cell>
          <table:table-cell table:style-name="ce37" table:formula="of:=['2AResults for P1_(time)'.E111]/['2AResults for P1_(time)'.H111]" office:value-type="percentage" office:value="0" calcext:value-type="percentage">
            <text:p>0,00%</text:p>
          </table:table-cell>
          <table:table-cell table:style-name="ce37" table:formula="of:=['2AResults for P1_(time)'.F111]/['2AResults for P1_(time)'.H111]" office:value-type="percentage" office:value="0" calcext:value-type="percentage">
            <text:p>0,00%</text:p>
          </table:table-cell>
          <table:table-cell table:style-name="ce37" table:formula="of:=['2AResults for P1_(time)'.G111]/['2AResults for P1_(time)'.H111]" office:value-type="percentage" office:value="0.316080454928391" calcext:value-type="percentage">
            <text:p>31,61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8.tsp</text:p>
          </table:table-cell>
          <table:table-cell office:value-type="float" office:value="53.074" calcext:value-type="float">
            <text:p>53,07</text:p>
          </table:table-cell>
          <table:table-cell office:value-type="float" office:value="1.61444444444444" calcext:value-type="float">
            <text:p>1,6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90666666666667" calcext:value-type="float">
            <text:p>0,89</text:p>
          </table:table-cell>
          <table:table-cell table:formula="of:=SUM(['2AResults for P1_(time)'.D112:.G112])" office:value-type="float" office:value="2.50511111111111" calcext:value-type="float">
            <text:p>2,51</text:p>
          </table:table-cell>
          <table:table-cell table:formula="of:=['2AResults for P1_(time)'.D112]/['2AResults for P1_(time)'.H112]" office:value-type="percentage" office:value="0.644460214672224" calcext:value-type="percentage">
            <text:p>64,45%</text:p>
          </table:table-cell>
          <table:table-cell table:formula="of:=['2AResults for P1_(time)'.E112]/['2AResults for P1_(time)'.H112]" office:value-type="percentage" office:value="0" calcext:value-type="percentage">
            <text:p>0,00%</text:p>
          </table:table-cell>
          <table:table-cell table:formula="of:=['2AResults for P1_(time)'.F112]/['2AResults for P1_(time)'.H112]" office:value-type="percentage" office:value="0" calcext:value-type="percentage">
            <text:p>0,00%</text:p>
          </table:table-cell>
          <table:table-cell table:formula="of:=['2AResults for P1_(time)'.G112]/['2AResults for P1_(time)'.H112]" office:value-type="percentage" office:value="0.355539785327775" calcext:value-type="percentage">
            <text:p>35,55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style-name="ce33" office:value-type="float" office:value="52.54" calcext:value-type="float">
            <text:p>52,54</text:p>
          </table:table-cell>
          <table:table-cell table:style-name="ce33" office:value-type="float" office:value="1.50544444444444" calcext:value-type="float">
            <text:p>1,51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623" calcext:value-type="float">
            <text:p>0,62</text:p>
          </table:table-cell>
          <table:table-cell table:style-name="ce33" table:formula="of:=SUM(['2AResults for P1_(time)'.D113:.G113])" office:value-type="float" office:value="2.12844444444444" calcext:value-type="float">
            <text:p>2,13</text:p>
          </table:table-cell>
          <table:table-cell table:style-name="ce37" table:formula="of:=['2AResults for P1_(time)'.D113]/['2AResults for P1_(time)'.H113]" office:value-type="percentage" office:value="0.707297974524952" calcext:value-type="percentage">
            <text:p>70,73%</text:p>
          </table:table-cell>
          <table:table-cell table:style-name="ce37" table:formula="of:=['2AResults for P1_(time)'.E113]/['2AResults for P1_(time)'.H113]" office:value-type="percentage" office:value="0" calcext:value-type="percentage">
            <text:p>0,00%</text:p>
          </table:table-cell>
          <table:table-cell table:style-name="ce37" table:formula="of:=['2AResults for P1_(time)'.F113]/['2AResults for P1_(time)'.H113]" office:value-type="percentage" office:value="0" calcext:value-type="percentage">
            <text:p>0,00%</text:p>
          </table:table-cell>
          <table:table-cell table:style-name="ce37" table:formula="of:=['2AResults for P1_(time)'.G113]/['2AResults for P1_(time)'.H113]" office:value-type="percentage" office:value="0.292702025475048" calcext:value-type="percentage">
            <text:p>29,2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0.tsp</text:p>
          </table:table-cell>
          <table:table-cell table:number-columns-repeated="5"/>
          <table:table-cell table:formula="of:=SUM(['2AResults for P1_(time)'.D114:.G114])" office:value-type="float" office:value="0" calcext:value-type="float">
            <text:p>0,00</text:p>
          </table:table-cell>
          <table:table-cell table:formula="of:=['2AResults for P1_(time)'.D114]/['2AResults for P1_(time)'.H114]" office:value-type="string" office:string-value="" calcext:value-type="error">
            <text:p>#DIV/0!</text:p>
          </table:table-cell>
          <table:table-cell table:formula="of:=['2AResults for P1_(time)'.E114]/['2AResults for P1_(time)'.H114]" office:value-type="string" office:string-value="" calcext:value-type="error">
            <text:p>#DIV/0!</text:p>
          </table:table-cell>
          <table:table-cell table:formula="of:=['2AResults for P1_(time)'.F114]/['2AResults for P1_(time)'.H114]" office:value-type="string" office:string-value="" calcext:value-type="error">
            <text:p>#DIV/0!</text:p>
          </table:table-cell>
          <table:table-cell table:formula="of:=['2AResults for P1_(time)'.G114]/['2AResults for P1_(time)'.H1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style-name="ce33" table:number-columns-repeated="5"/>
          <table:table-cell table:style-name="ce33" table:formula="of:=SUM(['2AResults for P1_(time)'.D115:.G115])" office:value-type="float" office:value="0" calcext:value-type="float">
            <text:p>0,00</text:p>
          </table:table-cell>
          <table:table-cell table:style-name="ce37" table:formula="of:=['2AResults for P1_(time)'.D115]/['2AResults for P1_(time)'.H115]" office:value-type="string" office:string-value="" calcext:value-type="error">
            <text:p>#DIV/0!</text:p>
          </table:table-cell>
          <table:table-cell table:style-name="ce37" table:formula="of:=['2AResults for P1_(time)'.E115]/['2AResults for P1_(time)'.H115]" office:value-type="string" office:string-value="" calcext:value-type="error">
            <text:p>#DIV/0!</text:p>
          </table:table-cell>
          <table:table-cell table:style-name="ce37" table:formula="of:=['2AResults for P1_(time)'.F115]/['2AResults for P1_(time)'.H115]" office:value-type="string" office:string-value="" calcext:value-type="error">
            <text:p>#DIV/0!</text:p>
          </table:table-cell>
          <table:table-cell table:style-name="ce37" table:formula="of:=['2AResults for P1_(time)'.G115]/['2AResults for P1_(time)'.H11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2.tsp</text:p>
          </table:table-cell>
          <table:table-cell table:number-columns-repeated="5"/>
          <table:table-cell table:formula="of:=SUM(['2AResults for P1_(time)'.D116:.G116])" office:value-type="float" office:value="0" calcext:value-type="float">
            <text:p>0,00</text:p>
          </table:table-cell>
          <table:table-cell table:formula="of:=['2AResults for P1_(time)'.D116]/['2AResults for P1_(time)'.H116]" office:value-type="string" office:string-value="" calcext:value-type="error">
            <text:p>#DIV/0!</text:p>
          </table:table-cell>
          <table:table-cell table:formula="of:=['2AResults for P1_(time)'.E116]/['2AResults for P1_(time)'.H116]" office:value-type="string" office:string-value="" calcext:value-type="error">
            <text:p>#DIV/0!</text:p>
          </table:table-cell>
          <table:table-cell table:formula="of:=['2AResults for P1_(time)'.F116]/['2AResults for P1_(time)'.H116]" office:value-type="string" office:string-value="" calcext:value-type="error">
            <text:p>#DIV/0!</text:p>
          </table:table-cell>
          <table:table-cell table:formula="of:=['2AResults for P1_(time)'.G116]/['2AResults for P1_(time)'.H11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style-name="ce33" table:number-columns-repeated="5"/>
          <table:table-cell table:style-name="ce33" table:formula="of:=SUM(['2AResults for P1_(time)'.D117:.G117])" office:value-type="float" office:value="0" calcext:value-type="float">
            <text:p>0,00</text:p>
          </table:table-cell>
          <table:table-cell table:style-name="ce37" table:formula="of:=['2AResults for P1_(time)'.D117]/['2AResults for P1_(time)'.H117]" office:value-type="string" office:string-value="" calcext:value-type="error">
            <text:p>#DIV/0!</text:p>
          </table:table-cell>
          <table:table-cell table:style-name="ce37" table:formula="of:=['2AResults for P1_(time)'.E117]/['2AResults for P1_(time)'.H117]" office:value-type="string" office:string-value="" calcext:value-type="error">
            <text:p>#DIV/0!</text:p>
          </table:table-cell>
          <table:table-cell table:style-name="ce37" table:formula="of:=['2AResults for P1_(time)'.F117]/['2AResults for P1_(time)'.H117]" office:value-type="string" office:string-value="" calcext:value-type="error">
            <text:p>#DIV/0!</text:p>
          </table:table-cell>
          <table:table-cell table:style-name="ce37" table:formula="of:=['2AResults for P1_(time)'.G117]/['2AResults for P1_(time)'.H11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4.tsp</text:p>
          </table:table-cell>
          <table:table-cell table:number-columns-repeated="5"/>
          <table:table-cell table:formula="of:=SUM(['2AResults for P1_(time)'.D118:.G118])" office:value-type="float" office:value="0" calcext:value-type="float">
            <text:p>0,00</text:p>
          </table:table-cell>
          <table:table-cell table:formula="of:=['2AResults for P1_(time)'.D118]/['2AResults for P1_(time)'.H118]" office:value-type="string" office:string-value="" calcext:value-type="error">
            <text:p>#DIV/0!</text:p>
          </table:table-cell>
          <table:table-cell table:formula="of:=['2AResults for P1_(time)'.E118]/['2AResults for P1_(time)'.H118]" office:value-type="string" office:string-value="" calcext:value-type="error">
            <text:p>#DIV/0!</text:p>
          </table:table-cell>
          <table:table-cell table:formula="of:=['2AResults for P1_(time)'.F118]/['2AResults for P1_(time)'.H118]" office:value-type="string" office:string-value="" calcext:value-type="error">
            <text:p>#DIV/0!</text:p>
          </table:table-cell>
          <table:table-cell table:formula="of:=['2AResults for P1_(time)'.G118]/['2AResults for P1_(time)'.H11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style-name="ce33" table:number-columns-repeated="5"/>
          <table:table-cell table:style-name="ce33" table:formula="of:=SUM(['2AResults for P1_(time)'.D119:.G119])" office:value-type="float" office:value="0" calcext:value-type="float">
            <text:p>0,00</text:p>
          </table:table-cell>
          <table:table-cell table:style-name="ce37" table:formula="of:=['2AResults for P1_(time)'.D119]/['2AResults for P1_(time)'.H119]" office:value-type="string" office:string-value="" calcext:value-type="error">
            <text:p>#DIV/0!</text:p>
          </table:table-cell>
          <table:table-cell table:style-name="ce37" table:formula="of:=['2AResults for P1_(time)'.E119]/['2AResults for P1_(time)'.H119]" office:value-type="string" office:string-value="" calcext:value-type="error">
            <text:p>#DIV/0!</text:p>
          </table:table-cell>
          <table:table-cell table:style-name="ce37" table:formula="of:=['2AResults for P1_(time)'.F119]/['2AResults for P1_(time)'.H119]" office:value-type="string" office:string-value="" calcext:value-type="error">
            <text:p>#DIV/0!</text:p>
          </table:table-cell>
          <table:table-cell table:style-name="ce37" table:formula="of:=['2AResults for P1_(time)'.G119]/['2AResults for P1_(time)'.H1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6.tsp</text:p>
          </table:table-cell>
          <table:table-cell table:number-columns-repeated="5"/>
          <table:table-cell table:formula="of:=SUM(['2AResults for P1_(time)'.D120:.G120])" office:value-type="float" office:value="0" calcext:value-type="float">
            <text:p>0,00</text:p>
          </table:table-cell>
          <table:table-cell table:formula="of:=['2AResults for P1_(time)'.D120]/['2AResults for P1_(time)'.H120]" office:value-type="string" office:string-value="" calcext:value-type="error">
            <text:p>#DIV/0!</text:p>
          </table:table-cell>
          <table:table-cell table:formula="of:=['2AResults for P1_(time)'.E120]/['2AResults for P1_(time)'.H120]" office:value-type="string" office:string-value="" calcext:value-type="error">
            <text:p>#DIV/0!</text:p>
          </table:table-cell>
          <table:table-cell table:formula="of:=['2AResults for P1_(time)'.F120]/['2AResults for P1_(time)'.H120]" office:value-type="string" office:string-value="" calcext:value-type="error">
            <text:p>#DIV/0!</text:p>
          </table:table-cell>
          <table:table-cell table:formula="of:=['2AResults for P1_(time)'.G120]/['2AResults for P1_(time)'.H12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style-name="ce33" table:number-columns-repeated="5"/>
          <table:table-cell table:style-name="ce33" table:formula="of:=SUM(['2AResults for P1_(time)'.D121:.G121])" office:value-type="float" office:value="0" calcext:value-type="float">
            <text:p>0,00</text:p>
          </table:table-cell>
          <table:table-cell table:style-name="ce37" table:formula="of:=['2AResults for P1_(time)'.D121]/['2AResults for P1_(time)'.H121]" office:value-type="string" office:string-value="" calcext:value-type="error">
            <text:p>#DIV/0!</text:p>
          </table:table-cell>
          <table:table-cell table:style-name="ce37" table:formula="of:=['2AResults for P1_(time)'.E121]/['2AResults for P1_(time)'.H121]" office:value-type="string" office:string-value="" calcext:value-type="error">
            <text:p>#DIV/0!</text:p>
          </table:table-cell>
          <table:table-cell table:style-name="ce37" table:formula="of:=['2AResults for P1_(time)'.F121]/['2AResults for P1_(time)'.H121]" office:value-type="string" office:string-value="" calcext:value-type="error">
            <text:p>#DIV/0!</text:p>
          </table:table-cell>
          <table:table-cell table:style-name="ce37" table:formula="of:=['2AResults for P1_(time)'.G121]/['2AResults for P1_(time)'.H1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8.tsp</text:p>
          </table:table-cell>
          <table:table-cell table:number-columns-repeated="5"/>
          <table:table-cell table:formula="of:=SUM(['2AResults for P1_(time)'.D122:.G122])" office:value-type="float" office:value="0" calcext:value-type="float">
            <text:p>0,00</text:p>
          </table:table-cell>
          <table:table-cell table:formula="of:=['2AResults for P1_(time)'.D122]/['2AResults for P1_(time)'.H122]" office:value-type="string" office:string-value="" calcext:value-type="error">
            <text:p>#DIV/0!</text:p>
          </table:table-cell>
          <table:table-cell table:formula="of:=['2AResults for P1_(time)'.E122]/['2AResults for P1_(time)'.H122]" office:value-type="string" office:string-value="" calcext:value-type="error">
            <text:p>#DIV/0!</text:p>
          </table:table-cell>
          <table:table-cell table:formula="of:=['2AResults for P1_(time)'.F122]/['2AResults for P1_(time)'.H122]" office:value-type="string" office:string-value="" calcext:value-type="error">
            <text:p>#DIV/0!</text:p>
          </table:table-cell>
          <table:table-cell table:formula="of:=['2AResults for P1_(time)'.G122]/['2AResults for P1_(time)'.H1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style-name="ce33" table:number-columns-repeated="5"/>
          <table:table-cell table:style-name="ce33" table:formula="of:=SUM(['2AResults for P1_(time)'.D123:.G123])" office:value-type="float" office:value="0" calcext:value-type="float">
            <text:p>0,00</text:p>
          </table:table-cell>
          <table:table-cell table:style-name="ce37" table:formula="of:=['2AResults for P1_(time)'.D123]/['2AResults for P1_(time)'.H123]" office:value-type="string" office:string-value="" calcext:value-type="error">
            <text:p>#DIV/0!</text:p>
          </table:table-cell>
          <table:table-cell table:style-name="ce37" table:formula="of:=['2AResults for P1_(time)'.E123]/['2AResults for P1_(time)'.H123]" office:value-type="string" office:string-value="" calcext:value-type="error">
            <text:p>#DIV/0!</text:p>
          </table:table-cell>
          <table:table-cell table:style-name="ce37" table:formula="of:=['2AResults for P1_(time)'.F123]/['2AResults for P1_(time)'.H123]" office:value-type="string" office:string-value="" calcext:value-type="error">
            <text:p>#DIV/0!</text:p>
          </table:table-cell>
          <table:table-cell table:style-name="ce37" table:formula="of:=['2AResults for P1_(time)'.G123]/['2AResults for P1_(time)'.H1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0.tsp</text:p>
          </table:table-cell>
          <table:table-cell table:number-columns-repeated="5"/>
          <table:table-cell table:formula="of:=SUM(['2AResults for P1_(time)'.D124:.G124])" office:value-type="float" office:value="0" calcext:value-type="float">
            <text:p>0,00</text:p>
          </table:table-cell>
          <table:table-cell table:formula="of:=['2AResults for P1_(time)'.D124]/['2AResults for P1_(time)'.H124]" office:value-type="string" office:string-value="" calcext:value-type="error">
            <text:p>#DIV/0!</text:p>
          </table:table-cell>
          <table:table-cell table:formula="of:=['2AResults for P1_(time)'.E124]/['2AResults for P1_(time)'.H124]" office:value-type="string" office:string-value="" calcext:value-type="error">
            <text:p>#DIV/0!</text:p>
          </table:table-cell>
          <table:table-cell table:formula="of:=['2AResults for P1_(time)'.F124]/['2AResults for P1_(time)'.H124]" office:value-type="string" office:string-value="" calcext:value-type="error">
            <text:p>#DIV/0!</text:p>
          </table:table-cell>
          <table:table-cell table:formula="of:=['2AResults for P1_(time)'.G124]/['2AResults for P1_(time)'.H1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style-name="ce33" table:number-columns-repeated="5"/>
          <table:table-cell table:style-name="ce33" table:formula="of:=SUM(['2AResults for P1_(time)'.D125:.G125])" office:value-type="float" office:value="0" calcext:value-type="float">
            <text:p>0,00</text:p>
          </table:table-cell>
          <table:table-cell table:style-name="ce37" table:formula="of:=['2AResults for P1_(time)'.D125]/['2AResults for P1_(time)'.H125]" office:value-type="string" office:string-value="" calcext:value-type="error">
            <text:p>#DIV/0!</text:p>
          </table:table-cell>
          <table:table-cell table:style-name="ce37" table:formula="of:=['2AResults for P1_(time)'.E125]/['2AResults for P1_(time)'.H125]" office:value-type="string" office:string-value="" calcext:value-type="error">
            <text:p>#DIV/0!</text:p>
          </table:table-cell>
          <table:table-cell table:style-name="ce37" table:formula="of:=['2AResults for P1_(time)'.F125]/['2AResults for P1_(time)'.H125]" office:value-type="string" office:string-value="" calcext:value-type="error">
            <text:p>#DIV/0!</text:p>
          </table:table-cell>
          <table:table-cell table:style-name="ce37" table:formula="of:=['2AResults for P1_(time)'.G125]/['2AResults for P1_(time)'.H1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2.tsp</text:p>
          </table:table-cell>
          <table:table-cell table:number-columns-repeated="5"/>
          <table:table-cell table:formula="of:=SUM(['2AResults for P1_(time)'.D126:.G126])" office:value-type="float" office:value="0" calcext:value-type="float">
            <text:p>0,00</text:p>
          </table:table-cell>
          <table:table-cell table:formula="of:=['2AResults for P1_(time)'.D126]/['2AResults for P1_(time)'.H126]" office:value-type="string" office:string-value="" calcext:value-type="error">
            <text:p>#DIV/0!</text:p>
          </table:table-cell>
          <table:table-cell table:formula="of:=['2AResults for P1_(time)'.E126]/['2AResults for P1_(time)'.H126]" office:value-type="string" office:string-value="" calcext:value-type="error">
            <text:p>#DIV/0!</text:p>
          </table:table-cell>
          <table:table-cell table:formula="of:=['2AResults for P1_(time)'.F126]/['2AResults for P1_(time)'.H126]" office:value-type="string" office:string-value="" calcext:value-type="error">
            <text:p>#DIV/0!</text:p>
          </table:table-cell>
          <table:table-cell table:formula="of:=['2AResults for P1_(time)'.G126]/['2AResults for P1_(time)'.H12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style-name="ce33" table:number-columns-repeated="5"/>
          <table:table-cell table:style-name="ce33" table:formula="of:=SUM(['2AResults for P1_(time)'.D127:.G127])" office:value-type="float" office:value="0" calcext:value-type="float">
            <text:p>0,00</text:p>
          </table:table-cell>
          <table:table-cell table:style-name="ce37" table:formula="of:=['2AResults for P1_(time)'.D127]/['2AResults for P1_(time)'.H127]" office:value-type="string" office:string-value="" calcext:value-type="error">
            <text:p>#DIV/0!</text:p>
          </table:table-cell>
          <table:table-cell table:style-name="ce37" table:formula="of:=['2AResults for P1_(time)'.E127]/['2AResults for P1_(time)'.H127]" office:value-type="string" office:string-value="" calcext:value-type="error">
            <text:p>#DIV/0!</text:p>
          </table:table-cell>
          <table:table-cell table:style-name="ce37" table:formula="of:=['2AResults for P1_(time)'.F127]/['2AResults for P1_(time)'.H127]" office:value-type="string" office:string-value="" calcext:value-type="error">
            <text:p>#DIV/0!</text:p>
          </table:table-cell>
          <table:table-cell table:style-name="ce37" table:formula="of:=['2AResults for P1_(time)'.G127]/['2AResults for P1_(time)'.H1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4.tsp</text:p>
          </table:table-cell>
          <table:table-cell table:number-columns-repeated="5"/>
          <table:table-cell table:formula="of:=SUM(['2AResults for P1_(time)'.D128:.G128])" office:value-type="float" office:value="0" calcext:value-type="float">
            <text:p>0,00</text:p>
          </table:table-cell>
          <table:table-cell table:formula="of:=['2AResults for P1_(time)'.D128]/['2AResults for P1_(time)'.H128]" office:value-type="string" office:string-value="" calcext:value-type="error">
            <text:p>#DIV/0!</text:p>
          </table:table-cell>
          <table:table-cell table:formula="of:=['2AResults for P1_(time)'.E128]/['2AResults for P1_(time)'.H128]" office:value-type="string" office:string-value="" calcext:value-type="error">
            <text:p>#DIV/0!</text:p>
          </table:table-cell>
          <table:table-cell table:formula="of:=['2AResults for P1_(time)'.F128]/['2AResults for P1_(time)'.H128]" office:value-type="string" office:string-value="" calcext:value-type="error">
            <text:p>#DIV/0!</text:p>
          </table:table-cell>
          <table:table-cell table:formula="of:=['2AResults for P1_(time)'.G128]/['2AResults for P1_(time)'.H1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style-name="ce33" table:number-columns-repeated="5"/>
          <table:table-cell table:style-name="ce33" table:formula="of:=SUM(['2AResults for P1_(time)'.D129:.G129])" office:value-type="float" office:value="0" calcext:value-type="float">
            <text:p>0,00</text:p>
          </table:table-cell>
          <table:table-cell table:style-name="ce37" table:formula="of:=['2AResults for P1_(time)'.D129]/['2AResults for P1_(time)'.H129]" office:value-type="string" office:string-value="" calcext:value-type="error">
            <text:p>#DIV/0!</text:p>
          </table:table-cell>
          <table:table-cell table:style-name="ce37" table:formula="of:=['2AResults for P1_(time)'.E129]/['2AResults for P1_(time)'.H129]" office:value-type="string" office:string-value="" calcext:value-type="error">
            <text:p>#DIV/0!</text:p>
          </table:table-cell>
          <table:table-cell table:style-name="ce37" table:formula="of:=['2AResults for P1_(time)'.F129]/['2AResults for P1_(time)'.H129]" office:value-type="string" office:string-value="" calcext:value-type="error">
            <text:p>#DIV/0!</text:p>
          </table:table-cell>
          <table:table-cell table:style-name="ce37" table:formula="of:=['2AResults for P1_(time)'.G129]/['2AResults for P1_(time)'.H1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6.tsp</text:p>
          </table:table-cell>
          <table:table-cell table:number-columns-repeated="5"/>
          <table:table-cell table:formula="of:=SUM(['2AResults for P1_(time)'.D130:.G130])" office:value-type="float" office:value="0" calcext:value-type="float">
            <text:p>0,00</text:p>
          </table:table-cell>
          <table:table-cell table:formula="of:=['2AResults for P1_(time)'.D130]/['2AResults for P1_(time)'.H130]" office:value-type="string" office:string-value="" calcext:value-type="error">
            <text:p>#DIV/0!</text:p>
          </table:table-cell>
          <table:table-cell table:formula="of:=['2AResults for P1_(time)'.E130]/['2AResults for P1_(time)'.H130]" office:value-type="string" office:string-value="" calcext:value-type="error">
            <text:p>#DIV/0!</text:p>
          </table:table-cell>
          <table:table-cell table:formula="of:=['2AResults for P1_(time)'.F130]/['2AResults for P1_(time)'.H130]" office:value-type="string" office:string-value="" calcext:value-type="error">
            <text:p>#DIV/0!</text:p>
          </table:table-cell>
          <table:table-cell table:formula="of:=['2AResults for P1_(time)'.G130]/['2AResults for P1_(time)'.H1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style-name="ce33" table:number-columns-repeated="5"/>
          <table:table-cell table:style-name="ce33" table:formula="of:=SUM(['2AResults for P1_(time)'.D131:.G131])" office:value-type="float" office:value="0" calcext:value-type="float">
            <text:p>0,00</text:p>
          </table:table-cell>
          <table:table-cell table:style-name="ce37" table:formula="of:=['2AResults for P1_(time)'.D131]/['2AResults for P1_(time)'.H131]" office:value-type="string" office:string-value="" calcext:value-type="error">
            <text:p>#DIV/0!</text:p>
          </table:table-cell>
          <table:table-cell table:style-name="ce37" table:formula="of:=['2AResults for P1_(time)'.E131]/['2AResults for P1_(time)'.H131]" office:value-type="string" office:string-value="" calcext:value-type="error">
            <text:p>#DIV/0!</text:p>
          </table:table-cell>
          <table:table-cell table:style-name="ce37" table:formula="of:=['2AResults for P1_(time)'.F131]/['2AResults for P1_(time)'.H131]" office:value-type="string" office:string-value="" calcext:value-type="error">
            <text:p>#DIV/0!</text:p>
          </table:table-cell>
          <table:table-cell table:style-name="ce37" table:formula="of:=['2AResults for P1_(time)'.G131]/['2AResults for P1_(time)'.H1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8.tsp</text:p>
          </table:table-cell>
          <table:table-cell table:number-columns-repeated="5"/>
          <table:table-cell table:formula="of:=SUM(['2AResults for P1_(time)'.D132:.G132])" office:value-type="float" office:value="0" calcext:value-type="float">
            <text:p>0,00</text:p>
          </table:table-cell>
          <table:table-cell table:formula="of:=['2AResults for P1_(time)'.D132]/['2AResults for P1_(time)'.H132]" office:value-type="string" office:string-value="" calcext:value-type="error">
            <text:p>#DIV/0!</text:p>
          </table:table-cell>
          <table:table-cell table:formula="of:=['2AResults for P1_(time)'.E132]/['2AResults for P1_(time)'.H132]" office:value-type="string" office:string-value="" calcext:value-type="error">
            <text:p>#DIV/0!</text:p>
          </table:table-cell>
          <table:table-cell table:formula="of:=['2AResults for P1_(time)'.F132]/['2AResults for P1_(time)'.H132]" office:value-type="string" office:string-value="" calcext:value-type="error">
            <text:p>#DIV/0!</text:p>
          </table:table-cell>
          <table:table-cell table:formula="of:=['2AResults for P1_(time)'.G132]/['2AResults for P1_(time)'.H1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style-name="ce33" table:number-columns-repeated="5"/>
          <table:table-cell table:style-name="ce33" table:formula="of:=SUM(['2AResults for P1_(time)'.D133:.G133])" office:value-type="float" office:value="0" calcext:value-type="float">
            <text:p>0,00</text:p>
          </table:table-cell>
          <table:table-cell table:style-name="ce37" table:formula="of:=['2AResults for P1_(time)'.D133]/['2AResults for P1_(time)'.H133]" office:value-type="string" office:string-value="" calcext:value-type="error">
            <text:p>#DIV/0!</text:p>
          </table:table-cell>
          <table:table-cell table:style-name="ce37" table:formula="of:=['2AResults for P1_(time)'.E133]/['2AResults for P1_(time)'.H133]" office:value-type="string" office:string-value="" calcext:value-type="error">
            <text:p>#DIV/0!</text:p>
          </table:table-cell>
          <table:table-cell table:style-name="ce37" table:formula="of:=['2AResults for P1_(time)'.F133]/['2AResults for P1_(time)'.H133]" office:value-type="string" office:string-value="" calcext:value-type="error">
            <text:p>#DIV/0!</text:p>
          </table:table-cell>
          <table:table-cell table:style-name="ce37" table:formula="of:=['2AResults for P1_(time)'.G133]/['2AResults for P1_(time)'.H1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0.tsp</text:p>
          </table:table-cell>
          <table:table-cell table:number-columns-repeated="5"/>
          <table:table-cell table:formula="of:=SUM(['2AResults for P1_(time)'.D134:.G134])" office:value-type="float" office:value="0" calcext:value-type="float">
            <text:p>0,00</text:p>
          </table:table-cell>
          <table:table-cell table:formula="of:=['2AResults for P1_(time)'.D134]/['2AResults for P1_(time)'.H134]" office:value-type="string" office:string-value="" calcext:value-type="error">
            <text:p>#DIV/0!</text:p>
          </table:table-cell>
          <table:table-cell table:formula="of:=['2AResults for P1_(time)'.E134]/['2AResults for P1_(time)'.H134]" office:value-type="string" office:string-value="" calcext:value-type="error">
            <text:p>#DIV/0!</text:p>
          </table:table-cell>
          <table:table-cell table:formula="of:=['2AResults for P1_(time)'.F134]/['2AResults for P1_(time)'.H134]" office:value-type="string" office:string-value="" calcext:value-type="error">
            <text:p>#DIV/0!</text:p>
          </table:table-cell>
          <table:table-cell table:formula="of:=['2AResults for P1_(time)'.G134]/['2AResults for P1_(time)'.H13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style-name="ce33" table:number-columns-repeated="5"/>
          <table:table-cell table:style-name="ce33" table:formula="of:=SUM(['2AResults for P1_(time)'.D135:.G135])" office:value-type="float" office:value="0" calcext:value-type="float">
            <text:p>0,00</text:p>
          </table:table-cell>
          <table:table-cell table:style-name="ce37" table:formula="of:=['2AResults for P1_(time)'.D135]/['2AResults for P1_(time)'.H135]" office:value-type="string" office:string-value="" calcext:value-type="error">
            <text:p>#DIV/0!</text:p>
          </table:table-cell>
          <table:table-cell table:style-name="ce37" table:formula="of:=['2AResults for P1_(time)'.E135]/['2AResults for P1_(time)'.H135]" office:value-type="string" office:string-value="" calcext:value-type="error">
            <text:p>#DIV/0!</text:p>
          </table:table-cell>
          <table:table-cell table:style-name="ce37" table:formula="of:=['2AResults for P1_(time)'.F135]/['2AResults for P1_(time)'.H135]" office:value-type="string" office:string-value="" calcext:value-type="error">
            <text:p>#DIV/0!</text:p>
          </table:table-cell>
          <table:table-cell table:style-name="ce37" table:formula="of:=['2AResults for P1_(time)'.G135]/['2AResults for P1_(time)'.H1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2.tsp</text:p>
          </table:table-cell>
          <table:table-cell table:number-columns-repeated="5"/>
          <table:table-cell table:formula="of:=SUM(['2AResults for P1_(time)'.D136:.G136])" office:value-type="float" office:value="0" calcext:value-type="float">
            <text:p>0,00</text:p>
          </table:table-cell>
          <table:table-cell table:formula="of:=['2AResults for P1_(time)'.D136]/['2AResults for P1_(time)'.H136]" office:value-type="string" office:string-value="" calcext:value-type="error">
            <text:p>#DIV/0!</text:p>
          </table:table-cell>
          <table:table-cell table:formula="of:=['2AResults for P1_(time)'.E136]/['2AResults for P1_(time)'.H136]" office:value-type="string" office:string-value="" calcext:value-type="error">
            <text:p>#DIV/0!</text:p>
          </table:table-cell>
          <table:table-cell table:formula="of:=['2AResults for P1_(time)'.F136]/['2AResults for P1_(time)'.H136]" office:value-type="string" office:string-value="" calcext:value-type="error">
            <text:p>#DIV/0!</text:p>
          </table:table-cell>
          <table:table-cell table:formula="of:=['2AResults for P1_(time)'.G136]/['2AResults for P1_(time)'.H1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style-name="ce33" table:number-columns-repeated="5"/>
          <table:table-cell table:style-name="ce33" table:formula="of:=SUM(['2AResults for P1_(time)'.D137:.G137])" office:value-type="float" office:value="0" calcext:value-type="float">
            <text:p>0,00</text:p>
          </table:table-cell>
          <table:table-cell table:style-name="ce37" table:formula="of:=['2AResults for P1_(time)'.D137]/['2AResults for P1_(time)'.H137]" office:value-type="string" office:string-value="" calcext:value-type="error">
            <text:p>#DIV/0!</text:p>
          </table:table-cell>
          <table:table-cell table:style-name="ce37" table:formula="of:=['2AResults for P1_(time)'.E137]/['2AResults for P1_(time)'.H137]" office:value-type="string" office:string-value="" calcext:value-type="error">
            <text:p>#DIV/0!</text:p>
          </table:table-cell>
          <table:table-cell table:style-name="ce37" table:formula="of:=['2AResults for P1_(time)'.F137]/['2AResults for P1_(time)'.H137]" office:value-type="string" office:string-value="" calcext:value-type="error">
            <text:p>#DIV/0!</text:p>
          </table:table-cell>
          <table:table-cell table:style-name="ce37" table:formula="of:=['2AResults for P1_(time)'.G137]/['2AResults for P1_(time)'.H1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4.tsp</text:p>
          </table:table-cell>
          <table:table-cell table:number-columns-repeated="5"/>
          <table:table-cell table:formula="of:=SUM(['2AResults for P1_(time)'.D138:.G138])" office:value-type="float" office:value="0" calcext:value-type="float">
            <text:p>0,00</text:p>
          </table:table-cell>
          <table:table-cell table:formula="of:=['2AResults for P1_(time)'.D138]/['2AResults for P1_(time)'.H138]" office:value-type="string" office:string-value="" calcext:value-type="error">
            <text:p>#DIV/0!</text:p>
          </table:table-cell>
          <table:table-cell table:formula="of:=['2AResults for P1_(time)'.E138]/['2AResults for P1_(time)'.H138]" office:value-type="string" office:string-value="" calcext:value-type="error">
            <text:p>#DIV/0!</text:p>
          </table:table-cell>
          <table:table-cell table:formula="of:=['2AResults for P1_(time)'.F138]/['2AResults for P1_(time)'.H138]" office:value-type="string" office:string-value="" calcext:value-type="error">
            <text:p>#DIV/0!</text:p>
          </table:table-cell>
          <table:table-cell table:formula="of:=['2AResults for P1_(time)'.G138]/['2AResults for P1_(time)'.H1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style-name="ce33" table:number-columns-repeated="5"/>
          <table:table-cell table:style-name="ce33" table:formula="of:=SUM(['2AResults for P1_(time)'.D139:.G139])" office:value-type="float" office:value="0" calcext:value-type="float">
            <text:p>0,00</text:p>
          </table:table-cell>
          <table:table-cell table:style-name="ce37" table:formula="of:=['2AResults for P1_(time)'.D139]/['2AResults for P1_(time)'.H139]" office:value-type="string" office:string-value="" calcext:value-type="error">
            <text:p>#DIV/0!</text:p>
          </table:table-cell>
          <table:table-cell table:style-name="ce37" table:formula="of:=['2AResults for P1_(time)'.E139]/['2AResults for P1_(time)'.H139]" office:value-type="string" office:string-value="" calcext:value-type="error">
            <text:p>#DIV/0!</text:p>
          </table:table-cell>
          <table:table-cell table:style-name="ce37" table:formula="of:=['2AResults for P1_(time)'.F139]/['2AResults for P1_(time)'.H139]" office:value-type="string" office:string-value="" calcext:value-type="error">
            <text:p>#DIV/0!</text:p>
          </table:table-cell>
          <table:table-cell table:style-name="ce37" table:formula="of:=['2AResults for P1_(time)'.G139]/['2AResults for P1_(time)'.H1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6.tsp</text:p>
          </table:table-cell>
          <table:table-cell table:number-columns-repeated="5"/>
          <table:table-cell table:formula="of:=SUM(['2AResults for P1_(time)'.D140:.G140])" office:value-type="float" office:value="0" calcext:value-type="float">
            <text:p>0,00</text:p>
          </table:table-cell>
          <table:table-cell table:formula="of:=['2AResults for P1_(time)'.D140]/['2AResults for P1_(time)'.H140]" office:value-type="string" office:string-value="" calcext:value-type="error">
            <text:p>#DIV/0!</text:p>
          </table:table-cell>
          <table:table-cell table:formula="of:=['2AResults for P1_(time)'.E140]/['2AResults for P1_(time)'.H140]" office:value-type="string" office:string-value="" calcext:value-type="error">
            <text:p>#DIV/0!</text:p>
          </table:table-cell>
          <table:table-cell table:formula="of:=['2AResults for P1_(time)'.F140]/['2AResults for P1_(time)'.H140]" office:value-type="string" office:string-value="" calcext:value-type="error">
            <text:p>#DIV/0!</text:p>
          </table:table-cell>
          <table:table-cell table:formula="of:=['2AResults for P1_(time)'.G140]/['2AResults for P1_(time)'.H1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style-name="ce33" table:number-columns-repeated="5"/>
          <table:table-cell table:style-name="ce33" table:formula="of:=SUM(['2AResults for P1_(time)'.D141:.G141])" office:value-type="float" office:value="0" calcext:value-type="float">
            <text:p>0,00</text:p>
          </table:table-cell>
          <table:table-cell table:style-name="ce37" table:formula="of:=['2AResults for P1_(time)'.D141]/['2AResults for P1_(time)'.H141]" office:value-type="string" office:string-value="" calcext:value-type="error">
            <text:p>#DIV/0!</text:p>
          </table:table-cell>
          <table:table-cell table:style-name="ce37" table:formula="of:=['2AResults for P1_(time)'.E141]/['2AResults for P1_(time)'.H141]" office:value-type="string" office:string-value="" calcext:value-type="error">
            <text:p>#DIV/0!</text:p>
          </table:table-cell>
          <table:table-cell table:style-name="ce37" table:formula="of:=['2AResults for P1_(time)'.F141]/['2AResults for P1_(time)'.H141]" office:value-type="string" office:string-value="" calcext:value-type="error">
            <text:p>#DIV/0!</text:p>
          </table:table-cell>
          <table:table-cell table:style-name="ce37" table:formula="of:=['2AResults for P1_(time)'.G141]/['2AResults for P1_(time)'.H1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8.tsp</text:p>
          </table:table-cell>
          <table:table-cell table:number-columns-repeated="5"/>
          <table:table-cell table:formula="of:=SUM(['2AResults for P1_(time)'.D142:.G142])" office:value-type="float" office:value="0" calcext:value-type="float">
            <text:p>0,00</text:p>
          </table:table-cell>
          <table:table-cell table:formula="of:=['2AResults for P1_(time)'.D142]/['2AResults for P1_(time)'.H142]" office:value-type="string" office:string-value="" calcext:value-type="error">
            <text:p>#DIV/0!</text:p>
          </table:table-cell>
          <table:table-cell table:formula="of:=['2AResults for P1_(time)'.E142]/['2AResults for P1_(time)'.H142]" office:value-type="string" office:string-value="" calcext:value-type="error">
            <text:p>#DIV/0!</text:p>
          </table:table-cell>
          <table:table-cell table:formula="of:=['2AResults for P1_(time)'.F142]/['2AResults for P1_(time)'.H142]" office:value-type="string" office:string-value="" calcext:value-type="error">
            <text:p>#DIV/0!</text:p>
          </table:table-cell>
          <table:table-cell table:formula="of:=['2AResults for P1_(time)'.G142]/['2AResults for P1_(time)'.H1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style-name="ce33" table:number-columns-repeated="5"/>
          <table:table-cell table:style-name="ce33" table:formula="of:=SUM(['2AResults for P1_(time)'.D143:.G143])" office:value-type="float" office:value="0" calcext:value-type="float">
            <text:p>0,00</text:p>
          </table:table-cell>
          <table:table-cell table:style-name="ce37" table:formula="of:=['2AResults for P1_(time)'.D143]/['2AResults for P1_(time)'.H143]" office:value-type="string" office:string-value="" calcext:value-type="error">
            <text:p>#DIV/0!</text:p>
          </table:table-cell>
          <table:table-cell table:style-name="ce37" table:formula="of:=['2AResults for P1_(time)'.E143]/['2AResults for P1_(time)'.H143]" office:value-type="string" office:string-value="" calcext:value-type="error">
            <text:p>#DIV/0!</text:p>
          </table:table-cell>
          <table:table-cell table:style-name="ce37" table:formula="of:=['2AResults for P1_(time)'.F143]/['2AResults for P1_(time)'.H143]" office:value-type="string" office:string-value="" calcext:value-type="error">
            <text:p>#DIV/0!</text:p>
          </table:table-cell>
          <table:table-cell table:style-name="ce37" table:formula="of:=['2AResults for P1_(time)'.G143]/['2AResults for P1_(time)'.H1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0.tsp</text:p>
          </table:table-cell>
          <table:table-cell table:number-columns-repeated="5"/>
          <table:table-cell table:formula="of:=SUM(['2AResults for P1_(time)'.D144:.G144])" office:value-type="float" office:value="0" calcext:value-type="float">
            <text:p>0,00</text:p>
          </table:table-cell>
          <table:table-cell table:formula="of:=['2AResults for P1_(time)'.D144]/['2AResults for P1_(time)'.H144]" office:value-type="string" office:string-value="" calcext:value-type="error">
            <text:p>#DIV/0!</text:p>
          </table:table-cell>
          <table:table-cell table:formula="of:=['2AResults for P1_(time)'.E144]/['2AResults for P1_(time)'.H144]" office:value-type="string" office:string-value="" calcext:value-type="error">
            <text:p>#DIV/0!</text:p>
          </table:table-cell>
          <table:table-cell table:formula="of:=['2AResults for P1_(time)'.F144]/['2AResults for P1_(time)'.H144]" office:value-type="string" office:string-value="" calcext:value-type="error">
            <text:p>#DIV/0!</text:p>
          </table:table-cell>
          <table:table-cell table:formula="of:=['2AResults for P1_(time)'.G144]/['2AResults for P1_(time)'.H1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style-name="ce33" table:number-columns-repeated="5"/>
          <table:table-cell table:style-name="ce33" table:formula="of:=SUM(['2AResults for P1_(time)'.D145:.G145])" office:value-type="float" office:value="0" calcext:value-type="float">
            <text:p>0,00</text:p>
          </table:table-cell>
          <table:table-cell table:style-name="ce37" table:formula="of:=['2AResults for P1_(time)'.D145]/['2AResults for P1_(time)'.H145]" office:value-type="string" office:string-value="" calcext:value-type="error">
            <text:p>#DIV/0!</text:p>
          </table:table-cell>
          <table:table-cell table:style-name="ce37" table:formula="of:=['2AResults for P1_(time)'.E145]/['2AResults for P1_(time)'.H145]" office:value-type="string" office:string-value="" calcext:value-type="error">
            <text:p>#DIV/0!</text:p>
          </table:table-cell>
          <table:table-cell table:style-name="ce37" table:formula="of:=['2AResults for P1_(time)'.F145]/['2AResults for P1_(time)'.H145]" office:value-type="string" office:string-value="" calcext:value-type="error">
            <text:p>#DIV/0!</text:p>
          </table:table-cell>
          <table:table-cell table:style-name="ce37" table:formula="of:=['2AResults for P1_(time)'.G145]/['2AResults for P1_(time)'.H14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2.tsp</text:p>
          </table:table-cell>
          <table:table-cell table:number-columns-repeated="5"/>
          <table:table-cell table:formula="of:=SUM(['2AResults for P1_(time)'.D146:.G146])" office:value-type="float" office:value="0" calcext:value-type="float">
            <text:p>0,00</text:p>
          </table:table-cell>
          <table:table-cell table:formula="of:=['2AResults for P1_(time)'.D146]/['2AResults for P1_(time)'.H146]" office:value-type="string" office:string-value="" calcext:value-type="error">
            <text:p>#DIV/0!</text:p>
          </table:table-cell>
          <table:table-cell table:formula="of:=['2AResults for P1_(time)'.E146]/['2AResults for P1_(time)'.H146]" office:value-type="string" office:string-value="" calcext:value-type="error">
            <text:p>#DIV/0!</text:p>
          </table:table-cell>
          <table:table-cell table:formula="of:=['2AResults for P1_(time)'.F146]/['2AResults for P1_(time)'.H146]" office:value-type="string" office:string-value="" calcext:value-type="error">
            <text:p>#DIV/0!</text:p>
          </table:table-cell>
          <table:table-cell table:formula="of:=['2AResults for P1_(time)'.G146]/['2AResults for P1_(time)'.H14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style-name="ce33" table:number-columns-repeated="5"/>
          <table:table-cell table:style-name="ce33" table:formula="of:=SUM(['2AResults for P1_(time)'.D147:.G147])" office:value-type="float" office:value="0" calcext:value-type="float">
            <text:p>0,00</text:p>
          </table:table-cell>
          <table:table-cell table:style-name="ce37" table:formula="of:=['2AResults for P1_(time)'.D147]/['2AResults for P1_(time)'.H147]" office:value-type="string" office:string-value="" calcext:value-type="error">
            <text:p>#DIV/0!</text:p>
          </table:table-cell>
          <table:table-cell table:style-name="ce37" table:formula="of:=['2AResults for P1_(time)'.E147]/['2AResults for P1_(time)'.H147]" office:value-type="string" office:string-value="" calcext:value-type="error">
            <text:p>#DIV/0!</text:p>
          </table:table-cell>
          <table:table-cell table:style-name="ce37" table:formula="of:=['2AResults for P1_(time)'.F147]/['2AResults for P1_(time)'.H147]" office:value-type="string" office:string-value="" calcext:value-type="error">
            <text:p>#DIV/0!</text:p>
          </table:table-cell>
          <table:table-cell table:style-name="ce37" table:formula="of:=['2AResults for P1_(time)'.G147]/['2AResults for P1_(time)'.H1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4.tsp</text:p>
          </table:table-cell>
          <table:table-cell table:number-columns-repeated="5"/>
          <table:table-cell table:formula="of:=SUM(['2AResults for P1_(time)'.D148:.G148])" office:value-type="float" office:value="0" calcext:value-type="float">
            <text:p>0,00</text:p>
          </table:table-cell>
          <table:table-cell table:formula="of:=['2AResults for P1_(time)'.D148]/['2AResults for P1_(time)'.H148]" office:value-type="string" office:string-value="" calcext:value-type="error">
            <text:p>#DIV/0!</text:p>
          </table:table-cell>
          <table:table-cell table:formula="of:=['2AResults for P1_(time)'.E148]/['2AResults for P1_(time)'.H148]" office:value-type="string" office:string-value="" calcext:value-type="error">
            <text:p>#DIV/0!</text:p>
          </table:table-cell>
          <table:table-cell table:formula="of:=['2AResults for P1_(time)'.F148]/['2AResults for P1_(time)'.H148]" office:value-type="string" office:string-value="" calcext:value-type="error">
            <text:p>#DIV/0!</text:p>
          </table:table-cell>
          <table:table-cell table:formula="of:=['2AResults for P1_(time)'.G148]/['2AResults for P1_(time)'.H14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style-name="ce33" table:number-columns-repeated="5"/>
          <table:table-cell table:style-name="ce33" table:formula="of:=SUM(['2AResults for P1_(time)'.D149:.G149])" office:value-type="float" office:value="0" calcext:value-type="float">
            <text:p>0,00</text:p>
          </table:table-cell>
          <table:table-cell table:style-name="ce37" table:formula="of:=['2AResults for P1_(time)'.D149]/['2AResults for P1_(time)'.H149]" office:value-type="string" office:string-value="" calcext:value-type="error">
            <text:p>#DIV/0!</text:p>
          </table:table-cell>
          <table:table-cell table:style-name="ce37" table:formula="of:=['2AResults for P1_(time)'.E149]/['2AResults for P1_(time)'.H149]" office:value-type="string" office:string-value="" calcext:value-type="error">
            <text:p>#DIV/0!</text:p>
          </table:table-cell>
          <table:table-cell table:style-name="ce37" table:formula="of:=['2AResults for P1_(time)'.F149]/['2AResults for P1_(time)'.H149]" office:value-type="string" office:string-value="" calcext:value-type="error">
            <text:p>#DIV/0!</text:p>
          </table:table-cell>
          <table:table-cell table:style-name="ce37" table:formula="of:=['2AResults for P1_(time)'.G149]/['2AResults for P1_(time)'.H1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6.tsp</text:p>
          </table:table-cell>
          <table:table-cell table:number-columns-repeated="5"/>
          <table:table-cell table:formula="of:=SUM(['2AResults for P1_(time)'.D150:.G150])" office:value-type="float" office:value="0" calcext:value-type="float">
            <text:p>0,00</text:p>
          </table:table-cell>
          <table:table-cell table:formula="of:=['2AResults for P1_(time)'.D150]/['2AResults for P1_(time)'.H150]" office:value-type="string" office:string-value="" calcext:value-type="error">
            <text:p>#DIV/0!</text:p>
          </table:table-cell>
          <table:table-cell table:formula="of:=['2AResults for P1_(time)'.E150]/['2AResults for P1_(time)'.H150]" office:value-type="string" office:string-value="" calcext:value-type="error">
            <text:p>#DIV/0!</text:p>
          </table:table-cell>
          <table:table-cell table:formula="of:=['2AResults for P1_(time)'.F150]/['2AResults for P1_(time)'.H150]" office:value-type="string" office:string-value="" calcext:value-type="error">
            <text:p>#DIV/0!</text:p>
          </table:table-cell>
          <table:table-cell table:formula="of:=['2AResults for P1_(time)'.G150]/['2AResults for P1_(time)'.H1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style-name="ce33" table:number-columns-repeated="5"/>
          <table:table-cell table:style-name="ce33" table:formula="of:=SUM(['2AResults for P1_(time)'.D151:.G151])" office:value-type="float" office:value="0" calcext:value-type="float">
            <text:p>0,00</text:p>
          </table:table-cell>
          <table:table-cell table:style-name="ce37" table:formula="of:=['2AResults for P1_(time)'.D151]/['2AResults for P1_(time)'.H151]" office:value-type="string" office:string-value="" calcext:value-type="error">
            <text:p>#DIV/0!</text:p>
          </table:table-cell>
          <table:table-cell table:style-name="ce37" table:formula="of:=['2AResults for P1_(time)'.E151]/['2AResults for P1_(time)'.H151]" office:value-type="string" office:string-value="" calcext:value-type="error">
            <text:p>#DIV/0!</text:p>
          </table:table-cell>
          <table:table-cell table:style-name="ce37" table:formula="of:=['2AResults for P1_(time)'.F151]/['2AResults for P1_(time)'.H151]" office:value-type="string" office:string-value="" calcext:value-type="error">
            <text:p>#DIV/0!</text:p>
          </table:table-cell>
          <table:table-cell table:style-name="ce37" table:formula="of:=['2AResults for P1_(time)'.G151]/['2AResults for P1_(time)'.H1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8.tsp</text:p>
          </table:table-cell>
          <table:table-cell table:number-columns-repeated="5"/>
          <table:table-cell table:formula="of:=SUM(['2AResults for P1_(time)'.D152:.G152])" office:value-type="float" office:value="0" calcext:value-type="float">
            <text:p>0,00</text:p>
          </table:table-cell>
          <table:table-cell table:formula="of:=['2AResults for P1_(time)'.D152]/['2AResults for P1_(time)'.H152]" office:value-type="string" office:string-value="" calcext:value-type="error">
            <text:p>#DIV/0!</text:p>
          </table:table-cell>
          <table:table-cell table:formula="of:=['2AResults for P1_(time)'.E152]/['2AResults for P1_(time)'.H152]" office:value-type="string" office:string-value="" calcext:value-type="error">
            <text:p>#DIV/0!</text:p>
          </table:table-cell>
          <table:table-cell table:formula="of:=['2AResults for P1_(time)'.F152]/['2AResults for P1_(time)'.H152]" office:value-type="string" office:string-value="" calcext:value-type="error">
            <text:p>#DIV/0!</text:p>
          </table:table-cell>
          <table:table-cell table:formula="of:=['2AResults for P1_(time)'.G152]/['2AResults for P1_(time)'.H1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style-name="ce33" table:number-columns-repeated="5"/>
          <table:table-cell table:style-name="ce33" table:formula="of:=SUM(['2AResults for P1_(time)'.D153:.G153])" office:value-type="float" office:value="0" calcext:value-type="float">
            <text:p>0,00</text:p>
          </table:table-cell>
          <table:table-cell table:style-name="ce37" table:formula="of:=['2AResults for P1_(time)'.D153]/['2AResults for P1_(time)'.H153]" office:value-type="string" office:string-value="" calcext:value-type="error">
            <text:p>#DIV/0!</text:p>
          </table:table-cell>
          <table:table-cell table:style-name="ce37" table:formula="of:=['2AResults for P1_(time)'.E153]/['2AResults for P1_(time)'.H153]" office:value-type="string" office:string-value="" calcext:value-type="error">
            <text:p>#DIV/0!</text:p>
          </table:table-cell>
          <table:table-cell table:style-name="ce37" table:formula="of:=['2AResults for P1_(time)'.F153]/['2AResults for P1_(time)'.H153]" office:value-type="string" office:string-value="" calcext:value-type="error">
            <text:p>#DIV/0!</text:p>
          </table:table-cell>
          <table:table-cell table:style-name="ce37" table:formula="of:=['2AResults for P1_(time)'.G153]/['2AResults for P1_(time)'.H1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0.tsp</text:p>
          </table:table-cell>
          <table:table-cell table:number-columns-repeated="5"/>
          <table:table-cell table:formula="of:=SUM(['2AResults for P1_(time)'.D154:.G154])" office:value-type="float" office:value="0" calcext:value-type="float">
            <text:p>0,00</text:p>
          </table:table-cell>
          <table:table-cell table:formula="of:=['2AResults for P1_(time)'.D154]/['2AResults for P1_(time)'.H154]" office:value-type="string" office:string-value="" calcext:value-type="error">
            <text:p>#DIV/0!</text:p>
          </table:table-cell>
          <table:table-cell table:formula="of:=['2AResults for P1_(time)'.E154]/['2AResults for P1_(time)'.H154]" office:value-type="string" office:string-value="" calcext:value-type="error">
            <text:p>#DIV/0!</text:p>
          </table:table-cell>
          <table:table-cell table:formula="of:=['2AResults for P1_(time)'.F154]/['2AResults for P1_(time)'.H154]" office:value-type="string" office:string-value="" calcext:value-type="error">
            <text:p>#DIV/0!</text:p>
          </table:table-cell>
          <table:table-cell table:formula="of:=['2AResults for P1_(time)'.G154]/['2AResults for P1_(time)'.H15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style-name="ce33" table:number-columns-repeated="5"/>
          <table:table-cell table:style-name="ce33" table:formula="of:=SUM(['2AResults for P1_(time)'.D155:.G155])" office:value-type="float" office:value="0" calcext:value-type="float">
            <text:p>0,00</text:p>
          </table:table-cell>
          <table:table-cell table:style-name="ce37" table:formula="of:=['2AResults for P1_(time)'.D155]/['2AResults for P1_(time)'.H155]" office:value-type="string" office:string-value="" calcext:value-type="error">
            <text:p>#DIV/0!</text:p>
          </table:table-cell>
          <table:table-cell table:style-name="ce37" table:formula="of:=['2AResults for P1_(time)'.E155]/['2AResults for P1_(time)'.H155]" office:value-type="string" office:string-value="" calcext:value-type="error">
            <text:p>#DIV/0!</text:p>
          </table:table-cell>
          <table:table-cell table:style-name="ce37" table:formula="of:=['2AResults for P1_(time)'.F155]/['2AResults for P1_(time)'.H155]" office:value-type="string" office:string-value="" calcext:value-type="error">
            <text:p>#DIV/0!</text:p>
          </table:table-cell>
          <table:table-cell table:style-name="ce37" table:formula="of:=['2AResults for P1_(time)'.G155]/['2AResults for P1_(time)'.H1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2.tsp</text:p>
          </table:table-cell>
          <table:table-cell table:number-columns-repeated="5"/>
          <table:table-cell table:formula="of:=SUM(['2AResults for P1_(time)'.D156:.G156])" office:value-type="float" office:value="0" calcext:value-type="float">
            <text:p>0,00</text:p>
          </table:table-cell>
          <table:table-cell table:formula="of:=['2AResults for P1_(time)'.D156]/['2AResults for P1_(time)'.H156]" office:value-type="string" office:string-value="" calcext:value-type="error">
            <text:p>#DIV/0!</text:p>
          </table:table-cell>
          <table:table-cell table:formula="of:=['2AResults for P1_(time)'.E156]/['2AResults for P1_(time)'.H156]" office:value-type="string" office:string-value="" calcext:value-type="error">
            <text:p>#DIV/0!</text:p>
          </table:table-cell>
          <table:table-cell table:formula="of:=['2AResults for P1_(time)'.F156]/['2AResults for P1_(time)'.H156]" office:value-type="string" office:string-value="" calcext:value-type="error">
            <text:p>#DIV/0!</text:p>
          </table:table-cell>
          <table:table-cell table:formula="of:=['2AResults for P1_(time)'.G156]/['2AResults for P1_(time)'.H1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style-name="ce33" table:number-columns-repeated="5"/>
          <table:table-cell table:style-name="ce33" table:formula="of:=SUM(['2AResults for P1_(time)'.D157:.G157])" office:value-type="float" office:value="0" calcext:value-type="float">
            <text:p>0,00</text:p>
          </table:table-cell>
          <table:table-cell table:style-name="ce37" table:formula="of:=['2AResults for P1_(time)'.D157]/['2AResults for P1_(time)'.H157]" office:value-type="string" office:string-value="" calcext:value-type="error">
            <text:p>#DIV/0!</text:p>
          </table:table-cell>
          <table:table-cell table:style-name="ce37" table:formula="of:=['2AResults for P1_(time)'.E157]/['2AResults for P1_(time)'.H157]" office:value-type="string" office:string-value="" calcext:value-type="error">
            <text:p>#DIV/0!</text:p>
          </table:table-cell>
          <table:table-cell table:style-name="ce37" table:formula="of:=['2AResults for P1_(time)'.F157]/['2AResults for P1_(time)'.H157]" office:value-type="string" office:string-value="" calcext:value-type="error">
            <text:p>#DIV/0!</text:p>
          </table:table-cell>
          <table:table-cell table:style-name="ce37" table:formula="of:=['2AResults for P1_(time)'.G157]/['2AResults for P1_(time)'.H15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4.tsp</text:p>
          </table:table-cell>
          <table:table-cell table:number-columns-repeated="5"/>
          <table:table-cell table:formula="of:=SUM(['2AResults for P1_(time)'.D158:.G158])" office:value-type="float" office:value="0" calcext:value-type="float">
            <text:p>0,00</text:p>
          </table:table-cell>
          <table:table-cell table:formula="of:=['2AResults for P1_(time)'.D158]/['2AResults for P1_(time)'.H158]" office:value-type="string" office:string-value="" calcext:value-type="error">
            <text:p>#DIV/0!</text:p>
          </table:table-cell>
          <table:table-cell table:formula="of:=['2AResults for P1_(time)'.E158]/['2AResults for P1_(time)'.H158]" office:value-type="string" office:string-value="" calcext:value-type="error">
            <text:p>#DIV/0!</text:p>
          </table:table-cell>
          <table:table-cell table:formula="of:=['2AResults for P1_(time)'.F158]/['2AResults for P1_(time)'.H158]" office:value-type="string" office:string-value="" calcext:value-type="error">
            <text:p>#DIV/0!</text:p>
          </table:table-cell>
          <table:table-cell table:formula="of:=['2AResults for P1_(time)'.G158]/['2AResults for P1_(time)'.H1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style-name="ce33" table:number-columns-repeated="5"/>
          <table:table-cell table:style-name="ce33" table:formula="of:=SUM(['2AResults for P1_(time)'.D159:.G159])" office:value-type="float" office:value="0" calcext:value-type="float">
            <text:p>0,00</text:p>
          </table:table-cell>
          <table:table-cell table:style-name="ce37" table:formula="of:=['2AResults for P1_(time)'.D159]/['2AResults for P1_(time)'.H159]" office:value-type="string" office:string-value="" calcext:value-type="error">
            <text:p>#DIV/0!</text:p>
          </table:table-cell>
          <table:table-cell table:style-name="ce37" table:formula="of:=['2AResults for P1_(time)'.E159]/['2AResults for P1_(time)'.H159]" office:value-type="string" office:string-value="" calcext:value-type="error">
            <text:p>#DIV/0!</text:p>
          </table:table-cell>
          <table:table-cell table:style-name="ce37" table:formula="of:=['2AResults for P1_(time)'.F159]/['2AResults for P1_(time)'.H159]" office:value-type="string" office:string-value="" calcext:value-type="error">
            <text:p>#DIV/0!</text:p>
          </table:table-cell>
          <table:table-cell table:style-name="ce37" table:formula="of:=['2AResults for P1_(time)'.G159]/['2AResults for P1_(time)'.H15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6.tsp</text:p>
          </table:table-cell>
          <table:table-cell table:number-columns-repeated="5"/>
          <table:table-cell table:formula="of:=SUM(['2AResults for P1_(time)'.D160:.G160])" office:value-type="float" office:value="0" calcext:value-type="float">
            <text:p>0,00</text:p>
          </table:table-cell>
          <table:table-cell table:formula="of:=['2AResults for P1_(time)'.D160]/['2AResults for P1_(time)'.H160]" office:value-type="string" office:string-value="" calcext:value-type="error">
            <text:p>#DIV/0!</text:p>
          </table:table-cell>
          <table:table-cell table:formula="of:=['2AResults for P1_(time)'.E160]/['2AResults for P1_(time)'.H160]" office:value-type="string" office:string-value="" calcext:value-type="error">
            <text:p>#DIV/0!</text:p>
          </table:table-cell>
          <table:table-cell table:formula="of:=['2AResults for P1_(time)'.F160]/['2AResults for P1_(time)'.H160]" office:value-type="string" office:string-value="" calcext:value-type="error">
            <text:p>#DIV/0!</text:p>
          </table:table-cell>
          <table:table-cell table:formula="of:=['2AResults for P1_(time)'.G160]/['2AResults for P1_(time)'.H1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style-name="ce33" table:number-columns-repeated="5"/>
          <table:table-cell table:style-name="ce33" table:formula="of:=SUM(['2AResults for P1_(time)'.D161:.G161])" office:value-type="float" office:value="0" calcext:value-type="float">
            <text:p>0,00</text:p>
          </table:table-cell>
          <table:table-cell table:style-name="ce37" table:formula="of:=['2AResults for P1_(time)'.D161]/['2AResults for P1_(time)'.H161]" office:value-type="string" office:string-value="" calcext:value-type="error">
            <text:p>#DIV/0!</text:p>
          </table:table-cell>
          <table:table-cell table:style-name="ce37" table:formula="of:=['2AResults for P1_(time)'.E161]/['2AResults for P1_(time)'.H161]" office:value-type="string" office:string-value="" calcext:value-type="error">
            <text:p>#DIV/0!</text:p>
          </table:table-cell>
          <table:table-cell table:style-name="ce37" table:formula="of:=['2AResults for P1_(time)'.F161]/['2AResults for P1_(time)'.H161]" office:value-type="string" office:string-value="" calcext:value-type="error">
            <text:p>#DIV/0!</text:p>
          </table:table-cell>
          <table:table-cell table:style-name="ce37" table:formula="of:=['2AResults for P1_(time)'.G161]/['2AResults for P1_(time)'.H1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8.tsp</text:p>
          </table:table-cell>
          <table:table-cell table:number-columns-repeated="5"/>
          <table:table-cell table:formula="of:=SUM(['2AResults for P1_(time)'.D162:.G162])" office:value-type="float" office:value="0" calcext:value-type="float">
            <text:p>0,00</text:p>
          </table:table-cell>
          <table:table-cell table:formula="of:=['2AResults for P1_(time)'.D162]/['2AResults for P1_(time)'.H162]" office:value-type="string" office:string-value="" calcext:value-type="error">
            <text:p>#DIV/0!</text:p>
          </table:table-cell>
          <table:table-cell table:formula="of:=['2AResults for P1_(time)'.E162]/['2AResults for P1_(time)'.H162]" office:value-type="string" office:string-value="" calcext:value-type="error">
            <text:p>#DIV/0!</text:p>
          </table:table-cell>
          <table:table-cell table:formula="of:=['2AResults for P1_(time)'.F162]/['2AResults for P1_(time)'.H162]" office:value-type="string" office:string-value="" calcext:value-type="error">
            <text:p>#DIV/0!</text:p>
          </table:table-cell>
          <table:table-cell table:formula="of:=['2AResults for P1_(time)'.G162]/['2AResults for P1_(time)'.H1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style-name="ce33" table:number-columns-repeated="5"/>
          <table:table-cell table:style-name="ce33" table:formula="of:=SUM(['2AResults for P1_(time)'.D163:.G163])" office:value-type="float" office:value="0" calcext:value-type="float">
            <text:p>0,00</text:p>
          </table:table-cell>
          <table:table-cell table:style-name="ce37" table:formula="of:=['2AResults for P1_(time)'.D163]/['2AResults for P1_(time)'.H163]" office:value-type="string" office:string-value="" calcext:value-type="error">
            <text:p>#DIV/0!</text:p>
          </table:table-cell>
          <table:table-cell table:style-name="ce37" table:formula="of:=['2AResults for P1_(time)'.E163]/['2AResults for P1_(time)'.H163]" office:value-type="string" office:string-value="" calcext:value-type="error">
            <text:p>#DIV/0!</text:p>
          </table:table-cell>
          <table:table-cell table:style-name="ce37" table:formula="of:=['2AResults for P1_(time)'.F163]/['2AResults for P1_(time)'.H163]" office:value-type="string" office:string-value="" calcext:value-type="error">
            <text:p>#DIV/0!</text:p>
          </table:table-cell>
          <table:table-cell table:style-name="ce37" table:formula="of:=['2AResults for P1_(time)'.G163]/['2AResults for P1_(time)'.H163]" office:value-type="string" office:string-value="" calcext:value-type="error">
            <text:p>#DIV/0!</text:p>
          </table:table-cell>
        </table:table-row>
      </table:table>
      <table:table table:name="2AResults for P1_(dist)" table:style-name="ta3">
        <table:table-column table:style-name="co2" table:default-cell-style-name="ce27"/>
        <table:table-column table:style-name="co3" table:default-cell-style-name="ce29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24" table:default-cell-style-name="ce36"/>
        <table:table-row table:style-name="ro3">
          <table:table-cell table:style-name="ce41" office:value-type="string" calcext:value-type="string">
            <text:p>Class</text:p>
          </table:table-cell>
          <table:table-cell table:style-name="ce41" office:value-type="string" calcext:value-type="string">
            <text:p>Instance</text:p>
          </table:table-cell>
          <table:table-cell table:style-name="ce41" office:value-type="string" calcext:value-type="string">
            <text:p>Total profit</text:p>
          </table:table-cell>
          <table:table-cell table:style-name="ce41" office:value-type="string" calcext:value-type="string">
            <text:p>d pass (km)</text:p>
          </table:table-cell>
          <table:table-cell table:style-name="ce41" office:value-type="string" calcext:value-type="string">
            <text:p>d parcel (km)</text:p>
          </table:table-cell>
          <table:table-cell table:style-name="ce41" office:value-type="string" calcext:value-type="string">
            <text:p>d pass+parc (km)</text:p>
          </table:table-cell>
          <table:table-cell table:style-name="ce41" office:value-type="string" calcext:value-type="string">
            <text:p>d idle (km)</text:p>
          </table:table-cell>
          <table:table-cell table:style-name="ce41" office:value-type="string" calcext:value-type="string">
            <text:p>Total dist (km)</text:p>
          </table:table-cell>
          <table:table-cell table:style-name="ce41" office:value-type="string" calcext:value-type="string">
            <text:p>d pass (%)</text:p>
          </table:table-cell>
          <table:table-cell table:style-name="ce41" office:value-type="string" calcext:value-type="string">
            <text:p>d parcel (%)</text:p>
          </table:table-cell>
          <table:table-cell table:style-name="ce41" office:value-type="string" calcext:value-type="string">
            <text:p>d pass+parc (%)</text:p>
          </table:table-cell>
          <table:table-cell table:style-name="ce41" office:value-type="string" calcext:value-type="string">
            <text:p>d idle (%)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style-name="ce28" table:formula="of:=['2AResults for P1_(time)'.C2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'2AResults for P1_(dist)'.D2:.G2])" office:value-type="float" office:value="0" calcext:value-type="float">
            <text:p>0</text:p>
          </table:table-cell>
          <table:table-cell table:style-name="ce28" table:formula="of:=['2AResults for P1_(dist)'.D2]/['2AResults for P1_(dist)'.H2]" office:value-type="string" office:string-value="" calcext:value-type="error">
            <text:p>#DIV/0!</text:p>
          </table:table-cell>
          <table:table-cell table:style-name="ce28" table:formula="of:=['2AResults for P1_(dist)'.E2]/['2AResults for P1_(dist)'.H2]" office:value-type="string" office:string-value="" calcext:value-type="error">
            <text:p>#DIV/0!</text:p>
          </table:table-cell>
          <table:table-cell table:style-name="ce28" table:formula="of:=['2AResults for P1_(dist)'.F2]/['2AResults for P1_(dist)'.H2]" office:value-type="string" office:string-value="" calcext:value-type="error">
            <text:p>#DIV/0!</text:p>
          </table:table-cell>
          <table:table-cell table:style-name="ce28" table:formula="of:=['2AResults for P1_(dist)'.G2]/['2AResults for P1_(dist)'.H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style-name="ce26" table:formula="of:=['2AResults for P1_(time)'.C3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'2AResults for P1_(dist)'.D3:.G3])" office:value-type="float" office:value="0" calcext:value-type="float">
            <text:p>0</text:p>
          </table:table-cell>
          <table:table-cell table:style-name="ce26" table:formula="of:=['2AResults for P1_(dist)'.D3]/['2AResults for P1_(dist)'.H3]" office:value-type="string" office:string-value="" calcext:value-type="error">
            <text:p>#DIV/0!</text:p>
          </table:table-cell>
          <table:table-cell table:style-name="ce26" table:formula="of:=['2AResults for P1_(dist)'.E3]/['2AResults for P1_(dist)'.H3]" office:value-type="string" office:string-value="" calcext:value-type="error">
            <text:p>#DIV/0!</text:p>
          </table:table-cell>
          <table:table-cell table:style-name="ce26" table:formula="of:=['2AResults for P1_(dist)'.F3]/['2AResults for P1_(dist)'.H3]" office:value-type="string" office:string-value="" calcext:value-type="error">
            <text:p>#DIV/0!</text:p>
          </table:table-cell>
          <table:table-cell table:style-name="ce26" table:formula="of:=['2AResults for P1_(dist)'.G3]/['2AResults for P1_(dist)'.H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style-name="ce28" table:formula="of:=['2AResults for P1_(time)'.C4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'2AResults for P1_(dist)'.D4:.G4])" office:value-type="float" office:value="0" calcext:value-type="float">
            <text:p>0</text:p>
          </table:table-cell>
          <table:table-cell table:style-name="ce28" table:formula="of:=['2AResults for P1_(dist)'.D4]/['2AResults for P1_(dist)'.H4]" office:value-type="string" office:string-value="" calcext:value-type="error">
            <text:p>#DIV/0!</text:p>
          </table:table-cell>
          <table:table-cell table:style-name="ce28" table:formula="of:=['2AResults for P1_(dist)'.E4]/['2AResults for P1_(dist)'.H4]" office:value-type="string" office:string-value="" calcext:value-type="error">
            <text:p>#DIV/0!</text:p>
          </table:table-cell>
          <table:table-cell table:style-name="ce28" table:formula="of:=['2AResults for P1_(dist)'.F4]/['2AResults for P1_(dist)'.H4]" office:value-type="string" office:string-value="" calcext:value-type="error">
            <text:p>#DIV/0!</text:p>
          </table:table-cell>
          <table:table-cell table:style-name="ce28" table:formula="of:=['2AResults for P1_(dist)'.G4]/['2AResults for P1_(dist)'.H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style-name="ce26" table:formula="of:=['2AResults for P1_(time)'.C5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'2AResults for P1_(dist)'.D5:.G5])" office:value-type="float" office:value="0" calcext:value-type="float">
            <text:p>0</text:p>
          </table:table-cell>
          <table:table-cell table:style-name="ce26" table:formula="of:=['2AResults for P1_(dist)'.D5]/['2AResults for P1_(dist)'.H5]" office:value-type="string" office:string-value="" calcext:value-type="error">
            <text:p>#DIV/0!</text:p>
          </table:table-cell>
          <table:table-cell table:style-name="ce26" table:formula="of:=['2AResults for P1_(dist)'.E5]/['2AResults for P1_(dist)'.H5]" office:value-type="string" office:string-value="" calcext:value-type="error">
            <text:p>#DIV/0!</text:p>
          </table:table-cell>
          <table:table-cell table:style-name="ce26" table:formula="of:=['2AResults for P1_(dist)'.F5]/['2AResults for P1_(dist)'.H5]" office:value-type="string" office:string-value="" calcext:value-type="error">
            <text:p>#DIV/0!</text:p>
          </table:table-cell>
          <table:table-cell table:style-name="ce26" table:formula="of:=['2AResults for P1_(dist)'.G5]/['2AResults for P1_(dist)'.H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style-name="ce28" table:formula="of:=['2AResults for P1_(time)'.C6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'2AResults for P1_(dist)'.D6:.G6])" office:value-type="float" office:value="0" calcext:value-type="float">
            <text:p>0</text:p>
          </table:table-cell>
          <table:table-cell table:style-name="ce28" table:formula="of:=['2AResults for P1_(dist)'.D6]/['2AResults for P1_(dist)'.H6]" office:value-type="string" office:string-value="" calcext:value-type="error">
            <text:p>#DIV/0!</text:p>
          </table:table-cell>
          <table:table-cell table:style-name="ce28" table:formula="of:=['2AResults for P1_(dist)'.E6]/['2AResults for P1_(dist)'.H6]" office:value-type="string" office:string-value="" calcext:value-type="error">
            <text:p>#DIV/0!</text:p>
          </table:table-cell>
          <table:table-cell table:style-name="ce28" table:formula="of:=['2AResults for P1_(dist)'.F6]/['2AResults for P1_(dist)'.H6]" office:value-type="string" office:string-value="" calcext:value-type="error">
            <text:p>#DIV/0!</text:p>
          </table:table-cell>
          <table:table-cell table:style-name="ce28" table:formula="of:=['2AResults for P1_(dist)'.G6]/['2AResults for P1_(dist)'.H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style-name="ce26" table:formula="of:=['2AResults for P1_(time)'.C7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'2AResults for P1_(dist)'.D7:.G7])" office:value-type="float" office:value="0" calcext:value-type="float">
            <text:p>0</text:p>
          </table:table-cell>
          <table:table-cell table:style-name="ce26" table:formula="of:=['2AResults for P1_(dist)'.D7]/['2AResults for P1_(dist)'.H7]" office:value-type="string" office:string-value="" calcext:value-type="error">
            <text:p>#DIV/0!</text:p>
          </table:table-cell>
          <table:table-cell table:style-name="ce26" table:formula="of:=['2AResults for P1_(dist)'.E7]/['2AResults for P1_(dist)'.H7]" office:value-type="string" office:string-value="" calcext:value-type="error">
            <text:p>#DIV/0!</text:p>
          </table:table-cell>
          <table:table-cell table:style-name="ce26" table:formula="of:=['2AResults for P1_(dist)'.F7]/['2AResults for P1_(dist)'.H7]" office:value-type="string" office:string-value="" calcext:value-type="error">
            <text:p>#DIV/0!</text:p>
          </table:table-cell>
          <table:table-cell table:style-name="ce26" table:formula="of:=['2AResults for P1_(dist)'.G7]/['2AResults for P1_(dist)'.H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style-name="ce28" table:formula="of:=['2AResults for P1_(time)'.C8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'2AResults for P1_(dist)'.D8:.G8])" office:value-type="float" office:value="0" calcext:value-type="float">
            <text:p>0</text:p>
          </table:table-cell>
          <table:table-cell table:style-name="ce28" table:formula="of:=['2AResults for P1_(dist)'.D8]/['2AResults for P1_(dist)'.H8]" office:value-type="string" office:string-value="" calcext:value-type="error">
            <text:p>#DIV/0!</text:p>
          </table:table-cell>
          <table:table-cell table:style-name="ce28" table:formula="of:=['2AResults for P1_(dist)'.E8]/['2AResults for P1_(dist)'.H8]" office:value-type="string" office:string-value="" calcext:value-type="error">
            <text:p>#DIV/0!</text:p>
          </table:table-cell>
          <table:table-cell table:style-name="ce28" table:formula="of:=['2AResults for P1_(dist)'.F8]/['2AResults for P1_(dist)'.H8]" office:value-type="string" office:string-value="" calcext:value-type="error">
            <text:p>#DIV/0!</text:p>
          </table:table-cell>
          <table:table-cell table:style-name="ce28" table:formula="of:=['2AResults for P1_(dist)'.G8]/['2AResults for P1_(dist)'.H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style-name="ce26" table:formula="of:=['2AResults for P1_(time)'.C9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'2AResults for P1_(dist)'.D9:.G9])" office:value-type="float" office:value="0" calcext:value-type="float">
            <text:p>0</text:p>
          </table:table-cell>
          <table:table-cell table:style-name="ce26" table:formula="of:=['2AResults for P1_(dist)'.D9]/['2AResults for P1_(dist)'.H9]" office:value-type="string" office:string-value="" calcext:value-type="error">
            <text:p>#DIV/0!</text:p>
          </table:table-cell>
          <table:table-cell table:style-name="ce26" table:formula="of:=['2AResults for P1_(dist)'.E9]/['2AResults for P1_(dist)'.H9]" office:value-type="string" office:string-value="" calcext:value-type="error">
            <text:p>#DIV/0!</text:p>
          </table:table-cell>
          <table:table-cell table:style-name="ce26" table:formula="of:=['2AResults for P1_(dist)'.F9]/['2AResults for P1_(dist)'.H9]" office:value-type="string" office:string-value="" calcext:value-type="error">
            <text:p>#DIV/0!</text:p>
          </table:table-cell>
          <table:table-cell table:style-name="ce26" table:formula="of:=['2AResults for P1_(dist)'.G9]/['2AResults for P1_(dist)'.H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style-name="ce28" table:formula="of:=['2AResults for P1_(time)'.C10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'2AResults for P1_(dist)'.D10:.G10])" office:value-type="float" office:value="0" calcext:value-type="float">
            <text:p>0</text:p>
          </table:table-cell>
          <table:table-cell table:style-name="ce28" table:formula="of:=['2AResults for P1_(dist)'.D10]/['2AResults for P1_(dist)'.H10]" office:value-type="string" office:string-value="" calcext:value-type="error">
            <text:p>#DIV/0!</text:p>
          </table:table-cell>
          <table:table-cell table:style-name="ce28" table:formula="of:=['2AResults for P1_(dist)'.E10]/['2AResults for P1_(dist)'.H10]" office:value-type="string" office:string-value="" calcext:value-type="error">
            <text:p>#DIV/0!</text:p>
          </table:table-cell>
          <table:table-cell table:style-name="ce28" table:formula="of:=['2AResults for P1_(dist)'.F10]/['2AResults for P1_(dist)'.H10]" office:value-type="string" office:string-value="" calcext:value-type="error">
            <text:p>#DIV/0!</text:p>
          </table:table-cell>
          <table:table-cell table:style-name="ce28" table:formula="of:=['2AResults for P1_(dist)'.G10]/['2AResults for P1_(dist)'.H1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style-name="ce26" table:formula="of:=['2AResults for P1_(time)'.C11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'2AResults for P1_(dist)'.D11:.G11])" office:value-type="float" office:value="0" calcext:value-type="float">
            <text:p>0</text:p>
          </table:table-cell>
          <table:table-cell table:style-name="ce26" table:formula="of:=['2AResults for P1_(dist)'.D11]/['2AResults for P1_(dist)'.H11]" office:value-type="string" office:string-value="" calcext:value-type="error">
            <text:p>#DIV/0!</text:p>
          </table:table-cell>
          <table:table-cell table:style-name="ce26" table:formula="of:=['2AResults for P1_(dist)'.E11]/['2AResults for P1_(dist)'.H11]" office:value-type="string" office:string-value="" calcext:value-type="error">
            <text:p>#DIV/0!</text:p>
          </table:table-cell>
          <table:table-cell table:style-name="ce26" table:formula="of:=['2AResults for P1_(dist)'.F11]/['2AResults for P1_(dist)'.H11]" office:value-type="string" office:string-value="" calcext:value-type="error">
            <text:p>#DIV/0!</text:p>
          </table:table-cell>
          <table:table-cell table:style-name="ce26" table:formula="of:=['2AResults for P1_(dist)'.G11]/['2AResults for P1_(dist)'.H1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.txt</text:p>
          </table:table-cell>
          <table:table-cell table:style-name="ce28" table:formula="of:=['2AResults for P1_(time)'.C12]" office:value-type="float" office:value="169.270969821364" calcext:value-type="float">
            <text:p>169,2709698214</text:p>
          </table:table-cell>
          <table:table-cell table:style-name="ce28" table:number-columns-repeated="4"/>
          <table:table-cell table:style-name="ce28" table:formula="of:=SUM(['2AResults for P1_(dist)'.D12:.G12])" office:value-type="float" office:value="0" calcext:value-type="float">
            <text:p>0</text:p>
          </table:table-cell>
          <table:table-cell table:style-name="ce28" table:formula="of:=['2AResults for P1_(dist)'.D12]/['2AResults for P1_(dist)'.H12]" office:value-type="string" office:string-value="" calcext:value-type="error">
            <text:p>#DIV/0!</text:p>
          </table:table-cell>
          <table:table-cell table:style-name="ce28" table:formula="of:=['2AResults for P1_(dist)'.E12]/['2AResults for P1_(dist)'.H12]" office:value-type="string" office:string-value="" calcext:value-type="error">
            <text:p>#DIV/0!</text:p>
          </table:table-cell>
          <table:table-cell table:style-name="ce28" table:formula="of:=['2AResults for P1_(dist)'.F12]/['2AResults for P1_(dist)'.H12]" office:value-type="string" office:string-value="" calcext:value-type="error">
            <text:p>#DIV/0!</text:p>
          </table:table-cell>
          <table:table-cell table:style-name="ce28" table:formula="of:=['2AResults for P1_(dist)'.G12]/['2AResults for P1_(dist)'.H1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0.txt</text:p>
          </table:table-cell>
          <table:table-cell table:style-name="ce26" table:formula="of:=['2AResults for P1_(time)'.C13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'2AResults for P1_(dist)'.D13:.G13])" office:value-type="float" office:value="0" calcext:value-type="float">
            <text:p>0</text:p>
          </table:table-cell>
          <table:table-cell table:style-name="ce26" table:formula="of:=['2AResults for P1_(dist)'.D13]/['2AResults for P1_(dist)'.H13]" office:value-type="string" office:string-value="" calcext:value-type="error">
            <text:p>#DIV/0!</text:p>
          </table:table-cell>
          <table:table-cell table:style-name="ce26" table:formula="of:=['2AResults for P1_(dist)'.E13]/['2AResults for P1_(dist)'.H13]" office:value-type="string" office:string-value="" calcext:value-type="error">
            <text:p>#DIV/0!</text:p>
          </table:table-cell>
          <table:table-cell table:style-name="ce26" table:formula="of:=['2AResults for P1_(dist)'.F13]/['2AResults for P1_(dist)'.H13]" office:value-type="string" office:string-value="" calcext:value-type="error">
            <text:p>#DIV/0!</text:p>
          </table:table-cell>
          <table:table-cell table:style-name="ce26" table:formula="of:=['2AResults for P1_(dist)'.G13]/['2AResults for P1_(dist)'.H1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5.txt</text:p>
          </table:table-cell>
          <table:table-cell table:style-name="ce28" table:formula="of:=['2AResults for P1_(time)'.C14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'2AResults for P1_(dist)'.D14:.G14])" office:value-type="float" office:value="0" calcext:value-type="float">
            <text:p>0</text:p>
          </table:table-cell>
          <table:table-cell table:style-name="ce28" table:formula="of:=['2AResults for P1_(dist)'.D14]/['2AResults for P1_(dist)'.H14]" office:value-type="string" office:string-value="" calcext:value-type="error">
            <text:p>#DIV/0!</text:p>
          </table:table-cell>
          <table:table-cell table:style-name="ce28" table:formula="of:=['2AResults for P1_(dist)'.E14]/['2AResults for P1_(dist)'.H14]" office:value-type="string" office:string-value="" calcext:value-type="error">
            <text:p>#DIV/0!</text:p>
          </table:table-cell>
          <table:table-cell table:style-name="ce28" table:formula="of:=['2AResults for P1_(dist)'.F14]/['2AResults for P1_(dist)'.H14]" office:value-type="string" office:string-value="" calcext:value-type="error">
            <text:p>#DIV/0!</text:p>
          </table:table-cell>
          <table:table-cell table:style-name="ce28" table:formula="of:=['2AResults for P1_(dist)'.G14]/['2AResults for P1_(dist)'.H1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60.txt</text:p>
          </table:table-cell>
          <table:table-cell table:style-name="ce26" table:formula="of:=['2AResults for P1_(time)'.C15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'2AResults for P1_(dist)'.D15:.G15])" office:value-type="float" office:value="0" calcext:value-type="float">
            <text:p>0</text:p>
          </table:table-cell>
          <table:table-cell table:style-name="ce26" table:formula="of:=['2AResults for P1_(dist)'.D15]/['2AResults for P1_(dist)'.H15]" office:value-type="string" office:string-value="" calcext:value-type="error">
            <text:p>#DIV/0!</text:p>
          </table:table-cell>
          <table:table-cell table:style-name="ce26" table:formula="of:=['2AResults for P1_(dist)'.E15]/['2AResults for P1_(dist)'.H15]" office:value-type="string" office:string-value="" calcext:value-type="error">
            <text:p>#DIV/0!</text:p>
          </table:table-cell>
          <table:table-cell table:style-name="ce26" table:formula="of:=['2AResults for P1_(dist)'.F15]/['2AResults for P1_(dist)'.H15]" office:value-type="string" office:string-value="" calcext:value-type="error">
            <text:p>#DIV/0!</text:p>
          </table:table-cell>
          <table:table-cell table:style-name="ce26" table:formula="of:=['2AResults for P1_(dist)'.G15]/['2AResults for P1_(dist)'.H1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90.txt</text:p>
          </table:table-cell>
          <table:table-cell table:style-name="ce28" table:formula="of:=['2AResults for P1_(time)'.C16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'2AResults for P1_(dist)'.D16:.G16])" office:value-type="float" office:value="0" calcext:value-type="float">
            <text:p>0</text:p>
          </table:table-cell>
          <table:table-cell table:style-name="ce28" table:formula="of:=['2AResults for P1_(dist)'.D16]/['2AResults for P1_(dist)'.H16]" office:value-type="string" office:string-value="" calcext:value-type="error">
            <text:p>#DIV/0!</text:p>
          </table:table-cell>
          <table:table-cell table:style-name="ce28" table:formula="of:=['2AResults for P1_(dist)'.E16]/['2AResults for P1_(dist)'.H16]" office:value-type="string" office:string-value="" calcext:value-type="error">
            <text:p>#DIV/0!</text:p>
          </table:table-cell>
          <table:table-cell table:style-name="ce28" table:formula="of:=['2AResults for P1_(dist)'.F16]/['2AResults for P1_(dist)'.H16]" office:value-type="string" office:string-value="" calcext:value-type="error">
            <text:p>#DIV/0!</text:p>
          </table:table-cell>
          <table:table-cell table:style-name="ce28" table:formula="of:=['2AResults for P1_(dist)'.G16]/['2AResults for P1_(dist)'.H1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20.txt</text:p>
          </table:table-cell>
          <table:table-cell table:style-name="ce26" table:formula="of:=['2AResults for P1_(time)'.C17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'2AResults for P1_(dist)'.D17:.G17])" office:value-type="float" office:value="0" calcext:value-type="float">
            <text:p>0</text:p>
          </table:table-cell>
          <table:table-cell table:style-name="ce26" table:formula="of:=['2AResults for P1_(dist)'.D17]/['2AResults for P1_(dist)'.H17]" office:value-type="string" office:string-value="" calcext:value-type="error">
            <text:p>#DIV/0!</text:p>
          </table:table-cell>
          <table:table-cell table:style-name="ce26" table:formula="of:=['2AResults for P1_(dist)'.E17]/['2AResults for P1_(dist)'.H17]" office:value-type="string" office:string-value="" calcext:value-type="error">
            <text:p>#DIV/0!</text:p>
          </table:table-cell>
          <table:table-cell table:style-name="ce26" table:formula="of:=['2AResults for P1_(dist)'.F17]/['2AResults for P1_(dist)'.H17]" office:value-type="string" office:string-value="" calcext:value-type="error">
            <text:p>#DIV/0!</text:p>
          </table:table-cell>
          <table:table-cell table:style-name="ce26" table:formula="of:=['2AResults for P1_(dist)'.G17]/['2AResults for P1_(dist)'.H1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50.txt</text:p>
          </table:table-cell>
          <table:table-cell table:style-name="ce28" table:formula="of:=['2AResults for P1_(time)'.C18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'2AResults for P1_(dist)'.D18:.G18])" office:value-type="float" office:value="0" calcext:value-type="float">
            <text:p>0</text:p>
          </table:table-cell>
          <table:table-cell table:style-name="ce28" table:formula="of:=['2AResults for P1_(dist)'.D18]/['2AResults for P1_(dist)'.H18]" office:value-type="string" office:string-value="" calcext:value-type="error">
            <text:p>#DIV/0!</text:p>
          </table:table-cell>
          <table:table-cell table:style-name="ce28" table:formula="of:=['2AResults for P1_(dist)'.E18]/['2AResults for P1_(dist)'.H18]" office:value-type="string" office:string-value="" calcext:value-type="error">
            <text:p>#DIV/0!</text:p>
          </table:table-cell>
          <table:table-cell table:style-name="ce28" table:formula="of:=['2AResults for P1_(dist)'.F18]/['2AResults for P1_(dist)'.H18]" office:value-type="string" office:string-value="" calcext:value-type="error">
            <text:p>#DIV/0!</text:p>
          </table:table-cell>
          <table:table-cell table:style-name="ce28" table:formula="of:=['2AResults for P1_(dist)'.G18]/['2AResults for P1_(dist)'.H1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80.txt</text:p>
          </table:table-cell>
          <table:table-cell table:style-name="ce26" table:formula="of:=['2AResults for P1_(time)'.C19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'2AResults for P1_(dist)'.D19:.G19])" office:value-type="float" office:value="0" calcext:value-type="float">
            <text:p>0</text:p>
          </table:table-cell>
          <table:table-cell table:style-name="ce26" table:formula="of:=['2AResults for P1_(dist)'.D19]/['2AResults for P1_(dist)'.H19]" office:value-type="string" office:string-value="" calcext:value-type="error">
            <text:p>#DIV/0!</text:p>
          </table:table-cell>
          <table:table-cell table:style-name="ce26" table:formula="of:=['2AResults for P1_(dist)'.E19]/['2AResults for P1_(dist)'.H19]" office:value-type="string" office:string-value="" calcext:value-type="error">
            <text:p>#DIV/0!</text:p>
          </table:table-cell>
          <table:table-cell table:style-name="ce26" table:formula="of:=['2AResults for P1_(dist)'.F19]/['2AResults for P1_(dist)'.H19]" office:value-type="string" office:string-value="" calcext:value-type="error">
            <text:p>#DIV/0!</text:p>
          </table:table-cell>
          <table:table-cell table:style-name="ce26" table:formula="of:=['2AResults for P1_(dist)'.G19]/['2AResults for P1_(dist)'.H1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10.txt</text:p>
          </table:table-cell>
          <table:table-cell table:style-name="ce28" table:formula="of:=['2AResults for P1_(time)'.C20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'2AResults for P1_(dist)'.D20:.G20])" office:value-type="float" office:value="0" calcext:value-type="float">
            <text:p>0</text:p>
          </table:table-cell>
          <table:table-cell table:style-name="ce28" table:formula="of:=['2AResults for P1_(dist)'.D20]/['2AResults for P1_(dist)'.H20]" office:value-type="string" office:string-value="" calcext:value-type="error">
            <text:p>#DIV/0!</text:p>
          </table:table-cell>
          <table:table-cell table:style-name="ce28" table:formula="of:=['2AResults for P1_(dist)'.E20]/['2AResults for P1_(dist)'.H20]" office:value-type="string" office:string-value="" calcext:value-type="error">
            <text:p>#DIV/0!</text:p>
          </table:table-cell>
          <table:table-cell table:style-name="ce28" table:formula="of:=['2AResults for P1_(dist)'.F20]/['2AResults for P1_(dist)'.H20]" office:value-type="string" office:string-value="" calcext:value-type="error">
            <text:p>#DIV/0!</text:p>
          </table:table-cell>
          <table:table-cell table:style-name="ce28" table:formula="of:=['2AResults for P1_(dist)'.G20]/['2AResults for P1_(dist)'.H2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40.txt</text:p>
          </table:table-cell>
          <table:table-cell table:style-name="ce26" table:formula="of:=['2AResults for P1_(time)'.C21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'2AResults for P1_(dist)'.D21:.G21])" office:value-type="float" office:value="0" calcext:value-type="float">
            <text:p>0</text:p>
          </table:table-cell>
          <table:table-cell table:style-name="ce26" table:formula="of:=['2AResults for P1_(dist)'.D21]/['2AResults for P1_(dist)'.H21]" office:value-type="string" office:string-value="" calcext:value-type="error">
            <text:p>#DIV/0!</text:p>
          </table:table-cell>
          <table:table-cell table:style-name="ce26" table:formula="of:=['2AResults for P1_(dist)'.E21]/['2AResults for P1_(dist)'.H21]" office:value-type="string" office:string-value="" calcext:value-type="error">
            <text:p>#DIV/0!</text:p>
          </table:table-cell>
          <table:table-cell table:style-name="ce26" table:formula="of:=['2AResults for P1_(dist)'.F21]/['2AResults for P1_(dist)'.H21]" office:value-type="string" office:string-value="" calcext:value-type="error">
            <text:p>#DIV/0!</text:p>
          </table:table-cell>
          <table:table-cell table:style-name="ce26" table:formula="of:=['2AResults for P1_(dist)'.G21]/['2AResults for P1_(dist)'.H2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70.txt</text:p>
          </table:table-cell>
          <table:table-cell table:style-name="ce28" table:formula="of:=['2AResults for P1_(time)'.C22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'2AResults for P1_(dist)'.D22:.G22])" office:value-type="float" office:value="0" calcext:value-type="float">
            <text:p>0</text:p>
          </table:table-cell>
          <table:table-cell table:style-name="ce28" table:formula="of:=['2AResults for P1_(dist)'.D22]/['2AResults for P1_(dist)'.H22]" office:value-type="string" office:string-value="" calcext:value-type="error">
            <text:p>#DIV/0!</text:p>
          </table:table-cell>
          <table:table-cell table:style-name="ce28" table:formula="of:=['2AResults for P1_(dist)'.E22]/['2AResults for P1_(dist)'.H22]" office:value-type="string" office:string-value="" calcext:value-type="error">
            <text:p>#DIV/0!</text:p>
          </table:table-cell>
          <table:table-cell table:style-name="ce28" table:formula="of:=['2AResults for P1_(dist)'.F22]/['2AResults for P1_(dist)'.H22]" office:value-type="string" office:string-value="" calcext:value-type="error">
            <text:p>#DIV/0!</text:p>
          </table:table-cell>
          <table:table-cell table:style-name="ce28" table:formula="of:=['2AResults for P1_(dist)'.G22]/['2AResults for P1_(dist)'.H2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300.txt</text:p>
          </table:table-cell>
          <table:table-cell table:style-name="ce26" table:formula="of:=['2AResults for P1_(time)'.C23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'2AResults for P1_(dist)'.D23:.G23])" office:value-type="float" office:value="0" calcext:value-type="float">
            <text:p>0</text:p>
          </table:table-cell>
          <table:table-cell table:style-name="ce26" table:formula="of:=['2AResults for P1_(dist)'.D23]/['2AResults for P1_(dist)'.H23]" office:value-type="string" office:string-value="" calcext:value-type="error">
            <text:p>#DIV/0!</text:p>
          </table:table-cell>
          <table:table-cell table:style-name="ce26" table:formula="of:=['2AResults for P1_(dist)'.E23]/['2AResults for P1_(dist)'.H23]" office:value-type="string" office:string-value="" calcext:value-type="error">
            <text:p>#DIV/0!</text:p>
          </table:table-cell>
          <table:table-cell table:style-name="ce26" table:formula="of:=['2AResults for P1_(dist)'.F23]/['2AResults for P1_(dist)'.H23]" office:value-type="string" office:string-value="" calcext:value-type="error">
            <text:p>#DIV/0!</text:p>
          </table:table-cell>
          <table:table-cell table:style-name="ce26" table:formula="of:=['2AResults for P1_(dist)'.G23]/['2AResults for P1_(dist)'.H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0.tsp</text:p>
          </table:table-cell>
          <table:table-cell table:formula="of:=['2AResults for P1_(time)'.C24]" office:value-type="float" office:value="16.314" calcext:value-type="float">
            <text:p>16,31</text:p>
          </table:table-cell>
          <table:table-cell office:value-type="float" office:value="1.382" calcext:value-type="float">
            <text:p>1,3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832" calcext:value-type="float">
            <text:p>1,83</text:p>
          </table:table-cell>
          <table:table-cell table:formula="of:=SUM(['2AResults for P1_(dist)'.D24:.G24])" office:value-type="float" office:value="3.214" calcext:value-type="float">
            <text:p>3,21</text:p>
          </table:table-cell>
          <table:table-cell table:formula="of:=['2AResults for P1_(dist)'.D24]/['2AResults for P1_(dist)'.H24]" office:value-type="percentage" office:value="0.429993777224642" calcext:value-type="percentage">
            <text:p>43,00%</text:p>
          </table:table-cell>
          <table:table-cell table:formula="of:=['2AResults for P1_(dist)'.E24]/['2AResults for P1_(dist)'.H24]" office:value-type="percentage" office:value="0" calcext:value-type="percentage">
            <text:p>0,00%</text:p>
          </table:table-cell>
          <table:table-cell table:formula="of:=['2AResults for P1_(dist)'.F24]/['2AResults for P1_(dist)'.H24]" office:value-type="percentage" office:value="0" calcext:value-type="percentage">
            <text:p>0,00%</text:p>
          </table:table-cell>
          <table:table-cell table:formula="of:=['2AResults for P1_(dist)'.G24]/['2AResults for P1_(dist)'.H24]" office:value-type="percentage" office:value="0.570006222775358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style-name="ce33" table:formula="of:=['2AResults for P1_(time)'.C25]" office:value-type="float" office:value="14.788" calcext:value-type="float">
            <text:p>14,79</text:p>
          </table:table-cell>
          <table:table-cell table:style-name="ce33" office:value-type="float" office:value="0.895" calcext:value-type="float">
            <text:p>0,90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1.897" calcext:value-type="float">
            <text:p>1,90</text:p>
          </table:table-cell>
          <table:table-cell table:style-name="ce33" table:formula="of:=SUM(['2AResults for P1_(dist)'.D25:.G25])" office:value-type="float" office:value="2.792" calcext:value-type="float">
            <text:p>2,79</text:p>
          </table:table-cell>
          <table:table-cell table:style-name="ce37" table:formula="of:=['2AResults for P1_(dist)'.D25]/['2AResults for P1_(dist)'.H25]" office:value-type="percentage" office:value="0.320558739255014" calcext:value-type="percentage">
            <text:p>32,06%</text:p>
          </table:table-cell>
          <table:table-cell table:style-name="ce37" table:formula="of:=['2AResults for P1_(dist)'.E25]/['2AResults for P1_(dist)'.H25]" office:value-type="percentage" office:value="0" calcext:value-type="percentage">
            <text:p>0,00%</text:p>
          </table:table-cell>
          <table:table-cell table:style-name="ce37" table:formula="of:=['2AResults for P1_(dist)'.F25]/['2AResults for P1_(dist)'.H25]" office:value-type="percentage" office:value="0" calcext:value-type="percentage">
            <text:p>0,00%</text:p>
          </table:table-cell>
          <table:table-cell table:style-name="ce37" table:formula="of:=['2AResults for P1_(dist)'.G25]/['2AResults for P1_(dist)'.H25]" office:value-type="percentage" office:value="0.679441260744986" calcext:value-type="percentage">
            <text:p>67,94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2.tsp</text:p>
          </table:table-cell>
          <table:table-cell table:formula="of:=['2AResults for P1_(time)'.C26]" office:value-type="float" office:value="15.226" calcext:value-type="float">
            <text:p>15,23</text:p>
          </table:table-cell>
          <table:table-cell office:value-type="float" office:value="0.946" calcext:value-type="float">
            <text:p>0,9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12" calcext:value-type="float">
            <text:p>1,61</text:p>
          </table:table-cell>
          <table:table-cell table:formula="of:=SUM(['2AResults for P1_(dist)'.D26:.G26])" office:value-type="float" office:value="2.558" calcext:value-type="float">
            <text:p>2,56</text:p>
          </table:table-cell>
          <table:table-cell table:formula="of:=['2AResults for P1_(dist)'.D26]/['2AResults for P1_(dist)'.H26]" office:value-type="percentage" office:value="0.369820172009382" calcext:value-type="percentage">
            <text:p>36,98%</text:p>
          </table:table-cell>
          <table:table-cell table:formula="of:=['2AResults for P1_(dist)'.E26]/['2AResults for P1_(dist)'.H26]" office:value-type="percentage" office:value="0" calcext:value-type="percentage">
            <text:p>0,00%</text:p>
          </table:table-cell>
          <table:table-cell table:formula="of:=['2AResults for P1_(dist)'.F26]/['2AResults for P1_(dist)'.H26]" office:value-type="percentage" office:value="0" calcext:value-type="percentage">
            <text:p>0,00%</text:p>
          </table:table-cell>
          <table:table-cell table:formula="of:=['2AResults for P1_(dist)'.G26]/['2AResults for P1_(dist)'.H26]" office:value-type="percentage" office:value="0.630179827990618" calcext:value-type="percentage">
            <text:p>63,0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style-name="ce33" table:formula="of:=['2AResults for P1_(time)'.C27]" office:value-type="float" office:value="15.498" calcext:value-type="float">
            <text:p>15,50</text:p>
          </table:table-cell>
          <table:table-cell table:style-name="ce33" office:value-type="float" office:value="0.822" calcext:value-type="float">
            <text:p>0,82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0.968" calcext:value-type="float">
            <text:p>0,97</text:p>
          </table:table-cell>
          <table:table-cell table:style-name="ce33" table:formula="of:=SUM(['2AResults for P1_(dist)'.D27:.G27])" office:value-type="float" office:value="1.79" calcext:value-type="float">
            <text:p>1,79</text:p>
          </table:table-cell>
          <table:table-cell table:style-name="ce37" table:formula="of:=['2AResults for P1_(dist)'.D27]/['2AResults for P1_(dist)'.H27]" office:value-type="percentage" office:value="0.459217877094972" calcext:value-type="percentage">
            <text:p>45,92%</text:p>
          </table:table-cell>
          <table:table-cell table:style-name="ce37" table:formula="of:=['2AResults for P1_(dist)'.E27]/['2AResults for P1_(dist)'.H27]" office:value-type="percentage" office:value="0" calcext:value-type="percentage">
            <text:p>0,00%</text:p>
          </table:table-cell>
          <table:table-cell table:style-name="ce37" table:formula="of:=['2AResults for P1_(dist)'.F27]/['2AResults for P1_(dist)'.H27]" office:value-type="percentage" office:value="0" calcext:value-type="percentage">
            <text:p>0,00%</text:p>
          </table:table-cell>
          <table:table-cell table:style-name="ce37" table:formula="of:=['2AResults for P1_(dist)'.G27]/['2AResults for P1_(dist)'.H27]" office:value-type="percentage" office:value="0.540782122905028" calcext:value-type="percentage">
            <text:p>54,0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4.tsp</text:p>
          </table:table-cell>
          <table:table-cell table:formula="of:=['2AResults for P1_(time)'.C28]" office:value-type="float" office:value="14.773" calcext:value-type="float">
            <text:p>14,77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57" calcext:value-type="float">
            <text:p>1,66</text:p>
          </table:table-cell>
          <table:table-cell table:formula="of:=SUM(['2AResults for P1_(dist)'.D28:.G28])" office:value-type="float" office:value="2.467" calcext:value-type="float">
            <text:p>2,47</text:p>
          </table:table-cell>
          <table:table-cell table:formula="of:=['2AResults for P1_(dist)'.D28]/['2AResults for P1_(dist)'.H28]" office:value-type="percentage" office:value="0.328334008917714" calcext:value-type="percentage">
            <text:p>32,83%</text:p>
          </table:table-cell>
          <table:table-cell table:formula="of:=['2AResults for P1_(dist)'.E28]/['2AResults for P1_(dist)'.H28]" office:value-type="percentage" office:value="0" calcext:value-type="percentage">
            <text:p>0,00%</text:p>
          </table:table-cell>
          <table:table-cell table:formula="of:=['2AResults for P1_(dist)'.F28]/['2AResults for P1_(dist)'.H28]" office:value-type="percentage" office:value="0" calcext:value-type="percentage">
            <text:p>0,00%</text:p>
          </table:table-cell>
          <table:table-cell table:formula="of:=['2AResults for P1_(dist)'.G28]/['2AResults for P1_(dist)'.H28]" office:value-type="percentage" office:value="0.671665991082286" calcext:value-type="percentage">
            <text:p>67,1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style-name="ce33" table:formula="of:=['2AResults for P1_(time)'.C29]" office:value-type="float" office:value="16.885" calcext:value-type="float">
            <text:p>16,89</text:p>
          </table:table-cell>
          <table:table-cell table:style-name="ce33" office:value-type="float" office:value="1.496" calcext:value-type="float">
            <text:p>1,50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1.603" calcext:value-type="float">
            <text:p>1,60</text:p>
          </table:table-cell>
          <table:table-cell table:style-name="ce33" table:formula="of:=SUM(['2AResults for P1_(dist)'.D29:.G29])" office:value-type="float" office:value="3.099" calcext:value-type="float">
            <text:p>3,10</text:p>
          </table:table-cell>
          <table:table-cell table:style-name="ce37" table:formula="of:=['2AResults for P1_(dist)'.D29]/['2AResults for P1_(dist)'.H29]" office:value-type="percentage" office:value="0.482736366569861" calcext:value-type="percentage">
            <text:p>48,27%</text:p>
          </table:table-cell>
          <table:table-cell table:style-name="ce37" table:formula="of:=['2AResults for P1_(dist)'.E29]/['2AResults for P1_(dist)'.H29]" office:value-type="percentage" office:value="0" calcext:value-type="percentage">
            <text:p>0,00%</text:p>
          </table:table-cell>
          <table:table-cell table:style-name="ce37" table:formula="of:=['2AResults for P1_(dist)'.F29]/['2AResults for P1_(dist)'.H29]" office:value-type="percentage" office:value="0" calcext:value-type="percentage">
            <text:p>0,00%</text:p>
          </table:table-cell>
          <table:table-cell table:style-name="ce37" table:formula="of:=['2AResults for P1_(dist)'.G29]/['2AResults for P1_(dist)'.H29]" office:value-type="percentage" office:value="0.517263633430139" calcext:value-type="percentage">
            <text:p>51,7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6.tsp</text:p>
          </table:table-cell>
          <table:table-cell table:formula="of:=['2AResults for P1_(time)'.C30]" office:value-type="float" office:value="14.44" calcext:value-type="float">
            <text:p>14,44</text:p>
          </table:table-cell>
          <table:table-cell office:value-type="float" office:value="0.646" calcext:value-type="float">
            <text:p>0,6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498" calcext:value-type="float">
            <text:p>1,50</text:p>
          </table:table-cell>
          <table:table-cell table:formula="of:=SUM(['2AResults for P1_(dist)'.D30:.G30])" office:value-type="float" office:value="2.144" calcext:value-type="float">
            <text:p>2,14</text:p>
          </table:table-cell>
          <table:table-cell table:formula="of:=['2AResults for P1_(dist)'.D30]/['2AResults for P1_(dist)'.H30]" office:value-type="percentage" office:value="0.301305970149254" calcext:value-type="percentage">
            <text:p>30,13%</text:p>
          </table:table-cell>
          <table:table-cell table:formula="of:=['2AResults for P1_(dist)'.E30]/['2AResults for P1_(dist)'.H30]" office:value-type="percentage" office:value="0" calcext:value-type="percentage">
            <text:p>0,00%</text:p>
          </table:table-cell>
          <table:table-cell table:formula="of:=['2AResults for P1_(dist)'.F30]/['2AResults for P1_(dist)'.H30]" office:value-type="percentage" office:value="0" calcext:value-type="percentage">
            <text:p>0,00%</text:p>
          </table:table-cell>
          <table:table-cell table:formula="of:=['2AResults for P1_(dist)'.G30]/['2AResults for P1_(dist)'.H30]" office:value-type="percentage" office:value="0.698694029850746" calcext:value-type="percentage">
            <text:p>69,8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style-name="ce33" table:formula="of:=['2AResults for P1_(time)'.C31]" office:value-type="float" office:value="14.969" calcext:value-type="float">
            <text:p>14,97</text:p>
          </table:table-cell>
          <table:table-cell table:style-name="ce33" office:value-type="float" office:value="1.043" calcext:value-type="float">
            <text:p>1,04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2.16" calcext:value-type="float">
            <text:p>2,16</text:p>
          </table:table-cell>
          <table:table-cell table:style-name="ce33" table:formula="of:=SUM(['2AResults for P1_(dist)'.D31:.G31])" office:value-type="float" office:value="3.203" calcext:value-type="float">
            <text:p>3,20</text:p>
          </table:table-cell>
          <table:table-cell table:style-name="ce37" table:formula="of:=['2AResults for P1_(dist)'.D31]/['2AResults for P1_(dist)'.H31]" office:value-type="percentage" office:value="0.325632219793943" calcext:value-type="percentage">
            <text:p>32,56%</text:p>
          </table:table-cell>
          <table:table-cell table:style-name="ce37" table:formula="of:=['2AResults for P1_(dist)'.E31]/['2AResults for P1_(dist)'.H31]" office:value-type="percentage" office:value="0" calcext:value-type="percentage">
            <text:p>0,00%</text:p>
          </table:table-cell>
          <table:table-cell table:style-name="ce37" table:formula="of:=['2AResults for P1_(dist)'.F31]/['2AResults for P1_(dist)'.H31]" office:value-type="percentage" office:value="0" calcext:value-type="percentage">
            <text:p>0,00%</text:p>
          </table:table-cell>
          <table:table-cell table:style-name="ce37" table:formula="of:=['2AResults for P1_(dist)'.G31]/['2AResults for P1_(dist)'.H31]" office:value-type="percentage" office:value="0.674367780206057" calcext:value-type="percentage">
            <text:p>67,44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8.tsp</text:p>
          </table:table-cell>
          <table:table-cell table:formula="of:=['2AResults for P1_(time)'.C32]" office:value-type="float" office:value="14.661" calcext:value-type="float">
            <text:p>14,66</text:p>
          </table:table-cell>
          <table:table-cell office:value-type="float" office:value="0.51" calcext:value-type="float">
            <text:p>0,5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69" calcext:value-type="float">
            <text:p>0,87</text:p>
          </table:table-cell>
          <table:table-cell table:formula="of:=SUM(['2AResults for P1_(dist)'.D32:.G32])" office:value-type="float" office:value="1.379" calcext:value-type="float">
            <text:p>1,38</text:p>
          </table:table-cell>
          <table:table-cell table:formula="of:=['2AResults for P1_(dist)'.D32]/['2AResults for P1_(dist)'.H32]" office:value-type="percentage" office:value="0.369833212472806" calcext:value-type="percentage">
            <text:p>36,98%</text:p>
          </table:table-cell>
          <table:table-cell table:formula="of:=['2AResults for P1_(dist)'.E32]/['2AResults for P1_(dist)'.H32]" office:value-type="percentage" office:value="0" calcext:value-type="percentage">
            <text:p>0,00%</text:p>
          </table:table-cell>
          <table:table-cell table:formula="of:=['2AResults for P1_(dist)'.F32]/['2AResults for P1_(dist)'.H32]" office:value-type="percentage" office:value="0" calcext:value-type="percentage">
            <text:p>0,00%</text:p>
          </table:table-cell>
          <table:table-cell table:formula="of:=['2AResults for P1_(dist)'.G32]/['2AResults for P1_(dist)'.H32]" office:value-type="percentage" office:value="0.630166787527194" calcext:value-type="percentage">
            <text:p>63,0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style-name="ce33" table:formula="of:=['2AResults for P1_(time)'.C33]" office:value-type="float" office:value="15.037" calcext:value-type="float">
            <text:p>15,04</text:p>
          </table:table-cell>
          <table:table-cell table:style-name="ce33" office:value-type="float" office:value="0.839" calcext:value-type="float">
            <text:p>0,84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1.48" calcext:value-type="float">
            <text:p>1,48</text:p>
          </table:table-cell>
          <table:table-cell table:style-name="ce33" table:formula="of:=SUM(['2AResults for P1_(dist)'.D33:.G33])" office:value-type="float" office:value="2.319" calcext:value-type="float">
            <text:p>2,32</text:p>
          </table:table-cell>
          <table:table-cell table:style-name="ce37" table:formula="of:=['2AResults for P1_(dist)'.D33]/['2AResults for P1_(dist)'.H33]" office:value-type="percentage" office:value="0.361793876670979" calcext:value-type="percentage">
            <text:p>36,18%</text:p>
          </table:table-cell>
          <table:table-cell table:style-name="ce37" table:formula="of:=['2AResults for P1_(dist)'.E33]/['2AResults for P1_(dist)'.H33]" office:value-type="percentage" office:value="0" calcext:value-type="percentage">
            <text:p>0,00%</text:p>
          </table:table-cell>
          <table:table-cell table:style-name="ce37" table:formula="of:=['2AResults for P1_(dist)'.F33]/['2AResults for P1_(dist)'.H33]" office:value-type="percentage" office:value="0" calcext:value-type="percentage">
            <text:p>0,00%</text:p>
          </table:table-cell>
          <table:table-cell table:style-name="ce37" table:formula="of:=['2AResults for P1_(dist)'.G33]/['2AResults for P1_(dist)'.H33]" office:value-type="percentage" office:value="0.638206123329021" calcext:value-type="percentage">
            <text:p>63,8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0.tsp</text:p>
          </table:table-cell>
          <table:table-cell table:formula="of:=['2AResults for P1_(time)'.C34]" office:value-type="float" office:value="16.116" calcext:value-type="float">
            <text:p>16,12</text:p>
          </table:table-cell>
          <table:table-cell office:value-type="float" office:value="1.245" calcext:value-type="float">
            <text:p>1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19" calcext:value-type="float">
            <text:p>1,62</text:p>
          </table:table-cell>
          <table:table-cell table:formula="of:=SUM(['2AResults for P1_(dist)'.D34:.G34])" office:value-type="float" office:value="2.864" calcext:value-type="float">
            <text:p>2,86</text:p>
          </table:table-cell>
          <table:table-cell table:formula="of:=['2AResults for P1_(dist)'.D34]/['2AResults for P1_(dist)'.H34]" office:value-type="percentage" office:value="0.434706703910615" calcext:value-type="percentage">
            <text:p>43,47%</text:p>
          </table:table-cell>
          <table:table-cell table:formula="of:=['2AResults for P1_(dist)'.E34]/['2AResults for P1_(dist)'.H34]" office:value-type="percentage" office:value="0" calcext:value-type="percentage">
            <text:p>0,00%</text:p>
          </table:table-cell>
          <table:table-cell table:formula="of:=['2AResults for P1_(dist)'.F34]/['2AResults for P1_(dist)'.H34]" office:value-type="percentage" office:value="0" calcext:value-type="percentage">
            <text:p>0,00%</text:p>
          </table:table-cell>
          <table:table-cell table:formula="of:=['2AResults for P1_(dist)'.G34]/['2AResults for P1_(dist)'.H34]" office:value-type="percentage" office:value="0.565293296089386" calcext:value-type="percentage">
            <text:p>56,5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style-name="ce33" table:formula="of:=['2AResults for P1_(time)'.C35]" office:value-type="float" office:value="16.355" calcext:value-type="float">
            <text:p>16,36</text:p>
          </table:table-cell>
          <table:table-cell table:style-name="ce33" office:value-type="float" office:value="1.319" calcext:value-type="float">
            <text:p>1,32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1.602" calcext:value-type="float">
            <text:p>1,60</text:p>
          </table:table-cell>
          <table:table-cell table:style-name="ce33" table:formula="of:=SUM(['2AResults for P1_(dist)'.D35:.G35])" office:value-type="float" office:value="2.921" calcext:value-type="float">
            <text:p>2,92</text:p>
          </table:table-cell>
          <table:table-cell table:style-name="ce37" table:formula="of:=['2AResults for P1_(dist)'.D35]/['2AResults for P1_(dist)'.H35]" office:value-type="percentage" office:value="0.451557685724067" calcext:value-type="percentage">
            <text:p>45,16%</text:p>
          </table:table-cell>
          <table:table-cell table:style-name="ce37" table:formula="of:=['2AResults for P1_(dist)'.E35]/['2AResults for P1_(dist)'.H35]" office:value-type="percentage" office:value="0" calcext:value-type="percentage">
            <text:p>0,00%</text:p>
          </table:table-cell>
          <table:table-cell table:style-name="ce37" table:formula="of:=['2AResults for P1_(dist)'.F35]/['2AResults for P1_(dist)'.H35]" office:value-type="percentage" office:value="0" calcext:value-type="percentage">
            <text:p>0,00%</text:p>
          </table:table-cell>
          <table:table-cell table:style-name="ce37" table:formula="of:=['2AResults for P1_(dist)'.G35]/['2AResults for P1_(dist)'.H35]" office:value-type="percentage" office:value="0.548442314275933" calcext:value-type="percentage">
            <text:p>54,84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2.tsp</text:p>
          </table:table-cell>
          <table:table-cell table:formula="of:=['2AResults for P1_(time)'.C36]" office:value-type="float" office:value="16.085" calcext:value-type="float">
            <text:p>16,09</text:p>
          </table:table-cell>
          <table:table-cell office:value-type="float" office:value="1.056" calcext:value-type="float">
            <text:p>1,0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083" calcext:value-type="float">
            <text:p>1,08</text:p>
          </table:table-cell>
          <table:table-cell table:formula="of:=SUM(['2AResults for P1_(dist)'.D36:.G36])" office:value-type="float" office:value="2.139" calcext:value-type="float">
            <text:p>2,14</text:p>
          </table:table-cell>
          <table:table-cell table:formula="of:=['2AResults for P1_(dist)'.D36]/['2AResults for P1_(dist)'.H36]" office:value-type="percentage" office:value="0.493688639551192" calcext:value-type="percentage">
            <text:p>49,37%</text:p>
          </table:table-cell>
          <table:table-cell table:formula="of:=['2AResults for P1_(dist)'.E36]/['2AResults for P1_(dist)'.H36]" office:value-type="percentage" office:value="0" calcext:value-type="percentage">
            <text:p>0,00%</text:p>
          </table:table-cell>
          <table:table-cell table:formula="of:=['2AResults for P1_(dist)'.F36]/['2AResults for P1_(dist)'.H36]" office:value-type="percentage" office:value="0" calcext:value-type="percentage">
            <text:p>0,00%</text:p>
          </table:table-cell>
          <table:table-cell table:formula="of:=['2AResults for P1_(dist)'.G36]/['2AResults for P1_(dist)'.H36]" office:value-type="percentage" office:value="0.506311360448808" calcext:value-type="percentage">
            <text:p>50,6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style-name="ce33" table:formula="of:=['2AResults for P1_(time)'.C37]" office:value-type="float" office:value="15.37" calcext:value-type="float">
            <text:p>15,37</text:p>
          </table:table-cell>
          <table:table-cell table:style-name="ce33" office:value-type="float" office:value="0.875" calcext:value-type="float">
            <text:p>0,88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1.255" calcext:value-type="float">
            <text:p>1,26</text:p>
          </table:table-cell>
          <table:table-cell table:style-name="ce33" table:formula="of:=SUM(['2AResults for P1_(dist)'.D37:.G37])" office:value-type="float" office:value="2.13" calcext:value-type="float">
            <text:p>2,13</text:p>
          </table:table-cell>
          <table:table-cell table:style-name="ce37" table:formula="of:=['2AResults for P1_(dist)'.D37]/['2AResults for P1_(dist)'.H37]" office:value-type="percentage" office:value="0.410798122065728" calcext:value-type="percentage">
            <text:p>41,08%</text:p>
          </table:table-cell>
          <table:table-cell table:style-name="ce37" table:formula="of:=['2AResults for P1_(dist)'.E37]/['2AResults for P1_(dist)'.H37]" office:value-type="percentage" office:value="0" calcext:value-type="percentage">
            <text:p>0,00%</text:p>
          </table:table-cell>
          <table:table-cell table:style-name="ce37" table:formula="of:=['2AResults for P1_(dist)'.F37]/['2AResults for P1_(dist)'.H37]" office:value-type="percentage" office:value="0" calcext:value-type="percentage">
            <text:p>0,00%</text:p>
          </table:table-cell>
          <table:table-cell table:style-name="ce37" table:formula="of:=['2AResults for P1_(dist)'.G37]/['2AResults for P1_(dist)'.H37]" office:value-type="percentage" office:value="0.589201877934272" calcext:value-type="percentage">
            <text:p>58,9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4.tsp</text:p>
          </table:table-cell>
          <table:table-cell table:formula="of:=['2AResults for P1_(time)'.C38]" office:value-type="float" office:value="16.614" calcext:value-type="float">
            <text:p>16,61</text:p>
          </table:table-cell>
          <table:table-cell office:value-type="float" office:value="1.151" calcext:value-type="float">
            <text:p>1,1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39" calcext:value-type="float">
            <text:p>0,84</text:p>
          </table:table-cell>
          <table:table-cell table:formula="of:=SUM(['2AResults for P1_(dist)'.D38:.G38])" office:value-type="float" office:value="1.99" calcext:value-type="float">
            <text:p>1,99</text:p>
          </table:table-cell>
          <table:table-cell table:formula="of:=['2AResults for P1_(dist)'.D38]/['2AResults for P1_(dist)'.H38]" office:value-type="percentage" office:value="0.578391959798995" calcext:value-type="percentage">
            <text:p>57,84%</text:p>
          </table:table-cell>
          <table:table-cell table:formula="of:=['2AResults for P1_(dist)'.E38]/['2AResults for P1_(dist)'.H38]" office:value-type="percentage" office:value="0" calcext:value-type="percentage">
            <text:p>0,00%</text:p>
          </table:table-cell>
          <table:table-cell table:formula="of:=['2AResults for P1_(dist)'.F38]/['2AResults for P1_(dist)'.H38]" office:value-type="percentage" office:value="0" calcext:value-type="percentage">
            <text:p>0,00%</text:p>
          </table:table-cell>
          <table:table-cell table:formula="of:=['2AResults for P1_(dist)'.G38]/['2AResults for P1_(dist)'.H38]" office:value-type="percentage" office:value="0.421608040201005" calcext:value-type="percentage">
            <text:p>42,1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style-name="ce33" table:formula="of:=['2AResults for P1_(time)'.C39]" office:value-type="float" office:value="16.437" calcext:value-type="float">
            <text:p>16,44</text:p>
          </table:table-cell>
          <table:table-cell table:style-name="ce33" office:value-type="float" office:value="1.175" calcext:value-type="float">
            <text:p>1,18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1.088" calcext:value-type="float">
            <text:p>1,09</text:p>
          </table:table-cell>
          <table:table-cell table:style-name="ce33" table:formula="of:=SUM(['2AResults for P1_(dist)'.D39:.G39])" office:value-type="float" office:value="2.263" calcext:value-type="float">
            <text:p>2,26</text:p>
          </table:table-cell>
          <table:table-cell table:style-name="ce37" table:formula="of:=['2AResults for P1_(dist)'.D39]/['2AResults for P1_(dist)'.H39]" office:value-type="percentage" office:value="0.519222271321255" calcext:value-type="percentage">
            <text:p>51,92%</text:p>
          </table:table-cell>
          <table:table-cell table:style-name="ce37" table:formula="of:=['2AResults for P1_(dist)'.E39]/['2AResults for P1_(dist)'.H39]" office:value-type="percentage" office:value="0" calcext:value-type="percentage">
            <text:p>0,00%</text:p>
          </table:table-cell>
          <table:table-cell table:style-name="ce37" table:formula="of:=['2AResults for P1_(dist)'.F39]/['2AResults for P1_(dist)'.H39]" office:value-type="percentage" office:value="0" calcext:value-type="percentage">
            <text:p>0,00%</text:p>
          </table:table-cell>
          <table:table-cell table:style-name="ce37" table:formula="of:=['2AResults for P1_(dist)'.G39]/['2AResults for P1_(dist)'.H39]" office:value-type="percentage" office:value="0.480777728678745" calcext:value-type="percentage">
            <text:p>48,0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6.tsp</text:p>
          </table:table-cell>
          <table:table-cell table:formula="of:=['2AResults for P1_(time)'.C40]" office:value-type="float" office:value="16.289" calcext:value-type="float">
            <text:p>16,29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71" calcext:value-type="float">
            <text:p>1,67</text:p>
          </table:table-cell>
          <table:table-cell table:formula="of:=SUM(['2AResults for P1_(dist)'.D40:.G40])" office:value-type="float" office:value="2.991" calcext:value-type="float">
            <text:p>2,99</text:p>
          </table:table-cell>
          <table:table-cell table:formula="of:=['2AResults for P1_(dist)'.D40]/['2AResults for P1_(dist)'.H40]" office:value-type="percentage" office:value="0.441323971915747" calcext:value-type="percentage">
            <text:p>44,13%</text:p>
          </table:table-cell>
          <table:table-cell table:formula="of:=['2AResults for P1_(dist)'.E40]/['2AResults for P1_(dist)'.H40]" office:value-type="percentage" office:value="0" calcext:value-type="percentage">
            <text:p>0,00%</text:p>
          </table:table-cell>
          <table:table-cell table:formula="of:=['2AResults for P1_(dist)'.F40]/['2AResults for P1_(dist)'.H40]" office:value-type="percentage" office:value="0" calcext:value-type="percentage">
            <text:p>0,00%</text:p>
          </table:table-cell>
          <table:table-cell table:formula="of:=['2AResults for P1_(dist)'.G40]/['2AResults for P1_(dist)'.H40]" office:value-type="percentage" office:value="0.558676028084253" calcext:value-type="percentage">
            <text:p>55,8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style-name="ce33" table:formula="of:=['2AResults for P1_(time)'.C41]" office:value-type="float" office:value="15.659" calcext:value-type="float">
            <text:p>15,66</text:p>
          </table:table-cell>
          <table:table-cell table:style-name="ce33" office:value-type="float" office:value="1.251" calcext:value-type="float">
            <text:p>1,25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2.094" calcext:value-type="float">
            <text:p>2,09</text:p>
          </table:table-cell>
          <table:table-cell table:style-name="ce33" table:formula="of:=SUM(['2AResults for P1_(dist)'.D41:.G41])" office:value-type="float" office:value="3.345" calcext:value-type="float">
            <text:p>3,35</text:p>
          </table:table-cell>
          <table:table-cell table:style-name="ce37" table:formula="of:=['2AResults for P1_(dist)'.D41]/['2AResults for P1_(dist)'.H41]" office:value-type="percentage" office:value="0.373991031390134" calcext:value-type="percentage">
            <text:p>37,40%</text:p>
          </table:table-cell>
          <table:table-cell table:style-name="ce37" table:formula="of:=['2AResults for P1_(dist)'.E41]/['2AResults for P1_(dist)'.H41]" office:value-type="percentage" office:value="0" calcext:value-type="percentage">
            <text:p>0,00%</text:p>
          </table:table-cell>
          <table:table-cell table:style-name="ce37" table:formula="of:=['2AResults for P1_(dist)'.F41]/['2AResults for P1_(dist)'.H41]" office:value-type="percentage" office:value="0" calcext:value-type="percentage">
            <text:p>0,00%</text:p>
          </table:table-cell>
          <table:table-cell table:style-name="ce37" table:formula="of:=['2AResults for P1_(dist)'.G41]/['2AResults for P1_(dist)'.H41]" office:value-type="percentage" office:value="0.626008968609865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8.tsp</text:p>
          </table:table-cell>
          <table:table-cell table:formula="of:=['2AResults for P1_(time)'.C42]" office:value-type="float" office:value="14.685" calcext:value-type="float">
            <text:p>14,69</text:p>
          </table:table-cell>
          <table:table-cell office:value-type="float" office:value="0.693" calcext:value-type="float">
            <text:p>0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94" calcext:value-type="float">
            <text:p>1,39</text:p>
          </table:table-cell>
          <table:table-cell table:formula="of:=SUM(['2AResults for P1_(dist)'.D42:.G42])" office:value-type="float" office:value="2.087" calcext:value-type="float">
            <text:p>2,09</text:p>
          </table:table-cell>
          <table:table-cell table:formula="of:=['2AResults for P1_(dist)'.D42]/['2AResults for P1_(dist)'.H42]" office:value-type="percentage" office:value="0.332055582175371" calcext:value-type="percentage">
            <text:p>33,21%</text:p>
          </table:table-cell>
          <table:table-cell table:formula="of:=['2AResults for P1_(dist)'.E42]/['2AResults for P1_(dist)'.H42]" office:value-type="percentage" office:value="0" calcext:value-type="percentage">
            <text:p>0,00%</text:p>
          </table:table-cell>
          <table:table-cell table:formula="of:=['2AResults for P1_(dist)'.F42]/['2AResults for P1_(dist)'.H42]" office:value-type="percentage" office:value="0" calcext:value-type="percentage">
            <text:p>0,00%</text:p>
          </table:table-cell>
          <table:table-cell table:formula="of:=['2AResults for P1_(dist)'.G42]/['2AResults for P1_(dist)'.H42]" office:value-type="percentage" office:value="0.667944417824629" calcext:value-type="percentage">
            <text:p>66,79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style-name="ce33" table:formula="of:=['2AResults for P1_(time)'.C43]" office:value-type="float" office:value="14.535" calcext:value-type="float">
            <text:p>14,54</text:p>
          </table:table-cell>
          <table:table-cell table:style-name="ce33" office:value-type="float" office:value="0.98" calcext:value-type="float">
            <text:p>0,98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2.405" calcext:value-type="float">
            <text:p>2,41</text:p>
          </table:table-cell>
          <table:table-cell table:style-name="ce33" table:formula="of:=SUM(['2AResults for P1_(dist)'.D43:.G43])" office:value-type="float" office:value="3.385" calcext:value-type="float">
            <text:p>3,39</text:p>
          </table:table-cell>
          <table:table-cell table:style-name="ce37" table:formula="of:=['2AResults for P1_(dist)'.D43]/['2AResults for P1_(dist)'.H43]" office:value-type="percentage" office:value="0.289512555391433" calcext:value-type="percentage">
            <text:p>28,95%</text:p>
          </table:table-cell>
          <table:table-cell table:style-name="ce37" table:formula="of:=['2AResults for P1_(dist)'.E43]/['2AResults for P1_(dist)'.H43]" office:value-type="percentage" office:value="0" calcext:value-type="percentage">
            <text:p>0,00%</text:p>
          </table:table-cell>
          <table:table-cell table:style-name="ce37" table:formula="of:=['2AResults for P1_(dist)'.F43]/['2AResults for P1_(dist)'.H43]" office:value-type="percentage" office:value="0" calcext:value-type="percentage">
            <text:p>0,00%</text:p>
          </table:table-cell>
          <table:table-cell table:style-name="ce37" table:formula="of:=['2AResults for P1_(dist)'.G43]/['2AResults for P1_(dist)'.H43]" office:value-type="percentage" office:value="0.710487444608567" calcext:value-type="percentage">
            <text:p>71,05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0.tsp</text:p>
          </table:table-cell>
          <table:table-cell table:formula="of:=['2AResults for P1_(time)'.C44]" office:value-type="float" office:value="24.245" calcext:value-type="float">
            <text:p>24,25</text:p>
          </table:table-cell>
          <table:table-cell office:value-type="float" office:value="1.908" calcext:value-type="float">
            <text:p>1,9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479" calcext:value-type="float">
            <text:p>2,48</text:p>
          </table:table-cell>
          <table:table-cell table:formula="of:=SUM(['2AResults for P1_(dist)'.D44:.G44])" office:value-type="float" office:value="4.387" calcext:value-type="float">
            <text:p>4,39</text:p>
          </table:table-cell>
          <table:table-cell table:formula="of:=['2AResults for P1_(dist)'.D44]/['2AResults for P1_(dist)'.H44]" office:value-type="percentage" office:value="0.43492135855938" calcext:value-type="percentage">
            <text:p>43,49%</text:p>
          </table:table-cell>
          <table:table-cell table:formula="of:=['2AResults for P1_(dist)'.E44]/['2AResults for P1_(dist)'.H44]" office:value-type="percentage" office:value="0" calcext:value-type="percentage">
            <text:p>0,00%</text:p>
          </table:table-cell>
          <table:table-cell table:formula="of:=['2AResults for P1_(dist)'.F44]/['2AResults for P1_(dist)'.H44]" office:value-type="percentage" office:value="0" calcext:value-type="percentage">
            <text:p>0,00%</text:p>
          </table:table-cell>
          <table:table-cell table:formula="of:=['2AResults for P1_(dist)'.G44]/['2AResults for P1_(dist)'.H44]" office:value-type="percentage" office:value="0.56507864144062" calcext:value-type="percentage">
            <text:p>56,51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style-name="ce33" table:formula="of:=['2AResults for P1_(time)'.C45]" office:value-type="float" office:value="24.078" calcext:value-type="float">
            <text:p>24,08</text:p>
          </table:table-cell>
          <table:table-cell table:style-name="ce33" office:value-type="float" office:value="1.706" calcext:value-type="float">
            <text:p>1,71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2.04" calcext:value-type="float">
            <text:p>2,04</text:p>
          </table:table-cell>
          <table:table-cell table:style-name="ce33" table:formula="of:=SUM(['2AResults for P1_(dist)'.D45:.G45])" office:value-type="float" office:value="3.746" calcext:value-type="float">
            <text:p>3,75</text:p>
          </table:table-cell>
          <table:table-cell table:style-name="ce37" table:formula="of:=['2AResults for P1_(dist)'.D45]/['2AResults for P1_(dist)'.H45]" office:value-type="percentage" office:value="0.455419113721303" calcext:value-type="percentage">
            <text:p>45,54%</text:p>
          </table:table-cell>
          <table:table-cell table:style-name="ce37" table:formula="of:=['2AResults for P1_(dist)'.E45]/['2AResults for P1_(dist)'.H45]" office:value-type="percentage" office:value="0" calcext:value-type="percentage">
            <text:p>0,00%</text:p>
          </table:table-cell>
          <table:table-cell table:style-name="ce37" table:formula="of:=['2AResults for P1_(dist)'.F45]/['2AResults for P1_(dist)'.H45]" office:value-type="percentage" office:value="0" calcext:value-type="percentage">
            <text:p>0,00%</text:p>
          </table:table-cell>
          <table:table-cell table:style-name="ce37" table:formula="of:=['2AResults for P1_(dist)'.G45]/['2AResults for P1_(dist)'.H45]" office:value-type="percentage" office:value="0.544580886278697" calcext:value-type="percentage">
            <text:p>54,4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2.tsp</text:p>
          </table:table-cell>
          <table:table-cell table:formula="of:=['2AResults for P1_(time)'.C46]" office:value-type="float" office:value="22.954" calcext:value-type="float">
            <text:p>22,95</text:p>
          </table:table-cell>
          <table:table-cell office:value-type="float" office:value="1.194" calcext:value-type="float">
            <text:p>1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28" calcext:value-type="float">
            <text:p>1,63</text:p>
          </table:table-cell>
          <table:table-cell table:formula="of:=SUM(['2AResults for P1_(dist)'.D46:.G46])" office:value-type="float" office:value="2.822" calcext:value-type="float">
            <text:p>2,82</text:p>
          </table:table-cell>
          <table:table-cell table:formula="of:=['2AResults for P1_(dist)'.D46]/['2AResults for P1_(dist)'.H46]" office:value-type="percentage" office:value="0.423104181431609" calcext:value-type="percentage">
            <text:p>42,31%</text:p>
          </table:table-cell>
          <table:table-cell table:formula="of:=['2AResults for P1_(dist)'.E46]/['2AResults for P1_(dist)'.H46]" office:value-type="percentage" office:value="0" calcext:value-type="percentage">
            <text:p>0,00%</text:p>
          </table:table-cell>
          <table:table-cell table:formula="of:=['2AResults for P1_(dist)'.F46]/['2AResults for P1_(dist)'.H46]" office:value-type="percentage" office:value="0" calcext:value-type="percentage">
            <text:p>0,00%</text:p>
          </table:table-cell>
          <table:table-cell table:formula="of:=['2AResults for P1_(dist)'.G46]/['2AResults for P1_(dist)'.H46]" office:value-type="percentage" office:value="0.576895818568391" calcext:value-type="percentage">
            <text:p>57,69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style-name="ce33" table:formula="of:=['2AResults for P1_(time)'.C47]" office:value-type="float" office:value="23.299" calcext:value-type="float">
            <text:p>23,30</text:p>
          </table:table-cell>
          <table:table-cell table:style-name="ce33" office:value-type="float" office:value="1.588" calcext:value-type="float">
            <text:p>1,59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2.465" calcext:value-type="float">
            <text:p>2,47</text:p>
          </table:table-cell>
          <table:table-cell table:style-name="ce33" table:formula="of:=SUM(['2AResults for P1_(dist)'.D47:.G47])" office:value-type="float" office:value="4.053" calcext:value-type="float">
            <text:p>4,05</text:p>
          </table:table-cell>
          <table:table-cell table:style-name="ce37" table:formula="of:=['2AResults for P1_(dist)'.D47]/['2AResults for P1_(dist)'.H47]" office:value-type="percentage" office:value="0.391808536886257" calcext:value-type="percentage">
            <text:p>39,18%</text:p>
          </table:table-cell>
          <table:table-cell table:style-name="ce37" table:formula="of:=['2AResults for P1_(dist)'.E47]/['2AResults for P1_(dist)'.H47]" office:value-type="percentage" office:value="0" calcext:value-type="percentage">
            <text:p>0,00%</text:p>
          </table:table-cell>
          <table:table-cell table:style-name="ce37" table:formula="of:=['2AResults for P1_(dist)'.F47]/['2AResults for P1_(dist)'.H47]" office:value-type="percentage" office:value="0" calcext:value-type="percentage">
            <text:p>0,00%</text:p>
          </table:table-cell>
          <table:table-cell table:style-name="ce37" table:formula="of:=['2AResults for P1_(dist)'.G47]/['2AResults for P1_(dist)'.H47]" office:value-type="percentage" office:value="0.608191463113743" calcext:value-type="percentage">
            <text:p>60,8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4.tsp</text:p>
          </table:table-cell>
          <table:table-cell table:formula="of:=['2AResults for P1_(time)'.C48]" office:value-type="float" office:value="24.92" calcext:value-type="float">
            <text:p>24,92</text:p>
          </table:table-cell>
          <table:table-cell office:value-type="float" office:value="2.126" calcext:value-type="float">
            <text:p>2,1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458" calcext:value-type="float">
            <text:p>2,46</text:p>
          </table:table-cell>
          <table:table-cell table:formula="of:=SUM(['2AResults for P1_(dist)'.D48:.G48])" office:value-type="float" office:value="4.584" calcext:value-type="float">
            <text:p>4,58</text:p>
          </table:table-cell>
          <table:table-cell table:formula="of:=['2AResults for P1_(dist)'.D48]/['2AResults for P1_(dist)'.H48]" office:value-type="percentage" office:value="0.463787085514834" calcext:value-type="percentage">
            <text:p>46,38%</text:p>
          </table:table-cell>
          <table:table-cell table:formula="of:=['2AResults for P1_(dist)'.E48]/['2AResults for P1_(dist)'.H48]" office:value-type="percentage" office:value="0" calcext:value-type="percentage">
            <text:p>0,00%</text:p>
          </table:table-cell>
          <table:table-cell table:formula="of:=['2AResults for P1_(dist)'.F48]/['2AResults for P1_(dist)'.H48]" office:value-type="percentage" office:value="0" calcext:value-type="percentage">
            <text:p>0,00%</text:p>
          </table:table-cell>
          <table:table-cell table:formula="of:=['2AResults for P1_(dist)'.G48]/['2AResults for P1_(dist)'.H48]" office:value-type="percentage" office:value="0.536212914485166" calcext:value-type="percentage">
            <text:p>53,6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style-name="ce33" table:formula="of:=['2AResults for P1_(time)'.C49]" office:value-type="float" office:value="23.343" calcext:value-type="float">
            <text:p>23,34</text:p>
          </table:table-cell>
          <table:table-cell table:style-name="ce33" office:value-type="float" office:value="1.975" calcext:value-type="float">
            <text:p>1,98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3.582" calcext:value-type="float">
            <text:p>3,58</text:p>
          </table:table-cell>
          <table:table-cell table:style-name="ce33" table:formula="of:=SUM(['2AResults for P1_(dist)'.D49:.G49])" office:value-type="float" office:value="5.557" calcext:value-type="float">
            <text:p>5,56</text:p>
          </table:table-cell>
          <table:table-cell table:style-name="ce37" table:formula="of:=['2AResults for P1_(dist)'.D49]/['2AResults for P1_(dist)'.H49]" office:value-type="percentage" office:value="0.355407594025553" calcext:value-type="percentage">
            <text:p>35,54%</text:p>
          </table:table-cell>
          <table:table-cell table:style-name="ce37" table:formula="of:=['2AResults for P1_(dist)'.E49]/['2AResults for P1_(dist)'.H49]" office:value-type="percentage" office:value="0" calcext:value-type="percentage">
            <text:p>0,00%</text:p>
          </table:table-cell>
          <table:table-cell table:style-name="ce37" table:formula="of:=['2AResults for P1_(dist)'.F49]/['2AResults for P1_(dist)'.H49]" office:value-type="percentage" office:value="0" calcext:value-type="percentage">
            <text:p>0,00%</text:p>
          </table:table-cell>
          <table:table-cell table:style-name="ce37" table:formula="of:=['2AResults for P1_(dist)'.G49]/['2AResults for P1_(dist)'.H49]" office:value-type="percentage" office:value="0.644592405974447" calcext:value-type="percentage">
            <text:p>64,4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6.tsp</text:p>
          </table:table-cell>
          <table:table-cell table:formula="of:=['2AResults for P1_(time)'.C50]" office:value-type="float" office:value="22.334" calcext:value-type="float">
            <text:p>22,33</text:p>
          </table:table-cell>
          <table:table-cell office:value-type="float" office:value="1.536" calcext:value-type="float">
            <text:p>1,5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274" calcext:value-type="float">
            <text:p>3,27</text:p>
          </table:table-cell>
          <table:table-cell table:formula="of:=SUM(['2AResults for P1_(dist)'.D50:.G50])" office:value-type="float" office:value="4.81" calcext:value-type="float">
            <text:p>4,81</text:p>
          </table:table-cell>
          <table:table-cell table:formula="of:=['2AResults for P1_(dist)'.D50]/['2AResults for P1_(dist)'.H50]" office:value-type="percentage" office:value="0.319334719334719" calcext:value-type="percentage">
            <text:p>31,93%</text:p>
          </table:table-cell>
          <table:table-cell table:formula="of:=['2AResults for P1_(dist)'.E50]/['2AResults for P1_(dist)'.H50]" office:value-type="percentage" office:value="0" calcext:value-type="percentage">
            <text:p>0,00%</text:p>
          </table:table-cell>
          <table:table-cell table:formula="of:=['2AResults for P1_(dist)'.F50]/['2AResults for P1_(dist)'.H50]" office:value-type="percentage" office:value="0" calcext:value-type="percentage">
            <text:p>0,00%</text:p>
          </table:table-cell>
          <table:table-cell table:formula="of:=['2AResults for P1_(dist)'.G50]/['2AResults for P1_(dist)'.H50]" office:value-type="percentage" office:value="0.680665280665281" calcext:value-type="percentage">
            <text:p>68,0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style-name="ce33" table:formula="of:=['2AResults for P1_(time)'.C51]" office:value-type="float" office:value="22.618" calcext:value-type="float">
            <text:p>22,62</text:p>
          </table:table-cell>
          <table:table-cell table:style-name="ce33" office:value-type="float" office:value="1.267" calcext:value-type="float">
            <text:p>1,27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2.183" calcext:value-type="float">
            <text:p>2,18</text:p>
          </table:table-cell>
          <table:table-cell table:style-name="ce33" table:formula="of:=SUM(['2AResults for P1_(dist)'.D51:.G51])" office:value-type="float" office:value="3.45" calcext:value-type="float">
            <text:p>3,45</text:p>
          </table:table-cell>
          <table:table-cell table:style-name="ce37" table:formula="of:=['2AResults for P1_(dist)'.D51]/['2AResults for P1_(dist)'.H51]" office:value-type="percentage" office:value="0.367246376811594" calcext:value-type="percentage">
            <text:p>36,72%</text:p>
          </table:table-cell>
          <table:table-cell table:style-name="ce37" table:formula="of:=['2AResults for P1_(dist)'.E51]/['2AResults for P1_(dist)'.H51]" office:value-type="percentage" office:value="0" calcext:value-type="percentage">
            <text:p>0,00%</text:p>
          </table:table-cell>
          <table:table-cell table:style-name="ce37" table:formula="of:=['2AResults for P1_(dist)'.F51]/['2AResults for P1_(dist)'.H51]" office:value-type="percentage" office:value="0" calcext:value-type="percentage">
            <text:p>0,00%</text:p>
          </table:table-cell>
          <table:table-cell table:style-name="ce37" table:formula="of:=['2AResults for P1_(dist)'.G51]/['2AResults for P1_(dist)'.H51]" office:value-type="percentage" office:value="0.632753623188406" calcext:value-type="percentage">
            <text:p>63,2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8.tsp</text:p>
          </table:table-cell>
          <table:table-cell table:formula="of:=['2AResults for P1_(time)'.C52]" office:value-type="float" office:value="22.567" calcext:value-type="float">
            <text:p>22,57</text:p>
          </table:table-cell>
          <table:table-cell office:value-type="float" office:value="1.651" calcext:value-type="float">
            <text:p>1,6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386" calcext:value-type="float">
            <text:p>3,39</text:p>
          </table:table-cell>
          <table:table-cell table:formula="of:=SUM(['2AResults for P1_(dist)'.D52:.G52])" office:value-type="float" office:value="5.037" calcext:value-type="float">
            <text:p>5,04</text:p>
          </table:table-cell>
          <table:table-cell table:formula="of:=['2AResults for P1_(dist)'.D52]/['2AResults for P1_(dist)'.H52]" office:value-type="percentage" office:value="0.327774468929919" calcext:value-type="percentage">
            <text:p>32,78%</text:p>
          </table:table-cell>
          <table:table-cell table:formula="of:=['2AResults for P1_(dist)'.E52]/['2AResults for P1_(dist)'.H52]" office:value-type="percentage" office:value="0" calcext:value-type="percentage">
            <text:p>0,00%</text:p>
          </table:table-cell>
          <table:table-cell table:formula="of:=['2AResults for P1_(dist)'.F52]/['2AResults for P1_(dist)'.H52]" office:value-type="percentage" office:value="0" calcext:value-type="percentage">
            <text:p>0,00%</text:p>
          </table:table-cell>
          <table:table-cell table:formula="of:=['2AResults for P1_(dist)'.G52]/['2AResults for P1_(dist)'.H52]" office:value-type="percentage" office:value="0.672225531070081" calcext:value-type="percentage">
            <text:p>67,2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style-name="ce33" table:formula="of:=['2AResults for P1_(time)'.C53]" office:value-type="float" office:value="22.382" calcext:value-type="float">
            <text:p>22,38</text:p>
          </table:table-cell>
          <table:table-cell table:style-name="ce33" office:value-type="float" office:value="1.203" calcext:value-type="float">
            <text:p>1,20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2.227" calcext:value-type="float">
            <text:p>2,23</text:p>
          </table:table-cell>
          <table:table-cell table:style-name="ce33" table:formula="of:=SUM(['2AResults for P1_(dist)'.D53:.G53])" office:value-type="float" office:value="3.43" calcext:value-type="float">
            <text:p>3,43</text:p>
          </table:table-cell>
          <table:table-cell table:style-name="ce37" table:formula="of:=['2AResults for P1_(dist)'.D53]/['2AResults for P1_(dist)'.H53]" office:value-type="percentage" office:value="0.350728862973761" calcext:value-type="percentage">
            <text:p>35,07%</text:p>
          </table:table-cell>
          <table:table-cell table:style-name="ce37" table:formula="of:=['2AResults for P1_(dist)'.E53]/['2AResults for P1_(dist)'.H53]" office:value-type="percentage" office:value="0" calcext:value-type="percentage">
            <text:p>0,00%</text:p>
          </table:table-cell>
          <table:table-cell table:style-name="ce37" table:formula="of:=['2AResults for P1_(dist)'.F53]/['2AResults for P1_(dist)'.H53]" office:value-type="percentage" office:value="0" calcext:value-type="percentage">
            <text:p>0,00%</text:p>
          </table:table-cell>
          <table:table-cell table:style-name="ce37" table:formula="of:=['2AResults for P1_(dist)'.G53]/['2AResults for P1_(dist)'.H53]" office:value-type="percentage" office:value="0.649271137026239" calcext:value-type="percentage">
            <text:p>64,9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0.tsp</text:p>
          </table:table-cell>
          <table:table-cell table:formula="of:=['2AResults for P1_(time)'.C54]" office:value-type="float" office:value="30.543" calcext:value-type="float">
            <text:p>30,54</text:p>
          </table:table-cell>
          <table:table-cell office:value-type="float" office:value="2.328" calcext:value-type="float">
            <text:p>2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441" calcext:value-type="float">
            <text:p>4,44</text:p>
          </table:table-cell>
          <table:table-cell table:formula="of:=SUM(['2AResults for P1_(dist)'.D54:.G54])" office:value-type="float" office:value="6.769" calcext:value-type="float">
            <text:p>6,77</text:p>
          </table:table-cell>
          <table:table-cell table:formula="of:=['2AResults for P1_(dist)'.D54]/['2AResults for P1_(dist)'.H54]" office:value-type="percentage" office:value="0.343920815482346" calcext:value-type="percentage">
            <text:p>34,39%</text:p>
          </table:table-cell>
          <table:table-cell table:formula="of:=['2AResults for P1_(dist)'.E54]/['2AResults for P1_(dist)'.H54]" office:value-type="percentage" office:value="0" calcext:value-type="percentage">
            <text:p>0,00%</text:p>
          </table:table-cell>
          <table:table-cell table:formula="of:=['2AResults for P1_(dist)'.F54]/['2AResults for P1_(dist)'.H54]" office:value-type="percentage" office:value="0" calcext:value-type="percentage">
            <text:p>0,00%</text:p>
          </table:table-cell>
          <table:table-cell table:formula="of:=['2AResults for P1_(dist)'.G54]/['2AResults for P1_(dist)'.H54]" office:value-type="percentage" office:value="0.656079184517654" calcext:value-type="percentage">
            <text:p>65,61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style-name="ce33" table:formula="of:=['2AResults for P1_(time)'.C55]" office:value-type="float" office:value="30.328" calcext:value-type="float">
            <text:p>30,33</text:p>
          </table:table-cell>
          <table:table-cell table:style-name="ce33" office:value-type="float" office:value="1.701" calcext:value-type="float">
            <text:p>1,70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2.775" calcext:value-type="float">
            <text:p>2,78</text:p>
          </table:table-cell>
          <table:table-cell table:style-name="ce33" table:formula="of:=SUM(['2AResults for P1_(dist)'.D55:.G55])" office:value-type="float" office:value="4.476" calcext:value-type="float">
            <text:p>4,48</text:p>
          </table:table-cell>
          <table:table-cell table:style-name="ce37" table:formula="of:=['2AResults for P1_(dist)'.D55]/['2AResults for P1_(dist)'.H55]" office:value-type="percentage" office:value="0.380026809651475" calcext:value-type="percentage">
            <text:p>38,00%</text:p>
          </table:table-cell>
          <table:table-cell table:style-name="ce37" table:formula="of:=['2AResults for P1_(dist)'.E55]/['2AResults for P1_(dist)'.H55]" office:value-type="percentage" office:value="0" calcext:value-type="percentage">
            <text:p>0,00%</text:p>
          </table:table-cell>
          <table:table-cell table:style-name="ce37" table:formula="of:=['2AResults for P1_(dist)'.F55]/['2AResults for P1_(dist)'.H55]" office:value-type="percentage" office:value="0" calcext:value-type="percentage">
            <text:p>0,00%</text:p>
          </table:table-cell>
          <table:table-cell table:style-name="ce37" table:formula="of:=['2AResults for P1_(dist)'.G55]/['2AResults for P1_(dist)'.H55]" office:value-type="percentage" office:value="0.619973190348525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2.tsp</text:p>
          </table:table-cell>
          <table:table-cell table:formula="of:=['2AResults for P1_(time)'.C56]" office:value-type="float" office:value="28.365" calcext:value-type="float">
            <text:p>28,37</text:p>
          </table:table-cell>
          <table:table-cell office:value-type="float" office:value="1.195" calcext:value-type="float">
            <text:p>1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22" calcext:value-type="float">
            <text:p>3,22</text:p>
          </table:table-cell>
          <table:table-cell table:formula="of:=SUM(['2AResults for P1_(dist)'.D56:.G56])" office:value-type="float" office:value="4.415" calcext:value-type="float">
            <text:p>4,42</text:p>
          </table:table-cell>
          <table:table-cell table:formula="of:=['2AResults for P1_(dist)'.D56]/['2AResults for P1_(dist)'.H56]" office:value-type="percentage" office:value="0.270668176670442" calcext:value-type="percentage">
            <text:p>27,07%</text:p>
          </table:table-cell>
          <table:table-cell table:formula="of:=['2AResults for P1_(dist)'.E56]/['2AResults for P1_(dist)'.H56]" office:value-type="percentage" office:value="0" calcext:value-type="percentage">
            <text:p>0,00%</text:p>
          </table:table-cell>
          <table:table-cell table:formula="of:=['2AResults for P1_(dist)'.F56]/['2AResults for P1_(dist)'.H56]" office:value-type="percentage" office:value="0" calcext:value-type="percentage">
            <text:p>0,00%</text:p>
          </table:table-cell>
          <table:table-cell table:formula="of:=['2AResults for P1_(dist)'.G56]/['2AResults for P1_(dist)'.H56]" office:value-type="percentage" office:value="0.729331823329558" calcext:value-type="percentage">
            <text:p>72,9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style-name="ce33" table:formula="of:=['2AResults for P1_(time)'.C57]" office:value-type="float" office:value="31.627" calcext:value-type="float">
            <text:p>31,63</text:p>
          </table:table-cell>
          <table:table-cell table:style-name="ce33" office:value-type="float" office:value="2.097" calcext:value-type="float">
            <text:p>2,10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2.664" calcext:value-type="float">
            <text:p>2,66</text:p>
          </table:table-cell>
          <table:table-cell table:style-name="ce33" table:formula="of:=SUM(['2AResults for P1_(dist)'.D57:.G57])" office:value-type="float" office:value="4.761" calcext:value-type="float">
            <text:p>4,76</text:p>
          </table:table-cell>
          <table:table-cell table:style-name="ce37" table:formula="of:=['2AResults for P1_(dist)'.D57]/['2AResults for P1_(dist)'.H57]" office:value-type="percentage" office:value="0.440453686200378" calcext:value-type="percentage">
            <text:p>44,05%</text:p>
          </table:table-cell>
          <table:table-cell table:style-name="ce37" table:formula="of:=['2AResults for P1_(dist)'.E57]/['2AResults for P1_(dist)'.H57]" office:value-type="percentage" office:value="0" calcext:value-type="percentage">
            <text:p>0,00%</text:p>
          </table:table-cell>
          <table:table-cell table:style-name="ce37" table:formula="of:=['2AResults for P1_(dist)'.F57]/['2AResults for P1_(dist)'.H57]" office:value-type="percentage" office:value="0" calcext:value-type="percentage">
            <text:p>0,00%</text:p>
          </table:table-cell>
          <table:table-cell table:style-name="ce37" table:formula="of:=['2AResults for P1_(dist)'.G57]/['2AResults for P1_(dist)'.H57]" office:value-type="percentage" office:value="0.559546313799622" calcext:value-type="percentage">
            <text:p>55,95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4.tsp</text:p>
          </table:table-cell>
          <table:table-cell table:formula="of:=['2AResults for P1_(time)'.C58]" office:value-type="float" office:value="30.938" calcext:value-type="float">
            <text:p>30,94</text:p>
          </table:table-cell>
          <table:table-cell office:value-type="float" office:value="1.98" calcext:value-type="float">
            <text:p>1,9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002" calcext:value-type="float">
            <text:p>3,00</text:p>
          </table:table-cell>
          <table:table-cell table:formula="of:=SUM(['2AResults for P1_(dist)'.D58:.G58])" office:value-type="float" office:value="4.982" calcext:value-type="float">
            <text:p>4,98</text:p>
          </table:table-cell>
          <table:table-cell table:formula="of:=['2AResults for P1_(dist)'.D58]/['2AResults for P1_(dist)'.H58]" office:value-type="percentage" office:value="0.397430750702529" calcext:value-type="percentage">
            <text:p>39,74%</text:p>
          </table:table-cell>
          <table:table-cell table:formula="of:=['2AResults for P1_(dist)'.E58]/['2AResults for P1_(dist)'.H58]" office:value-type="percentage" office:value="0" calcext:value-type="percentage">
            <text:p>0,00%</text:p>
          </table:table-cell>
          <table:table-cell table:formula="of:=['2AResults for P1_(dist)'.F58]/['2AResults for P1_(dist)'.H58]" office:value-type="percentage" office:value="0" calcext:value-type="percentage">
            <text:p>0,00%</text:p>
          </table:table-cell>
          <table:table-cell table:formula="of:=['2AResults for P1_(dist)'.G58]/['2AResults for P1_(dist)'.H58]" office:value-type="percentage" office:value="0.602569249297471" calcext:value-type="percentage">
            <text:p>60,2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style-name="ce33" table:formula="of:=['2AResults for P1_(time)'.C59]" office:value-type="float" office:value="30.169" calcext:value-type="float">
            <text:p>30,17</text:p>
          </table:table-cell>
          <table:table-cell table:style-name="ce33" office:value-type="float" office:value="1.888" calcext:value-type="float">
            <text:p>1,89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3.495" calcext:value-type="float">
            <text:p>3,50</text:p>
          </table:table-cell>
          <table:table-cell table:style-name="ce33" table:formula="of:=SUM(['2AResults for P1_(dist)'.D59:.G59])" office:value-type="float" office:value="5.383" calcext:value-type="float">
            <text:p>5,38</text:p>
          </table:table-cell>
          <table:table-cell table:style-name="ce37" table:formula="of:=['2AResults for P1_(dist)'.D59]/['2AResults for P1_(dist)'.H59]" office:value-type="percentage" office:value="0.350733791566041" calcext:value-type="percentage">
            <text:p>35,07%</text:p>
          </table:table-cell>
          <table:table-cell table:style-name="ce37" table:formula="of:=['2AResults for P1_(dist)'.E59]/['2AResults for P1_(dist)'.H59]" office:value-type="percentage" office:value="0" calcext:value-type="percentage">
            <text:p>0,00%</text:p>
          </table:table-cell>
          <table:table-cell table:style-name="ce37" table:formula="of:=['2AResults for P1_(dist)'.F59]/['2AResults for P1_(dist)'.H59]" office:value-type="percentage" office:value="0" calcext:value-type="percentage">
            <text:p>0,00%</text:p>
          </table:table-cell>
          <table:table-cell table:style-name="ce37" table:formula="of:=['2AResults for P1_(dist)'.G59]/['2AResults for P1_(dist)'.H59]" office:value-type="percentage" office:value="0.649266208433959" calcext:value-type="percentage">
            <text:p>64,9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6.tsp</text:p>
          </table:table-cell>
          <table:table-cell table:formula="of:=['2AResults for P1_(time)'.C60]" office:value-type="float" office:value="31.067" calcext:value-type="float">
            <text:p>31,07</text:p>
          </table:table-cell>
          <table:table-cell office:value-type="float" office:value="2.047" calcext:value-type="float">
            <text:p>2,0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074" calcext:value-type="float">
            <text:p>3,07</text:p>
          </table:table-cell>
          <table:table-cell table:formula="of:=SUM(['2AResults for P1_(dist)'.D60:.G60])" office:value-type="float" office:value="5.121" calcext:value-type="float">
            <text:p>5,12</text:p>
          </table:table-cell>
          <table:table-cell table:formula="of:=['2AResults for P1_(dist)'.D60]/['2AResults for P1_(dist)'.H60]" office:value-type="percentage" office:value="0.399726615895333" calcext:value-type="percentage">
            <text:p>39,97%</text:p>
          </table:table-cell>
          <table:table-cell table:formula="of:=['2AResults for P1_(dist)'.E60]/['2AResults for P1_(dist)'.H60]" office:value-type="percentage" office:value="0" calcext:value-type="percentage">
            <text:p>0,00%</text:p>
          </table:table-cell>
          <table:table-cell table:formula="of:=['2AResults for P1_(dist)'.F60]/['2AResults for P1_(dist)'.H60]" office:value-type="percentage" office:value="0" calcext:value-type="percentage">
            <text:p>0,00%</text:p>
          </table:table-cell>
          <table:table-cell table:formula="of:=['2AResults for P1_(dist)'.G60]/['2AResults for P1_(dist)'.H60]" office:value-type="percentage" office:value="0.600273384104667" calcext:value-type="percentage">
            <text:p>60,0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style-name="ce33" table:formula="of:=['2AResults for P1_(time)'.C61]" office:value-type="float" office:value="29.291" calcext:value-type="float">
            <text:p>29,29</text:p>
          </table:table-cell>
          <table:table-cell table:style-name="ce33" office:value-type="float" office:value="1.46" calcext:value-type="float">
            <text:p>1,46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3.089" calcext:value-type="float">
            <text:p>3,09</text:p>
          </table:table-cell>
          <table:table-cell table:style-name="ce33" table:formula="of:=SUM(['2AResults for P1_(dist)'.D61:.G61])" office:value-type="float" office:value="4.549" calcext:value-type="float">
            <text:p>4,55</text:p>
          </table:table-cell>
          <table:table-cell table:style-name="ce37" table:formula="of:=['2AResults for P1_(dist)'.D61]/['2AResults for P1_(dist)'.H61]" office:value-type="percentage" office:value="0.320949659265773" calcext:value-type="percentage">
            <text:p>32,09%</text:p>
          </table:table-cell>
          <table:table-cell table:style-name="ce37" table:formula="of:=['2AResults for P1_(dist)'.E61]/['2AResults for P1_(dist)'.H61]" office:value-type="percentage" office:value="0" calcext:value-type="percentage">
            <text:p>0,00%</text:p>
          </table:table-cell>
          <table:table-cell table:style-name="ce37" table:formula="of:=['2AResults for P1_(dist)'.F61]/['2AResults for P1_(dist)'.H61]" office:value-type="percentage" office:value="0" calcext:value-type="percentage">
            <text:p>0,00%</text:p>
          </table:table-cell>
          <table:table-cell table:style-name="ce37" table:formula="of:=['2AResults for P1_(dist)'.G61]/['2AResults for P1_(dist)'.H61]" office:value-type="percentage" office:value="0.679050340734227" calcext:value-type="percentage">
            <text:p>67,91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8.tsp</text:p>
          </table:table-cell>
          <table:table-cell table:formula="of:=['2AResults for P1_(time)'.C62]" office:value-type="float" office:value="29.9" calcext:value-type="float">
            <text:p>29,90</text:p>
          </table:table-cell>
          <table:table-cell office:value-type="float" office:value="1.712" calcext:value-type="float">
            <text:p>1,7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236" calcext:value-type="float">
            <text:p>3,24</text:p>
          </table:table-cell>
          <table:table-cell table:formula="of:=SUM(['2AResults for P1_(dist)'.D62:.G62])" office:value-type="float" office:value="4.948" calcext:value-type="float">
            <text:p>4,95</text:p>
          </table:table-cell>
          <table:table-cell table:formula="of:=['2AResults for P1_(dist)'.D62]/['2AResults for P1_(dist)'.H62]" office:value-type="percentage" office:value="0.345998383185125" calcext:value-type="percentage">
            <text:p>34,60%</text:p>
          </table:table-cell>
          <table:table-cell table:formula="of:=['2AResults for P1_(dist)'.E62]/['2AResults for P1_(dist)'.H62]" office:value-type="percentage" office:value="0" calcext:value-type="percentage">
            <text:p>0,00%</text:p>
          </table:table-cell>
          <table:table-cell table:formula="of:=['2AResults for P1_(dist)'.F62]/['2AResults for P1_(dist)'.H62]" office:value-type="percentage" office:value="0" calcext:value-type="percentage">
            <text:p>0,00%</text:p>
          </table:table-cell>
          <table:table-cell table:formula="of:=['2AResults for P1_(dist)'.G62]/['2AResults for P1_(dist)'.H62]" office:value-type="percentage" office:value="0.654001616814875" calcext:value-type="percentage">
            <text:p>65,4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style-name="ce33" table:formula="of:=['2AResults for P1_(time)'.C63]" office:value-type="float" office:value="27.668" calcext:value-type="float">
            <text:p>27,67</text:p>
          </table:table-cell>
          <table:table-cell table:style-name="ce33" office:value-type="float" office:value="1.461" calcext:value-type="float">
            <text:p>1,46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4.715" calcext:value-type="float">
            <text:p>4,72</text:p>
          </table:table-cell>
          <table:table-cell table:style-name="ce33" table:formula="of:=SUM(['2AResults for P1_(dist)'.D63:.G63])" office:value-type="float" office:value="6.176" calcext:value-type="float">
            <text:p>6,18</text:p>
          </table:table-cell>
          <table:table-cell table:style-name="ce37" table:formula="of:=['2AResults for P1_(dist)'.D63]/['2AResults for P1_(dist)'.H63]" office:value-type="percentage" office:value="0.236560880829016" calcext:value-type="percentage">
            <text:p>23,66%</text:p>
          </table:table-cell>
          <table:table-cell table:style-name="ce37" table:formula="of:=['2AResults for P1_(dist)'.E63]/['2AResults for P1_(dist)'.H63]" office:value-type="percentage" office:value="0" calcext:value-type="percentage">
            <text:p>0,00%</text:p>
          </table:table-cell>
          <table:table-cell table:style-name="ce37" table:formula="of:=['2AResults for P1_(dist)'.F63]/['2AResults for P1_(dist)'.H63]" office:value-type="percentage" office:value="0" calcext:value-type="percentage">
            <text:p>0,00%</text:p>
          </table:table-cell>
          <table:table-cell table:style-name="ce37" table:formula="of:=['2AResults for P1_(dist)'.G63]/['2AResults for P1_(dist)'.H63]" office:value-type="percentage" office:value="0.763439119170984" calcext:value-type="percentage">
            <text:p>76,34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0.tsp</text:p>
          </table:table-cell>
          <table:table-cell table:formula="of:=['2AResults for P1_(time)'.C64]" office:value-type="float" office:value="32.533" calcext:value-type="float">
            <text:p>32,53</text:p>
          </table:table-cell>
          <table:table-cell office:value-type="float" office:value="2.361" calcext:value-type="float">
            <text:p>2,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55" calcext:value-type="float">
            <text:p>2,55</text:p>
          </table:table-cell>
          <table:table-cell table:formula="of:=SUM(['2AResults for P1_(dist)'.D64:.G64])" office:value-type="float" office:value="4.911" calcext:value-type="float">
            <text:p>4,91</text:p>
          </table:table-cell>
          <table:table-cell table:formula="of:=['2AResults for P1_(dist)'.D64]/['2AResults for P1_(dist)'.H64]" office:value-type="percentage" office:value="0.480757483200977" calcext:value-type="percentage">
            <text:p>48,08%</text:p>
          </table:table-cell>
          <table:table-cell table:formula="of:=['2AResults for P1_(dist)'.E64]/['2AResults for P1_(dist)'.H64]" office:value-type="percentage" office:value="0" calcext:value-type="percentage">
            <text:p>0,00%</text:p>
          </table:table-cell>
          <table:table-cell table:formula="of:=['2AResults for P1_(dist)'.F64]/['2AResults for P1_(dist)'.H64]" office:value-type="percentage" office:value="0" calcext:value-type="percentage">
            <text:p>0,00%</text:p>
          </table:table-cell>
          <table:table-cell table:formula="of:=['2AResults for P1_(dist)'.G64]/['2AResults for P1_(dist)'.H64]" office:value-type="percentage" office:value="0.519242516799023" calcext:value-type="percentage">
            <text:p>51,9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style-name="ce33" table:formula="of:=['2AResults for P1_(time)'.C65]" office:value-type="float" office:value="30.059" calcext:value-type="float">
            <text:p>30,06</text:p>
          </table:table-cell>
          <table:table-cell table:style-name="ce33" office:value-type="float" office:value="1.717" calcext:value-type="float">
            <text:p>1,72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3.092" calcext:value-type="float">
            <text:p>3,09</text:p>
          </table:table-cell>
          <table:table-cell table:style-name="ce33" table:formula="of:=SUM(['2AResults for P1_(dist)'.D65:.G65])" office:value-type="float" office:value="4.809" calcext:value-type="float">
            <text:p>4,81</text:p>
          </table:table-cell>
          <table:table-cell table:style-name="ce37" table:formula="of:=['2AResults for P1_(dist)'.D65]/['2AResults for P1_(dist)'.H65]" office:value-type="percentage" office:value="0.357038885423165" calcext:value-type="percentage">
            <text:p>35,70%</text:p>
          </table:table-cell>
          <table:table-cell table:style-name="ce37" table:formula="of:=['2AResults for P1_(dist)'.E65]/['2AResults for P1_(dist)'.H65]" office:value-type="percentage" office:value="0" calcext:value-type="percentage">
            <text:p>0,00%</text:p>
          </table:table-cell>
          <table:table-cell table:style-name="ce37" table:formula="of:=['2AResults for P1_(dist)'.F65]/['2AResults for P1_(dist)'.H65]" office:value-type="percentage" office:value="0" calcext:value-type="percentage">
            <text:p>0,00%</text:p>
          </table:table-cell>
          <table:table-cell table:style-name="ce37" table:formula="of:=['2AResults for P1_(dist)'.G65]/['2AResults for P1_(dist)'.H65]" office:value-type="percentage" office:value="0.642961114576835" calcext:value-type="percentage">
            <text:p>64,3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2.tsp</text:p>
          </table:table-cell>
          <table:table-cell table:formula="of:=['2AResults for P1_(time)'.C66]" office:value-type="float" office:value="32.276" calcext:value-type="float">
            <text:p>32,28</text:p>
          </table:table-cell>
          <table:table-cell office:value-type="float" office:value="2.578" calcext:value-type="float">
            <text:p>2,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458" calcext:value-type="float">
            <text:p>3,46</text:p>
          </table:table-cell>
          <table:table-cell table:formula="of:=SUM(['2AResults for P1_(dist)'.D66:.G66])" office:value-type="float" office:value="6.036" calcext:value-type="float">
            <text:p>6,04</text:p>
          </table:table-cell>
          <table:table-cell table:formula="of:=['2AResults for P1_(dist)'.D66]/['2AResults for P1_(dist)'.H66]" office:value-type="percentage" office:value="0.427104042412194" calcext:value-type="percentage">
            <text:p>42,71%</text:p>
          </table:table-cell>
          <table:table-cell table:formula="of:=['2AResults for P1_(dist)'.E66]/['2AResults for P1_(dist)'.H66]" office:value-type="percentage" office:value="0" calcext:value-type="percentage">
            <text:p>0,00%</text:p>
          </table:table-cell>
          <table:table-cell table:formula="of:=['2AResults for P1_(dist)'.F66]/['2AResults for P1_(dist)'.H66]" office:value-type="percentage" office:value="0" calcext:value-type="percentage">
            <text:p>0,00%</text:p>
          </table:table-cell>
          <table:table-cell table:formula="of:=['2AResults for P1_(dist)'.G66]/['2AResults for P1_(dist)'.H66]" office:value-type="percentage" office:value="0.572895957587807" calcext:value-type="percentage">
            <text:p>57,29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style-name="ce33" table:formula="of:=['2AResults for P1_(time)'.C67]" office:value-type="float" office:value="31.61" calcext:value-type="float">
            <text:p>31,61</text:p>
          </table:table-cell>
          <table:table-cell table:style-name="ce33" office:value-type="float" office:value="2.211" calcext:value-type="float">
            <text:p>2,21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3.023" calcext:value-type="float">
            <text:p>3,02</text:p>
          </table:table-cell>
          <table:table-cell table:style-name="ce33" table:formula="of:=SUM(['2AResults for P1_(dist)'.D67:.G67])" office:value-type="float" office:value="5.234" calcext:value-type="float">
            <text:p>5,23</text:p>
          </table:table-cell>
          <table:table-cell table:style-name="ce37" table:formula="of:=['2AResults for P1_(dist)'.D67]/['2AResults for P1_(dist)'.H67]" office:value-type="percentage" office:value="0.42243026366068" calcext:value-type="percentage">
            <text:p>42,24%</text:p>
          </table:table-cell>
          <table:table-cell table:style-name="ce37" table:formula="of:=['2AResults for P1_(dist)'.E67]/['2AResults for P1_(dist)'.H67]" office:value-type="percentage" office:value="0" calcext:value-type="percentage">
            <text:p>0,00%</text:p>
          </table:table-cell>
          <table:table-cell table:style-name="ce37" table:formula="of:=['2AResults for P1_(dist)'.F67]/['2AResults for P1_(dist)'.H67]" office:value-type="percentage" office:value="0" calcext:value-type="percentage">
            <text:p>0,00%</text:p>
          </table:table-cell>
          <table:table-cell table:style-name="ce37" table:formula="of:=['2AResults for P1_(dist)'.G67]/['2AResults for P1_(dist)'.H67]" office:value-type="percentage" office:value="0.57756973633932" calcext:value-type="percentage">
            <text:p>57,7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4.tsp</text:p>
          </table:table-cell>
          <table:table-cell table:formula="of:=['2AResults for P1_(time)'.C68]" office:value-type="float" office:value="32.599" calcext:value-type="float">
            <text:p>32,60</text:p>
          </table:table-cell>
          <table:table-cell office:value-type="float" office:value="2.248" calcext:value-type="float">
            <text:p>2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145" calcext:value-type="float">
            <text:p>2,15</text:p>
          </table:table-cell>
          <table:table-cell table:formula="of:=SUM(['2AResults for P1_(dist)'.D68:.G68])" office:value-type="float" office:value="4.393" calcext:value-type="float">
            <text:p>4,39</text:p>
          </table:table-cell>
          <table:table-cell table:formula="of:=['2AResults for P1_(dist)'.D68]/['2AResults for P1_(dist)'.H68]" office:value-type="percentage" office:value="0.511723195993626" calcext:value-type="percentage">
            <text:p>51,17%</text:p>
          </table:table-cell>
          <table:table-cell table:formula="of:=['2AResults for P1_(dist)'.E68]/['2AResults for P1_(dist)'.H68]" office:value-type="percentage" office:value="0" calcext:value-type="percentage">
            <text:p>0,00%</text:p>
          </table:table-cell>
          <table:table-cell table:formula="of:=['2AResults for P1_(dist)'.F68]/['2AResults for P1_(dist)'.H68]" office:value-type="percentage" office:value="0" calcext:value-type="percentage">
            <text:p>0,00%</text:p>
          </table:table-cell>
          <table:table-cell table:formula="of:=['2AResults for P1_(dist)'.G68]/['2AResults for P1_(dist)'.H68]" office:value-type="percentage" office:value="0.488276804006374" calcext:value-type="percentage">
            <text:p>48,8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style-name="ce33" table:formula="of:=['2AResults for P1_(time)'.C69]" office:value-type="float" office:value="30.82" calcext:value-type="float">
            <text:p>30,82</text:p>
          </table:table-cell>
          <table:table-cell table:style-name="ce33" office:value-type="float" office:value="1.977" calcext:value-type="float">
            <text:p>1,98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3.111" calcext:value-type="float">
            <text:p>3,11</text:p>
          </table:table-cell>
          <table:table-cell table:style-name="ce33" table:formula="of:=SUM(['2AResults for P1_(dist)'.D69:.G69])" office:value-type="float" office:value="5.088" calcext:value-type="float">
            <text:p>5,09</text:p>
          </table:table-cell>
          <table:table-cell table:style-name="ce37" table:formula="of:=['2AResults for P1_(dist)'.D69]/['2AResults for P1_(dist)'.H69]" office:value-type="percentage" office:value="0.388561320754717" calcext:value-type="percentage">
            <text:p>38,86%</text:p>
          </table:table-cell>
          <table:table-cell table:style-name="ce37" table:formula="of:=['2AResults for P1_(dist)'.E69]/['2AResults for P1_(dist)'.H69]" office:value-type="percentage" office:value="0" calcext:value-type="percentage">
            <text:p>0,00%</text:p>
          </table:table-cell>
          <table:table-cell table:style-name="ce37" table:formula="of:=['2AResults for P1_(dist)'.F69]/['2AResults for P1_(dist)'.H69]" office:value-type="percentage" office:value="0" calcext:value-type="percentage">
            <text:p>0,00%</text:p>
          </table:table-cell>
          <table:table-cell table:style-name="ce37" table:formula="of:=['2AResults for P1_(dist)'.G69]/['2AResults for P1_(dist)'.H69]" office:value-type="percentage" office:value="0.611438679245283" calcext:value-type="percentage">
            <text:p>61,14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6.tsp</text:p>
          </table:table-cell>
          <table:table-cell table:formula="of:=['2AResults for P1_(time)'.C70]" office:value-type="float" office:value="30.317" calcext:value-type="float">
            <text:p>30,32</text:p>
          </table:table-cell>
          <table:table-cell office:value-type="float" office:value="1.887" calcext:value-type="float">
            <text:p>1,8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344" calcext:value-type="float">
            <text:p>3,34</text:p>
          </table:table-cell>
          <table:table-cell table:formula="of:=SUM(['2AResults for P1_(dist)'.D70:.G70])" office:value-type="float" office:value="5.231" calcext:value-type="float">
            <text:p>5,23</text:p>
          </table:table-cell>
          <table:table-cell table:formula="of:=['2AResults for P1_(dist)'.D70]/['2AResults for P1_(dist)'.H70]" office:value-type="percentage" office:value="0.360734085260944" calcext:value-type="percentage">
            <text:p>36,07%</text:p>
          </table:table-cell>
          <table:table-cell table:formula="of:=['2AResults for P1_(dist)'.E70]/['2AResults for P1_(dist)'.H70]" office:value-type="percentage" office:value="0" calcext:value-type="percentage">
            <text:p>0,00%</text:p>
          </table:table-cell>
          <table:table-cell table:formula="of:=['2AResults for P1_(dist)'.F70]/['2AResults for P1_(dist)'.H70]" office:value-type="percentage" office:value="0" calcext:value-type="percentage">
            <text:p>0,00%</text:p>
          </table:table-cell>
          <table:table-cell table:formula="of:=['2AResults for P1_(dist)'.G70]/['2AResults for P1_(dist)'.H70]" office:value-type="percentage" office:value="0.639265914739056" calcext:value-type="percentage">
            <text:p>63,9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style-name="ce33" table:formula="of:=['2AResults for P1_(time)'.C71]" office:value-type="float" office:value="33.34" calcext:value-type="float">
            <text:p>33,34</text:p>
          </table:table-cell>
          <table:table-cell table:style-name="ce33" office:value-type="float" office:value="2.673" calcext:value-type="float">
            <text:p>2,67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2.679" calcext:value-type="float">
            <text:p>2,68</text:p>
          </table:table-cell>
          <table:table-cell table:style-name="ce33" table:formula="of:=SUM(['2AResults for P1_(dist)'.D71:.G71])" office:value-type="float" office:value="5.352" calcext:value-type="float">
            <text:p>5,35</text:p>
          </table:table-cell>
          <table:table-cell table:style-name="ce37" table:formula="of:=['2AResults for P1_(dist)'.D71]/['2AResults for P1_(dist)'.H71]" office:value-type="percentage" office:value="0.499439461883408" calcext:value-type="percentage">
            <text:p>49,94%</text:p>
          </table:table-cell>
          <table:table-cell table:style-name="ce37" table:formula="of:=['2AResults for P1_(dist)'.E71]/['2AResults for P1_(dist)'.H71]" office:value-type="percentage" office:value="0" calcext:value-type="percentage">
            <text:p>0,00%</text:p>
          </table:table-cell>
          <table:table-cell table:style-name="ce37" table:formula="of:=['2AResults for P1_(dist)'.F71]/['2AResults for P1_(dist)'.H71]" office:value-type="percentage" office:value="0" calcext:value-type="percentage">
            <text:p>0,00%</text:p>
          </table:table-cell>
          <table:table-cell table:style-name="ce37" table:formula="of:=['2AResults for P1_(dist)'.G71]/['2AResults for P1_(dist)'.H71]" office:value-type="percentage" office:value="0.500560538116592" calcext:value-type="percentage">
            <text:p>50,0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8.tsp</text:p>
          </table:table-cell>
          <table:table-cell table:formula="of:=['2AResults for P1_(time)'.C72]" office:value-type="float" office:value="28.49" calcext:value-type="float">
            <text:p>28,49</text:p>
          </table:table-cell>
          <table:table-cell office:value-type="float" office:value="1.756" calcext:value-type="float">
            <text:p>1,7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778" calcext:value-type="float">
            <text:p>4,78</text:p>
          </table:table-cell>
          <table:table-cell table:formula="of:=SUM(['2AResults for P1_(dist)'.D72:.G72])" office:value-type="float" office:value="6.534" calcext:value-type="float">
            <text:p>6,53</text:p>
          </table:table-cell>
          <table:table-cell table:formula="of:=['2AResults for P1_(dist)'.D72]/['2AResults for P1_(dist)'.H72]" office:value-type="percentage" office:value="0.268748086929905" calcext:value-type="percentage">
            <text:p>26,87%</text:p>
          </table:table-cell>
          <table:table-cell table:formula="of:=['2AResults for P1_(dist)'.E72]/['2AResults for P1_(dist)'.H72]" office:value-type="percentage" office:value="0" calcext:value-type="percentage">
            <text:p>0,00%</text:p>
          </table:table-cell>
          <table:table-cell table:formula="of:=['2AResults for P1_(dist)'.F72]/['2AResults for P1_(dist)'.H72]" office:value-type="percentage" office:value="0" calcext:value-type="percentage">
            <text:p>0,00%</text:p>
          </table:table-cell>
          <table:table-cell table:formula="of:=['2AResults for P1_(dist)'.G72]/['2AResults for P1_(dist)'.H72]" office:value-type="percentage" office:value="0.731251913070095" calcext:value-type="percentage">
            <text:p>73,1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style-name="ce33" table:formula="of:=['2AResults for P1_(time)'.C73]" office:value-type="float" office:value="30.662" calcext:value-type="float">
            <text:p>30,66</text:p>
          </table:table-cell>
          <table:table-cell table:style-name="ce33" office:value-type="float" office:value="1.918" calcext:value-type="float">
            <text:p>1,92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3.092" calcext:value-type="float">
            <text:p>3,09</text:p>
          </table:table-cell>
          <table:table-cell table:style-name="ce33" table:formula="of:=SUM(['2AResults for P1_(dist)'.D73:.G73])" office:value-type="float" office:value="5.01" calcext:value-type="float">
            <text:p>5,01</text:p>
          </table:table-cell>
          <table:table-cell table:style-name="ce37" table:formula="of:=['2AResults for P1_(dist)'.D73]/['2AResults for P1_(dist)'.H73]" office:value-type="percentage" office:value="0.382834331337325" calcext:value-type="percentage">
            <text:p>38,28%</text:p>
          </table:table-cell>
          <table:table-cell table:style-name="ce37" table:formula="of:=['2AResults for P1_(dist)'.E73]/['2AResults for P1_(dist)'.H73]" office:value-type="percentage" office:value="0" calcext:value-type="percentage">
            <text:p>0,00%</text:p>
          </table:table-cell>
          <table:table-cell table:style-name="ce37" table:formula="of:=['2AResults for P1_(dist)'.F73]/['2AResults for P1_(dist)'.H73]" office:value-type="percentage" office:value="0" calcext:value-type="percentage">
            <text:p>0,00%</text:p>
          </table:table-cell>
          <table:table-cell table:style-name="ce37" table:formula="of:=['2AResults for P1_(dist)'.G73]/['2AResults for P1_(dist)'.H73]" office:value-type="percentage" office:value="0.617165668662675" calcext:value-type="percentage">
            <text:p>61,7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0.tsp</text:p>
          </table:table-cell>
          <table:table-cell table:formula="of:=['2AResults for P1_(time)'.C74]" office:value-type="float" office:value="40.761" calcext:value-type="float">
            <text:p>40,76</text:p>
          </table:table-cell>
          <table:table-cell office:value-type="float" office:value="2.96" calcext:value-type="float">
            <text:p>2,9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119" calcext:value-type="float">
            <text:p>3,12</text:p>
          </table:table-cell>
          <table:table-cell table:formula="of:=SUM(['2AResults for P1_(dist)'.D74:.G74])" office:value-type="float" office:value="6.079" calcext:value-type="float">
            <text:p>6,08</text:p>
          </table:table-cell>
          <table:table-cell table:formula="of:=['2AResults for P1_(dist)'.D74]/['2AResults for P1_(dist)'.H74]" office:value-type="percentage" office:value="0.48692219114986" calcext:value-type="percentage">
            <text:p>48,69%</text:p>
          </table:table-cell>
          <table:table-cell table:formula="of:=['2AResults for P1_(dist)'.E74]/['2AResults for P1_(dist)'.H74]" office:value-type="percentage" office:value="0" calcext:value-type="percentage">
            <text:p>0,00%</text:p>
          </table:table-cell>
          <table:table-cell table:formula="of:=['2AResults for P1_(dist)'.F74]/['2AResults for P1_(dist)'.H74]" office:value-type="percentage" office:value="0" calcext:value-type="percentage">
            <text:p>0,00%</text:p>
          </table:table-cell>
          <table:table-cell table:formula="of:=['2AResults for P1_(dist)'.G74]/['2AResults for P1_(dist)'.H74]" office:value-type="percentage" office:value="0.51307780885014" calcext:value-type="percentage">
            <text:p>51,31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style-name="ce33" table:formula="of:=['2AResults for P1_(time)'.C75]" office:value-type="float" office:value="39.492" calcext:value-type="float">
            <text:p>39,49</text:p>
          </table:table-cell>
          <table:table-cell table:style-name="ce33" office:value-type="float" office:value="2.324" calcext:value-type="float">
            <text:p>2,32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2.48" calcext:value-type="float">
            <text:p>2,48</text:p>
          </table:table-cell>
          <table:table-cell table:style-name="ce33" table:formula="of:=SUM(['2AResults for P1_(dist)'.D75:.G75])" office:value-type="float" office:value="4.804" calcext:value-type="float">
            <text:p>4,80</text:p>
          </table:table-cell>
          <table:table-cell table:style-name="ce37" table:formula="of:=['2AResults for P1_(dist)'.D75]/['2AResults for P1_(dist)'.H75]" office:value-type="percentage" office:value="0.483763530391341" calcext:value-type="percentage">
            <text:p>48,38%</text:p>
          </table:table-cell>
          <table:table-cell table:style-name="ce37" table:formula="of:=['2AResults for P1_(dist)'.E75]/['2AResults for P1_(dist)'.H75]" office:value-type="percentage" office:value="0" calcext:value-type="percentage">
            <text:p>0,00%</text:p>
          </table:table-cell>
          <table:table-cell table:style-name="ce37" table:formula="of:=['2AResults for P1_(dist)'.F75]/['2AResults for P1_(dist)'.H75]" office:value-type="percentage" office:value="0" calcext:value-type="percentage">
            <text:p>0,00%</text:p>
          </table:table-cell>
          <table:table-cell table:style-name="ce37" table:formula="of:=['2AResults for P1_(dist)'.G75]/['2AResults for P1_(dist)'.H75]" office:value-type="percentage" office:value="0.516236469608659" calcext:value-type="percentage">
            <text:p>51,6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2.tsp</text:p>
          </table:table-cell>
          <table:table-cell table:formula="of:=['2AResults for P1_(time)'.C76]" office:value-type="float" office:value="38.506" calcext:value-type="float">
            <text:p>38,51</text:p>
          </table:table-cell>
          <table:table-cell office:value-type="float" office:value="2.771" calcext:value-type="float">
            <text:p>2,7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807" calcext:value-type="float">
            <text:p>4,81</text:p>
          </table:table-cell>
          <table:table-cell table:formula="of:=SUM(['2AResults for P1_(dist)'.D76:.G76])" office:value-type="float" office:value="7.578" calcext:value-type="float">
            <text:p>7,58</text:p>
          </table:table-cell>
          <table:table-cell table:formula="of:=['2AResults for P1_(dist)'.D76]/['2AResults for P1_(dist)'.H76]" office:value-type="percentage" office:value="0.365663763525996" calcext:value-type="percentage">
            <text:p>36,57%</text:p>
          </table:table-cell>
          <table:table-cell table:formula="of:=['2AResults for P1_(dist)'.E76]/['2AResults for P1_(dist)'.H76]" office:value-type="percentage" office:value="0" calcext:value-type="percentage">
            <text:p>0,00%</text:p>
          </table:table-cell>
          <table:table-cell table:formula="of:=['2AResults for P1_(dist)'.F76]/['2AResults for P1_(dist)'.H76]" office:value-type="percentage" office:value="0" calcext:value-type="percentage">
            <text:p>0,00%</text:p>
          </table:table-cell>
          <table:table-cell table:formula="of:=['2AResults for P1_(dist)'.G76]/['2AResults for P1_(dist)'.H76]" office:value-type="percentage" office:value="0.634336236474004" calcext:value-type="percentage">
            <text:p>63,4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style-name="ce33" table:formula="of:=['2AResults for P1_(time)'.C77]" office:value-type="float" office:value="38.104" calcext:value-type="float">
            <text:p>38,10</text:p>
          </table:table-cell>
          <table:table-cell table:style-name="ce33" office:value-type="float" office:value="3.109" calcext:value-type="float">
            <text:p>3,11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6.223" calcext:value-type="float">
            <text:p>6,22</text:p>
          </table:table-cell>
          <table:table-cell table:style-name="ce33" table:formula="of:=SUM(['2AResults for P1_(dist)'.D77:.G77])" office:value-type="float" office:value="9.332" calcext:value-type="float">
            <text:p>9,33</text:p>
          </table:table-cell>
          <table:table-cell table:style-name="ce37" table:formula="of:=['2AResults for P1_(dist)'.D77]/['2AResults for P1_(dist)'.H77]" office:value-type="percentage" office:value="0.333154736390913" calcext:value-type="percentage">
            <text:p>33,32%</text:p>
          </table:table-cell>
          <table:table-cell table:style-name="ce37" table:formula="of:=['2AResults for P1_(dist)'.E77]/['2AResults for P1_(dist)'.H77]" office:value-type="percentage" office:value="0" calcext:value-type="percentage">
            <text:p>0,00%</text:p>
          </table:table-cell>
          <table:table-cell table:style-name="ce37" table:formula="of:=['2AResults for P1_(dist)'.F77]/['2AResults for P1_(dist)'.H77]" office:value-type="percentage" office:value="0" calcext:value-type="percentage">
            <text:p>0,00%</text:p>
          </table:table-cell>
          <table:table-cell table:style-name="ce37" table:formula="of:=['2AResults for P1_(dist)'.G77]/['2AResults for P1_(dist)'.H77]" office:value-type="percentage" office:value="0.666845263609087" calcext:value-type="percentage">
            <text:p>66,6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4.tsp</text:p>
          </table:table-cell>
          <table:table-cell table:formula="of:=['2AResults for P1_(time)'.C78]" office:value-type="float" office:value="38.24" calcext:value-type="float">
            <text:p>38,24</text:p>
          </table:table-cell>
          <table:table-cell office:value-type="float" office:value="2.279" calcext:value-type="float">
            <text:p>2,2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597" calcext:value-type="float">
            <text:p>3,60</text:p>
          </table:table-cell>
          <table:table-cell table:formula="of:=SUM(['2AResults for P1_(dist)'.D78:.G78])" office:value-type="float" office:value="5.876" calcext:value-type="float">
            <text:p>5,88</text:p>
          </table:table-cell>
          <table:table-cell table:formula="of:=['2AResults for P1_(dist)'.D78]/['2AResults for P1_(dist)'.H78]" office:value-type="percentage" office:value="0.38784887678693" calcext:value-type="percentage">
            <text:p>38,78%</text:p>
          </table:table-cell>
          <table:table-cell table:formula="of:=['2AResults for P1_(dist)'.E78]/['2AResults for P1_(dist)'.H78]" office:value-type="percentage" office:value="0" calcext:value-type="percentage">
            <text:p>0,00%</text:p>
          </table:table-cell>
          <table:table-cell table:formula="of:=['2AResults for P1_(dist)'.F78]/['2AResults for P1_(dist)'.H78]" office:value-type="percentage" office:value="0" calcext:value-type="percentage">
            <text:p>0,00%</text:p>
          </table:table-cell>
          <table:table-cell table:formula="of:=['2AResults for P1_(dist)'.G78]/['2AResults for P1_(dist)'.H78]" office:value-type="percentage" office:value="0.61215112321307" calcext:value-type="percentage">
            <text:p>61,2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style-name="ce33" table:formula="of:=['2AResults for P1_(time)'.C79]" office:value-type="float" office:value="38.5" calcext:value-type="float">
            <text:p>38,50</text:p>
          </table:table-cell>
          <table:table-cell table:style-name="ce33" office:value-type="float" office:value="2.919" calcext:value-type="float">
            <text:p>2,92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5.257" calcext:value-type="float">
            <text:p>5,26</text:p>
          </table:table-cell>
          <table:table-cell table:style-name="ce33" table:formula="of:=SUM(['2AResults for P1_(dist)'.D79:.G79])" office:value-type="float" office:value="8.176" calcext:value-type="float">
            <text:p>8,18</text:p>
          </table:table-cell>
          <table:table-cell table:style-name="ce37" table:formula="of:=['2AResults for P1_(dist)'.D79]/['2AResults for P1_(dist)'.H79]" office:value-type="percentage" office:value="0.357020547945205" calcext:value-type="percentage">
            <text:p>35,70%</text:p>
          </table:table-cell>
          <table:table-cell table:style-name="ce37" table:formula="of:=['2AResults for P1_(dist)'.E79]/['2AResults for P1_(dist)'.H79]" office:value-type="percentage" office:value="0" calcext:value-type="percentage">
            <text:p>0,00%</text:p>
          </table:table-cell>
          <table:table-cell table:style-name="ce37" table:formula="of:=['2AResults for P1_(dist)'.F79]/['2AResults for P1_(dist)'.H79]" office:value-type="percentage" office:value="0" calcext:value-type="percentage">
            <text:p>0,00%</text:p>
          </table:table-cell>
          <table:table-cell table:style-name="ce37" table:formula="of:=['2AResults for P1_(dist)'.G79]/['2AResults for P1_(dist)'.H79]" office:value-type="percentage" office:value="0.642979452054794" calcext:value-type="percentage">
            <text:p>64,3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6.tsp</text:p>
          </table:table-cell>
          <table:table-cell table:formula="of:=['2AResults for P1_(time)'.C80]" office:value-type="float" office:value="36.99" calcext:value-type="float">
            <text:p>36,99</text:p>
          </table:table-cell>
          <table:table-cell office:value-type="float" office:value="1.974" calcext:value-type="float">
            <text:p>1,9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932" calcext:value-type="float">
            <text:p>3,93</text:p>
          </table:table-cell>
          <table:table-cell table:formula="of:=SUM(['2AResults for P1_(dist)'.D80:.G80])" office:value-type="float" office:value="5.906" calcext:value-type="float">
            <text:p>5,91</text:p>
          </table:table-cell>
          <table:table-cell table:formula="of:=['2AResults for P1_(dist)'.D80]/['2AResults for P1_(dist)'.H80]" office:value-type="percentage" office:value="0.33423636979343" calcext:value-type="percentage">
            <text:p>33,42%</text:p>
          </table:table-cell>
          <table:table-cell table:formula="of:=['2AResults for P1_(dist)'.E80]/['2AResults for P1_(dist)'.H80]" office:value-type="percentage" office:value="0" calcext:value-type="percentage">
            <text:p>0,00%</text:p>
          </table:table-cell>
          <table:table-cell table:formula="of:=['2AResults for P1_(dist)'.F80]/['2AResults for P1_(dist)'.H80]" office:value-type="percentage" office:value="0" calcext:value-type="percentage">
            <text:p>0,00%</text:p>
          </table:table-cell>
          <table:table-cell table:formula="of:=['2AResults for P1_(dist)'.G80]/['2AResults for P1_(dist)'.H80]" office:value-type="percentage" office:value="0.66576363020657" calcext:value-type="percentage">
            <text:p>66,5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style-name="ce33" table:formula="of:=['2AResults for P1_(time)'.C81]" office:value-type="float" office:value="38.604" calcext:value-type="float">
            <text:p>38,60</text:p>
          </table:table-cell>
          <table:table-cell table:style-name="ce33" office:value-type="float" office:value="2.885" calcext:value-type="float">
            <text:p>2,89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5.051" calcext:value-type="float">
            <text:p>5,05</text:p>
          </table:table-cell>
          <table:table-cell table:style-name="ce33" table:formula="of:=SUM(['2AResults for P1_(dist)'.D81:.G81])" office:value-type="float" office:value="7.936" calcext:value-type="float">
            <text:p>7,94</text:p>
          </table:table-cell>
          <table:table-cell table:style-name="ce37" table:formula="of:=['2AResults for P1_(dist)'.D81]/['2AResults for P1_(dist)'.H81]" office:value-type="percentage" office:value="0.363533266129032" calcext:value-type="percentage">
            <text:p>36,35%</text:p>
          </table:table-cell>
          <table:table-cell table:style-name="ce37" table:formula="of:=['2AResults for P1_(dist)'.E81]/['2AResults for P1_(dist)'.H81]" office:value-type="percentage" office:value="0" calcext:value-type="percentage">
            <text:p>0,00%</text:p>
          </table:table-cell>
          <table:table-cell table:style-name="ce37" table:formula="of:=['2AResults for P1_(dist)'.F81]/['2AResults for P1_(dist)'.H81]" office:value-type="percentage" office:value="0" calcext:value-type="percentage">
            <text:p>0,00%</text:p>
          </table:table-cell>
          <table:table-cell table:style-name="ce37" table:formula="of:=['2AResults for P1_(dist)'.G81]/['2AResults for P1_(dist)'.H81]" office:value-type="percentage" office:value="0.636466733870968" calcext:value-type="percentage">
            <text:p>63,65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8.tsp</text:p>
          </table:table-cell>
          <table:table-cell table:formula="of:=['2AResults for P1_(time)'.C82]" office:value-type="float" office:value="40.052" calcext:value-type="float">
            <text:p>40,05</text:p>
          </table:table-cell>
          <table:table-cell office:value-type="float" office:value="3.159" calcext:value-type="float">
            <text:p>3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425" calcext:value-type="float">
            <text:p>4,43</text:p>
          </table:table-cell>
          <table:table-cell table:formula="of:=SUM(['2AResults for P1_(dist)'.D82:.G82])" office:value-type="float" office:value="7.584" calcext:value-type="float">
            <text:p>7,58</text:p>
          </table:table-cell>
          <table:table-cell table:formula="of:=['2AResults for P1_(dist)'.D82]/['2AResults for P1_(dist)'.H82]" office:value-type="percentage" office:value="0.416534810126582" calcext:value-type="percentage">
            <text:p>41,65%</text:p>
          </table:table-cell>
          <table:table-cell table:formula="of:=['2AResults for P1_(dist)'.E82]/['2AResults for P1_(dist)'.H82]" office:value-type="percentage" office:value="0" calcext:value-type="percentage">
            <text:p>0,00%</text:p>
          </table:table-cell>
          <table:table-cell table:formula="of:=['2AResults for P1_(dist)'.F82]/['2AResults for P1_(dist)'.H82]" office:value-type="percentage" office:value="0" calcext:value-type="percentage">
            <text:p>0,00%</text:p>
          </table:table-cell>
          <table:table-cell table:formula="of:=['2AResults for P1_(dist)'.G82]/['2AResults for P1_(dist)'.H82]" office:value-type="percentage" office:value="0.583465189873418" calcext:value-type="percentage">
            <text:p>58,35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style-name="ce33" table:formula="of:=['2AResults for P1_(time)'.C83]" office:value-type="float" office:value="37.183" calcext:value-type="float">
            <text:p>37,18</text:p>
          </table:table-cell>
          <table:table-cell table:style-name="ce33" office:value-type="float" office:value="2.158" calcext:value-type="float">
            <text:p>2,16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4.291" calcext:value-type="float">
            <text:p>4,29</text:p>
          </table:table-cell>
          <table:table-cell table:style-name="ce33" table:formula="of:=SUM(['2AResults for P1_(dist)'.D83:.G83])" office:value-type="float" office:value="6.449" calcext:value-type="float">
            <text:p>6,45</text:p>
          </table:table-cell>
          <table:table-cell table:style-name="ce37" table:formula="of:=['2AResults for P1_(dist)'.D83]/['2AResults for P1_(dist)'.H83]" office:value-type="percentage" office:value="0.334625523336951" calcext:value-type="percentage">
            <text:p>33,46%</text:p>
          </table:table-cell>
          <table:table-cell table:style-name="ce37" table:formula="of:=['2AResults for P1_(dist)'.E83]/['2AResults for P1_(dist)'.H83]" office:value-type="percentage" office:value="0" calcext:value-type="percentage">
            <text:p>0,00%</text:p>
          </table:table-cell>
          <table:table-cell table:style-name="ce37" table:formula="of:=['2AResults for P1_(dist)'.F83]/['2AResults for P1_(dist)'.H83]" office:value-type="percentage" office:value="0" calcext:value-type="percentage">
            <text:p>0,00%</text:p>
          </table:table-cell>
          <table:table-cell table:style-name="ce37" table:formula="of:=['2AResults for P1_(dist)'.G83]/['2AResults for P1_(dist)'.H83]" office:value-type="percentage" office:value="0.665374476663049" calcext:value-type="percentage">
            <text:p>66,54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0.tsp</text:p>
          </table:table-cell>
          <table:table-cell table:formula="of:=['2AResults for P1_(time)'.C84]" office:value-type="float" office:value="45.56" calcext:value-type="float">
            <text:p>45,56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77" calcext:value-type="float">
            <text:p>5,77</text:p>
          </table:table-cell>
          <table:table-cell table:formula="of:=SUM(['2AResults for P1_(dist)'.D84:.G84])" office:value-type="float" office:value="8.88" calcext:value-type="float">
            <text:p>8,88</text:p>
          </table:table-cell>
          <table:table-cell table:formula="of:=['2AResults for P1_(dist)'.D84]/['2AResults for P1_(dist)'.H84]" office:value-type="percentage" office:value="0.350225225225225" calcext:value-type="percentage">
            <text:p>35,02%</text:p>
          </table:table-cell>
          <table:table-cell table:formula="of:=['2AResults for P1_(dist)'.E84]/['2AResults for P1_(dist)'.H84]" office:value-type="percentage" office:value="0" calcext:value-type="percentage">
            <text:p>0,00%</text:p>
          </table:table-cell>
          <table:table-cell table:formula="of:=['2AResults for P1_(dist)'.F84]/['2AResults for P1_(dist)'.H84]" office:value-type="percentage" office:value="0" calcext:value-type="percentage">
            <text:p>0,00%</text:p>
          </table:table-cell>
          <table:table-cell table:formula="of:=['2AResults for P1_(dist)'.G84]/['2AResults for P1_(dist)'.H84]" office:value-type="percentage" office:value="0.649774774774775" calcext:value-type="percentage">
            <text:p>64,9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style-name="ce33" table:formula="of:=['2AResults for P1_(time)'.C85]" office:value-type="float" office:value="47.109" calcext:value-type="float">
            <text:p>47,11</text:p>
          </table:table-cell>
          <table:table-cell table:style-name="ce33" office:value-type="float" office:value="3.975" calcext:value-type="float">
            <text:p>3,98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6.816" calcext:value-type="float">
            <text:p>6,82</text:p>
          </table:table-cell>
          <table:table-cell table:style-name="ce33" table:formula="of:=SUM(['2AResults for P1_(dist)'.D85:.G85])" office:value-type="float" office:value="10.791" calcext:value-type="float">
            <text:p>10,79</text:p>
          </table:table-cell>
          <table:table-cell table:style-name="ce37" table:formula="of:=['2AResults for P1_(dist)'.D85]/['2AResults for P1_(dist)'.H85]" office:value-type="percentage" office:value="0.368362524325827" calcext:value-type="percentage">
            <text:p>36,84%</text:p>
          </table:table-cell>
          <table:table-cell table:style-name="ce37" table:formula="of:=['2AResults for P1_(dist)'.E85]/['2AResults for P1_(dist)'.H85]" office:value-type="percentage" office:value="0" calcext:value-type="percentage">
            <text:p>0,00%</text:p>
          </table:table-cell>
          <table:table-cell table:style-name="ce37" table:formula="of:=['2AResults for P1_(dist)'.F85]/['2AResults for P1_(dist)'.H85]" office:value-type="percentage" office:value="0" calcext:value-type="percentage">
            <text:p>0,00%</text:p>
          </table:table-cell>
          <table:table-cell table:style-name="ce37" table:formula="of:=['2AResults for P1_(dist)'.G85]/['2AResults for P1_(dist)'.H85]" office:value-type="percentage" office:value="0.631637475674173" calcext:value-type="percentage">
            <text:p>63,1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2.tsp</text:p>
          </table:table-cell>
          <table:table-cell table:formula="of:=['2AResults for P1_(time)'.C86]" office:value-type="float" office:value="44.403" calcext:value-type="float">
            <text:p>44,40</text:p>
          </table:table-cell>
          <table:table-cell office:value-type="float" office:value="2.33" calcext:value-type="float">
            <text:p>2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587" calcext:value-type="float">
            <text:p>4,59</text:p>
          </table:table-cell>
          <table:table-cell table:formula="of:=SUM(['2AResults for P1_(dist)'.D86:.G86])" office:value-type="float" office:value="6.917" calcext:value-type="float">
            <text:p>6,92</text:p>
          </table:table-cell>
          <table:table-cell table:formula="of:=['2AResults for P1_(dist)'.D86]/['2AResults for P1_(dist)'.H86]" office:value-type="percentage" office:value="0.336851236085008" calcext:value-type="percentage">
            <text:p>33,69%</text:p>
          </table:table-cell>
          <table:table-cell table:formula="of:=['2AResults for P1_(dist)'.E86]/['2AResults for P1_(dist)'.H86]" office:value-type="percentage" office:value="0" calcext:value-type="percentage">
            <text:p>0,00%</text:p>
          </table:table-cell>
          <table:table-cell table:formula="of:=['2AResults for P1_(dist)'.F86]/['2AResults for P1_(dist)'.H86]" office:value-type="percentage" office:value="0" calcext:value-type="percentage">
            <text:p>0,00%</text:p>
          </table:table-cell>
          <table:table-cell table:formula="of:=['2AResults for P1_(dist)'.G86]/['2AResults for P1_(dist)'.H86]" office:value-type="percentage" office:value="0.663148763914992" calcext:value-type="percentage">
            <text:p>66,31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style-name="ce33" table:formula="of:=['2AResults for P1_(time)'.C87]" office:value-type="float" office:value="45.627" calcext:value-type="float">
            <text:p>45,63</text:p>
          </table:table-cell>
          <table:table-cell table:style-name="ce33" office:value-type="float" office:value="3.028" calcext:value-type="float">
            <text:p>3,03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5.457" calcext:value-type="float">
            <text:p>5,46</text:p>
          </table:table-cell>
          <table:table-cell table:style-name="ce33" table:formula="of:=SUM(['2AResults for P1_(dist)'.D87:.G87])" office:value-type="float" office:value="8.485" calcext:value-type="float">
            <text:p>8,49</text:p>
          </table:table-cell>
          <table:table-cell table:style-name="ce37" table:formula="of:=['2AResults for P1_(dist)'.D87]/['2AResults for P1_(dist)'.H87]" office:value-type="percentage" office:value="0.356865055981143" calcext:value-type="percentage">
            <text:p>35,69%</text:p>
          </table:table-cell>
          <table:table-cell table:style-name="ce37" table:formula="of:=['2AResults for P1_(dist)'.E87]/['2AResults for P1_(dist)'.H87]" office:value-type="percentage" office:value="0" calcext:value-type="percentage">
            <text:p>0,00%</text:p>
          </table:table-cell>
          <table:table-cell table:style-name="ce37" table:formula="of:=['2AResults for P1_(dist)'.F87]/['2AResults for P1_(dist)'.H87]" office:value-type="percentage" office:value="0" calcext:value-type="percentage">
            <text:p>0,00%</text:p>
          </table:table-cell>
          <table:table-cell table:style-name="ce37" table:formula="of:=['2AResults for P1_(dist)'.G87]/['2AResults for P1_(dist)'.H87]" office:value-type="percentage" office:value="0.643134944018857" calcext:value-type="percentage">
            <text:p>64,31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4.tsp</text:p>
          </table:table-cell>
          <table:table-cell table:formula="of:=['2AResults for P1_(time)'.C88]" office:value-type="float" office:value="44.196" calcext:value-type="float">
            <text:p>44,20</text:p>
          </table:table-cell>
          <table:table-cell office:value-type="float" office:value="2.209" calcext:value-type="float">
            <text:p>2,2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431" calcext:value-type="float">
            <text:p>4,43</text:p>
          </table:table-cell>
          <table:table-cell table:formula="of:=SUM(['2AResults for P1_(dist)'.D88:.G88])" office:value-type="float" office:value="6.64" calcext:value-type="float">
            <text:p>6,64</text:p>
          </table:table-cell>
          <table:table-cell table:formula="of:=['2AResults for P1_(dist)'.D88]/['2AResults for P1_(dist)'.H88]" office:value-type="percentage" office:value="0.332680722891566" calcext:value-type="percentage">
            <text:p>33,27%</text:p>
          </table:table-cell>
          <table:table-cell table:formula="of:=['2AResults for P1_(dist)'.E88]/['2AResults for P1_(dist)'.H88]" office:value-type="percentage" office:value="0" calcext:value-type="percentage">
            <text:p>0,00%</text:p>
          </table:table-cell>
          <table:table-cell table:formula="of:=['2AResults for P1_(dist)'.F88]/['2AResults for P1_(dist)'.H88]" office:value-type="percentage" office:value="0" calcext:value-type="percentage">
            <text:p>0,00%</text:p>
          </table:table-cell>
          <table:table-cell table:formula="of:=['2AResults for P1_(dist)'.G88]/['2AResults for P1_(dist)'.H88]" office:value-type="percentage" office:value="0.667319277108434" calcext:value-type="percentage">
            <text:p>66,7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style-name="ce33" table:formula="of:=['2AResults for P1_(time)'.C89]" office:value-type="float" office:value="50.128" calcext:value-type="float">
            <text:p>50,13</text:p>
          </table:table-cell>
          <table:table-cell table:style-name="ce33" office:value-type="float" office:value="4.337" calcext:value-type="float">
            <text:p>4,34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4.883" calcext:value-type="float">
            <text:p>4,88</text:p>
          </table:table-cell>
          <table:table-cell table:style-name="ce33" table:formula="of:=SUM(['2AResults for P1_(dist)'.D89:.G89])" office:value-type="float" office:value="9.22" calcext:value-type="float">
            <text:p>9,22</text:p>
          </table:table-cell>
          <table:table-cell table:style-name="ce37" table:formula="of:=['2AResults for P1_(dist)'.D89]/['2AResults for P1_(dist)'.H89]" office:value-type="percentage" office:value="0.470390455531453" calcext:value-type="percentage">
            <text:p>47,04%</text:p>
          </table:table-cell>
          <table:table-cell table:style-name="ce37" table:formula="of:=['2AResults for P1_(dist)'.E89]/['2AResults for P1_(dist)'.H89]" office:value-type="percentage" office:value="0" calcext:value-type="percentage">
            <text:p>0,00%</text:p>
          </table:table-cell>
          <table:table-cell table:style-name="ce37" table:formula="of:=['2AResults for P1_(dist)'.F89]/['2AResults for P1_(dist)'.H89]" office:value-type="percentage" office:value="0" calcext:value-type="percentage">
            <text:p>0,00%</text:p>
          </table:table-cell>
          <table:table-cell table:style-name="ce37" table:formula="of:=['2AResults for P1_(dist)'.G89]/['2AResults for P1_(dist)'.H89]" office:value-type="percentage" office:value="0.529609544468547" calcext:value-type="percentage">
            <text:p>52,9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6.tsp</text:p>
          </table:table-cell>
          <table:table-cell table:formula="of:=['2AResults for P1_(time)'.C90]" office:value-type="float" office:value="44.085" calcext:value-type="float">
            <text:p>44,09</text:p>
          </table:table-cell>
          <table:table-cell office:value-type="float" office:value="2.642" calcext:value-type="float">
            <text:p>2,6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841" calcext:value-type="float">
            <text:p>5,84</text:p>
          </table:table-cell>
          <table:table-cell table:formula="of:=SUM(['2AResults for P1_(dist)'.D90:.G90])" office:value-type="float" office:value="8.483" calcext:value-type="float">
            <text:p>8,48</text:p>
          </table:table-cell>
          <table:table-cell table:formula="of:=['2AResults for P1_(dist)'.D90]/['2AResults for P1_(dist)'.H90]" office:value-type="percentage" office:value="0.311446422256277" calcext:value-type="percentage">
            <text:p>31,14%</text:p>
          </table:table-cell>
          <table:table-cell table:formula="of:=['2AResults for P1_(dist)'.E90]/['2AResults for P1_(dist)'.H90]" office:value-type="percentage" office:value="0" calcext:value-type="percentage">
            <text:p>0,00%</text:p>
          </table:table-cell>
          <table:table-cell table:formula="of:=['2AResults for P1_(dist)'.F90]/['2AResults for P1_(dist)'.H90]" office:value-type="percentage" office:value="0" calcext:value-type="percentage">
            <text:p>0,00%</text:p>
          </table:table-cell>
          <table:table-cell table:formula="of:=['2AResults for P1_(dist)'.G90]/['2AResults for P1_(dist)'.H90]" office:value-type="percentage" office:value="0.688553577743723" calcext:value-type="percentage">
            <text:p>68,86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style-name="ce33" table:formula="of:=['2AResults for P1_(time)'.C91]" office:value-type="float" office:value="46.977" calcext:value-type="float">
            <text:p>46,98</text:p>
          </table:table-cell>
          <table:table-cell table:style-name="ce33" office:value-type="float" office:value="3.079" calcext:value-type="float">
            <text:p>3,08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4.26" calcext:value-type="float">
            <text:p>4,26</text:p>
          </table:table-cell>
          <table:table-cell table:style-name="ce33" table:formula="of:=SUM(['2AResults for P1_(dist)'.D91:.G91])" office:value-type="float" office:value="7.339" calcext:value-type="float">
            <text:p>7,34</text:p>
          </table:table-cell>
          <table:table-cell table:style-name="ce37" table:formula="of:=['2AResults for P1_(dist)'.D91]/['2AResults for P1_(dist)'.H91]" office:value-type="percentage" office:value="0.419539446791116" calcext:value-type="percentage">
            <text:p>41,95%</text:p>
          </table:table-cell>
          <table:table-cell table:style-name="ce37" table:formula="of:=['2AResults for P1_(dist)'.E91]/['2AResults for P1_(dist)'.H91]" office:value-type="percentage" office:value="0" calcext:value-type="percentage">
            <text:p>0,00%</text:p>
          </table:table-cell>
          <table:table-cell table:style-name="ce37" table:formula="of:=['2AResults for P1_(dist)'.F91]/['2AResults for P1_(dist)'.H91]" office:value-type="percentage" office:value="0" calcext:value-type="percentage">
            <text:p>0,00%</text:p>
          </table:table-cell>
          <table:table-cell table:style-name="ce37" table:formula="of:=['2AResults for P1_(dist)'.G91]/['2AResults for P1_(dist)'.H91]" office:value-type="percentage" office:value="0.580460553208884" calcext:value-type="percentage">
            <text:p>58,05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8.tsp</text:p>
          </table:table-cell>
          <table:table-cell table:formula="of:=['2AResults for P1_(time)'.C92]" office:value-type="float" office:value="44.665" calcext:value-type="float">
            <text:p>44,67</text:p>
          </table:table-cell>
          <table:table-cell office:value-type="float" office:value="2.855" calcext:value-type="float">
            <text:p>2,8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9" calcext:value-type="float">
            <text:p>5,90</text:p>
          </table:table-cell>
          <table:table-cell table:formula="of:=SUM(['2AResults for P1_(dist)'.D92:.G92])" office:value-type="float" office:value="8.755" calcext:value-type="float">
            <text:p>8,76</text:p>
          </table:table-cell>
          <table:table-cell table:formula="of:=['2AResults for P1_(dist)'.D92]/['2AResults for P1_(dist)'.H92]" office:value-type="percentage" office:value="0.32609937178755" calcext:value-type="percentage">
            <text:p>32,61%</text:p>
          </table:table-cell>
          <table:table-cell table:formula="of:=['2AResults for P1_(dist)'.E92]/['2AResults for P1_(dist)'.H92]" office:value-type="percentage" office:value="0" calcext:value-type="percentage">
            <text:p>0,00%</text:p>
          </table:table-cell>
          <table:table-cell table:formula="of:=['2AResults for P1_(dist)'.F92]/['2AResults for P1_(dist)'.H92]" office:value-type="percentage" office:value="0" calcext:value-type="percentage">
            <text:p>0,00%</text:p>
          </table:table-cell>
          <table:table-cell table:formula="of:=['2AResults for P1_(dist)'.G92]/['2AResults for P1_(dist)'.H92]" office:value-type="percentage" office:value="0.67390062821245" calcext:value-type="percentage">
            <text:p>67,39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style-name="ce33" table:formula="of:=['2AResults for P1_(time)'.C93]" office:value-type="float" office:value="46.733" calcext:value-type="float">
            <text:p>46,73</text:p>
          </table:table-cell>
          <table:table-cell table:style-name="ce33" office:value-type="float" office:value="3.226" calcext:value-type="float">
            <text:p>3,23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4.945" calcext:value-type="float">
            <text:p>4,95</text:p>
          </table:table-cell>
          <table:table-cell table:style-name="ce33" table:formula="of:=SUM(['2AResults for P1_(dist)'.D93:.G93])" office:value-type="float" office:value="8.171" calcext:value-type="float">
            <text:p>8,17</text:p>
          </table:table-cell>
          <table:table-cell table:style-name="ce37" table:formula="of:=['2AResults for P1_(dist)'.D93]/['2AResults for P1_(dist)'.H93]" office:value-type="percentage" office:value="0.394810916656468" calcext:value-type="percentage">
            <text:p>39,48%</text:p>
          </table:table-cell>
          <table:table-cell table:style-name="ce37" table:formula="of:=['2AResults for P1_(dist)'.E93]/['2AResults for P1_(dist)'.H93]" office:value-type="percentage" office:value="0" calcext:value-type="percentage">
            <text:p>0,00%</text:p>
          </table:table-cell>
          <table:table-cell table:style-name="ce37" table:formula="of:=['2AResults for P1_(dist)'.F93]/['2AResults for P1_(dist)'.H93]" office:value-type="percentage" office:value="0" calcext:value-type="percentage">
            <text:p>0,00%</text:p>
          </table:table-cell>
          <table:table-cell table:style-name="ce37" table:formula="of:=['2AResults for P1_(dist)'.G93]/['2AResults for P1_(dist)'.H93]" office:value-type="percentage" office:value="0.605189083343532" calcext:value-type="percentage">
            <text:p>60,5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0.tsp</text:p>
          </table:table-cell>
          <table:table-cell table:formula="of:=['2AResults for P1_(time)'.C94]" office:value-type="float" office:value="44.813" calcext:value-type="float">
            <text:p>44,81</text:p>
          </table:table-cell>
          <table:table-cell office:value-type="float" office:value="2.931" calcext:value-type="float">
            <text:p>2,9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98" calcext:value-type="float">
            <text:p>5,98</text:p>
          </table:table-cell>
          <table:table-cell table:formula="of:=SUM(['2AResults for P1_(dist)'.D94:.G94])" office:value-type="float" office:value="8.911" calcext:value-type="float">
            <text:p>8,91</text:p>
          </table:table-cell>
          <table:table-cell table:formula="of:=['2AResults for P1_(dist)'.D94]/['2AResults for P1_(dist)'.H94]" office:value-type="percentage" office:value="0.328919313208394" calcext:value-type="percentage">
            <text:p>32,89%</text:p>
          </table:table-cell>
          <table:table-cell table:formula="of:=['2AResults for P1_(dist)'.E94]/['2AResults for P1_(dist)'.H94]" office:value-type="percentage" office:value="0" calcext:value-type="percentage">
            <text:p>0,00%</text:p>
          </table:table-cell>
          <table:table-cell table:formula="of:=['2AResults for P1_(dist)'.F94]/['2AResults for P1_(dist)'.H94]" office:value-type="percentage" office:value="0" calcext:value-type="percentage">
            <text:p>0,00%</text:p>
          </table:table-cell>
          <table:table-cell table:formula="of:=['2AResults for P1_(dist)'.G94]/['2AResults for P1_(dist)'.H94]" office:value-type="percentage" office:value="0.671080686791606" calcext:value-type="percentage">
            <text:p>67,11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style-name="ce33" table:formula="of:=['2AResults for P1_(time)'.C95]" office:value-type="float" office:value="43.63" calcext:value-type="float">
            <text:p>43,63</text:p>
          </table:table-cell>
          <table:table-cell table:style-name="ce33" office:value-type="float" office:value="1.546" calcext:value-type="float">
            <text:p>1,55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3.008" calcext:value-type="float">
            <text:p>3,01</text:p>
          </table:table-cell>
          <table:table-cell table:style-name="ce33" table:formula="of:=SUM(['2AResults for P1_(dist)'.D95:.G95])" office:value-type="float" office:value="4.554" calcext:value-type="float">
            <text:p>4,55</text:p>
          </table:table-cell>
          <table:table-cell table:style-name="ce37" table:formula="of:=['2AResults for P1_(dist)'.D95]/['2AResults for P1_(dist)'.H95]" office:value-type="percentage" office:value="0.339481774264383" calcext:value-type="percentage">
            <text:p>33,95%</text:p>
          </table:table-cell>
          <table:table-cell table:style-name="ce37" table:formula="of:=['2AResults for P1_(dist)'.E95]/['2AResults for P1_(dist)'.H95]" office:value-type="percentage" office:value="0" calcext:value-type="percentage">
            <text:p>0,00%</text:p>
          </table:table-cell>
          <table:table-cell table:style-name="ce37" table:formula="of:=['2AResults for P1_(dist)'.F95]/['2AResults for P1_(dist)'.H95]" office:value-type="percentage" office:value="0" calcext:value-type="percentage">
            <text:p>0,00%</text:p>
          </table:table-cell>
          <table:table-cell table:style-name="ce37" table:formula="of:=['2AResults for P1_(dist)'.G95]/['2AResults for P1_(dist)'.H95]" office:value-type="percentage" office:value="0.660518225735617" calcext:value-type="percentage">
            <text:p>66,05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2.tsp</text:p>
          </table:table-cell>
          <table:table-cell table:formula="of:=['2AResults for P1_(time)'.C96]" office:value-type="float" office:value="47.194" calcext:value-type="float">
            <text:p>47,19</text:p>
          </table:table-cell>
          <table:table-cell office:value-type="float" office:value="3.385" calcext:value-type="float">
            <text:p>3,3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961" calcext:value-type="float">
            <text:p>4,96</text:p>
          </table:table-cell>
          <table:table-cell table:formula="of:=SUM(['2AResults for P1_(dist)'.D96:.G96])" office:value-type="float" office:value="8.346" calcext:value-type="float">
            <text:p>8,35</text:p>
          </table:table-cell>
          <table:table-cell table:formula="of:=['2AResults for P1_(dist)'.D96]/['2AResults for P1_(dist)'.H96]" office:value-type="percentage" office:value="0.405583513060149" calcext:value-type="percentage">
            <text:p>40,56%</text:p>
          </table:table-cell>
          <table:table-cell table:formula="of:=['2AResults for P1_(dist)'.E96]/['2AResults for P1_(dist)'.H96]" office:value-type="percentage" office:value="0" calcext:value-type="percentage">
            <text:p>0,00%</text:p>
          </table:table-cell>
          <table:table-cell table:formula="of:=['2AResults for P1_(dist)'.F96]/['2AResults for P1_(dist)'.H96]" office:value-type="percentage" office:value="0" calcext:value-type="percentage">
            <text:p>0,00%</text:p>
          </table:table-cell>
          <table:table-cell table:formula="of:=['2AResults for P1_(dist)'.G96]/['2AResults for P1_(dist)'.H96]" office:value-type="percentage" office:value="0.594416486939852" calcext:value-type="percentage">
            <text:p>59,44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style-name="ce33" table:formula="of:=['2AResults for P1_(time)'.C97]" office:value-type="float" office:value="47.653" calcext:value-type="float">
            <text:p>47,65</text:p>
          </table:table-cell>
          <table:table-cell table:style-name="ce33" office:value-type="float" office:value="3.48" calcext:value-type="float">
            <text:p>3,48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4.787" calcext:value-type="float">
            <text:p>4,79</text:p>
          </table:table-cell>
          <table:table-cell table:style-name="ce33" table:formula="of:=SUM(['2AResults for P1_(dist)'.D97:.G97])" office:value-type="float" office:value="8.267" calcext:value-type="float">
            <text:p>8,27</text:p>
          </table:table-cell>
          <table:table-cell table:style-name="ce37" table:formula="of:=['2AResults for P1_(dist)'.D97]/['2AResults for P1_(dist)'.H97]" office:value-type="percentage" office:value="0.420950768114189" calcext:value-type="percentage">
            <text:p>42,10%</text:p>
          </table:table-cell>
          <table:table-cell table:style-name="ce37" table:formula="of:=['2AResults for P1_(dist)'.E97]/['2AResults for P1_(dist)'.H97]" office:value-type="percentage" office:value="0" calcext:value-type="percentage">
            <text:p>0,00%</text:p>
          </table:table-cell>
          <table:table-cell table:style-name="ce37" table:formula="of:=['2AResults for P1_(dist)'.F97]/['2AResults for P1_(dist)'.H97]" office:value-type="percentage" office:value="0" calcext:value-type="percentage">
            <text:p>0,00%</text:p>
          </table:table-cell>
          <table:table-cell table:style-name="ce37" table:formula="of:=['2AResults for P1_(dist)'.G97]/['2AResults for P1_(dist)'.H97]" office:value-type="percentage" office:value="0.579049231885811" calcext:value-type="percentage">
            <text:p>57,9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4.tsp</text:p>
          </table:table-cell>
          <table:table-cell table:formula="of:=['2AResults for P1_(time)'.C98]" office:value-type="float" office:value="43.163" calcext:value-type="float">
            <text:p>43,16</text:p>
          </table:table-cell>
          <table:table-cell office:value-type="float" office:value="2.422" calcext:value-type="float">
            <text:p>2,4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103" calcext:value-type="float">
            <text:p>6,10</text:p>
          </table:table-cell>
          <table:table-cell table:formula="of:=SUM(['2AResults for P1_(dist)'.D98:.G98])" office:value-type="float" office:value="8.525" calcext:value-type="float">
            <text:p>8,53</text:p>
          </table:table-cell>
          <table:table-cell table:formula="of:=['2AResults for P1_(dist)'.D98]/['2AResults for P1_(dist)'.H98]" office:value-type="percentage" office:value="0.284105571847507" calcext:value-type="percentage">
            <text:p>28,41%</text:p>
          </table:table-cell>
          <table:table-cell table:formula="of:=['2AResults for P1_(dist)'.E98]/['2AResults for P1_(dist)'.H98]" office:value-type="percentage" office:value="0" calcext:value-type="percentage">
            <text:p>0,00%</text:p>
          </table:table-cell>
          <table:table-cell table:formula="of:=['2AResults for P1_(dist)'.F98]/['2AResults for P1_(dist)'.H98]" office:value-type="percentage" office:value="0" calcext:value-type="percentage">
            <text:p>0,00%</text:p>
          </table:table-cell>
          <table:table-cell table:formula="of:=['2AResults for P1_(dist)'.G98]/['2AResults for P1_(dist)'.H98]" office:value-type="percentage" office:value="0.715894428152493" calcext:value-type="percentage">
            <text:p>71,59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style-name="ce33" table:formula="of:=['2AResults for P1_(time)'.C99]" office:value-type="float" office:value="46.144" calcext:value-type="float">
            <text:p>46,14</text:p>
          </table:table-cell>
          <table:table-cell table:style-name="ce33" office:value-type="float" office:value="2.968" calcext:value-type="float">
            <text:p>2,97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4.76" calcext:value-type="float">
            <text:p>4,76</text:p>
          </table:table-cell>
          <table:table-cell table:style-name="ce33" table:formula="of:=SUM(['2AResults for P1_(dist)'.D99:.G99])" office:value-type="float" office:value="7.728" calcext:value-type="float">
            <text:p>7,73</text:p>
          </table:table-cell>
          <table:table-cell table:style-name="ce37" table:formula="of:=['2AResults for P1_(dist)'.D99]/['2AResults for P1_(dist)'.H99]" office:value-type="percentage" office:value="0.384057971014493" calcext:value-type="percentage">
            <text:p>38,41%</text:p>
          </table:table-cell>
          <table:table-cell table:style-name="ce37" table:formula="of:=['2AResults for P1_(dist)'.E99]/['2AResults for P1_(dist)'.H99]" office:value-type="percentage" office:value="0" calcext:value-type="percentage">
            <text:p>0,00%</text:p>
          </table:table-cell>
          <table:table-cell table:style-name="ce37" table:formula="of:=['2AResults for P1_(dist)'.F99]/['2AResults for P1_(dist)'.H99]" office:value-type="percentage" office:value="0" calcext:value-type="percentage">
            <text:p>0,00%</text:p>
          </table:table-cell>
          <table:table-cell table:style-name="ce37" table:formula="of:=['2AResults for P1_(dist)'.G99]/['2AResults for P1_(dist)'.H99]" office:value-type="percentage" office:value="0.615942028985507" calcext:value-type="percentage">
            <text:p>61,59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6.tsp</text:p>
          </table:table-cell>
          <table:table-cell table:formula="of:=['2AResults for P1_(time)'.C100]" office:value-type="float" office:value="45.004" calcext:value-type="float">
            <text:p>45,00</text:p>
          </table:table-cell>
          <table:table-cell office:value-type="float" office:value="2.821" calcext:value-type="float">
            <text:p>2,8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459" calcext:value-type="float">
            <text:p>5,46</text:p>
          </table:table-cell>
          <table:table-cell table:formula="of:=SUM(['2AResults for P1_(dist)'.D100:.G100])" office:value-type="float" office:value="8.28" calcext:value-type="float">
            <text:p>8,28</text:p>
          </table:table-cell>
          <table:table-cell table:formula="of:=['2AResults for P1_(dist)'.D100]/['2AResults for P1_(dist)'.H100]" office:value-type="percentage" office:value="0.340700483091787" calcext:value-type="percentage">
            <text:p>34,07%</text:p>
          </table:table-cell>
          <table:table-cell table:formula="of:=['2AResults for P1_(dist)'.E100]/['2AResults for P1_(dist)'.H100]" office:value-type="percentage" office:value="0" calcext:value-type="percentage">
            <text:p>0,00%</text:p>
          </table:table-cell>
          <table:table-cell table:formula="of:=['2AResults for P1_(dist)'.F100]/['2AResults for P1_(dist)'.H100]" office:value-type="percentage" office:value="0" calcext:value-type="percentage">
            <text:p>0,00%</text:p>
          </table:table-cell>
          <table:table-cell table:formula="of:=['2AResults for P1_(dist)'.G100]/['2AResults for P1_(dist)'.H100]" office:value-type="percentage" office:value="0.659299516908213" calcext:value-type="percentage">
            <text:p>65,9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style-name="ce33" table:formula="of:=['2AResults for P1_(time)'.C101]" office:value-type="float" office:value="46.629" calcext:value-type="float">
            <text:p>46,63</text:p>
          </table:table-cell>
          <table:table-cell table:style-name="ce33" office:value-type="float" office:value="3.25" calcext:value-type="float">
            <text:p>3,25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5.121" calcext:value-type="float">
            <text:p>5,12</text:p>
          </table:table-cell>
          <table:table-cell table:style-name="ce33" table:formula="of:=SUM(['2AResults for P1_(dist)'.D101:.G101])" office:value-type="float" office:value="8.371" calcext:value-type="float">
            <text:p>8,37</text:p>
          </table:table-cell>
          <table:table-cell table:style-name="ce37" table:formula="of:=['2AResults for P1_(dist)'.D101]/['2AResults for P1_(dist)'.H101]" office:value-type="percentage" office:value="0.388245132003345" calcext:value-type="percentage">
            <text:p>38,82%</text:p>
          </table:table-cell>
          <table:table-cell table:style-name="ce37" table:formula="of:=['2AResults for P1_(dist)'.E101]/['2AResults for P1_(dist)'.H101]" office:value-type="percentage" office:value="0" calcext:value-type="percentage">
            <text:p>0,00%</text:p>
          </table:table-cell>
          <table:table-cell table:style-name="ce37" table:formula="of:=['2AResults for P1_(dist)'.F101]/['2AResults for P1_(dist)'.H101]" office:value-type="percentage" office:value="0" calcext:value-type="percentage">
            <text:p>0,00%</text:p>
          </table:table-cell>
          <table:table-cell table:style-name="ce37" table:formula="of:=['2AResults for P1_(dist)'.G101]/['2AResults for P1_(dist)'.H101]" office:value-type="percentage" office:value="0.611754867996655" calcext:value-type="percentage">
            <text:p>61,1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8.tsp</text:p>
          </table:table-cell>
          <table:table-cell table:formula="of:=['2AResults for P1_(time)'.C102]" office:value-type="float" office:value="44.651" calcext:value-type="float">
            <text:p>44,65</text:p>
          </table:table-cell>
          <table:table-cell office:value-type="float" office:value="2.153" calcext:value-type="float">
            <text:p>2,1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808" calcext:value-type="float">
            <text:p>3,81</text:p>
          </table:table-cell>
          <table:table-cell table:formula="of:=SUM(['2AResults for P1_(dist)'.D102:.G102])" office:value-type="float" office:value="5.961" calcext:value-type="float">
            <text:p>5,96</text:p>
          </table:table-cell>
          <table:table-cell table:formula="of:=['2AResults for P1_(dist)'.D102]/['2AResults for P1_(dist)'.H102]" office:value-type="percentage" office:value="0.361181009897668" calcext:value-type="percentage">
            <text:p>36,12%</text:p>
          </table:table-cell>
          <table:table-cell table:formula="of:=['2AResults for P1_(dist)'.E102]/['2AResults for P1_(dist)'.H102]" office:value-type="percentage" office:value="0" calcext:value-type="percentage">
            <text:p>0,00%</text:p>
          </table:table-cell>
          <table:table-cell table:formula="of:=['2AResults for P1_(dist)'.F102]/['2AResults for P1_(dist)'.H102]" office:value-type="percentage" office:value="0" calcext:value-type="percentage">
            <text:p>0,00%</text:p>
          </table:table-cell>
          <table:table-cell table:formula="of:=['2AResults for P1_(dist)'.G102]/['2AResults for P1_(dist)'.H102]" office:value-type="percentage" office:value="0.638818990102332" calcext:value-type="percentage">
            <text:p>63,8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style-name="ce33" table:formula="of:=['2AResults for P1_(time)'.C103]" office:value-type="float" office:value="48.275" calcext:value-type="float">
            <text:p>48,28</text:p>
          </table:table-cell>
          <table:table-cell table:style-name="ce33" office:value-type="float" office:value="3.435" calcext:value-type="float">
            <text:p>3,44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4.03" calcext:value-type="float">
            <text:p>4,03</text:p>
          </table:table-cell>
          <table:table-cell table:style-name="ce33" table:formula="of:=SUM(['2AResults for P1_(dist)'.D103:.G103])" office:value-type="float" office:value="7.465" calcext:value-type="float">
            <text:p>7,47</text:p>
          </table:table-cell>
          <table:table-cell table:style-name="ce37" table:formula="of:=['2AResults for P1_(dist)'.D103]/['2AResults for P1_(dist)'.H103]" office:value-type="percentage" office:value="0.460147354320161" calcext:value-type="percentage">
            <text:p>46,01%</text:p>
          </table:table-cell>
          <table:table-cell table:style-name="ce37" table:formula="of:=['2AResults for P1_(dist)'.E103]/['2AResults for P1_(dist)'.H103]" office:value-type="percentage" office:value="0" calcext:value-type="percentage">
            <text:p>0,00%</text:p>
          </table:table-cell>
          <table:table-cell table:style-name="ce37" table:formula="of:=['2AResults for P1_(dist)'.F103]/['2AResults for P1_(dist)'.H103]" office:value-type="percentage" office:value="0" calcext:value-type="percentage">
            <text:p>0,00%</text:p>
          </table:table-cell>
          <table:table-cell table:style-name="ce37" table:formula="of:=['2AResults for P1_(dist)'.G103]/['2AResults for P1_(dist)'.H103]" office:value-type="percentage" office:value="0.539852645679839" calcext:value-type="percentage">
            <text:p>53,99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0.tsp</text:p>
          </table:table-cell>
          <table:table-cell table:formula="of:=['2AResults for P1_(time)'.C104]" office:value-type="float" office:value="55.215" calcext:value-type="float">
            <text:p>55,22</text:p>
          </table:table-cell>
          <table:table-cell office:value-type="float" office:value="4.034" calcext:value-type="float">
            <text:p>4,0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887" calcext:value-type="float">
            <text:p>5,89</text:p>
          </table:table-cell>
          <table:table-cell table:formula="of:=SUM(['2AResults for P1_(dist)'.D104:.G104])" office:value-type="float" office:value="9.921" calcext:value-type="float">
            <text:p>9,92</text:p>
          </table:table-cell>
          <table:table-cell table:formula="of:=['2AResults for P1_(dist)'.D104]/['2AResults for P1_(dist)'.H104]" office:value-type="percentage" office:value="0.406612236669691" calcext:value-type="percentage">
            <text:p>40,66%</text:p>
          </table:table-cell>
          <table:table-cell table:formula="of:=['2AResults for P1_(dist)'.E104]/['2AResults for P1_(dist)'.H104]" office:value-type="percentage" office:value="0" calcext:value-type="percentage">
            <text:p>0,00%</text:p>
          </table:table-cell>
          <table:table-cell table:formula="of:=['2AResults for P1_(dist)'.F104]/['2AResults for P1_(dist)'.H104]" office:value-type="percentage" office:value="0" calcext:value-type="percentage">
            <text:p>0,00%</text:p>
          </table:table-cell>
          <table:table-cell table:formula="of:=['2AResults for P1_(dist)'.G104]/['2AResults for P1_(dist)'.H104]" office:value-type="percentage" office:value="0.59338776333031" calcext:value-type="percentage">
            <text:p>59,34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style-name="ce33" table:formula="of:=['2AResults for P1_(time)'.C105]" office:value-type="float" office:value="54.098" calcext:value-type="float">
            <text:p>54,10</text:p>
          </table:table-cell>
          <table:table-cell table:style-name="ce33" office:value-type="float" office:value="3.305" calcext:value-type="float">
            <text:p>3,31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4.817" calcext:value-type="float">
            <text:p>4,82</text:p>
          </table:table-cell>
          <table:table-cell table:style-name="ce33" table:formula="of:=SUM(['2AResults for P1_(dist)'.D105:.G105])" office:value-type="float" office:value="8.122" calcext:value-type="float">
            <text:p>8,12</text:p>
          </table:table-cell>
          <table:table-cell table:style-name="ce37" table:formula="of:=['2AResults for P1_(dist)'.D105]/['2AResults for P1_(dist)'.H105]" office:value-type="percentage" office:value="0.406919477961093" calcext:value-type="percentage">
            <text:p>40,69%</text:p>
          </table:table-cell>
          <table:table-cell table:style-name="ce37" table:formula="of:=['2AResults for P1_(dist)'.E105]/['2AResults for P1_(dist)'.H105]" office:value-type="percentage" office:value="0" calcext:value-type="percentage">
            <text:p>0,00%</text:p>
          </table:table-cell>
          <table:table-cell table:style-name="ce37" table:formula="of:=['2AResults for P1_(dist)'.F105]/['2AResults for P1_(dist)'.H105]" office:value-type="percentage" office:value="0" calcext:value-type="percentage">
            <text:p>0,00%</text:p>
          </table:table-cell>
          <table:table-cell table:style-name="ce37" table:formula="of:=['2AResults for P1_(dist)'.G105]/['2AResults for P1_(dist)'.H105]" office:value-type="percentage" office:value="0.593080522038907" calcext:value-type="percentage">
            <text:p>59,31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2.tsp</text:p>
          </table:table-cell>
          <table:table-cell table:formula="of:=['2AResults for P1_(time)'.C106]" office:value-type="float" office:value="52.632" calcext:value-type="float">
            <text:p>52,63</text:p>
          </table:table-cell>
          <table:table-cell office:value-type="float" office:value="3.049" calcext:value-type="float">
            <text:p>3,0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515" calcext:value-type="float">
            <text:p>5,52</text:p>
          </table:table-cell>
          <table:table-cell table:formula="of:=SUM(['2AResults for P1_(dist)'.D106:.G106])" office:value-type="float" office:value="8.564" calcext:value-type="float">
            <text:p>8,56</text:p>
          </table:table-cell>
          <table:table-cell table:formula="of:=['2AResults for P1_(dist)'.D106]/['2AResults for P1_(dist)'.H106]" office:value-type="percentage" office:value="0.356025221858944" calcext:value-type="percentage">
            <text:p>35,60%</text:p>
          </table:table-cell>
          <table:table-cell table:formula="of:=['2AResults for P1_(dist)'.E106]/['2AResults for P1_(dist)'.H106]" office:value-type="percentage" office:value="0" calcext:value-type="percentage">
            <text:p>0,00%</text:p>
          </table:table-cell>
          <table:table-cell table:formula="of:=['2AResults for P1_(dist)'.F106]/['2AResults for P1_(dist)'.H106]" office:value-type="percentage" office:value="0" calcext:value-type="percentage">
            <text:p>0,00%</text:p>
          </table:table-cell>
          <table:table-cell table:formula="of:=['2AResults for P1_(dist)'.G106]/['2AResults for P1_(dist)'.H106]" office:value-type="percentage" office:value="0.643974778141055" calcext:value-type="percentage">
            <text:p>64,4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style-name="ce33" table:formula="of:=['2AResults for P1_(time)'.C107]" office:value-type="float" office:value="50.668" calcext:value-type="float">
            <text:p>50,67</text:p>
          </table:table-cell>
          <table:table-cell table:style-name="ce33" office:value-type="float" office:value="2.861" calcext:value-type="float">
            <text:p>2,86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6.915" calcext:value-type="float">
            <text:p>6,92</text:p>
          </table:table-cell>
          <table:table-cell table:style-name="ce33" table:formula="of:=SUM(['2AResults for P1_(dist)'.D107:.G107])" office:value-type="float" office:value="9.776" calcext:value-type="float">
            <text:p>9,78</text:p>
          </table:table-cell>
          <table:table-cell table:style-name="ce37" table:formula="of:=['2AResults for P1_(dist)'.D107]/['2AResults for P1_(dist)'.H107]" office:value-type="percentage" office:value="0.292655482815057" calcext:value-type="percentage">
            <text:p>29,27%</text:p>
          </table:table-cell>
          <table:table-cell table:style-name="ce37" table:formula="of:=['2AResults for P1_(dist)'.E107]/['2AResults for P1_(dist)'.H107]" office:value-type="percentage" office:value="0" calcext:value-type="percentage">
            <text:p>0,00%</text:p>
          </table:table-cell>
          <table:table-cell table:style-name="ce37" table:formula="of:=['2AResults for P1_(dist)'.F107]/['2AResults for P1_(dist)'.H107]" office:value-type="percentage" office:value="0" calcext:value-type="percentage">
            <text:p>0,00%</text:p>
          </table:table-cell>
          <table:table-cell table:style-name="ce37" table:formula="of:=['2AResults for P1_(dist)'.G107]/['2AResults for P1_(dist)'.H107]" office:value-type="percentage" office:value="0.707344517184943" calcext:value-type="percentage">
            <text:p>70,73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4.tsp</text:p>
          </table:table-cell>
          <table:table-cell table:formula="of:=['2AResults for P1_(time)'.C108]" office:value-type="float" office:value="57.538" calcext:value-type="float">
            <text:p>57,54</text:p>
          </table:table-cell>
          <table:table-cell office:value-type="float" office:value="4.53" calcext:value-type="float">
            <text:p>4,5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052" calcext:value-type="float">
            <text:p>5,05</text:p>
          </table:table-cell>
          <table:table-cell table:formula="of:=SUM(['2AResults for P1_(dist)'.D108:.G108])" office:value-type="float" office:value="9.582" calcext:value-type="float">
            <text:p>9,58</text:p>
          </table:table-cell>
          <table:table-cell table:formula="of:=['2AResults for P1_(dist)'.D108]/['2AResults for P1_(dist)'.H108]" office:value-type="percentage" office:value="0.472761427676894" calcext:value-type="percentage">
            <text:p>47,28%</text:p>
          </table:table-cell>
          <table:table-cell table:formula="of:=['2AResults for P1_(dist)'.E108]/['2AResults for P1_(dist)'.H108]" office:value-type="percentage" office:value="0" calcext:value-type="percentage">
            <text:p>0,00%</text:p>
          </table:table-cell>
          <table:table-cell table:formula="of:=['2AResults for P1_(dist)'.F108]/['2AResults for P1_(dist)'.H108]" office:value-type="percentage" office:value="0" calcext:value-type="percentage">
            <text:p>0,00%</text:p>
          </table:table-cell>
          <table:table-cell table:formula="of:=['2AResults for P1_(dist)'.G108]/['2AResults for P1_(dist)'.H108]" office:value-type="percentage" office:value="0.527238572323106" calcext:value-type="percentage">
            <text:p>52,72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style-name="ce33" table:formula="of:=['2AResults for P1_(time)'.C109]" office:value-type="float" office:value="53.483" calcext:value-type="float">
            <text:p>53,48</text:p>
          </table:table-cell>
          <table:table-cell table:style-name="ce33" office:value-type="float" office:value="3.615" calcext:value-type="float">
            <text:p>3,62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6.362" calcext:value-type="float">
            <text:p>6,36</text:p>
          </table:table-cell>
          <table:table-cell table:style-name="ce33" table:formula="of:=SUM(['2AResults for P1_(dist)'.D109:.G109])" office:value-type="float" office:value="9.977" calcext:value-type="float">
            <text:p>9,98</text:p>
          </table:table-cell>
          <table:table-cell table:style-name="ce37" table:formula="of:=['2AResults for P1_(dist)'.D109]/['2AResults for P1_(dist)'.H109]" office:value-type="percentage" office:value="0.36233336674351" calcext:value-type="percentage">
            <text:p>36,23%</text:p>
          </table:table-cell>
          <table:table-cell table:style-name="ce37" table:formula="of:=['2AResults for P1_(dist)'.E109]/['2AResults for P1_(dist)'.H109]" office:value-type="percentage" office:value="0" calcext:value-type="percentage">
            <text:p>0,00%</text:p>
          </table:table-cell>
          <table:table-cell table:style-name="ce37" table:formula="of:=['2AResults for P1_(dist)'.F109]/['2AResults for P1_(dist)'.H109]" office:value-type="percentage" office:value="0" calcext:value-type="percentage">
            <text:p>0,00%</text:p>
          </table:table-cell>
          <table:table-cell table:style-name="ce37" table:formula="of:=['2AResults for P1_(dist)'.G109]/['2AResults for P1_(dist)'.H109]" office:value-type="percentage" office:value="0.63766663325649" calcext:value-type="percentage">
            <text:p>63,77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6.tsp</text:p>
          </table:table-cell>
          <table:table-cell table:formula="of:=['2AResults for P1_(time)'.C110]" office:value-type="float" office:value="55.201" calcext:value-type="float">
            <text:p>55,20</text:p>
          </table:table-cell>
          <table:table-cell office:value-type="float" office:value="3.405" calcext:value-type="float">
            <text:p>3,4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014" calcext:value-type="float">
            <text:p>4,01</text:p>
          </table:table-cell>
          <table:table-cell table:formula="of:=SUM(['2AResults for P1_(dist)'.D110:.G110])" office:value-type="float" office:value="7.419" calcext:value-type="float">
            <text:p>7,42</text:p>
          </table:table-cell>
          <table:table-cell table:formula="of:=['2AResults for P1_(dist)'.D110]/['2AResults for P1_(dist)'.H110]" office:value-type="percentage" office:value="0.458956732713304" calcext:value-type="percentage">
            <text:p>45,90%</text:p>
          </table:table-cell>
          <table:table-cell table:formula="of:=['2AResults for P1_(dist)'.E110]/['2AResults for P1_(dist)'.H110]" office:value-type="percentage" office:value="0" calcext:value-type="percentage">
            <text:p>0,00%</text:p>
          </table:table-cell>
          <table:table-cell table:formula="of:=['2AResults for P1_(dist)'.F110]/['2AResults for P1_(dist)'.H110]" office:value-type="percentage" office:value="0" calcext:value-type="percentage">
            <text:p>0,00%</text:p>
          </table:table-cell>
          <table:table-cell table:formula="of:=['2AResults for P1_(dist)'.G110]/['2AResults for P1_(dist)'.H110]" office:value-type="percentage" office:value="0.541043267286696" calcext:value-type="percentage">
            <text:p>54,10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style-name="ce33" table:formula="of:=['2AResults for P1_(time)'.C111]" office:value-type="float" office:value="50.464" calcext:value-type="float">
            <text:p>50,46</text:p>
          </table:table-cell>
          <table:table-cell table:style-name="ce33" office:value-type="float" office:value="2.489" calcext:value-type="float">
            <text:p>2,49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6.003" calcext:value-type="float">
            <text:p>6,00</text:p>
          </table:table-cell>
          <table:table-cell table:style-name="ce33" table:formula="of:=SUM(['2AResults for P1_(dist)'.D111:.G111])" office:value-type="float" office:value="8.492" calcext:value-type="float">
            <text:p>8,49</text:p>
          </table:table-cell>
          <table:table-cell table:style-name="ce37" table:formula="of:=['2AResults for P1_(dist)'.D111]/['2AResults for P1_(dist)'.H111]" office:value-type="percentage" office:value="0.293099387658973" calcext:value-type="percentage">
            <text:p>29,31%</text:p>
          </table:table-cell>
          <table:table-cell table:style-name="ce37" table:formula="of:=['2AResults for P1_(dist)'.E111]/['2AResults for P1_(dist)'.H111]" office:value-type="percentage" office:value="0" calcext:value-type="percentage">
            <text:p>0,00%</text:p>
          </table:table-cell>
          <table:table-cell table:style-name="ce37" table:formula="of:=['2AResults for P1_(dist)'.F111]/['2AResults for P1_(dist)'.H111]" office:value-type="percentage" office:value="0" calcext:value-type="percentage">
            <text:p>0,00%</text:p>
          </table:table-cell>
          <table:table-cell table:style-name="ce37" table:formula="of:=['2AResults for P1_(dist)'.G111]/['2AResults for P1_(dist)'.H111]" office:value-type="percentage" office:value="0.706900612341027" calcext:value-type="percentage">
            <text:p>70,69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8.tsp</text:p>
          </table:table-cell>
          <table:table-cell table:formula="of:=['2AResults for P1_(time)'.C112]" office:value-type="float" office:value="53.074" calcext:value-type="float">
            <text:p>53,07</text:p>
          </table:table-cell>
          <table:table-cell office:value-type="float" office:value="4.03" calcext:value-type="float">
            <text:p>4,0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.016" calcext:value-type="float">
            <text:p>8,02</text:p>
          </table:table-cell>
          <table:table-cell table:formula="of:=SUM(['2AResults for P1_(dist)'.D112:.G112])" office:value-type="float" office:value="12.046" calcext:value-type="float">
            <text:p>12,05</text:p>
          </table:table-cell>
          <table:table-cell table:formula="of:=['2AResults for P1_(dist)'.D112]/['2AResults for P1_(dist)'.H112]" office:value-type="percentage" office:value="0.334550888261664" calcext:value-type="percentage">
            <text:p>33,46%</text:p>
          </table:table-cell>
          <table:table-cell table:formula="of:=['2AResults for P1_(dist)'.E112]/['2AResults for P1_(dist)'.H112]" office:value-type="percentage" office:value="0" calcext:value-type="percentage">
            <text:p>0,00%</text:p>
          </table:table-cell>
          <table:table-cell table:formula="of:=['2AResults for P1_(dist)'.F112]/['2AResults for P1_(dist)'.H112]" office:value-type="percentage" office:value="0" calcext:value-type="percentage">
            <text:p>0,00%</text:p>
          </table:table-cell>
          <table:table-cell table:formula="of:=['2AResults for P1_(dist)'.G112]/['2AResults for P1_(dist)'.H112]" office:value-type="percentage" office:value="0.665449111738336" calcext:value-type="percentage">
            <text:p>66,54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style-name="ce33" table:formula="of:=['2AResults for P1_(time)'.C113]" office:value-type="float" office:value="52.54" calcext:value-type="float">
            <text:p>52,54</text:p>
          </table:table-cell>
          <table:table-cell table:style-name="ce33" office:value-type="float" office:value="3.049" calcext:value-type="float">
            <text:p>3,05</text:p>
          </table:table-cell>
          <table:table-cell table:number-columns-repeated="2" table:style-name="ce33" office:value-type="float" office:value="0" calcext:value-type="float">
            <text:p>0,00</text:p>
          </table:table-cell>
          <table:table-cell table:style-name="ce33" office:value-type="float" office:value="5.607" calcext:value-type="float">
            <text:p>5,61</text:p>
          </table:table-cell>
          <table:table-cell table:style-name="ce33" table:formula="of:=SUM(['2AResults for P1_(dist)'.D113:.G113])" office:value-type="float" office:value="8.656" calcext:value-type="float">
            <text:p>8,66</text:p>
          </table:table-cell>
          <table:table-cell table:style-name="ce37" table:formula="of:=['2AResults for P1_(dist)'.D113]/['2AResults for P1_(dist)'.H113]" office:value-type="percentage" office:value="0.352241219963031" calcext:value-type="percentage">
            <text:p>35,22%</text:p>
          </table:table-cell>
          <table:table-cell table:style-name="ce37" table:formula="of:=['2AResults for P1_(dist)'.E113]/['2AResults for P1_(dist)'.H113]" office:value-type="percentage" office:value="0" calcext:value-type="percentage">
            <text:p>0,00%</text:p>
          </table:table-cell>
          <table:table-cell table:style-name="ce37" table:formula="of:=['2AResults for P1_(dist)'.F113]/['2AResults for P1_(dist)'.H113]" office:value-type="percentage" office:value="0" calcext:value-type="percentage">
            <text:p>0,00%</text:p>
          </table:table-cell>
          <table:table-cell table:style-name="ce37" table:formula="of:=['2AResults for P1_(dist)'.G113]/['2AResults for P1_(dist)'.H113]" office:value-type="percentage" office:value="0.647758780036969" calcext:value-type="percentage">
            <text:p>64,78%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0.tsp</text:p>
          </table:table-cell>
          <table:table-cell table:formula="of:=['2AResults for P1_(time)'.C114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14:.G114])" office:value-type="float" office:value="0" calcext:value-type="float">
            <text:p>0,00</text:p>
          </table:table-cell>
          <table:table-cell table:formula="of:=['2AResults for P1_(dist)'.D114]/['2AResults for P1_(dist)'.H114]" office:value-type="string" office:string-value="" calcext:value-type="error">
            <text:p>#DIV/0!</text:p>
          </table:table-cell>
          <table:table-cell table:formula="of:=['2AResults for P1_(dist)'.E114]/['2AResults for P1_(dist)'.H114]" office:value-type="string" office:string-value="" calcext:value-type="error">
            <text:p>#DIV/0!</text:p>
          </table:table-cell>
          <table:table-cell table:formula="of:=['2AResults for P1_(dist)'.F114]/['2AResults for P1_(dist)'.H114]" office:value-type="string" office:string-value="" calcext:value-type="error">
            <text:p>#DIV/0!</text:p>
          </table:table-cell>
          <table:table-cell table:formula="of:=['2AResults for P1_(dist)'.G114]/['2AResults for P1_(dist)'.H1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style-name="ce33" table:formula="of:=['2AResults for P1_(time)'.C115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15:.G115])" office:value-type="float" office:value="0" calcext:value-type="float">
            <text:p>0,00</text:p>
          </table:table-cell>
          <table:table-cell table:style-name="ce37" table:formula="of:=['2AResults for P1_(dist)'.D115]/['2AResults for P1_(dist)'.H115]" office:value-type="string" office:string-value="" calcext:value-type="error">
            <text:p>#DIV/0!</text:p>
          </table:table-cell>
          <table:table-cell table:style-name="ce37" table:formula="of:=['2AResults for P1_(dist)'.E115]/['2AResults for P1_(dist)'.H115]" office:value-type="string" office:string-value="" calcext:value-type="error">
            <text:p>#DIV/0!</text:p>
          </table:table-cell>
          <table:table-cell table:style-name="ce37" table:formula="of:=['2AResults for P1_(dist)'.F115]/['2AResults for P1_(dist)'.H115]" office:value-type="string" office:string-value="" calcext:value-type="error">
            <text:p>#DIV/0!</text:p>
          </table:table-cell>
          <table:table-cell table:style-name="ce37" table:formula="of:=['2AResults for P1_(dist)'.G115]/['2AResults for P1_(dist)'.H11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2.tsp</text:p>
          </table:table-cell>
          <table:table-cell table:formula="of:=['2AResults for P1_(time)'.C116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16:.G116])" office:value-type="float" office:value="0" calcext:value-type="float">
            <text:p>0,00</text:p>
          </table:table-cell>
          <table:table-cell table:formula="of:=['2AResults for P1_(dist)'.D116]/['2AResults for P1_(dist)'.H116]" office:value-type="string" office:string-value="" calcext:value-type="error">
            <text:p>#DIV/0!</text:p>
          </table:table-cell>
          <table:table-cell table:formula="of:=['2AResults for P1_(dist)'.E116]/['2AResults for P1_(dist)'.H116]" office:value-type="string" office:string-value="" calcext:value-type="error">
            <text:p>#DIV/0!</text:p>
          </table:table-cell>
          <table:table-cell table:formula="of:=['2AResults for P1_(dist)'.F116]/['2AResults for P1_(dist)'.H116]" office:value-type="string" office:string-value="" calcext:value-type="error">
            <text:p>#DIV/0!</text:p>
          </table:table-cell>
          <table:table-cell table:formula="of:=['2AResults for P1_(dist)'.G116]/['2AResults for P1_(dist)'.H11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style-name="ce33" table:formula="of:=['2AResults for P1_(time)'.C117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17:.G117])" office:value-type="float" office:value="0" calcext:value-type="float">
            <text:p>0,00</text:p>
          </table:table-cell>
          <table:table-cell table:style-name="ce37" table:formula="of:=['2AResults for P1_(dist)'.D117]/['2AResults for P1_(dist)'.H117]" office:value-type="string" office:string-value="" calcext:value-type="error">
            <text:p>#DIV/0!</text:p>
          </table:table-cell>
          <table:table-cell table:style-name="ce37" table:formula="of:=['2AResults for P1_(dist)'.E117]/['2AResults for P1_(dist)'.H117]" office:value-type="string" office:string-value="" calcext:value-type="error">
            <text:p>#DIV/0!</text:p>
          </table:table-cell>
          <table:table-cell table:style-name="ce37" table:formula="of:=['2AResults for P1_(dist)'.F117]/['2AResults for P1_(dist)'.H117]" office:value-type="string" office:string-value="" calcext:value-type="error">
            <text:p>#DIV/0!</text:p>
          </table:table-cell>
          <table:table-cell table:style-name="ce37" table:formula="of:=['2AResults for P1_(dist)'.G117]/['2AResults for P1_(dist)'.H11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4.tsp</text:p>
          </table:table-cell>
          <table:table-cell table:formula="of:=['2AResults for P1_(time)'.C118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18:.G118])" office:value-type="float" office:value="0" calcext:value-type="float">
            <text:p>0,00</text:p>
          </table:table-cell>
          <table:table-cell table:formula="of:=['2AResults for P1_(dist)'.D118]/['2AResults for P1_(dist)'.H118]" office:value-type="string" office:string-value="" calcext:value-type="error">
            <text:p>#DIV/0!</text:p>
          </table:table-cell>
          <table:table-cell table:formula="of:=['2AResults for P1_(dist)'.E118]/['2AResults for P1_(dist)'.H118]" office:value-type="string" office:string-value="" calcext:value-type="error">
            <text:p>#DIV/0!</text:p>
          </table:table-cell>
          <table:table-cell table:formula="of:=['2AResults for P1_(dist)'.F118]/['2AResults for P1_(dist)'.H118]" office:value-type="string" office:string-value="" calcext:value-type="error">
            <text:p>#DIV/0!</text:p>
          </table:table-cell>
          <table:table-cell table:formula="of:=['2AResults for P1_(dist)'.G118]/['2AResults for P1_(dist)'.H11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style-name="ce33" table:formula="of:=['2AResults for P1_(time)'.C119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19:.G119])" office:value-type="float" office:value="0" calcext:value-type="float">
            <text:p>0,00</text:p>
          </table:table-cell>
          <table:table-cell table:style-name="ce37" table:formula="of:=['2AResults for P1_(dist)'.D119]/['2AResults for P1_(dist)'.H119]" office:value-type="string" office:string-value="" calcext:value-type="error">
            <text:p>#DIV/0!</text:p>
          </table:table-cell>
          <table:table-cell table:style-name="ce37" table:formula="of:=['2AResults for P1_(dist)'.E119]/['2AResults for P1_(dist)'.H119]" office:value-type="string" office:string-value="" calcext:value-type="error">
            <text:p>#DIV/0!</text:p>
          </table:table-cell>
          <table:table-cell table:style-name="ce37" table:formula="of:=['2AResults for P1_(dist)'.F119]/['2AResults for P1_(dist)'.H119]" office:value-type="string" office:string-value="" calcext:value-type="error">
            <text:p>#DIV/0!</text:p>
          </table:table-cell>
          <table:table-cell table:style-name="ce37" table:formula="of:=['2AResults for P1_(dist)'.G119]/['2AResults for P1_(dist)'.H1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6.tsp</text:p>
          </table:table-cell>
          <table:table-cell table:formula="of:=['2AResults for P1_(time)'.C120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20:.G120])" office:value-type="float" office:value="0" calcext:value-type="float">
            <text:p>0,00</text:p>
          </table:table-cell>
          <table:table-cell table:formula="of:=['2AResults for P1_(dist)'.D120]/['2AResults for P1_(dist)'.H120]" office:value-type="string" office:string-value="" calcext:value-type="error">
            <text:p>#DIV/0!</text:p>
          </table:table-cell>
          <table:table-cell table:formula="of:=['2AResults for P1_(dist)'.E120]/['2AResults for P1_(dist)'.H120]" office:value-type="string" office:string-value="" calcext:value-type="error">
            <text:p>#DIV/0!</text:p>
          </table:table-cell>
          <table:table-cell table:formula="of:=['2AResults for P1_(dist)'.F120]/['2AResults for P1_(dist)'.H120]" office:value-type="string" office:string-value="" calcext:value-type="error">
            <text:p>#DIV/0!</text:p>
          </table:table-cell>
          <table:table-cell table:formula="of:=['2AResults for P1_(dist)'.G120]/['2AResults for P1_(dist)'.H12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style-name="ce33" table:formula="of:=['2AResults for P1_(time)'.C121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21:.G121])" office:value-type="float" office:value="0" calcext:value-type="float">
            <text:p>0,00</text:p>
          </table:table-cell>
          <table:table-cell table:style-name="ce37" table:formula="of:=['2AResults for P1_(dist)'.D121]/['2AResults for P1_(dist)'.H121]" office:value-type="string" office:string-value="" calcext:value-type="error">
            <text:p>#DIV/0!</text:p>
          </table:table-cell>
          <table:table-cell table:style-name="ce37" table:formula="of:=['2AResults for P1_(dist)'.E121]/['2AResults for P1_(dist)'.H121]" office:value-type="string" office:string-value="" calcext:value-type="error">
            <text:p>#DIV/0!</text:p>
          </table:table-cell>
          <table:table-cell table:style-name="ce37" table:formula="of:=['2AResults for P1_(dist)'.F121]/['2AResults for P1_(dist)'.H121]" office:value-type="string" office:string-value="" calcext:value-type="error">
            <text:p>#DIV/0!</text:p>
          </table:table-cell>
          <table:table-cell table:style-name="ce37" table:formula="of:=['2AResults for P1_(dist)'.G121]/['2AResults for P1_(dist)'.H1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8.tsp</text:p>
          </table:table-cell>
          <table:table-cell table:formula="of:=['2AResults for P1_(time)'.C122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22:.G122])" office:value-type="float" office:value="0" calcext:value-type="float">
            <text:p>0,00</text:p>
          </table:table-cell>
          <table:table-cell table:formula="of:=['2AResults for P1_(dist)'.D122]/['2AResults for P1_(dist)'.H122]" office:value-type="string" office:string-value="" calcext:value-type="error">
            <text:p>#DIV/0!</text:p>
          </table:table-cell>
          <table:table-cell table:formula="of:=['2AResults for P1_(dist)'.E122]/['2AResults for P1_(dist)'.H122]" office:value-type="string" office:string-value="" calcext:value-type="error">
            <text:p>#DIV/0!</text:p>
          </table:table-cell>
          <table:table-cell table:formula="of:=['2AResults for P1_(dist)'.F122]/['2AResults for P1_(dist)'.H122]" office:value-type="string" office:string-value="" calcext:value-type="error">
            <text:p>#DIV/0!</text:p>
          </table:table-cell>
          <table:table-cell table:formula="of:=['2AResults for P1_(dist)'.G122]/['2AResults for P1_(dist)'.H1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style-name="ce33" table:formula="of:=['2AResults for P1_(time)'.C123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23:.G123])" office:value-type="float" office:value="0" calcext:value-type="float">
            <text:p>0,00</text:p>
          </table:table-cell>
          <table:table-cell table:style-name="ce37" table:formula="of:=['2AResults for P1_(dist)'.D123]/['2AResults for P1_(dist)'.H123]" office:value-type="string" office:string-value="" calcext:value-type="error">
            <text:p>#DIV/0!</text:p>
          </table:table-cell>
          <table:table-cell table:style-name="ce37" table:formula="of:=['2AResults for P1_(dist)'.E123]/['2AResults for P1_(dist)'.H123]" office:value-type="string" office:string-value="" calcext:value-type="error">
            <text:p>#DIV/0!</text:p>
          </table:table-cell>
          <table:table-cell table:style-name="ce37" table:formula="of:=['2AResults for P1_(dist)'.F123]/['2AResults for P1_(dist)'.H123]" office:value-type="string" office:string-value="" calcext:value-type="error">
            <text:p>#DIV/0!</text:p>
          </table:table-cell>
          <table:table-cell table:style-name="ce37" table:formula="of:=['2AResults for P1_(dist)'.G123]/['2AResults for P1_(dist)'.H1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0.tsp</text:p>
          </table:table-cell>
          <table:table-cell table:formula="of:=['2AResults for P1_(time)'.C124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24:.G124])" office:value-type="float" office:value="0" calcext:value-type="float">
            <text:p>0,00</text:p>
          </table:table-cell>
          <table:table-cell table:formula="of:=['2AResults for P1_(dist)'.D124]/['2AResults for P1_(dist)'.H124]" office:value-type="string" office:string-value="" calcext:value-type="error">
            <text:p>#DIV/0!</text:p>
          </table:table-cell>
          <table:table-cell table:formula="of:=['2AResults for P1_(dist)'.E124]/['2AResults for P1_(dist)'.H124]" office:value-type="string" office:string-value="" calcext:value-type="error">
            <text:p>#DIV/0!</text:p>
          </table:table-cell>
          <table:table-cell table:formula="of:=['2AResults for P1_(dist)'.F124]/['2AResults for P1_(dist)'.H124]" office:value-type="string" office:string-value="" calcext:value-type="error">
            <text:p>#DIV/0!</text:p>
          </table:table-cell>
          <table:table-cell table:formula="of:=['2AResults for P1_(dist)'.G124]/['2AResults for P1_(dist)'.H1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style-name="ce33" table:formula="of:=['2AResults for P1_(time)'.C125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25:.G125])" office:value-type="float" office:value="0" calcext:value-type="float">
            <text:p>0,00</text:p>
          </table:table-cell>
          <table:table-cell table:style-name="ce37" table:formula="of:=['2AResults for P1_(dist)'.D125]/['2AResults for P1_(dist)'.H125]" office:value-type="string" office:string-value="" calcext:value-type="error">
            <text:p>#DIV/0!</text:p>
          </table:table-cell>
          <table:table-cell table:style-name="ce37" table:formula="of:=['2AResults for P1_(dist)'.E125]/['2AResults for P1_(dist)'.H125]" office:value-type="string" office:string-value="" calcext:value-type="error">
            <text:p>#DIV/0!</text:p>
          </table:table-cell>
          <table:table-cell table:style-name="ce37" table:formula="of:=['2AResults for P1_(dist)'.F125]/['2AResults for P1_(dist)'.H125]" office:value-type="string" office:string-value="" calcext:value-type="error">
            <text:p>#DIV/0!</text:p>
          </table:table-cell>
          <table:table-cell table:style-name="ce37" table:formula="of:=['2AResults for P1_(dist)'.G125]/['2AResults for P1_(dist)'.H1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2.tsp</text:p>
          </table:table-cell>
          <table:table-cell table:formula="of:=['2AResults for P1_(time)'.C126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26:.G126])" office:value-type="float" office:value="0" calcext:value-type="float">
            <text:p>0,00</text:p>
          </table:table-cell>
          <table:table-cell table:formula="of:=['2AResults for P1_(dist)'.D126]/['2AResults for P1_(dist)'.H126]" office:value-type="string" office:string-value="" calcext:value-type="error">
            <text:p>#DIV/0!</text:p>
          </table:table-cell>
          <table:table-cell table:formula="of:=['2AResults for P1_(dist)'.E126]/['2AResults for P1_(dist)'.H126]" office:value-type="string" office:string-value="" calcext:value-type="error">
            <text:p>#DIV/0!</text:p>
          </table:table-cell>
          <table:table-cell table:formula="of:=['2AResults for P1_(dist)'.F126]/['2AResults for P1_(dist)'.H126]" office:value-type="string" office:string-value="" calcext:value-type="error">
            <text:p>#DIV/0!</text:p>
          </table:table-cell>
          <table:table-cell table:formula="of:=['2AResults for P1_(dist)'.G126]/['2AResults for P1_(dist)'.H12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style-name="ce33" table:formula="of:=['2AResults for P1_(time)'.C127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27:.G127])" office:value-type="float" office:value="0" calcext:value-type="float">
            <text:p>0,00</text:p>
          </table:table-cell>
          <table:table-cell table:style-name="ce37" table:formula="of:=['2AResults for P1_(dist)'.D127]/['2AResults for P1_(dist)'.H127]" office:value-type="string" office:string-value="" calcext:value-type="error">
            <text:p>#DIV/0!</text:p>
          </table:table-cell>
          <table:table-cell table:style-name="ce37" table:formula="of:=['2AResults for P1_(dist)'.E127]/['2AResults for P1_(dist)'.H127]" office:value-type="string" office:string-value="" calcext:value-type="error">
            <text:p>#DIV/0!</text:p>
          </table:table-cell>
          <table:table-cell table:style-name="ce37" table:formula="of:=['2AResults for P1_(dist)'.F127]/['2AResults for P1_(dist)'.H127]" office:value-type="string" office:string-value="" calcext:value-type="error">
            <text:p>#DIV/0!</text:p>
          </table:table-cell>
          <table:table-cell table:style-name="ce37" table:formula="of:=['2AResults for P1_(dist)'.G127]/['2AResults for P1_(dist)'.H1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4.tsp</text:p>
          </table:table-cell>
          <table:table-cell table:formula="of:=['2AResults for P1_(time)'.C128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28:.G128])" office:value-type="float" office:value="0" calcext:value-type="float">
            <text:p>0,00</text:p>
          </table:table-cell>
          <table:table-cell table:formula="of:=['2AResults for P1_(dist)'.D128]/['2AResults for P1_(dist)'.H128]" office:value-type="string" office:string-value="" calcext:value-type="error">
            <text:p>#DIV/0!</text:p>
          </table:table-cell>
          <table:table-cell table:formula="of:=['2AResults for P1_(dist)'.E128]/['2AResults for P1_(dist)'.H128]" office:value-type="string" office:string-value="" calcext:value-type="error">
            <text:p>#DIV/0!</text:p>
          </table:table-cell>
          <table:table-cell table:formula="of:=['2AResults for P1_(dist)'.F128]/['2AResults for P1_(dist)'.H128]" office:value-type="string" office:string-value="" calcext:value-type="error">
            <text:p>#DIV/0!</text:p>
          </table:table-cell>
          <table:table-cell table:formula="of:=['2AResults for P1_(dist)'.G128]/['2AResults for P1_(dist)'.H1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style-name="ce33" table:formula="of:=['2AResults for P1_(time)'.C129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29:.G129])" office:value-type="float" office:value="0" calcext:value-type="float">
            <text:p>0,00</text:p>
          </table:table-cell>
          <table:table-cell table:style-name="ce37" table:formula="of:=['2AResults for P1_(dist)'.D129]/['2AResults for P1_(dist)'.H129]" office:value-type="string" office:string-value="" calcext:value-type="error">
            <text:p>#DIV/0!</text:p>
          </table:table-cell>
          <table:table-cell table:style-name="ce37" table:formula="of:=['2AResults for P1_(dist)'.E129]/['2AResults for P1_(dist)'.H129]" office:value-type="string" office:string-value="" calcext:value-type="error">
            <text:p>#DIV/0!</text:p>
          </table:table-cell>
          <table:table-cell table:style-name="ce37" table:formula="of:=['2AResults for P1_(dist)'.F129]/['2AResults for P1_(dist)'.H129]" office:value-type="string" office:string-value="" calcext:value-type="error">
            <text:p>#DIV/0!</text:p>
          </table:table-cell>
          <table:table-cell table:style-name="ce37" table:formula="of:=['2AResults for P1_(dist)'.G129]/['2AResults for P1_(dist)'.H1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6.tsp</text:p>
          </table:table-cell>
          <table:table-cell table:formula="of:=['2AResults for P1_(time)'.C130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30:.G130])" office:value-type="float" office:value="0" calcext:value-type="float">
            <text:p>0,00</text:p>
          </table:table-cell>
          <table:table-cell table:formula="of:=['2AResults for P1_(dist)'.D130]/['2AResults for P1_(dist)'.H130]" office:value-type="string" office:string-value="" calcext:value-type="error">
            <text:p>#DIV/0!</text:p>
          </table:table-cell>
          <table:table-cell table:formula="of:=['2AResults for P1_(dist)'.E130]/['2AResults for P1_(dist)'.H130]" office:value-type="string" office:string-value="" calcext:value-type="error">
            <text:p>#DIV/0!</text:p>
          </table:table-cell>
          <table:table-cell table:formula="of:=['2AResults for P1_(dist)'.F130]/['2AResults for P1_(dist)'.H130]" office:value-type="string" office:string-value="" calcext:value-type="error">
            <text:p>#DIV/0!</text:p>
          </table:table-cell>
          <table:table-cell table:formula="of:=['2AResults for P1_(dist)'.G130]/['2AResults for P1_(dist)'.H1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style-name="ce33" table:formula="of:=['2AResults for P1_(time)'.C131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31:.G131])" office:value-type="float" office:value="0" calcext:value-type="float">
            <text:p>0,00</text:p>
          </table:table-cell>
          <table:table-cell table:style-name="ce37" table:formula="of:=['2AResults for P1_(dist)'.D131]/['2AResults for P1_(dist)'.H131]" office:value-type="string" office:string-value="" calcext:value-type="error">
            <text:p>#DIV/0!</text:p>
          </table:table-cell>
          <table:table-cell table:style-name="ce37" table:formula="of:=['2AResults for P1_(dist)'.E131]/['2AResults for P1_(dist)'.H131]" office:value-type="string" office:string-value="" calcext:value-type="error">
            <text:p>#DIV/0!</text:p>
          </table:table-cell>
          <table:table-cell table:style-name="ce37" table:formula="of:=['2AResults for P1_(dist)'.F131]/['2AResults for P1_(dist)'.H131]" office:value-type="string" office:string-value="" calcext:value-type="error">
            <text:p>#DIV/0!</text:p>
          </table:table-cell>
          <table:table-cell table:style-name="ce37" table:formula="of:=['2AResults for P1_(dist)'.G131]/['2AResults for P1_(dist)'.H1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8.tsp</text:p>
          </table:table-cell>
          <table:table-cell table:formula="of:=['2AResults for P1_(time)'.C132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32:.G132])" office:value-type="float" office:value="0" calcext:value-type="float">
            <text:p>0,00</text:p>
          </table:table-cell>
          <table:table-cell table:formula="of:=['2AResults for P1_(dist)'.D132]/['2AResults for P1_(dist)'.H132]" office:value-type="string" office:string-value="" calcext:value-type="error">
            <text:p>#DIV/0!</text:p>
          </table:table-cell>
          <table:table-cell table:formula="of:=['2AResults for P1_(dist)'.E132]/['2AResults for P1_(dist)'.H132]" office:value-type="string" office:string-value="" calcext:value-type="error">
            <text:p>#DIV/0!</text:p>
          </table:table-cell>
          <table:table-cell table:formula="of:=['2AResults for P1_(dist)'.F132]/['2AResults for P1_(dist)'.H132]" office:value-type="string" office:string-value="" calcext:value-type="error">
            <text:p>#DIV/0!</text:p>
          </table:table-cell>
          <table:table-cell table:formula="of:=['2AResults for P1_(dist)'.G132]/['2AResults for P1_(dist)'.H1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style-name="ce33" table:formula="of:=['2AResults for P1_(time)'.C133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33:.G133])" office:value-type="float" office:value="0" calcext:value-type="float">
            <text:p>0,00</text:p>
          </table:table-cell>
          <table:table-cell table:style-name="ce37" table:formula="of:=['2AResults for P1_(dist)'.D133]/['2AResults for P1_(dist)'.H133]" office:value-type="string" office:string-value="" calcext:value-type="error">
            <text:p>#DIV/0!</text:p>
          </table:table-cell>
          <table:table-cell table:style-name="ce37" table:formula="of:=['2AResults for P1_(dist)'.E133]/['2AResults for P1_(dist)'.H133]" office:value-type="string" office:string-value="" calcext:value-type="error">
            <text:p>#DIV/0!</text:p>
          </table:table-cell>
          <table:table-cell table:style-name="ce37" table:formula="of:=['2AResults for P1_(dist)'.F133]/['2AResults for P1_(dist)'.H133]" office:value-type="string" office:string-value="" calcext:value-type="error">
            <text:p>#DIV/0!</text:p>
          </table:table-cell>
          <table:table-cell table:style-name="ce37" table:formula="of:=['2AResults for P1_(dist)'.G133]/['2AResults for P1_(dist)'.H1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0.tsp</text:p>
          </table:table-cell>
          <table:table-cell table:formula="of:=['2AResults for P1_(time)'.C134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34:.G134])" office:value-type="float" office:value="0" calcext:value-type="float">
            <text:p>0,00</text:p>
          </table:table-cell>
          <table:table-cell table:formula="of:=['2AResults for P1_(dist)'.D134]/['2AResults for P1_(dist)'.H134]" office:value-type="string" office:string-value="" calcext:value-type="error">
            <text:p>#DIV/0!</text:p>
          </table:table-cell>
          <table:table-cell table:formula="of:=['2AResults for P1_(dist)'.E134]/['2AResults for P1_(dist)'.H134]" office:value-type="string" office:string-value="" calcext:value-type="error">
            <text:p>#DIV/0!</text:p>
          </table:table-cell>
          <table:table-cell table:formula="of:=['2AResults for P1_(dist)'.F134]/['2AResults for P1_(dist)'.H134]" office:value-type="string" office:string-value="" calcext:value-type="error">
            <text:p>#DIV/0!</text:p>
          </table:table-cell>
          <table:table-cell table:formula="of:=['2AResults for P1_(dist)'.G134]/['2AResults for P1_(dist)'.H13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style-name="ce33" table:formula="of:=['2AResults for P1_(time)'.C135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35:.G135])" office:value-type="float" office:value="0" calcext:value-type="float">
            <text:p>0,00</text:p>
          </table:table-cell>
          <table:table-cell table:style-name="ce37" table:formula="of:=['2AResults for P1_(dist)'.D135]/['2AResults for P1_(dist)'.H135]" office:value-type="string" office:string-value="" calcext:value-type="error">
            <text:p>#DIV/0!</text:p>
          </table:table-cell>
          <table:table-cell table:style-name="ce37" table:formula="of:=['2AResults for P1_(dist)'.E135]/['2AResults for P1_(dist)'.H135]" office:value-type="string" office:string-value="" calcext:value-type="error">
            <text:p>#DIV/0!</text:p>
          </table:table-cell>
          <table:table-cell table:style-name="ce37" table:formula="of:=['2AResults for P1_(dist)'.F135]/['2AResults for P1_(dist)'.H135]" office:value-type="string" office:string-value="" calcext:value-type="error">
            <text:p>#DIV/0!</text:p>
          </table:table-cell>
          <table:table-cell table:style-name="ce37" table:formula="of:=['2AResults for P1_(dist)'.G135]/['2AResults for P1_(dist)'.H1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2.tsp</text:p>
          </table:table-cell>
          <table:table-cell table:formula="of:=['2AResults for P1_(time)'.C136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36:.G136])" office:value-type="float" office:value="0" calcext:value-type="float">
            <text:p>0,00</text:p>
          </table:table-cell>
          <table:table-cell table:formula="of:=['2AResults for P1_(dist)'.D136]/['2AResults for P1_(dist)'.H136]" office:value-type="string" office:string-value="" calcext:value-type="error">
            <text:p>#DIV/0!</text:p>
          </table:table-cell>
          <table:table-cell table:formula="of:=['2AResults for P1_(dist)'.E136]/['2AResults for P1_(dist)'.H136]" office:value-type="string" office:string-value="" calcext:value-type="error">
            <text:p>#DIV/0!</text:p>
          </table:table-cell>
          <table:table-cell table:formula="of:=['2AResults for P1_(dist)'.F136]/['2AResults for P1_(dist)'.H136]" office:value-type="string" office:string-value="" calcext:value-type="error">
            <text:p>#DIV/0!</text:p>
          </table:table-cell>
          <table:table-cell table:formula="of:=['2AResults for P1_(dist)'.G136]/['2AResults for P1_(dist)'.H1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style-name="ce33" table:formula="of:=['2AResults for P1_(time)'.C137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37:.G137])" office:value-type="float" office:value="0" calcext:value-type="float">
            <text:p>0,00</text:p>
          </table:table-cell>
          <table:table-cell table:style-name="ce37" table:formula="of:=['2AResults for P1_(dist)'.D137]/['2AResults for P1_(dist)'.H137]" office:value-type="string" office:string-value="" calcext:value-type="error">
            <text:p>#DIV/0!</text:p>
          </table:table-cell>
          <table:table-cell table:style-name="ce37" table:formula="of:=['2AResults for P1_(dist)'.E137]/['2AResults for P1_(dist)'.H137]" office:value-type="string" office:string-value="" calcext:value-type="error">
            <text:p>#DIV/0!</text:p>
          </table:table-cell>
          <table:table-cell table:style-name="ce37" table:formula="of:=['2AResults for P1_(dist)'.F137]/['2AResults for P1_(dist)'.H137]" office:value-type="string" office:string-value="" calcext:value-type="error">
            <text:p>#DIV/0!</text:p>
          </table:table-cell>
          <table:table-cell table:style-name="ce37" table:formula="of:=['2AResults for P1_(dist)'.G137]/['2AResults for P1_(dist)'.H1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4.tsp</text:p>
          </table:table-cell>
          <table:table-cell table:formula="of:=['2AResults for P1_(time)'.C138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38:.G138])" office:value-type="float" office:value="0" calcext:value-type="float">
            <text:p>0,00</text:p>
          </table:table-cell>
          <table:table-cell table:formula="of:=['2AResults for P1_(dist)'.D138]/['2AResults for P1_(dist)'.H138]" office:value-type="string" office:string-value="" calcext:value-type="error">
            <text:p>#DIV/0!</text:p>
          </table:table-cell>
          <table:table-cell table:formula="of:=['2AResults for P1_(dist)'.E138]/['2AResults for P1_(dist)'.H138]" office:value-type="string" office:string-value="" calcext:value-type="error">
            <text:p>#DIV/0!</text:p>
          </table:table-cell>
          <table:table-cell table:formula="of:=['2AResults for P1_(dist)'.F138]/['2AResults for P1_(dist)'.H138]" office:value-type="string" office:string-value="" calcext:value-type="error">
            <text:p>#DIV/0!</text:p>
          </table:table-cell>
          <table:table-cell table:formula="of:=['2AResults for P1_(dist)'.G138]/['2AResults for P1_(dist)'.H1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style-name="ce33" table:formula="of:=['2AResults for P1_(time)'.C139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39:.G139])" office:value-type="float" office:value="0" calcext:value-type="float">
            <text:p>0,00</text:p>
          </table:table-cell>
          <table:table-cell table:style-name="ce37" table:formula="of:=['2AResults for P1_(dist)'.D139]/['2AResults for P1_(dist)'.H139]" office:value-type="string" office:string-value="" calcext:value-type="error">
            <text:p>#DIV/0!</text:p>
          </table:table-cell>
          <table:table-cell table:style-name="ce37" table:formula="of:=['2AResults for P1_(dist)'.E139]/['2AResults for P1_(dist)'.H139]" office:value-type="string" office:string-value="" calcext:value-type="error">
            <text:p>#DIV/0!</text:p>
          </table:table-cell>
          <table:table-cell table:style-name="ce37" table:formula="of:=['2AResults for P1_(dist)'.F139]/['2AResults for P1_(dist)'.H139]" office:value-type="string" office:string-value="" calcext:value-type="error">
            <text:p>#DIV/0!</text:p>
          </table:table-cell>
          <table:table-cell table:style-name="ce37" table:formula="of:=['2AResults for P1_(dist)'.G139]/['2AResults for P1_(dist)'.H1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6.tsp</text:p>
          </table:table-cell>
          <table:table-cell table:formula="of:=['2AResults for P1_(time)'.C140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40:.G140])" office:value-type="float" office:value="0" calcext:value-type="float">
            <text:p>0,00</text:p>
          </table:table-cell>
          <table:table-cell table:formula="of:=['2AResults for P1_(dist)'.D140]/['2AResults for P1_(dist)'.H140]" office:value-type="string" office:string-value="" calcext:value-type="error">
            <text:p>#DIV/0!</text:p>
          </table:table-cell>
          <table:table-cell table:formula="of:=['2AResults for P1_(dist)'.E140]/['2AResults for P1_(dist)'.H140]" office:value-type="string" office:string-value="" calcext:value-type="error">
            <text:p>#DIV/0!</text:p>
          </table:table-cell>
          <table:table-cell table:formula="of:=['2AResults for P1_(dist)'.F140]/['2AResults for P1_(dist)'.H140]" office:value-type="string" office:string-value="" calcext:value-type="error">
            <text:p>#DIV/0!</text:p>
          </table:table-cell>
          <table:table-cell table:formula="of:=['2AResults for P1_(dist)'.G140]/['2AResults for P1_(dist)'.H1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style-name="ce33" table:formula="of:=['2AResults for P1_(time)'.C141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41:.G141])" office:value-type="float" office:value="0" calcext:value-type="float">
            <text:p>0,00</text:p>
          </table:table-cell>
          <table:table-cell table:style-name="ce37" table:formula="of:=['2AResults for P1_(dist)'.D141]/['2AResults for P1_(dist)'.H141]" office:value-type="string" office:string-value="" calcext:value-type="error">
            <text:p>#DIV/0!</text:p>
          </table:table-cell>
          <table:table-cell table:style-name="ce37" table:formula="of:=['2AResults for P1_(dist)'.E141]/['2AResults for P1_(dist)'.H141]" office:value-type="string" office:string-value="" calcext:value-type="error">
            <text:p>#DIV/0!</text:p>
          </table:table-cell>
          <table:table-cell table:style-name="ce37" table:formula="of:=['2AResults for P1_(dist)'.F141]/['2AResults for P1_(dist)'.H141]" office:value-type="string" office:string-value="" calcext:value-type="error">
            <text:p>#DIV/0!</text:p>
          </table:table-cell>
          <table:table-cell table:style-name="ce37" table:formula="of:=['2AResults for P1_(dist)'.G141]/['2AResults for P1_(dist)'.H1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8.tsp</text:p>
          </table:table-cell>
          <table:table-cell table:formula="of:=['2AResults for P1_(time)'.C142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42:.G142])" office:value-type="float" office:value="0" calcext:value-type="float">
            <text:p>0,00</text:p>
          </table:table-cell>
          <table:table-cell table:formula="of:=['2AResults for P1_(dist)'.D142]/['2AResults for P1_(dist)'.H142]" office:value-type="string" office:string-value="" calcext:value-type="error">
            <text:p>#DIV/0!</text:p>
          </table:table-cell>
          <table:table-cell table:formula="of:=['2AResults for P1_(dist)'.E142]/['2AResults for P1_(dist)'.H142]" office:value-type="string" office:string-value="" calcext:value-type="error">
            <text:p>#DIV/0!</text:p>
          </table:table-cell>
          <table:table-cell table:formula="of:=['2AResults for P1_(dist)'.F142]/['2AResults for P1_(dist)'.H142]" office:value-type="string" office:string-value="" calcext:value-type="error">
            <text:p>#DIV/0!</text:p>
          </table:table-cell>
          <table:table-cell table:formula="of:=['2AResults for P1_(dist)'.G142]/['2AResults for P1_(dist)'.H1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style-name="ce33" table:formula="of:=['2AResults for P1_(time)'.C143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43:.G143])" office:value-type="float" office:value="0" calcext:value-type="float">
            <text:p>0,00</text:p>
          </table:table-cell>
          <table:table-cell table:style-name="ce37" table:formula="of:=['2AResults for P1_(dist)'.D143]/['2AResults for P1_(dist)'.H143]" office:value-type="string" office:string-value="" calcext:value-type="error">
            <text:p>#DIV/0!</text:p>
          </table:table-cell>
          <table:table-cell table:style-name="ce37" table:formula="of:=['2AResults for P1_(dist)'.E143]/['2AResults for P1_(dist)'.H143]" office:value-type="string" office:string-value="" calcext:value-type="error">
            <text:p>#DIV/0!</text:p>
          </table:table-cell>
          <table:table-cell table:style-name="ce37" table:formula="of:=['2AResults for P1_(dist)'.F143]/['2AResults for P1_(dist)'.H143]" office:value-type="string" office:string-value="" calcext:value-type="error">
            <text:p>#DIV/0!</text:p>
          </table:table-cell>
          <table:table-cell table:style-name="ce37" table:formula="of:=['2AResults for P1_(dist)'.G143]/['2AResults for P1_(dist)'.H1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0.tsp</text:p>
          </table:table-cell>
          <table:table-cell table:formula="of:=['2AResults for P1_(time)'.C144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44:.G144])" office:value-type="float" office:value="0" calcext:value-type="float">
            <text:p>0,00</text:p>
          </table:table-cell>
          <table:table-cell table:formula="of:=['2AResults for P1_(dist)'.D144]/['2AResults for P1_(dist)'.H144]" office:value-type="string" office:string-value="" calcext:value-type="error">
            <text:p>#DIV/0!</text:p>
          </table:table-cell>
          <table:table-cell table:formula="of:=['2AResults for P1_(dist)'.E144]/['2AResults for P1_(dist)'.H144]" office:value-type="string" office:string-value="" calcext:value-type="error">
            <text:p>#DIV/0!</text:p>
          </table:table-cell>
          <table:table-cell table:formula="of:=['2AResults for P1_(dist)'.F144]/['2AResults for P1_(dist)'.H144]" office:value-type="string" office:string-value="" calcext:value-type="error">
            <text:p>#DIV/0!</text:p>
          </table:table-cell>
          <table:table-cell table:formula="of:=['2AResults for P1_(dist)'.G144]/['2AResults for P1_(dist)'.H1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style-name="ce33" table:formula="of:=['2AResults for P1_(time)'.C145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45:.G145])" office:value-type="float" office:value="0" calcext:value-type="float">
            <text:p>0,00</text:p>
          </table:table-cell>
          <table:table-cell table:style-name="ce37" table:formula="of:=['2AResults for P1_(dist)'.D145]/['2AResults for P1_(dist)'.H145]" office:value-type="string" office:string-value="" calcext:value-type="error">
            <text:p>#DIV/0!</text:p>
          </table:table-cell>
          <table:table-cell table:style-name="ce37" table:formula="of:=['2AResults for P1_(dist)'.E145]/['2AResults for P1_(dist)'.H145]" office:value-type="string" office:string-value="" calcext:value-type="error">
            <text:p>#DIV/0!</text:p>
          </table:table-cell>
          <table:table-cell table:style-name="ce37" table:formula="of:=['2AResults for P1_(dist)'.F145]/['2AResults for P1_(dist)'.H145]" office:value-type="string" office:string-value="" calcext:value-type="error">
            <text:p>#DIV/0!</text:p>
          </table:table-cell>
          <table:table-cell table:style-name="ce37" table:formula="of:=['2AResults for P1_(dist)'.G145]/['2AResults for P1_(dist)'.H14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2.tsp</text:p>
          </table:table-cell>
          <table:table-cell table:formula="of:=['2AResults for P1_(time)'.C146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46:.G146])" office:value-type="float" office:value="0" calcext:value-type="float">
            <text:p>0,00</text:p>
          </table:table-cell>
          <table:table-cell table:formula="of:=['2AResults for P1_(dist)'.D146]/['2AResults for P1_(dist)'.H146]" office:value-type="string" office:string-value="" calcext:value-type="error">
            <text:p>#DIV/0!</text:p>
          </table:table-cell>
          <table:table-cell table:formula="of:=['2AResults for P1_(dist)'.E146]/['2AResults for P1_(dist)'.H146]" office:value-type="string" office:string-value="" calcext:value-type="error">
            <text:p>#DIV/0!</text:p>
          </table:table-cell>
          <table:table-cell table:formula="of:=['2AResults for P1_(dist)'.F146]/['2AResults for P1_(dist)'.H146]" office:value-type="string" office:string-value="" calcext:value-type="error">
            <text:p>#DIV/0!</text:p>
          </table:table-cell>
          <table:table-cell table:formula="of:=['2AResults for P1_(dist)'.G146]/['2AResults for P1_(dist)'.H14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style-name="ce33" table:formula="of:=['2AResults for P1_(time)'.C147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47:.G147])" office:value-type="float" office:value="0" calcext:value-type="float">
            <text:p>0,00</text:p>
          </table:table-cell>
          <table:table-cell table:style-name="ce37" table:formula="of:=['2AResults for P1_(dist)'.D147]/['2AResults for P1_(dist)'.H147]" office:value-type="string" office:string-value="" calcext:value-type="error">
            <text:p>#DIV/0!</text:p>
          </table:table-cell>
          <table:table-cell table:style-name="ce37" table:formula="of:=['2AResults for P1_(dist)'.E147]/['2AResults for P1_(dist)'.H147]" office:value-type="string" office:string-value="" calcext:value-type="error">
            <text:p>#DIV/0!</text:p>
          </table:table-cell>
          <table:table-cell table:style-name="ce37" table:formula="of:=['2AResults for P1_(dist)'.F147]/['2AResults for P1_(dist)'.H147]" office:value-type="string" office:string-value="" calcext:value-type="error">
            <text:p>#DIV/0!</text:p>
          </table:table-cell>
          <table:table-cell table:style-name="ce37" table:formula="of:=['2AResults for P1_(dist)'.G147]/['2AResults for P1_(dist)'.H1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4.tsp</text:p>
          </table:table-cell>
          <table:table-cell table:formula="of:=['2AResults for P1_(time)'.C148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48:.G148])" office:value-type="float" office:value="0" calcext:value-type="float">
            <text:p>0,00</text:p>
          </table:table-cell>
          <table:table-cell table:formula="of:=['2AResults for P1_(dist)'.D148]/['2AResults for P1_(dist)'.H148]" office:value-type="string" office:string-value="" calcext:value-type="error">
            <text:p>#DIV/0!</text:p>
          </table:table-cell>
          <table:table-cell table:formula="of:=['2AResults for P1_(dist)'.E148]/['2AResults for P1_(dist)'.H148]" office:value-type="string" office:string-value="" calcext:value-type="error">
            <text:p>#DIV/0!</text:p>
          </table:table-cell>
          <table:table-cell table:formula="of:=['2AResults for P1_(dist)'.F148]/['2AResults for P1_(dist)'.H148]" office:value-type="string" office:string-value="" calcext:value-type="error">
            <text:p>#DIV/0!</text:p>
          </table:table-cell>
          <table:table-cell table:formula="of:=['2AResults for P1_(dist)'.G148]/['2AResults for P1_(dist)'.H14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style-name="ce33" table:formula="of:=['2AResults for P1_(time)'.C149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49:.G149])" office:value-type="float" office:value="0" calcext:value-type="float">
            <text:p>0,00</text:p>
          </table:table-cell>
          <table:table-cell table:style-name="ce37" table:formula="of:=['2AResults for P1_(dist)'.D149]/['2AResults for P1_(dist)'.H149]" office:value-type="string" office:string-value="" calcext:value-type="error">
            <text:p>#DIV/0!</text:p>
          </table:table-cell>
          <table:table-cell table:style-name="ce37" table:formula="of:=['2AResults for P1_(dist)'.E149]/['2AResults for P1_(dist)'.H149]" office:value-type="string" office:string-value="" calcext:value-type="error">
            <text:p>#DIV/0!</text:p>
          </table:table-cell>
          <table:table-cell table:style-name="ce37" table:formula="of:=['2AResults for P1_(dist)'.F149]/['2AResults for P1_(dist)'.H149]" office:value-type="string" office:string-value="" calcext:value-type="error">
            <text:p>#DIV/0!</text:p>
          </table:table-cell>
          <table:table-cell table:style-name="ce37" table:formula="of:=['2AResults for P1_(dist)'.G149]/['2AResults for P1_(dist)'.H1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6.tsp</text:p>
          </table:table-cell>
          <table:table-cell table:formula="of:=['2AResults for P1_(time)'.C150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50:.G150])" office:value-type="float" office:value="0" calcext:value-type="float">
            <text:p>0,00</text:p>
          </table:table-cell>
          <table:table-cell table:formula="of:=['2AResults for P1_(dist)'.D150]/['2AResults for P1_(dist)'.H150]" office:value-type="string" office:string-value="" calcext:value-type="error">
            <text:p>#DIV/0!</text:p>
          </table:table-cell>
          <table:table-cell table:formula="of:=['2AResults for P1_(dist)'.E150]/['2AResults for P1_(dist)'.H150]" office:value-type="string" office:string-value="" calcext:value-type="error">
            <text:p>#DIV/0!</text:p>
          </table:table-cell>
          <table:table-cell table:formula="of:=['2AResults for P1_(dist)'.F150]/['2AResults for P1_(dist)'.H150]" office:value-type="string" office:string-value="" calcext:value-type="error">
            <text:p>#DIV/0!</text:p>
          </table:table-cell>
          <table:table-cell table:formula="of:=['2AResults for P1_(dist)'.G150]/['2AResults for P1_(dist)'.H1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style-name="ce33" table:formula="of:=['2AResults for P1_(time)'.C151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51:.G151])" office:value-type="float" office:value="0" calcext:value-type="float">
            <text:p>0,00</text:p>
          </table:table-cell>
          <table:table-cell table:style-name="ce37" table:formula="of:=['2AResults for P1_(dist)'.D151]/['2AResults for P1_(dist)'.H151]" office:value-type="string" office:string-value="" calcext:value-type="error">
            <text:p>#DIV/0!</text:p>
          </table:table-cell>
          <table:table-cell table:style-name="ce37" table:formula="of:=['2AResults for P1_(dist)'.E151]/['2AResults for P1_(dist)'.H151]" office:value-type="string" office:string-value="" calcext:value-type="error">
            <text:p>#DIV/0!</text:p>
          </table:table-cell>
          <table:table-cell table:style-name="ce37" table:formula="of:=['2AResults for P1_(dist)'.F151]/['2AResults for P1_(dist)'.H151]" office:value-type="string" office:string-value="" calcext:value-type="error">
            <text:p>#DIV/0!</text:p>
          </table:table-cell>
          <table:table-cell table:style-name="ce37" table:formula="of:=['2AResults for P1_(dist)'.G151]/['2AResults for P1_(dist)'.H1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8.tsp</text:p>
          </table:table-cell>
          <table:table-cell table:formula="of:=['2AResults for P1_(time)'.C152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52:.G152])" office:value-type="float" office:value="0" calcext:value-type="float">
            <text:p>0,00</text:p>
          </table:table-cell>
          <table:table-cell table:formula="of:=['2AResults for P1_(dist)'.D152]/['2AResults for P1_(dist)'.H152]" office:value-type="string" office:string-value="" calcext:value-type="error">
            <text:p>#DIV/0!</text:p>
          </table:table-cell>
          <table:table-cell table:formula="of:=['2AResults for P1_(dist)'.E152]/['2AResults for P1_(dist)'.H152]" office:value-type="string" office:string-value="" calcext:value-type="error">
            <text:p>#DIV/0!</text:p>
          </table:table-cell>
          <table:table-cell table:formula="of:=['2AResults for P1_(dist)'.F152]/['2AResults for P1_(dist)'.H152]" office:value-type="string" office:string-value="" calcext:value-type="error">
            <text:p>#DIV/0!</text:p>
          </table:table-cell>
          <table:table-cell table:formula="of:=['2AResults for P1_(dist)'.G152]/['2AResults for P1_(dist)'.H1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style-name="ce33" table:formula="of:=['2AResults for P1_(time)'.C153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53:.G153])" office:value-type="float" office:value="0" calcext:value-type="float">
            <text:p>0,00</text:p>
          </table:table-cell>
          <table:table-cell table:style-name="ce37" table:formula="of:=['2AResults for P1_(dist)'.D153]/['2AResults for P1_(dist)'.H153]" office:value-type="string" office:string-value="" calcext:value-type="error">
            <text:p>#DIV/0!</text:p>
          </table:table-cell>
          <table:table-cell table:style-name="ce37" table:formula="of:=['2AResults for P1_(dist)'.E153]/['2AResults for P1_(dist)'.H153]" office:value-type="string" office:string-value="" calcext:value-type="error">
            <text:p>#DIV/0!</text:p>
          </table:table-cell>
          <table:table-cell table:style-name="ce37" table:formula="of:=['2AResults for P1_(dist)'.F153]/['2AResults for P1_(dist)'.H153]" office:value-type="string" office:string-value="" calcext:value-type="error">
            <text:p>#DIV/0!</text:p>
          </table:table-cell>
          <table:table-cell table:style-name="ce37" table:formula="of:=['2AResults for P1_(dist)'.G153]/['2AResults for P1_(dist)'.H1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0.tsp</text:p>
          </table:table-cell>
          <table:table-cell table:formula="of:=['2AResults for P1_(time)'.C154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54:.G154])" office:value-type="float" office:value="0" calcext:value-type="float">
            <text:p>0,00</text:p>
          </table:table-cell>
          <table:table-cell table:formula="of:=['2AResults for P1_(dist)'.D154]/['2AResults for P1_(dist)'.H154]" office:value-type="string" office:string-value="" calcext:value-type="error">
            <text:p>#DIV/0!</text:p>
          </table:table-cell>
          <table:table-cell table:formula="of:=['2AResults for P1_(dist)'.E154]/['2AResults for P1_(dist)'.H154]" office:value-type="string" office:string-value="" calcext:value-type="error">
            <text:p>#DIV/0!</text:p>
          </table:table-cell>
          <table:table-cell table:formula="of:=['2AResults for P1_(dist)'.F154]/['2AResults for P1_(dist)'.H154]" office:value-type="string" office:string-value="" calcext:value-type="error">
            <text:p>#DIV/0!</text:p>
          </table:table-cell>
          <table:table-cell table:formula="of:=['2AResults for P1_(dist)'.G154]/['2AResults for P1_(dist)'.H15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style-name="ce33" table:formula="of:=['2AResults for P1_(time)'.C155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55:.G155])" office:value-type="float" office:value="0" calcext:value-type="float">
            <text:p>0,00</text:p>
          </table:table-cell>
          <table:table-cell table:style-name="ce37" table:formula="of:=['2AResults for P1_(dist)'.D155]/['2AResults for P1_(dist)'.H155]" office:value-type="string" office:string-value="" calcext:value-type="error">
            <text:p>#DIV/0!</text:p>
          </table:table-cell>
          <table:table-cell table:style-name="ce37" table:formula="of:=['2AResults for P1_(dist)'.E155]/['2AResults for P1_(dist)'.H155]" office:value-type="string" office:string-value="" calcext:value-type="error">
            <text:p>#DIV/0!</text:p>
          </table:table-cell>
          <table:table-cell table:style-name="ce37" table:formula="of:=['2AResults for P1_(dist)'.F155]/['2AResults for P1_(dist)'.H155]" office:value-type="string" office:string-value="" calcext:value-type="error">
            <text:p>#DIV/0!</text:p>
          </table:table-cell>
          <table:table-cell table:style-name="ce37" table:formula="of:=['2AResults for P1_(dist)'.G155]/['2AResults for P1_(dist)'.H1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2.tsp</text:p>
          </table:table-cell>
          <table:table-cell table:formula="of:=['2AResults for P1_(time)'.C156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56:.G156])" office:value-type="float" office:value="0" calcext:value-type="float">
            <text:p>0,00</text:p>
          </table:table-cell>
          <table:table-cell table:formula="of:=['2AResults for P1_(dist)'.D156]/['2AResults for P1_(dist)'.H156]" office:value-type="string" office:string-value="" calcext:value-type="error">
            <text:p>#DIV/0!</text:p>
          </table:table-cell>
          <table:table-cell table:formula="of:=['2AResults for P1_(dist)'.E156]/['2AResults for P1_(dist)'.H156]" office:value-type="string" office:string-value="" calcext:value-type="error">
            <text:p>#DIV/0!</text:p>
          </table:table-cell>
          <table:table-cell table:formula="of:=['2AResults for P1_(dist)'.F156]/['2AResults for P1_(dist)'.H156]" office:value-type="string" office:string-value="" calcext:value-type="error">
            <text:p>#DIV/0!</text:p>
          </table:table-cell>
          <table:table-cell table:formula="of:=['2AResults for P1_(dist)'.G156]/['2AResults for P1_(dist)'.H1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style-name="ce33" table:formula="of:=['2AResults for P1_(time)'.C157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57:.G157])" office:value-type="float" office:value="0" calcext:value-type="float">
            <text:p>0,00</text:p>
          </table:table-cell>
          <table:table-cell table:style-name="ce37" table:formula="of:=['2AResults for P1_(dist)'.D157]/['2AResults for P1_(dist)'.H157]" office:value-type="string" office:string-value="" calcext:value-type="error">
            <text:p>#DIV/0!</text:p>
          </table:table-cell>
          <table:table-cell table:style-name="ce37" table:formula="of:=['2AResults for P1_(dist)'.E157]/['2AResults for P1_(dist)'.H157]" office:value-type="string" office:string-value="" calcext:value-type="error">
            <text:p>#DIV/0!</text:p>
          </table:table-cell>
          <table:table-cell table:style-name="ce37" table:formula="of:=['2AResults for P1_(dist)'.F157]/['2AResults for P1_(dist)'.H157]" office:value-type="string" office:string-value="" calcext:value-type="error">
            <text:p>#DIV/0!</text:p>
          </table:table-cell>
          <table:table-cell table:style-name="ce37" table:formula="of:=['2AResults for P1_(dist)'.G157]/['2AResults for P1_(dist)'.H15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4.tsp</text:p>
          </table:table-cell>
          <table:table-cell table:formula="of:=['2AResults for P1_(time)'.C158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58:.G158])" office:value-type="float" office:value="0" calcext:value-type="float">
            <text:p>0,00</text:p>
          </table:table-cell>
          <table:table-cell table:formula="of:=['2AResults for P1_(dist)'.D158]/['2AResults for P1_(dist)'.H158]" office:value-type="string" office:string-value="" calcext:value-type="error">
            <text:p>#DIV/0!</text:p>
          </table:table-cell>
          <table:table-cell table:formula="of:=['2AResults for P1_(dist)'.E158]/['2AResults for P1_(dist)'.H158]" office:value-type="string" office:string-value="" calcext:value-type="error">
            <text:p>#DIV/0!</text:p>
          </table:table-cell>
          <table:table-cell table:formula="of:=['2AResults for P1_(dist)'.F158]/['2AResults for P1_(dist)'.H158]" office:value-type="string" office:string-value="" calcext:value-type="error">
            <text:p>#DIV/0!</text:p>
          </table:table-cell>
          <table:table-cell table:formula="of:=['2AResults for P1_(dist)'.G158]/['2AResults for P1_(dist)'.H1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style-name="ce33" table:formula="of:=['2AResults for P1_(time)'.C159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59:.G159])" office:value-type="float" office:value="0" calcext:value-type="float">
            <text:p>0,00</text:p>
          </table:table-cell>
          <table:table-cell table:style-name="ce37" table:formula="of:=['2AResults for P1_(dist)'.D159]/['2AResults for P1_(dist)'.H159]" office:value-type="string" office:string-value="" calcext:value-type="error">
            <text:p>#DIV/0!</text:p>
          </table:table-cell>
          <table:table-cell table:style-name="ce37" table:formula="of:=['2AResults for P1_(dist)'.E159]/['2AResults for P1_(dist)'.H159]" office:value-type="string" office:string-value="" calcext:value-type="error">
            <text:p>#DIV/0!</text:p>
          </table:table-cell>
          <table:table-cell table:style-name="ce37" table:formula="of:=['2AResults for P1_(dist)'.F159]/['2AResults for P1_(dist)'.H159]" office:value-type="string" office:string-value="" calcext:value-type="error">
            <text:p>#DIV/0!</text:p>
          </table:table-cell>
          <table:table-cell table:style-name="ce37" table:formula="of:=['2AResults for P1_(dist)'.G159]/['2AResults for P1_(dist)'.H15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6.tsp</text:p>
          </table:table-cell>
          <table:table-cell table:formula="of:=['2AResults for P1_(time)'.C160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60:.G160])" office:value-type="float" office:value="0" calcext:value-type="float">
            <text:p>0,00</text:p>
          </table:table-cell>
          <table:table-cell table:formula="of:=['2AResults for P1_(dist)'.D160]/['2AResults for P1_(dist)'.H160]" office:value-type="string" office:string-value="" calcext:value-type="error">
            <text:p>#DIV/0!</text:p>
          </table:table-cell>
          <table:table-cell table:formula="of:=['2AResults for P1_(dist)'.E160]/['2AResults for P1_(dist)'.H160]" office:value-type="string" office:string-value="" calcext:value-type="error">
            <text:p>#DIV/0!</text:p>
          </table:table-cell>
          <table:table-cell table:formula="of:=['2AResults for P1_(dist)'.F160]/['2AResults for P1_(dist)'.H160]" office:value-type="string" office:string-value="" calcext:value-type="error">
            <text:p>#DIV/0!</text:p>
          </table:table-cell>
          <table:table-cell table:formula="of:=['2AResults for P1_(dist)'.G160]/['2AResults for P1_(dist)'.H1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style-name="ce33" table:formula="of:=['2AResults for P1_(time)'.C161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61:.G161])" office:value-type="float" office:value="0" calcext:value-type="float">
            <text:p>0,00</text:p>
          </table:table-cell>
          <table:table-cell table:style-name="ce37" table:formula="of:=['2AResults for P1_(dist)'.D161]/['2AResults for P1_(dist)'.H161]" office:value-type="string" office:string-value="" calcext:value-type="error">
            <text:p>#DIV/0!</text:p>
          </table:table-cell>
          <table:table-cell table:style-name="ce37" table:formula="of:=['2AResults for P1_(dist)'.E161]/['2AResults for P1_(dist)'.H161]" office:value-type="string" office:string-value="" calcext:value-type="error">
            <text:p>#DIV/0!</text:p>
          </table:table-cell>
          <table:table-cell table:style-name="ce37" table:formula="of:=['2AResults for P1_(dist)'.F161]/['2AResults for P1_(dist)'.H161]" office:value-type="string" office:string-value="" calcext:value-type="error">
            <text:p>#DIV/0!</text:p>
          </table:table-cell>
          <table:table-cell table:style-name="ce37" table:formula="of:=['2AResults for P1_(dist)'.G161]/['2AResults for P1_(dist)'.H1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8.tsp</text:p>
          </table:table-cell>
          <table:table-cell table:formula="of:=['2AResults for P1_(time)'.C162]" office:value-type="float" office:value="0" calcext:value-type="float">
            <text:p>0,00</text:p>
          </table:table-cell>
          <table:table-cell table:number-columns-repeated="4"/>
          <table:table-cell table:formula="of:=SUM(['2AResults for P1_(dist)'.D162:.G162])" office:value-type="float" office:value="0" calcext:value-type="float">
            <text:p>0,00</text:p>
          </table:table-cell>
          <table:table-cell table:formula="of:=['2AResults for P1_(dist)'.D162]/['2AResults for P1_(dist)'.H162]" office:value-type="string" office:string-value="" calcext:value-type="error">
            <text:p>#DIV/0!</text:p>
          </table:table-cell>
          <table:table-cell table:formula="of:=['2AResults for P1_(dist)'.E162]/['2AResults for P1_(dist)'.H162]" office:value-type="string" office:string-value="" calcext:value-type="error">
            <text:p>#DIV/0!</text:p>
          </table:table-cell>
          <table:table-cell table:formula="of:=['2AResults for P1_(dist)'.F162]/['2AResults for P1_(dist)'.H162]" office:value-type="string" office:string-value="" calcext:value-type="error">
            <text:p>#DIV/0!</text:p>
          </table:table-cell>
          <table:table-cell table:formula="of:=['2AResults for P1_(dist)'.G162]/['2AResults for P1_(dist)'.H1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style-name="ce33" table:formula="of:=['2AResults for P1_(time)'.C163]" office:value-type="float" office:value="0" calcext:value-type="float">
            <text:p>0,00</text:p>
          </table:table-cell>
          <table:table-cell table:style-name="ce33" table:number-columns-repeated="4"/>
          <table:table-cell table:style-name="ce33" table:formula="of:=SUM(['2AResults for P1_(dist)'.D163:.G163])" office:value-type="float" office:value="0" calcext:value-type="float">
            <text:p>0,00</text:p>
          </table:table-cell>
          <table:table-cell table:style-name="ce37" table:formula="of:=['2AResults for P1_(dist)'.D163]/['2AResults for P1_(dist)'.H163]" office:value-type="string" office:string-value="" calcext:value-type="error">
            <text:p>#DIV/0!</text:p>
          </table:table-cell>
          <table:table-cell table:style-name="ce37" table:formula="of:=['2AResults for P1_(dist)'.E163]/['2AResults for P1_(dist)'.H163]" office:value-type="string" office:string-value="" calcext:value-type="error">
            <text:p>#DIV/0!</text:p>
          </table:table-cell>
          <table:table-cell table:style-name="ce37" table:formula="of:=['2AResults for P1_(dist)'.F163]/['2AResults for P1_(dist)'.H163]" office:value-type="string" office:string-value="" calcext:value-type="error">
            <text:p>#DIV/0!</text:p>
          </table:table-cell>
          <table:table-cell table:style-name="ce37" table:formula="of:=['2AResults for P1_(dist)'.G163]/['2AResults for P1_(dist)'.H163]" office:value-type="string" office:string-value="" calcext:value-type="error">
            <text:p>#DIV/0!</text:p>
          </table:table-cell>
        </table:table-row>
      </table:table>
      <table:table table:name="1BResults for P1_(time)" table:style-name="ta4">
        <table:table-column table:style-name="co2" table:default-cell-style-name="ce27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3" table:default-cell-style-name="ce29"/>
        <table:table-column table:style-name="co11" table:default-cell-style-name="ce29"/>
        <table:table-column table:style-name="co12" table:default-cell-style-name="ce29"/>
        <table:table-row table:style-name="ro3"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Instance</text:p>
          </table:table-cell>
          <table:table-cell table:style-name="ce42" office:value-type="string" calcext:value-type="string">
            <text:p>Total profit</text:p>
          </table:table-cell>
          <table:table-cell table:style-name="ce42" office:value-type="string" calcext:value-type="string">
            <text:p>t pass (h)</text:p>
          </table:table-cell>
          <table:table-cell table:style-name="ce42" office:value-type="string" calcext:value-type="string">
            <text:p>t parcel (h)</text:p>
          </table:table-cell>
          <table:table-cell table:style-name="ce42" office:value-type="string" calcext:value-type="string">
            <text:p>t pass+parc (h)</text:p>
          </table:table-cell>
          <table:table-cell table:style-name="ce42" office:value-type="string" calcext:value-type="string">
            <text:p>t idle (h)</text:p>
          </table:table-cell>
          <table:table-cell table:style-name="ce42" office:value-type="string" calcext:value-type="string">
            <text:p>Total time(h)</text:p>
          </table:table-cell>
          <table:table-cell table:style-name="ce42" office:value-type="string" calcext:value-type="string">
            <text:p>t pass (%)</text:p>
          </table:table-cell>
          <table:table-cell table:style-name="ce42" office:value-type="string" calcext:value-type="string">
            <text:p>t parcel (%)</text:p>
          </table:table-cell>
          <table:table-cell table:style-name="ce42" office:value-type="string" calcext:value-type="string">
            <text:p>t pass+parc (%)</text:p>
          </table:table-cell>
          <table:table-cell table:style-name="ce42" office:value-type="string" calcext:value-type="string">
            <text:p>t idle (%)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style-name="ce28" table:number-columns-repeated="5"/>
          <table:table-cell table:style-name="ce28" table:formula="of:=SUM(['1BResults for P1_(time)'.D2:.G2])" office:value-type="float" office:value="0" calcext:value-type="float">
            <text:p>0</text:p>
          </table:table-cell>
          <table:table-cell table:style-name="ce28" table:formula="of:=['1BResults for P1_(time)'.D2]/['1BResults for P1_(time)'.H2]" office:value-type="string" office:string-value="" calcext:value-type="error">
            <text:p>#DIV/0!</text:p>
          </table:table-cell>
          <table:table-cell table:style-name="ce28" table:formula="of:=['1BResults for P1_(time)'.E2]/['1BResults for P1_(time)'.H2]" office:value-type="string" office:string-value="" calcext:value-type="error">
            <text:p>#DIV/0!</text:p>
          </table:table-cell>
          <table:table-cell table:style-name="ce28" table:formula="of:=['1BResults for P1_(time)'.F2]/['1BResults for P1_(time)'.H2]" office:value-type="string" office:string-value="" calcext:value-type="error">
            <text:p>#DIV/0!</text:p>
          </table:table-cell>
          <table:table-cell table:style-name="ce28" table:formula="of:=['1BResults for P1_(time)'.G2]/['1BResults for P1_(time)'.H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style-name="ce26" table:number-columns-repeated="5"/>
          <table:table-cell table:style-name="ce26" table:formula="of:=SUM(['1BResults for P1_(time)'.D3:.G3])" office:value-type="float" office:value="0" calcext:value-type="float">
            <text:p>0</text:p>
          </table:table-cell>
          <table:table-cell table:style-name="ce26" table:formula="of:=['1BResults for P1_(time)'.D3]/['1BResults for P1_(time)'.H3]" office:value-type="string" office:string-value="" calcext:value-type="error">
            <text:p>#DIV/0!</text:p>
          </table:table-cell>
          <table:table-cell table:style-name="ce26" table:formula="of:=['1BResults for P1_(time)'.E3]/['1BResults for P1_(time)'.H3]" office:value-type="string" office:string-value="" calcext:value-type="error">
            <text:p>#DIV/0!</text:p>
          </table:table-cell>
          <table:table-cell table:style-name="ce26" table:formula="of:=['1BResults for P1_(time)'.F3]/['1BResults for P1_(time)'.H3]" office:value-type="string" office:string-value="" calcext:value-type="error">
            <text:p>#DIV/0!</text:p>
          </table:table-cell>
          <table:table-cell table:style-name="ce26" table:formula="of:=['1BResults for P1_(time)'.G3]/['1BResults for P1_(time)'.H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style-name="ce28" table:number-columns-repeated="5"/>
          <table:table-cell table:style-name="ce28" table:formula="of:=SUM(['1BResults for P1_(time)'.D4:.G4])" office:value-type="float" office:value="0" calcext:value-type="float">
            <text:p>0</text:p>
          </table:table-cell>
          <table:table-cell table:style-name="ce28" table:formula="of:=['1BResults for P1_(time)'.D4]/['1BResults for P1_(time)'.H4]" office:value-type="string" office:string-value="" calcext:value-type="error">
            <text:p>#DIV/0!</text:p>
          </table:table-cell>
          <table:table-cell table:style-name="ce28" table:formula="of:=['1BResults for P1_(time)'.E4]/['1BResults for P1_(time)'.H4]" office:value-type="string" office:string-value="" calcext:value-type="error">
            <text:p>#DIV/0!</text:p>
          </table:table-cell>
          <table:table-cell table:style-name="ce28" table:formula="of:=['1BResults for P1_(time)'.F4]/['1BResults for P1_(time)'.H4]" office:value-type="string" office:string-value="" calcext:value-type="error">
            <text:p>#DIV/0!</text:p>
          </table:table-cell>
          <table:table-cell table:style-name="ce28" table:formula="of:=['1BResults for P1_(time)'.G4]/['1BResults for P1_(time)'.H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style-name="ce26" table:number-columns-repeated="5"/>
          <table:table-cell table:style-name="ce26" table:formula="of:=SUM(['1BResults for P1_(time)'.D5:.G5])" office:value-type="float" office:value="0" calcext:value-type="float">
            <text:p>0</text:p>
          </table:table-cell>
          <table:table-cell table:style-name="ce26" table:formula="of:=['1BResults for P1_(time)'.D5]/['1BResults for P1_(time)'.H5]" office:value-type="string" office:string-value="" calcext:value-type="error">
            <text:p>#DIV/0!</text:p>
          </table:table-cell>
          <table:table-cell table:style-name="ce26" table:formula="of:=['1BResults for P1_(time)'.E5]/['1BResults for P1_(time)'.H5]" office:value-type="string" office:string-value="" calcext:value-type="error">
            <text:p>#DIV/0!</text:p>
          </table:table-cell>
          <table:table-cell table:style-name="ce26" table:formula="of:=['1BResults for P1_(time)'.F5]/['1BResults for P1_(time)'.H5]" office:value-type="string" office:string-value="" calcext:value-type="error">
            <text:p>#DIV/0!</text:p>
          </table:table-cell>
          <table:table-cell table:style-name="ce26" table:formula="of:=['1BResults for P1_(time)'.G5]/['1BResults for P1_(time)'.H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style-name="ce28" table:number-columns-repeated="5"/>
          <table:table-cell table:style-name="ce28" table:formula="of:=SUM(['1BResults for P1_(time)'.D6:.G6])" office:value-type="float" office:value="0" calcext:value-type="float">
            <text:p>0</text:p>
          </table:table-cell>
          <table:table-cell table:style-name="ce28" table:formula="of:=['1BResults for P1_(time)'.D6]/['1BResults for P1_(time)'.H6]" office:value-type="string" office:string-value="" calcext:value-type="error">
            <text:p>#DIV/0!</text:p>
          </table:table-cell>
          <table:table-cell table:style-name="ce28" table:formula="of:=['1BResults for P1_(time)'.E6]/['1BResults for P1_(time)'.H6]" office:value-type="string" office:string-value="" calcext:value-type="error">
            <text:p>#DIV/0!</text:p>
          </table:table-cell>
          <table:table-cell table:style-name="ce28" table:formula="of:=['1BResults for P1_(time)'.F6]/['1BResults for P1_(time)'.H6]" office:value-type="string" office:string-value="" calcext:value-type="error">
            <text:p>#DIV/0!</text:p>
          </table:table-cell>
          <table:table-cell table:style-name="ce28" table:formula="of:=['1BResults for P1_(time)'.G6]/['1BResults for P1_(time)'.H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style-name="ce26" table:number-columns-repeated="5"/>
          <table:table-cell table:style-name="ce26" table:formula="of:=SUM(['1BResults for P1_(time)'.D7:.G7])" office:value-type="float" office:value="0" calcext:value-type="float">
            <text:p>0</text:p>
          </table:table-cell>
          <table:table-cell table:style-name="ce26" table:formula="of:=['1BResults for P1_(time)'.D7]/['1BResults for P1_(time)'.H7]" office:value-type="string" office:string-value="" calcext:value-type="error">
            <text:p>#DIV/0!</text:p>
          </table:table-cell>
          <table:table-cell table:style-name="ce26" table:formula="of:=['1BResults for P1_(time)'.E7]/['1BResults for P1_(time)'.H7]" office:value-type="string" office:string-value="" calcext:value-type="error">
            <text:p>#DIV/0!</text:p>
          </table:table-cell>
          <table:table-cell table:style-name="ce26" table:formula="of:=['1BResults for P1_(time)'.F7]/['1BResults for P1_(time)'.H7]" office:value-type="string" office:string-value="" calcext:value-type="error">
            <text:p>#DIV/0!</text:p>
          </table:table-cell>
          <table:table-cell table:style-name="ce26" table:formula="of:=['1BResults for P1_(time)'.G7]/['1BResults for P1_(time)'.H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style-name="ce28" table:number-columns-repeated="5"/>
          <table:table-cell table:style-name="ce28" table:formula="of:=SUM(['1BResults for P1_(time)'.D8:.G8])" office:value-type="float" office:value="0" calcext:value-type="float">
            <text:p>0</text:p>
          </table:table-cell>
          <table:table-cell table:style-name="ce28" table:formula="of:=['1BResults for P1_(time)'.D8]/['1BResults for P1_(time)'.H8]" office:value-type="string" office:string-value="" calcext:value-type="error">
            <text:p>#DIV/0!</text:p>
          </table:table-cell>
          <table:table-cell table:style-name="ce28" table:formula="of:=['1BResults for P1_(time)'.E8]/['1BResults for P1_(time)'.H8]" office:value-type="string" office:string-value="" calcext:value-type="error">
            <text:p>#DIV/0!</text:p>
          </table:table-cell>
          <table:table-cell table:style-name="ce28" table:formula="of:=['1BResults for P1_(time)'.F8]/['1BResults for P1_(time)'.H8]" office:value-type="string" office:string-value="" calcext:value-type="error">
            <text:p>#DIV/0!</text:p>
          </table:table-cell>
          <table:table-cell table:style-name="ce28" table:formula="of:=['1BResults for P1_(time)'.G8]/['1BResults for P1_(time)'.H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style-name="ce26" table:number-columns-repeated="5"/>
          <table:table-cell table:style-name="ce26" table:formula="of:=SUM(['1BResults for P1_(time)'.D9:.G9])" office:value-type="float" office:value="0" calcext:value-type="float">
            <text:p>0</text:p>
          </table:table-cell>
          <table:table-cell table:style-name="ce26" table:formula="of:=['1BResults for P1_(time)'.D9]/['1BResults for P1_(time)'.H9]" office:value-type="string" office:string-value="" calcext:value-type="error">
            <text:p>#DIV/0!</text:p>
          </table:table-cell>
          <table:table-cell table:style-name="ce26" table:formula="of:=['1BResults for P1_(time)'.E9]/['1BResults for P1_(time)'.H9]" office:value-type="string" office:string-value="" calcext:value-type="error">
            <text:p>#DIV/0!</text:p>
          </table:table-cell>
          <table:table-cell table:style-name="ce26" table:formula="of:=['1BResults for P1_(time)'.F9]/['1BResults for P1_(time)'.H9]" office:value-type="string" office:string-value="" calcext:value-type="error">
            <text:p>#DIV/0!</text:p>
          </table:table-cell>
          <table:table-cell table:style-name="ce26" table:formula="of:=['1BResults for P1_(time)'.G9]/['1BResults for P1_(time)'.H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style-name="ce28" table:number-columns-repeated="5"/>
          <table:table-cell table:style-name="ce28" table:formula="of:=SUM(['1BResults for P1_(time)'.D10:.G10])" office:value-type="float" office:value="0" calcext:value-type="float">
            <text:p>0</text:p>
          </table:table-cell>
          <table:table-cell table:style-name="ce28" table:formula="of:=['1BResults for P1_(time)'.D10]/['1BResults for P1_(time)'.H10]" office:value-type="string" office:string-value="" calcext:value-type="error">
            <text:p>#DIV/0!</text:p>
          </table:table-cell>
          <table:table-cell table:style-name="ce28" table:formula="of:=['1BResults for P1_(time)'.E10]/['1BResults for P1_(time)'.H10]" office:value-type="string" office:string-value="" calcext:value-type="error">
            <text:p>#DIV/0!</text:p>
          </table:table-cell>
          <table:table-cell table:style-name="ce28" table:formula="of:=['1BResults for P1_(time)'.F10]/['1BResults for P1_(time)'.H10]" office:value-type="string" office:string-value="" calcext:value-type="error">
            <text:p>#DIV/0!</text:p>
          </table:table-cell>
          <table:table-cell table:style-name="ce28" table:formula="of:=['1BResults for P1_(time)'.G10]/['1BResults for P1_(time)'.H1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style-name="ce26" table:number-columns-repeated="5"/>
          <table:table-cell table:style-name="ce26" table:formula="of:=SUM(['1BResults for P1_(time)'.D11:.G11])" office:value-type="float" office:value="0" calcext:value-type="float">
            <text:p>0</text:p>
          </table:table-cell>
          <table:table-cell table:style-name="ce26" table:formula="of:=['1BResults for P1_(time)'.D11]/['1BResults for P1_(time)'.H11]" office:value-type="string" office:string-value="" calcext:value-type="error">
            <text:p>#DIV/0!</text:p>
          </table:table-cell>
          <table:table-cell table:style-name="ce26" table:formula="of:=['1BResults for P1_(time)'.E11]/['1BResults for P1_(time)'.H11]" office:value-type="string" office:string-value="" calcext:value-type="error">
            <text:p>#DIV/0!</text:p>
          </table:table-cell>
          <table:table-cell table:style-name="ce26" table:formula="of:=['1BResults for P1_(time)'.F11]/['1BResults for P1_(time)'.H11]" office:value-type="string" office:string-value="" calcext:value-type="error">
            <text:p>#DIV/0!</text:p>
          </table:table-cell>
          <table:table-cell table:style-name="ce26" table:formula="of:=['1BResults for P1_(time)'.G11]/['1BResults for P1_(time)'.H1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.txt</text:p>
          </table:table-cell>
          <table:table-cell table:style-name="ce28" table:number-columns-repeated="5"/>
          <table:table-cell table:style-name="ce28" table:formula="of:=SUM(['1BResults for P1_(time)'.D12:.G12])" office:value-type="float" office:value="0" calcext:value-type="float">
            <text:p>0</text:p>
          </table:table-cell>
          <table:table-cell table:style-name="ce28" table:formula="of:=['1BResults for P1_(time)'.D12]/['1BResults for P1_(time)'.H12]" office:value-type="string" office:string-value="" calcext:value-type="error">
            <text:p>#DIV/0!</text:p>
          </table:table-cell>
          <table:table-cell table:style-name="ce28" table:formula="of:=['1BResults for P1_(time)'.E12]/['1BResults for P1_(time)'.H12]" office:value-type="string" office:string-value="" calcext:value-type="error">
            <text:p>#DIV/0!</text:p>
          </table:table-cell>
          <table:table-cell table:style-name="ce28" table:formula="of:=['1BResults for P1_(time)'.F12]/['1BResults for P1_(time)'.H12]" office:value-type="string" office:string-value="" calcext:value-type="error">
            <text:p>#DIV/0!</text:p>
          </table:table-cell>
          <table:table-cell table:style-name="ce28" table:formula="of:=['1BResults for P1_(time)'.G12]/['1BResults for P1_(time)'.H1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0.txt</text:p>
          </table:table-cell>
          <table:table-cell table:style-name="ce26" table:number-columns-repeated="5"/>
          <table:table-cell table:style-name="ce26" table:formula="of:=SUM(['1BResults for P1_(time)'.D13:.G13])" office:value-type="float" office:value="0" calcext:value-type="float">
            <text:p>0</text:p>
          </table:table-cell>
          <table:table-cell table:style-name="ce26" table:formula="of:=['1BResults for P1_(time)'.D13]/['1BResults for P1_(time)'.H13]" office:value-type="string" office:string-value="" calcext:value-type="error">
            <text:p>#DIV/0!</text:p>
          </table:table-cell>
          <table:table-cell table:style-name="ce26" table:formula="of:=['1BResults for P1_(time)'.E13]/['1BResults for P1_(time)'.H13]" office:value-type="string" office:string-value="" calcext:value-type="error">
            <text:p>#DIV/0!</text:p>
          </table:table-cell>
          <table:table-cell table:style-name="ce26" table:formula="of:=['1BResults for P1_(time)'.F13]/['1BResults for P1_(time)'.H13]" office:value-type="string" office:string-value="" calcext:value-type="error">
            <text:p>#DIV/0!</text:p>
          </table:table-cell>
          <table:table-cell table:style-name="ce26" table:formula="of:=['1BResults for P1_(time)'.G13]/['1BResults for P1_(time)'.H1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5.txt</text:p>
          </table:table-cell>
          <table:table-cell table:style-name="ce28" table:number-columns-repeated="5"/>
          <table:table-cell table:style-name="ce28" table:formula="of:=SUM(['1BResults for P1_(time)'.D14:.G14])" office:value-type="float" office:value="0" calcext:value-type="float">
            <text:p>0</text:p>
          </table:table-cell>
          <table:table-cell table:style-name="ce28" table:formula="of:=['1BResults for P1_(time)'.D14]/['1BResults for P1_(time)'.H14]" office:value-type="string" office:string-value="" calcext:value-type="error">
            <text:p>#DIV/0!</text:p>
          </table:table-cell>
          <table:table-cell table:style-name="ce28" table:formula="of:=['1BResults for P1_(time)'.E14]/['1BResults for P1_(time)'.H14]" office:value-type="string" office:string-value="" calcext:value-type="error">
            <text:p>#DIV/0!</text:p>
          </table:table-cell>
          <table:table-cell table:style-name="ce28" table:formula="of:=['1BResults for P1_(time)'.F14]/['1BResults for P1_(time)'.H14]" office:value-type="string" office:string-value="" calcext:value-type="error">
            <text:p>#DIV/0!</text:p>
          </table:table-cell>
          <table:table-cell table:style-name="ce28" table:formula="of:=['1BResults for P1_(time)'.G14]/['1BResults for P1_(time)'.H1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60.txt</text:p>
          </table:table-cell>
          <table:table-cell table:style-name="ce26" table:number-columns-repeated="5"/>
          <table:table-cell table:style-name="ce26" table:formula="of:=SUM(['1BResults for P1_(time)'.D15:.G15])" office:value-type="float" office:value="0" calcext:value-type="float">
            <text:p>0</text:p>
          </table:table-cell>
          <table:table-cell table:style-name="ce26" table:formula="of:=['1BResults for P1_(time)'.D15]/['1BResults for P1_(time)'.H15]" office:value-type="string" office:string-value="" calcext:value-type="error">
            <text:p>#DIV/0!</text:p>
          </table:table-cell>
          <table:table-cell table:style-name="ce26" table:formula="of:=['1BResults for P1_(time)'.E15]/['1BResults for P1_(time)'.H15]" office:value-type="string" office:string-value="" calcext:value-type="error">
            <text:p>#DIV/0!</text:p>
          </table:table-cell>
          <table:table-cell table:style-name="ce26" table:formula="of:=['1BResults for P1_(time)'.F15]/['1BResults for P1_(time)'.H15]" office:value-type="string" office:string-value="" calcext:value-type="error">
            <text:p>#DIV/0!</text:p>
          </table:table-cell>
          <table:table-cell table:style-name="ce26" table:formula="of:=['1BResults for P1_(time)'.G15]/['1BResults for P1_(time)'.H1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90.txt</text:p>
          </table:table-cell>
          <table:table-cell table:style-name="ce28" table:number-columns-repeated="5"/>
          <table:table-cell table:style-name="ce28" table:formula="of:=SUM(['1BResults for P1_(time)'.D16:.G16])" office:value-type="float" office:value="0" calcext:value-type="float">
            <text:p>0</text:p>
          </table:table-cell>
          <table:table-cell table:style-name="ce28" table:formula="of:=['1BResults for P1_(time)'.D16]/['1BResults for P1_(time)'.H16]" office:value-type="string" office:string-value="" calcext:value-type="error">
            <text:p>#DIV/0!</text:p>
          </table:table-cell>
          <table:table-cell table:style-name="ce28" table:formula="of:=['1BResults for P1_(time)'.E16]/['1BResults for P1_(time)'.H16]" office:value-type="string" office:string-value="" calcext:value-type="error">
            <text:p>#DIV/0!</text:p>
          </table:table-cell>
          <table:table-cell table:style-name="ce28" table:formula="of:=['1BResults for P1_(time)'.F16]/['1BResults for P1_(time)'.H16]" office:value-type="string" office:string-value="" calcext:value-type="error">
            <text:p>#DIV/0!</text:p>
          </table:table-cell>
          <table:table-cell table:style-name="ce28" table:formula="of:=['1BResults for P1_(time)'.G16]/['1BResults for P1_(time)'.H1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20.txt</text:p>
          </table:table-cell>
          <table:table-cell table:style-name="ce26" table:number-columns-repeated="5"/>
          <table:table-cell table:style-name="ce26" table:formula="of:=SUM(['1BResults for P1_(time)'.D17:.G17])" office:value-type="float" office:value="0" calcext:value-type="float">
            <text:p>0</text:p>
          </table:table-cell>
          <table:table-cell table:style-name="ce26" table:formula="of:=['1BResults for P1_(time)'.D17]/['1BResults for P1_(time)'.H17]" office:value-type="string" office:string-value="" calcext:value-type="error">
            <text:p>#DIV/0!</text:p>
          </table:table-cell>
          <table:table-cell table:style-name="ce26" table:formula="of:=['1BResults for P1_(time)'.E17]/['1BResults for P1_(time)'.H17]" office:value-type="string" office:string-value="" calcext:value-type="error">
            <text:p>#DIV/0!</text:p>
          </table:table-cell>
          <table:table-cell table:style-name="ce26" table:formula="of:=['1BResults for P1_(time)'.F17]/['1BResults for P1_(time)'.H17]" office:value-type="string" office:string-value="" calcext:value-type="error">
            <text:p>#DIV/0!</text:p>
          </table:table-cell>
          <table:table-cell table:style-name="ce26" table:formula="of:=['1BResults for P1_(time)'.G17]/['1BResults for P1_(time)'.H1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50.txt</text:p>
          </table:table-cell>
          <table:table-cell table:style-name="ce28" table:number-columns-repeated="5"/>
          <table:table-cell table:style-name="ce28" table:formula="of:=SUM(['1BResults for P1_(time)'.D18:.G18])" office:value-type="float" office:value="0" calcext:value-type="float">
            <text:p>0</text:p>
          </table:table-cell>
          <table:table-cell table:style-name="ce28" table:formula="of:=['1BResults for P1_(time)'.D18]/['1BResults for P1_(time)'.H18]" office:value-type="string" office:string-value="" calcext:value-type="error">
            <text:p>#DIV/0!</text:p>
          </table:table-cell>
          <table:table-cell table:style-name="ce28" table:formula="of:=['1BResults for P1_(time)'.E18]/['1BResults for P1_(time)'.H18]" office:value-type="string" office:string-value="" calcext:value-type="error">
            <text:p>#DIV/0!</text:p>
          </table:table-cell>
          <table:table-cell table:style-name="ce28" table:formula="of:=['1BResults for P1_(time)'.F18]/['1BResults for P1_(time)'.H18]" office:value-type="string" office:string-value="" calcext:value-type="error">
            <text:p>#DIV/0!</text:p>
          </table:table-cell>
          <table:table-cell table:style-name="ce28" table:formula="of:=['1BResults for P1_(time)'.G18]/['1BResults for P1_(time)'.H1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80.txt</text:p>
          </table:table-cell>
          <table:table-cell table:style-name="ce26" table:number-columns-repeated="5"/>
          <table:table-cell table:style-name="ce26" table:formula="of:=SUM(['1BResults for P1_(time)'.D19:.G19])" office:value-type="float" office:value="0" calcext:value-type="float">
            <text:p>0</text:p>
          </table:table-cell>
          <table:table-cell table:style-name="ce26" table:formula="of:=['1BResults for P1_(time)'.D19]/['1BResults for P1_(time)'.H19]" office:value-type="string" office:string-value="" calcext:value-type="error">
            <text:p>#DIV/0!</text:p>
          </table:table-cell>
          <table:table-cell table:style-name="ce26" table:formula="of:=['1BResults for P1_(time)'.E19]/['1BResults for P1_(time)'.H19]" office:value-type="string" office:string-value="" calcext:value-type="error">
            <text:p>#DIV/0!</text:p>
          </table:table-cell>
          <table:table-cell table:style-name="ce26" table:formula="of:=['1BResults for P1_(time)'.F19]/['1BResults for P1_(time)'.H19]" office:value-type="string" office:string-value="" calcext:value-type="error">
            <text:p>#DIV/0!</text:p>
          </table:table-cell>
          <table:table-cell table:style-name="ce26" table:formula="of:=['1BResults for P1_(time)'.G19]/['1BResults for P1_(time)'.H1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10.txt</text:p>
          </table:table-cell>
          <table:table-cell table:style-name="ce28" table:number-columns-repeated="5"/>
          <table:table-cell table:style-name="ce28" table:formula="of:=SUM(['1BResults for P1_(time)'.D20:.G20])" office:value-type="float" office:value="0" calcext:value-type="float">
            <text:p>0</text:p>
          </table:table-cell>
          <table:table-cell table:style-name="ce28" table:formula="of:=['1BResults for P1_(time)'.D20]/['1BResults for P1_(time)'.H20]" office:value-type="string" office:string-value="" calcext:value-type="error">
            <text:p>#DIV/0!</text:p>
          </table:table-cell>
          <table:table-cell table:style-name="ce28" table:formula="of:=['1BResults for P1_(time)'.E20]/['1BResults for P1_(time)'.H20]" office:value-type="string" office:string-value="" calcext:value-type="error">
            <text:p>#DIV/0!</text:p>
          </table:table-cell>
          <table:table-cell table:style-name="ce28" table:formula="of:=['1BResults for P1_(time)'.F20]/['1BResults for P1_(time)'.H20]" office:value-type="string" office:string-value="" calcext:value-type="error">
            <text:p>#DIV/0!</text:p>
          </table:table-cell>
          <table:table-cell table:style-name="ce28" table:formula="of:=['1BResults for P1_(time)'.G20]/['1BResults for P1_(time)'.H2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40.txt</text:p>
          </table:table-cell>
          <table:table-cell table:style-name="ce26" table:number-columns-repeated="5"/>
          <table:table-cell table:style-name="ce26" table:formula="of:=SUM(['1BResults for P1_(time)'.D21:.G21])" office:value-type="float" office:value="0" calcext:value-type="float">
            <text:p>0</text:p>
          </table:table-cell>
          <table:table-cell table:style-name="ce26" table:formula="of:=['1BResults for P1_(time)'.D21]/['1BResults for P1_(time)'.H21]" office:value-type="string" office:string-value="" calcext:value-type="error">
            <text:p>#DIV/0!</text:p>
          </table:table-cell>
          <table:table-cell table:style-name="ce26" table:formula="of:=['1BResults for P1_(time)'.E21]/['1BResults for P1_(time)'.H21]" office:value-type="string" office:string-value="" calcext:value-type="error">
            <text:p>#DIV/0!</text:p>
          </table:table-cell>
          <table:table-cell table:style-name="ce26" table:formula="of:=['1BResults for P1_(time)'.F21]/['1BResults for P1_(time)'.H21]" office:value-type="string" office:string-value="" calcext:value-type="error">
            <text:p>#DIV/0!</text:p>
          </table:table-cell>
          <table:table-cell table:style-name="ce26" table:formula="of:=['1BResults for P1_(time)'.G21]/['1BResults for P1_(time)'.H2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70.txt</text:p>
          </table:table-cell>
          <table:table-cell table:style-name="ce28" table:number-columns-repeated="5"/>
          <table:table-cell table:style-name="ce28" table:formula="of:=SUM(['1BResults for P1_(time)'.D22:.G22])" office:value-type="float" office:value="0" calcext:value-type="float">
            <text:p>0</text:p>
          </table:table-cell>
          <table:table-cell table:style-name="ce28" table:formula="of:=['1BResults for P1_(time)'.D22]/['1BResults for P1_(time)'.H22]" office:value-type="string" office:string-value="" calcext:value-type="error">
            <text:p>#DIV/0!</text:p>
          </table:table-cell>
          <table:table-cell table:style-name="ce28" table:formula="of:=['1BResults for P1_(time)'.E22]/['1BResults for P1_(time)'.H22]" office:value-type="string" office:string-value="" calcext:value-type="error">
            <text:p>#DIV/0!</text:p>
          </table:table-cell>
          <table:table-cell table:style-name="ce28" table:formula="of:=['1BResults for P1_(time)'.F22]/['1BResults for P1_(time)'.H22]" office:value-type="string" office:string-value="" calcext:value-type="error">
            <text:p>#DIV/0!</text:p>
          </table:table-cell>
          <table:table-cell table:style-name="ce28" table:formula="of:=['1BResults for P1_(time)'.G22]/['1BResults for P1_(time)'.H2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300.txt</text:p>
          </table:table-cell>
          <table:table-cell table:style-name="ce26" table:number-columns-repeated="5"/>
          <table:table-cell table:style-name="ce26" table:formula="of:=SUM(['1BResults for P1_(time)'.D23:.G23])" office:value-type="float" office:value="0" calcext:value-type="float">
            <text:p>0</text:p>
          </table:table-cell>
          <table:table-cell table:style-name="ce26" table:formula="of:=['1BResults for P1_(time)'.D23]/['1BResults for P1_(time)'.H23]" office:value-type="string" office:string-value="" calcext:value-type="error">
            <text:p>#DIV/0!</text:p>
          </table:table-cell>
          <table:table-cell table:style-name="ce26" table:formula="of:=['1BResults for P1_(time)'.E23]/['1BResults for P1_(time)'.H23]" office:value-type="string" office:string-value="" calcext:value-type="error">
            <text:p>#DIV/0!</text:p>
          </table:table-cell>
          <table:table-cell table:style-name="ce26" table:formula="of:=['1BResults for P1_(time)'.F23]/['1BResults for P1_(time)'.H23]" office:value-type="string" office:string-value="" calcext:value-type="error">
            <text:p>#DIV/0!</text:p>
          </table:table-cell>
          <table:table-cell table:style-name="ce26" table:formula="of:=['1BResults for P1_(time)'.G23]/['1BResults for P1_(time)'.H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0.tsp</text:p>
          </table:table-cell>
          <table:table-cell table:number-columns-repeated="5"/>
          <table:table-cell table:formula="of:=SUM(['1BResults for P1_(time)'.D24:.G24])" office:value-type="float" office:value="0" calcext:value-type="float">
            <text:p>0</text:p>
          </table:table-cell>
          <table:table-cell table:formula="of:=['1BResults for P1_(time)'.D24]/['1BResults for P1_(time)'.H24]" office:value-type="string" office:string-value="" calcext:value-type="error">
            <text:p>#DIV/0!</text:p>
          </table:table-cell>
          <table:table-cell table:formula="of:=['1BResults for P1_(time)'.E24]/['1BResults for P1_(time)'.H24]" office:value-type="string" office:string-value="" calcext:value-type="error">
            <text:p>#DIV/0!</text:p>
          </table:table-cell>
          <table:table-cell table:formula="of:=['1BResults for P1_(time)'.F24]/['1BResults for P1_(time)'.H24]" office:value-type="string" office:string-value="" calcext:value-type="error">
            <text:p>#DIV/0!</text:p>
          </table:table-cell>
          <table:table-cell table:formula="of:=['1BResults for P1_(time)'.G24]/['1BResults for P1_(time)'.H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style-name="ce27" table:number-columns-repeated="5"/>
          <table:table-cell table:style-name="ce27" table:formula="of:=SUM(['1BResults for P1_(time)'.D25:.G25])" office:value-type="float" office:value="0" calcext:value-type="float">
            <text:p>0</text:p>
          </table:table-cell>
          <table:table-cell table:style-name="ce27" table:formula="of:=['1BResults for P1_(time)'.D25]/['1BResults for P1_(time)'.H25]" office:value-type="string" office:string-value="" calcext:value-type="error">
            <text:p>#DIV/0!</text:p>
          </table:table-cell>
          <table:table-cell table:style-name="ce27" table:formula="of:=['1BResults for P1_(time)'.E25]/['1BResults for P1_(time)'.H25]" office:value-type="string" office:string-value="" calcext:value-type="error">
            <text:p>#DIV/0!</text:p>
          </table:table-cell>
          <table:table-cell table:style-name="ce27" table:formula="of:=['1BResults for P1_(time)'.F25]/['1BResults for P1_(time)'.H25]" office:value-type="string" office:string-value="" calcext:value-type="error">
            <text:p>#DIV/0!</text:p>
          </table:table-cell>
          <table:table-cell table:style-name="ce27" table:formula="of:=['1BResults for P1_(time)'.G25]/['1BResults for P1_(time)'.H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2.tsp</text:p>
          </table:table-cell>
          <table:table-cell table:number-columns-repeated="5"/>
          <table:table-cell table:formula="of:=SUM(['1BResults for P1_(time)'.D26:.G26])" office:value-type="float" office:value="0" calcext:value-type="float">
            <text:p>0</text:p>
          </table:table-cell>
          <table:table-cell table:formula="of:=['1BResults for P1_(time)'.D26]/['1BResults for P1_(time)'.H26]" office:value-type="string" office:string-value="" calcext:value-type="error">
            <text:p>#DIV/0!</text:p>
          </table:table-cell>
          <table:table-cell table:formula="of:=['1BResults for P1_(time)'.E26]/['1BResults for P1_(time)'.H26]" office:value-type="string" office:string-value="" calcext:value-type="error">
            <text:p>#DIV/0!</text:p>
          </table:table-cell>
          <table:table-cell table:formula="of:=['1BResults for P1_(time)'.F26]/['1BResults for P1_(time)'.H26]" office:value-type="string" office:string-value="" calcext:value-type="error">
            <text:p>#DIV/0!</text:p>
          </table:table-cell>
          <table:table-cell table:formula="of:=['1BResults for P1_(time)'.G26]/['1BResults for P1_(time)'.H2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style-name="ce27" table:number-columns-repeated="5"/>
          <table:table-cell table:style-name="ce27" table:formula="of:=SUM(['1BResults for P1_(time)'.D27:.G27])" office:value-type="float" office:value="0" calcext:value-type="float">
            <text:p>0</text:p>
          </table:table-cell>
          <table:table-cell table:style-name="ce27" table:formula="of:=['1BResults for P1_(time)'.D27]/['1BResults for P1_(time)'.H27]" office:value-type="string" office:string-value="" calcext:value-type="error">
            <text:p>#DIV/0!</text:p>
          </table:table-cell>
          <table:table-cell table:style-name="ce27" table:formula="of:=['1BResults for P1_(time)'.E27]/['1BResults for P1_(time)'.H27]" office:value-type="string" office:string-value="" calcext:value-type="error">
            <text:p>#DIV/0!</text:p>
          </table:table-cell>
          <table:table-cell table:style-name="ce27" table:formula="of:=['1BResults for P1_(time)'.F27]/['1BResults for P1_(time)'.H27]" office:value-type="string" office:string-value="" calcext:value-type="error">
            <text:p>#DIV/0!</text:p>
          </table:table-cell>
          <table:table-cell table:style-name="ce27" table:formula="of:=['1BResults for P1_(time)'.G27]/['1BResults for P1_(time)'.H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4.tsp</text:p>
          </table:table-cell>
          <table:table-cell table:number-columns-repeated="5"/>
          <table:table-cell table:formula="of:=SUM(['1BResults for P1_(time)'.D28:.G28])" office:value-type="float" office:value="0" calcext:value-type="float">
            <text:p>0</text:p>
          </table:table-cell>
          <table:table-cell table:formula="of:=['1BResults for P1_(time)'.D28]/['1BResults for P1_(time)'.H28]" office:value-type="string" office:string-value="" calcext:value-type="error">
            <text:p>#DIV/0!</text:p>
          </table:table-cell>
          <table:table-cell table:formula="of:=['1BResults for P1_(time)'.E28]/['1BResults for P1_(time)'.H28]" office:value-type="string" office:string-value="" calcext:value-type="error">
            <text:p>#DIV/0!</text:p>
          </table:table-cell>
          <table:table-cell table:formula="of:=['1BResults for P1_(time)'.F28]/['1BResults for P1_(time)'.H28]" office:value-type="string" office:string-value="" calcext:value-type="error">
            <text:p>#DIV/0!</text:p>
          </table:table-cell>
          <table:table-cell table:formula="of:=['1BResults for P1_(time)'.G28]/['1BResults for P1_(time)'.H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style-name="ce27" table:number-columns-repeated="5"/>
          <table:table-cell table:style-name="ce27" table:formula="of:=SUM(['1BResults for P1_(time)'.D29:.G29])" office:value-type="float" office:value="0" calcext:value-type="float">
            <text:p>0</text:p>
          </table:table-cell>
          <table:table-cell table:style-name="ce27" table:formula="of:=['1BResults for P1_(time)'.D29]/['1BResults for P1_(time)'.H29]" office:value-type="string" office:string-value="" calcext:value-type="error">
            <text:p>#DIV/0!</text:p>
          </table:table-cell>
          <table:table-cell table:style-name="ce27" table:formula="of:=['1BResults for P1_(time)'.E29]/['1BResults for P1_(time)'.H29]" office:value-type="string" office:string-value="" calcext:value-type="error">
            <text:p>#DIV/0!</text:p>
          </table:table-cell>
          <table:table-cell table:style-name="ce27" table:formula="of:=['1BResults for P1_(time)'.F29]/['1BResults for P1_(time)'.H29]" office:value-type="string" office:string-value="" calcext:value-type="error">
            <text:p>#DIV/0!</text:p>
          </table:table-cell>
          <table:table-cell table:style-name="ce27" table:formula="of:=['1BResults for P1_(time)'.G29]/['1BResults for P1_(time)'.H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6.tsp</text:p>
          </table:table-cell>
          <table:table-cell table:number-columns-repeated="5"/>
          <table:table-cell table:formula="of:=SUM(['1BResults for P1_(time)'.D30:.G30])" office:value-type="float" office:value="0" calcext:value-type="float">
            <text:p>0</text:p>
          </table:table-cell>
          <table:table-cell table:formula="of:=['1BResults for P1_(time)'.D30]/['1BResults for P1_(time)'.H30]" office:value-type="string" office:string-value="" calcext:value-type="error">
            <text:p>#DIV/0!</text:p>
          </table:table-cell>
          <table:table-cell table:formula="of:=['1BResults for P1_(time)'.E30]/['1BResults for P1_(time)'.H30]" office:value-type="string" office:string-value="" calcext:value-type="error">
            <text:p>#DIV/0!</text:p>
          </table:table-cell>
          <table:table-cell table:formula="of:=['1BResults for P1_(time)'.F30]/['1BResults for P1_(time)'.H30]" office:value-type="string" office:string-value="" calcext:value-type="error">
            <text:p>#DIV/0!</text:p>
          </table:table-cell>
          <table:table-cell table:formula="of:=['1BResults for P1_(time)'.G30]/['1BResults for P1_(time)'.H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style-name="ce27" table:number-columns-repeated="5"/>
          <table:table-cell table:style-name="ce27" table:formula="of:=SUM(['1BResults for P1_(time)'.D31:.G31])" office:value-type="float" office:value="0" calcext:value-type="float">
            <text:p>0</text:p>
          </table:table-cell>
          <table:table-cell table:style-name="ce27" table:formula="of:=['1BResults for P1_(time)'.D31]/['1BResults for P1_(time)'.H31]" office:value-type="string" office:string-value="" calcext:value-type="error">
            <text:p>#DIV/0!</text:p>
          </table:table-cell>
          <table:table-cell table:style-name="ce27" table:formula="of:=['1BResults for P1_(time)'.E31]/['1BResults for P1_(time)'.H31]" office:value-type="string" office:string-value="" calcext:value-type="error">
            <text:p>#DIV/0!</text:p>
          </table:table-cell>
          <table:table-cell table:style-name="ce27" table:formula="of:=['1BResults for P1_(time)'.F31]/['1BResults for P1_(time)'.H31]" office:value-type="string" office:string-value="" calcext:value-type="error">
            <text:p>#DIV/0!</text:p>
          </table:table-cell>
          <table:table-cell table:style-name="ce27" table:formula="of:=['1BResults for P1_(time)'.G31]/['1BResults for P1_(time)'.H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8.tsp</text:p>
          </table:table-cell>
          <table:table-cell table:number-columns-repeated="5"/>
          <table:table-cell table:formula="of:=SUM(['1BResults for P1_(time)'.D32:.G32])" office:value-type="float" office:value="0" calcext:value-type="float">
            <text:p>0</text:p>
          </table:table-cell>
          <table:table-cell table:formula="of:=['1BResults for P1_(time)'.D32]/['1BResults for P1_(time)'.H32]" office:value-type="string" office:string-value="" calcext:value-type="error">
            <text:p>#DIV/0!</text:p>
          </table:table-cell>
          <table:table-cell table:formula="of:=['1BResults for P1_(time)'.E32]/['1BResults for P1_(time)'.H32]" office:value-type="string" office:string-value="" calcext:value-type="error">
            <text:p>#DIV/0!</text:p>
          </table:table-cell>
          <table:table-cell table:formula="of:=['1BResults for P1_(time)'.F32]/['1BResults for P1_(time)'.H32]" office:value-type="string" office:string-value="" calcext:value-type="error">
            <text:p>#DIV/0!</text:p>
          </table:table-cell>
          <table:table-cell table:formula="of:=['1BResults for P1_(time)'.G32]/['1BResults for P1_(time)'.H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style-name="ce27" table:number-columns-repeated="5"/>
          <table:table-cell table:style-name="ce27" table:formula="of:=SUM(['1BResults for P1_(time)'.D33:.G33])" office:value-type="float" office:value="0" calcext:value-type="float">
            <text:p>0</text:p>
          </table:table-cell>
          <table:table-cell table:style-name="ce27" table:formula="of:=['1BResults for P1_(time)'.D33]/['1BResults for P1_(time)'.H33]" office:value-type="string" office:string-value="" calcext:value-type="error">
            <text:p>#DIV/0!</text:p>
          </table:table-cell>
          <table:table-cell table:style-name="ce27" table:formula="of:=['1BResults for P1_(time)'.E33]/['1BResults for P1_(time)'.H33]" office:value-type="string" office:string-value="" calcext:value-type="error">
            <text:p>#DIV/0!</text:p>
          </table:table-cell>
          <table:table-cell table:style-name="ce27" table:formula="of:=['1BResults for P1_(time)'.F33]/['1BResults for P1_(time)'.H33]" office:value-type="string" office:string-value="" calcext:value-type="error">
            <text:p>#DIV/0!</text:p>
          </table:table-cell>
          <table:table-cell table:style-name="ce27" table:formula="of:=['1BResults for P1_(time)'.G33]/['1BResults for P1_(time)'.H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0.tsp</text:p>
          </table:table-cell>
          <table:table-cell table:number-columns-repeated="5"/>
          <table:table-cell table:formula="of:=SUM(['1BResults for P1_(time)'.D34:.G34])" office:value-type="float" office:value="0" calcext:value-type="float">
            <text:p>0</text:p>
          </table:table-cell>
          <table:table-cell table:formula="of:=['1BResults for P1_(time)'.D34]/['1BResults for P1_(time)'.H34]" office:value-type="string" office:string-value="" calcext:value-type="error">
            <text:p>#DIV/0!</text:p>
          </table:table-cell>
          <table:table-cell table:formula="of:=['1BResults for P1_(time)'.E34]/['1BResults for P1_(time)'.H34]" office:value-type="string" office:string-value="" calcext:value-type="error">
            <text:p>#DIV/0!</text:p>
          </table:table-cell>
          <table:table-cell table:formula="of:=['1BResults for P1_(time)'.F34]/['1BResults for P1_(time)'.H34]" office:value-type="string" office:string-value="" calcext:value-type="error">
            <text:p>#DIV/0!</text:p>
          </table:table-cell>
          <table:table-cell table:formula="of:=['1BResults for P1_(time)'.G34]/['1BResults for P1_(time)'.H3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style-name="ce27" table:number-columns-repeated="5"/>
          <table:table-cell table:style-name="ce27" table:formula="of:=SUM(['1BResults for P1_(time)'.D35:.G35])" office:value-type="float" office:value="0" calcext:value-type="float">
            <text:p>0</text:p>
          </table:table-cell>
          <table:table-cell table:style-name="ce27" table:formula="of:=['1BResults for P1_(time)'.D35]/['1BResults for P1_(time)'.H35]" office:value-type="string" office:string-value="" calcext:value-type="error">
            <text:p>#DIV/0!</text:p>
          </table:table-cell>
          <table:table-cell table:style-name="ce27" table:formula="of:=['1BResults for P1_(time)'.E35]/['1BResults for P1_(time)'.H35]" office:value-type="string" office:string-value="" calcext:value-type="error">
            <text:p>#DIV/0!</text:p>
          </table:table-cell>
          <table:table-cell table:style-name="ce27" table:formula="of:=['1BResults for P1_(time)'.F35]/['1BResults for P1_(time)'.H35]" office:value-type="string" office:string-value="" calcext:value-type="error">
            <text:p>#DIV/0!</text:p>
          </table:table-cell>
          <table:table-cell table:style-name="ce27" table:formula="of:=['1BResults for P1_(time)'.G35]/['1BResults for P1_(time)'.H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2.tsp</text:p>
          </table:table-cell>
          <table:table-cell table:number-columns-repeated="5"/>
          <table:table-cell table:formula="of:=SUM(['1BResults for P1_(time)'.D36:.G36])" office:value-type="float" office:value="0" calcext:value-type="float">
            <text:p>0</text:p>
          </table:table-cell>
          <table:table-cell table:formula="of:=['1BResults for P1_(time)'.D36]/['1BResults for P1_(time)'.H36]" office:value-type="string" office:string-value="" calcext:value-type="error">
            <text:p>#DIV/0!</text:p>
          </table:table-cell>
          <table:table-cell table:formula="of:=['1BResults for P1_(time)'.E36]/['1BResults for P1_(time)'.H36]" office:value-type="string" office:string-value="" calcext:value-type="error">
            <text:p>#DIV/0!</text:p>
          </table:table-cell>
          <table:table-cell table:formula="of:=['1BResults for P1_(time)'.F36]/['1BResults for P1_(time)'.H36]" office:value-type="string" office:string-value="" calcext:value-type="error">
            <text:p>#DIV/0!</text:p>
          </table:table-cell>
          <table:table-cell table:formula="of:=['1BResults for P1_(time)'.G36]/['1BResults for P1_(time)'.H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style-name="ce27" table:number-columns-repeated="5"/>
          <table:table-cell table:style-name="ce27" table:formula="of:=SUM(['1BResults for P1_(time)'.D37:.G37])" office:value-type="float" office:value="0" calcext:value-type="float">
            <text:p>0</text:p>
          </table:table-cell>
          <table:table-cell table:style-name="ce27" table:formula="of:=['1BResults for P1_(time)'.D37]/['1BResults for P1_(time)'.H37]" office:value-type="string" office:string-value="" calcext:value-type="error">
            <text:p>#DIV/0!</text:p>
          </table:table-cell>
          <table:table-cell table:style-name="ce27" table:formula="of:=['1BResults for P1_(time)'.E37]/['1BResults for P1_(time)'.H37]" office:value-type="string" office:string-value="" calcext:value-type="error">
            <text:p>#DIV/0!</text:p>
          </table:table-cell>
          <table:table-cell table:style-name="ce27" table:formula="of:=['1BResults for P1_(time)'.F37]/['1BResults for P1_(time)'.H37]" office:value-type="string" office:string-value="" calcext:value-type="error">
            <text:p>#DIV/0!</text:p>
          </table:table-cell>
          <table:table-cell table:style-name="ce27" table:formula="of:=['1BResults for P1_(time)'.G37]/['1BResults for P1_(time)'.H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4.tsp</text:p>
          </table:table-cell>
          <table:table-cell table:number-columns-repeated="5"/>
          <table:table-cell table:formula="of:=SUM(['1BResults for P1_(time)'.D38:.G38])" office:value-type="float" office:value="0" calcext:value-type="float">
            <text:p>0</text:p>
          </table:table-cell>
          <table:table-cell table:formula="of:=['1BResults for P1_(time)'.D38]/['1BResults for P1_(time)'.H38]" office:value-type="string" office:string-value="" calcext:value-type="error">
            <text:p>#DIV/0!</text:p>
          </table:table-cell>
          <table:table-cell table:formula="of:=['1BResults for P1_(time)'.E38]/['1BResults for P1_(time)'.H38]" office:value-type="string" office:string-value="" calcext:value-type="error">
            <text:p>#DIV/0!</text:p>
          </table:table-cell>
          <table:table-cell table:formula="of:=['1BResults for P1_(time)'.F38]/['1BResults for P1_(time)'.H38]" office:value-type="string" office:string-value="" calcext:value-type="error">
            <text:p>#DIV/0!</text:p>
          </table:table-cell>
          <table:table-cell table:formula="of:=['1BResults for P1_(time)'.G38]/['1BResults for P1_(time)'.H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style-name="ce27" table:number-columns-repeated="5"/>
          <table:table-cell table:style-name="ce27" table:formula="of:=SUM(['1BResults for P1_(time)'.D39:.G39])" office:value-type="float" office:value="0" calcext:value-type="float">
            <text:p>0</text:p>
          </table:table-cell>
          <table:table-cell table:style-name="ce27" table:formula="of:=['1BResults for P1_(time)'.D39]/['1BResults for P1_(time)'.H39]" office:value-type="string" office:string-value="" calcext:value-type="error">
            <text:p>#DIV/0!</text:p>
          </table:table-cell>
          <table:table-cell table:style-name="ce27" table:formula="of:=['1BResults for P1_(time)'.E39]/['1BResults for P1_(time)'.H39]" office:value-type="string" office:string-value="" calcext:value-type="error">
            <text:p>#DIV/0!</text:p>
          </table:table-cell>
          <table:table-cell table:style-name="ce27" table:formula="of:=['1BResults for P1_(time)'.F39]/['1BResults for P1_(time)'.H39]" office:value-type="string" office:string-value="" calcext:value-type="error">
            <text:p>#DIV/0!</text:p>
          </table:table-cell>
          <table:table-cell table:style-name="ce27" table:formula="of:=['1BResults for P1_(time)'.G39]/['1BResults for P1_(time)'.H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6.tsp</text:p>
          </table:table-cell>
          <table:table-cell table:number-columns-repeated="5"/>
          <table:table-cell table:formula="of:=SUM(['1BResults for P1_(time)'.D40:.G40])" office:value-type="float" office:value="0" calcext:value-type="float">
            <text:p>0</text:p>
          </table:table-cell>
          <table:table-cell table:formula="of:=['1BResults for P1_(time)'.D40]/['1BResults for P1_(time)'.H40]" office:value-type="string" office:string-value="" calcext:value-type="error">
            <text:p>#DIV/0!</text:p>
          </table:table-cell>
          <table:table-cell table:formula="of:=['1BResults for P1_(time)'.E40]/['1BResults for P1_(time)'.H40]" office:value-type="string" office:string-value="" calcext:value-type="error">
            <text:p>#DIV/0!</text:p>
          </table:table-cell>
          <table:table-cell table:formula="of:=['1BResults for P1_(time)'.F40]/['1BResults for P1_(time)'.H40]" office:value-type="string" office:string-value="" calcext:value-type="error">
            <text:p>#DIV/0!</text:p>
          </table:table-cell>
          <table:table-cell table:formula="of:=['1BResults for P1_(time)'.G40]/['1BResults for P1_(time)'.H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style-name="ce27" table:number-columns-repeated="5"/>
          <table:table-cell table:style-name="ce27" table:formula="of:=SUM(['1BResults for P1_(time)'.D41:.G41])" office:value-type="float" office:value="0" calcext:value-type="float">
            <text:p>0</text:p>
          </table:table-cell>
          <table:table-cell table:style-name="ce27" table:formula="of:=['1BResults for P1_(time)'.D41]/['1BResults for P1_(time)'.H41]" office:value-type="string" office:string-value="" calcext:value-type="error">
            <text:p>#DIV/0!</text:p>
          </table:table-cell>
          <table:table-cell table:style-name="ce27" table:formula="of:=['1BResults for P1_(time)'.E41]/['1BResults for P1_(time)'.H41]" office:value-type="string" office:string-value="" calcext:value-type="error">
            <text:p>#DIV/0!</text:p>
          </table:table-cell>
          <table:table-cell table:style-name="ce27" table:formula="of:=['1BResults for P1_(time)'.F41]/['1BResults for P1_(time)'.H41]" office:value-type="string" office:string-value="" calcext:value-type="error">
            <text:p>#DIV/0!</text:p>
          </table:table-cell>
          <table:table-cell table:style-name="ce27" table:formula="of:=['1BResults for P1_(time)'.G41]/['1BResults for P1_(time)'.H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8.tsp</text:p>
          </table:table-cell>
          <table:table-cell table:number-columns-repeated="5"/>
          <table:table-cell table:formula="of:=SUM(['1BResults for P1_(time)'.D42:.G42])" office:value-type="float" office:value="0" calcext:value-type="float">
            <text:p>0</text:p>
          </table:table-cell>
          <table:table-cell table:formula="of:=['1BResults for P1_(time)'.D42]/['1BResults for P1_(time)'.H42]" office:value-type="string" office:string-value="" calcext:value-type="error">
            <text:p>#DIV/0!</text:p>
          </table:table-cell>
          <table:table-cell table:formula="of:=['1BResults for P1_(time)'.E42]/['1BResults for P1_(time)'.H42]" office:value-type="string" office:string-value="" calcext:value-type="error">
            <text:p>#DIV/0!</text:p>
          </table:table-cell>
          <table:table-cell table:formula="of:=['1BResults for P1_(time)'.F42]/['1BResults for P1_(time)'.H42]" office:value-type="string" office:string-value="" calcext:value-type="error">
            <text:p>#DIV/0!</text:p>
          </table:table-cell>
          <table:table-cell table:formula="of:=['1BResults for P1_(time)'.G42]/['1BResults for P1_(time)'.H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style-name="ce27" table:number-columns-repeated="5"/>
          <table:table-cell table:style-name="ce27" table:formula="of:=SUM(['1BResults for P1_(time)'.D43:.G43])" office:value-type="float" office:value="0" calcext:value-type="float">
            <text:p>0</text:p>
          </table:table-cell>
          <table:table-cell table:style-name="ce27" table:formula="of:=['1BResults for P1_(time)'.D43]/['1BResults for P1_(time)'.H43]" office:value-type="string" office:string-value="" calcext:value-type="error">
            <text:p>#DIV/0!</text:p>
          </table:table-cell>
          <table:table-cell table:style-name="ce27" table:formula="of:=['1BResults for P1_(time)'.E43]/['1BResults for P1_(time)'.H43]" office:value-type="string" office:string-value="" calcext:value-type="error">
            <text:p>#DIV/0!</text:p>
          </table:table-cell>
          <table:table-cell table:style-name="ce27" table:formula="of:=['1BResults for P1_(time)'.F43]/['1BResults for P1_(time)'.H43]" office:value-type="string" office:string-value="" calcext:value-type="error">
            <text:p>#DIV/0!</text:p>
          </table:table-cell>
          <table:table-cell table:style-name="ce27" table:formula="of:=['1BResults for P1_(time)'.G43]/['1BResults for P1_(time)'.H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0.tsp</text:p>
          </table:table-cell>
          <table:table-cell table:number-columns-repeated="5"/>
          <table:table-cell table:formula="of:=SUM(['1BResults for P1_(time)'.D44:.G44])" office:value-type="float" office:value="0" calcext:value-type="float">
            <text:p>0</text:p>
          </table:table-cell>
          <table:table-cell table:formula="of:=['1BResults for P1_(time)'.D44]/['1BResults for P1_(time)'.H44]" office:value-type="string" office:string-value="" calcext:value-type="error">
            <text:p>#DIV/0!</text:p>
          </table:table-cell>
          <table:table-cell table:formula="of:=['1BResults for P1_(time)'.E44]/['1BResults for P1_(time)'.H44]" office:value-type="string" office:string-value="" calcext:value-type="error">
            <text:p>#DIV/0!</text:p>
          </table:table-cell>
          <table:table-cell table:formula="of:=['1BResults for P1_(time)'.F44]/['1BResults for P1_(time)'.H44]" office:value-type="string" office:string-value="" calcext:value-type="error">
            <text:p>#DIV/0!</text:p>
          </table:table-cell>
          <table:table-cell table:formula="of:=['1BResults for P1_(time)'.G44]/['1BResults for P1_(time)'.H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style-name="ce27" table:number-columns-repeated="5"/>
          <table:table-cell table:style-name="ce27" table:formula="of:=SUM(['1BResults for P1_(time)'.D45:.G45])" office:value-type="float" office:value="0" calcext:value-type="float">
            <text:p>0</text:p>
          </table:table-cell>
          <table:table-cell table:style-name="ce27" table:formula="of:=['1BResults for P1_(time)'.D45]/['1BResults for P1_(time)'.H45]" office:value-type="string" office:string-value="" calcext:value-type="error">
            <text:p>#DIV/0!</text:p>
          </table:table-cell>
          <table:table-cell table:style-name="ce27" table:formula="of:=['1BResults for P1_(time)'.E45]/['1BResults for P1_(time)'.H45]" office:value-type="string" office:string-value="" calcext:value-type="error">
            <text:p>#DIV/0!</text:p>
          </table:table-cell>
          <table:table-cell table:style-name="ce27" table:formula="of:=['1BResults for P1_(time)'.F45]/['1BResults for P1_(time)'.H45]" office:value-type="string" office:string-value="" calcext:value-type="error">
            <text:p>#DIV/0!</text:p>
          </table:table-cell>
          <table:table-cell table:style-name="ce27" table:formula="of:=['1BResults for P1_(time)'.G45]/['1BResults for P1_(time)'.H4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2.tsp</text:p>
          </table:table-cell>
          <table:table-cell table:number-columns-repeated="5"/>
          <table:table-cell table:formula="of:=SUM(['1BResults for P1_(time)'.D46:.G46])" office:value-type="float" office:value="0" calcext:value-type="float">
            <text:p>0</text:p>
          </table:table-cell>
          <table:table-cell table:formula="of:=['1BResults for P1_(time)'.D46]/['1BResults for P1_(time)'.H46]" office:value-type="string" office:string-value="" calcext:value-type="error">
            <text:p>#DIV/0!</text:p>
          </table:table-cell>
          <table:table-cell table:formula="of:=['1BResults for P1_(time)'.E46]/['1BResults for P1_(time)'.H46]" office:value-type="string" office:string-value="" calcext:value-type="error">
            <text:p>#DIV/0!</text:p>
          </table:table-cell>
          <table:table-cell table:formula="of:=['1BResults for P1_(time)'.F46]/['1BResults for P1_(time)'.H46]" office:value-type="string" office:string-value="" calcext:value-type="error">
            <text:p>#DIV/0!</text:p>
          </table:table-cell>
          <table:table-cell table:formula="of:=['1BResults for P1_(time)'.G46]/['1BResults for P1_(time)'.H4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style-name="ce27" table:number-columns-repeated="5"/>
          <table:table-cell table:style-name="ce27" table:formula="of:=SUM(['1BResults for P1_(time)'.D47:.G47])" office:value-type="float" office:value="0" calcext:value-type="float">
            <text:p>0</text:p>
          </table:table-cell>
          <table:table-cell table:style-name="ce27" table:formula="of:=['1BResults for P1_(time)'.D47]/['1BResults for P1_(time)'.H47]" office:value-type="string" office:string-value="" calcext:value-type="error">
            <text:p>#DIV/0!</text:p>
          </table:table-cell>
          <table:table-cell table:style-name="ce27" table:formula="of:=['1BResults for P1_(time)'.E47]/['1BResults for P1_(time)'.H47]" office:value-type="string" office:string-value="" calcext:value-type="error">
            <text:p>#DIV/0!</text:p>
          </table:table-cell>
          <table:table-cell table:style-name="ce27" table:formula="of:=['1BResults for P1_(time)'.F47]/['1BResults for P1_(time)'.H47]" office:value-type="string" office:string-value="" calcext:value-type="error">
            <text:p>#DIV/0!</text:p>
          </table:table-cell>
          <table:table-cell table:style-name="ce27" table:formula="of:=['1BResults for P1_(time)'.G47]/['1BResults for P1_(time)'.H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4.tsp</text:p>
          </table:table-cell>
          <table:table-cell table:number-columns-repeated="5"/>
          <table:table-cell table:formula="of:=SUM(['1BResults for P1_(time)'.D48:.G48])" office:value-type="float" office:value="0" calcext:value-type="float">
            <text:p>0</text:p>
          </table:table-cell>
          <table:table-cell table:formula="of:=['1BResults for P1_(time)'.D48]/['1BResults for P1_(time)'.H48]" office:value-type="string" office:string-value="" calcext:value-type="error">
            <text:p>#DIV/0!</text:p>
          </table:table-cell>
          <table:table-cell table:formula="of:=['1BResults for P1_(time)'.E48]/['1BResults for P1_(time)'.H48]" office:value-type="string" office:string-value="" calcext:value-type="error">
            <text:p>#DIV/0!</text:p>
          </table:table-cell>
          <table:table-cell table:formula="of:=['1BResults for P1_(time)'.F48]/['1BResults for P1_(time)'.H48]" office:value-type="string" office:string-value="" calcext:value-type="error">
            <text:p>#DIV/0!</text:p>
          </table:table-cell>
          <table:table-cell table:formula="of:=['1BResults for P1_(time)'.G48]/['1BResults for P1_(time)'.H4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style-name="ce27" table:number-columns-repeated="5"/>
          <table:table-cell table:style-name="ce27" table:formula="of:=SUM(['1BResults for P1_(time)'.D49:.G49])" office:value-type="float" office:value="0" calcext:value-type="float">
            <text:p>0</text:p>
          </table:table-cell>
          <table:table-cell table:style-name="ce27" table:formula="of:=['1BResults for P1_(time)'.D49]/['1BResults for P1_(time)'.H49]" office:value-type="string" office:string-value="" calcext:value-type="error">
            <text:p>#DIV/0!</text:p>
          </table:table-cell>
          <table:table-cell table:style-name="ce27" table:formula="of:=['1BResults for P1_(time)'.E49]/['1BResults for P1_(time)'.H49]" office:value-type="string" office:string-value="" calcext:value-type="error">
            <text:p>#DIV/0!</text:p>
          </table:table-cell>
          <table:table-cell table:style-name="ce27" table:formula="of:=['1BResults for P1_(time)'.F49]/['1BResults for P1_(time)'.H49]" office:value-type="string" office:string-value="" calcext:value-type="error">
            <text:p>#DIV/0!</text:p>
          </table:table-cell>
          <table:table-cell table:style-name="ce27" table:formula="of:=['1BResults for P1_(time)'.G49]/['1BResults for P1_(time)'.H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6.tsp</text:p>
          </table:table-cell>
          <table:table-cell table:number-columns-repeated="5"/>
          <table:table-cell table:formula="of:=SUM(['1BResults for P1_(time)'.D50:.G50])" office:value-type="float" office:value="0" calcext:value-type="float">
            <text:p>0</text:p>
          </table:table-cell>
          <table:table-cell table:formula="of:=['1BResults for P1_(time)'.D50]/['1BResults for P1_(time)'.H50]" office:value-type="string" office:string-value="" calcext:value-type="error">
            <text:p>#DIV/0!</text:p>
          </table:table-cell>
          <table:table-cell table:formula="of:=['1BResults for P1_(time)'.E50]/['1BResults for P1_(time)'.H50]" office:value-type="string" office:string-value="" calcext:value-type="error">
            <text:p>#DIV/0!</text:p>
          </table:table-cell>
          <table:table-cell table:formula="of:=['1BResults for P1_(time)'.F50]/['1BResults for P1_(time)'.H50]" office:value-type="string" office:string-value="" calcext:value-type="error">
            <text:p>#DIV/0!</text:p>
          </table:table-cell>
          <table:table-cell table:formula="of:=['1BResults for P1_(time)'.G50]/['1BResults for P1_(time)'.H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style-name="ce27" table:number-columns-repeated="5"/>
          <table:table-cell table:style-name="ce27" table:formula="of:=SUM(['1BResults for P1_(time)'.D51:.G51])" office:value-type="float" office:value="0" calcext:value-type="float">
            <text:p>0</text:p>
          </table:table-cell>
          <table:table-cell table:style-name="ce27" table:formula="of:=['1BResults for P1_(time)'.D51]/['1BResults for P1_(time)'.H51]" office:value-type="string" office:string-value="" calcext:value-type="error">
            <text:p>#DIV/0!</text:p>
          </table:table-cell>
          <table:table-cell table:style-name="ce27" table:formula="of:=['1BResults for P1_(time)'.E51]/['1BResults for P1_(time)'.H51]" office:value-type="string" office:string-value="" calcext:value-type="error">
            <text:p>#DIV/0!</text:p>
          </table:table-cell>
          <table:table-cell table:style-name="ce27" table:formula="of:=['1BResults for P1_(time)'.F51]/['1BResults for P1_(time)'.H51]" office:value-type="string" office:string-value="" calcext:value-type="error">
            <text:p>#DIV/0!</text:p>
          </table:table-cell>
          <table:table-cell table:style-name="ce27" table:formula="of:=['1BResults for P1_(time)'.G51]/['1BResults for P1_(time)'.H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8.tsp</text:p>
          </table:table-cell>
          <table:table-cell table:number-columns-repeated="5"/>
          <table:table-cell table:formula="of:=SUM(['1BResults for P1_(time)'.D52:.G52])" office:value-type="float" office:value="0" calcext:value-type="float">
            <text:p>0</text:p>
          </table:table-cell>
          <table:table-cell table:formula="of:=['1BResults for P1_(time)'.D52]/['1BResults for P1_(time)'.H52]" office:value-type="string" office:string-value="" calcext:value-type="error">
            <text:p>#DIV/0!</text:p>
          </table:table-cell>
          <table:table-cell table:formula="of:=['1BResults for P1_(time)'.E52]/['1BResults for P1_(time)'.H52]" office:value-type="string" office:string-value="" calcext:value-type="error">
            <text:p>#DIV/0!</text:p>
          </table:table-cell>
          <table:table-cell table:formula="of:=['1BResults for P1_(time)'.F52]/['1BResults for P1_(time)'.H52]" office:value-type="string" office:string-value="" calcext:value-type="error">
            <text:p>#DIV/0!</text:p>
          </table:table-cell>
          <table:table-cell table:formula="of:=['1BResults for P1_(time)'.G52]/['1BResults for P1_(time)'.H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style-name="ce27" table:number-columns-repeated="5"/>
          <table:table-cell table:style-name="ce27" table:formula="of:=SUM(['1BResults for P1_(time)'.D53:.G53])" office:value-type="float" office:value="0" calcext:value-type="float">
            <text:p>0</text:p>
          </table:table-cell>
          <table:table-cell table:style-name="ce27" table:formula="of:=['1BResults for P1_(time)'.D53]/['1BResults for P1_(time)'.H53]" office:value-type="string" office:string-value="" calcext:value-type="error">
            <text:p>#DIV/0!</text:p>
          </table:table-cell>
          <table:table-cell table:style-name="ce27" table:formula="of:=['1BResults for P1_(time)'.E53]/['1BResults for P1_(time)'.H53]" office:value-type="string" office:string-value="" calcext:value-type="error">
            <text:p>#DIV/0!</text:p>
          </table:table-cell>
          <table:table-cell table:style-name="ce27" table:formula="of:=['1BResults for P1_(time)'.F53]/['1BResults for P1_(time)'.H53]" office:value-type="string" office:string-value="" calcext:value-type="error">
            <text:p>#DIV/0!</text:p>
          </table:table-cell>
          <table:table-cell table:style-name="ce27" table:formula="of:=['1BResults for P1_(time)'.G53]/['1BResults for P1_(time)'.H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0.tsp</text:p>
          </table:table-cell>
          <table:table-cell table:number-columns-repeated="5"/>
          <table:table-cell table:formula="of:=SUM(['1BResults for P1_(time)'.D54:.G54])" office:value-type="float" office:value="0" calcext:value-type="float">
            <text:p>0</text:p>
          </table:table-cell>
          <table:table-cell table:formula="of:=['1BResults for P1_(time)'.D54]/['1BResults for P1_(time)'.H54]" office:value-type="string" office:string-value="" calcext:value-type="error">
            <text:p>#DIV/0!</text:p>
          </table:table-cell>
          <table:table-cell table:formula="of:=['1BResults for P1_(time)'.E54]/['1BResults for P1_(time)'.H54]" office:value-type="string" office:string-value="" calcext:value-type="error">
            <text:p>#DIV/0!</text:p>
          </table:table-cell>
          <table:table-cell table:formula="of:=['1BResults for P1_(time)'.F54]/['1BResults for P1_(time)'.H54]" office:value-type="string" office:string-value="" calcext:value-type="error">
            <text:p>#DIV/0!</text:p>
          </table:table-cell>
          <table:table-cell table:formula="of:=['1BResults for P1_(time)'.G54]/['1BResults for P1_(time)'.H5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style-name="ce27" table:number-columns-repeated="5"/>
          <table:table-cell table:style-name="ce27" table:formula="of:=SUM(['1BResults for P1_(time)'.D55:.G55])" office:value-type="float" office:value="0" calcext:value-type="float">
            <text:p>0</text:p>
          </table:table-cell>
          <table:table-cell table:style-name="ce27" table:formula="of:=['1BResults for P1_(time)'.D55]/['1BResults for P1_(time)'.H55]" office:value-type="string" office:string-value="" calcext:value-type="error">
            <text:p>#DIV/0!</text:p>
          </table:table-cell>
          <table:table-cell table:style-name="ce27" table:formula="of:=['1BResults for P1_(time)'.E55]/['1BResults for P1_(time)'.H55]" office:value-type="string" office:string-value="" calcext:value-type="error">
            <text:p>#DIV/0!</text:p>
          </table:table-cell>
          <table:table-cell table:style-name="ce27" table:formula="of:=['1BResults for P1_(time)'.F55]/['1BResults for P1_(time)'.H55]" office:value-type="string" office:string-value="" calcext:value-type="error">
            <text:p>#DIV/0!</text:p>
          </table:table-cell>
          <table:table-cell table:style-name="ce27" table:formula="of:=['1BResults for P1_(time)'.G55]/['1BResults for P1_(time)'.H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2.tsp</text:p>
          </table:table-cell>
          <table:table-cell table:number-columns-repeated="5"/>
          <table:table-cell table:formula="of:=SUM(['1BResults for P1_(time)'.D56:.G56])" office:value-type="float" office:value="0" calcext:value-type="float">
            <text:p>0</text:p>
          </table:table-cell>
          <table:table-cell table:formula="of:=['1BResults for P1_(time)'.D56]/['1BResults for P1_(time)'.H56]" office:value-type="string" office:string-value="" calcext:value-type="error">
            <text:p>#DIV/0!</text:p>
          </table:table-cell>
          <table:table-cell table:formula="of:=['1BResults for P1_(time)'.E56]/['1BResults for P1_(time)'.H56]" office:value-type="string" office:string-value="" calcext:value-type="error">
            <text:p>#DIV/0!</text:p>
          </table:table-cell>
          <table:table-cell table:formula="of:=['1BResults for P1_(time)'.F56]/['1BResults for P1_(time)'.H56]" office:value-type="string" office:string-value="" calcext:value-type="error">
            <text:p>#DIV/0!</text:p>
          </table:table-cell>
          <table:table-cell table:formula="of:=['1BResults for P1_(time)'.G56]/['1BResults for P1_(time)'.H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style-name="ce27" table:number-columns-repeated="5"/>
          <table:table-cell table:style-name="ce27" table:formula="of:=SUM(['1BResults for P1_(time)'.D57:.G57])" office:value-type="float" office:value="0" calcext:value-type="float">
            <text:p>0</text:p>
          </table:table-cell>
          <table:table-cell table:style-name="ce27" table:formula="of:=['1BResults for P1_(time)'.D57]/['1BResults for P1_(time)'.H57]" office:value-type="string" office:string-value="" calcext:value-type="error">
            <text:p>#DIV/0!</text:p>
          </table:table-cell>
          <table:table-cell table:style-name="ce27" table:formula="of:=['1BResults for P1_(time)'.E57]/['1BResults for P1_(time)'.H57]" office:value-type="string" office:string-value="" calcext:value-type="error">
            <text:p>#DIV/0!</text:p>
          </table:table-cell>
          <table:table-cell table:style-name="ce27" table:formula="of:=['1BResults for P1_(time)'.F57]/['1BResults for P1_(time)'.H57]" office:value-type="string" office:string-value="" calcext:value-type="error">
            <text:p>#DIV/0!</text:p>
          </table:table-cell>
          <table:table-cell table:style-name="ce27" table:formula="of:=['1BResults for P1_(time)'.G57]/['1BResults for P1_(time)'.H5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4.tsp</text:p>
          </table:table-cell>
          <table:table-cell table:number-columns-repeated="5"/>
          <table:table-cell table:formula="of:=SUM(['1BResults for P1_(time)'.D58:.G58])" office:value-type="float" office:value="0" calcext:value-type="float">
            <text:p>0</text:p>
          </table:table-cell>
          <table:table-cell table:formula="of:=['1BResults for P1_(time)'.D58]/['1BResults for P1_(time)'.H58]" office:value-type="string" office:string-value="" calcext:value-type="error">
            <text:p>#DIV/0!</text:p>
          </table:table-cell>
          <table:table-cell table:formula="of:=['1BResults for P1_(time)'.E58]/['1BResults for P1_(time)'.H58]" office:value-type="string" office:string-value="" calcext:value-type="error">
            <text:p>#DIV/0!</text:p>
          </table:table-cell>
          <table:table-cell table:formula="of:=['1BResults for P1_(time)'.F58]/['1BResults for P1_(time)'.H58]" office:value-type="string" office:string-value="" calcext:value-type="error">
            <text:p>#DIV/0!</text:p>
          </table:table-cell>
          <table:table-cell table:formula="of:=['1BResults for P1_(time)'.G58]/['1BResults for P1_(time)'.H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style-name="ce27" table:number-columns-repeated="5"/>
          <table:table-cell table:style-name="ce27" table:formula="of:=SUM(['1BResults for P1_(time)'.D59:.G59])" office:value-type="float" office:value="0" calcext:value-type="float">
            <text:p>0</text:p>
          </table:table-cell>
          <table:table-cell table:style-name="ce27" table:formula="of:=['1BResults for P1_(time)'.D59]/['1BResults for P1_(time)'.H59]" office:value-type="string" office:string-value="" calcext:value-type="error">
            <text:p>#DIV/0!</text:p>
          </table:table-cell>
          <table:table-cell table:style-name="ce27" table:formula="of:=['1BResults for P1_(time)'.E59]/['1BResults for P1_(time)'.H59]" office:value-type="string" office:string-value="" calcext:value-type="error">
            <text:p>#DIV/0!</text:p>
          </table:table-cell>
          <table:table-cell table:style-name="ce27" table:formula="of:=['1BResults for P1_(time)'.F59]/['1BResults for P1_(time)'.H59]" office:value-type="string" office:string-value="" calcext:value-type="error">
            <text:p>#DIV/0!</text:p>
          </table:table-cell>
          <table:table-cell table:style-name="ce27" table:formula="of:=['1BResults for P1_(time)'.G59]/['1BResults for P1_(time)'.H5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6.tsp</text:p>
          </table:table-cell>
          <table:table-cell table:number-columns-repeated="5"/>
          <table:table-cell table:formula="of:=SUM(['1BResults for P1_(time)'.D60:.G60])" office:value-type="float" office:value="0" calcext:value-type="float">
            <text:p>0</text:p>
          </table:table-cell>
          <table:table-cell table:formula="of:=['1BResults for P1_(time)'.D60]/['1BResults for P1_(time)'.H60]" office:value-type="string" office:string-value="" calcext:value-type="error">
            <text:p>#DIV/0!</text:p>
          </table:table-cell>
          <table:table-cell table:formula="of:=['1BResults for P1_(time)'.E60]/['1BResults for P1_(time)'.H60]" office:value-type="string" office:string-value="" calcext:value-type="error">
            <text:p>#DIV/0!</text:p>
          </table:table-cell>
          <table:table-cell table:formula="of:=['1BResults for P1_(time)'.F60]/['1BResults for P1_(time)'.H60]" office:value-type="string" office:string-value="" calcext:value-type="error">
            <text:p>#DIV/0!</text:p>
          </table:table-cell>
          <table:table-cell table:formula="of:=['1BResults for P1_(time)'.G60]/['1BResults for P1_(time)'.H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style-name="ce27" table:number-columns-repeated="5"/>
          <table:table-cell table:style-name="ce27" table:formula="of:=SUM(['1BResults for P1_(time)'.D61:.G61])" office:value-type="float" office:value="0" calcext:value-type="float">
            <text:p>0</text:p>
          </table:table-cell>
          <table:table-cell table:style-name="ce27" table:formula="of:=['1BResults for P1_(time)'.D61]/['1BResults for P1_(time)'.H61]" office:value-type="string" office:string-value="" calcext:value-type="error">
            <text:p>#DIV/0!</text:p>
          </table:table-cell>
          <table:table-cell table:style-name="ce27" table:formula="of:=['1BResults for P1_(time)'.E61]/['1BResults for P1_(time)'.H61]" office:value-type="string" office:string-value="" calcext:value-type="error">
            <text:p>#DIV/0!</text:p>
          </table:table-cell>
          <table:table-cell table:style-name="ce27" table:formula="of:=['1BResults for P1_(time)'.F61]/['1BResults for P1_(time)'.H61]" office:value-type="string" office:string-value="" calcext:value-type="error">
            <text:p>#DIV/0!</text:p>
          </table:table-cell>
          <table:table-cell table:style-name="ce27" table:formula="of:=['1BResults for P1_(time)'.G61]/['1BResults for P1_(time)'.H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8.tsp</text:p>
          </table:table-cell>
          <table:table-cell table:number-columns-repeated="5"/>
          <table:table-cell table:formula="of:=SUM(['1BResults for P1_(time)'.D62:.G62])" office:value-type="float" office:value="0" calcext:value-type="float">
            <text:p>0</text:p>
          </table:table-cell>
          <table:table-cell table:formula="of:=['1BResults for P1_(time)'.D62]/['1BResults for P1_(time)'.H62]" office:value-type="string" office:string-value="" calcext:value-type="error">
            <text:p>#DIV/0!</text:p>
          </table:table-cell>
          <table:table-cell table:formula="of:=['1BResults for P1_(time)'.E62]/['1BResults for P1_(time)'.H62]" office:value-type="string" office:string-value="" calcext:value-type="error">
            <text:p>#DIV/0!</text:p>
          </table:table-cell>
          <table:table-cell table:formula="of:=['1BResults for P1_(time)'.F62]/['1BResults for P1_(time)'.H62]" office:value-type="string" office:string-value="" calcext:value-type="error">
            <text:p>#DIV/0!</text:p>
          </table:table-cell>
          <table:table-cell table:formula="of:=['1BResults for P1_(time)'.G62]/['1BResults for P1_(time)'.H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style-name="ce27" table:number-columns-repeated="5"/>
          <table:table-cell table:style-name="ce27" table:formula="of:=SUM(['1BResults for P1_(time)'.D63:.G63])" office:value-type="float" office:value="0" calcext:value-type="float">
            <text:p>0</text:p>
          </table:table-cell>
          <table:table-cell table:style-name="ce27" table:formula="of:=['1BResults for P1_(time)'.D63]/['1BResults for P1_(time)'.H63]" office:value-type="string" office:string-value="" calcext:value-type="error">
            <text:p>#DIV/0!</text:p>
          </table:table-cell>
          <table:table-cell table:style-name="ce27" table:formula="of:=['1BResults for P1_(time)'.E63]/['1BResults for P1_(time)'.H63]" office:value-type="string" office:string-value="" calcext:value-type="error">
            <text:p>#DIV/0!</text:p>
          </table:table-cell>
          <table:table-cell table:style-name="ce27" table:formula="of:=['1BResults for P1_(time)'.F63]/['1BResults for P1_(time)'.H63]" office:value-type="string" office:string-value="" calcext:value-type="error">
            <text:p>#DIV/0!</text:p>
          </table:table-cell>
          <table:table-cell table:style-name="ce27" table:formula="of:=['1BResults for P1_(time)'.G63]/['1BResults for P1_(time)'.H6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0.tsp</text:p>
          </table:table-cell>
          <table:table-cell table:number-columns-repeated="5"/>
          <table:table-cell table:formula="of:=SUM(['1BResults for P1_(time)'.D64:.G64])" office:value-type="float" office:value="0" calcext:value-type="float">
            <text:p>0</text:p>
          </table:table-cell>
          <table:table-cell table:formula="of:=['1BResults for P1_(time)'.D64]/['1BResults for P1_(time)'.H64]" office:value-type="string" office:string-value="" calcext:value-type="error">
            <text:p>#DIV/0!</text:p>
          </table:table-cell>
          <table:table-cell table:formula="of:=['1BResults for P1_(time)'.E64]/['1BResults for P1_(time)'.H64]" office:value-type="string" office:string-value="" calcext:value-type="error">
            <text:p>#DIV/0!</text:p>
          </table:table-cell>
          <table:table-cell table:formula="of:=['1BResults for P1_(time)'.F64]/['1BResults for P1_(time)'.H64]" office:value-type="string" office:string-value="" calcext:value-type="error">
            <text:p>#DIV/0!</text:p>
          </table:table-cell>
          <table:table-cell table:formula="of:=['1BResults for P1_(time)'.G64]/['1BResults for P1_(time)'.H6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style-name="ce27" table:number-columns-repeated="5"/>
          <table:table-cell table:style-name="ce27" table:formula="of:=SUM(['1BResults for P1_(time)'.D65:.G65])" office:value-type="float" office:value="0" calcext:value-type="float">
            <text:p>0</text:p>
          </table:table-cell>
          <table:table-cell table:style-name="ce27" table:formula="of:=['1BResults for P1_(time)'.D65]/['1BResults for P1_(time)'.H65]" office:value-type="string" office:string-value="" calcext:value-type="error">
            <text:p>#DIV/0!</text:p>
          </table:table-cell>
          <table:table-cell table:style-name="ce27" table:formula="of:=['1BResults for P1_(time)'.E65]/['1BResults for P1_(time)'.H65]" office:value-type="string" office:string-value="" calcext:value-type="error">
            <text:p>#DIV/0!</text:p>
          </table:table-cell>
          <table:table-cell table:style-name="ce27" table:formula="of:=['1BResults for P1_(time)'.F65]/['1BResults for P1_(time)'.H65]" office:value-type="string" office:string-value="" calcext:value-type="error">
            <text:p>#DIV/0!</text:p>
          </table:table-cell>
          <table:table-cell table:style-name="ce27" table:formula="of:=['1BResults for P1_(time)'.G65]/['1BResults for P1_(time)'.H6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2.tsp</text:p>
          </table:table-cell>
          <table:table-cell table:number-columns-repeated="5"/>
          <table:table-cell table:formula="of:=SUM(['1BResults for P1_(time)'.D66:.G66])" office:value-type="float" office:value="0" calcext:value-type="float">
            <text:p>0</text:p>
          </table:table-cell>
          <table:table-cell table:formula="of:=['1BResults for P1_(time)'.D66]/['1BResults for P1_(time)'.H66]" office:value-type="string" office:string-value="" calcext:value-type="error">
            <text:p>#DIV/0!</text:p>
          </table:table-cell>
          <table:table-cell table:formula="of:=['1BResults for P1_(time)'.E66]/['1BResults for P1_(time)'.H66]" office:value-type="string" office:string-value="" calcext:value-type="error">
            <text:p>#DIV/0!</text:p>
          </table:table-cell>
          <table:table-cell table:formula="of:=['1BResults for P1_(time)'.F66]/['1BResults for P1_(time)'.H66]" office:value-type="string" office:string-value="" calcext:value-type="error">
            <text:p>#DIV/0!</text:p>
          </table:table-cell>
          <table:table-cell table:formula="of:=['1BResults for P1_(time)'.G66]/['1BResults for P1_(time)'.H6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style-name="ce27" table:number-columns-repeated="5"/>
          <table:table-cell table:style-name="ce27" table:formula="of:=SUM(['1BResults for P1_(time)'.D67:.G67])" office:value-type="float" office:value="0" calcext:value-type="float">
            <text:p>0</text:p>
          </table:table-cell>
          <table:table-cell table:style-name="ce27" table:formula="of:=['1BResults for P1_(time)'.D67]/['1BResults for P1_(time)'.H67]" office:value-type="string" office:string-value="" calcext:value-type="error">
            <text:p>#DIV/0!</text:p>
          </table:table-cell>
          <table:table-cell table:style-name="ce27" table:formula="of:=['1BResults for P1_(time)'.E67]/['1BResults for P1_(time)'.H67]" office:value-type="string" office:string-value="" calcext:value-type="error">
            <text:p>#DIV/0!</text:p>
          </table:table-cell>
          <table:table-cell table:style-name="ce27" table:formula="of:=['1BResults for P1_(time)'.F67]/['1BResults for P1_(time)'.H67]" office:value-type="string" office:string-value="" calcext:value-type="error">
            <text:p>#DIV/0!</text:p>
          </table:table-cell>
          <table:table-cell table:style-name="ce27" table:formula="of:=['1BResults for P1_(time)'.G67]/['1BResults for P1_(time)'.H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4.tsp</text:p>
          </table:table-cell>
          <table:table-cell table:number-columns-repeated="5"/>
          <table:table-cell table:formula="of:=SUM(['1BResults for P1_(time)'.D68:.G68])" office:value-type="float" office:value="0" calcext:value-type="float">
            <text:p>0</text:p>
          </table:table-cell>
          <table:table-cell table:formula="of:=['1BResults for P1_(time)'.D68]/['1BResults for P1_(time)'.H68]" office:value-type="string" office:string-value="" calcext:value-type="error">
            <text:p>#DIV/0!</text:p>
          </table:table-cell>
          <table:table-cell table:formula="of:=['1BResults for P1_(time)'.E68]/['1BResults for P1_(time)'.H68]" office:value-type="string" office:string-value="" calcext:value-type="error">
            <text:p>#DIV/0!</text:p>
          </table:table-cell>
          <table:table-cell table:formula="of:=['1BResults for P1_(time)'.F68]/['1BResults for P1_(time)'.H68]" office:value-type="string" office:string-value="" calcext:value-type="error">
            <text:p>#DIV/0!</text:p>
          </table:table-cell>
          <table:table-cell table:formula="of:=['1BResults for P1_(time)'.G68]/['1BResults for P1_(time)'.H6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style-name="ce27" table:number-columns-repeated="5"/>
          <table:table-cell table:style-name="ce27" table:formula="of:=SUM(['1BResults for P1_(time)'.D69:.G69])" office:value-type="float" office:value="0" calcext:value-type="float">
            <text:p>0</text:p>
          </table:table-cell>
          <table:table-cell table:style-name="ce27" table:formula="of:=['1BResults for P1_(time)'.D69]/['1BResults for P1_(time)'.H69]" office:value-type="string" office:string-value="" calcext:value-type="error">
            <text:p>#DIV/0!</text:p>
          </table:table-cell>
          <table:table-cell table:style-name="ce27" table:formula="of:=['1BResults for P1_(time)'.E69]/['1BResults for P1_(time)'.H69]" office:value-type="string" office:string-value="" calcext:value-type="error">
            <text:p>#DIV/0!</text:p>
          </table:table-cell>
          <table:table-cell table:style-name="ce27" table:formula="of:=['1BResults for P1_(time)'.F69]/['1BResults for P1_(time)'.H69]" office:value-type="string" office:string-value="" calcext:value-type="error">
            <text:p>#DIV/0!</text:p>
          </table:table-cell>
          <table:table-cell table:style-name="ce27" table:formula="of:=['1BResults for P1_(time)'.G69]/['1BResults for P1_(time)'.H6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6.tsp</text:p>
          </table:table-cell>
          <table:table-cell table:number-columns-repeated="5"/>
          <table:table-cell table:formula="of:=SUM(['1BResults for P1_(time)'.D70:.G70])" office:value-type="float" office:value="0" calcext:value-type="float">
            <text:p>0</text:p>
          </table:table-cell>
          <table:table-cell table:formula="of:=['1BResults for P1_(time)'.D70]/['1BResults for P1_(time)'.H70]" office:value-type="string" office:string-value="" calcext:value-type="error">
            <text:p>#DIV/0!</text:p>
          </table:table-cell>
          <table:table-cell table:formula="of:=['1BResults for P1_(time)'.E70]/['1BResults for P1_(time)'.H70]" office:value-type="string" office:string-value="" calcext:value-type="error">
            <text:p>#DIV/0!</text:p>
          </table:table-cell>
          <table:table-cell table:formula="of:=['1BResults for P1_(time)'.F70]/['1BResults for P1_(time)'.H70]" office:value-type="string" office:string-value="" calcext:value-type="error">
            <text:p>#DIV/0!</text:p>
          </table:table-cell>
          <table:table-cell table:formula="of:=['1BResults for P1_(time)'.G70]/['1BResults for P1_(time)'.H7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style-name="ce27" table:number-columns-repeated="5"/>
          <table:table-cell table:style-name="ce27" table:formula="of:=SUM(['1BResults for P1_(time)'.D71:.G71])" office:value-type="float" office:value="0" calcext:value-type="float">
            <text:p>0</text:p>
          </table:table-cell>
          <table:table-cell table:style-name="ce27" table:formula="of:=['1BResults for P1_(time)'.D71]/['1BResults for P1_(time)'.H71]" office:value-type="string" office:string-value="" calcext:value-type="error">
            <text:p>#DIV/0!</text:p>
          </table:table-cell>
          <table:table-cell table:style-name="ce27" table:formula="of:=['1BResults for P1_(time)'.E71]/['1BResults for P1_(time)'.H71]" office:value-type="string" office:string-value="" calcext:value-type="error">
            <text:p>#DIV/0!</text:p>
          </table:table-cell>
          <table:table-cell table:style-name="ce27" table:formula="of:=['1BResults for P1_(time)'.F71]/['1BResults for P1_(time)'.H71]" office:value-type="string" office:string-value="" calcext:value-type="error">
            <text:p>#DIV/0!</text:p>
          </table:table-cell>
          <table:table-cell table:style-name="ce27" table:formula="of:=['1BResults for P1_(time)'.G71]/['1BResults for P1_(time)'.H7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8.tsp</text:p>
          </table:table-cell>
          <table:table-cell table:number-columns-repeated="5"/>
          <table:table-cell table:formula="of:=SUM(['1BResults for P1_(time)'.D72:.G72])" office:value-type="float" office:value="0" calcext:value-type="float">
            <text:p>0</text:p>
          </table:table-cell>
          <table:table-cell table:formula="of:=['1BResults for P1_(time)'.D72]/['1BResults for P1_(time)'.H72]" office:value-type="string" office:string-value="" calcext:value-type="error">
            <text:p>#DIV/0!</text:p>
          </table:table-cell>
          <table:table-cell table:formula="of:=['1BResults for P1_(time)'.E72]/['1BResults for P1_(time)'.H72]" office:value-type="string" office:string-value="" calcext:value-type="error">
            <text:p>#DIV/0!</text:p>
          </table:table-cell>
          <table:table-cell table:formula="of:=['1BResults for P1_(time)'.F72]/['1BResults for P1_(time)'.H72]" office:value-type="string" office:string-value="" calcext:value-type="error">
            <text:p>#DIV/0!</text:p>
          </table:table-cell>
          <table:table-cell table:formula="of:=['1BResults for P1_(time)'.G72]/['1BResults for P1_(time)'.H7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style-name="ce27" table:number-columns-repeated="5"/>
          <table:table-cell table:style-name="ce27" table:formula="of:=SUM(['1BResults for P1_(time)'.D73:.G73])" office:value-type="float" office:value="0" calcext:value-type="float">
            <text:p>0</text:p>
          </table:table-cell>
          <table:table-cell table:style-name="ce27" table:formula="of:=['1BResults for P1_(time)'.D73]/['1BResults for P1_(time)'.H73]" office:value-type="string" office:string-value="" calcext:value-type="error">
            <text:p>#DIV/0!</text:p>
          </table:table-cell>
          <table:table-cell table:style-name="ce27" table:formula="of:=['1BResults for P1_(time)'.E73]/['1BResults for P1_(time)'.H73]" office:value-type="string" office:string-value="" calcext:value-type="error">
            <text:p>#DIV/0!</text:p>
          </table:table-cell>
          <table:table-cell table:style-name="ce27" table:formula="of:=['1BResults for P1_(time)'.F73]/['1BResults for P1_(time)'.H73]" office:value-type="string" office:string-value="" calcext:value-type="error">
            <text:p>#DIV/0!</text:p>
          </table:table-cell>
          <table:table-cell table:style-name="ce27" table:formula="of:=['1BResults for P1_(time)'.G73]/['1BResults for P1_(time)'.H7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0.tsp</text:p>
          </table:table-cell>
          <table:table-cell table:number-columns-repeated="5"/>
          <table:table-cell table:formula="of:=SUM(['1BResults for P1_(time)'.D74:.G74])" office:value-type="float" office:value="0" calcext:value-type="float">
            <text:p>0</text:p>
          </table:table-cell>
          <table:table-cell table:formula="of:=['1BResults for P1_(time)'.D74]/['1BResults for P1_(time)'.H74]" office:value-type="string" office:string-value="" calcext:value-type="error">
            <text:p>#DIV/0!</text:p>
          </table:table-cell>
          <table:table-cell table:formula="of:=['1BResults for P1_(time)'.E74]/['1BResults for P1_(time)'.H74]" office:value-type="string" office:string-value="" calcext:value-type="error">
            <text:p>#DIV/0!</text:p>
          </table:table-cell>
          <table:table-cell table:formula="of:=['1BResults for P1_(time)'.F74]/['1BResults for P1_(time)'.H74]" office:value-type="string" office:string-value="" calcext:value-type="error">
            <text:p>#DIV/0!</text:p>
          </table:table-cell>
          <table:table-cell table:formula="of:=['1BResults for P1_(time)'.G74]/['1BResults for P1_(time)'.H7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style-name="ce27" table:number-columns-repeated="5"/>
          <table:table-cell table:style-name="ce27" table:formula="of:=SUM(['1BResults for P1_(time)'.D75:.G75])" office:value-type="float" office:value="0" calcext:value-type="float">
            <text:p>0</text:p>
          </table:table-cell>
          <table:table-cell table:style-name="ce27" table:formula="of:=['1BResults for P1_(time)'.D75]/['1BResults for P1_(time)'.H75]" office:value-type="string" office:string-value="" calcext:value-type="error">
            <text:p>#DIV/0!</text:p>
          </table:table-cell>
          <table:table-cell table:style-name="ce27" table:formula="of:=['1BResults for P1_(time)'.E75]/['1BResults for P1_(time)'.H75]" office:value-type="string" office:string-value="" calcext:value-type="error">
            <text:p>#DIV/0!</text:p>
          </table:table-cell>
          <table:table-cell table:style-name="ce27" table:formula="of:=['1BResults for P1_(time)'.F75]/['1BResults for P1_(time)'.H75]" office:value-type="string" office:string-value="" calcext:value-type="error">
            <text:p>#DIV/0!</text:p>
          </table:table-cell>
          <table:table-cell table:style-name="ce27" table:formula="of:=['1BResults for P1_(time)'.G75]/['1BResults for P1_(time)'.H7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2.tsp</text:p>
          </table:table-cell>
          <table:table-cell table:number-columns-repeated="5"/>
          <table:table-cell table:formula="of:=SUM(['1BResults for P1_(time)'.D76:.G76])" office:value-type="float" office:value="0" calcext:value-type="float">
            <text:p>0</text:p>
          </table:table-cell>
          <table:table-cell table:formula="of:=['1BResults for P1_(time)'.D76]/['1BResults for P1_(time)'.H76]" office:value-type="string" office:string-value="" calcext:value-type="error">
            <text:p>#DIV/0!</text:p>
          </table:table-cell>
          <table:table-cell table:formula="of:=['1BResults for P1_(time)'.E76]/['1BResults for P1_(time)'.H76]" office:value-type="string" office:string-value="" calcext:value-type="error">
            <text:p>#DIV/0!</text:p>
          </table:table-cell>
          <table:table-cell table:formula="of:=['1BResults for P1_(time)'.F76]/['1BResults for P1_(time)'.H76]" office:value-type="string" office:string-value="" calcext:value-type="error">
            <text:p>#DIV/0!</text:p>
          </table:table-cell>
          <table:table-cell table:formula="of:=['1BResults for P1_(time)'.G76]/['1BResults for P1_(time)'.H7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style-name="ce27" table:number-columns-repeated="5"/>
          <table:table-cell table:style-name="ce27" table:formula="of:=SUM(['1BResults for P1_(time)'.D77:.G77])" office:value-type="float" office:value="0" calcext:value-type="float">
            <text:p>0</text:p>
          </table:table-cell>
          <table:table-cell table:style-name="ce27" table:formula="of:=['1BResults for P1_(time)'.D77]/['1BResults for P1_(time)'.H77]" office:value-type="string" office:string-value="" calcext:value-type="error">
            <text:p>#DIV/0!</text:p>
          </table:table-cell>
          <table:table-cell table:style-name="ce27" table:formula="of:=['1BResults for P1_(time)'.E77]/['1BResults for P1_(time)'.H77]" office:value-type="string" office:string-value="" calcext:value-type="error">
            <text:p>#DIV/0!</text:p>
          </table:table-cell>
          <table:table-cell table:style-name="ce27" table:formula="of:=['1BResults for P1_(time)'.F77]/['1BResults for P1_(time)'.H77]" office:value-type="string" office:string-value="" calcext:value-type="error">
            <text:p>#DIV/0!</text:p>
          </table:table-cell>
          <table:table-cell table:style-name="ce27" table:formula="of:=['1BResults for P1_(time)'.G77]/['1BResults for P1_(time)'.H7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4.tsp</text:p>
          </table:table-cell>
          <table:table-cell table:number-columns-repeated="5"/>
          <table:table-cell table:formula="of:=SUM(['1BResults for P1_(time)'.D78:.G78])" office:value-type="float" office:value="0" calcext:value-type="float">
            <text:p>0</text:p>
          </table:table-cell>
          <table:table-cell table:formula="of:=['1BResults for P1_(time)'.D78]/['1BResults for P1_(time)'.H78]" office:value-type="string" office:string-value="" calcext:value-type="error">
            <text:p>#DIV/0!</text:p>
          </table:table-cell>
          <table:table-cell table:formula="of:=['1BResults for P1_(time)'.E78]/['1BResults for P1_(time)'.H78]" office:value-type="string" office:string-value="" calcext:value-type="error">
            <text:p>#DIV/0!</text:p>
          </table:table-cell>
          <table:table-cell table:formula="of:=['1BResults for P1_(time)'.F78]/['1BResults for P1_(time)'.H78]" office:value-type="string" office:string-value="" calcext:value-type="error">
            <text:p>#DIV/0!</text:p>
          </table:table-cell>
          <table:table-cell table:formula="of:=['1BResults for P1_(time)'.G78]/['1BResults for P1_(time)'.H7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style-name="ce27" table:number-columns-repeated="5"/>
          <table:table-cell table:style-name="ce27" table:formula="of:=SUM(['1BResults for P1_(time)'.D79:.G79])" office:value-type="float" office:value="0" calcext:value-type="float">
            <text:p>0</text:p>
          </table:table-cell>
          <table:table-cell table:style-name="ce27" table:formula="of:=['1BResults for P1_(time)'.D79]/['1BResults for P1_(time)'.H79]" office:value-type="string" office:string-value="" calcext:value-type="error">
            <text:p>#DIV/0!</text:p>
          </table:table-cell>
          <table:table-cell table:style-name="ce27" table:formula="of:=['1BResults for P1_(time)'.E79]/['1BResults for P1_(time)'.H79]" office:value-type="string" office:string-value="" calcext:value-type="error">
            <text:p>#DIV/0!</text:p>
          </table:table-cell>
          <table:table-cell table:style-name="ce27" table:formula="of:=['1BResults for P1_(time)'.F79]/['1BResults for P1_(time)'.H79]" office:value-type="string" office:string-value="" calcext:value-type="error">
            <text:p>#DIV/0!</text:p>
          </table:table-cell>
          <table:table-cell table:style-name="ce27" table:formula="of:=['1BResults for P1_(time)'.G79]/['1BResults for P1_(time)'.H7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6.tsp</text:p>
          </table:table-cell>
          <table:table-cell table:number-columns-repeated="5"/>
          <table:table-cell table:formula="of:=SUM(['1BResults for P1_(time)'.D80:.G80])" office:value-type="float" office:value="0" calcext:value-type="float">
            <text:p>0</text:p>
          </table:table-cell>
          <table:table-cell table:formula="of:=['1BResults for P1_(time)'.D80]/['1BResults for P1_(time)'.H80]" office:value-type="string" office:string-value="" calcext:value-type="error">
            <text:p>#DIV/0!</text:p>
          </table:table-cell>
          <table:table-cell table:formula="of:=['1BResults for P1_(time)'.E80]/['1BResults for P1_(time)'.H80]" office:value-type="string" office:string-value="" calcext:value-type="error">
            <text:p>#DIV/0!</text:p>
          </table:table-cell>
          <table:table-cell table:formula="of:=['1BResults for P1_(time)'.F80]/['1BResults for P1_(time)'.H80]" office:value-type="string" office:string-value="" calcext:value-type="error">
            <text:p>#DIV/0!</text:p>
          </table:table-cell>
          <table:table-cell table:formula="of:=['1BResults for P1_(time)'.G80]/['1BResults for P1_(time)'.H8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style-name="ce27" table:number-columns-repeated="5"/>
          <table:table-cell table:style-name="ce27" table:formula="of:=SUM(['1BResults for P1_(time)'.D81:.G81])" office:value-type="float" office:value="0" calcext:value-type="float">
            <text:p>0</text:p>
          </table:table-cell>
          <table:table-cell table:style-name="ce27" table:formula="of:=['1BResults for P1_(time)'.D81]/['1BResults for P1_(time)'.H81]" office:value-type="string" office:string-value="" calcext:value-type="error">
            <text:p>#DIV/0!</text:p>
          </table:table-cell>
          <table:table-cell table:style-name="ce27" table:formula="of:=['1BResults for P1_(time)'.E81]/['1BResults for P1_(time)'.H81]" office:value-type="string" office:string-value="" calcext:value-type="error">
            <text:p>#DIV/0!</text:p>
          </table:table-cell>
          <table:table-cell table:style-name="ce27" table:formula="of:=['1BResults for P1_(time)'.F81]/['1BResults for P1_(time)'.H81]" office:value-type="string" office:string-value="" calcext:value-type="error">
            <text:p>#DIV/0!</text:p>
          </table:table-cell>
          <table:table-cell table:style-name="ce27" table:formula="of:=['1BResults for P1_(time)'.G81]/['1BResults for P1_(time)'.H8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8.tsp</text:p>
          </table:table-cell>
          <table:table-cell table:number-columns-repeated="5"/>
          <table:table-cell table:formula="of:=SUM(['1BResults for P1_(time)'.D82:.G82])" office:value-type="float" office:value="0" calcext:value-type="float">
            <text:p>0</text:p>
          </table:table-cell>
          <table:table-cell table:formula="of:=['1BResults for P1_(time)'.D82]/['1BResults for P1_(time)'.H82]" office:value-type="string" office:string-value="" calcext:value-type="error">
            <text:p>#DIV/0!</text:p>
          </table:table-cell>
          <table:table-cell table:formula="of:=['1BResults for P1_(time)'.E82]/['1BResults for P1_(time)'.H82]" office:value-type="string" office:string-value="" calcext:value-type="error">
            <text:p>#DIV/0!</text:p>
          </table:table-cell>
          <table:table-cell table:formula="of:=['1BResults for P1_(time)'.F82]/['1BResults for P1_(time)'.H82]" office:value-type="string" office:string-value="" calcext:value-type="error">
            <text:p>#DIV/0!</text:p>
          </table:table-cell>
          <table:table-cell table:formula="of:=['1BResults for P1_(time)'.G82]/['1BResults for P1_(time)'.H8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style-name="ce27" table:number-columns-repeated="5"/>
          <table:table-cell table:style-name="ce27" table:formula="of:=SUM(['1BResults for P1_(time)'.D83:.G83])" office:value-type="float" office:value="0" calcext:value-type="float">
            <text:p>0</text:p>
          </table:table-cell>
          <table:table-cell table:style-name="ce27" table:formula="of:=['1BResults for P1_(time)'.D83]/['1BResults for P1_(time)'.H83]" office:value-type="string" office:string-value="" calcext:value-type="error">
            <text:p>#DIV/0!</text:p>
          </table:table-cell>
          <table:table-cell table:style-name="ce27" table:formula="of:=['1BResults for P1_(time)'.E83]/['1BResults for P1_(time)'.H83]" office:value-type="string" office:string-value="" calcext:value-type="error">
            <text:p>#DIV/0!</text:p>
          </table:table-cell>
          <table:table-cell table:style-name="ce27" table:formula="of:=['1BResults for P1_(time)'.F83]/['1BResults for P1_(time)'.H83]" office:value-type="string" office:string-value="" calcext:value-type="error">
            <text:p>#DIV/0!</text:p>
          </table:table-cell>
          <table:table-cell table:style-name="ce27" table:formula="of:=['1BResults for P1_(time)'.G83]/['1BResults for P1_(time)'.H8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0.tsp</text:p>
          </table:table-cell>
          <table:table-cell table:number-columns-repeated="5"/>
          <table:table-cell table:formula="of:=SUM(['1BResults for P1_(time)'.D84:.G84])" office:value-type="float" office:value="0" calcext:value-type="float">
            <text:p>0</text:p>
          </table:table-cell>
          <table:table-cell table:formula="of:=['1BResults for P1_(time)'.D84]/['1BResults for P1_(time)'.H84]" office:value-type="string" office:string-value="" calcext:value-type="error">
            <text:p>#DIV/0!</text:p>
          </table:table-cell>
          <table:table-cell table:formula="of:=['1BResults for P1_(time)'.E84]/['1BResults for P1_(time)'.H84]" office:value-type="string" office:string-value="" calcext:value-type="error">
            <text:p>#DIV/0!</text:p>
          </table:table-cell>
          <table:table-cell table:formula="of:=['1BResults for P1_(time)'.F84]/['1BResults for P1_(time)'.H84]" office:value-type="string" office:string-value="" calcext:value-type="error">
            <text:p>#DIV/0!</text:p>
          </table:table-cell>
          <table:table-cell table:formula="of:=['1BResults for P1_(time)'.G84]/['1BResults for P1_(time)'.H8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style-name="ce27" table:number-columns-repeated="5"/>
          <table:table-cell table:style-name="ce27" table:formula="of:=SUM(['1BResults for P1_(time)'.D85:.G85])" office:value-type="float" office:value="0" calcext:value-type="float">
            <text:p>0</text:p>
          </table:table-cell>
          <table:table-cell table:style-name="ce27" table:formula="of:=['1BResults for P1_(time)'.D85]/['1BResults for P1_(time)'.H85]" office:value-type="string" office:string-value="" calcext:value-type="error">
            <text:p>#DIV/0!</text:p>
          </table:table-cell>
          <table:table-cell table:style-name="ce27" table:formula="of:=['1BResults for P1_(time)'.E85]/['1BResults for P1_(time)'.H85]" office:value-type="string" office:string-value="" calcext:value-type="error">
            <text:p>#DIV/0!</text:p>
          </table:table-cell>
          <table:table-cell table:style-name="ce27" table:formula="of:=['1BResults for P1_(time)'.F85]/['1BResults for P1_(time)'.H85]" office:value-type="string" office:string-value="" calcext:value-type="error">
            <text:p>#DIV/0!</text:p>
          </table:table-cell>
          <table:table-cell table:style-name="ce27" table:formula="of:=['1BResults for P1_(time)'.G85]/['1BResults for P1_(time)'.H8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2.tsp</text:p>
          </table:table-cell>
          <table:table-cell table:number-columns-repeated="5"/>
          <table:table-cell table:formula="of:=SUM(['1BResults for P1_(time)'.D86:.G86])" office:value-type="float" office:value="0" calcext:value-type="float">
            <text:p>0</text:p>
          </table:table-cell>
          <table:table-cell table:formula="of:=['1BResults for P1_(time)'.D86]/['1BResults for P1_(time)'.H86]" office:value-type="string" office:string-value="" calcext:value-type="error">
            <text:p>#DIV/0!</text:p>
          </table:table-cell>
          <table:table-cell table:formula="of:=['1BResults for P1_(time)'.E86]/['1BResults for P1_(time)'.H86]" office:value-type="string" office:string-value="" calcext:value-type="error">
            <text:p>#DIV/0!</text:p>
          </table:table-cell>
          <table:table-cell table:formula="of:=['1BResults for P1_(time)'.F86]/['1BResults for P1_(time)'.H86]" office:value-type="string" office:string-value="" calcext:value-type="error">
            <text:p>#DIV/0!</text:p>
          </table:table-cell>
          <table:table-cell table:formula="of:=['1BResults for P1_(time)'.G86]/['1BResults for P1_(time)'.H8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style-name="ce27" table:number-columns-repeated="5"/>
          <table:table-cell table:style-name="ce27" table:formula="of:=SUM(['1BResults for P1_(time)'.D87:.G87])" office:value-type="float" office:value="0" calcext:value-type="float">
            <text:p>0</text:p>
          </table:table-cell>
          <table:table-cell table:style-name="ce27" table:formula="of:=['1BResults for P1_(time)'.D87]/['1BResults for P1_(time)'.H87]" office:value-type="string" office:string-value="" calcext:value-type="error">
            <text:p>#DIV/0!</text:p>
          </table:table-cell>
          <table:table-cell table:style-name="ce27" table:formula="of:=['1BResults for P1_(time)'.E87]/['1BResults for P1_(time)'.H87]" office:value-type="string" office:string-value="" calcext:value-type="error">
            <text:p>#DIV/0!</text:p>
          </table:table-cell>
          <table:table-cell table:style-name="ce27" table:formula="of:=['1BResults for P1_(time)'.F87]/['1BResults for P1_(time)'.H87]" office:value-type="string" office:string-value="" calcext:value-type="error">
            <text:p>#DIV/0!</text:p>
          </table:table-cell>
          <table:table-cell table:style-name="ce27" table:formula="of:=['1BResults for P1_(time)'.G87]/['1BResults for P1_(time)'.H8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4.tsp</text:p>
          </table:table-cell>
          <table:table-cell table:number-columns-repeated="5"/>
          <table:table-cell table:formula="of:=SUM(['1BResults for P1_(time)'.D88:.G88])" office:value-type="float" office:value="0" calcext:value-type="float">
            <text:p>0</text:p>
          </table:table-cell>
          <table:table-cell table:formula="of:=['1BResults for P1_(time)'.D88]/['1BResults for P1_(time)'.H88]" office:value-type="string" office:string-value="" calcext:value-type="error">
            <text:p>#DIV/0!</text:p>
          </table:table-cell>
          <table:table-cell table:formula="of:=['1BResults for P1_(time)'.E88]/['1BResults for P1_(time)'.H88]" office:value-type="string" office:string-value="" calcext:value-type="error">
            <text:p>#DIV/0!</text:p>
          </table:table-cell>
          <table:table-cell table:formula="of:=['1BResults for P1_(time)'.F88]/['1BResults for P1_(time)'.H88]" office:value-type="string" office:string-value="" calcext:value-type="error">
            <text:p>#DIV/0!</text:p>
          </table:table-cell>
          <table:table-cell table:formula="of:=['1BResults for P1_(time)'.G88]/['1BResults for P1_(time)'.H8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style-name="ce27" table:number-columns-repeated="5"/>
          <table:table-cell table:style-name="ce27" table:formula="of:=SUM(['1BResults for P1_(time)'.D89:.G89])" office:value-type="float" office:value="0" calcext:value-type="float">
            <text:p>0</text:p>
          </table:table-cell>
          <table:table-cell table:style-name="ce27" table:formula="of:=['1BResults for P1_(time)'.D89]/['1BResults for P1_(time)'.H89]" office:value-type="string" office:string-value="" calcext:value-type="error">
            <text:p>#DIV/0!</text:p>
          </table:table-cell>
          <table:table-cell table:style-name="ce27" table:formula="of:=['1BResults for P1_(time)'.E89]/['1BResults for P1_(time)'.H89]" office:value-type="string" office:string-value="" calcext:value-type="error">
            <text:p>#DIV/0!</text:p>
          </table:table-cell>
          <table:table-cell table:style-name="ce27" table:formula="of:=['1BResults for P1_(time)'.F89]/['1BResults for P1_(time)'.H89]" office:value-type="string" office:string-value="" calcext:value-type="error">
            <text:p>#DIV/0!</text:p>
          </table:table-cell>
          <table:table-cell table:style-name="ce27" table:formula="of:=['1BResults for P1_(time)'.G89]/['1BResults for P1_(time)'.H8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6.tsp</text:p>
          </table:table-cell>
          <table:table-cell table:number-columns-repeated="5"/>
          <table:table-cell table:formula="of:=SUM(['1BResults for P1_(time)'.D90:.G90])" office:value-type="float" office:value="0" calcext:value-type="float">
            <text:p>0</text:p>
          </table:table-cell>
          <table:table-cell table:formula="of:=['1BResults for P1_(time)'.D90]/['1BResults for P1_(time)'.H90]" office:value-type="string" office:string-value="" calcext:value-type="error">
            <text:p>#DIV/0!</text:p>
          </table:table-cell>
          <table:table-cell table:formula="of:=['1BResults for P1_(time)'.E90]/['1BResults for P1_(time)'.H90]" office:value-type="string" office:string-value="" calcext:value-type="error">
            <text:p>#DIV/0!</text:p>
          </table:table-cell>
          <table:table-cell table:formula="of:=['1BResults for P1_(time)'.F90]/['1BResults for P1_(time)'.H90]" office:value-type="string" office:string-value="" calcext:value-type="error">
            <text:p>#DIV/0!</text:p>
          </table:table-cell>
          <table:table-cell table:formula="of:=['1BResults for P1_(time)'.G90]/['1BResults for P1_(time)'.H9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style-name="ce27" table:number-columns-repeated="5"/>
          <table:table-cell table:style-name="ce27" table:formula="of:=SUM(['1BResults for P1_(time)'.D91:.G91])" office:value-type="float" office:value="0" calcext:value-type="float">
            <text:p>0</text:p>
          </table:table-cell>
          <table:table-cell table:style-name="ce27" table:formula="of:=['1BResults for P1_(time)'.D91]/['1BResults for P1_(time)'.H91]" office:value-type="string" office:string-value="" calcext:value-type="error">
            <text:p>#DIV/0!</text:p>
          </table:table-cell>
          <table:table-cell table:style-name="ce27" table:formula="of:=['1BResults for P1_(time)'.E91]/['1BResults for P1_(time)'.H91]" office:value-type="string" office:string-value="" calcext:value-type="error">
            <text:p>#DIV/0!</text:p>
          </table:table-cell>
          <table:table-cell table:style-name="ce27" table:formula="of:=['1BResults for P1_(time)'.F91]/['1BResults for P1_(time)'.H91]" office:value-type="string" office:string-value="" calcext:value-type="error">
            <text:p>#DIV/0!</text:p>
          </table:table-cell>
          <table:table-cell table:style-name="ce27" table:formula="of:=['1BResults for P1_(time)'.G91]/['1BResults for P1_(time)'.H9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8.tsp</text:p>
          </table:table-cell>
          <table:table-cell table:number-columns-repeated="5"/>
          <table:table-cell table:formula="of:=SUM(['1BResults for P1_(time)'.D92:.G92])" office:value-type="float" office:value="0" calcext:value-type="float">
            <text:p>0</text:p>
          </table:table-cell>
          <table:table-cell table:formula="of:=['1BResults for P1_(time)'.D92]/['1BResults for P1_(time)'.H92]" office:value-type="string" office:string-value="" calcext:value-type="error">
            <text:p>#DIV/0!</text:p>
          </table:table-cell>
          <table:table-cell table:formula="of:=['1BResults for P1_(time)'.E92]/['1BResults for P1_(time)'.H92]" office:value-type="string" office:string-value="" calcext:value-type="error">
            <text:p>#DIV/0!</text:p>
          </table:table-cell>
          <table:table-cell table:formula="of:=['1BResults for P1_(time)'.F92]/['1BResults for P1_(time)'.H92]" office:value-type="string" office:string-value="" calcext:value-type="error">
            <text:p>#DIV/0!</text:p>
          </table:table-cell>
          <table:table-cell table:formula="of:=['1BResults for P1_(time)'.G92]/['1BResults for P1_(time)'.H9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style-name="ce27" table:number-columns-repeated="5"/>
          <table:table-cell table:style-name="ce27" table:formula="of:=SUM(['1BResults for P1_(time)'.D93:.G93])" office:value-type="float" office:value="0" calcext:value-type="float">
            <text:p>0</text:p>
          </table:table-cell>
          <table:table-cell table:style-name="ce27" table:formula="of:=['1BResults for P1_(time)'.D93]/['1BResults for P1_(time)'.H93]" office:value-type="string" office:string-value="" calcext:value-type="error">
            <text:p>#DIV/0!</text:p>
          </table:table-cell>
          <table:table-cell table:style-name="ce27" table:formula="of:=['1BResults for P1_(time)'.E93]/['1BResults for P1_(time)'.H93]" office:value-type="string" office:string-value="" calcext:value-type="error">
            <text:p>#DIV/0!</text:p>
          </table:table-cell>
          <table:table-cell table:style-name="ce27" table:formula="of:=['1BResults for P1_(time)'.F93]/['1BResults for P1_(time)'.H93]" office:value-type="string" office:string-value="" calcext:value-type="error">
            <text:p>#DIV/0!</text:p>
          </table:table-cell>
          <table:table-cell table:style-name="ce27" table:formula="of:=['1BResults for P1_(time)'.G93]/['1BResults for P1_(time)'.H9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0.tsp</text:p>
          </table:table-cell>
          <table:table-cell table:number-columns-repeated="5"/>
          <table:table-cell table:formula="of:=SUM(['1BResults for P1_(time)'.D94:.G94])" office:value-type="float" office:value="0" calcext:value-type="float">
            <text:p>0</text:p>
          </table:table-cell>
          <table:table-cell table:formula="of:=['1BResults for P1_(time)'.D94]/['1BResults for P1_(time)'.H94]" office:value-type="string" office:string-value="" calcext:value-type="error">
            <text:p>#DIV/0!</text:p>
          </table:table-cell>
          <table:table-cell table:formula="of:=['1BResults for P1_(time)'.E94]/['1BResults for P1_(time)'.H94]" office:value-type="string" office:string-value="" calcext:value-type="error">
            <text:p>#DIV/0!</text:p>
          </table:table-cell>
          <table:table-cell table:formula="of:=['1BResults for P1_(time)'.F94]/['1BResults for P1_(time)'.H94]" office:value-type="string" office:string-value="" calcext:value-type="error">
            <text:p>#DIV/0!</text:p>
          </table:table-cell>
          <table:table-cell table:formula="of:=['1BResults for P1_(time)'.G94]/['1BResults for P1_(time)'.H9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style-name="ce27" table:number-columns-repeated="5"/>
          <table:table-cell table:style-name="ce27" table:formula="of:=SUM(['1BResults for P1_(time)'.D95:.G95])" office:value-type="float" office:value="0" calcext:value-type="float">
            <text:p>0</text:p>
          </table:table-cell>
          <table:table-cell table:style-name="ce27" table:formula="of:=['1BResults for P1_(time)'.D95]/['1BResults for P1_(time)'.H95]" office:value-type="string" office:string-value="" calcext:value-type="error">
            <text:p>#DIV/0!</text:p>
          </table:table-cell>
          <table:table-cell table:style-name="ce27" table:formula="of:=['1BResults for P1_(time)'.E95]/['1BResults for P1_(time)'.H95]" office:value-type="string" office:string-value="" calcext:value-type="error">
            <text:p>#DIV/0!</text:p>
          </table:table-cell>
          <table:table-cell table:style-name="ce27" table:formula="of:=['1BResults for P1_(time)'.F95]/['1BResults for P1_(time)'.H95]" office:value-type="string" office:string-value="" calcext:value-type="error">
            <text:p>#DIV/0!</text:p>
          </table:table-cell>
          <table:table-cell table:style-name="ce27" table:formula="of:=['1BResults for P1_(time)'.G95]/['1BResults for P1_(time)'.H9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2.tsp</text:p>
          </table:table-cell>
          <table:table-cell table:number-columns-repeated="5"/>
          <table:table-cell table:formula="of:=SUM(['1BResults for P1_(time)'.D96:.G96])" office:value-type="float" office:value="0" calcext:value-type="float">
            <text:p>0</text:p>
          </table:table-cell>
          <table:table-cell table:formula="of:=['1BResults for P1_(time)'.D96]/['1BResults for P1_(time)'.H96]" office:value-type="string" office:string-value="" calcext:value-type="error">
            <text:p>#DIV/0!</text:p>
          </table:table-cell>
          <table:table-cell table:formula="of:=['1BResults for P1_(time)'.E96]/['1BResults for P1_(time)'.H96]" office:value-type="string" office:string-value="" calcext:value-type="error">
            <text:p>#DIV/0!</text:p>
          </table:table-cell>
          <table:table-cell table:formula="of:=['1BResults for P1_(time)'.F96]/['1BResults for P1_(time)'.H96]" office:value-type="string" office:string-value="" calcext:value-type="error">
            <text:p>#DIV/0!</text:p>
          </table:table-cell>
          <table:table-cell table:formula="of:=['1BResults for P1_(time)'.G96]/['1BResults for P1_(time)'.H9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style-name="ce27" table:number-columns-repeated="5"/>
          <table:table-cell table:style-name="ce27" table:formula="of:=SUM(['1BResults for P1_(time)'.D97:.G97])" office:value-type="float" office:value="0" calcext:value-type="float">
            <text:p>0</text:p>
          </table:table-cell>
          <table:table-cell table:style-name="ce27" table:formula="of:=['1BResults for P1_(time)'.D97]/['1BResults for P1_(time)'.H97]" office:value-type="string" office:string-value="" calcext:value-type="error">
            <text:p>#DIV/0!</text:p>
          </table:table-cell>
          <table:table-cell table:style-name="ce27" table:formula="of:=['1BResults for P1_(time)'.E97]/['1BResults for P1_(time)'.H97]" office:value-type="string" office:string-value="" calcext:value-type="error">
            <text:p>#DIV/0!</text:p>
          </table:table-cell>
          <table:table-cell table:style-name="ce27" table:formula="of:=['1BResults for P1_(time)'.F97]/['1BResults for P1_(time)'.H97]" office:value-type="string" office:string-value="" calcext:value-type="error">
            <text:p>#DIV/0!</text:p>
          </table:table-cell>
          <table:table-cell table:style-name="ce27" table:formula="of:=['1BResults for P1_(time)'.G97]/['1BResults for P1_(time)'.H9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4.tsp</text:p>
          </table:table-cell>
          <table:table-cell table:number-columns-repeated="5"/>
          <table:table-cell table:formula="of:=SUM(['1BResults for P1_(time)'.D98:.G98])" office:value-type="float" office:value="0" calcext:value-type="float">
            <text:p>0</text:p>
          </table:table-cell>
          <table:table-cell table:formula="of:=['1BResults for P1_(time)'.D98]/['1BResults for P1_(time)'.H98]" office:value-type="string" office:string-value="" calcext:value-type="error">
            <text:p>#DIV/0!</text:p>
          </table:table-cell>
          <table:table-cell table:formula="of:=['1BResults for P1_(time)'.E98]/['1BResults for P1_(time)'.H98]" office:value-type="string" office:string-value="" calcext:value-type="error">
            <text:p>#DIV/0!</text:p>
          </table:table-cell>
          <table:table-cell table:formula="of:=['1BResults for P1_(time)'.F98]/['1BResults for P1_(time)'.H98]" office:value-type="string" office:string-value="" calcext:value-type="error">
            <text:p>#DIV/0!</text:p>
          </table:table-cell>
          <table:table-cell table:formula="of:=['1BResults for P1_(time)'.G98]/['1BResults for P1_(time)'.H9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style-name="ce27" table:number-columns-repeated="5"/>
          <table:table-cell table:style-name="ce27" table:formula="of:=SUM(['1BResults for P1_(time)'.D99:.G99])" office:value-type="float" office:value="0" calcext:value-type="float">
            <text:p>0</text:p>
          </table:table-cell>
          <table:table-cell table:style-name="ce27" table:formula="of:=['1BResults for P1_(time)'.D99]/['1BResults for P1_(time)'.H99]" office:value-type="string" office:string-value="" calcext:value-type="error">
            <text:p>#DIV/0!</text:p>
          </table:table-cell>
          <table:table-cell table:style-name="ce27" table:formula="of:=['1BResults for P1_(time)'.E99]/['1BResults for P1_(time)'.H99]" office:value-type="string" office:string-value="" calcext:value-type="error">
            <text:p>#DIV/0!</text:p>
          </table:table-cell>
          <table:table-cell table:style-name="ce27" table:formula="of:=['1BResults for P1_(time)'.F99]/['1BResults for P1_(time)'.H99]" office:value-type="string" office:string-value="" calcext:value-type="error">
            <text:p>#DIV/0!</text:p>
          </table:table-cell>
          <table:table-cell table:style-name="ce27" table:formula="of:=['1BResults for P1_(time)'.G99]/['1BResults for P1_(time)'.H9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6.tsp</text:p>
          </table:table-cell>
          <table:table-cell table:number-columns-repeated="5"/>
          <table:table-cell table:formula="of:=SUM(['1BResults for P1_(time)'.D100:.G100])" office:value-type="float" office:value="0" calcext:value-type="float">
            <text:p>0</text:p>
          </table:table-cell>
          <table:table-cell table:formula="of:=['1BResults for P1_(time)'.D100]/['1BResults for P1_(time)'.H100]" office:value-type="string" office:string-value="" calcext:value-type="error">
            <text:p>#DIV/0!</text:p>
          </table:table-cell>
          <table:table-cell table:formula="of:=['1BResults for P1_(time)'.E100]/['1BResults for P1_(time)'.H100]" office:value-type="string" office:string-value="" calcext:value-type="error">
            <text:p>#DIV/0!</text:p>
          </table:table-cell>
          <table:table-cell table:formula="of:=['1BResults for P1_(time)'.F100]/['1BResults for P1_(time)'.H100]" office:value-type="string" office:string-value="" calcext:value-type="error">
            <text:p>#DIV/0!</text:p>
          </table:table-cell>
          <table:table-cell table:formula="of:=['1BResults for P1_(time)'.G100]/['1BResults for P1_(time)'.H10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style-name="ce27" table:number-columns-repeated="5"/>
          <table:table-cell table:style-name="ce27" table:formula="of:=SUM(['1BResults for P1_(time)'.D101:.G101])" office:value-type="float" office:value="0" calcext:value-type="float">
            <text:p>0</text:p>
          </table:table-cell>
          <table:table-cell table:style-name="ce27" table:formula="of:=['1BResults for P1_(time)'.D101]/['1BResults for P1_(time)'.H101]" office:value-type="string" office:string-value="" calcext:value-type="error">
            <text:p>#DIV/0!</text:p>
          </table:table-cell>
          <table:table-cell table:style-name="ce27" table:formula="of:=['1BResults for P1_(time)'.E101]/['1BResults for P1_(time)'.H101]" office:value-type="string" office:string-value="" calcext:value-type="error">
            <text:p>#DIV/0!</text:p>
          </table:table-cell>
          <table:table-cell table:style-name="ce27" table:formula="of:=['1BResults for P1_(time)'.F101]/['1BResults for P1_(time)'.H101]" office:value-type="string" office:string-value="" calcext:value-type="error">
            <text:p>#DIV/0!</text:p>
          </table:table-cell>
          <table:table-cell table:style-name="ce27" table:formula="of:=['1BResults for P1_(time)'.G101]/['1BResults for P1_(time)'.H10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8.tsp</text:p>
          </table:table-cell>
          <table:table-cell table:number-columns-repeated="5"/>
          <table:table-cell table:formula="of:=SUM(['1BResults for P1_(time)'.D102:.G102])" office:value-type="float" office:value="0" calcext:value-type="float">
            <text:p>0</text:p>
          </table:table-cell>
          <table:table-cell table:formula="of:=['1BResults for P1_(time)'.D102]/['1BResults for P1_(time)'.H102]" office:value-type="string" office:string-value="" calcext:value-type="error">
            <text:p>#DIV/0!</text:p>
          </table:table-cell>
          <table:table-cell table:formula="of:=['1BResults for P1_(time)'.E102]/['1BResults for P1_(time)'.H102]" office:value-type="string" office:string-value="" calcext:value-type="error">
            <text:p>#DIV/0!</text:p>
          </table:table-cell>
          <table:table-cell table:formula="of:=['1BResults for P1_(time)'.F102]/['1BResults for P1_(time)'.H102]" office:value-type="string" office:string-value="" calcext:value-type="error">
            <text:p>#DIV/0!</text:p>
          </table:table-cell>
          <table:table-cell table:formula="of:=['1BResults for P1_(time)'.G102]/['1BResults for P1_(time)'.H10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style-name="ce27" table:number-columns-repeated="5"/>
          <table:table-cell table:style-name="ce27" table:formula="of:=SUM(['1BResults for P1_(time)'.D103:.G103])" office:value-type="float" office:value="0" calcext:value-type="float">
            <text:p>0</text:p>
          </table:table-cell>
          <table:table-cell table:style-name="ce27" table:formula="of:=['1BResults for P1_(time)'.D103]/['1BResults for P1_(time)'.H103]" office:value-type="string" office:string-value="" calcext:value-type="error">
            <text:p>#DIV/0!</text:p>
          </table:table-cell>
          <table:table-cell table:style-name="ce27" table:formula="of:=['1BResults for P1_(time)'.E103]/['1BResults for P1_(time)'.H103]" office:value-type="string" office:string-value="" calcext:value-type="error">
            <text:p>#DIV/0!</text:p>
          </table:table-cell>
          <table:table-cell table:style-name="ce27" table:formula="of:=['1BResults for P1_(time)'.F103]/['1BResults for P1_(time)'.H103]" office:value-type="string" office:string-value="" calcext:value-type="error">
            <text:p>#DIV/0!</text:p>
          </table:table-cell>
          <table:table-cell table:style-name="ce27" table:formula="of:=['1BResults for P1_(time)'.G103]/['1BResults for P1_(time)'.H10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0.tsp</text:p>
          </table:table-cell>
          <table:table-cell table:number-columns-repeated="5"/>
          <table:table-cell table:formula="of:=SUM(['1BResults for P1_(time)'.D104:.G104])" office:value-type="float" office:value="0" calcext:value-type="float">
            <text:p>0</text:p>
          </table:table-cell>
          <table:table-cell table:formula="of:=['1BResults for P1_(time)'.D104]/['1BResults for P1_(time)'.H104]" office:value-type="string" office:string-value="" calcext:value-type="error">
            <text:p>#DIV/0!</text:p>
          </table:table-cell>
          <table:table-cell table:formula="of:=['1BResults for P1_(time)'.E104]/['1BResults for P1_(time)'.H104]" office:value-type="string" office:string-value="" calcext:value-type="error">
            <text:p>#DIV/0!</text:p>
          </table:table-cell>
          <table:table-cell table:formula="of:=['1BResults for P1_(time)'.F104]/['1BResults for P1_(time)'.H104]" office:value-type="string" office:string-value="" calcext:value-type="error">
            <text:p>#DIV/0!</text:p>
          </table:table-cell>
          <table:table-cell table:formula="of:=['1BResults for P1_(time)'.G104]/['1BResults for P1_(time)'.H10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style-name="ce27" table:number-columns-repeated="5"/>
          <table:table-cell table:style-name="ce27" table:formula="of:=SUM(['1BResults for P1_(time)'.D105:.G105])" office:value-type="float" office:value="0" calcext:value-type="float">
            <text:p>0</text:p>
          </table:table-cell>
          <table:table-cell table:style-name="ce27" table:formula="of:=['1BResults for P1_(time)'.D105]/['1BResults for P1_(time)'.H105]" office:value-type="string" office:string-value="" calcext:value-type="error">
            <text:p>#DIV/0!</text:p>
          </table:table-cell>
          <table:table-cell table:style-name="ce27" table:formula="of:=['1BResults for P1_(time)'.E105]/['1BResults for P1_(time)'.H105]" office:value-type="string" office:string-value="" calcext:value-type="error">
            <text:p>#DIV/0!</text:p>
          </table:table-cell>
          <table:table-cell table:style-name="ce27" table:formula="of:=['1BResults for P1_(time)'.F105]/['1BResults for P1_(time)'.H105]" office:value-type="string" office:string-value="" calcext:value-type="error">
            <text:p>#DIV/0!</text:p>
          </table:table-cell>
          <table:table-cell table:style-name="ce27" table:formula="of:=['1BResults for P1_(time)'.G105]/['1BResults for P1_(time)'.H10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2.tsp</text:p>
          </table:table-cell>
          <table:table-cell table:number-columns-repeated="5"/>
          <table:table-cell table:formula="of:=SUM(['1BResults for P1_(time)'.D106:.G106])" office:value-type="float" office:value="0" calcext:value-type="float">
            <text:p>0</text:p>
          </table:table-cell>
          <table:table-cell table:formula="of:=['1BResults for P1_(time)'.D106]/['1BResults for P1_(time)'.H106]" office:value-type="string" office:string-value="" calcext:value-type="error">
            <text:p>#DIV/0!</text:p>
          </table:table-cell>
          <table:table-cell table:formula="of:=['1BResults for P1_(time)'.E106]/['1BResults for P1_(time)'.H106]" office:value-type="string" office:string-value="" calcext:value-type="error">
            <text:p>#DIV/0!</text:p>
          </table:table-cell>
          <table:table-cell table:formula="of:=['1BResults for P1_(time)'.F106]/['1BResults for P1_(time)'.H106]" office:value-type="string" office:string-value="" calcext:value-type="error">
            <text:p>#DIV/0!</text:p>
          </table:table-cell>
          <table:table-cell table:formula="of:=['1BResults for P1_(time)'.G106]/['1BResults for P1_(time)'.H10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style-name="ce27" table:number-columns-repeated="5"/>
          <table:table-cell table:style-name="ce27" table:formula="of:=SUM(['1BResults for P1_(time)'.D107:.G107])" office:value-type="float" office:value="0" calcext:value-type="float">
            <text:p>0</text:p>
          </table:table-cell>
          <table:table-cell table:style-name="ce27" table:formula="of:=['1BResults for P1_(time)'.D107]/['1BResults for P1_(time)'.H107]" office:value-type="string" office:string-value="" calcext:value-type="error">
            <text:p>#DIV/0!</text:p>
          </table:table-cell>
          <table:table-cell table:style-name="ce27" table:formula="of:=['1BResults for P1_(time)'.E107]/['1BResults for P1_(time)'.H107]" office:value-type="string" office:string-value="" calcext:value-type="error">
            <text:p>#DIV/0!</text:p>
          </table:table-cell>
          <table:table-cell table:style-name="ce27" table:formula="of:=['1BResults for P1_(time)'.F107]/['1BResults for P1_(time)'.H107]" office:value-type="string" office:string-value="" calcext:value-type="error">
            <text:p>#DIV/0!</text:p>
          </table:table-cell>
          <table:table-cell table:style-name="ce27" table:formula="of:=['1BResults for P1_(time)'.G107]/['1BResults for P1_(time)'.H10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4.tsp</text:p>
          </table:table-cell>
          <table:table-cell table:number-columns-repeated="5"/>
          <table:table-cell table:formula="of:=SUM(['1BResults for P1_(time)'.D108:.G108])" office:value-type="float" office:value="0" calcext:value-type="float">
            <text:p>0</text:p>
          </table:table-cell>
          <table:table-cell table:formula="of:=['1BResults for P1_(time)'.D108]/['1BResults for P1_(time)'.H108]" office:value-type="string" office:string-value="" calcext:value-type="error">
            <text:p>#DIV/0!</text:p>
          </table:table-cell>
          <table:table-cell table:formula="of:=['1BResults for P1_(time)'.E108]/['1BResults for P1_(time)'.H108]" office:value-type="string" office:string-value="" calcext:value-type="error">
            <text:p>#DIV/0!</text:p>
          </table:table-cell>
          <table:table-cell table:formula="of:=['1BResults for P1_(time)'.F108]/['1BResults for P1_(time)'.H108]" office:value-type="string" office:string-value="" calcext:value-type="error">
            <text:p>#DIV/0!</text:p>
          </table:table-cell>
          <table:table-cell table:formula="of:=['1BResults for P1_(time)'.G108]/['1BResults for P1_(time)'.H10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style-name="ce27" table:number-columns-repeated="5"/>
          <table:table-cell table:style-name="ce27" table:formula="of:=SUM(['1BResults for P1_(time)'.D109:.G109])" office:value-type="float" office:value="0" calcext:value-type="float">
            <text:p>0</text:p>
          </table:table-cell>
          <table:table-cell table:style-name="ce27" table:formula="of:=['1BResults for P1_(time)'.D109]/['1BResults for P1_(time)'.H109]" office:value-type="string" office:string-value="" calcext:value-type="error">
            <text:p>#DIV/0!</text:p>
          </table:table-cell>
          <table:table-cell table:style-name="ce27" table:formula="of:=['1BResults for P1_(time)'.E109]/['1BResults for P1_(time)'.H109]" office:value-type="string" office:string-value="" calcext:value-type="error">
            <text:p>#DIV/0!</text:p>
          </table:table-cell>
          <table:table-cell table:style-name="ce27" table:formula="of:=['1BResults for P1_(time)'.F109]/['1BResults for P1_(time)'.H109]" office:value-type="string" office:string-value="" calcext:value-type="error">
            <text:p>#DIV/0!</text:p>
          </table:table-cell>
          <table:table-cell table:style-name="ce27" table:formula="of:=['1BResults for P1_(time)'.G109]/['1BResults for P1_(time)'.H10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6.tsp</text:p>
          </table:table-cell>
          <table:table-cell table:number-columns-repeated="5"/>
          <table:table-cell table:formula="of:=SUM(['1BResults for P1_(time)'.D110:.G110])" office:value-type="float" office:value="0" calcext:value-type="float">
            <text:p>0</text:p>
          </table:table-cell>
          <table:table-cell table:formula="of:=['1BResults for P1_(time)'.D110]/['1BResults for P1_(time)'.H110]" office:value-type="string" office:string-value="" calcext:value-type="error">
            <text:p>#DIV/0!</text:p>
          </table:table-cell>
          <table:table-cell table:formula="of:=['1BResults for P1_(time)'.E110]/['1BResults for P1_(time)'.H110]" office:value-type="string" office:string-value="" calcext:value-type="error">
            <text:p>#DIV/0!</text:p>
          </table:table-cell>
          <table:table-cell table:formula="of:=['1BResults for P1_(time)'.F110]/['1BResults for P1_(time)'.H110]" office:value-type="string" office:string-value="" calcext:value-type="error">
            <text:p>#DIV/0!</text:p>
          </table:table-cell>
          <table:table-cell table:formula="of:=['1BResults for P1_(time)'.G110]/['1BResults for P1_(time)'.H11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style-name="ce27" table:number-columns-repeated="5"/>
          <table:table-cell table:style-name="ce27" table:formula="of:=SUM(['1BResults for P1_(time)'.D111:.G111])" office:value-type="float" office:value="0" calcext:value-type="float">
            <text:p>0</text:p>
          </table:table-cell>
          <table:table-cell table:style-name="ce27" table:formula="of:=['1BResults for P1_(time)'.D111]/['1BResults for P1_(time)'.H111]" office:value-type="string" office:string-value="" calcext:value-type="error">
            <text:p>#DIV/0!</text:p>
          </table:table-cell>
          <table:table-cell table:style-name="ce27" table:formula="of:=['1BResults for P1_(time)'.E111]/['1BResults for P1_(time)'.H111]" office:value-type="string" office:string-value="" calcext:value-type="error">
            <text:p>#DIV/0!</text:p>
          </table:table-cell>
          <table:table-cell table:style-name="ce27" table:formula="of:=['1BResults for P1_(time)'.F111]/['1BResults for P1_(time)'.H111]" office:value-type="string" office:string-value="" calcext:value-type="error">
            <text:p>#DIV/0!</text:p>
          </table:table-cell>
          <table:table-cell table:style-name="ce27" table:formula="of:=['1BResults for P1_(time)'.G111]/['1BResults for P1_(time)'.H11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8.tsp</text:p>
          </table:table-cell>
          <table:table-cell table:number-columns-repeated="5"/>
          <table:table-cell table:formula="of:=SUM(['1BResults for P1_(time)'.D112:.G112])" office:value-type="float" office:value="0" calcext:value-type="float">
            <text:p>0</text:p>
          </table:table-cell>
          <table:table-cell table:formula="of:=['1BResults for P1_(time)'.D112]/['1BResults for P1_(time)'.H112]" office:value-type="string" office:string-value="" calcext:value-type="error">
            <text:p>#DIV/0!</text:p>
          </table:table-cell>
          <table:table-cell table:formula="of:=['1BResults for P1_(time)'.E112]/['1BResults for P1_(time)'.H112]" office:value-type="string" office:string-value="" calcext:value-type="error">
            <text:p>#DIV/0!</text:p>
          </table:table-cell>
          <table:table-cell table:formula="of:=['1BResults for P1_(time)'.F112]/['1BResults for P1_(time)'.H112]" office:value-type="string" office:string-value="" calcext:value-type="error">
            <text:p>#DIV/0!</text:p>
          </table:table-cell>
          <table:table-cell table:formula="of:=['1BResults for P1_(time)'.G112]/['1BResults for P1_(time)'.H11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style-name="ce27" table:number-columns-repeated="5"/>
          <table:table-cell table:style-name="ce27" table:formula="of:=SUM(['1BResults for P1_(time)'.D113:.G113])" office:value-type="float" office:value="0" calcext:value-type="float">
            <text:p>0</text:p>
          </table:table-cell>
          <table:table-cell table:style-name="ce27" table:formula="of:=['1BResults for P1_(time)'.D113]/['1BResults for P1_(time)'.H113]" office:value-type="string" office:string-value="" calcext:value-type="error">
            <text:p>#DIV/0!</text:p>
          </table:table-cell>
          <table:table-cell table:style-name="ce27" table:formula="of:=['1BResults for P1_(time)'.E113]/['1BResults for P1_(time)'.H113]" office:value-type="string" office:string-value="" calcext:value-type="error">
            <text:p>#DIV/0!</text:p>
          </table:table-cell>
          <table:table-cell table:style-name="ce27" table:formula="of:=['1BResults for P1_(time)'.F113]/['1BResults for P1_(time)'.H113]" office:value-type="string" office:string-value="" calcext:value-type="error">
            <text:p>#DIV/0!</text:p>
          </table:table-cell>
          <table:table-cell table:style-name="ce27" table:formula="of:=['1BResults for P1_(time)'.G113]/['1BResults for P1_(time)'.H1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0.tsp</text:p>
          </table:table-cell>
          <table:table-cell table:number-columns-repeated="5"/>
          <table:table-cell table:formula="of:=SUM(['1BResults for P1_(time)'.D114:.G114])" office:value-type="float" office:value="0" calcext:value-type="float">
            <text:p>0</text:p>
          </table:table-cell>
          <table:table-cell table:formula="of:=['1BResults for P1_(time)'.D114]/['1BResults for P1_(time)'.H114]" office:value-type="string" office:string-value="" calcext:value-type="error">
            <text:p>#DIV/0!</text:p>
          </table:table-cell>
          <table:table-cell table:formula="of:=['1BResults for P1_(time)'.E114]/['1BResults for P1_(time)'.H114]" office:value-type="string" office:string-value="" calcext:value-type="error">
            <text:p>#DIV/0!</text:p>
          </table:table-cell>
          <table:table-cell table:formula="of:=['1BResults for P1_(time)'.F114]/['1BResults for P1_(time)'.H114]" office:value-type="string" office:string-value="" calcext:value-type="error">
            <text:p>#DIV/0!</text:p>
          </table:table-cell>
          <table:table-cell table:formula="of:=['1BResults for P1_(time)'.G114]/['1BResults for P1_(time)'.H1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style-name="ce27" table:number-columns-repeated="5"/>
          <table:table-cell table:style-name="ce27" table:formula="of:=SUM(['1BResults for P1_(time)'.D115:.G115])" office:value-type="float" office:value="0" calcext:value-type="float">
            <text:p>0</text:p>
          </table:table-cell>
          <table:table-cell table:style-name="ce27" table:formula="of:=['1BResults for P1_(time)'.D115]/['1BResults for P1_(time)'.H115]" office:value-type="string" office:string-value="" calcext:value-type="error">
            <text:p>#DIV/0!</text:p>
          </table:table-cell>
          <table:table-cell table:style-name="ce27" table:formula="of:=['1BResults for P1_(time)'.E115]/['1BResults for P1_(time)'.H115]" office:value-type="string" office:string-value="" calcext:value-type="error">
            <text:p>#DIV/0!</text:p>
          </table:table-cell>
          <table:table-cell table:style-name="ce27" table:formula="of:=['1BResults for P1_(time)'.F115]/['1BResults for P1_(time)'.H115]" office:value-type="string" office:string-value="" calcext:value-type="error">
            <text:p>#DIV/0!</text:p>
          </table:table-cell>
          <table:table-cell table:style-name="ce27" table:formula="of:=['1BResults for P1_(time)'.G115]/['1BResults for P1_(time)'.H11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2.tsp</text:p>
          </table:table-cell>
          <table:table-cell table:number-columns-repeated="5"/>
          <table:table-cell table:formula="of:=SUM(['1BResults for P1_(time)'.D116:.G116])" office:value-type="float" office:value="0" calcext:value-type="float">
            <text:p>0</text:p>
          </table:table-cell>
          <table:table-cell table:formula="of:=['1BResults for P1_(time)'.D116]/['1BResults for P1_(time)'.H116]" office:value-type="string" office:string-value="" calcext:value-type="error">
            <text:p>#DIV/0!</text:p>
          </table:table-cell>
          <table:table-cell table:formula="of:=['1BResults for P1_(time)'.E116]/['1BResults for P1_(time)'.H116]" office:value-type="string" office:string-value="" calcext:value-type="error">
            <text:p>#DIV/0!</text:p>
          </table:table-cell>
          <table:table-cell table:formula="of:=['1BResults for P1_(time)'.F116]/['1BResults for P1_(time)'.H116]" office:value-type="string" office:string-value="" calcext:value-type="error">
            <text:p>#DIV/0!</text:p>
          </table:table-cell>
          <table:table-cell table:formula="of:=['1BResults for P1_(time)'.G116]/['1BResults for P1_(time)'.H11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style-name="ce27" table:number-columns-repeated="5"/>
          <table:table-cell table:style-name="ce27" table:formula="of:=SUM(['1BResults for P1_(time)'.D117:.G117])" office:value-type="float" office:value="0" calcext:value-type="float">
            <text:p>0</text:p>
          </table:table-cell>
          <table:table-cell table:style-name="ce27" table:formula="of:=['1BResults for P1_(time)'.D117]/['1BResults for P1_(time)'.H117]" office:value-type="string" office:string-value="" calcext:value-type="error">
            <text:p>#DIV/0!</text:p>
          </table:table-cell>
          <table:table-cell table:style-name="ce27" table:formula="of:=['1BResults for P1_(time)'.E117]/['1BResults for P1_(time)'.H117]" office:value-type="string" office:string-value="" calcext:value-type="error">
            <text:p>#DIV/0!</text:p>
          </table:table-cell>
          <table:table-cell table:style-name="ce27" table:formula="of:=['1BResults for P1_(time)'.F117]/['1BResults for P1_(time)'.H117]" office:value-type="string" office:string-value="" calcext:value-type="error">
            <text:p>#DIV/0!</text:p>
          </table:table-cell>
          <table:table-cell table:style-name="ce27" table:formula="of:=['1BResults for P1_(time)'.G117]/['1BResults for P1_(time)'.H11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4.tsp</text:p>
          </table:table-cell>
          <table:table-cell table:number-columns-repeated="5"/>
          <table:table-cell table:formula="of:=SUM(['1BResults for P1_(time)'.D118:.G118])" office:value-type="float" office:value="0" calcext:value-type="float">
            <text:p>0</text:p>
          </table:table-cell>
          <table:table-cell table:formula="of:=['1BResults for P1_(time)'.D118]/['1BResults for P1_(time)'.H118]" office:value-type="string" office:string-value="" calcext:value-type="error">
            <text:p>#DIV/0!</text:p>
          </table:table-cell>
          <table:table-cell table:formula="of:=['1BResults for P1_(time)'.E118]/['1BResults for P1_(time)'.H118]" office:value-type="string" office:string-value="" calcext:value-type="error">
            <text:p>#DIV/0!</text:p>
          </table:table-cell>
          <table:table-cell table:formula="of:=['1BResults for P1_(time)'.F118]/['1BResults for P1_(time)'.H118]" office:value-type="string" office:string-value="" calcext:value-type="error">
            <text:p>#DIV/0!</text:p>
          </table:table-cell>
          <table:table-cell table:formula="of:=['1BResults for P1_(time)'.G118]/['1BResults for P1_(time)'.H11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style-name="ce27" table:number-columns-repeated="5"/>
          <table:table-cell table:style-name="ce27" table:formula="of:=SUM(['1BResults for P1_(time)'.D119:.G119])" office:value-type="float" office:value="0" calcext:value-type="float">
            <text:p>0</text:p>
          </table:table-cell>
          <table:table-cell table:style-name="ce27" table:formula="of:=['1BResults for P1_(time)'.D119]/['1BResults for P1_(time)'.H119]" office:value-type="string" office:string-value="" calcext:value-type="error">
            <text:p>#DIV/0!</text:p>
          </table:table-cell>
          <table:table-cell table:style-name="ce27" table:formula="of:=['1BResults for P1_(time)'.E119]/['1BResults for P1_(time)'.H119]" office:value-type="string" office:string-value="" calcext:value-type="error">
            <text:p>#DIV/0!</text:p>
          </table:table-cell>
          <table:table-cell table:style-name="ce27" table:formula="of:=['1BResults for P1_(time)'.F119]/['1BResults for P1_(time)'.H119]" office:value-type="string" office:string-value="" calcext:value-type="error">
            <text:p>#DIV/0!</text:p>
          </table:table-cell>
          <table:table-cell table:style-name="ce27" table:formula="of:=['1BResults for P1_(time)'.G119]/['1BResults for P1_(time)'.H1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6.tsp</text:p>
          </table:table-cell>
          <table:table-cell table:number-columns-repeated="5"/>
          <table:table-cell table:formula="of:=SUM(['1BResults for P1_(time)'.D120:.G120])" office:value-type="float" office:value="0" calcext:value-type="float">
            <text:p>0</text:p>
          </table:table-cell>
          <table:table-cell table:formula="of:=['1BResults for P1_(time)'.D120]/['1BResults for P1_(time)'.H120]" office:value-type="string" office:string-value="" calcext:value-type="error">
            <text:p>#DIV/0!</text:p>
          </table:table-cell>
          <table:table-cell table:formula="of:=['1BResults for P1_(time)'.E120]/['1BResults for P1_(time)'.H120]" office:value-type="string" office:string-value="" calcext:value-type="error">
            <text:p>#DIV/0!</text:p>
          </table:table-cell>
          <table:table-cell table:formula="of:=['1BResults for P1_(time)'.F120]/['1BResults for P1_(time)'.H120]" office:value-type="string" office:string-value="" calcext:value-type="error">
            <text:p>#DIV/0!</text:p>
          </table:table-cell>
          <table:table-cell table:formula="of:=['1BResults for P1_(time)'.G120]/['1BResults for P1_(time)'.H12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style-name="ce27" table:number-columns-repeated="5"/>
          <table:table-cell table:style-name="ce27" table:formula="of:=SUM(['1BResults for P1_(time)'.D121:.G121])" office:value-type="float" office:value="0" calcext:value-type="float">
            <text:p>0</text:p>
          </table:table-cell>
          <table:table-cell table:style-name="ce27" table:formula="of:=['1BResults for P1_(time)'.D121]/['1BResults for P1_(time)'.H121]" office:value-type="string" office:string-value="" calcext:value-type="error">
            <text:p>#DIV/0!</text:p>
          </table:table-cell>
          <table:table-cell table:style-name="ce27" table:formula="of:=['1BResults for P1_(time)'.E121]/['1BResults for P1_(time)'.H121]" office:value-type="string" office:string-value="" calcext:value-type="error">
            <text:p>#DIV/0!</text:p>
          </table:table-cell>
          <table:table-cell table:style-name="ce27" table:formula="of:=['1BResults for P1_(time)'.F121]/['1BResults for P1_(time)'.H121]" office:value-type="string" office:string-value="" calcext:value-type="error">
            <text:p>#DIV/0!</text:p>
          </table:table-cell>
          <table:table-cell table:style-name="ce27" table:formula="of:=['1BResults for P1_(time)'.G121]/['1BResults for P1_(time)'.H1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8.tsp</text:p>
          </table:table-cell>
          <table:table-cell table:number-columns-repeated="5"/>
          <table:table-cell table:formula="of:=SUM(['1BResults for P1_(time)'.D122:.G122])" office:value-type="float" office:value="0" calcext:value-type="float">
            <text:p>0</text:p>
          </table:table-cell>
          <table:table-cell table:formula="of:=['1BResults for P1_(time)'.D122]/['1BResults for P1_(time)'.H122]" office:value-type="string" office:string-value="" calcext:value-type="error">
            <text:p>#DIV/0!</text:p>
          </table:table-cell>
          <table:table-cell table:formula="of:=['1BResults for P1_(time)'.E122]/['1BResults for P1_(time)'.H122]" office:value-type="string" office:string-value="" calcext:value-type="error">
            <text:p>#DIV/0!</text:p>
          </table:table-cell>
          <table:table-cell table:formula="of:=['1BResults for P1_(time)'.F122]/['1BResults for P1_(time)'.H122]" office:value-type="string" office:string-value="" calcext:value-type="error">
            <text:p>#DIV/0!</text:p>
          </table:table-cell>
          <table:table-cell table:formula="of:=['1BResults for P1_(time)'.G122]/['1BResults for P1_(time)'.H1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style-name="ce27" table:number-columns-repeated="5"/>
          <table:table-cell table:style-name="ce27" table:formula="of:=SUM(['1BResults for P1_(time)'.D123:.G123])" office:value-type="float" office:value="0" calcext:value-type="float">
            <text:p>0</text:p>
          </table:table-cell>
          <table:table-cell table:style-name="ce27" table:formula="of:=['1BResults for P1_(time)'.D123]/['1BResults for P1_(time)'.H123]" office:value-type="string" office:string-value="" calcext:value-type="error">
            <text:p>#DIV/0!</text:p>
          </table:table-cell>
          <table:table-cell table:style-name="ce27" table:formula="of:=['1BResults for P1_(time)'.E123]/['1BResults for P1_(time)'.H123]" office:value-type="string" office:string-value="" calcext:value-type="error">
            <text:p>#DIV/0!</text:p>
          </table:table-cell>
          <table:table-cell table:style-name="ce27" table:formula="of:=['1BResults for P1_(time)'.F123]/['1BResults for P1_(time)'.H123]" office:value-type="string" office:string-value="" calcext:value-type="error">
            <text:p>#DIV/0!</text:p>
          </table:table-cell>
          <table:table-cell table:style-name="ce27" table:formula="of:=['1BResults for P1_(time)'.G123]/['1BResults for P1_(time)'.H1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0.tsp</text:p>
          </table:table-cell>
          <table:table-cell table:number-columns-repeated="5"/>
          <table:table-cell table:formula="of:=SUM(['1BResults for P1_(time)'.D124:.G124])" office:value-type="float" office:value="0" calcext:value-type="float">
            <text:p>0</text:p>
          </table:table-cell>
          <table:table-cell table:formula="of:=['1BResults for P1_(time)'.D124]/['1BResults for P1_(time)'.H124]" office:value-type="string" office:string-value="" calcext:value-type="error">
            <text:p>#DIV/0!</text:p>
          </table:table-cell>
          <table:table-cell table:formula="of:=['1BResults for P1_(time)'.E124]/['1BResults for P1_(time)'.H124]" office:value-type="string" office:string-value="" calcext:value-type="error">
            <text:p>#DIV/0!</text:p>
          </table:table-cell>
          <table:table-cell table:formula="of:=['1BResults for P1_(time)'.F124]/['1BResults for P1_(time)'.H124]" office:value-type="string" office:string-value="" calcext:value-type="error">
            <text:p>#DIV/0!</text:p>
          </table:table-cell>
          <table:table-cell table:formula="of:=['1BResults for P1_(time)'.G124]/['1BResults for P1_(time)'.H1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style-name="ce27" table:number-columns-repeated="5"/>
          <table:table-cell table:style-name="ce27" table:formula="of:=SUM(['1BResults for P1_(time)'.D125:.G125])" office:value-type="float" office:value="0" calcext:value-type="float">
            <text:p>0</text:p>
          </table:table-cell>
          <table:table-cell table:style-name="ce27" table:formula="of:=['1BResults for P1_(time)'.D125]/['1BResults for P1_(time)'.H125]" office:value-type="string" office:string-value="" calcext:value-type="error">
            <text:p>#DIV/0!</text:p>
          </table:table-cell>
          <table:table-cell table:style-name="ce27" table:formula="of:=['1BResults for P1_(time)'.E125]/['1BResults for P1_(time)'.H125]" office:value-type="string" office:string-value="" calcext:value-type="error">
            <text:p>#DIV/0!</text:p>
          </table:table-cell>
          <table:table-cell table:style-name="ce27" table:formula="of:=['1BResults for P1_(time)'.F125]/['1BResults for P1_(time)'.H125]" office:value-type="string" office:string-value="" calcext:value-type="error">
            <text:p>#DIV/0!</text:p>
          </table:table-cell>
          <table:table-cell table:style-name="ce27" table:formula="of:=['1BResults for P1_(time)'.G125]/['1BResults for P1_(time)'.H1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2.tsp</text:p>
          </table:table-cell>
          <table:table-cell table:number-columns-repeated="5"/>
          <table:table-cell table:formula="of:=SUM(['1BResults for P1_(time)'.D126:.G126])" office:value-type="float" office:value="0" calcext:value-type="float">
            <text:p>0</text:p>
          </table:table-cell>
          <table:table-cell table:formula="of:=['1BResults for P1_(time)'.D126]/['1BResults for P1_(time)'.H126]" office:value-type="string" office:string-value="" calcext:value-type="error">
            <text:p>#DIV/0!</text:p>
          </table:table-cell>
          <table:table-cell table:formula="of:=['1BResults for P1_(time)'.E126]/['1BResults for P1_(time)'.H126]" office:value-type="string" office:string-value="" calcext:value-type="error">
            <text:p>#DIV/0!</text:p>
          </table:table-cell>
          <table:table-cell table:formula="of:=['1BResults for P1_(time)'.F126]/['1BResults for P1_(time)'.H126]" office:value-type="string" office:string-value="" calcext:value-type="error">
            <text:p>#DIV/0!</text:p>
          </table:table-cell>
          <table:table-cell table:formula="of:=['1BResults for P1_(time)'.G126]/['1BResults for P1_(time)'.H12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style-name="ce27" table:number-columns-repeated="5"/>
          <table:table-cell table:style-name="ce27" table:formula="of:=SUM(['1BResults for P1_(time)'.D127:.G127])" office:value-type="float" office:value="0" calcext:value-type="float">
            <text:p>0</text:p>
          </table:table-cell>
          <table:table-cell table:style-name="ce27" table:formula="of:=['1BResults for P1_(time)'.D127]/['1BResults for P1_(time)'.H127]" office:value-type="string" office:string-value="" calcext:value-type="error">
            <text:p>#DIV/0!</text:p>
          </table:table-cell>
          <table:table-cell table:style-name="ce27" table:formula="of:=['1BResults for P1_(time)'.E127]/['1BResults for P1_(time)'.H127]" office:value-type="string" office:string-value="" calcext:value-type="error">
            <text:p>#DIV/0!</text:p>
          </table:table-cell>
          <table:table-cell table:style-name="ce27" table:formula="of:=['1BResults for P1_(time)'.F127]/['1BResults for P1_(time)'.H127]" office:value-type="string" office:string-value="" calcext:value-type="error">
            <text:p>#DIV/0!</text:p>
          </table:table-cell>
          <table:table-cell table:style-name="ce27" table:formula="of:=['1BResults for P1_(time)'.G127]/['1BResults for P1_(time)'.H1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4.tsp</text:p>
          </table:table-cell>
          <table:table-cell table:number-columns-repeated="5"/>
          <table:table-cell table:formula="of:=SUM(['1BResults for P1_(time)'.D128:.G128])" office:value-type="float" office:value="0" calcext:value-type="float">
            <text:p>0</text:p>
          </table:table-cell>
          <table:table-cell table:formula="of:=['1BResults for P1_(time)'.D128]/['1BResults for P1_(time)'.H128]" office:value-type="string" office:string-value="" calcext:value-type="error">
            <text:p>#DIV/0!</text:p>
          </table:table-cell>
          <table:table-cell table:formula="of:=['1BResults for P1_(time)'.E128]/['1BResults for P1_(time)'.H128]" office:value-type="string" office:string-value="" calcext:value-type="error">
            <text:p>#DIV/0!</text:p>
          </table:table-cell>
          <table:table-cell table:formula="of:=['1BResults for P1_(time)'.F128]/['1BResults for P1_(time)'.H128]" office:value-type="string" office:string-value="" calcext:value-type="error">
            <text:p>#DIV/0!</text:p>
          </table:table-cell>
          <table:table-cell table:formula="of:=['1BResults for P1_(time)'.G128]/['1BResults for P1_(time)'.H1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style-name="ce27" table:number-columns-repeated="5"/>
          <table:table-cell table:style-name="ce27" table:formula="of:=SUM(['1BResults for P1_(time)'.D129:.G129])" office:value-type="float" office:value="0" calcext:value-type="float">
            <text:p>0</text:p>
          </table:table-cell>
          <table:table-cell table:style-name="ce27" table:formula="of:=['1BResults for P1_(time)'.D129]/['1BResults for P1_(time)'.H129]" office:value-type="string" office:string-value="" calcext:value-type="error">
            <text:p>#DIV/0!</text:p>
          </table:table-cell>
          <table:table-cell table:style-name="ce27" table:formula="of:=['1BResults for P1_(time)'.E129]/['1BResults for P1_(time)'.H129]" office:value-type="string" office:string-value="" calcext:value-type="error">
            <text:p>#DIV/0!</text:p>
          </table:table-cell>
          <table:table-cell table:style-name="ce27" table:formula="of:=['1BResults for P1_(time)'.F129]/['1BResults for P1_(time)'.H129]" office:value-type="string" office:string-value="" calcext:value-type="error">
            <text:p>#DIV/0!</text:p>
          </table:table-cell>
          <table:table-cell table:style-name="ce27" table:formula="of:=['1BResults for P1_(time)'.G129]/['1BResults for P1_(time)'.H1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6.tsp</text:p>
          </table:table-cell>
          <table:table-cell table:number-columns-repeated="5"/>
          <table:table-cell table:formula="of:=SUM(['1BResults for P1_(time)'.D130:.G130])" office:value-type="float" office:value="0" calcext:value-type="float">
            <text:p>0</text:p>
          </table:table-cell>
          <table:table-cell table:formula="of:=['1BResults for P1_(time)'.D130]/['1BResults for P1_(time)'.H130]" office:value-type="string" office:string-value="" calcext:value-type="error">
            <text:p>#DIV/0!</text:p>
          </table:table-cell>
          <table:table-cell table:formula="of:=['1BResults for P1_(time)'.E130]/['1BResults for P1_(time)'.H130]" office:value-type="string" office:string-value="" calcext:value-type="error">
            <text:p>#DIV/0!</text:p>
          </table:table-cell>
          <table:table-cell table:formula="of:=['1BResults for P1_(time)'.F130]/['1BResults for P1_(time)'.H130]" office:value-type="string" office:string-value="" calcext:value-type="error">
            <text:p>#DIV/0!</text:p>
          </table:table-cell>
          <table:table-cell table:formula="of:=['1BResults for P1_(time)'.G130]/['1BResults for P1_(time)'.H1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style-name="ce27" table:number-columns-repeated="5"/>
          <table:table-cell table:style-name="ce27" table:formula="of:=SUM(['1BResults for P1_(time)'.D131:.G131])" office:value-type="float" office:value="0" calcext:value-type="float">
            <text:p>0</text:p>
          </table:table-cell>
          <table:table-cell table:style-name="ce27" table:formula="of:=['1BResults for P1_(time)'.D131]/['1BResults for P1_(time)'.H131]" office:value-type="string" office:string-value="" calcext:value-type="error">
            <text:p>#DIV/0!</text:p>
          </table:table-cell>
          <table:table-cell table:style-name="ce27" table:formula="of:=['1BResults for P1_(time)'.E131]/['1BResults for P1_(time)'.H131]" office:value-type="string" office:string-value="" calcext:value-type="error">
            <text:p>#DIV/0!</text:p>
          </table:table-cell>
          <table:table-cell table:style-name="ce27" table:formula="of:=['1BResults for P1_(time)'.F131]/['1BResults for P1_(time)'.H131]" office:value-type="string" office:string-value="" calcext:value-type="error">
            <text:p>#DIV/0!</text:p>
          </table:table-cell>
          <table:table-cell table:style-name="ce27" table:formula="of:=['1BResults for P1_(time)'.G131]/['1BResults for P1_(time)'.H1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8.tsp</text:p>
          </table:table-cell>
          <table:table-cell table:number-columns-repeated="5"/>
          <table:table-cell table:formula="of:=SUM(['1BResults for P1_(time)'.D132:.G132])" office:value-type="float" office:value="0" calcext:value-type="float">
            <text:p>0</text:p>
          </table:table-cell>
          <table:table-cell table:formula="of:=['1BResults for P1_(time)'.D132]/['1BResults for P1_(time)'.H132]" office:value-type="string" office:string-value="" calcext:value-type="error">
            <text:p>#DIV/0!</text:p>
          </table:table-cell>
          <table:table-cell table:formula="of:=['1BResults for P1_(time)'.E132]/['1BResults for P1_(time)'.H132]" office:value-type="string" office:string-value="" calcext:value-type="error">
            <text:p>#DIV/0!</text:p>
          </table:table-cell>
          <table:table-cell table:formula="of:=['1BResults for P1_(time)'.F132]/['1BResults for P1_(time)'.H132]" office:value-type="string" office:string-value="" calcext:value-type="error">
            <text:p>#DIV/0!</text:p>
          </table:table-cell>
          <table:table-cell table:formula="of:=['1BResults for P1_(time)'.G132]/['1BResults for P1_(time)'.H1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style-name="ce27" table:number-columns-repeated="5"/>
          <table:table-cell table:style-name="ce27" table:formula="of:=SUM(['1BResults for P1_(time)'.D133:.G133])" office:value-type="float" office:value="0" calcext:value-type="float">
            <text:p>0</text:p>
          </table:table-cell>
          <table:table-cell table:style-name="ce27" table:formula="of:=['1BResults for P1_(time)'.D133]/['1BResults for P1_(time)'.H133]" office:value-type="string" office:string-value="" calcext:value-type="error">
            <text:p>#DIV/0!</text:p>
          </table:table-cell>
          <table:table-cell table:style-name="ce27" table:formula="of:=['1BResults for P1_(time)'.E133]/['1BResults for P1_(time)'.H133]" office:value-type="string" office:string-value="" calcext:value-type="error">
            <text:p>#DIV/0!</text:p>
          </table:table-cell>
          <table:table-cell table:style-name="ce27" table:formula="of:=['1BResults for P1_(time)'.F133]/['1BResults for P1_(time)'.H133]" office:value-type="string" office:string-value="" calcext:value-type="error">
            <text:p>#DIV/0!</text:p>
          </table:table-cell>
          <table:table-cell table:style-name="ce27" table:formula="of:=['1BResults for P1_(time)'.G133]/['1BResults for P1_(time)'.H1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0.tsp</text:p>
          </table:table-cell>
          <table:table-cell table:number-columns-repeated="5"/>
          <table:table-cell table:formula="of:=SUM(['1BResults for P1_(time)'.D134:.G134])" office:value-type="float" office:value="0" calcext:value-type="float">
            <text:p>0</text:p>
          </table:table-cell>
          <table:table-cell table:formula="of:=['1BResults for P1_(time)'.D134]/['1BResults for P1_(time)'.H134]" office:value-type="string" office:string-value="" calcext:value-type="error">
            <text:p>#DIV/0!</text:p>
          </table:table-cell>
          <table:table-cell table:formula="of:=['1BResults for P1_(time)'.E134]/['1BResults for P1_(time)'.H134]" office:value-type="string" office:string-value="" calcext:value-type="error">
            <text:p>#DIV/0!</text:p>
          </table:table-cell>
          <table:table-cell table:formula="of:=['1BResults for P1_(time)'.F134]/['1BResults for P1_(time)'.H134]" office:value-type="string" office:string-value="" calcext:value-type="error">
            <text:p>#DIV/0!</text:p>
          </table:table-cell>
          <table:table-cell table:formula="of:=['1BResults for P1_(time)'.G134]/['1BResults for P1_(time)'.H13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style-name="ce27" table:number-columns-repeated="5"/>
          <table:table-cell table:style-name="ce27" table:formula="of:=SUM(['1BResults for P1_(time)'.D135:.G135])" office:value-type="float" office:value="0" calcext:value-type="float">
            <text:p>0</text:p>
          </table:table-cell>
          <table:table-cell table:style-name="ce27" table:formula="of:=['1BResults for P1_(time)'.D135]/['1BResults for P1_(time)'.H135]" office:value-type="string" office:string-value="" calcext:value-type="error">
            <text:p>#DIV/0!</text:p>
          </table:table-cell>
          <table:table-cell table:style-name="ce27" table:formula="of:=['1BResults for P1_(time)'.E135]/['1BResults for P1_(time)'.H135]" office:value-type="string" office:string-value="" calcext:value-type="error">
            <text:p>#DIV/0!</text:p>
          </table:table-cell>
          <table:table-cell table:style-name="ce27" table:formula="of:=['1BResults for P1_(time)'.F135]/['1BResults for P1_(time)'.H135]" office:value-type="string" office:string-value="" calcext:value-type="error">
            <text:p>#DIV/0!</text:p>
          </table:table-cell>
          <table:table-cell table:style-name="ce27" table:formula="of:=['1BResults for P1_(time)'.G135]/['1BResults for P1_(time)'.H1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2.tsp</text:p>
          </table:table-cell>
          <table:table-cell table:number-columns-repeated="5"/>
          <table:table-cell table:formula="of:=SUM(['1BResults for P1_(time)'.D136:.G136])" office:value-type="float" office:value="0" calcext:value-type="float">
            <text:p>0</text:p>
          </table:table-cell>
          <table:table-cell table:formula="of:=['1BResults for P1_(time)'.D136]/['1BResults for P1_(time)'.H136]" office:value-type="string" office:string-value="" calcext:value-type="error">
            <text:p>#DIV/0!</text:p>
          </table:table-cell>
          <table:table-cell table:formula="of:=['1BResults for P1_(time)'.E136]/['1BResults for P1_(time)'.H136]" office:value-type="string" office:string-value="" calcext:value-type="error">
            <text:p>#DIV/0!</text:p>
          </table:table-cell>
          <table:table-cell table:formula="of:=['1BResults for P1_(time)'.F136]/['1BResults for P1_(time)'.H136]" office:value-type="string" office:string-value="" calcext:value-type="error">
            <text:p>#DIV/0!</text:p>
          </table:table-cell>
          <table:table-cell table:formula="of:=['1BResults for P1_(time)'.G136]/['1BResults for P1_(time)'.H1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style-name="ce27" table:number-columns-repeated="5"/>
          <table:table-cell table:style-name="ce27" table:formula="of:=SUM(['1BResults for P1_(time)'.D137:.G137])" office:value-type="float" office:value="0" calcext:value-type="float">
            <text:p>0</text:p>
          </table:table-cell>
          <table:table-cell table:style-name="ce27" table:formula="of:=['1BResults for P1_(time)'.D137]/['1BResults for P1_(time)'.H137]" office:value-type="string" office:string-value="" calcext:value-type="error">
            <text:p>#DIV/0!</text:p>
          </table:table-cell>
          <table:table-cell table:style-name="ce27" table:formula="of:=['1BResults for P1_(time)'.E137]/['1BResults for P1_(time)'.H137]" office:value-type="string" office:string-value="" calcext:value-type="error">
            <text:p>#DIV/0!</text:p>
          </table:table-cell>
          <table:table-cell table:style-name="ce27" table:formula="of:=['1BResults for P1_(time)'.F137]/['1BResults for P1_(time)'.H137]" office:value-type="string" office:string-value="" calcext:value-type="error">
            <text:p>#DIV/0!</text:p>
          </table:table-cell>
          <table:table-cell table:style-name="ce27" table:formula="of:=['1BResults for P1_(time)'.G137]/['1BResults for P1_(time)'.H1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4.tsp</text:p>
          </table:table-cell>
          <table:table-cell table:number-columns-repeated="5"/>
          <table:table-cell table:formula="of:=SUM(['1BResults for P1_(time)'.D138:.G138])" office:value-type="float" office:value="0" calcext:value-type="float">
            <text:p>0</text:p>
          </table:table-cell>
          <table:table-cell table:formula="of:=['1BResults for P1_(time)'.D138]/['1BResults for P1_(time)'.H138]" office:value-type="string" office:string-value="" calcext:value-type="error">
            <text:p>#DIV/0!</text:p>
          </table:table-cell>
          <table:table-cell table:formula="of:=['1BResults for P1_(time)'.E138]/['1BResults for P1_(time)'.H138]" office:value-type="string" office:string-value="" calcext:value-type="error">
            <text:p>#DIV/0!</text:p>
          </table:table-cell>
          <table:table-cell table:formula="of:=['1BResults for P1_(time)'.F138]/['1BResults for P1_(time)'.H138]" office:value-type="string" office:string-value="" calcext:value-type="error">
            <text:p>#DIV/0!</text:p>
          </table:table-cell>
          <table:table-cell table:formula="of:=['1BResults for P1_(time)'.G138]/['1BResults for P1_(time)'.H1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style-name="ce27" table:number-columns-repeated="5"/>
          <table:table-cell table:style-name="ce27" table:formula="of:=SUM(['1BResults for P1_(time)'.D139:.G139])" office:value-type="float" office:value="0" calcext:value-type="float">
            <text:p>0</text:p>
          </table:table-cell>
          <table:table-cell table:style-name="ce27" table:formula="of:=['1BResults for P1_(time)'.D139]/['1BResults for P1_(time)'.H139]" office:value-type="string" office:string-value="" calcext:value-type="error">
            <text:p>#DIV/0!</text:p>
          </table:table-cell>
          <table:table-cell table:style-name="ce27" table:formula="of:=['1BResults for P1_(time)'.E139]/['1BResults for P1_(time)'.H139]" office:value-type="string" office:string-value="" calcext:value-type="error">
            <text:p>#DIV/0!</text:p>
          </table:table-cell>
          <table:table-cell table:style-name="ce27" table:formula="of:=['1BResults for P1_(time)'.F139]/['1BResults for P1_(time)'.H139]" office:value-type="string" office:string-value="" calcext:value-type="error">
            <text:p>#DIV/0!</text:p>
          </table:table-cell>
          <table:table-cell table:style-name="ce27" table:formula="of:=['1BResults for P1_(time)'.G139]/['1BResults for P1_(time)'.H1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6.tsp</text:p>
          </table:table-cell>
          <table:table-cell table:number-columns-repeated="5"/>
          <table:table-cell table:formula="of:=SUM(['1BResults for P1_(time)'.D140:.G140])" office:value-type="float" office:value="0" calcext:value-type="float">
            <text:p>0</text:p>
          </table:table-cell>
          <table:table-cell table:formula="of:=['1BResults for P1_(time)'.D140]/['1BResults for P1_(time)'.H140]" office:value-type="string" office:string-value="" calcext:value-type="error">
            <text:p>#DIV/0!</text:p>
          </table:table-cell>
          <table:table-cell table:formula="of:=['1BResults for P1_(time)'.E140]/['1BResults for P1_(time)'.H140]" office:value-type="string" office:string-value="" calcext:value-type="error">
            <text:p>#DIV/0!</text:p>
          </table:table-cell>
          <table:table-cell table:formula="of:=['1BResults for P1_(time)'.F140]/['1BResults for P1_(time)'.H140]" office:value-type="string" office:string-value="" calcext:value-type="error">
            <text:p>#DIV/0!</text:p>
          </table:table-cell>
          <table:table-cell table:formula="of:=['1BResults for P1_(time)'.G140]/['1BResults for P1_(time)'.H1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style-name="ce27" table:number-columns-repeated="5"/>
          <table:table-cell table:style-name="ce27" table:formula="of:=SUM(['1BResults for P1_(time)'.D141:.G141])" office:value-type="float" office:value="0" calcext:value-type="float">
            <text:p>0</text:p>
          </table:table-cell>
          <table:table-cell table:style-name="ce27" table:formula="of:=['1BResults for P1_(time)'.D141]/['1BResults for P1_(time)'.H141]" office:value-type="string" office:string-value="" calcext:value-type="error">
            <text:p>#DIV/0!</text:p>
          </table:table-cell>
          <table:table-cell table:style-name="ce27" table:formula="of:=['1BResults for P1_(time)'.E141]/['1BResults for P1_(time)'.H141]" office:value-type="string" office:string-value="" calcext:value-type="error">
            <text:p>#DIV/0!</text:p>
          </table:table-cell>
          <table:table-cell table:style-name="ce27" table:formula="of:=['1BResults for P1_(time)'.F141]/['1BResults for P1_(time)'.H141]" office:value-type="string" office:string-value="" calcext:value-type="error">
            <text:p>#DIV/0!</text:p>
          </table:table-cell>
          <table:table-cell table:style-name="ce27" table:formula="of:=['1BResults for P1_(time)'.G141]/['1BResults for P1_(time)'.H1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8.tsp</text:p>
          </table:table-cell>
          <table:table-cell table:number-columns-repeated="5"/>
          <table:table-cell table:formula="of:=SUM(['1BResults for P1_(time)'.D142:.G142])" office:value-type="float" office:value="0" calcext:value-type="float">
            <text:p>0</text:p>
          </table:table-cell>
          <table:table-cell table:formula="of:=['1BResults for P1_(time)'.D142]/['1BResults for P1_(time)'.H142]" office:value-type="string" office:string-value="" calcext:value-type="error">
            <text:p>#DIV/0!</text:p>
          </table:table-cell>
          <table:table-cell table:formula="of:=['1BResults for P1_(time)'.E142]/['1BResults for P1_(time)'.H142]" office:value-type="string" office:string-value="" calcext:value-type="error">
            <text:p>#DIV/0!</text:p>
          </table:table-cell>
          <table:table-cell table:formula="of:=['1BResults for P1_(time)'.F142]/['1BResults for P1_(time)'.H142]" office:value-type="string" office:string-value="" calcext:value-type="error">
            <text:p>#DIV/0!</text:p>
          </table:table-cell>
          <table:table-cell table:formula="of:=['1BResults for P1_(time)'.G142]/['1BResults for P1_(time)'.H1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style-name="ce27" table:number-columns-repeated="5"/>
          <table:table-cell table:style-name="ce27" table:formula="of:=SUM(['1BResults for P1_(time)'.D143:.G143])" office:value-type="float" office:value="0" calcext:value-type="float">
            <text:p>0</text:p>
          </table:table-cell>
          <table:table-cell table:style-name="ce27" table:formula="of:=['1BResults for P1_(time)'.D143]/['1BResults for P1_(time)'.H143]" office:value-type="string" office:string-value="" calcext:value-type="error">
            <text:p>#DIV/0!</text:p>
          </table:table-cell>
          <table:table-cell table:style-name="ce27" table:formula="of:=['1BResults for P1_(time)'.E143]/['1BResults for P1_(time)'.H143]" office:value-type="string" office:string-value="" calcext:value-type="error">
            <text:p>#DIV/0!</text:p>
          </table:table-cell>
          <table:table-cell table:style-name="ce27" table:formula="of:=['1BResults for P1_(time)'.F143]/['1BResults for P1_(time)'.H143]" office:value-type="string" office:string-value="" calcext:value-type="error">
            <text:p>#DIV/0!</text:p>
          </table:table-cell>
          <table:table-cell table:style-name="ce27" table:formula="of:=['1BResults for P1_(time)'.G143]/['1BResults for P1_(time)'.H1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0.tsp</text:p>
          </table:table-cell>
          <table:table-cell table:number-columns-repeated="5"/>
          <table:table-cell table:formula="of:=SUM(['1BResults for P1_(time)'.D144:.G144])" office:value-type="float" office:value="0" calcext:value-type="float">
            <text:p>0</text:p>
          </table:table-cell>
          <table:table-cell table:formula="of:=['1BResults for P1_(time)'.D144]/['1BResults for P1_(time)'.H144]" office:value-type="string" office:string-value="" calcext:value-type="error">
            <text:p>#DIV/0!</text:p>
          </table:table-cell>
          <table:table-cell table:formula="of:=['1BResults for P1_(time)'.E144]/['1BResults for P1_(time)'.H144]" office:value-type="string" office:string-value="" calcext:value-type="error">
            <text:p>#DIV/0!</text:p>
          </table:table-cell>
          <table:table-cell table:formula="of:=['1BResults for P1_(time)'.F144]/['1BResults for P1_(time)'.H144]" office:value-type="string" office:string-value="" calcext:value-type="error">
            <text:p>#DIV/0!</text:p>
          </table:table-cell>
          <table:table-cell table:formula="of:=['1BResults for P1_(time)'.G144]/['1BResults for P1_(time)'.H1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style-name="ce27" table:number-columns-repeated="5"/>
          <table:table-cell table:style-name="ce27" table:formula="of:=SUM(['1BResults for P1_(time)'.D145:.G145])" office:value-type="float" office:value="0" calcext:value-type="float">
            <text:p>0</text:p>
          </table:table-cell>
          <table:table-cell table:style-name="ce27" table:formula="of:=['1BResults for P1_(time)'.D145]/['1BResults for P1_(time)'.H145]" office:value-type="string" office:string-value="" calcext:value-type="error">
            <text:p>#DIV/0!</text:p>
          </table:table-cell>
          <table:table-cell table:style-name="ce27" table:formula="of:=['1BResults for P1_(time)'.E145]/['1BResults for P1_(time)'.H145]" office:value-type="string" office:string-value="" calcext:value-type="error">
            <text:p>#DIV/0!</text:p>
          </table:table-cell>
          <table:table-cell table:style-name="ce27" table:formula="of:=['1BResults for P1_(time)'.F145]/['1BResults for P1_(time)'.H145]" office:value-type="string" office:string-value="" calcext:value-type="error">
            <text:p>#DIV/0!</text:p>
          </table:table-cell>
          <table:table-cell table:style-name="ce27" table:formula="of:=['1BResults for P1_(time)'.G145]/['1BResults for P1_(time)'.H14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2.tsp</text:p>
          </table:table-cell>
          <table:table-cell table:number-columns-repeated="5"/>
          <table:table-cell table:formula="of:=SUM(['1BResults for P1_(time)'.D146:.G146])" office:value-type="float" office:value="0" calcext:value-type="float">
            <text:p>0</text:p>
          </table:table-cell>
          <table:table-cell table:formula="of:=['1BResults for P1_(time)'.D146]/['1BResults for P1_(time)'.H146]" office:value-type="string" office:string-value="" calcext:value-type="error">
            <text:p>#DIV/0!</text:p>
          </table:table-cell>
          <table:table-cell table:formula="of:=['1BResults for P1_(time)'.E146]/['1BResults for P1_(time)'.H146]" office:value-type="string" office:string-value="" calcext:value-type="error">
            <text:p>#DIV/0!</text:p>
          </table:table-cell>
          <table:table-cell table:formula="of:=['1BResults for P1_(time)'.F146]/['1BResults for P1_(time)'.H146]" office:value-type="string" office:string-value="" calcext:value-type="error">
            <text:p>#DIV/0!</text:p>
          </table:table-cell>
          <table:table-cell table:formula="of:=['1BResults for P1_(time)'.G146]/['1BResults for P1_(time)'.H14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style-name="ce27" table:number-columns-repeated="5"/>
          <table:table-cell table:style-name="ce27" table:formula="of:=SUM(['1BResults for P1_(time)'.D147:.G147])" office:value-type="float" office:value="0" calcext:value-type="float">
            <text:p>0</text:p>
          </table:table-cell>
          <table:table-cell table:style-name="ce27" table:formula="of:=['1BResults for P1_(time)'.D147]/['1BResults for P1_(time)'.H147]" office:value-type="string" office:string-value="" calcext:value-type="error">
            <text:p>#DIV/0!</text:p>
          </table:table-cell>
          <table:table-cell table:style-name="ce27" table:formula="of:=['1BResults for P1_(time)'.E147]/['1BResults for P1_(time)'.H147]" office:value-type="string" office:string-value="" calcext:value-type="error">
            <text:p>#DIV/0!</text:p>
          </table:table-cell>
          <table:table-cell table:style-name="ce27" table:formula="of:=['1BResults for P1_(time)'.F147]/['1BResults for P1_(time)'.H147]" office:value-type="string" office:string-value="" calcext:value-type="error">
            <text:p>#DIV/0!</text:p>
          </table:table-cell>
          <table:table-cell table:style-name="ce27" table:formula="of:=['1BResults for P1_(time)'.G147]/['1BResults for P1_(time)'.H1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4.tsp</text:p>
          </table:table-cell>
          <table:table-cell table:number-columns-repeated="5"/>
          <table:table-cell table:formula="of:=SUM(['1BResults for P1_(time)'.D148:.G148])" office:value-type="float" office:value="0" calcext:value-type="float">
            <text:p>0</text:p>
          </table:table-cell>
          <table:table-cell table:formula="of:=['1BResults for P1_(time)'.D148]/['1BResults for P1_(time)'.H148]" office:value-type="string" office:string-value="" calcext:value-type="error">
            <text:p>#DIV/0!</text:p>
          </table:table-cell>
          <table:table-cell table:formula="of:=['1BResults for P1_(time)'.E148]/['1BResults for P1_(time)'.H148]" office:value-type="string" office:string-value="" calcext:value-type="error">
            <text:p>#DIV/0!</text:p>
          </table:table-cell>
          <table:table-cell table:formula="of:=['1BResults for P1_(time)'.F148]/['1BResults for P1_(time)'.H148]" office:value-type="string" office:string-value="" calcext:value-type="error">
            <text:p>#DIV/0!</text:p>
          </table:table-cell>
          <table:table-cell table:formula="of:=['1BResults for P1_(time)'.G148]/['1BResults for P1_(time)'.H14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style-name="ce27" table:number-columns-repeated="5"/>
          <table:table-cell table:style-name="ce27" table:formula="of:=SUM(['1BResults for P1_(time)'.D149:.G149])" office:value-type="float" office:value="0" calcext:value-type="float">
            <text:p>0</text:p>
          </table:table-cell>
          <table:table-cell table:style-name="ce27" table:formula="of:=['1BResults for P1_(time)'.D149]/['1BResults for P1_(time)'.H149]" office:value-type="string" office:string-value="" calcext:value-type="error">
            <text:p>#DIV/0!</text:p>
          </table:table-cell>
          <table:table-cell table:style-name="ce27" table:formula="of:=['1BResults for P1_(time)'.E149]/['1BResults for P1_(time)'.H149]" office:value-type="string" office:string-value="" calcext:value-type="error">
            <text:p>#DIV/0!</text:p>
          </table:table-cell>
          <table:table-cell table:style-name="ce27" table:formula="of:=['1BResults for P1_(time)'.F149]/['1BResults for P1_(time)'.H149]" office:value-type="string" office:string-value="" calcext:value-type="error">
            <text:p>#DIV/0!</text:p>
          </table:table-cell>
          <table:table-cell table:style-name="ce27" table:formula="of:=['1BResults for P1_(time)'.G149]/['1BResults for P1_(time)'.H1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6.tsp</text:p>
          </table:table-cell>
          <table:table-cell table:number-columns-repeated="5"/>
          <table:table-cell table:formula="of:=SUM(['1BResults for P1_(time)'.D150:.G150])" office:value-type="float" office:value="0" calcext:value-type="float">
            <text:p>0</text:p>
          </table:table-cell>
          <table:table-cell table:formula="of:=['1BResults for P1_(time)'.D150]/['1BResults for P1_(time)'.H150]" office:value-type="string" office:string-value="" calcext:value-type="error">
            <text:p>#DIV/0!</text:p>
          </table:table-cell>
          <table:table-cell table:formula="of:=['1BResults for P1_(time)'.E150]/['1BResults for P1_(time)'.H150]" office:value-type="string" office:string-value="" calcext:value-type="error">
            <text:p>#DIV/0!</text:p>
          </table:table-cell>
          <table:table-cell table:formula="of:=['1BResults for P1_(time)'.F150]/['1BResults for P1_(time)'.H150]" office:value-type="string" office:string-value="" calcext:value-type="error">
            <text:p>#DIV/0!</text:p>
          </table:table-cell>
          <table:table-cell table:formula="of:=['1BResults for P1_(time)'.G150]/['1BResults for P1_(time)'.H1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style-name="ce27" table:number-columns-repeated="5"/>
          <table:table-cell table:style-name="ce27" table:formula="of:=SUM(['1BResults for P1_(time)'.D151:.G151])" office:value-type="float" office:value="0" calcext:value-type="float">
            <text:p>0</text:p>
          </table:table-cell>
          <table:table-cell table:style-name="ce27" table:formula="of:=['1BResults for P1_(time)'.D151]/['1BResults for P1_(time)'.H151]" office:value-type="string" office:string-value="" calcext:value-type="error">
            <text:p>#DIV/0!</text:p>
          </table:table-cell>
          <table:table-cell table:style-name="ce27" table:formula="of:=['1BResults for P1_(time)'.E151]/['1BResults for P1_(time)'.H151]" office:value-type="string" office:string-value="" calcext:value-type="error">
            <text:p>#DIV/0!</text:p>
          </table:table-cell>
          <table:table-cell table:style-name="ce27" table:formula="of:=['1BResults for P1_(time)'.F151]/['1BResults for P1_(time)'.H151]" office:value-type="string" office:string-value="" calcext:value-type="error">
            <text:p>#DIV/0!</text:p>
          </table:table-cell>
          <table:table-cell table:style-name="ce27" table:formula="of:=['1BResults for P1_(time)'.G151]/['1BResults for P1_(time)'.H1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8.tsp</text:p>
          </table:table-cell>
          <table:table-cell table:number-columns-repeated="5"/>
          <table:table-cell table:formula="of:=SUM(['1BResults for P1_(time)'.D152:.G152])" office:value-type="float" office:value="0" calcext:value-type="float">
            <text:p>0</text:p>
          </table:table-cell>
          <table:table-cell table:formula="of:=['1BResults for P1_(time)'.D152]/['1BResults for P1_(time)'.H152]" office:value-type="string" office:string-value="" calcext:value-type="error">
            <text:p>#DIV/0!</text:p>
          </table:table-cell>
          <table:table-cell table:formula="of:=['1BResults for P1_(time)'.E152]/['1BResults for P1_(time)'.H152]" office:value-type="string" office:string-value="" calcext:value-type="error">
            <text:p>#DIV/0!</text:p>
          </table:table-cell>
          <table:table-cell table:formula="of:=['1BResults for P1_(time)'.F152]/['1BResults for P1_(time)'.H152]" office:value-type="string" office:string-value="" calcext:value-type="error">
            <text:p>#DIV/0!</text:p>
          </table:table-cell>
          <table:table-cell table:formula="of:=['1BResults for P1_(time)'.G152]/['1BResults for P1_(time)'.H1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style-name="ce27" table:number-columns-repeated="5"/>
          <table:table-cell table:style-name="ce27" table:formula="of:=SUM(['1BResults for P1_(time)'.D153:.G153])" office:value-type="float" office:value="0" calcext:value-type="float">
            <text:p>0</text:p>
          </table:table-cell>
          <table:table-cell table:style-name="ce27" table:formula="of:=['1BResults for P1_(time)'.D153]/['1BResults for P1_(time)'.H153]" office:value-type="string" office:string-value="" calcext:value-type="error">
            <text:p>#DIV/0!</text:p>
          </table:table-cell>
          <table:table-cell table:style-name="ce27" table:formula="of:=['1BResults for P1_(time)'.E153]/['1BResults for P1_(time)'.H153]" office:value-type="string" office:string-value="" calcext:value-type="error">
            <text:p>#DIV/0!</text:p>
          </table:table-cell>
          <table:table-cell table:style-name="ce27" table:formula="of:=['1BResults for P1_(time)'.F153]/['1BResults for P1_(time)'.H153]" office:value-type="string" office:string-value="" calcext:value-type="error">
            <text:p>#DIV/0!</text:p>
          </table:table-cell>
          <table:table-cell table:style-name="ce27" table:formula="of:=['1BResults for P1_(time)'.G153]/['1BResults for P1_(time)'.H1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0.tsp</text:p>
          </table:table-cell>
          <table:table-cell table:number-columns-repeated="5"/>
          <table:table-cell table:formula="of:=SUM(['1BResults for P1_(time)'.D154:.G154])" office:value-type="float" office:value="0" calcext:value-type="float">
            <text:p>0</text:p>
          </table:table-cell>
          <table:table-cell table:formula="of:=['1BResults for P1_(time)'.D154]/['1BResults for P1_(time)'.H154]" office:value-type="string" office:string-value="" calcext:value-type="error">
            <text:p>#DIV/0!</text:p>
          </table:table-cell>
          <table:table-cell table:formula="of:=['1BResults for P1_(time)'.E154]/['1BResults for P1_(time)'.H154]" office:value-type="string" office:string-value="" calcext:value-type="error">
            <text:p>#DIV/0!</text:p>
          </table:table-cell>
          <table:table-cell table:formula="of:=['1BResults for P1_(time)'.F154]/['1BResults for P1_(time)'.H154]" office:value-type="string" office:string-value="" calcext:value-type="error">
            <text:p>#DIV/0!</text:p>
          </table:table-cell>
          <table:table-cell table:formula="of:=['1BResults for P1_(time)'.G154]/['1BResults for P1_(time)'.H15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style-name="ce27" table:number-columns-repeated="5"/>
          <table:table-cell table:style-name="ce27" table:formula="of:=SUM(['1BResults for P1_(time)'.D155:.G155])" office:value-type="float" office:value="0" calcext:value-type="float">
            <text:p>0</text:p>
          </table:table-cell>
          <table:table-cell table:style-name="ce27" table:formula="of:=['1BResults for P1_(time)'.D155]/['1BResults for P1_(time)'.H155]" office:value-type="string" office:string-value="" calcext:value-type="error">
            <text:p>#DIV/0!</text:p>
          </table:table-cell>
          <table:table-cell table:style-name="ce27" table:formula="of:=['1BResults for P1_(time)'.E155]/['1BResults for P1_(time)'.H155]" office:value-type="string" office:string-value="" calcext:value-type="error">
            <text:p>#DIV/0!</text:p>
          </table:table-cell>
          <table:table-cell table:style-name="ce27" table:formula="of:=['1BResults for P1_(time)'.F155]/['1BResults for P1_(time)'.H155]" office:value-type="string" office:string-value="" calcext:value-type="error">
            <text:p>#DIV/0!</text:p>
          </table:table-cell>
          <table:table-cell table:style-name="ce27" table:formula="of:=['1BResults for P1_(time)'.G155]/['1BResults for P1_(time)'.H1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2.tsp</text:p>
          </table:table-cell>
          <table:table-cell table:number-columns-repeated="5"/>
          <table:table-cell table:formula="of:=SUM(['1BResults for P1_(time)'.D156:.G156])" office:value-type="float" office:value="0" calcext:value-type="float">
            <text:p>0</text:p>
          </table:table-cell>
          <table:table-cell table:formula="of:=['1BResults for P1_(time)'.D156]/['1BResults for P1_(time)'.H156]" office:value-type="string" office:string-value="" calcext:value-type="error">
            <text:p>#DIV/0!</text:p>
          </table:table-cell>
          <table:table-cell table:formula="of:=['1BResults for P1_(time)'.E156]/['1BResults for P1_(time)'.H156]" office:value-type="string" office:string-value="" calcext:value-type="error">
            <text:p>#DIV/0!</text:p>
          </table:table-cell>
          <table:table-cell table:formula="of:=['1BResults for P1_(time)'.F156]/['1BResults for P1_(time)'.H156]" office:value-type="string" office:string-value="" calcext:value-type="error">
            <text:p>#DIV/0!</text:p>
          </table:table-cell>
          <table:table-cell table:formula="of:=['1BResults for P1_(time)'.G156]/['1BResults for P1_(time)'.H1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style-name="ce27" table:number-columns-repeated="5"/>
          <table:table-cell table:style-name="ce27" table:formula="of:=SUM(['1BResults for P1_(time)'.D157:.G157])" office:value-type="float" office:value="0" calcext:value-type="float">
            <text:p>0</text:p>
          </table:table-cell>
          <table:table-cell table:style-name="ce27" table:formula="of:=['1BResults for P1_(time)'.D157]/['1BResults for P1_(time)'.H157]" office:value-type="string" office:string-value="" calcext:value-type="error">
            <text:p>#DIV/0!</text:p>
          </table:table-cell>
          <table:table-cell table:style-name="ce27" table:formula="of:=['1BResults for P1_(time)'.E157]/['1BResults for P1_(time)'.H157]" office:value-type="string" office:string-value="" calcext:value-type="error">
            <text:p>#DIV/0!</text:p>
          </table:table-cell>
          <table:table-cell table:style-name="ce27" table:formula="of:=['1BResults for P1_(time)'.F157]/['1BResults for P1_(time)'.H157]" office:value-type="string" office:string-value="" calcext:value-type="error">
            <text:p>#DIV/0!</text:p>
          </table:table-cell>
          <table:table-cell table:style-name="ce27" table:formula="of:=['1BResults for P1_(time)'.G157]/['1BResults for P1_(time)'.H15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4.tsp</text:p>
          </table:table-cell>
          <table:table-cell table:number-columns-repeated="5"/>
          <table:table-cell table:formula="of:=SUM(['1BResults for P1_(time)'.D158:.G158])" office:value-type="float" office:value="0" calcext:value-type="float">
            <text:p>0</text:p>
          </table:table-cell>
          <table:table-cell table:formula="of:=['1BResults for P1_(time)'.D158]/['1BResults for P1_(time)'.H158]" office:value-type="string" office:string-value="" calcext:value-type="error">
            <text:p>#DIV/0!</text:p>
          </table:table-cell>
          <table:table-cell table:formula="of:=['1BResults for P1_(time)'.E158]/['1BResults for P1_(time)'.H158]" office:value-type="string" office:string-value="" calcext:value-type="error">
            <text:p>#DIV/0!</text:p>
          </table:table-cell>
          <table:table-cell table:formula="of:=['1BResults for P1_(time)'.F158]/['1BResults for P1_(time)'.H158]" office:value-type="string" office:string-value="" calcext:value-type="error">
            <text:p>#DIV/0!</text:p>
          </table:table-cell>
          <table:table-cell table:formula="of:=['1BResults for P1_(time)'.G158]/['1BResults for P1_(time)'.H1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style-name="ce27" table:number-columns-repeated="5"/>
          <table:table-cell table:style-name="ce27" table:formula="of:=SUM(['1BResults for P1_(time)'.D159:.G159])" office:value-type="float" office:value="0" calcext:value-type="float">
            <text:p>0</text:p>
          </table:table-cell>
          <table:table-cell table:style-name="ce27" table:formula="of:=['1BResults for P1_(time)'.D159]/['1BResults for P1_(time)'.H159]" office:value-type="string" office:string-value="" calcext:value-type="error">
            <text:p>#DIV/0!</text:p>
          </table:table-cell>
          <table:table-cell table:style-name="ce27" table:formula="of:=['1BResults for P1_(time)'.E159]/['1BResults for P1_(time)'.H159]" office:value-type="string" office:string-value="" calcext:value-type="error">
            <text:p>#DIV/0!</text:p>
          </table:table-cell>
          <table:table-cell table:style-name="ce27" table:formula="of:=['1BResults for P1_(time)'.F159]/['1BResults for P1_(time)'.H159]" office:value-type="string" office:string-value="" calcext:value-type="error">
            <text:p>#DIV/0!</text:p>
          </table:table-cell>
          <table:table-cell table:style-name="ce27" table:formula="of:=['1BResults for P1_(time)'.G159]/['1BResults for P1_(time)'.H15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6.tsp</text:p>
          </table:table-cell>
          <table:table-cell table:number-columns-repeated="5"/>
          <table:table-cell table:formula="of:=SUM(['1BResults for P1_(time)'.D160:.G160])" office:value-type="float" office:value="0" calcext:value-type="float">
            <text:p>0</text:p>
          </table:table-cell>
          <table:table-cell table:formula="of:=['1BResults for P1_(time)'.D160]/['1BResults for P1_(time)'.H160]" office:value-type="string" office:string-value="" calcext:value-type="error">
            <text:p>#DIV/0!</text:p>
          </table:table-cell>
          <table:table-cell table:formula="of:=['1BResults for P1_(time)'.E160]/['1BResults for P1_(time)'.H160]" office:value-type="string" office:string-value="" calcext:value-type="error">
            <text:p>#DIV/0!</text:p>
          </table:table-cell>
          <table:table-cell table:formula="of:=['1BResults for P1_(time)'.F160]/['1BResults for P1_(time)'.H160]" office:value-type="string" office:string-value="" calcext:value-type="error">
            <text:p>#DIV/0!</text:p>
          </table:table-cell>
          <table:table-cell table:formula="of:=['1BResults for P1_(time)'.G160]/['1BResults for P1_(time)'.H1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style-name="ce27" table:number-columns-repeated="5"/>
          <table:table-cell table:style-name="ce27" table:formula="of:=SUM(['1BResults for P1_(time)'.D161:.G161])" office:value-type="float" office:value="0" calcext:value-type="float">
            <text:p>0</text:p>
          </table:table-cell>
          <table:table-cell table:style-name="ce27" table:formula="of:=['1BResults for P1_(time)'.D161]/['1BResults for P1_(time)'.H161]" office:value-type="string" office:string-value="" calcext:value-type="error">
            <text:p>#DIV/0!</text:p>
          </table:table-cell>
          <table:table-cell table:style-name="ce27" table:formula="of:=['1BResults for P1_(time)'.E161]/['1BResults for P1_(time)'.H161]" office:value-type="string" office:string-value="" calcext:value-type="error">
            <text:p>#DIV/0!</text:p>
          </table:table-cell>
          <table:table-cell table:style-name="ce27" table:formula="of:=['1BResults for P1_(time)'.F161]/['1BResults for P1_(time)'.H161]" office:value-type="string" office:string-value="" calcext:value-type="error">
            <text:p>#DIV/0!</text:p>
          </table:table-cell>
          <table:table-cell table:style-name="ce27" table:formula="of:=['1BResults for P1_(time)'.G161]/['1BResults for P1_(time)'.H1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8.tsp</text:p>
          </table:table-cell>
          <table:table-cell table:number-columns-repeated="5"/>
          <table:table-cell table:formula="of:=SUM(['1BResults for P1_(time)'.D162:.G162])" office:value-type="float" office:value="0" calcext:value-type="float">
            <text:p>0</text:p>
          </table:table-cell>
          <table:table-cell table:formula="of:=['1BResults for P1_(time)'.D162]/['1BResults for P1_(time)'.H162]" office:value-type="string" office:string-value="" calcext:value-type="error">
            <text:p>#DIV/0!</text:p>
          </table:table-cell>
          <table:table-cell table:formula="of:=['1BResults for P1_(time)'.E162]/['1BResults for P1_(time)'.H162]" office:value-type="string" office:string-value="" calcext:value-type="error">
            <text:p>#DIV/0!</text:p>
          </table:table-cell>
          <table:table-cell table:formula="of:=['1BResults for P1_(time)'.F162]/['1BResults for P1_(time)'.H162]" office:value-type="string" office:string-value="" calcext:value-type="error">
            <text:p>#DIV/0!</text:p>
          </table:table-cell>
          <table:table-cell table:formula="of:=['1BResults for P1_(time)'.G162]/['1BResults for P1_(time)'.H1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style-name="ce27" table:number-columns-repeated="5"/>
          <table:table-cell table:style-name="ce27" table:formula="of:=SUM(['1BResults for P1_(time)'.D163:.G163])" office:value-type="float" office:value="0" calcext:value-type="float">
            <text:p>0</text:p>
          </table:table-cell>
          <table:table-cell table:style-name="ce27" table:formula="of:=['1BResults for P1_(time)'.D163]/['1BResults for P1_(time)'.H163]" office:value-type="string" office:string-value="" calcext:value-type="error">
            <text:p>#DIV/0!</text:p>
          </table:table-cell>
          <table:table-cell table:style-name="ce27" table:formula="of:=['1BResults for P1_(time)'.E163]/['1BResults for P1_(time)'.H163]" office:value-type="string" office:string-value="" calcext:value-type="error">
            <text:p>#DIV/0!</text:p>
          </table:table-cell>
          <table:table-cell table:style-name="ce27" table:formula="of:=['1BResults for P1_(time)'.F163]/['1BResults for P1_(time)'.H163]" office:value-type="string" office:string-value="" calcext:value-type="error">
            <text:p>#DIV/0!</text:p>
          </table:table-cell>
          <table:table-cell table:style-name="ce27" table:formula="of:=['1BResults for P1_(time)'.G163]/['1BResults for P1_(time)'.H163]" office:value-type="string" office:string-value="" calcext:value-type="error">
            <text:p>#DIV/0!</text:p>
          </table:table-cell>
        </table:table-row>
      </table:table>
      <table:table table:name="1BResults for P1_(dist)" table:style-name="ta4">
        <table:table-column table:style-name="co2" table:default-cell-style-name="ce27"/>
        <table:table-column table:style-name="co3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row table:style-name="ro3"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Instance</text:p>
          </table:table-cell>
          <table:table-cell table:style-name="ce42" office:value-type="string" calcext:value-type="string">
            <text:p>Total profit</text:p>
          </table:table-cell>
          <table:table-cell table:style-name="ce42" office:value-type="string" calcext:value-type="string">
            <text:p>d pass (km)</text:p>
          </table:table-cell>
          <table:table-cell table:style-name="ce42" office:value-type="string" calcext:value-type="string">
            <text:p>d parcel (km)</text:p>
          </table:table-cell>
          <table:table-cell table:style-name="ce42" office:value-type="string" calcext:value-type="string">
            <text:p>d pass+parc (km)</text:p>
          </table:table-cell>
          <table:table-cell table:style-name="ce42" office:value-type="string" calcext:value-type="string">
            <text:p>d idle (km)</text:p>
          </table:table-cell>
          <table:table-cell table:style-name="ce42" office:value-type="string" calcext:value-type="string">
            <text:p>Total dist (km)</text:p>
          </table:table-cell>
          <table:table-cell table:style-name="ce42" office:value-type="string" calcext:value-type="string">
            <text:p>d pass (%)</text:p>
          </table:table-cell>
          <table:table-cell table:style-name="ce42" office:value-type="string" calcext:value-type="string">
            <text:p>d parcel (%)</text:p>
          </table:table-cell>
          <table:table-cell table:style-name="ce42" office:value-type="string" calcext:value-type="string">
            <text:p>d pass+parc (%)</text:p>
          </table:table-cell>
          <table:table-cell table:style-name="ce42" office:value-type="string" calcext:value-type="string">
            <text:p>d idle (%)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style-name="ce28" table:number-columns-repeated="5"/>
          <table:table-cell table:style-name="ce28" table:formula="of:=SUM(['1BResults for P1_(dist)'.D2:.G2])" office:value-type="float" office:value="0" calcext:value-type="float">
            <text:p>0</text:p>
          </table:table-cell>
          <table:table-cell table:style-name="ce28" table:formula="of:=['1BResults for P1_(dist)'.D2]/['1BResults for P1_(dist)'.H2]" office:value-type="string" office:string-value="" calcext:value-type="error">
            <text:p>#DIV/0!</text:p>
          </table:table-cell>
          <table:table-cell table:style-name="ce28" table:formula="of:=['1BResults for P1_(dist)'.E2]/['1BResults for P1_(dist)'.H2]" office:value-type="string" office:string-value="" calcext:value-type="error">
            <text:p>#DIV/0!</text:p>
          </table:table-cell>
          <table:table-cell table:style-name="ce28" table:formula="of:=['1BResults for P1_(dist)'.F2]/['1BResults for P1_(dist)'.H2]" office:value-type="string" office:string-value="" calcext:value-type="error">
            <text:p>#DIV/0!</text:p>
          </table:table-cell>
          <table:table-cell table:style-name="ce28" table:formula="of:=['1BResults for P1_(dist)'.G2]/['1BResults for P1_(dist)'.H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style-name="ce26" table:number-columns-repeated="5"/>
          <table:table-cell table:style-name="ce26" table:formula="of:=SUM(['1BResults for P1_(dist)'.D3:.G3])" office:value-type="float" office:value="0" calcext:value-type="float">
            <text:p>0</text:p>
          </table:table-cell>
          <table:table-cell table:style-name="ce26" table:formula="of:=['1BResults for P1_(dist)'.D3]/['1BResults for P1_(dist)'.H3]" office:value-type="string" office:string-value="" calcext:value-type="error">
            <text:p>#DIV/0!</text:p>
          </table:table-cell>
          <table:table-cell table:style-name="ce26" table:formula="of:=['1BResults for P1_(dist)'.E3]/['1BResults for P1_(dist)'.H3]" office:value-type="string" office:string-value="" calcext:value-type="error">
            <text:p>#DIV/0!</text:p>
          </table:table-cell>
          <table:table-cell table:style-name="ce26" table:formula="of:=['1BResults for P1_(dist)'.F3]/['1BResults for P1_(dist)'.H3]" office:value-type="string" office:string-value="" calcext:value-type="error">
            <text:p>#DIV/0!</text:p>
          </table:table-cell>
          <table:table-cell table:style-name="ce26" table:formula="of:=['1BResults for P1_(dist)'.G3]/['1BResults for P1_(dist)'.H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style-name="ce28" table:number-columns-repeated="5"/>
          <table:table-cell table:style-name="ce28" table:formula="of:=SUM(['1BResults for P1_(dist)'.D4:.G4])" office:value-type="float" office:value="0" calcext:value-type="float">
            <text:p>0</text:p>
          </table:table-cell>
          <table:table-cell table:style-name="ce28" table:formula="of:=['1BResults for P1_(dist)'.D4]/['1BResults for P1_(dist)'.H4]" office:value-type="string" office:string-value="" calcext:value-type="error">
            <text:p>#DIV/0!</text:p>
          </table:table-cell>
          <table:table-cell table:style-name="ce28" table:formula="of:=['1BResults for P1_(dist)'.E4]/['1BResults for P1_(dist)'.H4]" office:value-type="string" office:string-value="" calcext:value-type="error">
            <text:p>#DIV/0!</text:p>
          </table:table-cell>
          <table:table-cell table:style-name="ce28" table:formula="of:=['1BResults for P1_(dist)'.F4]/['1BResults for P1_(dist)'.H4]" office:value-type="string" office:string-value="" calcext:value-type="error">
            <text:p>#DIV/0!</text:p>
          </table:table-cell>
          <table:table-cell table:style-name="ce28" table:formula="of:=['1BResults for P1_(dist)'.G4]/['1BResults for P1_(dist)'.H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style-name="ce26" table:number-columns-repeated="5"/>
          <table:table-cell table:style-name="ce26" table:formula="of:=SUM(['1BResults for P1_(dist)'.D5:.G5])" office:value-type="float" office:value="0" calcext:value-type="float">
            <text:p>0</text:p>
          </table:table-cell>
          <table:table-cell table:style-name="ce26" table:formula="of:=['1BResults for P1_(dist)'.D5]/['1BResults for P1_(dist)'.H5]" office:value-type="string" office:string-value="" calcext:value-type="error">
            <text:p>#DIV/0!</text:p>
          </table:table-cell>
          <table:table-cell table:style-name="ce26" table:formula="of:=['1BResults for P1_(dist)'.E5]/['1BResults for P1_(dist)'.H5]" office:value-type="string" office:string-value="" calcext:value-type="error">
            <text:p>#DIV/0!</text:p>
          </table:table-cell>
          <table:table-cell table:style-name="ce26" table:formula="of:=['1BResults for P1_(dist)'.F5]/['1BResults for P1_(dist)'.H5]" office:value-type="string" office:string-value="" calcext:value-type="error">
            <text:p>#DIV/0!</text:p>
          </table:table-cell>
          <table:table-cell table:style-name="ce26" table:formula="of:=['1BResults for P1_(dist)'.G5]/['1BResults for P1_(dist)'.H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style-name="ce28" table:number-columns-repeated="5"/>
          <table:table-cell table:style-name="ce28" table:formula="of:=SUM(['1BResults for P1_(dist)'.D6:.G6])" office:value-type="float" office:value="0" calcext:value-type="float">
            <text:p>0</text:p>
          </table:table-cell>
          <table:table-cell table:style-name="ce28" table:formula="of:=['1BResults for P1_(dist)'.D6]/['1BResults for P1_(dist)'.H6]" office:value-type="string" office:string-value="" calcext:value-type="error">
            <text:p>#DIV/0!</text:p>
          </table:table-cell>
          <table:table-cell table:style-name="ce28" table:formula="of:=['1BResults for P1_(dist)'.E6]/['1BResults for P1_(dist)'.H6]" office:value-type="string" office:string-value="" calcext:value-type="error">
            <text:p>#DIV/0!</text:p>
          </table:table-cell>
          <table:table-cell table:style-name="ce28" table:formula="of:=['1BResults for P1_(dist)'.F6]/['1BResults for P1_(dist)'.H6]" office:value-type="string" office:string-value="" calcext:value-type="error">
            <text:p>#DIV/0!</text:p>
          </table:table-cell>
          <table:table-cell table:style-name="ce28" table:formula="of:=['1BResults for P1_(dist)'.G6]/['1BResults for P1_(dist)'.H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style-name="ce26" table:number-columns-repeated="5"/>
          <table:table-cell table:style-name="ce26" table:formula="of:=SUM(['1BResults for P1_(dist)'.D7:.G7])" office:value-type="float" office:value="0" calcext:value-type="float">
            <text:p>0</text:p>
          </table:table-cell>
          <table:table-cell table:style-name="ce26" table:formula="of:=['1BResults for P1_(dist)'.D7]/['1BResults for P1_(dist)'.H7]" office:value-type="string" office:string-value="" calcext:value-type="error">
            <text:p>#DIV/0!</text:p>
          </table:table-cell>
          <table:table-cell table:style-name="ce26" table:formula="of:=['1BResults for P1_(dist)'.E7]/['1BResults for P1_(dist)'.H7]" office:value-type="string" office:string-value="" calcext:value-type="error">
            <text:p>#DIV/0!</text:p>
          </table:table-cell>
          <table:table-cell table:style-name="ce26" table:formula="of:=['1BResults for P1_(dist)'.F7]/['1BResults for P1_(dist)'.H7]" office:value-type="string" office:string-value="" calcext:value-type="error">
            <text:p>#DIV/0!</text:p>
          </table:table-cell>
          <table:table-cell table:style-name="ce26" table:formula="of:=['1BResults for P1_(dist)'.G7]/['1BResults for P1_(dist)'.H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style-name="ce28" table:number-columns-repeated="5"/>
          <table:table-cell table:style-name="ce28" table:formula="of:=SUM(['1BResults for P1_(dist)'.D8:.G8])" office:value-type="float" office:value="0" calcext:value-type="float">
            <text:p>0</text:p>
          </table:table-cell>
          <table:table-cell table:style-name="ce28" table:formula="of:=['1BResults for P1_(dist)'.D8]/['1BResults for P1_(dist)'.H8]" office:value-type="string" office:string-value="" calcext:value-type="error">
            <text:p>#DIV/0!</text:p>
          </table:table-cell>
          <table:table-cell table:style-name="ce28" table:formula="of:=['1BResults for P1_(dist)'.E8]/['1BResults for P1_(dist)'.H8]" office:value-type="string" office:string-value="" calcext:value-type="error">
            <text:p>#DIV/0!</text:p>
          </table:table-cell>
          <table:table-cell table:style-name="ce28" table:formula="of:=['1BResults for P1_(dist)'.F8]/['1BResults for P1_(dist)'.H8]" office:value-type="string" office:string-value="" calcext:value-type="error">
            <text:p>#DIV/0!</text:p>
          </table:table-cell>
          <table:table-cell table:style-name="ce28" table:formula="of:=['1BResults for P1_(dist)'.G8]/['1BResults for P1_(dist)'.H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style-name="ce26" table:number-columns-repeated="5"/>
          <table:table-cell table:style-name="ce26" table:formula="of:=SUM(['1BResults for P1_(dist)'.D9:.G9])" office:value-type="float" office:value="0" calcext:value-type="float">
            <text:p>0</text:p>
          </table:table-cell>
          <table:table-cell table:style-name="ce26" table:formula="of:=['1BResults for P1_(dist)'.D9]/['1BResults for P1_(dist)'.H9]" office:value-type="string" office:string-value="" calcext:value-type="error">
            <text:p>#DIV/0!</text:p>
          </table:table-cell>
          <table:table-cell table:style-name="ce26" table:formula="of:=['1BResults for P1_(dist)'.E9]/['1BResults for P1_(dist)'.H9]" office:value-type="string" office:string-value="" calcext:value-type="error">
            <text:p>#DIV/0!</text:p>
          </table:table-cell>
          <table:table-cell table:style-name="ce26" table:formula="of:=['1BResults for P1_(dist)'.F9]/['1BResults for P1_(dist)'.H9]" office:value-type="string" office:string-value="" calcext:value-type="error">
            <text:p>#DIV/0!</text:p>
          </table:table-cell>
          <table:table-cell table:style-name="ce26" table:formula="of:=['1BResults for P1_(dist)'.G9]/['1BResults for P1_(dist)'.H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style-name="ce28" table:number-columns-repeated="5"/>
          <table:table-cell table:style-name="ce28" table:formula="of:=SUM(['1BResults for P1_(dist)'.D10:.G10])" office:value-type="float" office:value="0" calcext:value-type="float">
            <text:p>0</text:p>
          </table:table-cell>
          <table:table-cell table:style-name="ce28" table:formula="of:=['1BResults for P1_(dist)'.D10]/['1BResults for P1_(dist)'.H10]" office:value-type="string" office:string-value="" calcext:value-type="error">
            <text:p>#DIV/0!</text:p>
          </table:table-cell>
          <table:table-cell table:style-name="ce28" table:formula="of:=['1BResults for P1_(dist)'.E10]/['1BResults for P1_(dist)'.H10]" office:value-type="string" office:string-value="" calcext:value-type="error">
            <text:p>#DIV/0!</text:p>
          </table:table-cell>
          <table:table-cell table:style-name="ce28" table:formula="of:=['1BResults for P1_(dist)'.F10]/['1BResults for P1_(dist)'.H10]" office:value-type="string" office:string-value="" calcext:value-type="error">
            <text:p>#DIV/0!</text:p>
          </table:table-cell>
          <table:table-cell table:style-name="ce28" table:formula="of:=['1BResults for P1_(dist)'.G10]/['1BResults for P1_(dist)'.H1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style-name="ce26" table:number-columns-repeated="5"/>
          <table:table-cell table:style-name="ce26" table:formula="of:=SUM(['1BResults for P1_(dist)'.D11:.G11])" office:value-type="float" office:value="0" calcext:value-type="float">
            <text:p>0</text:p>
          </table:table-cell>
          <table:table-cell table:style-name="ce26" table:formula="of:=['1BResults for P1_(dist)'.D11]/['1BResults for P1_(dist)'.H11]" office:value-type="string" office:string-value="" calcext:value-type="error">
            <text:p>#DIV/0!</text:p>
          </table:table-cell>
          <table:table-cell table:style-name="ce26" table:formula="of:=['1BResults for P1_(dist)'.E11]/['1BResults for P1_(dist)'.H11]" office:value-type="string" office:string-value="" calcext:value-type="error">
            <text:p>#DIV/0!</text:p>
          </table:table-cell>
          <table:table-cell table:style-name="ce26" table:formula="of:=['1BResults for P1_(dist)'.F11]/['1BResults for P1_(dist)'.H11]" office:value-type="string" office:string-value="" calcext:value-type="error">
            <text:p>#DIV/0!</text:p>
          </table:table-cell>
          <table:table-cell table:style-name="ce26" table:formula="of:=['1BResults for P1_(dist)'.G11]/['1BResults for P1_(dist)'.H1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.txt</text:p>
          </table:table-cell>
          <table:table-cell table:style-name="ce28" table:number-columns-repeated="5"/>
          <table:table-cell table:style-name="ce28" table:formula="of:=SUM(['1BResults for P1_(dist)'.D12:.G12])" office:value-type="float" office:value="0" calcext:value-type="float">
            <text:p>0</text:p>
          </table:table-cell>
          <table:table-cell table:style-name="ce28" table:formula="of:=['1BResults for P1_(dist)'.D12]/['1BResults for P1_(dist)'.H12]" office:value-type="string" office:string-value="" calcext:value-type="error">
            <text:p>#DIV/0!</text:p>
          </table:table-cell>
          <table:table-cell table:style-name="ce28" table:formula="of:=['1BResults for P1_(dist)'.E12]/['1BResults for P1_(dist)'.H12]" office:value-type="string" office:string-value="" calcext:value-type="error">
            <text:p>#DIV/0!</text:p>
          </table:table-cell>
          <table:table-cell table:style-name="ce28" table:formula="of:=['1BResults for P1_(dist)'.F12]/['1BResults for P1_(dist)'.H12]" office:value-type="string" office:string-value="" calcext:value-type="error">
            <text:p>#DIV/0!</text:p>
          </table:table-cell>
          <table:table-cell table:style-name="ce28" table:formula="of:=['1BResults for P1_(dist)'.G12]/['1BResults for P1_(dist)'.H1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0.txt</text:p>
          </table:table-cell>
          <table:table-cell table:style-name="ce26" table:number-columns-repeated="5"/>
          <table:table-cell table:style-name="ce26" table:formula="of:=SUM(['1BResults for P1_(dist)'.D13:.G13])" office:value-type="float" office:value="0" calcext:value-type="float">
            <text:p>0</text:p>
          </table:table-cell>
          <table:table-cell table:style-name="ce26" table:formula="of:=['1BResults for P1_(dist)'.D13]/['1BResults for P1_(dist)'.H13]" office:value-type="string" office:string-value="" calcext:value-type="error">
            <text:p>#DIV/0!</text:p>
          </table:table-cell>
          <table:table-cell table:style-name="ce26" table:formula="of:=['1BResults for P1_(dist)'.E13]/['1BResults for P1_(dist)'.H13]" office:value-type="string" office:string-value="" calcext:value-type="error">
            <text:p>#DIV/0!</text:p>
          </table:table-cell>
          <table:table-cell table:style-name="ce26" table:formula="of:=['1BResults for P1_(dist)'.F13]/['1BResults for P1_(dist)'.H13]" office:value-type="string" office:string-value="" calcext:value-type="error">
            <text:p>#DIV/0!</text:p>
          </table:table-cell>
          <table:table-cell table:style-name="ce26" table:formula="of:=['1BResults for P1_(dist)'.G13]/['1BResults for P1_(dist)'.H1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5.txt</text:p>
          </table:table-cell>
          <table:table-cell table:style-name="ce28" table:number-columns-repeated="5"/>
          <table:table-cell table:style-name="ce28" table:formula="of:=SUM(['1BResults for P1_(dist)'.D14:.G14])" office:value-type="float" office:value="0" calcext:value-type="float">
            <text:p>0</text:p>
          </table:table-cell>
          <table:table-cell table:style-name="ce28" table:formula="of:=['1BResults for P1_(dist)'.D14]/['1BResults for P1_(dist)'.H14]" office:value-type="string" office:string-value="" calcext:value-type="error">
            <text:p>#DIV/0!</text:p>
          </table:table-cell>
          <table:table-cell table:style-name="ce28" table:formula="of:=['1BResults for P1_(dist)'.E14]/['1BResults for P1_(dist)'.H14]" office:value-type="string" office:string-value="" calcext:value-type="error">
            <text:p>#DIV/0!</text:p>
          </table:table-cell>
          <table:table-cell table:style-name="ce28" table:formula="of:=['1BResults for P1_(dist)'.F14]/['1BResults for P1_(dist)'.H14]" office:value-type="string" office:string-value="" calcext:value-type="error">
            <text:p>#DIV/0!</text:p>
          </table:table-cell>
          <table:table-cell table:style-name="ce28" table:formula="of:=['1BResults for P1_(dist)'.G14]/['1BResults for P1_(dist)'.H1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60.txt</text:p>
          </table:table-cell>
          <table:table-cell table:style-name="ce26" table:number-columns-repeated="5"/>
          <table:table-cell table:style-name="ce26" table:formula="of:=SUM(['1BResults for P1_(dist)'.D15:.G15])" office:value-type="float" office:value="0" calcext:value-type="float">
            <text:p>0</text:p>
          </table:table-cell>
          <table:table-cell table:style-name="ce26" table:formula="of:=['1BResults for P1_(dist)'.D15]/['1BResults for P1_(dist)'.H15]" office:value-type="string" office:string-value="" calcext:value-type="error">
            <text:p>#DIV/0!</text:p>
          </table:table-cell>
          <table:table-cell table:style-name="ce26" table:formula="of:=['1BResults for P1_(dist)'.E15]/['1BResults for P1_(dist)'.H15]" office:value-type="string" office:string-value="" calcext:value-type="error">
            <text:p>#DIV/0!</text:p>
          </table:table-cell>
          <table:table-cell table:style-name="ce26" table:formula="of:=['1BResults for P1_(dist)'.F15]/['1BResults for P1_(dist)'.H15]" office:value-type="string" office:string-value="" calcext:value-type="error">
            <text:p>#DIV/0!</text:p>
          </table:table-cell>
          <table:table-cell table:style-name="ce26" table:formula="of:=['1BResults for P1_(dist)'.G15]/['1BResults for P1_(dist)'.H1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90.txt</text:p>
          </table:table-cell>
          <table:table-cell table:style-name="ce28" table:number-columns-repeated="5"/>
          <table:table-cell table:style-name="ce28" table:formula="of:=SUM(['1BResults for P1_(dist)'.D16:.G16])" office:value-type="float" office:value="0" calcext:value-type="float">
            <text:p>0</text:p>
          </table:table-cell>
          <table:table-cell table:style-name="ce28" table:formula="of:=['1BResults for P1_(dist)'.D16]/['1BResults for P1_(dist)'.H16]" office:value-type="string" office:string-value="" calcext:value-type="error">
            <text:p>#DIV/0!</text:p>
          </table:table-cell>
          <table:table-cell table:style-name="ce28" table:formula="of:=['1BResults for P1_(dist)'.E16]/['1BResults for P1_(dist)'.H16]" office:value-type="string" office:string-value="" calcext:value-type="error">
            <text:p>#DIV/0!</text:p>
          </table:table-cell>
          <table:table-cell table:style-name="ce28" table:formula="of:=['1BResults for P1_(dist)'.F16]/['1BResults for P1_(dist)'.H16]" office:value-type="string" office:string-value="" calcext:value-type="error">
            <text:p>#DIV/0!</text:p>
          </table:table-cell>
          <table:table-cell table:style-name="ce28" table:formula="of:=['1BResults for P1_(dist)'.G16]/['1BResults for P1_(dist)'.H1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20.txt</text:p>
          </table:table-cell>
          <table:table-cell table:style-name="ce26" table:number-columns-repeated="5"/>
          <table:table-cell table:style-name="ce26" table:formula="of:=SUM(['1BResults for P1_(dist)'.D17:.G17])" office:value-type="float" office:value="0" calcext:value-type="float">
            <text:p>0</text:p>
          </table:table-cell>
          <table:table-cell table:style-name="ce26" table:formula="of:=['1BResults for P1_(dist)'.D17]/['1BResults for P1_(dist)'.H17]" office:value-type="string" office:string-value="" calcext:value-type="error">
            <text:p>#DIV/0!</text:p>
          </table:table-cell>
          <table:table-cell table:style-name="ce26" table:formula="of:=['1BResults for P1_(dist)'.E17]/['1BResults for P1_(dist)'.H17]" office:value-type="string" office:string-value="" calcext:value-type="error">
            <text:p>#DIV/0!</text:p>
          </table:table-cell>
          <table:table-cell table:style-name="ce26" table:formula="of:=['1BResults for P1_(dist)'.F17]/['1BResults for P1_(dist)'.H17]" office:value-type="string" office:string-value="" calcext:value-type="error">
            <text:p>#DIV/0!</text:p>
          </table:table-cell>
          <table:table-cell table:style-name="ce26" table:formula="of:=['1BResults for P1_(dist)'.G17]/['1BResults for P1_(dist)'.H1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50.txt</text:p>
          </table:table-cell>
          <table:table-cell table:style-name="ce28" table:number-columns-repeated="5"/>
          <table:table-cell table:style-name="ce28" table:formula="of:=SUM(['1BResults for P1_(dist)'.D18:.G18])" office:value-type="float" office:value="0" calcext:value-type="float">
            <text:p>0</text:p>
          </table:table-cell>
          <table:table-cell table:style-name="ce28" table:formula="of:=['1BResults for P1_(dist)'.D18]/['1BResults for P1_(dist)'.H18]" office:value-type="string" office:string-value="" calcext:value-type="error">
            <text:p>#DIV/0!</text:p>
          </table:table-cell>
          <table:table-cell table:style-name="ce28" table:formula="of:=['1BResults for P1_(dist)'.E18]/['1BResults for P1_(dist)'.H18]" office:value-type="string" office:string-value="" calcext:value-type="error">
            <text:p>#DIV/0!</text:p>
          </table:table-cell>
          <table:table-cell table:style-name="ce28" table:formula="of:=['1BResults for P1_(dist)'.F18]/['1BResults for P1_(dist)'.H18]" office:value-type="string" office:string-value="" calcext:value-type="error">
            <text:p>#DIV/0!</text:p>
          </table:table-cell>
          <table:table-cell table:style-name="ce28" table:formula="of:=['1BResults for P1_(dist)'.G18]/['1BResults for P1_(dist)'.H1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80.txt</text:p>
          </table:table-cell>
          <table:table-cell table:style-name="ce26" table:number-columns-repeated="5"/>
          <table:table-cell table:style-name="ce26" table:formula="of:=SUM(['1BResults for P1_(dist)'.D19:.G19])" office:value-type="float" office:value="0" calcext:value-type="float">
            <text:p>0</text:p>
          </table:table-cell>
          <table:table-cell table:style-name="ce26" table:formula="of:=['1BResults for P1_(dist)'.D19]/['1BResults for P1_(dist)'.H19]" office:value-type="string" office:string-value="" calcext:value-type="error">
            <text:p>#DIV/0!</text:p>
          </table:table-cell>
          <table:table-cell table:style-name="ce26" table:formula="of:=['1BResults for P1_(dist)'.E19]/['1BResults for P1_(dist)'.H19]" office:value-type="string" office:string-value="" calcext:value-type="error">
            <text:p>#DIV/0!</text:p>
          </table:table-cell>
          <table:table-cell table:style-name="ce26" table:formula="of:=['1BResults for P1_(dist)'.F19]/['1BResults for P1_(dist)'.H19]" office:value-type="string" office:string-value="" calcext:value-type="error">
            <text:p>#DIV/0!</text:p>
          </table:table-cell>
          <table:table-cell table:style-name="ce26" table:formula="of:=['1BResults for P1_(dist)'.G19]/['1BResults for P1_(dist)'.H1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10.txt</text:p>
          </table:table-cell>
          <table:table-cell table:style-name="ce28" table:number-columns-repeated="5"/>
          <table:table-cell table:style-name="ce28" table:formula="of:=SUM(['1BResults for P1_(dist)'.D20:.G20])" office:value-type="float" office:value="0" calcext:value-type="float">
            <text:p>0</text:p>
          </table:table-cell>
          <table:table-cell table:style-name="ce28" table:formula="of:=['1BResults for P1_(dist)'.D20]/['1BResults for P1_(dist)'.H20]" office:value-type="string" office:string-value="" calcext:value-type="error">
            <text:p>#DIV/0!</text:p>
          </table:table-cell>
          <table:table-cell table:style-name="ce28" table:formula="of:=['1BResults for P1_(dist)'.E20]/['1BResults for P1_(dist)'.H20]" office:value-type="string" office:string-value="" calcext:value-type="error">
            <text:p>#DIV/0!</text:p>
          </table:table-cell>
          <table:table-cell table:style-name="ce28" table:formula="of:=['1BResults for P1_(dist)'.F20]/['1BResults for P1_(dist)'.H20]" office:value-type="string" office:string-value="" calcext:value-type="error">
            <text:p>#DIV/0!</text:p>
          </table:table-cell>
          <table:table-cell table:style-name="ce28" table:formula="of:=['1BResults for P1_(dist)'.G20]/['1BResults for P1_(dist)'.H2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40.txt</text:p>
          </table:table-cell>
          <table:table-cell table:style-name="ce26" table:number-columns-repeated="5"/>
          <table:table-cell table:style-name="ce26" table:formula="of:=SUM(['1BResults for P1_(dist)'.D21:.G21])" office:value-type="float" office:value="0" calcext:value-type="float">
            <text:p>0</text:p>
          </table:table-cell>
          <table:table-cell table:style-name="ce26" table:formula="of:=['1BResults for P1_(dist)'.D21]/['1BResults for P1_(dist)'.H21]" office:value-type="string" office:string-value="" calcext:value-type="error">
            <text:p>#DIV/0!</text:p>
          </table:table-cell>
          <table:table-cell table:style-name="ce26" table:formula="of:=['1BResults for P1_(dist)'.E21]/['1BResults for P1_(dist)'.H21]" office:value-type="string" office:string-value="" calcext:value-type="error">
            <text:p>#DIV/0!</text:p>
          </table:table-cell>
          <table:table-cell table:style-name="ce26" table:formula="of:=['1BResults for P1_(dist)'.F21]/['1BResults for P1_(dist)'.H21]" office:value-type="string" office:string-value="" calcext:value-type="error">
            <text:p>#DIV/0!</text:p>
          </table:table-cell>
          <table:table-cell table:style-name="ce26" table:formula="of:=['1BResults for P1_(dist)'.G21]/['1BResults for P1_(dist)'.H2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70.txt</text:p>
          </table:table-cell>
          <table:table-cell table:style-name="ce28" table:number-columns-repeated="5"/>
          <table:table-cell table:style-name="ce28" table:formula="of:=SUM(['1BResults for P1_(dist)'.D22:.G22])" office:value-type="float" office:value="0" calcext:value-type="float">
            <text:p>0</text:p>
          </table:table-cell>
          <table:table-cell table:style-name="ce28" table:formula="of:=['1BResults for P1_(dist)'.D22]/['1BResults for P1_(dist)'.H22]" office:value-type="string" office:string-value="" calcext:value-type="error">
            <text:p>#DIV/0!</text:p>
          </table:table-cell>
          <table:table-cell table:style-name="ce28" table:formula="of:=['1BResults for P1_(dist)'.E22]/['1BResults for P1_(dist)'.H22]" office:value-type="string" office:string-value="" calcext:value-type="error">
            <text:p>#DIV/0!</text:p>
          </table:table-cell>
          <table:table-cell table:style-name="ce28" table:formula="of:=['1BResults for P1_(dist)'.F22]/['1BResults for P1_(dist)'.H22]" office:value-type="string" office:string-value="" calcext:value-type="error">
            <text:p>#DIV/0!</text:p>
          </table:table-cell>
          <table:table-cell table:style-name="ce28" table:formula="of:=['1BResults for P1_(dist)'.G22]/['1BResults for P1_(dist)'.H2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300.txt</text:p>
          </table:table-cell>
          <table:table-cell table:style-name="ce26" table:number-columns-repeated="5"/>
          <table:table-cell table:style-name="ce26" table:formula="of:=SUM(['1BResults for P1_(dist)'.D23:.G23])" office:value-type="float" office:value="0" calcext:value-type="float">
            <text:p>0</text:p>
          </table:table-cell>
          <table:table-cell table:style-name="ce26" table:formula="of:=['1BResults for P1_(dist)'.D23]/['1BResults for P1_(dist)'.H23]" office:value-type="string" office:string-value="" calcext:value-type="error">
            <text:p>#DIV/0!</text:p>
          </table:table-cell>
          <table:table-cell table:style-name="ce26" table:formula="of:=['1BResults for P1_(dist)'.E23]/['1BResults for P1_(dist)'.H23]" office:value-type="string" office:string-value="" calcext:value-type="error">
            <text:p>#DIV/0!</text:p>
          </table:table-cell>
          <table:table-cell table:style-name="ce26" table:formula="of:=['1BResults for P1_(dist)'.F23]/['1BResults for P1_(dist)'.H23]" office:value-type="string" office:string-value="" calcext:value-type="error">
            <text:p>#DIV/0!</text:p>
          </table:table-cell>
          <table:table-cell table:style-name="ce26" table:formula="of:=['1BResults for P1_(dist)'.G23]/['1BResults for P1_(dist)'.H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0.tsp</text:p>
          </table:table-cell>
          <table:table-cell table:number-columns-repeated="5"/>
          <table:table-cell table:formula="of:=SUM(['1BResults for P1_(dist)'.D24:.G24])" office:value-type="float" office:value="0" calcext:value-type="float">
            <text:p>0</text:p>
          </table:table-cell>
          <table:table-cell table:formula="of:=['1BResults for P1_(dist)'.D24]/['1BResults for P1_(dist)'.H24]" office:value-type="string" office:string-value="" calcext:value-type="error">
            <text:p>#DIV/0!</text:p>
          </table:table-cell>
          <table:table-cell table:formula="of:=['1BResults for P1_(dist)'.E24]/['1BResults for P1_(dist)'.H24]" office:value-type="string" office:string-value="" calcext:value-type="error">
            <text:p>#DIV/0!</text:p>
          </table:table-cell>
          <table:table-cell table:formula="of:=['1BResults for P1_(dist)'.F24]/['1BResults for P1_(dist)'.H24]" office:value-type="string" office:string-value="" calcext:value-type="error">
            <text:p>#DIV/0!</text:p>
          </table:table-cell>
          <table:table-cell table:formula="of:=['1BResults for P1_(dist)'.G24]/['1BResults for P1_(dist)'.H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style-name="ce27" table:number-columns-repeated="5"/>
          <table:table-cell table:style-name="ce27" table:formula="of:=SUM(['1BResults for P1_(dist)'.D25:.G25])" office:value-type="float" office:value="0" calcext:value-type="float">
            <text:p>0</text:p>
          </table:table-cell>
          <table:table-cell table:style-name="ce27" table:formula="of:=['1BResults for P1_(dist)'.D25]/['1BResults for P1_(dist)'.H25]" office:value-type="string" office:string-value="" calcext:value-type="error">
            <text:p>#DIV/0!</text:p>
          </table:table-cell>
          <table:table-cell table:style-name="ce27" table:formula="of:=['1BResults for P1_(dist)'.E25]/['1BResults for P1_(dist)'.H25]" office:value-type="string" office:string-value="" calcext:value-type="error">
            <text:p>#DIV/0!</text:p>
          </table:table-cell>
          <table:table-cell table:style-name="ce27" table:formula="of:=['1BResults for P1_(dist)'.F25]/['1BResults for P1_(dist)'.H25]" office:value-type="string" office:string-value="" calcext:value-type="error">
            <text:p>#DIV/0!</text:p>
          </table:table-cell>
          <table:table-cell table:style-name="ce27" table:formula="of:=['1BResults for P1_(dist)'.G25]/['1BResults for P1_(dist)'.H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2.tsp</text:p>
          </table:table-cell>
          <table:table-cell table:number-columns-repeated="5"/>
          <table:table-cell table:formula="of:=SUM(['1BResults for P1_(dist)'.D26:.G26])" office:value-type="float" office:value="0" calcext:value-type="float">
            <text:p>0</text:p>
          </table:table-cell>
          <table:table-cell table:formula="of:=['1BResults for P1_(dist)'.D26]/['1BResults for P1_(dist)'.H26]" office:value-type="string" office:string-value="" calcext:value-type="error">
            <text:p>#DIV/0!</text:p>
          </table:table-cell>
          <table:table-cell table:formula="of:=['1BResults for P1_(dist)'.E26]/['1BResults for P1_(dist)'.H26]" office:value-type="string" office:string-value="" calcext:value-type="error">
            <text:p>#DIV/0!</text:p>
          </table:table-cell>
          <table:table-cell table:formula="of:=['1BResults for P1_(dist)'.F26]/['1BResults for P1_(dist)'.H26]" office:value-type="string" office:string-value="" calcext:value-type="error">
            <text:p>#DIV/0!</text:p>
          </table:table-cell>
          <table:table-cell table:formula="of:=['1BResults for P1_(dist)'.G26]/['1BResults for P1_(dist)'.H2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style-name="ce27" table:number-columns-repeated="5"/>
          <table:table-cell table:style-name="ce27" table:formula="of:=SUM(['1BResults for P1_(dist)'.D27:.G27])" office:value-type="float" office:value="0" calcext:value-type="float">
            <text:p>0</text:p>
          </table:table-cell>
          <table:table-cell table:style-name="ce27" table:formula="of:=['1BResults for P1_(dist)'.D27]/['1BResults for P1_(dist)'.H27]" office:value-type="string" office:string-value="" calcext:value-type="error">
            <text:p>#DIV/0!</text:p>
          </table:table-cell>
          <table:table-cell table:style-name="ce27" table:formula="of:=['1BResults for P1_(dist)'.E27]/['1BResults for P1_(dist)'.H27]" office:value-type="string" office:string-value="" calcext:value-type="error">
            <text:p>#DIV/0!</text:p>
          </table:table-cell>
          <table:table-cell table:style-name="ce27" table:formula="of:=['1BResults for P1_(dist)'.F27]/['1BResults for P1_(dist)'.H27]" office:value-type="string" office:string-value="" calcext:value-type="error">
            <text:p>#DIV/0!</text:p>
          </table:table-cell>
          <table:table-cell table:style-name="ce27" table:formula="of:=['1BResults for P1_(dist)'.G27]/['1BResults for P1_(dist)'.H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4.tsp</text:p>
          </table:table-cell>
          <table:table-cell table:number-columns-repeated="5"/>
          <table:table-cell table:formula="of:=SUM(['1BResults for P1_(dist)'.D28:.G28])" office:value-type="float" office:value="0" calcext:value-type="float">
            <text:p>0</text:p>
          </table:table-cell>
          <table:table-cell table:formula="of:=['1BResults for P1_(dist)'.D28]/['1BResults for P1_(dist)'.H28]" office:value-type="string" office:string-value="" calcext:value-type="error">
            <text:p>#DIV/0!</text:p>
          </table:table-cell>
          <table:table-cell table:formula="of:=['1BResults for P1_(dist)'.E28]/['1BResults for P1_(dist)'.H28]" office:value-type="string" office:string-value="" calcext:value-type="error">
            <text:p>#DIV/0!</text:p>
          </table:table-cell>
          <table:table-cell table:formula="of:=['1BResults for P1_(dist)'.F28]/['1BResults for P1_(dist)'.H28]" office:value-type="string" office:string-value="" calcext:value-type="error">
            <text:p>#DIV/0!</text:p>
          </table:table-cell>
          <table:table-cell table:formula="of:=['1BResults for P1_(dist)'.G28]/['1BResults for P1_(dist)'.H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style-name="ce27" table:number-columns-repeated="5"/>
          <table:table-cell table:style-name="ce27" table:formula="of:=SUM(['1BResults for P1_(dist)'.D29:.G29])" office:value-type="float" office:value="0" calcext:value-type="float">
            <text:p>0</text:p>
          </table:table-cell>
          <table:table-cell table:style-name="ce27" table:formula="of:=['1BResults for P1_(dist)'.D29]/['1BResults for P1_(dist)'.H29]" office:value-type="string" office:string-value="" calcext:value-type="error">
            <text:p>#DIV/0!</text:p>
          </table:table-cell>
          <table:table-cell table:style-name="ce27" table:formula="of:=['1BResults for P1_(dist)'.E29]/['1BResults for P1_(dist)'.H29]" office:value-type="string" office:string-value="" calcext:value-type="error">
            <text:p>#DIV/0!</text:p>
          </table:table-cell>
          <table:table-cell table:style-name="ce27" table:formula="of:=['1BResults for P1_(dist)'.F29]/['1BResults for P1_(dist)'.H29]" office:value-type="string" office:string-value="" calcext:value-type="error">
            <text:p>#DIV/0!</text:p>
          </table:table-cell>
          <table:table-cell table:style-name="ce27" table:formula="of:=['1BResults for P1_(dist)'.G29]/['1BResults for P1_(dist)'.H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6.tsp</text:p>
          </table:table-cell>
          <table:table-cell table:number-columns-repeated="5"/>
          <table:table-cell table:formula="of:=SUM(['1BResults for P1_(dist)'.D30:.G30])" office:value-type="float" office:value="0" calcext:value-type="float">
            <text:p>0</text:p>
          </table:table-cell>
          <table:table-cell table:formula="of:=['1BResults for P1_(dist)'.D30]/['1BResults for P1_(dist)'.H30]" office:value-type="string" office:string-value="" calcext:value-type="error">
            <text:p>#DIV/0!</text:p>
          </table:table-cell>
          <table:table-cell table:formula="of:=['1BResults for P1_(dist)'.E30]/['1BResults for P1_(dist)'.H30]" office:value-type="string" office:string-value="" calcext:value-type="error">
            <text:p>#DIV/0!</text:p>
          </table:table-cell>
          <table:table-cell table:formula="of:=['1BResults for P1_(dist)'.F30]/['1BResults for P1_(dist)'.H30]" office:value-type="string" office:string-value="" calcext:value-type="error">
            <text:p>#DIV/0!</text:p>
          </table:table-cell>
          <table:table-cell table:formula="of:=['1BResults for P1_(dist)'.G30]/['1BResults for P1_(dist)'.H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style-name="ce27" table:number-columns-repeated="5"/>
          <table:table-cell table:style-name="ce27" table:formula="of:=SUM(['1BResults for P1_(dist)'.D31:.G31])" office:value-type="float" office:value="0" calcext:value-type="float">
            <text:p>0</text:p>
          </table:table-cell>
          <table:table-cell table:style-name="ce27" table:formula="of:=['1BResults for P1_(dist)'.D31]/['1BResults for P1_(dist)'.H31]" office:value-type="string" office:string-value="" calcext:value-type="error">
            <text:p>#DIV/0!</text:p>
          </table:table-cell>
          <table:table-cell table:style-name="ce27" table:formula="of:=['1BResults for P1_(dist)'.E31]/['1BResults for P1_(dist)'.H31]" office:value-type="string" office:string-value="" calcext:value-type="error">
            <text:p>#DIV/0!</text:p>
          </table:table-cell>
          <table:table-cell table:style-name="ce27" table:formula="of:=['1BResults for P1_(dist)'.F31]/['1BResults for P1_(dist)'.H31]" office:value-type="string" office:string-value="" calcext:value-type="error">
            <text:p>#DIV/0!</text:p>
          </table:table-cell>
          <table:table-cell table:style-name="ce27" table:formula="of:=['1BResults for P1_(dist)'.G31]/['1BResults for P1_(dist)'.H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8.tsp</text:p>
          </table:table-cell>
          <table:table-cell table:number-columns-repeated="5"/>
          <table:table-cell table:formula="of:=SUM(['1BResults for P1_(dist)'.D32:.G32])" office:value-type="float" office:value="0" calcext:value-type="float">
            <text:p>0</text:p>
          </table:table-cell>
          <table:table-cell table:formula="of:=['1BResults for P1_(dist)'.D32]/['1BResults for P1_(dist)'.H32]" office:value-type="string" office:string-value="" calcext:value-type="error">
            <text:p>#DIV/0!</text:p>
          </table:table-cell>
          <table:table-cell table:formula="of:=['1BResults for P1_(dist)'.E32]/['1BResults for P1_(dist)'.H32]" office:value-type="string" office:string-value="" calcext:value-type="error">
            <text:p>#DIV/0!</text:p>
          </table:table-cell>
          <table:table-cell table:formula="of:=['1BResults for P1_(dist)'.F32]/['1BResults for P1_(dist)'.H32]" office:value-type="string" office:string-value="" calcext:value-type="error">
            <text:p>#DIV/0!</text:p>
          </table:table-cell>
          <table:table-cell table:formula="of:=['1BResults for P1_(dist)'.G32]/['1BResults for P1_(dist)'.H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style-name="ce27" table:number-columns-repeated="5"/>
          <table:table-cell table:style-name="ce27" table:formula="of:=SUM(['1BResults for P1_(dist)'.D33:.G33])" office:value-type="float" office:value="0" calcext:value-type="float">
            <text:p>0</text:p>
          </table:table-cell>
          <table:table-cell table:style-name="ce27" table:formula="of:=['1BResults for P1_(dist)'.D33]/['1BResults for P1_(dist)'.H33]" office:value-type="string" office:string-value="" calcext:value-type="error">
            <text:p>#DIV/0!</text:p>
          </table:table-cell>
          <table:table-cell table:style-name="ce27" table:formula="of:=['1BResults for P1_(dist)'.E33]/['1BResults for P1_(dist)'.H33]" office:value-type="string" office:string-value="" calcext:value-type="error">
            <text:p>#DIV/0!</text:p>
          </table:table-cell>
          <table:table-cell table:style-name="ce27" table:formula="of:=['1BResults for P1_(dist)'.F33]/['1BResults for P1_(dist)'.H33]" office:value-type="string" office:string-value="" calcext:value-type="error">
            <text:p>#DIV/0!</text:p>
          </table:table-cell>
          <table:table-cell table:style-name="ce27" table:formula="of:=['1BResults for P1_(dist)'.G33]/['1BResults for P1_(dist)'.H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0.tsp</text:p>
          </table:table-cell>
          <table:table-cell table:number-columns-repeated="5"/>
          <table:table-cell table:formula="of:=SUM(['1BResults for P1_(dist)'.D34:.G34])" office:value-type="float" office:value="0" calcext:value-type="float">
            <text:p>0</text:p>
          </table:table-cell>
          <table:table-cell table:formula="of:=['1BResults for P1_(dist)'.D34]/['1BResults for P1_(dist)'.H34]" office:value-type="string" office:string-value="" calcext:value-type="error">
            <text:p>#DIV/0!</text:p>
          </table:table-cell>
          <table:table-cell table:formula="of:=['1BResults for P1_(dist)'.E34]/['1BResults for P1_(dist)'.H34]" office:value-type="string" office:string-value="" calcext:value-type="error">
            <text:p>#DIV/0!</text:p>
          </table:table-cell>
          <table:table-cell table:formula="of:=['1BResults for P1_(dist)'.F34]/['1BResults for P1_(dist)'.H34]" office:value-type="string" office:string-value="" calcext:value-type="error">
            <text:p>#DIV/0!</text:p>
          </table:table-cell>
          <table:table-cell table:formula="of:=['1BResults for P1_(dist)'.G34]/['1BResults for P1_(dist)'.H3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style-name="ce27" table:number-columns-repeated="5"/>
          <table:table-cell table:style-name="ce27" table:formula="of:=SUM(['1BResults for P1_(dist)'.D35:.G35])" office:value-type="float" office:value="0" calcext:value-type="float">
            <text:p>0</text:p>
          </table:table-cell>
          <table:table-cell table:style-name="ce27" table:formula="of:=['1BResults for P1_(dist)'.D35]/['1BResults for P1_(dist)'.H35]" office:value-type="string" office:string-value="" calcext:value-type="error">
            <text:p>#DIV/0!</text:p>
          </table:table-cell>
          <table:table-cell table:style-name="ce27" table:formula="of:=['1BResults for P1_(dist)'.E35]/['1BResults for P1_(dist)'.H35]" office:value-type="string" office:string-value="" calcext:value-type="error">
            <text:p>#DIV/0!</text:p>
          </table:table-cell>
          <table:table-cell table:style-name="ce27" table:formula="of:=['1BResults for P1_(dist)'.F35]/['1BResults for P1_(dist)'.H35]" office:value-type="string" office:string-value="" calcext:value-type="error">
            <text:p>#DIV/0!</text:p>
          </table:table-cell>
          <table:table-cell table:style-name="ce27" table:formula="of:=['1BResults for P1_(dist)'.G35]/['1BResults for P1_(dist)'.H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2.tsp</text:p>
          </table:table-cell>
          <table:table-cell table:number-columns-repeated="5"/>
          <table:table-cell table:formula="of:=SUM(['1BResults for P1_(dist)'.D36:.G36])" office:value-type="float" office:value="0" calcext:value-type="float">
            <text:p>0</text:p>
          </table:table-cell>
          <table:table-cell table:formula="of:=['1BResults for P1_(dist)'.D36]/['1BResults for P1_(dist)'.H36]" office:value-type="string" office:string-value="" calcext:value-type="error">
            <text:p>#DIV/0!</text:p>
          </table:table-cell>
          <table:table-cell table:formula="of:=['1BResults for P1_(dist)'.E36]/['1BResults for P1_(dist)'.H36]" office:value-type="string" office:string-value="" calcext:value-type="error">
            <text:p>#DIV/0!</text:p>
          </table:table-cell>
          <table:table-cell table:formula="of:=['1BResults for P1_(dist)'.F36]/['1BResults for P1_(dist)'.H36]" office:value-type="string" office:string-value="" calcext:value-type="error">
            <text:p>#DIV/0!</text:p>
          </table:table-cell>
          <table:table-cell table:formula="of:=['1BResults for P1_(dist)'.G36]/['1BResults for P1_(dist)'.H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style-name="ce27" table:number-columns-repeated="5"/>
          <table:table-cell table:style-name="ce27" table:formula="of:=SUM(['1BResults for P1_(dist)'.D37:.G37])" office:value-type="float" office:value="0" calcext:value-type="float">
            <text:p>0</text:p>
          </table:table-cell>
          <table:table-cell table:style-name="ce27" table:formula="of:=['1BResults for P1_(dist)'.D37]/['1BResults for P1_(dist)'.H37]" office:value-type="string" office:string-value="" calcext:value-type="error">
            <text:p>#DIV/0!</text:p>
          </table:table-cell>
          <table:table-cell table:style-name="ce27" table:formula="of:=['1BResults for P1_(dist)'.E37]/['1BResults for P1_(dist)'.H37]" office:value-type="string" office:string-value="" calcext:value-type="error">
            <text:p>#DIV/0!</text:p>
          </table:table-cell>
          <table:table-cell table:style-name="ce27" table:formula="of:=['1BResults for P1_(dist)'.F37]/['1BResults for P1_(dist)'.H37]" office:value-type="string" office:string-value="" calcext:value-type="error">
            <text:p>#DIV/0!</text:p>
          </table:table-cell>
          <table:table-cell table:style-name="ce27" table:formula="of:=['1BResults for P1_(dist)'.G37]/['1BResults for P1_(dist)'.H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4.tsp</text:p>
          </table:table-cell>
          <table:table-cell table:number-columns-repeated="5"/>
          <table:table-cell table:formula="of:=SUM(['1BResults for P1_(dist)'.D38:.G38])" office:value-type="float" office:value="0" calcext:value-type="float">
            <text:p>0</text:p>
          </table:table-cell>
          <table:table-cell table:formula="of:=['1BResults for P1_(dist)'.D38]/['1BResults for P1_(dist)'.H38]" office:value-type="string" office:string-value="" calcext:value-type="error">
            <text:p>#DIV/0!</text:p>
          </table:table-cell>
          <table:table-cell table:formula="of:=['1BResults for P1_(dist)'.E38]/['1BResults for P1_(dist)'.H38]" office:value-type="string" office:string-value="" calcext:value-type="error">
            <text:p>#DIV/0!</text:p>
          </table:table-cell>
          <table:table-cell table:formula="of:=['1BResults for P1_(dist)'.F38]/['1BResults for P1_(dist)'.H38]" office:value-type="string" office:string-value="" calcext:value-type="error">
            <text:p>#DIV/0!</text:p>
          </table:table-cell>
          <table:table-cell table:formula="of:=['1BResults for P1_(dist)'.G38]/['1BResults for P1_(dist)'.H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style-name="ce27" table:number-columns-repeated="5"/>
          <table:table-cell table:style-name="ce27" table:formula="of:=SUM(['1BResults for P1_(dist)'.D39:.G39])" office:value-type="float" office:value="0" calcext:value-type="float">
            <text:p>0</text:p>
          </table:table-cell>
          <table:table-cell table:style-name="ce27" table:formula="of:=['1BResults for P1_(dist)'.D39]/['1BResults for P1_(dist)'.H39]" office:value-type="string" office:string-value="" calcext:value-type="error">
            <text:p>#DIV/0!</text:p>
          </table:table-cell>
          <table:table-cell table:style-name="ce27" table:formula="of:=['1BResults for P1_(dist)'.E39]/['1BResults for P1_(dist)'.H39]" office:value-type="string" office:string-value="" calcext:value-type="error">
            <text:p>#DIV/0!</text:p>
          </table:table-cell>
          <table:table-cell table:style-name="ce27" table:formula="of:=['1BResults for P1_(dist)'.F39]/['1BResults for P1_(dist)'.H39]" office:value-type="string" office:string-value="" calcext:value-type="error">
            <text:p>#DIV/0!</text:p>
          </table:table-cell>
          <table:table-cell table:style-name="ce27" table:formula="of:=['1BResults for P1_(dist)'.G39]/['1BResults for P1_(dist)'.H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6.tsp</text:p>
          </table:table-cell>
          <table:table-cell table:number-columns-repeated="5"/>
          <table:table-cell table:formula="of:=SUM(['1BResults for P1_(dist)'.D40:.G40])" office:value-type="float" office:value="0" calcext:value-type="float">
            <text:p>0</text:p>
          </table:table-cell>
          <table:table-cell table:formula="of:=['1BResults for P1_(dist)'.D40]/['1BResults for P1_(dist)'.H40]" office:value-type="string" office:string-value="" calcext:value-type="error">
            <text:p>#DIV/0!</text:p>
          </table:table-cell>
          <table:table-cell table:formula="of:=['1BResults for P1_(dist)'.E40]/['1BResults for P1_(dist)'.H40]" office:value-type="string" office:string-value="" calcext:value-type="error">
            <text:p>#DIV/0!</text:p>
          </table:table-cell>
          <table:table-cell table:formula="of:=['1BResults for P1_(dist)'.F40]/['1BResults for P1_(dist)'.H40]" office:value-type="string" office:string-value="" calcext:value-type="error">
            <text:p>#DIV/0!</text:p>
          </table:table-cell>
          <table:table-cell table:formula="of:=['1BResults for P1_(dist)'.G40]/['1BResults for P1_(dist)'.H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style-name="ce27" table:number-columns-repeated="5"/>
          <table:table-cell table:style-name="ce27" table:formula="of:=SUM(['1BResults for P1_(dist)'.D41:.G41])" office:value-type="float" office:value="0" calcext:value-type="float">
            <text:p>0</text:p>
          </table:table-cell>
          <table:table-cell table:style-name="ce27" table:formula="of:=['1BResults for P1_(dist)'.D41]/['1BResults for P1_(dist)'.H41]" office:value-type="string" office:string-value="" calcext:value-type="error">
            <text:p>#DIV/0!</text:p>
          </table:table-cell>
          <table:table-cell table:style-name="ce27" table:formula="of:=['1BResults for P1_(dist)'.E41]/['1BResults for P1_(dist)'.H41]" office:value-type="string" office:string-value="" calcext:value-type="error">
            <text:p>#DIV/0!</text:p>
          </table:table-cell>
          <table:table-cell table:style-name="ce27" table:formula="of:=['1BResults for P1_(dist)'.F41]/['1BResults for P1_(dist)'.H41]" office:value-type="string" office:string-value="" calcext:value-type="error">
            <text:p>#DIV/0!</text:p>
          </table:table-cell>
          <table:table-cell table:style-name="ce27" table:formula="of:=['1BResults for P1_(dist)'.G41]/['1BResults for P1_(dist)'.H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8.tsp</text:p>
          </table:table-cell>
          <table:table-cell table:number-columns-repeated="5"/>
          <table:table-cell table:formula="of:=SUM(['1BResults for P1_(dist)'.D42:.G42])" office:value-type="float" office:value="0" calcext:value-type="float">
            <text:p>0</text:p>
          </table:table-cell>
          <table:table-cell table:formula="of:=['1BResults for P1_(dist)'.D42]/['1BResults for P1_(dist)'.H42]" office:value-type="string" office:string-value="" calcext:value-type="error">
            <text:p>#DIV/0!</text:p>
          </table:table-cell>
          <table:table-cell table:formula="of:=['1BResults for P1_(dist)'.E42]/['1BResults for P1_(dist)'.H42]" office:value-type="string" office:string-value="" calcext:value-type="error">
            <text:p>#DIV/0!</text:p>
          </table:table-cell>
          <table:table-cell table:formula="of:=['1BResults for P1_(dist)'.F42]/['1BResults for P1_(dist)'.H42]" office:value-type="string" office:string-value="" calcext:value-type="error">
            <text:p>#DIV/0!</text:p>
          </table:table-cell>
          <table:table-cell table:formula="of:=['1BResults for P1_(dist)'.G42]/['1BResults for P1_(dist)'.H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style-name="ce27" table:number-columns-repeated="5"/>
          <table:table-cell table:style-name="ce27" table:formula="of:=SUM(['1BResults for P1_(dist)'.D43:.G43])" office:value-type="float" office:value="0" calcext:value-type="float">
            <text:p>0</text:p>
          </table:table-cell>
          <table:table-cell table:style-name="ce27" table:formula="of:=['1BResults for P1_(dist)'.D43]/['1BResults for P1_(dist)'.H43]" office:value-type="string" office:string-value="" calcext:value-type="error">
            <text:p>#DIV/0!</text:p>
          </table:table-cell>
          <table:table-cell table:style-name="ce27" table:formula="of:=['1BResults for P1_(dist)'.E43]/['1BResults for P1_(dist)'.H43]" office:value-type="string" office:string-value="" calcext:value-type="error">
            <text:p>#DIV/0!</text:p>
          </table:table-cell>
          <table:table-cell table:style-name="ce27" table:formula="of:=['1BResults for P1_(dist)'.F43]/['1BResults for P1_(dist)'.H43]" office:value-type="string" office:string-value="" calcext:value-type="error">
            <text:p>#DIV/0!</text:p>
          </table:table-cell>
          <table:table-cell table:style-name="ce27" table:formula="of:=['1BResults for P1_(dist)'.G43]/['1BResults for P1_(dist)'.H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0.tsp</text:p>
          </table:table-cell>
          <table:table-cell table:number-columns-repeated="5"/>
          <table:table-cell table:formula="of:=SUM(['1BResults for P1_(dist)'.D44:.G44])" office:value-type="float" office:value="0" calcext:value-type="float">
            <text:p>0</text:p>
          </table:table-cell>
          <table:table-cell table:formula="of:=['1BResults for P1_(dist)'.D44]/['1BResults for P1_(dist)'.H44]" office:value-type="string" office:string-value="" calcext:value-type="error">
            <text:p>#DIV/0!</text:p>
          </table:table-cell>
          <table:table-cell table:formula="of:=['1BResults for P1_(dist)'.E44]/['1BResults for P1_(dist)'.H44]" office:value-type="string" office:string-value="" calcext:value-type="error">
            <text:p>#DIV/0!</text:p>
          </table:table-cell>
          <table:table-cell table:formula="of:=['1BResults for P1_(dist)'.F44]/['1BResults for P1_(dist)'.H44]" office:value-type="string" office:string-value="" calcext:value-type="error">
            <text:p>#DIV/0!</text:p>
          </table:table-cell>
          <table:table-cell table:formula="of:=['1BResults for P1_(dist)'.G44]/['1BResults for P1_(dist)'.H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style-name="ce27" table:number-columns-repeated="5"/>
          <table:table-cell table:style-name="ce27" table:formula="of:=SUM(['1BResults for P1_(dist)'.D45:.G45])" office:value-type="float" office:value="0" calcext:value-type="float">
            <text:p>0</text:p>
          </table:table-cell>
          <table:table-cell table:style-name="ce27" table:formula="of:=['1BResults for P1_(dist)'.D45]/['1BResults for P1_(dist)'.H45]" office:value-type="string" office:string-value="" calcext:value-type="error">
            <text:p>#DIV/0!</text:p>
          </table:table-cell>
          <table:table-cell table:style-name="ce27" table:formula="of:=['1BResults for P1_(dist)'.E45]/['1BResults for P1_(dist)'.H45]" office:value-type="string" office:string-value="" calcext:value-type="error">
            <text:p>#DIV/0!</text:p>
          </table:table-cell>
          <table:table-cell table:style-name="ce27" table:formula="of:=['1BResults for P1_(dist)'.F45]/['1BResults for P1_(dist)'.H45]" office:value-type="string" office:string-value="" calcext:value-type="error">
            <text:p>#DIV/0!</text:p>
          </table:table-cell>
          <table:table-cell table:style-name="ce27" table:formula="of:=['1BResults for P1_(dist)'.G45]/['1BResults for P1_(dist)'.H4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2.tsp</text:p>
          </table:table-cell>
          <table:table-cell table:number-columns-repeated="5"/>
          <table:table-cell table:formula="of:=SUM(['1BResults for P1_(dist)'.D46:.G46])" office:value-type="float" office:value="0" calcext:value-type="float">
            <text:p>0</text:p>
          </table:table-cell>
          <table:table-cell table:formula="of:=['1BResults for P1_(dist)'.D46]/['1BResults for P1_(dist)'.H46]" office:value-type="string" office:string-value="" calcext:value-type="error">
            <text:p>#DIV/0!</text:p>
          </table:table-cell>
          <table:table-cell table:formula="of:=['1BResults for P1_(dist)'.E46]/['1BResults for P1_(dist)'.H46]" office:value-type="string" office:string-value="" calcext:value-type="error">
            <text:p>#DIV/0!</text:p>
          </table:table-cell>
          <table:table-cell table:formula="of:=['1BResults for P1_(dist)'.F46]/['1BResults for P1_(dist)'.H46]" office:value-type="string" office:string-value="" calcext:value-type="error">
            <text:p>#DIV/0!</text:p>
          </table:table-cell>
          <table:table-cell table:formula="of:=['1BResults for P1_(dist)'.G46]/['1BResults for P1_(dist)'.H4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style-name="ce27" table:number-columns-repeated="5"/>
          <table:table-cell table:style-name="ce27" table:formula="of:=SUM(['1BResults for P1_(dist)'.D47:.G47])" office:value-type="float" office:value="0" calcext:value-type="float">
            <text:p>0</text:p>
          </table:table-cell>
          <table:table-cell table:style-name="ce27" table:formula="of:=['1BResults for P1_(dist)'.D47]/['1BResults for P1_(dist)'.H47]" office:value-type="string" office:string-value="" calcext:value-type="error">
            <text:p>#DIV/0!</text:p>
          </table:table-cell>
          <table:table-cell table:style-name="ce27" table:formula="of:=['1BResults for P1_(dist)'.E47]/['1BResults for P1_(dist)'.H47]" office:value-type="string" office:string-value="" calcext:value-type="error">
            <text:p>#DIV/0!</text:p>
          </table:table-cell>
          <table:table-cell table:style-name="ce27" table:formula="of:=['1BResults for P1_(dist)'.F47]/['1BResults for P1_(dist)'.H47]" office:value-type="string" office:string-value="" calcext:value-type="error">
            <text:p>#DIV/0!</text:p>
          </table:table-cell>
          <table:table-cell table:style-name="ce27" table:formula="of:=['1BResults for P1_(dist)'.G47]/['1BResults for P1_(dist)'.H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4.tsp</text:p>
          </table:table-cell>
          <table:table-cell table:number-columns-repeated="5"/>
          <table:table-cell table:formula="of:=SUM(['1BResults for P1_(dist)'.D48:.G48])" office:value-type="float" office:value="0" calcext:value-type="float">
            <text:p>0</text:p>
          </table:table-cell>
          <table:table-cell table:formula="of:=['1BResults for P1_(dist)'.D48]/['1BResults for P1_(dist)'.H48]" office:value-type="string" office:string-value="" calcext:value-type="error">
            <text:p>#DIV/0!</text:p>
          </table:table-cell>
          <table:table-cell table:formula="of:=['1BResults for P1_(dist)'.E48]/['1BResults for P1_(dist)'.H48]" office:value-type="string" office:string-value="" calcext:value-type="error">
            <text:p>#DIV/0!</text:p>
          </table:table-cell>
          <table:table-cell table:formula="of:=['1BResults for P1_(dist)'.F48]/['1BResults for P1_(dist)'.H48]" office:value-type="string" office:string-value="" calcext:value-type="error">
            <text:p>#DIV/0!</text:p>
          </table:table-cell>
          <table:table-cell table:formula="of:=['1BResults for P1_(dist)'.G48]/['1BResults for P1_(dist)'.H4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style-name="ce27" table:number-columns-repeated="5"/>
          <table:table-cell table:style-name="ce27" table:formula="of:=SUM(['1BResults for P1_(dist)'.D49:.G49])" office:value-type="float" office:value="0" calcext:value-type="float">
            <text:p>0</text:p>
          </table:table-cell>
          <table:table-cell table:style-name="ce27" table:formula="of:=['1BResults for P1_(dist)'.D49]/['1BResults for P1_(dist)'.H49]" office:value-type="string" office:string-value="" calcext:value-type="error">
            <text:p>#DIV/0!</text:p>
          </table:table-cell>
          <table:table-cell table:style-name="ce27" table:formula="of:=['1BResults for P1_(dist)'.E49]/['1BResults for P1_(dist)'.H49]" office:value-type="string" office:string-value="" calcext:value-type="error">
            <text:p>#DIV/0!</text:p>
          </table:table-cell>
          <table:table-cell table:style-name="ce27" table:formula="of:=['1BResults for P1_(dist)'.F49]/['1BResults for P1_(dist)'.H49]" office:value-type="string" office:string-value="" calcext:value-type="error">
            <text:p>#DIV/0!</text:p>
          </table:table-cell>
          <table:table-cell table:style-name="ce27" table:formula="of:=['1BResults for P1_(dist)'.G49]/['1BResults for P1_(dist)'.H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6.tsp</text:p>
          </table:table-cell>
          <table:table-cell table:number-columns-repeated="5"/>
          <table:table-cell table:formula="of:=SUM(['1BResults for P1_(dist)'.D50:.G50])" office:value-type="float" office:value="0" calcext:value-type="float">
            <text:p>0</text:p>
          </table:table-cell>
          <table:table-cell table:formula="of:=['1BResults for P1_(dist)'.D50]/['1BResults for P1_(dist)'.H50]" office:value-type="string" office:string-value="" calcext:value-type="error">
            <text:p>#DIV/0!</text:p>
          </table:table-cell>
          <table:table-cell table:formula="of:=['1BResults for P1_(dist)'.E50]/['1BResults for P1_(dist)'.H50]" office:value-type="string" office:string-value="" calcext:value-type="error">
            <text:p>#DIV/0!</text:p>
          </table:table-cell>
          <table:table-cell table:formula="of:=['1BResults for P1_(dist)'.F50]/['1BResults for P1_(dist)'.H50]" office:value-type="string" office:string-value="" calcext:value-type="error">
            <text:p>#DIV/0!</text:p>
          </table:table-cell>
          <table:table-cell table:formula="of:=['1BResults for P1_(dist)'.G50]/['1BResults for P1_(dist)'.H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style-name="ce27" table:number-columns-repeated="5"/>
          <table:table-cell table:style-name="ce27" table:formula="of:=SUM(['1BResults for P1_(dist)'.D51:.G51])" office:value-type="float" office:value="0" calcext:value-type="float">
            <text:p>0</text:p>
          </table:table-cell>
          <table:table-cell table:style-name="ce27" table:formula="of:=['1BResults for P1_(dist)'.D51]/['1BResults for P1_(dist)'.H51]" office:value-type="string" office:string-value="" calcext:value-type="error">
            <text:p>#DIV/0!</text:p>
          </table:table-cell>
          <table:table-cell table:style-name="ce27" table:formula="of:=['1BResults for P1_(dist)'.E51]/['1BResults for P1_(dist)'.H51]" office:value-type="string" office:string-value="" calcext:value-type="error">
            <text:p>#DIV/0!</text:p>
          </table:table-cell>
          <table:table-cell table:style-name="ce27" table:formula="of:=['1BResults for P1_(dist)'.F51]/['1BResults for P1_(dist)'.H51]" office:value-type="string" office:string-value="" calcext:value-type="error">
            <text:p>#DIV/0!</text:p>
          </table:table-cell>
          <table:table-cell table:style-name="ce27" table:formula="of:=['1BResults for P1_(dist)'.G51]/['1BResults for P1_(dist)'.H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8.tsp</text:p>
          </table:table-cell>
          <table:table-cell table:number-columns-repeated="5"/>
          <table:table-cell table:formula="of:=SUM(['1BResults for P1_(dist)'.D52:.G52])" office:value-type="float" office:value="0" calcext:value-type="float">
            <text:p>0</text:p>
          </table:table-cell>
          <table:table-cell table:formula="of:=['1BResults for P1_(dist)'.D52]/['1BResults for P1_(dist)'.H52]" office:value-type="string" office:string-value="" calcext:value-type="error">
            <text:p>#DIV/0!</text:p>
          </table:table-cell>
          <table:table-cell table:formula="of:=['1BResults for P1_(dist)'.E52]/['1BResults for P1_(dist)'.H52]" office:value-type="string" office:string-value="" calcext:value-type="error">
            <text:p>#DIV/0!</text:p>
          </table:table-cell>
          <table:table-cell table:formula="of:=['1BResults for P1_(dist)'.F52]/['1BResults for P1_(dist)'.H52]" office:value-type="string" office:string-value="" calcext:value-type="error">
            <text:p>#DIV/0!</text:p>
          </table:table-cell>
          <table:table-cell table:formula="of:=['1BResults for P1_(dist)'.G52]/['1BResults for P1_(dist)'.H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style-name="ce27" table:number-columns-repeated="5"/>
          <table:table-cell table:style-name="ce27" table:formula="of:=SUM(['1BResults for P1_(dist)'.D53:.G53])" office:value-type="float" office:value="0" calcext:value-type="float">
            <text:p>0</text:p>
          </table:table-cell>
          <table:table-cell table:style-name="ce27" table:formula="of:=['1BResults for P1_(dist)'.D53]/['1BResults for P1_(dist)'.H53]" office:value-type="string" office:string-value="" calcext:value-type="error">
            <text:p>#DIV/0!</text:p>
          </table:table-cell>
          <table:table-cell table:style-name="ce27" table:formula="of:=['1BResults for P1_(dist)'.E53]/['1BResults for P1_(dist)'.H53]" office:value-type="string" office:string-value="" calcext:value-type="error">
            <text:p>#DIV/0!</text:p>
          </table:table-cell>
          <table:table-cell table:style-name="ce27" table:formula="of:=['1BResults for P1_(dist)'.F53]/['1BResults for P1_(dist)'.H53]" office:value-type="string" office:string-value="" calcext:value-type="error">
            <text:p>#DIV/0!</text:p>
          </table:table-cell>
          <table:table-cell table:style-name="ce27" table:formula="of:=['1BResults for P1_(dist)'.G53]/['1BResults for P1_(dist)'.H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0.tsp</text:p>
          </table:table-cell>
          <table:table-cell table:number-columns-repeated="5"/>
          <table:table-cell table:formula="of:=SUM(['1BResults for P1_(dist)'.D54:.G54])" office:value-type="float" office:value="0" calcext:value-type="float">
            <text:p>0</text:p>
          </table:table-cell>
          <table:table-cell table:formula="of:=['1BResults for P1_(dist)'.D54]/['1BResults for P1_(dist)'.H54]" office:value-type="string" office:string-value="" calcext:value-type="error">
            <text:p>#DIV/0!</text:p>
          </table:table-cell>
          <table:table-cell table:formula="of:=['1BResults for P1_(dist)'.E54]/['1BResults for P1_(dist)'.H54]" office:value-type="string" office:string-value="" calcext:value-type="error">
            <text:p>#DIV/0!</text:p>
          </table:table-cell>
          <table:table-cell table:formula="of:=['1BResults for P1_(dist)'.F54]/['1BResults for P1_(dist)'.H54]" office:value-type="string" office:string-value="" calcext:value-type="error">
            <text:p>#DIV/0!</text:p>
          </table:table-cell>
          <table:table-cell table:formula="of:=['1BResults for P1_(dist)'.G54]/['1BResults for P1_(dist)'.H5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style-name="ce27" table:number-columns-repeated="5"/>
          <table:table-cell table:style-name="ce27" table:formula="of:=SUM(['1BResults for P1_(dist)'.D55:.G55])" office:value-type="float" office:value="0" calcext:value-type="float">
            <text:p>0</text:p>
          </table:table-cell>
          <table:table-cell table:style-name="ce27" table:formula="of:=['1BResults for P1_(dist)'.D55]/['1BResults for P1_(dist)'.H55]" office:value-type="string" office:string-value="" calcext:value-type="error">
            <text:p>#DIV/0!</text:p>
          </table:table-cell>
          <table:table-cell table:style-name="ce27" table:formula="of:=['1BResults for P1_(dist)'.E55]/['1BResults for P1_(dist)'.H55]" office:value-type="string" office:string-value="" calcext:value-type="error">
            <text:p>#DIV/0!</text:p>
          </table:table-cell>
          <table:table-cell table:style-name="ce27" table:formula="of:=['1BResults for P1_(dist)'.F55]/['1BResults for P1_(dist)'.H55]" office:value-type="string" office:string-value="" calcext:value-type="error">
            <text:p>#DIV/0!</text:p>
          </table:table-cell>
          <table:table-cell table:style-name="ce27" table:formula="of:=['1BResults for P1_(dist)'.G55]/['1BResults for P1_(dist)'.H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2.tsp</text:p>
          </table:table-cell>
          <table:table-cell table:number-columns-repeated="5"/>
          <table:table-cell table:formula="of:=SUM(['1BResults for P1_(dist)'.D56:.G56])" office:value-type="float" office:value="0" calcext:value-type="float">
            <text:p>0</text:p>
          </table:table-cell>
          <table:table-cell table:formula="of:=['1BResults for P1_(dist)'.D56]/['1BResults for P1_(dist)'.H56]" office:value-type="string" office:string-value="" calcext:value-type="error">
            <text:p>#DIV/0!</text:p>
          </table:table-cell>
          <table:table-cell table:formula="of:=['1BResults for P1_(dist)'.E56]/['1BResults for P1_(dist)'.H56]" office:value-type="string" office:string-value="" calcext:value-type="error">
            <text:p>#DIV/0!</text:p>
          </table:table-cell>
          <table:table-cell table:formula="of:=['1BResults for P1_(dist)'.F56]/['1BResults for P1_(dist)'.H56]" office:value-type="string" office:string-value="" calcext:value-type="error">
            <text:p>#DIV/0!</text:p>
          </table:table-cell>
          <table:table-cell table:formula="of:=['1BResults for P1_(dist)'.G56]/['1BResults for P1_(dist)'.H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style-name="ce27" table:number-columns-repeated="5"/>
          <table:table-cell table:style-name="ce27" table:formula="of:=SUM(['1BResults for P1_(dist)'.D57:.G57])" office:value-type="float" office:value="0" calcext:value-type="float">
            <text:p>0</text:p>
          </table:table-cell>
          <table:table-cell table:style-name="ce27" table:formula="of:=['1BResults for P1_(dist)'.D57]/['1BResults for P1_(dist)'.H57]" office:value-type="string" office:string-value="" calcext:value-type="error">
            <text:p>#DIV/0!</text:p>
          </table:table-cell>
          <table:table-cell table:style-name="ce27" table:formula="of:=['1BResults for P1_(dist)'.E57]/['1BResults for P1_(dist)'.H57]" office:value-type="string" office:string-value="" calcext:value-type="error">
            <text:p>#DIV/0!</text:p>
          </table:table-cell>
          <table:table-cell table:style-name="ce27" table:formula="of:=['1BResults for P1_(dist)'.F57]/['1BResults for P1_(dist)'.H57]" office:value-type="string" office:string-value="" calcext:value-type="error">
            <text:p>#DIV/0!</text:p>
          </table:table-cell>
          <table:table-cell table:style-name="ce27" table:formula="of:=['1BResults for P1_(dist)'.G57]/['1BResults for P1_(dist)'.H5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4.tsp</text:p>
          </table:table-cell>
          <table:table-cell table:number-columns-repeated="5"/>
          <table:table-cell table:formula="of:=SUM(['1BResults for P1_(dist)'.D58:.G58])" office:value-type="float" office:value="0" calcext:value-type="float">
            <text:p>0</text:p>
          </table:table-cell>
          <table:table-cell table:formula="of:=['1BResults for P1_(dist)'.D58]/['1BResults for P1_(dist)'.H58]" office:value-type="string" office:string-value="" calcext:value-type="error">
            <text:p>#DIV/0!</text:p>
          </table:table-cell>
          <table:table-cell table:formula="of:=['1BResults for P1_(dist)'.E58]/['1BResults for P1_(dist)'.H58]" office:value-type="string" office:string-value="" calcext:value-type="error">
            <text:p>#DIV/0!</text:p>
          </table:table-cell>
          <table:table-cell table:formula="of:=['1BResults for P1_(dist)'.F58]/['1BResults for P1_(dist)'.H58]" office:value-type="string" office:string-value="" calcext:value-type="error">
            <text:p>#DIV/0!</text:p>
          </table:table-cell>
          <table:table-cell table:formula="of:=['1BResults for P1_(dist)'.G58]/['1BResults for P1_(dist)'.H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style-name="ce27" table:number-columns-repeated="5"/>
          <table:table-cell table:style-name="ce27" table:formula="of:=SUM(['1BResults for P1_(dist)'.D59:.G59])" office:value-type="float" office:value="0" calcext:value-type="float">
            <text:p>0</text:p>
          </table:table-cell>
          <table:table-cell table:style-name="ce27" table:formula="of:=['1BResults for P1_(dist)'.D59]/['1BResults for P1_(dist)'.H59]" office:value-type="string" office:string-value="" calcext:value-type="error">
            <text:p>#DIV/0!</text:p>
          </table:table-cell>
          <table:table-cell table:style-name="ce27" table:formula="of:=['1BResults for P1_(dist)'.E59]/['1BResults for P1_(dist)'.H59]" office:value-type="string" office:string-value="" calcext:value-type="error">
            <text:p>#DIV/0!</text:p>
          </table:table-cell>
          <table:table-cell table:style-name="ce27" table:formula="of:=['1BResults for P1_(dist)'.F59]/['1BResults for P1_(dist)'.H59]" office:value-type="string" office:string-value="" calcext:value-type="error">
            <text:p>#DIV/0!</text:p>
          </table:table-cell>
          <table:table-cell table:style-name="ce27" table:formula="of:=['1BResults for P1_(dist)'.G59]/['1BResults for P1_(dist)'.H5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6.tsp</text:p>
          </table:table-cell>
          <table:table-cell table:number-columns-repeated="5"/>
          <table:table-cell table:formula="of:=SUM(['1BResults for P1_(dist)'.D60:.G60])" office:value-type="float" office:value="0" calcext:value-type="float">
            <text:p>0</text:p>
          </table:table-cell>
          <table:table-cell table:formula="of:=['1BResults for P1_(dist)'.D60]/['1BResults for P1_(dist)'.H60]" office:value-type="string" office:string-value="" calcext:value-type="error">
            <text:p>#DIV/0!</text:p>
          </table:table-cell>
          <table:table-cell table:formula="of:=['1BResults for P1_(dist)'.E60]/['1BResults for P1_(dist)'.H60]" office:value-type="string" office:string-value="" calcext:value-type="error">
            <text:p>#DIV/0!</text:p>
          </table:table-cell>
          <table:table-cell table:formula="of:=['1BResults for P1_(dist)'.F60]/['1BResults for P1_(dist)'.H60]" office:value-type="string" office:string-value="" calcext:value-type="error">
            <text:p>#DIV/0!</text:p>
          </table:table-cell>
          <table:table-cell table:formula="of:=['1BResults for P1_(dist)'.G60]/['1BResults for P1_(dist)'.H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style-name="ce27" table:number-columns-repeated="5"/>
          <table:table-cell table:style-name="ce27" table:formula="of:=SUM(['1BResults for P1_(dist)'.D61:.G61])" office:value-type="float" office:value="0" calcext:value-type="float">
            <text:p>0</text:p>
          </table:table-cell>
          <table:table-cell table:style-name="ce27" table:formula="of:=['1BResults for P1_(dist)'.D61]/['1BResults for P1_(dist)'.H61]" office:value-type="string" office:string-value="" calcext:value-type="error">
            <text:p>#DIV/0!</text:p>
          </table:table-cell>
          <table:table-cell table:style-name="ce27" table:formula="of:=['1BResults for P1_(dist)'.E61]/['1BResults for P1_(dist)'.H61]" office:value-type="string" office:string-value="" calcext:value-type="error">
            <text:p>#DIV/0!</text:p>
          </table:table-cell>
          <table:table-cell table:style-name="ce27" table:formula="of:=['1BResults for P1_(dist)'.F61]/['1BResults for P1_(dist)'.H61]" office:value-type="string" office:string-value="" calcext:value-type="error">
            <text:p>#DIV/0!</text:p>
          </table:table-cell>
          <table:table-cell table:style-name="ce27" table:formula="of:=['1BResults for P1_(dist)'.G61]/['1BResults for P1_(dist)'.H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8.tsp</text:p>
          </table:table-cell>
          <table:table-cell table:number-columns-repeated="5"/>
          <table:table-cell table:formula="of:=SUM(['1BResults for P1_(dist)'.D62:.G62])" office:value-type="float" office:value="0" calcext:value-type="float">
            <text:p>0</text:p>
          </table:table-cell>
          <table:table-cell table:formula="of:=['1BResults for P1_(dist)'.D62]/['1BResults for P1_(dist)'.H62]" office:value-type="string" office:string-value="" calcext:value-type="error">
            <text:p>#DIV/0!</text:p>
          </table:table-cell>
          <table:table-cell table:formula="of:=['1BResults for P1_(dist)'.E62]/['1BResults for P1_(dist)'.H62]" office:value-type="string" office:string-value="" calcext:value-type="error">
            <text:p>#DIV/0!</text:p>
          </table:table-cell>
          <table:table-cell table:formula="of:=['1BResults for P1_(dist)'.F62]/['1BResults for P1_(dist)'.H62]" office:value-type="string" office:string-value="" calcext:value-type="error">
            <text:p>#DIV/0!</text:p>
          </table:table-cell>
          <table:table-cell table:formula="of:=['1BResults for P1_(dist)'.G62]/['1BResults for P1_(dist)'.H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style-name="ce27" table:number-columns-repeated="5"/>
          <table:table-cell table:style-name="ce27" table:formula="of:=SUM(['1BResults for P1_(dist)'.D63:.G63])" office:value-type="float" office:value="0" calcext:value-type="float">
            <text:p>0</text:p>
          </table:table-cell>
          <table:table-cell table:style-name="ce27" table:formula="of:=['1BResults for P1_(dist)'.D63]/['1BResults for P1_(dist)'.H63]" office:value-type="string" office:string-value="" calcext:value-type="error">
            <text:p>#DIV/0!</text:p>
          </table:table-cell>
          <table:table-cell table:style-name="ce27" table:formula="of:=['1BResults for P1_(dist)'.E63]/['1BResults for P1_(dist)'.H63]" office:value-type="string" office:string-value="" calcext:value-type="error">
            <text:p>#DIV/0!</text:p>
          </table:table-cell>
          <table:table-cell table:style-name="ce27" table:formula="of:=['1BResults for P1_(dist)'.F63]/['1BResults for P1_(dist)'.H63]" office:value-type="string" office:string-value="" calcext:value-type="error">
            <text:p>#DIV/0!</text:p>
          </table:table-cell>
          <table:table-cell table:style-name="ce27" table:formula="of:=['1BResults for P1_(dist)'.G63]/['1BResults for P1_(dist)'.H6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0.tsp</text:p>
          </table:table-cell>
          <table:table-cell table:number-columns-repeated="5"/>
          <table:table-cell table:formula="of:=SUM(['1BResults for P1_(dist)'.D64:.G64])" office:value-type="float" office:value="0" calcext:value-type="float">
            <text:p>0</text:p>
          </table:table-cell>
          <table:table-cell table:formula="of:=['1BResults for P1_(dist)'.D64]/['1BResults for P1_(dist)'.H64]" office:value-type="string" office:string-value="" calcext:value-type="error">
            <text:p>#DIV/0!</text:p>
          </table:table-cell>
          <table:table-cell table:formula="of:=['1BResults for P1_(dist)'.E64]/['1BResults for P1_(dist)'.H64]" office:value-type="string" office:string-value="" calcext:value-type="error">
            <text:p>#DIV/0!</text:p>
          </table:table-cell>
          <table:table-cell table:formula="of:=['1BResults for P1_(dist)'.F64]/['1BResults for P1_(dist)'.H64]" office:value-type="string" office:string-value="" calcext:value-type="error">
            <text:p>#DIV/0!</text:p>
          </table:table-cell>
          <table:table-cell table:formula="of:=['1BResults for P1_(dist)'.G64]/['1BResults for P1_(dist)'.H6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style-name="ce27" table:number-columns-repeated="5"/>
          <table:table-cell table:style-name="ce27" table:formula="of:=SUM(['1BResults for P1_(dist)'.D65:.G65])" office:value-type="float" office:value="0" calcext:value-type="float">
            <text:p>0</text:p>
          </table:table-cell>
          <table:table-cell table:style-name="ce27" table:formula="of:=['1BResults for P1_(dist)'.D65]/['1BResults for P1_(dist)'.H65]" office:value-type="string" office:string-value="" calcext:value-type="error">
            <text:p>#DIV/0!</text:p>
          </table:table-cell>
          <table:table-cell table:style-name="ce27" table:formula="of:=['1BResults for P1_(dist)'.E65]/['1BResults for P1_(dist)'.H65]" office:value-type="string" office:string-value="" calcext:value-type="error">
            <text:p>#DIV/0!</text:p>
          </table:table-cell>
          <table:table-cell table:style-name="ce27" table:formula="of:=['1BResults for P1_(dist)'.F65]/['1BResults for P1_(dist)'.H65]" office:value-type="string" office:string-value="" calcext:value-type="error">
            <text:p>#DIV/0!</text:p>
          </table:table-cell>
          <table:table-cell table:style-name="ce27" table:formula="of:=['1BResults for P1_(dist)'.G65]/['1BResults for P1_(dist)'.H6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2.tsp</text:p>
          </table:table-cell>
          <table:table-cell table:number-columns-repeated="5"/>
          <table:table-cell table:formula="of:=SUM(['1BResults for P1_(dist)'.D66:.G66])" office:value-type="float" office:value="0" calcext:value-type="float">
            <text:p>0</text:p>
          </table:table-cell>
          <table:table-cell table:formula="of:=['1BResults for P1_(dist)'.D66]/['1BResults for P1_(dist)'.H66]" office:value-type="string" office:string-value="" calcext:value-type="error">
            <text:p>#DIV/0!</text:p>
          </table:table-cell>
          <table:table-cell table:formula="of:=['1BResults for P1_(dist)'.E66]/['1BResults for P1_(dist)'.H66]" office:value-type="string" office:string-value="" calcext:value-type="error">
            <text:p>#DIV/0!</text:p>
          </table:table-cell>
          <table:table-cell table:formula="of:=['1BResults for P1_(dist)'.F66]/['1BResults for P1_(dist)'.H66]" office:value-type="string" office:string-value="" calcext:value-type="error">
            <text:p>#DIV/0!</text:p>
          </table:table-cell>
          <table:table-cell table:formula="of:=['1BResults for P1_(dist)'.G66]/['1BResults for P1_(dist)'.H6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style-name="ce27" table:number-columns-repeated="5"/>
          <table:table-cell table:style-name="ce27" table:formula="of:=SUM(['1BResults for P1_(dist)'.D67:.G67])" office:value-type="float" office:value="0" calcext:value-type="float">
            <text:p>0</text:p>
          </table:table-cell>
          <table:table-cell table:style-name="ce27" table:formula="of:=['1BResults for P1_(dist)'.D67]/['1BResults for P1_(dist)'.H67]" office:value-type="string" office:string-value="" calcext:value-type="error">
            <text:p>#DIV/0!</text:p>
          </table:table-cell>
          <table:table-cell table:style-name="ce27" table:formula="of:=['1BResults for P1_(dist)'.E67]/['1BResults for P1_(dist)'.H67]" office:value-type="string" office:string-value="" calcext:value-type="error">
            <text:p>#DIV/0!</text:p>
          </table:table-cell>
          <table:table-cell table:style-name="ce27" table:formula="of:=['1BResults for P1_(dist)'.F67]/['1BResults for P1_(dist)'.H67]" office:value-type="string" office:string-value="" calcext:value-type="error">
            <text:p>#DIV/0!</text:p>
          </table:table-cell>
          <table:table-cell table:style-name="ce27" table:formula="of:=['1BResults for P1_(dist)'.G67]/['1BResults for P1_(dist)'.H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4.tsp</text:p>
          </table:table-cell>
          <table:table-cell table:number-columns-repeated="5"/>
          <table:table-cell table:formula="of:=SUM(['1BResults for P1_(dist)'.D68:.G68])" office:value-type="float" office:value="0" calcext:value-type="float">
            <text:p>0</text:p>
          </table:table-cell>
          <table:table-cell table:formula="of:=['1BResults for P1_(dist)'.D68]/['1BResults for P1_(dist)'.H68]" office:value-type="string" office:string-value="" calcext:value-type="error">
            <text:p>#DIV/0!</text:p>
          </table:table-cell>
          <table:table-cell table:formula="of:=['1BResults for P1_(dist)'.E68]/['1BResults for P1_(dist)'.H68]" office:value-type="string" office:string-value="" calcext:value-type="error">
            <text:p>#DIV/0!</text:p>
          </table:table-cell>
          <table:table-cell table:formula="of:=['1BResults for P1_(dist)'.F68]/['1BResults for P1_(dist)'.H68]" office:value-type="string" office:string-value="" calcext:value-type="error">
            <text:p>#DIV/0!</text:p>
          </table:table-cell>
          <table:table-cell table:formula="of:=['1BResults for P1_(dist)'.G68]/['1BResults for P1_(dist)'.H6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style-name="ce27" table:number-columns-repeated="5"/>
          <table:table-cell table:style-name="ce27" table:formula="of:=SUM(['1BResults for P1_(dist)'.D69:.G69])" office:value-type="float" office:value="0" calcext:value-type="float">
            <text:p>0</text:p>
          </table:table-cell>
          <table:table-cell table:style-name="ce27" table:formula="of:=['1BResults for P1_(dist)'.D69]/['1BResults for P1_(dist)'.H69]" office:value-type="string" office:string-value="" calcext:value-type="error">
            <text:p>#DIV/0!</text:p>
          </table:table-cell>
          <table:table-cell table:style-name="ce27" table:formula="of:=['1BResults for P1_(dist)'.E69]/['1BResults for P1_(dist)'.H69]" office:value-type="string" office:string-value="" calcext:value-type="error">
            <text:p>#DIV/0!</text:p>
          </table:table-cell>
          <table:table-cell table:style-name="ce27" table:formula="of:=['1BResults for P1_(dist)'.F69]/['1BResults for P1_(dist)'.H69]" office:value-type="string" office:string-value="" calcext:value-type="error">
            <text:p>#DIV/0!</text:p>
          </table:table-cell>
          <table:table-cell table:style-name="ce27" table:formula="of:=['1BResults for P1_(dist)'.G69]/['1BResults for P1_(dist)'.H6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6.tsp</text:p>
          </table:table-cell>
          <table:table-cell table:number-columns-repeated="5"/>
          <table:table-cell table:formula="of:=SUM(['1BResults for P1_(dist)'.D70:.G70])" office:value-type="float" office:value="0" calcext:value-type="float">
            <text:p>0</text:p>
          </table:table-cell>
          <table:table-cell table:formula="of:=['1BResults for P1_(dist)'.D70]/['1BResults for P1_(dist)'.H70]" office:value-type="string" office:string-value="" calcext:value-type="error">
            <text:p>#DIV/0!</text:p>
          </table:table-cell>
          <table:table-cell table:formula="of:=['1BResults for P1_(dist)'.E70]/['1BResults for P1_(dist)'.H70]" office:value-type="string" office:string-value="" calcext:value-type="error">
            <text:p>#DIV/0!</text:p>
          </table:table-cell>
          <table:table-cell table:formula="of:=['1BResults for P1_(dist)'.F70]/['1BResults for P1_(dist)'.H70]" office:value-type="string" office:string-value="" calcext:value-type="error">
            <text:p>#DIV/0!</text:p>
          </table:table-cell>
          <table:table-cell table:formula="of:=['1BResults for P1_(dist)'.G70]/['1BResults for P1_(dist)'.H7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style-name="ce27" table:number-columns-repeated="5"/>
          <table:table-cell table:style-name="ce27" table:formula="of:=SUM(['1BResults for P1_(dist)'.D71:.G71])" office:value-type="float" office:value="0" calcext:value-type="float">
            <text:p>0</text:p>
          </table:table-cell>
          <table:table-cell table:style-name="ce27" table:formula="of:=['1BResults for P1_(dist)'.D71]/['1BResults for P1_(dist)'.H71]" office:value-type="string" office:string-value="" calcext:value-type="error">
            <text:p>#DIV/0!</text:p>
          </table:table-cell>
          <table:table-cell table:style-name="ce27" table:formula="of:=['1BResults for P1_(dist)'.E71]/['1BResults for P1_(dist)'.H71]" office:value-type="string" office:string-value="" calcext:value-type="error">
            <text:p>#DIV/0!</text:p>
          </table:table-cell>
          <table:table-cell table:style-name="ce27" table:formula="of:=['1BResults for P1_(dist)'.F71]/['1BResults for P1_(dist)'.H71]" office:value-type="string" office:string-value="" calcext:value-type="error">
            <text:p>#DIV/0!</text:p>
          </table:table-cell>
          <table:table-cell table:style-name="ce27" table:formula="of:=['1BResults for P1_(dist)'.G71]/['1BResults for P1_(dist)'.H7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8.tsp</text:p>
          </table:table-cell>
          <table:table-cell table:number-columns-repeated="5"/>
          <table:table-cell table:formula="of:=SUM(['1BResults for P1_(dist)'.D72:.G72])" office:value-type="float" office:value="0" calcext:value-type="float">
            <text:p>0</text:p>
          </table:table-cell>
          <table:table-cell table:formula="of:=['1BResults for P1_(dist)'.D72]/['1BResults for P1_(dist)'.H72]" office:value-type="string" office:string-value="" calcext:value-type="error">
            <text:p>#DIV/0!</text:p>
          </table:table-cell>
          <table:table-cell table:formula="of:=['1BResults for P1_(dist)'.E72]/['1BResults for P1_(dist)'.H72]" office:value-type="string" office:string-value="" calcext:value-type="error">
            <text:p>#DIV/0!</text:p>
          </table:table-cell>
          <table:table-cell table:formula="of:=['1BResults for P1_(dist)'.F72]/['1BResults for P1_(dist)'.H72]" office:value-type="string" office:string-value="" calcext:value-type="error">
            <text:p>#DIV/0!</text:p>
          </table:table-cell>
          <table:table-cell table:formula="of:=['1BResults for P1_(dist)'.G72]/['1BResults for P1_(dist)'.H7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style-name="ce27" table:number-columns-repeated="5"/>
          <table:table-cell table:style-name="ce27" table:formula="of:=SUM(['1BResults for P1_(dist)'.D73:.G73])" office:value-type="float" office:value="0" calcext:value-type="float">
            <text:p>0</text:p>
          </table:table-cell>
          <table:table-cell table:style-name="ce27" table:formula="of:=['1BResults for P1_(dist)'.D73]/['1BResults for P1_(dist)'.H73]" office:value-type="string" office:string-value="" calcext:value-type="error">
            <text:p>#DIV/0!</text:p>
          </table:table-cell>
          <table:table-cell table:style-name="ce27" table:formula="of:=['1BResults for P1_(dist)'.E73]/['1BResults for P1_(dist)'.H73]" office:value-type="string" office:string-value="" calcext:value-type="error">
            <text:p>#DIV/0!</text:p>
          </table:table-cell>
          <table:table-cell table:style-name="ce27" table:formula="of:=['1BResults for P1_(dist)'.F73]/['1BResults for P1_(dist)'.H73]" office:value-type="string" office:string-value="" calcext:value-type="error">
            <text:p>#DIV/0!</text:p>
          </table:table-cell>
          <table:table-cell table:style-name="ce27" table:formula="of:=['1BResults for P1_(dist)'.G73]/['1BResults for P1_(dist)'.H7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0.tsp</text:p>
          </table:table-cell>
          <table:table-cell table:number-columns-repeated="5"/>
          <table:table-cell table:formula="of:=SUM(['1BResults for P1_(dist)'.D74:.G74])" office:value-type="float" office:value="0" calcext:value-type="float">
            <text:p>0</text:p>
          </table:table-cell>
          <table:table-cell table:formula="of:=['1BResults for P1_(dist)'.D74]/['1BResults for P1_(dist)'.H74]" office:value-type="string" office:string-value="" calcext:value-type="error">
            <text:p>#DIV/0!</text:p>
          </table:table-cell>
          <table:table-cell table:formula="of:=['1BResults for P1_(dist)'.E74]/['1BResults for P1_(dist)'.H74]" office:value-type="string" office:string-value="" calcext:value-type="error">
            <text:p>#DIV/0!</text:p>
          </table:table-cell>
          <table:table-cell table:formula="of:=['1BResults for P1_(dist)'.F74]/['1BResults for P1_(dist)'.H74]" office:value-type="string" office:string-value="" calcext:value-type="error">
            <text:p>#DIV/0!</text:p>
          </table:table-cell>
          <table:table-cell table:formula="of:=['1BResults for P1_(dist)'.G74]/['1BResults for P1_(dist)'.H7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style-name="ce27" table:number-columns-repeated="5"/>
          <table:table-cell table:style-name="ce27" table:formula="of:=SUM(['1BResults for P1_(dist)'.D75:.G75])" office:value-type="float" office:value="0" calcext:value-type="float">
            <text:p>0</text:p>
          </table:table-cell>
          <table:table-cell table:style-name="ce27" table:formula="of:=['1BResults for P1_(dist)'.D75]/['1BResults for P1_(dist)'.H75]" office:value-type="string" office:string-value="" calcext:value-type="error">
            <text:p>#DIV/0!</text:p>
          </table:table-cell>
          <table:table-cell table:style-name="ce27" table:formula="of:=['1BResults for P1_(dist)'.E75]/['1BResults for P1_(dist)'.H75]" office:value-type="string" office:string-value="" calcext:value-type="error">
            <text:p>#DIV/0!</text:p>
          </table:table-cell>
          <table:table-cell table:style-name="ce27" table:formula="of:=['1BResults for P1_(dist)'.F75]/['1BResults for P1_(dist)'.H75]" office:value-type="string" office:string-value="" calcext:value-type="error">
            <text:p>#DIV/0!</text:p>
          </table:table-cell>
          <table:table-cell table:style-name="ce27" table:formula="of:=['1BResults for P1_(dist)'.G75]/['1BResults for P1_(dist)'.H7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2.tsp</text:p>
          </table:table-cell>
          <table:table-cell table:number-columns-repeated="5"/>
          <table:table-cell table:formula="of:=SUM(['1BResults for P1_(dist)'.D76:.G76])" office:value-type="float" office:value="0" calcext:value-type="float">
            <text:p>0</text:p>
          </table:table-cell>
          <table:table-cell table:formula="of:=['1BResults for P1_(dist)'.D76]/['1BResults for P1_(dist)'.H76]" office:value-type="string" office:string-value="" calcext:value-type="error">
            <text:p>#DIV/0!</text:p>
          </table:table-cell>
          <table:table-cell table:formula="of:=['1BResults for P1_(dist)'.E76]/['1BResults for P1_(dist)'.H76]" office:value-type="string" office:string-value="" calcext:value-type="error">
            <text:p>#DIV/0!</text:p>
          </table:table-cell>
          <table:table-cell table:formula="of:=['1BResults for P1_(dist)'.F76]/['1BResults for P1_(dist)'.H76]" office:value-type="string" office:string-value="" calcext:value-type="error">
            <text:p>#DIV/0!</text:p>
          </table:table-cell>
          <table:table-cell table:formula="of:=['1BResults for P1_(dist)'.G76]/['1BResults for P1_(dist)'.H7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style-name="ce27" table:number-columns-repeated="5"/>
          <table:table-cell table:style-name="ce27" table:formula="of:=SUM(['1BResults for P1_(dist)'.D77:.G77])" office:value-type="float" office:value="0" calcext:value-type="float">
            <text:p>0</text:p>
          </table:table-cell>
          <table:table-cell table:style-name="ce27" table:formula="of:=['1BResults for P1_(dist)'.D77]/['1BResults for P1_(dist)'.H77]" office:value-type="string" office:string-value="" calcext:value-type="error">
            <text:p>#DIV/0!</text:p>
          </table:table-cell>
          <table:table-cell table:style-name="ce27" table:formula="of:=['1BResults for P1_(dist)'.E77]/['1BResults for P1_(dist)'.H77]" office:value-type="string" office:string-value="" calcext:value-type="error">
            <text:p>#DIV/0!</text:p>
          </table:table-cell>
          <table:table-cell table:style-name="ce27" table:formula="of:=['1BResults for P1_(dist)'.F77]/['1BResults for P1_(dist)'.H77]" office:value-type="string" office:string-value="" calcext:value-type="error">
            <text:p>#DIV/0!</text:p>
          </table:table-cell>
          <table:table-cell table:style-name="ce27" table:formula="of:=['1BResults for P1_(dist)'.G77]/['1BResults for P1_(dist)'.H7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4.tsp</text:p>
          </table:table-cell>
          <table:table-cell table:number-columns-repeated="5"/>
          <table:table-cell table:formula="of:=SUM(['1BResults for P1_(dist)'.D78:.G78])" office:value-type="float" office:value="0" calcext:value-type="float">
            <text:p>0</text:p>
          </table:table-cell>
          <table:table-cell table:formula="of:=['1BResults for P1_(dist)'.D78]/['1BResults for P1_(dist)'.H78]" office:value-type="string" office:string-value="" calcext:value-type="error">
            <text:p>#DIV/0!</text:p>
          </table:table-cell>
          <table:table-cell table:formula="of:=['1BResults for P1_(dist)'.E78]/['1BResults for P1_(dist)'.H78]" office:value-type="string" office:string-value="" calcext:value-type="error">
            <text:p>#DIV/0!</text:p>
          </table:table-cell>
          <table:table-cell table:formula="of:=['1BResults for P1_(dist)'.F78]/['1BResults for P1_(dist)'.H78]" office:value-type="string" office:string-value="" calcext:value-type="error">
            <text:p>#DIV/0!</text:p>
          </table:table-cell>
          <table:table-cell table:formula="of:=['1BResults for P1_(dist)'.G78]/['1BResults for P1_(dist)'.H7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style-name="ce27" table:number-columns-repeated="5"/>
          <table:table-cell table:style-name="ce27" table:formula="of:=SUM(['1BResults for P1_(dist)'.D79:.G79])" office:value-type="float" office:value="0" calcext:value-type="float">
            <text:p>0</text:p>
          </table:table-cell>
          <table:table-cell table:style-name="ce27" table:formula="of:=['1BResults for P1_(dist)'.D79]/['1BResults for P1_(dist)'.H79]" office:value-type="string" office:string-value="" calcext:value-type="error">
            <text:p>#DIV/0!</text:p>
          </table:table-cell>
          <table:table-cell table:style-name="ce27" table:formula="of:=['1BResults for P1_(dist)'.E79]/['1BResults for P1_(dist)'.H79]" office:value-type="string" office:string-value="" calcext:value-type="error">
            <text:p>#DIV/0!</text:p>
          </table:table-cell>
          <table:table-cell table:style-name="ce27" table:formula="of:=['1BResults for P1_(dist)'.F79]/['1BResults for P1_(dist)'.H79]" office:value-type="string" office:string-value="" calcext:value-type="error">
            <text:p>#DIV/0!</text:p>
          </table:table-cell>
          <table:table-cell table:style-name="ce27" table:formula="of:=['1BResults for P1_(dist)'.G79]/['1BResults for P1_(dist)'.H7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6.tsp</text:p>
          </table:table-cell>
          <table:table-cell table:number-columns-repeated="5"/>
          <table:table-cell table:formula="of:=SUM(['1BResults for P1_(dist)'.D80:.G80])" office:value-type="float" office:value="0" calcext:value-type="float">
            <text:p>0</text:p>
          </table:table-cell>
          <table:table-cell table:formula="of:=['1BResults for P1_(dist)'.D80]/['1BResults for P1_(dist)'.H80]" office:value-type="string" office:string-value="" calcext:value-type="error">
            <text:p>#DIV/0!</text:p>
          </table:table-cell>
          <table:table-cell table:formula="of:=['1BResults for P1_(dist)'.E80]/['1BResults for P1_(dist)'.H80]" office:value-type="string" office:string-value="" calcext:value-type="error">
            <text:p>#DIV/0!</text:p>
          </table:table-cell>
          <table:table-cell table:formula="of:=['1BResults for P1_(dist)'.F80]/['1BResults for P1_(dist)'.H80]" office:value-type="string" office:string-value="" calcext:value-type="error">
            <text:p>#DIV/0!</text:p>
          </table:table-cell>
          <table:table-cell table:formula="of:=['1BResults for P1_(dist)'.G80]/['1BResults for P1_(dist)'.H8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style-name="ce27" table:number-columns-repeated="5"/>
          <table:table-cell table:style-name="ce27" table:formula="of:=SUM(['1BResults for P1_(dist)'.D81:.G81])" office:value-type="float" office:value="0" calcext:value-type="float">
            <text:p>0</text:p>
          </table:table-cell>
          <table:table-cell table:style-name="ce27" table:formula="of:=['1BResults for P1_(dist)'.D81]/['1BResults for P1_(dist)'.H81]" office:value-type="string" office:string-value="" calcext:value-type="error">
            <text:p>#DIV/0!</text:p>
          </table:table-cell>
          <table:table-cell table:style-name="ce27" table:formula="of:=['1BResults for P1_(dist)'.E81]/['1BResults for P1_(dist)'.H81]" office:value-type="string" office:string-value="" calcext:value-type="error">
            <text:p>#DIV/0!</text:p>
          </table:table-cell>
          <table:table-cell table:style-name="ce27" table:formula="of:=['1BResults for P1_(dist)'.F81]/['1BResults for P1_(dist)'.H81]" office:value-type="string" office:string-value="" calcext:value-type="error">
            <text:p>#DIV/0!</text:p>
          </table:table-cell>
          <table:table-cell table:style-name="ce27" table:formula="of:=['1BResults for P1_(dist)'.G81]/['1BResults for P1_(dist)'.H8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8.tsp</text:p>
          </table:table-cell>
          <table:table-cell table:number-columns-repeated="5"/>
          <table:table-cell table:formula="of:=SUM(['1BResults for P1_(dist)'.D82:.G82])" office:value-type="float" office:value="0" calcext:value-type="float">
            <text:p>0</text:p>
          </table:table-cell>
          <table:table-cell table:formula="of:=['1BResults for P1_(dist)'.D82]/['1BResults for P1_(dist)'.H82]" office:value-type="string" office:string-value="" calcext:value-type="error">
            <text:p>#DIV/0!</text:p>
          </table:table-cell>
          <table:table-cell table:formula="of:=['1BResults for P1_(dist)'.E82]/['1BResults for P1_(dist)'.H82]" office:value-type="string" office:string-value="" calcext:value-type="error">
            <text:p>#DIV/0!</text:p>
          </table:table-cell>
          <table:table-cell table:formula="of:=['1BResults for P1_(dist)'.F82]/['1BResults for P1_(dist)'.H82]" office:value-type="string" office:string-value="" calcext:value-type="error">
            <text:p>#DIV/0!</text:p>
          </table:table-cell>
          <table:table-cell table:formula="of:=['1BResults for P1_(dist)'.G82]/['1BResults for P1_(dist)'.H8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style-name="ce27" table:number-columns-repeated="5"/>
          <table:table-cell table:style-name="ce27" table:formula="of:=SUM(['1BResults for P1_(dist)'.D83:.G83])" office:value-type="float" office:value="0" calcext:value-type="float">
            <text:p>0</text:p>
          </table:table-cell>
          <table:table-cell table:style-name="ce27" table:formula="of:=['1BResults for P1_(dist)'.D83]/['1BResults for P1_(dist)'.H83]" office:value-type="string" office:string-value="" calcext:value-type="error">
            <text:p>#DIV/0!</text:p>
          </table:table-cell>
          <table:table-cell table:style-name="ce27" table:formula="of:=['1BResults for P1_(dist)'.E83]/['1BResults for P1_(dist)'.H83]" office:value-type="string" office:string-value="" calcext:value-type="error">
            <text:p>#DIV/0!</text:p>
          </table:table-cell>
          <table:table-cell table:style-name="ce27" table:formula="of:=['1BResults for P1_(dist)'.F83]/['1BResults for P1_(dist)'.H83]" office:value-type="string" office:string-value="" calcext:value-type="error">
            <text:p>#DIV/0!</text:p>
          </table:table-cell>
          <table:table-cell table:style-name="ce27" table:formula="of:=['1BResults for P1_(dist)'.G83]/['1BResults for P1_(dist)'.H8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0.tsp</text:p>
          </table:table-cell>
          <table:table-cell table:number-columns-repeated="5"/>
          <table:table-cell table:formula="of:=SUM(['1BResults for P1_(dist)'.D84:.G84])" office:value-type="float" office:value="0" calcext:value-type="float">
            <text:p>0</text:p>
          </table:table-cell>
          <table:table-cell table:formula="of:=['1BResults for P1_(dist)'.D84]/['1BResults for P1_(dist)'.H84]" office:value-type="string" office:string-value="" calcext:value-type="error">
            <text:p>#DIV/0!</text:p>
          </table:table-cell>
          <table:table-cell table:formula="of:=['1BResults for P1_(dist)'.E84]/['1BResults for P1_(dist)'.H84]" office:value-type="string" office:string-value="" calcext:value-type="error">
            <text:p>#DIV/0!</text:p>
          </table:table-cell>
          <table:table-cell table:formula="of:=['1BResults for P1_(dist)'.F84]/['1BResults for P1_(dist)'.H84]" office:value-type="string" office:string-value="" calcext:value-type="error">
            <text:p>#DIV/0!</text:p>
          </table:table-cell>
          <table:table-cell table:formula="of:=['1BResults for P1_(dist)'.G84]/['1BResults for P1_(dist)'.H8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style-name="ce27" table:number-columns-repeated="5"/>
          <table:table-cell table:style-name="ce27" table:formula="of:=SUM(['1BResults for P1_(dist)'.D85:.G85])" office:value-type="float" office:value="0" calcext:value-type="float">
            <text:p>0</text:p>
          </table:table-cell>
          <table:table-cell table:style-name="ce27" table:formula="of:=['1BResults for P1_(dist)'.D85]/['1BResults for P1_(dist)'.H85]" office:value-type="string" office:string-value="" calcext:value-type="error">
            <text:p>#DIV/0!</text:p>
          </table:table-cell>
          <table:table-cell table:style-name="ce27" table:formula="of:=['1BResults for P1_(dist)'.E85]/['1BResults for P1_(dist)'.H85]" office:value-type="string" office:string-value="" calcext:value-type="error">
            <text:p>#DIV/0!</text:p>
          </table:table-cell>
          <table:table-cell table:style-name="ce27" table:formula="of:=['1BResults for P1_(dist)'.F85]/['1BResults for P1_(dist)'.H85]" office:value-type="string" office:string-value="" calcext:value-type="error">
            <text:p>#DIV/0!</text:p>
          </table:table-cell>
          <table:table-cell table:style-name="ce27" table:formula="of:=['1BResults for P1_(dist)'.G85]/['1BResults for P1_(dist)'.H8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2.tsp</text:p>
          </table:table-cell>
          <table:table-cell table:number-columns-repeated="5"/>
          <table:table-cell table:formula="of:=SUM(['1BResults for P1_(dist)'.D86:.G86])" office:value-type="float" office:value="0" calcext:value-type="float">
            <text:p>0</text:p>
          </table:table-cell>
          <table:table-cell table:formula="of:=['1BResults for P1_(dist)'.D86]/['1BResults for P1_(dist)'.H86]" office:value-type="string" office:string-value="" calcext:value-type="error">
            <text:p>#DIV/0!</text:p>
          </table:table-cell>
          <table:table-cell table:formula="of:=['1BResults for P1_(dist)'.E86]/['1BResults for P1_(dist)'.H86]" office:value-type="string" office:string-value="" calcext:value-type="error">
            <text:p>#DIV/0!</text:p>
          </table:table-cell>
          <table:table-cell table:formula="of:=['1BResults for P1_(dist)'.F86]/['1BResults for P1_(dist)'.H86]" office:value-type="string" office:string-value="" calcext:value-type="error">
            <text:p>#DIV/0!</text:p>
          </table:table-cell>
          <table:table-cell table:formula="of:=['1BResults for P1_(dist)'.G86]/['1BResults for P1_(dist)'.H8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style-name="ce27" table:number-columns-repeated="5"/>
          <table:table-cell table:style-name="ce27" table:formula="of:=SUM(['1BResults for P1_(dist)'.D87:.G87])" office:value-type="float" office:value="0" calcext:value-type="float">
            <text:p>0</text:p>
          </table:table-cell>
          <table:table-cell table:style-name="ce27" table:formula="of:=['1BResults for P1_(dist)'.D87]/['1BResults for P1_(dist)'.H87]" office:value-type="string" office:string-value="" calcext:value-type="error">
            <text:p>#DIV/0!</text:p>
          </table:table-cell>
          <table:table-cell table:style-name="ce27" table:formula="of:=['1BResults for P1_(dist)'.E87]/['1BResults for P1_(dist)'.H87]" office:value-type="string" office:string-value="" calcext:value-type="error">
            <text:p>#DIV/0!</text:p>
          </table:table-cell>
          <table:table-cell table:style-name="ce27" table:formula="of:=['1BResults for P1_(dist)'.F87]/['1BResults for P1_(dist)'.H87]" office:value-type="string" office:string-value="" calcext:value-type="error">
            <text:p>#DIV/0!</text:p>
          </table:table-cell>
          <table:table-cell table:style-name="ce27" table:formula="of:=['1BResults for P1_(dist)'.G87]/['1BResults for P1_(dist)'.H8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4.tsp</text:p>
          </table:table-cell>
          <table:table-cell table:number-columns-repeated="5"/>
          <table:table-cell table:formula="of:=SUM(['1BResults for P1_(dist)'.D88:.G88])" office:value-type="float" office:value="0" calcext:value-type="float">
            <text:p>0</text:p>
          </table:table-cell>
          <table:table-cell table:formula="of:=['1BResults for P1_(dist)'.D88]/['1BResults for P1_(dist)'.H88]" office:value-type="string" office:string-value="" calcext:value-type="error">
            <text:p>#DIV/0!</text:p>
          </table:table-cell>
          <table:table-cell table:formula="of:=['1BResults for P1_(dist)'.E88]/['1BResults for P1_(dist)'.H88]" office:value-type="string" office:string-value="" calcext:value-type="error">
            <text:p>#DIV/0!</text:p>
          </table:table-cell>
          <table:table-cell table:formula="of:=['1BResults for P1_(dist)'.F88]/['1BResults for P1_(dist)'.H88]" office:value-type="string" office:string-value="" calcext:value-type="error">
            <text:p>#DIV/0!</text:p>
          </table:table-cell>
          <table:table-cell table:formula="of:=['1BResults for P1_(dist)'.G88]/['1BResults for P1_(dist)'.H8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style-name="ce27" table:number-columns-repeated="5"/>
          <table:table-cell table:style-name="ce27" table:formula="of:=SUM(['1BResults for P1_(dist)'.D89:.G89])" office:value-type="float" office:value="0" calcext:value-type="float">
            <text:p>0</text:p>
          </table:table-cell>
          <table:table-cell table:style-name="ce27" table:formula="of:=['1BResults for P1_(dist)'.D89]/['1BResults for P1_(dist)'.H89]" office:value-type="string" office:string-value="" calcext:value-type="error">
            <text:p>#DIV/0!</text:p>
          </table:table-cell>
          <table:table-cell table:style-name="ce27" table:formula="of:=['1BResults for P1_(dist)'.E89]/['1BResults for P1_(dist)'.H89]" office:value-type="string" office:string-value="" calcext:value-type="error">
            <text:p>#DIV/0!</text:p>
          </table:table-cell>
          <table:table-cell table:style-name="ce27" table:formula="of:=['1BResults for P1_(dist)'.F89]/['1BResults for P1_(dist)'.H89]" office:value-type="string" office:string-value="" calcext:value-type="error">
            <text:p>#DIV/0!</text:p>
          </table:table-cell>
          <table:table-cell table:style-name="ce27" table:formula="of:=['1BResults for P1_(dist)'.G89]/['1BResults for P1_(dist)'.H8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6.tsp</text:p>
          </table:table-cell>
          <table:table-cell table:number-columns-repeated="5"/>
          <table:table-cell table:formula="of:=SUM(['1BResults for P1_(dist)'.D90:.G90])" office:value-type="float" office:value="0" calcext:value-type="float">
            <text:p>0</text:p>
          </table:table-cell>
          <table:table-cell table:formula="of:=['1BResults for P1_(dist)'.D90]/['1BResults for P1_(dist)'.H90]" office:value-type="string" office:string-value="" calcext:value-type="error">
            <text:p>#DIV/0!</text:p>
          </table:table-cell>
          <table:table-cell table:formula="of:=['1BResults for P1_(dist)'.E90]/['1BResults for P1_(dist)'.H90]" office:value-type="string" office:string-value="" calcext:value-type="error">
            <text:p>#DIV/0!</text:p>
          </table:table-cell>
          <table:table-cell table:formula="of:=['1BResults for P1_(dist)'.F90]/['1BResults for P1_(dist)'.H90]" office:value-type="string" office:string-value="" calcext:value-type="error">
            <text:p>#DIV/0!</text:p>
          </table:table-cell>
          <table:table-cell table:formula="of:=['1BResults for P1_(dist)'.G90]/['1BResults for P1_(dist)'.H9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style-name="ce27" table:number-columns-repeated="5"/>
          <table:table-cell table:style-name="ce27" table:formula="of:=SUM(['1BResults for P1_(dist)'.D91:.G91])" office:value-type="float" office:value="0" calcext:value-type="float">
            <text:p>0</text:p>
          </table:table-cell>
          <table:table-cell table:style-name="ce27" table:formula="of:=['1BResults for P1_(dist)'.D91]/['1BResults for P1_(dist)'.H91]" office:value-type="string" office:string-value="" calcext:value-type="error">
            <text:p>#DIV/0!</text:p>
          </table:table-cell>
          <table:table-cell table:style-name="ce27" table:formula="of:=['1BResults for P1_(dist)'.E91]/['1BResults for P1_(dist)'.H91]" office:value-type="string" office:string-value="" calcext:value-type="error">
            <text:p>#DIV/0!</text:p>
          </table:table-cell>
          <table:table-cell table:style-name="ce27" table:formula="of:=['1BResults for P1_(dist)'.F91]/['1BResults for P1_(dist)'.H91]" office:value-type="string" office:string-value="" calcext:value-type="error">
            <text:p>#DIV/0!</text:p>
          </table:table-cell>
          <table:table-cell table:style-name="ce27" table:formula="of:=['1BResults for P1_(dist)'.G91]/['1BResults for P1_(dist)'.H9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8.tsp</text:p>
          </table:table-cell>
          <table:table-cell table:number-columns-repeated="5"/>
          <table:table-cell table:formula="of:=SUM(['1BResults for P1_(dist)'.D92:.G92])" office:value-type="float" office:value="0" calcext:value-type="float">
            <text:p>0</text:p>
          </table:table-cell>
          <table:table-cell table:formula="of:=['1BResults for P1_(dist)'.D92]/['1BResults for P1_(dist)'.H92]" office:value-type="string" office:string-value="" calcext:value-type="error">
            <text:p>#DIV/0!</text:p>
          </table:table-cell>
          <table:table-cell table:formula="of:=['1BResults for P1_(dist)'.E92]/['1BResults for P1_(dist)'.H92]" office:value-type="string" office:string-value="" calcext:value-type="error">
            <text:p>#DIV/0!</text:p>
          </table:table-cell>
          <table:table-cell table:formula="of:=['1BResults for P1_(dist)'.F92]/['1BResults for P1_(dist)'.H92]" office:value-type="string" office:string-value="" calcext:value-type="error">
            <text:p>#DIV/0!</text:p>
          </table:table-cell>
          <table:table-cell table:formula="of:=['1BResults for P1_(dist)'.G92]/['1BResults for P1_(dist)'.H9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style-name="ce27" table:number-columns-repeated="5"/>
          <table:table-cell table:style-name="ce27" table:formula="of:=SUM(['1BResults for P1_(dist)'.D93:.G93])" office:value-type="float" office:value="0" calcext:value-type="float">
            <text:p>0</text:p>
          </table:table-cell>
          <table:table-cell table:style-name="ce27" table:formula="of:=['1BResults for P1_(dist)'.D93]/['1BResults for P1_(dist)'.H93]" office:value-type="string" office:string-value="" calcext:value-type="error">
            <text:p>#DIV/0!</text:p>
          </table:table-cell>
          <table:table-cell table:style-name="ce27" table:formula="of:=['1BResults for P1_(dist)'.E93]/['1BResults for P1_(dist)'.H93]" office:value-type="string" office:string-value="" calcext:value-type="error">
            <text:p>#DIV/0!</text:p>
          </table:table-cell>
          <table:table-cell table:style-name="ce27" table:formula="of:=['1BResults for P1_(dist)'.F93]/['1BResults for P1_(dist)'.H93]" office:value-type="string" office:string-value="" calcext:value-type="error">
            <text:p>#DIV/0!</text:p>
          </table:table-cell>
          <table:table-cell table:style-name="ce27" table:formula="of:=['1BResults for P1_(dist)'.G93]/['1BResults for P1_(dist)'.H9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0.tsp</text:p>
          </table:table-cell>
          <table:table-cell table:number-columns-repeated="5"/>
          <table:table-cell table:formula="of:=SUM(['1BResults for P1_(dist)'.D94:.G94])" office:value-type="float" office:value="0" calcext:value-type="float">
            <text:p>0</text:p>
          </table:table-cell>
          <table:table-cell table:formula="of:=['1BResults for P1_(dist)'.D94]/['1BResults for P1_(dist)'.H94]" office:value-type="string" office:string-value="" calcext:value-type="error">
            <text:p>#DIV/0!</text:p>
          </table:table-cell>
          <table:table-cell table:formula="of:=['1BResults for P1_(dist)'.E94]/['1BResults for P1_(dist)'.H94]" office:value-type="string" office:string-value="" calcext:value-type="error">
            <text:p>#DIV/0!</text:p>
          </table:table-cell>
          <table:table-cell table:formula="of:=['1BResults for P1_(dist)'.F94]/['1BResults for P1_(dist)'.H94]" office:value-type="string" office:string-value="" calcext:value-type="error">
            <text:p>#DIV/0!</text:p>
          </table:table-cell>
          <table:table-cell table:formula="of:=['1BResults for P1_(dist)'.G94]/['1BResults for P1_(dist)'.H9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style-name="ce27" table:number-columns-repeated="5"/>
          <table:table-cell table:style-name="ce27" table:formula="of:=SUM(['1BResults for P1_(dist)'.D95:.G95])" office:value-type="float" office:value="0" calcext:value-type="float">
            <text:p>0</text:p>
          </table:table-cell>
          <table:table-cell table:style-name="ce27" table:formula="of:=['1BResults for P1_(dist)'.D95]/['1BResults for P1_(dist)'.H95]" office:value-type="string" office:string-value="" calcext:value-type="error">
            <text:p>#DIV/0!</text:p>
          </table:table-cell>
          <table:table-cell table:style-name="ce27" table:formula="of:=['1BResults for P1_(dist)'.E95]/['1BResults for P1_(dist)'.H95]" office:value-type="string" office:string-value="" calcext:value-type="error">
            <text:p>#DIV/0!</text:p>
          </table:table-cell>
          <table:table-cell table:style-name="ce27" table:formula="of:=['1BResults for P1_(dist)'.F95]/['1BResults for P1_(dist)'.H95]" office:value-type="string" office:string-value="" calcext:value-type="error">
            <text:p>#DIV/0!</text:p>
          </table:table-cell>
          <table:table-cell table:style-name="ce27" table:formula="of:=['1BResults for P1_(dist)'.G95]/['1BResults for P1_(dist)'.H9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2.tsp</text:p>
          </table:table-cell>
          <table:table-cell table:number-columns-repeated="5"/>
          <table:table-cell table:formula="of:=SUM(['1BResults for P1_(dist)'.D96:.G96])" office:value-type="float" office:value="0" calcext:value-type="float">
            <text:p>0</text:p>
          </table:table-cell>
          <table:table-cell table:formula="of:=['1BResults for P1_(dist)'.D96]/['1BResults for P1_(dist)'.H96]" office:value-type="string" office:string-value="" calcext:value-type="error">
            <text:p>#DIV/0!</text:p>
          </table:table-cell>
          <table:table-cell table:formula="of:=['1BResults for P1_(dist)'.E96]/['1BResults for P1_(dist)'.H96]" office:value-type="string" office:string-value="" calcext:value-type="error">
            <text:p>#DIV/0!</text:p>
          </table:table-cell>
          <table:table-cell table:formula="of:=['1BResults for P1_(dist)'.F96]/['1BResults for P1_(dist)'.H96]" office:value-type="string" office:string-value="" calcext:value-type="error">
            <text:p>#DIV/0!</text:p>
          </table:table-cell>
          <table:table-cell table:formula="of:=['1BResults for P1_(dist)'.G96]/['1BResults for P1_(dist)'.H9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style-name="ce27" table:number-columns-repeated="5"/>
          <table:table-cell table:style-name="ce27" table:formula="of:=SUM(['1BResults for P1_(dist)'.D97:.G97])" office:value-type="float" office:value="0" calcext:value-type="float">
            <text:p>0</text:p>
          </table:table-cell>
          <table:table-cell table:style-name="ce27" table:formula="of:=['1BResults for P1_(dist)'.D97]/['1BResults for P1_(dist)'.H97]" office:value-type="string" office:string-value="" calcext:value-type="error">
            <text:p>#DIV/0!</text:p>
          </table:table-cell>
          <table:table-cell table:style-name="ce27" table:formula="of:=['1BResults for P1_(dist)'.E97]/['1BResults for P1_(dist)'.H97]" office:value-type="string" office:string-value="" calcext:value-type="error">
            <text:p>#DIV/0!</text:p>
          </table:table-cell>
          <table:table-cell table:style-name="ce27" table:formula="of:=['1BResults for P1_(dist)'.F97]/['1BResults for P1_(dist)'.H97]" office:value-type="string" office:string-value="" calcext:value-type="error">
            <text:p>#DIV/0!</text:p>
          </table:table-cell>
          <table:table-cell table:style-name="ce27" table:formula="of:=['1BResults for P1_(dist)'.G97]/['1BResults for P1_(dist)'.H9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4.tsp</text:p>
          </table:table-cell>
          <table:table-cell table:number-columns-repeated="5"/>
          <table:table-cell table:formula="of:=SUM(['1BResults for P1_(dist)'.D98:.G98])" office:value-type="float" office:value="0" calcext:value-type="float">
            <text:p>0</text:p>
          </table:table-cell>
          <table:table-cell table:formula="of:=['1BResults for P1_(dist)'.D98]/['1BResults for P1_(dist)'.H98]" office:value-type="string" office:string-value="" calcext:value-type="error">
            <text:p>#DIV/0!</text:p>
          </table:table-cell>
          <table:table-cell table:formula="of:=['1BResults for P1_(dist)'.E98]/['1BResults for P1_(dist)'.H98]" office:value-type="string" office:string-value="" calcext:value-type="error">
            <text:p>#DIV/0!</text:p>
          </table:table-cell>
          <table:table-cell table:formula="of:=['1BResults for P1_(dist)'.F98]/['1BResults for P1_(dist)'.H98]" office:value-type="string" office:string-value="" calcext:value-type="error">
            <text:p>#DIV/0!</text:p>
          </table:table-cell>
          <table:table-cell table:formula="of:=['1BResults for P1_(dist)'.G98]/['1BResults for P1_(dist)'.H9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style-name="ce27" table:number-columns-repeated="5"/>
          <table:table-cell table:style-name="ce27" table:formula="of:=SUM(['1BResults for P1_(dist)'.D99:.G99])" office:value-type="float" office:value="0" calcext:value-type="float">
            <text:p>0</text:p>
          </table:table-cell>
          <table:table-cell table:style-name="ce27" table:formula="of:=['1BResults for P1_(dist)'.D99]/['1BResults for P1_(dist)'.H99]" office:value-type="string" office:string-value="" calcext:value-type="error">
            <text:p>#DIV/0!</text:p>
          </table:table-cell>
          <table:table-cell table:style-name="ce27" table:formula="of:=['1BResults for P1_(dist)'.E99]/['1BResults for P1_(dist)'.H99]" office:value-type="string" office:string-value="" calcext:value-type="error">
            <text:p>#DIV/0!</text:p>
          </table:table-cell>
          <table:table-cell table:style-name="ce27" table:formula="of:=['1BResults for P1_(dist)'.F99]/['1BResults for P1_(dist)'.H99]" office:value-type="string" office:string-value="" calcext:value-type="error">
            <text:p>#DIV/0!</text:p>
          </table:table-cell>
          <table:table-cell table:style-name="ce27" table:formula="of:=['1BResults for P1_(dist)'.G99]/['1BResults for P1_(dist)'.H9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6.tsp</text:p>
          </table:table-cell>
          <table:table-cell table:number-columns-repeated="5"/>
          <table:table-cell table:formula="of:=SUM(['1BResults for P1_(dist)'.D100:.G100])" office:value-type="float" office:value="0" calcext:value-type="float">
            <text:p>0</text:p>
          </table:table-cell>
          <table:table-cell table:formula="of:=['1BResults for P1_(dist)'.D100]/['1BResults for P1_(dist)'.H100]" office:value-type="string" office:string-value="" calcext:value-type="error">
            <text:p>#DIV/0!</text:p>
          </table:table-cell>
          <table:table-cell table:formula="of:=['1BResults for P1_(dist)'.E100]/['1BResults for P1_(dist)'.H100]" office:value-type="string" office:string-value="" calcext:value-type="error">
            <text:p>#DIV/0!</text:p>
          </table:table-cell>
          <table:table-cell table:formula="of:=['1BResults for P1_(dist)'.F100]/['1BResults for P1_(dist)'.H100]" office:value-type="string" office:string-value="" calcext:value-type="error">
            <text:p>#DIV/0!</text:p>
          </table:table-cell>
          <table:table-cell table:formula="of:=['1BResults for P1_(dist)'.G100]/['1BResults for P1_(dist)'.H10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style-name="ce27" table:number-columns-repeated="5"/>
          <table:table-cell table:style-name="ce27" table:formula="of:=SUM(['1BResults for P1_(dist)'.D101:.G101])" office:value-type="float" office:value="0" calcext:value-type="float">
            <text:p>0</text:p>
          </table:table-cell>
          <table:table-cell table:style-name="ce27" table:formula="of:=['1BResults for P1_(dist)'.D101]/['1BResults for P1_(dist)'.H101]" office:value-type="string" office:string-value="" calcext:value-type="error">
            <text:p>#DIV/0!</text:p>
          </table:table-cell>
          <table:table-cell table:style-name="ce27" table:formula="of:=['1BResults for P1_(dist)'.E101]/['1BResults for P1_(dist)'.H101]" office:value-type="string" office:string-value="" calcext:value-type="error">
            <text:p>#DIV/0!</text:p>
          </table:table-cell>
          <table:table-cell table:style-name="ce27" table:formula="of:=['1BResults for P1_(dist)'.F101]/['1BResults for P1_(dist)'.H101]" office:value-type="string" office:string-value="" calcext:value-type="error">
            <text:p>#DIV/0!</text:p>
          </table:table-cell>
          <table:table-cell table:style-name="ce27" table:formula="of:=['1BResults for P1_(dist)'.G101]/['1BResults for P1_(dist)'.H10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8.tsp</text:p>
          </table:table-cell>
          <table:table-cell table:number-columns-repeated="5"/>
          <table:table-cell table:formula="of:=SUM(['1BResults for P1_(dist)'.D102:.G102])" office:value-type="float" office:value="0" calcext:value-type="float">
            <text:p>0</text:p>
          </table:table-cell>
          <table:table-cell table:formula="of:=['1BResults for P1_(dist)'.D102]/['1BResults for P1_(dist)'.H102]" office:value-type="string" office:string-value="" calcext:value-type="error">
            <text:p>#DIV/0!</text:p>
          </table:table-cell>
          <table:table-cell table:formula="of:=['1BResults for P1_(dist)'.E102]/['1BResults for P1_(dist)'.H102]" office:value-type="string" office:string-value="" calcext:value-type="error">
            <text:p>#DIV/0!</text:p>
          </table:table-cell>
          <table:table-cell table:formula="of:=['1BResults for P1_(dist)'.F102]/['1BResults for P1_(dist)'.H102]" office:value-type="string" office:string-value="" calcext:value-type="error">
            <text:p>#DIV/0!</text:p>
          </table:table-cell>
          <table:table-cell table:formula="of:=['1BResults for P1_(dist)'.G102]/['1BResults for P1_(dist)'.H10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style-name="ce27" table:number-columns-repeated="5"/>
          <table:table-cell table:style-name="ce27" table:formula="of:=SUM(['1BResults for P1_(dist)'.D103:.G103])" office:value-type="float" office:value="0" calcext:value-type="float">
            <text:p>0</text:p>
          </table:table-cell>
          <table:table-cell table:style-name="ce27" table:formula="of:=['1BResults for P1_(dist)'.D103]/['1BResults for P1_(dist)'.H103]" office:value-type="string" office:string-value="" calcext:value-type="error">
            <text:p>#DIV/0!</text:p>
          </table:table-cell>
          <table:table-cell table:style-name="ce27" table:formula="of:=['1BResults for P1_(dist)'.E103]/['1BResults for P1_(dist)'.H103]" office:value-type="string" office:string-value="" calcext:value-type="error">
            <text:p>#DIV/0!</text:p>
          </table:table-cell>
          <table:table-cell table:style-name="ce27" table:formula="of:=['1BResults for P1_(dist)'.F103]/['1BResults for P1_(dist)'.H103]" office:value-type="string" office:string-value="" calcext:value-type="error">
            <text:p>#DIV/0!</text:p>
          </table:table-cell>
          <table:table-cell table:style-name="ce27" table:formula="of:=['1BResults for P1_(dist)'.G103]/['1BResults for P1_(dist)'.H10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0.tsp</text:p>
          </table:table-cell>
          <table:table-cell table:number-columns-repeated="5"/>
          <table:table-cell table:formula="of:=SUM(['1BResults for P1_(dist)'.D104:.G104])" office:value-type="float" office:value="0" calcext:value-type="float">
            <text:p>0</text:p>
          </table:table-cell>
          <table:table-cell table:formula="of:=['1BResults for P1_(dist)'.D104]/['1BResults for P1_(dist)'.H104]" office:value-type="string" office:string-value="" calcext:value-type="error">
            <text:p>#DIV/0!</text:p>
          </table:table-cell>
          <table:table-cell table:formula="of:=['1BResults for P1_(dist)'.E104]/['1BResults for P1_(dist)'.H104]" office:value-type="string" office:string-value="" calcext:value-type="error">
            <text:p>#DIV/0!</text:p>
          </table:table-cell>
          <table:table-cell table:formula="of:=['1BResults for P1_(dist)'.F104]/['1BResults for P1_(dist)'.H104]" office:value-type="string" office:string-value="" calcext:value-type="error">
            <text:p>#DIV/0!</text:p>
          </table:table-cell>
          <table:table-cell table:formula="of:=['1BResults for P1_(dist)'.G104]/['1BResults for P1_(dist)'.H10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style-name="ce27" table:number-columns-repeated="5"/>
          <table:table-cell table:style-name="ce27" table:formula="of:=SUM(['1BResults for P1_(dist)'.D105:.G105])" office:value-type="float" office:value="0" calcext:value-type="float">
            <text:p>0</text:p>
          </table:table-cell>
          <table:table-cell table:style-name="ce27" table:formula="of:=['1BResults for P1_(dist)'.D105]/['1BResults for P1_(dist)'.H105]" office:value-type="string" office:string-value="" calcext:value-type="error">
            <text:p>#DIV/0!</text:p>
          </table:table-cell>
          <table:table-cell table:style-name="ce27" table:formula="of:=['1BResults for P1_(dist)'.E105]/['1BResults for P1_(dist)'.H105]" office:value-type="string" office:string-value="" calcext:value-type="error">
            <text:p>#DIV/0!</text:p>
          </table:table-cell>
          <table:table-cell table:style-name="ce27" table:formula="of:=['1BResults for P1_(dist)'.F105]/['1BResults for P1_(dist)'.H105]" office:value-type="string" office:string-value="" calcext:value-type="error">
            <text:p>#DIV/0!</text:p>
          </table:table-cell>
          <table:table-cell table:style-name="ce27" table:formula="of:=['1BResults for P1_(dist)'.G105]/['1BResults for P1_(dist)'.H10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2.tsp</text:p>
          </table:table-cell>
          <table:table-cell table:number-columns-repeated="5"/>
          <table:table-cell table:formula="of:=SUM(['1BResults for P1_(dist)'.D106:.G106])" office:value-type="float" office:value="0" calcext:value-type="float">
            <text:p>0</text:p>
          </table:table-cell>
          <table:table-cell table:formula="of:=['1BResults for P1_(dist)'.D106]/['1BResults for P1_(dist)'.H106]" office:value-type="string" office:string-value="" calcext:value-type="error">
            <text:p>#DIV/0!</text:p>
          </table:table-cell>
          <table:table-cell table:formula="of:=['1BResults for P1_(dist)'.E106]/['1BResults for P1_(dist)'.H106]" office:value-type="string" office:string-value="" calcext:value-type="error">
            <text:p>#DIV/0!</text:p>
          </table:table-cell>
          <table:table-cell table:formula="of:=['1BResults for P1_(dist)'.F106]/['1BResults for P1_(dist)'.H106]" office:value-type="string" office:string-value="" calcext:value-type="error">
            <text:p>#DIV/0!</text:p>
          </table:table-cell>
          <table:table-cell table:formula="of:=['1BResults for P1_(dist)'.G106]/['1BResults for P1_(dist)'.H10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style-name="ce27" table:number-columns-repeated="5"/>
          <table:table-cell table:style-name="ce27" table:formula="of:=SUM(['1BResults for P1_(dist)'.D107:.G107])" office:value-type="float" office:value="0" calcext:value-type="float">
            <text:p>0</text:p>
          </table:table-cell>
          <table:table-cell table:style-name="ce27" table:formula="of:=['1BResults for P1_(dist)'.D107]/['1BResults for P1_(dist)'.H107]" office:value-type="string" office:string-value="" calcext:value-type="error">
            <text:p>#DIV/0!</text:p>
          </table:table-cell>
          <table:table-cell table:style-name="ce27" table:formula="of:=['1BResults for P1_(dist)'.E107]/['1BResults for P1_(dist)'.H107]" office:value-type="string" office:string-value="" calcext:value-type="error">
            <text:p>#DIV/0!</text:p>
          </table:table-cell>
          <table:table-cell table:style-name="ce27" table:formula="of:=['1BResults for P1_(dist)'.F107]/['1BResults for P1_(dist)'.H107]" office:value-type="string" office:string-value="" calcext:value-type="error">
            <text:p>#DIV/0!</text:p>
          </table:table-cell>
          <table:table-cell table:style-name="ce27" table:formula="of:=['1BResults for P1_(dist)'.G107]/['1BResults for P1_(dist)'.H10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4.tsp</text:p>
          </table:table-cell>
          <table:table-cell table:number-columns-repeated="5"/>
          <table:table-cell table:formula="of:=SUM(['1BResults for P1_(dist)'.D108:.G108])" office:value-type="float" office:value="0" calcext:value-type="float">
            <text:p>0</text:p>
          </table:table-cell>
          <table:table-cell table:formula="of:=['1BResults for P1_(dist)'.D108]/['1BResults for P1_(dist)'.H108]" office:value-type="string" office:string-value="" calcext:value-type="error">
            <text:p>#DIV/0!</text:p>
          </table:table-cell>
          <table:table-cell table:formula="of:=['1BResults for P1_(dist)'.E108]/['1BResults for P1_(dist)'.H108]" office:value-type="string" office:string-value="" calcext:value-type="error">
            <text:p>#DIV/0!</text:p>
          </table:table-cell>
          <table:table-cell table:formula="of:=['1BResults for P1_(dist)'.F108]/['1BResults for P1_(dist)'.H108]" office:value-type="string" office:string-value="" calcext:value-type="error">
            <text:p>#DIV/0!</text:p>
          </table:table-cell>
          <table:table-cell table:formula="of:=['1BResults for P1_(dist)'.G108]/['1BResults for P1_(dist)'.H10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style-name="ce27" table:number-columns-repeated="5"/>
          <table:table-cell table:style-name="ce27" table:formula="of:=SUM(['1BResults for P1_(dist)'.D109:.G109])" office:value-type="float" office:value="0" calcext:value-type="float">
            <text:p>0</text:p>
          </table:table-cell>
          <table:table-cell table:style-name="ce27" table:formula="of:=['1BResults for P1_(dist)'.D109]/['1BResults for P1_(dist)'.H109]" office:value-type="string" office:string-value="" calcext:value-type="error">
            <text:p>#DIV/0!</text:p>
          </table:table-cell>
          <table:table-cell table:style-name="ce27" table:formula="of:=['1BResults for P1_(dist)'.E109]/['1BResults for P1_(dist)'.H109]" office:value-type="string" office:string-value="" calcext:value-type="error">
            <text:p>#DIV/0!</text:p>
          </table:table-cell>
          <table:table-cell table:style-name="ce27" table:formula="of:=['1BResults for P1_(dist)'.F109]/['1BResults for P1_(dist)'.H109]" office:value-type="string" office:string-value="" calcext:value-type="error">
            <text:p>#DIV/0!</text:p>
          </table:table-cell>
          <table:table-cell table:style-name="ce27" table:formula="of:=['1BResults for P1_(dist)'.G109]/['1BResults for P1_(dist)'.H10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6.tsp</text:p>
          </table:table-cell>
          <table:table-cell table:number-columns-repeated="5"/>
          <table:table-cell table:formula="of:=SUM(['1BResults for P1_(dist)'.D110:.G110])" office:value-type="float" office:value="0" calcext:value-type="float">
            <text:p>0</text:p>
          </table:table-cell>
          <table:table-cell table:formula="of:=['1BResults for P1_(dist)'.D110]/['1BResults for P1_(dist)'.H110]" office:value-type="string" office:string-value="" calcext:value-type="error">
            <text:p>#DIV/0!</text:p>
          </table:table-cell>
          <table:table-cell table:formula="of:=['1BResults for P1_(dist)'.E110]/['1BResults for P1_(dist)'.H110]" office:value-type="string" office:string-value="" calcext:value-type="error">
            <text:p>#DIV/0!</text:p>
          </table:table-cell>
          <table:table-cell table:formula="of:=['1BResults for P1_(dist)'.F110]/['1BResults for P1_(dist)'.H110]" office:value-type="string" office:string-value="" calcext:value-type="error">
            <text:p>#DIV/0!</text:p>
          </table:table-cell>
          <table:table-cell table:formula="of:=['1BResults for P1_(dist)'.G110]/['1BResults for P1_(dist)'.H11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style-name="ce27" table:number-columns-repeated="5"/>
          <table:table-cell table:style-name="ce27" table:formula="of:=SUM(['1BResults for P1_(dist)'.D111:.G111])" office:value-type="float" office:value="0" calcext:value-type="float">
            <text:p>0</text:p>
          </table:table-cell>
          <table:table-cell table:style-name="ce27" table:formula="of:=['1BResults for P1_(dist)'.D111]/['1BResults for P1_(dist)'.H111]" office:value-type="string" office:string-value="" calcext:value-type="error">
            <text:p>#DIV/0!</text:p>
          </table:table-cell>
          <table:table-cell table:style-name="ce27" table:formula="of:=['1BResults for P1_(dist)'.E111]/['1BResults for P1_(dist)'.H111]" office:value-type="string" office:string-value="" calcext:value-type="error">
            <text:p>#DIV/0!</text:p>
          </table:table-cell>
          <table:table-cell table:style-name="ce27" table:formula="of:=['1BResults for P1_(dist)'.F111]/['1BResults for P1_(dist)'.H111]" office:value-type="string" office:string-value="" calcext:value-type="error">
            <text:p>#DIV/0!</text:p>
          </table:table-cell>
          <table:table-cell table:style-name="ce27" table:formula="of:=['1BResults for P1_(dist)'.G111]/['1BResults for P1_(dist)'.H11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8.tsp</text:p>
          </table:table-cell>
          <table:table-cell table:number-columns-repeated="5"/>
          <table:table-cell table:formula="of:=SUM(['1BResults for P1_(dist)'.D112:.G112])" office:value-type="float" office:value="0" calcext:value-type="float">
            <text:p>0</text:p>
          </table:table-cell>
          <table:table-cell table:formula="of:=['1BResults for P1_(dist)'.D112]/['1BResults for P1_(dist)'.H112]" office:value-type="string" office:string-value="" calcext:value-type="error">
            <text:p>#DIV/0!</text:p>
          </table:table-cell>
          <table:table-cell table:formula="of:=['1BResults for P1_(dist)'.E112]/['1BResults for P1_(dist)'.H112]" office:value-type="string" office:string-value="" calcext:value-type="error">
            <text:p>#DIV/0!</text:p>
          </table:table-cell>
          <table:table-cell table:formula="of:=['1BResults for P1_(dist)'.F112]/['1BResults for P1_(dist)'.H112]" office:value-type="string" office:string-value="" calcext:value-type="error">
            <text:p>#DIV/0!</text:p>
          </table:table-cell>
          <table:table-cell table:formula="of:=['1BResults for P1_(dist)'.G112]/['1BResults for P1_(dist)'.H11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style-name="ce27" table:number-columns-repeated="5"/>
          <table:table-cell table:style-name="ce27" table:formula="of:=SUM(['1BResults for P1_(dist)'.D113:.G113])" office:value-type="float" office:value="0" calcext:value-type="float">
            <text:p>0</text:p>
          </table:table-cell>
          <table:table-cell table:style-name="ce27" table:formula="of:=['1BResults for P1_(dist)'.D113]/['1BResults for P1_(dist)'.H113]" office:value-type="string" office:string-value="" calcext:value-type="error">
            <text:p>#DIV/0!</text:p>
          </table:table-cell>
          <table:table-cell table:style-name="ce27" table:formula="of:=['1BResults for P1_(dist)'.E113]/['1BResults for P1_(dist)'.H113]" office:value-type="string" office:string-value="" calcext:value-type="error">
            <text:p>#DIV/0!</text:p>
          </table:table-cell>
          <table:table-cell table:style-name="ce27" table:formula="of:=['1BResults for P1_(dist)'.F113]/['1BResults for P1_(dist)'.H113]" office:value-type="string" office:string-value="" calcext:value-type="error">
            <text:p>#DIV/0!</text:p>
          </table:table-cell>
          <table:table-cell table:style-name="ce27" table:formula="of:=['1BResults for P1_(dist)'.G113]/['1BResults for P1_(dist)'.H1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0.tsp</text:p>
          </table:table-cell>
          <table:table-cell table:number-columns-repeated="5"/>
          <table:table-cell table:formula="of:=SUM(['1BResults for P1_(dist)'.D114:.G114])" office:value-type="float" office:value="0" calcext:value-type="float">
            <text:p>0</text:p>
          </table:table-cell>
          <table:table-cell table:formula="of:=['1BResults for P1_(dist)'.D114]/['1BResults for P1_(dist)'.H114]" office:value-type="string" office:string-value="" calcext:value-type="error">
            <text:p>#DIV/0!</text:p>
          </table:table-cell>
          <table:table-cell table:formula="of:=['1BResults for P1_(dist)'.E114]/['1BResults for P1_(dist)'.H114]" office:value-type="string" office:string-value="" calcext:value-type="error">
            <text:p>#DIV/0!</text:p>
          </table:table-cell>
          <table:table-cell table:formula="of:=['1BResults for P1_(dist)'.F114]/['1BResults for P1_(dist)'.H114]" office:value-type="string" office:string-value="" calcext:value-type="error">
            <text:p>#DIV/0!</text:p>
          </table:table-cell>
          <table:table-cell table:formula="of:=['1BResults for P1_(dist)'.G114]/['1BResults for P1_(dist)'.H1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style-name="ce27" table:number-columns-repeated="5"/>
          <table:table-cell table:style-name="ce27" table:formula="of:=SUM(['1BResults for P1_(dist)'.D115:.G115])" office:value-type="float" office:value="0" calcext:value-type="float">
            <text:p>0</text:p>
          </table:table-cell>
          <table:table-cell table:style-name="ce27" table:formula="of:=['1BResults for P1_(dist)'.D115]/['1BResults for P1_(dist)'.H115]" office:value-type="string" office:string-value="" calcext:value-type="error">
            <text:p>#DIV/0!</text:p>
          </table:table-cell>
          <table:table-cell table:style-name="ce27" table:formula="of:=['1BResults for P1_(dist)'.E115]/['1BResults for P1_(dist)'.H115]" office:value-type="string" office:string-value="" calcext:value-type="error">
            <text:p>#DIV/0!</text:p>
          </table:table-cell>
          <table:table-cell table:style-name="ce27" table:formula="of:=['1BResults for P1_(dist)'.F115]/['1BResults for P1_(dist)'.H115]" office:value-type="string" office:string-value="" calcext:value-type="error">
            <text:p>#DIV/0!</text:p>
          </table:table-cell>
          <table:table-cell table:style-name="ce27" table:formula="of:=['1BResults for P1_(dist)'.G115]/['1BResults for P1_(dist)'.H11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2.tsp</text:p>
          </table:table-cell>
          <table:table-cell table:number-columns-repeated="5"/>
          <table:table-cell table:formula="of:=SUM(['1BResults for P1_(dist)'.D116:.G116])" office:value-type="float" office:value="0" calcext:value-type="float">
            <text:p>0</text:p>
          </table:table-cell>
          <table:table-cell table:formula="of:=['1BResults for P1_(dist)'.D116]/['1BResults for P1_(dist)'.H116]" office:value-type="string" office:string-value="" calcext:value-type="error">
            <text:p>#DIV/0!</text:p>
          </table:table-cell>
          <table:table-cell table:formula="of:=['1BResults for P1_(dist)'.E116]/['1BResults for P1_(dist)'.H116]" office:value-type="string" office:string-value="" calcext:value-type="error">
            <text:p>#DIV/0!</text:p>
          </table:table-cell>
          <table:table-cell table:formula="of:=['1BResults for P1_(dist)'.F116]/['1BResults for P1_(dist)'.H116]" office:value-type="string" office:string-value="" calcext:value-type="error">
            <text:p>#DIV/0!</text:p>
          </table:table-cell>
          <table:table-cell table:formula="of:=['1BResults for P1_(dist)'.G116]/['1BResults for P1_(dist)'.H11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style-name="ce27" table:number-columns-repeated="5"/>
          <table:table-cell table:style-name="ce27" table:formula="of:=SUM(['1BResults for P1_(dist)'.D117:.G117])" office:value-type="float" office:value="0" calcext:value-type="float">
            <text:p>0</text:p>
          </table:table-cell>
          <table:table-cell table:style-name="ce27" table:formula="of:=['1BResults for P1_(dist)'.D117]/['1BResults for P1_(dist)'.H117]" office:value-type="string" office:string-value="" calcext:value-type="error">
            <text:p>#DIV/0!</text:p>
          </table:table-cell>
          <table:table-cell table:style-name="ce27" table:formula="of:=['1BResults for P1_(dist)'.E117]/['1BResults for P1_(dist)'.H117]" office:value-type="string" office:string-value="" calcext:value-type="error">
            <text:p>#DIV/0!</text:p>
          </table:table-cell>
          <table:table-cell table:style-name="ce27" table:formula="of:=['1BResults for P1_(dist)'.F117]/['1BResults for P1_(dist)'.H117]" office:value-type="string" office:string-value="" calcext:value-type="error">
            <text:p>#DIV/0!</text:p>
          </table:table-cell>
          <table:table-cell table:style-name="ce27" table:formula="of:=['1BResults for P1_(dist)'.G117]/['1BResults for P1_(dist)'.H11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4.tsp</text:p>
          </table:table-cell>
          <table:table-cell table:number-columns-repeated="5"/>
          <table:table-cell table:formula="of:=SUM(['1BResults for P1_(dist)'.D118:.G118])" office:value-type="float" office:value="0" calcext:value-type="float">
            <text:p>0</text:p>
          </table:table-cell>
          <table:table-cell table:formula="of:=['1BResults for P1_(dist)'.D118]/['1BResults for P1_(dist)'.H118]" office:value-type="string" office:string-value="" calcext:value-type="error">
            <text:p>#DIV/0!</text:p>
          </table:table-cell>
          <table:table-cell table:formula="of:=['1BResults for P1_(dist)'.E118]/['1BResults for P1_(dist)'.H118]" office:value-type="string" office:string-value="" calcext:value-type="error">
            <text:p>#DIV/0!</text:p>
          </table:table-cell>
          <table:table-cell table:formula="of:=['1BResults for P1_(dist)'.F118]/['1BResults for P1_(dist)'.H118]" office:value-type="string" office:string-value="" calcext:value-type="error">
            <text:p>#DIV/0!</text:p>
          </table:table-cell>
          <table:table-cell table:formula="of:=['1BResults for P1_(dist)'.G118]/['1BResults for P1_(dist)'.H11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style-name="ce27" table:number-columns-repeated="5"/>
          <table:table-cell table:style-name="ce27" table:formula="of:=SUM(['1BResults for P1_(dist)'.D119:.G119])" office:value-type="float" office:value="0" calcext:value-type="float">
            <text:p>0</text:p>
          </table:table-cell>
          <table:table-cell table:style-name="ce27" table:formula="of:=['1BResults for P1_(dist)'.D119]/['1BResults for P1_(dist)'.H119]" office:value-type="string" office:string-value="" calcext:value-type="error">
            <text:p>#DIV/0!</text:p>
          </table:table-cell>
          <table:table-cell table:style-name="ce27" table:formula="of:=['1BResults for P1_(dist)'.E119]/['1BResults for P1_(dist)'.H119]" office:value-type="string" office:string-value="" calcext:value-type="error">
            <text:p>#DIV/0!</text:p>
          </table:table-cell>
          <table:table-cell table:style-name="ce27" table:formula="of:=['1BResults for P1_(dist)'.F119]/['1BResults for P1_(dist)'.H119]" office:value-type="string" office:string-value="" calcext:value-type="error">
            <text:p>#DIV/0!</text:p>
          </table:table-cell>
          <table:table-cell table:style-name="ce27" table:formula="of:=['1BResults for P1_(dist)'.G119]/['1BResults for P1_(dist)'.H1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6.tsp</text:p>
          </table:table-cell>
          <table:table-cell table:number-columns-repeated="5"/>
          <table:table-cell table:formula="of:=SUM(['1BResults for P1_(dist)'.D120:.G120])" office:value-type="float" office:value="0" calcext:value-type="float">
            <text:p>0</text:p>
          </table:table-cell>
          <table:table-cell table:formula="of:=['1BResults for P1_(dist)'.D120]/['1BResults for P1_(dist)'.H120]" office:value-type="string" office:string-value="" calcext:value-type="error">
            <text:p>#DIV/0!</text:p>
          </table:table-cell>
          <table:table-cell table:formula="of:=['1BResults for P1_(dist)'.E120]/['1BResults for P1_(dist)'.H120]" office:value-type="string" office:string-value="" calcext:value-type="error">
            <text:p>#DIV/0!</text:p>
          </table:table-cell>
          <table:table-cell table:formula="of:=['1BResults for P1_(dist)'.F120]/['1BResults for P1_(dist)'.H120]" office:value-type="string" office:string-value="" calcext:value-type="error">
            <text:p>#DIV/0!</text:p>
          </table:table-cell>
          <table:table-cell table:formula="of:=['1BResults for P1_(dist)'.G120]/['1BResults for P1_(dist)'.H12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style-name="ce27" table:number-columns-repeated="5"/>
          <table:table-cell table:style-name="ce27" table:formula="of:=SUM(['1BResults for P1_(dist)'.D121:.G121])" office:value-type="float" office:value="0" calcext:value-type="float">
            <text:p>0</text:p>
          </table:table-cell>
          <table:table-cell table:style-name="ce27" table:formula="of:=['1BResults for P1_(dist)'.D121]/['1BResults for P1_(dist)'.H121]" office:value-type="string" office:string-value="" calcext:value-type="error">
            <text:p>#DIV/0!</text:p>
          </table:table-cell>
          <table:table-cell table:style-name="ce27" table:formula="of:=['1BResults for P1_(dist)'.E121]/['1BResults for P1_(dist)'.H121]" office:value-type="string" office:string-value="" calcext:value-type="error">
            <text:p>#DIV/0!</text:p>
          </table:table-cell>
          <table:table-cell table:style-name="ce27" table:formula="of:=['1BResults for P1_(dist)'.F121]/['1BResults for P1_(dist)'.H121]" office:value-type="string" office:string-value="" calcext:value-type="error">
            <text:p>#DIV/0!</text:p>
          </table:table-cell>
          <table:table-cell table:style-name="ce27" table:formula="of:=['1BResults for P1_(dist)'.G121]/['1BResults for P1_(dist)'.H1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8.tsp</text:p>
          </table:table-cell>
          <table:table-cell table:number-columns-repeated="5"/>
          <table:table-cell table:formula="of:=SUM(['1BResults for P1_(dist)'.D122:.G122])" office:value-type="float" office:value="0" calcext:value-type="float">
            <text:p>0</text:p>
          </table:table-cell>
          <table:table-cell table:formula="of:=['1BResults for P1_(dist)'.D122]/['1BResults for P1_(dist)'.H122]" office:value-type="string" office:string-value="" calcext:value-type="error">
            <text:p>#DIV/0!</text:p>
          </table:table-cell>
          <table:table-cell table:formula="of:=['1BResults for P1_(dist)'.E122]/['1BResults for P1_(dist)'.H122]" office:value-type="string" office:string-value="" calcext:value-type="error">
            <text:p>#DIV/0!</text:p>
          </table:table-cell>
          <table:table-cell table:formula="of:=['1BResults for P1_(dist)'.F122]/['1BResults for P1_(dist)'.H122]" office:value-type="string" office:string-value="" calcext:value-type="error">
            <text:p>#DIV/0!</text:p>
          </table:table-cell>
          <table:table-cell table:formula="of:=['1BResults for P1_(dist)'.G122]/['1BResults for P1_(dist)'.H1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style-name="ce27" table:number-columns-repeated="5"/>
          <table:table-cell table:style-name="ce27" table:formula="of:=SUM(['1BResults for P1_(dist)'.D123:.G123])" office:value-type="float" office:value="0" calcext:value-type="float">
            <text:p>0</text:p>
          </table:table-cell>
          <table:table-cell table:style-name="ce27" table:formula="of:=['1BResults for P1_(dist)'.D123]/['1BResults for P1_(dist)'.H123]" office:value-type="string" office:string-value="" calcext:value-type="error">
            <text:p>#DIV/0!</text:p>
          </table:table-cell>
          <table:table-cell table:style-name="ce27" table:formula="of:=['1BResults for P1_(dist)'.E123]/['1BResults for P1_(dist)'.H123]" office:value-type="string" office:string-value="" calcext:value-type="error">
            <text:p>#DIV/0!</text:p>
          </table:table-cell>
          <table:table-cell table:style-name="ce27" table:formula="of:=['1BResults for P1_(dist)'.F123]/['1BResults for P1_(dist)'.H123]" office:value-type="string" office:string-value="" calcext:value-type="error">
            <text:p>#DIV/0!</text:p>
          </table:table-cell>
          <table:table-cell table:style-name="ce27" table:formula="of:=['1BResults for P1_(dist)'.G123]/['1BResults for P1_(dist)'.H1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0.tsp</text:p>
          </table:table-cell>
          <table:table-cell table:number-columns-repeated="5"/>
          <table:table-cell table:formula="of:=SUM(['1BResults for P1_(dist)'.D124:.G124])" office:value-type="float" office:value="0" calcext:value-type="float">
            <text:p>0</text:p>
          </table:table-cell>
          <table:table-cell table:formula="of:=['1BResults for P1_(dist)'.D124]/['1BResults for P1_(dist)'.H124]" office:value-type="string" office:string-value="" calcext:value-type="error">
            <text:p>#DIV/0!</text:p>
          </table:table-cell>
          <table:table-cell table:formula="of:=['1BResults for P1_(dist)'.E124]/['1BResults for P1_(dist)'.H124]" office:value-type="string" office:string-value="" calcext:value-type="error">
            <text:p>#DIV/0!</text:p>
          </table:table-cell>
          <table:table-cell table:formula="of:=['1BResults for P1_(dist)'.F124]/['1BResults for P1_(dist)'.H124]" office:value-type="string" office:string-value="" calcext:value-type="error">
            <text:p>#DIV/0!</text:p>
          </table:table-cell>
          <table:table-cell table:formula="of:=['1BResults for P1_(dist)'.G124]/['1BResults for P1_(dist)'.H1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style-name="ce27" table:number-columns-repeated="5"/>
          <table:table-cell table:style-name="ce27" table:formula="of:=SUM(['1BResults for P1_(dist)'.D125:.G125])" office:value-type="float" office:value="0" calcext:value-type="float">
            <text:p>0</text:p>
          </table:table-cell>
          <table:table-cell table:style-name="ce27" table:formula="of:=['1BResults for P1_(dist)'.D125]/['1BResults for P1_(dist)'.H125]" office:value-type="string" office:string-value="" calcext:value-type="error">
            <text:p>#DIV/0!</text:p>
          </table:table-cell>
          <table:table-cell table:style-name="ce27" table:formula="of:=['1BResults for P1_(dist)'.E125]/['1BResults for P1_(dist)'.H125]" office:value-type="string" office:string-value="" calcext:value-type="error">
            <text:p>#DIV/0!</text:p>
          </table:table-cell>
          <table:table-cell table:style-name="ce27" table:formula="of:=['1BResults for P1_(dist)'.F125]/['1BResults for P1_(dist)'.H125]" office:value-type="string" office:string-value="" calcext:value-type="error">
            <text:p>#DIV/0!</text:p>
          </table:table-cell>
          <table:table-cell table:style-name="ce27" table:formula="of:=['1BResults for P1_(dist)'.G125]/['1BResults for P1_(dist)'.H1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2.tsp</text:p>
          </table:table-cell>
          <table:table-cell table:number-columns-repeated="5"/>
          <table:table-cell table:formula="of:=SUM(['1BResults for P1_(dist)'.D126:.G126])" office:value-type="float" office:value="0" calcext:value-type="float">
            <text:p>0</text:p>
          </table:table-cell>
          <table:table-cell table:formula="of:=['1BResults for P1_(dist)'.D126]/['1BResults for P1_(dist)'.H126]" office:value-type="string" office:string-value="" calcext:value-type="error">
            <text:p>#DIV/0!</text:p>
          </table:table-cell>
          <table:table-cell table:formula="of:=['1BResults for P1_(dist)'.E126]/['1BResults for P1_(dist)'.H126]" office:value-type="string" office:string-value="" calcext:value-type="error">
            <text:p>#DIV/0!</text:p>
          </table:table-cell>
          <table:table-cell table:formula="of:=['1BResults for P1_(dist)'.F126]/['1BResults for P1_(dist)'.H126]" office:value-type="string" office:string-value="" calcext:value-type="error">
            <text:p>#DIV/0!</text:p>
          </table:table-cell>
          <table:table-cell table:formula="of:=['1BResults for P1_(dist)'.G126]/['1BResults for P1_(dist)'.H12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style-name="ce27" table:number-columns-repeated="5"/>
          <table:table-cell table:style-name="ce27" table:formula="of:=SUM(['1BResults for P1_(dist)'.D127:.G127])" office:value-type="float" office:value="0" calcext:value-type="float">
            <text:p>0</text:p>
          </table:table-cell>
          <table:table-cell table:style-name="ce27" table:formula="of:=['1BResults for P1_(dist)'.D127]/['1BResults for P1_(dist)'.H127]" office:value-type="string" office:string-value="" calcext:value-type="error">
            <text:p>#DIV/0!</text:p>
          </table:table-cell>
          <table:table-cell table:style-name="ce27" table:formula="of:=['1BResults for P1_(dist)'.E127]/['1BResults for P1_(dist)'.H127]" office:value-type="string" office:string-value="" calcext:value-type="error">
            <text:p>#DIV/0!</text:p>
          </table:table-cell>
          <table:table-cell table:style-name="ce27" table:formula="of:=['1BResults for P1_(dist)'.F127]/['1BResults for P1_(dist)'.H127]" office:value-type="string" office:string-value="" calcext:value-type="error">
            <text:p>#DIV/0!</text:p>
          </table:table-cell>
          <table:table-cell table:style-name="ce27" table:formula="of:=['1BResults for P1_(dist)'.G127]/['1BResults for P1_(dist)'.H1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4.tsp</text:p>
          </table:table-cell>
          <table:table-cell table:number-columns-repeated="5"/>
          <table:table-cell table:formula="of:=SUM(['1BResults for P1_(dist)'.D128:.G128])" office:value-type="float" office:value="0" calcext:value-type="float">
            <text:p>0</text:p>
          </table:table-cell>
          <table:table-cell table:formula="of:=['1BResults for P1_(dist)'.D128]/['1BResults for P1_(dist)'.H128]" office:value-type="string" office:string-value="" calcext:value-type="error">
            <text:p>#DIV/0!</text:p>
          </table:table-cell>
          <table:table-cell table:formula="of:=['1BResults for P1_(dist)'.E128]/['1BResults for P1_(dist)'.H128]" office:value-type="string" office:string-value="" calcext:value-type="error">
            <text:p>#DIV/0!</text:p>
          </table:table-cell>
          <table:table-cell table:formula="of:=['1BResults for P1_(dist)'.F128]/['1BResults for P1_(dist)'.H128]" office:value-type="string" office:string-value="" calcext:value-type="error">
            <text:p>#DIV/0!</text:p>
          </table:table-cell>
          <table:table-cell table:formula="of:=['1BResults for P1_(dist)'.G128]/['1BResults for P1_(dist)'.H1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style-name="ce27" table:number-columns-repeated="5"/>
          <table:table-cell table:style-name="ce27" table:formula="of:=SUM(['1BResults for P1_(dist)'.D129:.G129])" office:value-type="float" office:value="0" calcext:value-type="float">
            <text:p>0</text:p>
          </table:table-cell>
          <table:table-cell table:style-name="ce27" table:formula="of:=['1BResults for P1_(dist)'.D129]/['1BResults for P1_(dist)'.H129]" office:value-type="string" office:string-value="" calcext:value-type="error">
            <text:p>#DIV/0!</text:p>
          </table:table-cell>
          <table:table-cell table:style-name="ce27" table:formula="of:=['1BResults for P1_(dist)'.E129]/['1BResults for P1_(dist)'.H129]" office:value-type="string" office:string-value="" calcext:value-type="error">
            <text:p>#DIV/0!</text:p>
          </table:table-cell>
          <table:table-cell table:style-name="ce27" table:formula="of:=['1BResults for P1_(dist)'.F129]/['1BResults for P1_(dist)'.H129]" office:value-type="string" office:string-value="" calcext:value-type="error">
            <text:p>#DIV/0!</text:p>
          </table:table-cell>
          <table:table-cell table:style-name="ce27" table:formula="of:=['1BResults for P1_(dist)'.G129]/['1BResults for P1_(dist)'.H1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6.tsp</text:p>
          </table:table-cell>
          <table:table-cell table:number-columns-repeated="5"/>
          <table:table-cell table:formula="of:=SUM(['1BResults for P1_(dist)'.D130:.G130])" office:value-type="float" office:value="0" calcext:value-type="float">
            <text:p>0</text:p>
          </table:table-cell>
          <table:table-cell table:formula="of:=['1BResults for P1_(dist)'.D130]/['1BResults for P1_(dist)'.H130]" office:value-type="string" office:string-value="" calcext:value-type="error">
            <text:p>#DIV/0!</text:p>
          </table:table-cell>
          <table:table-cell table:formula="of:=['1BResults for P1_(dist)'.E130]/['1BResults for P1_(dist)'.H130]" office:value-type="string" office:string-value="" calcext:value-type="error">
            <text:p>#DIV/0!</text:p>
          </table:table-cell>
          <table:table-cell table:formula="of:=['1BResults for P1_(dist)'.F130]/['1BResults for P1_(dist)'.H130]" office:value-type="string" office:string-value="" calcext:value-type="error">
            <text:p>#DIV/0!</text:p>
          </table:table-cell>
          <table:table-cell table:formula="of:=['1BResults for P1_(dist)'.G130]/['1BResults for P1_(dist)'.H1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style-name="ce27" table:number-columns-repeated="5"/>
          <table:table-cell table:style-name="ce27" table:formula="of:=SUM(['1BResults for P1_(dist)'.D131:.G131])" office:value-type="float" office:value="0" calcext:value-type="float">
            <text:p>0</text:p>
          </table:table-cell>
          <table:table-cell table:style-name="ce27" table:formula="of:=['1BResults for P1_(dist)'.D131]/['1BResults for P1_(dist)'.H131]" office:value-type="string" office:string-value="" calcext:value-type="error">
            <text:p>#DIV/0!</text:p>
          </table:table-cell>
          <table:table-cell table:style-name="ce27" table:formula="of:=['1BResults for P1_(dist)'.E131]/['1BResults for P1_(dist)'.H131]" office:value-type="string" office:string-value="" calcext:value-type="error">
            <text:p>#DIV/0!</text:p>
          </table:table-cell>
          <table:table-cell table:style-name="ce27" table:formula="of:=['1BResults for P1_(dist)'.F131]/['1BResults for P1_(dist)'.H131]" office:value-type="string" office:string-value="" calcext:value-type="error">
            <text:p>#DIV/0!</text:p>
          </table:table-cell>
          <table:table-cell table:style-name="ce27" table:formula="of:=['1BResults for P1_(dist)'.G131]/['1BResults for P1_(dist)'.H1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8.tsp</text:p>
          </table:table-cell>
          <table:table-cell table:number-columns-repeated="5"/>
          <table:table-cell table:formula="of:=SUM(['1BResults for P1_(dist)'.D132:.G132])" office:value-type="float" office:value="0" calcext:value-type="float">
            <text:p>0</text:p>
          </table:table-cell>
          <table:table-cell table:formula="of:=['1BResults for P1_(dist)'.D132]/['1BResults for P1_(dist)'.H132]" office:value-type="string" office:string-value="" calcext:value-type="error">
            <text:p>#DIV/0!</text:p>
          </table:table-cell>
          <table:table-cell table:formula="of:=['1BResults for P1_(dist)'.E132]/['1BResults for P1_(dist)'.H132]" office:value-type="string" office:string-value="" calcext:value-type="error">
            <text:p>#DIV/0!</text:p>
          </table:table-cell>
          <table:table-cell table:formula="of:=['1BResults for P1_(dist)'.F132]/['1BResults for P1_(dist)'.H132]" office:value-type="string" office:string-value="" calcext:value-type="error">
            <text:p>#DIV/0!</text:p>
          </table:table-cell>
          <table:table-cell table:formula="of:=['1BResults for P1_(dist)'.G132]/['1BResults for P1_(dist)'.H1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style-name="ce27" table:number-columns-repeated="5"/>
          <table:table-cell table:style-name="ce27" table:formula="of:=SUM(['1BResults for P1_(dist)'.D133:.G133])" office:value-type="float" office:value="0" calcext:value-type="float">
            <text:p>0</text:p>
          </table:table-cell>
          <table:table-cell table:style-name="ce27" table:formula="of:=['1BResults for P1_(dist)'.D133]/['1BResults for P1_(dist)'.H133]" office:value-type="string" office:string-value="" calcext:value-type="error">
            <text:p>#DIV/0!</text:p>
          </table:table-cell>
          <table:table-cell table:style-name="ce27" table:formula="of:=['1BResults for P1_(dist)'.E133]/['1BResults for P1_(dist)'.H133]" office:value-type="string" office:string-value="" calcext:value-type="error">
            <text:p>#DIV/0!</text:p>
          </table:table-cell>
          <table:table-cell table:style-name="ce27" table:formula="of:=['1BResults for P1_(dist)'.F133]/['1BResults for P1_(dist)'.H133]" office:value-type="string" office:string-value="" calcext:value-type="error">
            <text:p>#DIV/0!</text:p>
          </table:table-cell>
          <table:table-cell table:style-name="ce27" table:formula="of:=['1BResults for P1_(dist)'.G133]/['1BResults for P1_(dist)'.H1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0.tsp</text:p>
          </table:table-cell>
          <table:table-cell table:number-columns-repeated="5"/>
          <table:table-cell table:formula="of:=SUM(['1BResults for P1_(dist)'.D134:.G134])" office:value-type="float" office:value="0" calcext:value-type="float">
            <text:p>0</text:p>
          </table:table-cell>
          <table:table-cell table:formula="of:=['1BResults for P1_(dist)'.D134]/['1BResults for P1_(dist)'.H134]" office:value-type="string" office:string-value="" calcext:value-type="error">
            <text:p>#DIV/0!</text:p>
          </table:table-cell>
          <table:table-cell table:formula="of:=['1BResults for P1_(dist)'.E134]/['1BResults for P1_(dist)'.H134]" office:value-type="string" office:string-value="" calcext:value-type="error">
            <text:p>#DIV/0!</text:p>
          </table:table-cell>
          <table:table-cell table:formula="of:=['1BResults for P1_(dist)'.F134]/['1BResults for P1_(dist)'.H134]" office:value-type="string" office:string-value="" calcext:value-type="error">
            <text:p>#DIV/0!</text:p>
          </table:table-cell>
          <table:table-cell table:formula="of:=['1BResults for P1_(dist)'.G134]/['1BResults for P1_(dist)'.H13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style-name="ce27" table:number-columns-repeated="5"/>
          <table:table-cell table:style-name="ce27" table:formula="of:=SUM(['1BResults for P1_(dist)'.D135:.G135])" office:value-type="float" office:value="0" calcext:value-type="float">
            <text:p>0</text:p>
          </table:table-cell>
          <table:table-cell table:style-name="ce27" table:formula="of:=['1BResults for P1_(dist)'.D135]/['1BResults for P1_(dist)'.H135]" office:value-type="string" office:string-value="" calcext:value-type="error">
            <text:p>#DIV/0!</text:p>
          </table:table-cell>
          <table:table-cell table:style-name="ce27" table:formula="of:=['1BResults for P1_(dist)'.E135]/['1BResults for P1_(dist)'.H135]" office:value-type="string" office:string-value="" calcext:value-type="error">
            <text:p>#DIV/0!</text:p>
          </table:table-cell>
          <table:table-cell table:style-name="ce27" table:formula="of:=['1BResults for P1_(dist)'.F135]/['1BResults for P1_(dist)'.H135]" office:value-type="string" office:string-value="" calcext:value-type="error">
            <text:p>#DIV/0!</text:p>
          </table:table-cell>
          <table:table-cell table:style-name="ce27" table:formula="of:=['1BResults for P1_(dist)'.G135]/['1BResults for P1_(dist)'.H1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2.tsp</text:p>
          </table:table-cell>
          <table:table-cell table:number-columns-repeated="5"/>
          <table:table-cell table:formula="of:=SUM(['1BResults for P1_(dist)'.D136:.G136])" office:value-type="float" office:value="0" calcext:value-type="float">
            <text:p>0</text:p>
          </table:table-cell>
          <table:table-cell table:formula="of:=['1BResults for P1_(dist)'.D136]/['1BResults for P1_(dist)'.H136]" office:value-type="string" office:string-value="" calcext:value-type="error">
            <text:p>#DIV/0!</text:p>
          </table:table-cell>
          <table:table-cell table:formula="of:=['1BResults for P1_(dist)'.E136]/['1BResults for P1_(dist)'.H136]" office:value-type="string" office:string-value="" calcext:value-type="error">
            <text:p>#DIV/0!</text:p>
          </table:table-cell>
          <table:table-cell table:formula="of:=['1BResults for P1_(dist)'.F136]/['1BResults for P1_(dist)'.H136]" office:value-type="string" office:string-value="" calcext:value-type="error">
            <text:p>#DIV/0!</text:p>
          </table:table-cell>
          <table:table-cell table:formula="of:=['1BResults for P1_(dist)'.G136]/['1BResults for P1_(dist)'.H1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style-name="ce27" table:number-columns-repeated="5"/>
          <table:table-cell table:style-name="ce27" table:formula="of:=SUM(['1BResults for P1_(dist)'.D137:.G137])" office:value-type="float" office:value="0" calcext:value-type="float">
            <text:p>0</text:p>
          </table:table-cell>
          <table:table-cell table:style-name="ce27" table:formula="of:=['1BResults for P1_(dist)'.D137]/['1BResults for P1_(dist)'.H137]" office:value-type="string" office:string-value="" calcext:value-type="error">
            <text:p>#DIV/0!</text:p>
          </table:table-cell>
          <table:table-cell table:style-name="ce27" table:formula="of:=['1BResults for P1_(dist)'.E137]/['1BResults for P1_(dist)'.H137]" office:value-type="string" office:string-value="" calcext:value-type="error">
            <text:p>#DIV/0!</text:p>
          </table:table-cell>
          <table:table-cell table:style-name="ce27" table:formula="of:=['1BResults for P1_(dist)'.F137]/['1BResults for P1_(dist)'.H137]" office:value-type="string" office:string-value="" calcext:value-type="error">
            <text:p>#DIV/0!</text:p>
          </table:table-cell>
          <table:table-cell table:style-name="ce27" table:formula="of:=['1BResults for P1_(dist)'.G137]/['1BResults for P1_(dist)'.H1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4.tsp</text:p>
          </table:table-cell>
          <table:table-cell table:number-columns-repeated="5"/>
          <table:table-cell table:formula="of:=SUM(['1BResults for P1_(dist)'.D138:.G138])" office:value-type="float" office:value="0" calcext:value-type="float">
            <text:p>0</text:p>
          </table:table-cell>
          <table:table-cell table:formula="of:=['1BResults for P1_(dist)'.D138]/['1BResults for P1_(dist)'.H138]" office:value-type="string" office:string-value="" calcext:value-type="error">
            <text:p>#DIV/0!</text:p>
          </table:table-cell>
          <table:table-cell table:formula="of:=['1BResults for P1_(dist)'.E138]/['1BResults for P1_(dist)'.H138]" office:value-type="string" office:string-value="" calcext:value-type="error">
            <text:p>#DIV/0!</text:p>
          </table:table-cell>
          <table:table-cell table:formula="of:=['1BResults for P1_(dist)'.F138]/['1BResults for P1_(dist)'.H138]" office:value-type="string" office:string-value="" calcext:value-type="error">
            <text:p>#DIV/0!</text:p>
          </table:table-cell>
          <table:table-cell table:formula="of:=['1BResults for P1_(dist)'.G138]/['1BResults for P1_(dist)'.H1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style-name="ce27" table:number-columns-repeated="5"/>
          <table:table-cell table:style-name="ce27" table:formula="of:=SUM(['1BResults for P1_(dist)'.D139:.G139])" office:value-type="float" office:value="0" calcext:value-type="float">
            <text:p>0</text:p>
          </table:table-cell>
          <table:table-cell table:style-name="ce27" table:formula="of:=['1BResults for P1_(dist)'.D139]/['1BResults for P1_(dist)'.H139]" office:value-type="string" office:string-value="" calcext:value-type="error">
            <text:p>#DIV/0!</text:p>
          </table:table-cell>
          <table:table-cell table:style-name="ce27" table:formula="of:=['1BResults for P1_(dist)'.E139]/['1BResults for P1_(dist)'.H139]" office:value-type="string" office:string-value="" calcext:value-type="error">
            <text:p>#DIV/0!</text:p>
          </table:table-cell>
          <table:table-cell table:style-name="ce27" table:formula="of:=['1BResults for P1_(dist)'.F139]/['1BResults for P1_(dist)'.H139]" office:value-type="string" office:string-value="" calcext:value-type="error">
            <text:p>#DIV/0!</text:p>
          </table:table-cell>
          <table:table-cell table:style-name="ce27" table:formula="of:=['1BResults for P1_(dist)'.G139]/['1BResults for P1_(dist)'.H1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6.tsp</text:p>
          </table:table-cell>
          <table:table-cell table:number-columns-repeated="5"/>
          <table:table-cell table:formula="of:=SUM(['1BResults for P1_(dist)'.D140:.G140])" office:value-type="float" office:value="0" calcext:value-type="float">
            <text:p>0</text:p>
          </table:table-cell>
          <table:table-cell table:formula="of:=['1BResults for P1_(dist)'.D140]/['1BResults for P1_(dist)'.H140]" office:value-type="string" office:string-value="" calcext:value-type="error">
            <text:p>#DIV/0!</text:p>
          </table:table-cell>
          <table:table-cell table:formula="of:=['1BResults for P1_(dist)'.E140]/['1BResults for P1_(dist)'.H140]" office:value-type="string" office:string-value="" calcext:value-type="error">
            <text:p>#DIV/0!</text:p>
          </table:table-cell>
          <table:table-cell table:formula="of:=['1BResults for P1_(dist)'.F140]/['1BResults for P1_(dist)'.H140]" office:value-type="string" office:string-value="" calcext:value-type="error">
            <text:p>#DIV/0!</text:p>
          </table:table-cell>
          <table:table-cell table:formula="of:=['1BResults for P1_(dist)'.G140]/['1BResults for P1_(dist)'.H1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style-name="ce27" table:number-columns-repeated="5"/>
          <table:table-cell table:style-name="ce27" table:formula="of:=SUM(['1BResults for P1_(dist)'.D141:.G141])" office:value-type="float" office:value="0" calcext:value-type="float">
            <text:p>0</text:p>
          </table:table-cell>
          <table:table-cell table:style-name="ce27" table:formula="of:=['1BResults for P1_(dist)'.D141]/['1BResults for P1_(dist)'.H141]" office:value-type="string" office:string-value="" calcext:value-type="error">
            <text:p>#DIV/0!</text:p>
          </table:table-cell>
          <table:table-cell table:style-name="ce27" table:formula="of:=['1BResults for P1_(dist)'.E141]/['1BResults for P1_(dist)'.H141]" office:value-type="string" office:string-value="" calcext:value-type="error">
            <text:p>#DIV/0!</text:p>
          </table:table-cell>
          <table:table-cell table:style-name="ce27" table:formula="of:=['1BResults for P1_(dist)'.F141]/['1BResults for P1_(dist)'.H141]" office:value-type="string" office:string-value="" calcext:value-type="error">
            <text:p>#DIV/0!</text:p>
          </table:table-cell>
          <table:table-cell table:style-name="ce27" table:formula="of:=['1BResults for P1_(dist)'.G141]/['1BResults for P1_(dist)'.H1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8.tsp</text:p>
          </table:table-cell>
          <table:table-cell table:number-columns-repeated="5"/>
          <table:table-cell table:formula="of:=SUM(['1BResults for P1_(dist)'.D142:.G142])" office:value-type="float" office:value="0" calcext:value-type="float">
            <text:p>0</text:p>
          </table:table-cell>
          <table:table-cell table:formula="of:=['1BResults for P1_(dist)'.D142]/['1BResults for P1_(dist)'.H142]" office:value-type="string" office:string-value="" calcext:value-type="error">
            <text:p>#DIV/0!</text:p>
          </table:table-cell>
          <table:table-cell table:formula="of:=['1BResults for P1_(dist)'.E142]/['1BResults for P1_(dist)'.H142]" office:value-type="string" office:string-value="" calcext:value-type="error">
            <text:p>#DIV/0!</text:p>
          </table:table-cell>
          <table:table-cell table:formula="of:=['1BResults for P1_(dist)'.F142]/['1BResults for P1_(dist)'.H142]" office:value-type="string" office:string-value="" calcext:value-type="error">
            <text:p>#DIV/0!</text:p>
          </table:table-cell>
          <table:table-cell table:formula="of:=['1BResults for P1_(dist)'.G142]/['1BResults for P1_(dist)'.H1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style-name="ce27" table:number-columns-repeated="5"/>
          <table:table-cell table:style-name="ce27" table:formula="of:=SUM(['1BResults for P1_(dist)'.D143:.G143])" office:value-type="float" office:value="0" calcext:value-type="float">
            <text:p>0</text:p>
          </table:table-cell>
          <table:table-cell table:style-name="ce27" table:formula="of:=['1BResults for P1_(dist)'.D143]/['1BResults for P1_(dist)'.H143]" office:value-type="string" office:string-value="" calcext:value-type="error">
            <text:p>#DIV/0!</text:p>
          </table:table-cell>
          <table:table-cell table:style-name="ce27" table:formula="of:=['1BResults for P1_(dist)'.E143]/['1BResults for P1_(dist)'.H143]" office:value-type="string" office:string-value="" calcext:value-type="error">
            <text:p>#DIV/0!</text:p>
          </table:table-cell>
          <table:table-cell table:style-name="ce27" table:formula="of:=['1BResults for P1_(dist)'.F143]/['1BResults for P1_(dist)'.H143]" office:value-type="string" office:string-value="" calcext:value-type="error">
            <text:p>#DIV/0!</text:p>
          </table:table-cell>
          <table:table-cell table:style-name="ce27" table:formula="of:=['1BResults for P1_(dist)'.G143]/['1BResults for P1_(dist)'.H1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0.tsp</text:p>
          </table:table-cell>
          <table:table-cell table:number-columns-repeated="5"/>
          <table:table-cell table:formula="of:=SUM(['1BResults for P1_(dist)'.D144:.G144])" office:value-type="float" office:value="0" calcext:value-type="float">
            <text:p>0</text:p>
          </table:table-cell>
          <table:table-cell table:formula="of:=['1BResults for P1_(dist)'.D144]/['1BResults for P1_(dist)'.H144]" office:value-type="string" office:string-value="" calcext:value-type="error">
            <text:p>#DIV/0!</text:p>
          </table:table-cell>
          <table:table-cell table:formula="of:=['1BResults for P1_(dist)'.E144]/['1BResults for P1_(dist)'.H144]" office:value-type="string" office:string-value="" calcext:value-type="error">
            <text:p>#DIV/0!</text:p>
          </table:table-cell>
          <table:table-cell table:formula="of:=['1BResults for P1_(dist)'.F144]/['1BResults for P1_(dist)'.H144]" office:value-type="string" office:string-value="" calcext:value-type="error">
            <text:p>#DIV/0!</text:p>
          </table:table-cell>
          <table:table-cell table:formula="of:=['1BResults for P1_(dist)'.G144]/['1BResults for P1_(dist)'.H1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style-name="ce27" table:number-columns-repeated="5"/>
          <table:table-cell table:style-name="ce27" table:formula="of:=SUM(['1BResults for P1_(dist)'.D145:.G145])" office:value-type="float" office:value="0" calcext:value-type="float">
            <text:p>0</text:p>
          </table:table-cell>
          <table:table-cell table:style-name="ce27" table:formula="of:=['1BResults for P1_(dist)'.D145]/['1BResults for P1_(dist)'.H145]" office:value-type="string" office:string-value="" calcext:value-type="error">
            <text:p>#DIV/0!</text:p>
          </table:table-cell>
          <table:table-cell table:style-name="ce27" table:formula="of:=['1BResults for P1_(dist)'.E145]/['1BResults for P1_(dist)'.H145]" office:value-type="string" office:string-value="" calcext:value-type="error">
            <text:p>#DIV/0!</text:p>
          </table:table-cell>
          <table:table-cell table:style-name="ce27" table:formula="of:=['1BResults for P1_(dist)'.F145]/['1BResults for P1_(dist)'.H145]" office:value-type="string" office:string-value="" calcext:value-type="error">
            <text:p>#DIV/0!</text:p>
          </table:table-cell>
          <table:table-cell table:style-name="ce27" table:formula="of:=['1BResults for P1_(dist)'.G145]/['1BResults for P1_(dist)'.H14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2.tsp</text:p>
          </table:table-cell>
          <table:table-cell table:number-columns-repeated="5"/>
          <table:table-cell table:formula="of:=SUM(['1BResults for P1_(dist)'.D146:.G146])" office:value-type="float" office:value="0" calcext:value-type="float">
            <text:p>0</text:p>
          </table:table-cell>
          <table:table-cell table:formula="of:=['1BResults for P1_(dist)'.D146]/['1BResults for P1_(dist)'.H146]" office:value-type="string" office:string-value="" calcext:value-type="error">
            <text:p>#DIV/0!</text:p>
          </table:table-cell>
          <table:table-cell table:formula="of:=['1BResults for P1_(dist)'.E146]/['1BResults for P1_(dist)'.H146]" office:value-type="string" office:string-value="" calcext:value-type="error">
            <text:p>#DIV/0!</text:p>
          </table:table-cell>
          <table:table-cell table:formula="of:=['1BResults for P1_(dist)'.F146]/['1BResults for P1_(dist)'.H146]" office:value-type="string" office:string-value="" calcext:value-type="error">
            <text:p>#DIV/0!</text:p>
          </table:table-cell>
          <table:table-cell table:formula="of:=['1BResults for P1_(dist)'.G146]/['1BResults for P1_(dist)'.H14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style-name="ce27" table:number-columns-repeated="5"/>
          <table:table-cell table:style-name="ce27" table:formula="of:=SUM(['1BResults for P1_(dist)'.D147:.G147])" office:value-type="float" office:value="0" calcext:value-type="float">
            <text:p>0</text:p>
          </table:table-cell>
          <table:table-cell table:style-name="ce27" table:formula="of:=['1BResults for P1_(dist)'.D147]/['1BResults for P1_(dist)'.H147]" office:value-type="string" office:string-value="" calcext:value-type="error">
            <text:p>#DIV/0!</text:p>
          </table:table-cell>
          <table:table-cell table:style-name="ce27" table:formula="of:=['1BResults for P1_(dist)'.E147]/['1BResults for P1_(dist)'.H147]" office:value-type="string" office:string-value="" calcext:value-type="error">
            <text:p>#DIV/0!</text:p>
          </table:table-cell>
          <table:table-cell table:style-name="ce27" table:formula="of:=['1BResults for P1_(dist)'.F147]/['1BResults for P1_(dist)'.H147]" office:value-type="string" office:string-value="" calcext:value-type="error">
            <text:p>#DIV/0!</text:p>
          </table:table-cell>
          <table:table-cell table:style-name="ce27" table:formula="of:=['1BResults for P1_(dist)'.G147]/['1BResults for P1_(dist)'.H1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4.tsp</text:p>
          </table:table-cell>
          <table:table-cell table:number-columns-repeated="5"/>
          <table:table-cell table:formula="of:=SUM(['1BResults for P1_(dist)'.D148:.G148])" office:value-type="float" office:value="0" calcext:value-type="float">
            <text:p>0</text:p>
          </table:table-cell>
          <table:table-cell table:formula="of:=['1BResults for P1_(dist)'.D148]/['1BResults for P1_(dist)'.H148]" office:value-type="string" office:string-value="" calcext:value-type="error">
            <text:p>#DIV/0!</text:p>
          </table:table-cell>
          <table:table-cell table:formula="of:=['1BResults for P1_(dist)'.E148]/['1BResults for P1_(dist)'.H148]" office:value-type="string" office:string-value="" calcext:value-type="error">
            <text:p>#DIV/0!</text:p>
          </table:table-cell>
          <table:table-cell table:formula="of:=['1BResults for P1_(dist)'.F148]/['1BResults for P1_(dist)'.H148]" office:value-type="string" office:string-value="" calcext:value-type="error">
            <text:p>#DIV/0!</text:p>
          </table:table-cell>
          <table:table-cell table:formula="of:=['1BResults for P1_(dist)'.G148]/['1BResults for P1_(dist)'.H14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style-name="ce27" table:number-columns-repeated="5"/>
          <table:table-cell table:style-name="ce27" table:formula="of:=SUM(['1BResults for P1_(dist)'.D149:.G149])" office:value-type="float" office:value="0" calcext:value-type="float">
            <text:p>0</text:p>
          </table:table-cell>
          <table:table-cell table:style-name="ce27" table:formula="of:=['1BResults for P1_(dist)'.D149]/['1BResults for P1_(dist)'.H149]" office:value-type="string" office:string-value="" calcext:value-type="error">
            <text:p>#DIV/0!</text:p>
          </table:table-cell>
          <table:table-cell table:style-name="ce27" table:formula="of:=['1BResults for P1_(dist)'.E149]/['1BResults for P1_(dist)'.H149]" office:value-type="string" office:string-value="" calcext:value-type="error">
            <text:p>#DIV/0!</text:p>
          </table:table-cell>
          <table:table-cell table:style-name="ce27" table:formula="of:=['1BResults for P1_(dist)'.F149]/['1BResults for P1_(dist)'.H149]" office:value-type="string" office:string-value="" calcext:value-type="error">
            <text:p>#DIV/0!</text:p>
          </table:table-cell>
          <table:table-cell table:style-name="ce27" table:formula="of:=['1BResults for P1_(dist)'.G149]/['1BResults for P1_(dist)'.H1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6.tsp</text:p>
          </table:table-cell>
          <table:table-cell table:number-columns-repeated="5"/>
          <table:table-cell table:formula="of:=SUM(['1BResults for P1_(dist)'.D150:.G150])" office:value-type="float" office:value="0" calcext:value-type="float">
            <text:p>0</text:p>
          </table:table-cell>
          <table:table-cell table:formula="of:=['1BResults for P1_(dist)'.D150]/['1BResults for P1_(dist)'.H150]" office:value-type="string" office:string-value="" calcext:value-type="error">
            <text:p>#DIV/0!</text:p>
          </table:table-cell>
          <table:table-cell table:formula="of:=['1BResults for P1_(dist)'.E150]/['1BResults for P1_(dist)'.H150]" office:value-type="string" office:string-value="" calcext:value-type="error">
            <text:p>#DIV/0!</text:p>
          </table:table-cell>
          <table:table-cell table:formula="of:=['1BResults for P1_(dist)'.F150]/['1BResults for P1_(dist)'.H150]" office:value-type="string" office:string-value="" calcext:value-type="error">
            <text:p>#DIV/0!</text:p>
          </table:table-cell>
          <table:table-cell table:formula="of:=['1BResults for P1_(dist)'.G150]/['1BResults for P1_(dist)'.H1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style-name="ce27" table:number-columns-repeated="5"/>
          <table:table-cell table:style-name="ce27" table:formula="of:=SUM(['1BResults for P1_(dist)'.D151:.G151])" office:value-type="float" office:value="0" calcext:value-type="float">
            <text:p>0</text:p>
          </table:table-cell>
          <table:table-cell table:style-name="ce27" table:formula="of:=['1BResults for P1_(dist)'.D151]/['1BResults for P1_(dist)'.H151]" office:value-type="string" office:string-value="" calcext:value-type="error">
            <text:p>#DIV/0!</text:p>
          </table:table-cell>
          <table:table-cell table:style-name="ce27" table:formula="of:=['1BResults for P1_(dist)'.E151]/['1BResults for P1_(dist)'.H151]" office:value-type="string" office:string-value="" calcext:value-type="error">
            <text:p>#DIV/0!</text:p>
          </table:table-cell>
          <table:table-cell table:style-name="ce27" table:formula="of:=['1BResults for P1_(dist)'.F151]/['1BResults for P1_(dist)'.H151]" office:value-type="string" office:string-value="" calcext:value-type="error">
            <text:p>#DIV/0!</text:p>
          </table:table-cell>
          <table:table-cell table:style-name="ce27" table:formula="of:=['1BResults for P1_(dist)'.G151]/['1BResults for P1_(dist)'.H1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8.tsp</text:p>
          </table:table-cell>
          <table:table-cell table:number-columns-repeated="5"/>
          <table:table-cell table:formula="of:=SUM(['1BResults for P1_(dist)'.D152:.G152])" office:value-type="float" office:value="0" calcext:value-type="float">
            <text:p>0</text:p>
          </table:table-cell>
          <table:table-cell table:formula="of:=['1BResults for P1_(dist)'.D152]/['1BResults for P1_(dist)'.H152]" office:value-type="string" office:string-value="" calcext:value-type="error">
            <text:p>#DIV/0!</text:p>
          </table:table-cell>
          <table:table-cell table:formula="of:=['1BResults for P1_(dist)'.E152]/['1BResults for P1_(dist)'.H152]" office:value-type="string" office:string-value="" calcext:value-type="error">
            <text:p>#DIV/0!</text:p>
          </table:table-cell>
          <table:table-cell table:formula="of:=['1BResults for P1_(dist)'.F152]/['1BResults for P1_(dist)'.H152]" office:value-type="string" office:string-value="" calcext:value-type="error">
            <text:p>#DIV/0!</text:p>
          </table:table-cell>
          <table:table-cell table:formula="of:=['1BResults for P1_(dist)'.G152]/['1BResults for P1_(dist)'.H1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style-name="ce27" table:number-columns-repeated="5"/>
          <table:table-cell table:style-name="ce27" table:formula="of:=SUM(['1BResults for P1_(dist)'.D153:.G153])" office:value-type="float" office:value="0" calcext:value-type="float">
            <text:p>0</text:p>
          </table:table-cell>
          <table:table-cell table:style-name="ce27" table:formula="of:=['1BResults for P1_(dist)'.D153]/['1BResults for P1_(dist)'.H153]" office:value-type="string" office:string-value="" calcext:value-type="error">
            <text:p>#DIV/0!</text:p>
          </table:table-cell>
          <table:table-cell table:style-name="ce27" table:formula="of:=['1BResults for P1_(dist)'.E153]/['1BResults for P1_(dist)'.H153]" office:value-type="string" office:string-value="" calcext:value-type="error">
            <text:p>#DIV/0!</text:p>
          </table:table-cell>
          <table:table-cell table:style-name="ce27" table:formula="of:=['1BResults for P1_(dist)'.F153]/['1BResults for P1_(dist)'.H153]" office:value-type="string" office:string-value="" calcext:value-type="error">
            <text:p>#DIV/0!</text:p>
          </table:table-cell>
          <table:table-cell table:style-name="ce27" table:formula="of:=['1BResults for P1_(dist)'.G153]/['1BResults for P1_(dist)'.H1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0.tsp</text:p>
          </table:table-cell>
          <table:table-cell table:number-columns-repeated="5"/>
          <table:table-cell table:formula="of:=SUM(['1BResults for P1_(dist)'.D154:.G154])" office:value-type="float" office:value="0" calcext:value-type="float">
            <text:p>0</text:p>
          </table:table-cell>
          <table:table-cell table:formula="of:=['1BResults for P1_(dist)'.D154]/['1BResults for P1_(dist)'.H154]" office:value-type="string" office:string-value="" calcext:value-type="error">
            <text:p>#DIV/0!</text:p>
          </table:table-cell>
          <table:table-cell table:formula="of:=['1BResults for P1_(dist)'.E154]/['1BResults for P1_(dist)'.H154]" office:value-type="string" office:string-value="" calcext:value-type="error">
            <text:p>#DIV/0!</text:p>
          </table:table-cell>
          <table:table-cell table:formula="of:=['1BResults for P1_(dist)'.F154]/['1BResults for P1_(dist)'.H154]" office:value-type="string" office:string-value="" calcext:value-type="error">
            <text:p>#DIV/0!</text:p>
          </table:table-cell>
          <table:table-cell table:formula="of:=['1BResults for P1_(dist)'.G154]/['1BResults for P1_(dist)'.H15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style-name="ce27" table:number-columns-repeated="5"/>
          <table:table-cell table:style-name="ce27" table:formula="of:=SUM(['1BResults for P1_(dist)'.D155:.G155])" office:value-type="float" office:value="0" calcext:value-type="float">
            <text:p>0</text:p>
          </table:table-cell>
          <table:table-cell table:style-name="ce27" table:formula="of:=['1BResults for P1_(dist)'.D155]/['1BResults for P1_(dist)'.H155]" office:value-type="string" office:string-value="" calcext:value-type="error">
            <text:p>#DIV/0!</text:p>
          </table:table-cell>
          <table:table-cell table:style-name="ce27" table:formula="of:=['1BResults for P1_(dist)'.E155]/['1BResults for P1_(dist)'.H155]" office:value-type="string" office:string-value="" calcext:value-type="error">
            <text:p>#DIV/0!</text:p>
          </table:table-cell>
          <table:table-cell table:style-name="ce27" table:formula="of:=['1BResults for P1_(dist)'.F155]/['1BResults for P1_(dist)'.H155]" office:value-type="string" office:string-value="" calcext:value-type="error">
            <text:p>#DIV/0!</text:p>
          </table:table-cell>
          <table:table-cell table:style-name="ce27" table:formula="of:=['1BResults for P1_(dist)'.G155]/['1BResults for P1_(dist)'.H1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2.tsp</text:p>
          </table:table-cell>
          <table:table-cell table:number-columns-repeated="5"/>
          <table:table-cell table:formula="of:=SUM(['1BResults for P1_(dist)'.D156:.G156])" office:value-type="float" office:value="0" calcext:value-type="float">
            <text:p>0</text:p>
          </table:table-cell>
          <table:table-cell table:formula="of:=['1BResults for P1_(dist)'.D156]/['1BResults for P1_(dist)'.H156]" office:value-type="string" office:string-value="" calcext:value-type="error">
            <text:p>#DIV/0!</text:p>
          </table:table-cell>
          <table:table-cell table:formula="of:=['1BResults for P1_(dist)'.E156]/['1BResults for P1_(dist)'.H156]" office:value-type="string" office:string-value="" calcext:value-type="error">
            <text:p>#DIV/0!</text:p>
          </table:table-cell>
          <table:table-cell table:formula="of:=['1BResults for P1_(dist)'.F156]/['1BResults for P1_(dist)'.H156]" office:value-type="string" office:string-value="" calcext:value-type="error">
            <text:p>#DIV/0!</text:p>
          </table:table-cell>
          <table:table-cell table:formula="of:=['1BResults for P1_(dist)'.G156]/['1BResults for P1_(dist)'.H1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style-name="ce27" table:number-columns-repeated="5"/>
          <table:table-cell table:style-name="ce27" table:formula="of:=SUM(['1BResults for P1_(dist)'.D157:.G157])" office:value-type="float" office:value="0" calcext:value-type="float">
            <text:p>0</text:p>
          </table:table-cell>
          <table:table-cell table:style-name="ce27" table:formula="of:=['1BResults for P1_(dist)'.D157]/['1BResults for P1_(dist)'.H157]" office:value-type="string" office:string-value="" calcext:value-type="error">
            <text:p>#DIV/0!</text:p>
          </table:table-cell>
          <table:table-cell table:style-name="ce27" table:formula="of:=['1BResults for P1_(dist)'.E157]/['1BResults for P1_(dist)'.H157]" office:value-type="string" office:string-value="" calcext:value-type="error">
            <text:p>#DIV/0!</text:p>
          </table:table-cell>
          <table:table-cell table:style-name="ce27" table:formula="of:=['1BResults for P1_(dist)'.F157]/['1BResults for P1_(dist)'.H157]" office:value-type="string" office:string-value="" calcext:value-type="error">
            <text:p>#DIV/0!</text:p>
          </table:table-cell>
          <table:table-cell table:style-name="ce27" table:formula="of:=['1BResults for P1_(dist)'.G157]/['1BResults for P1_(dist)'.H15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4.tsp</text:p>
          </table:table-cell>
          <table:table-cell table:number-columns-repeated="5"/>
          <table:table-cell table:formula="of:=SUM(['1BResults for P1_(dist)'.D158:.G158])" office:value-type="float" office:value="0" calcext:value-type="float">
            <text:p>0</text:p>
          </table:table-cell>
          <table:table-cell table:formula="of:=['1BResults for P1_(dist)'.D158]/['1BResults for P1_(dist)'.H158]" office:value-type="string" office:string-value="" calcext:value-type="error">
            <text:p>#DIV/0!</text:p>
          </table:table-cell>
          <table:table-cell table:formula="of:=['1BResults for P1_(dist)'.E158]/['1BResults for P1_(dist)'.H158]" office:value-type="string" office:string-value="" calcext:value-type="error">
            <text:p>#DIV/0!</text:p>
          </table:table-cell>
          <table:table-cell table:formula="of:=['1BResults for P1_(dist)'.F158]/['1BResults for P1_(dist)'.H158]" office:value-type="string" office:string-value="" calcext:value-type="error">
            <text:p>#DIV/0!</text:p>
          </table:table-cell>
          <table:table-cell table:formula="of:=['1BResults for P1_(dist)'.G158]/['1BResults for P1_(dist)'.H1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style-name="ce27" table:number-columns-repeated="5"/>
          <table:table-cell table:style-name="ce27" table:formula="of:=SUM(['1BResults for P1_(dist)'.D159:.G159])" office:value-type="float" office:value="0" calcext:value-type="float">
            <text:p>0</text:p>
          </table:table-cell>
          <table:table-cell table:style-name="ce27" table:formula="of:=['1BResults for P1_(dist)'.D159]/['1BResults for P1_(dist)'.H159]" office:value-type="string" office:string-value="" calcext:value-type="error">
            <text:p>#DIV/0!</text:p>
          </table:table-cell>
          <table:table-cell table:style-name="ce27" table:formula="of:=['1BResults for P1_(dist)'.E159]/['1BResults for P1_(dist)'.H159]" office:value-type="string" office:string-value="" calcext:value-type="error">
            <text:p>#DIV/0!</text:p>
          </table:table-cell>
          <table:table-cell table:style-name="ce27" table:formula="of:=['1BResults for P1_(dist)'.F159]/['1BResults for P1_(dist)'.H159]" office:value-type="string" office:string-value="" calcext:value-type="error">
            <text:p>#DIV/0!</text:p>
          </table:table-cell>
          <table:table-cell table:style-name="ce27" table:formula="of:=['1BResults for P1_(dist)'.G159]/['1BResults for P1_(dist)'.H15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6.tsp</text:p>
          </table:table-cell>
          <table:table-cell table:number-columns-repeated="5"/>
          <table:table-cell table:formula="of:=SUM(['1BResults for P1_(dist)'.D160:.G160])" office:value-type="float" office:value="0" calcext:value-type="float">
            <text:p>0</text:p>
          </table:table-cell>
          <table:table-cell table:formula="of:=['1BResults for P1_(dist)'.D160]/['1BResults for P1_(dist)'.H160]" office:value-type="string" office:string-value="" calcext:value-type="error">
            <text:p>#DIV/0!</text:p>
          </table:table-cell>
          <table:table-cell table:formula="of:=['1BResults for P1_(dist)'.E160]/['1BResults for P1_(dist)'.H160]" office:value-type="string" office:string-value="" calcext:value-type="error">
            <text:p>#DIV/0!</text:p>
          </table:table-cell>
          <table:table-cell table:formula="of:=['1BResults for P1_(dist)'.F160]/['1BResults for P1_(dist)'.H160]" office:value-type="string" office:string-value="" calcext:value-type="error">
            <text:p>#DIV/0!</text:p>
          </table:table-cell>
          <table:table-cell table:formula="of:=['1BResults for P1_(dist)'.G160]/['1BResults for P1_(dist)'.H1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style-name="ce27" table:number-columns-repeated="5"/>
          <table:table-cell table:style-name="ce27" table:formula="of:=SUM(['1BResults for P1_(dist)'.D161:.G161])" office:value-type="float" office:value="0" calcext:value-type="float">
            <text:p>0</text:p>
          </table:table-cell>
          <table:table-cell table:style-name="ce27" table:formula="of:=['1BResults for P1_(dist)'.D161]/['1BResults for P1_(dist)'.H161]" office:value-type="string" office:string-value="" calcext:value-type="error">
            <text:p>#DIV/0!</text:p>
          </table:table-cell>
          <table:table-cell table:style-name="ce27" table:formula="of:=['1BResults for P1_(dist)'.E161]/['1BResults for P1_(dist)'.H161]" office:value-type="string" office:string-value="" calcext:value-type="error">
            <text:p>#DIV/0!</text:p>
          </table:table-cell>
          <table:table-cell table:style-name="ce27" table:formula="of:=['1BResults for P1_(dist)'.F161]/['1BResults for P1_(dist)'.H161]" office:value-type="string" office:string-value="" calcext:value-type="error">
            <text:p>#DIV/0!</text:p>
          </table:table-cell>
          <table:table-cell table:style-name="ce27" table:formula="of:=['1BResults for P1_(dist)'.G161]/['1BResults for P1_(dist)'.H1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8.tsp</text:p>
          </table:table-cell>
          <table:table-cell table:number-columns-repeated="5"/>
          <table:table-cell table:formula="of:=SUM(['1BResults for P1_(dist)'.D162:.G162])" office:value-type="float" office:value="0" calcext:value-type="float">
            <text:p>0</text:p>
          </table:table-cell>
          <table:table-cell table:formula="of:=['1BResults for P1_(dist)'.D162]/['1BResults for P1_(dist)'.H162]" office:value-type="string" office:string-value="" calcext:value-type="error">
            <text:p>#DIV/0!</text:p>
          </table:table-cell>
          <table:table-cell table:formula="of:=['1BResults for P1_(dist)'.E162]/['1BResults for P1_(dist)'.H162]" office:value-type="string" office:string-value="" calcext:value-type="error">
            <text:p>#DIV/0!</text:p>
          </table:table-cell>
          <table:table-cell table:formula="of:=['1BResults for P1_(dist)'.F162]/['1BResults for P1_(dist)'.H162]" office:value-type="string" office:string-value="" calcext:value-type="error">
            <text:p>#DIV/0!</text:p>
          </table:table-cell>
          <table:table-cell table:formula="of:=['1BResults for P1_(dist)'.G162]/['1BResults for P1_(dist)'.H1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style-name="ce27" table:number-columns-repeated="5"/>
          <table:table-cell table:style-name="ce27" table:formula="of:=SUM(['1BResults for P1_(dist)'.D163:.G163])" office:value-type="float" office:value="0" calcext:value-type="float">
            <text:p>0</text:p>
          </table:table-cell>
          <table:table-cell table:style-name="ce27" table:formula="of:=['1BResults for P1_(dist)'.D163]/['1BResults for P1_(dist)'.H163]" office:value-type="string" office:string-value="" calcext:value-type="error">
            <text:p>#DIV/0!</text:p>
          </table:table-cell>
          <table:table-cell table:style-name="ce27" table:formula="of:=['1BResults for P1_(dist)'.E163]/['1BResults for P1_(dist)'.H163]" office:value-type="string" office:string-value="" calcext:value-type="error">
            <text:p>#DIV/0!</text:p>
          </table:table-cell>
          <table:table-cell table:style-name="ce27" table:formula="of:=['1BResults for P1_(dist)'.F163]/['1BResults for P1_(dist)'.H163]" office:value-type="string" office:string-value="" calcext:value-type="error">
            <text:p>#DIV/0!</text:p>
          </table:table-cell>
          <table:table-cell table:style-name="ce27" table:formula="of:=['1BResults for P1_(dist)'.G163]/['1BResults for P1_(dist)'.H163]" office:value-type="string" office:string-value="" calcext:value-type="error">
            <text:p>#DIV/0!</text:p>
          </table:table-cell>
        </table:table-row>
      </table:table>
      <table:table table:name="2BResults for P1_(time)" table:style-name="ta5">
        <table:table-column table:style-name="co2" table:default-cell-style-name="ce27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3" table:default-cell-style-name="ce29"/>
        <table:table-column table:style-name="co11" table:default-cell-style-name="ce29"/>
        <table:table-column table:style-name="co12" table:default-cell-style-name="ce29"/>
        <table:table-column table:style-name="co1" table:number-columns-repeated="7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9" table:default-cell-style-name="ce12"/>
        <table:table-column table:style-name="co5" table:default-cell-style-name="ce12"/>
        <table:table-column table:style-name="co10" table:default-cell-style-name="ce12"/>
        <table:table-column table:style-name="co6" table:default-cell-style-name="ce12"/>
        <table:table-column table:style-name="co3" table:default-cell-style-name="ce12"/>
        <table:table-column table:style-name="co7" table:default-cell-style-name="ce12"/>
        <table:table-column table:style-name="co11" table:default-cell-style-name="ce12"/>
        <table:table-column table:style-name="co8" table:default-cell-style-name="ce12"/>
        <table:table-column table:style-name="co12" table:default-cell-style-name="ce12"/>
        <table:table-row table:style-name="ro3">
          <table:table-cell table:style-name="ce43" office:value-type="string" calcext:value-type="string">
            <text:p>Class</text:p>
          </table:table-cell>
          <table:table-cell table:style-name="ce43" office:value-type="string" calcext:value-type="string">
            <text:p>Instance</text:p>
          </table:table-cell>
          <table:table-cell table:style-name="ce43" office:value-type="string" calcext:value-type="string">
            <text:p>Total profit</text:p>
          </table:table-cell>
          <table:table-cell table:style-name="ce43" office:value-type="string" calcext:value-type="string">
            <text:p>t pass (h)</text:p>
          </table:table-cell>
          <table:table-cell table:style-name="ce43" office:value-type="string" calcext:value-type="string">
            <text:p>t parcel (h)</text:p>
          </table:table-cell>
          <table:table-cell table:style-name="ce43" office:value-type="string" calcext:value-type="string">
            <text:p>t pass+parc (h)</text:p>
          </table:table-cell>
          <table:table-cell table:style-name="ce43" office:value-type="string" calcext:value-type="string">
            <text:p>t idle (h)</text:p>
          </table:table-cell>
          <table:table-cell table:style-name="ce43" office:value-type="string" calcext:value-type="string">
            <text:p>Total time(h)</text:p>
          </table:table-cell>
          <table:table-cell table:style-name="ce43" office:value-type="string" calcext:value-type="string">
            <text:p>t pass (%)</text:p>
          </table:table-cell>
          <table:table-cell table:style-name="ce43" office:value-type="string" calcext:value-type="string">
            <text:p>t parcel (%)</text:p>
          </table:table-cell>
          <table:table-cell table:style-name="ce43" office:value-type="string" calcext:value-type="string">
            <text:p>t pass+parc (%)</text:p>
          </table:table-cell>
          <table:table-cell table:style-name="ce43" office:value-type="string" calcext:value-type="string">
            <text:p>t idle (%)</text:p>
          </table:table-cell>
          <table:table-cell table:number-columns-repeated="7"/>
          <table:table-cell table:style-name="ce44" table:number-columns-repeated="12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style-name="ce28" table:number-columns-repeated="5"/>
          <table:table-cell table:style-name="ce28" table:formula="of:=SUM(['2BResults for P1_(time)'.D2:.G2])" office:value-type="float" office:value="0" calcext:value-type="float">
            <text:p>0</text:p>
          </table:table-cell>
          <table:table-cell table:style-name="ce28" table:formula="of:=['2BResults for P1_(time)'.D2]/['2BResults for P1_(time)'.H2]" office:value-type="string" office:string-value="" calcext:value-type="error">
            <text:p>#DIV/0!</text:p>
          </table:table-cell>
          <table:table-cell table:style-name="ce28" table:formula="of:=['2BResults for P1_(time)'.E2]/['2BResults for P1_(time)'.H2]" office:value-type="string" office:string-value="" calcext:value-type="error">
            <text:p>#DIV/0!</text:p>
          </table:table-cell>
          <table:table-cell table:style-name="ce28" table:formula="of:=['2BResults for P1_(time)'.F2]/['2BResults for P1_(time)'.H2]" office:value-type="string" office:string-value="" calcext:value-type="error">
            <text:p>#DIV/0!</text:p>
          </table:table-cell>
          <table:table-cell table:style-name="ce28" table:formula="of:=['2BResults for P1_(time)'.G2]/['2BResults for P1_(time)'.H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style-name="ce26" table:number-columns-repeated="5"/>
          <table:table-cell table:style-name="ce26" table:formula="of:=SUM(['2BResults for P1_(time)'.D3:.G3])" office:value-type="float" office:value="0" calcext:value-type="float">
            <text:p>0</text:p>
          </table:table-cell>
          <table:table-cell table:style-name="ce26" table:formula="of:=['2BResults for P1_(time)'.D3]/['2BResults for P1_(time)'.H3]" office:value-type="string" office:string-value="" calcext:value-type="error">
            <text:p>#DIV/0!</text:p>
          </table:table-cell>
          <table:table-cell table:style-name="ce26" table:formula="of:=['2BResults for P1_(time)'.E3]/['2BResults for P1_(time)'.H3]" office:value-type="string" office:string-value="" calcext:value-type="error">
            <text:p>#DIV/0!</text:p>
          </table:table-cell>
          <table:table-cell table:style-name="ce26" table:formula="of:=['2BResults for P1_(time)'.F3]/['2BResults for P1_(time)'.H3]" office:value-type="string" office:string-value="" calcext:value-type="error">
            <text:p>#DIV/0!</text:p>
          </table:table-cell>
          <table:table-cell table:style-name="ce26" table:formula="of:=['2BResults for P1_(time)'.G3]/['2BResults for P1_(time)'.H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style-name="ce28" table:number-columns-repeated="5"/>
          <table:table-cell table:style-name="ce28" table:formula="of:=SUM(['2BResults for P1_(time)'.D4:.G4])" office:value-type="float" office:value="0" calcext:value-type="float">
            <text:p>0</text:p>
          </table:table-cell>
          <table:table-cell table:style-name="ce28" table:formula="of:=['2BResults for P1_(time)'.D4]/['2BResults for P1_(time)'.H4]" office:value-type="string" office:string-value="" calcext:value-type="error">
            <text:p>#DIV/0!</text:p>
          </table:table-cell>
          <table:table-cell table:style-name="ce28" table:formula="of:=['2BResults for P1_(time)'.E4]/['2BResults for P1_(time)'.H4]" office:value-type="string" office:string-value="" calcext:value-type="error">
            <text:p>#DIV/0!</text:p>
          </table:table-cell>
          <table:table-cell table:style-name="ce28" table:formula="of:=['2BResults for P1_(time)'.F4]/['2BResults for P1_(time)'.H4]" office:value-type="string" office:string-value="" calcext:value-type="error">
            <text:p>#DIV/0!</text:p>
          </table:table-cell>
          <table:table-cell table:style-name="ce28" table:formula="of:=['2BResults for P1_(time)'.G4]/['2BResults for P1_(time)'.H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style-name="ce26" table:number-columns-repeated="5"/>
          <table:table-cell table:style-name="ce26" table:formula="of:=SUM(['2BResults for P1_(time)'.D5:.G5])" office:value-type="float" office:value="0" calcext:value-type="float">
            <text:p>0</text:p>
          </table:table-cell>
          <table:table-cell table:style-name="ce26" table:formula="of:=['2BResults for P1_(time)'.D5]/['2BResults for P1_(time)'.H5]" office:value-type="string" office:string-value="" calcext:value-type="error">
            <text:p>#DIV/0!</text:p>
          </table:table-cell>
          <table:table-cell table:style-name="ce26" table:formula="of:=['2BResults for P1_(time)'.E5]/['2BResults for P1_(time)'.H5]" office:value-type="string" office:string-value="" calcext:value-type="error">
            <text:p>#DIV/0!</text:p>
          </table:table-cell>
          <table:table-cell table:style-name="ce26" table:formula="of:=['2BResults for P1_(time)'.F5]/['2BResults for P1_(time)'.H5]" office:value-type="string" office:string-value="" calcext:value-type="error">
            <text:p>#DIV/0!</text:p>
          </table:table-cell>
          <table:table-cell table:style-name="ce26" table:formula="of:=['2BResults for P1_(time)'.G5]/['2BResults for P1_(time)'.H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style-name="ce28" table:number-columns-repeated="5"/>
          <table:table-cell table:style-name="ce28" table:formula="of:=SUM(['2BResults for P1_(time)'.D6:.G6])" office:value-type="float" office:value="0" calcext:value-type="float">
            <text:p>0</text:p>
          </table:table-cell>
          <table:table-cell table:style-name="ce28" table:formula="of:=['2BResults for P1_(time)'.D6]/['2BResults for P1_(time)'.H6]" office:value-type="string" office:string-value="" calcext:value-type="error">
            <text:p>#DIV/0!</text:p>
          </table:table-cell>
          <table:table-cell table:style-name="ce28" table:formula="of:=['2BResults for P1_(time)'.E6]/['2BResults for P1_(time)'.H6]" office:value-type="string" office:string-value="" calcext:value-type="error">
            <text:p>#DIV/0!</text:p>
          </table:table-cell>
          <table:table-cell table:style-name="ce28" table:formula="of:=['2BResults for P1_(time)'.F6]/['2BResults for P1_(time)'.H6]" office:value-type="string" office:string-value="" calcext:value-type="error">
            <text:p>#DIV/0!</text:p>
          </table:table-cell>
          <table:table-cell table:style-name="ce28" table:formula="of:=['2BResults for P1_(time)'.G6]/['2BResults for P1_(time)'.H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style-name="ce26" table:number-columns-repeated="5"/>
          <table:table-cell table:style-name="ce26" table:formula="of:=SUM(['2BResults for P1_(time)'.D7:.G7])" office:value-type="float" office:value="0" calcext:value-type="float">
            <text:p>0</text:p>
          </table:table-cell>
          <table:table-cell table:style-name="ce26" table:formula="of:=['2BResults for P1_(time)'.D7]/['2BResults for P1_(time)'.H7]" office:value-type="string" office:string-value="" calcext:value-type="error">
            <text:p>#DIV/0!</text:p>
          </table:table-cell>
          <table:table-cell table:style-name="ce26" table:formula="of:=['2BResults for P1_(time)'.E7]/['2BResults for P1_(time)'.H7]" office:value-type="string" office:string-value="" calcext:value-type="error">
            <text:p>#DIV/0!</text:p>
          </table:table-cell>
          <table:table-cell table:style-name="ce26" table:formula="of:=['2BResults for P1_(time)'.F7]/['2BResults for P1_(time)'.H7]" office:value-type="string" office:string-value="" calcext:value-type="error">
            <text:p>#DIV/0!</text:p>
          </table:table-cell>
          <table:table-cell table:style-name="ce26" table:formula="of:=['2BResults for P1_(time)'.G7]/['2BResults for P1_(time)'.H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style-name="ce28" table:number-columns-repeated="5"/>
          <table:table-cell table:style-name="ce28" table:formula="of:=SUM(['2BResults for P1_(time)'.D8:.G8])" office:value-type="float" office:value="0" calcext:value-type="float">
            <text:p>0</text:p>
          </table:table-cell>
          <table:table-cell table:style-name="ce28" table:formula="of:=['2BResults for P1_(time)'.D8]/['2BResults for P1_(time)'.H8]" office:value-type="string" office:string-value="" calcext:value-type="error">
            <text:p>#DIV/0!</text:p>
          </table:table-cell>
          <table:table-cell table:style-name="ce28" table:formula="of:=['2BResults for P1_(time)'.E8]/['2BResults for P1_(time)'.H8]" office:value-type="string" office:string-value="" calcext:value-type="error">
            <text:p>#DIV/0!</text:p>
          </table:table-cell>
          <table:table-cell table:style-name="ce28" table:formula="of:=['2BResults for P1_(time)'.F8]/['2BResults for P1_(time)'.H8]" office:value-type="string" office:string-value="" calcext:value-type="error">
            <text:p>#DIV/0!</text:p>
          </table:table-cell>
          <table:table-cell table:style-name="ce28" table:formula="of:=['2BResults for P1_(time)'.G8]/['2BResults for P1_(time)'.H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style-name="ce26" table:number-columns-repeated="5"/>
          <table:table-cell table:style-name="ce26" table:formula="of:=SUM(['2BResults for P1_(time)'.D9:.G9])" office:value-type="float" office:value="0" calcext:value-type="float">
            <text:p>0</text:p>
          </table:table-cell>
          <table:table-cell table:style-name="ce26" table:formula="of:=['2BResults for P1_(time)'.D9]/['2BResults for P1_(time)'.H9]" office:value-type="string" office:string-value="" calcext:value-type="error">
            <text:p>#DIV/0!</text:p>
          </table:table-cell>
          <table:table-cell table:style-name="ce26" table:formula="of:=['2BResults for P1_(time)'.E9]/['2BResults for P1_(time)'.H9]" office:value-type="string" office:string-value="" calcext:value-type="error">
            <text:p>#DIV/0!</text:p>
          </table:table-cell>
          <table:table-cell table:style-name="ce26" table:formula="of:=['2BResults for P1_(time)'.F9]/['2BResults for P1_(time)'.H9]" office:value-type="string" office:string-value="" calcext:value-type="error">
            <text:p>#DIV/0!</text:p>
          </table:table-cell>
          <table:table-cell table:style-name="ce26" table:formula="of:=['2BResults for P1_(time)'.G9]/['2BResults for P1_(time)'.H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style-name="ce28" table:number-columns-repeated="5"/>
          <table:table-cell table:style-name="ce28" table:formula="of:=SUM(['2BResults for P1_(time)'.D10:.G10])" office:value-type="float" office:value="0" calcext:value-type="float">
            <text:p>0</text:p>
          </table:table-cell>
          <table:table-cell table:style-name="ce28" table:formula="of:=['2BResults for P1_(time)'.D10]/['2BResults for P1_(time)'.H10]" office:value-type="string" office:string-value="" calcext:value-type="error">
            <text:p>#DIV/0!</text:p>
          </table:table-cell>
          <table:table-cell table:style-name="ce28" table:formula="of:=['2BResults for P1_(time)'.E10]/['2BResults for P1_(time)'.H10]" office:value-type="string" office:string-value="" calcext:value-type="error">
            <text:p>#DIV/0!</text:p>
          </table:table-cell>
          <table:table-cell table:style-name="ce28" table:formula="of:=['2BResults for P1_(time)'.F10]/['2BResults for P1_(time)'.H10]" office:value-type="string" office:string-value="" calcext:value-type="error">
            <text:p>#DIV/0!</text:p>
          </table:table-cell>
          <table:table-cell table:style-name="ce28" table:formula="of:=['2BResults for P1_(time)'.G10]/['2BResults for P1_(time)'.H1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style-name="ce26" table:number-columns-repeated="5"/>
          <table:table-cell table:style-name="ce26" table:formula="of:=SUM(['2BResults for P1_(time)'.D11:.G11])" office:value-type="float" office:value="0" calcext:value-type="float">
            <text:p>0</text:p>
          </table:table-cell>
          <table:table-cell table:style-name="ce26" table:formula="of:=['2BResults for P1_(time)'.D11]/['2BResults for P1_(time)'.H11]" office:value-type="string" office:string-value="" calcext:value-type="error">
            <text:p>#DIV/0!</text:p>
          </table:table-cell>
          <table:table-cell table:style-name="ce26" table:formula="of:=['2BResults for P1_(time)'.E11]/['2BResults for P1_(time)'.H11]" office:value-type="string" office:string-value="" calcext:value-type="error">
            <text:p>#DIV/0!</text:p>
          </table:table-cell>
          <table:table-cell table:style-name="ce26" table:formula="of:=['2BResults for P1_(time)'.F11]/['2BResults for P1_(time)'.H11]" office:value-type="string" office:string-value="" calcext:value-type="error">
            <text:p>#DIV/0!</text:p>
          </table:table-cell>
          <table:table-cell table:style-name="ce26" table:formula="of:=['2BResults for P1_(time)'.G11]/['2BResults for P1_(time)'.H1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.txt</text:p>
          </table:table-cell>
          <table:table-cell table:style-name="ce28" table:number-columns-repeated="5"/>
          <table:table-cell table:style-name="ce28" table:formula="of:=SUM(['2BResults for P1_(time)'.D12:.G12])" office:value-type="float" office:value="0" calcext:value-type="float">
            <text:p>0</text:p>
          </table:table-cell>
          <table:table-cell table:style-name="ce28" table:formula="of:=['2BResults for P1_(time)'.D12]/['2BResults for P1_(time)'.H12]" office:value-type="string" office:string-value="" calcext:value-type="error">
            <text:p>#DIV/0!</text:p>
          </table:table-cell>
          <table:table-cell table:style-name="ce28" table:formula="of:=['2BResults for P1_(time)'.E12]/['2BResults for P1_(time)'.H12]" office:value-type="string" office:string-value="" calcext:value-type="error">
            <text:p>#DIV/0!</text:p>
          </table:table-cell>
          <table:table-cell table:style-name="ce28" table:formula="of:=['2BResults for P1_(time)'.F12]/['2BResults for P1_(time)'.H12]" office:value-type="string" office:string-value="" calcext:value-type="error">
            <text:p>#DIV/0!</text:p>
          </table:table-cell>
          <table:table-cell table:style-name="ce28" table:formula="of:=['2BResults for P1_(time)'.G12]/['2BResults for P1_(time)'.H1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0.txt</text:p>
          </table:table-cell>
          <table:table-cell table:style-name="ce26" table:number-columns-repeated="5"/>
          <table:table-cell table:style-name="ce26" table:formula="of:=SUM(['2BResults for P1_(time)'.D13:.G13])" office:value-type="float" office:value="0" calcext:value-type="float">
            <text:p>0</text:p>
          </table:table-cell>
          <table:table-cell table:style-name="ce26" table:formula="of:=['2BResults for P1_(time)'.D13]/['2BResults for P1_(time)'.H13]" office:value-type="string" office:string-value="" calcext:value-type="error">
            <text:p>#DIV/0!</text:p>
          </table:table-cell>
          <table:table-cell table:style-name="ce26" table:formula="of:=['2BResults for P1_(time)'.E13]/['2BResults for P1_(time)'.H13]" office:value-type="string" office:string-value="" calcext:value-type="error">
            <text:p>#DIV/0!</text:p>
          </table:table-cell>
          <table:table-cell table:style-name="ce26" table:formula="of:=['2BResults for P1_(time)'.F13]/['2BResults for P1_(time)'.H13]" office:value-type="string" office:string-value="" calcext:value-type="error">
            <text:p>#DIV/0!</text:p>
          </table:table-cell>
          <table:table-cell table:style-name="ce26" table:formula="of:=['2BResults for P1_(time)'.G13]/['2BResults for P1_(time)'.H1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5.txt</text:p>
          </table:table-cell>
          <table:table-cell table:style-name="ce28" table:number-columns-repeated="5"/>
          <table:table-cell table:style-name="ce28" table:formula="of:=SUM(['2BResults for P1_(time)'.D14:.G14])" office:value-type="float" office:value="0" calcext:value-type="float">
            <text:p>0</text:p>
          </table:table-cell>
          <table:table-cell table:style-name="ce28" table:formula="of:=['2BResults for P1_(time)'.D14]/['2BResults for P1_(time)'.H14]" office:value-type="string" office:string-value="" calcext:value-type="error">
            <text:p>#DIV/0!</text:p>
          </table:table-cell>
          <table:table-cell table:style-name="ce28" table:formula="of:=['2BResults for P1_(time)'.E14]/['2BResults for P1_(time)'.H14]" office:value-type="string" office:string-value="" calcext:value-type="error">
            <text:p>#DIV/0!</text:p>
          </table:table-cell>
          <table:table-cell table:style-name="ce28" table:formula="of:=['2BResults for P1_(time)'.F14]/['2BResults for P1_(time)'.H14]" office:value-type="string" office:string-value="" calcext:value-type="error">
            <text:p>#DIV/0!</text:p>
          </table:table-cell>
          <table:table-cell table:style-name="ce28" table:formula="of:=['2BResults for P1_(time)'.G14]/['2BResults for P1_(time)'.H1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60.txt</text:p>
          </table:table-cell>
          <table:table-cell table:style-name="ce26" table:number-columns-repeated="5"/>
          <table:table-cell table:style-name="ce26" table:formula="of:=SUM(['2BResults for P1_(time)'.D15:.G15])" office:value-type="float" office:value="0" calcext:value-type="float">
            <text:p>0</text:p>
          </table:table-cell>
          <table:table-cell table:style-name="ce26" table:formula="of:=['2BResults for P1_(time)'.D15]/['2BResults for P1_(time)'.H15]" office:value-type="string" office:string-value="" calcext:value-type="error">
            <text:p>#DIV/0!</text:p>
          </table:table-cell>
          <table:table-cell table:style-name="ce26" table:formula="of:=['2BResults for P1_(time)'.E15]/['2BResults for P1_(time)'.H15]" office:value-type="string" office:string-value="" calcext:value-type="error">
            <text:p>#DIV/0!</text:p>
          </table:table-cell>
          <table:table-cell table:style-name="ce26" table:formula="of:=['2BResults for P1_(time)'.F15]/['2BResults for P1_(time)'.H15]" office:value-type="string" office:string-value="" calcext:value-type="error">
            <text:p>#DIV/0!</text:p>
          </table:table-cell>
          <table:table-cell table:style-name="ce26" table:formula="of:=['2BResults for P1_(time)'.G15]/['2BResults for P1_(time)'.H1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90.txt</text:p>
          </table:table-cell>
          <table:table-cell table:style-name="ce28" table:number-columns-repeated="5"/>
          <table:table-cell table:style-name="ce28" table:formula="of:=SUM(['2BResults for P1_(time)'.D16:.G16])" office:value-type="float" office:value="0" calcext:value-type="float">
            <text:p>0</text:p>
          </table:table-cell>
          <table:table-cell table:style-name="ce28" table:formula="of:=['2BResults for P1_(time)'.D16]/['2BResults for P1_(time)'.H16]" office:value-type="string" office:string-value="" calcext:value-type="error">
            <text:p>#DIV/0!</text:p>
          </table:table-cell>
          <table:table-cell table:style-name="ce28" table:formula="of:=['2BResults for P1_(time)'.E16]/['2BResults for P1_(time)'.H16]" office:value-type="string" office:string-value="" calcext:value-type="error">
            <text:p>#DIV/0!</text:p>
          </table:table-cell>
          <table:table-cell table:style-name="ce28" table:formula="of:=['2BResults for P1_(time)'.F16]/['2BResults for P1_(time)'.H16]" office:value-type="string" office:string-value="" calcext:value-type="error">
            <text:p>#DIV/0!</text:p>
          </table:table-cell>
          <table:table-cell table:style-name="ce28" table:formula="of:=['2BResults for P1_(time)'.G16]/['2BResults for P1_(time)'.H1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20.txt</text:p>
          </table:table-cell>
          <table:table-cell table:style-name="ce26" table:number-columns-repeated="5"/>
          <table:table-cell table:style-name="ce26" table:formula="of:=SUM(['2BResults for P1_(time)'.D17:.G17])" office:value-type="float" office:value="0" calcext:value-type="float">
            <text:p>0</text:p>
          </table:table-cell>
          <table:table-cell table:style-name="ce26" table:formula="of:=['2BResults for P1_(time)'.D17]/['2BResults for P1_(time)'.H17]" office:value-type="string" office:string-value="" calcext:value-type="error">
            <text:p>#DIV/0!</text:p>
          </table:table-cell>
          <table:table-cell table:style-name="ce26" table:formula="of:=['2BResults for P1_(time)'.E17]/['2BResults for P1_(time)'.H17]" office:value-type="string" office:string-value="" calcext:value-type="error">
            <text:p>#DIV/0!</text:p>
          </table:table-cell>
          <table:table-cell table:style-name="ce26" table:formula="of:=['2BResults for P1_(time)'.F17]/['2BResults for P1_(time)'.H17]" office:value-type="string" office:string-value="" calcext:value-type="error">
            <text:p>#DIV/0!</text:p>
          </table:table-cell>
          <table:table-cell table:style-name="ce26" table:formula="of:=['2BResults for P1_(time)'.G17]/['2BResults for P1_(time)'.H1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50.txt</text:p>
          </table:table-cell>
          <table:table-cell table:style-name="ce28" table:number-columns-repeated="5"/>
          <table:table-cell table:style-name="ce28" table:formula="of:=SUM(['2BResults for P1_(time)'.D18:.G18])" office:value-type="float" office:value="0" calcext:value-type="float">
            <text:p>0</text:p>
          </table:table-cell>
          <table:table-cell table:style-name="ce28" table:formula="of:=['2BResults for P1_(time)'.D18]/['2BResults for P1_(time)'.H18]" office:value-type="string" office:string-value="" calcext:value-type="error">
            <text:p>#DIV/0!</text:p>
          </table:table-cell>
          <table:table-cell table:style-name="ce28" table:formula="of:=['2BResults for P1_(time)'.E18]/['2BResults for P1_(time)'.H18]" office:value-type="string" office:string-value="" calcext:value-type="error">
            <text:p>#DIV/0!</text:p>
          </table:table-cell>
          <table:table-cell table:style-name="ce28" table:formula="of:=['2BResults for P1_(time)'.F18]/['2BResults for P1_(time)'.H18]" office:value-type="string" office:string-value="" calcext:value-type="error">
            <text:p>#DIV/0!</text:p>
          </table:table-cell>
          <table:table-cell table:style-name="ce28" table:formula="of:=['2BResults for P1_(time)'.G18]/['2BResults for P1_(time)'.H1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80.txt</text:p>
          </table:table-cell>
          <table:table-cell table:style-name="ce26" table:number-columns-repeated="5"/>
          <table:table-cell table:style-name="ce26" table:formula="of:=SUM(['2BResults for P1_(time)'.D19:.G19])" office:value-type="float" office:value="0" calcext:value-type="float">
            <text:p>0</text:p>
          </table:table-cell>
          <table:table-cell table:style-name="ce26" table:formula="of:=['2BResults for P1_(time)'.D19]/['2BResults for P1_(time)'.H19]" office:value-type="string" office:string-value="" calcext:value-type="error">
            <text:p>#DIV/0!</text:p>
          </table:table-cell>
          <table:table-cell table:style-name="ce26" table:formula="of:=['2BResults for P1_(time)'.E19]/['2BResults for P1_(time)'.H19]" office:value-type="string" office:string-value="" calcext:value-type="error">
            <text:p>#DIV/0!</text:p>
          </table:table-cell>
          <table:table-cell table:style-name="ce26" table:formula="of:=['2BResults for P1_(time)'.F19]/['2BResults for P1_(time)'.H19]" office:value-type="string" office:string-value="" calcext:value-type="error">
            <text:p>#DIV/0!</text:p>
          </table:table-cell>
          <table:table-cell table:style-name="ce26" table:formula="of:=['2BResults for P1_(time)'.G19]/['2BResults for P1_(time)'.H1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10.txt</text:p>
          </table:table-cell>
          <table:table-cell table:style-name="ce28" table:number-columns-repeated="5"/>
          <table:table-cell table:style-name="ce28" table:formula="of:=SUM(['2BResults for P1_(time)'.D20:.G20])" office:value-type="float" office:value="0" calcext:value-type="float">
            <text:p>0</text:p>
          </table:table-cell>
          <table:table-cell table:style-name="ce28" table:formula="of:=['2BResults for P1_(time)'.D20]/['2BResults for P1_(time)'.H20]" office:value-type="string" office:string-value="" calcext:value-type="error">
            <text:p>#DIV/0!</text:p>
          </table:table-cell>
          <table:table-cell table:style-name="ce28" table:formula="of:=['2BResults for P1_(time)'.E20]/['2BResults for P1_(time)'.H20]" office:value-type="string" office:string-value="" calcext:value-type="error">
            <text:p>#DIV/0!</text:p>
          </table:table-cell>
          <table:table-cell table:style-name="ce28" table:formula="of:=['2BResults for P1_(time)'.F20]/['2BResults for P1_(time)'.H20]" office:value-type="string" office:string-value="" calcext:value-type="error">
            <text:p>#DIV/0!</text:p>
          </table:table-cell>
          <table:table-cell table:style-name="ce28" table:formula="of:=['2BResults for P1_(time)'.G20]/['2BResults for P1_(time)'.H2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40.txt</text:p>
          </table:table-cell>
          <table:table-cell table:style-name="ce26" table:number-columns-repeated="5"/>
          <table:table-cell table:style-name="ce26" table:formula="of:=SUM(['2BResults for P1_(time)'.D21:.G21])" office:value-type="float" office:value="0" calcext:value-type="float">
            <text:p>0</text:p>
          </table:table-cell>
          <table:table-cell table:style-name="ce26" table:formula="of:=['2BResults for P1_(time)'.D21]/['2BResults for P1_(time)'.H21]" office:value-type="string" office:string-value="" calcext:value-type="error">
            <text:p>#DIV/0!</text:p>
          </table:table-cell>
          <table:table-cell table:style-name="ce26" table:formula="of:=['2BResults for P1_(time)'.E21]/['2BResults for P1_(time)'.H21]" office:value-type="string" office:string-value="" calcext:value-type="error">
            <text:p>#DIV/0!</text:p>
          </table:table-cell>
          <table:table-cell table:style-name="ce26" table:formula="of:=['2BResults for P1_(time)'.F21]/['2BResults for P1_(time)'.H21]" office:value-type="string" office:string-value="" calcext:value-type="error">
            <text:p>#DIV/0!</text:p>
          </table:table-cell>
          <table:table-cell table:style-name="ce26" table:formula="of:=['2BResults for P1_(time)'.G21]/['2BResults for P1_(time)'.H2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70.txt</text:p>
          </table:table-cell>
          <table:table-cell table:style-name="ce28" table:number-columns-repeated="5"/>
          <table:table-cell table:style-name="ce28" table:formula="of:=SUM(['2BResults for P1_(time)'.D22:.G22])" office:value-type="float" office:value="0" calcext:value-type="float">
            <text:p>0</text:p>
          </table:table-cell>
          <table:table-cell table:style-name="ce28" table:formula="of:=['2BResults for P1_(time)'.D22]/['2BResults for P1_(time)'.H22]" office:value-type="string" office:string-value="" calcext:value-type="error">
            <text:p>#DIV/0!</text:p>
          </table:table-cell>
          <table:table-cell table:style-name="ce28" table:formula="of:=['2BResults for P1_(time)'.E22]/['2BResults for P1_(time)'.H22]" office:value-type="string" office:string-value="" calcext:value-type="error">
            <text:p>#DIV/0!</text:p>
          </table:table-cell>
          <table:table-cell table:style-name="ce28" table:formula="of:=['2BResults for P1_(time)'.F22]/['2BResults for P1_(time)'.H22]" office:value-type="string" office:string-value="" calcext:value-type="error">
            <text:p>#DIV/0!</text:p>
          </table:table-cell>
          <table:table-cell table:style-name="ce28" table:formula="of:=['2BResults for P1_(time)'.G22]/['2BResults for P1_(time)'.H2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300.txt</text:p>
          </table:table-cell>
          <table:table-cell table:style-name="ce26" table:number-columns-repeated="5"/>
          <table:table-cell table:style-name="ce26" table:formula="of:=SUM(['2BResults for P1_(time)'.D23:.G23])" office:value-type="float" office:value="0" calcext:value-type="float">
            <text:p>0</text:p>
          </table:table-cell>
          <table:table-cell table:style-name="ce26" table:formula="of:=['2BResults for P1_(time)'.D23]/['2BResults for P1_(time)'.H23]" office:value-type="string" office:string-value="" calcext:value-type="error">
            <text:p>#DIV/0!</text:p>
          </table:table-cell>
          <table:table-cell table:style-name="ce26" table:formula="of:=['2BResults for P1_(time)'.E23]/['2BResults for P1_(time)'.H23]" office:value-type="string" office:string-value="" calcext:value-type="error">
            <text:p>#DIV/0!</text:p>
          </table:table-cell>
          <table:table-cell table:style-name="ce26" table:formula="of:=['2BResults for P1_(time)'.F23]/['2BResults for P1_(time)'.H23]" office:value-type="string" office:string-value="" calcext:value-type="error">
            <text:p>#DIV/0!</text:p>
          </table:table-cell>
          <table:table-cell table:style-name="ce26" table:formula="of:=['2BResults for P1_(time)'.G23]/['2BResults for P1_(time)'.H2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0.tsp</text:p>
          </table:table-cell>
          <table:table-cell table:number-columns-repeated="5"/>
          <table:table-cell table:formula="of:=SUM(['2BResults for P1_(time)'.D24:.G24])" office:value-type="float" office:value="0" calcext:value-type="float">
            <text:p>0</text:p>
          </table:table-cell>
          <table:table-cell table:formula="of:=['2BResults for P1_(time)'.D24]/['2BResults for P1_(time)'.H24]" office:value-type="string" office:string-value="" calcext:value-type="error">
            <text:p>#DIV/0!</text:p>
          </table:table-cell>
          <table:table-cell table:formula="of:=['2BResults for P1_(time)'.E24]/['2BResults for P1_(time)'.H24]" office:value-type="string" office:string-value="" calcext:value-type="error">
            <text:p>#DIV/0!</text:p>
          </table:table-cell>
          <table:table-cell table:formula="of:=['2BResults for P1_(time)'.F24]/['2BResults for P1_(time)'.H24]" office:value-type="string" office:string-value="" calcext:value-type="error">
            <text:p>#DIV/0!</text:p>
          </table:table-cell>
          <table:table-cell table:formula="of:=['2BResults for P1_(time)'.G24]/['2BResults for P1_(time)'.H2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style-name="ce27" table:number-columns-repeated="5"/>
          <table:table-cell table:style-name="ce27" table:formula="of:=SUM(['2BResults for P1_(time)'.D25:.G25])" office:value-type="float" office:value="0" calcext:value-type="float">
            <text:p>0</text:p>
          </table:table-cell>
          <table:table-cell table:style-name="ce27" table:formula="of:=['2BResults for P1_(time)'.D25]/['2BResults for P1_(time)'.H25]" office:value-type="string" office:string-value="" calcext:value-type="error">
            <text:p>#DIV/0!</text:p>
          </table:table-cell>
          <table:table-cell table:style-name="ce27" table:formula="of:=['2BResults for P1_(time)'.E25]/['2BResults for P1_(time)'.H25]" office:value-type="string" office:string-value="" calcext:value-type="error">
            <text:p>#DIV/0!</text:p>
          </table:table-cell>
          <table:table-cell table:style-name="ce27" table:formula="of:=['2BResults for P1_(time)'.F25]/['2BResults for P1_(time)'.H25]" office:value-type="string" office:string-value="" calcext:value-type="error">
            <text:p>#DIV/0!</text:p>
          </table:table-cell>
          <table:table-cell table:style-name="ce27" table:formula="of:=['2BResults for P1_(time)'.G25]/['2BResults for P1_(time)'.H2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2.tsp</text:p>
          </table:table-cell>
          <table:table-cell table:number-columns-repeated="5"/>
          <table:table-cell table:formula="of:=SUM(['2BResults for P1_(time)'.D26:.G26])" office:value-type="float" office:value="0" calcext:value-type="float">
            <text:p>0</text:p>
          </table:table-cell>
          <table:table-cell table:formula="of:=['2BResults for P1_(time)'.D26]/['2BResults for P1_(time)'.H26]" office:value-type="string" office:string-value="" calcext:value-type="error">
            <text:p>#DIV/0!</text:p>
          </table:table-cell>
          <table:table-cell table:formula="of:=['2BResults for P1_(time)'.E26]/['2BResults for P1_(time)'.H26]" office:value-type="string" office:string-value="" calcext:value-type="error">
            <text:p>#DIV/0!</text:p>
          </table:table-cell>
          <table:table-cell table:formula="of:=['2BResults for P1_(time)'.F26]/['2BResults for P1_(time)'.H26]" office:value-type="string" office:string-value="" calcext:value-type="error">
            <text:p>#DIV/0!</text:p>
          </table:table-cell>
          <table:table-cell table:formula="of:=['2BResults for P1_(time)'.G26]/['2BResults for P1_(time)'.H2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style-name="ce27" table:number-columns-repeated="5"/>
          <table:table-cell table:style-name="ce27" table:formula="of:=SUM(['2BResults for P1_(time)'.D27:.G27])" office:value-type="float" office:value="0" calcext:value-type="float">
            <text:p>0</text:p>
          </table:table-cell>
          <table:table-cell table:style-name="ce27" table:formula="of:=['2BResults for P1_(time)'.D27]/['2BResults for P1_(time)'.H27]" office:value-type="string" office:string-value="" calcext:value-type="error">
            <text:p>#DIV/0!</text:p>
          </table:table-cell>
          <table:table-cell table:style-name="ce27" table:formula="of:=['2BResults for P1_(time)'.E27]/['2BResults for P1_(time)'.H27]" office:value-type="string" office:string-value="" calcext:value-type="error">
            <text:p>#DIV/0!</text:p>
          </table:table-cell>
          <table:table-cell table:style-name="ce27" table:formula="of:=['2BResults for P1_(time)'.F27]/['2BResults for P1_(time)'.H27]" office:value-type="string" office:string-value="" calcext:value-type="error">
            <text:p>#DIV/0!</text:p>
          </table:table-cell>
          <table:table-cell table:style-name="ce27" table:formula="of:=['2BResults for P1_(time)'.G27]/['2BResults for P1_(time)'.H2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4.tsp</text:p>
          </table:table-cell>
          <table:table-cell table:number-columns-repeated="5"/>
          <table:table-cell table:formula="of:=SUM(['2BResults for P1_(time)'.D28:.G28])" office:value-type="float" office:value="0" calcext:value-type="float">
            <text:p>0</text:p>
          </table:table-cell>
          <table:table-cell table:formula="of:=['2BResults for P1_(time)'.D28]/['2BResults for P1_(time)'.H28]" office:value-type="string" office:string-value="" calcext:value-type="error">
            <text:p>#DIV/0!</text:p>
          </table:table-cell>
          <table:table-cell table:formula="of:=['2BResults for P1_(time)'.E28]/['2BResults for P1_(time)'.H28]" office:value-type="string" office:string-value="" calcext:value-type="error">
            <text:p>#DIV/0!</text:p>
          </table:table-cell>
          <table:table-cell table:formula="of:=['2BResults for P1_(time)'.F28]/['2BResults for P1_(time)'.H28]" office:value-type="string" office:string-value="" calcext:value-type="error">
            <text:p>#DIV/0!</text:p>
          </table:table-cell>
          <table:table-cell table:formula="of:=['2BResults for P1_(time)'.G28]/['2BResults for P1_(time)'.H2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style-name="ce27" table:number-columns-repeated="5"/>
          <table:table-cell table:style-name="ce27" table:formula="of:=SUM(['2BResults for P1_(time)'.D29:.G29])" office:value-type="float" office:value="0" calcext:value-type="float">
            <text:p>0</text:p>
          </table:table-cell>
          <table:table-cell table:style-name="ce27" table:formula="of:=['2BResults for P1_(time)'.D29]/['2BResults for P1_(time)'.H29]" office:value-type="string" office:string-value="" calcext:value-type="error">
            <text:p>#DIV/0!</text:p>
          </table:table-cell>
          <table:table-cell table:style-name="ce27" table:formula="of:=['2BResults for P1_(time)'.E29]/['2BResults for P1_(time)'.H29]" office:value-type="string" office:string-value="" calcext:value-type="error">
            <text:p>#DIV/0!</text:p>
          </table:table-cell>
          <table:table-cell table:style-name="ce27" table:formula="of:=['2BResults for P1_(time)'.F29]/['2BResults for P1_(time)'.H29]" office:value-type="string" office:string-value="" calcext:value-type="error">
            <text:p>#DIV/0!</text:p>
          </table:table-cell>
          <table:table-cell table:style-name="ce27" table:formula="of:=['2BResults for P1_(time)'.G29]/['2BResults for P1_(time)'.H2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6.tsp</text:p>
          </table:table-cell>
          <table:table-cell table:number-columns-repeated="5"/>
          <table:table-cell table:formula="of:=SUM(['2BResults for P1_(time)'.D30:.G30])" office:value-type="float" office:value="0" calcext:value-type="float">
            <text:p>0</text:p>
          </table:table-cell>
          <table:table-cell table:formula="of:=['2BResults for P1_(time)'.D30]/['2BResults for P1_(time)'.H30]" office:value-type="string" office:string-value="" calcext:value-type="error">
            <text:p>#DIV/0!</text:p>
          </table:table-cell>
          <table:table-cell table:formula="of:=['2BResults for P1_(time)'.E30]/['2BResults for P1_(time)'.H30]" office:value-type="string" office:string-value="" calcext:value-type="error">
            <text:p>#DIV/0!</text:p>
          </table:table-cell>
          <table:table-cell table:formula="of:=['2BResults for P1_(time)'.F30]/['2BResults for P1_(time)'.H30]" office:value-type="string" office:string-value="" calcext:value-type="error">
            <text:p>#DIV/0!</text:p>
          </table:table-cell>
          <table:table-cell table:formula="of:=['2BResults for P1_(time)'.G30]/['2BResults for P1_(time)'.H3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style-name="ce27" table:number-columns-repeated="5"/>
          <table:table-cell table:style-name="ce27" table:formula="of:=SUM(['2BResults for P1_(time)'.D31:.G31])" office:value-type="float" office:value="0" calcext:value-type="float">
            <text:p>0</text:p>
          </table:table-cell>
          <table:table-cell table:style-name="ce27" table:formula="of:=['2BResults for P1_(time)'.D31]/['2BResults for P1_(time)'.H31]" office:value-type="string" office:string-value="" calcext:value-type="error">
            <text:p>#DIV/0!</text:p>
          </table:table-cell>
          <table:table-cell table:style-name="ce27" table:formula="of:=['2BResults for P1_(time)'.E31]/['2BResults for P1_(time)'.H31]" office:value-type="string" office:string-value="" calcext:value-type="error">
            <text:p>#DIV/0!</text:p>
          </table:table-cell>
          <table:table-cell table:style-name="ce27" table:formula="of:=['2BResults for P1_(time)'.F31]/['2BResults for P1_(time)'.H31]" office:value-type="string" office:string-value="" calcext:value-type="error">
            <text:p>#DIV/0!</text:p>
          </table:table-cell>
          <table:table-cell table:style-name="ce27" table:formula="of:=['2BResults for P1_(time)'.G31]/['2BResults for P1_(time)'.H3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8.tsp</text:p>
          </table:table-cell>
          <table:table-cell table:number-columns-repeated="5"/>
          <table:table-cell table:formula="of:=SUM(['2BResults for P1_(time)'.D32:.G32])" office:value-type="float" office:value="0" calcext:value-type="float">
            <text:p>0</text:p>
          </table:table-cell>
          <table:table-cell table:formula="of:=['2BResults for P1_(time)'.D32]/['2BResults for P1_(time)'.H32]" office:value-type="string" office:string-value="" calcext:value-type="error">
            <text:p>#DIV/0!</text:p>
          </table:table-cell>
          <table:table-cell table:formula="of:=['2BResults for P1_(time)'.E32]/['2BResults for P1_(time)'.H32]" office:value-type="string" office:string-value="" calcext:value-type="error">
            <text:p>#DIV/0!</text:p>
          </table:table-cell>
          <table:table-cell table:formula="of:=['2BResults for P1_(time)'.F32]/['2BResults for P1_(time)'.H32]" office:value-type="string" office:string-value="" calcext:value-type="error">
            <text:p>#DIV/0!</text:p>
          </table:table-cell>
          <table:table-cell table:formula="of:=['2BResults for P1_(time)'.G32]/['2BResults for P1_(time)'.H3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style-name="ce27" table:number-columns-repeated="5"/>
          <table:table-cell table:style-name="ce27" table:formula="of:=SUM(['2BResults for P1_(time)'.D33:.G33])" office:value-type="float" office:value="0" calcext:value-type="float">
            <text:p>0</text:p>
          </table:table-cell>
          <table:table-cell table:style-name="ce27" table:formula="of:=['2BResults for P1_(time)'.D33]/['2BResults for P1_(time)'.H33]" office:value-type="string" office:string-value="" calcext:value-type="error">
            <text:p>#DIV/0!</text:p>
          </table:table-cell>
          <table:table-cell table:style-name="ce27" table:formula="of:=['2BResults for P1_(time)'.E33]/['2BResults for P1_(time)'.H33]" office:value-type="string" office:string-value="" calcext:value-type="error">
            <text:p>#DIV/0!</text:p>
          </table:table-cell>
          <table:table-cell table:style-name="ce27" table:formula="of:=['2BResults for P1_(time)'.F33]/['2BResults for P1_(time)'.H33]" office:value-type="string" office:string-value="" calcext:value-type="error">
            <text:p>#DIV/0!</text:p>
          </table:table-cell>
          <table:table-cell table:style-name="ce27" table:formula="of:=['2BResults for P1_(time)'.G33]/['2BResults for P1_(time)'.H3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0.tsp</text:p>
          </table:table-cell>
          <table:table-cell table:number-columns-repeated="5"/>
          <table:table-cell table:formula="of:=SUM(['2BResults for P1_(time)'.D34:.G34])" office:value-type="float" office:value="0" calcext:value-type="float">
            <text:p>0</text:p>
          </table:table-cell>
          <table:table-cell table:formula="of:=['2BResults for P1_(time)'.D34]/['2BResults for P1_(time)'.H34]" office:value-type="string" office:string-value="" calcext:value-type="error">
            <text:p>#DIV/0!</text:p>
          </table:table-cell>
          <table:table-cell table:formula="of:=['2BResults for P1_(time)'.E34]/['2BResults for P1_(time)'.H34]" office:value-type="string" office:string-value="" calcext:value-type="error">
            <text:p>#DIV/0!</text:p>
          </table:table-cell>
          <table:table-cell table:formula="of:=['2BResults for P1_(time)'.F34]/['2BResults for P1_(time)'.H34]" office:value-type="string" office:string-value="" calcext:value-type="error">
            <text:p>#DIV/0!</text:p>
          </table:table-cell>
          <table:table-cell table:formula="of:=['2BResults for P1_(time)'.G34]/['2BResults for P1_(time)'.H3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style-name="ce27" table:number-columns-repeated="5"/>
          <table:table-cell table:style-name="ce27" table:formula="of:=SUM(['2BResults for P1_(time)'.D35:.G35])" office:value-type="float" office:value="0" calcext:value-type="float">
            <text:p>0</text:p>
          </table:table-cell>
          <table:table-cell table:style-name="ce27" table:formula="of:=['2BResults for P1_(time)'.D35]/['2BResults for P1_(time)'.H35]" office:value-type="string" office:string-value="" calcext:value-type="error">
            <text:p>#DIV/0!</text:p>
          </table:table-cell>
          <table:table-cell table:style-name="ce27" table:formula="of:=['2BResults for P1_(time)'.E35]/['2BResults for P1_(time)'.H35]" office:value-type="string" office:string-value="" calcext:value-type="error">
            <text:p>#DIV/0!</text:p>
          </table:table-cell>
          <table:table-cell table:style-name="ce27" table:formula="of:=['2BResults for P1_(time)'.F35]/['2BResults for P1_(time)'.H35]" office:value-type="string" office:string-value="" calcext:value-type="error">
            <text:p>#DIV/0!</text:p>
          </table:table-cell>
          <table:table-cell table:style-name="ce27" table:formula="of:=['2BResults for P1_(time)'.G35]/['2BResults for P1_(time)'.H3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2.tsp</text:p>
          </table:table-cell>
          <table:table-cell table:number-columns-repeated="5"/>
          <table:table-cell table:formula="of:=SUM(['2BResults for P1_(time)'.D36:.G36])" office:value-type="float" office:value="0" calcext:value-type="float">
            <text:p>0</text:p>
          </table:table-cell>
          <table:table-cell table:formula="of:=['2BResults for P1_(time)'.D36]/['2BResults for P1_(time)'.H36]" office:value-type="string" office:string-value="" calcext:value-type="error">
            <text:p>#DIV/0!</text:p>
          </table:table-cell>
          <table:table-cell table:formula="of:=['2BResults for P1_(time)'.E36]/['2BResults for P1_(time)'.H36]" office:value-type="string" office:string-value="" calcext:value-type="error">
            <text:p>#DIV/0!</text:p>
          </table:table-cell>
          <table:table-cell table:formula="of:=['2BResults for P1_(time)'.F36]/['2BResults for P1_(time)'.H36]" office:value-type="string" office:string-value="" calcext:value-type="error">
            <text:p>#DIV/0!</text:p>
          </table:table-cell>
          <table:table-cell table:formula="of:=['2BResults for P1_(time)'.G36]/['2BResults for P1_(time)'.H3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style-name="ce27" table:number-columns-repeated="5"/>
          <table:table-cell table:style-name="ce27" table:formula="of:=SUM(['2BResults for P1_(time)'.D37:.G37])" office:value-type="float" office:value="0" calcext:value-type="float">
            <text:p>0</text:p>
          </table:table-cell>
          <table:table-cell table:style-name="ce27" table:formula="of:=['2BResults for P1_(time)'.D37]/['2BResults for P1_(time)'.H37]" office:value-type="string" office:string-value="" calcext:value-type="error">
            <text:p>#DIV/0!</text:p>
          </table:table-cell>
          <table:table-cell table:style-name="ce27" table:formula="of:=['2BResults for P1_(time)'.E37]/['2BResults for P1_(time)'.H37]" office:value-type="string" office:string-value="" calcext:value-type="error">
            <text:p>#DIV/0!</text:p>
          </table:table-cell>
          <table:table-cell table:style-name="ce27" table:formula="of:=['2BResults for P1_(time)'.F37]/['2BResults for P1_(time)'.H37]" office:value-type="string" office:string-value="" calcext:value-type="error">
            <text:p>#DIV/0!</text:p>
          </table:table-cell>
          <table:table-cell table:style-name="ce27" table:formula="of:=['2BResults for P1_(time)'.G37]/['2BResults for P1_(time)'.H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4.tsp</text:p>
          </table:table-cell>
          <table:table-cell table:number-columns-repeated="5"/>
          <table:table-cell table:formula="of:=SUM(['2BResults for P1_(time)'.D38:.G38])" office:value-type="float" office:value="0" calcext:value-type="float">
            <text:p>0</text:p>
          </table:table-cell>
          <table:table-cell table:formula="of:=['2BResults for P1_(time)'.D38]/['2BResults for P1_(time)'.H38]" office:value-type="string" office:string-value="" calcext:value-type="error">
            <text:p>#DIV/0!</text:p>
          </table:table-cell>
          <table:table-cell table:formula="of:=['2BResults for P1_(time)'.E38]/['2BResults for P1_(time)'.H38]" office:value-type="string" office:string-value="" calcext:value-type="error">
            <text:p>#DIV/0!</text:p>
          </table:table-cell>
          <table:table-cell table:formula="of:=['2BResults for P1_(time)'.F38]/['2BResults for P1_(time)'.H38]" office:value-type="string" office:string-value="" calcext:value-type="error">
            <text:p>#DIV/0!</text:p>
          </table:table-cell>
          <table:table-cell table:formula="of:=['2BResults for P1_(time)'.G38]/['2BResults for P1_(time)'.H3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style-name="ce27" table:number-columns-repeated="5"/>
          <table:table-cell table:style-name="ce27" table:formula="of:=SUM(['2BResults for P1_(time)'.D39:.G39])" office:value-type="float" office:value="0" calcext:value-type="float">
            <text:p>0</text:p>
          </table:table-cell>
          <table:table-cell table:style-name="ce27" table:formula="of:=['2BResults for P1_(time)'.D39]/['2BResults for P1_(time)'.H39]" office:value-type="string" office:string-value="" calcext:value-type="error">
            <text:p>#DIV/0!</text:p>
          </table:table-cell>
          <table:table-cell table:style-name="ce27" table:formula="of:=['2BResults for P1_(time)'.E39]/['2BResults for P1_(time)'.H39]" office:value-type="string" office:string-value="" calcext:value-type="error">
            <text:p>#DIV/0!</text:p>
          </table:table-cell>
          <table:table-cell table:style-name="ce27" table:formula="of:=['2BResults for P1_(time)'.F39]/['2BResults for P1_(time)'.H39]" office:value-type="string" office:string-value="" calcext:value-type="error">
            <text:p>#DIV/0!</text:p>
          </table:table-cell>
          <table:table-cell table:style-name="ce27" table:formula="of:=['2BResults for P1_(time)'.G39]/['2BResults for P1_(time)'.H3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6.tsp</text:p>
          </table:table-cell>
          <table:table-cell table:number-columns-repeated="5"/>
          <table:table-cell table:formula="of:=SUM(['2BResults for P1_(time)'.D40:.G40])" office:value-type="float" office:value="0" calcext:value-type="float">
            <text:p>0</text:p>
          </table:table-cell>
          <table:table-cell table:formula="of:=['2BResults for P1_(time)'.D40]/['2BResults for P1_(time)'.H40]" office:value-type="string" office:string-value="" calcext:value-type="error">
            <text:p>#DIV/0!</text:p>
          </table:table-cell>
          <table:table-cell table:formula="of:=['2BResults for P1_(time)'.E40]/['2BResults for P1_(time)'.H40]" office:value-type="string" office:string-value="" calcext:value-type="error">
            <text:p>#DIV/0!</text:p>
          </table:table-cell>
          <table:table-cell table:formula="of:=['2BResults for P1_(time)'.F40]/['2BResults for P1_(time)'.H40]" office:value-type="string" office:string-value="" calcext:value-type="error">
            <text:p>#DIV/0!</text:p>
          </table:table-cell>
          <table:table-cell table:formula="of:=['2BResults for P1_(time)'.G40]/['2BResults for P1_(time)'.H4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style-name="ce27" table:number-columns-repeated="5"/>
          <table:table-cell table:style-name="ce27" table:formula="of:=SUM(['2BResults for P1_(time)'.D41:.G41])" office:value-type="float" office:value="0" calcext:value-type="float">
            <text:p>0</text:p>
          </table:table-cell>
          <table:table-cell table:style-name="ce27" table:formula="of:=['2BResults for P1_(time)'.D41]/['2BResults for P1_(time)'.H41]" office:value-type="string" office:string-value="" calcext:value-type="error">
            <text:p>#DIV/0!</text:p>
          </table:table-cell>
          <table:table-cell table:style-name="ce27" table:formula="of:=['2BResults for P1_(time)'.E41]/['2BResults for P1_(time)'.H41]" office:value-type="string" office:string-value="" calcext:value-type="error">
            <text:p>#DIV/0!</text:p>
          </table:table-cell>
          <table:table-cell table:style-name="ce27" table:formula="of:=['2BResults for P1_(time)'.F41]/['2BResults for P1_(time)'.H41]" office:value-type="string" office:string-value="" calcext:value-type="error">
            <text:p>#DIV/0!</text:p>
          </table:table-cell>
          <table:table-cell table:style-name="ce27" table:formula="of:=['2BResults for P1_(time)'.G41]/['2BResults for P1_(time)'.H4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8.tsp</text:p>
          </table:table-cell>
          <table:table-cell table:number-columns-repeated="5"/>
          <table:table-cell table:formula="of:=SUM(['2BResults for P1_(time)'.D42:.G42])" office:value-type="float" office:value="0" calcext:value-type="float">
            <text:p>0</text:p>
          </table:table-cell>
          <table:table-cell table:formula="of:=['2BResults for P1_(time)'.D42]/['2BResults for P1_(time)'.H42]" office:value-type="string" office:string-value="" calcext:value-type="error">
            <text:p>#DIV/0!</text:p>
          </table:table-cell>
          <table:table-cell table:formula="of:=['2BResults for P1_(time)'.E42]/['2BResults for P1_(time)'.H42]" office:value-type="string" office:string-value="" calcext:value-type="error">
            <text:p>#DIV/0!</text:p>
          </table:table-cell>
          <table:table-cell table:formula="of:=['2BResults for P1_(time)'.F42]/['2BResults for P1_(time)'.H42]" office:value-type="string" office:string-value="" calcext:value-type="error">
            <text:p>#DIV/0!</text:p>
          </table:table-cell>
          <table:table-cell table:formula="of:=['2BResults for P1_(time)'.G42]/['2BResults for P1_(time)'.H4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style-name="ce27" table:number-columns-repeated="5"/>
          <table:table-cell table:style-name="ce27" table:formula="of:=SUM(['2BResults for P1_(time)'.D43:.G43])" office:value-type="float" office:value="0" calcext:value-type="float">
            <text:p>0</text:p>
          </table:table-cell>
          <table:table-cell table:style-name="ce27" table:formula="of:=['2BResults for P1_(time)'.D43]/['2BResults for P1_(time)'.H43]" office:value-type="string" office:string-value="" calcext:value-type="error">
            <text:p>#DIV/0!</text:p>
          </table:table-cell>
          <table:table-cell table:style-name="ce27" table:formula="of:=['2BResults for P1_(time)'.E43]/['2BResults for P1_(time)'.H43]" office:value-type="string" office:string-value="" calcext:value-type="error">
            <text:p>#DIV/0!</text:p>
          </table:table-cell>
          <table:table-cell table:style-name="ce27" table:formula="of:=['2BResults for P1_(time)'.F43]/['2BResults for P1_(time)'.H43]" office:value-type="string" office:string-value="" calcext:value-type="error">
            <text:p>#DIV/0!</text:p>
          </table:table-cell>
          <table:table-cell table:style-name="ce27" table:formula="of:=['2BResults for P1_(time)'.G43]/['2BResults for P1_(time)'.H4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0.tsp</text:p>
          </table:table-cell>
          <table:table-cell table:number-columns-repeated="5"/>
          <table:table-cell table:formula="of:=SUM(['2BResults for P1_(time)'.D44:.G44])" office:value-type="float" office:value="0" calcext:value-type="float">
            <text:p>0</text:p>
          </table:table-cell>
          <table:table-cell table:formula="of:=['2BResults for P1_(time)'.D44]/['2BResults for P1_(time)'.H44]" office:value-type="string" office:string-value="" calcext:value-type="error">
            <text:p>#DIV/0!</text:p>
          </table:table-cell>
          <table:table-cell table:formula="of:=['2BResults for P1_(time)'.E44]/['2BResults for P1_(time)'.H44]" office:value-type="string" office:string-value="" calcext:value-type="error">
            <text:p>#DIV/0!</text:p>
          </table:table-cell>
          <table:table-cell table:formula="of:=['2BResults for P1_(time)'.F44]/['2BResults for P1_(time)'.H44]" office:value-type="string" office:string-value="" calcext:value-type="error">
            <text:p>#DIV/0!</text:p>
          </table:table-cell>
          <table:table-cell table:formula="of:=['2BResults for P1_(time)'.G44]/['2BResults for P1_(time)'.H4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style-name="ce27" table:number-columns-repeated="5"/>
          <table:table-cell table:style-name="ce27" table:formula="of:=SUM(['2BResults for P1_(time)'.D45:.G45])" office:value-type="float" office:value="0" calcext:value-type="float">
            <text:p>0</text:p>
          </table:table-cell>
          <table:table-cell table:style-name="ce27" table:formula="of:=['2BResults for P1_(time)'.D45]/['2BResults for P1_(time)'.H45]" office:value-type="string" office:string-value="" calcext:value-type="error">
            <text:p>#DIV/0!</text:p>
          </table:table-cell>
          <table:table-cell table:style-name="ce27" table:formula="of:=['2BResults for P1_(time)'.E45]/['2BResults for P1_(time)'.H45]" office:value-type="string" office:string-value="" calcext:value-type="error">
            <text:p>#DIV/0!</text:p>
          </table:table-cell>
          <table:table-cell table:style-name="ce27" table:formula="of:=['2BResults for P1_(time)'.F45]/['2BResults for P1_(time)'.H45]" office:value-type="string" office:string-value="" calcext:value-type="error">
            <text:p>#DIV/0!</text:p>
          </table:table-cell>
          <table:table-cell table:style-name="ce27" table:formula="of:=['2BResults for P1_(time)'.G45]/['2BResults for P1_(time)'.H4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2.tsp</text:p>
          </table:table-cell>
          <table:table-cell table:number-columns-repeated="5"/>
          <table:table-cell table:formula="of:=SUM(['2BResults for P1_(time)'.D46:.G46])" office:value-type="float" office:value="0" calcext:value-type="float">
            <text:p>0</text:p>
          </table:table-cell>
          <table:table-cell table:formula="of:=['2BResults for P1_(time)'.D46]/['2BResults for P1_(time)'.H46]" office:value-type="string" office:string-value="" calcext:value-type="error">
            <text:p>#DIV/0!</text:p>
          </table:table-cell>
          <table:table-cell table:formula="of:=['2BResults for P1_(time)'.E46]/['2BResults for P1_(time)'.H46]" office:value-type="string" office:string-value="" calcext:value-type="error">
            <text:p>#DIV/0!</text:p>
          </table:table-cell>
          <table:table-cell table:formula="of:=['2BResults for P1_(time)'.F46]/['2BResults for P1_(time)'.H46]" office:value-type="string" office:string-value="" calcext:value-type="error">
            <text:p>#DIV/0!</text:p>
          </table:table-cell>
          <table:table-cell table:formula="of:=['2BResults for P1_(time)'.G46]/['2BResults for P1_(time)'.H4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style-name="ce27" table:number-columns-repeated="5"/>
          <table:table-cell table:style-name="ce27" table:formula="of:=SUM(['2BResults for P1_(time)'.D47:.G47])" office:value-type="float" office:value="0" calcext:value-type="float">
            <text:p>0</text:p>
          </table:table-cell>
          <table:table-cell table:style-name="ce27" table:formula="of:=['2BResults for P1_(time)'.D47]/['2BResults for P1_(time)'.H47]" office:value-type="string" office:string-value="" calcext:value-type="error">
            <text:p>#DIV/0!</text:p>
          </table:table-cell>
          <table:table-cell table:style-name="ce27" table:formula="of:=['2BResults for P1_(time)'.E47]/['2BResults for P1_(time)'.H47]" office:value-type="string" office:string-value="" calcext:value-type="error">
            <text:p>#DIV/0!</text:p>
          </table:table-cell>
          <table:table-cell table:style-name="ce27" table:formula="of:=['2BResults for P1_(time)'.F47]/['2BResults for P1_(time)'.H47]" office:value-type="string" office:string-value="" calcext:value-type="error">
            <text:p>#DIV/0!</text:p>
          </table:table-cell>
          <table:table-cell table:style-name="ce27" table:formula="of:=['2BResults for P1_(time)'.G47]/['2BResults for P1_(time)'.H4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4.tsp</text:p>
          </table:table-cell>
          <table:table-cell table:number-columns-repeated="5"/>
          <table:table-cell table:formula="of:=SUM(['2BResults for P1_(time)'.D48:.G48])" office:value-type="float" office:value="0" calcext:value-type="float">
            <text:p>0</text:p>
          </table:table-cell>
          <table:table-cell table:formula="of:=['2BResults for P1_(time)'.D48]/['2BResults for P1_(time)'.H48]" office:value-type="string" office:string-value="" calcext:value-type="error">
            <text:p>#DIV/0!</text:p>
          </table:table-cell>
          <table:table-cell table:formula="of:=['2BResults for P1_(time)'.E48]/['2BResults for P1_(time)'.H48]" office:value-type="string" office:string-value="" calcext:value-type="error">
            <text:p>#DIV/0!</text:p>
          </table:table-cell>
          <table:table-cell table:formula="of:=['2BResults for P1_(time)'.F48]/['2BResults for P1_(time)'.H48]" office:value-type="string" office:string-value="" calcext:value-type="error">
            <text:p>#DIV/0!</text:p>
          </table:table-cell>
          <table:table-cell table:formula="of:=['2BResults for P1_(time)'.G48]/['2BResults for P1_(time)'.H4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style-name="ce27" table:number-columns-repeated="5"/>
          <table:table-cell table:style-name="ce27" table:formula="of:=SUM(['2BResults for P1_(time)'.D49:.G49])" office:value-type="float" office:value="0" calcext:value-type="float">
            <text:p>0</text:p>
          </table:table-cell>
          <table:table-cell table:style-name="ce27" table:formula="of:=['2BResults for P1_(time)'.D49]/['2BResults for P1_(time)'.H49]" office:value-type="string" office:string-value="" calcext:value-type="error">
            <text:p>#DIV/0!</text:p>
          </table:table-cell>
          <table:table-cell table:style-name="ce27" table:formula="of:=['2BResults for P1_(time)'.E49]/['2BResults for P1_(time)'.H49]" office:value-type="string" office:string-value="" calcext:value-type="error">
            <text:p>#DIV/0!</text:p>
          </table:table-cell>
          <table:table-cell table:style-name="ce27" table:formula="of:=['2BResults for P1_(time)'.F49]/['2BResults for P1_(time)'.H49]" office:value-type="string" office:string-value="" calcext:value-type="error">
            <text:p>#DIV/0!</text:p>
          </table:table-cell>
          <table:table-cell table:style-name="ce27" table:formula="of:=['2BResults for P1_(time)'.G49]/['2BResults for P1_(time)'.H4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6.tsp</text:p>
          </table:table-cell>
          <table:table-cell table:number-columns-repeated="5"/>
          <table:table-cell table:formula="of:=SUM(['2BResults for P1_(time)'.D50:.G50])" office:value-type="float" office:value="0" calcext:value-type="float">
            <text:p>0</text:p>
          </table:table-cell>
          <table:table-cell table:formula="of:=['2BResults for P1_(time)'.D50]/['2BResults for P1_(time)'.H50]" office:value-type="string" office:string-value="" calcext:value-type="error">
            <text:p>#DIV/0!</text:p>
          </table:table-cell>
          <table:table-cell table:formula="of:=['2BResults for P1_(time)'.E50]/['2BResults for P1_(time)'.H50]" office:value-type="string" office:string-value="" calcext:value-type="error">
            <text:p>#DIV/0!</text:p>
          </table:table-cell>
          <table:table-cell table:formula="of:=['2BResults for P1_(time)'.F50]/['2BResults for P1_(time)'.H50]" office:value-type="string" office:string-value="" calcext:value-type="error">
            <text:p>#DIV/0!</text:p>
          </table:table-cell>
          <table:table-cell table:formula="of:=['2BResults for P1_(time)'.G50]/['2BResults for P1_(time)'.H5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style-name="ce27" table:number-columns-repeated="5"/>
          <table:table-cell table:style-name="ce27" table:formula="of:=SUM(['2BResults for P1_(time)'.D51:.G51])" office:value-type="float" office:value="0" calcext:value-type="float">
            <text:p>0</text:p>
          </table:table-cell>
          <table:table-cell table:style-name="ce27" table:formula="of:=['2BResults for P1_(time)'.D51]/['2BResults for P1_(time)'.H51]" office:value-type="string" office:string-value="" calcext:value-type="error">
            <text:p>#DIV/0!</text:p>
          </table:table-cell>
          <table:table-cell table:style-name="ce27" table:formula="of:=['2BResults for P1_(time)'.E51]/['2BResults for P1_(time)'.H51]" office:value-type="string" office:string-value="" calcext:value-type="error">
            <text:p>#DIV/0!</text:p>
          </table:table-cell>
          <table:table-cell table:style-name="ce27" table:formula="of:=['2BResults for P1_(time)'.F51]/['2BResults for P1_(time)'.H51]" office:value-type="string" office:string-value="" calcext:value-type="error">
            <text:p>#DIV/0!</text:p>
          </table:table-cell>
          <table:table-cell table:style-name="ce27" table:formula="of:=['2BResults for P1_(time)'.G51]/['2BResults for P1_(time)'.H5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8.tsp</text:p>
          </table:table-cell>
          <table:table-cell table:number-columns-repeated="5"/>
          <table:table-cell table:formula="of:=SUM(['2BResults for P1_(time)'.D52:.G52])" office:value-type="float" office:value="0" calcext:value-type="float">
            <text:p>0</text:p>
          </table:table-cell>
          <table:table-cell table:formula="of:=['2BResults for P1_(time)'.D52]/['2BResults for P1_(time)'.H52]" office:value-type="string" office:string-value="" calcext:value-type="error">
            <text:p>#DIV/0!</text:p>
          </table:table-cell>
          <table:table-cell table:formula="of:=['2BResults for P1_(time)'.E52]/['2BResults for P1_(time)'.H52]" office:value-type="string" office:string-value="" calcext:value-type="error">
            <text:p>#DIV/0!</text:p>
          </table:table-cell>
          <table:table-cell table:formula="of:=['2BResults for P1_(time)'.F52]/['2BResults for P1_(time)'.H52]" office:value-type="string" office:string-value="" calcext:value-type="error">
            <text:p>#DIV/0!</text:p>
          </table:table-cell>
          <table:table-cell table:formula="of:=['2BResults for P1_(time)'.G52]/['2BResults for P1_(time)'.H5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style-name="ce27" table:number-columns-repeated="5"/>
          <table:table-cell table:style-name="ce27" table:formula="of:=SUM(['2BResults for P1_(time)'.D53:.G53])" office:value-type="float" office:value="0" calcext:value-type="float">
            <text:p>0</text:p>
          </table:table-cell>
          <table:table-cell table:style-name="ce27" table:formula="of:=['2BResults for P1_(time)'.D53]/['2BResults for P1_(time)'.H53]" office:value-type="string" office:string-value="" calcext:value-type="error">
            <text:p>#DIV/0!</text:p>
          </table:table-cell>
          <table:table-cell table:style-name="ce27" table:formula="of:=['2BResults for P1_(time)'.E53]/['2BResults for P1_(time)'.H53]" office:value-type="string" office:string-value="" calcext:value-type="error">
            <text:p>#DIV/0!</text:p>
          </table:table-cell>
          <table:table-cell table:style-name="ce27" table:formula="of:=['2BResults for P1_(time)'.F53]/['2BResults for P1_(time)'.H53]" office:value-type="string" office:string-value="" calcext:value-type="error">
            <text:p>#DIV/0!</text:p>
          </table:table-cell>
          <table:table-cell table:style-name="ce27" table:formula="of:=['2BResults for P1_(time)'.G53]/['2BResults for P1_(time)'.H5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0.tsp</text:p>
          </table:table-cell>
          <table:table-cell table:number-columns-repeated="5"/>
          <table:table-cell table:formula="of:=SUM(['2BResults for P1_(time)'.D54:.G54])" office:value-type="float" office:value="0" calcext:value-type="float">
            <text:p>0</text:p>
          </table:table-cell>
          <table:table-cell table:formula="of:=['2BResults for P1_(time)'.D54]/['2BResults for P1_(time)'.H54]" office:value-type="string" office:string-value="" calcext:value-type="error">
            <text:p>#DIV/0!</text:p>
          </table:table-cell>
          <table:table-cell table:formula="of:=['2BResults for P1_(time)'.E54]/['2BResults for P1_(time)'.H54]" office:value-type="string" office:string-value="" calcext:value-type="error">
            <text:p>#DIV/0!</text:p>
          </table:table-cell>
          <table:table-cell table:formula="of:=['2BResults for P1_(time)'.F54]/['2BResults for P1_(time)'.H54]" office:value-type="string" office:string-value="" calcext:value-type="error">
            <text:p>#DIV/0!</text:p>
          </table:table-cell>
          <table:table-cell table:formula="of:=['2BResults for P1_(time)'.G54]/['2BResults for P1_(time)'.H5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style-name="ce27" table:number-columns-repeated="5"/>
          <table:table-cell table:style-name="ce27" table:formula="of:=SUM(['2BResults for P1_(time)'.D55:.G55])" office:value-type="float" office:value="0" calcext:value-type="float">
            <text:p>0</text:p>
          </table:table-cell>
          <table:table-cell table:style-name="ce27" table:formula="of:=['2BResults for P1_(time)'.D55]/['2BResults for P1_(time)'.H55]" office:value-type="string" office:string-value="" calcext:value-type="error">
            <text:p>#DIV/0!</text:p>
          </table:table-cell>
          <table:table-cell table:style-name="ce27" table:formula="of:=['2BResults for P1_(time)'.E55]/['2BResults for P1_(time)'.H55]" office:value-type="string" office:string-value="" calcext:value-type="error">
            <text:p>#DIV/0!</text:p>
          </table:table-cell>
          <table:table-cell table:style-name="ce27" table:formula="of:=['2BResults for P1_(time)'.F55]/['2BResults for P1_(time)'.H55]" office:value-type="string" office:string-value="" calcext:value-type="error">
            <text:p>#DIV/0!</text:p>
          </table:table-cell>
          <table:table-cell table:style-name="ce27" table:formula="of:=['2BResults for P1_(time)'.G55]/['2BResults for P1_(time)'.H5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2.tsp</text:p>
          </table:table-cell>
          <table:table-cell table:number-columns-repeated="5"/>
          <table:table-cell table:formula="of:=SUM(['2BResults for P1_(time)'.D56:.G56])" office:value-type="float" office:value="0" calcext:value-type="float">
            <text:p>0</text:p>
          </table:table-cell>
          <table:table-cell table:formula="of:=['2BResults for P1_(time)'.D56]/['2BResults for P1_(time)'.H56]" office:value-type="string" office:string-value="" calcext:value-type="error">
            <text:p>#DIV/0!</text:p>
          </table:table-cell>
          <table:table-cell table:formula="of:=['2BResults for P1_(time)'.E56]/['2BResults for P1_(time)'.H56]" office:value-type="string" office:string-value="" calcext:value-type="error">
            <text:p>#DIV/0!</text:p>
          </table:table-cell>
          <table:table-cell table:formula="of:=['2BResults for P1_(time)'.F56]/['2BResults for P1_(time)'.H56]" office:value-type="string" office:string-value="" calcext:value-type="error">
            <text:p>#DIV/0!</text:p>
          </table:table-cell>
          <table:table-cell table:formula="of:=['2BResults for P1_(time)'.G56]/['2BResults for P1_(time)'.H5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style-name="ce27" table:number-columns-repeated="5"/>
          <table:table-cell table:style-name="ce27" table:formula="of:=SUM(['2BResults for P1_(time)'.D57:.G57])" office:value-type="float" office:value="0" calcext:value-type="float">
            <text:p>0</text:p>
          </table:table-cell>
          <table:table-cell table:style-name="ce27" table:formula="of:=['2BResults for P1_(time)'.D57]/['2BResults for P1_(time)'.H57]" office:value-type="string" office:string-value="" calcext:value-type="error">
            <text:p>#DIV/0!</text:p>
          </table:table-cell>
          <table:table-cell table:style-name="ce27" table:formula="of:=['2BResults for P1_(time)'.E57]/['2BResults for P1_(time)'.H57]" office:value-type="string" office:string-value="" calcext:value-type="error">
            <text:p>#DIV/0!</text:p>
          </table:table-cell>
          <table:table-cell table:style-name="ce27" table:formula="of:=['2BResults for P1_(time)'.F57]/['2BResults for P1_(time)'.H57]" office:value-type="string" office:string-value="" calcext:value-type="error">
            <text:p>#DIV/0!</text:p>
          </table:table-cell>
          <table:table-cell table:style-name="ce27" table:formula="of:=['2BResults for P1_(time)'.G57]/['2BResults for P1_(time)'.H5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4.tsp</text:p>
          </table:table-cell>
          <table:table-cell table:number-columns-repeated="5"/>
          <table:table-cell table:formula="of:=SUM(['2BResults for P1_(time)'.D58:.G58])" office:value-type="float" office:value="0" calcext:value-type="float">
            <text:p>0</text:p>
          </table:table-cell>
          <table:table-cell table:formula="of:=['2BResults for P1_(time)'.D58]/['2BResults for P1_(time)'.H58]" office:value-type="string" office:string-value="" calcext:value-type="error">
            <text:p>#DIV/0!</text:p>
          </table:table-cell>
          <table:table-cell table:formula="of:=['2BResults for P1_(time)'.E58]/['2BResults for P1_(time)'.H58]" office:value-type="string" office:string-value="" calcext:value-type="error">
            <text:p>#DIV/0!</text:p>
          </table:table-cell>
          <table:table-cell table:formula="of:=['2BResults for P1_(time)'.F58]/['2BResults for P1_(time)'.H58]" office:value-type="string" office:string-value="" calcext:value-type="error">
            <text:p>#DIV/0!</text:p>
          </table:table-cell>
          <table:table-cell table:formula="of:=['2BResults for P1_(time)'.G58]/['2BResults for P1_(time)'.H5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style-name="ce27" table:number-columns-repeated="5"/>
          <table:table-cell table:style-name="ce27" table:formula="of:=SUM(['2BResults for P1_(time)'.D59:.G59])" office:value-type="float" office:value="0" calcext:value-type="float">
            <text:p>0</text:p>
          </table:table-cell>
          <table:table-cell table:style-name="ce27" table:formula="of:=['2BResults for P1_(time)'.D59]/['2BResults for P1_(time)'.H59]" office:value-type="string" office:string-value="" calcext:value-type="error">
            <text:p>#DIV/0!</text:p>
          </table:table-cell>
          <table:table-cell table:style-name="ce27" table:formula="of:=['2BResults for P1_(time)'.E59]/['2BResults for P1_(time)'.H59]" office:value-type="string" office:string-value="" calcext:value-type="error">
            <text:p>#DIV/0!</text:p>
          </table:table-cell>
          <table:table-cell table:style-name="ce27" table:formula="of:=['2BResults for P1_(time)'.F59]/['2BResults for P1_(time)'.H59]" office:value-type="string" office:string-value="" calcext:value-type="error">
            <text:p>#DIV/0!</text:p>
          </table:table-cell>
          <table:table-cell table:style-name="ce27" table:formula="of:=['2BResults for P1_(time)'.G59]/['2BResults for P1_(time)'.H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6.tsp</text:p>
          </table:table-cell>
          <table:table-cell table:number-columns-repeated="5"/>
          <table:table-cell table:formula="of:=SUM(['2BResults for P1_(time)'.D60:.G60])" office:value-type="float" office:value="0" calcext:value-type="float">
            <text:p>0</text:p>
          </table:table-cell>
          <table:table-cell table:formula="of:=['2BResults for P1_(time)'.D60]/['2BResults for P1_(time)'.H60]" office:value-type="string" office:string-value="" calcext:value-type="error">
            <text:p>#DIV/0!</text:p>
          </table:table-cell>
          <table:table-cell table:formula="of:=['2BResults for P1_(time)'.E60]/['2BResults for P1_(time)'.H60]" office:value-type="string" office:string-value="" calcext:value-type="error">
            <text:p>#DIV/0!</text:p>
          </table:table-cell>
          <table:table-cell table:formula="of:=['2BResults for P1_(time)'.F60]/['2BResults for P1_(time)'.H60]" office:value-type="string" office:string-value="" calcext:value-type="error">
            <text:p>#DIV/0!</text:p>
          </table:table-cell>
          <table:table-cell table:formula="of:=['2BResults for P1_(time)'.G60]/['2BResults for P1_(time)'.H6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style-name="ce27" table:number-columns-repeated="5"/>
          <table:table-cell table:style-name="ce27" table:formula="of:=SUM(['2BResults for P1_(time)'.D61:.G61])" office:value-type="float" office:value="0" calcext:value-type="float">
            <text:p>0</text:p>
          </table:table-cell>
          <table:table-cell table:style-name="ce27" table:formula="of:=['2BResults for P1_(time)'.D61]/['2BResults for P1_(time)'.H61]" office:value-type="string" office:string-value="" calcext:value-type="error">
            <text:p>#DIV/0!</text:p>
          </table:table-cell>
          <table:table-cell table:style-name="ce27" table:formula="of:=['2BResults for P1_(time)'.E61]/['2BResults for P1_(time)'.H61]" office:value-type="string" office:string-value="" calcext:value-type="error">
            <text:p>#DIV/0!</text:p>
          </table:table-cell>
          <table:table-cell table:style-name="ce27" table:formula="of:=['2BResults for P1_(time)'.F61]/['2BResults for P1_(time)'.H61]" office:value-type="string" office:string-value="" calcext:value-type="error">
            <text:p>#DIV/0!</text:p>
          </table:table-cell>
          <table:table-cell table:style-name="ce27" table:formula="of:=['2BResults for P1_(time)'.G61]/['2BResults for P1_(time)'.H6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8.tsp</text:p>
          </table:table-cell>
          <table:table-cell table:number-columns-repeated="5"/>
          <table:table-cell table:formula="of:=SUM(['2BResults for P1_(time)'.D62:.G62])" office:value-type="float" office:value="0" calcext:value-type="float">
            <text:p>0</text:p>
          </table:table-cell>
          <table:table-cell table:formula="of:=['2BResults for P1_(time)'.D62]/['2BResults for P1_(time)'.H62]" office:value-type="string" office:string-value="" calcext:value-type="error">
            <text:p>#DIV/0!</text:p>
          </table:table-cell>
          <table:table-cell table:formula="of:=['2BResults for P1_(time)'.E62]/['2BResults for P1_(time)'.H62]" office:value-type="string" office:string-value="" calcext:value-type="error">
            <text:p>#DIV/0!</text:p>
          </table:table-cell>
          <table:table-cell table:formula="of:=['2BResults for P1_(time)'.F62]/['2BResults for P1_(time)'.H62]" office:value-type="string" office:string-value="" calcext:value-type="error">
            <text:p>#DIV/0!</text:p>
          </table:table-cell>
          <table:table-cell table:formula="of:=['2BResults for P1_(time)'.G62]/['2BResults for P1_(time)'.H6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style-name="ce27" table:number-columns-repeated="5"/>
          <table:table-cell table:style-name="ce27" table:formula="of:=SUM(['2BResults for P1_(time)'.D63:.G63])" office:value-type="float" office:value="0" calcext:value-type="float">
            <text:p>0</text:p>
          </table:table-cell>
          <table:table-cell table:style-name="ce27" table:formula="of:=['2BResults for P1_(time)'.D63]/['2BResults for P1_(time)'.H63]" office:value-type="string" office:string-value="" calcext:value-type="error">
            <text:p>#DIV/0!</text:p>
          </table:table-cell>
          <table:table-cell table:style-name="ce27" table:formula="of:=['2BResults for P1_(time)'.E63]/['2BResults for P1_(time)'.H63]" office:value-type="string" office:string-value="" calcext:value-type="error">
            <text:p>#DIV/0!</text:p>
          </table:table-cell>
          <table:table-cell table:style-name="ce27" table:formula="of:=['2BResults for P1_(time)'.F63]/['2BResults for P1_(time)'.H63]" office:value-type="string" office:string-value="" calcext:value-type="error">
            <text:p>#DIV/0!</text:p>
          </table:table-cell>
          <table:table-cell table:style-name="ce27" table:formula="of:=['2BResults for P1_(time)'.G63]/['2BResults for P1_(time)'.H6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0.tsp</text:p>
          </table:table-cell>
          <table:table-cell table:number-columns-repeated="5"/>
          <table:table-cell table:formula="of:=SUM(['2BResults for P1_(time)'.D64:.G64])" office:value-type="float" office:value="0" calcext:value-type="float">
            <text:p>0</text:p>
          </table:table-cell>
          <table:table-cell table:formula="of:=['2BResults for P1_(time)'.D64]/['2BResults for P1_(time)'.H64]" office:value-type="string" office:string-value="" calcext:value-type="error">
            <text:p>#DIV/0!</text:p>
          </table:table-cell>
          <table:table-cell table:formula="of:=['2BResults for P1_(time)'.E64]/['2BResults for P1_(time)'.H64]" office:value-type="string" office:string-value="" calcext:value-type="error">
            <text:p>#DIV/0!</text:p>
          </table:table-cell>
          <table:table-cell table:formula="of:=['2BResults for P1_(time)'.F64]/['2BResults for P1_(time)'.H64]" office:value-type="string" office:string-value="" calcext:value-type="error">
            <text:p>#DIV/0!</text:p>
          </table:table-cell>
          <table:table-cell table:formula="of:=['2BResults for P1_(time)'.G64]/['2BResults for P1_(time)'.H6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style-name="ce27" table:number-columns-repeated="5"/>
          <table:table-cell table:style-name="ce27" table:formula="of:=SUM(['2BResults for P1_(time)'.D65:.G65])" office:value-type="float" office:value="0" calcext:value-type="float">
            <text:p>0</text:p>
          </table:table-cell>
          <table:table-cell table:style-name="ce27" table:formula="of:=['2BResults for P1_(time)'.D65]/['2BResults for P1_(time)'.H65]" office:value-type="string" office:string-value="" calcext:value-type="error">
            <text:p>#DIV/0!</text:p>
          </table:table-cell>
          <table:table-cell table:style-name="ce27" table:formula="of:=['2BResults for P1_(time)'.E65]/['2BResults for P1_(time)'.H65]" office:value-type="string" office:string-value="" calcext:value-type="error">
            <text:p>#DIV/0!</text:p>
          </table:table-cell>
          <table:table-cell table:style-name="ce27" table:formula="of:=['2BResults for P1_(time)'.F65]/['2BResults for P1_(time)'.H65]" office:value-type="string" office:string-value="" calcext:value-type="error">
            <text:p>#DIV/0!</text:p>
          </table:table-cell>
          <table:table-cell table:style-name="ce27" table:formula="of:=['2BResults for P1_(time)'.G65]/['2BResults for P1_(time)'.H6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2.tsp</text:p>
          </table:table-cell>
          <table:table-cell table:number-columns-repeated="5"/>
          <table:table-cell table:formula="of:=SUM(['2BResults for P1_(time)'.D66:.G66])" office:value-type="float" office:value="0" calcext:value-type="float">
            <text:p>0</text:p>
          </table:table-cell>
          <table:table-cell table:formula="of:=['2BResults for P1_(time)'.D66]/['2BResults for P1_(time)'.H66]" office:value-type="string" office:string-value="" calcext:value-type="error">
            <text:p>#DIV/0!</text:p>
          </table:table-cell>
          <table:table-cell table:formula="of:=['2BResults for P1_(time)'.E66]/['2BResults for P1_(time)'.H66]" office:value-type="string" office:string-value="" calcext:value-type="error">
            <text:p>#DIV/0!</text:p>
          </table:table-cell>
          <table:table-cell table:formula="of:=['2BResults for P1_(time)'.F66]/['2BResults for P1_(time)'.H66]" office:value-type="string" office:string-value="" calcext:value-type="error">
            <text:p>#DIV/0!</text:p>
          </table:table-cell>
          <table:table-cell table:formula="of:=['2BResults for P1_(time)'.G66]/['2BResults for P1_(time)'.H6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style-name="ce27" table:number-columns-repeated="5"/>
          <table:table-cell table:style-name="ce27" table:formula="of:=SUM(['2BResults for P1_(time)'.D67:.G67])" office:value-type="float" office:value="0" calcext:value-type="float">
            <text:p>0</text:p>
          </table:table-cell>
          <table:table-cell table:style-name="ce27" table:formula="of:=['2BResults for P1_(time)'.D67]/['2BResults for P1_(time)'.H67]" office:value-type="string" office:string-value="" calcext:value-type="error">
            <text:p>#DIV/0!</text:p>
          </table:table-cell>
          <table:table-cell table:style-name="ce27" table:formula="of:=['2BResults for P1_(time)'.E67]/['2BResults for P1_(time)'.H67]" office:value-type="string" office:string-value="" calcext:value-type="error">
            <text:p>#DIV/0!</text:p>
          </table:table-cell>
          <table:table-cell table:style-name="ce27" table:formula="of:=['2BResults for P1_(time)'.F67]/['2BResults for P1_(time)'.H67]" office:value-type="string" office:string-value="" calcext:value-type="error">
            <text:p>#DIV/0!</text:p>
          </table:table-cell>
          <table:table-cell table:style-name="ce27" table:formula="of:=['2BResults for P1_(time)'.G67]/['2BResults for P1_(time)'.H6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4.tsp</text:p>
          </table:table-cell>
          <table:table-cell table:number-columns-repeated="5"/>
          <table:table-cell table:formula="of:=SUM(['2BResults for P1_(time)'.D68:.G68])" office:value-type="float" office:value="0" calcext:value-type="float">
            <text:p>0</text:p>
          </table:table-cell>
          <table:table-cell table:formula="of:=['2BResults for P1_(time)'.D68]/['2BResults for P1_(time)'.H68]" office:value-type="string" office:string-value="" calcext:value-type="error">
            <text:p>#DIV/0!</text:p>
          </table:table-cell>
          <table:table-cell table:formula="of:=['2BResults for P1_(time)'.E68]/['2BResults for P1_(time)'.H68]" office:value-type="string" office:string-value="" calcext:value-type="error">
            <text:p>#DIV/0!</text:p>
          </table:table-cell>
          <table:table-cell table:formula="of:=['2BResults for P1_(time)'.F68]/['2BResults for P1_(time)'.H68]" office:value-type="string" office:string-value="" calcext:value-type="error">
            <text:p>#DIV/0!</text:p>
          </table:table-cell>
          <table:table-cell table:formula="of:=['2BResults for P1_(time)'.G68]/['2BResults for P1_(time)'.H6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style-name="ce27" table:number-columns-repeated="5"/>
          <table:table-cell table:style-name="ce27" table:formula="of:=SUM(['2BResults for P1_(time)'.D69:.G69])" office:value-type="float" office:value="0" calcext:value-type="float">
            <text:p>0</text:p>
          </table:table-cell>
          <table:table-cell table:style-name="ce27" table:formula="of:=['2BResults for P1_(time)'.D69]/['2BResults for P1_(time)'.H69]" office:value-type="string" office:string-value="" calcext:value-type="error">
            <text:p>#DIV/0!</text:p>
          </table:table-cell>
          <table:table-cell table:style-name="ce27" table:formula="of:=['2BResults for P1_(time)'.E69]/['2BResults for P1_(time)'.H69]" office:value-type="string" office:string-value="" calcext:value-type="error">
            <text:p>#DIV/0!</text:p>
          </table:table-cell>
          <table:table-cell table:style-name="ce27" table:formula="of:=['2BResults for P1_(time)'.F69]/['2BResults for P1_(time)'.H69]" office:value-type="string" office:string-value="" calcext:value-type="error">
            <text:p>#DIV/0!</text:p>
          </table:table-cell>
          <table:table-cell table:style-name="ce27" table:formula="of:=['2BResults for P1_(time)'.G69]/['2BResults for P1_(time)'.H6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6.tsp</text:p>
          </table:table-cell>
          <table:table-cell table:number-columns-repeated="5"/>
          <table:table-cell table:formula="of:=SUM(['2BResults for P1_(time)'.D70:.G70])" office:value-type="float" office:value="0" calcext:value-type="float">
            <text:p>0</text:p>
          </table:table-cell>
          <table:table-cell table:formula="of:=['2BResults for P1_(time)'.D70]/['2BResults for P1_(time)'.H70]" office:value-type="string" office:string-value="" calcext:value-type="error">
            <text:p>#DIV/0!</text:p>
          </table:table-cell>
          <table:table-cell table:formula="of:=['2BResults for P1_(time)'.E70]/['2BResults for P1_(time)'.H70]" office:value-type="string" office:string-value="" calcext:value-type="error">
            <text:p>#DIV/0!</text:p>
          </table:table-cell>
          <table:table-cell table:formula="of:=['2BResults for P1_(time)'.F70]/['2BResults for P1_(time)'.H70]" office:value-type="string" office:string-value="" calcext:value-type="error">
            <text:p>#DIV/0!</text:p>
          </table:table-cell>
          <table:table-cell table:formula="of:=['2BResults for P1_(time)'.G70]/['2BResults for P1_(time)'.H7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style-name="ce27" table:number-columns-repeated="5"/>
          <table:table-cell table:style-name="ce27" table:formula="of:=SUM(['2BResults for P1_(time)'.D71:.G71])" office:value-type="float" office:value="0" calcext:value-type="float">
            <text:p>0</text:p>
          </table:table-cell>
          <table:table-cell table:style-name="ce27" table:formula="of:=['2BResults for P1_(time)'.D71]/['2BResults for P1_(time)'.H71]" office:value-type="string" office:string-value="" calcext:value-type="error">
            <text:p>#DIV/0!</text:p>
          </table:table-cell>
          <table:table-cell table:style-name="ce27" table:formula="of:=['2BResults for P1_(time)'.E71]/['2BResults for P1_(time)'.H71]" office:value-type="string" office:string-value="" calcext:value-type="error">
            <text:p>#DIV/0!</text:p>
          </table:table-cell>
          <table:table-cell table:style-name="ce27" table:formula="of:=['2BResults for P1_(time)'.F71]/['2BResults for P1_(time)'.H71]" office:value-type="string" office:string-value="" calcext:value-type="error">
            <text:p>#DIV/0!</text:p>
          </table:table-cell>
          <table:table-cell table:style-name="ce27" table:formula="of:=['2BResults for P1_(time)'.G71]/['2BResults for P1_(time)'.H7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8.tsp</text:p>
          </table:table-cell>
          <table:table-cell table:number-columns-repeated="5"/>
          <table:table-cell table:formula="of:=SUM(['2BResults for P1_(time)'.D72:.G72])" office:value-type="float" office:value="0" calcext:value-type="float">
            <text:p>0</text:p>
          </table:table-cell>
          <table:table-cell table:formula="of:=['2BResults for P1_(time)'.D72]/['2BResults for P1_(time)'.H72]" office:value-type="string" office:string-value="" calcext:value-type="error">
            <text:p>#DIV/0!</text:p>
          </table:table-cell>
          <table:table-cell table:formula="of:=['2BResults for P1_(time)'.E72]/['2BResults for P1_(time)'.H72]" office:value-type="string" office:string-value="" calcext:value-type="error">
            <text:p>#DIV/0!</text:p>
          </table:table-cell>
          <table:table-cell table:formula="of:=['2BResults for P1_(time)'.F72]/['2BResults for P1_(time)'.H72]" office:value-type="string" office:string-value="" calcext:value-type="error">
            <text:p>#DIV/0!</text:p>
          </table:table-cell>
          <table:table-cell table:formula="of:=['2BResults for P1_(time)'.G72]/['2BResults for P1_(time)'.H7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style-name="ce27" table:number-columns-repeated="5"/>
          <table:table-cell table:style-name="ce27" table:formula="of:=SUM(['2BResults for P1_(time)'.D73:.G73])" office:value-type="float" office:value="0" calcext:value-type="float">
            <text:p>0</text:p>
          </table:table-cell>
          <table:table-cell table:style-name="ce27" table:formula="of:=['2BResults for P1_(time)'.D73]/['2BResults for P1_(time)'.H73]" office:value-type="string" office:string-value="" calcext:value-type="error">
            <text:p>#DIV/0!</text:p>
          </table:table-cell>
          <table:table-cell table:style-name="ce27" table:formula="of:=['2BResults for P1_(time)'.E73]/['2BResults for P1_(time)'.H73]" office:value-type="string" office:string-value="" calcext:value-type="error">
            <text:p>#DIV/0!</text:p>
          </table:table-cell>
          <table:table-cell table:style-name="ce27" table:formula="of:=['2BResults for P1_(time)'.F73]/['2BResults for P1_(time)'.H73]" office:value-type="string" office:string-value="" calcext:value-type="error">
            <text:p>#DIV/0!</text:p>
          </table:table-cell>
          <table:table-cell table:style-name="ce27" table:formula="of:=['2BResults for P1_(time)'.G73]/['2BResults for P1_(time)'.H7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0.tsp</text:p>
          </table:table-cell>
          <table:table-cell table:number-columns-repeated="5"/>
          <table:table-cell table:formula="of:=SUM(['2BResults for P1_(time)'.D74:.G74])" office:value-type="float" office:value="0" calcext:value-type="float">
            <text:p>0</text:p>
          </table:table-cell>
          <table:table-cell table:formula="of:=['2BResults for P1_(time)'.D74]/['2BResults for P1_(time)'.H74]" office:value-type="string" office:string-value="" calcext:value-type="error">
            <text:p>#DIV/0!</text:p>
          </table:table-cell>
          <table:table-cell table:formula="of:=['2BResults for P1_(time)'.E74]/['2BResults for P1_(time)'.H74]" office:value-type="string" office:string-value="" calcext:value-type="error">
            <text:p>#DIV/0!</text:p>
          </table:table-cell>
          <table:table-cell table:formula="of:=['2BResults for P1_(time)'.F74]/['2BResults for P1_(time)'.H74]" office:value-type="string" office:string-value="" calcext:value-type="error">
            <text:p>#DIV/0!</text:p>
          </table:table-cell>
          <table:table-cell table:formula="of:=['2BResults for P1_(time)'.G74]/['2BResults for P1_(time)'.H7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style-name="ce27" table:number-columns-repeated="5"/>
          <table:table-cell table:style-name="ce27" table:formula="of:=SUM(['2BResults for P1_(time)'.D75:.G75])" office:value-type="float" office:value="0" calcext:value-type="float">
            <text:p>0</text:p>
          </table:table-cell>
          <table:table-cell table:style-name="ce27" table:formula="of:=['2BResults for P1_(time)'.D75]/['2BResults for P1_(time)'.H75]" office:value-type="string" office:string-value="" calcext:value-type="error">
            <text:p>#DIV/0!</text:p>
          </table:table-cell>
          <table:table-cell table:style-name="ce27" table:formula="of:=['2BResults for P1_(time)'.E75]/['2BResults for P1_(time)'.H75]" office:value-type="string" office:string-value="" calcext:value-type="error">
            <text:p>#DIV/0!</text:p>
          </table:table-cell>
          <table:table-cell table:style-name="ce27" table:formula="of:=['2BResults for P1_(time)'.F75]/['2BResults for P1_(time)'.H75]" office:value-type="string" office:string-value="" calcext:value-type="error">
            <text:p>#DIV/0!</text:p>
          </table:table-cell>
          <table:table-cell table:style-name="ce27" table:formula="of:=['2BResults for P1_(time)'.G75]/['2BResults for P1_(time)'.H7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2.tsp</text:p>
          </table:table-cell>
          <table:table-cell table:number-columns-repeated="5"/>
          <table:table-cell table:formula="of:=SUM(['2BResults for P1_(time)'.D76:.G76])" office:value-type="float" office:value="0" calcext:value-type="float">
            <text:p>0</text:p>
          </table:table-cell>
          <table:table-cell table:formula="of:=['2BResults for P1_(time)'.D76]/['2BResults for P1_(time)'.H76]" office:value-type="string" office:string-value="" calcext:value-type="error">
            <text:p>#DIV/0!</text:p>
          </table:table-cell>
          <table:table-cell table:formula="of:=['2BResults for P1_(time)'.E76]/['2BResults for P1_(time)'.H76]" office:value-type="string" office:string-value="" calcext:value-type="error">
            <text:p>#DIV/0!</text:p>
          </table:table-cell>
          <table:table-cell table:formula="of:=['2BResults for P1_(time)'.F76]/['2BResults for P1_(time)'.H76]" office:value-type="string" office:string-value="" calcext:value-type="error">
            <text:p>#DIV/0!</text:p>
          </table:table-cell>
          <table:table-cell table:formula="of:=['2BResults for P1_(time)'.G76]/['2BResults for P1_(time)'.H7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style-name="ce27" table:number-columns-repeated="5"/>
          <table:table-cell table:style-name="ce27" table:formula="of:=SUM(['2BResults for P1_(time)'.D77:.G77])" office:value-type="float" office:value="0" calcext:value-type="float">
            <text:p>0</text:p>
          </table:table-cell>
          <table:table-cell table:style-name="ce27" table:formula="of:=['2BResults for P1_(time)'.D77]/['2BResults for P1_(time)'.H77]" office:value-type="string" office:string-value="" calcext:value-type="error">
            <text:p>#DIV/0!</text:p>
          </table:table-cell>
          <table:table-cell table:style-name="ce27" table:formula="of:=['2BResults for P1_(time)'.E77]/['2BResults for P1_(time)'.H77]" office:value-type="string" office:string-value="" calcext:value-type="error">
            <text:p>#DIV/0!</text:p>
          </table:table-cell>
          <table:table-cell table:style-name="ce27" table:formula="of:=['2BResults for P1_(time)'.F77]/['2BResults for P1_(time)'.H77]" office:value-type="string" office:string-value="" calcext:value-type="error">
            <text:p>#DIV/0!</text:p>
          </table:table-cell>
          <table:table-cell table:style-name="ce27" table:formula="of:=['2BResults for P1_(time)'.G77]/['2BResults for P1_(time)'.H7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4.tsp</text:p>
          </table:table-cell>
          <table:table-cell table:number-columns-repeated="5"/>
          <table:table-cell table:formula="of:=SUM(['2BResults for P1_(time)'.D78:.G78])" office:value-type="float" office:value="0" calcext:value-type="float">
            <text:p>0</text:p>
          </table:table-cell>
          <table:table-cell table:formula="of:=['2BResults for P1_(time)'.D78]/['2BResults for P1_(time)'.H78]" office:value-type="string" office:string-value="" calcext:value-type="error">
            <text:p>#DIV/0!</text:p>
          </table:table-cell>
          <table:table-cell table:formula="of:=['2BResults for P1_(time)'.E78]/['2BResults for P1_(time)'.H78]" office:value-type="string" office:string-value="" calcext:value-type="error">
            <text:p>#DIV/0!</text:p>
          </table:table-cell>
          <table:table-cell table:formula="of:=['2BResults for P1_(time)'.F78]/['2BResults for P1_(time)'.H78]" office:value-type="string" office:string-value="" calcext:value-type="error">
            <text:p>#DIV/0!</text:p>
          </table:table-cell>
          <table:table-cell table:formula="of:=['2BResults for P1_(time)'.G78]/['2BResults for P1_(time)'.H7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style-name="ce27" table:number-columns-repeated="5"/>
          <table:table-cell table:style-name="ce27" table:formula="of:=SUM(['2BResults for P1_(time)'.D79:.G79])" office:value-type="float" office:value="0" calcext:value-type="float">
            <text:p>0</text:p>
          </table:table-cell>
          <table:table-cell table:style-name="ce27" table:formula="of:=['2BResults for P1_(time)'.D79]/['2BResults for P1_(time)'.H79]" office:value-type="string" office:string-value="" calcext:value-type="error">
            <text:p>#DIV/0!</text:p>
          </table:table-cell>
          <table:table-cell table:style-name="ce27" table:formula="of:=['2BResults for P1_(time)'.E79]/['2BResults for P1_(time)'.H79]" office:value-type="string" office:string-value="" calcext:value-type="error">
            <text:p>#DIV/0!</text:p>
          </table:table-cell>
          <table:table-cell table:style-name="ce27" table:formula="of:=['2BResults for P1_(time)'.F79]/['2BResults for P1_(time)'.H79]" office:value-type="string" office:string-value="" calcext:value-type="error">
            <text:p>#DIV/0!</text:p>
          </table:table-cell>
          <table:table-cell table:style-name="ce27" table:formula="of:=['2BResults for P1_(time)'.G79]/['2BResults for P1_(time)'.H7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6.tsp</text:p>
          </table:table-cell>
          <table:table-cell table:number-columns-repeated="5"/>
          <table:table-cell table:formula="of:=SUM(['2BResults for P1_(time)'.D80:.G80])" office:value-type="float" office:value="0" calcext:value-type="float">
            <text:p>0</text:p>
          </table:table-cell>
          <table:table-cell table:formula="of:=['2BResults for P1_(time)'.D80]/['2BResults for P1_(time)'.H80]" office:value-type="string" office:string-value="" calcext:value-type="error">
            <text:p>#DIV/0!</text:p>
          </table:table-cell>
          <table:table-cell table:formula="of:=['2BResults for P1_(time)'.E80]/['2BResults for P1_(time)'.H80]" office:value-type="string" office:string-value="" calcext:value-type="error">
            <text:p>#DIV/0!</text:p>
          </table:table-cell>
          <table:table-cell table:formula="of:=['2BResults for P1_(time)'.F80]/['2BResults for P1_(time)'.H80]" office:value-type="string" office:string-value="" calcext:value-type="error">
            <text:p>#DIV/0!</text:p>
          </table:table-cell>
          <table:table-cell table:formula="of:=['2BResults for P1_(time)'.G80]/['2BResults for P1_(time)'.H8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style-name="ce27" table:number-columns-repeated="5"/>
          <table:table-cell table:style-name="ce27" table:formula="of:=SUM(['2BResults for P1_(time)'.D81:.G81])" office:value-type="float" office:value="0" calcext:value-type="float">
            <text:p>0</text:p>
          </table:table-cell>
          <table:table-cell table:style-name="ce27" table:formula="of:=['2BResults for P1_(time)'.D81]/['2BResults for P1_(time)'.H81]" office:value-type="string" office:string-value="" calcext:value-type="error">
            <text:p>#DIV/0!</text:p>
          </table:table-cell>
          <table:table-cell table:style-name="ce27" table:formula="of:=['2BResults for P1_(time)'.E81]/['2BResults for P1_(time)'.H81]" office:value-type="string" office:string-value="" calcext:value-type="error">
            <text:p>#DIV/0!</text:p>
          </table:table-cell>
          <table:table-cell table:style-name="ce27" table:formula="of:=['2BResults for P1_(time)'.F81]/['2BResults for P1_(time)'.H81]" office:value-type="string" office:string-value="" calcext:value-type="error">
            <text:p>#DIV/0!</text:p>
          </table:table-cell>
          <table:table-cell table:style-name="ce27" table:formula="of:=['2BResults for P1_(time)'.G81]/['2BResults for P1_(time)'.H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8.tsp</text:p>
          </table:table-cell>
          <table:table-cell table:number-columns-repeated="5"/>
          <table:table-cell table:formula="of:=SUM(['2BResults for P1_(time)'.D82:.G82])" office:value-type="float" office:value="0" calcext:value-type="float">
            <text:p>0</text:p>
          </table:table-cell>
          <table:table-cell table:formula="of:=['2BResults for P1_(time)'.D82]/['2BResults for P1_(time)'.H82]" office:value-type="string" office:string-value="" calcext:value-type="error">
            <text:p>#DIV/0!</text:p>
          </table:table-cell>
          <table:table-cell table:formula="of:=['2BResults for P1_(time)'.E82]/['2BResults for P1_(time)'.H82]" office:value-type="string" office:string-value="" calcext:value-type="error">
            <text:p>#DIV/0!</text:p>
          </table:table-cell>
          <table:table-cell table:formula="of:=['2BResults for P1_(time)'.F82]/['2BResults for P1_(time)'.H82]" office:value-type="string" office:string-value="" calcext:value-type="error">
            <text:p>#DIV/0!</text:p>
          </table:table-cell>
          <table:table-cell table:formula="of:=['2BResults for P1_(time)'.G82]/['2BResults for P1_(time)'.H8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style-name="ce27" table:number-columns-repeated="5"/>
          <table:table-cell table:style-name="ce27" table:formula="of:=SUM(['2BResults for P1_(time)'.D83:.G83])" office:value-type="float" office:value="0" calcext:value-type="float">
            <text:p>0</text:p>
          </table:table-cell>
          <table:table-cell table:style-name="ce27" table:formula="of:=['2BResults for P1_(time)'.D83]/['2BResults for P1_(time)'.H83]" office:value-type="string" office:string-value="" calcext:value-type="error">
            <text:p>#DIV/0!</text:p>
          </table:table-cell>
          <table:table-cell table:style-name="ce27" table:formula="of:=['2BResults for P1_(time)'.E83]/['2BResults for P1_(time)'.H83]" office:value-type="string" office:string-value="" calcext:value-type="error">
            <text:p>#DIV/0!</text:p>
          </table:table-cell>
          <table:table-cell table:style-name="ce27" table:formula="of:=['2BResults for P1_(time)'.F83]/['2BResults for P1_(time)'.H83]" office:value-type="string" office:string-value="" calcext:value-type="error">
            <text:p>#DIV/0!</text:p>
          </table:table-cell>
          <table:table-cell table:style-name="ce27" table:formula="of:=['2BResults for P1_(time)'.G83]/['2BResults for P1_(time)'.H8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0.tsp</text:p>
          </table:table-cell>
          <table:table-cell table:number-columns-repeated="5"/>
          <table:table-cell table:formula="of:=SUM(['2BResults for P1_(time)'.D84:.G84])" office:value-type="float" office:value="0" calcext:value-type="float">
            <text:p>0</text:p>
          </table:table-cell>
          <table:table-cell table:formula="of:=['2BResults for P1_(time)'.D84]/['2BResults for P1_(time)'.H84]" office:value-type="string" office:string-value="" calcext:value-type="error">
            <text:p>#DIV/0!</text:p>
          </table:table-cell>
          <table:table-cell table:formula="of:=['2BResults for P1_(time)'.E84]/['2BResults for P1_(time)'.H84]" office:value-type="string" office:string-value="" calcext:value-type="error">
            <text:p>#DIV/0!</text:p>
          </table:table-cell>
          <table:table-cell table:formula="of:=['2BResults for P1_(time)'.F84]/['2BResults for P1_(time)'.H84]" office:value-type="string" office:string-value="" calcext:value-type="error">
            <text:p>#DIV/0!</text:p>
          </table:table-cell>
          <table:table-cell table:formula="of:=['2BResults for P1_(time)'.G84]/['2BResults for P1_(time)'.H8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style-name="ce27" table:number-columns-repeated="5"/>
          <table:table-cell table:style-name="ce27" table:formula="of:=SUM(['2BResults for P1_(time)'.D85:.G85])" office:value-type="float" office:value="0" calcext:value-type="float">
            <text:p>0</text:p>
          </table:table-cell>
          <table:table-cell table:style-name="ce27" table:formula="of:=['2BResults for P1_(time)'.D85]/['2BResults for P1_(time)'.H85]" office:value-type="string" office:string-value="" calcext:value-type="error">
            <text:p>#DIV/0!</text:p>
          </table:table-cell>
          <table:table-cell table:style-name="ce27" table:formula="of:=['2BResults for P1_(time)'.E85]/['2BResults for P1_(time)'.H85]" office:value-type="string" office:string-value="" calcext:value-type="error">
            <text:p>#DIV/0!</text:p>
          </table:table-cell>
          <table:table-cell table:style-name="ce27" table:formula="of:=['2BResults for P1_(time)'.F85]/['2BResults for P1_(time)'.H85]" office:value-type="string" office:string-value="" calcext:value-type="error">
            <text:p>#DIV/0!</text:p>
          </table:table-cell>
          <table:table-cell table:style-name="ce27" table:formula="of:=['2BResults for P1_(time)'.G85]/['2BResults for P1_(time)'.H8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2.tsp</text:p>
          </table:table-cell>
          <table:table-cell table:number-columns-repeated="5"/>
          <table:table-cell table:formula="of:=SUM(['2BResults for P1_(time)'.D86:.G86])" office:value-type="float" office:value="0" calcext:value-type="float">
            <text:p>0</text:p>
          </table:table-cell>
          <table:table-cell table:formula="of:=['2BResults for P1_(time)'.D86]/['2BResults for P1_(time)'.H86]" office:value-type="string" office:string-value="" calcext:value-type="error">
            <text:p>#DIV/0!</text:p>
          </table:table-cell>
          <table:table-cell table:formula="of:=['2BResults for P1_(time)'.E86]/['2BResults for P1_(time)'.H86]" office:value-type="string" office:string-value="" calcext:value-type="error">
            <text:p>#DIV/0!</text:p>
          </table:table-cell>
          <table:table-cell table:formula="of:=['2BResults for P1_(time)'.F86]/['2BResults for P1_(time)'.H86]" office:value-type="string" office:string-value="" calcext:value-type="error">
            <text:p>#DIV/0!</text:p>
          </table:table-cell>
          <table:table-cell table:formula="of:=['2BResults for P1_(time)'.G86]/['2BResults for P1_(time)'.H8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style-name="ce27" table:number-columns-repeated="5"/>
          <table:table-cell table:style-name="ce27" table:formula="of:=SUM(['2BResults for P1_(time)'.D87:.G87])" office:value-type="float" office:value="0" calcext:value-type="float">
            <text:p>0</text:p>
          </table:table-cell>
          <table:table-cell table:style-name="ce27" table:formula="of:=['2BResults for P1_(time)'.D87]/['2BResults for P1_(time)'.H87]" office:value-type="string" office:string-value="" calcext:value-type="error">
            <text:p>#DIV/0!</text:p>
          </table:table-cell>
          <table:table-cell table:style-name="ce27" table:formula="of:=['2BResults for P1_(time)'.E87]/['2BResults for P1_(time)'.H87]" office:value-type="string" office:string-value="" calcext:value-type="error">
            <text:p>#DIV/0!</text:p>
          </table:table-cell>
          <table:table-cell table:style-name="ce27" table:formula="of:=['2BResults for P1_(time)'.F87]/['2BResults for P1_(time)'.H87]" office:value-type="string" office:string-value="" calcext:value-type="error">
            <text:p>#DIV/0!</text:p>
          </table:table-cell>
          <table:table-cell table:style-name="ce27" table:formula="of:=['2BResults for P1_(time)'.G87]/['2BResults for P1_(time)'.H8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4.tsp</text:p>
          </table:table-cell>
          <table:table-cell table:number-columns-repeated="5"/>
          <table:table-cell table:formula="of:=SUM(['2BResults for P1_(time)'.D88:.G88])" office:value-type="float" office:value="0" calcext:value-type="float">
            <text:p>0</text:p>
          </table:table-cell>
          <table:table-cell table:formula="of:=['2BResults for P1_(time)'.D88]/['2BResults for P1_(time)'.H88]" office:value-type="string" office:string-value="" calcext:value-type="error">
            <text:p>#DIV/0!</text:p>
          </table:table-cell>
          <table:table-cell table:formula="of:=['2BResults for P1_(time)'.E88]/['2BResults for P1_(time)'.H88]" office:value-type="string" office:string-value="" calcext:value-type="error">
            <text:p>#DIV/0!</text:p>
          </table:table-cell>
          <table:table-cell table:formula="of:=['2BResults for P1_(time)'.F88]/['2BResults for P1_(time)'.H88]" office:value-type="string" office:string-value="" calcext:value-type="error">
            <text:p>#DIV/0!</text:p>
          </table:table-cell>
          <table:table-cell table:formula="of:=['2BResults for P1_(time)'.G88]/['2BResults for P1_(time)'.H8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style-name="ce27" table:number-columns-repeated="5"/>
          <table:table-cell table:style-name="ce27" table:formula="of:=SUM(['2BResults for P1_(time)'.D89:.G89])" office:value-type="float" office:value="0" calcext:value-type="float">
            <text:p>0</text:p>
          </table:table-cell>
          <table:table-cell table:style-name="ce27" table:formula="of:=['2BResults for P1_(time)'.D89]/['2BResults for P1_(time)'.H89]" office:value-type="string" office:string-value="" calcext:value-type="error">
            <text:p>#DIV/0!</text:p>
          </table:table-cell>
          <table:table-cell table:style-name="ce27" table:formula="of:=['2BResults for P1_(time)'.E89]/['2BResults for P1_(time)'.H89]" office:value-type="string" office:string-value="" calcext:value-type="error">
            <text:p>#DIV/0!</text:p>
          </table:table-cell>
          <table:table-cell table:style-name="ce27" table:formula="of:=['2BResults for P1_(time)'.F89]/['2BResults for P1_(time)'.H89]" office:value-type="string" office:string-value="" calcext:value-type="error">
            <text:p>#DIV/0!</text:p>
          </table:table-cell>
          <table:table-cell table:style-name="ce27" table:formula="of:=['2BResults for P1_(time)'.G89]/['2BResults for P1_(time)'.H8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6.tsp</text:p>
          </table:table-cell>
          <table:table-cell table:number-columns-repeated="5"/>
          <table:table-cell table:formula="of:=SUM(['2BResults for P1_(time)'.D90:.G90])" office:value-type="float" office:value="0" calcext:value-type="float">
            <text:p>0</text:p>
          </table:table-cell>
          <table:table-cell table:formula="of:=['2BResults for P1_(time)'.D90]/['2BResults for P1_(time)'.H90]" office:value-type="string" office:string-value="" calcext:value-type="error">
            <text:p>#DIV/0!</text:p>
          </table:table-cell>
          <table:table-cell table:formula="of:=['2BResults for P1_(time)'.E90]/['2BResults for P1_(time)'.H90]" office:value-type="string" office:string-value="" calcext:value-type="error">
            <text:p>#DIV/0!</text:p>
          </table:table-cell>
          <table:table-cell table:formula="of:=['2BResults for P1_(time)'.F90]/['2BResults for P1_(time)'.H90]" office:value-type="string" office:string-value="" calcext:value-type="error">
            <text:p>#DIV/0!</text:p>
          </table:table-cell>
          <table:table-cell table:formula="of:=['2BResults for P1_(time)'.G90]/['2BResults for P1_(time)'.H9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style-name="ce27" table:number-columns-repeated="5"/>
          <table:table-cell table:style-name="ce27" table:formula="of:=SUM(['2BResults for P1_(time)'.D91:.G91])" office:value-type="float" office:value="0" calcext:value-type="float">
            <text:p>0</text:p>
          </table:table-cell>
          <table:table-cell table:style-name="ce27" table:formula="of:=['2BResults for P1_(time)'.D91]/['2BResults for P1_(time)'.H91]" office:value-type="string" office:string-value="" calcext:value-type="error">
            <text:p>#DIV/0!</text:p>
          </table:table-cell>
          <table:table-cell table:style-name="ce27" table:formula="of:=['2BResults for P1_(time)'.E91]/['2BResults for P1_(time)'.H91]" office:value-type="string" office:string-value="" calcext:value-type="error">
            <text:p>#DIV/0!</text:p>
          </table:table-cell>
          <table:table-cell table:style-name="ce27" table:formula="of:=['2BResults for P1_(time)'.F91]/['2BResults for P1_(time)'.H91]" office:value-type="string" office:string-value="" calcext:value-type="error">
            <text:p>#DIV/0!</text:p>
          </table:table-cell>
          <table:table-cell table:style-name="ce27" table:formula="of:=['2BResults for P1_(time)'.G91]/['2BResults for P1_(time)'.H9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8.tsp</text:p>
          </table:table-cell>
          <table:table-cell table:number-columns-repeated="5"/>
          <table:table-cell table:formula="of:=SUM(['2BResults for P1_(time)'.D92:.G92])" office:value-type="float" office:value="0" calcext:value-type="float">
            <text:p>0</text:p>
          </table:table-cell>
          <table:table-cell table:formula="of:=['2BResults for P1_(time)'.D92]/['2BResults for P1_(time)'.H92]" office:value-type="string" office:string-value="" calcext:value-type="error">
            <text:p>#DIV/0!</text:p>
          </table:table-cell>
          <table:table-cell table:formula="of:=['2BResults for P1_(time)'.E92]/['2BResults for P1_(time)'.H92]" office:value-type="string" office:string-value="" calcext:value-type="error">
            <text:p>#DIV/0!</text:p>
          </table:table-cell>
          <table:table-cell table:formula="of:=['2BResults for P1_(time)'.F92]/['2BResults for P1_(time)'.H92]" office:value-type="string" office:string-value="" calcext:value-type="error">
            <text:p>#DIV/0!</text:p>
          </table:table-cell>
          <table:table-cell table:formula="of:=['2BResults for P1_(time)'.G92]/['2BResults for P1_(time)'.H9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style-name="ce27" table:number-columns-repeated="5"/>
          <table:table-cell table:style-name="ce27" table:formula="of:=SUM(['2BResults for P1_(time)'.D93:.G93])" office:value-type="float" office:value="0" calcext:value-type="float">
            <text:p>0</text:p>
          </table:table-cell>
          <table:table-cell table:style-name="ce27" table:formula="of:=['2BResults for P1_(time)'.D93]/['2BResults for P1_(time)'.H93]" office:value-type="string" office:string-value="" calcext:value-type="error">
            <text:p>#DIV/0!</text:p>
          </table:table-cell>
          <table:table-cell table:style-name="ce27" table:formula="of:=['2BResults for P1_(time)'.E93]/['2BResults for P1_(time)'.H93]" office:value-type="string" office:string-value="" calcext:value-type="error">
            <text:p>#DIV/0!</text:p>
          </table:table-cell>
          <table:table-cell table:style-name="ce27" table:formula="of:=['2BResults for P1_(time)'.F93]/['2BResults for P1_(time)'.H93]" office:value-type="string" office:string-value="" calcext:value-type="error">
            <text:p>#DIV/0!</text:p>
          </table:table-cell>
          <table:table-cell table:style-name="ce27" table:formula="of:=['2BResults for P1_(time)'.G93]/['2BResults for P1_(time)'.H9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0.tsp</text:p>
          </table:table-cell>
          <table:table-cell table:number-columns-repeated="5"/>
          <table:table-cell table:formula="of:=SUM(['2BResults for P1_(time)'.D94:.G94])" office:value-type="float" office:value="0" calcext:value-type="float">
            <text:p>0</text:p>
          </table:table-cell>
          <table:table-cell table:formula="of:=['2BResults for P1_(time)'.D94]/['2BResults for P1_(time)'.H94]" office:value-type="string" office:string-value="" calcext:value-type="error">
            <text:p>#DIV/0!</text:p>
          </table:table-cell>
          <table:table-cell table:formula="of:=['2BResults for P1_(time)'.E94]/['2BResults for P1_(time)'.H94]" office:value-type="string" office:string-value="" calcext:value-type="error">
            <text:p>#DIV/0!</text:p>
          </table:table-cell>
          <table:table-cell table:formula="of:=['2BResults for P1_(time)'.F94]/['2BResults for P1_(time)'.H94]" office:value-type="string" office:string-value="" calcext:value-type="error">
            <text:p>#DIV/0!</text:p>
          </table:table-cell>
          <table:table-cell table:formula="of:=['2BResults for P1_(time)'.G94]/['2BResults for P1_(time)'.H9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style-name="ce27" table:number-columns-repeated="5"/>
          <table:table-cell table:style-name="ce27" table:formula="of:=SUM(['2BResults for P1_(time)'.D95:.G95])" office:value-type="float" office:value="0" calcext:value-type="float">
            <text:p>0</text:p>
          </table:table-cell>
          <table:table-cell table:style-name="ce27" table:formula="of:=['2BResults for P1_(time)'.D95]/['2BResults for P1_(time)'.H95]" office:value-type="string" office:string-value="" calcext:value-type="error">
            <text:p>#DIV/0!</text:p>
          </table:table-cell>
          <table:table-cell table:style-name="ce27" table:formula="of:=['2BResults for P1_(time)'.E95]/['2BResults for P1_(time)'.H95]" office:value-type="string" office:string-value="" calcext:value-type="error">
            <text:p>#DIV/0!</text:p>
          </table:table-cell>
          <table:table-cell table:style-name="ce27" table:formula="of:=['2BResults for P1_(time)'.F95]/['2BResults for P1_(time)'.H95]" office:value-type="string" office:string-value="" calcext:value-type="error">
            <text:p>#DIV/0!</text:p>
          </table:table-cell>
          <table:table-cell table:style-name="ce27" table:formula="of:=['2BResults for P1_(time)'.G95]/['2BResults for P1_(time)'.H9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2.tsp</text:p>
          </table:table-cell>
          <table:table-cell table:number-columns-repeated="5"/>
          <table:table-cell table:formula="of:=SUM(['2BResults for P1_(time)'.D96:.G96])" office:value-type="float" office:value="0" calcext:value-type="float">
            <text:p>0</text:p>
          </table:table-cell>
          <table:table-cell table:formula="of:=['2BResults for P1_(time)'.D96]/['2BResults for P1_(time)'.H96]" office:value-type="string" office:string-value="" calcext:value-type="error">
            <text:p>#DIV/0!</text:p>
          </table:table-cell>
          <table:table-cell table:formula="of:=['2BResults for P1_(time)'.E96]/['2BResults for P1_(time)'.H96]" office:value-type="string" office:string-value="" calcext:value-type="error">
            <text:p>#DIV/0!</text:p>
          </table:table-cell>
          <table:table-cell table:formula="of:=['2BResults for P1_(time)'.F96]/['2BResults for P1_(time)'.H96]" office:value-type="string" office:string-value="" calcext:value-type="error">
            <text:p>#DIV/0!</text:p>
          </table:table-cell>
          <table:table-cell table:formula="of:=['2BResults for P1_(time)'.G96]/['2BResults for P1_(time)'.H9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style-name="ce27" table:number-columns-repeated="5"/>
          <table:table-cell table:style-name="ce27" table:formula="of:=SUM(['2BResults for P1_(time)'.D97:.G97])" office:value-type="float" office:value="0" calcext:value-type="float">
            <text:p>0</text:p>
          </table:table-cell>
          <table:table-cell table:style-name="ce27" table:formula="of:=['2BResults for P1_(time)'.D97]/['2BResults for P1_(time)'.H97]" office:value-type="string" office:string-value="" calcext:value-type="error">
            <text:p>#DIV/0!</text:p>
          </table:table-cell>
          <table:table-cell table:style-name="ce27" table:formula="of:=['2BResults for P1_(time)'.E97]/['2BResults for P1_(time)'.H97]" office:value-type="string" office:string-value="" calcext:value-type="error">
            <text:p>#DIV/0!</text:p>
          </table:table-cell>
          <table:table-cell table:style-name="ce27" table:formula="of:=['2BResults for P1_(time)'.F97]/['2BResults for P1_(time)'.H97]" office:value-type="string" office:string-value="" calcext:value-type="error">
            <text:p>#DIV/0!</text:p>
          </table:table-cell>
          <table:table-cell table:style-name="ce27" table:formula="of:=['2BResults for P1_(time)'.G97]/['2BResults for P1_(time)'.H9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4.tsp</text:p>
          </table:table-cell>
          <table:table-cell table:number-columns-repeated="5"/>
          <table:table-cell table:formula="of:=SUM(['2BResults for P1_(time)'.D98:.G98])" office:value-type="float" office:value="0" calcext:value-type="float">
            <text:p>0</text:p>
          </table:table-cell>
          <table:table-cell table:formula="of:=['2BResults for P1_(time)'.D98]/['2BResults for P1_(time)'.H98]" office:value-type="string" office:string-value="" calcext:value-type="error">
            <text:p>#DIV/0!</text:p>
          </table:table-cell>
          <table:table-cell table:formula="of:=['2BResults for P1_(time)'.E98]/['2BResults for P1_(time)'.H98]" office:value-type="string" office:string-value="" calcext:value-type="error">
            <text:p>#DIV/0!</text:p>
          </table:table-cell>
          <table:table-cell table:formula="of:=['2BResults for P1_(time)'.F98]/['2BResults for P1_(time)'.H98]" office:value-type="string" office:string-value="" calcext:value-type="error">
            <text:p>#DIV/0!</text:p>
          </table:table-cell>
          <table:table-cell table:formula="of:=['2BResults for P1_(time)'.G98]/['2BResults for P1_(time)'.H9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style-name="ce27" table:number-columns-repeated="5"/>
          <table:table-cell table:style-name="ce27" table:formula="of:=SUM(['2BResults for P1_(time)'.D99:.G99])" office:value-type="float" office:value="0" calcext:value-type="float">
            <text:p>0</text:p>
          </table:table-cell>
          <table:table-cell table:style-name="ce27" table:formula="of:=['2BResults for P1_(time)'.D99]/['2BResults for P1_(time)'.H99]" office:value-type="string" office:string-value="" calcext:value-type="error">
            <text:p>#DIV/0!</text:p>
          </table:table-cell>
          <table:table-cell table:style-name="ce27" table:formula="of:=['2BResults for P1_(time)'.E99]/['2BResults for P1_(time)'.H99]" office:value-type="string" office:string-value="" calcext:value-type="error">
            <text:p>#DIV/0!</text:p>
          </table:table-cell>
          <table:table-cell table:style-name="ce27" table:formula="of:=['2BResults for P1_(time)'.F99]/['2BResults for P1_(time)'.H99]" office:value-type="string" office:string-value="" calcext:value-type="error">
            <text:p>#DIV/0!</text:p>
          </table:table-cell>
          <table:table-cell table:style-name="ce27" table:formula="of:=['2BResults for P1_(time)'.G99]/['2BResults for P1_(time)'.H9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6.tsp</text:p>
          </table:table-cell>
          <table:table-cell table:number-columns-repeated="5"/>
          <table:table-cell table:formula="of:=SUM(['2BResults for P1_(time)'.D100:.G100])" office:value-type="float" office:value="0" calcext:value-type="float">
            <text:p>0</text:p>
          </table:table-cell>
          <table:table-cell table:formula="of:=['2BResults for P1_(time)'.D100]/['2BResults for P1_(time)'.H100]" office:value-type="string" office:string-value="" calcext:value-type="error">
            <text:p>#DIV/0!</text:p>
          </table:table-cell>
          <table:table-cell table:formula="of:=['2BResults for P1_(time)'.E100]/['2BResults for P1_(time)'.H100]" office:value-type="string" office:string-value="" calcext:value-type="error">
            <text:p>#DIV/0!</text:p>
          </table:table-cell>
          <table:table-cell table:formula="of:=['2BResults for P1_(time)'.F100]/['2BResults for P1_(time)'.H100]" office:value-type="string" office:string-value="" calcext:value-type="error">
            <text:p>#DIV/0!</text:p>
          </table:table-cell>
          <table:table-cell table:formula="of:=['2BResults for P1_(time)'.G100]/['2BResults for P1_(time)'.H10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style-name="ce27" table:number-columns-repeated="5"/>
          <table:table-cell table:style-name="ce27" table:formula="of:=SUM(['2BResults for P1_(time)'.D101:.G101])" office:value-type="float" office:value="0" calcext:value-type="float">
            <text:p>0</text:p>
          </table:table-cell>
          <table:table-cell table:style-name="ce27" table:formula="of:=['2BResults for P1_(time)'.D101]/['2BResults for P1_(time)'.H101]" office:value-type="string" office:string-value="" calcext:value-type="error">
            <text:p>#DIV/0!</text:p>
          </table:table-cell>
          <table:table-cell table:style-name="ce27" table:formula="of:=['2BResults for P1_(time)'.E101]/['2BResults for P1_(time)'.H101]" office:value-type="string" office:string-value="" calcext:value-type="error">
            <text:p>#DIV/0!</text:p>
          </table:table-cell>
          <table:table-cell table:style-name="ce27" table:formula="of:=['2BResults for P1_(time)'.F101]/['2BResults for P1_(time)'.H101]" office:value-type="string" office:string-value="" calcext:value-type="error">
            <text:p>#DIV/0!</text:p>
          </table:table-cell>
          <table:table-cell table:style-name="ce27" table:formula="of:=['2BResults for P1_(time)'.G101]/['2BResults for P1_(time)'.H10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8.tsp</text:p>
          </table:table-cell>
          <table:table-cell table:number-columns-repeated="5"/>
          <table:table-cell table:formula="of:=SUM(['2BResults for P1_(time)'.D102:.G102])" office:value-type="float" office:value="0" calcext:value-type="float">
            <text:p>0</text:p>
          </table:table-cell>
          <table:table-cell table:formula="of:=['2BResults for P1_(time)'.D102]/['2BResults for P1_(time)'.H102]" office:value-type="string" office:string-value="" calcext:value-type="error">
            <text:p>#DIV/0!</text:p>
          </table:table-cell>
          <table:table-cell table:formula="of:=['2BResults for P1_(time)'.E102]/['2BResults for P1_(time)'.H102]" office:value-type="string" office:string-value="" calcext:value-type="error">
            <text:p>#DIV/0!</text:p>
          </table:table-cell>
          <table:table-cell table:formula="of:=['2BResults for P1_(time)'.F102]/['2BResults for P1_(time)'.H102]" office:value-type="string" office:string-value="" calcext:value-type="error">
            <text:p>#DIV/0!</text:p>
          </table:table-cell>
          <table:table-cell table:formula="of:=['2BResults for P1_(time)'.G102]/['2BResults for P1_(time)'.H10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style-name="ce27" table:number-columns-repeated="5"/>
          <table:table-cell table:style-name="ce27" table:formula="of:=SUM(['2BResults for P1_(time)'.D103:.G103])" office:value-type="float" office:value="0" calcext:value-type="float">
            <text:p>0</text:p>
          </table:table-cell>
          <table:table-cell table:style-name="ce27" table:formula="of:=['2BResults for P1_(time)'.D103]/['2BResults for P1_(time)'.H103]" office:value-type="string" office:string-value="" calcext:value-type="error">
            <text:p>#DIV/0!</text:p>
          </table:table-cell>
          <table:table-cell table:style-name="ce27" table:formula="of:=['2BResults for P1_(time)'.E103]/['2BResults for P1_(time)'.H103]" office:value-type="string" office:string-value="" calcext:value-type="error">
            <text:p>#DIV/0!</text:p>
          </table:table-cell>
          <table:table-cell table:style-name="ce27" table:formula="of:=['2BResults for P1_(time)'.F103]/['2BResults for P1_(time)'.H103]" office:value-type="string" office:string-value="" calcext:value-type="error">
            <text:p>#DIV/0!</text:p>
          </table:table-cell>
          <table:table-cell table:style-name="ce27" table:formula="of:=['2BResults for P1_(time)'.G103]/['2BResults for P1_(time)'.H10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0.tsp</text:p>
          </table:table-cell>
          <table:table-cell table:number-columns-repeated="5"/>
          <table:table-cell table:formula="of:=SUM(['2BResults for P1_(time)'.D104:.G104])" office:value-type="float" office:value="0" calcext:value-type="float">
            <text:p>0</text:p>
          </table:table-cell>
          <table:table-cell table:formula="of:=['2BResults for P1_(time)'.D104]/['2BResults for P1_(time)'.H104]" office:value-type="string" office:string-value="" calcext:value-type="error">
            <text:p>#DIV/0!</text:p>
          </table:table-cell>
          <table:table-cell table:formula="of:=['2BResults for P1_(time)'.E104]/['2BResults for P1_(time)'.H104]" office:value-type="string" office:string-value="" calcext:value-type="error">
            <text:p>#DIV/0!</text:p>
          </table:table-cell>
          <table:table-cell table:formula="of:=['2BResults for P1_(time)'.F104]/['2BResults for P1_(time)'.H104]" office:value-type="string" office:string-value="" calcext:value-type="error">
            <text:p>#DIV/0!</text:p>
          </table:table-cell>
          <table:table-cell table:formula="of:=['2BResults for P1_(time)'.G104]/['2BResults for P1_(time)'.H10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style-name="ce27" table:number-columns-repeated="5"/>
          <table:table-cell table:style-name="ce27" table:formula="of:=SUM(['2BResults for P1_(time)'.D105:.G105])" office:value-type="float" office:value="0" calcext:value-type="float">
            <text:p>0</text:p>
          </table:table-cell>
          <table:table-cell table:style-name="ce27" table:formula="of:=['2BResults for P1_(time)'.D105]/['2BResults for P1_(time)'.H105]" office:value-type="string" office:string-value="" calcext:value-type="error">
            <text:p>#DIV/0!</text:p>
          </table:table-cell>
          <table:table-cell table:style-name="ce27" table:formula="of:=['2BResults for P1_(time)'.E105]/['2BResults for P1_(time)'.H105]" office:value-type="string" office:string-value="" calcext:value-type="error">
            <text:p>#DIV/0!</text:p>
          </table:table-cell>
          <table:table-cell table:style-name="ce27" table:formula="of:=['2BResults for P1_(time)'.F105]/['2BResults for P1_(time)'.H105]" office:value-type="string" office:string-value="" calcext:value-type="error">
            <text:p>#DIV/0!</text:p>
          </table:table-cell>
          <table:table-cell table:style-name="ce27" table:formula="of:=['2BResults for P1_(time)'.G105]/['2BResults for P1_(time)'.H10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2.tsp</text:p>
          </table:table-cell>
          <table:table-cell table:number-columns-repeated="5"/>
          <table:table-cell table:formula="of:=SUM(['2BResults for P1_(time)'.D106:.G106])" office:value-type="float" office:value="0" calcext:value-type="float">
            <text:p>0</text:p>
          </table:table-cell>
          <table:table-cell table:formula="of:=['2BResults for P1_(time)'.D106]/['2BResults for P1_(time)'.H106]" office:value-type="string" office:string-value="" calcext:value-type="error">
            <text:p>#DIV/0!</text:p>
          </table:table-cell>
          <table:table-cell table:formula="of:=['2BResults for P1_(time)'.E106]/['2BResults for P1_(time)'.H106]" office:value-type="string" office:string-value="" calcext:value-type="error">
            <text:p>#DIV/0!</text:p>
          </table:table-cell>
          <table:table-cell table:formula="of:=['2BResults for P1_(time)'.F106]/['2BResults for P1_(time)'.H106]" office:value-type="string" office:string-value="" calcext:value-type="error">
            <text:p>#DIV/0!</text:p>
          </table:table-cell>
          <table:table-cell table:formula="of:=['2BResults for P1_(time)'.G106]/['2BResults for P1_(time)'.H10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style-name="ce27" table:number-columns-repeated="5"/>
          <table:table-cell table:style-name="ce27" table:formula="of:=SUM(['2BResults for P1_(time)'.D107:.G107])" office:value-type="float" office:value="0" calcext:value-type="float">
            <text:p>0</text:p>
          </table:table-cell>
          <table:table-cell table:style-name="ce27" table:formula="of:=['2BResults for P1_(time)'.D107]/['2BResults for P1_(time)'.H107]" office:value-type="string" office:string-value="" calcext:value-type="error">
            <text:p>#DIV/0!</text:p>
          </table:table-cell>
          <table:table-cell table:style-name="ce27" table:formula="of:=['2BResults for P1_(time)'.E107]/['2BResults for P1_(time)'.H107]" office:value-type="string" office:string-value="" calcext:value-type="error">
            <text:p>#DIV/0!</text:p>
          </table:table-cell>
          <table:table-cell table:style-name="ce27" table:formula="of:=['2BResults for P1_(time)'.F107]/['2BResults for P1_(time)'.H107]" office:value-type="string" office:string-value="" calcext:value-type="error">
            <text:p>#DIV/0!</text:p>
          </table:table-cell>
          <table:table-cell table:style-name="ce27" table:formula="of:=['2BResults for P1_(time)'.G107]/['2BResults for P1_(time)'.H10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4.tsp</text:p>
          </table:table-cell>
          <table:table-cell table:number-columns-repeated="5"/>
          <table:table-cell table:formula="of:=SUM(['2BResults for P1_(time)'.D108:.G108])" office:value-type="float" office:value="0" calcext:value-type="float">
            <text:p>0</text:p>
          </table:table-cell>
          <table:table-cell table:formula="of:=['2BResults for P1_(time)'.D108]/['2BResults for P1_(time)'.H108]" office:value-type="string" office:string-value="" calcext:value-type="error">
            <text:p>#DIV/0!</text:p>
          </table:table-cell>
          <table:table-cell table:formula="of:=['2BResults for P1_(time)'.E108]/['2BResults for P1_(time)'.H108]" office:value-type="string" office:string-value="" calcext:value-type="error">
            <text:p>#DIV/0!</text:p>
          </table:table-cell>
          <table:table-cell table:formula="of:=['2BResults for P1_(time)'.F108]/['2BResults for P1_(time)'.H108]" office:value-type="string" office:string-value="" calcext:value-type="error">
            <text:p>#DIV/0!</text:p>
          </table:table-cell>
          <table:table-cell table:formula="of:=['2BResults for P1_(time)'.G108]/['2BResults for P1_(time)'.H10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style-name="ce27" table:number-columns-repeated="5"/>
          <table:table-cell table:style-name="ce27" table:formula="of:=SUM(['2BResults for P1_(time)'.D109:.G109])" office:value-type="float" office:value="0" calcext:value-type="float">
            <text:p>0</text:p>
          </table:table-cell>
          <table:table-cell table:style-name="ce27" table:formula="of:=['2BResults for P1_(time)'.D109]/['2BResults for P1_(time)'.H109]" office:value-type="string" office:string-value="" calcext:value-type="error">
            <text:p>#DIV/0!</text:p>
          </table:table-cell>
          <table:table-cell table:style-name="ce27" table:formula="of:=['2BResults for P1_(time)'.E109]/['2BResults for P1_(time)'.H109]" office:value-type="string" office:string-value="" calcext:value-type="error">
            <text:p>#DIV/0!</text:p>
          </table:table-cell>
          <table:table-cell table:style-name="ce27" table:formula="of:=['2BResults for P1_(time)'.F109]/['2BResults for P1_(time)'.H109]" office:value-type="string" office:string-value="" calcext:value-type="error">
            <text:p>#DIV/0!</text:p>
          </table:table-cell>
          <table:table-cell table:style-name="ce27" table:formula="of:=['2BResults for P1_(time)'.G109]/['2BResults for P1_(time)'.H10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6.tsp</text:p>
          </table:table-cell>
          <table:table-cell table:number-columns-repeated="5"/>
          <table:table-cell table:formula="of:=SUM(['2BResults for P1_(time)'.D110:.G110])" office:value-type="float" office:value="0" calcext:value-type="float">
            <text:p>0</text:p>
          </table:table-cell>
          <table:table-cell table:formula="of:=['2BResults for P1_(time)'.D110]/['2BResults for P1_(time)'.H110]" office:value-type="string" office:string-value="" calcext:value-type="error">
            <text:p>#DIV/0!</text:p>
          </table:table-cell>
          <table:table-cell table:formula="of:=['2BResults for P1_(time)'.E110]/['2BResults for P1_(time)'.H110]" office:value-type="string" office:string-value="" calcext:value-type="error">
            <text:p>#DIV/0!</text:p>
          </table:table-cell>
          <table:table-cell table:formula="of:=['2BResults for P1_(time)'.F110]/['2BResults for P1_(time)'.H110]" office:value-type="string" office:string-value="" calcext:value-type="error">
            <text:p>#DIV/0!</text:p>
          </table:table-cell>
          <table:table-cell table:formula="of:=['2BResults for P1_(time)'.G110]/['2BResults for P1_(time)'.H11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style-name="ce27" table:number-columns-repeated="5"/>
          <table:table-cell table:style-name="ce27" table:formula="of:=SUM(['2BResults for P1_(time)'.D111:.G111])" office:value-type="float" office:value="0" calcext:value-type="float">
            <text:p>0</text:p>
          </table:table-cell>
          <table:table-cell table:style-name="ce27" table:formula="of:=['2BResults for P1_(time)'.D111]/['2BResults for P1_(time)'.H111]" office:value-type="string" office:string-value="" calcext:value-type="error">
            <text:p>#DIV/0!</text:p>
          </table:table-cell>
          <table:table-cell table:style-name="ce27" table:formula="of:=['2BResults for P1_(time)'.E111]/['2BResults for P1_(time)'.H111]" office:value-type="string" office:string-value="" calcext:value-type="error">
            <text:p>#DIV/0!</text:p>
          </table:table-cell>
          <table:table-cell table:style-name="ce27" table:formula="of:=['2BResults for P1_(time)'.F111]/['2BResults for P1_(time)'.H111]" office:value-type="string" office:string-value="" calcext:value-type="error">
            <text:p>#DIV/0!</text:p>
          </table:table-cell>
          <table:table-cell table:style-name="ce27" table:formula="of:=['2BResults for P1_(time)'.G111]/['2BResults for P1_(time)'.H11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8.tsp</text:p>
          </table:table-cell>
          <table:table-cell table:number-columns-repeated="5"/>
          <table:table-cell table:formula="of:=SUM(['2BResults for P1_(time)'.D112:.G112])" office:value-type="float" office:value="0" calcext:value-type="float">
            <text:p>0</text:p>
          </table:table-cell>
          <table:table-cell table:formula="of:=['2BResults for P1_(time)'.D112]/['2BResults for P1_(time)'.H112]" office:value-type="string" office:string-value="" calcext:value-type="error">
            <text:p>#DIV/0!</text:p>
          </table:table-cell>
          <table:table-cell table:formula="of:=['2BResults for P1_(time)'.E112]/['2BResults for P1_(time)'.H112]" office:value-type="string" office:string-value="" calcext:value-type="error">
            <text:p>#DIV/0!</text:p>
          </table:table-cell>
          <table:table-cell table:formula="of:=['2BResults for P1_(time)'.F112]/['2BResults for P1_(time)'.H112]" office:value-type="string" office:string-value="" calcext:value-type="error">
            <text:p>#DIV/0!</text:p>
          </table:table-cell>
          <table:table-cell table:formula="of:=['2BResults for P1_(time)'.G112]/['2BResults for P1_(time)'.H11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style-name="ce27" table:number-columns-repeated="5"/>
          <table:table-cell table:style-name="ce27" table:formula="of:=SUM(['2BResults for P1_(time)'.D113:.G113])" office:value-type="float" office:value="0" calcext:value-type="float">
            <text:p>0</text:p>
          </table:table-cell>
          <table:table-cell table:style-name="ce27" table:formula="of:=['2BResults for P1_(time)'.D113]/['2BResults for P1_(time)'.H113]" office:value-type="string" office:string-value="" calcext:value-type="error">
            <text:p>#DIV/0!</text:p>
          </table:table-cell>
          <table:table-cell table:style-name="ce27" table:formula="of:=['2BResults for P1_(time)'.E113]/['2BResults for P1_(time)'.H113]" office:value-type="string" office:string-value="" calcext:value-type="error">
            <text:p>#DIV/0!</text:p>
          </table:table-cell>
          <table:table-cell table:style-name="ce27" table:formula="of:=['2BResults for P1_(time)'.F113]/['2BResults for P1_(time)'.H113]" office:value-type="string" office:string-value="" calcext:value-type="error">
            <text:p>#DIV/0!</text:p>
          </table:table-cell>
          <table:table-cell table:style-name="ce27" table:formula="of:=['2BResults for P1_(time)'.G113]/['2BResults for P1_(time)'.H11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0.tsp</text:p>
          </table:table-cell>
          <table:table-cell table:number-columns-repeated="5"/>
          <table:table-cell table:formula="of:=SUM(['2BResults for P1_(time)'.D114:.G114])" office:value-type="float" office:value="0" calcext:value-type="float">
            <text:p>0</text:p>
          </table:table-cell>
          <table:table-cell table:formula="of:=['2BResults for P1_(time)'.D114]/['2BResults for P1_(time)'.H114]" office:value-type="string" office:string-value="" calcext:value-type="error">
            <text:p>#DIV/0!</text:p>
          </table:table-cell>
          <table:table-cell table:formula="of:=['2BResults for P1_(time)'.E114]/['2BResults for P1_(time)'.H114]" office:value-type="string" office:string-value="" calcext:value-type="error">
            <text:p>#DIV/0!</text:p>
          </table:table-cell>
          <table:table-cell table:formula="of:=['2BResults for P1_(time)'.F114]/['2BResults for P1_(time)'.H114]" office:value-type="string" office:string-value="" calcext:value-type="error">
            <text:p>#DIV/0!</text:p>
          </table:table-cell>
          <table:table-cell table:formula="of:=['2BResults for P1_(time)'.G114]/['2BResults for P1_(time)'.H11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style-name="ce27" table:number-columns-repeated="5"/>
          <table:table-cell table:style-name="ce27" table:formula="of:=SUM(['2BResults for P1_(time)'.D115:.G115])" office:value-type="float" office:value="0" calcext:value-type="float">
            <text:p>0</text:p>
          </table:table-cell>
          <table:table-cell table:style-name="ce27" table:formula="of:=['2BResults for P1_(time)'.D115]/['2BResults for P1_(time)'.H115]" office:value-type="string" office:string-value="" calcext:value-type="error">
            <text:p>#DIV/0!</text:p>
          </table:table-cell>
          <table:table-cell table:style-name="ce27" table:formula="of:=['2BResults for P1_(time)'.E115]/['2BResults for P1_(time)'.H115]" office:value-type="string" office:string-value="" calcext:value-type="error">
            <text:p>#DIV/0!</text:p>
          </table:table-cell>
          <table:table-cell table:style-name="ce27" table:formula="of:=['2BResults for P1_(time)'.F115]/['2BResults for P1_(time)'.H115]" office:value-type="string" office:string-value="" calcext:value-type="error">
            <text:p>#DIV/0!</text:p>
          </table:table-cell>
          <table:table-cell table:style-name="ce27" table:formula="of:=['2BResults for P1_(time)'.G115]/['2BResults for P1_(time)'.H11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2.tsp</text:p>
          </table:table-cell>
          <table:table-cell table:number-columns-repeated="5"/>
          <table:table-cell table:formula="of:=SUM(['2BResults for P1_(time)'.D116:.G116])" office:value-type="float" office:value="0" calcext:value-type="float">
            <text:p>0</text:p>
          </table:table-cell>
          <table:table-cell table:formula="of:=['2BResults for P1_(time)'.D116]/['2BResults for P1_(time)'.H116]" office:value-type="string" office:string-value="" calcext:value-type="error">
            <text:p>#DIV/0!</text:p>
          </table:table-cell>
          <table:table-cell table:formula="of:=['2BResults for P1_(time)'.E116]/['2BResults for P1_(time)'.H116]" office:value-type="string" office:string-value="" calcext:value-type="error">
            <text:p>#DIV/0!</text:p>
          </table:table-cell>
          <table:table-cell table:formula="of:=['2BResults for P1_(time)'.F116]/['2BResults for P1_(time)'.H116]" office:value-type="string" office:string-value="" calcext:value-type="error">
            <text:p>#DIV/0!</text:p>
          </table:table-cell>
          <table:table-cell table:formula="of:=['2BResults for P1_(time)'.G116]/['2BResults for P1_(time)'.H11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style-name="ce27" table:number-columns-repeated="5"/>
          <table:table-cell table:style-name="ce27" table:formula="of:=SUM(['2BResults for P1_(time)'.D117:.G117])" office:value-type="float" office:value="0" calcext:value-type="float">
            <text:p>0</text:p>
          </table:table-cell>
          <table:table-cell table:style-name="ce27" table:formula="of:=['2BResults for P1_(time)'.D117]/['2BResults for P1_(time)'.H117]" office:value-type="string" office:string-value="" calcext:value-type="error">
            <text:p>#DIV/0!</text:p>
          </table:table-cell>
          <table:table-cell table:style-name="ce27" table:formula="of:=['2BResults for P1_(time)'.E117]/['2BResults for P1_(time)'.H117]" office:value-type="string" office:string-value="" calcext:value-type="error">
            <text:p>#DIV/0!</text:p>
          </table:table-cell>
          <table:table-cell table:style-name="ce27" table:formula="of:=['2BResults for P1_(time)'.F117]/['2BResults for P1_(time)'.H117]" office:value-type="string" office:string-value="" calcext:value-type="error">
            <text:p>#DIV/0!</text:p>
          </table:table-cell>
          <table:table-cell table:style-name="ce27" table:formula="of:=['2BResults for P1_(time)'.G117]/['2BResults for P1_(time)'.H11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4.tsp</text:p>
          </table:table-cell>
          <table:table-cell table:number-columns-repeated="5"/>
          <table:table-cell table:formula="of:=SUM(['2BResults for P1_(time)'.D118:.G118])" office:value-type="float" office:value="0" calcext:value-type="float">
            <text:p>0</text:p>
          </table:table-cell>
          <table:table-cell table:formula="of:=['2BResults for P1_(time)'.D118]/['2BResults for P1_(time)'.H118]" office:value-type="string" office:string-value="" calcext:value-type="error">
            <text:p>#DIV/0!</text:p>
          </table:table-cell>
          <table:table-cell table:formula="of:=['2BResults for P1_(time)'.E118]/['2BResults for P1_(time)'.H118]" office:value-type="string" office:string-value="" calcext:value-type="error">
            <text:p>#DIV/0!</text:p>
          </table:table-cell>
          <table:table-cell table:formula="of:=['2BResults for P1_(time)'.F118]/['2BResults for P1_(time)'.H118]" office:value-type="string" office:string-value="" calcext:value-type="error">
            <text:p>#DIV/0!</text:p>
          </table:table-cell>
          <table:table-cell table:formula="of:=['2BResults for P1_(time)'.G118]/['2BResults for P1_(time)'.H11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style-name="ce27" table:number-columns-repeated="5"/>
          <table:table-cell table:style-name="ce27" table:formula="of:=SUM(['2BResults for P1_(time)'.D119:.G119])" office:value-type="float" office:value="0" calcext:value-type="float">
            <text:p>0</text:p>
          </table:table-cell>
          <table:table-cell table:style-name="ce27" table:formula="of:=['2BResults for P1_(time)'.D119]/['2BResults for P1_(time)'.H119]" office:value-type="string" office:string-value="" calcext:value-type="error">
            <text:p>#DIV/0!</text:p>
          </table:table-cell>
          <table:table-cell table:style-name="ce27" table:formula="of:=['2BResults for P1_(time)'.E119]/['2BResults for P1_(time)'.H119]" office:value-type="string" office:string-value="" calcext:value-type="error">
            <text:p>#DIV/0!</text:p>
          </table:table-cell>
          <table:table-cell table:style-name="ce27" table:formula="of:=['2BResults for P1_(time)'.F119]/['2BResults for P1_(time)'.H119]" office:value-type="string" office:string-value="" calcext:value-type="error">
            <text:p>#DIV/0!</text:p>
          </table:table-cell>
          <table:table-cell table:style-name="ce27" table:formula="of:=['2BResults for P1_(time)'.G119]/['2BResults for P1_(time)'.H11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6.tsp</text:p>
          </table:table-cell>
          <table:table-cell table:number-columns-repeated="5"/>
          <table:table-cell table:formula="of:=SUM(['2BResults for P1_(time)'.D120:.G120])" office:value-type="float" office:value="0" calcext:value-type="float">
            <text:p>0</text:p>
          </table:table-cell>
          <table:table-cell table:formula="of:=['2BResults for P1_(time)'.D120]/['2BResults for P1_(time)'.H120]" office:value-type="string" office:string-value="" calcext:value-type="error">
            <text:p>#DIV/0!</text:p>
          </table:table-cell>
          <table:table-cell table:formula="of:=['2BResults for P1_(time)'.E120]/['2BResults for P1_(time)'.H120]" office:value-type="string" office:string-value="" calcext:value-type="error">
            <text:p>#DIV/0!</text:p>
          </table:table-cell>
          <table:table-cell table:formula="of:=['2BResults for P1_(time)'.F120]/['2BResults for P1_(time)'.H120]" office:value-type="string" office:string-value="" calcext:value-type="error">
            <text:p>#DIV/0!</text:p>
          </table:table-cell>
          <table:table-cell table:formula="of:=['2BResults for P1_(time)'.G120]/['2BResults for P1_(time)'.H12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style-name="ce27" table:number-columns-repeated="5"/>
          <table:table-cell table:style-name="ce27" table:formula="of:=SUM(['2BResults for P1_(time)'.D121:.G121])" office:value-type="float" office:value="0" calcext:value-type="float">
            <text:p>0</text:p>
          </table:table-cell>
          <table:table-cell table:style-name="ce27" table:formula="of:=['2BResults for P1_(time)'.D121]/['2BResults for P1_(time)'.H121]" office:value-type="string" office:string-value="" calcext:value-type="error">
            <text:p>#DIV/0!</text:p>
          </table:table-cell>
          <table:table-cell table:style-name="ce27" table:formula="of:=['2BResults for P1_(time)'.E121]/['2BResults for P1_(time)'.H121]" office:value-type="string" office:string-value="" calcext:value-type="error">
            <text:p>#DIV/0!</text:p>
          </table:table-cell>
          <table:table-cell table:style-name="ce27" table:formula="of:=['2BResults for P1_(time)'.F121]/['2BResults for P1_(time)'.H121]" office:value-type="string" office:string-value="" calcext:value-type="error">
            <text:p>#DIV/0!</text:p>
          </table:table-cell>
          <table:table-cell table:style-name="ce27" table:formula="of:=['2BResults for P1_(time)'.G121]/['2BResults for P1_(time)'.H12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8.tsp</text:p>
          </table:table-cell>
          <table:table-cell table:number-columns-repeated="5"/>
          <table:table-cell table:formula="of:=SUM(['2BResults for P1_(time)'.D122:.G122])" office:value-type="float" office:value="0" calcext:value-type="float">
            <text:p>0</text:p>
          </table:table-cell>
          <table:table-cell table:formula="of:=['2BResults for P1_(time)'.D122]/['2BResults for P1_(time)'.H122]" office:value-type="string" office:string-value="" calcext:value-type="error">
            <text:p>#DIV/0!</text:p>
          </table:table-cell>
          <table:table-cell table:formula="of:=['2BResults for P1_(time)'.E122]/['2BResults for P1_(time)'.H122]" office:value-type="string" office:string-value="" calcext:value-type="error">
            <text:p>#DIV/0!</text:p>
          </table:table-cell>
          <table:table-cell table:formula="of:=['2BResults for P1_(time)'.F122]/['2BResults for P1_(time)'.H122]" office:value-type="string" office:string-value="" calcext:value-type="error">
            <text:p>#DIV/0!</text:p>
          </table:table-cell>
          <table:table-cell table:formula="of:=['2BResults for P1_(time)'.G122]/['2BResults for P1_(time)'.H12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style-name="ce27" table:number-columns-repeated="5"/>
          <table:table-cell table:style-name="ce27" table:formula="of:=SUM(['2BResults for P1_(time)'.D123:.G123])" office:value-type="float" office:value="0" calcext:value-type="float">
            <text:p>0</text:p>
          </table:table-cell>
          <table:table-cell table:style-name="ce27" table:formula="of:=['2BResults for P1_(time)'.D123]/['2BResults for P1_(time)'.H123]" office:value-type="string" office:string-value="" calcext:value-type="error">
            <text:p>#DIV/0!</text:p>
          </table:table-cell>
          <table:table-cell table:style-name="ce27" table:formula="of:=['2BResults for P1_(time)'.E123]/['2BResults for P1_(time)'.H123]" office:value-type="string" office:string-value="" calcext:value-type="error">
            <text:p>#DIV/0!</text:p>
          </table:table-cell>
          <table:table-cell table:style-name="ce27" table:formula="of:=['2BResults for P1_(time)'.F123]/['2BResults for P1_(time)'.H123]" office:value-type="string" office:string-value="" calcext:value-type="error">
            <text:p>#DIV/0!</text:p>
          </table:table-cell>
          <table:table-cell table:style-name="ce27" table:formula="of:=['2BResults for P1_(time)'.G123]/['2BResults for P1_(time)'.H12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0.tsp</text:p>
          </table:table-cell>
          <table:table-cell table:number-columns-repeated="5"/>
          <table:table-cell table:formula="of:=SUM(['2BResults for P1_(time)'.D124:.G124])" office:value-type="float" office:value="0" calcext:value-type="float">
            <text:p>0</text:p>
          </table:table-cell>
          <table:table-cell table:formula="of:=['2BResults for P1_(time)'.D124]/['2BResults for P1_(time)'.H124]" office:value-type="string" office:string-value="" calcext:value-type="error">
            <text:p>#DIV/0!</text:p>
          </table:table-cell>
          <table:table-cell table:formula="of:=['2BResults for P1_(time)'.E124]/['2BResults for P1_(time)'.H124]" office:value-type="string" office:string-value="" calcext:value-type="error">
            <text:p>#DIV/0!</text:p>
          </table:table-cell>
          <table:table-cell table:formula="of:=['2BResults for P1_(time)'.F124]/['2BResults for P1_(time)'.H124]" office:value-type="string" office:string-value="" calcext:value-type="error">
            <text:p>#DIV/0!</text:p>
          </table:table-cell>
          <table:table-cell table:formula="of:=['2BResults for P1_(time)'.G124]/['2BResults for P1_(time)'.H12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style-name="ce27" table:number-columns-repeated="5"/>
          <table:table-cell table:style-name="ce27" table:formula="of:=SUM(['2BResults for P1_(time)'.D125:.G125])" office:value-type="float" office:value="0" calcext:value-type="float">
            <text:p>0</text:p>
          </table:table-cell>
          <table:table-cell table:style-name="ce27" table:formula="of:=['2BResults for P1_(time)'.D125]/['2BResults for P1_(time)'.H125]" office:value-type="string" office:string-value="" calcext:value-type="error">
            <text:p>#DIV/0!</text:p>
          </table:table-cell>
          <table:table-cell table:style-name="ce27" table:formula="of:=['2BResults for P1_(time)'.E125]/['2BResults for P1_(time)'.H125]" office:value-type="string" office:string-value="" calcext:value-type="error">
            <text:p>#DIV/0!</text:p>
          </table:table-cell>
          <table:table-cell table:style-name="ce27" table:formula="of:=['2BResults for P1_(time)'.F125]/['2BResults for P1_(time)'.H125]" office:value-type="string" office:string-value="" calcext:value-type="error">
            <text:p>#DIV/0!</text:p>
          </table:table-cell>
          <table:table-cell table:style-name="ce27" table:formula="of:=['2BResults for P1_(time)'.G125]/['2BResults for P1_(time)'.H12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2.tsp</text:p>
          </table:table-cell>
          <table:table-cell table:number-columns-repeated="5"/>
          <table:table-cell table:formula="of:=SUM(['2BResults for P1_(time)'.D126:.G126])" office:value-type="float" office:value="0" calcext:value-type="float">
            <text:p>0</text:p>
          </table:table-cell>
          <table:table-cell table:formula="of:=['2BResults for P1_(time)'.D126]/['2BResults for P1_(time)'.H126]" office:value-type="string" office:string-value="" calcext:value-type="error">
            <text:p>#DIV/0!</text:p>
          </table:table-cell>
          <table:table-cell table:formula="of:=['2BResults for P1_(time)'.E126]/['2BResults for P1_(time)'.H126]" office:value-type="string" office:string-value="" calcext:value-type="error">
            <text:p>#DIV/0!</text:p>
          </table:table-cell>
          <table:table-cell table:formula="of:=['2BResults for P1_(time)'.F126]/['2BResults for P1_(time)'.H126]" office:value-type="string" office:string-value="" calcext:value-type="error">
            <text:p>#DIV/0!</text:p>
          </table:table-cell>
          <table:table-cell table:formula="of:=['2BResults for P1_(time)'.G126]/['2BResults for P1_(time)'.H12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style-name="ce27" table:number-columns-repeated="5"/>
          <table:table-cell table:style-name="ce27" table:formula="of:=SUM(['2BResults for P1_(time)'.D127:.G127])" office:value-type="float" office:value="0" calcext:value-type="float">
            <text:p>0</text:p>
          </table:table-cell>
          <table:table-cell table:style-name="ce27" table:formula="of:=['2BResults for P1_(time)'.D127]/['2BResults for P1_(time)'.H127]" office:value-type="string" office:string-value="" calcext:value-type="error">
            <text:p>#DIV/0!</text:p>
          </table:table-cell>
          <table:table-cell table:style-name="ce27" table:formula="of:=['2BResults for P1_(time)'.E127]/['2BResults for P1_(time)'.H127]" office:value-type="string" office:string-value="" calcext:value-type="error">
            <text:p>#DIV/0!</text:p>
          </table:table-cell>
          <table:table-cell table:style-name="ce27" table:formula="of:=['2BResults for P1_(time)'.F127]/['2BResults for P1_(time)'.H127]" office:value-type="string" office:string-value="" calcext:value-type="error">
            <text:p>#DIV/0!</text:p>
          </table:table-cell>
          <table:table-cell table:style-name="ce27" table:formula="of:=['2BResults for P1_(time)'.G127]/['2BResults for P1_(time)'.H12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4.tsp</text:p>
          </table:table-cell>
          <table:table-cell table:number-columns-repeated="5"/>
          <table:table-cell table:formula="of:=SUM(['2BResults for P1_(time)'.D128:.G128])" office:value-type="float" office:value="0" calcext:value-type="float">
            <text:p>0</text:p>
          </table:table-cell>
          <table:table-cell table:formula="of:=['2BResults for P1_(time)'.D128]/['2BResults for P1_(time)'.H128]" office:value-type="string" office:string-value="" calcext:value-type="error">
            <text:p>#DIV/0!</text:p>
          </table:table-cell>
          <table:table-cell table:formula="of:=['2BResults for P1_(time)'.E128]/['2BResults for P1_(time)'.H128]" office:value-type="string" office:string-value="" calcext:value-type="error">
            <text:p>#DIV/0!</text:p>
          </table:table-cell>
          <table:table-cell table:formula="of:=['2BResults for P1_(time)'.F128]/['2BResults for P1_(time)'.H128]" office:value-type="string" office:string-value="" calcext:value-type="error">
            <text:p>#DIV/0!</text:p>
          </table:table-cell>
          <table:table-cell table:formula="of:=['2BResults for P1_(time)'.G128]/['2BResults for P1_(time)'.H12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style-name="ce27" table:number-columns-repeated="5"/>
          <table:table-cell table:style-name="ce27" table:formula="of:=SUM(['2BResults for P1_(time)'.D129:.G129])" office:value-type="float" office:value="0" calcext:value-type="float">
            <text:p>0</text:p>
          </table:table-cell>
          <table:table-cell table:style-name="ce27" table:formula="of:=['2BResults for P1_(time)'.D129]/['2BResults for P1_(time)'.H129]" office:value-type="string" office:string-value="" calcext:value-type="error">
            <text:p>#DIV/0!</text:p>
          </table:table-cell>
          <table:table-cell table:style-name="ce27" table:formula="of:=['2BResults for P1_(time)'.E129]/['2BResults for P1_(time)'.H129]" office:value-type="string" office:string-value="" calcext:value-type="error">
            <text:p>#DIV/0!</text:p>
          </table:table-cell>
          <table:table-cell table:style-name="ce27" table:formula="of:=['2BResults for P1_(time)'.F129]/['2BResults for P1_(time)'.H129]" office:value-type="string" office:string-value="" calcext:value-type="error">
            <text:p>#DIV/0!</text:p>
          </table:table-cell>
          <table:table-cell table:style-name="ce27" table:formula="of:=['2BResults for P1_(time)'.G129]/['2BResults for P1_(time)'.H12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6.tsp</text:p>
          </table:table-cell>
          <table:table-cell table:number-columns-repeated="5"/>
          <table:table-cell table:formula="of:=SUM(['2BResults for P1_(time)'.D130:.G130])" office:value-type="float" office:value="0" calcext:value-type="float">
            <text:p>0</text:p>
          </table:table-cell>
          <table:table-cell table:formula="of:=['2BResults for P1_(time)'.D130]/['2BResults for P1_(time)'.H130]" office:value-type="string" office:string-value="" calcext:value-type="error">
            <text:p>#DIV/0!</text:p>
          </table:table-cell>
          <table:table-cell table:formula="of:=['2BResults for P1_(time)'.E130]/['2BResults for P1_(time)'.H130]" office:value-type="string" office:string-value="" calcext:value-type="error">
            <text:p>#DIV/0!</text:p>
          </table:table-cell>
          <table:table-cell table:formula="of:=['2BResults for P1_(time)'.F130]/['2BResults for P1_(time)'.H130]" office:value-type="string" office:string-value="" calcext:value-type="error">
            <text:p>#DIV/0!</text:p>
          </table:table-cell>
          <table:table-cell table:formula="of:=['2BResults for P1_(time)'.G130]/['2BResults for P1_(time)'.H13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style-name="ce27" table:number-columns-repeated="5"/>
          <table:table-cell table:style-name="ce27" table:formula="of:=SUM(['2BResults for P1_(time)'.D131:.G131])" office:value-type="float" office:value="0" calcext:value-type="float">
            <text:p>0</text:p>
          </table:table-cell>
          <table:table-cell table:style-name="ce27" table:formula="of:=['2BResults for P1_(time)'.D131]/['2BResults for P1_(time)'.H131]" office:value-type="string" office:string-value="" calcext:value-type="error">
            <text:p>#DIV/0!</text:p>
          </table:table-cell>
          <table:table-cell table:style-name="ce27" table:formula="of:=['2BResults for P1_(time)'.E131]/['2BResults for P1_(time)'.H131]" office:value-type="string" office:string-value="" calcext:value-type="error">
            <text:p>#DIV/0!</text:p>
          </table:table-cell>
          <table:table-cell table:style-name="ce27" table:formula="of:=['2BResults for P1_(time)'.F131]/['2BResults for P1_(time)'.H131]" office:value-type="string" office:string-value="" calcext:value-type="error">
            <text:p>#DIV/0!</text:p>
          </table:table-cell>
          <table:table-cell table:style-name="ce27" table:formula="of:=['2BResults for P1_(time)'.G131]/['2BResults for P1_(time)'.H13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8.tsp</text:p>
          </table:table-cell>
          <table:table-cell table:number-columns-repeated="5"/>
          <table:table-cell table:formula="of:=SUM(['2BResults for P1_(time)'.D132:.G132])" office:value-type="float" office:value="0" calcext:value-type="float">
            <text:p>0</text:p>
          </table:table-cell>
          <table:table-cell table:formula="of:=['2BResults for P1_(time)'.D132]/['2BResults for P1_(time)'.H132]" office:value-type="string" office:string-value="" calcext:value-type="error">
            <text:p>#DIV/0!</text:p>
          </table:table-cell>
          <table:table-cell table:formula="of:=['2BResults for P1_(time)'.E132]/['2BResults for P1_(time)'.H132]" office:value-type="string" office:string-value="" calcext:value-type="error">
            <text:p>#DIV/0!</text:p>
          </table:table-cell>
          <table:table-cell table:formula="of:=['2BResults for P1_(time)'.F132]/['2BResults for P1_(time)'.H132]" office:value-type="string" office:string-value="" calcext:value-type="error">
            <text:p>#DIV/0!</text:p>
          </table:table-cell>
          <table:table-cell table:formula="of:=['2BResults for P1_(time)'.G132]/['2BResults for P1_(time)'.H13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style-name="ce27" table:number-columns-repeated="5"/>
          <table:table-cell table:style-name="ce27" table:formula="of:=SUM(['2BResults for P1_(time)'.D133:.G133])" office:value-type="float" office:value="0" calcext:value-type="float">
            <text:p>0</text:p>
          </table:table-cell>
          <table:table-cell table:style-name="ce27" table:formula="of:=['2BResults for P1_(time)'.D133]/['2BResults for P1_(time)'.H133]" office:value-type="string" office:string-value="" calcext:value-type="error">
            <text:p>#DIV/0!</text:p>
          </table:table-cell>
          <table:table-cell table:style-name="ce27" table:formula="of:=['2BResults for P1_(time)'.E133]/['2BResults for P1_(time)'.H133]" office:value-type="string" office:string-value="" calcext:value-type="error">
            <text:p>#DIV/0!</text:p>
          </table:table-cell>
          <table:table-cell table:style-name="ce27" table:formula="of:=['2BResults for P1_(time)'.F133]/['2BResults for P1_(time)'.H133]" office:value-type="string" office:string-value="" calcext:value-type="error">
            <text:p>#DIV/0!</text:p>
          </table:table-cell>
          <table:table-cell table:style-name="ce27" table:formula="of:=['2BResults for P1_(time)'.G133]/['2BResults for P1_(time)'.H13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0.tsp</text:p>
          </table:table-cell>
          <table:table-cell table:number-columns-repeated="5"/>
          <table:table-cell table:formula="of:=SUM(['2BResults for P1_(time)'.D134:.G134])" office:value-type="float" office:value="0" calcext:value-type="float">
            <text:p>0</text:p>
          </table:table-cell>
          <table:table-cell table:formula="of:=['2BResults for P1_(time)'.D134]/['2BResults for P1_(time)'.H134]" office:value-type="string" office:string-value="" calcext:value-type="error">
            <text:p>#DIV/0!</text:p>
          </table:table-cell>
          <table:table-cell table:formula="of:=['2BResults for P1_(time)'.E134]/['2BResults for P1_(time)'.H134]" office:value-type="string" office:string-value="" calcext:value-type="error">
            <text:p>#DIV/0!</text:p>
          </table:table-cell>
          <table:table-cell table:formula="of:=['2BResults for P1_(time)'.F134]/['2BResults for P1_(time)'.H134]" office:value-type="string" office:string-value="" calcext:value-type="error">
            <text:p>#DIV/0!</text:p>
          </table:table-cell>
          <table:table-cell table:formula="of:=['2BResults for P1_(time)'.G134]/['2BResults for P1_(time)'.H13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style-name="ce27" table:number-columns-repeated="5"/>
          <table:table-cell table:style-name="ce27" table:formula="of:=SUM(['2BResults for P1_(time)'.D135:.G135])" office:value-type="float" office:value="0" calcext:value-type="float">
            <text:p>0</text:p>
          </table:table-cell>
          <table:table-cell table:style-name="ce27" table:formula="of:=['2BResults for P1_(time)'.D135]/['2BResults for P1_(time)'.H135]" office:value-type="string" office:string-value="" calcext:value-type="error">
            <text:p>#DIV/0!</text:p>
          </table:table-cell>
          <table:table-cell table:style-name="ce27" table:formula="of:=['2BResults for P1_(time)'.E135]/['2BResults for P1_(time)'.H135]" office:value-type="string" office:string-value="" calcext:value-type="error">
            <text:p>#DIV/0!</text:p>
          </table:table-cell>
          <table:table-cell table:style-name="ce27" table:formula="of:=['2BResults for P1_(time)'.F135]/['2BResults for P1_(time)'.H135]" office:value-type="string" office:string-value="" calcext:value-type="error">
            <text:p>#DIV/0!</text:p>
          </table:table-cell>
          <table:table-cell table:style-name="ce27" table:formula="of:=['2BResults for P1_(time)'.G135]/['2BResults for P1_(time)'.H13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2.tsp</text:p>
          </table:table-cell>
          <table:table-cell table:number-columns-repeated="5"/>
          <table:table-cell table:formula="of:=SUM(['2BResults for P1_(time)'.D136:.G136])" office:value-type="float" office:value="0" calcext:value-type="float">
            <text:p>0</text:p>
          </table:table-cell>
          <table:table-cell table:formula="of:=['2BResults for P1_(time)'.D136]/['2BResults for P1_(time)'.H136]" office:value-type="string" office:string-value="" calcext:value-type="error">
            <text:p>#DIV/0!</text:p>
          </table:table-cell>
          <table:table-cell table:formula="of:=['2BResults for P1_(time)'.E136]/['2BResults for P1_(time)'.H136]" office:value-type="string" office:string-value="" calcext:value-type="error">
            <text:p>#DIV/0!</text:p>
          </table:table-cell>
          <table:table-cell table:formula="of:=['2BResults for P1_(time)'.F136]/['2BResults for P1_(time)'.H136]" office:value-type="string" office:string-value="" calcext:value-type="error">
            <text:p>#DIV/0!</text:p>
          </table:table-cell>
          <table:table-cell table:formula="of:=['2BResults for P1_(time)'.G136]/['2BResults for P1_(time)'.H13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style-name="ce27" table:number-columns-repeated="5"/>
          <table:table-cell table:style-name="ce27" table:formula="of:=SUM(['2BResults for P1_(time)'.D137:.G137])" office:value-type="float" office:value="0" calcext:value-type="float">
            <text:p>0</text:p>
          </table:table-cell>
          <table:table-cell table:style-name="ce27" table:formula="of:=['2BResults for P1_(time)'.D137]/['2BResults for P1_(time)'.H137]" office:value-type="string" office:string-value="" calcext:value-type="error">
            <text:p>#DIV/0!</text:p>
          </table:table-cell>
          <table:table-cell table:style-name="ce27" table:formula="of:=['2BResults for P1_(time)'.E137]/['2BResults for P1_(time)'.H137]" office:value-type="string" office:string-value="" calcext:value-type="error">
            <text:p>#DIV/0!</text:p>
          </table:table-cell>
          <table:table-cell table:style-name="ce27" table:formula="of:=['2BResults for P1_(time)'.F137]/['2BResults for P1_(time)'.H137]" office:value-type="string" office:string-value="" calcext:value-type="error">
            <text:p>#DIV/0!</text:p>
          </table:table-cell>
          <table:table-cell table:style-name="ce27" table:formula="of:=['2BResults for P1_(time)'.G137]/['2BResults for P1_(time)'.H1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4.tsp</text:p>
          </table:table-cell>
          <table:table-cell table:number-columns-repeated="5"/>
          <table:table-cell table:formula="of:=SUM(['2BResults for P1_(time)'.D138:.G138])" office:value-type="float" office:value="0" calcext:value-type="float">
            <text:p>0</text:p>
          </table:table-cell>
          <table:table-cell table:formula="of:=['2BResults for P1_(time)'.D138]/['2BResults for P1_(time)'.H138]" office:value-type="string" office:string-value="" calcext:value-type="error">
            <text:p>#DIV/0!</text:p>
          </table:table-cell>
          <table:table-cell table:formula="of:=['2BResults for P1_(time)'.E138]/['2BResults for P1_(time)'.H138]" office:value-type="string" office:string-value="" calcext:value-type="error">
            <text:p>#DIV/0!</text:p>
          </table:table-cell>
          <table:table-cell table:formula="of:=['2BResults for P1_(time)'.F138]/['2BResults for P1_(time)'.H138]" office:value-type="string" office:string-value="" calcext:value-type="error">
            <text:p>#DIV/0!</text:p>
          </table:table-cell>
          <table:table-cell table:formula="of:=['2BResults for P1_(time)'.G138]/['2BResults for P1_(time)'.H13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style-name="ce27" table:number-columns-repeated="5"/>
          <table:table-cell table:style-name="ce27" table:formula="of:=SUM(['2BResults for P1_(time)'.D139:.G139])" office:value-type="float" office:value="0" calcext:value-type="float">
            <text:p>0</text:p>
          </table:table-cell>
          <table:table-cell table:style-name="ce27" table:formula="of:=['2BResults for P1_(time)'.D139]/['2BResults for P1_(time)'.H139]" office:value-type="string" office:string-value="" calcext:value-type="error">
            <text:p>#DIV/0!</text:p>
          </table:table-cell>
          <table:table-cell table:style-name="ce27" table:formula="of:=['2BResults for P1_(time)'.E139]/['2BResults for P1_(time)'.H139]" office:value-type="string" office:string-value="" calcext:value-type="error">
            <text:p>#DIV/0!</text:p>
          </table:table-cell>
          <table:table-cell table:style-name="ce27" table:formula="of:=['2BResults for P1_(time)'.F139]/['2BResults for P1_(time)'.H139]" office:value-type="string" office:string-value="" calcext:value-type="error">
            <text:p>#DIV/0!</text:p>
          </table:table-cell>
          <table:table-cell table:style-name="ce27" table:formula="of:=['2BResults for P1_(time)'.G139]/['2BResults for P1_(time)'.H13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6.tsp</text:p>
          </table:table-cell>
          <table:table-cell table:number-columns-repeated="5"/>
          <table:table-cell table:formula="of:=SUM(['2BResults for P1_(time)'.D140:.G140])" office:value-type="float" office:value="0" calcext:value-type="float">
            <text:p>0</text:p>
          </table:table-cell>
          <table:table-cell table:formula="of:=['2BResults for P1_(time)'.D140]/['2BResults for P1_(time)'.H140]" office:value-type="string" office:string-value="" calcext:value-type="error">
            <text:p>#DIV/0!</text:p>
          </table:table-cell>
          <table:table-cell table:formula="of:=['2BResults for P1_(time)'.E140]/['2BResults for P1_(time)'.H140]" office:value-type="string" office:string-value="" calcext:value-type="error">
            <text:p>#DIV/0!</text:p>
          </table:table-cell>
          <table:table-cell table:formula="of:=['2BResults for P1_(time)'.F140]/['2BResults for P1_(time)'.H140]" office:value-type="string" office:string-value="" calcext:value-type="error">
            <text:p>#DIV/0!</text:p>
          </table:table-cell>
          <table:table-cell table:formula="of:=['2BResults for P1_(time)'.G140]/['2BResults for P1_(time)'.H14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style-name="ce27" table:number-columns-repeated="5"/>
          <table:table-cell table:style-name="ce27" table:formula="of:=SUM(['2BResults for P1_(time)'.D141:.G141])" office:value-type="float" office:value="0" calcext:value-type="float">
            <text:p>0</text:p>
          </table:table-cell>
          <table:table-cell table:style-name="ce27" table:formula="of:=['2BResults for P1_(time)'.D141]/['2BResults for P1_(time)'.H141]" office:value-type="string" office:string-value="" calcext:value-type="error">
            <text:p>#DIV/0!</text:p>
          </table:table-cell>
          <table:table-cell table:style-name="ce27" table:formula="of:=['2BResults for P1_(time)'.E141]/['2BResults for P1_(time)'.H141]" office:value-type="string" office:string-value="" calcext:value-type="error">
            <text:p>#DIV/0!</text:p>
          </table:table-cell>
          <table:table-cell table:style-name="ce27" table:formula="of:=['2BResults for P1_(time)'.F141]/['2BResults for P1_(time)'.H141]" office:value-type="string" office:string-value="" calcext:value-type="error">
            <text:p>#DIV/0!</text:p>
          </table:table-cell>
          <table:table-cell table:style-name="ce27" table:formula="of:=['2BResults for P1_(time)'.G141]/['2BResults for P1_(time)'.H14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8.tsp</text:p>
          </table:table-cell>
          <table:table-cell table:number-columns-repeated="5"/>
          <table:table-cell table:formula="of:=SUM(['2BResults for P1_(time)'.D142:.G142])" office:value-type="float" office:value="0" calcext:value-type="float">
            <text:p>0</text:p>
          </table:table-cell>
          <table:table-cell table:formula="of:=['2BResults for P1_(time)'.D142]/['2BResults for P1_(time)'.H142]" office:value-type="string" office:string-value="" calcext:value-type="error">
            <text:p>#DIV/0!</text:p>
          </table:table-cell>
          <table:table-cell table:formula="of:=['2BResults for P1_(time)'.E142]/['2BResults for P1_(time)'.H142]" office:value-type="string" office:string-value="" calcext:value-type="error">
            <text:p>#DIV/0!</text:p>
          </table:table-cell>
          <table:table-cell table:formula="of:=['2BResults for P1_(time)'.F142]/['2BResults for P1_(time)'.H142]" office:value-type="string" office:string-value="" calcext:value-type="error">
            <text:p>#DIV/0!</text:p>
          </table:table-cell>
          <table:table-cell table:formula="of:=['2BResults for P1_(time)'.G142]/['2BResults for P1_(time)'.H14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style-name="ce27" table:number-columns-repeated="5"/>
          <table:table-cell table:style-name="ce27" table:formula="of:=SUM(['2BResults for P1_(time)'.D143:.G143])" office:value-type="float" office:value="0" calcext:value-type="float">
            <text:p>0</text:p>
          </table:table-cell>
          <table:table-cell table:style-name="ce27" table:formula="of:=['2BResults for P1_(time)'.D143]/['2BResults for P1_(time)'.H143]" office:value-type="string" office:string-value="" calcext:value-type="error">
            <text:p>#DIV/0!</text:p>
          </table:table-cell>
          <table:table-cell table:style-name="ce27" table:formula="of:=['2BResults for P1_(time)'.E143]/['2BResults for P1_(time)'.H143]" office:value-type="string" office:string-value="" calcext:value-type="error">
            <text:p>#DIV/0!</text:p>
          </table:table-cell>
          <table:table-cell table:style-name="ce27" table:formula="of:=['2BResults for P1_(time)'.F143]/['2BResults for P1_(time)'.H143]" office:value-type="string" office:string-value="" calcext:value-type="error">
            <text:p>#DIV/0!</text:p>
          </table:table-cell>
          <table:table-cell table:style-name="ce27" table:formula="of:=['2BResults for P1_(time)'.G143]/['2BResults for P1_(time)'.H14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0.tsp</text:p>
          </table:table-cell>
          <table:table-cell table:number-columns-repeated="5"/>
          <table:table-cell table:formula="of:=SUM(['2BResults for P1_(time)'.D144:.G144])" office:value-type="float" office:value="0" calcext:value-type="float">
            <text:p>0</text:p>
          </table:table-cell>
          <table:table-cell table:formula="of:=['2BResults for P1_(time)'.D144]/['2BResults for P1_(time)'.H144]" office:value-type="string" office:string-value="" calcext:value-type="error">
            <text:p>#DIV/0!</text:p>
          </table:table-cell>
          <table:table-cell table:formula="of:=['2BResults for P1_(time)'.E144]/['2BResults for P1_(time)'.H144]" office:value-type="string" office:string-value="" calcext:value-type="error">
            <text:p>#DIV/0!</text:p>
          </table:table-cell>
          <table:table-cell table:formula="of:=['2BResults for P1_(time)'.F144]/['2BResults for P1_(time)'.H144]" office:value-type="string" office:string-value="" calcext:value-type="error">
            <text:p>#DIV/0!</text:p>
          </table:table-cell>
          <table:table-cell table:formula="of:=['2BResults for P1_(time)'.G144]/['2BResults for P1_(time)'.H14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style-name="ce27" table:number-columns-repeated="5"/>
          <table:table-cell table:style-name="ce27" table:formula="of:=SUM(['2BResults for P1_(time)'.D145:.G145])" office:value-type="float" office:value="0" calcext:value-type="float">
            <text:p>0</text:p>
          </table:table-cell>
          <table:table-cell table:style-name="ce27" table:formula="of:=['2BResults for P1_(time)'.D145]/['2BResults for P1_(time)'.H145]" office:value-type="string" office:string-value="" calcext:value-type="error">
            <text:p>#DIV/0!</text:p>
          </table:table-cell>
          <table:table-cell table:style-name="ce27" table:formula="of:=['2BResults for P1_(time)'.E145]/['2BResults for P1_(time)'.H145]" office:value-type="string" office:string-value="" calcext:value-type="error">
            <text:p>#DIV/0!</text:p>
          </table:table-cell>
          <table:table-cell table:style-name="ce27" table:formula="of:=['2BResults for P1_(time)'.F145]/['2BResults for P1_(time)'.H145]" office:value-type="string" office:string-value="" calcext:value-type="error">
            <text:p>#DIV/0!</text:p>
          </table:table-cell>
          <table:table-cell table:style-name="ce27" table:formula="of:=['2BResults for P1_(time)'.G145]/['2BResults for P1_(time)'.H14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2.tsp</text:p>
          </table:table-cell>
          <table:table-cell table:number-columns-repeated="5"/>
          <table:table-cell table:formula="of:=SUM(['2BResults for P1_(time)'.D146:.G146])" office:value-type="float" office:value="0" calcext:value-type="float">
            <text:p>0</text:p>
          </table:table-cell>
          <table:table-cell table:formula="of:=['2BResults for P1_(time)'.D146]/['2BResults for P1_(time)'.H146]" office:value-type="string" office:string-value="" calcext:value-type="error">
            <text:p>#DIV/0!</text:p>
          </table:table-cell>
          <table:table-cell table:formula="of:=['2BResults for P1_(time)'.E146]/['2BResults for P1_(time)'.H146]" office:value-type="string" office:string-value="" calcext:value-type="error">
            <text:p>#DIV/0!</text:p>
          </table:table-cell>
          <table:table-cell table:formula="of:=['2BResults for P1_(time)'.F146]/['2BResults for P1_(time)'.H146]" office:value-type="string" office:string-value="" calcext:value-type="error">
            <text:p>#DIV/0!</text:p>
          </table:table-cell>
          <table:table-cell table:formula="of:=['2BResults for P1_(time)'.G146]/['2BResults for P1_(time)'.H14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style-name="ce27" table:number-columns-repeated="5"/>
          <table:table-cell table:style-name="ce27" table:formula="of:=SUM(['2BResults for P1_(time)'.D147:.G147])" office:value-type="float" office:value="0" calcext:value-type="float">
            <text:p>0</text:p>
          </table:table-cell>
          <table:table-cell table:style-name="ce27" table:formula="of:=['2BResults for P1_(time)'.D147]/['2BResults for P1_(time)'.H147]" office:value-type="string" office:string-value="" calcext:value-type="error">
            <text:p>#DIV/0!</text:p>
          </table:table-cell>
          <table:table-cell table:style-name="ce27" table:formula="of:=['2BResults for P1_(time)'.E147]/['2BResults for P1_(time)'.H147]" office:value-type="string" office:string-value="" calcext:value-type="error">
            <text:p>#DIV/0!</text:p>
          </table:table-cell>
          <table:table-cell table:style-name="ce27" table:formula="of:=['2BResults for P1_(time)'.F147]/['2BResults for P1_(time)'.H147]" office:value-type="string" office:string-value="" calcext:value-type="error">
            <text:p>#DIV/0!</text:p>
          </table:table-cell>
          <table:table-cell table:style-name="ce27" table:formula="of:=['2BResults for P1_(time)'.G147]/['2BResults for P1_(time)'.H14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4.tsp</text:p>
          </table:table-cell>
          <table:table-cell table:number-columns-repeated="5"/>
          <table:table-cell table:formula="of:=SUM(['2BResults for P1_(time)'.D148:.G148])" office:value-type="float" office:value="0" calcext:value-type="float">
            <text:p>0</text:p>
          </table:table-cell>
          <table:table-cell table:formula="of:=['2BResults for P1_(time)'.D148]/['2BResults for P1_(time)'.H148]" office:value-type="string" office:string-value="" calcext:value-type="error">
            <text:p>#DIV/0!</text:p>
          </table:table-cell>
          <table:table-cell table:formula="of:=['2BResults for P1_(time)'.E148]/['2BResults for P1_(time)'.H148]" office:value-type="string" office:string-value="" calcext:value-type="error">
            <text:p>#DIV/0!</text:p>
          </table:table-cell>
          <table:table-cell table:formula="of:=['2BResults for P1_(time)'.F148]/['2BResults for P1_(time)'.H148]" office:value-type="string" office:string-value="" calcext:value-type="error">
            <text:p>#DIV/0!</text:p>
          </table:table-cell>
          <table:table-cell table:formula="of:=['2BResults for P1_(time)'.G148]/['2BResults for P1_(time)'.H14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style-name="ce27" table:number-columns-repeated="5"/>
          <table:table-cell table:style-name="ce27" table:formula="of:=SUM(['2BResults for P1_(time)'.D149:.G149])" office:value-type="float" office:value="0" calcext:value-type="float">
            <text:p>0</text:p>
          </table:table-cell>
          <table:table-cell table:style-name="ce27" table:formula="of:=['2BResults for P1_(time)'.D149]/['2BResults for P1_(time)'.H149]" office:value-type="string" office:string-value="" calcext:value-type="error">
            <text:p>#DIV/0!</text:p>
          </table:table-cell>
          <table:table-cell table:style-name="ce27" table:formula="of:=['2BResults for P1_(time)'.E149]/['2BResults for P1_(time)'.H149]" office:value-type="string" office:string-value="" calcext:value-type="error">
            <text:p>#DIV/0!</text:p>
          </table:table-cell>
          <table:table-cell table:style-name="ce27" table:formula="of:=['2BResults for P1_(time)'.F149]/['2BResults for P1_(time)'.H149]" office:value-type="string" office:string-value="" calcext:value-type="error">
            <text:p>#DIV/0!</text:p>
          </table:table-cell>
          <table:table-cell table:style-name="ce27" table:formula="of:=['2BResults for P1_(time)'.G149]/['2BResults for P1_(time)'.H14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6.tsp</text:p>
          </table:table-cell>
          <table:table-cell table:number-columns-repeated="5"/>
          <table:table-cell table:formula="of:=SUM(['2BResults for P1_(time)'.D150:.G150])" office:value-type="float" office:value="0" calcext:value-type="float">
            <text:p>0</text:p>
          </table:table-cell>
          <table:table-cell table:formula="of:=['2BResults for P1_(time)'.D150]/['2BResults for P1_(time)'.H150]" office:value-type="string" office:string-value="" calcext:value-type="error">
            <text:p>#DIV/0!</text:p>
          </table:table-cell>
          <table:table-cell table:formula="of:=['2BResults for P1_(time)'.E150]/['2BResults for P1_(time)'.H150]" office:value-type="string" office:string-value="" calcext:value-type="error">
            <text:p>#DIV/0!</text:p>
          </table:table-cell>
          <table:table-cell table:formula="of:=['2BResults for P1_(time)'.F150]/['2BResults for P1_(time)'.H150]" office:value-type="string" office:string-value="" calcext:value-type="error">
            <text:p>#DIV/0!</text:p>
          </table:table-cell>
          <table:table-cell table:formula="of:=['2BResults for P1_(time)'.G150]/['2BResults for P1_(time)'.H15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style-name="ce27" table:number-columns-repeated="5"/>
          <table:table-cell table:style-name="ce27" table:formula="of:=SUM(['2BResults for P1_(time)'.D151:.G151])" office:value-type="float" office:value="0" calcext:value-type="float">
            <text:p>0</text:p>
          </table:table-cell>
          <table:table-cell table:style-name="ce27" table:formula="of:=['2BResults for P1_(time)'.D151]/['2BResults for P1_(time)'.H151]" office:value-type="string" office:string-value="" calcext:value-type="error">
            <text:p>#DIV/0!</text:p>
          </table:table-cell>
          <table:table-cell table:style-name="ce27" table:formula="of:=['2BResults for P1_(time)'.E151]/['2BResults for P1_(time)'.H151]" office:value-type="string" office:string-value="" calcext:value-type="error">
            <text:p>#DIV/0!</text:p>
          </table:table-cell>
          <table:table-cell table:style-name="ce27" table:formula="of:=['2BResults for P1_(time)'.F151]/['2BResults for P1_(time)'.H151]" office:value-type="string" office:string-value="" calcext:value-type="error">
            <text:p>#DIV/0!</text:p>
          </table:table-cell>
          <table:table-cell table:style-name="ce27" table:formula="of:=['2BResults for P1_(time)'.G151]/['2BResults for P1_(time)'.H15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8.tsp</text:p>
          </table:table-cell>
          <table:table-cell table:number-columns-repeated="5"/>
          <table:table-cell table:formula="of:=SUM(['2BResults for P1_(time)'.D152:.G152])" office:value-type="float" office:value="0" calcext:value-type="float">
            <text:p>0</text:p>
          </table:table-cell>
          <table:table-cell table:formula="of:=['2BResults for P1_(time)'.D152]/['2BResults for P1_(time)'.H152]" office:value-type="string" office:string-value="" calcext:value-type="error">
            <text:p>#DIV/0!</text:p>
          </table:table-cell>
          <table:table-cell table:formula="of:=['2BResults for P1_(time)'.E152]/['2BResults for P1_(time)'.H152]" office:value-type="string" office:string-value="" calcext:value-type="error">
            <text:p>#DIV/0!</text:p>
          </table:table-cell>
          <table:table-cell table:formula="of:=['2BResults for P1_(time)'.F152]/['2BResults for P1_(time)'.H152]" office:value-type="string" office:string-value="" calcext:value-type="error">
            <text:p>#DIV/0!</text:p>
          </table:table-cell>
          <table:table-cell table:formula="of:=['2BResults for P1_(time)'.G152]/['2BResults for P1_(time)'.H15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style-name="ce27" table:number-columns-repeated="5"/>
          <table:table-cell table:style-name="ce27" table:formula="of:=SUM(['2BResults for P1_(time)'.D153:.G153])" office:value-type="float" office:value="0" calcext:value-type="float">
            <text:p>0</text:p>
          </table:table-cell>
          <table:table-cell table:style-name="ce27" table:formula="of:=['2BResults for P1_(time)'.D153]/['2BResults for P1_(time)'.H153]" office:value-type="string" office:string-value="" calcext:value-type="error">
            <text:p>#DIV/0!</text:p>
          </table:table-cell>
          <table:table-cell table:style-name="ce27" table:formula="of:=['2BResults for P1_(time)'.E153]/['2BResults for P1_(time)'.H153]" office:value-type="string" office:string-value="" calcext:value-type="error">
            <text:p>#DIV/0!</text:p>
          </table:table-cell>
          <table:table-cell table:style-name="ce27" table:formula="of:=['2BResults for P1_(time)'.F153]/['2BResults for P1_(time)'.H153]" office:value-type="string" office:string-value="" calcext:value-type="error">
            <text:p>#DIV/0!</text:p>
          </table:table-cell>
          <table:table-cell table:style-name="ce27" table:formula="of:=['2BResults for P1_(time)'.G153]/['2BResults for P1_(time)'.H15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0.tsp</text:p>
          </table:table-cell>
          <table:table-cell table:number-columns-repeated="5"/>
          <table:table-cell table:formula="of:=SUM(['2BResults for P1_(time)'.D154:.G154])" office:value-type="float" office:value="0" calcext:value-type="float">
            <text:p>0</text:p>
          </table:table-cell>
          <table:table-cell table:formula="of:=['2BResults for P1_(time)'.D154]/['2BResults for P1_(time)'.H154]" office:value-type="string" office:string-value="" calcext:value-type="error">
            <text:p>#DIV/0!</text:p>
          </table:table-cell>
          <table:table-cell table:formula="of:=['2BResults for P1_(time)'.E154]/['2BResults for P1_(time)'.H154]" office:value-type="string" office:string-value="" calcext:value-type="error">
            <text:p>#DIV/0!</text:p>
          </table:table-cell>
          <table:table-cell table:formula="of:=['2BResults for P1_(time)'.F154]/['2BResults for P1_(time)'.H154]" office:value-type="string" office:string-value="" calcext:value-type="error">
            <text:p>#DIV/0!</text:p>
          </table:table-cell>
          <table:table-cell table:formula="of:=['2BResults for P1_(time)'.G154]/['2BResults for P1_(time)'.H15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style-name="ce27" table:number-columns-repeated="5"/>
          <table:table-cell table:style-name="ce27" table:formula="of:=SUM(['2BResults for P1_(time)'.D155:.G155])" office:value-type="float" office:value="0" calcext:value-type="float">
            <text:p>0</text:p>
          </table:table-cell>
          <table:table-cell table:style-name="ce27" table:formula="of:=['2BResults for P1_(time)'.D155]/['2BResults for P1_(time)'.H155]" office:value-type="string" office:string-value="" calcext:value-type="error">
            <text:p>#DIV/0!</text:p>
          </table:table-cell>
          <table:table-cell table:style-name="ce27" table:formula="of:=['2BResults for P1_(time)'.E155]/['2BResults for P1_(time)'.H155]" office:value-type="string" office:string-value="" calcext:value-type="error">
            <text:p>#DIV/0!</text:p>
          </table:table-cell>
          <table:table-cell table:style-name="ce27" table:formula="of:=['2BResults for P1_(time)'.F155]/['2BResults for P1_(time)'.H155]" office:value-type="string" office:string-value="" calcext:value-type="error">
            <text:p>#DIV/0!</text:p>
          </table:table-cell>
          <table:table-cell table:style-name="ce27" table:formula="of:=['2BResults for P1_(time)'.G155]/['2BResults for P1_(time)'.H15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2.tsp</text:p>
          </table:table-cell>
          <table:table-cell table:number-columns-repeated="5"/>
          <table:table-cell table:formula="of:=SUM(['2BResults for P1_(time)'.D156:.G156])" office:value-type="float" office:value="0" calcext:value-type="float">
            <text:p>0</text:p>
          </table:table-cell>
          <table:table-cell table:formula="of:=['2BResults for P1_(time)'.D156]/['2BResults for P1_(time)'.H156]" office:value-type="string" office:string-value="" calcext:value-type="error">
            <text:p>#DIV/0!</text:p>
          </table:table-cell>
          <table:table-cell table:formula="of:=['2BResults for P1_(time)'.E156]/['2BResults for P1_(time)'.H156]" office:value-type="string" office:string-value="" calcext:value-type="error">
            <text:p>#DIV/0!</text:p>
          </table:table-cell>
          <table:table-cell table:formula="of:=['2BResults for P1_(time)'.F156]/['2BResults for P1_(time)'.H156]" office:value-type="string" office:string-value="" calcext:value-type="error">
            <text:p>#DIV/0!</text:p>
          </table:table-cell>
          <table:table-cell table:formula="of:=['2BResults for P1_(time)'.G156]/['2BResults for P1_(time)'.H15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style-name="ce27" table:number-columns-repeated="5"/>
          <table:table-cell table:style-name="ce27" table:formula="of:=SUM(['2BResults for P1_(time)'.D157:.G157])" office:value-type="float" office:value="0" calcext:value-type="float">
            <text:p>0</text:p>
          </table:table-cell>
          <table:table-cell table:style-name="ce27" table:formula="of:=['2BResults for P1_(time)'.D157]/['2BResults for P1_(time)'.H157]" office:value-type="string" office:string-value="" calcext:value-type="error">
            <text:p>#DIV/0!</text:p>
          </table:table-cell>
          <table:table-cell table:style-name="ce27" table:formula="of:=['2BResults for P1_(time)'.E157]/['2BResults for P1_(time)'.H157]" office:value-type="string" office:string-value="" calcext:value-type="error">
            <text:p>#DIV/0!</text:p>
          </table:table-cell>
          <table:table-cell table:style-name="ce27" table:formula="of:=['2BResults for P1_(time)'.F157]/['2BResults for P1_(time)'.H157]" office:value-type="string" office:string-value="" calcext:value-type="error">
            <text:p>#DIV/0!</text:p>
          </table:table-cell>
          <table:table-cell table:style-name="ce27" table:formula="of:=['2BResults for P1_(time)'.G157]/['2BResults for P1_(time)'.H15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4.tsp</text:p>
          </table:table-cell>
          <table:table-cell table:number-columns-repeated="5"/>
          <table:table-cell table:formula="of:=SUM(['2BResults for P1_(time)'.D158:.G158])" office:value-type="float" office:value="0" calcext:value-type="float">
            <text:p>0</text:p>
          </table:table-cell>
          <table:table-cell table:formula="of:=['2BResults for P1_(time)'.D158]/['2BResults for P1_(time)'.H158]" office:value-type="string" office:string-value="" calcext:value-type="error">
            <text:p>#DIV/0!</text:p>
          </table:table-cell>
          <table:table-cell table:formula="of:=['2BResults for P1_(time)'.E158]/['2BResults for P1_(time)'.H158]" office:value-type="string" office:string-value="" calcext:value-type="error">
            <text:p>#DIV/0!</text:p>
          </table:table-cell>
          <table:table-cell table:formula="of:=['2BResults for P1_(time)'.F158]/['2BResults for P1_(time)'.H158]" office:value-type="string" office:string-value="" calcext:value-type="error">
            <text:p>#DIV/0!</text:p>
          </table:table-cell>
          <table:table-cell table:formula="of:=['2BResults for P1_(time)'.G158]/['2BResults for P1_(time)'.H15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style-name="ce27" table:number-columns-repeated="5"/>
          <table:table-cell table:style-name="ce27" table:formula="of:=SUM(['2BResults for P1_(time)'.D159:.G159])" office:value-type="float" office:value="0" calcext:value-type="float">
            <text:p>0</text:p>
          </table:table-cell>
          <table:table-cell table:style-name="ce27" table:formula="of:=['2BResults for P1_(time)'.D159]/['2BResults for P1_(time)'.H159]" office:value-type="string" office:string-value="" calcext:value-type="error">
            <text:p>#DIV/0!</text:p>
          </table:table-cell>
          <table:table-cell table:style-name="ce27" table:formula="of:=['2BResults for P1_(time)'.E159]/['2BResults for P1_(time)'.H159]" office:value-type="string" office:string-value="" calcext:value-type="error">
            <text:p>#DIV/0!</text:p>
          </table:table-cell>
          <table:table-cell table:style-name="ce27" table:formula="of:=['2BResults for P1_(time)'.F159]/['2BResults for P1_(time)'.H159]" office:value-type="string" office:string-value="" calcext:value-type="error">
            <text:p>#DIV/0!</text:p>
          </table:table-cell>
          <table:table-cell table:style-name="ce27" table:formula="of:=['2BResults for P1_(time)'.G159]/['2BResults for P1_(time)'.H1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6.tsp</text:p>
          </table:table-cell>
          <table:table-cell table:number-columns-repeated="5"/>
          <table:table-cell table:formula="of:=SUM(['2BResults for P1_(time)'.D160:.G160])" office:value-type="float" office:value="0" calcext:value-type="float">
            <text:p>0</text:p>
          </table:table-cell>
          <table:table-cell table:formula="of:=['2BResults for P1_(time)'.D160]/['2BResults for P1_(time)'.H160]" office:value-type="string" office:string-value="" calcext:value-type="error">
            <text:p>#DIV/0!</text:p>
          </table:table-cell>
          <table:table-cell table:formula="of:=['2BResults for P1_(time)'.E160]/['2BResults for P1_(time)'.H160]" office:value-type="string" office:string-value="" calcext:value-type="error">
            <text:p>#DIV/0!</text:p>
          </table:table-cell>
          <table:table-cell table:formula="of:=['2BResults for P1_(time)'.F160]/['2BResults for P1_(time)'.H160]" office:value-type="string" office:string-value="" calcext:value-type="error">
            <text:p>#DIV/0!</text:p>
          </table:table-cell>
          <table:table-cell table:formula="of:=['2BResults for P1_(time)'.G160]/['2BResults for P1_(time)'.H16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style-name="ce27" table:number-columns-repeated="5"/>
          <table:table-cell table:style-name="ce27" table:formula="of:=SUM(['2BResults for P1_(time)'.D161:.G161])" office:value-type="float" office:value="0" calcext:value-type="float">
            <text:p>0</text:p>
          </table:table-cell>
          <table:table-cell table:style-name="ce27" table:formula="of:=['2BResults for P1_(time)'.D161]/['2BResults for P1_(time)'.H161]" office:value-type="string" office:string-value="" calcext:value-type="error">
            <text:p>#DIV/0!</text:p>
          </table:table-cell>
          <table:table-cell table:style-name="ce27" table:formula="of:=['2BResults for P1_(time)'.E161]/['2BResults for P1_(time)'.H161]" office:value-type="string" office:string-value="" calcext:value-type="error">
            <text:p>#DIV/0!</text:p>
          </table:table-cell>
          <table:table-cell table:style-name="ce27" table:formula="of:=['2BResults for P1_(time)'.F161]/['2BResults for P1_(time)'.H161]" office:value-type="string" office:string-value="" calcext:value-type="error">
            <text:p>#DIV/0!</text:p>
          </table:table-cell>
          <table:table-cell table:style-name="ce27" table:formula="of:=['2BResults for P1_(time)'.G161]/['2BResults for P1_(time)'.H16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8.tsp</text:p>
          </table:table-cell>
          <table:table-cell table:number-columns-repeated="5"/>
          <table:table-cell table:formula="of:=SUM(['2BResults for P1_(time)'.D162:.G162])" office:value-type="float" office:value="0" calcext:value-type="float">
            <text:p>0</text:p>
          </table:table-cell>
          <table:table-cell table:formula="of:=['2BResults for P1_(time)'.D162]/['2BResults for P1_(time)'.H162]" office:value-type="string" office:string-value="" calcext:value-type="error">
            <text:p>#DIV/0!</text:p>
          </table:table-cell>
          <table:table-cell table:formula="of:=['2BResults for P1_(time)'.E162]/['2BResults for P1_(time)'.H162]" office:value-type="string" office:string-value="" calcext:value-type="error">
            <text:p>#DIV/0!</text:p>
          </table:table-cell>
          <table:table-cell table:formula="of:=['2BResults for P1_(time)'.F162]/['2BResults for P1_(time)'.H162]" office:value-type="string" office:string-value="" calcext:value-type="error">
            <text:p>#DIV/0!</text:p>
          </table:table-cell>
          <table:table-cell table:formula="of:=['2BResults for P1_(time)'.G162]/['2BResults for P1_(time)'.H16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style-name="ce27" table:number-columns-repeated="5"/>
          <table:table-cell table:style-name="ce27" table:formula="of:=SUM(['2BResults for P1_(time)'.D163:.G163])" office:value-type="float" office:value="0" calcext:value-type="float">
            <text:p>0</text:p>
          </table:table-cell>
          <table:table-cell table:style-name="ce27" table:formula="of:=['2BResults for P1_(time)'.D163]/['2BResults for P1_(time)'.H163]" office:value-type="string" office:string-value="" calcext:value-type="error">
            <text:p>#DIV/0!</text:p>
          </table:table-cell>
          <table:table-cell table:style-name="ce27" table:formula="of:=['2BResults for P1_(time)'.E163]/['2BResults for P1_(time)'.H163]" office:value-type="string" office:string-value="" calcext:value-type="error">
            <text:p>#DIV/0!</text:p>
          </table:table-cell>
          <table:table-cell table:style-name="ce27" table:formula="of:=['2BResults for P1_(time)'.F163]/['2BResults for P1_(time)'.H163]" office:value-type="string" office:string-value="" calcext:value-type="error">
            <text:p>#DIV/0!</text:p>
          </table:table-cell>
          <table:table-cell table:style-name="ce27" table:formula="of:=['2BResults for P1_(time)'.G163]/['2BResults for P1_(time)'.H163]" office:value-type="string" office:string-value="" calcext:value-type="error">
            <text:p>#DIV/0!</text:p>
          </table:table-cell>
          <table:table-cell table:number-columns-repeated="9"/>
          <table:table-cell table:style-name="ce9" table:number-columns-repeated="10"/>
        </table:table-row>
        <table:table-row table:style-name="ro1" table:number-rows-repeated="8">
          <table:table-cell table:style-name="Default" table:number-columns-repeated="12"/>
          <table:table-cell table:number-columns-repeated="7"/>
          <table:table-cell table:style-name="ce9" table:number-columns-repeated="12"/>
        </table:table-row>
        <table:table-row table:style-name="ro1">
          <table:table-cell table:style-name="Default" table:number-columns-repeated="12"/>
          <table:table-cell table:number-columns-repeated="7"/>
          <table:table-cell table:style-name="ce9" table:number-columns-repeated="12"/>
        </table:table-row>
      </table:table>
      <table:table table:name="2BResults for P1_(dist)" table:style-name="ta5">
        <table:table-column table:style-name="co2" table:default-cell-style-name="ce27"/>
        <table:table-column table:style-name="co3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1" table:default-cell-style-name="Default"/>
        <table:table-row table:style-name="ro3">
          <table:table-cell table:style-name="ce43" office:value-type="string" calcext:value-type="string">
            <text:p>Class</text:p>
          </table:table-cell>
          <table:table-cell table:style-name="ce43" office:value-type="string" calcext:value-type="string">
            <text:p>Instance</text:p>
          </table:table-cell>
          <table:table-cell table:style-name="ce43" office:value-type="string" calcext:value-type="string">
            <text:p>Total profit</text:p>
          </table:table-cell>
          <table:table-cell table:style-name="ce43" office:value-type="string" calcext:value-type="string">
            <text:p>d pass (km)</text:p>
          </table:table-cell>
          <table:table-cell table:style-name="ce43" office:value-type="string" calcext:value-type="string">
            <text:p>d parcel (km)</text:p>
          </table:table-cell>
          <table:table-cell table:style-name="ce43" office:value-type="string" calcext:value-type="string">
            <text:p>d pass+parc (km)</text:p>
          </table:table-cell>
          <table:table-cell table:style-name="ce43" office:value-type="string" calcext:value-type="string">
            <text:p>d idle (km)</text:p>
          </table:table-cell>
          <table:table-cell table:style-name="ce43" office:value-type="string" calcext:value-type="string">
            <text:p>Total dist (km)</text:p>
          </table:table-cell>
          <table:table-cell table:style-name="ce43" office:value-type="string" calcext:value-type="string">
            <text:p>d pass (%)</text:p>
          </table:table-cell>
          <table:table-cell table:style-name="ce43" office:value-type="string" calcext:value-type="string">
            <text:p>d parcel (%)</text:p>
          </table:table-cell>
          <table:table-cell table:style-name="ce43" office:value-type="string" calcext:value-type="string">
            <text:p>d pass+parc (%)</text:p>
          </table:table-cell>
          <table:table-cell table:style-name="ce43" office:value-type="string" calcext:value-type="string">
            <text:p>d idle (%)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style-name="ce28" table:number-columns-repeated="5"/>
          <table:table-cell table:style-name="ce28" table:formula="of:=SUM(['2BResults for P1_(dist)'.D2:.G2])" office:value-type="float" office:value="0" calcext:value-type="float">
            <text:p>0</text:p>
          </table:table-cell>
          <table:table-cell table:style-name="ce28" table:formula="of:=['2BResults for P1_(dist)'.D2]/['2BResults for P1_(dist)'.H2]" office:value-type="string" office:string-value="" calcext:value-type="error">
            <text:p>#DIV/0!</text:p>
          </table:table-cell>
          <table:table-cell table:style-name="ce28" table:formula="of:=['2BResults for P1_(dist)'.E2]/['2BResults for P1_(dist)'.H2]" office:value-type="string" office:string-value="" calcext:value-type="error">
            <text:p>#DIV/0!</text:p>
          </table:table-cell>
          <table:table-cell table:style-name="ce28" table:formula="of:=['2BResults for P1_(dist)'.F2]/['2BResults for P1_(dist)'.H2]" office:value-type="string" office:string-value="" calcext:value-type="error">
            <text:p>#DIV/0!</text:p>
          </table:table-cell>
          <table:table-cell table:style-name="ce28" table:formula="of:=['2BResults for P1_(dist)'.G2]/['2BResults for P1_(dist)'.H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style-name="ce26" table:number-columns-repeated="5"/>
          <table:table-cell table:style-name="ce26" table:formula="of:=SUM(['2BResults for P1_(dist)'.D3:.G3])" office:value-type="float" office:value="0" calcext:value-type="float">
            <text:p>0</text:p>
          </table:table-cell>
          <table:table-cell table:style-name="ce26" table:formula="of:=['2BResults for P1_(dist)'.D3]/['2BResults for P1_(dist)'.H3]" office:value-type="string" office:string-value="" calcext:value-type="error">
            <text:p>#DIV/0!</text:p>
          </table:table-cell>
          <table:table-cell table:style-name="ce26" table:formula="of:=['2BResults for P1_(dist)'.E3]/['2BResults for P1_(dist)'.H3]" office:value-type="string" office:string-value="" calcext:value-type="error">
            <text:p>#DIV/0!</text:p>
          </table:table-cell>
          <table:table-cell table:style-name="ce26" table:formula="of:=['2BResults for P1_(dist)'.F3]/['2BResults for P1_(dist)'.H3]" office:value-type="string" office:string-value="" calcext:value-type="error">
            <text:p>#DIV/0!</text:p>
          </table:table-cell>
          <table:table-cell table:style-name="ce26" table:formula="of:=['2BResults for P1_(dist)'.G3]/['2BResults for P1_(dist)'.H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style-name="ce28" table:number-columns-repeated="5"/>
          <table:table-cell table:style-name="ce28" table:formula="of:=SUM(['2BResults for P1_(dist)'.D4:.G4])" office:value-type="float" office:value="0" calcext:value-type="float">
            <text:p>0</text:p>
          </table:table-cell>
          <table:table-cell table:style-name="ce28" table:formula="of:=['2BResults for P1_(dist)'.D4]/['2BResults for P1_(dist)'.H4]" office:value-type="string" office:string-value="" calcext:value-type="error">
            <text:p>#DIV/0!</text:p>
          </table:table-cell>
          <table:table-cell table:style-name="ce28" table:formula="of:=['2BResults for P1_(dist)'.E4]/['2BResults for P1_(dist)'.H4]" office:value-type="string" office:string-value="" calcext:value-type="error">
            <text:p>#DIV/0!</text:p>
          </table:table-cell>
          <table:table-cell table:style-name="ce28" table:formula="of:=['2BResults for P1_(dist)'.F4]/['2BResults for P1_(dist)'.H4]" office:value-type="string" office:string-value="" calcext:value-type="error">
            <text:p>#DIV/0!</text:p>
          </table:table-cell>
          <table:table-cell table:style-name="ce28" table:formula="of:=['2BResults for P1_(dist)'.G4]/['2BResults for P1_(dist)'.H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style-name="ce26" table:number-columns-repeated="5"/>
          <table:table-cell table:style-name="ce26" table:formula="of:=SUM(['2BResults for P1_(dist)'.D5:.G5])" office:value-type="float" office:value="0" calcext:value-type="float">
            <text:p>0</text:p>
          </table:table-cell>
          <table:table-cell table:style-name="ce26" table:formula="of:=['2BResults for P1_(dist)'.D5]/['2BResults for P1_(dist)'.H5]" office:value-type="string" office:string-value="" calcext:value-type="error">
            <text:p>#DIV/0!</text:p>
          </table:table-cell>
          <table:table-cell table:style-name="ce26" table:formula="of:=['2BResults for P1_(dist)'.E5]/['2BResults for P1_(dist)'.H5]" office:value-type="string" office:string-value="" calcext:value-type="error">
            <text:p>#DIV/0!</text:p>
          </table:table-cell>
          <table:table-cell table:style-name="ce26" table:formula="of:=['2BResults for P1_(dist)'.F5]/['2BResults for P1_(dist)'.H5]" office:value-type="string" office:string-value="" calcext:value-type="error">
            <text:p>#DIV/0!</text:p>
          </table:table-cell>
          <table:table-cell table:style-name="ce26" table:formula="of:=['2BResults for P1_(dist)'.G5]/['2BResults for P1_(dist)'.H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style-name="ce28" table:number-columns-repeated="5"/>
          <table:table-cell table:style-name="ce28" table:formula="of:=SUM(['2BResults for P1_(dist)'.D6:.G6])" office:value-type="float" office:value="0" calcext:value-type="float">
            <text:p>0</text:p>
          </table:table-cell>
          <table:table-cell table:style-name="ce28" table:formula="of:=['2BResults for P1_(dist)'.D6]/['2BResults for P1_(dist)'.H6]" office:value-type="string" office:string-value="" calcext:value-type="error">
            <text:p>#DIV/0!</text:p>
          </table:table-cell>
          <table:table-cell table:style-name="ce28" table:formula="of:=['2BResults for P1_(dist)'.E6]/['2BResults for P1_(dist)'.H6]" office:value-type="string" office:string-value="" calcext:value-type="error">
            <text:p>#DIV/0!</text:p>
          </table:table-cell>
          <table:table-cell table:style-name="ce28" table:formula="of:=['2BResults for P1_(dist)'.F6]/['2BResults for P1_(dist)'.H6]" office:value-type="string" office:string-value="" calcext:value-type="error">
            <text:p>#DIV/0!</text:p>
          </table:table-cell>
          <table:table-cell table:style-name="ce28" table:formula="of:=['2BResults for P1_(dist)'.G6]/['2BResults for P1_(dist)'.H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style-name="ce26" table:number-columns-repeated="5"/>
          <table:table-cell table:style-name="ce26" table:formula="of:=SUM(['2BResults for P1_(dist)'.D7:.G7])" office:value-type="float" office:value="0" calcext:value-type="float">
            <text:p>0</text:p>
          </table:table-cell>
          <table:table-cell table:style-name="ce26" table:formula="of:=['2BResults for P1_(dist)'.D7]/['2BResults for P1_(dist)'.H7]" office:value-type="string" office:string-value="" calcext:value-type="error">
            <text:p>#DIV/0!</text:p>
          </table:table-cell>
          <table:table-cell table:style-name="ce26" table:formula="of:=['2BResults for P1_(dist)'.E7]/['2BResults for P1_(dist)'.H7]" office:value-type="string" office:string-value="" calcext:value-type="error">
            <text:p>#DIV/0!</text:p>
          </table:table-cell>
          <table:table-cell table:style-name="ce26" table:formula="of:=['2BResults for P1_(dist)'.F7]/['2BResults for P1_(dist)'.H7]" office:value-type="string" office:string-value="" calcext:value-type="error">
            <text:p>#DIV/0!</text:p>
          </table:table-cell>
          <table:table-cell table:style-name="ce26" table:formula="of:=['2BResults for P1_(dist)'.G7]/['2BResults for P1_(dist)'.H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style-name="ce28" table:number-columns-repeated="5"/>
          <table:table-cell table:style-name="ce28" table:formula="of:=SUM(['2BResults for P1_(dist)'.D8:.G8])" office:value-type="float" office:value="0" calcext:value-type="float">
            <text:p>0</text:p>
          </table:table-cell>
          <table:table-cell table:style-name="ce28" table:formula="of:=['2BResults for P1_(dist)'.D8]/['2BResults for P1_(dist)'.H8]" office:value-type="string" office:string-value="" calcext:value-type="error">
            <text:p>#DIV/0!</text:p>
          </table:table-cell>
          <table:table-cell table:style-name="ce28" table:formula="of:=['2BResults for P1_(dist)'.E8]/['2BResults for P1_(dist)'.H8]" office:value-type="string" office:string-value="" calcext:value-type="error">
            <text:p>#DIV/0!</text:p>
          </table:table-cell>
          <table:table-cell table:style-name="ce28" table:formula="of:=['2BResults for P1_(dist)'.F8]/['2BResults for P1_(dist)'.H8]" office:value-type="string" office:string-value="" calcext:value-type="error">
            <text:p>#DIV/0!</text:p>
          </table:table-cell>
          <table:table-cell table:style-name="ce28" table:formula="of:=['2BResults for P1_(dist)'.G8]/['2BResults for P1_(dist)'.H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style-name="ce26" table:number-columns-repeated="5"/>
          <table:table-cell table:style-name="ce26" table:formula="of:=SUM(['2BResults for P1_(dist)'.D9:.G9])" office:value-type="float" office:value="0" calcext:value-type="float">
            <text:p>0</text:p>
          </table:table-cell>
          <table:table-cell table:style-name="ce26" table:formula="of:=['2BResults for P1_(dist)'.D9]/['2BResults for P1_(dist)'.H9]" office:value-type="string" office:string-value="" calcext:value-type="error">
            <text:p>#DIV/0!</text:p>
          </table:table-cell>
          <table:table-cell table:style-name="ce26" table:formula="of:=['2BResults for P1_(dist)'.E9]/['2BResults for P1_(dist)'.H9]" office:value-type="string" office:string-value="" calcext:value-type="error">
            <text:p>#DIV/0!</text:p>
          </table:table-cell>
          <table:table-cell table:style-name="ce26" table:formula="of:=['2BResults for P1_(dist)'.F9]/['2BResults for P1_(dist)'.H9]" office:value-type="string" office:string-value="" calcext:value-type="error">
            <text:p>#DIV/0!</text:p>
          </table:table-cell>
          <table:table-cell table:style-name="ce26" table:formula="of:=['2BResults for P1_(dist)'.G9]/['2BResults for P1_(dist)'.H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style-name="ce28" table:number-columns-repeated="5"/>
          <table:table-cell table:style-name="ce28" table:formula="of:=SUM(['2BResults for P1_(dist)'.D10:.G10])" office:value-type="float" office:value="0" calcext:value-type="float">
            <text:p>0</text:p>
          </table:table-cell>
          <table:table-cell table:style-name="ce28" table:formula="of:=['2BResults for P1_(dist)'.D10]/['2BResults for P1_(dist)'.H10]" office:value-type="string" office:string-value="" calcext:value-type="error">
            <text:p>#DIV/0!</text:p>
          </table:table-cell>
          <table:table-cell table:style-name="ce28" table:formula="of:=['2BResults for P1_(dist)'.E10]/['2BResults for P1_(dist)'.H10]" office:value-type="string" office:string-value="" calcext:value-type="error">
            <text:p>#DIV/0!</text:p>
          </table:table-cell>
          <table:table-cell table:style-name="ce28" table:formula="of:=['2BResults for P1_(dist)'.F10]/['2BResults for P1_(dist)'.H10]" office:value-type="string" office:string-value="" calcext:value-type="error">
            <text:p>#DIV/0!</text:p>
          </table:table-cell>
          <table:table-cell table:style-name="ce28" table:formula="of:=['2BResults for P1_(dist)'.G10]/['2BResults for P1_(dist)'.H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style-name="ce26" table:number-columns-repeated="5"/>
          <table:table-cell table:style-name="ce26" table:formula="of:=SUM(['2BResults for P1_(dist)'.D11:.G11])" office:value-type="float" office:value="0" calcext:value-type="float">
            <text:p>0</text:p>
          </table:table-cell>
          <table:table-cell table:style-name="ce26" table:formula="of:=['2BResults for P1_(dist)'.D11]/['2BResults for P1_(dist)'.H11]" office:value-type="string" office:string-value="" calcext:value-type="error">
            <text:p>#DIV/0!</text:p>
          </table:table-cell>
          <table:table-cell table:style-name="ce26" table:formula="of:=['2BResults for P1_(dist)'.E11]/['2BResults for P1_(dist)'.H11]" office:value-type="string" office:string-value="" calcext:value-type="error">
            <text:p>#DIV/0!</text:p>
          </table:table-cell>
          <table:table-cell table:style-name="ce26" table:formula="of:=['2BResults for P1_(dist)'.F11]/['2BResults for P1_(dist)'.H11]" office:value-type="string" office:string-value="" calcext:value-type="error">
            <text:p>#DIV/0!</text:p>
          </table:table-cell>
          <table:table-cell table:style-name="ce26" table:formula="of:=['2BResults for P1_(dist)'.G11]/['2BResults for P1_(dist)'.H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.txt</text:p>
          </table:table-cell>
          <table:table-cell table:style-name="ce28" table:number-columns-repeated="5"/>
          <table:table-cell table:style-name="ce28" table:formula="of:=SUM(['2BResults for P1_(dist)'.D12:.G12])" office:value-type="float" office:value="0" calcext:value-type="float">
            <text:p>0</text:p>
          </table:table-cell>
          <table:table-cell table:style-name="ce28" table:formula="of:=['2BResults for P1_(dist)'.D12]/['2BResults for P1_(dist)'.H12]" office:value-type="string" office:string-value="" calcext:value-type="error">
            <text:p>#DIV/0!</text:p>
          </table:table-cell>
          <table:table-cell table:style-name="ce28" table:formula="of:=['2BResults for P1_(dist)'.E12]/['2BResults for P1_(dist)'.H12]" office:value-type="string" office:string-value="" calcext:value-type="error">
            <text:p>#DIV/0!</text:p>
          </table:table-cell>
          <table:table-cell table:style-name="ce28" table:formula="of:=['2BResults for P1_(dist)'.F12]/['2BResults for P1_(dist)'.H12]" office:value-type="string" office:string-value="" calcext:value-type="error">
            <text:p>#DIV/0!</text:p>
          </table:table-cell>
          <table:table-cell table:style-name="ce28" table:formula="of:=['2BResults for P1_(dist)'.G12]/['2BResults for P1_(dist)'.H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0.txt</text:p>
          </table:table-cell>
          <table:table-cell table:style-name="ce26" table:number-columns-repeated="5"/>
          <table:table-cell table:style-name="ce26" table:formula="of:=SUM(['2BResults for P1_(dist)'.D13:.G13])" office:value-type="float" office:value="0" calcext:value-type="float">
            <text:p>0</text:p>
          </table:table-cell>
          <table:table-cell table:style-name="ce26" table:formula="of:=['2BResults for P1_(dist)'.D13]/['2BResults for P1_(dist)'.H13]" office:value-type="string" office:string-value="" calcext:value-type="error">
            <text:p>#DIV/0!</text:p>
          </table:table-cell>
          <table:table-cell table:style-name="ce26" table:formula="of:=['2BResults for P1_(dist)'.E13]/['2BResults for P1_(dist)'.H13]" office:value-type="string" office:string-value="" calcext:value-type="error">
            <text:p>#DIV/0!</text:p>
          </table:table-cell>
          <table:table-cell table:style-name="ce26" table:formula="of:=['2BResults for P1_(dist)'.F13]/['2BResults for P1_(dist)'.H13]" office:value-type="string" office:string-value="" calcext:value-type="error">
            <text:p>#DIV/0!</text:p>
          </table:table-cell>
          <table:table-cell table:style-name="ce26" table:formula="of:=['2BResults for P1_(dist)'.G13]/['2BResults for P1_(dist)'.H13]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5.txt</text:p>
          </table:table-cell>
          <table:table-cell table:style-name="ce28" table:number-columns-repeated="5"/>
          <table:table-cell table:style-name="ce28" table:formula="of:=SUM(['2BResults for P1_(dist)'.D14:.G14])" office:value-type="float" office:value="0" calcext:value-type="float">
            <text:p>0</text:p>
          </table:table-cell>
          <table:table-cell table:style-name="ce28" table:formula="of:=['2BResults for P1_(dist)'.D14]/['2BResults for P1_(dist)'.H14]" office:value-type="string" office:string-value="" calcext:value-type="error">
            <text:p>#DIV/0!</text:p>
          </table:table-cell>
          <table:table-cell table:style-name="ce28" table:formula="of:=['2BResults for P1_(dist)'.E14]/['2BResults for P1_(dist)'.H14]" office:value-type="string" office:string-value="" calcext:value-type="error">
            <text:p>#DIV/0!</text:p>
          </table:table-cell>
          <table:table-cell table:style-name="ce28" table:formula="of:=['2BResults for P1_(dist)'.F14]/['2BResults for P1_(dist)'.H14]" office:value-type="string" office:string-value="" calcext:value-type="error">
            <text:p>#DIV/0!</text:p>
          </table:table-cell>
          <table:table-cell table:style-name="ce28" table:formula="of:=['2BResults for P1_(dist)'.G14]/['2BResults for P1_(dist)'.H14]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60.txt</text:p>
          </table:table-cell>
          <table:table-cell table:style-name="ce26" table:number-columns-repeated="5"/>
          <table:table-cell table:style-name="ce26" table:formula="of:=SUM(['2BResults for P1_(dist)'.D15:.G15])" office:value-type="float" office:value="0" calcext:value-type="float">
            <text:p>0</text:p>
          </table:table-cell>
          <table:table-cell table:style-name="ce26" table:formula="of:=['2BResults for P1_(dist)'.D15]/['2BResults for P1_(dist)'.H15]" office:value-type="string" office:string-value="" calcext:value-type="error">
            <text:p>#DIV/0!</text:p>
          </table:table-cell>
          <table:table-cell table:style-name="ce26" table:formula="of:=['2BResults for P1_(dist)'.E15]/['2BResults for P1_(dist)'.H15]" office:value-type="string" office:string-value="" calcext:value-type="error">
            <text:p>#DIV/0!</text:p>
          </table:table-cell>
          <table:table-cell table:style-name="ce26" table:formula="of:=['2BResults for P1_(dist)'.F15]/['2BResults for P1_(dist)'.H15]" office:value-type="string" office:string-value="" calcext:value-type="error">
            <text:p>#DIV/0!</text:p>
          </table:table-cell>
          <table:table-cell table:style-name="ce26" table:formula="of:=['2BResults for P1_(dist)'.G15]/['2BResults for P1_(dist)'.H15]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90.txt</text:p>
          </table:table-cell>
          <table:table-cell table:style-name="ce28" table:number-columns-repeated="5"/>
          <table:table-cell table:style-name="ce28" table:formula="of:=SUM(['2BResults for P1_(dist)'.D16:.G16])" office:value-type="float" office:value="0" calcext:value-type="float">
            <text:p>0</text:p>
          </table:table-cell>
          <table:table-cell table:style-name="ce28" table:formula="of:=['2BResults for P1_(dist)'.D16]/['2BResults for P1_(dist)'.H16]" office:value-type="string" office:string-value="" calcext:value-type="error">
            <text:p>#DIV/0!</text:p>
          </table:table-cell>
          <table:table-cell table:style-name="ce28" table:formula="of:=['2BResults for P1_(dist)'.E16]/['2BResults for P1_(dist)'.H16]" office:value-type="string" office:string-value="" calcext:value-type="error">
            <text:p>#DIV/0!</text:p>
          </table:table-cell>
          <table:table-cell table:style-name="ce28" table:formula="of:=['2BResults for P1_(dist)'.F16]/['2BResults for P1_(dist)'.H16]" office:value-type="string" office:string-value="" calcext:value-type="error">
            <text:p>#DIV/0!</text:p>
          </table:table-cell>
          <table:table-cell table:style-name="ce28" table:formula="of:=['2BResults for P1_(dist)'.G16]/['2BResults for P1_(dist)'.H1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20.txt</text:p>
          </table:table-cell>
          <table:table-cell table:style-name="ce26" table:number-columns-repeated="5"/>
          <table:table-cell table:style-name="ce26" table:formula="of:=SUM(['2BResults for P1_(dist)'.D17:.G17])" office:value-type="float" office:value="0" calcext:value-type="float">
            <text:p>0</text:p>
          </table:table-cell>
          <table:table-cell table:style-name="ce26" table:formula="of:=['2BResults for P1_(dist)'.D17]/['2BResults for P1_(dist)'.H17]" office:value-type="string" office:string-value="" calcext:value-type="error">
            <text:p>#DIV/0!</text:p>
          </table:table-cell>
          <table:table-cell table:style-name="ce26" table:formula="of:=['2BResults for P1_(dist)'.E17]/['2BResults for P1_(dist)'.H17]" office:value-type="string" office:string-value="" calcext:value-type="error">
            <text:p>#DIV/0!</text:p>
          </table:table-cell>
          <table:table-cell table:style-name="ce26" table:formula="of:=['2BResults for P1_(dist)'.F17]/['2BResults for P1_(dist)'.H17]" office:value-type="string" office:string-value="" calcext:value-type="error">
            <text:p>#DIV/0!</text:p>
          </table:table-cell>
          <table:table-cell table:style-name="ce26" table:formula="of:=['2BResults for P1_(dist)'.G17]/['2BResults for P1_(dist)'.H1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50.txt</text:p>
          </table:table-cell>
          <table:table-cell table:style-name="ce28" table:number-columns-repeated="5"/>
          <table:table-cell table:style-name="ce28" table:formula="of:=SUM(['2BResults for P1_(dist)'.D18:.G18])" office:value-type="float" office:value="0" calcext:value-type="float">
            <text:p>0</text:p>
          </table:table-cell>
          <table:table-cell table:style-name="ce28" table:formula="of:=['2BResults for P1_(dist)'.D18]/['2BResults for P1_(dist)'.H18]" office:value-type="string" office:string-value="" calcext:value-type="error">
            <text:p>#DIV/0!</text:p>
          </table:table-cell>
          <table:table-cell table:style-name="ce28" table:formula="of:=['2BResults for P1_(dist)'.E18]/['2BResults for P1_(dist)'.H18]" office:value-type="string" office:string-value="" calcext:value-type="error">
            <text:p>#DIV/0!</text:p>
          </table:table-cell>
          <table:table-cell table:style-name="ce28" table:formula="of:=['2BResults for P1_(dist)'.F18]/['2BResults for P1_(dist)'.H18]" office:value-type="string" office:string-value="" calcext:value-type="error">
            <text:p>#DIV/0!</text:p>
          </table:table-cell>
          <table:table-cell table:style-name="ce28" table:formula="of:=['2BResults for P1_(dist)'.G18]/['2BResults for P1_(dist)'.H1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80.txt</text:p>
          </table:table-cell>
          <table:table-cell table:style-name="ce26" table:number-columns-repeated="5"/>
          <table:table-cell table:style-name="ce26" table:formula="of:=SUM(['2BResults for P1_(dist)'.D19:.G19])" office:value-type="float" office:value="0" calcext:value-type="float">
            <text:p>0</text:p>
          </table:table-cell>
          <table:table-cell table:style-name="ce26" table:formula="of:=['2BResults for P1_(dist)'.D19]/['2BResults for P1_(dist)'.H19]" office:value-type="string" office:string-value="" calcext:value-type="error">
            <text:p>#DIV/0!</text:p>
          </table:table-cell>
          <table:table-cell table:style-name="ce26" table:formula="of:=['2BResults for P1_(dist)'.E19]/['2BResults for P1_(dist)'.H19]" office:value-type="string" office:string-value="" calcext:value-type="error">
            <text:p>#DIV/0!</text:p>
          </table:table-cell>
          <table:table-cell table:style-name="ce26" table:formula="of:=['2BResults for P1_(dist)'.F19]/['2BResults for P1_(dist)'.H19]" office:value-type="string" office:string-value="" calcext:value-type="error">
            <text:p>#DIV/0!</text:p>
          </table:table-cell>
          <table:table-cell table:style-name="ce26" table:formula="of:=['2BResults for P1_(dist)'.G19]/['2BResults for P1_(dist)'.H1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10.txt</text:p>
          </table:table-cell>
          <table:table-cell table:style-name="ce28" table:number-columns-repeated="5"/>
          <table:table-cell table:style-name="ce28" table:formula="of:=SUM(['2BResults for P1_(dist)'.D20:.G20])" office:value-type="float" office:value="0" calcext:value-type="float">
            <text:p>0</text:p>
          </table:table-cell>
          <table:table-cell table:style-name="ce28" table:formula="of:=['2BResults for P1_(dist)'.D20]/['2BResults for P1_(dist)'.H20]" office:value-type="string" office:string-value="" calcext:value-type="error">
            <text:p>#DIV/0!</text:p>
          </table:table-cell>
          <table:table-cell table:style-name="ce28" table:formula="of:=['2BResults for P1_(dist)'.E20]/['2BResults for P1_(dist)'.H20]" office:value-type="string" office:string-value="" calcext:value-type="error">
            <text:p>#DIV/0!</text:p>
          </table:table-cell>
          <table:table-cell table:style-name="ce28" table:formula="of:=['2BResults for P1_(dist)'.F20]/['2BResults for P1_(dist)'.H20]" office:value-type="string" office:string-value="" calcext:value-type="error">
            <text:p>#DIV/0!</text:p>
          </table:table-cell>
          <table:table-cell table:style-name="ce28" table:formula="of:=['2BResults for P1_(dist)'.G20]/['2BResults for P1_(dist)'.H2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40.txt</text:p>
          </table:table-cell>
          <table:table-cell table:style-name="ce26" table:number-columns-repeated="5"/>
          <table:table-cell table:style-name="ce26" table:formula="of:=SUM(['2BResults for P1_(dist)'.D21:.G21])" office:value-type="float" office:value="0" calcext:value-type="float">
            <text:p>0</text:p>
          </table:table-cell>
          <table:table-cell table:style-name="ce26" table:formula="of:=['2BResults for P1_(dist)'.D21]/['2BResults for P1_(dist)'.H21]" office:value-type="string" office:string-value="" calcext:value-type="error">
            <text:p>#DIV/0!</text:p>
          </table:table-cell>
          <table:table-cell table:style-name="ce26" table:formula="of:=['2BResults for P1_(dist)'.E21]/['2BResults for P1_(dist)'.H21]" office:value-type="string" office:string-value="" calcext:value-type="error">
            <text:p>#DIV/0!</text:p>
          </table:table-cell>
          <table:table-cell table:style-name="ce26" table:formula="of:=['2BResults for P1_(dist)'.F21]/['2BResults for P1_(dist)'.H21]" office:value-type="string" office:string-value="" calcext:value-type="error">
            <text:p>#DIV/0!</text:p>
          </table:table-cell>
          <table:table-cell table:style-name="ce26" table:formula="of:=['2BResults for P1_(dist)'.G21]/['2BResults for P1_(dist)'.H2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70.txt</text:p>
          </table:table-cell>
          <table:table-cell table:style-name="ce28" table:number-columns-repeated="5"/>
          <table:table-cell table:style-name="ce28" table:formula="of:=SUM(['2BResults for P1_(dist)'.D22:.G22])" office:value-type="float" office:value="0" calcext:value-type="float">
            <text:p>0</text:p>
          </table:table-cell>
          <table:table-cell table:style-name="ce28" table:formula="of:=['2BResults for P1_(dist)'.D22]/['2BResults for P1_(dist)'.H22]" office:value-type="string" office:string-value="" calcext:value-type="error">
            <text:p>#DIV/0!</text:p>
          </table:table-cell>
          <table:table-cell table:style-name="ce28" table:formula="of:=['2BResults for P1_(dist)'.E22]/['2BResults for P1_(dist)'.H22]" office:value-type="string" office:string-value="" calcext:value-type="error">
            <text:p>#DIV/0!</text:p>
          </table:table-cell>
          <table:table-cell table:style-name="ce28" table:formula="of:=['2BResults for P1_(dist)'.F22]/['2BResults for P1_(dist)'.H22]" office:value-type="string" office:string-value="" calcext:value-type="error">
            <text:p>#DIV/0!</text:p>
          </table:table-cell>
          <table:table-cell table:style-name="ce28" table:formula="of:=['2BResults for P1_(dist)'.G22]/['2BResults for P1_(dist)'.H2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300.txt</text:p>
          </table:table-cell>
          <table:table-cell table:style-name="ce26" table:number-columns-repeated="5"/>
          <table:table-cell table:style-name="ce26" table:formula="of:=SUM(['2BResults for P1_(dist)'.D23:.G23])" office:value-type="float" office:value="0" calcext:value-type="float">
            <text:p>0</text:p>
          </table:table-cell>
          <table:table-cell table:style-name="ce26" table:formula="of:=['2BResults for P1_(dist)'.D23]/['2BResults for P1_(dist)'.H23]" office:value-type="string" office:string-value="" calcext:value-type="error">
            <text:p>#DIV/0!</text:p>
          </table:table-cell>
          <table:table-cell table:style-name="ce26" table:formula="of:=['2BResults for P1_(dist)'.E23]/['2BResults for P1_(dist)'.H23]" office:value-type="string" office:string-value="" calcext:value-type="error">
            <text:p>#DIV/0!</text:p>
          </table:table-cell>
          <table:table-cell table:style-name="ce26" table:formula="of:=['2BResults for P1_(dist)'.F23]/['2BResults for P1_(dist)'.H23]" office:value-type="string" office:string-value="" calcext:value-type="error">
            <text:p>#DIV/0!</text:p>
          </table:table-cell>
          <table:table-cell table:style-name="ce26" table:formula="of:=['2BResults for P1_(dist)'.G23]/['2BResults for P1_(dist)'.H2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0.tsp</text:p>
          </table:table-cell>
          <table:table-cell table:number-columns-repeated="5"/>
          <table:table-cell table:formula="of:=SUM(['2BResults for P1_(dist)'.D24:.G24])" office:value-type="float" office:value="0" calcext:value-type="float">
            <text:p>0</text:p>
          </table:table-cell>
          <table:table-cell table:formula="of:=['2BResults for P1_(dist)'.D24]/['2BResults for P1_(dist)'.H24]" office:value-type="string" office:string-value="" calcext:value-type="error">
            <text:p>#DIV/0!</text:p>
          </table:table-cell>
          <table:table-cell table:formula="of:=['2BResults for P1_(dist)'.E24]/['2BResults for P1_(dist)'.H24]" office:value-type="string" office:string-value="" calcext:value-type="error">
            <text:p>#DIV/0!</text:p>
          </table:table-cell>
          <table:table-cell table:formula="of:=['2BResults for P1_(dist)'.F24]/['2BResults for P1_(dist)'.H24]" office:value-type="string" office:string-value="" calcext:value-type="error">
            <text:p>#DIV/0!</text:p>
          </table:table-cell>
          <table:table-cell table:formula="of:=['2BResults for P1_(dist)'.G24]/['2BResults for P1_(dist)'.H2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style-name="ce27" table:number-columns-repeated="5"/>
          <table:table-cell table:style-name="ce27" table:formula="of:=SUM(['2BResults for P1_(dist)'.D25:.G25])" office:value-type="float" office:value="0" calcext:value-type="float">
            <text:p>0</text:p>
          </table:table-cell>
          <table:table-cell table:style-name="ce27" table:formula="of:=['2BResults for P1_(dist)'.D25]/['2BResults for P1_(dist)'.H25]" office:value-type="string" office:string-value="" calcext:value-type="error">
            <text:p>#DIV/0!</text:p>
          </table:table-cell>
          <table:table-cell table:style-name="ce27" table:formula="of:=['2BResults for P1_(dist)'.E25]/['2BResults for P1_(dist)'.H25]" office:value-type="string" office:string-value="" calcext:value-type="error">
            <text:p>#DIV/0!</text:p>
          </table:table-cell>
          <table:table-cell table:style-name="ce27" table:formula="of:=['2BResults for P1_(dist)'.F25]/['2BResults for P1_(dist)'.H25]" office:value-type="string" office:string-value="" calcext:value-type="error">
            <text:p>#DIV/0!</text:p>
          </table:table-cell>
          <table:table-cell table:style-name="ce27" table:formula="of:=['2BResults for P1_(dist)'.G25]/['2BResults for P1_(dist)'.H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2.tsp</text:p>
          </table:table-cell>
          <table:table-cell table:number-columns-repeated="5"/>
          <table:table-cell table:formula="of:=SUM(['2BResults for P1_(dist)'.D26:.G26])" office:value-type="float" office:value="0" calcext:value-type="float">
            <text:p>0</text:p>
          </table:table-cell>
          <table:table-cell table:formula="of:=['2BResults for P1_(dist)'.D26]/['2BResults for P1_(dist)'.H26]" office:value-type="string" office:string-value="" calcext:value-type="error">
            <text:p>#DIV/0!</text:p>
          </table:table-cell>
          <table:table-cell table:formula="of:=['2BResults for P1_(dist)'.E26]/['2BResults for P1_(dist)'.H26]" office:value-type="string" office:string-value="" calcext:value-type="error">
            <text:p>#DIV/0!</text:p>
          </table:table-cell>
          <table:table-cell table:formula="of:=['2BResults for P1_(dist)'.F26]/['2BResults for P1_(dist)'.H26]" office:value-type="string" office:string-value="" calcext:value-type="error">
            <text:p>#DIV/0!</text:p>
          </table:table-cell>
          <table:table-cell table:formula="of:=['2BResults for P1_(dist)'.G26]/['2BResults for P1_(dist)'.H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style-name="ce27" table:number-columns-repeated="5"/>
          <table:table-cell table:style-name="ce27" table:formula="of:=SUM(['2BResults for P1_(dist)'.D27:.G27])" office:value-type="float" office:value="0" calcext:value-type="float">
            <text:p>0</text:p>
          </table:table-cell>
          <table:table-cell table:style-name="ce27" table:formula="of:=['2BResults for P1_(dist)'.D27]/['2BResults for P1_(dist)'.H27]" office:value-type="string" office:string-value="" calcext:value-type="error">
            <text:p>#DIV/0!</text:p>
          </table:table-cell>
          <table:table-cell table:style-name="ce27" table:formula="of:=['2BResults for P1_(dist)'.E27]/['2BResults for P1_(dist)'.H27]" office:value-type="string" office:string-value="" calcext:value-type="error">
            <text:p>#DIV/0!</text:p>
          </table:table-cell>
          <table:table-cell table:style-name="ce27" table:formula="of:=['2BResults for P1_(dist)'.F27]/['2BResults for P1_(dist)'.H27]" office:value-type="string" office:string-value="" calcext:value-type="error">
            <text:p>#DIV/0!</text:p>
          </table:table-cell>
          <table:table-cell table:style-name="ce27" table:formula="of:=['2BResults for P1_(dist)'.G27]/['2BResults for P1_(dist)'.H2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4.tsp</text:p>
          </table:table-cell>
          <table:table-cell table:number-columns-repeated="5"/>
          <table:table-cell table:formula="of:=SUM(['2BResults for P1_(dist)'.D28:.G28])" office:value-type="float" office:value="0" calcext:value-type="float">
            <text:p>0</text:p>
          </table:table-cell>
          <table:table-cell table:formula="of:=['2BResults for P1_(dist)'.D28]/['2BResults for P1_(dist)'.H28]" office:value-type="string" office:string-value="" calcext:value-type="error">
            <text:p>#DIV/0!</text:p>
          </table:table-cell>
          <table:table-cell table:formula="of:=['2BResults for P1_(dist)'.E28]/['2BResults for P1_(dist)'.H28]" office:value-type="string" office:string-value="" calcext:value-type="error">
            <text:p>#DIV/0!</text:p>
          </table:table-cell>
          <table:table-cell table:formula="of:=['2BResults for P1_(dist)'.F28]/['2BResults for P1_(dist)'.H28]" office:value-type="string" office:string-value="" calcext:value-type="error">
            <text:p>#DIV/0!</text:p>
          </table:table-cell>
          <table:table-cell table:formula="of:=['2BResults for P1_(dist)'.G28]/['2BResults for P1_(dist)'.H2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style-name="ce27" table:number-columns-repeated="5"/>
          <table:table-cell table:style-name="ce27" table:formula="of:=SUM(['2BResults for P1_(dist)'.D29:.G29])" office:value-type="float" office:value="0" calcext:value-type="float">
            <text:p>0</text:p>
          </table:table-cell>
          <table:table-cell table:style-name="ce27" table:formula="of:=['2BResults for P1_(dist)'.D29]/['2BResults for P1_(dist)'.H29]" office:value-type="string" office:string-value="" calcext:value-type="error">
            <text:p>#DIV/0!</text:p>
          </table:table-cell>
          <table:table-cell table:style-name="ce27" table:formula="of:=['2BResults for P1_(dist)'.E29]/['2BResults for P1_(dist)'.H29]" office:value-type="string" office:string-value="" calcext:value-type="error">
            <text:p>#DIV/0!</text:p>
          </table:table-cell>
          <table:table-cell table:style-name="ce27" table:formula="of:=['2BResults for P1_(dist)'.F29]/['2BResults for P1_(dist)'.H29]" office:value-type="string" office:string-value="" calcext:value-type="error">
            <text:p>#DIV/0!</text:p>
          </table:table-cell>
          <table:table-cell table:style-name="ce27" table:formula="of:=['2BResults for P1_(dist)'.G29]/['2BResults for P1_(dist)'.H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6.tsp</text:p>
          </table:table-cell>
          <table:table-cell table:number-columns-repeated="5"/>
          <table:table-cell table:formula="of:=SUM(['2BResults for P1_(dist)'.D30:.G30])" office:value-type="float" office:value="0" calcext:value-type="float">
            <text:p>0</text:p>
          </table:table-cell>
          <table:table-cell table:formula="of:=['2BResults for P1_(dist)'.D30]/['2BResults for P1_(dist)'.H30]" office:value-type="string" office:string-value="" calcext:value-type="error">
            <text:p>#DIV/0!</text:p>
          </table:table-cell>
          <table:table-cell table:formula="of:=['2BResults for P1_(dist)'.E30]/['2BResults for P1_(dist)'.H30]" office:value-type="string" office:string-value="" calcext:value-type="error">
            <text:p>#DIV/0!</text:p>
          </table:table-cell>
          <table:table-cell table:formula="of:=['2BResults for P1_(dist)'.F30]/['2BResults for P1_(dist)'.H30]" office:value-type="string" office:string-value="" calcext:value-type="error">
            <text:p>#DIV/0!</text:p>
          </table:table-cell>
          <table:table-cell table:formula="of:=['2BResults for P1_(dist)'.G30]/['2BResults for P1_(dist)'.H3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style-name="ce27" table:number-columns-repeated="5"/>
          <table:table-cell table:style-name="ce27" table:formula="of:=SUM(['2BResults for P1_(dist)'.D31:.G31])" office:value-type="float" office:value="0" calcext:value-type="float">
            <text:p>0</text:p>
          </table:table-cell>
          <table:table-cell table:style-name="ce27" table:formula="of:=['2BResults for P1_(dist)'.D31]/['2BResults for P1_(dist)'.H31]" office:value-type="string" office:string-value="" calcext:value-type="error">
            <text:p>#DIV/0!</text:p>
          </table:table-cell>
          <table:table-cell table:style-name="ce27" table:formula="of:=['2BResults for P1_(dist)'.E31]/['2BResults for P1_(dist)'.H31]" office:value-type="string" office:string-value="" calcext:value-type="error">
            <text:p>#DIV/0!</text:p>
          </table:table-cell>
          <table:table-cell table:style-name="ce27" table:formula="of:=['2BResults for P1_(dist)'.F31]/['2BResults for P1_(dist)'.H31]" office:value-type="string" office:string-value="" calcext:value-type="error">
            <text:p>#DIV/0!</text:p>
          </table:table-cell>
          <table:table-cell table:style-name="ce27" table:formula="of:=['2BResults for P1_(dist)'.G31]/['2BResults for P1_(dist)'.H3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8.tsp</text:p>
          </table:table-cell>
          <table:table-cell table:number-columns-repeated="5"/>
          <table:table-cell table:formula="of:=SUM(['2BResults for P1_(dist)'.D32:.G32])" office:value-type="float" office:value="0" calcext:value-type="float">
            <text:p>0</text:p>
          </table:table-cell>
          <table:table-cell table:formula="of:=['2BResults for P1_(dist)'.D32]/['2BResults for P1_(dist)'.H32]" office:value-type="string" office:string-value="" calcext:value-type="error">
            <text:p>#DIV/0!</text:p>
          </table:table-cell>
          <table:table-cell table:formula="of:=['2BResults for P1_(dist)'.E32]/['2BResults for P1_(dist)'.H32]" office:value-type="string" office:string-value="" calcext:value-type="error">
            <text:p>#DIV/0!</text:p>
          </table:table-cell>
          <table:table-cell table:formula="of:=['2BResults for P1_(dist)'.F32]/['2BResults for P1_(dist)'.H32]" office:value-type="string" office:string-value="" calcext:value-type="error">
            <text:p>#DIV/0!</text:p>
          </table:table-cell>
          <table:table-cell table:formula="of:=['2BResults for P1_(dist)'.G32]/['2BResults for P1_(dist)'.H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style-name="ce27" table:number-columns-repeated="5"/>
          <table:table-cell table:style-name="ce27" table:formula="of:=SUM(['2BResults for P1_(dist)'.D33:.G33])" office:value-type="float" office:value="0" calcext:value-type="float">
            <text:p>0</text:p>
          </table:table-cell>
          <table:table-cell table:style-name="ce27" table:formula="of:=['2BResults for P1_(dist)'.D33]/['2BResults for P1_(dist)'.H33]" office:value-type="string" office:string-value="" calcext:value-type="error">
            <text:p>#DIV/0!</text:p>
          </table:table-cell>
          <table:table-cell table:style-name="ce27" table:formula="of:=['2BResults for P1_(dist)'.E33]/['2BResults for P1_(dist)'.H33]" office:value-type="string" office:string-value="" calcext:value-type="error">
            <text:p>#DIV/0!</text:p>
          </table:table-cell>
          <table:table-cell table:style-name="ce27" table:formula="of:=['2BResults for P1_(dist)'.F33]/['2BResults for P1_(dist)'.H33]" office:value-type="string" office:string-value="" calcext:value-type="error">
            <text:p>#DIV/0!</text:p>
          </table:table-cell>
          <table:table-cell table:style-name="ce27" table:formula="of:=['2BResults for P1_(dist)'.G33]/['2BResults for P1_(dist)'.H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0.tsp</text:p>
          </table:table-cell>
          <table:table-cell table:number-columns-repeated="5"/>
          <table:table-cell table:formula="of:=SUM(['2BResults for P1_(dist)'.D34:.G34])" office:value-type="float" office:value="0" calcext:value-type="float">
            <text:p>0</text:p>
          </table:table-cell>
          <table:table-cell table:formula="of:=['2BResults for P1_(dist)'.D34]/['2BResults for P1_(dist)'.H34]" office:value-type="string" office:string-value="" calcext:value-type="error">
            <text:p>#DIV/0!</text:p>
          </table:table-cell>
          <table:table-cell table:formula="of:=['2BResults for P1_(dist)'.E34]/['2BResults for P1_(dist)'.H34]" office:value-type="string" office:string-value="" calcext:value-type="error">
            <text:p>#DIV/0!</text:p>
          </table:table-cell>
          <table:table-cell table:formula="of:=['2BResults for P1_(dist)'.F34]/['2BResults for P1_(dist)'.H34]" office:value-type="string" office:string-value="" calcext:value-type="error">
            <text:p>#DIV/0!</text:p>
          </table:table-cell>
          <table:table-cell table:formula="of:=['2BResults for P1_(dist)'.G34]/['2BResults for P1_(dist)'.H3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style-name="ce27" table:number-columns-repeated="5"/>
          <table:table-cell table:style-name="ce27" table:formula="of:=SUM(['2BResults for P1_(dist)'.D35:.G35])" office:value-type="float" office:value="0" calcext:value-type="float">
            <text:p>0</text:p>
          </table:table-cell>
          <table:table-cell table:style-name="ce27" table:formula="of:=['2BResults for P1_(dist)'.D35]/['2BResults for P1_(dist)'.H35]" office:value-type="string" office:string-value="" calcext:value-type="error">
            <text:p>#DIV/0!</text:p>
          </table:table-cell>
          <table:table-cell table:style-name="ce27" table:formula="of:=['2BResults for P1_(dist)'.E35]/['2BResults for P1_(dist)'.H35]" office:value-type="string" office:string-value="" calcext:value-type="error">
            <text:p>#DIV/0!</text:p>
          </table:table-cell>
          <table:table-cell table:style-name="ce27" table:formula="of:=['2BResults for P1_(dist)'.F35]/['2BResults for P1_(dist)'.H35]" office:value-type="string" office:string-value="" calcext:value-type="error">
            <text:p>#DIV/0!</text:p>
          </table:table-cell>
          <table:table-cell table:style-name="ce27" table:formula="of:=['2BResults for P1_(dist)'.G35]/['2BResults for P1_(dist)'.H3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2.tsp</text:p>
          </table:table-cell>
          <table:table-cell table:number-columns-repeated="5"/>
          <table:table-cell table:formula="of:=SUM(['2BResults for P1_(dist)'.D36:.G36])" office:value-type="float" office:value="0" calcext:value-type="float">
            <text:p>0</text:p>
          </table:table-cell>
          <table:table-cell table:formula="of:=['2BResults for P1_(dist)'.D36]/['2BResults for P1_(dist)'.H36]" office:value-type="string" office:string-value="" calcext:value-type="error">
            <text:p>#DIV/0!</text:p>
          </table:table-cell>
          <table:table-cell table:formula="of:=['2BResults for P1_(dist)'.E36]/['2BResults for P1_(dist)'.H36]" office:value-type="string" office:string-value="" calcext:value-type="error">
            <text:p>#DIV/0!</text:p>
          </table:table-cell>
          <table:table-cell table:formula="of:=['2BResults for P1_(dist)'.F36]/['2BResults for P1_(dist)'.H36]" office:value-type="string" office:string-value="" calcext:value-type="error">
            <text:p>#DIV/0!</text:p>
          </table:table-cell>
          <table:table-cell table:formula="of:=['2BResults for P1_(dist)'.G36]/['2BResults for P1_(dist)'.H3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style-name="ce27" table:number-columns-repeated="5"/>
          <table:table-cell table:style-name="ce27" table:formula="of:=SUM(['2BResults for P1_(dist)'.D37:.G37])" office:value-type="float" office:value="0" calcext:value-type="float">
            <text:p>0</text:p>
          </table:table-cell>
          <table:table-cell table:style-name="ce27" table:formula="of:=['2BResults for P1_(dist)'.D37]/['2BResults for P1_(dist)'.H37]" office:value-type="string" office:string-value="" calcext:value-type="error">
            <text:p>#DIV/0!</text:p>
          </table:table-cell>
          <table:table-cell table:style-name="ce27" table:formula="of:=['2BResults for P1_(dist)'.E37]/['2BResults for P1_(dist)'.H37]" office:value-type="string" office:string-value="" calcext:value-type="error">
            <text:p>#DIV/0!</text:p>
          </table:table-cell>
          <table:table-cell table:style-name="ce27" table:formula="of:=['2BResults for P1_(dist)'.F37]/['2BResults for P1_(dist)'.H37]" office:value-type="string" office:string-value="" calcext:value-type="error">
            <text:p>#DIV/0!</text:p>
          </table:table-cell>
          <table:table-cell table:style-name="ce27" table:formula="of:=['2BResults for P1_(dist)'.G37]/['2BResults for P1_(dist)'.H3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4.tsp</text:p>
          </table:table-cell>
          <table:table-cell table:number-columns-repeated="5"/>
          <table:table-cell table:formula="of:=SUM(['2BResults for P1_(dist)'.D38:.G38])" office:value-type="float" office:value="0" calcext:value-type="float">
            <text:p>0</text:p>
          </table:table-cell>
          <table:table-cell table:formula="of:=['2BResults for P1_(dist)'.D38]/['2BResults for P1_(dist)'.H38]" office:value-type="string" office:string-value="" calcext:value-type="error">
            <text:p>#DIV/0!</text:p>
          </table:table-cell>
          <table:table-cell table:formula="of:=['2BResults for P1_(dist)'.E38]/['2BResults for P1_(dist)'.H38]" office:value-type="string" office:string-value="" calcext:value-type="error">
            <text:p>#DIV/0!</text:p>
          </table:table-cell>
          <table:table-cell table:formula="of:=['2BResults for P1_(dist)'.F38]/['2BResults for P1_(dist)'.H38]" office:value-type="string" office:string-value="" calcext:value-type="error">
            <text:p>#DIV/0!</text:p>
          </table:table-cell>
          <table:table-cell table:formula="of:=['2BResults for P1_(dist)'.G38]/['2BResults for P1_(dist)'.H3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style-name="ce27" table:number-columns-repeated="5"/>
          <table:table-cell table:style-name="ce27" table:formula="of:=SUM(['2BResults for P1_(dist)'.D39:.G39])" office:value-type="float" office:value="0" calcext:value-type="float">
            <text:p>0</text:p>
          </table:table-cell>
          <table:table-cell table:style-name="ce27" table:formula="of:=['2BResults for P1_(dist)'.D39]/['2BResults for P1_(dist)'.H39]" office:value-type="string" office:string-value="" calcext:value-type="error">
            <text:p>#DIV/0!</text:p>
          </table:table-cell>
          <table:table-cell table:style-name="ce27" table:formula="of:=['2BResults for P1_(dist)'.E39]/['2BResults for P1_(dist)'.H39]" office:value-type="string" office:string-value="" calcext:value-type="error">
            <text:p>#DIV/0!</text:p>
          </table:table-cell>
          <table:table-cell table:style-name="ce27" table:formula="of:=['2BResults for P1_(dist)'.F39]/['2BResults for P1_(dist)'.H39]" office:value-type="string" office:string-value="" calcext:value-type="error">
            <text:p>#DIV/0!</text:p>
          </table:table-cell>
          <table:table-cell table:style-name="ce27" table:formula="of:=['2BResults for P1_(dist)'.G39]/['2BResults for P1_(dist)'.H3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6.tsp</text:p>
          </table:table-cell>
          <table:table-cell table:number-columns-repeated="5"/>
          <table:table-cell table:formula="of:=SUM(['2BResults for P1_(dist)'.D40:.G40])" office:value-type="float" office:value="0" calcext:value-type="float">
            <text:p>0</text:p>
          </table:table-cell>
          <table:table-cell table:formula="of:=['2BResults for P1_(dist)'.D40]/['2BResults for P1_(dist)'.H40]" office:value-type="string" office:string-value="" calcext:value-type="error">
            <text:p>#DIV/0!</text:p>
          </table:table-cell>
          <table:table-cell table:formula="of:=['2BResults for P1_(dist)'.E40]/['2BResults for P1_(dist)'.H40]" office:value-type="string" office:string-value="" calcext:value-type="error">
            <text:p>#DIV/0!</text:p>
          </table:table-cell>
          <table:table-cell table:formula="of:=['2BResults for P1_(dist)'.F40]/['2BResults for P1_(dist)'.H40]" office:value-type="string" office:string-value="" calcext:value-type="error">
            <text:p>#DIV/0!</text:p>
          </table:table-cell>
          <table:table-cell table:formula="of:=['2BResults for P1_(dist)'.G40]/['2BResults for P1_(dist)'.H4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style-name="ce27" table:number-columns-repeated="5"/>
          <table:table-cell table:style-name="ce27" table:formula="of:=SUM(['2BResults for P1_(dist)'.D41:.G41])" office:value-type="float" office:value="0" calcext:value-type="float">
            <text:p>0</text:p>
          </table:table-cell>
          <table:table-cell table:style-name="ce27" table:formula="of:=['2BResults for P1_(dist)'.D41]/['2BResults for P1_(dist)'.H41]" office:value-type="string" office:string-value="" calcext:value-type="error">
            <text:p>#DIV/0!</text:p>
          </table:table-cell>
          <table:table-cell table:style-name="ce27" table:formula="of:=['2BResults for P1_(dist)'.E41]/['2BResults for P1_(dist)'.H41]" office:value-type="string" office:string-value="" calcext:value-type="error">
            <text:p>#DIV/0!</text:p>
          </table:table-cell>
          <table:table-cell table:style-name="ce27" table:formula="of:=['2BResults for P1_(dist)'.F41]/['2BResults for P1_(dist)'.H41]" office:value-type="string" office:string-value="" calcext:value-type="error">
            <text:p>#DIV/0!</text:p>
          </table:table-cell>
          <table:table-cell table:style-name="ce27" table:formula="of:=['2BResults for P1_(dist)'.G41]/['2BResults for P1_(dist)'.H4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8.tsp</text:p>
          </table:table-cell>
          <table:table-cell table:number-columns-repeated="5"/>
          <table:table-cell table:formula="of:=SUM(['2BResults for P1_(dist)'.D42:.G42])" office:value-type="float" office:value="0" calcext:value-type="float">
            <text:p>0</text:p>
          </table:table-cell>
          <table:table-cell table:formula="of:=['2BResults for P1_(dist)'.D42]/['2BResults for P1_(dist)'.H42]" office:value-type="string" office:string-value="" calcext:value-type="error">
            <text:p>#DIV/0!</text:p>
          </table:table-cell>
          <table:table-cell table:formula="of:=['2BResults for P1_(dist)'.E42]/['2BResults for P1_(dist)'.H42]" office:value-type="string" office:string-value="" calcext:value-type="error">
            <text:p>#DIV/0!</text:p>
          </table:table-cell>
          <table:table-cell table:formula="of:=['2BResults for P1_(dist)'.F42]/['2BResults for P1_(dist)'.H42]" office:value-type="string" office:string-value="" calcext:value-type="error">
            <text:p>#DIV/0!</text:p>
          </table:table-cell>
          <table:table-cell table:formula="of:=['2BResults for P1_(dist)'.G42]/['2BResults for P1_(dist)'.H4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style-name="ce27" table:number-columns-repeated="5"/>
          <table:table-cell table:style-name="ce27" table:formula="of:=SUM(['2BResults for P1_(dist)'.D43:.G43])" office:value-type="float" office:value="0" calcext:value-type="float">
            <text:p>0</text:p>
          </table:table-cell>
          <table:table-cell table:style-name="ce27" table:formula="of:=['2BResults for P1_(dist)'.D43]/['2BResults for P1_(dist)'.H43]" office:value-type="string" office:string-value="" calcext:value-type="error">
            <text:p>#DIV/0!</text:p>
          </table:table-cell>
          <table:table-cell table:style-name="ce27" table:formula="of:=['2BResults for P1_(dist)'.E43]/['2BResults for P1_(dist)'.H43]" office:value-type="string" office:string-value="" calcext:value-type="error">
            <text:p>#DIV/0!</text:p>
          </table:table-cell>
          <table:table-cell table:style-name="ce27" table:formula="of:=['2BResults for P1_(dist)'.F43]/['2BResults for P1_(dist)'.H43]" office:value-type="string" office:string-value="" calcext:value-type="error">
            <text:p>#DIV/0!</text:p>
          </table:table-cell>
          <table:table-cell table:style-name="ce27" table:formula="of:=['2BResults for P1_(dist)'.G43]/['2BResults for P1_(dist)'.H4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0.tsp</text:p>
          </table:table-cell>
          <table:table-cell table:number-columns-repeated="5"/>
          <table:table-cell table:formula="of:=SUM(['2BResults for P1_(dist)'.D44:.G44])" office:value-type="float" office:value="0" calcext:value-type="float">
            <text:p>0</text:p>
          </table:table-cell>
          <table:table-cell table:formula="of:=['2BResults for P1_(dist)'.D44]/['2BResults for P1_(dist)'.H44]" office:value-type="string" office:string-value="" calcext:value-type="error">
            <text:p>#DIV/0!</text:p>
          </table:table-cell>
          <table:table-cell table:formula="of:=['2BResults for P1_(dist)'.E44]/['2BResults for P1_(dist)'.H44]" office:value-type="string" office:string-value="" calcext:value-type="error">
            <text:p>#DIV/0!</text:p>
          </table:table-cell>
          <table:table-cell table:formula="of:=['2BResults for P1_(dist)'.F44]/['2BResults for P1_(dist)'.H44]" office:value-type="string" office:string-value="" calcext:value-type="error">
            <text:p>#DIV/0!</text:p>
          </table:table-cell>
          <table:table-cell table:formula="of:=['2BResults for P1_(dist)'.G44]/['2BResults for P1_(dist)'.H4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style-name="ce27" table:number-columns-repeated="5"/>
          <table:table-cell table:style-name="ce27" table:formula="of:=SUM(['2BResults for P1_(dist)'.D45:.G45])" office:value-type="float" office:value="0" calcext:value-type="float">
            <text:p>0</text:p>
          </table:table-cell>
          <table:table-cell table:style-name="ce27" table:formula="of:=['2BResults for P1_(dist)'.D45]/['2BResults for P1_(dist)'.H45]" office:value-type="string" office:string-value="" calcext:value-type="error">
            <text:p>#DIV/0!</text:p>
          </table:table-cell>
          <table:table-cell table:style-name="ce27" table:formula="of:=['2BResults for P1_(dist)'.E45]/['2BResults for P1_(dist)'.H45]" office:value-type="string" office:string-value="" calcext:value-type="error">
            <text:p>#DIV/0!</text:p>
          </table:table-cell>
          <table:table-cell table:style-name="ce27" table:formula="of:=['2BResults for P1_(dist)'.F45]/['2BResults for P1_(dist)'.H45]" office:value-type="string" office:string-value="" calcext:value-type="error">
            <text:p>#DIV/0!</text:p>
          </table:table-cell>
          <table:table-cell table:style-name="ce27" table:formula="of:=['2BResults for P1_(dist)'.G45]/['2BResults for P1_(dist)'.H4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2.tsp</text:p>
          </table:table-cell>
          <table:table-cell table:number-columns-repeated="5"/>
          <table:table-cell table:formula="of:=SUM(['2BResults for P1_(dist)'.D46:.G46])" office:value-type="float" office:value="0" calcext:value-type="float">
            <text:p>0</text:p>
          </table:table-cell>
          <table:table-cell table:formula="of:=['2BResults for P1_(dist)'.D46]/['2BResults for P1_(dist)'.H46]" office:value-type="string" office:string-value="" calcext:value-type="error">
            <text:p>#DIV/0!</text:p>
          </table:table-cell>
          <table:table-cell table:formula="of:=['2BResults for P1_(dist)'.E46]/['2BResults for P1_(dist)'.H46]" office:value-type="string" office:string-value="" calcext:value-type="error">
            <text:p>#DIV/0!</text:p>
          </table:table-cell>
          <table:table-cell table:formula="of:=['2BResults for P1_(dist)'.F46]/['2BResults for P1_(dist)'.H46]" office:value-type="string" office:string-value="" calcext:value-type="error">
            <text:p>#DIV/0!</text:p>
          </table:table-cell>
          <table:table-cell table:formula="of:=['2BResults for P1_(dist)'.G46]/['2BResults for P1_(dist)'.H4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style-name="ce27" table:number-columns-repeated="5"/>
          <table:table-cell table:style-name="ce27" table:formula="of:=SUM(['2BResults for P1_(dist)'.D47:.G47])" office:value-type="float" office:value="0" calcext:value-type="float">
            <text:p>0</text:p>
          </table:table-cell>
          <table:table-cell table:style-name="ce27" table:formula="of:=['2BResults for P1_(dist)'.D47]/['2BResults for P1_(dist)'.H47]" office:value-type="string" office:string-value="" calcext:value-type="error">
            <text:p>#DIV/0!</text:p>
          </table:table-cell>
          <table:table-cell table:style-name="ce27" table:formula="of:=['2BResults for P1_(dist)'.E47]/['2BResults for P1_(dist)'.H47]" office:value-type="string" office:string-value="" calcext:value-type="error">
            <text:p>#DIV/0!</text:p>
          </table:table-cell>
          <table:table-cell table:style-name="ce27" table:formula="of:=['2BResults for P1_(dist)'.F47]/['2BResults for P1_(dist)'.H47]" office:value-type="string" office:string-value="" calcext:value-type="error">
            <text:p>#DIV/0!</text:p>
          </table:table-cell>
          <table:table-cell table:style-name="ce27" table:formula="of:=['2BResults for P1_(dist)'.G47]/['2BResults for P1_(dist)'.H4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4.tsp</text:p>
          </table:table-cell>
          <table:table-cell table:number-columns-repeated="5"/>
          <table:table-cell table:formula="of:=SUM(['2BResults for P1_(dist)'.D48:.G48])" office:value-type="float" office:value="0" calcext:value-type="float">
            <text:p>0</text:p>
          </table:table-cell>
          <table:table-cell table:formula="of:=['2BResults for P1_(dist)'.D48]/['2BResults for P1_(dist)'.H48]" office:value-type="string" office:string-value="" calcext:value-type="error">
            <text:p>#DIV/0!</text:p>
          </table:table-cell>
          <table:table-cell table:formula="of:=['2BResults for P1_(dist)'.E48]/['2BResults for P1_(dist)'.H48]" office:value-type="string" office:string-value="" calcext:value-type="error">
            <text:p>#DIV/0!</text:p>
          </table:table-cell>
          <table:table-cell table:formula="of:=['2BResults for P1_(dist)'.F48]/['2BResults for P1_(dist)'.H48]" office:value-type="string" office:string-value="" calcext:value-type="error">
            <text:p>#DIV/0!</text:p>
          </table:table-cell>
          <table:table-cell table:formula="of:=['2BResults for P1_(dist)'.G48]/['2BResults for P1_(dist)'.H4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style-name="ce27" table:number-columns-repeated="5"/>
          <table:table-cell table:style-name="ce27" table:formula="of:=SUM(['2BResults for P1_(dist)'.D49:.G49])" office:value-type="float" office:value="0" calcext:value-type="float">
            <text:p>0</text:p>
          </table:table-cell>
          <table:table-cell table:style-name="ce27" table:formula="of:=['2BResults for P1_(dist)'.D49]/['2BResults for P1_(dist)'.H49]" office:value-type="string" office:string-value="" calcext:value-type="error">
            <text:p>#DIV/0!</text:p>
          </table:table-cell>
          <table:table-cell table:style-name="ce27" table:formula="of:=['2BResults for P1_(dist)'.E49]/['2BResults for P1_(dist)'.H49]" office:value-type="string" office:string-value="" calcext:value-type="error">
            <text:p>#DIV/0!</text:p>
          </table:table-cell>
          <table:table-cell table:style-name="ce27" table:formula="of:=['2BResults for P1_(dist)'.F49]/['2BResults for P1_(dist)'.H49]" office:value-type="string" office:string-value="" calcext:value-type="error">
            <text:p>#DIV/0!</text:p>
          </table:table-cell>
          <table:table-cell table:style-name="ce27" table:formula="of:=['2BResults for P1_(dist)'.G49]/['2BResults for P1_(dist)'.H4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6.tsp</text:p>
          </table:table-cell>
          <table:table-cell table:number-columns-repeated="5"/>
          <table:table-cell table:formula="of:=SUM(['2BResults for P1_(dist)'.D50:.G50])" office:value-type="float" office:value="0" calcext:value-type="float">
            <text:p>0</text:p>
          </table:table-cell>
          <table:table-cell table:formula="of:=['2BResults for P1_(dist)'.D50]/['2BResults for P1_(dist)'.H50]" office:value-type="string" office:string-value="" calcext:value-type="error">
            <text:p>#DIV/0!</text:p>
          </table:table-cell>
          <table:table-cell table:formula="of:=['2BResults for P1_(dist)'.E50]/['2BResults for P1_(dist)'.H50]" office:value-type="string" office:string-value="" calcext:value-type="error">
            <text:p>#DIV/0!</text:p>
          </table:table-cell>
          <table:table-cell table:formula="of:=['2BResults for P1_(dist)'.F50]/['2BResults for P1_(dist)'.H50]" office:value-type="string" office:string-value="" calcext:value-type="error">
            <text:p>#DIV/0!</text:p>
          </table:table-cell>
          <table:table-cell table:formula="of:=['2BResults for P1_(dist)'.G50]/['2BResults for P1_(dist)'.H5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style-name="ce27" table:number-columns-repeated="5"/>
          <table:table-cell table:style-name="ce27" table:formula="of:=SUM(['2BResults for P1_(dist)'.D51:.G51])" office:value-type="float" office:value="0" calcext:value-type="float">
            <text:p>0</text:p>
          </table:table-cell>
          <table:table-cell table:style-name="ce27" table:formula="of:=['2BResults for P1_(dist)'.D51]/['2BResults for P1_(dist)'.H51]" office:value-type="string" office:string-value="" calcext:value-type="error">
            <text:p>#DIV/0!</text:p>
          </table:table-cell>
          <table:table-cell table:style-name="ce27" table:formula="of:=['2BResults for P1_(dist)'.E51]/['2BResults for P1_(dist)'.H51]" office:value-type="string" office:string-value="" calcext:value-type="error">
            <text:p>#DIV/0!</text:p>
          </table:table-cell>
          <table:table-cell table:style-name="ce27" table:formula="of:=['2BResults for P1_(dist)'.F51]/['2BResults for P1_(dist)'.H51]" office:value-type="string" office:string-value="" calcext:value-type="error">
            <text:p>#DIV/0!</text:p>
          </table:table-cell>
          <table:table-cell table:style-name="ce27" table:formula="of:=['2BResults for P1_(dist)'.G51]/['2BResults for P1_(dist)'.H5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8.tsp</text:p>
          </table:table-cell>
          <table:table-cell table:number-columns-repeated="5"/>
          <table:table-cell table:formula="of:=SUM(['2BResults for P1_(dist)'.D52:.G52])" office:value-type="float" office:value="0" calcext:value-type="float">
            <text:p>0</text:p>
          </table:table-cell>
          <table:table-cell table:formula="of:=['2BResults for P1_(dist)'.D52]/['2BResults for P1_(dist)'.H52]" office:value-type="string" office:string-value="" calcext:value-type="error">
            <text:p>#DIV/0!</text:p>
          </table:table-cell>
          <table:table-cell table:formula="of:=['2BResults for P1_(dist)'.E52]/['2BResults for P1_(dist)'.H52]" office:value-type="string" office:string-value="" calcext:value-type="error">
            <text:p>#DIV/0!</text:p>
          </table:table-cell>
          <table:table-cell table:formula="of:=['2BResults for P1_(dist)'.F52]/['2BResults for P1_(dist)'.H52]" office:value-type="string" office:string-value="" calcext:value-type="error">
            <text:p>#DIV/0!</text:p>
          </table:table-cell>
          <table:table-cell table:formula="of:=['2BResults for P1_(dist)'.G52]/['2BResults for P1_(dist)'.H5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style-name="ce27" table:number-columns-repeated="5"/>
          <table:table-cell table:style-name="ce27" table:formula="of:=SUM(['2BResults for P1_(dist)'.D53:.G53])" office:value-type="float" office:value="0" calcext:value-type="float">
            <text:p>0</text:p>
          </table:table-cell>
          <table:table-cell table:style-name="ce27" table:formula="of:=['2BResults for P1_(dist)'.D53]/['2BResults for P1_(dist)'.H53]" office:value-type="string" office:string-value="" calcext:value-type="error">
            <text:p>#DIV/0!</text:p>
          </table:table-cell>
          <table:table-cell table:style-name="ce27" table:formula="of:=['2BResults for P1_(dist)'.E53]/['2BResults for P1_(dist)'.H53]" office:value-type="string" office:string-value="" calcext:value-type="error">
            <text:p>#DIV/0!</text:p>
          </table:table-cell>
          <table:table-cell table:style-name="ce27" table:formula="of:=['2BResults for P1_(dist)'.F53]/['2BResults for P1_(dist)'.H53]" office:value-type="string" office:string-value="" calcext:value-type="error">
            <text:p>#DIV/0!</text:p>
          </table:table-cell>
          <table:table-cell table:style-name="ce27" table:formula="of:=['2BResults for P1_(dist)'.G53]/['2BResults for P1_(dist)'.H5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0.tsp</text:p>
          </table:table-cell>
          <table:table-cell table:number-columns-repeated="5"/>
          <table:table-cell table:formula="of:=SUM(['2BResults for P1_(dist)'.D54:.G54])" office:value-type="float" office:value="0" calcext:value-type="float">
            <text:p>0</text:p>
          </table:table-cell>
          <table:table-cell table:formula="of:=['2BResults for P1_(dist)'.D54]/['2BResults for P1_(dist)'.H54]" office:value-type="string" office:string-value="" calcext:value-type="error">
            <text:p>#DIV/0!</text:p>
          </table:table-cell>
          <table:table-cell table:formula="of:=['2BResults for P1_(dist)'.E54]/['2BResults for P1_(dist)'.H54]" office:value-type="string" office:string-value="" calcext:value-type="error">
            <text:p>#DIV/0!</text:p>
          </table:table-cell>
          <table:table-cell table:formula="of:=['2BResults for P1_(dist)'.F54]/['2BResults for P1_(dist)'.H54]" office:value-type="string" office:string-value="" calcext:value-type="error">
            <text:p>#DIV/0!</text:p>
          </table:table-cell>
          <table:table-cell table:formula="of:=['2BResults for P1_(dist)'.G54]/['2BResults for P1_(dist)'.H5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style-name="ce27" table:number-columns-repeated="5"/>
          <table:table-cell table:style-name="ce27" table:formula="of:=SUM(['2BResults for P1_(dist)'.D55:.G55])" office:value-type="float" office:value="0" calcext:value-type="float">
            <text:p>0</text:p>
          </table:table-cell>
          <table:table-cell table:style-name="ce27" table:formula="of:=['2BResults for P1_(dist)'.D55]/['2BResults for P1_(dist)'.H55]" office:value-type="string" office:string-value="" calcext:value-type="error">
            <text:p>#DIV/0!</text:p>
          </table:table-cell>
          <table:table-cell table:style-name="ce27" table:formula="of:=['2BResults for P1_(dist)'.E55]/['2BResults for P1_(dist)'.H55]" office:value-type="string" office:string-value="" calcext:value-type="error">
            <text:p>#DIV/0!</text:p>
          </table:table-cell>
          <table:table-cell table:style-name="ce27" table:formula="of:=['2BResults for P1_(dist)'.F55]/['2BResults for P1_(dist)'.H55]" office:value-type="string" office:string-value="" calcext:value-type="error">
            <text:p>#DIV/0!</text:p>
          </table:table-cell>
          <table:table-cell table:style-name="ce27" table:formula="of:=['2BResults for P1_(dist)'.G55]/['2BResults for P1_(dist)'.H5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2.tsp</text:p>
          </table:table-cell>
          <table:table-cell table:number-columns-repeated="5"/>
          <table:table-cell table:formula="of:=SUM(['2BResults for P1_(dist)'.D56:.G56])" office:value-type="float" office:value="0" calcext:value-type="float">
            <text:p>0</text:p>
          </table:table-cell>
          <table:table-cell table:formula="of:=['2BResults for P1_(dist)'.D56]/['2BResults for P1_(dist)'.H56]" office:value-type="string" office:string-value="" calcext:value-type="error">
            <text:p>#DIV/0!</text:p>
          </table:table-cell>
          <table:table-cell table:formula="of:=['2BResults for P1_(dist)'.E56]/['2BResults for P1_(dist)'.H56]" office:value-type="string" office:string-value="" calcext:value-type="error">
            <text:p>#DIV/0!</text:p>
          </table:table-cell>
          <table:table-cell table:formula="of:=['2BResults for P1_(dist)'.F56]/['2BResults for P1_(dist)'.H56]" office:value-type="string" office:string-value="" calcext:value-type="error">
            <text:p>#DIV/0!</text:p>
          </table:table-cell>
          <table:table-cell table:formula="of:=['2BResults for P1_(dist)'.G56]/['2BResults for P1_(dist)'.H5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style-name="ce27" table:number-columns-repeated="5"/>
          <table:table-cell table:style-name="ce27" table:formula="of:=SUM(['2BResults for P1_(dist)'.D57:.G57])" office:value-type="float" office:value="0" calcext:value-type="float">
            <text:p>0</text:p>
          </table:table-cell>
          <table:table-cell table:style-name="ce27" table:formula="of:=['2BResults for P1_(dist)'.D57]/['2BResults for P1_(dist)'.H57]" office:value-type="string" office:string-value="" calcext:value-type="error">
            <text:p>#DIV/0!</text:p>
          </table:table-cell>
          <table:table-cell table:style-name="ce27" table:formula="of:=['2BResults for P1_(dist)'.E57]/['2BResults for P1_(dist)'.H57]" office:value-type="string" office:string-value="" calcext:value-type="error">
            <text:p>#DIV/0!</text:p>
          </table:table-cell>
          <table:table-cell table:style-name="ce27" table:formula="of:=['2BResults for P1_(dist)'.F57]/['2BResults for P1_(dist)'.H57]" office:value-type="string" office:string-value="" calcext:value-type="error">
            <text:p>#DIV/0!</text:p>
          </table:table-cell>
          <table:table-cell table:style-name="ce27" table:formula="of:=['2BResults for P1_(dist)'.G57]/['2BResults for P1_(dist)'.H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4.tsp</text:p>
          </table:table-cell>
          <table:table-cell table:number-columns-repeated="5"/>
          <table:table-cell table:formula="of:=SUM(['2BResults for P1_(dist)'.D58:.G58])" office:value-type="float" office:value="0" calcext:value-type="float">
            <text:p>0</text:p>
          </table:table-cell>
          <table:table-cell table:formula="of:=['2BResults for P1_(dist)'.D58]/['2BResults for P1_(dist)'.H58]" office:value-type="string" office:string-value="" calcext:value-type="error">
            <text:p>#DIV/0!</text:p>
          </table:table-cell>
          <table:table-cell table:formula="of:=['2BResults for P1_(dist)'.E58]/['2BResults for P1_(dist)'.H58]" office:value-type="string" office:string-value="" calcext:value-type="error">
            <text:p>#DIV/0!</text:p>
          </table:table-cell>
          <table:table-cell table:formula="of:=['2BResults for P1_(dist)'.F58]/['2BResults for P1_(dist)'.H58]" office:value-type="string" office:string-value="" calcext:value-type="error">
            <text:p>#DIV/0!</text:p>
          </table:table-cell>
          <table:table-cell table:formula="of:=['2BResults for P1_(dist)'.G58]/['2BResults for P1_(dist)'.H5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style-name="ce27" table:number-columns-repeated="5"/>
          <table:table-cell table:style-name="ce27" table:formula="of:=SUM(['2BResults for P1_(dist)'.D59:.G59])" office:value-type="float" office:value="0" calcext:value-type="float">
            <text:p>0</text:p>
          </table:table-cell>
          <table:table-cell table:style-name="ce27" table:formula="of:=['2BResults for P1_(dist)'.D59]/['2BResults for P1_(dist)'.H59]" office:value-type="string" office:string-value="" calcext:value-type="error">
            <text:p>#DIV/0!</text:p>
          </table:table-cell>
          <table:table-cell table:style-name="ce27" table:formula="of:=['2BResults for P1_(dist)'.E59]/['2BResults for P1_(dist)'.H59]" office:value-type="string" office:string-value="" calcext:value-type="error">
            <text:p>#DIV/0!</text:p>
          </table:table-cell>
          <table:table-cell table:style-name="ce27" table:formula="of:=['2BResults for P1_(dist)'.F59]/['2BResults for P1_(dist)'.H59]" office:value-type="string" office:string-value="" calcext:value-type="error">
            <text:p>#DIV/0!</text:p>
          </table:table-cell>
          <table:table-cell table:style-name="ce27" table:formula="of:=['2BResults for P1_(dist)'.G59]/['2BResults for P1_(dist)'.H5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6.tsp</text:p>
          </table:table-cell>
          <table:table-cell table:number-columns-repeated="5"/>
          <table:table-cell table:formula="of:=SUM(['2BResults for P1_(dist)'.D60:.G60])" office:value-type="float" office:value="0" calcext:value-type="float">
            <text:p>0</text:p>
          </table:table-cell>
          <table:table-cell table:formula="of:=['2BResults for P1_(dist)'.D60]/['2BResults for P1_(dist)'.H60]" office:value-type="string" office:string-value="" calcext:value-type="error">
            <text:p>#DIV/0!</text:p>
          </table:table-cell>
          <table:table-cell table:formula="of:=['2BResults for P1_(dist)'.E60]/['2BResults for P1_(dist)'.H60]" office:value-type="string" office:string-value="" calcext:value-type="error">
            <text:p>#DIV/0!</text:p>
          </table:table-cell>
          <table:table-cell table:formula="of:=['2BResults for P1_(dist)'.F60]/['2BResults for P1_(dist)'.H60]" office:value-type="string" office:string-value="" calcext:value-type="error">
            <text:p>#DIV/0!</text:p>
          </table:table-cell>
          <table:table-cell table:formula="of:=['2BResults for P1_(dist)'.G60]/['2BResults for P1_(dist)'.H6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style-name="ce27" table:number-columns-repeated="5"/>
          <table:table-cell table:style-name="ce27" table:formula="of:=SUM(['2BResults for P1_(dist)'.D61:.G61])" office:value-type="float" office:value="0" calcext:value-type="float">
            <text:p>0</text:p>
          </table:table-cell>
          <table:table-cell table:style-name="ce27" table:formula="of:=['2BResults for P1_(dist)'.D61]/['2BResults for P1_(dist)'.H61]" office:value-type="string" office:string-value="" calcext:value-type="error">
            <text:p>#DIV/0!</text:p>
          </table:table-cell>
          <table:table-cell table:style-name="ce27" table:formula="of:=['2BResults for P1_(dist)'.E61]/['2BResults for P1_(dist)'.H61]" office:value-type="string" office:string-value="" calcext:value-type="error">
            <text:p>#DIV/0!</text:p>
          </table:table-cell>
          <table:table-cell table:style-name="ce27" table:formula="of:=['2BResults for P1_(dist)'.F61]/['2BResults for P1_(dist)'.H61]" office:value-type="string" office:string-value="" calcext:value-type="error">
            <text:p>#DIV/0!</text:p>
          </table:table-cell>
          <table:table-cell table:style-name="ce27" table:formula="of:=['2BResults for P1_(dist)'.G61]/['2BResults for P1_(dist)'.H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8.tsp</text:p>
          </table:table-cell>
          <table:table-cell table:number-columns-repeated="5"/>
          <table:table-cell table:formula="of:=SUM(['2BResults for P1_(dist)'.D62:.G62])" office:value-type="float" office:value="0" calcext:value-type="float">
            <text:p>0</text:p>
          </table:table-cell>
          <table:table-cell table:formula="of:=['2BResults for P1_(dist)'.D62]/['2BResults for P1_(dist)'.H62]" office:value-type="string" office:string-value="" calcext:value-type="error">
            <text:p>#DIV/0!</text:p>
          </table:table-cell>
          <table:table-cell table:formula="of:=['2BResults for P1_(dist)'.E62]/['2BResults for P1_(dist)'.H62]" office:value-type="string" office:string-value="" calcext:value-type="error">
            <text:p>#DIV/0!</text:p>
          </table:table-cell>
          <table:table-cell table:formula="of:=['2BResults for P1_(dist)'.F62]/['2BResults for P1_(dist)'.H62]" office:value-type="string" office:string-value="" calcext:value-type="error">
            <text:p>#DIV/0!</text:p>
          </table:table-cell>
          <table:table-cell table:formula="of:=['2BResults for P1_(dist)'.G62]/['2BResults for P1_(dist)'.H6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style-name="ce27" table:number-columns-repeated="5"/>
          <table:table-cell table:style-name="ce27" table:formula="of:=SUM(['2BResults for P1_(dist)'.D63:.G63])" office:value-type="float" office:value="0" calcext:value-type="float">
            <text:p>0</text:p>
          </table:table-cell>
          <table:table-cell table:style-name="ce27" table:formula="of:=['2BResults for P1_(dist)'.D63]/['2BResults for P1_(dist)'.H63]" office:value-type="string" office:string-value="" calcext:value-type="error">
            <text:p>#DIV/0!</text:p>
          </table:table-cell>
          <table:table-cell table:style-name="ce27" table:formula="of:=['2BResults for P1_(dist)'.E63]/['2BResults for P1_(dist)'.H63]" office:value-type="string" office:string-value="" calcext:value-type="error">
            <text:p>#DIV/0!</text:p>
          </table:table-cell>
          <table:table-cell table:style-name="ce27" table:formula="of:=['2BResults for P1_(dist)'.F63]/['2BResults for P1_(dist)'.H63]" office:value-type="string" office:string-value="" calcext:value-type="error">
            <text:p>#DIV/0!</text:p>
          </table:table-cell>
          <table:table-cell table:style-name="ce27" table:formula="of:=['2BResults for P1_(dist)'.G63]/['2BResults for P1_(dist)'.H6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0.tsp</text:p>
          </table:table-cell>
          <table:table-cell table:number-columns-repeated="5"/>
          <table:table-cell table:formula="of:=SUM(['2BResults for P1_(dist)'.D64:.G64])" office:value-type="float" office:value="0" calcext:value-type="float">
            <text:p>0</text:p>
          </table:table-cell>
          <table:table-cell table:formula="of:=['2BResults for P1_(dist)'.D64]/['2BResults for P1_(dist)'.H64]" office:value-type="string" office:string-value="" calcext:value-type="error">
            <text:p>#DIV/0!</text:p>
          </table:table-cell>
          <table:table-cell table:formula="of:=['2BResults for P1_(dist)'.E64]/['2BResults for P1_(dist)'.H64]" office:value-type="string" office:string-value="" calcext:value-type="error">
            <text:p>#DIV/0!</text:p>
          </table:table-cell>
          <table:table-cell table:formula="of:=['2BResults for P1_(dist)'.F64]/['2BResults for P1_(dist)'.H64]" office:value-type="string" office:string-value="" calcext:value-type="error">
            <text:p>#DIV/0!</text:p>
          </table:table-cell>
          <table:table-cell table:formula="of:=['2BResults for P1_(dist)'.G64]/['2BResults for P1_(dist)'.H6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style-name="ce27" table:number-columns-repeated="5"/>
          <table:table-cell table:style-name="ce27" table:formula="of:=SUM(['2BResults for P1_(dist)'.D65:.G65])" office:value-type="float" office:value="0" calcext:value-type="float">
            <text:p>0</text:p>
          </table:table-cell>
          <table:table-cell table:style-name="ce27" table:formula="of:=['2BResults for P1_(dist)'.D65]/['2BResults for P1_(dist)'.H65]" office:value-type="string" office:string-value="" calcext:value-type="error">
            <text:p>#DIV/0!</text:p>
          </table:table-cell>
          <table:table-cell table:style-name="ce27" table:formula="of:=['2BResults for P1_(dist)'.E65]/['2BResults for P1_(dist)'.H65]" office:value-type="string" office:string-value="" calcext:value-type="error">
            <text:p>#DIV/0!</text:p>
          </table:table-cell>
          <table:table-cell table:style-name="ce27" table:formula="of:=['2BResults for P1_(dist)'.F65]/['2BResults for P1_(dist)'.H65]" office:value-type="string" office:string-value="" calcext:value-type="error">
            <text:p>#DIV/0!</text:p>
          </table:table-cell>
          <table:table-cell table:style-name="ce27" table:formula="of:=['2BResults for P1_(dist)'.G65]/['2BResults for P1_(dist)'.H6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2.tsp</text:p>
          </table:table-cell>
          <table:table-cell table:number-columns-repeated="5"/>
          <table:table-cell table:formula="of:=SUM(['2BResults for P1_(dist)'.D66:.G66])" office:value-type="float" office:value="0" calcext:value-type="float">
            <text:p>0</text:p>
          </table:table-cell>
          <table:table-cell table:formula="of:=['2BResults for P1_(dist)'.D66]/['2BResults for P1_(dist)'.H66]" office:value-type="string" office:string-value="" calcext:value-type="error">
            <text:p>#DIV/0!</text:p>
          </table:table-cell>
          <table:table-cell table:formula="of:=['2BResults for P1_(dist)'.E66]/['2BResults for P1_(dist)'.H66]" office:value-type="string" office:string-value="" calcext:value-type="error">
            <text:p>#DIV/0!</text:p>
          </table:table-cell>
          <table:table-cell table:formula="of:=['2BResults for P1_(dist)'.F66]/['2BResults for P1_(dist)'.H66]" office:value-type="string" office:string-value="" calcext:value-type="error">
            <text:p>#DIV/0!</text:p>
          </table:table-cell>
          <table:table-cell table:formula="of:=['2BResults for P1_(dist)'.G66]/['2BResults for P1_(dist)'.H6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style-name="ce27" table:number-columns-repeated="5"/>
          <table:table-cell table:style-name="ce27" table:formula="of:=SUM(['2BResults for P1_(dist)'.D67:.G67])" office:value-type="float" office:value="0" calcext:value-type="float">
            <text:p>0</text:p>
          </table:table-cell>
          <table:table-cell table:style-name="ce27" table:formula="of:=['2BResults for P1_(dist)'.D67]/['2BResults for P1_(dist)'.H67]" office:value-type="string" office:string-value="" calcext:value-type="error">
            <text:p>#DIV/0!</text:p>
          </table:table-cell>
          <table:table-cell table:style-name="ce27" table:formula="of:=['2BResults for P1_(dist)'.E67]/['2BResults for P1_(dist)'.H67]" office:value-type="string" office:string-value="" calcext:value-type="error">
            <text:p>#DIV/0!</text:p>
          </table:table-cell>
          <table:table-cell table:style-name="ce27" table:formula="of:=['2BResults for P1_(dist)'.F67]/['2BResults for P1_(dist)'.H67]" office:value-type="string" office:string-value="" calcext:value-type="error">
            <text:p>#DIV/0!</text:p>
          </table:table-cell>
          <table:table-cell table:style-name="ce27" table:formula="of:=['2BResults for P1_(dist)'.G67]/['2BResults for P1_(dist)'.H6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4.tsp</text:p>
          </table:table-cell>
          <table:table-cell table:number-columns-repeated="5"/>
          <table:table-cell table:formula="of:=SUM(['2BResults for P1_(dist)'.D68:.G68])" office:value-type="float" office:value="0" calcext:value-type="float">
            <text:p>0</text:p>
          </table:table-cell>
          <table:table-cell table:formula="of:=['2BResults for P1_(dist)'.D68]/['2BResults for P1_(dist)'.H68]" office:value-type="string" office:string-value="" calcext:value-type="error">
            <text:p>#DIV/0!</text:p>
          </table:table-cell>
          <table:table-cell table:formula="of:=['2BResults for P1_(dist)'.E68]/['2BResults for P1_(dist)'.H68]" office:value-type="string" office:string-value="" calcext:value-type="error">
            <text:p>#DIV/0!</text:p>
          </table:table-cell>
          <table:table-cell table:formula="of:=['2BResults for P1_(dist)'.F68]/['2BResults for P1_(dist)'.H68]" office:value-type="string" office:string-value="" calcext:value-type="error">
            <text:p>#DIV/0!</text:p>
          </table:table-cell>
          <table:table-cell table:formula="of:=['2BResults for P1_(dist)'.G68]/['2BResults for P1_(dist)'.H6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style-name="ce27" table:number-columns-repeated="5"/>
          <table:table-cell table:style-name="ce27" table:formula="of:=SUM(['2BResults for P1_(dist)'.D69:.G69])" office:value-type="float" office:value="0" calcext:value-type="float">
            <text:p>0</text:p>
          </table:table-cell>
          <table:table-cell table:style-name="ce27" table:formula="of:=['2BResults for P1_(dist)'.D69]/['2BResults for P1_(dist)'.H69]" office:value-type="string" office:string-value="" calcext:value-type="error">
            <text:p>#DIV/0!</text:p>
          </table:table-cell>
          <table:table-cell table:style-name="ce27" table:formula="of:=['2BResults for P1_(dist)'.E69]/['2BResults for P1_(dist)'.H69]" office:value-type="string" office:string-value="" calcext:value-type="error">
            <text:p>#DIV/0!</text:p>
          </table:table-cell>
          <table:table-cell table:style-name="ce27" table:formula="of:=['2BResults for P1_(dist)'.F69]/['2BResults for P1_(dist)'.H69]" office:value-type="string" office:string-value="" calcext:value-type="error">
            <text:p>#DIV/0!</text:p>
          </table:table-cell>
          <table:table-cell table:style-name="ce27" table:formula="of:=['2BResults for P1_(dist)'.G69]/['2BResults for P1_(dist)'.H6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6.tsp</text:p>
          </table:table-cell>
          <table:table-cell table:number-columns-repeated="5"/>
          <table:table-cell table:formula="of:=SUM(['2BResults for P1_(dist)'.D70:.G70])" office:value-type="float" office:value="0" calcext:value-type="float">
            <text:p>0</text:p>
          </table:table-cell>
          <table:table-cell table:formula="of:=['2BResults for P1_(dist)'.D70]/['2BResults for P1_(dist)'.H70]" office:value-type="string" office:string-value="" calcext:value-type="error">
            <text:p>#DIV/0!</text:p>
          </table:table-cell>
          <table:table-cell table:formula="of:=['2BResults for P1_(dist)'.E70]/['2BResults for P1_(dist)'.H70]" office:value-type="string" office:string-value="" calcext:value-type="error">
            <text:p>#DIV/0!</text:p>
          </table:table-cell>
          <table:table-cell table:formula="of:=['2BResults for P1_(dist)'.F70]/['2BResults for P1_(dist)'.H70]" office:value-type="string" office:string-value="" calcext:value-type="error">
            <text:p>#DIV/0!</text:p>
          </table:table-cell>
          <table:table-cell table:formula="of:=['2BResults for P1_(dist)'.G70]/['2BResults for P1_(dist)'.H7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style-name="ce27" table:number-columns-repeated="5"/>
          <table:table-cell table:style-name="ce27" table:formula="of:=SUM(['2BResults for P1_(dist)'.D71:.G71])" office:value-type="float" office:value="0" calcext:value-type="float">
            <text:p>0</text:p>
          </table:table-cell>
          <table:table-cell table:style-name="ce27" table:formula="of:=['2BResults for P1_(dist)'.D71]/['2BResults for P1_(dist)'.H71]" office:value-type="string" office:string-value="" calcext:value-type="error">
            <text:p>#DIV/0!</text:p>
          </table:table-cell>
          <table:table-cell table:style-name="ce27" table:formula="of:=['2BResults for P1_(dist)'.E71]/['2BResults for P1_(dist)'.H71]" office:value-type="string" office:string-value="" calcext:value-type="error">
            <text:p>#DIV/0!</text:p>
          </table:table-cell>
          <table:table-cell table:style-name="ce27" table:formula="of:=['2BResults for P1_(dist)'.F71]/['2BResults for P1_(dist)'.H71]" office:value-type="string" office:string-value="" calcext:value-type="error">
            <text:p>#DIV/0!</text:p>
          </table:table-cell>
          <table:table-cell table:style-name="ce27" table:formula="of:=['2BResults for P1_(dist)'.G71]/['2BResults for P1_(dist)'.H7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8.tsp</text:p>
          </table:table-cell>
          <table:table-cell table:number-columns-repeated="5"/>
          <table:table-cell table:formula="of:=SUM(['2BResults for P1_(dist)'.D72:.G72])" office:value-type="float" office:value="0" calcext:value-type="float">
            <text:p>0</text:p>
          </table:table-cell>
          <table:table-cell table:formula="of:=['2BResults for P1_(dist)'.D72]/['2BResults for P1_(dist)'.H72]" office:value-type="string" office:string-value="" calcext:value-type="error">
            <text:p>#DIV/0!</text:p>
          </table:table-cell>
          <table:table-cell table:formula="of:=['2BResults for P1_(dist)'.E72]/['2BResults for P1_(dist)'.H72]" office:value-type="string" office:string-value="" calcext:value-type="error">
            <text:p>#DIV/0!</text:p>
          </table:table-cell>
          <table:table-cell table:formula="of:=['2BResults for P1_(dist)'.F72]/['2BResults for P1_(dist)'.H72]" office:value-type="string" office:string-value="" calcext:value-type="error">
            <text:p>#DIV/0!</text:p>
          </table:table-cell>
          <table:table-cell table:formula="of:=['2BResults for P1_(dist)'.G72]/['2BResults for P1_(dist)'.H7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style-name="ce27" table:number-columns-repeated="5"/>
          <table:table-cell table:style-name="ce27" table:formula="of:=SUM(['2BResults for P1_(dist)'.D73:.G73])" office:value-type="float" office:value="0" calcext:value-type="float">
            <text:p>0</text:p>
          </table:table-cell>
          <table:table-cell table:style-name="ce27" table:formula="of:=['2BResults for P1_(dist)'.D73]/['2BResults for P1_(dist)'.H73]" office:value-type="string" office:string-value="" calcext:value-type="error">
            <text:p>#DIV/0!</text:p>
          </table:table-cell>
          <table:table-cell table:style-name="ce27" table:formula="of:=['2BResults for P1_(dist)'.E73]/['2BResults for P1_(dist)'.H73]" office:value-type="string" office:string-value="" calcext:value-type="error">
            <text:p>#DIV/0!</text:p>
          </table:table-cell>
          <table:table-cell table:style-name="ce27" table:formula="of:=['2BResults for P1_(dist)'.F73]/['2BResults for P1_(dist)'.H73]" office:value-type="string" office:string-value="" calcext:value-type="error">
            <text:p>#DIV/0!</text:p>
          </table:table-cell>
          <table:table-cell table:style-name="ce27" table:formula="of:=['2BResults for P1_(dist)'.G73]/['2BResults for P1_(dist)'.H7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0.tsp</text:p>
          </table:table-cell>
          <table:table-cell table:number-columns-repeated="5"/>
          <table:table-cell table:formula="of:=SUM(['2BResults for P1_(dist)'.D74:.G74])" office:value-type="float" office:value="0" calcext:value-type="float">
            <text:p>0</text:p>
          </table:table-cell>
          <table:table-cell table:formula="of:=['2BResults for P1_(dist)'.D74]/['2BResults for P1_(dist)'.H74]" office:value-type="string" office:string-value="" calcext:value-type="error">
            <text:p>#DIV/0!</text:p>
          </table:table-cell>
          <table:table-cell table:formula="of:=['2BResults for P1_(dist)'.E74]/['2BResults for P1_(dist)'.H74]" office:value-type="string" office:string-value="" calcext:value-type="error">
            <text:p>#DIV/0!</text:p>
          </table:table-cell>
          <table:table-cell table:formula="of:=['2BResults for P1_(dist)'.F74]/['2BResults for P1_(dist)'.H74]" office:value-type="string" office:string-value="" calcext:value-type="error">
            <text:p>#DIV/0!</text:p>
          </table:table-cell>
          <table:table-cell table:formula="of:=['2BResults for P1_(dist)'.G74]/['2BResults for P1_(dist)'.H7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style-name="ce27" table:number-columns-repeated="5"/>
          <table:table-cell table:style-name="ce27" table:formula="of:=SUM(['2BResults for P1_(dist)'.D75:.G75])" office:value-type="float" office:value="0" calcext:value-type="float">
            <text:p>0</text:p>
          </table:table-cell>
          <table:table-cell table:style-name="ce27" table:formula="of:=['2BResults for P1_(dist)'.D75]/['2BResults for P1_(dist)'.H75]" office:value-type="string" office:string-value="" calcext:value-type="error">
            <text:p>#DIV/0!</text:p>
          </table:table-cell>
          <table:table-cell table:style-name="ce27" table:formula="of:=['2BResults for P1_(dist)'.E75]/['2BResults for P1_(dist)'.H75]" office:value-type="string" office:string-value="" calcext:value-type="error">
            <text:p>#DIV/0!</text:p>
          </table:table-cell>
          <table:table-cell table:style-name="ce27" table:formula="of:=['2BResults for P1_(dist)'.F75]/['2BResults for P1_(dist)'.H75]" office:value-type="string" office:string-value="" calcext:value-type="error">
            <text:p>#DIV/0!</text:p>
          </table:table-cell>
          <table:table-cell table:style-name="ce27" table:formula="of:=['2BResults for P1_(dist)'.G75]/['2BResults for P1_(dist)'.H7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2.tsp</text:p>
          </table:table-cell>
          <table:table-cell table:number-columns-repeated="5"/>
          <table:table-cell table:formula="of:=SUM(['2BResults for P1_(dist)'.D76:.G76])" office:value-type="float" office:value="0" calcext:value-type="float">
            <text:p>0</text:p>
          </table:table-cell>
          <table:table-cell table:formula="of:=['2BResults for P1_(dist)'.D76]/['2BResults for P1_(dist)'.H76]" office:value-type="string" office:string-value="" calcext:value-type="error">
            <text:p>#DIV/0!</text:p>
          </table:table-cell>
          <table:table-cell table:formula="of:=['2BResults for P1_(dist)'.E76]/['2BResults for P1_(dist)'.H76]" office:value-type="string" office:string-value="" calcext:value-type="error">
            <text:p>#DIV/0!</text:p>
          </table:table-cell>
          <table:table-cell table:formula="of:=['2BResults for P1_(dist)'.F76]/['2BResults for P1_(dist)'.H76]" office:value-type="string" office:string-value="" calcext:value-type="error">
            <text:p>#DIV/0!</text:p>
          </table:table-cell>
          <table:table-cell table:formula="of:=['2BResults for P1_(dist)'.G76]/['2BResults for P1_(dist)'.H7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style-name="ce27" table:number-columns-repeated="5"/>
          <table:table-cell table:style-name="ce27" table:formula="of:=SUM(['2BResults for P1_(dist)'.D77:.G77])" office:value-type="float" office:value="0" calcext:value-type="float">
            <text:p>0</text:p>
          </table:table-cell>
          <table:table-cell table:style-name="ce27" table:formula="of:=['2BResults for P1_(dist)'.D77]/['2BResults for P1_(dist)'.H77]" office:value-type="string" office:string-value="" calcext:value-type="error">
            <text:p>#DIV/0!</text:p>
          </table:table-cell>
          <table:table-cell table:style-name="ce27" table:formula="of:=['2BResults for P1_(dist)'.E77]/['2BResults for P1_(dist)'.H77]" office:value-type="string" office:string-value="" calcext:value-type="error">
            <text:p>#DIV/0!</text:p>
          </table:table-cell>
          <table:table-cell table:style-name="ce27" table:formula="of:=['2BResults for P1_(dist)'.F77]/['2BResults for P1_(dist)'.H77]" office:value-type="string" office:string-value="" calcext:value-type="error">
            <text:p>#DIV/0!</text:p>
          </table:table-cell>
          <table:table-cell table:style-name="ce27" table:formula="of:=['2BResults for P1_(dist)'.G77]/['2BResults for P1_(dist)'.H7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4.tsp</text:p>
          </table:table-cell>
          <table:table-cell table:number-columns-repeated="5"/>
          <table:table-cell table:formula="of:=SUM(['2BResults for P1_(dist)'.D78:.G78])" office:value-type="float" office:value="0" calcext:value-type="float">
            <text:p>0</text:p>
          </table:table-cell>
          <table:table-cell table:formula="of:=['2BResults for P1_(dist)'.D78]/['2BResults for P1_(dist)'.H78]" office:value-type="string" office:string-value="" calcext:value-type="error">
            <text:p>#DIV/0!</text:p>
          </table:table-cell>
          <table:table-cell table:formula="of:=['2BResults for P1_(dist)'.E78]/['2BResults for P1_(dist)'.H78]" office:value-type="string" office:string-value="" calcext:value-type="error">
            <text:p>#DIV/0!</text:p>
          </table:table-cell>
          <table:table-cell table:formula="of:=['2BResults for P1_(dist)'.F78]/['2BResults for P1_(dist)'.H78]" office:value-type="string" office:string-value="" calcext:value-type="error">
            <text:p>#DIV/0!</text:p>
          </table:table-cell>
          <table:table-cell table:formula="of:=['2BResults for P1_(dist)'.G78]/['2BResults for P1_(dist)'.H7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style-name="ce27" table:number-columns-repeated="5"/>
          <table:table-cell table:style-name="ce27" table:formula="of:=SUM(['2BResults for P1_(dist)'.D79:.G79])" office:value-type="float" office:value="0" calcext:value-type="float">
            <text:p>0</text:p>
          </table:table-cell>
          <table:table-cell table:style-name="ce27" table:formula="of:=['2BResults for P1_(dist)'.D79]/['2BResults for P1_(dist)'.H79]" office:value-type="string" office:string-value="" calcext:value-type="error">
            <text:p>#DIV/0!</text:p>
          </table:table-cell>
          <table:table-cell table:style-name="ce27" table:formula="of:=['2BResults for P1_(dist)'.E79]/['2BResults for P1_(dist)'.H79]" office:value-type="string" office:string-value="" calcext:value-type="error">
            <text:p>#DIV/0!</text:p>
          </table:table-cell>
          <table:table-cell table:style-name="ce27" table:formula="of:=['2BResults for P1_(dist)'.F79]/['2BResults for P1_(dist)'.H79]" office:value-type="string" office:string-value="" calcext:value-type="error">
            <text:p>#DIV/0!</text:p>
          </table:table-cell>
          <table:table-cell table:style-name="ce27" table:formula="of:=['2BResults for P1_(dist)'.G79]/['2BResults for P1_(dist)'.H7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6.tsp</text:p>
          </table:table-cell>
          <table:table-cell table:number-columns-repeated="5"/>
          <table:table-cell table:formula="of:=SUM(['2BResults for P1_(dist)'.D80:.G80])" office:value-type="float" office:value="0" calcext:value-type="float">
            <text:p>0</text:p>
          </table:table-cell>
          <table:table-cell table:formula="of:=['2BResults for P1_(dist)'.D80]/['2BResults for P1_(dist)'.H80]" office:value-type="string" office:string-value="" calcext:value-type="error">
            <text:p>#DIV/0!</text:p>
          </table:table-cell>
          <table:table-cell table:formula="of:=['2BResults for P1_(dist)'.E80]/['2BResults for P1_(dist)'.H80]" office:value-type="string" office:string-value="" calcext:value-type="error">
            <text:p>#DIV/0!</text:p>
          </table:table-cell>
          <table:table-cell table:formula="of:=['2BResults for P1_(dist)'.F80]/['2BResults for P1_(dist)'.H80]" office:value-type="string" office:string-value="" calcext:value-type="error">
            <text:p>#DIV/0!</text:p>
          </table:table-cell>
          <table:table-cell table:formula="of:=['2BResults for P1_(dist)'.G80]/['2BResults for P1_(dist)'.H8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style-name="ce27" table:number-columns-repeated="5"/>
          <table:table-cell table:style-name="ce27" table:formula="of:=SUM(['2BResults for P1_(dist)'.D81:.G81])" office:value-type="float" office:value="0" calcext:value-type="float">
            <text:p>0</text:p>
          </table:table-cell>
          <table:table-cell table:style-name="ce27" table:formula="of:=['2BResults for P1_(dist)'.D81]/['2BResults for P1_(dist)'.H81]" office:value-type="string" office:string-value="" calcext:value-type="error">
            <text:p>#DIV/0!</text:p>
          </table:table-cell>
          <table:table-cell table:style-name="ce27" table:formula="of:=['2BResults for P1_(dist)'.E81]/['2BResults for P1_(dist)'.H81]" office:value-type="string" office:string-value="" calcext:value-type="error">
            <text:p>#DIV/0!</text:p>
          </table:table-cell>
          <table:table-cell table:style-name="ce27" table:formula="of:=['2BResults for P1_(dist)'.F81]/['2BResults for P1_(dist)'.H81]" office:value-type="string" office:string-value="" calcext:value-type="error">
            <text:p>#DIV/0!</text:p>
          </table:table-cell>
          <table:table-cell table:style-name="ce27" table:formula="of:=['2BResults for P1_(dist)'.G81]/['2BResults for P1_(dist)'.H8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8.tsp</text:p>
          </table:table-cell>
          <table:table-cell table:number-columns-repeated="5"/>
          <table:table-cell table:formula="of:=SUM(['2BResults for P1_(dist)'.D82:.G82])" office:value-type="float" office:value="0" calcext:value-type="float">
            <text:p>0</text:p>
          </table:table-cell>
          <table:table-cell table:formula="of:=['2BResults for P1_(dist)'.D82]/['2BResults for P1_(dist)'.H82]" office:value-type="string" office:string-value="" calcext:value-type="error">
            <text:p>#DIV/0!</text:p>
          </table:table-cell>
          <table:table-cell table:formula="of:=['2BResults for P1_(dist)'.E82]/['2BResults for P1_(dist)'.H82]" office:value-type="string" office:string-value="" calcext:value-type="error">
            <text:p>#DIV/0!</text:p>
          </table:table-cell>
          <table:table-cell table:formula="of:=['2BResults for P1_(dist)'.F82]/['2BResults for P1_(dist)'.H82]" office:value-type="string" office:string-value="" calcext:value-type="error">
            <text:p>#DIV/0!</text:p>
          </table:table-cell>
          <table:table-cell table:formula="of:=['2BResults for P1_(dist)'.G82]/['2BResults for P1_(dist)'.H8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style-name="ce27" table:number-columns-repeated="5"/>
          <table:table-cell table:style-name="ce27" table:formula="of:=SUM(['2BResults for P1_(dist)'.D83:.G83])" office:value-type="float" office:value="0" calcext:value-type="float">
            <text:p>0</text:p>
          </table:table-cell>
          <table:table-cell table:style-name="ce27" table:formula="of:=['2BResults for P1_(dist)'.D83]/['2BResults for P1_(dist)'.H83]" office:value-type="string" office:string-value="" calcext:value-type="error">
            <text:p>#DIV/0!</text:p>
          </table:table-cell>
          <table:table-cell table:style-name="ce27" table:formula="of:=['2BResults for P1_(dist)'.E83]/['2BResults for P1_(dist)'.H83]" office:value-type="string" office:string-value="" calcext:value-type="error">
            <text:p>#DIV/0!</text:p>
          </table:table-cell>
          <table:table-cell table:style-name="ce27" table:formula="of:=['2BResults for P1_(dist)'.F83]/['2BResults for P1_(dist)'.H83]" office:value-type="string" office:string-value="" calcext:value-type="error">
            <text:p>#DIV/0!</text:p>
          </table:table-cell>
          <table:table-cell table:style-name="ce27" table:formula="of:=['2BResults for P1_(dist)'.G83]/['2BResults for P1_(dist)'.H8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0.tsp</text:p>
          </table:table-cell>
          <table:table-cell table:number-columns-repeated="5"/>
          <table:table-cell table:formula="of:=SUM(['2BResults for P1_(dist)'.D84:.G84])" office:value-type="float" office:value="0" calcext:value-type="float">
            <text:p>0</text:p>
          </table:table-cell>
          <table:table-cell table:formula="of:=['2BResults for P1_(dist)'.D84]/['2BResults for P1_(dist)'.H84]" office:value-type="string" office:string-value="" calcext:value-type="error">
            <text:p>#DIV/0!</text:p>
          </table:table-cell>
          <table:table-cell table:formula="of:=['2BResults for P1_(dist)'.E84]/['2BResults for P1_(dist)'.H84]" office:value-type="string" office:string-value="" calcext:value-type="error">
            <text:p>#DIV/0!</text:p>
          </table:table-cell>
          <table:table-cell table:formula="of:=['2BResults for P1_(dist)'.F84]/['2BResults for P1_(dist)'.H84]" office:value-type="string" office:string-value="" calcext:value-type="error">
            <text:p>#DIV/0!</text:p>
          </table:table-cell>
          <table:table-cell table:formula="of:=['2BResults for P1_(dist)'.G84]/['2BResults for P1_(dist)'.H8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style-name="ce27" table:number-columns-repeated="5"/>
          <table:table-cell table:style-name="ce27" table:formula="of:=SUM(['2BResults for P1_(dist)'.D85:.G85])" office:value-type="float" office:value="0" calcext:value-type="float">
            <text:p>0</text:p>
          </table:table-cell>
          <table:table-cell table:style-name="ce27" table:formula="of:=['2BResults for P1_(dist)'.D85]/['2BResults for P1_(dist)'.H85]" office:value-type="string" office:string-value="" calcext:value-type="error">
            <text:p>#DIV/0!</text:p>
          </table:table-cell>
          <table:table-cell table:style-name="ce27" table:formula="of:=['2BResults for P1_(dist)'.E85]/['2BResults for P1_(dist)'.H85]" office:value-type="string" office:string-value="" calcext:value-type="error">
            <text:p>#DIV/0!</text:p>
          </table:table-cell>
          <table:table-cell table:style-name="ce27" table:formula="of:=['2BResults for P1_(dist)'.F85]/['2BResults for P1_(dist)'.H85]" office:value-type="string" office:string-value="" calcext:value-type="error">
            <text:p>#DIV/0!</text:p>
          </table:table-cell>
          <table:table-cell table:style-name="ce27" table:formula="of:=['2BResults for P1_(dist)'.G85]/['2BResults for P1_(dist)'.H8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2.tsp</text:p>
          </table:table-cell>
          <table:table-cell table:number-columns-repeated="5"/>
          <table:table-cell table:formula="of:=SUM(['2BResults for P1_(dist)'.D86:.G86])" office:value-type="float" office:value="0" calcext:value-type="float">
            <text:p>0</text:p>
          </table:table-cell>
          <table:table-cell table:formula="of:=['2BResults for P1_(dist)'.D86]/['2BResults for P1_(dist)'.H86]" office:value-type="string" office:string-value="" calcext:value-type="error">
            <text:p>#DIV/0!</text:p>
          </table:table-cell>
          <table:table-cell table:formula="of:=['2BResults for P1_(dist)'.E86]/['2BResults for P1_(dist)'.H86]" office:value-type="string" office:string-value="" calcext:value-type="error">
            <text:p>#DIV/0!</text:p>
          </table:table-cell>
          <table:table-cell table:formula="of:=['2BResults for P1_(dist)'.F86]/['2BResults for P1_(dist)'.H86]" office:value-type="string" office:string-value="" calcext:value-type="error">
            <text:p>#DIV/0!</text:p>
          </table:table-cell>
          <table:table-cell table:formula="of:=['2BResults for P1_(dist)'.G86]/['2BResults for P1_(dist)'.H8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style-name="ce27" table:number-columns-repeated="5"/>
          <table:table-cell table:style-name="ce27" table:formula="of:=SUM(['2BResults for P1_(dist)'.D87:.G87])" office:value-type="float" office:value="0" calcext:value-type="float">
            <text:p>0</text:p>
          </table:table-cell>
          <table:table-cell table:style-name="ce27" table:formula="of:=['2BResults for P1_(dist)'.D87]/['2BResults for P1_(dist)'.H87]" office:value-type="string" office:string-value="" calcext:value-type="error">
            <text:p>#DIV/0!</text:p>
          </table:table-cell>
          <table:table-cell table:style-name="ce27" table:formula="of:=['2BResults for P1_(dist)'.E87]/['2BResults for P1_(dist)'.H87]" office:value-type="string" office:string-value="" calcext:value-type="error">
            <text:p>#DIV/0!</text:p>
          </table:table-cell>
          <table:table-cell table:style-name="ce27" table:formula="of:=['2BResults for P1_(dist)'.F87]/['2BResults for P1_(dist)'.H87]" office:value-type="string" office:string-value="" calcext:value-type="error">
            <text:p>#DIV/0!</text:p>
          </table:table-cell>
          <table:table-cell table:style-name="ce27" table:formula="of:=['2BResults for P1_(dist)'.G87]/['2BResults for P1_(dist)'.H8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4.tsp</text:p>
          </table:table-cell>
          <table:table-cell table:number-columns-repeated="5"/>
          <table:table-cell table:formula="of:=SUM(['2BResults for P1_(dist)'.D88:.G88])" office:value-type="float" office:value="0" calcext:value-type="float">
            <text:p>0</text:p>
          </table:table-cell>
          <table:table-cell table:formula="of:=['2BResults for P1_(dist)'.D88]/['2BResults for P1_(dist)'.H88]" office:value-type="string" office:string-value="" calcext:value-type="error">
            <text:p>#DIV/0!</text:p>
          </table:table-cell>
          <table:table-cell table:formula="of:=['2BResults for P1_(dist)'.E88]/['2BResults for P1_(dist)'.H88]" office:value-type="string" office:string-value="" calcext:value-type="error">
            <text:p>#DIV/0!</text:p>
          </table:table-cell>
          <table:table-cell table:formula="of:=['2BResults for P1_(dist)'.F88]/['2BResults for P1_(dist)'.H88]" office:value-type="string" office:string-value="" calcext:value-type="error">
            <text:p>#DIV/0!</text:p>
          </table:table-cell>
          <table:table-cell table:formula="of:=['2BResults for P1_(dist)'.G88]/['2BResults for P1_(dist)'.H8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style-name="ce27" table:number-columns-repeated="5"/>
          <table:table-cell table:style-name="ce27" table:formula="of:=SUM(['2BResults for P1_(dist)'.D89:.G89])" office:value-type="float" office:value="0" calcext:value-type="float">
            <text:p>0</text:p>
          </table:table-cell>
          <table:table-cell table:style-name="ce27" table:formula="of:=['2BResults for P1_(dist)'.D89]/['2BResults for P1_(dist)'.H89]" office:value-type="string" office:string-value="" calcext:value-type="error">
            <text:p>#DIV/0!</text:p>
          </table:table-cell>
          <table:table-cell table:style-name="ce27" table:formula="of:=['2BResults for P1_(dist)'.E89]/['2BResults for P1_(dist)'.H89]" office:value-type="string" office:string-value="" calcext:value-type="error">
            <text:p>#DIV/0!</text:p>
          </table:table-cell>
          <table:table-cell table:style-name="ce27" table:formula="of:=['2BResults for P1_(dist)'.F89]/['2BResults for P1_(dist)'.H89]" office:value-type="string" office:string-value="" calcext:value-type="error">
            <text:p>#DIV/0!</text:p>
          </table:table-cell>
          <table:table-cell table:style-name="ce27" table:formula="of:=['2BResults for P1_(dist)'.G89]/['2BResults for P1_(dist)'.H8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6.tsp</text:p>
          </table:table-cell>
          <table:table-cell table:number-columns-repeated="5"/>
          <table:table-cell table:formula="of:=SUM(['2BResults for P1_(dist)'.D90:.G90])" office:value-type="float" office:value="0" calcext:value-type="float">
            <text:p>0</text:p>
          </table:table-cell>
          <table:table-cell table:formula="of:=['2BResults for P1_(dist)'.D90]/['2BResults for P1_(dist)'.H90]" office:value-type="string" office:string-value="" calcext:value-type="error">
            <text:p>#DIV/0!</text:p>
          </table:table-cell>
          <table:table-cell table:formula="of:=['2BResults for P1_(dist)'.E90]/['2BResults for P1_(dist)'.H90]" office:value-type="string" office:string-value="" calcext:value-type="error">
            <text:p>#DIV/0!</text:p>
          </table:table-cell>
          <table:table-cell table:formula="of:=['2BResults for P1_(dist)'.F90]/['2BResults for P1_(dist)'.H90]" office:value-type="string" office:string-value="" calcext:value-type="error">
            <text:p>#DIV/0!</text:p>
          </table:table-cell>
          <table:table-cell table:formula="of:=['2BResults for P1_(dist)'.G90]/['2BResults for P1_(dist)'.H9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style-name="ce27" table:number-columns-repeated="5"/>
          <table:table-cell table:style-name="ce27" table:formula="of:=SUM(['2BResults for P1_(dist)'.D91:.G91])" office:value-type="float" office:value="0" calcext:value-type="float">
            <text:p>0</text:p>
          </table:table-cell>
          <table:table-cell table:style-name="ce27" table:formula="of:=['2BResults for P1_(dist)'.D91]/['2BResults for P1_(dist)'.H91]" office:value-type="string" office:string-value="" calcext:value-type="error">
            <text:p>#DIV/0!</text:p>
          </table:table-cell>
          <table:table-cell table:style-name="ce27" table:formula="of:=['2BResults for P1_(dist)'.E91]/['2BResults for P1_(dist)'.H91]" office:value-type="string" office:string-value="" calcext:value-type="error">
            <text:p>#DIV/0!</text:p>
          </table:table-cell>
          <table:table-cell table:style-name="ce27" table:formula="of:=['2BResults for P1_(dist)'.F91]/['2BResults for P1_(dist)'.H91]" office:value-type="string" office:string-value="" calcext:value-type="error">
            <text:p>#DIV/0!</text:p>
          </table:table-cell>
          <table:table-cell table:style-name="ce27" table:formula="of:=['2BResults for P1_(dist)'.G91]/['2BResults for P1_(dist)'.H9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8.tsp</text:p>
          </table:table-cell>
          <table:table-cell table:number-columns-repeated="5"/>
          <table:table-cell table:formula="of:=SUM(['2BResults for P1_(dist)'.D92:.G92])" office:value-type="float" office:value="0" calcext:value-type="float">
            <text:p>0</text:p>
          </table:table-cell>
          <table:table-cell table:formula="of:=['2BResults for P1_(dist)'.D92]/['2BResults for P1_(dist)'.H92]" office:value-type="string" office:string-value="" calcext:value-type="error">
            <text:p>#DIV/0!</text:p>
          </table:table-cell>
          <table:table-cell table:formula="of:=['2BResults for P1_(dist)'.E92]/['2BResults for P1_(dist)'.H92]" office:value-type="string" office:string-value="" calcext:value-type="error">
            <text:p>#DIV/0!</text:p>
          </table:table-cell>
          <table:table-cell table:formula="of:=['2BResults for P1_(dist)'.F92]/['2BResults for P1_(dist)'.H92]" office:value-type="string" office:string-value="" calcext:value-type="error">
            <text:p>#DIV/0!</text:p>
          </table:table-cell>
          <table:table-cell table:formula="of:=['2BResults for P1_(dist)'.G92]/['2BResults for P1_(dist)'.H9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style-name="ce27" table:number-columns-repeated="5"/>
          <table:table-cell table:style-name="ce27" table:formula="of:=SUM(['2BResults for P1_(dist)'.D93:.G93])" office:value-type="float" office:value="0" calcext:value-type="float">
            <text:p>0</text:p>
          </table:table-cell>
          <table:table-cell table:style-name="ce27" table:formula="of:=['2BResults for P1_(dist)'.D93]/['2BResults for P1_(dist)'.H93]" office:value-type="string" office:string-value="" calcext:value-type="error">
            <text:p>#DIV/0!</text:p>
          </table:table-cell>
          <table:table-cell table:style-name="ce27" table:formula="of:=['2BResults for P1_(dist)'.E93]/['2BResults for P1_(dist)'.H93]" office:value-type="string" office:string-value="" calcext:value-type="error">
            <text:p>#DIV/0!</text:p>
          </table:table-cell>
          <table:table-cell table:style-name="ce27" table:formula="of:=['2BResults for P1_(dist)'.F93]/['2BResults for P1_(dist)'.H93]" office:value-type="string" office:string-value="" calcext:value-type="error">
            <text:p>#DIV/0!</text:p>
          </table:table-cell>
          <table:table-cell table:style-name="ce27" table:formula="of:=['2BResults for P1_(dist)'.G93]/['2BResults for P1_(dist)'.H9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0.tsp</text:p>
          </table:table-cell>
          <table:table-cell table:number-columns-repeated="5"/>
          <table:table-cell table:formula="of:=SUM(['2BResults for P1_(dist)'.D94:.G94])" office:value-type="float" office:value="0" calcext:value-type="float">
            <text:p>0</text:p>
          </table:table-cell>
          <table:table-cell table:formula="of:=['2BResults for P1_(dist)'.D94]/['2BResults for P1_(dist)'.H94]" office:value-type="string" office:string-value="" calcext:value-type="error">
            <text:p>#DIV/0!</text:p>
          </table:table-cell>
          <table:table-cell table:formula="of:=['2BResults for P1_(dist)'.E94]/['2BResults for P1_(dist)'.H94]" office:value-type="string" office:string-value="" calcext:value-type="error">
            <text:p>#DIV/0!</text:p>
          </table:table-cell>
          <table:table-cell table:formula="of:=['2BResults for P1_(dist)'.F94]/['2BResults for P1_(dist)'.H94]" office:value-type="string" office:string-value="" calcext:value-type="error">
            <text:p>#DIV/0!</text:p>
          </table:table-cell>
          <table:table-cell table:formula="of:=['2BResults for P1_(dist)'.G94]/['2BResults for P1_(dist)'.H9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style-name="ce27" table:number-columns-repeated="5"/>
          <table:table-cell table:style-name="ce27" table:formula="of:=SUM(['2BResults for P1_(dist)'.D95:.G95])" office:value-type="float" office:value="0" calcext:value-type="float">
            <text:p>0</text:p>
          </table:table-cell>
          <table:table-cell table:style-name="ce27" table:formula="of:=['2BResults for P1_(dist)'.D95]/['2BResults for P1_(dist)'.H95]" office:value-type="string" office:string-value="" calcext:value-type="error">
            <text:p>#DIV/0!</text:p>
          </table:table-cell>
          <table:table-cell table:style-name="ce27" table:formula="of:=['2BResults for P1_(dist)'.E95]/['2BResults for P1_(dist)'.H95]" office:value-type="string" office:string-value="" calcext:value-type="error">
            <text:p>#DIV/0!</text:p>
          </table:table-cell>
          <table:table-cell table:style-name="ce27" table:formula="of:=['2BResults for P1_(dist)'.F95]/['2BResults for P1_(dist)'.H95]" office:value-type="string" office:string-value="" calcext:value-type="error">
            <text:p>#DIV/0!</text:p>
          </table:table-cell>
          <table:table-cell table:style-name="ce27" table:formula="of:=['2BResults for P1_(dist)'.G95]/['2BResults for P1_(dist)'.H9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2.tsp</text:p>
          </table:table-cell>
          <table:table-cell table:number-columns-repeated="5"/>
          <table:table-cell table:formula="of:=SUM(['2BResults for P1_(dist)'.D96:.G96])" office:value-type="float" office:value="0" calcext:value-type="float">
            <text:p>0</text:p>
          </table:table-cell>
          <table:table-cell table:formula="of:=['2BResults for P1_(dist)'.D96]/['2BResults for P1_(dist)'.H96]" office:value-type="string" office:string-value="" calcext:value-type="error">
            <text:p>#DIV/0!</text:p>
          </table:table-cell>
          <table:table-cell table:formula="of:=['2BResults for P1_(dist)'.E96]/['2BResults for P1_(dist)'.H96]" office:value-type="string" office:string-value="" calcext:value-type="error">
            <text:p>#DIV/0!</text:p>
          </table:table-cell>
          <table:table-cell table:formula="of:=['2BResults for P1_(dist)'.F96]/['2BResults for P1_(dist)'.H96]" office:value-type="string" office:string-value="" calcext:value-type="error">
            <text:p>#DIV/0!</text:p>
          </table:table-cell>
          <table:table-cell table:formula="of:=['2BResults for P1_(dist)'.G96]/['2BResults for P1_(dist)'.H9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style-name="ce27" table:number-columns-repeated="5"/>
          <table:table-cell table:style-name="ce27" table:formula="of:=SUM(['2BResults for P1_(dist)'.D97:.G97])" office:value-type="float" office:value="0" calcext:value-type="float">
            <text:p>0</text:p>
          </table:table-cell>
          <table:table-cell table:style-name="ce27" table:formula="of:=['2BResults for P1_(dist)'.D97]/['2BResults for P1_(dist)'.H97]" office:value-type="string" office:string-value="" calcext:value-type="error">
            <text:p>#DIV/0!</text:p>
          </table:table-cell>
          <table:table-cell table:style-name="ce27" table:formula="of:=['2BResults for P1_(dist)'.E97]/['2BResults for P1_(dist)'.H97]" office:value-type="string" office:string-value="" calcext:value-type="error">
            <text:p>#DIV/0!</text:p>
          </table:table-cell>
          <table:table-cell table:style-name="ce27" table:formula="of:=['2BResults for P1_(dist)'.F97]/['2BResults for P1_(dist)'.H97]" office:value-type="string" office:string-value="" calcext:value-type="error">
            <text:p>#DIV/0!</text:p>
          </table:table-cell>
          <table:table-cell table:style-name="ce27" table:formula="of:=['2BResults for P1_(dist)'.G97]/['2BResults for P1_(dist)'.H9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4.tsp</text:p>
          </table:table-cell>
          <table:table-cell table:number-columns-repeated="5"/>
          <table:table-cell table:formula="of:=SUM(['2BResults for P1_(dist)'.D98:.G98])" office:value-type="float" office:value="0" calcext:value-type="float">
            <text:p>0</text:p>
          </table:table-cell>
          <table:table-cell table:formula="of:=['2BResults for P1_(dist)'.D98]/['2BResults for P1_(dist)'.H98]" office:value-type="string" office:string-value="" calcext:value-type="error">
            <text:p>#DIV/0!</text:p>
          </table:table-cell>
          <table:table-cell table:formula="of:=['2BResults for P1_(dist)'.E98]/['2BResults for P1_(dist)'.H98]" office:value-type="string" office:string-value="" calcext:value-type="error">
            <text:p>#DIV/0!</text:p>
          </table:table-cell>
          <table:table-cell table:formula="of:=['2BResults for P1_(dist)'.F98]/['2BResults for P1_(dist)'.H98]" office:value-type="string" office:string-value="" calcext:value-type="error">
            <text:p>#DIV/0!</text:p>
          </table:table-cell>
          <table:table-cell table:formula="of:=['2BResults for P1_(dist)'.G98]/['2BResults for P1_(dist)'.H9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style-name="ce27" table:number-columns-repeated="5"/>
          <table:table-cell table:style-name="ce27" table:formula="of:=SUM(['2BResults for P1_(dist)'.D99:.G99])" office:value-type="float" office:value="0" calcext:value-type="float">
            <text:p>0</text:p>
          </table:table-cell>
          <table:table-cell table:style-name="ce27" table:formula="of:=['2BResults for P1_(dist)'.D99]/['2BResults for P1_(dist)'.H99]" office:value-type="string" office:string-value="" calcext:value-type="error">
            <text:p>#DIV/0!</text:p>
          </table:table-cell>
          <table:table-cell table:style-name="ce27" table:formula="of:=['2BResults for P1_(dist)'.E99]/['2BResults for P1_(dist)'.H99]" office:value-type="string" office:string-value="" calcext:value-type="error">
            <text:p>#DIV/0!</text:p>
          </table:table-cell>
          <table:table-cell table:style-name="ce27" table:formula="of:=['2BResults for P1_(dist)'.F99]/['2BResults for P1_(dist)'.H99]" office:value-type="string" office:string-value="" calcext:value-type="error">
            <text:p>#DIV/0!</text:p>
          </table:table-cell>
          <table:table-cell table:style-name="ce27" table:formula="of:=['2BResults for P1_(dist)'.G99]/['2BResults for P1_(dist)'.H9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6.tsp</text:p>
          </table:table-cell>
          <table:table-cell table:number-columns-repeated="5"/>
          <table:table-cell table:formula="of:=SUM(['2BResults for P1_(dist)'.D100:.G100])" office:value-type="float" office:value="0" calcext:value-type="float">
            <text:p>0</text:p>
          </table:table-cell>
          <table:table-cell table:formula="of:=['2BResults for P1_(dist)'.D100]/['2BResults for P1_(dist)'.H100]" office:value-type="string" office:string-value="" calcext:value-type="error">
            <text:p>#DIV/0!</text:p>
          </table:table-cell>
          <table:table-cell table:formula="of:=['2BResults for P1_(dist)'.E100]/['2BResults for P1_(dist)'.H100]" office:value-type="string" office:string-value="" calcext:value-type="error">
            <text:p>#DIV/0!</text:p>
          </table:table-cell>
          <table:table-cell table:formula="of:=['2BResults for P1_(dist)'.F100]/['2BResults for P1_(dist)'.H100]" office:value-type="string" office:string-value="" calcext:value-type="error">
            <text:p>#DIV/0!</text:p>
          </table:table-cell>
          <table:table-cell table:formula="of:=['2BResults for P1_(dist)'.G100]/['2BResults for P1_(dist)'.H10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style-name="ce27" table:number-columns-repeated="5"/>
          <table:table-cell table:style-name="ce27" table:formula="of:=SUM(['2BResults for P1_(dist)'.D101:.G101])" office:value-type="float" office:value="0" calcext:value-type="float">
            <text:p>0</text:p>
          </table:table-cell>
          <table:table-cell table:style-name="ce27" table:formula="of:=['2BResults for P1_(dist)'.D101]/['2BResults for P1_(dist)'.H101]" office:value-type="string" office:string-value="" calcext:value-type="error">
            <text:p>#DIV/0!</text:p>
          </table:table-cell>
          <table:table-cell table:style-name="ce27" table:formula="of:=['2BResults for P1_(dist)'.E101]/['2BResults for P1_(dist)'.H101]" office:value-type="string" office:string-value="" calcext:value-type="error">
            <text:p>#DIV/0!</text:p>
          </table:table-cell>
          <table:table-cell table:style-name="ce27" table:formula="of:=['2BResults for P1_(dist)'.F101]/['2BResults for P1_(dist)'.H101]" office:value-type="string" office:string-value="" calcext:value-type="error">
            <text:p>#DIV/0!</text:p>
          </table:table-cell>
          <table:table-cell table:style-name="ce27" table:formula="of:=['2BResults for P1_(dist)'.G101]/['2BResults for P1_(dist)'.H10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8.tsp</text:p>
          </table:table-cell>
          <table:table-cell table:number-columns-repeated="5"/>
          <table:table-cell table:formula="of:=SUM(['2BResults for P1_(dist)'.D102:.G102])" office:value-type="float" office:value="0" calcext:value-type="float">
            <text:p>0</text:p>
          </table:table-cell>
          <table:table-cell table:formula="of:=['2BResults for P1_(dist)'.D102]/['2BResults for P1_(dist)'.H102]" office:value-type="string" office:string-value="" calcext:value-type="error">
            <text:p>#DIV/0!</text:p>
          </table:table-cell>
          <table:table-cell table:formula="of:=['2BResults for P1_(dist)'.E102]/['2BResults for P1_(dist)'.H102]" office:value-type="string" office:string-value="" calcext:value-type="error">
            <text:p>#DIV/0!</text:p>
          </table:table-cell>
          <table:table-cell table:formula="of:=['2BResults for P1_(dist)'.F102]/['2BResults for P1_(dist)'.H102]" office:value-type="string" office:string-value="" calcext:value-type="error">
            <text:p>#DIV/0!</text:p>
          </table:table-cell>
          <table:table-cell table:formula="of:=['2BResults for P1_(dist)'.G102]/['2BResults for P1_(dist)'.H10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style-name="ce27" table:number-columns-repeated="5"/>
          <table:table-cell table:style-name="ce27" table:formula="of:=SUM(['2BResults for P1_(dist)'.D103:.G103])" office:value-type="float" office:value="0" calcext:value-type="float">
            <text:p>0</text:p>
          </table:table-cell>
          <table:table-cell table:style-name="ce27" table:formula="of:=['2BResults for P1_(dist)'.D103]/['2BResults for P1_(dist)'.H103]" office:value-type="string" office:string-value="" calcext:value-type="error">
            <text:p>#DIV/0!</text:p>
          </table:table-cell>
          <table:table-cell table:style-name="ce27" table:formula="of:=['2BResults for P1_(dist)'.E103]/['2BResults for P1_(dist)'.H103]" office:value-type="string" office:string-value="" calcext:value-type="error">
            <text:p>#DIV/0!</text:p>
          </table:table-cell>
          <table:table-cell table:style-name="ce27" table:formula="of:=['2BResults for P1_(dist)'.F103]/['2BResults for P1_(dist)'.H103]" office:value-type="string" office:string-value="" calcext:value-type="error">
            <text:p>#DIV/0!</text:p>
          </table:table-cell>
          <table:table-cell table:style-name="ce27" table:formula="of:=['2BResults for P1_(dist)'.G103]/['2BResults for P1_(dist)'.H10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0.tsp</text:p>
          </table:table-cell>
          <table:table-cell table:number-columns-repeated="5"/>
          <table:table-cell table:formula="of:=SUM(['2BResults for P1_(dist)'.D104:.G104])" office:value-type="float" office:value="0" calcext:value-type="float">
            <text:p>0</text:p>
          </table:table-cell>
          <table:table-cell table:formula="of:=['2BResults for P1_(dist)'.D104]/['2BResults for P1_(dist)'.H104]" office:value-type="string" office:string-value="" calcext:value-type="error">
            <text:p>#DIV/0!</text:p>
          </table:table-cell>
          <table:table-cell table:formula="of:=['2BResults for P1_(dist)'.E104]/['2BResults for P1_(dist)'.H104]" office:value-type="string" office:string-value="" calcext:value-type="error">
            <text:p>#DIV/0!</text:p>
          </table:table-cell>
          <table:table-cell table:formula="of:=['2BResults for P1_(dist)'.F104]/['2BResults for P1_(dist)'.H104]" office:value-type="string" office:string-value="" calcext:value-type="error">
            <text:p>#DIV/0!</text:p>
          </table:table-cell>
          <table:table-cell table:formula="of:=['2BResults for P1_(dist)'.G104]/['2BResults for P1_(dist)'.H10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style-name="ce27" table:number-columns-repeated="5"/>
          <table:table-cell table:style-name="ce27" table:formula="of:=SUM(['2BResults for P1_(dist)'.D105:.G105])" office:value-type="float" office:value="0" calcext:value-type="float">
            <text:p>0</text:p>
          </table:table-cell>
          <table:table-cell table:style-name="ce27" table:formula="of:=['2BResults for P1_(dist)'.D105]/['2BResults for P1_(dist)'.H105]" office:value-type="string" office:string-value="" calcext:value-type="error">
            <text:p>#DIV/0!</text:p>
          </table:table-cell>
          <table:table-cell table:style-name="ce27" table:formula="of:=['2BResults for P1_(dist)'.E105]/['2BResults for P1_(dist)'.H105]" office:value-type="string" office:string-value="" calcext:value-type="error">
            <text:p>#DIV/0!</text:p>
          </table:table-cell>
          <table:table-cell table:style-name="ce27" table:formula="of:=['2BResults for P1_(dist)'.F105]/['2BResults for P1_(dist)'.H105]" office:value-type="string" office:string-value="" calcext:value-type="error">
            <text:p>#DIV/0!</text:p>
          </table:table-cell>
          <table:table-cell table:style-name="ce27" table:formula="of:=['2BResults for P1_(dist)'.G105]/['2BResults for P1_(dist)'.H10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2.tsp</text:p>
          </table:table-cell>
          <table:table-cell table:number-columns-repeated="5"/>
          <table:table-cell table:formula="of:=SUM(['2BResults for P1_(dist)'.D106:.G106])" office:value-type="float" office:value="0" calcext:value-type="float">
            <text:p>0</text:p>
          </table:table-cell>
          <table:table-cell table:formula="of:=['2BResults for P1_(dist)'.D106]/['2BResults for P1_(dist)'.H106]" office:value-type="string" office:string-value="" calcext:value-type="error">
            <text:p>#DIV/0!</text:p>
          </table:table-cell>
          <table:table-cell table:formula="of:=['2BResults for P1_(dist)'.E106]/['2BResults for P1_(dist)'.H106]" office:value-type="string" office:string-value="" calcext:value-type="error">
            <text:p>#DIV/0!</text:p>
          </table:table-cell>
          <table:table-cell table:formula="of:=['2BResults for P1_(dist)'.F106]/['2BResults for P1_(dist)'.H106]" office:value-type="string" office:string-value="" calcext:value-type="error">
            <text:p>#DIV/0!</text:p>
          </table:table-cell>
          <table:table-cell table:formula="of:=['2BResults for P1_(dist)'.G106]/['2BResults for P1_(dist)'.H10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style-name="ce27" table:number-columns-repeated="5"/>
          <table:table-cell table:style-name="ce27" table:formula="of:=SUM(['2BResults for P1_(dist)'.D107:.G107])" office:value-type="float" office:value="0" calcext:value-type="float">
            <text:p>0</text:p>
          </table:table-cell>
          <table:table-cell table:style-name="ce27" table:formula="of:=['2BResults for P1_(dist)'.D107]/['2BResults for P1_(dist)'.H107]" office:value-type="string" office:string-value="" calcext:value-type="error">
            <text:p>#DIV/0!</text:p>
          </table:table-cell>
          <table:table-cell table:style-name="ce27" table:formula="of:=['2BResults for P1_(dist)'.E107]/['2BResults for P1_(dist)'.H107]" office:value-type="string" office:string-value="" calcext:value-type="error">
            <text:p>#DIV/0!</text:p>
          </table:table-cell>
          <table:table-cell table:style-name="ce27" table:formula="of:=['2BResults for P1_(dist)'.F107]/['2BResults for P1_(dist)'.H107]" office:value-type="string" office:string-value="" calcext:value-type="error">
            <text:p>#DIV/0!</text:p>
          </table:table-cell>
          <table:table-cell table:style-name="ce27" table:formula="of:=['2BResults for P1_(dist)'.G107]/['2BResults for P1_(dist)'.H10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4.tsp</text:p>
          </table:table-cell>
          <table:table-cell table:number-columns-repeated="5"/>
          <table:table-cell table:formula="of:=SUM(['2BResults for P1_(dist)'.D108:.G108])" office:value-type="float" office:value="0" calcext:value-type="float">
            <text:p>0</text:p>
          </table:table-cell>
          <table:table-cell table:formula="of:=['2BResults for P1_(dist)'.D108]/['2BResults for P1_(dist)'.H108]" office:value-type="string" office:string-value="" calcext:value-type="error">
            <text:p>#DIV/0!</text:p>
          </table:table-cell>
          <table:table-cell table:formula="of:=['2BResults for P1_(dist)'.E108]/['2BResults for P1_(dist)'.H108]" office:value-type="string" office:string-value="" calcext:value-type="error">
            <text:p>#DIV/0!</text:p>
          </table:table-cell>
          <table:table-cell table:formula="of:=['2BResults for P1_(dist)'.F108]/['2BResults for P1_(dist)'.H108]" office:value-type="string" office:string-value="" calcext:value-type="error">
            <text:p>#DIV/0!</text:p>
          </table:table-cell>
          <table:table-cell table:formula="of:=['2BResults for P1_(dist)'.G108]/['2BResults for P1_(dist)'.H10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style-name="ce27" table:number-columns-repeated="5"/>
          <table:table-cell table:style-name="ce27" table:formula="of:=SUM(['2BResults for P1_(dist)'.D109:.G109])" office:value-type="float" office:value="0" calcext:value-type="float">
            <text:p>0</text:p>
          </table:table-cell>
          <table:table-cell table:style-name="ce27" table:formula="of:=['2BResults for P1_(dist)'.D109]/['2BResults for P1_(dist)'.H109]" office:value-type="string" office:string-value="" calcext:value-type="error">
            <text:p>#DIV/0!</text:p>
          </table:table-cell>
          <table:table-cell table:style-name="ce27" table:formula="of:=['2BResults for P1_(dist)'.E109]/['2BResults for P1_(dist)'.H109]" office:value-type="string" office:string-value="" calcext:value-type="error">
            <text:p>#DIV/0!</text:p>
          </table:table-cell>
          <table:table-cell table:style-name="ce27" table:formula="of:=['2BResults for P1_(dist)'.F109]/['2BResults for P1_(dist)'.H109]" office:value-type="string" office:string-value="" calcext:value-type="error">
            <text:p>#DIV/0!</text:p>
          </table:table-cell>
          <table:table-cell table:style-name="ce27" table:formula="of:=['2BResults for P1_(dist)'.G109]/['2BResults for P1_(dist)'.H10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6.tsp</text:p>
          </table:table-cell>
          <table:table-cell table:number-columns-repeated="5"/>
          <table:table-cell table:formula="of:=SUM(['2BResults for P1_(dist)'.D110:.G110])" office:value-type="float" office:value="0" calcext:value-type="float">
            <text:p>0</text:p>
          </table:table-cell>
          <table:table-cell table:formula="of:=['2BResults for P1_(dist)'.D110]/['2BResults for P1_(dist)'.H110]" office:value-type="string" office:string-value="" calcext:value-type="error">
            <text:p>#DIV/0!</text:p>
          </table:table-cell>
          <table:table-cell table:formula="of:=['2BResults for P1_(dist)'.E110]/['2BResults for P1_(dist)'.H110]" office:value-type="string" office:string-value="" calcext:value-type="error">
            <text:p>#DIV/0!</text:p>
          </table:table-cell>
          <table:table-cell table:formula="of:=['2BResults for P1_(dist)'.F110]/['2BResults for P1_(dist)'.H110]" office:value-type="string" office:string-value="" calcext:value-type="error">
            <text:p>#DIV/0!</text:p>
          </table:table-cell>
          <table:table-cell table:formula="of:=['2BResults for P1_(dist)'.G110]/['2BResults for P1_(dist)'.H1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style-name="ce27" table:number-columns-repeated="5"/>
          <table:table-cell table:style-name="ce27" table:formula="of:=SUM(['2BResults for P1_(dist)'.D111:.G111])" office:value-type="float" office:value="0" calcext:value-type="float">
            <text:p>0</text:p>
          </table:table-cell>
          <table:table-cell table:style-name="ce27" table:formula="of:=['2BResults for P1_(dist)'.D111]/['2BResults for P1_(dist)'.H111]" office:value-type="string" office:string-value="" calcext:value-type="error">
            <text:p>#DIV/0!</text:p>
          </table:table-cell>
          <table:table-cell table:style-name="ce27" table:formula="of:=['2BResults for P1_(dist)'.E111]/['2BResults for P1_(dist)'.H111]" office:value-type="string" office:string-value="" calcext:value-type="error">
            <text:p>#DIV/0!</text:p>
          </table:table-cell>
          <table:table-cell table:style-name="ce27" table:formula="of:=['2BResults for P1_(dist)'.F111]/['2BResults for P1_(dist)'.H111]" office:value-type="string" office:string-value="" calcext:value-type="error">
            <text:p>#DIV/0!</text:p>
          </table:table-cell>
          <table:table-cell table:style-name="ce27" table:formula="of:=['2BResults for P1_(dist)'.G111]/['2BResults for P1_(dist)'.H1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8.tsp</text:p>
          </table:table-cell>
          <table:table-cell table:number-columns-repeated="5"/>
          <table:table-cell table:formula="of:=SUM(['2BResults for P1_(dist)'.D112:.G112])" office:value-type="float" office:value="0" calcext:value-type="float">
            <text:p>0</text:p>
          </table:table-cell>
          <table:table-cell table:formula="of:=['2BResults for P1_(dist)'.D112]/['2BResults for P1_(dist)'.H112]" office:value-type="string" office:string-value="" calcext:value-type="error">
            <text:p>#DIV/0!</text:p>
          </table:table-cell>
          <table:table-cell table:formula="of:=['2BResults for P1_(dist)'.E112]/['2BResults for P1_(dist)'.H112]" office:value-type="string" office:string-value="" calcext:value-type="error">
            <text:p>#DIV/0!</text:p>
          </table:table-cell>
          <table:table-cell table:formula="of:=['2BResults for P1_(dist)'.F112]/['2BResults for P1_(dist)'.H112]" office:value-type="string" office:string-value="" calcext:value-type="error">
            <text:p>#DIV/0!</text:p>
          </table:table-cell>
          <table:table-cell table:formula="of:=['2BResults for P1_(dist)'.G112]/['2BResults for P1_(dist)'.H1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style-name="ce27" table:number-columns-repeated="5"/>
          <table:table-cell table:style-name="ce27" table:formula="of:=SUM(['2BResults for P1_(dist)'.D113:.G113])" office:value-type="float" office:value="0" calcext:value-type="float">
            <text:p>0</text:p>
          </table:table-cell>
          <table:table-cell table:style-name="ce27" table:formula="of:=['2BResults for P1_(dist)'.D113]/['2BResults for P1_(dist)'.H113]" office:value-type="string" office:string-value="" calcext:value-type="error">
            <text:p>#DIV/0!</text:p>
          </table:table-cell>
          <table:table-cell table:style-name="ce27" table:formula="of:=['2BResults for P1_(dist)'.E113]/['2BResults for P1_(dist)'.H113]" office:value-type="string" office:string-value="" calcext:value-type="error">
            <text:p>#DIV/0!</text:p>
          </table:table-cell>
          <table:table-cell table:style-name="ce27" table:formula="of:=['2BResults for P1_(dist)'.F113]/['2BResults for P1_(dist)'.H113]" office:value-type="string" office:string-value="" calcext:value-type="error">
            <text:p>#DIV/0!</text:p>
          </table:table-cell>
          <table:table-cell table:style-name="ce27" table:formula="of:=['2BResults for P1_(dist)'.G113]/['2BResults for P1_(dist)'.H11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0.tsp</text:p>
          </table:table-cell>
          <table:table-cell table:number-columns-repeated="5"/>
          <table:table-cell table:formula="of:=SUM(['2BResults for P1_(dist)'.D114:.G114])" office:value-type="float" office:value="0" calcext:value-type="float">
            <text:p>0</text:p>
          </table:table-cell>
          <table:table-cell table:formula="of:=['2BResults for P1_(dist)'.D114]/['2BResults for P1_(dist)'.H114]" office:value-type="string" office:string-value="" calcext:value-type="error">
            <text:p>#DIV/0!</text:p>
          </table:table-cell>
          <table:table-cell table:formula="of:=['2BResults for P1_(dist)'.E114]/['2BResults for P1_(dist)'.H114]" office:value-type="string" office:string-value="" calcext:value-type="error">
            <text:p>#DIV/0!</text:p>
          </table:table-cell>
          <table:table-cell table:formula="of:=['2BResults for P1_(dist)'.F114]/['2BResults for P1_(dist)'.H114]" office:value-type="string" office:string-value="" calcext:value-type="error">
            <text:p>#DIV/0!</text:p>
          </table:table-cell>
          <table:table-cell table:formula="of:=['2BResults for P1_(dist)'.G114]/['2BResults for P1_(dist)'.H11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style-name="ce27" table:number-columns-repeated="5"/>
          <table:table-cell table:style-name="ce27" table:formula="of:=SUM(['2BResults for P1_(dist)'.D115:.G115])" office:value-type="float" office:value="0" calcext:value-type="float">
            <text:p>0</text:p>
          </table:table-cell>
          <table:table-cell table:style-name="ce27" table:formula="of:=['2BResults for P1_(dist)'.D115]/['2BResults for P1_(dist)'.H115]" office:value-type="string" office:string-value="" calcext:value-type="error">
            <text:p>#DIV/0!</text:p>
          </table:table-cell>
          <table:table-cell table:style-name="ce27" table:formula="of:=['2BResults for P1_(dist)'.E115]/['2BResults for P1_(dist)'.H115]" office:value-type="string" office:string-value="" calcext:value-type="error">
            <text:p>#DIV/0!</text:p>
          </table:table-cell>
          <table:table-cell table:style-name="ce27" table:formula="of:=['2BResults for P1_(dist)'.F115]/['2BResults for P1_(dist)'.H115]" office:value-type="string" office:string-value="" calcext:value-type="error">
            <text:p>#DIV/0!</text:p>
          </table:table-cell>
          <table:table-cell table:style-name="ce27" table:formula="of:=['2BResults for P1_(dist)'.G115]/['2BResults for P1_(dist)'.H11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2.tsp</text:p>
          </table:table-cell>
          <table:table-cell table:number-columns-repeated="5"/>
          <table:table-cell table:formula="of:=SUM(['2BResults for P1_(dist)'.D116:.G116])" office:value-type="float" office:value="0" calcext:value-type="float">
            <text:p>0</text:p>
          </table:table-cell>
          <table:table-cell table:formula="of:=['2BResults for P1_(dist)'.D116]/['2BResults for P1_(dist)'.H116]" office:value-type="string" office:string-value="" calcext:value-type="error">
            <text:p>#DIV/0!</text:p>
          </table:table-cell>
          <table:table-cell table:formula="of:=['2BResults for P1_(dist)'.E116]/['2BResults for P1_(dist)'.H116]" office:value-type="string" office:string-value="" calcext:value-type="error">
            <text:p>#DIV/0!</text:p>
          </table:table-cell>
          <table:table-cell table:formula="of:=['2BResults for P1_(dist)'.F116]/['2BResults for P1_(dist)'.H116]" office:value-type="string" office:string-value="" calcext:value-type="error">
            <text:p>#DIV/0!</text:p>
          </table:table-cell>
          <table:table-cell table:formula="of:=['2BResults for P1_(dist)'.G116]/['2BResults for P1_(dist)'.H11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style-name="ce27" table:number-columns-repeated="5"/>
          <table:table-cell table:style-name="ce27" table:formula="of:=SUM(['2BResults for P1_(dist)'.D117:.G117])" office:value-type="float" office:value="0" calcext:value-type="float">
            <text:p>0</text:p>
          </table:table-cell>
          <table:table-cell table:style-name="ce27" table:formula="of:=['2BResults for P1_(dist)'.D117]/['2BResults for P1_(dist)'.H117]" office:value-type="string" office:string-value="" calcext:value-type="error">
            <text:p>#DIV/0!</text:p>
          </table:table-cell>
          <table:table-cell table:style-name="ce27" table:formula="of:=['2BResults for P1_(dist)'.E117]/['2BResults for P1_(dist)'.H117]" office:value-type="string" office:string-value="" calcext:value-type="error">
            <text:p>#DIV/0!</text:p>
          </table:table-cell>
          <table:table-cell table:style-name="ce27" table:formula="of:=['2BResults for P1_(dist)'.F117]/['2BResults for P1_(dist)'.H117]" office:value-type="string" office:string-value="" calcext:value-type="error">
            <text:p>#DIV/0!</text:p>
          </table:table-cell>
          <table:table-cell table:style-name="ce27" table:formula="of:=['2BResults for P1_(dist)'.G117]/['2BResults for P1_(dist)'.H11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4.tsp</text:p>
          </table:table-cell>
          <table:table-cell table:number-columns-repeated="5"/>
          <table:table-cell table:formula="of:=SUM(['2BResults for P1_(dist)'.D118:.G118])" office:value-type="float" office:value="0" calcext:value-type="float">
            <text:p>0</text:p>
          </table:table-cell>
          <table:table-cell table:formula="of:=['2BResults for P1_(dist)'.D118]/['2BResults for P1_(dist)'.H118]" office:value-type="string" office:string-value="" calcext:value-type="error">
            <text:p>#DIV/0!</text:p>
          </table:table-cell>
          <table:table-cell table:formula="of:=['2BResults for P1_(dist)'.E118]/['2BResults for P1_(dist)'.H118]" office:value-type="string" office:string-value="" calcext:value-type="error">
            <text:p>#DIV/0!</text:p>
          </table:table-cell>
          <table:table-cell table:formula="of:=['2BResults for P1_(dist)'.F118]/['2BResults for P1_(dist)'.H118]" office:value-type="string" office:string-value="" calcext:value-type="error">
            <text:p>#DIV/0!</text:p>
          </table:table-cell>
          <table:table-cell table:formula="of:=['2BResults for P1_(dist)'.G118]/['2BResults for P1_(dist)'.H11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style-name="ce27" table:number-columns-repeated="5"/>
          <table:table-cell table:style-name="ce27" table:formula="of:=SUM(['2BResults for P1_(dist)'.D119:.G119])" office:value-type="float" office:value="0" calcext:value-type="float">
            <text:p>0</text:p>
          </table:table-cell>
          <table:table-cell table:style-name="ce27" table:formula="of:=['2BResults for P1_(dist)'.D119]/['2BResults for P1_(dist)'.H119]" office:value-type="string" office:string-value="" calcext:value-type="error">
            <text:p>#DIV/0!</text:p>
          </table:table-cell>
          <table:table-cell table:style-name="ce27" table:formula="of:=['2BResults for P1_(dist)'.E119]/['2BResults for P1_(dist)'.H119]" office:value-type="string" office:string-value="" calcext:value-type="error">
            <text:p>#DIV/0!</text:p>
          </table:table-cell>
          <table:table-cell table:style-name="ce27" table:formula="of:=['2BResults for P1_(dist)'.F119]/['2BResults for P1_(dist)'.H119]" office:value-type="string" office:string-value="" calcext:value-type="error">
            <text:p>#DIV/0!</text:p>
          </table:table-cell>
          <table:table-cell table:style-name="ce27" table:formula="of:=['2BResults for P1_(dist)'.G119]/['2BResults for P1_(dist)'.H11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6.tsp</text:p>
          </table:table-cell>
          <table:table-cell table:number-columns-repeated="5"/>
          <table:table-cell table:formula="of:=SUM(['2BResults for P1_(dist)'.D120:.G120])" office:value-type="float" office:value="0" calcext:value-type="float">
            <text:p>0</text:p>
          </table:table-cell>
          <table:table-cell table:formula="of:=['2BResults for P1_(dist)'.D120]/['2BResults for P1_(dist)'.H120]" office:value-type="string" office:string-value="" calcext:value-type="error">
            <text:p>#DIV/0!</text:p>
          </table:table-cell>
          <table:table-cell table:formula="of:=['2BResults for P1_(dist)'.E120]/['2BResults for P1_(dist)'.H120]" office:value-type="string" office:string-value="" calcext:value-type="error">
            <text:p>#DIV/0!</text:p>
          </table:table-cell>
          <table:table-cell table:formula="of:=['2BResults for P1_(dist)'.F120]/['2BResults for P1_(dist)'.H120]" office:value-type="string" office:string-value="" calcext:value-type="error">
            <text:p>#DIV/0!</text:p>
          </table:table-cell>
          <table:table-cell table:formula="of:=['2BResults for P1_(dist)'.G120]/['2BResults for P1_(dist)'.H12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style-name="ce27" table:number-columns-repeated="5"/>
          <table:table-cell table:style-name="ce27" table:formula="of:=SUM(['2BResults for P1_(dist)'.D121:.G121])" office:value-type="float" office:value="0" calcext:value-type="float">
            <text:p>0</text:p>
          </table:table-cell>
          <table:table-cell table:style-name="ce27" table:formula="of:=['2BResults for P1_(dist)'.D121]/['2BResults for P1_(dist)'.H121]" office:value-type="string" office:string-value="" calcext:value-type="error">
            <text:p>#DIV/0!</text:p>
          </table:table-cell>
          <table:table-cell table:style-name="ce27" table:formula="of:=['2BResults for P1_(dist)'.E121]/['2BResults for P1_(dist)'.H121]" office:value-type="string" office:string-value="" calcext:value-type="error">
            <text:p>#DIV/0!</text:p>
          </table:table-cell>
          <table:table-cell table:style-name="ce27" table:formula="of:=['2BResults for P1_(dist)'.F121]/['2BResults for P1_(dist)'.H121]" office:value-type="string" office:string-value="" calcext:value-type="error">
            <text:p>#DIV/0!</text:p>
          </table:table-cell>
          <table:table-cell table:style-name="ce27" table:formula="of:=['2BResults for P1_(dist)'.G121]/['2BResults for P1_(dist)'.H12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8.tsp</text:p>
          </table:table-cell>
          <table:table-cell table:number-columns-repeated="5"/>
          <table:table-cell table:formula="of:=SUM(['2BResults for P1_(dist)'.D122:.G122])" office:value-type="float" office:value="0" calcext:value-type="float">
            <text:p>0</text:p>
          </table:table-cell>
          <table:table-cell table:formula="of:=['2BResults for P1_(dist)'.D122]/['2BResults for P1_(dist)'.H122]" office:value-type="string" office:string-value="" calcext:value-type="error">
            <text:p>#DIV/0!</text:p>
          </table:table-cell>
          <table:table-cell table:formula="of:=['2BResults for P1_(dist)'.E122]/['2BResults for P1_(dist)'.H122]" office:value-type="string" office:string-value="" calcext:value-type="error">
            <text:p>#DIV/0!</text:p>
          </table:table-cell>
          <table:table-cell table:formula="of:=['2BResults for P1_(dist)'.F122]/['2BResults for P1_(dist)'.H122]" office:value-type="string" office:string-value="" calcext:value-type="error">
            <text:p>#DIV/0!</text:p>
          </table:table-cell>
          <table:table-cell table:formula="of:=['2BResults for P1_(dist)'.G122]/['2BResults for P1_(dist)'.H12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style-name="ce27" table:number-columns-repeated="5"/>
          <table:table-cell table:style-name="ce27" table:formula="of:=SUM(['2BResults for P1_(dist)'.D123:.G123])" office:value-type="float" office:value="0" calcext:value-type="float">
            <text:p>0</text:p>
          </table:table-cell>
          <table:table-cell table:style-name="ce27" table:formula="of:=['2BResults for P1_(dist)'.D123]/['2BResults for P1_(dist)'.H123]" office:value-type="string" office:string-value="" calcext:value-type="error">
            <text:p>#DIV/0!</text:p>
          </table:table-cell>
          <table:table-cell table:style-name="ce27" table:formula="of:=['2BResults for P1_(dist)'.E123]/['2BResults for P1_(dist)'.H123]" office:value-type="string" office:string-value="" calcext:value-type="error">
            <text:p>#DIV/0!</text:p>
          </table:table-cell>
          <table:table-cell table:style-name="ce27" table:formula="of:=['2BResults for P1_(dist)'.F123]/['2BResults for P1_(dist)'.H123]" office:value-type="string" office:string-value="" calcext:value-type="error">
            <text:p>#DIV/0!</text:p>
          </table:table-cell>
          <table:table-cell table:style-name="ce27" table:formula="of:=['2BResults for P1_(dist)'.G123]/['2BResults for P1_(dist)'.H12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0.tsp</text:p>
          </table:table-cell>
          <table:table-cell table:number-columns-repeated="5"/>
          <table:table-cell table:formula="of:=SUM(['2BResults for P1_(dist)'.D124:.G124])" office:value-type="float" office:value="0" calcext:value-type="float">
            <text:p>0</text:p>
          </table:table-cell>
          <table:table-cell table:formula="of:=['2BResults for P1_(dist)'.D124]/['2BResults for P1_(dist)'.H124]" office:value-type="string" office:string-value="" calcext:value-type="error">
            <text:p>#DIV/0!</text:p>
          </table:table-cell>
          <table:table-cell table:formula="of:=['2BResults for P1_(dist)'.E124]/['2BResults for P1_(dist)'.H124]" office:value-type="string" office:string-value="" calcext:value-type="error">
            <text:p>#DIV/0!</text:p>
          </table:table-cell>
          <table:table-cell table:formula="of:=['2BResults for P1_(dist)'.F124]/['2BResults for P1_(dist)'.H124]" office:value-type="string" office:string-value="" calcext:value-type="error">
            <text:p>#DIV/0!</text:p>
          </table:table-cell>
          <table:table-cell table:formula="of:=['2BResults for P1_(dist)'.G124]/['2BResults for P1_(dist)'.H12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style-name="ce27" table:number-columns-repeated="5"/>
          <table:table-cell table:style-name="ce27" table:formula="of:=SUM(['2BResults for P1_(dist)'.D125:.G125])" office:value-type="float" office:value="0" calcext:value-type="float">
            <text:p>0</text:p>
          </table:table-cell>
          <table:table-cell table:style-name="ce27" table:formula="of:=['2BResults for P1_(dist)'.D125]/['2BResults for P1_(dist)'.H125]" office:value-type="string" office:string-value="" calcext:value-type="error">
            <text:p>#DIV/0!</text:p>
          </table:table-cell>
          <table:table-cell table:style-name="ce27" table:formula="of:=['2BResults for P1_(dist)'.E125]/['2BResults for P1_(dist)'.H125]" office:value-type="string" office:string-value="" calcext:value-type="error">
            <text:p>#DIV/0!</text:p>
          </table:table-cell>
          <table:table-cell table:style-name="ce27" table:formula="of:=['2BResults for P1_(dist)'.F125]/['2BResults for P1_(dist)'.H125]" office:value-type="string" office:string-value="" calcext:value-type="error">
            <text:p>#DIV/0!</text:p>
          </table:table-cell>
          <table:table-cell table:style-name="ce27" table:formula="of:=['2BResults for P1_(dist)'.G125]/['2BResults for P1_(dist)'.H1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2.tsp</text:p>
          </table:table-cell>
          <table:table-cell table:number-columns-repeated="5"/>
          <table:table-cell table:formula="of:=SUM(['2BResults for P1_(dist)'.D126:.G126])" office:value-type="float" office:value="0" calcext:value-type="float">
            <text:p>0</text:p>
          </table:table-cell>
          <table:table-cell table:formula="of:=['2BResults for P1_(dist)'.D126]/['2BResults for P1_(dist)'.H126]" office:value-type="string" office:string-value="" calcext:value-type="error">
            <text:p>#DIV/0!</text:p>
          </table:table-cell>
          <table:table-cell table:formula="of:=['2BResults for P1_(dist)'.E126]/['2BResults for P1_(dist)'.H126]" office:value-type="string" office:string-value="" calcext:value-type="error">
            <text:p>#DIV/0!</text:p>
          </table:table-cell>
          <table:table-cell table:formula="of:=['2BResults for P1_(dist)'.F126]/['2BResults for P1_(dist)'.H126]" office:value-type="string" office:string-value="" calcext:value-type="error">
            <text:p>#DIV/0!</text:p>
          </table:table-cell>
          <table:table-cell table:formula="of:=['2BResults for P1_(dist)'.G126]/['2BResults for P1_(dist)'.H1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style-name="ce27" table:number-columns-repeated="5"/>
          <table:table-cell table:style-name="ce27" table:formula="of:=SUM(['2BResults for P1_(dist)'.D127:.G127])" office:value-type="float" office:value="0" calcext:value-type="float">
            <text:p>0</text:p>
          </table:table-cell>
          <table:table-cell table:style-name="ce27" table:formula="of:=['2BResults for P1_(dist)'.D127]/['2BResults for P1_(dist)'.H127]" office:value-type="string" office:string-value="" calcext:value-type="error">
            <text:p>#DIV/0!</text:p>
          </table:table-cell>
          <table:table-cell table:style-name="ce27" table:formula="of:=['2BResults for P1_(dist)'.E127]/['2BResults for P1_(dist)'.H127]" office:value-type="string" office:string-value="" calcext:value-type="error">
            <text:p>#DIV/0!</text:p>
          </table:table-cell>
          <table:table-cell table:style-name="ce27" table:formula="of:=['2BResults for P1_(dist)'.F127]/['2BResults for P1_(dist)'.H127]" office:value-type="string" office:string-value="" calcext:value-type="error">
            <text:p>#DIV/0!</text:p>
          </table:table-cell>
          <table:table-cell table:style-name="ce27" table:formula="of:=['2BResults for P1_(dist)'.G127]/['2BResults for P1_(dist)'.H12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4.tsp</text:p>
          </table:table-cell>
          <table:table-cell table:number-columns-repeated="5"/>
          <table:table-cell table:formula="of:=SUM(['2BResults for P1_(dist)'.D128:.G128])" office:value-type="float" office:value="0" calcext:value-type="float">
            <text:p>0</text:p>
          </table:table-cell>
          <table:table-cell table:formula="of:=['2BResults for P1_(dist)'.D128]/['2BResults for P1_(dist)'.H128]" office:value-type="string" office:string-value="" calcext:value-type="error">
            <text:p>#DIV/0!</text:p>
          </table:table-cell>
          <table:table-cell table:formula="of:=['2BResults for P1_(dist)'.E128]/['2BResults for P1_(dist)'.H128]" office:value-type="string" office:string-value="" calcext:value-type="error">
            <text:p>#DIV/0!</text:p>
          </table:table-cell>
          <table:table-cell table:formula="of:=['2BResults for P1_(dist)'.F128]/['2BResults for P1_(dist)'.H128]" office:value-type="string" office:string-value="" calcext:value-type="error">
            <text:p>#DIV/0!</text:p>
          </table:table-cell>
          <table:table-cell table:formula="of:=['2BResults for P1_(dist)'.G128]/['2BResults for P1_(dist)'.H12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style-name="ce27" table:number-columns-repeated="5"/>
          <table:table-cell table:style-name="ce27" table:formula="of:=SUM(['2BResults for P1_(dist)'.D129:.G129])" office:value-type="float" office:value="0" calcext:value-type="float">
            <text:p>0</text:p>
          </table:table-cell>
          <table:table-cell table:style-name="ce27" table:formula="of:=['2BResults for P1_(dist)'.D129]/['2BResults for P1_(dist)'.H129]" office:value-type="string" office:string-value="" calcext:value-type="error">
            <text:p>#DIV/0!</text:p>
          </table:table-cell>
          <table:table-cell table:style-name="ce27" table:formula="of:=['2BResults for P1_(dist)'.E129]/['2BResults for P1_(dist)'.H129]" office:value-type="string" office:string-value="" calcext:value-type="error">
            <text:p>#DIV/0!</text:p>
          </table:table-cell>
          <table:table-cell table:style-name="ce27" table:formula="of:=['2BResults for P1_(dist)'.F129]/['2BResults for P1_(dist)'.H129]" office:value-type="string" office:string-value="" calcext:value-type="error">
            <text:p>#DIV/0!</text:p>
          </table:table-cell>
          <table:table-cell table:style-name="ce27" table:formula="of:=['2BResults for P1_(dist)'.G129]/['2BResults for P1_(dist)'.H1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6.tsp</text:p>
          </table:table-cell>
          <table:table-cell table:number-columns-repeated="5"/>
          <table:table-cell table:formula="of:=SUM(['2BResults for P1_(dist)'.D130:.G130])" office:value-type="float" office:value="0" calcext:value-type="float">
            <text:p>0</text:p>
          </table:table-cell>
          <table:table-cell table:formula="of:=['2BResults for P1_(dist)'.D130]/['2BResults for P1_(dist)'.H130]" office:value-type="string" office:string-value="" calcext:value-type="error">
            <text:p>#DIV/0!</text:p>
          </table:table-cell>
          <table:table-cell table:formula="of:=['2BResults for P1_(dist)'.E130]/['2BResults for P1_(dist)'.H130]" office:value-type="string" office:string-value="" calcext:value-type="error">
            <text:p>#DIV/0!</text:p>
          </table:table-cell>
          <table:table-cell table:formula="of:=['2BResults for P1_(dist)'.F130]/['2BResults for P1_(dist)'.H130]" office:value-type="string" office:string-value="" calcext:value-type="error">
            <text:p>#DIV/0!</text:p>
          </table:table-cell>
          <table:table-cell table:formula="of:=['2BResults for P1_(dist)'.G130]/['2BResults for P1_(dist)'.H13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style-name="ce27" table:number-columns-repeated="5"/>
          <table:table-cell table:style-name="ce27" table:formula="of:=SUM(['2BResults for P1_(dist)'.D131:.G131])" office:value-type="float" office:value="0" calcext:value-type="float">
            <text:p>0</text:p>
          </table:table-cell>
          <table:table-cell table:style-name="ce27" table:formula="of:=['2BResults for P1_(dist)'.D131]/['2BResults for P1_(dist)'.H131]" office:value-type="string" office:string-value="" calcext:value-type="error">
            <text:p>#DIV/0!</text:p>
          </table:table-cell>
          <table:table-cell table:style-name="ce27" table:formula="of:=['2BResults for P1_(dist)'.E131]/['2BResults for P1_(dist)'.H131]" office:value-type="string" office:string-value="" calcext:value-type="error">
            <text:p>#DIV/0!</text:p>
          </table:table-cell>
          <table:table-cell table:style-name="ce27" table:formula="of:=['2BResults for P1_(dist)'.F131]/['2BResults for P1_(dist)'.H131]" office:value-type="string" office:string-value="" calcext:value-type="error">
            <text:p>#DIV/0!</text:p>
          </table:table-cell>
          <table:table-cell table:style-name="ce27" table:formula="of:=['2BResults for P1_(dist)'.G131]/['2BResults for P1_(dist)'.H13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8.tsp</text:p>
          </table:table-cell>
          <table:table-cell table:number-columns-repeated="5"/>
          <table:table-cell table:formula="of:=SUM(['2BResults for P1_(dist)'.D132:.G132])" office:value-type="float" office:value="0" calcext:value-type="float">
            <text:p>0</text:p>
          </table:table-cell>
          <table:table-cell table:formula="of:=['2BResults for P1_(dist)'.D132]/['2BResults for P1_(dist)'.H132]" office:value-type="string" office:string-value="" calcext:value-type="error">
            <text:p>#DIV/0!</text:p>
          </table:table-cell>
          <table:table-cell table:formula="of:=['2BResults for P1_(dist)'.E132]/['2BResults for P1_(dist)'.H132]" office:value-type="string" office:string-value="" calcext:value-type="error">
            <text:p>#DIV/0!</text:p>
          </table:table-cell>
          <table:table-cell table:formula="of:=['2BResults for P1_(dist)'.F132]/['2BResults for P1_(dist)'.H132]" office:value-type="string" office:string-value="" calcext:value-type="error">
            <text:p>#DIV/0!</text:p>
          </table:table-cell>
          <table:table-cell table:formula="of:=['2BResults for P1_(dist)'.G132]/['2BResults for P1_(dist)'.H1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style-name="ce27" table:number-columns-repeated="5"/>
          <table:table-cell table:style-name="ce27" table:formula="of:=SUM(['2BResults for P1_(dist)'.D133:.G133])" office:value-type="float" office:value="0" calcext:value-type="float">
            <text:p>0</text:p>
          </table:table-cell>
          <table:table-cell table:style-name="ce27" table:formula="of:=['2BResults for P1_(dist)'.D133]/['2BResults for P1_(dist)'.H133]" office:value-type="string" office:string-value="" calcext:value-type="error">
            <text:p>#DIV/0!</text:p>
          </table:table-cell>
          <table:table-cell table:style-name="ce27" table:formula="of:=['2BResults for P1_(dist)'.E133]/['2BResults for P1_(dist)'.H133]" office:value-type="string" office:string-value="" calcext:value-type="error">
            <text:p>#DIV/0!</text:p>
          </table:table-cell>
          <table:table-cell table:style-name="ce27" table:formula="of:=['2BResults for P1_(dist)'.F133]/['2BResults for P1_(dist)'.H133]" office:value-type="string" office:string-value="" calcext:value-type="error">
            <text:p>#DIV/0!</text:p>
          </table:table-cell>
          <table:table-cell table:style-name="ce27" table:formula="of:=['2BResults for P1_(dist)'.G133]/['2BResults for P1_(dist)'.H1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0.tsp</text:p>
          </table:table-cell>
          <table:table-cell table:number-columns-repeated="5"/>
          <table:table-cell table:formula="of:=SUM(['2BResults for P1_(dist)'.D134:.G134])" office:value-type="float" office:value="0" calcext:value-type="float">
            <text:p>0</text:p>
          </table:table-cell>
          <table:table-cell table:formula="of:=['2BResults for P1_(dist)'.D134]/['2BResults for P1_(dist)'.H134]" office:value-type="string" office:string-value="" calcext:value-type="error">
            <text:p>#DIV/0!</text:p>
          </table:table-cell>
          <table:table-cell table:formula="of:=['2BResults for P1_(dist)'.E134]/['2BResults for P1_(dist)'.H134]" office:value-type="string" office:string-value="" calcext:value-type="error">
            <text:p>#DIV/0!</text:p>
          </table:table-cell>
          <table:table-cell table:formula="of:=['2BResults for P1_(dist)'.F134]/['2BResults for P1_(dist)'.H134]" office:value-type="string" office:string-value="" calcext:value-type="error">
            <text:p>#DIV/0!</text:p>
          </table:table-cell>
          <table:table-cell table:formula="of:=['2BResults for P1_(dist)'.G134]/['2BResults for P1_(dist)'.H13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style-name="ce27" table:number-columns-repeated="5"/>
          <table:table-cell table:style-name="ce27" table:formula="of:=SUM(['2BResults for P1_(dist)'.D135:.G135])" office:value-type="float" office:value="0" calcext:value-type="float">
            <text:p>0</text:p>
          </table:table-cell>
          <table:table-cell table:style-name="ce27" table:formula="of:=['2BResults for P1_(dist)'.D135]/['2BResults for P1_(dist)'.H135]" office:value-type="string" office:string-value="" calcext:value-type="error">
            <text:p>#DIV/0!</text:p>
          </table:table-cell>
          <table:table-cell table:style-name="ce27" table:formula="of:=['2BResults for P1_(dist)'.E135]/['2BResults for P1_(dist)'.H135]" office:value-type="string" office:string-value="" calcext:value-type="error">
            <text:p>#DIV/0!</text:p>
          </table:table-cell>
          <table:table-cell table:style-name="ce27" table:formula="of:=['2BResults for P1_(dist)'.F135]/['2BResults for P1_(dist)'.H135]" office:value-type="string" office:string-value="" calcext:value-type="error">
            <text:p>#DIV/0!</text:p>
          </table:table-cell>
          <table:table-cell table:style-name="ce27" table:formula="of:=['2BResults for P1_(dist)'.G135]/['2BResults for P1_(dist)'.H13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2.tsp</text:p>
          </table:table-cell>
          <table:table-cell table:number-columns-repeated="5"/>
          <table:table-cell table:formula="of:=SUM(['2BResults for P1_(dist)'.D136:.G136])" office:value-type="float" office:value="0" calcext:value-type="float">
            <text:p>0</text:p>
          </table:table-cell>
          <table:table-cell table:formula="of:=['2BResults for P1_(dist)'.D136]/['2BResults for P1_(dist)'.H136]" office:value-type="string" office:string-value="" calcext:value-type="error">
            <text:p>#DIV/0!</text:p>
          </table:table-cell>
          <table:table-cell table:formula="of:=['2BResults for P1_(dist)'.E136]/['2BResults for P1_(dist)'.H136]" office:value-type="string" office:string-value="" calcext:value-type="error">
            <text:p>#DIV/0!</text:p>
          </table:table-cell>
          <table:table-cell table:formula="of:=['2BResults for P1_(dist)'.F136]/['2BResults for P1_(dist)'.H136]" office:value-type="string" office:string-value="" calcext:value-type="error">
            <text:p>#DIV/0!</text:p>
          </table:table-cell>
          <table:table-cell table:formula="of:=['2BResults for P1_(dist)'.G136]/['2BResults for P1_(dist)'.H13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style-name="ce27" table:number-columns-repeated="5"/>
          <table:table-cell table:style-name="ce27" table:formula="of:=SUM(['2BResults for P1_(dist)'.D137:.G137])" office:value-type="float" office:value="0" calcext:value-type="float">
            <text:p>0</text:p>
          </table:table-cell>
          <table:table-cell table:style-name="ce27" table:formula="of:=['2BResults for P1_(dist)'.D137]/['2BResults for P1_(dist)'.H137]" office:value-type="string" office:string-value="" calcext:value-type="error">
            <text:p>#DIV/0!</text:p>
          </table:table-cell>
          <table:table-cell table:style-name="ce27" table:formula="of:=['2BResults for P1_(dist)'.E137]/['2BResults for P1_(dist)'.H137]" office:value-type="string" office:string-value="" calcext:value-type="error">
            <text:p>#DIV/0!</text:p>
          </table:table-cell>
          <table:table-cell table:style-name="ce27" table:formula="of:=['2BResults for P1_(dist)'.F137]/['2BResults for P1_(dist)'.H137]" office:value-type="string" office:string-value="" calcext:value-type="error">
            <text:p>#DIV/0!</text:p>
          </table:table-cell>
          <table:table-cell table:style-name="ce27" table:formula="of:=['2BResults for P1_(dist)'.G137]/['2BResults for P1_(dist)'.H13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4.tsp</text:p>
          </table:table-cell>
          <table:table-cell table:number-columns-repeated="5"/>
          <table:table-cell table:formula="of:=SUM(['2BResults for P1_(dist)'.D138:.G138])" office:value-type="float" office:value="0" calcext:value-type="float">
            <text:p>0</text:p>
          </table:table-cell>
          <table:table-cell table:formula="of:=['2BResults for P1_(dist)'.D138]/['2BResults for P1_(dist)'.H138]" office:value-type="string" office:string-value="" calcext:value-type="error">
            <text:p>#DIV/0!</text:p>
          </table:table-cell>
          <table:table-cell table:formula="of:=['2BResults for P1_(dist)'.E138]/['2BResults for P1_(dist)'.H138]" office:value-type="string" office:string-value="" calcext:value-type="error">
            <text:p>#DIV/0!</text:p>
          </table:table-cell>
          <table:table-cell table:formula="of:=['2BResults for P1_(dist)'.F138]/['2BResults for P1_(dist)'.H138]" office:value-type="string" office:string-value="" calcext:value-type="error">
            <text:p>#DIV/0!</text:p>
          </table:table-cell>
          <table:table-cell table:formula="of:=['2BResults for P1_(dist)'.G138]/['2BResults for P1_(dist)'.H13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style-name="ce27" table:number-columns-repeated="5"/>
          <table:table-cell table:style-name="ce27" table:formula="of:=SUM(['2BResults for P1_(dist)'.D139:.G139])" office:value-type="float" office:value="0" calcext:value-type="float">
            <text:p>0</text:p>
          </table:table-cell>
          <table:table-cell table:style-name="ce27" table:formula="of:=['2BResults for P1_(dist)'.D139]/['2BResults for P1_(dist)'.H139]" office:value-type="string" office:string-value="" calcext:value-type="error">
            <text:p>#DIV/0!</text:p>
          </table:table-cell>
          <table:table-cell table:style-name="ce27" table:formula="of:=['2BResults for P1_(dist)'.E139]/['2BResults for P1_(dist)'.H139]" office:value-type="string" office:string-value="" calcext:value-type="error">
            <text:p>#DIV/0!</text:p>
          </table:table-cell>
          <table:table-cell table:style-name="ce27" table:formula="of:=['2BResults for P1_(dist)'.F139]/['2BResults for P1_(dist)'.H139]" office:value-type="string" office:string-value="" calcext:value-type="error">
            <text:p>#DIV/0!</text:p>
          </table:table-cell>
          <table:table-cell table:style-name="ce27" table:formula="of:=['2BResults for P1_(dist)'.G139]/['2BResults for P1_(dist)'.H13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6.tsp</text:p>
          </table:table-cell>
          <table:table-cell table:number-columns-repeated="5"/>
          <table:table-cell table:formula="of:=SUM(['2BResults for P1_(dist)'.D140:.G140])" office:value-type="float" office:value="0" calcext:value-type="float">
            <text:p>0</text:p>
          </table:table-cell>
          <table:table-cell table:formula="of:=['2BResults for P1_(dist)'.D140]/['2BResults for P1_(dist)'.H140]" office:value-type="string" office:string-value="" calcext:value-type="error">
            <text:p>#DIV/0!</text:p>
          </table:table-cell>
          <table:table-cell table:formula="of:=['2BResults for P1_(dist)'.E140]/['2BResults for P1_(dist)'.H140]" office:value-type="string" office:string-value="" calcext:value-type="error">
            <text:p>#DIV/0!</text:p>
          </table:table-cell>
          <table:table-cell table:formula="of:=['2BResults for P1_(dist)'.F140]/['2BResults for P1_(dist)'.H140]" office:value-type="string" office:string-value="" calcext:value-type="error">
            <text:p>#DIV/0!</text:p>
          </table:table-cell>
          <table:table-cell table:formula="of:=['2BResults for P1_(dist)'.G140]/['2BResults for P1_(dist)'.H14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style-name="ce27" table:number-columns-repeated="5"/>
          <table:table-cell table:style-name="ce27" table:formula="of:=SUM(['2BResults for P1_(dist)'.D141:.G141])" office:value-type="float" office:value="0" calcext:value-type="float">
            <text:p>0</text:p>
          </table:table-cell>
          <table:table-cell table:style-name="ce27" table:formula="of:=['2BResults for P1_(dist)'.D141]/['2BResults for P1_(dist)'.H141]" office:value-type="string" office:string-value="" calcext:value-type="error">
            <text:p>#DIV/0!</text:p>
          </table:table-cell>
          <table:table-cell table:style-name="ce27" table:formula="of:=['2BResults for P1_(dist)'.E141]/['2BResults for P1_(dist)'.H141]" office:value-type="string" office:string-value="" calcext:value-type="error">
            <text:p>#DIV/0!</text:p>
          </table:table-cell>
          <table:table-cell table:style-name="ce27" table:formula="of:=['2BResults for P1_(dist)'.F141]/['2BResults for P1_(dist)'.H141]" office:value-type="string" office:string-value="" calcext:value-type="error">
            <text:p>#DIV/0!</text:p>
          </table:table-cell>
          <table:table-cell table:style-name="ce27" table:formula="of:=['2BResults for P1_(dist)'.G141]/['2BResults for P1_(dist)'.H14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8.tsp</text:p>
          </table:table-cell>
          <table:table-cell table:number-columns-repeated="5"/>
          <table:table-cell table:formula="of:=SUM(['2BResults for P1_(dist)'.D142:.G142])" office:value-type="float" office:value="0" calcext:value-type="float">
            <text:p>0</text:p>
          </table:table-cell>
          <table:table-cell table:formula="of:=['2BResults for P1_(dist)'.D142]/['2BResults for P1_(dist)'.H142]" office:value-type="string" office:string-value="" calcext:value-type="error">
            <text:p>#DIV/0!</text:p>
          </table:table-cell>
          <table:table-cell table:formula="of:=['2BResults for P1_(dist)'.E142]/['2BResults for P1_(dist)'.H142]" office:value-type="string" office:string-value="" calcext:value-type="error">
            <text:p>#DIV/0!</text:p>
          </table:table-cell>
          <table:table-cell table:formula="of:=['2BResults for P1_(dist)'.F142]/['2BResults for P1_(dist)'.H142]" office:value-type="string" office:string-value="" calcext:value-type="error">
            <text:p>#DIV/0!</text:p>
          </table:table-cell>
          <table:table-cell table:formula="of:=['2BResults for P1_(dist)'.G142]/['2BResults for P1_(dist)'.H14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style-name="ce27" table:number-columns-repeated="5"/>
          <table:table-cell table:style-name="ce27" table:formula="of:=SUM(['2BResults for P1_(dist)'.D143:.G143])" office:value-type="float" office:value="0" calcext:value-type="float">
            <text:p>0</text:p>
          </table:table-cell>
          <table:table-cell table:style-name="ce27" table:formula="of:=['2BResults for P1_(dist)'.D143]/['2BResults for P1_(dist)'.H143]" office:value-type="string" office:string-value="" calcext:value-type="error">
            <text:p>#DIV/0!</text:p>
          </table:table-cell>
          <table:table-cell table:style-name="ce27" table:formula="of:=['2BResults for P1_(dist)'.E143]/['2BResults for P1_(dist)'.H143]" office:value-type="string" office:string-value="" calcext:value-type="error">
            <text:p>#DIV/0!</text:p>
          </table:table-cell>
          <table:table-cell table:style-name="ce27" table:formula="of:=['2BResults for P1_(dist)'.F143]/['2BResults for P1_(dist)'.H143]" office:value-type="string" office:string-value="" calcext:value-type="error">
            <text:p>#DIV/0!</text:p>
          </table:table-cell>
          <table:table-cell table:style-name="ce27" table:formula="of:=['2BResults for P1_(dist)'.G143]/['2BResults for P1_(dist)'.H14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0.tsp</text:p>
          </table:table-cell>
          <table:table-cell table:number-columns-repeated="5"/>
          <table:table-cell table:formula="of:=SUM(['2BResults for P1_(dist)'.D144:.G144])" office:value-type="float" office:value="0" calcext:value-type="float">
            <text:p>0</text:p>
          </table:table-cell>
          <table:table-cell table:formula="of:=['2BResults for P1_(dist)'.D144]/['2BResults for P1_(dist)'.H144]" office:value-type="string" office:string-value="" calcext:value-type="error">
            <text:p>#DIV/0!</text:p>
          </table:table-cell>
          <table:table-cell table:formula="of:=['2BResults for P1_(dist)'.E144]/['2BResults for P1_(dist)'.H144]" office:value-type="string" office:string-value="" calcext:value-type="error">
            <text:p>#DIV/0!</text:p>
          </table:table-cell>
          <table:table-cell table:formula="of:=['2BResults for P1_(dist)'.F144]/['2BResults for P1_(dist)'.H144]" office:value-type="string" office:string-value="" calcext:value-type="error">
            <text:p>#DIV/0!</text:p>
          </table:table-cell>
          <table:table-cell table:formula="of:=['2BResults for P1_(dist)'.G144]/['2BResults for P1_(dist)'.H14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style-name="ce27" table:number-columns-repeated="5"/>
          <table:table-cell table:style-name="ce27" table:formula="of:=SUM(['2BResults for P1_(dist)'.D145:.G145])" office:value-type="float" office:value="0" calcext:value-type="float">
            <text:p>0</text:p>
          </table:table-cell>
          <table:table-cell table:style-name="ce27" table:formula="of:=['2BResults for P1_(dist)'.D145]/['2BResults for P1_(dist)'.H145]" office:value-type="string" office:string-value="" calcext:value-type="error">
            <text:p>#DIV/0!</text:p>
          </table:table-cell>
          <table:table-cell table:style-name="ce27" table:formula="of:=['2BResults for P1_(dist)'.E145]/['2BResults for P1_(dist)'.H145]" office:value-type="string" office:string-value="" calcext:value-type="error">
            <text:p>#DIV/0!</text:p>
          </table:table-cell>
          <table:table-cell table:style-name="ce27" table:formula="of:=['2BResults for P1_(dist)'.F145]/['2BResults for P1_(dist)'.H145]" office:value-type="string" office:string-value="" calcext:value-type="error">
            <text:p>#DIV/0!</text:p>
          </table:table-cell>
          <table:table-cell table:style-name="ce27" table:formula="of:=['2BResults for P1_(dist)'.G145]/['2BResults for P1_(dist)'.H14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2.tsp</text:p>
          </table:table-cell>
          <table:table-cell table:number-columns-repeated="5"/>
          <table:table-cell table:formula="of:=SUM(['2BResults for P1_(dist)'.D146:.G146])" office:value-type="float" office:value="0" calcext:value-type="float">
            <text:p>0</text:p>
          </table:table-cell>
          <table:table-cell table:formula="of:=['2BResults for P1_(dist)'.D146]/['2BResults for P1_(dist)'.H146]" office:value-type="string" office:string-value="" calcext:value-type="error">
            <text:p>#DIV/0!</text:p>
          </table:table-cell>
          <table:table-cell table:formula="of:=['2BResults for P1_(dist)'.E146]/['2BResults for P1_(dist)'.H146]" office:value-type="string" office:string-value="" calcext:value-type="error">
            <text:p>#DIV/0!</text:p>
          </table:table-cell>
          <table:table-cell table:formula="of:=['2BResults for P1_(dist)'.F146]/['2BResults for P1_(dist)'.H146]" office:value-type="string" office:string-value="" calcext:value-type="error">
            <text:p>#DIV/0!</text:p>
          </table:table-cell>
          <table:table-cell table:formula="of:=['2BResults for P1_(dist)'.G146]/['2BResults for P1_(dist)'.H14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style-name="ce27" table:number-columns-repeated="5"/>
          <table:table-cell table:style-name="ce27" table:formula="of:=SUM(['2BResults for P1_(dist)'.D147:.G147])" office:value-type="float" office:value="0" calcext:value-type="float">
            <text:p>0</text:p>
          </table:table-cell>
          <table:table-cell table:style-name="ce27" table:formula="of:=['2BResults for P1_(dist)'.D147]/['2BResults for P1_(dist)'.H147]" office:value-type="string" office:string-value="" calcext:value-type="error">
            <text:p>#DIV/0!</text:p>
          </table:table-cell>
          <table:table-cell table:style-name="ce27" table:formula="of:=['2BResults for P1_(dist)'.E147]/['2BResults for P1_(dist)'.H147]" office:value-type="string" office:string-value="" calcext:value-type="error">
            <text:p>#DIV/0!</text:p>
          </table:table-cell>
          <table:table-cell table:style-name="ce27" table:formula="of:=['2BResults for P1_(dist)'.F147]/['2BResults for P1_(dist)'.H147]" office:value-type="string" office:string-value="" calcext:value-type="error">
            <text:p>#DIV/0!</text:p>
          </table:table-cell>
          <table:table-cell table:style-name="ce27" table:formula="of:=['2BResults for P1_(dist)'.G147]/['2BResults for P1_(dist)'.H14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4.tsp</text:p>
          </table:table-cell>
          <table:table-cell table:number-columns-repeated="5"/>
          <table:table-cell table:formula="of:=SUM(['2BResults for P1_(dist)'.D148:.G148])" office:value-type="float" office:value="0" calcext:value-type="float">
            <text:p>0</text:p>
          </table:table-cell>
          <table:table-cell table:formula="of:=['2BResults for P1_(dist)'.D148]/['2BResults for P1_(dist)'.H148]" office:value-type="string" office:string-value="" calcext:value-type="error">
            <text:p>#DIV/0!</text:p>
          </table:table-cell>
          <table:table-cell table:formula="of:=['2BResults for P1_(dist)'.E148]/['2BResults for P1_(dist)'.H148]" office:value-type="string" office:string-value="" calcext:value-type="error">
            <text:p>#DIV/0!</text:p>
          </table:table-cell>
          <table:table-cell table:formula="of:=['2BResults for P1_(dist)'.F148]/['2BResults for P1_(dist)'.H148]" office:value-type="string" office:string-value="" calcext:value-type="error">
            <text:p>#DIV/0!</text:p>
          </table:table-cell>
          <table:table-cell table:formula="of:=['2BResults for P1_(dist)'.G148]/['2BResults for P1_(dist)'.H14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style-name="ce27" table:number-columns-repeated="5"/>
          <table:table-cell table:style-name="ce27" table:formula="of:=SUM(['2BResults for P1_(dist)'.D149:.G149])" office:value-type="float" office:value="0" calcext:value-type="float">
            <text:p>0</text:p>
          </table:table-cell>
          <table:table-cell table:style-name="ce27" table:formula="of:=['2BResults for P1_(dist)'.D149]/['2BResults for P1_(dist)'.H149]" office:value-type="string" office:string-value="" calcext:value-type="error">
            <text:p>#DIV/0!</text:p>
          </table:table-cell>
          <table:table-cell table:style-name="ce27" table:formula="of:=['2BResults for P1_(dist)'.E149]/['2BResults for P1_(dist)'.H149]" office:value-type="string" office:string-value="" calcext:value-type="error">
            <text:p>#DIV/0!</text:p>
          </table:table-cell>
          <table:table-cell table:style-name="ce27" table:formula="of:=['2BResults for P1_(dist)'.F149]/['2BResults for P1_(dist)'.H149]" office:value-type="string" office:string-value="" calcext:value-type="error">
            <text:p>#DIV/0!</text:p>
          </table:table-cell>
          <table:table-cell table:style-name="ce27" table:formula="of:=['2BResults for P1_(dist)'.G149]/['2BResults for P1_(dist)'.H14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6.tsp</text:p>
          </table:table-cell>
          <table:table-cell table:number-columns-repeated="5"/>
          <table:table-cell table:formula="of:=SUM(['2BResults for P1_(dist)'.D150:.G150])" office:value-type="float" office:value="0" calcext:value-type="float">
            <text:p>0</text:p>
          </table:table-cell>
          <table:table-cell table:formula="of:=['2BResults for P1_(dist)'.D150]/['2BResults for P1_(dist)'.H150]" office:value-type="string" office:string-value="" calcext:value-type="error">
            <text:p>#DIV/0!</text:p>
          </table:table-cell>
          <table:table-cell table:formula="of:=['2BResults for P1_(dist)'.E150]/['2BResults for P1_(dist)'.H150]" office:value-type="string" office:string-value="" calcext:value-type="error">
            <text:p>#DIV/0!</text:p>
          </table:table-cell>
          <table:table-cell table:formula="of:=['2BResults for P1_(dist)'.F150]/['2BResults for P1_(dist)'.H150]" office:value-type="string" office:string-value="" calcext:value-type="error">
            <text:p>#DIV/0!</text:p>
          </table:table-cell>
          <table:table-cell table:formula="of:=['2BResults for P1_(dist)'.G150]/['2BResults for P1_(dist)'.H15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style-name="ce27" table:number-columns-repeated="5"/>
          <table:table-cell table:style-name="ce27" table:formula="of:=SUM(['2BResults for P1_(dist)'.D151:.G151])" office:value-type="float" office:value="0" calcext:value-type="float">
            <text:p>0</text:p>
          </table:table-cell>
          <table:table-cell table:style-name="ce27" table:formula="of:=['2BResults for P1_(dist)'.D151]/['2BResults for P1_(dist)'.H151]" office:value-type="string" office:string-value="" calcext:value-type="error">
            <text:p>#DIV/0!</text:p>
          </table:table-cell>
          <table:table-cell table:style-name="ce27" table:formula="of:=['2BResults for P1_(dist)'.E151]/['2BResults for P1_(dist)'.H151]" office:value-type="string" office:string-value="" calcext:value-type="error">
            <text:p>#DIV/0!</text:p>
          </table:table-cell>
          <table:table-cell table:style-name="ce27" table:formula="of:=['2BResults for P1_(dist)'.F151]/['2BResults for P1_(dist)'.H151]" office:value-type="string" office:string-value="" calcext:value-type="error">
            <text:p>#DIV/0!</text:p>
          </table:table-cell>
          <table:table-cell table:style-name="ce27" table:formula="of:=['2BResults for P1_(dist)'.G151]/['2BResults for P1_(dist)'.H15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8.tsp</text:p>
          </table:table-cell>
          <table:table-cell table:number-columns-repeated="5"/>
          <table:table-cell table:formula="of:=SUM(['2BResults for P1_(dist)'.D152:.G152])" office:value-type="float" office:value="0" calcext:value-type="float">
            <text:p>0</text:p>
          </table:table-cell>
          <table:table-cell table:formula="of:=['2BResults for P1_(dist)'.D152]/['2BResults for P1_(dist)'.H152]" office:value-type="string" office:string-value="" calcext:value-type="error">
            <text:p>#DIV/0!</text:p>
          </table:table-cell>
          <table:table-cell table:formula="of:=['2BResults for P1_(dist)'.E152]/['2BResults for P1_(dist)'.H152]" office:value-type="string" office:string-value="" calcext:value-type="error">
            <text:p>#DIV/0!</text:p>
          </table:table-cell>
          <table:table-cell table:formula="of:=['2BResults for P1_(dist)'.F152]/['2BResults for P1_(dist)'.H152]" office:value-type="string" office:string-value="" calcext:value-type="error">
            <text:p>#DIV/0!</text:p>
          </table:table-cell>
          <table:table-cell table:formula="of:=['2BResults for P1_(dist)'.G152]/['2BResults for P1_(dist)'.H15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style-name="ce27" table:number-columns-repeated="5"/>
          <table:table-cell table:style-name="ce27" table:formula="of:=SUM(['2BResults for P1_(dist)'.D153:.G153])" office:value-type="float" office:value="0" calcext:value-type="float">
            <text:p>0</text:p>
          </table:table-cell>
          <table:table-cell table:style-name="ce27" table:formula="of:=['2BResults for P1_(dist)'.D153]/['2BResults for P1_(dist)'.H153]" office:value-type="string" office:string-value="" calcext:value-type="error">
            <text:p>#DIV/0!</text:p>
          </table:table-cell>
          <table:table-cell table:style-name="ce27" table:formula="of:=['2BResults for P1_(dist)'.E153]/['2BResults for P1_(dist)'.H153]" office:value-type="string" office:string-value="" calcext:value-type="error">
            <text:p>#DIV/0!</text:p>
          </table:table-cell>
          <table:table-cell table:style-name="ce27" table:formula="of:=['2BResults for P1_(dist)'.F153]/['2BResults for P1_(dist)'.H153]" office:value-type="string" office:string-value="" calcext:value-type="error">
            <text:p>#DIV/0!</text:p>
          </table:table-cell>
          <table:table-cell table:style-name="ce27" table:formula="of:=['2BResults for P1_(dist)'.G153]/['2BResults for P1_(dist)'.H15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0.tsp</text:p>
          </table:table-cell>
          <table:table-cell table:number-columns-repeated="5"/>
          <table:table-cell table:formula="of:=SUM(['2BResults for P1_(dist)'.D154:.G154])" office:value-type="float" office:value="0" calcext:value-type="float">
            <text:p>0</text:p>
          </table:table-cell>
          <table:table-cell table:formula="of:=['2BResults for P1_(dist)'.D154]/['2BResults for P1_(dist)'.H154]" office:value-type="string" office:string-value="" calcext:value-type="error">
            <text:p>#DIV/0!</text:p>
          </table:table-cell>
          <table:table-cell table:formula="of:=['2BResults for P1_(dist)'.E154]/['2BResults for P1_(dist)'.H154]" office:value-type="string" office:string-value="" calcext:value-type="error">
            <text:p>#DIV/0!</text:p>
          </table:table-cell>
          <table:table-cell table:formula="of:=['2BResults for P1_(dist)'.F154]/['2BResults for P1_(dist)'.H154]" office:value-type="string" office:string-value="" calcext:value-type="error">
            <text:p>#DIV/0!</text:p>
          </table:table-cell>
          <table:table-cell table:formula="of:=['2BResults for P1_(dist)'.G154]/['2BResults for P1_(dist)'.H15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style-name="ce27" table:number-columns-repeated="5"/>
          <table:table-cell table:style-name="ce27" table:formula="of:=SUM(['2BResults for P1_(dist)'.D155:.G155])" office:value-type="float" office:value="0" calcext:value-type="float">
            <text:p>0</text:p>
          </table:table-cell>
          <table:table-cell table:style-name="ce27" table:formula="of:=['2BResults for P1_(dist)'.D155]/['2BResults for P1_(dist)'.H155]" office:value-type="string" office:string-value="" calcext:value-type="error">
            <text:p>#DIV/0!</text:p>
          </table:table-cell>
          <table:table-cell table:style-name="ce27" table:formula="of:=['2BResults for P1_(dist)'.E155]/['2BResults for P1_(dist)'.H155]" office:value-type="string" office:string-value="" calcext:value-type="error">
            <text:p>#DIV/0!</text:p>
          </table:table-cell>
          <table:table-cell table:style-name="ce27" table:formula="of:=['2BResults for P1_(dist)'.F155]/['2BResults for P1_(dist)'.H155]" office:value-type="string" office:string-value="" calcext:value-type="error">
            <text:p>#DIV/0!</text:p>
          </table:table-cell>
          <table:table-cell table:style-name="ce27" table:formula="of:=['2BResults for P1_(dist)'.G155]/['2BResults for P1_(dist)'.H15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2.tsp</text:p>
          </table:table-cell>
          <table:table-cell table:number-columns-repeated="5"/>
          <table:table-cell table:formula="of:=SUM(['2BResults for P1_(dist)'.D156:.G156])" office:value-type="float" office:value="0" calcext:value-type="float">
            <text:p>0</text:p>
          </table:table-cell>
          <table:table-cell table:formula="of:=['2BResults for P1_(dist)'.D156]/['2BResults for P1_(dist)'.H156]" office:value-type="string" office:string-value="" calcext:value-type="error">
            <text:p>#DIV/0!</text:p>
          </table:table-cell>
          <table:table-cell table:formula="of:=['2BResults for P1_(dist)'.E156]/['2BResults for P1_(dist)'.H156]" office:value-type="string" office:string-value="" calcext:value-type="error">
            <text:p>#DIV/0!</text:p>
          </table:table-cell>
          <table:table-cell table:formula="of:=['2BResults for P1_(dist)'.F156]/['2BResults for P1_(dist)'.H156]" office:value-type="string" office:string-value="" calcext:value-type="error">
            <text:p>#DIV/0!</text:p>
          </table:table-cell>
          <table:table-cell table:formula="of:=['2BResults for P1_(dist)'.G156]/['2BResults for P1_(dist)'.H15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style-name="ce27" table:number-columns-repeated="5"/>
          <table:table-cell table:style-name="ce27" table:formula="of:=SUM(['2BResults for P1_(dist)'.D157:.G157])" office:value-type="float" office:value="0" calcext:value-type="float">
            <text:p>0</text:p>
          </table:table-cell>
          <table:table-cell table:style-name="ce27" table:formula="of:=['2BResults for P1_(dist)'.D157]/['2BResults for P1_(dist)'.H157]" office:value-type="string" office:string-value="" calcext:value-type="error">
            <text:p>#DIV/0!</text:p>
          </table:table-cell>
          <table:table-cell table:style-name="ce27" table:formula="of:=['2BResults for P1_(dist)'.E157]/['2BResults for P1_(dist)'.H157]" office:value-type="string" office:string-value="" calcext:value-type="error">
            <text:p>#DIV/0!</text:p>
          </table:table-cell>
          <table:table-cell table:style-name="ce27" table:formula="of:=['2BResults for P1_(dist)'.F157]/['2BResults for P1_(dist)'.H157]" office:value-type="string" office:string-value="" calcext:value-type="error">
            <text:p>#DIV/0!</text:p>
          </table:table-cell>
          <table:table-cell table:style-name="ce27" table:formula="of:=['2BResults for P1_(dist)'.G157]/['2BResults for P1_(dist)'.H1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4.tsp</text:p>
          </table:table-cell>
          <table:table-cell table:number-columns-repeated="5"/>
          <table:table-cell table:formula="of:=SUM(['2BResults for P1_(dist)'.D158:.G158])" office:value-type="float" office:value="0" calcext:value-type="float">
            <text:p>0</text:p>
          </table:table-cell>
          <table:table-cell table:formula="of:=['2BResults for P1_(dist)'.D158]/['2BResults for P1_(dist)'.H158]" office:value-type="string" office:string-value="" calcext:value-type="error">
            <text:p>#DIV/0!</text:p>
          </table:table-cell>
          <table:table-cell table:formula="of:=['2BResults for P1_(dist)'.E158]/['2BResults for P1_(dist)'.H158]" office:value-type="string" office:string-value="" calcext:value-type="error">
            <text:p>#DIV/0!</text:p>
          </table:table-cell>
          <table:table-cell table:formula="of:=['2BResults for P1_(dist)'.F158]/['2BResults for P1_(dist)'.H158]" office:value-type="string" office:string-value="" calcext:value-type="error">
            <text:p>#DIV/0!</text:p>
          </table:table-cell>
          <table:table-cell table:formula="of:=['2BResults for P1_(dist)'.G158]/['2BResults for P1_(dist)'.H15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style-name="ce27" table:number-columns-repeated="5"/>
          <table:table-cell table:style-name="ce27" table:formula="of:=SUM(['2BResults for P1_(dist)'.D159:.G159])" office:value-type="float" office:value="0" calcext:value-type="float">
            <text:p>0</text:p>
          </table:table-cell>
          <table:table-cell table:style-name="ce27" table:formula="of:=['2BResults for P1_(dist)'.D159]/['2BResults for P1_(dist)'.H159]" office:value-type="string" office:string-value="" calcext:value-type="error">
            <text:p>#DIV/0!</text:p>
          </table:table-cell>
          <table:table-cell table:style-name="ce27" table:formula="of:=['2BResults for P1_(dist)'.E159]/['2BResults for P1_(dist)'.H159]" office:value-type="string" office:string-value="" calcext:value-type="error">
            <text:p>#DIV/0!</text:p>
          </table:table-cell>
          <table:table-cell table:style-name="ce27" table:formula="of:=['2BResults for P1_(dist)'.F159]/['2BResults for P1_(dist)'.H159]" office:value-type="string" office:string-value="" calcext:value-type="error">
            <text:p>#DIV/0!</text:p>
          </table:table-cell>
          <table:table-cell table:style-name="ce27" table:formula="of:=['2BResults for P1_(dist)'.G159]/['2BResults for P1_(dist)'.H15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6.tsp</text:p>
          </table:table-cell>
          <table:table-cell table:number-columns-repeated="5"/>
          <table:table-cell table:formula="of:=SUM(['2BResults for P1_(dist)'.D160:.G160])" office:value-type="float" office:value="0" calcext:value-type="float">
            <text:p>0</text:p>
          </table:table-cell>
          <table:table-cell table:formula="of:=['2BResults for P1_(dist)'.D160]/['2BResults for P1_(dist)'.H160]" office:value-type="string" office:string-value="" calcext:value-type="error">
            <text:p>#DIV/0!</text:p>
          </table:table-cell>
          <table:table-cell table:formula="of:=['2BResults for P1_(dist)'.E160]/['2BResults for P1_(dist)'.H160]" office:value-type="string" office:string-value="" calcext:value-type="error">
            <text:p>#DIV/0!</text:p>
          </table:table-cell>
          <table:table-cell table:formula="of:=['2BResults for P1_(dist)'.F160]/['2BResults for P1_(dist)'.H160]" office:value-type="string" office:string-value="" calcext:value-type="error">
            <text:p>#DIV/0!</text:p>
          </table:table-cell>
          <table:table-cell table:formula="of:=['2BResults for P1_(dist)'.G160]/['2BResults for P1_(dist)'.H16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style-name="ce27" table:number-columns-repeated="5"/>
          <table:table-cell table:style-name="ce27" table:formula="of:=SUM(['2BResults for P1_(dist)'.D161:.G161])" office:value-type="float" office:value="0" calcext:value-type="float">
            <text:p>0</text:p>
          </table:table-cell>
          <table:table-cell table:style-name="ce27" table:formula="of:=['2BResults for P1_(dist)'.D161]/['2BResults for P1_(dist)'.H161]" office:value-type="string" office:string-value="" calcext:value-type="error">
            <text:p>#DIV/0!</text:p>
          </table:table-cell>
          <table:table-cell table:style-name="ce27" table:formula="of:=['2BResults for P1_(dist)'.E161]/['2BResults for P1_(dist)'.H161]" office:value-type="string" office:string-value="" calcext:value-type="error">
            <text:p>#DIV/0!</text:p>
          </table:table-cell>
          <table:table-cell table:style-name="ce27" table:formula="of:=['2BResults for P1_(dist)'.F161]/['2BResults for P1_(dist)'.H161]" office:value-type="string" office:string-value="" calcext:value-type="error">
            <text:p>#DIV/0!</text:p>
          </table:table-cell>
          <table:table-cell table:style-name="ce27" table:formula="of:=['2BResults for P1_(dist)'.G161]/['2BResults for P1_(dist)'.H1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8.tsp</text:p>
          </table:table-cell>
          <table:table-cell table:number-columns-repeated="5"/>
          <table:table-cell table:formula="of:=SUM(['2BResults for P1_(dist)'.D162:.G162])" office:value-type="float" office:value="0" calcext:value-type="float">
            <text:p>0</text:p>
          </table:table-cell>
          <table:table-cell table:formula="of:=['2BResults for P1_(dist)'.D162]/['2BResults for P1_(dist)'.H162]" office:value-type="string" office:string-value="" calcext:value-type="error">
            <text:p>#DIV/0!</text:p>
          </table:table-cell>
          <table:table-cell table:formula="of:=['2BResults for P1_(dist)'.E162]/['2BResults for P1_(dist)'.H162]" office:value-type="string" office:string-value="" calcext:value-type="error">
            <text:p>#DIV/0!</text:p>
          </table:table-cell>
          <table:table-cell table:formula="of:=['2BResults for P1_(dist)'.F162]/['2BResults for P1_(dist)'.H162]" office:value-type="string" office:string-value="" calcext:value-type="error">
            <text:p>#DIV/0!</text:p>
          </table:table-cell>
          <table:table-cell table:formula="of:=['2BResults for P1_(dist)'.G162]/['2BResults for P1_(dist)'.H16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style-name="ce27" table:number-columns-repeated="5"/>
          <table:table-cell table:style-name="ce27" table:formula="of:=SUM(['2BResults for P1_(dist)'.D163:.G163])" office:value-type="float" office:value="0" calcext:value-type="float">
            <text:p>0</text:p>
          </table:table-cell>
          <table:table-cell table:style-name="ce27" table:formula="of:=['2BResults for P1_(dist)'.D163]/['2BResults for P1_(dist)'.H163]" office:value-type="string" office:string-value="" calcext:value-type="error">
            <text:p>#DIV/0!</text:p>
          </table:table-cell>
          <table:table-cell table:style-name="ce27" table:formula="of:=['2BResults for P1_(dist)'.E163]/['2BResults for P1_(dist)'.H163]" office:value-type="string" office:string-value="" calcext:value-type="error">
            <text:p>#DIV/0!</text:p>
          </table:table-cell>
          <table:table-cell table:style-name="ce27" table:formula="of:=['2BResults for P1_(dist)'.F163]/['2BResults for P1_(dist)'.H163]" office:value-type="string" office:string-value="" calcext:value-type="error">
            <text:p>#DIV/0!</text:p>
          </table:table-cell>
          <table:table-cell table:style-name="ce27" table:formula="of:=['2BResults for P1_(dist)'.G163]/['2BResults for P1_(dist)'.H163]" office:value-type="string" office:string-value="" calcext:value-type="error">
            <text:p>#DIV/0!</text:p>
          </table:table-cell>
          <table:table-cell/>
        </table:table-row>
      </table:table>
      <table:table table:name="Sheet12" table:style-name="ta1">
        <table:table-column table:style-name="co1" table:default-cell-style-name="ce45"/>
        <table:table-column table:style-name="co1" table:number-columns-repeated="1023" table:default-cell-style-name="Default"/>
        <table:table-row table:style-name="ro1">
          <table:table-cell/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7" calcext:value-type="float">
            <text:p>17</text:p>
          </table:table-cell>
          <table:table-cell table:style-name="ce45"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delta</text:p>
          </table:table-cell>
          <table:table-cell office:value-type="string" calcext:value-type="string">
            <text:p>dist</text:p>
          </table:table-cell>
          <table:table-cell table:number-columns-repeated="1004"/>
        </table:table-row>
        <table:table-row table:style-name="ro1">
          <table:table-cell/>
          <table:table-cell table:style-name="ce46" office:value-type="string" calcext:value-type="string">
            <text:p>K=0</text:p>
          </table:table-cell>
          <table:table-cell office:value-type="float" office:value="15" calcext:value-type="float">
            <text:p>15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3" calcext:value-type="float">
            <text:p>13</text:p>
          </table:table-cell>
          <table:table-cell table:style-name="ce50" office:value-type="float" office:value="4" calcext:value-type="float">
            <text:p>4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0.373921" calcext:value-type="float">
            <text:p>0,373921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formula="of:=[Sheet12.J17]" office:value-type="float" office:value="2" calcext:value-type="float">
            <text:p>2</text:p>
          </table:table-cell>
          <table:table-cell table:formula="of:=[Sheet12.C10]" office:value-type="float" office:value="1" calcext:value-type="float">
            <text:p>1</text:p>
          </table:table-cell>
          <table:table-cell table:formula="of:=[Sheet12.O3]" office:value-type="float" office:value="7" calcext:value-type="float">
            <text:p>7</text:p>
          </table:table-cell>
          <table:table-cell table:formula="of:=[Sheet12.F15]" office:value-type="float" office:value="5" calcext:value-type="float">
            <text:p>5</text:p>
          </table:table-cell>
          <table:table-cell table:formula="of:=[Sheet12.I6]" office:value-type="float" office:value="5" calcext:value-type="float">
            <text:p>5</text:p>
          </table:table-cell>
          <table:table-cell table:formula="of:=[Sheet12.B9]" office:value-type="float" office:value="2" calcext:value-type="float">
            <text:p>2</text:p>
          </table:table-cell>
          <table:table-cell table:formula="of:=[Sheet12.N2]" office:value-type="float" office:value="9" calcext:value-type="float">
            <text:p>9</text:p>
          </table:table-cell>
          <table:table-cell table:formula="of:=[Sheet12.K14]" office:value-type="float" office:value="2" calcext:value-type="float">
            <text:p>2</text:p>
          </table:table-cell>
          <table:table-cell table:formula="of:=[Sheet12.E11]" office:value-type="float" office:value="1" calcext:value-type="float">
            <text:p>1</text:p>
          </table:table-cell>
          <table:table-cell table:formula="of:=[Sheet12.P5]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office:value-type="float" office:value="0.270294" calcext:value-type="float">
            <text:p>0,270294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Sheet12.C25]/19.3" office:value-type="float" office:value="0.103626943005181" calcext:value-type="float">
            <text:p>0,103626943</text:p>
          </table:table-cell>
          <table:table-cell table:formula="of:=[Sheet12.D25]/19.3" office:value-type="float" office:value="0.0518134715025907" calcext:value-type="float">
            <text:p>0,0518134715</text:p>
          </table:table-cell>
          <table:table-cell table:formula="of:=[Sheet12.E25]/19.3" office:value-type="float" office:value="0.362694300518135" calcext:value-type="float">
            <text:p>0,3626943005</text:p>
          </table:table-cell>
          <table:table-cell table:formula="of:=[Sheet12.F25]/19.3" office:value-type="float" office:value="0.259067357512953" calcext:value-type="float">
            <text:p>0,2590673575</text:p>
          </table:table-cell>
          <table:table-cell table:formula="of:=[Sheet12.G25]/19.3" office:value-type="float" office:value="0.259067357512953" calcext:value-type="float">
            <text:p>0,2590673575</text:p>
          </table:table-cell>
          <table:table-cell table:formula="of:=[Sheet12.H25]/19.3" office:value-type="float" office:value="0.103626943005181" calcext:value-type="float">
            <text:p>0,103626943</text:p>
          </table:table-cell>
          <table:table-cell table:formula="of:=[Sheet12.I25]/19.3" office:value-type="float" office:value="0.466321243523316" calcext:value-type="float">
            <text:p>0,4663212435</text:p>
          </table:table-cell>
          <table:table-cell table:formula="of:=[Sheet12.J25]/19.3" office:value-type="float" office:value="0.103626943005181" calcext:value-type="float">
            <text:p>0,103626943</text:p>
          </table:table-cell>
          <table:table-cell table:formula="of:=[Sheet12.K25]/19.3" office:value-type="float" office:value="0.0518134715025907" calcext:value-type="float">
            <text:p>0,0518134715</text:p>
          </table:table-cell>
          <table:table-cell table:formula="of:=[Sheet12.L25]/19.3" office:value-type="float" office:value="0.0518134715025907" calcext:value-type="float">
            <text:p>0,0518134715</text:p>
          </table:table-cell>
          <table:table-cell table:number-columns-repeated="5"/>
          <table:table-cell table:style-name="ce1" office:value-type="float" office:value="2" calcext:value-type="float">
            <text:p>2</text:p>
          </table:table-cell>
          <table:table-cell office:value-type="float" office:value="0.373921" calcext:value-type="float">
            <text:p>0,373921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1" office:value-type="float" office:value="3" calcext:value-type="float">
            <text:p>3</text:p>
          </table:table-cell>
          <table:table-cell office:value-type="float" office:value="0.477547" calcext:value-type="float">
            <text:p>0,477547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float" office:value="16" calcext:value-type="float">
            <text:p>16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style-name="ce1" office:value-type="float" office:value="4" calcext:value-type="float">
            <text:p>4</text:p>
          </table:table-cell>
          <table:table-cell office:value-type="float" office:value="0.425734" calcext:value-type="float">
            <text:p>0,425734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Sheet12.G18]" office:value-type="float" office:value="4" calcext:value-type="float">
            <text:p>4</text:p>
          </table:table-cell>
          <table:table-cell table:formula="of:=[Sheet12.D7]" office:value-type="float" office:value="3" calcext:value-type="float">
            <text:p>3</text:p>
          </table:table-cell>
          <table:table-cell table:formula="of:=[Sheet12.L4]" office:value-type="float" office:value="3" calcext:value-type="float">
            <text:p>3</text:p>
          </table:table-cell>
          <table:table-cell table:number-columns-repeated="13"/>
          <table:table-cell table:formula="of:=SUM([Sheet12.S24:.S28])" office:value-type="float" office:value="1.921417" calcext:value-type="float">
            <text:p>1,92141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formula="of:=[Sheet12.C29]/19.3" office:value-type="float" office:value="0.207253886010363" calcext:value-type="float">
            <text:p>0,207253886</text:p>
          </table:table-cell>
          <table:table-cell table:formula="of:=[Sheet12.D29]/19.3" office:value-type="float" office:value="0.155440414507772" calcext:value-type="float">
            <text:p>0,1554404145</text:p>
          </table:table-cell>
          <table:table-cell table:formula="of:=[Sheet12.E29]/19.3" office:value-type="float" office:value="0.155440414507772" calcext:value-type="float">
            <text:p>0,155440414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pass</text:p>
          </table:table-cell>
          <table:table-cell table:formula="of:=[Sheet12.S28]" office:value-type="float" office:value="0.425734" calcext:value-type="float">
            <text:p>0,425734</text:p>
          </table:table-cell>
          <table:table-cell table:style-name="ce49" table:formula="of:=([Sheet12.C33]-2*[Sheet12.Q37])*19.3" office:value-type="float" office:value="4.99999953333333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parcel</text:p>
          </table:table-cell>
          <table:table-cell table:formula="of:=[Sheet12.D26]+[Sheet12.E26]+[Sheet12.H26]+[Sheet12.K26]+[Sheet12.L26]+[Sheet12.D30]+[Sheet12.E30]+[Sheet12.I26]+(8*[Sheet12.Q37])" office:value-type="float" office:value="2.06563039723661" calcext:value-type="float">
            <text:p>2,0656303972</text:p>
          </table:table-cell>
          <table:table-cell table:formula="of:=[Sheet12.D25]+[Sheet12.E25]+[Sheet12.H25]+[Sheet12.I25]+[Sheet12.K25]+[Sheet12.L25]+[Sheet12.D29]+[Sheet12.E29]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none</text:p>
          </table:table-cell>
          <table:table-cell table:formula="of:=[Sheet12.C26]+[Sheet12.F26]+[Sheet12.G26]+[Sheet12.J26]+[Sheet12.C30]" office:value-type="float" office:value="0.932642487046632" calcext:value-type="float">
            <text:p>0,932642487</text:p>
          </table:table-cell>
          <table:table-cell table:formula="of:=[Sheet12.C25]+[Sheet12.F25]+[Sheet12.G25]+[Sheet12.J25]+[Sheet12.C29]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both</text:p>
          </table:table-cell>
          <table:table-cell table:formula="of:=[Sheet12.S25]+[Sheet12.S24]+[Sheet12.S27]+[Sheet12.S26]" office:value-type="float" office:value="1.495683" calcext:value-type="float">
            <text:p>1,495683</text:p>
          </table:table-cell>
          <table:table-cell table:formula="of:=[Sheet12.T24]+[Sheet12.T25]+[Sheet12.T26]+[Sheet12.T27]" office:value-type="float" office:value="16" calcext:value-type="float">
            <text:p>16</text:p>
          </table:table-cell>
          <table:table-cell table:number-columns-repeated="12"/>
          <table:table-cell office:value-type="string" calcext:value-type="string">
            <text:p>service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formula="of:=5/60" office:value-type="float" office:value="0.0833333333333333" calcext:value-type="float">
            <text:p>0,0833333333</text:p>
          </table:table-cell>
          <table:table-cell table:number-columns-repeated="100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table:table-column table:style-name="co25" table:number-columns-repeated="4" table:default-cell-style-name="ce49"/>
        <table:table-column table:style-name="co26" table:default-cell-style-name="ce49"/>
        <table:table-column table:style-name="co25" table:number-columns-repeated="3" table:default-cell-style-name="ce49"/>
        <table:table-column table:style-name="co27" table:number-columns-repeated="2" table:default-cell-style-name="ce49"/>
        <table:table-column table:style-name="co25" table:number-columns-repeated="3" table:default-cell-style-name="ce49"/>
        <table:table-column table:style-name="co26" table:default-cell-style-name="ce49"/>
        <table:table-column table:style-name="co25" table:number-columns-repeated="4" table:default-cell-style-name="ce49"/>
        <table:table-column table:style-name="co26" table:default-cell-style-name="ce49"/>
        <table:table-column table:style-name="co25" table:number-columns-repeated="7" table:default-cell-style-name="ce49"/>
        <table:table-column table:style-name="co28" table:default-cell-style-name="ce49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333373</text:p>
          </table:table-cell>
          <table:table-cell office:value-type="string" calcext:value-type="string">
            <text:p>2.12177</text:p>
          </table:table-cell>
          <table:table-cell office:value-type="string" calcext:value-type="string">
            <text:p>3.60384</text:p>
          </table:table-cell>
          <table:table-cell office:value-type="string" calcext:value-type="string">
            <text:p>1.68432</text:p>
          </table:table-cell>
          <table:table-cell office:value-type="string" calcext:value-type="string">
            <text:p>0.810658</text:p>
          </table:table-cell>
          <table:table-cell office:value-type="string" calcext:value-type="string">
            <text:p>0.587623</text:p>
          </table:table-cell>
          <table:table-cell office:value-type="string" calcext:value-type="string">
            <text:p>11.9735</text:p>
          </table:table-cell>
          <table:table-cell office:value-type="string" calcext:value-type="string">
            <text:p>12.7337</text:p>
          </table:table-cell>
          <table:table-cell office:value-type="string" calcext:value-type="string">
            <text:p>2.09882</text:p>
          </table:table-cell>
          <table:table-cell office:value-type="string" calcext:value-type="string">
            <text:p>0.913087</text:p>
          </table:table-cell>
          <table:table-cell office:value-type="string" calcext:value-type="string">
            <text:p>8.79477</text:p>
          </table:table-cell>
          <table:table-cell office:value-type="float" office:value="10495" calcext:value-type="float">
            <text:p>10495</text:p>
          </table:table-cell>
          <table:table-cell office:value-type="string" calcext:value-type="string">
            <text:p>3.01811</text:p>
          </table:table-cell>
          <table:table-cell office:value-type="string" calcext:value-type="string">
            <text:p>0.549565</text:p>
          </table:table-cell>
          <table:table-cell office:value-type="string" calcext:value-type="string">
            <text:p>2.07957</text:p>
          </table:table-cell>
          <table:table-cell office:value-type="string" calcext:value-type="string">
            <text:p>8.49562</text:p>
          </table:table-cell>
          <table:table-cell office:value-type="string" calcext:value-type="string">
            <text:p>9.57549</text:p>
          </table:table-cell>
          <table:table-cell office:value-type="string" calcext:value-type="string">
            <text:p>2.9708</text:p>
          </table:table-cell>
          <table:table-cell office:value-type="string" calcext:value-type="string">
            <text:p>12.6684</text:p>
          </table:table-cell>
          <table:table-cell table:number-columns-repeated="6" office:value-type="string" calcext:value-type="string">
            <text:p>4.92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5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3884</text:p>
          </table:table-cell>
          <table:table-cell office:value-type="string" calcext:value-type="string">
            <text:p>3.63767</text:p>
          </table:table-cell>
          <table:table-cell office:value-type="string" calcext:value-type="string">
            <text:p>1.63095</text:p>
          </table:table-cell>
          <table:table-cell office:value-type="string" calcext:value-type="string">
            <text:p>0.861832</text:p>
          </table:table-cell>
          <table:table-cell office:value-type="string" calcext:value-type="string">
            <text:p>0.591334</text:p>
          </table:table-cell>
          <table:table-cell office:value-type="string" calcext:value-type="string">
            <text:p>12.0236</text:p>
          </table:table-cell>
          <table:table-cell office:value-type="float" office:value="12784" calcext:value-type="float">
            <text:p>12784</text:p>
          </table:table-cell>
          <table:table-cell office:value-type="string" calcext:value-type="string">
            <text:p>2.1488</text:p>
          </table:table-cell>
          <table:table-cell office:value-type="string" calcext:value-type="string">
            <text:p>0.948015</text:p>
          </table:table-cell>
          <table:table-cell office:value-type="string" calcext:value-type="string">
            <text:p>8.84409</text:p>
          </table:table-cell>
          <table:table-cell office:value-type="string" calcext:value-type="string">
            <text:p>10.5449</text:p>
          </table:table-cell>
          <table:table-cell office:value-type="string" calcext:value-type="string">
            <text:p>3.03034</text:p>
          </table:table-cell>
          <table:table-cell office:value-type="string" calcext:value-type="string">
            <text:p>0.601334</text:p>
          </table:table-cell>
          <table:table-cell office:value-type="string" calcext:value-type="string">
            <text:p>2.12941</text:p>
          </table:table-cell>
          <table:table-cell office:value-type="string" calcext:value-type="string">
            <text:p>8.54479</text:p>
          </table:table-cell>
          <table:table-cell office:value-type="string" calcext:value-type="string">
            <text:p>9.62531</text:p>
          </table:table-cell>
          <table:table-cell office:value-type="string" calcext:value-type="string">
            <text:p>3.00908</text:p>
          </table:table-cell>
          <table:table-cell office:value-type="string" calcext:value-type="string">
            <text:p>12.7186</text:p>
          </table:table-cell>
          <table:table-cell table:number-columns-repeated="6" office:value-type="string" calcext:value-type="string">
            <text:p>4.97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34628</text:p>
          </table:table-cell>
          <table:table-cell office:value-type="string" calcext:value-type="string">
            <text:p>1.52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8039</text:p>
          </table:table-cell>
          <table:table-cell office:value-type="string" calcext:value-type="string">
            <text:p>2.82916</text:p>
          </table:table-cell>
          <table:table-cell office:value-type="string" calcext:value-type="string">
            <text:p>1.16853</text:p>
          </table:table-cell>
          <table:table-cell office:value-type="string" calcext:value-type="string">
            <text:p>1.08351</text:p>
          </table:table-cell>
          <table:table-cell office:value-type="string" calcext:value-type="string">
            <text:p>10.8619</text:p>
          </table:table-cell>
          <table:table-cell office:value-type="string" calcext:value-type="string">
            <text:p>11.6234</text:p>
          </table:table-cell>
          <table:table-cell office:value-type="string" calcext:value-type="string">
            <text:p>1.40071</text:p>
          </table:table-cell>
          <table:table-cell office:value-type="string" calcext:value-type="string">
            <text:p>0.717921</text:p>
          </table:table-cell>
          <table:table-cell office:value-type="string" calcext:value-type="string">
            <text:p>7.65346</text:p>
          </table:table-cell>
          <table:table-cell office:value-type="string" calcext:value-type="string">
            <text:p>9.37987</text:p>
          </table:table-cell>
          <table:table-cell office:value-type="string" calcext:value-type="string">
            <text:p>1.53685</text:p>
          </table:table-cell>
          <table:table-cell office:value-type="string" calcext:value-type="string">
            <text:p>1.27984</text:p>
          </table:table-cell>
          <table:table-cell office:value-type="string" calcext:value-type="string">
            <text:p>1.37675</text:p>
          </table:table-cell>
          <table:table-cell office:value-type="float" office:value="7349" calcext:value-type="float">
            <text:p>7349</text:p>
          </table:table-cell>
          <table:table-cell office:value-type="string" calcext:value-type="string">
            <text:p>8.4579</text:p>
          </table:table-cell>
          <table:table-cell office:value-type="string" calcext:value-type="string">
            <text:p>1.54968</text:p>
          </table:table-cell>
          <table:table-cell office:value-type="string" calcext:value-type="string">
            <text:p>11.5581</text:p>
          </table:table-cell>
          <table:table-cell table:number-columns-repeated="6" office:value-type="string" calcext:value-type="string">
            <text:p>4.0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74591</text:p>
          </table:table-cell>
          <table:table-cell office:value-type="string" calcext:value-type="string">
            <text:p>2.82823</text:p>
          </table:table-cell>
          <table:table-cell office:value-type="string" calcext:value-type="string">
            <text:p>1.14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2135</text:p>
          </table:table-cell>
          <table:table-cell office:value-type="string" calcext:value-type="string">
            <text:p>2.35312</text:p>
          </table:table-cell>
          <table:table-cell office:value-type="string" calcext:value-type="string">
            <text:p>2.49349</text:p>
          </table:table-cell>
          <table:table-cell office:value-type="string" calcext:value-type="string">
            <text:p>9.65332</text:p>
          </table:table-cell>
          <table:table-cell office:value-type="string" calcext:value-type="string">
            <text:p>10.4115</text:p>
          </table:table-cell>
          <table:table-cell office:value-type="string" calcext:value-type="string">
            <text:p>1.64803</text:p>
          </table:table-cell>
          <table:table-cell office:value-type="string" calcext:value-type="string">
            <text:p>2.04305</text:p>
          </table:table-cell>
          <table:table-cell office:value-type="string" calcext:value-type="string">
            <text:p>6.45049</text:p>
          </table:table-cell>
          <table:table-cell office:value-type="string" calcext:value-type="string">
            <text:p>8.17932</text:p>
          </table:table-cell>
          <table:table-cell office:value-type="string" calcext:value-type="string">
            <text:p>1.21236</text:p>
          </table:table-cell>
          <table:table-cell office:value-type="string" calcext:value-type="string">
            <text:p>2.5491</text:p>
          </table:table-cell>
          <table:table-cell office:value-type="string" calcext:value-type="string">
            <text:p>1.6381</text:p>
          </table:table-cell>
          <table:table-cell office:value-type="string" calcext:value-type="string">
            <text:p>6.14581</text:p>
          </table:table-cell>
          <table:table-cell office:value-type="string" calcext:value-type="string">
            <text:p>7.26416</text:p>
          </table:table-cell>
          <table:table-cell office:value-type="string" calcext:value-type="string">
            <text:p>0.47914</text:p>
          </table:table-cell>
          <table:table-cell office:value-type="string" calcext:value-type="string">
            <text:p>10.3464</text:p>
          </table:table-cell>
          <table:table-cell table:number-columns-repeated="6" office:value-type="string" calcext:value-type="string">
            <text:p>3.18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0466</text:p>
          </table:table-cell>
          <table:table-cell office:value-type="string" calcext:value-type="string">
            <text:p>1.89065</text:p>
          </table:table-cell>
          <table:table-cell office:value-type="string" calcext:value-type="string">
            <text:p>3.17086</text:p>
          </table:table-cell>
          <table:table-cell office:value-type="string" calcext:value-type="string">
            <text:p>4.89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803</text:p>
          </table:table-cell>
          <table:table-cell office:value-type="string" calcext:value-type="string">
            <text:p>1.7811</text:p>
          </table:table-cell>
          <table:table-cell office:value-type="string" calcext:value-type="string">
            <text:p>13.5234</text:p>
          </table:table-cell>
          <table:table-cell office:value-type="string" calcext:value-type="string">
            <text:p>14.2845</text:p>
          </table:table-cell>
          <table:table-cell office:value-type="string" calcext:value-type="string">
            <text:p>3.65516</text:p>
          </table:table-cell>
          <table:table-cell office:value-type="string" calcext:value-type="string">
            <text:p>2.34165</text:p>
          </table:table-cell>
          <table:table-cell office:value-type="string" calcext:value-type="string">
            <text:p>10.3336</text:p>
          </table:table-cell>
          <table:table-cell office:value-type="string" calcext:value-type="string">
            <text:p>12.0426</text:p>
          </table:table-cell>
          <table:table-cell office:value-type="string" calcext:value-type="string">
            <text:p>3.89557</text:p>
          </table:table-cell>
          <table:table-cell office:value-type="string" calcext:value-type="string">
            <text:p>2.12227</text:p>
          </table:table-cell>
          <table:table-cell office:value-type="string" calcext:value-type="string">
            <text:p>3.63466</text:p>
          </table:table-cell>
          <table:table-cell office:value-type="string" calcext:value-type="string">
            <text:p>10.0325</text:p>
          </table:table-cell>
          <table:table-cell office:value-type="string" calcext:value-type="string">
            <text:p>11.1214</text:p>
          </table:table-cell>
          <table:table-cell office:value-type="string" calcext:value-type="string">
            <text:p>4.3536</text:p>
          </table:table-cell>
          <table:table-cell office:value-type="string" calcext:value-type="string">
            <text:p>14.2191</text:p>
          </table:table-cell>
          <table:table-cell table:number-columns-repeated="6" office:value-type="string" calcext:value-type="string">
            <text:p>6.49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5382</text:p>
          </table:table-cell>
          <table:table-cell office:value-type="string" calcext:value-type="string">
            <text:p>0.867912</text:p>
          </table:table-cell>
          <table:table-cell office:value-type="string" calcext:value-type="string">
            <text:p>1.55027</text:p>
          </table:table-cell>
          <table:table-cell office:value-type="string" calcext:value-type="string">
            <text:p>2.63189</text:p>
          </table:table-cell>
          <table:table-cell office:value-type="string" calcext:value-type="string">
            <text:p>2.7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3365</text:p>
          </table:table-cell>
          <table:table-cell office:value-type="string" calcext:value-type="string">
            <text:p>10.8767</text:p>
          </table:table-cell>
          <table:table-cell office:value-type="string" calcext:value-type="string">
            <text:p>11.6375</text:p>
          </table:table-cell>
          <table:table-cell office:value-type="string" calcext:value-type="string">
            <text:p>1.0065</text:p>
          </table:table-cell>
          <table:table-cell office:value-type="string" calcext:value-type="string">
            <text:p>0.449446</text:p>
          </table:table-cell>
          <table:table-cell office:value-type="string" calcext:value-type="string">
            <text:p>7.69296</text:p>
          </table:table-cell>
          <table:table-cell office:value-type="string" calcext:value-type="string">
            <text:p>9.39688</text:p>
          </table:table-cell>
          <table:table-cell office:value-type="string" calcext:value-type="string">
            <text:p>2.46065</text:p>
          </table:table-cell>
          <table:table-cell office:value-type="string" calcext:value-type="string">
            <text:p>0.579684</text:p>
          </table:table-cell>
          <table:table-cell office:value-type="string" calcext:value-type="string">
            <text:p>0.985662</text:p>
          </table:table-cell>
          <table:table-cell office:value-type="string" calcext:value-type="string">
            <text:p>7.39318</text:p>
          </table:table-cell>
          <table:table-cell office:value-type="string" calcext:value-type="string">
            <text:p>8.47649</text:p>
          </table:table-cell>
          <table:table-cell office:value-type="string" calcext:value-type="string">
            <text:p>1.94488</text:p>
          </table:table-cell>
          <table:table-cell office:value-type="string" calcext:value-type="string">
            <text:p>11.5721</text:p>
          </table:table-cell>
          <table:table-cell table:number-columns-repeated="6" office:value-type="string" calcext:value-type="string">
            <text:p>3.84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.8767</text:p>
          </table:table-cell>
          <table:table-cell office:value-type="string" calcext:value-type="string">
            <text:p>19.6653</text:p>
          </table:table-cell>
          <table:table-cell office:value-type="string" calcext:value-type="string">
            <text:p>18.6431</text:p>
          </table:table-cell>
          <table:table-cell office:value-type="string" calcext:value-type="string">
            <text:p>16.8732</text:p>
          </table:table-cell>
          <table:table-cell office:value-type="string" calcext:value-type="string">
            <text:p>21.5387</text:p>
          </table:table-cell>
          <table:table-cell office:value-type="string" calcext:value-type="string">
            <text:p>19.1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98875</text:p>
          </table:table-cell>
          <table:table-cell office:value-type="string" calcext:value-type="string">
            <text:p>7.23717</text:p>
          </table:table-cell>
          <table:table-cell office:value-type="float" office:value="17845" calcext:value-type="float">
            <text:p>17845</text:p>
          </table:table-cell>
          <table:table-cell office:value-type="string" calcext:value-type="string">
            <text:p>19.1429</text:p>
          </table:table-cell>
          <table:table-cell office:value-type="string" calcext:value-type="string">
            <text:p>11.1488</text:p>
          </table:table-cell>
          <table:table-cell office:value-type="string" calcext:value-type="string">
            <text:p>9.45556</text:p>
          </table:table-cell>
          <table:table-cell office:value-type="string" calcext:value-type="string">
            <text:p>18.3776</text:p>
          </table:table-cell>
          <table:table-cell office:value-type="string" calcext:value-type="string">
            <text:p>19.3982</text:p>
          </table:table-cell>
          <table:table-cell office:value-type="string" calcext:value-type="string">
            <text:p>17.8639</text:p>
          </table:table-cell>
          <table:table-cell office:value-type="string" calcext:value-type="string">
            <text:p>11.4491</text:p>
          </table:table-cell>
          <table:table-cell office:value-type="string" calcext:value-type="string">
            <text:p>10.3707</text:p>
          </table:table-cell>
          <table:table-cell office:value-type="string" calcext:value-type="string">
            <text:p>17.2316</text:p>
          </table:table-cell>
          <table:table-cell office:value-type="string" calcext:value-type="string">
            <text:p>7.30176</text:p>
          </table:table-cell>
          <table:table-cell table:number-columns-repeated="6" office:value-type="string" calcext:value-type="string">
            <text:p>15.0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1446</text:p>
          </table:table-cell>
          <table:table-cell office:value-type="float" office:value="10917" calcext:value-type="float">
            <text:p>10917</text:p>
          </table:table-cell>
          <table:table-cell office:value-type="string" calcext:value-type="string">
            <text:p>10.0186</text:p>
          </table:table-cell>
          <table:table-cell office:value-type="string" calcext:value-type="string">
            <text:p>8.30002</text:p>
          </table:table-cell>
          <table:table-cell office:value-type="string" calcext:value-type="string">
            <text:p>12.8148</text:p>
          </table:table-cell>
          <table:table-cell office:value-type="string" calcext:value-type="string">
            <text:p>10.3906</text:p>
          </table:table-cell>
          <table:table-cell office:value-type="string" calcext:value-type="string">
            <text:p>10.9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3751</text:p>
          </table:table-cell>
          <table:table-cell office:value-type="string" calcext:value-type="string">
            <text:p>9.10109</text:p>
          </table:table-cell>
          <table:table-cell office:value-type="string" calcext:value-type="string">
            <text:p>10.4184</text:p>
          </table:table-cell>
          <table:table-cell office:value-type="string" calcext:value-type="string">
            <text:p>2.43492</text:p>
          </table:table-cell>
          <table:table-cell office:value-type="string" calcext:value-type="string">
            <text:p>0.707084</text:p>
          </table:table-cell>
          <table:table-cell office:value-type="string" calcext:value-type="string">
            <text:p>9.8726</text:p>
          </table:table-cell>
          <table:table-cell office:value-type="string" calcext:value-type="string">
            <text:p>10.6529</text:p>
          </table:table-cell>
          <table:table-cell office:value-type="string" calcext:value-type="string">
            <text:p>9.12055</text:p>
          </table:table-cell>
          <table:table-cell office:value-type="string" calcext:value-type="string">
            <text:p>2.73991</text:p>
          </table:table-cell>
          <table:table-cell office:value-type="string" calcext:value-type="string">
            <text:p>1.62967</text:p>
          </table:table-cell>
          <table:table-cell office:value-type="string" calcext:value-type="string">
            <text:p>8.57351</text:p>
          </table:table-cell>
          <table:table-cell office:value-type="string" calcext:value-type="string">
            <text:p>1.47209</text:p>
          </table:table-cell>
          <table:table-cell table:number-columns-repeated="6" office:value-type="string" calcext:value-type="string">
            <text:p>6.30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5047</text:p>
          </table:table-cell>
          <table:table-cell office:value-type="string" calcext:value-type="string">
            <text:p>12.2735</text:p>
          </table:table-cell>
          <table:table-cell office:value-type="float" office:value="11375" calcext:value-type="float">
            <text:p>11375</text:p>
          </table:table-cell>
          <table:table-cell office:value-type="string" calcext:value-type="string">
            <text:p>9.64861</text:p>
          </table:table-cell>
          <table:table-cell office:value-type="string" calcext:value-type="string">
            <text:p>14.1755</text:p>
          </table:table-cell>
          <table:table-cell office:value-type="string" calcext:value-type="string">
            <text:p>11.7483</text:p>
          </table:table-cell>
          <table:table-cell office:value-type="string" calcext:value-type="string">
            <text:p>12.3551</text:p>
          </table:table-cell>
          <table:table-cell office:value-type="string" calcext:value-type="string">
            <text:p>0.585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4594</text:p>
          </table:table-cell>
          <table:table-cell office:value-type="string" calcext:value-type="string">
            <text:p>11.7792</text:p>
          </table:table-cell>
          <table:table-cell office:value-type="string" calcext:value-type="string">
            <text:p>3.79453</text:p>
          </table:table-cell>
          <table:table-cell office:value-type="string" calcext:value-type="string">
            <text:p>2.06852</text:p>
          </table:table-cell>
          <table:table-cell office:value-type="string" calcext:value-type="string">
            <text:p>11.2137</text:p>
          </table:table-cell>
          <table:table-cell office:value-type="string" calcext:value-type="string">
            <text:p>12.0106</text:p>
          </table:table-cell>
          <table:table-cell office:value-type="float" office:value="10479" calcext:value-type="float">
            <text:p>10479</text:p>
          </table:table-cell>
          <table:table-cell office:value-type="string" calcext:value-type="string">
            <text:p>4.09933</text:p>
          </table:table-cell>
          <table:table-cell office:value-type="string" calcext:value-type="string">
            <text:p>2.99111</text:p>
          </table:table-cell>
          <table:table-cell office:value-type="string" calcext:value-type="string">
            <text:p>9.93225</text:p>
          </table:table-cell>
          <table:table-cell office:value-type="string" calcext:value-type="string">
            <text:p>0.110655</text:p>
          </table:table-cell>
          <table:table-cell table:number-columns-repeated="6" office:value-type="string" calcext:value-type="string">
            <text:p>7.65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9578</text:p>
          </table:table-cell>
          <table:table-cell office:value-type="string" calcext:value-type="string">
            <text:p>3.78512</text:p>
          </table:table-cell>
          <table:table-cell office:value-type="string" calcext:value-type="string">
            <text:p>3.58449</text:p>
          </table:table-cell>
          <table:table-cell office:value-type="string" calcext:value-type="string">
            <text:p>2.67622</text:p>
          </table:table-cell>
          <table:table-cell office:value-type="string" calcext:value-type="string">
            <text:p>5.76451</text:p>
          </table:table-cell>
          <table:table-cell office:value-type="string" calcext:value-type="string">
            <text:p>3.28765</text:p>
          </table:table-cell>
          <table:table-cell office:value-type="string" calcext:value-type="string">
            <text:p>4.00764</text:p>
          </table:table-cell>
          <table:table-cell office:value-type="string" calcext:value-type="string">
            <text:p>7.96197</text:p>
          </table:table-cell>
          <table:table-cell office:value-type="float" office:value="8716" calcext:value-type="float">
            <text:p>8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43657</text:p>
          </table:table-cell>
          <table:table-cell office:value-type="string" calcext:value-type="string">
            <text:p>4.85986</text:p>
          </table:table-cell>
          <table:table-cell office:value-type="string" calcext:value-type="string">
            <text:p>6.50057</text:p>
          </table:table-cell>
          <table:table-cell office:value-type="string" calcext:value-type="string">
            <text:p>3.9898</text:p>
          </table:table-cell>
          <table:table-cell office:value-type="string" calcext:value-type="string">
            <text:p>3.54425</text:p>
          </table:table-cell>
          <table:table-cell office:value-type="string" calcext:value-type="string">
            <text:p>2.08132</text:p>
          </table:table-cell>
          <table:table-cell office:value-type="string" calcext:value-type="string">
            <text:p>4.57624</text:p>
          </table:table-cell>
          <table:table-cell office:value-type="string" calcext:value-type="string">
            <text:p>5.59655</text:p>
          </table:table-cell>
          <table:table-cell office:value-type="string" calcext:value-type="string">
            <text:p>2.30721</text:p>
          </table:table-cell>
          <table:table-cell office:value-type="string" calcext:value-type="string">
            <text:p>8.65109</text:p>
          </table:table-cell>
          <table:table-cell table:number-columns-repeated="6" office:value-type="string" calcext:value-type="string">
            <text:p>0.908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747482</text:p>
          </table:table-cell>
          <table:table-cell office:value-type="string" calcext:value-type="string">
            <text:p>0.808475</text:p>
          </table:table-cell>
          <table:table-cell office:value-type="string" calcext:value-type="string">
            <text:p>1.3166</text:p>
          </table:table-cell>
          <table:table-cell office:value-type="string" calcext:value-type="string">
            <text:p>2.69083</text:p>
          </table:table-cell>
          <table:table-cell office:value-type="string" calcext:value-type="string">
            <text:p>2.39683</text:p>
          </table:table-cell>
          <table:table-cell office:value-type="string" calcext:value-type="string">
            <text:p>0.501707</text:p>
          </table:table-cell>
          <table:table-cell office:value-type="string" calcext:value-type="string">
            <text:p>0.579136</text:p>
          </table:table-cell>
          <table:table-cell office:value-type="string" calcext:value-type="string">
            <text:p>11.1937</text:p>
          </table:table-cell>
          <table:table-cell office:value-type="string" calcext:value-type="string">
            <text:p>11.9553</text:p>
          </table:table-cell>
          <table:table-cell office:value-type="string" calcext:value-type="string">
            <text:p>1.37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99777</text:p>
          </table:table-cell>
          <table:table-cell office:value-type="string" calcext:value-type="string">
            <text:p>9.71169</text:p>
          </table:table-cell>
          <table:table-cell office:value-type="string" calcext:value-type="string">
            <text:p>2.24147</text:p>
          </table:table-cell>
          <table:table-cell office:value-type="string" calcext:value-type="string">
            <text:p>0.563709</text:p>
          </table:table-cell>
          <table:table-cell office:value-type="string" calcext:value-type="string">
            <text:p>1.35564</text:p>
          </table:table-cell>
          <table:table-cell office:value-type="string" calcext:value-type="string">
            <text:p>7.69585</text:p>
          </table:table-cell>
          <table:table-cell office:value-type="string" calcext:value-type="string">
            <text:p>8.78962</text:p>
          </table:table-cell>
          <table:table-cell office:value-type="string" calcext:value-type="string">
            <text:p>2.06455</text:p>
          </table:table-cell>
          <table:table-cell office:value-type="string" calcext:value-type="string">
            <text:p>11.8899</text:p>
          </table:table-cell>
          <table:table-cell table:number-columns-repeated="6" office:value-type="string" calcext:value-type="string">
            <text:p>4.20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2897</text:p>
          </table:table-cell>
          <table:table-cell office:value-type="string" calcext:value-type="string">
            <text:p>8.51943</text:p>
          </table:table-cell>
          <table:table-cell office:value-type="string" calcext:value-type="string">
            <text:p>7.58496</text:p>
          </table:table-cell>
          <table:table-cell office:value-type="string" calcext:value-type="string">
            <text:p>5.87712</text:p>
          </table:table-cell>
          <table:table-cell office:value-type="string" calcext:value-type="string">
            <text:p>10.3945</text:p>
          </table:table-cell>
          <table:table-cell office:value-type="string" calcext:value-type="string">
            <text:p>7.98815</text:p>
          </table:table-cell>
          <table:table-cell office:value-type="string" calcext:value-type="string">
            <text:p>8.57156</text:p>
          </table:table-cell>
          <table:table-cell office:value-type="string" calcext:value-type="string">
            <text:p>3.20931</text:p>
          </table:table-cell>
          <table:table-cell office:value-type="string" calcext:value-type="string">
            <text:p>3.97038</text:p>
          </table:table-cell>
          <table:table-cell office:value-type="string" calcext:value-type="string">
            <text:p>6.69719</text:p>
          </table:table-cell>
          <table:table-cell office:value-type="string" calcext:value-type="string">
            <text:p>7.99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2975</text:p>
          </table:table-cell>
          <table:table-cell office:value-type="string" calcext:value-type="string">
            <text:p>7.46076</text:p>
          </table:table-cell>
          <table:table-cell office:value-type="string" calcext:value-type="string">
            <text:p>8.25048</text:p>
          </table:table-cell>
          <table:table-cell office:value-type="string" calcext:value-type="string">
            <text:p>6.71591</text:p>
          </table:table-cell>
          <table:table-cell office:value-type="string" calcext:value-type="string">
            <text:p>0.305017</text:p>
          </table:table-cell>
          <table:table-cell office:value-type="string" calcext:value-type="string">
            <text:p>0.815255</text:p>
          </table:table-cell>
          <table:table-cell office:value-type="string" calcext:value-type="string">
            <text:p>6.1386</text:p>
          </table:table-cell>
          <table:table-cell office:value-type="string" calcext:value-type="string">
            <text:p>3.90505</text:p>
          </table:table-cell>
          <table:table-cell table:number-columns-repeated="6" office:value-type="string" calcext:value-type="string">
            <text:p>3.95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384</text:p>
          </table:table-cell>
          <table:table-cell office:value-type="string" calcext:value-type="string">
            <text:p>10.2131</text:p>
          </table:table-cell>
          <table:table-cell office:value-type="string" calcext:value-type="string">
            <text:p>9.31462</text:p>
          </table:table-cell>
          <table:table-cell office:value-type="string" calcext:value-type="string">
            <text:p>7.6011</text:p>
          </table:table-cell>
          <table:table-cell office:value-type="string" calcext:value-type="string">
            <text:p>12.1082</text:p>
          </table:table-cell>
          <table:table-cell office:value-type="string" calcext:value-type="string">
            <text:p>9.68599</text:p>
          </table:table-cell>
          <table:table-cell office:value-type="string" calcext:value-type="string">
            <text:p>10.2873</text:p>
          </table:table-cell>
          <table:table-cell office:value-type="string" calcext:value-type="string">
            <text:p>1.48272</text:p>
          </table:table-cell>
          <table:table-cell office:value-type="string" calcext:value-type="string">
            <text:p>2.24459</text:p>
          </table:table-cell>
          <table:table-cell office:value-type="string" calcext:value-type="string">
            <text:p>8.39615</text:p>
          </table:table-cell>
          <table:table-cell office:value-type="string" calcext:value-type="string">
            <text:p>9.71169</text:p>
          </table:table-cell>
          <table:table-cell office:value-type="string" calcext:value-type="string">
            <text:p>1.72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17803</text:p>
          </table:table-cell>
          <table:table-cell office:value-type="string" calcext:value-type="string">
            <text:p>9.94835</text:p>
          </table:table-cell>
          <table:table-cell office:value-type="string" calcext:value-type="string">
            <text:p>8.41553</text:p>
          </table:table-cell>
          <table:table-cell office:value-type="string" calcext:value-type="string">
            <text:p>2.03475</text:p>
          </table:table-cell>
          <table:table-cell office:value-type="string" calcext:value-type="string">
            <text:p>0.922591</text:p>
          </table:table-cell>
          <table:table-cell office:value-type="string" calcext:value-type="string">
            <text:p>7.86805</text:p>
          </table:table-cell>
          <table:table-cell office:value-type="string" calcext:value-type="string">
            <text:p>2.17917</text:p>
          </table:table-cell>
          <table:table-cell table:number-columns-repeated="6" office:value-type="string" calcext:value-type="string">
            <text:p>5.60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73373</text:p>
          </table:table-cell>
          <table:table-cell office:value-type="string" calcext:value-type="string">
            <text:p>3.0263</text:p>
          </table:table-cell>
          <table:table-cell office:value-type="string" calcext:value-type="string">
            <text:p>0.925347</text:p>
          </table:table-cell>
          <table:table-cell office:value-type="string" calcext:value-type="string">
            <text:p>1.60617</text:p>
          </table:table-cell>
          <table:table-cell office:value-type="string" calcext:value-type="string">
            <text:p>3.83097</text:p>
          </table:table-cell>
          <table:table-cell office:value-type="string" calcext:value-type="string">
            <text:p>2.70536</text:p>
          </table:table-cell>
          <table:table-cell office:value-type="string" calcext:value-type="string">
            <text:p>2.44471</text:p>
          </table:table-cell>
          <table:table-cell office:value-type="float" office:value="10636" calcext:value-type="float">
            <text:p>10636</text:p>
          </table:table-cell>
          <table:table-cell office:value-type="string" calcext:value-type="string">
            <text:p>11.3872</text:p>
          </table:table-cell>
          <table:table-cell office:value-type="string" calcext:value-type="string">
            <text:p>2.54525</text:p>
          </table:table-cell>
          <table:table-cell office:value-type="string" calcext:value-type="string">
            <text:p>2.24147</text:p>
          </table:table-cell>
          <table:table-cell office:value-type="string" calcext:value-type="string">
            <text:p>7.46076</text:p>
          </table:table-cell>
          <table:table-cell office:value-type="string" calcext:value-type="string">
            <text:p>9.17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80455</text:p>
          </table:table-cell>
          <table:table-cell office:value-type="string" calcext:value-type="string">
            <text:p>2.52733</text:p>
          </table:table-cell>
          <table:table-cell office:value-type="string" calcext:value-type="string">
            <text:p>7.15898</text:p>
          </table:table-cell>
          <table:table-cell office:value-type="string" calcext:value-type="string">
            <text:p>8.27567</text:p>
          </table:table-cell>
          <table:table-cell office:value-type="string" calcext:value-type="string">
            <text:p>1.6848</text:p>
          </table:table-cell>
          <table:table-cell office:value-type="string" calcext:value-type="string">
            <text:p>11.3228</text:p>
          </table:table-cell>
          <table:table-cell table:number-columns-repeated="6" office:value-type="string" calcext:value-type="string">
            <text:p>4.38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604181</text:p>
          </table:table-cell>
          <table:table-cell office:value-type="string" calcext:value-type="string">
            <text:p>0.289583</text:p>
          </table:table-cell>
          <table:table-cell office:value-type="string" calcext:value-type="string">
            <text:p>1.88006</text:p>
          </table:table-cell>
          <table:table-cell office:value-type="string" calcext:value-type="string">
            <text:p>3.17585</text:p>
          </table:table-cell>
          <table:table-cell office:value-type="string" calcext:value-type="string">
            <text:p>2.22452</text:p>
          </table:table-cell>
          <table:table-cell office:value-type="string" calcext:value-type="string">
            <text:p>0.262392</text:p>
          </table:table-cell>
          <table:table-cell office:value-type="string" calcext:value-type="string">
            <text:p>0.681724</text:p>
          </table:table-cell>
          <table:table-cell office:value-type="string" calcext:value-type="string">
            <text:p>11.4263</text:p>
          </table:table-cell>
          <table:table-cell office:value-type="string" calcext:value-type="string">
            <text:p>12.1863</text:p>
          </table:table-cell>
          <table:table-cell office:value-type="string" calcext:value-type="string">
            <text:p>1.55329</text:p>
          </table:table-cell>
          <table:table-cell office:value-type="string" calcext:value-type="string">
            <text:p>0.563709</text:p>
          </table:table-cell>
          <table:table-cell office:value-type="string" calcext:value-type="string">
            <text:p>8.25048</text:p>
          </table:table-cell>
          <table:table-cell office:value-type="string" calcext:value-type="string">
            <text:p>9.94835</text:p>
          </table:table-cell>
          <table:table-cell office:value-type="string" calcext:value-type="string">
            <text:p>2.80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3463</text:p>
          </table:table-cell>
          <table:table-cell office:value-type="string" calcext:value-type="string">
            <text:p>7.95188</text:p>
          </table:table-cell>
          <table:table-cell office:value-type="string" calcext:value-type="string">
            <text:p>9.02936</text:p>
          </table:table-cell>
          <table:table-cell office:value-type="string" calcext:value-type="string">
            <text:p>2.5075</text:p>
          </table:table-cell>
          <table:table-cell office:value-type="float" office:value="12121" calcext:value-type="float">
            <text:p>12121</text:p>
          </table:table-cell>
          <table:table-cell table:number-columns-repeated="6" office:value-type="string" calcext:value-type="string">
            <text:p>4.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3813</text:p>
          </table:table-cell>
          <table:table-cell office:value-type="string" calcext:value-type="string">
            <text:p>1.80692</text:p>
          </table:table-cell>
          <table:table-cell office:value-type="string" calcext:value-type="string">
            <text:p>1.79739</text:p>
          </table:table-cell>
          <table:table-cell office:value-type="string" calcext:value-type="string">
            <text:p>2.07002</text:p>
          </table:table-cell>
          <table:table-cell office:value-type="string" calcext:value-type="string">
            <text:p>3.71513</text:p>
          </table:table-cell>
          <table:table-cell office:value-type="string" calcext:value-type="string">
            <text:p>1.27238</text:p>
          </table:table-cell>
          <table:table-cell office:value-type="string" calcext:value-type="string">
            <text:p>1.92947</text:p>
          </table:table-cell>
          <table:table-cell office:value-type="string" calcext:value-type="string">
            <text:p>9.89444</text:p>
          </table:table-cell>
          <table:table-cell office:value-type="string" calcext:value-type="string">
            <text:p>10.6549</text:p>
          </table:table-cell>
          <table:table-cell office:value-type="string" calcext:value-type="string">
            <text:p>0.0244287</text:p>
          </table:table-cell>
          <table:table-cell office:value-type="string" calcext:value-type="string">
            <text:p>1.35564</text:p>
          </table:table-cell>
          <table:table-cell office:value-type="string" calcext:value-type="string">
            <text:p>6.71591</text:p>
          </table:table-cell>
          <table:table-cell office:value-type="string" calcext:value-type="string">
            <text:p>8.41553</text:p>
          </table:table-cell>
          <table:table-cell office:value-type="string" calcext:value-type="string">
            <text:p>2.52733</text:p>
          </table:table-cell>
          <table:table-cell office:value-type="string" calcext:value-type="string">
            <text:p>1.53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41726</text:p>
          </table:table-cell>
          <table:table-cell office:value-type="string" calcext:value-type="string">
            <text:p>7.49593</text:p>
          </table:table-cell>
          <table:table-cell office:value-type="string" calcext:value-type="string">
            <text:p>1.33877</text:p>
          </table:table-cell>
          <table:table-cell office:value-type="string" calcext:value-type="string">
            <text:p>10.5895</text:p>
          </table:table-cell>
          <table:table-cell table:number-columns-repeated="6" office:value-type="string" calcext:value-type="string">
            <text:p>2.86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2791</text:p>
          </table:table-cell>
          <table:table-cell office:value-type="string" calcext:value-type="string">
            <text:p>8.22167</text:p>
          </table:table-cell>
          <table:table-cell office:value-type="string" calcext:value-type="string">
            <text:p>7.28001</text:p>
          </table:table-cell>
          <table:table-cell office:value-type="string" calcext:value-type="string">
            <text:p>5.57378</text:p>
          </table:table-cell>
          <table:table-cell office:value-type="string" calcext:value-type="string">
            <text:p>10.0925</text:p>
          </table:table-cell>
          <table:table-cell office:value-type="string" calcext:value-type="string">
            <text:p>7.68961</text:p>
          </table:table-cell>
          <table:table-cell office:value-type="string" calcext:value-type="string">
            <text:p>8.26922</text:p>
          </table:table-cell>
          <table:table-cell office:value-type="string" calcext:value-type="string">
            <text:p>3.51419</text:p>
          </table:table-cell>
          <table:table-cell office:value-type="string" calcext:value-type="string">
            <text:p>4.27516</text:p>
          </table:table-cell>
          <table:table-cell office:value-type="string" calcext:value-type="string">
            <text:p>6.39869</text:p>
          </table:table-cell>
          <table:table-cell office:value-type="string" calcext:value-type="string">
            <text:p>7.69585</text:p>
          </table:table-cell>
          <table:table-cell office:value-type="string" calcext:value-type="string">
            <text:p>0.305017</text:p>
          </table:table-cell>
          <table:table-cell office:value-type="string" calcext:value-type="string">
            <text:p>2.03475</text:p>
          </table:table-cell>
          <table:table-cell office:value-type="string" calcext:value-type="string">
            <text:p>7.15898</text:p>
          </table:table-cell>
          <table:table-cell office:value-type="string" calcext:value-type="string">
            <text:p>7.95188</text:p>
          </table:table-cell>
          <table:table-cell office:value-type="string" calcext:value-type="string">
            <text:p>6.41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1887</text:p>
          </table:table-cell>
          <table:table-cell office:value-type="string" calcext:value-type="string">
            <text:p>5.83361</text:p>
          </table:table-cell>
          <table:table-cell office:value-type="string" calcext:value-type="string">
            <text:p>4.20984</text:p>
          </table:table-cell>
          <table:table-cell table:number-columns-repeated="6" office:value-type="string" calcext:value-type="string">
            <text:p>3.6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1705</text:p>
          </table:table-cell>
          <table:table-cell office:value-type="string" calcext:value-type="string">
            <text:p>9.2952</text:p>
          </table:table-cell>
          <table:table-cell office:value-type="string" calcext:value-type="string">
            <text:p>8.39715</text:p>
          </table:table-cell>
          <table:table-cell office:value-type="string" calcext:value-type="string">
            <text:p>6.69234</text:p>
          </table:table-cell>
          <table:table-cell office:value-type="string" calcext:value-type="string">
            <text:p>11.1863</text:p>
          </table:table-cell>
          <table:table-cell office:value-type="string" calcext:value-type="string">
            <text:p>8.76697</text:p>
          </table:table-cell>
          <table:table-cell office:value-type="string" calcext:value-type="string">
            <text:p>9.36499</text:p>
          </table:table-cell>
          <table:table-cell office:value-type="string" calcext:value-type="string">
            <text:p>2.40531</text:p>
          </table:table-cell>
          <table:table-cell office:value-type="string" calcext:value-type="string">
            <text:p>3.16718</text:p>
          </table:table-cell>
          <table:table-cell office:value-type="string" calcext:value-type="string">
            <text:p>7.4767</text:p>
          </table:table-cell>
          <table:table-cell office:value-type="string" calcext:value-type="string">
            <text:p>8.78962</text:p>
          </table:table-cell>
          <table:table-cell office:value-type="string" calcext:value-type="string">
            <text:p>0.815255</text:p>
          </table:table-cell>
          <table:table-cell office:value-type="string" calcext:value-type="string">
            <text:p>0.922591</text:p>
          </table:table-cell>
          <table:table-cell office:value-type="string" calcext:value-type="string">
            <text:p>8.27567</text:p>
          </table:table-cell>
          <table:table-cell office:value-type="string" calcext:value-type="string">
            <text:p>9.02936</text:p>
          </table:table-cell>
          <table:table-cell office:value-type="string" calcext:value-type="string">
            <text:p>7.49593</text:p>
          </table:table-cell>
          <table:table-cell office:value-type="string" calcext:value-type="string">
            <text:p>1.11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4834</text:p>
          </table:table-cell>
          <table:table-cell office:value-type="string" calcext:value-type="string">
            <text:p>3.10176</text:p>
          </table:table-cell>
          <table:table-cell table:number-columns-repeated="6" office:value-type="string" calcext:value-type="string">
            <text:p>4.69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80398</text:p>
          </table:table-cell>
          <table:table-cell office:value-type="string" calcext:value-type="string">
            <text:p>2.79591</text:p>
          </table:table-cell>
          <table:table-cell office:value-type="string" calcext:value-type="string">
            <text:p>1.46325</text:p>
          </table:table-cell>
          <table:table-cell office:value-type="string" calcext:value-type="string">
            <text:p>0.732479</text:p>
          </table:table-cell>
          <table:table-cell office:value-type="string" calcext:value-type="string">
            <text:p>4.37357</text:p>
          </table:table-cell>
          <table:table-cell office:value-type="string" calcext:value-type="string">
            <text:p>2.28117</text:p>
          </table:table-cell>
          <table:table-cell office:value-type="string" calcext:value-type="string">
            <text:p>2.5807</text:p>
          </table:table-cell>
          <table:table-cell office:value-type="string" calcext:value-type="string">
            <text:p>9.34749</text:p>
          </table:table-cell>
          <table:table-cell office:value-type="string" calcext:value-type="string">
            <text:p>10.1079</text:p>
          </table:table-cell>
          <table:table-cell office:value-type="string" calcext:value-type="string">
            <text:p>1.34285</text:p>
          </table:table-cell>
          <table:table-cell office:value-type="string" calcext:value-type="string">
            <text:p>2.06455</text:p>
          </table:table-cell>
          <table:table-cell office:value-type="string" calcext:value-type="string">
            <text:p>6.1386</text:p>
          </table:table-cell>
          <table:table-cell office:value-type="string" calcext:value-type="string">
            <text:p>7.86805</text:p>
          </table:table-cell>
          <table:table-cell office:value-type="string" calcext:value-type="string">
            <text:p>1.6848</text:p>
          </table:table-cell>
          <table:table-cell office:value-type="string" calcext:value-type="string">
            <text:p>2.5075</text:p>
          </table:table-cell>
          <table:table-cell office:value-type="string" calcext:value-type="string">
            <text:p>1.33877</text:p>
          </table:table-cell>
          <table:table-cell office:value-type="string" calcext:value-type="string">
            <text:p>5.83361</text:p>
          </table:table-cell>
          <table:table-cell office:value-type="string" calcext:value-type="string">
            <text:p>6.94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427</text:p>
          </table:table-cell>
          <table:table-cell table:number-columns-repeated="6" office:value-type="string" calcext:value-type="string">
            <text:p>2.73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.6153</text:p>
          </table:table-cell>
          <table:table-cell office:value-type="string" calcext:value-type="string">
            <text:p>12.3839</text:p>
          </table:table-cell>
          <table:table-cell office:value-type="string" calcext:value-type="string">
            <text:p>11.4852</text:p>
          </table:table-cell>
          <table:table-cell office:value-type="string" calcext:value-type="string">
            <text:p>9.75826</text:p>
          </table:table-cell>
          <table:table-cell office:value-type="string" calcext:value-type="string">
            <text:p>14.2861</text:p>
          </table:table-cell>
          <table:table-cell office:value-type="string" calcext:value-type="string">
            <text:p>11.8587</text:p>
          </table:table-cell>
          <table:table-cell office:value-type="string" calcext:value-type="string">
            <text:p>12.4658</text:p>
          </table:table-cell>
          <table:table-cell office:value-type="string" calcext:value-type="string">
            <text:p>0.696449</text:p>
          </table:table-cell>
          <table:table-cell office:value-type="string" calcext:value-type="string">
            <text:p>0.0654278</text:p>
          </table:table-cell>
          <table:table-cell office:value-type="string" calcext:value-type="string">
            <text:p>10.5699</text:p>
          </table:table-cell>
          <table:table-cell office:value-type="string" calcext:value-type="string">
            <text:p>11.8899</text:p>
          </table:table-cell>
          <table:table-cell office:value-type="string" calcext:value-type="string">
            <text:p>3.90505</text:p>
          </table:table-cell>
          <table:table-cell office:value-type="string" calcext:value-type="string">
            <text:p>2.17917</text:p>
          </table:table-cell>
          <table:table-cell office:value-type="string" calcext:value-type="string">
            <text:p>11.3228</text:p>
          </table:table-cell>
          <table:table-cell office:value-type="float" office:value="12121" calcext:value-type="float">
            <text:p>12121</text:p>
          </table:table-cell>
          <table:table-cell office:value-type="string" calcext:value-type="string">
            <text:p>10.5895</text:p>
          </table:table-cell>
          <table:table-cell office:value-type="string" calcext:value-type="string">
            <text:p>4.20984</text:p>
          </table:table-cell>
          <table:table-cell office:value-type="string" calcext:value-type="string">
            <text:p>3.10176</text:p>
          </table:table-cell>
          <table:table-cell office:value-type="string" calcext:value-type="string">
            <text:p>10.04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7.76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90296</text:p>
          </table:table-cell>
          <table:table-cell office:value-type="string" calcext:value-type="string">
            <text:p>4.63059</text:p>
          </table:table-cell>
          <table:table-cell office:value-type="string" calcext:value-type="string">
            <text:p>4.14978</text:p>
          </table:table-cell>
          <table:table-cell office:value-type="string" calcext:value-type="string">
            <text:p>2.88693</text:p>
          </table:table-cell>
          <table:table-cell office:value-type="string" calcext:value-type="string">
            <text:p>6.57961</text:p>
          </table:table-cell>
          <table:table-cell office:value-type="string" calcext:value-type="string">
            <text:p>4.11609</text:p>
          </table:table-cell>
          <table:table-cell office:value-type="string" calcext:value-type="string">
            <text:p>4.78779</text:p>
          </table:table-cell>
          <table:table-cell office:value-type="string" calcext:value-type="string">
            <text:p>7.07472</text:p>
          </table:table-cell>
          <table:table-cell office:value-type="string" calcext:value-type="string">
            <text:p>7.83131</text:p>
          </table:table-cell>
          <table:table-cell office:value-type="string" calcext:value-type="string">
            <text:p>2.84372</text:p>
          </table:table-cell>
          <table:table-cell office:value-type="string" calcext:value-type="string">
            <text:p>4.20941</text:p>
          </table:table-cell>
          <table:table-cell office:value-type="string" calcext:value-type="string">
            <text:p>3.95396</text:p>
          </table:table-cell>
          <table:table-cell office:value-type="string" calcext:value-type="string">
            <text:p>5.60708</text:p>
          </table:table-cell>
          <table:table-cell office:value-type="string" calcext:value-type="string">
            <text:p>4.38927</text:p>
          </table:table-cell>
          <table:table-cell office:value-type="string" calcext:value-type="string">
            <text:p>4.3768</text:p>
          </table:table-cell>
          <table:table-cell office:value-type="string" calcext:value-type="string">
            <text:p>2.86523</text:p>
          </table:table-cell>
          <table:table-cell office:value-type="string" calcext:value-type="string">
            <text:p>3.6687</text:p>
          </table:table-cell>
          <table:table-cell office:value-type="string" calcext:value-type="string">
            <text:p>4.69833</text:p>
          </table:table-cell>
          <table:table-cell office:value-type="string" calcext:value-type="string">
            <text:p>2.73765</text:p>
          </table:table-cell>
          <table:table-cell office:value-type="string" calcext:value-type="string">
            <text:p>7.766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90296</text:p>
          </table:table-cell>
          <table:table-cell office:value-type="string" calcext:value-type="string">
            <text:p>4.63059</text:p>
          </table:table-cell>
          <table:table-cell office:value-type="string" calcext:value-type="string">
            <text:p>4.14978</text:p>
          </table:table-cell>
          <table:table-cell office:value-type="string" calcext:value-type="string">
            <text:p>2.88693</text:p>
          </table:table-cell>
          <table:table-cell office:value-type="string" calcext:value-type="string">
            <text:p>6.57961</text:p>
          </table:table-cell>
          <table:table-cell office:value-type="string" calcext:value-type="string">
            <text:p>4.11609</text:p>
          </table:table-cell>
          <table:table-cell office:value-type="string" calcext:value-type="string">
            <text:p>4.78779</text:p>
          </table:table-cell>
          <table:table-cell office:value-type="string" calcext:value-type="string">
            <text:p>7.07472</text:p>
          </table:table-cell>
          <table:table-cell office:value-type="string" calcext:value-type="string">
            <text:p>7.83131</text:p>
          </table:table-cell>
          <table:table-cell office:value-type="string" calcext:value-type="string">
            <text:p>2.84372</text:p>
          </table:table-cell>
          <table:table-cell office:value-type="string" calcext:value-type="string">
            <text:p>4.20941</text:p>
          </table:table-cell>
          <table:table-cell office:value-type="string" calcext:value-type="string">
            <text:p>3.95396</text:p>
          </table:table-cell>
          <table:table-cell office:value-type="string" calcext:value-type="string">
            <text:p>5.60708</text:p>
          </table:table-cell>
          <table:table-cell office:value-type="string" calcext:value-type="string">
            <text:p>4.38927</text:p>
          </table:table-cell>
          <table:table-cell office:value-type="string" calcext:value-type="string">
            <text:p>4.3768</text:p>
          </table:table-cell>
          <table:table-cell office:value-type="string" calcext:value-type="string">
            <text:p>2.86523</text:p>
          </table:table-cell>
          <table:table-cell office:value-type="string" calcext:value-type="string">
            <text:p>3.6687</text:p>
          </table:table-cell>
          <table:table-cell office:value-type="string" calcext:value-type="string">
            <text:p>4.69833</text:p>
          </table:table-cell>
          <table:table-cell office:value-type="string" calcext:value-type="string">
            <text:p>2.73765</text:p>
          </table:table-cell>
          <table:table-cell office:value-type="string" calcext:value-type="string">
            <text:p>7.766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90296</text:p>
          </table:table-cell>
          <table:table-cell office:value-type="string" calcext:value-type="string">
            <text:p>4.63059</text:p>
          </table:table-cell>
          <table:table-cell office:value-type="string" calcext:value-type="string">
            <text:p>4.14978</text:p>
          </table:table-cell>
          <table:table-cell office:value-type="string" calcext:value-type="string">
            <text:p>2.88693</text:p>
          </table:table-cell>
          <table:table-cell office:value-type="string" calcext:value-type="string">
            <text:p>6.57961</text:p>
          </table:table-cell>
          <table:table-cell office:value-type="string" calcext:value-type="string">
            <text:p>4.11609</text:p>
          </table:table-cell>
          <table:table-cell office:value-type="string" calcext:value-type="string">
            <text:p>4.78779</text:p>
          </table:table-cell>
          <table:table-cell office:value-type="string" calcext:value-type="string">
            <text:p>7.07472</text:p>
          </table:table-cell>
          <table:table-cell office:value-type="string" calcext:value-type="string">
            <text:p>7.83131</text:p>
          </table:table-cell>
          <table:table-cell office:value-type="string" calcext:value-type="string">
            <text:p>2.84372</text:p>
          </table:table-cell>
          <table:table-cell office:value-type="string" calcext:value-type="string">
            <text:p>4.20941</text:p>
          </table:table-cell>
          <table:table-cell office:value-type="string" calcext:value-type="string">
            <text:p>3.95396</text:p>
          </table:table-cell>
          <table:table-cell office:value-type="string" calcext:value-type="string">
            <text:p>5.60708</text:p>
          </table:table-cell>
          <table:table-cell office:value-type="string" calcext:value-type="string">
            <text:p>4.38927</text:p>
          </table:table-cell>
          <table:table-cell office:value-type="string" calcext:value-type="string">
            <text:p>4.3768</text:p>
          </table:table-cell>
          <table:table-cell office:value-type="string" calcext:value-type="string">
            <text:p>2.86523</text:p>
          </table:table-cell>
          <table:table-cell office:value-type="string" calcext:value-type="string">
            <text:p>3.6687</text:p>
          </table:table-cell>
          <table:table-cell office:value-type="string" calcext:value-type="string">
            <text:p>4.69833</text:p>
          </table:table-cell>
          <table:table-cell office:value-type="string" calcext:value-type="string">
            <text:p>2.73765</text:p>
          </table:table-cell>
          <table:table-cell office:value-type="string" calcext:value-type="string">
            <text:p>7.766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90296</text:p>
          </table:table-cell>
          <table:table-cell office:value-type="string" calcext:value-type="string">
            <text:p>4.63059</text:p>
          </table:table-cell>
          <table:table-cell office:value-type="string" calcext:value-type="string">
            <text:p>4.14978</text:p>
          </table:table-cell>
          <table:table-cell office:value-type="string" calcext:value-type="string">
            <text:p>2.88693</text:p>
          </table:table-cell>
          <table:table-cell office:value-type="string" calcext:value-type="string">
            <text:p>6.57961</text:p>
          </table:table-cell>
          <table:table-cell office:value-type="string" calcext:value-type="string">
            <text:p>4.11609</text:p>
          </table:table-cell>
          <table:table-cell office:value-type="string" calcext:value-type="string">
            <text:p>4.78779</text:p>
          </table:table-cell>
          <table:table-cell office:value-type="string" calcext:value-type="string">
            <text:p>7.07472</text:p>
          </table:table-cell>
          <table:table-cell office:value-type="string" calcext:value-type="string">
            <text:p>7.83131</text:p>
          </table:table-cell>
          <table:table-cell office:value-type="string" calcext:value-type="string">
            <text:p>2.84372</text:p>
          </table:table-cell>
          <table:table-cell office:value-type="string" calcext:value-type="string">
            <text:p>4.20941</text:p>
          </table:table-cell>
          <table:table-cell office:value-type="string" calcext:value-type="string">
            <text:p>3.95396</text:p>
          </table:table-cell>
          <table:table-cell office:value-type="string" calcext:value-type="string">
            <text:p>5.60708</text:p>
          </table:table-cell>
          <table:table-cell office:value-type="string" calcext:value-type="string">
            <text:p>4.38927</text:p>
          </table:table-cell>
          <table:table-cell office:value-type="string" calcext:value-type="string">
            <text:p>4.3768</text:p>
          </table:table-cell>
          <table:table-cell office:value-type="string" calcext:value-type="string">
            <text:p>2.86523</text:p>
          </table:table-cell>
          <table:table-cell office:value-type="string" calcext:value-type="string">
            <text:p>3.6687</text:p>
          </table:table-cell>
          <table:table-cell office:value-type="string" calcext:value-type="string">
            <text:p>4.69833</text:p>
          </table:table-cell>
          <table:table-cell office:value-type="string" calcext:value-type="string">
            <text:p>2.73765</text:p>
          </table:table-cell>
          <table:table-cell office:value-type="string" calcext:value-type="string">
            <text:p>7.766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90296</text:p>
          </table:table-cell>
          <table:table-cell office:value-type="string" calcext:value-type="string">
            <text:p>4.63059</text:p>
          </table:table-cell>
          <table:table-cell office:value-type="string" calcext:value-type="string">
            <text:p>4.14978</text:p>
          </table:table-cell>
          <table:table-cell office:value-type="string" calcext:value-type="string">
            <text:p>2.88693</text:p>
          </table:table-cell>
          <table:table-cell office:value-type="string" calcext:value-type="string">
            <text:p>6.57961</text:p>
          </table:table-cell>
          <table:table-cell office:value-type="string" calcext:value-type="string">
            <text:p>4.11609</text:p>
          </table:table-cell>
          <table:table-cell office:value-type="string" calcext:value-type="string">
            <text:p>4.78779</text:p>
          </table:table-cell>
          <table:table-cell office:value-type="string" calcext:value-type="string">
            <text:p>7.07472</text:p>
          </table:table-cell>
          <table:table-cell office:value-type="string" calcext:value-type="string">
            <text:p>7.83131</text:p>
          </table:table-cell>
          <table:table-cell office:value-type="string" calcext:value-type="string">
            <text:p>2.84372</text:p>
          </table:table-cell>
          <table:table-cell office:value-type="string" calcext:value-type="string">
            <text:p>4.20941</text:p>
          </table:table-cell>
          <table:table-cell office:value-type="string" calcext:value-type="string">
            <text:p>3.95396</text:p>
          </table:table-cell>
          <table:table-cell office:value-type="string" calcext:value-type="string">
            <text:p>5.60708</text:p>
          </table:table-cell>
          <table:table-cell office:value-type="string" calcext:value-type="string">
            <text:p>4.38927</text:p>
          </table:table-cell>
          <table:table-cell office:value-type="string" calcext:value-type="string">
            <text:p>4.3768</text:p>
          </table:table-cell>
          <table:table-cell office:value-type="string" calcext:value-type="string">
            <text:p>2.86523</text:p>
          </table:table-cell>
          <table:table-cell office:value-type="string" calcext:value-type="string">
            <text:p>3.6687</text:p>
          </table:table-cell>
          <table:table-cell office:value-type="string" calcext:value-type="string">
            <text:p>4.69833</text:p>
          </table:table-cell>
          <table:table-cell office:value-type="string" calcext:value-type="string">
            <text:p>2.73765</text:p>
          </table:table-cell>
          <table:table-cell office:value-type="string" calcext:value-type="string">
            <text:p>7.766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90296</text:p>
          </table:table-cell>
          <table:table-cell office:value-type="string" calcext:value-type="string">
            <text:p>4.63059</text:p>
          </table:table-cell>
          <table:table-cell office:value-type="string" calcext:value-type="string">
            <text:p>4.14978</text:p>
          </table:table-cell>
          <table:table-cell office:value-type="string" calcext:value-type="string">
            <text:p>2.88693</text:p>
          </table:table-cell>
          <table:table-cell office:value-type="string" calcext:value-type="string">
            <text:p>6.57961</text:p>
          </table:table-cell>
          <table:table-cell office:value-type="string" calcext:value-type="string">
            <text:p>4.11609</text:p>
          </table:table-cell>
          <table:table-cell office:value-type="string" calcext:value-type="string">
            <text:p>4.78779</text:p>
          </table:table-cell>
          <table:table-cell office:value-type="string" calcext:value-type="string">
            <text:p>7.07472</text:p>
          </table:table-cell>
          <table:table-cell office:value-type="string" calcext:value-type="string">
            <text:p>7.83131</text:p>
          </table:table-cell>
          <table:table-cell office:value-type="string" calcext:value-type="string">
            <text:p>2.84372</text:p>
          </table:table-cell>
          <table:table-cell office:value-type="string" calcext:value-type="string">
            <text:p>4.20941</text:p>
          </table:table-cell>
          <table:table-cell office:value-type="string" calcext:value-type="string">
            <text:p>3.95396</text:p>
          </table:table-cell>
          <table:table-cell office:value-type="string" calcext:value-type="string">
            <text:p>5.60708</text:p>
          </table:table-cell>
          <table:table-cell office:value-type="string" calcext:value-type="string">
            <text:p>4.38927</text:p>
          </table:table-cell>
          <table:table-cell office:value-type="string" calcext:value-type="string">
            <text:p>4.3768</text:p>
          </table:table-cell>
          <table:table-cell office:value-type="string" calcext:value-type="string">
            <text:p>2.86523</text:p>
          </table:table-cell>
          <table:table-cell office:value-type="string" calcext:value-type="string">
            <text:p>3.6687</text:p>
          </table:table-cell>
          <table:table-cell office:value-type="string" calcext:value-type="string">
            <text:p>4.69833</text:p>
          </table:table-cell>
          <table:table-cell office:value-type="string" calcext:value-type="string">
            <text:p>2.73765</text:p>
          </table:table-cell>
          <table:table-cell office:value-type="string" calcext:value-type="string">
            <text:p>7.766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</table:table-row>
      </table:table>
      <table:table table:name="Sheet14" table:style-name="ta1">
        <table:table-column table:style-name="co14" table:number-columns-repeated="15" table:default-cell-style-name="ce16"/>
        <table:table-column table:style-name="co28" table:default-cell-style-name="ce16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054" calcext:value-type="float">
            <text:p>1054</text:p>
          </table:table-cell>
          <table:table-cell office:value-type="float" office:value="1015" calcext:value-type="float">
            <text:p>1015</text:p>
          </table:table-cell>
          <table:table-cell office:value-type="float" office:value="1234" calcext:value-type="float">
            <text:p>1234</text:p>
          </table:table-cell>
          <table:table-cell office:value-type="float" office:value="251" calcext:value-type="float">
            <text:p>251</text:p>
          </table:table-cell>
          <table:table-cell office:value-type="float" office:value="1303" calcext:value-type="float">
            <text:p>1303</text:p>
          </table:table-cell>
          <table:table-cell office:value-type="float" office:value="1054" calcext:value-type="float">
            <text:p>1054</text:p>
          </table:table-cell>
          <table:table-cell office:value-type="float" office:value="295" calcext:value-type="float">
            <text:p>295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.09</text:p>
          </table:table-cell>
          <table:table-cell office:value-type="float" office:value="957" calcext:value-type="float">
            <text:p>957</text:p>
          </table:table-cell>
          <table:table-cell office:value-type="float" office:value="556" calcext:value-type="float">
            <text:p>556</text:p>
          </table:table-cell>
          <table:table-cell office:value-type="float" office:value="507" calcext:value-type="float">
            <text:p>507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828" calcext:value-type="float">
            <text:p>828</text:p>
          </table:table-cell>
          <table:table-cell office:value-type="float" office:value="1181" calcext:value-type="float">
            <text:p>1181</text:p>
          </table:table-cell>
          <table:table-cell office:value-type="float" office:value="696" calcext:value-type="float">
            <text:p>696</text:p>
          </table:table-cell>
          <table:table-cell office:value-type="float" office:value="857" calcext:value-type="float">
            <text:p>857</text:p>
          </table:table-cell>
          <table:table-cell office:value-type="float" office:value="796" calcext:value-type="float">
            <text:p>796</text:p>
          </table:table-cell>
          <table:table-cell office:value-type="float" office:value="853" calcext:value-type="float">
            <text:p>853</text:p>
          </table:table-cell>
          <table:table-cell office:value-type="float" office:value="1208" calcext:value-type="float">
            <text:p>1208</text:p>
          </table:table-cell>
          <table:table-cell office:value-type="float" office:value="559" calcext:value-type="float">
            <text:p>559</text:p>
          </table:table-cell>
          <table:table-cell office:value-type="float" office:value="368" calcext:value-type="float">
            <text:p>368</text:p>
          </table:table-cell>
          <table:table-cell office:value-type="float" office:value="1183" calcext:value-type="float">
            <text:p>1183</text:p>
          </table:table-cell>
          <table:table-cell office:value-type="float" office:value="1134" calcext:value-type="float">
            <text:p>1134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1122" calcext:value-type="float">
            <text:p>1122</text:p>
          </table:table-cell>
          <table:table-cell office:value-type="float" office:value="204" calcext:value-type="float">
            <text:p>204</text:p>
          </table:table-cell>
          <table:table-cell office:value-type="float" office:value="1134" calcext:value-type="float">
            <text:p>1134</text:p>
          </table:table-cell>
          <table:table-cell office:value-type="float" office:value="723" calcext:value-type="float">
            <text:p>723</text:p>
          </table:table-cell>
          <table:table-cell office:value-type="float" office:value="525" calcext:value-type="float">
            <text:p>525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.47</text:p>
          </table:table-cell>
          <table:table-cell office:value-type="float" office:value="1116" calcext:value-type="float">
            <text:p>1116</text:p>
          </table:table-cell>
          <table:table-cell office:value-type="float" office:value="322" calcext:value-type="float">
            <text:p>322</text:p>
          </table:table-cell>
          <table:table-cell office:value-type="float" office:value="273" calcext:value-type="float">
            <text:p>273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13</text:p>
          </table:table-cell>
          <table:table-cell office:value-type="float" office:value="1416" calcext:value-type="float">
            <text:p>1416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1231" calcext:value-type="float">
            <text:p>1231</text:p>
          </table:table-cell>
          <table:table-cell office:value-type="float" office:value="304" calcext:value-type="float">
            <text:p>304</text:p>
          </table:table-cell>
          <table:table-cell office:value-type="float" office:value="586" calcext:value-type="float">
            <text:p>586</text:p>
          </table:table-cell>
          <table:table-cell office:value-type="float" office:value="1354" calcext:value-type="float">
            <text:p>1354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1.37</text:p>
          </table:table-cell>
          <table:table-cell office:value-type="float" office:value="1018" calcext:value-type="float">
            <text:p>1018</text:p>
          </table:table-cell>
          <table:table-cell office:value-type="float" office:value="1311" calcext:value-type="float">
            <text:p>1311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77" calcext:value-type="float">
            <text:p>1477</text:p>
          </table:table-cell>
          <table:table-cell office:value-type="float" office:value="935" calcext:value-type="float">
            <text:p>935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0.15</text:p>
          </table:table-cell>
          <table:table-cell office:value-type="float" office:value="812" calcext:value-type="float">
            <text:p>812</text:p>
          </table:table-cell>
          <table:table-cell office:value-type="float" office:value="1707" calcext:value-type="float">
            <text:p>1707</text:p>
          </table:table-cell>
          <table:table-cell office:value-type="float" office:value="1854" calcext:value-type="float">
            <text:p>1854</text:p>
          </table:table-cell>
          <table:table-cell office:value-type="float" office:value="1465" calcext:value-type="float">
            <text:p>1465</text:p>
          </table:table-cell>
          <table:table-cell office:value-type="float" office:value="1113" calcext:value-type="float">
            <text:p>1113</text:p>
          </table:table-cell>
          <table:table-cell office:value-type="float" office:value="1413" calcext:value-type="float">
            <text:p>1413</text:p>
          </table:table-cell>
          <table:table-cell office:value-type="float" office:value="1364" calcext:value-type="float">
            <text:p>1364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912" calcext:value-type="float">
            <text:p>912</text:p>
          </table:table-cell>
          <table:table-cell office:value-type="float" office:value="796" calcext:value-type="float">
            <text:p>796</text:p>
          </table:table-cell>
          <table:table-cell office:value-type="float" office:value="789" calcext:value-type="float">
            <text:p>789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784" calcext:value-type="float">
            <text:p>784</text:p>
          </table:table-cell>
          <table:table-cell office:value-type="float" office:value="1103" calcext:value-type="float">
            <text:p>1103</text:p>
          </table:table-cell>
          <table:table-cell office:value-type="float" office:value="1504" calcext:value-type="float">
            <text:p>1504</text:p>
          </table:table-cell>
          <table:table-cell office:value-type="float" office:value="712" calcext:value-type="float">
            <text:p>71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1.26</text:p>
          </table:table-cell>
          <table:table-cell office:value-type="float" office:value="1211" calcext:value-type="float">
            <text:p>1211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311" calcext:value-type="float">
            <text:p>1311</text:p>
          </table:table-cell>
          <table:table-cell office:value-type="float" office:value="604" calcext:value-type="float">
            <text:p>604</text:p>
          </table:table-cell>
          <table:table-cell office:value-type="float" office:value="598" calcext:value-type="float">
            <text:p>598</text:p>
          </table:table-cell>
          <table:table-cell office:value-type="float" office:value="369" calcext:value-type="float">
            <text:p>369</text:p>
          </table:table-cell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1147" calcext:value-type="float">
            <text:p>1147</text:p>
          </table:table-cell>
          <table:table-cell office:value-type="float" office:value="1341" calcext:value-type="float">
            <text:p>1341</text:p>
          </table:table-cell>
          <table:table-cell office:value-type="float" office:value="1273" calcext:value-type="float">
            <text:p>1273</text:p>
          </table:table-cell>
          <table:table-cell office:value-type="float" office:value="1274" calcext:value-type="float">
            <text:p>1274</text:p>
          </table:table-cell>
          <table:table-cell office:value-type="float" office:value="1211" calcext:value-type="float">
            <text:p>1211</text:p>
          </table:table-cell>
          <table:table-cell office:value-type="float" office:value="1182" calcext:value-type="float">
            <text:p>1182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48" calcext:value-type="float">
            <text:p>1448</text:p>
          </table:table-cell>
          <table:table-cell office:value-type="float" office:value="738" calcext:value-type="float">
            <text:p>738</text:p>
          </table:table-cell>
          <table:table-cell office:value-type="float" office:value="722" calcext:value-type="float">
            <text:p>722</text:p>
          </table:table-cell>
          <table:table-cell office:value-type="float" office:value="431" calcext:value-type="float">
            <text:p>431</text:p>
          </table:table-cell>
          <table:table-cell office:value-type="float" office:value="1281" calcext:value-type="float">
            <text:p>1281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457" calcext:value-type="float">
            <text:p>1457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1.41</text:p>
          </table:table-cell>
          <table:table-cell office:value-type="float" office:value="1058" calcext:value-type="float">
            <text:p>1058</text:p>
          </table:table-cell>
          <table:table-cell office:value-type="float" office:value="1362" calcext:value-type="float">
            <text:p>1362</text:p>
          </table:table-cell>
          <table:table-cell office:value-type="float" office:value="1313" calcext:value-type="float">
            <text:p>1313</text:p>
          </table:table-cell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12" calcext:value-type="float">
            <text:p>412</text:p>
          </table:table-cell>
          <table:table-cell office:value-type="float" office:value="1145" calcext:value-type="float">
            <text:p>114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463" calcext:value-type="float">
            <text:p>463</text:p>
          </table:table-cell>
          <table:table-cell office:value-type="float" office:value="1567" calcext:value-type="float">
            <text:p>1567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393" calcext:value-type="float">
            <text:p>393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0.66</text:p>
          </table:table-cell>
          <table:table-cell office:value-type="float" office:value="611" calcext:value-type="float">
            <text:p>611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813" calcext:value-type="float">
            <text:p>813</text:p>
          </table:table-cell>
          <table:table-cell office:value-type="float" office:value="1303" calcext:value-type="float">
            <text:p>1303</text:p>
          </table:table-cell>
          <table:table-cell office:value-type="float" office:value="1302" calcext:value-type="float">
            <text:p>1302</text:p>
          </table:table-cell>
          <table:table-cell office:value-type="float" office:value="1375" calcext:value-type="float">
            <text:p>1375</text:p>
          </table:table-cell>
          <table:table-cell office:value-type="float" office:value="785" calcext:value-type="float">
            <text:p>785</text:p>
          </table:table-cell>
          <table:table-cell office:value-type="float" office:value="1715" calcext:value-type="float">
            <text:p>1715</text:p>
          </table:table-cell>
          <table:table-cell office:value-type="float" office:value="1303" calcext:value-type="float">
            <text:p>1303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1349" calcext:value-type="float">
            <text:p>1349</text:p>
          </table:table-cell>
          <table:table-cell office:value-type="float" office:value="766" calcext:value-type="float">
            <text:p>766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72</text:p>
          </table:table-cell>
          <table:table-cell office:value-type="float" office:value="168" calcext:value-type="float">
            <text:p>168</text:p>
          </table:table-cell>
          <table:table-cell office:value-type="float" office:value="1017" calcext:value-type="float">
            <text:p>1017</text:p>
          </table:table-cell>
          <table:table-cell office:value-type="float" office:value="1016" calcext:value-type="float">
            <text:p>1016</text:p>
          </table:table-cell>
          <table:table-cell office:value-type="float" office:value="1307" calcext:value-type="float">
            <text:p>1307</text:p>
          </table:table-cell>
          <table:table-cell office:value-type="float" office:value="284" calcext:value-type="float">
            <text:p>284</text:p>
          </table:table-cell>
          <table:table-cell office:value-type="float" office:value="1318" calcext:value-type="float">
            <text:p>1318</text:p>
          </table:table-cell>
          <table:table-cell office:value-type="float" office:value="1017" calcext:value-type="float">
            <text:p>1017</text:p>
          </table:table-cell>
          <table:table-cell office:value-type="float" office:value="393" calcext:value-type="float">
            <text:p>393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.63</text:p>
          </table:table-cell>
          <table:table-cell office:value-type="float" office:value="581" calcext:value-type="float">
            <text:p>581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035" calcext:value-type="float">
            <text:p>1035</text:p>
          </table:table-cell>
          <table:table-cell office:value-type="float" office:value="1012" calcext:value-type="float">
            <text:p>1012</text:p>
          </table:table-cell>
          <table:table-cell office:value-type="float" office:value="1005" calcext:value-type="float">
            <text:p>1005</text:p>
          </table:table-cell>
          <table:table-cell office:value-type="float" office:value="1263" calcext:value-type="float">
            <text:p>1263</text:p>
          </table:table-cell>
          <table:table-cell office:value-type="float" office:value="953" calcext:value-type="float">
            <text:p>953</text:p>
          </table:table-cell>
          <table:table-cell office:value-type="float" office:value="965" calcext:value-type="float">
            <text:p>965</text:p>
          </table:table-cell>
          <table:table-cell office:value-type="float" office:value="1012" calcext:value-type="float">
            <text:p>1012</text:p>
          </table:table-cell>
          <table:table-cell office:value-type="float" office:value="924" calcext:value-type="float">
            <text:p>924</text:p>
          </table:table-cell>
          <table:table-cell office:value-type="float" office:value="1349" calcext:value-type="float">
            <text:p>1349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1156" calcext:value-type="float">
            <text:p>1156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27" calcext:value-type="float">
            <text:p>627</text:p>
          </table:table-cell>
          <table:table-cell office:value-type="float" office:value="862" calcext:value-type="float">
            <text:p>862</text:p>
          </table:table-cell>
          <table:table-cell office:value-type="float" office:value="861" calcext:value-type="float">
            <text:p>861</text:p>
          </table:table-cell>
          <table:table-cell office:value-type="float" office:value="1213" calcext:value-type="float">
            <text:p>1213</text:p>
          </table:table-cell>
          <table:table-cell office:value-type="float" office:value="508" calcext:value-type="float">
            <text:p>508</text:p>
          </table:table-cell>
          <table:table-cell office:value-type="float" office:value="1273" calcext:value-type="float">
            <text:p>1273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0.6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0.63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78" calcext:value-type="float">
            <text:p>578</text:p>
          </table:table-cell>
          <table:table-cell office:value-type="float" office:value="813" calcext:value-type="float">
            <text:p>813</text:p>
          </table:table-cell>
          <table:table-cell office:value-type="float" office:value="812" calcext:value-type="float">
            <text:p>812</text:p>
          </table:table-cell>
          <table:table-cell office:value-type="float" office:value="1184" calcext:value-type="float">
            <text:p>1184</text:p>
          </table:table-cell>
          <table:table-cell office:value-type="float" office:value="459" calcext:value-type="float">
            <text:p>459</text:p>
          </table:table-cell>
          <table:table-cell office:value-type="float" office:value="1224" calcext:value-type="float">
            <text:p>1224</text:p>
          </table:table-cell>
          <table:table-cell office:value-type="float" office:value="813" calcext:value-type="float">
            <text:p>813</text:p>
          </table:table-cell>
          <table:table-cell office:value-type="float" office:value="611" calcext:value-type="float">
            <text:p>611</text:p>
          </table:table-cell>
          <table:table-cell office:value-type="float" office:value="717" calcext:value-type="float">
            <text:p>717</text:p>
          </table:table-cell>
          <table:table-cell office:value-type="float" office:value="581" calcext:value-type="float">
            <text:p>581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59" calcext:value-type="float">
            <text:p>659</text:p>
          </table:table-cell>
          <table:table-cell office:value-type="float" office:value="1136" calcext:value-type="float">
            <text:p>1136</text:p>
          </table:table-cell>
          <table:table-cell office:value-type="float" office:value="1103" calcext:value-type="float">
            <text:p>1103</text:p>
          </table:table-cell>
          <table:table-cell office:value-type="float" office:value="1515" calcext:value-type="float">
            <text:p>1515</text:p>
          </table:table-cell>
          <table:table-cell office:value-type="float" office:value="647" calcext:value-type="float">
            <text:p>647</text:p>
          </table:table-cell>
          <table:table-cell office:value-type="float" office:value="1191" calcext:value-type="float">
            <text:p>1191</text:p>
          </table:table-cell>
          <table:table-cell office:value-type="float" office:value="1136" calcext:value-type="float">
            <text:p>1136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1.08</text:p>
          </table:table-cell>
          <table:table-cell office:value-type="float" office:value="515" calcext:value-type="float">
            <text:p>515</text:p>
          </table:table-cell>
          <table:table-cell office:value-type="float" office:value="566" calcext:value-type="float">
            <text:p>566</text:p>
          </table:table-cell>
          <table:table-cell office:value-type="float" office:value="1134" calcext:value-type="float">
            <text:p>1134</text:p>
          </table:table-cell>
          <table:table-cell office:value-type="float" office:value="1085" calcext:value-type="float">
            <text:p>1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8">00/00/0000</text:date>, <text:time style:data-style-name="N2" text:time-value="14:58:14.888841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4:41:57.988460409</meta:creation-date>
    <meta:editing-duration>P1DT23H45S</meta:editing-duration>
    <meta:editing-cycles>16</meta:editing-cycles>
    <meta:generator>LibreOffice/5.1.6.2$Linux_X86_64 LibreOffice_project/10m0$Build-2</meta:generator>
    <dc:date>2020-04-08T16:32:26.773156278</dc:date>
    <meta:document-statistic meta:table-count="14" meta:cell-count="14525" meta:object-count="0"/>
  </office:meta>
</office:document-meta>
</file>